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84in"/>
    </style:style>
    <style:style style:name="co2" style:family="table-column">
      <style:table-column-properties fo:break-before="auto" style:column-width="1.4839in"/>
    </style:style>
    <style:style style:name="co3" style:family="table-column">
      <style:table-column-properties fo:break-before="auto" style:column-width="1.816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porcentaje_ocio</text:p>
          </table:table-cell>
          <table:table-cell office:value-type="string" calcext:value-type="string">
            <text:p>media_en_cola</text:p>
          </table:table-cell>
          <table:table-cell office:value-type="string" calcext:value-type="string">
            <text:p>tiempo_ejecucion</text:p>
          </table:table-cell>
          <table:table-cell/>
          <table:table-cell office:value-type="string" calcext:value-type="string">
            <text:p>porcentaje_ocio</text:p>
          </table:table-cell>
          <table:table-cell office:value-type="string" calcext:value-type="string">
            <text:p>media_en_cola</text:p>
          </table:table-cell>
          <table:table-cell office:value-type="string" calcext:value-type="string">
            <text:p>tiempo_ejecucion</text:p>
          </table:table-cell>
          <table:table-cell/>
          <table:table-cell office:value-type="string" calcext:value-type="string">
            <text:p>porcentaje_ocio</text:p>
          </table:table-cell>
          <table:table-cell office:value-type="string" calcext:value-type="string">
            <text:p>media_en_cola</text:p>
          </table:table-cell>
          <table:table-cell office:value-type="string" calcext:value-type="string">
            <text:p>tiempo_ejecucion</text:p>
          </table:table-cell>
          <table:table-cell/>
          <table:table-cell office:value-type="string" calcext:value-type="string">
            <text:p>porcentaje_ocio</text:p>
          </table:table-cell>
          <table:table-cell office:value-type="string" calcext:value-type="string">
            <text:p>media_en_cola</text:p>
          </table:table-cell>
          <table:table-cell office:value-type="string" calcext:value-type="string">
            <text:p>tiempo_ejecucion</text:p>
          </table:table-cell>
          <table:table-cell/>
          <table:table-cell office:value-type="string" calcext:value-type="string">
            <text:p>porcentaje_ocio</text:p>
          </table:table-cell>
          <table:table-cell office:value-type="string" calcext:value-type="string">
            <text:p>media_en_cola</text:p>
          </table:table-cell>
          <table:table-cell office:value-type="string" calcext:value-type="string">
            <text:p>tiempo_ejecucion</text:p>
          </table:table-cell>
          <table:table-cell/>
          <table:table-cell office:value-type="string" calcext:value-type="string">
            <text:p>porcentaje_ocio</text:p>
          </table:table-cell>
          <table:table-cell office:value-type="string" calcext:value-type="string">
            <text:p>media_en_cola</text:p>
          </table:table-cell>
          <table:table-cell office:value-type="string" calcext:value-type="string">
            <text:p>tiempo_ejecucion</text:p>
          </table:table-cell>
          <table:table-cell/>
          <table:table-cell office:value-type="string" calcext:value-type="string">
            <text:p>porcentaje_ocio</text:p>
          </table:table-cell>
          <table:table-cell office:value-type="string" calcext:value-type="string">
            <text:p>media_en_cola</text:p>
          </table:table-cell>
          <table:table-cell office:value-type="string" calcext:value-type="string">
            <text:p>tiempo_ejecucion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1988" calcext:value-type="float">
            <text:p>0.00141988</text:p>
          </table:table-cell>
          <table:table-cell/>
          <table:table-cell office:value-type="float" office:value="33.2776" calcext:value-type="float">
            <text:p>33.2776</text:p>
          </table:table-cell>
          <table:table-cell office:value-type="float" office:value="1.17307" calcext:value-type="float">
            <text:p>1.17307</text:p>
          </table:table-cell>
          <table:table-cell office:value-type="float" office:value="0.000838816" calcext:value-type="float">
            <text:p>0.000838816</text:p>
          </table:table-cell>
          <table:table-cell/>
          <table:table-cell office:value-type="float" office:value="32.2002" calcext:value-type="float">
            <text:p>32.2002</text:p>
          </table:table-cell>
          <table:table-cell office:value-type="float" office:value="1.35355" calcext:value-type="float">
            <text:p>1.35355</text:p>
          </table:table-cell>
          <table:table-cell office:value-type="float" office:value="0.00243513" calcext:value-type="float">
            <text:p>0.00243513</text:p>
          </table:table-cell>
          <table:table-cell/>
          <table:table-cell office:value-type="float" office:value="32.6102" calcext:value-type="float">
            <text:p>32.6102</text:p>
          </table:table-cell>
          <table:table-cell office:value-type="float" office:value="1.28017" calcext:value-type="float">
            <text:p>1.28017</text:p>
          </table:table-cell>
          <table:table-cell office:value-type="float" office:value="0.000829879" calcext:value-type="float">
            <text:p>0.000829879</text:p>
          </table:table-cell>
          <table:table-cell/>
          <table:table-cell office:value-type="float" office:value="33.2153" calcext:value-type="float">
            <text:p>33.2153</text:p>
          </table:table-cell>
          <table:table-cell office:value-type="float" office:value="1.46596" calcext:value-type="float">
            <text:p>1.46596</text:p>
          </table:table-cell>
          <table:table-cell office:value-type="float" office:value="0.017764" calcext:value-type="float">
            <text:p>0.017764</text:p>
          </table:table-cell>
          <table:table-cell/>
          <table:table-cell office:value-type="float" office:value="34.1958" calcext:value-type="float">
            <text:p>34.1958</text:p>
          </table:table-cell>
          <table:table-cell office:value-type="float" office:value="1.19981" calcext:value-type="float">
            <text:p>1.19981</text:p>
          </table:table-cell>
          <table:table-cell office:value-type="float" office:value="0.0903458" calcext:value-type="float">
            <text:p>0.0903458</text:p>
          </table:table-cell>
          <table:table-cell/>
          <table:table-cell office:value-type="float" office:value="33.3535" calcext:value-type="float">
            <text:p>33.3535</text:p>
          </table:table-cell>
          <table:table-cell office:value-type="float" office:value="1.35791" calcext:value-type="float">
            <text:p>1.35791</text:p>
          </table:table-cell>
          <table:table-cell office:value-type="float" office:value="0.607437" calcext:value-type="float">
            <text:p>0.60743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210815" calcext:value-type="float">
            <text:p>0.00210815</text:p>
          </table:table-cell>
          <table:table-cell/>
          <table:table-cell office:value-type="float" office:value="31.6323" calcext:value-type="float">
            <text:p>31.6323</text:p>
          </table:table-cell>
          <table:table-cell office:value-type="float" office:value="1.27675" calcext:value-type="float">
            <text:p>1.27675</text:p>
          </table:table-cell>
          <table:table-cell office:value-type="float" office:value="0.00198781" calcext:value-type="float">
            <text:p>0.00198781</text:p>
          </table:table-cell>
          <table:table-cell/>
          <table:table-cell office:value-type="float" office:value="32.9474" calcext:value-type="float">
            <text:p>32.9474</text:p>
          </table:table-cell>
          <table:table-cell office:value-type="float" office:value="1.27085" calcext:value-type="float">
            <text:p>1.27085</text:p>
          </table:table-cell>
          <table:table-cell office:value-type="float" office:value="0.00241126" calcext:value-type="float">
            <text:p>0.00241126</text:p>
          </table:table-cell>
          <table:table-cell/>
          <table:table-cell office:value-type="float" office:value="34.113" calcext:value-type="float">
            <text:p>34.113</text:p>
          </table:table-cell>
          <table:table-cell office:value-type="float" office:value="1.29392" calcext:value-type="float">
            <text:p>1.29392</text:p>
          </table:table-cell>
          <table:table-cell office:value-type="float" office:value="0.00216625" calcext:value-type="float">
            <text:p>0.00216625</text:p>
          </table:table-cell>
          <table:table-cell/>
          <table:table-cell office:value-type="float" office:value="33.581" calcext:value-type="float">
            <text:p>33.581</text:p>
          </table:table-cell>
          <table:table-cell office:value-type="float" office:value="1.27498" calcext:value-type="float">
            <text:p>1.27498</text:p>
          </table:table-cell>
          <table:table-cell office:value-type="float" office:value="0.0192578" calcext:value-type="float">
            <text:p>0.0192578</text:p>
          </table:table-cell>
          <table:table-cell/>
          <table:table-cell office:value-type="float" office:value="33.2141" calcext:value-type="float">
            <text:p>33.2141</text:p>
          </table:table-cell>
          <table:table-cell office:value-type="float" office:value="1.22351" calcext:value-type="float">
            <text:p>1.22351</text:p>
          </table:table-cell>
          <table:table-cell office:value-type="float" office:value="0.0597655" calcext:value-type="float">
            <text:p>0.0597655</text:p>
          </table:table-cell>
          <table:table-cell/>
          <table:table-cell office:value-type="float" office:value="32.0145" calcext:value-type="float">
            <text:p>32.0145</text:p>
          </table:table-cell>
          <table:table-cell office:value-type="float" office:value="1.44637" calcext:value-type="float">
            <text:p>1.44637</text:p>
          </table:table-cell>
          <table:table-cell office:value-type="float" office:value="0.575387" calcext:value-type="float">
            <text:p>0.57538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143402" calcext:value-type="float">
            <text:p>0.00143402</text:p>
          </table:table-cell>
          <table:table-cell/>
          <table:table-cell office:value-type="float" office:value="31.2349" calcext:value-type="float">
            <text:p>31.2349</text:p>
          </table:table-cell>
          <table:table-cell office:value-type="float" office:value="1.22559" calcext:value-type="float">
            <text:p>1.22559</text:p>
          </table:table-cell>
          <table:table-cell office:value-type="float" office:value="0.000792268" calcext:value-type="float">
            <text:p>0.000792268</text:p>
          </table:table-cell>
          <table:table-cell/>
          <table:table-cell office:value-type="float" office:value="32.1683" calcext:value-type="float">
            <text:p>32.1683</text:p>
          </table:table-cell>
          <table:table-cell office:value-type="float" office:value="1.29153" calcext:value-type="float">
            <text:p>1.29153</text:p>
          </table:table-cell>
          <table:table-cell office:value-type="float" office:value="0.00240964" calcext:value-type="float">
            <text:p>0.00240964</text:p>
          </table:table-cell>
          <table:table-cell/>
          <table:table-cell office:value-type="float" office:value="33.2579" calcext:value-type="float">
            <text:p>33.2579</text:p>
          </table:table-cell>
          <table:table-cell office:value-type="float" office:value="1.22696" calcext:value-type="float">
            <text:p>1.22696</text:p>
          </table:table-cell>
          <table:table-cell office:value-type="float" office:value="0.000833986" calcext:value-type="float">
            <text:p>0.000833986</text:p>
          </table:table-cell>
          <table:table-cell/>
          <table:table-cell office:value-type="float" office:value="31.4516" calcext:value-type="float">
            <text:p>31.4516</text:p>
          </table:table-cell>
          <table:table-cell office:value-type="float" office:value="1.43909" calcext:value-type="float">
            <text:p>1.43909</text:p>
          </table:table-cell>
          <table:table-cell office:value-type="float" office:value="0.0116043" calcext:value-type="float">
            <text:p>0.0116043</text:p>
          </table:table-cell>
          <table:table-cell/>
          <table:table-cell office:value-type="float" office:value="34.3966" calcext:value-type="float">
            <text:p>34.3966</text:p>
          </table:table-cell>
          <table:table-cell office:value-type="float" office:value="1.29008" calcext:value-type="float">
            <text:p>1.29008</text:p>
          </table:table-cell>
          <table:table-cell office:value-type="float" office:value="0.0603674" calcext:value-type="float">
            <text:p>0.0603674</text:p>
          </table:table-cell>
          <table:table-cell/>
          <table:table-cell office:value-type="float" office:value="34.9718" calcext:value-type="float">
            <text:p>34.9718</text:p>
          </table:table-cell>
          <table:table-cell office:value-type="float" office:value="1.17236" calcext:value-type="float">
            <text:p>1.17236</text:p>
          </table:table-cell>
          <table:table-cell office:value-type="float" office:value="0.583551" calcext:value-type="float">
            <text:p>0.58355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53759" calcext:value-type="float">
            <text:p>0.00153759</text:p>
          </table:table-cell>
          <table:table-cell/>
          <table:table-cell office:value-type="float" office:value="31.7654" calcext:value-type="float">
            <text:p>31.7654</text:p>
          </table:table-cell>
          <table:table-cell office:value-type="float" office:value="1.21376" calcext:value-type="float">
            <text:p>1.21376</text:p>
          </table:table-cell>
          <table:table-cell office:value-type="float" office:value="0.000796586" calcext:value-type="float">
            <text:p>0.000796586</text:p>
          </table:table-cell>
          <table:table-cell/>
          <table:table-cell office:value-type="float" office:value="33.4584" calcext:value-type="float">
            <text:p>33.4584</text:p>
          </table:table-cell>
          <table:table-cell office:value-type="float" office:value="1.21891" calcext:value-type="float">
            <text:p>1.21891</text:p>
          </table:table-cell>
          <table:table-cell office:value-type="float" office:value="0.00241118" calcext:value-type="float">
            <text:p>0.00241118</text:p>
          </table:table-cell>
          <table:table-cell/>
          <table:table-cell office:value-type="float" office:value="33.8588" calcext:value-type="float">
            <text:p>33.8588</text:p>
          </table:table-cell>
          <table:table-cell office:value-type="float" office:value="1.21395" calcext:value-type="float">
            <text:p>1.21395</text:p>
          </table:table-cell>
          <table:table-cell office:value-type="float" office:value="0.00081489" calcext:value-type="float">
            <text:p>0.00081489</text:p>
          </table:table-cell>
          <table:table-cell/>
          <table:table-cell office:value-type="float" office:value="32.2032" calcext:value-type="float">
            <text:p>32.2032</text:p>
          </table:table-cell>
          <table:table-cell office:value-type="float" office:value="1.42206" calcext:value-type="float">
            <text:p>1.42206</text:p>
          </table:table-cell>
          <table:table-cell office:value-type="float" office:value="0.00640796" calcext:value-type="float">
            <text:p>0.00640796</text:p>
          </table:table-cell>
          <table:table-cell/>
          <table:table-cell office:value-type="float" office:value="33.4199" calcext:value-type="float">
            <text:p>33.4199</text:p>
          </table:table-cell>
          <table:table-cell office:value-type="float" office:value="1.36873" calcext:value-type="float">
            <text:p>1.36873</text:p>
          </table:table-cell>
          <table:table-cell office:value-type="float" office:value="0.0604225" calcext:value-type="float">
            <text:p>0.0604225</text:p>
          </table:table-cell>
          <table:table-cell/>
          <table:table-cell office:value-type="float" office:value="33.4999" calcext:value-type="float">
            <text:p>33.4999</text:p>
          </table:table-cell>
          <table:table-cell office:value-type="float" office:value="1.38223" calcext:value-type="float">
            <text:p>1.38223</text:p>
          </table:table-cell>
          <table:table-cell office:value-type="float" office:value="0.845175" calcext:value-type="float">
            <text:p>0.84517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234" calcext:value-type="float">
            <text:p>0.0014234</text:p>
          </table:table-cell>
          <table:table-cell/>
          <table:table-cell office:value-type="float" office:value="31.4834" calcext:value-type="float">
            <text:p>31.4834</text:p>
          </table:table-cell>
          <table:table-cell office:value-type="float" office:value="1.21626" calcext:value-type="float">
            <text:p>1.21626</text:p>
          </table:table-cell>
          <table:table-cell office:value-type="float" office:value="0.000800854" calcext:value-type="float">
            <text:p>0.000800854</text:p>
          </table:table-cell>
          <table:table-cell/>
          <table:table-cell office:value-type="float" office:value="32.7356" calcext:value-type="float">
            <text:p>32.7356</text:p>
          </table:table-cell>
          <table:table-cell office:value-type="float" office:value="1.17038" calcext:value-type="float">
            <text:p>1.17038</text:p>
          </table:table-cell>
          <table:table-cell office:value-type="float" office:value="0.00240018" calcext:value-type="float">
            <text:p>0.00240018</text:p>
          </table:table-cell>
          <table:table-cell/>
          <table:table-cell office:value-type="float" office:value="33.1285" calcext:value-type="float">
            <text:p>33.1285</text:p>
          </table:table-cell>
          <table:table-cell office:value-type="float" office:value="1.54287" calcext:value-type="float">
            <text:p>1.54287</text:p>
          </table:table-cell>
          <table:table-cell office:value-type="float" office:value="0.00082532" calcext:value-type="float">
            <text:p>0.00082532</text:p>
          </table:table-cell>
          <table:table-cell/>
          <table:table-cell office:value-type="float" office:value="32.2279" calcext:value-type="float">
            <text:p>32.2279</text:p>
          </table:table-cell>
          <table:table-cell office:value-type="float" office:value="1.38369" calcext:value-type="float">
            <text:p>1.38369</text:p>
          </table:table-cell>
          <table:table-cell office:value-type="float" office:value="0.00636363" calcext:value-type="float">
            <text:p>0.00636363</text:p>
          </table:table-cell>
          <table:table-cell/>
          <table:table-cell office:value-type="float" office:value="34.099" calcext:value-type="float">
            <text:p>34.099</text:p>
          </table:table-cell>
          <table:table-cell office:value-type="float" office:value="1.20439" calcext:value-type="float">
            <text:p>1.20439</text:p>
          </table:table-cell>
          <table:table-cell office:value-type="float" office:value="0.0597003" calcext:value-type="float">
            <text:p>0.0597003</text:p>
          </table:table-cell>
          <table:table-cell/>
          <table:table-cell office:value-type="float" office:value="33.9841" calcext:value-type="float">
            <text:p>33.9841</text:p>
          </table:table-cell>
          <table:table-cell office:value-type="float" office:value="1.36347" calcext:value-type="float">
            <text:p>1.36347</text:p>
          </table:table-cell>
          <table:table-cell office:value-type="float" office:value="0.919958" calcext:value-type="float">
            <text:p>0.91995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3745" calcext:value-type="float">
            <text:p>0.00143745</text:p>
          </table:table-cell>
          <table:table-cell/>
          <table:table-cell office:value-type="float" office:value="31.1983" calcext:value-type="float">
            <text:p>31.1983</text:p>
          </table:table-cell>
          <table:table-cell office:value-type="float" office:value="1.30558" calcext:value-type="float">
            <text:p>1.30558</text:p>
          </table:table-cell>
          <table:table-cell office:value-type="float" office:value="0.000797137" calcext:value-type="float">
            <text:p>0.000797137</text:p>
          </table:table-cell>
          <table:table-cell/>
          <table:table-cell office:value-type="float" office:value="34.4772" calcext:value-type="float">
            <text:p>34.4772</text:p>
          </table:table-cell>
          <table:table-cell office:value-type="float" office:value="1.15843" calcext:value-type="float">
            <text:p>1.15843</text:p>
          </table:table-cell>
          <table:table-cell office:value-type="float" office:value="0.00241588" calcext:value-type="float">
            <text:p>0.00241588</text:p>
          </table:table-cell>
          <table:table-cell/>
          <table:table-cell office:value-type="float" office:value="31.9999" calcext:value-type="float">
            <text:p>31.9999</text:p>
          </table:table-cell>
          <table:table-cell office:value-type="float" office:value="1.42912" calcext:value-type="float">
            <text:p>1.42912</text:p>
          </table:table-cell>
          <table:table-cell office:value-type="float" office:value="0.000803519" calcext:value-type="float">
            <text:p>0.000803519</text:p>
          </table:table-cell>
          <table:table-cell/>
          <table:table-cell office:value-type="float" office:value="32.2403" calcext:value-type="float">
            <text:p>32.2403</text:p>
          </table:table-cell>
          <table:table-cell office:value-type="float" office:value="1.3655" calcext:value-type="float">
            <text:p>1.3655</text:p>
          </table:table-cell>
          <table:table-cell office:value-type="float" office:value="0.00636611" calcext:value-type="float">
            <text:p>0.00636611</text:p>
          </table:table-cell>
          <table:table-cell/>
          <table:table-cell office:value-type="float" office:value="34.2282" calcext:value-type="float">
            <text:p>34.2282</text:p>
          </table:table-cell>
          <table:table-cell office:value-type="float" office:value="1.19235" calcext:value-type="float">
            <text:p>1.19235</text:p>
          </table:table-cell>
          <table:table-cell office:value-type="float" office:value="0.0606534" calcext:value-type="float">
            <text:p>0.0606534</text:p>
          </table:table-cell>
          <table:table-cell/>
          <table:table-cell office:value-type="float" office:value="32.9744" calcext:value-type="float">
            <text:p>32.9744</text:p>
          </table:table-cell>
          <table:table-cell office:value-type="float" office:value="1.34923" calcext:value-type="float">
            <text:p>1.34923</text:p>
          </table:table-cell>
          <table:table-cell office:value-type="float" office:value="0.776958" calcext:value-type="float">
            <text:p>0.77695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1224" calcext:value-type="float">
            <text:p>0.00141224</text:p>
          </table:table-cell>
          <table:table-cell/>
          <table:table-cell office:value-type="float" office:value="32.4818" calcext:value-type="float">
            <text:p>32.4818</text:p>
          </table:table-cell>
          <table:table-cell office:value-type="float" office:value="1.12542" calcext:value-type="float">
            <text:p>1.12542</text:p>
          </table:table-cell>
          <table:table-cell office:value-type="float" office:value="0.00079848" calcext:value-type="float">
            <text:p>0.00079848</text:p>
          </table:table-cell>
          <table:table-cell/>
          <table:table-cell office:value-type="float" office:value="32.1938" calcext:value-type="float">
            <text:p>32.1938</text:p>
          </table:table-cell>
          <table:table-cell office:value-type="float" office:value="1.27732" calcext:value-type="float">
            <text:p>1.27732</text:p>
          </table:table-cell>
          <table:table-cell office:value-type="float" office:value="0.00243325" calcext:value-type="float">
            <text:p>0.00243325</text:p>
          </table:table-cell>
          <table:table-cell/>
          <table:table-cell office:value-type="float" office:value="32.46" calcext:value-type="float">
            <text:p>32.46</text:p>
          </table:table-cell>
          <table:table-cell office:value-type="float" office:value="1.42464" calcext:value-type="float">
            <text:p>1.42464</text:p>
          </table:table-cell>
          <table:table-cell office:value-type="float" office:value="0.000816093" calcext:value-type="float">
            <text:p>0.000816093</text:p>
          </table:table-cell>
          <table:table-cell/>
          <table:table-cell office:value-type="float" office:value="34.101" calcext:value-type="float">
            <text:p>34.101</text:p>
          </table:table-cell>
          <table:table-cell office:value-type="float" office:value="1.26265" calcext:value-type="float">
            <text:p>1.26265</text:p>
          </table:table-cell>
          <table:table-cell office:value-type="float" office:value="0.00649712" calcext:value-type="float">
            <text:p>0.00649712</text:p>
          </table:table-cell>
          <table:table-cell/>
          <table:table-cell office:value-type="float" office:value="32.9848" calcext:value-type="float">
            <text:p>32.9848</text:p>
          </table:table-cell>
          <table:table-cell office:value-type="float" office:value="1.40574" calcext:value-type="float">
            <text:p>1.40574</text:p>
          </table:table-cell>
          <table:table-cell office:value-type="float" office:value="0.0603303" calcext:value-type="float">
            <text:p>0.0603303</text:p>
          </table:table-cell>
          <table:table-cell/>
          <table:table-cell office:value-type="float" office:value="33.6696" calcext:value-type="float">
            <text:p>33.6696</text:p>
          </table:table-cell>
          <table:table-cell office:value-type="float" office:value="1.22739" calcext:value-type="float">
            <text:p>1.22739</text:p>
          </table:table-cell>
          <table:table-cell office:value-type="float" office:value="0.576726" calcext:value-type="float">
            <text:p>0.57672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3145" calcext:value-type="float">
            <text:p>0.00143145</text:p>
          </table:table-cell>
          <table:table-cell/>
          <table:table-cell office:value-type="float" office:value="31.7492" calcext:value-type="float">
            <text:p>31.7492</text:p>
          </table:table-cell>
          <table:table-cell office:value-type="float" office:value="1.18109" calcext:value-type="float">
            <text:p>1.18109</text:p>
          </table:table-cell>
          <table:table-cell office:value-type="float" office:value="0.000788301" calcext:value-type="float">
            <text:p>0.000788301</text:p>
          </table:table-cell>
          <table:table-cell/>
          <table:table-cell office:value-type="float" office:value="33.1176" calcext:value-type="float">
            <text:p>33.1176</text:p>
          </table:table-cell>
          <table:table-cell office:value-type="float" office:value="1.21544" calcext:value-type="float">
            <text:p>1.21544</text:p>
          </table:table-cell>
          <table:table-cell office:value-type="float" office:value="0.0024099" calcext:value-type="float">
            <text:p>0.0024099</text:p>
          </table:table-cell>
          <table:table-cell/>
          <table:table-cell office:value-type="float" office:value="34.1642" calcext:value-type="float">
            <text:p>34.1642</text:p>
          </table:table-cell>
          <table:table-cell office:value-type="float" office:value="1.22626" calcext:value-type="float">
            <text:p>1.22626</text:p>
          </table:table-cell>
          <table:table-cell office:value-type="float" office:value="0.00080931" calcext:value-type="float">
            <text:p>0.00080931</text:p>
          </table:table-cell>
          <table:table-cell/>
          <table:table-cell office:value-type="float" office:value="33.2375" calcext:value-type="float">
            <text:p>33.2375</text:p>
          </table:table-cell>
          <table:table-cell office:value-type="float" office:value="1.22868" calcext:value-type="float">
            <text:p>1.22868</text:p>
          </table:table-cell>
          <table:table-cell office:value-type="float" office:value="0.00644807" calcext:value-type="float">
            <text:p>0.00644807</text:p>
          </table:table-cell>
          <table:table-cell/>
          <table:table-cell office:value-type="float" office:value="32.1908" calcext:value-type="float">
            <text:p>32.1908</text:p>
          </table:table-cell>
          <table:table-cell office:value-type="float" office:value="1.39498" calcext:value-type="float">
            <text:p>1.39498</text:p>
          </table:table-cell>
          <table:table-cell office:value-type="float" office:value="0.0600643" calcext:value-type="float">
            <text:p>0.0600643</text:p>
          </table:table-cell>
          <table:table-cell/>
          <table:table-cell office:value-type="float" office:value="32.9324" calcext:value-type="float">
            <text:p>32.9324</text:p>
          </table:table-cell>
          <table:table-cell office:value-type="float" office:value="1.35279" calcext:value-type="float">
            <text:p>1.35279</text:p>
          </table:table-cell>
          <table:table-cell office:value-type="float" office:value="0.580205" calcext:value-type="float">
            <text:p>0.58020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5601" calcext:value-type="float">
            <text:p>0.00145601</text:p>
          </table:table-cell>
          <table:table-cell/>
          <table:table-cell office:value-type="float" office:value="32.2323" calcext:value-type="float">
            <text:p>32.2323</text:p>
          </table:table-cell>
          <table:table-cell office:value-type="float" office:value="1.34969" calcext:value-type="float">
            <text:p>1.34969</text:p>
          </table:table-cell>
          <table:table-cell office:value-type="float" office:value="0.000798139" calcext:value-type="float">
            <text:p>0.000798139</text:p>
          </table:table-cell>
          <table:table-cell/>
          <table:table-cell office:value-type="float" office:value="34.1764" calcext:value-type="float">
            <text:p>34.1764</text:p>
          </table:table-cell>
          <table:table-cell office:value-type="float" office:value="1.22165" calcext:value-type="float">
            <text:p>1.22165</text:p>
          </table:table-cell>
          <table:table-cell office:value-type="float" office:value="0.0024081" calcext:value-type="float">
            <text:p>0.0024081</text:p>
          </table:table-cell>
          <table:table-cell/>
          <table:table-cell office:value-type="float" office:value="32.341" calcext:value-type="float">
            <text:p>32.341</text:p>
          </table:table-cell>
          <table:table-cell office:value-type="float" office:value="1.33788" calcext:value-type="float">
            <text:p>1.33788</text:p>
          </table:table-cell>
          <table:table-cell office:value-type="float" office:value="0.000844607" calcext:value-type="float">
            <text:p>0.000844607</text:p>
          </table:table-cell>
          <table:table-cell/>
          <table:table-cell office:value-type="float" office:value="34.1661" calcext:value-type="float">
            <text:p>34.1661</text:p>
          </table:table-cell>
          <table:table-cell office:value-type="float" office:value="1.22599" calcext:value-type="float">
            <text:p>1.22599</text:p>
          </table:table-cell>
          <table:table-cell office:value-type="float" office:value="0.00647422" calcext:value-type="float">
            <text:p>0.00647422</text:p>
          </table:table-cell>
          <table:table-cell/>
          <table:table-cell office:value-type="float" office:value="32.7855" calcext:value-type="float">
            <text:p>32.7855</text:p>
          </table:table-cell>
          <table:table-cell office:value-type="float" office:value="1.38472" calcext:value-type="float">
            <text:p>1.38472</text:p>
          </table:table-cell>
          <table:table-cell office:value-type="float" office:value="0.0593914" calcext:value-type="float">
            <text:p>0.0593914</text:p>
          </table:table-cell>
          <table:table-cell/>
          <table:table-cell office:value-type="float" office:value="32.785" calcext:value-type="float">
            <text:p>32.785</text:p>
          </table:table-cell>
          <table:table-cell office:value-type="float" office:value="1.39487" calcext:value-type="float">
            <text:p>1.39487</text:p>
          </table:table-cell>
          <table:table-cell office:value-type="float" office:value="0.570503" calcext:value-type="float">
            <text:p>0.57050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26718" calcext:value-type="float">
            <text:p>0.00126718</text:p>
          </table:table-cell>
          <table:table-cell/>
          <table:table-cell office:value-type="float" office:value="31.482" calcext:value-type="float">
            <text:p>31.482</text:p>
          </table:table-cell>
          <table:table-cell office:value-type="float" office:value="1.24618" calcext:value-type="float">
            <text:p>1.24618</text:p>
          </table:table-cell>
          <table:table-cell office:value-type="float" office:value="0.000799241" calcext:value-type="float">
            <text:p>0.000799241</text:p>
          </table:table-cell>
          <table:table-cell/>
          <table:table-cell office:value-type="float" office:value="33.2797" calcext:value-type="float">
            <text:p>33.2797</text:p>
          </table:table-cell>
          <table:table-cell office:value-type="float" office:value="1.2307" calcext:value-type="float">
            <text:p>1.2307</text:p>
          </table:table-cell>
          <table:table-cell office:value-type="float" office:value="0.00241461" calcext:value-type="float">
            <text:p>0.00241461</text:p>
          </table:table-cell>
          <table:table-cell/>
          <table:table-cell office:value-type="float" office:value="34.0206" calcext:value-type="float">
            <text:p>34.0206</text:p>
          </table:table-cell>
          <table:table-cell office:value-type="float" office:value="1.14471" calcext:value-type="float">
            <text:p>1.14471</text:p>
          </table:table-cell>
          <table:table-cell office:value-type="float" office:value="0.000817446" calcext:value-type="float">
            <text:p>0.000817446</text:p>
          </table:table-cell>
          <table:table-cell/>
          <table:table-cell office:value-type="float" office:value="31.9799" calcext:value-type="float">
            <text:p>31.9799</text:p>
          </table:table-cell>
          <table:table-cell office:value-type="float" office:value="1.37213" calcext:value-type="float">
            <text:p>1.37213</text:p>
          </table:table-cell>
          <table:table-cell office:value-type="float" office:value="0.00639269" calcext:value-type="float">
            <text:p>0.00639269</text:p>
          </table:table-cell>
          <table:table-cell/>
          <table:table-cell office:value-type="float" office:value="35.1911" calcext:value-type="float">
            <text:p>35.1911</text:p>
          </table:table-cell>
          <table:table-cell office:value-type="float" office:value="1.22738" calcext:value-type="float">
            <text:p>1.22738</text:p>
          </table:table-cell>
          <table:table-cell office:value-type="float" office:value="0.0635018" calcext:value-type="float">
            <text:p>0.0635018</text:p>
          </table:table-cell>
          <table:table-cell/>
          <table:table-cell office:value-type="float" office:value="33.6839" calcext:value-type="float">
            <text:p>33.6839</text:p>
          </table:table-cell>
          <table:table-cell office:value-type="float" office:value="1.2832" calcext:value-type="float">
            <text:p>1.2832</text:p>
          </table:table-cell>
          <table:table-cell office:value-type="float" office:value="0.572116" calcext:value-type="float">
            <text:p>0.57211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2964" calcext:value-type="float">
            <text:p>0.0012964</text:p>
          </table:table-cell>
          <table:table-cell/>
          <table:table-cell office:value-type="float" office:value="32.0248" calcext:value-type="float">
            <text:p>32.0248</text:p>
          </table:table-cell>
          <table:table-cell office:value-type="float" office:value="1.18073" calcext:value-type="float">
            <text:p>1.18073</text:p>
          </table:table-cell>
          <table:table-cell office:value-type="float" office:value="0.000793109" calcext:value-type="float">
            <text:p>0.000793109</text:p>
          </table:table-cell>
          <table:table-cell/>
          <table:table-cell office:value-type="float" office:value="31.942" calcext:value-type="float">
            <text:p>31.942</text:p>
          </table:table-cell>
          <table:table-cell office:value-type="float" office:value="1.35099" calcext:value-type="float">
            <text:p>1.35099</text:p>
          </table:table-cell>
          <table:table-cell office:value-type="float" office:value="0.00241795" calcext:value-type="float">
            <text:p>0.00241795</text:p>
          </table:table-cell>
          <table:table-cell/>
          <table:table-cell office:value-type="float" office:value="31.8416" calcext:value-type="float">
            <text:p>31.8416</text:p>
          </table:table-cell>
          <table:table-cell office:value-type="float" office:value="1.4024" calcext:value-type="float">
            <text:p>1.4024</text:p>
          </table:table-cell>
          <table:table-cell office:value-type="float" office:value="0.000816353" calcext:value-type="float">
            <text:p>0.000816353</text:p>
          </table:table-cell>
          <table:table-cell/>
          <table:table-cell office:value-type="float" office:value="32.2464" calcext:value-type="float">
            <text:p>32.2464</text:p>
          </table:table-cell>
          <table:table-cell office:value-type="float" office:value="1.41723" calcext:value-type="float">
            <text:p>1.41723</text:p>
          </table:table-cell>
          <table:table-cell office:value-type="float" office:value="0.00647946" calcext:value-type="float">
            <text:p>0.00647946</text:p>
          </table:table-cell>
          <table:table-cell/>
          <table:table-cell office:value-type="float" office:value="33.1371" calcext:value-type="float">
            <text:p>33.1371</text:p>
          </table:table-cell>
          <table:table-cell office:value-type="float" office:value="1.47749" calcext:value-type="float">
            <text:p>1.47749</text:p>
          </table:table-cell>
          <table:table-cell office:value-type="float" office:value="0.102271" calcext:value-type="float">
            <text:p>0.102271</text:p>
          </table:table-cell>
          <table:table-cell/>
          <table:table-cell office:value-type="float" office:value="32.137" calcext:value-type="float">
            <text:p>32.137</text:p>
          </table:table-cell>
          <table:table-cell office:value-type="float" office:value="1.53642" calcext:value-type="float">
            <text:p>1.53642</text:p>
          </table:table-cell>
          <table:table-cell office:value-type="float" office:value="0.56554" calcext:value-type="float">
            <text:p>0.5655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1016" calcext:value-type="float">
            <text:p>0.00141016</text:p>
          </table:table-cell>
          <table:table-cell/>
          <table:table-cell office:value-type="float" office:value="30.4079" calcext:value-type="float">
            <text:p>30.4079</text:p>
          </table:table-cell>
          <table:table-cell office:value-type="float" office:value="1.44076" calcext:value-type="float">
            <text:p>1.44076</text:p>
          </table:table-cell>
          <table:table-cell office:value-type="float" office:value="0.000796817" calcext:value-type="float">
            <text:p>0.000796817</text:p>
          </table:table-cell>
          <table:table-cell/>
          <table:table-cell office:value-type="float" office:value="32.6461" calcext:value-type="float">
            <text:p>32.6461</text:p>
          </table:table-cell>
          <table:table-cell office:value-type="float" office:value="1.3029" calcext:value-type="float">
            <text:p>1.3029</text:p>
          </table:table-cell>
          <table:table-cell office:value-type="float" office:value="0.00242159" calcext:value-type="float">
            <text:p>0.00242159</text:p>
          </table:table-cell>
          <table:table-cell/>
          <table:table-cell office:value-type="float" office:value="31.9583" calcext:value-type="float">
            <text:p>31.9583</text:p>
          </table:table-cell>
          <table:table-cell office:value-type="float" office:value="1.45407" calcext:value-type="float">
            <text:p>1.45407</text:p>
          </table:table-cell>
          <table:table-cell office:value-type="float" office:value="0.000832513" calcext:value-type="float">
            <text:p>0.000832513</text:p>
          </table:table-cell>
          <table:table-cell/>
          <table:table-cell office:value-type="float" office:value="33.2049" calcext:value-type="float">
            <text:p>33.2049</text:p>
          </table:table-cell>
          <table:table-cell office:value-type="float" office:value="1.44902" calcext:value-type="float">
            <text:p>1.44902</text:p>
          </table:table-cell>
          <table:table-cell office:value-type="float" office:value="0.00643195" calcext:value-type="float">
            <text:p>0.00643195</text:p>
          </table:table-cell>
          <table:table-cell/>
          <table:table-cell office:value-type="float" office:value="33.3858" calcext:value-type="float">
            <text:p>33.3858</text:p>
          </table:table-cell>
          <table:table-cell office:value-type="float" office:value="1.22089" calcext:value-type="float">
            <text:p>1.22089</text:p>
          </table:table-cell>
          <table:table-cell office:value-type="float" office:value="0.102743" calcext:value-type="float">
            <text:p>0.102743</text:p>
          </table:table-cell>
          <table:table-cell/>
          <table:table-cell office:value-type="float" office:value="32.1181" calcext:value-type="float">
            <text:p>32.1181</text:p>
          </table:table-cell>
          <table:table-cell office:value-type="float" office:value="1.55165" calcext:value-type="float">
            <text:p>1.55165</text:p>
          </table:table-cell>
          <table:table-cell office:value-type="float" office:value="0.577148" calcext:value-type="float">
            <text:p>0.57714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141164" calcext:value-type="float">
            <text:p>0.00141164</text:p>
          </table:table-cell>
          <table:table-cell/>
          <table:table-cell office:value-type="float" office:value="32.0897" calcext:value-type="float">
            <text:p>32.0897</text:p>
          </table:table-cell>
          <table:table-cell office:value-type="float" office:value="1.23535" calcext:value-type="float">
            <text:p>1.23535</text:p>
          </table:table-cell>
          <table:table-cell office:value-type="float" office:value="0.000787519" calcext:value-type="float">
            <text:p>0.000787519</text:p>
          </table:table-cell>
          <table:table-cell/>
          <table:table-cell office:value-type="float" office:value="32.8994" calcext:value-type="float">
            <text:p>32.8994</text:p>
          </table:table-cell>
          <table:table-cell office:value-type="float" office:value="1.1817" calcext:value-type="float">
            <text:p>1.1817</text:p>
          </table:table-cell>
          <table:table-cell office:value-type="float" office:value="0.0024105" calcext:value-type="float">
            <text:p>0.0024105</text:p>
          </table:table-cell>
          <table:table-cell/>
          <table:table-cell office:value-type="float" office:value="32.8536" calcext:value-type="float">
            <text:p>32.8536</text:p>
          </table:table-cell>
          <table:table-cell office:value-type="float" office:value="1.45394" calcext:value-type="float">
            <text:p>1.45394</text:p>
          </table:table-cell>
          <table:table-cell office:value-type="float" office:value="0.000854906" calcext:value-type="float">
            <text:p>0.000854906</text:p>
          </table:table-cell>
          <table:table-cell/>
          <table:table-cell office:value-type="float" office:value="31.9266" calcext:value-type="float">
            <text:p>31.9266</text:p>
          </table:table-cell>
          <table:table-cell office:value-type="float" office:value="1.39347" calcext:value-type="float">
            <text:p>1.39347</text:p>
          </table:table-cell>
          <table:table-cell office:value-type="float" office:value="0.00644966" calcext:value-type="float">
            <text:p>0.00644966</text:p>
          </table:table-cell>
          <table:table-cell/>
          <table:table-cell office:value-type="float" office:value="34.2449" calcext:value-type="float">
            <text:p>34.2449</text:p>
          </table:table-cell>
          <table:table-cell office:value-type="float" office:value="1.30371" calcext:value-type="float">
            <text:p>1.30371</text:p>
          </table:table-cell>
          <table:table-cell office:value-type="float" office:value="0.10439" calcext:value-type="float">
            <text:p>0.10439</text:p>
          </table:table-cell>
          <table:table-cell/>
          <table:table-cell office:value-type="float" office:value="34.0859" calcext:value-type="float">
            <text:p>34.0859</text:p>
          </table:table-cell>
          <table:table-cell office:value-type="float" office:value="1.24696" calcext:value-type="float">
            <text:p>1.24696</text:p>
          </table:table-cell>
          <table:table-cell office:value-type="float" office:value="0.583117" calcext:value-type="float">
            <text:p>0.58311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142934" calcext:value-type="float">
            <text:p>0.00142934</text:p>
          </table:table-cell>
          <table:table-cell/>
          <table:table-cell office:value-type="float" office:value="31.6464" calcext:value-type="float">
            <text:p>31.6464</text:p>
          </table:table-cell>
          <table:table-cell office:value-type="float" office:value="1.17326" calcext:value-type="float">
            <text:p>1.17326</text:p>
          </table:table-cell>
          <table:table-cell office:value-type="float" office:value="0.000813387" calcext:value-type="float">
            <text:p>0.000813387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float" office:value="1.32322" calcext:value-type="float">
            <text:p>1.32322</text:p>
          </table:table-cell>
          <table:table-cell office:value-type="float" office:value="0.00242875" calcext:value-type="float">
            <text:p>0.00242875</text:p>
          </table:table-cell>
          <table:table-cell/>
          <table:table-cell office:value-type="float" office:value="34.2868" calcext:value-type="float">
            <text:p>34.2868</text:p>
          </table:table-cell>
          <table:table-cell office:value-type="float" office:value="1.08076" calcext:value-type="float">
            <text:p>1.08076</text:p>
          </table:table-cell>
          <table:table-cell office:value-type="float" office:value="0.000828747" calcext:value-type="float">
            <text:p>0.000828747</text:p>
          </table:table-cell>
          <table:table-cell/>
          <table:table-cell office:value-type="float" office:value="33.674" calcext:value-type="float">
            <text:p>33.674</text:p>
          </table:table-cell>
          <table:table-cell office:value-type="float" office:value="1.32124" calcext:value-type="float">
            <text:p>1.32124</text:p>
          </table:table-cell>
          <table:table-cell office:value-type="float" office:value="0.0064357" calcext:value-type="float">
            <text:p>0.0064357</text:p>
          </table:table-cell>
          <table:table-cell/>
          <table:table-cell office:value-type="float" office:value="32.9258" calcext:value-type="float">
            <text:p>32.9258</text:p>
          </table:table-cell>
          <table:table-cell office:value-type="float" office:value="1.37012" calcext:value-type="float">
            <text:p>1.37012</text:p>
          </table:table-cell>
          <table:table-cell office:value-type="float" office:value="0.10195" calcext:value-type="float">
            <text:p>0.10195</text:p>
          </table:table-cell>
          <table:table-cell/>
          <table:table-cell office:value-type="float" office:value="31.3971" calcext:value-type="float">
            <text:p>31.3971</text:p>
          </table:table-cell>
          <table:table-cell office:value-type="float" office:value="1.51175" calcext:value-type="float">
            <text:p>1.51175</text:p>
          </table:table-cell>
          <table:table-cell office:value-type="float" office:value="0.572182" calcext:value-type="float">
            <text:p>0.57218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2978" calcext:value-type="float">
            <text:p>0.00142978</text:p>
          </table:table-cell>
          <table:table-cell/>
          <table:table-cell office:value-type="float" office:value="32.7576" calcext:value-type="float">
            <text:p>32.7576</text:p>
          </table:table-cell>
          <table:table-cell office:value-type="float" office:value="1.09719" calcext:value-type="float">
            <text:p>1.09719</text:p>
          </table:table-cell>
          <table:table-cell office:value-type="float" office:value="0.000810412" calcext:value-type="float">
            <text:p>0.000810412</text:p>
          </table:table-cell>
          <table:table-cell/>
          <table:table-cell office:value-type="float" office:value="35.3445" calcext:value-type="float">
            <text:p>35.3445</text:p>
          </table:table-cell>
          <table:table-cell office:value-type="float" office:value="1.01851" calcext:value-type="float">
            <text:p>1.01851</text:p>
          </table:table-cell>
          <table:table-cell office:value-type="float" office:value="0.00241789" calcext:value-type="float">
            <text:p>0.00241789</text:p>
          </table:table-cell>
          <table:table-cell/>
          <table:table-cell office:value-type="float" office:value="34.2509" calcext:value-type="float">
            <text:p>34.2509</text:p>
          </table:table-cell>
          <table:table-cell office:value-type="float" office:value="1.2402" calcext:value-type="float">
            <text:p>1.2402</text:p>
          </table:table-cell>
          <table:table-cell office:value-type="float" office:value="0.000819329" calcext:value-type="float">
            <text:p>0.000819329</text:p>
          </table:table-cell>
          <table:table-cell/>
          <table:table-cell office:value-type="float" office:value="33.7882" calcext:value-type="float">
            <text:p>33.7882</text:p>
          </table:table-cell>
          <table:table-cell office:value-type="float" office:value="1.27827" calcext:value-type="float">
            <text:p>1.27827</text:p>
          </table:table-cell>
          <table:table-cell office:value-type="float" office:value="0.00662094" calcext:value-type="float">
            <text:p>0.00662094</text:p>
          </table:table-cell>
          <table:table-cell/>
          <table:table-cell office:value-type="float" office:value="32.1897" calcext:value-type="float">
            <text:p>32.1897</text:p>
          </table:table-cell>
          <table:table-cell office:value-type="float" office:value="1.39631" calcext:value-type="float">
            <text:p>1.39631</text:p>
          </table:table-cell>
          <table:table-cell office:value-type="float" office:value="0.101352" calcext:value-type="float">
            <text:p>0.101352</text:p>
          </table:table-cell>
          <table:table-cell/>
          <table:table-cell office:value-type="float" office:value="32.3593" calcext:value-type="float">
            <text:p>32.3593</text:p>
          </table:table-cell>
          <table:table-cell office:value-type="float" office:value="1.30814" calcext:value-type="float">
            <text:p>1.30814</text:p>
          </table:table-cell>
          <table:table-cell office:value-type="float" office:value="0.583364" calcext:value-type="float">
            <text:p>0.58336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4689" calcext:value-type="float">
            <text:p>0.00144689</text:p>
          </table:table-cell>
          <table:table-cell/>
          <table:table-cell office:value-type="float" office:value="31.8987" calcext:value-type="float">
            <text:p>31.8987</text:p>
          </table:table-cell>
          <table:table-cell office:value-type="float" office:value="1.13894" calcext:value-type="float">
            <text:p>1.13894</text:p>
          </table:table-cell>
          <table:table-cell office:value-type="float" office:value="0.00079871" calcext:value-type="float">
            <text:p>0.00079871</text:p>
          </table:table-cell>
          <table:table-cell/>
          <table:table-cell office:value-type="float" office:value="31.8816" calcext:value-type="float">
            <text:p>31.8816</text:p>
          </table:table-cell>
          <table:table-cell office:value-type="float" office:value="1.35186" calcext:value-type="float">
            <text:p>1.35186</text:p>
          </table:table-cell>
          <table:table-cell office:value-type="float" office:value="0.00240545" calcext:value-type="float">
            <text:p>0.00240545</text:p>
          </table:table-cell>
          <table:table-cell/>
          <table:table-cell office:value-type="float" office:value="33.0095" calcext:value-type="float">
            <text:p>33.0095</text:p>
          </table:table-cell>
          <table:table-cell office:value-type="float" office:value="1.44826" calcext:value-type="float">
            <text:p>1.44826</text:p>
          </table:table-cell>
          <table:table-cell office:value-type="float" office:value="0.000820552" calcext:value-type="float">
            <text:p>0.000820552</text:p>
          </table:table-cell>
          <table:table-cell/>
          <table:table-cell office:value-type="float" office:value="32.1066" calcext:value-type="float">
            <text:p>32.1066</text:p>
          </table:table-cell>
          <table:table-cell office:value-type="float" office:value="1.5238" calcext:value-type="float">
            <text:p>1.5238</text:p>
          </table:table-cell>
          <table:table-cell office:value-type="float" office:value="0.00632761" calcext:value-type="float">
            <text:p>0.00632761</text:p>
          </table:table-cell>
          <table:table-cell/>
          <table:table-cell office:value-type="float" office:value="33.1283" calcext:value-type="float">
            <text:p>33.1283</text:p>
          </table:table-cell>
          <table:table-cell office:value-type="float" office:value="1.40641" calcext:value-type="float">
            <text:p>1.40641</text:p>
          </table:table-cell>
          <table:table-cell office:value-type="float" office:value="0.104817" calcext:value-type="float">
            <text:p>0.104817</text:p>
          </table:table-cell>
          <table:table-cell/>
          <table:table-cell office:value-type="float" office:value="32.4212" calcext:value-type="float">
            <text:p>32.4212</text:p>
          </table:table-cell>
          <table:table-cell office:value-type="float" office:value="1.38363" calcext:value-type="float">
            <text:p>1.38363</text:p>
          </table:table-cell>
          <table:table-cell office:value-type="float" office:value="0.57819" calcext:value-type="float">
            <text:p>0.5781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142491" calcext:value-type="float">
            <text:p>0.00142491</text:p>
          </table:table-cell>
          <table:table-cell/>
          <table:table-cell office:value-type="float" office:value="33.1881" calcext:value-type="float">
            <text:p>33.1881</text:p>
          </table:table-cell>
          <table:table-cell office:value-type="float" office:value="1.20188" calcext:value-type="float">
            <text:p>1.20188</text:p>
          </table:table-cell>
          <table:table-cell office:value-type="float" office:value="0.000796106" calcext:value-type="float">
            <text:p>0.000796106</text:p>
          </table:table-cell>
          <table:table-cell/>
          <table:table-cell office:value-type="float" office:value="33.3734" calcext:value-type="float">
            <text:p>33.3734</text:p>
          </table:table-cell>
          <table:table-cell office:value-type="float" office:value="1.26457" calcext:value-type="float">
            <text:p>1.26457</text:p>
          </table:table-cell>
          <table:table-cell office:value-type="float" office:value="0.00233578" calcext:value-type="float">
            <text:p>0.00233578</text:p>
          </table:table-cell>
          <table:table-cell/>
          <table:table-cell office:value-type="float" office:value="32.6009" calcext:value-type="float">
            <text:p>32.6009</text:p>
          </table:table-cell>
          <table:table-cell office:value-type="float" office:value="1.3832" calcext:value-type="float">
            <text:p>1.3832</text:p>
          </table:table-cell>
          <table:table-cell office:value-type="float" office:value="0.000821984" calcext:value-type="float">
            <text:p>0.000821984</text:p>
          </table:table-cell>
          <table:table-cell/>
          <table:table-cell office:value-type="float" office:value="32.9215" calcext:value-type="float">
            <text:p>32.9215</text:p>
          </table:table-cell>
          <table:table-cell office:value-type="float" office:value="1.35507" calcext:value-type="float">
            <text:p>1.35507</text:p>
          </table:table-cell>
          <table:table-cell office:value-type="float" office:value="0.00654036" calcext:value-type="float">
            <text:p>0.00654036</text:p>
          </table:table-cell>
          <table:table-cell/>
          <table:table-cell office:value-type="float" office:value="34.7391" calcext:value-type="float">
            <text:p>34.7391</text:p>
          </table:table-cell>
          <table:table-cell office:value-type="float" office:value="1.34448" calcext:value-type="float">
            <text:p>1.34448</text:p>
          </table:table-cell>
          <table:table-cell office:value-type="float" office:value="0.102373" calcext:value-type="float">
            <text:p>0.102373</text:p>
          </table:table-cell>
          <table:table-cell/>
          <table:table-cell office:value-type="float" office:value="33.871" calcext:value-type="float">
            <text:p>33.871</text:p>
          </table:table-cell>
          <table:table-cell office:value-type="float" office:value="1.16974" calcext:value-type="float">
            <text:p>1.16974</text:p>
          </table:table-cell>
          <table:table-cell office:value-type="float" office:value="0.573304" calcext:value-type="float">
            <text:p>0.57330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4006" calcext:value-type="float">
            <text:p>0.00144006</text:p>
          </table:table-cell>
          <table:table-cell/>
          <table:table-cell office:value-type="float" office:value="30.25" calcext:value-type="float">
            <text:p>30.25</text:p>
          </table:table-cell>
          <table:table-cell office:value-type="float" office:value="1.38476" calcext:value-type="float">
            <text:p>1.38476</text:p>
          </table:table-cell>
          <table:table-cell office:value-type="float" office:value="0.000791767" calcext:value-type="float">
            <text:p>0.000791767</text:p>
          </table:table-cell>
          <table:table-cell/>
          <table:table-cell office:value-type="float" office:value="31.394" calcext:value-type="float">
            <text:p>31.394</text:p>
          </table:table-cell>
          <table:table-cell office:value-type="float" office:value="1.41785" calcext:value-type="float">
            <text:p>1.41785</text:p>
          </table:table-cell>
          <table:table-cell office:value-type="float" office:value="0.00175534" calcext:value-type="float">
            <text:p>0.00175534</text:p>
          </table:table-cell>
          <table:table-cell/>
          <table:table-cell office:value-type="float" office:value="33.4865" calcext:value-type="float">
            <text:p>33.4865</text:p>
          </table:table-cell>
          <table:table-cell office:value-type="float" office:value="1.29041" calcext:value-type="float">
            <text:p>1.29041</text:p>
          </table:table-cell>
          <table:table-cell office:value-type="float" office:value="0.000822515" calcext:value-type="float">
            <text:p>0.000822515</text:p>
          </table:table-cell>
          <table:table-cell/>
          <table:table-cell office:value-type="float" office:value="34.4804" calcext:value-type="float">
            <text:p>34.4804</text:p>
          </table:table-cell>
          <table:table-cell office:value-type="float" office:value="1.17533" calcext:value-type="float">
            <text:p>1.17533</text:p>
          </table:table-cell>
          <table:table-cell office:value-type="float" office:value="0.00641551" calcext:value-type="float">
            <text:p>0.00641551</text:p>
          </table:table-cell>
          <table:table-cell/>
          <table:table-cell office:value-type="float" office:value="33.5181" calcext:value-type="float">
            <text:p>33.5181</text:p>
          </table:table-cell>
          <table:table-cell office:value-type="float" office:value="1.3032" calcext:value-type="float">
            <text:p>1.3032</text:p>
          </table:table-cell>
          <table:table-cell office:value-type="float" office:value="0.101567" calcext:value-type="float">
            <text:p>0.101567</text:p>
          </table:table-cell>
          <table:table-cell/>
          <table:table-cell office:value-type="float" office:value="33.2901" calcext:value-type="float">
            <text:p>33.2901</text:p>
          </table:table-cell>
          <table:table-cell office:value-type="float" office:value="1.24729" calcext:value-type="float">
            <text:p>1.24729</text:p>
          </table:table-cell>
          <table:table-cell office:value-type="float" office:value="0.574816" calcext:value-type="float">
            <text:p>0.57481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1222" calcext:value-type="float">
            <text:p>0.00141222</text:p>
          </table:table-cell>
          <table:table-cell/>
          <table:table-cell office:value-type="float" office:value="31.4238" calcext:value-type="float">
            <text:p>31.4238</text:p>
          </table:table-cell>
          <table:table-cell office:value-type="float" office:value="1.31132" calcext:value-type="float">
            <text:p>1.31132</text:p>
          </table:table-cell>
          <table:table-cell office:value-type="float" office:value="0.000815943" calcext:value-type="float">
            <text:p>0.000815943</text:p>
          </table:table-cell>
          <table:table-cell/>
          <table:table-cell office:value-type="float" office:value="32.0965" calcext:value-type="float">
            <text:p>32.0965</text:p>
          </table:table-cell>
          <table:table-cell office:value-type="float" office:value="1.33452" calcext:value-type="float">
            <text:p>1.33452</text:p>
          </table:table-cell>
          <table:table-cell office:value-type="float" office:value="0.000800995" calcext:value-type="float">
            <text:p>0.000800995</text:p>
          </table:table-cell>
          <table:table-cell/>
          <table:table-cell office:value-type="float" office:value="33.5794" calcext:value-type="float">
            <text:p>33.5794</text:p>
          </table:table-cell>
          <table:table-cell office:value-type="float" office:value="1.19365" calcext:value-type="float">
            <text:p>1.19365</text:p>
          </table:table-cell>
          <table:table-cell office:value-type="float" office:value="0.000821303" calcext:value-type="float">
            <text:p>0.000821303</text:p>
          </table:table-cell>
          <table:table-cell/>
          <table:table-cell office:value-type="float" office:value="33.4633" calcext:value-type="float">
            <text:p>33.4633</text:p>
          </table:table-cell>
          <table:table-cell office:value-type="float" office:value="1.37228" calcext:value-type="float">
            <text:p>1.37228</text:p>
          </table:table-cell>
          <table:table-cell office:value-type="float" office:value="0.00644002" calcext:value-type="float">
            <text:p>0.00644002</text:p>
          </table:table-cell>
          <table:table-cell/>
          <table:table-cell office:value-type="float" office:value="34.1617" calcext:value-type="float">
            <text:p>34.1617</text:p>
          </table:table-cell>
          <table:table-cell office:value-type="float" office:value="1.31921" calcext:value-type="float">
            <text:p>1.31921</text:p>
          </table:table-cell>
          <table:table-cell office:value-type="float" office:value="0.104852" calcext:value-type="float">
            <text:p>0.104852</text:p>
          </table:table-cell>
          <table:table-cell/>
          <table:table-cell office:value-type="float" office:value="32.6718" calcext:value-type="float">
            <text:p>32.6718</text:p>
          </table:table-cell>
          <table:table-cell office:value-type="float" office:value="1.41261" calcext:value-type="float">
            <text:p>1.41261</text:p>
          </table:table-cell>
          <table:table-cell office:value-type="float" office:value="0.640287" calcext:value-type="float">
            <text:p>0.64028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1272" calcext:value-type="float">
            <text:p>0.00141272</text:p>
          </table:table-cell>
          <table:table-cell/>
          <table:table-cell office:value-type="float" office:value="30.8169" calcext:value-type="float">
            <text:p>30.8169</text:p>
          </table:table-cell>
          <table:table-cell office:value-type="float" office:value="1.39637" calcext:value-type="float">
            <text:p>1.39637</text:p>
          </table:table-cell>
          <table:table-cell office:value-type="float" office:value="0.000805503" calcext:value-type="float">
            <text:p>0.000805503</text:p>
          </table:table-cell>
          <table:table-cell/>
          <table:table-cell office:value-type="float" office:value="32.6446" calcext:value-type="float">
            <text:p>32.6446</text:p>
          </table:table-cell>
          <table:table-cell office:value-type="float" office:value="1.3273" calcext:value-type="float">
            <text:p>1.3273</text:p>
          </table:table-cell>
          <table:table-cell office:value-type="float" office:value="0.000801365" calcext:value-type="float">
            <text:p>0.000801365</text:p>
          </table:table-cell>
          <table:table-cell/>
          <table:table-cell office:value-type="float" office:value="33.3068" calcext:value-type="float">
            <text:p>33.3068</text:p>
          </table:table-cell>
          <table:table-cell office:value-type="float" office:value="1.33949" calcext:value-type="float">
            <text:p>1.33949</text:p>
          </table:table-cell>
          <table:table-cell office:value-type="float" office:value="0.000821734" calcext:value-type="float">
            <text:p>0.000821734</text:p>
          </table:table-cell>
          <table:table-cell/>
          <table:table-cell office:value-type="float" office:value="32.8544" calcext:value-type="float">
            <text:p>32.8544</text:p>
          </table:table-cell>
          <table:table-cell office:value-type="float" office:value="1.38085" calcext:value-type="float">
            <text:p>1.38085</text:p>
          </table:table-cell>
          <table:table-cell office:value-type="float" office:value="0.00634862" calcext:value-type="float">
            <text:p>0.00634862</text:p>
          </table:table-cell>
          <table:table-cell/>
          <table:table-cell office:value-type="float" office:value="31.5456" calcext:value-type="float">
            <text:p>31.5456</text:p>
          </table:table-cell>
          <table:table-cell office:value-type="float" office:value="1.42596" calcext:value-type="float">
            <text:p>1.42596</text:p>
          </table:table-cell>
          <table:table-cell office:value-type="float" office:value="0.101684" calcext:value-type="float">
            <text:p>0.101684</text:p>
          </table:table-cell>
          <table:table-cell/>
          <table:table-cell office:value-type="float" office:value="32.7338" calcext:value-type="float">
            <text:p>32.7338</text:p>
          </table:table-cell>
          <table:table-cell office:value-type="float" office:value="1.43127" calcext:value-type="float">
            <text:p>1.43127</text:p>
          </table:table-cell>
          <table:table-cell office:value-type="float" office:value="0.609934" calcext:value-type="float">
            <text:p>0.60993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268" calcext:value-type="float">
            <text:p>0.0014268</text:p>
          </table:table-cell>
          <table:table-cell/>
          <table:table-cell office:value-type="float" office:value="30.565" calcext:value-type="float">
            <text:p>30.565</text:p>
          </table:table-cell>
          <table:table-cell office:value-type="float" office:value="1.44808" calcext:value-type="float">
            <text:p>1.44808</text:p>
          </table:table-cell>
          <table:table-cell office:value-type="float" office:value="0.000800935" calcext:value-type="float">
            <text:p>0.000800935</text:p>
          </table:table-cell>
          <table:table-cell/>
          <table:table-cell office:value-type="float" office:value="32.9328" calcext:value-type="float">
            <text:p>32.9328</text:p>
          </table:table-cell>
          <table:table-cell office:value-type="float" office:value="1.32211" calcext:value-type="float">
            <text:p>1.32211</text:p>
          </table:table-cell>
          <table:table-cell office:value-type="float" office:value="0.00080396" calcext:value-type="float">
            <text:p>0.00080396</text:p>
          </table:table-cell>
          <table:table-cell/>
          <table:table-cell office:value-type="float" office:value="34.0958" calcext:value-type="float">
            <text:p>34.0958</text:p>
          </table:table-cell>
          <table:table-cell office:value-type="float" office:value="1.18287" calcext:value-type="float">
            <text:p>1.18287</text:p>
          </table:table-cell>
          <table:table-cell office:value-type="float" office:value="0.000821954" calcext:value-type="float">
            <text:p>0.000821954</text:p>
          </table:table-cell>
          <table:table-cell/>
          <table:table-cell office:value-type="float" office:value="33.3152" calcext:value-type="float">
            <text:p>33.3152</text:p>
          </table:table-cell>
          <table:table-cell office:value-type="float" office:value="1.15754" calcext:value-type="float">
            <text:p>1.15754</text:p>
          </table:table-cell>
          <table:table-cell office:value-type="float" office:value="0.00642834" calcext:value-type="float">
            <text:p>0.00642834</text:p>
          </table:table-cell>
          <table:table-cell/>
          <table:table-cell office:value-type="float" office:value="33.6206" calcext:value-type="float">
            <text:p>33.6206</text:p>
          </table:table-cell>
          <table:table-cell office:value-type="float" office:value="1.22942" calcext:value-type="float">
            <text:p>1.22942</text:p>
          </table:table-cell>
          <table:table-cell office:value-type="float" office:value="0.102103" calcext:value-type="float">
            <text:p>0.102103</text:p>
          </table:table-cell>
          <table:table-cell/>
          <table:table-cell office:value-type="float" office:value="33.019" calcext:value-type="float">
            <text:p>33.019</text:p>
          </table:table-cell>
          <table:table-cell office:value-type="float" office:value="1.35106" calcext:value-type="float">
            <text:p>1.35106</text:p>
          </table:table-cell>
          <table:table-cell office:value-type="float" office:value="0.576981" calcext:value-type="float">
            <text:p>0.57698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1705" calcext:value-type="float">
            <text:p>0.00141705</text:p>
          </table:table-cell>
          <table:table-cell/>
          <table:table-cell office:value-type="float" office:value="30.4517" calcext:value-type="float">
            <text:p>30.4517</text:p>
          </table:table-cell>
          <table:table-cell office:value-type="float" office:value="1.41545" calcext:value-type="float">
            <text:p>1.41545</text:p>
          </table:table-cell>
          <table:table-cell office:value-type="float" office:value="0.000806946" calcext:value-type="float">
            <text:p>0.000806946</text:p>
          </table:table-cell>
          <table:table-cell/>
          <table:table-cell office:value-type="float" office:value="31.9083" calcext:value-type="float">
            <text:p>31.9083</text:p>
          </table:table-cell>
          <table:table-cell office:value-type="float" office:value="1.40649" calcext:value-type="float">
            <text:p>1.40649</text:p>
          </table:table-cell>
          <table:table-cell office:value-type="float" office:value="0.000805102" calcext:value-type="float">
            <text:p>0.000805102</text:p>
          </table:table-cell>
          <table:table-cell/>
          <table:table-cell office:value-type="float" office:value="32.474" calcext:value-type="float">
            <text:p>32.474</text:p>
          </table:table-cell>
          <table:table-cell office:value-type="float" office:value="1.37287" calcext:value-type="float">
            <text:p>1.37287</text:p>
          </table:table-cell>
          <table:table-cell office:value-type="float" office:value="0.000839687" calcext:value-type="float">
            <text:p>0.000839687</text:p>
          </table:table-cell>
          <table:table-cell/>
          <table:table-cell office:value-type="float" office:value="32.7144" calcext:value-type="float">
            <text:p>32.7144</text:p>
          </table:table-cell>
          <table:table-cell office:value-type="float" office:value="1.3105" calcext:value-type="float">
            <text:p>1.3105</text:p>
          </table:table-cell>
          <table:table-cell office:value-type="float" office:value="0.00649212" calcext:value-type="float">
            <text:p>0.00649212</text:p>
          </table:table-cell>
          <table:table-cell/>
          <table:table-cell office:value-type="float" office:value="32.933" calcext:value-type="float">
            <text:p>32.933</text:p>
          </table:table-cell>
          <table:table-cell office:value-type="float" office:value="1.48761" calcext:value-type="float">
            <text:p>1.48761</text:p>
          </table:table-cell>
          <table:table-cell office:value-type="float" office:value="0.101865" calcext:value-type="float">
            <text:p>0.101865</text:p>
          </table:table-cell>
          <table:table-cell/>
          <table:table-cell office:value-type="float" office:value="34.5154" calcext:value-type="float">
            <text:p>34.5154</text:p>
          </table:table-cell>
          <table:table-cell office:value-type="float" office:value="1.15664" calcext:value-type="float">
            <text:p>1.15664</text:p>
          </table:table-cell>
          <table:table-cell office:value-type="float" office:value="0.579024" calcext:value-type="float">
            <text:p>0.57902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2402" calcext:value-type="float">
            <text:p>0.00142402</text:p>
          </table:table-cell>
          <table:table-cell/>
          <table:table-cell office:value-type="float" office:value="32.563" calcext:value-type="float">
            <text:p>32.563</text:p>
          </table:table-cell>
          <table:table-cell office:value-type="float" office:value="1.24547" calcext:value-type="float">
            <text:p>1.24547</text:p>
          </table:table-cell>
          <table:table-cell office:value-type="float" office:value="0.000801786" calcext:value-type="float">
            <text:p>0.000801786</text:p>
          </table:table-cell>
          <table:table-cell/>
          <table:table-cell office:value-type="float" office:value="33.5879" calcext:value-type="float">
            <text:p>33.5879</text:p>
          </table:table-cell>
          <table:table-cell office:value-type="float" office:value="1.39248" calcext:value-type="float">
            <text:p>1.39248</text:p>
          </table:table-cell>
          <table:table-cell office:value-type="float" office:value="0.000800984" calcext:value-type="float">
            <text:p>0.000800984</text:p>
          </table:table-cell>
          <table:table-cell/>
          <table:table-cell office:value-type="float" office:value="32.3661" calcext:value-type="float">
            <text:p>32.3661</text:p>
          </table:table-cell>
          <table:table-cell office:value-type="float" office:value="1.36792" calcext:value-type="float">
            <text:p>1.36792</text:p>
          </table:table-cell>
          <table:table-cell office:value-type="float" office:value="0.000821763" calcext:value-type="float">
            <text:p>0.000821763</text:p>
          </table:table-cell>
          <table:table-cell/>
          <table:table-cell office:value-type="float" office:value="32.3875" calcext:value-type="float">
            <text:p>32.3875</text:p>
          </table:table-cell>
          <table:table-cell office:value-type="float" office:value="1.45448" calcext:value-type="float">
            <text:p>1.45448</text:p>
          </table:table-cell>
          <table:table-cell office:value-type="float" office:value="0.00641245" calcext:value-type="float">
            <text:p>0.00641245</text:p>
          </table:table-cell>
          <table:table-cell/>
          <table:table-cell office:value-type="float" office:value="33.1874" calcext:value-type="float">
            <text:p>33.1874</text:p>
          </table:table-cell>
          <table:table-cell office:value-type="float" office:value="1.41931" calcext:value-type="float">
            <text:p>1.41931</text:p>
          </table:table-cell>
          <table:table-cell office:value-type="float" office:value="0.101355" calcext:value-type="float">
            <text:p>0.101355</text:p>
          </table:table-cell>
          <table:table-cell/>
          <table:table-cell office:value-type="float" office:value="32.7886" calcext:value-type="float">
            <text:p>32.7886</text:p>
          </table:table-cell>
          <table:table-cell office:value-type="float" office:value="1.30786" calcext:value-type="float">
            <text:p>1.30786</text:p>
          </table:table-cell>
          <table:table-cell office:value-type="float" office:value="0.571613" calcext:value-type="float">
            <text:p>0.57161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1777" calcext:value-type="float">
            <text:p>0.00141777</text:p>
          </table:table-cell>
          <table:table-cell/>
          <table:table-cell office:value-type="float" office:value="31.6198" calcext:value-type="float">
            <text:p>31.6198</text:p>
          </table:table-cell>
          <table:table-cell office:value-type="float" office:value="1.40123" calcext:value-type="float">
            <text:p>1.40123</text:p>
          </table:table-cell>
          <table:table-cell office:value-type="float" office:value="0.000795354" calcext:value-type="float">
            <text:p>0.000795354</text:p>
          </table:table-cell>
          <table:table-cell/>
          <table:table-cell office:value-type="float" office:value="32.7788" calcext:value-type="float">
            <text:p>32.7788</text:p>
          </table:table-cell>
          <table:table-cell office:value-type="float" office:value="1.23231" calcext:value-type="float">
            <text:p>1.23231</text:p>
          </table:table-cell>
          <table:table-cell office:value-type="float" office:value="0.000804912" calcext:value-type="float">
            <text:p>0.000804912</text:p>
          </table:table-cell>
          <table:table-cell/>
          <table:table-cell office:value-type="float" office:value="32.5647" calcext:value-type="float">
            <text:p>32.5647</text:p>
          </table:table-cell>
          <table:table-cell office:value-type="float" office:value="1.3508" calcext:value-type="float">
            <text:p>1.3508</text:p>
          </table:table-cell>
          <table:table-cell office:value-type="float" office:value="0.000822415" calcext:value-type="float">
            <text:p>0.000822415</text:p>
          </table:table-cell>
          <table:table-cell/>
          <table:table-cell office:value-type="float" office:value="33.4588" calcext:value-type="float">
            <text:p>33.4588</text:p>
          </table:table-cell>
          <table:table-cell office:value-type="float" office:value="1.30823" calcext:value-type="float">
            <text:p>1.30823</text:p>
          </table:table-cell>
          <table:table-cell office:value-type="float" office:value="0.00641008" calcext:value-type="float">
            <text:p>0.00641008</text:p>
          </table:table-cell>
          <table:table-cell/>
          <table:table-cell office:value-type="float" office:value="32.7251" calcext:value-type="float">
            <text:p>32.7251</text:p>
          </table:table-cell>
          <table:table-cell office:value-type="float" office:value="1.40922" calcext:value-type="float">
            <text:p>1.40922</text:p>
          </table:table-cell>
          <table:table-cell office:value-type="float" office:value="0.100563" calcext:value-type="float">
            <text:p>0.100563</text:p>
          </table:table-cell>
          <table:table-cell/>
          <table:table-cell office:value-type="float" office:value="32.5775" calcext:value-type="float">
            <text:p>32.5775</text:p>
          </table:table-cell>
          <table:table-cell office:value-type="float" office:value="1.40549" calcext:value-type="float">
            <text:p>1.40549</text:p>
          </table:table-cell>
          <table:table-cell office:value-type="float" office:value="0.567857" calcext:value-type="float">
            <text:p>0.56785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1652" calcext:value-type="float">
            <text:p>0.00141652</text:p>
          </table:table-cell>
          <table:table-cell/>
          <table:table-cell office:value-type="float" office:value="31.714" calcext:value-type="float">
            <text:p>31.714</text:p>
          </table:table-cell>
          <table:table-cell office:value-type="float" office:value="1.35066" calcext:value-type="float">
            <text:p>1.35066</text:p>
          </table:table-cell>
          <table:table-cell office:value-type="float" office:value="0.000808128" calcext:value-type="float">
            <text:p>0.000808128</text:p>
          </table:table-cell>
          <table:table-cell/>
          <table:table-cell office:value-type="float" office:value="32.941" calcext:value-type="float">
            <text:p>32.941</text:p>
          </table:table-cell>
          <table:table-cell office:value-type="float" office:value="1.16177" calcext:value-type="float">
            <text:p>1.16177</text:p>
          </table:table-cell>
          <table:table-cell office:value-type="float" office:value="0.000808238" calcext:value-type="float">
            <text:p>0.000808238</text:p>
          </table:table-cell>
          <table:table-cell/>
          <table:table-cell office:value-type="float" office:value="33.1732" calcext:value-type="float">
            <text:p>33.1732</text:p>
          </table:table-cell>
          <table:table-cell office:value-type="float" office:value="1.28476" calcext:value-type="float">
            <text:p>1.28476</text:p>
          </table:table-cell>
          <table:table-cell office:value-type="float" office:value="0.000827814" calcext:value-type="float">
            <text:p>0.000827814</text:p>
          </table:table-cell>
          <table:table-cell/>
          <table:table-cell office:value-type="float" office:value="33.5015" calcext:value-type="float">
            <text:p>33.5015</text:p>
          </table:table-cell>
          <table:table-cell office:value-type="float" office:value="1.34858" calcext:value-type="float">
            <text:p>1.34858</text:p>
          </table:table-cell>
          <table:table-cell office:value-type="float" office:value="0.00647124" calcext:value-type="float">
            <text:p>0.00647124</text:p>
          </table:table-cell>
          <table:table-cell/>
          <table:table-cell office:value-type="float" office:value="34.4318" calcext:value-type="float">
            <text:p>34.4318</text:p>
          </table:table-cell>
          <table:table-cell office:value-type="float" office:value="1.31896" calcext:value-type="float">
            <text:p>1.31896</text:p>
          </table:table-cell>
          <table:table-cell office:value-type="float" office:value="0.101834" calcext:value-type="float">
            <text:p>0.101834</text:p>
          </table:table-cell>
          <table:table-cell/>
          <table:table-cell office:value-type="float" office:value="34.3413" calcext:value-type="float">
            <text:p>34.3413</text:p>
          </table:table-cell>
          <table:table-cell office:value-type="float" office:value="1.1236" calcext:value-type="float">
            <text:p>1.1236</text:p>
          </table:table-cell>
          <table:table-cell office:value-type="float" office:value="0.587877" calcext:value-type="float">
            <text:p>0.58787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3563" calcext:value-type="float">
            <text:p>0.00143563</text:p>
          </table:table-cell>
          <table:table-cell/>
          <table:table-cell office:value-type="float" office:value="31.8323" calcext:value-type="float">
            <text:p>31.8323</text:p>
          </table:table-cell>
          <table:table-cell office:value-type="float" office:value="1.30964" calcext:value-type="float">
            <text:p>1.30964</text:p>
          </table:table-cell>
          <table:table-cell office:value-type="float" office:value="0.000807647" calcext:value-type="float">
            <text:p>0.000807647</text:p>
          </table:table-cell>
          <table:table-cell/>
          <table:table-cell office:value-type="float" office:value="33.1391" calcext:value-type="float">
            <text:p>33.1391</text:p>
          </table:table-cell>
          <table:table-cell office:value-type="float" office:value="1.25076" calcext:value-type="float">
            <text:p>1.25076</text:p>
          </table:table-cell>
          <table:table-cell office:value-type="float" office:value="0.000806605" calcext:value-type="float">
            <text:p>0.000806605</text:p>
          </table:table-cell>
          <table:table-cell/>
          <table:table-cell office:value-type="float" office:value="34.299" calcext:value-type="float">
            <text:p>34.299</text:p>
          </table:table-cell>
          <table:table-cell office:value-type="float" office:value="1.10249" calcext:value-type="float">
            <text:p>1.10249</text:p>
          </table:table-cell>
          <table:table-cell office:value-type="float" office:value="0.000811744" calcext:value-type="float">
            <text:p>0.000811744</text:p>
          </table:table-cell>
          <table:table-cell/>
          <table:table-cell office:value-type="float" office:value="32.4755" calcext:value-type="float">
            <text:p>32.4755</text:p>
          </table:table-cell>
          <table:table-cell office:value-type="float" office:value="1.37264" calcext:value-type="float">
            <text:p>1.37264</text:p>
          </table:table-cell>
          <table:table-cell office:value-type="float" office:value="0.0064352" calcext:value-type="float">
            <text:p>0.0064352</text:p>
          </table:table-cell>
          <table:table-cell/>
          <table:table-cell office:value-type="float" office:value="33.9904" calcext:value-type="float">
            <text:p>33.9904</text:p>
          </table:table-cell>
          <table:table-cell office:value-type="float" office:value="1.32105" calcext:value-type="float">
            <text:p>1.32105</text:p>
          </table:table-cell>
          <table:table-cell office:value-type="float" office:value="0.102102" calcext:value-type="float">
            <text:p>0.102102</text:p>
          </table:table-cell>
          <table:table-cell/>
          <table:table-cell office:value-type="float" office:value="31.8788" calcext:value-type="float">
            <text:p>31.8788</text:p>
          </table:table-cell>
          <table:table-cell office:value-type="float" office:value="1.44228" calcext:value-type="float">
            <text:p>1.44228</text:p>
          </table:table-cell>
          <table:table-cell office:value-type="float" office:value="0.566294" calcext:value-type="float">
            <text:p>0.56629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50864" calcext:value-type="float">
            <text:p>0.00150864</text:p>
          </table:table-cell>
          <table:table-cell/>
          <table:table-cell office:value-type="float" office:value="31.1476" calcext:value-type="float">
            <text:p>31.1476</text:p>
          </table:table-cell>
          <table:table-cell office:value-type="float" office:value="1.24536" calcext:value-type="float">
            <text:p>1.24536</text:p>
          </table:table-cell>
          <table:table-cell office:value-type="float" office:value="0.000800103" calcext:value-type="float">
            <text:p>0.000800103</text:p>
          </table:table-cell>
          <table:table-cell/>
          <table:table-cell office:value-type="float" office:value="33.0414" calcext:value-type="float">
            <text:p>33.0414</text:p>
          </table:table-cell>
          <table:table-cell office:value-type="float" office:value="1.24048" calcext:value-type="float">
            <text:p>1.24048</text:p>
          </table:table-cell>
          <table:table-cell office:value-type="float" office:value="0.000797488" calcext:value-type="float">
            <text:p>0.000797488</text:p>
          </table:table-cell>
          <table:table-cell/>
          <table:table-cell office:value-type="float" office:value="33.8074" calcext:value-type="float">
            <text:p>33.8074</text:p>
          </table:table-cell>
          <table:table-cell office:value-type="float" office:value="1.30557" calcext:value-type="float">
            <text:p>1.30557</text:p>
          </table:table-cell>
          <table:table-cell office:value-type="float" office:value="0.000815521" calcext:value-type="float">
            <text:p>0.000815521</text:p>
          </table:table-cell>
          <table:table-cell/>
          <table:table-cell office:value-type="float" office:value="34.395" calcext:value-type="float">
            <text:p>34.395</text:p>
          </table:table-cell>
          <table:table-cell office:value-type="float" office:value="1.24273" calcext:value-type="float">
            <text:p>1.24273</text:p>
          </table:table-cell>
          <table:table-cell office:value-type="float" office:value="0.00640345" calcext:value-type="float">
            <text:p>0.00640345</text:p>
          </table:table-cell>
          <table:table-cell/>
          <table:table-cell office:value-type="float" office:value="32.4537" calcext:value-type="float">
            <text:p>32.4537</text:p>
          </table:table-cell>
          <table:table-cell office:value-type="float" office:value="1.44685" calcext:value-type="float">
            <text:p>1.44685</text:p>
          </table:table-cell>
          <table:table-cell office:value-type="float" office:value="0.102868" calcext:value-type="float">
            <text:p>0.102868</text:p>
          </table:table-cell>
          <table:table-cell/>
          <table:table-cell office:value-type="float" office:value="34.5619" calcext:value-type="float">
            <text:p>34.5619</text:p>
          </table:table-cell>
          <table:table-cell office:value-type="float" office:value="1.25235" calcext:value-type="float">
            <text:p>1.25235</text:p>
          </table:table-cell>
          <table:table-cell office:value-type="float" office:value="0.577677" calcext:value-type="float">
            <text:p>0.57767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119" calcext:value-type="float">
            <text:p>0.0014119</text:p>
          </table:table-cell>
          <table:table-cell/>
          <table:table-cell office:value-type="float" office:value="32.8793" calcext:value-type="float">
            <text:p>32.8793</text:p>
          </table:table-cell>
          <table:table-cell office:value-type="float" office:value="1.13731" calcext:value-type="float">
            <text:p>1.13731</text:p>
          </table:table-cell>
          <table:table-cell office:value-type="float" office:value="0.000798991" calcext:value-type="float">
            <text:p>0.000798991</text:p>
          </table:table-cell>
          <table:table-cell/>
          <table:table-cell office:value-type="float" office:value="32.6525" calcext:value-type="float">
            <text:p>32.6525</text:p>
          </table:table-cell>
          <table:table-cell office:value-type="float" office:value="1.23352" calcext:value-type="float">
            <text:p>1.23352</text:p>
          </table:table-cell>
          <table:table-cell office:value-type="float" office:value="0.000801696" calcext:value-type="float">
            <text:p>0.000801696</text:p>
          </table:table-cell>
          <table:table-cell/>
          <table:table-cell office:value-type="float" office:value="33.395" calcext:value-type="float">
            <text:p>33.395</text:p>
          </table:table-cell>
          <table:table-cell office:value-type="float" office:value="1.35966" calcext:value-type="float">
            <text:p>1.35966</text:p>
          </table:table-cell>
          <table:table-cell office:value-type="float" office:value="0.000823046" calcext:value-type="float">
            <text:p>0.000823046</text:p>
          </table:table-cell>
          <table:table-cell/>
          <table:table-cell office:value-type="float" office:value="32.8094" calcext:value-type="float">
            <text:p>32.8094</text:p>
          </table:table-cell>
          <table:table-cell office:value-type="float" office:value="1.30113" calcext:value-type="float">
            <text:p>1.30113</text:p>
          </table:table-cell>
          <table:table-cell office:value-type="float" office:value="0.00639362" calcext:value-type="float">
            <text:p>0.00639362</text:p>
          </table:table-cell>
          <table:table-cell/>
          <table:table-cell office:value-type="float" office:value="34.0721" calcext:value-type="float">
            <text:p>34.0721</text:p>
          </table:table-cell>
          <table:table-cell office:value-type="float" office:value="1.33046" calcext:value-type="float">
            <text:p>1.33046</text:p>
          </table:table-cell>
          <table:table-cell office:value-type="float" office:value="0.0881215" calcext:value-type="float">
            <text:p>0.0881215</text:p>
          </table:table-cell>
          <table:table-cell/>
          <table:table-cell office:value-type="float" office:value="32.4447" calcext:value-type="float">
            <text:p>32.4447</text:p>
          </table:table-cell>
          <table:table-cell office:value-type="float" office:value="1.36098" calcext:value-type="float">
            <text:p>1.36098</text:p>
          </table:table-cell>
          <table:table-cell office:value-type="float" office:value="0.578941" calcext:value-type="float">
            <text:p>0.57894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4138" calcext:value-type="float">
            <text:p>0.0014138</text:p>
          </table:table-cell>
          <table:table-cell/>
          <table:table-cell office:value-type="float" office:value="31.2295" calcext:value-type="float">
            <text:p>31.2295</text:p>
          </table:table-cell>
          <table:table-cell office:value-type="float" office:value="1.35824" calcext:value-type="float">
            <text:p>1.35824</text:p>
          </table:table-cell>
          <table:table-cell office:value-type="float" office:value="0.000796916" calcext:value-type="float">
            <text:p>0.000796916</text:p>
          </table:table-cell>
          <table:table-cell/>
          <table:table-cell office:value-type="float" office:value="33.6771" calcext:value-type="float">
            <text:p>33.6771</text:p>
          </table:table-cell>
          <table:table-cell office:value-type="float" office:value="1.2571" calcext:value-type="float">
            <text:p>1.2571</text:p>
          </table:table-cell>
          <table:table-cell office:value-type="float" office:value="0.000801706" calcext:value-type="float">
            <text:p>0.000801706</text:p>
          </table:table-cell>
          <table:table-cell/>
          <table:table-cell office:value-type="float" office:value="33.3236" calcext:value-type="float">
            <text:p>33.3236</text:p>
          </table:table-cell>
          <table:table-cell office:value-type="float" office:value="1.28008" calcext:value-type="float">
            <text:p>1.28008</text:p>
          </table:table-cell>
          <table:table-cell office:value-type="float" office:value="0.00248197" calcext:value-type="float">
            <text:p>0.00248197</text:p>
          </table:table-cell>
          <table:table-cell/>
          <table:table-cell office:value-type="float" office:value="34.0811" calcext:value-type="float">
            <text:p>34.0811</text:p>
          </table:table-cell>
          <table:table-cell office:value-type="float" office:value="1.25989" calcext:value-type="float">
            <text:p>1.25989</text:p>
          </table:table-cell>
          <table:table-cell office:value-type="float" office:value="0.00647999" calcext:value-type="float">
            <text:p>0.00647999</text:p>
          </table:table-cell>
          <table:table-cell/>
          <table:table-cell office:value-type="float" office:value="33.2969" calcext:value-type="float">
            <text:p>33.2969</text:p>
          </table:table-cell>
          <table:table-cell office:value-type="float" office:value="1.32598" calcext:value-type="float">
            <text:p>1.32598</text:p>
          </table:table-cell>
          <table:table-cell office:value-type="float" office:value="0.0578403" calcext:value-type="float">
            <text:p>0.0578403</text:p>
          </table:table-cell>
          <table:table-cell/>
          <table:table-cell office:value-type="float" office:value="33.8033" calcext:value-type="float">
            <text:p>33.8033</text:p>
          </table:table-cell>
          <table:table-cell office:value-type="float" office:value="1.31619" calcext:value-type="float">
            <text:p>1.31619</text:p>
          </table:table-cell>
          <table:table-cell office:value-type="float" office:value="0.581572" calcext:value-type="float">
            <text:p>0.58157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142355" calcext:value-type="float">
            <text:p>0.00142355</text:p>
          </table:table-cell>
          <table:table-cell/>
          <table:table-cell office:value-type="float" office:value="32.5328" calcext:value-type="float">
            <text:p>32.5328</text:p>
          </table:table-cell>
          <table:table-cell office:value-type="float" office:value="1.17547" calcext:value-type="float">
            <text:p>1.17547</text:p>
          </table:table-cell>
          <table:table-cell office:value-type="float" office:value="0.000799862" calcext:value-type="float">
            <text:p>0.000799862</text:p>
          </table:table-cell>
          <table:table-cell/>
          <table:table-cell office:value-type="float" office:value="33.0838" calcext:value-type="float">
            <text:p>33.0838</text:p>
          </table:table-cell>
          <table:table-cell office:value-type="float" office:value="1.23679" calcext:value-type="float">
            <text:p>1.23679</text:p>
          </table:table-cell>
          <table:table-cell office:value-type="float" office:value="0.000799101" calcext:value-type="float">
            <text:p>0.000799101</text:p>
          </table:table-cell>
          <table:table-cell/>
          <table:table-cell office:value-type="float" office:value="31.7519" calcext:value-type="float">
            <text:p>31.7519</text:p>
          </table:table-cell>
          <table:table-cell office:value-type="float" office:value="1.37682" calcext:value-type="float">
            <text:p>1.37682</text:p>
          </table:table-cell>
          <table:table-cell office:value-type="float" office:value="0.00247499" calcext:value-type="float">
            <text:p>0.00247499</text:p>
          </table:table-cell>
          <table:table-cell/>
          <table:table-cell office:value-type="float" office:value="33.8899" calcext:value-type="float">
            <text:p>33.8899</text:p>
          </table:table-cell>
          <table:table-cell office:value-type="float" office:value="1.23326" calcext:value-type="float">
            <text:p>1.23326</text:p>
          </table:table-cell>
          <table:table-cell office:value-type="float" office:value="0.00640519" calcext:value-type="float">
            <text:p>0.00640519</text:p>
          </table:table-cell>
          <table:table-cell/>
          <table:table-cell office:value-type="float" office:value="33.8654" calcext:value-type="float">
            <text:p>33.8654</text:p>
          </table:table-cell>
          <table:table-cell office:value-type="float" office:value="1.27467" calcext:value-type="float">
            <text:p>1.27467</text:p>
          </table:table-cell>
          <table:table-cell office:value-type="float" office:value="0.0591028" calcext:value-type="float">
            <text:p>0.0591028</text:p>
          </table:table-cell>
          <table:table-cell/>
          <table:table-cell office:value-type="float" office:value="33.1765" calcext:value-type="float">
            <text:p>33.1765</text:p>
          </table:table-cell>
          <table:table-cell office:value-type="float" office:value="1.36254" calcext:value-type="float">
            <text:p>1.36254</text:p>
          </table:table-cell>
          <table:table-cell office:value-type="float" office:value="0.56888" calcext:value-type="float">
            <text:p>0.5688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102283" calcext:value-type="float">
            <text:p>0.00102283</text:p>
          </table:table-cell>
          <table:table-cell/>
          <table:table-cell office:value-type="float" office:value="30.9829" calcext:value-type="float">
            <text:p>30.9829</text:p>
          </table:table-cell>
          <table:table-cell office:value-type="float" office:value="1.339" calcext:value-type="float">
            <text:p>1.339</text:p>
          </table:table-cell>
          <table:table-cell office:value-type="float" office:value="0.000802067" calcext:value-type="float">
            <text:p>0.000802067</text:p>
          </table:table-cell>
          <table:table-cell/>
          <table:table-cell office:value-type="float" office:value="33.9751" calcext:value-type="float">
            <text:p>33.9751</text:p>
          </table:table-cell>
          <table:table-cell office:value-type="float" office:value="1.22137" calcext:value-type="float">
            <text:p>1.22137</text:p>
          </table:table-cell>
          <table:table-cell office:value-type="float" office:value="0.000825721" calcext:value-type="float">
            <text:p>0.000825721</text:p>
          </table:table-cell>
          <table:table-cell/>
          <table:table-cell office:value-type="float" office:value="33.0686" calcext:value-type="float">
            <text:p>33.0686</text:p>
          </table:table-cell>
          <table:table-cell office:value-type="float" office:value="1.21544" calcext:value-type="float">
            <text:p>1.21544</text:p>
          </table:table-cell>
          <table:table-cell office:value-type="float" office:value="0.00245765" calcext:value-type="float">
            <text:p>0.00245765</text:p>
          </table:table-cell>
          <table:table-cell/>
          <table:table-cell office:value-type="float" office:value="33.0033" calcext:value-type="float">
            <text:p>33.0033</text:p>
          </table:table-cell>
          <table:table-cell office:value-type="float" office:value="1.45125" calcext:value-type="float">
            <text:p>1.45125</text:p>
          </table:table-cell>
          <table:table-cell office:value-type="float" office:value="0.00639769" calcext:value-type="float">
            <text:p>0.00639769</text:p>
          </table:table-cell>
          <table:table-cell/>
          <table:table-cell office:value-type="float" office:value="33.442" calcext:value-type="float">
            <text:p>33.442</text:p>
          </table:table-cell>
          <table:table-cell office:value-type="float" office:value="1.27654" calcext:value-type="float">
            <text:p>1.27654</text:p>
          </table:table-cell>
          <table:table-cell office:value-type="float" office:value="0.0589352" calcext:value-type="float">
            <text:p>0.0589352</text:p>
          </table:table-cell>
          <table:table-cell/>
          <table:table-cell office:value-type="float" office:value="32.2872" calcext:value-type="float">
            <text:p>32.2872</text:p>
          </table:table-cell>
          <table:table-cell office:value-type="float" office:value="1.32053" calcext:value-type="float">
            <text:p>1.32053</text:p>
          </table:table-cell>
          <table:table-cell office:value-type="float" office:value="0.568755" calcext:value-type="float">
            <text:p>0.56875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698" calcext:value-type="float">
            <text:p>0.000467698</text:p>
          </table:table-cell>
          <table:table-cell/>
          <table:table-cell office:value-type="float" office:value="32.8405" calcext:value-type="float">
            <text:p>32.8405</text:p>
          </table:table-cell>
          <table:table-cell office:value-type="float" office:value="1.14546" calcext:value-type="float">
            <text:p>1.14546</text:p>
          </table:table-cell>
          <table:table-cell office:value-type="float" office:value="0.000806615" calcext:value-type="float">
            <text:p>0.000806615</text:p>
          </table:table-cell>
          <table:table-cell/>
          <table:table-cell office:value-type="float" office:value="32.6028" calcext:value-type="float">
            <text:p>32.6028</text:p>
          </table:table-cell>
          <table:table-cell office:value-type="float" office:value="1.20963" calcext:value-type="float">
            <text:p>1.20963</text:p>
          </table:table-cell>
          <table:table-cell office:value-type="float" office:value="0.000801556" calcext:value-type="float">
            <text:p>0.000801556</text:p>
          </table:table-cell>
          <table:table-cell/>
          <table:table-cell office:value-type="float" office:value="33.0723" calcext:value-type="float">
            <text:p>33.0723</text:p>
          </table:table-cell>
          <table:table-cell office:value-type="float" office:value="1.27023" calcext:value-type="float">
            <text:p>1.27023</text:p>
          </table:table-cell>
          <table:table-cell office:value-type="float" office:value="0.00246353" calcext:value-type="float">
            <text:p>0.00246353</text:p>
          </table:table-cell>
          <table:table-cell/>
          <table:table-cell office:value-type="float" office:value="33.3544" calcext:value-type="float">
            <text:p>33.3544</text:p>
          </table:table-cell>
          <table:table-cell office:value-type="float" office:value="1.306" calcext:value-type="float">
            <text:p>1.306</text:p>
          </table:table-cell>
          <table:table-cell office:value-type="float" office:value="0.00638757" calcext:value-type="float">
            <text:p>0.00638757</text:p>
          </table:table-cell>
          <table:table-cell/>
          <table:table-cell office:value-type="float" office:value="33.8063" calcext:value-type="float">
            <text:p>33.8063</text:p>
          </table:table-cell>
          <table:table-cell office:value-type="float" office:value="1.26195" calcext:value-type="float">
            <text:p>1.26195</text:p>
          </table:table-cell>
          <table:table-cell office:value-type="float" office:value="0.0577433" calcext:value-type="float">
            <text:p>0.0577433</text:p>
          </table:table-cell>
          <table:table-cell/>
          <table:table-cell office:value-type="float" office:value="34.5176" calcext:value-type="float">
            <text:p>34.5176</text:p>
          </table:table-cell>
          <table:table-cell office:value-type="float" office:value="1.19645" calcext:value-type="float">
            <text:p>1.19645</text:p>
          </table:table-cell>
          <table:table-cell office:value-type="float" office:value="0.580364" calcext:value-type="float">
            <text:p>0.580364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5784" calcext:value-type="float">
            <text:p>0.000475784</text:p>
          </table:table-cell>
          <table:table-cell/>
          <table:table-cell office:value-type="float" office:value="31.2851" calcext:value-type="float">
            <text:p>31.2851</text:p>
          </table:table-cell>
          <table:table-cell office:value-type="float" office:value="1.2347" calcext:value-type="float">
            <text:p>1.2347</text:p>
          </table:table-cell>
          <table:table-cell office:value-type="float" office:value="0.000804671" calcext:value-type="float">
            <text:p>0.000804671</text:p>
          </table:table-cell>
          <table:table-cell/>
          <table:table-cell office:value-type="float" office:value="32.5371" calcext:value-type="float">
            <text:p>32.5371</text:p>
          </table:table-cell>
          <table:table-cell office:value-type="float" office:value="1.37383" calcext:value-type="float">
            <text:p>1.37383</text:p>
          </table:table-cell>
          <table:table-cell office:value-type="float" office:value="0.000800894" calcext:value-type="float">
            <text:p>0.000800894</text:p>
          </table:table-cell>
          <table:table-cell/>
          <table:table-cell office:value-type="float" office:value="34.5708" calcext:value-type="float">
            <text:p>34.5708</text:p>
          </table:table-cell>
          <table:table-cell office:value-type="float" office:value="1.14125" calcext:value-type="float">
            <text:p>1.14125</text:p>
          </table:table-cell>
          <table:table-cell office:value-type="float" office:value="0.00249281" calcext:value-type="float">
            <text:p>0.00249281</text:p>
          </table:table-cell>
          <table:table-cell/>
          <table:table-cell office:value-type="float" office:value="33.0816" calcext:value-type="float">
            <text:p>33.0816</text:p>
          </table:table-cell>
          <table:table-cell office:value-type="float" office:value="1.44963" calcext:value-type="float">
            <text:p>1.44963</text:p>
          </table:table-cell>
          <table:table-cell office:value-type="float" office:value="0.0064543" calcext:value-type="float">
            <text:p>0.0064543</text:p>
          </table:table-cell>
          <table:table-cell/>
          <table:table-cell office:value-type="float" office:value="31.7019" calcext:value-type="float">
            <text:p>31.7019</text:p>
          </table:table-cell>
          <table:table-cell office:value-type="float" office:value="1.38482" calcext:value-type="float">
            <text:p>1.38482</text:p>
          </table:table-cell>
          <table:table-cell office:value-type="float" office:value="0.0570092" calcext:value-type="float">
            <text:p>0.0570092</text:p>
          </table:table-cell>
          <table:table-cell/>
          <table:table-cell office:value-type="float" office:value="32.4307" calcext:value-type="float">
            <text:p>32.4307</text:p>
          </table:table-cell>
          <table:table-cell office:value-type="float" office:value="1.36773" calcext:value-type="float">
            <text:p>1.36773</text:p>
          </table:table-cell>
          <table:table-cell office:value-type="float" office:value="0.569777" calcext:value-type="float">
            <text:p>0.56977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44" calcext:value-type="float">
            <text:p>0.00046844</text:p>
          </table:table-cell>
          <table:table-cell/>
          <table:table-cell office:value-type="float" office:value="30.4412" calcext:value-type="float">
            <text:p>30.4412</text:p>
          </table:table-cell>
          <table:table-cell office:value-type="float" office:value="1.36132" calcext:value-type="float">
            <text:p>1.36132</text:p>
          </table:table-cell>
          <table:table-cell office:value-type="float" office:value="0.000799782" calcext:value-type="float">
            <text:p>0.000799782</text:p>
          </table:table-cell>
          <table:table-cell/>
          <table:table-cell office:value-type="float" office:value="33.8663" calcext:value-type="float">
            <text:p>33.8663</text:p>
          </table:table-cell>
          <table:table-cell office:value-type="float" office:value="1.12727" calcext:value-type="float">
            <text:p>1.12727</text:p>
          </table:table-cell>
          <table:table-cell office:value-type="float" office:value="0.000805574" calcext:value-type="float">
            <text:p>0.000805574</text:p>
          </table:table-cell>
          <table:table-cell/>
          <table:table-cell office:value-type="float" office:value="32.3323" calcext:value-type="float">
            <text:p>32.3323</text:p>
          </table:table-cell>
          <table:table-cell office:value-type="float" office:value="1.25873" calcext:value-type="float">
            <text:p>1.25873</text:p>
          </table:table-cell>
          <table:table-cell office:value-type="float" office:value="0.00249177" calcext:value-type="float">
            <text:p>0.00249177</text:p>
          </table:table-cell>
          <table:table-cell/>
          <table:table-cell office:value-type="float" office:value="33.9934" calcext:value-type="float">
            <text:p>33.9934</text:p>
          </table:table-cell>
          <table:table-cell office:value-type="float" office:value="1.34004" calcext:value-type="float">
            <text:p>1.34004</text:p>
          </table:table-cell>
          <table:table-cell office:value-type="float" office:value="0.00650338" calcext:value-type="float">
            <text:p>0.00650338</text:p>
          </table:table-cell>
          <table:table-cell/>
          <table:table-cell office:value-type="float" office:value="32.478" calcext:value-type="float">
            <text:p>32.478</text:p>
          </table:table-cell>
          <table:table-cell office:value-type="float" office:value="1.40854" calcext:value-type="float">
            <text:p>1.40854</text:p>
          </table:table-cell>
          <table:table-cell office:value-type="float" office:value="0.0571308" calcext:value-type="float">
            <text:p>0.0571308</text:p>
          </table:table-cell>
          <table:table-cell/>
          <table:table-cell office:value-type="float" office:value="33.2472" calcext:value-type="float">
            <text:p>33.2472</text:p>
          </table:table-cell>
          <table:table-cell office:value-type="float" office:value="1.3609" calcext:value-type="float">
            <text:p>1.3609</text:p>
          </table:table-cell>
          <table:table-cell office:value-type="float" office:value="0.562932" calcext:value-type="float">
            <text:p>0.56293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629" calcext:value-type="float">
            <text:p>0.000473629</text:p>
          </table:table-cell>
          <table:table-cell/>
          <table:table-cell office:value-type="float" office:value="30.9132" calcext:value-type="float">
            <text:p>30.9132</text:p>
          </table:table-cell>
          <table:table-cell office:value-type="float" office:value="1.33764" calcext:value-type="float">
            <text:p>1.33764</text:p>
          </table:table-cell>
          <table:table-cell office:value-type="float" office:value="0.000816844" calcext:value-type="float">
            <text:p>0.000816844</text:p>
          </table:table-cell>
          <table:table-cell/>
          <table:table-cell office:value-type="float" office:value="32.7903" calcext:value-type="float">
            <text:p>32.7903</text:p>
          </table:table-cell>
          <table:table-cell office:value-type="float" office:value="1.24813" calcext:value-type="float">
            <text:p>1.24813</text:p>
          </table:table-cell>
          <table:table-cell office:value-type="float" office:value="0.000805593" calcext:value-type="float">
            <text:p>0.000805593</text:p>
          </table:table-cell>
          <table:table-cell/>
          <table:table-cell office:value-type="float" office:value="35.0044" calcext:value-type="float">
            <text:p>35.0044</text:p>
          </table:table-cell>
          <table:table-cell office:value-type="float" office:value="1.1879" calcext:value-type="float">
            <text:p>1.1879</text:p>
          </table:table-cell>
          <table:table-cell office:value-type="float" office:value="0.00247247" calcext:value-type="float">
            <text:p>0.00247247</text:p>
          </table:table-cell>
          <table:table-cell/>
          <table:table-cell office:value-type="float" office:value="34.5934" calcext:value-type="float">
            <text:p>34.5934</text:p>
          </table:table-cell>
          <table:table-cell office:value-type="float" office:value="1.23078" calcext:value-type="float">
            <text:p>1.23078</text:p>
          </table:table-cell>
          <table:table-cell office:value-type="float" office:value="0.00648537" calcext:value-type="float">
            <text:p>0.00648537</text:p>
          </table:table-cell>
          <table:table-cell/>
          <table:table-cell office:value-type="float" office:value="33.9318" calcext:value-type="float">
            <text:p>33.9318</text:p>
          </table:table-cell>
          <table:table-cell office:value-type="float" office:value="1.32467" calcext:value-type="float">
            <text:p>1.32467</text:p>
          </table:table-cell>
          <table:table-cell office:value-type="float" office:value="0.0577727" calcext:value-type="float">
            <text:p>0.0577727</text:p>
          </table:table-cell>
          <table:table-cell/>
          <table:table-cell office:value-type="float" office:value="34.125" calcext:value-type="float">
            <text:p>34.125</text:p>
          </table:table-cell>
          <table:table-cell office:value-type="float" office:value="1.29391" calcext:value-type="float">
            <text:p>1.29391</text:p>
          </table:table-cell>
          <table:table-cell office:value-type="float" office:value="0.582424" calcext:value-type="float">
            <text:p>0.58242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47" calcext:value-type="float">
            <text:p>0.00046847</text:p>
          </table:table-cell>
          <table:table-cell/>
          <table:table-cell office:value-type="float" office:value="29.8983" calcext:value-type="float">
            <text:p>29.8983</text:p>
          </table:table-cell>
          <table:table-cell office:value-type="float" office:value="1.39422" calcext:value-type="float">
            <text:p>1.39422</text:p>
          </table:table-cell>
          <table:table-cell office:value-type="float" office:value="0.000810533" calcext:value-type="float">
            <text:p>0.000810533</text:p>
          </table:table-cell>
          <table:table-cell/>
          <table:table-cell office:value-type="float" office:value="34.4223" calcext:value-type="float">
            <text:p>34.4223</text:p>
          </table:table-cell>
          <table:table-cell office:value-type="float" office:value="1.17277" calcext:value-type="float">
            <text:p>1.17277</text:p>
          </table:table-cell>
          <table:table-cell office:value-type="float" office:value="0.000801576" calcext:value-type="float">
            <text:p>0.000801576</text:p>
          </table:table-cell>
          <table:table-cell/>
          <table:table-cell office:value-type="float" office:value="33.7545" calcext:value-type="float">
            <text:p>33.7545</text:p>
          </table:table-cell>
          <table:table-cell office:value-type="float" office:value="1.35349" calcext:value-type="float">
            <text:p>1.35349</text:p>
          </table:table-cell>
          <table:table-cell office:value-type="float" office:value="0.00226848" calcext:value-type="float">
            <text:p>0.00226848</text:p>
          </table:table-cell>
          <table:table-cell/>
          <table:table-cell office:value-type="float" office:value="33.0819" calcext:value-type="float">
            <text:p>33.0819</text:p>
          </table:table-cell>
          <table:table-cell office:value-type="float" office:value="1.32093" calcext:value-type="float">
            <text:p>1.32093</text:p>
          </table:table-cell>
          <table:table-cell office:value-type="float" office:value="0.00640506" calcext:value-type="float">
            <text:p>0.00640506</text:p>
          </table:table-cell>
          <table:table-cell/>
          <table:table-cell office:value-type="float" office:value="34.8942" calcext:value-type="float">
            <text:p>34.8942</text:p>
          </table:table-cell>
          <table:table-cell office:value-type="float" office:value="1.17769" calcext:value-type="float">
            <text:p>1.17769</text:p>
          </table:table-cell>
          <table:table-cell office:value-type="float" office:value="0.0588468" calcext:value-type="float">
            <text:p>0.0588468</text:p>
          </table:table-cell>
          <table:table-cell/>
          <table:table-cell office:value-type="float" office:value="32.4337" calcext:value-type="float">
            <text:p>32.4337</text:p>
          </table:table-cell>
          <table:table-cell office:value-type="float" office:value="1.33508" calcext:value-type="float">
            <text:p>1.33508</text:p>
          </table:table-cell>
          <table:table-cell office:value-type="float" office:value="0.566263" calcext:value-type="float">
            <text:p>0.56626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174" calcext:value-type="float">
            <text:p>0.000476174</text:p>
          </table:table-cell>
          <table:table-cell/>
          <table:table-cell office:value-type="float" office:value="33.4096" calcext:value-type="float">
            <text:p>33.4096</text:p>
          </table:table-cell>
          <table:table-cell office:value-type="float" office:value="1.17542" calcext:value-type="float">
            <text:p>1.17542</text:p>
          </table:table-cell>
          <table:table-cell office:value-type="float" office:value="0.000803198" calcext:value-type="float">
            <text:p>0.000803198</text:p>
          </table:table-cell>
          <table:table-cell/>
          <table:table-cell office:value-type="float" office:value="32.3833" calcext:value-type="float">
            <text:p>32.3833</text:p>
          </table:table-cell>
          <table:table-cell office:value-type="float" office:value="1.29675" calcext:value-type="float">
            <text:p>1.29675</text:p>
          </table:table-cell>
          <table:table-cell office:value-type="float" office:value="0.000799641" calcext:value-type="float">
            <text:p>0.000799641</text:p>
          </table:table-cell>
          <table:table-cell/>
          <table:table-cell office:value-type="float" office:value="32.4521" calcext:value-type="float">
            <text:p>32.4521</text:p>
          </table:table-cell>
          <table:table-cell office:value-type="float" office:value="1.26294" calcext:value-type="float">
            <text:p>1.26294</text:p>
          </table:table-cell>
          <table:table-cell office:value-type="float" office:value="0.00108613" calcext:value-type="float">
            <text:p>0.00108613</text:p>
          </table:table-cell>
          <table:table-cell/>
          <table:table-cell office:value-type="float" office:value="32.9457" calcext:value-type="float">
            <text:p>32.9457</text:p>
          </table:table-cell>
          <table:table-cell office:value-type="float" office:value="1.33291" calcext:value-type="float">
            <text:p>1.33291</text:p>
          </table:table-cell>
          <table:table-cell office:value-type="float" office:value="0.00642185" calcext:value-type="float">
            <text:p>0.00642185</text:p>
          </table:table-cell>
          <table:table-cell/>
          <table:table-cell office:value-type="float" office:value="32.0967" calcext:value-type="float">
            <text:p>32.0967</text:p>
          </table:table-cell>
          <table:table-cell office:value-type="float" office:value="1.41205" calcext:value-type="float">
            <text:p>1.41205</text:p>
          </table:table-cell>
          <table:table-cell office:value-type="float" office:value="0.0577272" calcext:value-type="float">
            <text:p>0.0577272</text:p>
          </table:table-cell>
          <table:table-cell/>
          <table:table-cell office:value-type="float" office:value="32.4551" calcext:value-type="float">
            <text:p>32.4551</text:p>
          </table:table-cell>
          <table:table-cell office:value-type="float" office:value="1.41621" calcext:value-type="float">
            <text:p>1.41621</text:p>
          </table:table-cell>
          <table:table-cell office:value-type="float" office:value="0.569243" calcext:value-type="float">
            <text:p>0.56924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9082" calcext:value-type="float">
            <text:p>0.000469082</text:p>
          </table:table-cell>
          <table:table-cell/>
          <table:table-cell office:value-type="float" office:value="32.555" calcext:value-type="float">
            <text:p>32.555</text:p>
          </table:table-cell>
          <table:table-cell office:value-type="float" office:value="1.128" calcext:value-type="float">
            <text:p>1.128</text:p>
          </table:table-cell>
          <table:table-cell office:value-type="float" office:value="0.000805844" calcext:value-type="float">
            <text:p>0.000805844</text:p>
          </table:table-cell>
          <table:table-cell/>
          <table:table-cell office:value-type="float" office:value="30.5833" calcext:value-type="float">
            <text:p>30.5833</text:p>
          </table:table-cell>
          <table:table-cell office:value-type="float" office:value="1.52926" calcext:value-type="float">
            <text:p>1.52926</text:p>
          </table:table-cell>
          <table:table-cell office:value-type="float" office:value="0.000801645" calcext:value-type="float">
            <text:p>0.000801645</text:p>
          </table:table-cell>
          <table:table-cell/>
          <table:table-cell office:value-type="float" office:value="33.3823" calcext:value-type="float">
            <text:p>33.3823</text:p>
          </table:table-cell>
          <table:table-cell office:value-type="float" office:value="1.22326" calcext:value-type="float">
            <text:p>1.22326</text:p>
          </table:table-cell>
          <table:table-cell office:value-type="float" office:value="0.000818658" calcext:value-type="float">
            <text:p>0.000818658</text:p>
          </table:table-cell>
          <table:table-cell/>
          <table:table-cell office:value-type="float" office:value="31.7246" calcext:value-type="float">
            <text:p>31.7246</text:p>
          </table:table-cell>
          <table:table-cell office:value-type="float" office:value="1.54607" calcext:value-type="float">
            <text:p>1.54607</text:p>
          </table:table-cell>
          <table:table-cell office:value-type="float" office:value="0.00632248" calcext:value-type="float">
            <text:p>0.00632248</text:p>
          </table:table-cell>
          <table:table-cell/>
          <table:table-cell office:value-type="float" office:value="34.9466" calcext:value-type="float">
            <text:p>34.9466</text:p>
          </table:table-cell>
          <table:table-cell office:value-type="float" office:value="1.28541" calcext:value-type="float">
            <text:p>1.28541</text:p>
          </table:table-cell>
          <table:table-cell office:value-type="float" office:value="0.0590242" calcext:value-type="float">
            <text:p>0.0590242</text:p>
          </table:table-cell>
          <table:table-cell/>
          <table:table-cell office:value-type="float" office:value="33.5216" calcext:value-type="float">
            <text:p>33.5216</text:p>
          </table:table-cell>
          <table:table-cell office:value-type="float" office:value="1.29709" calcext:value-type="float">
            <text:p>1.29709</text:p>
          </table:table-cell>
          <table:table-cell office:value-type="float" office:value="0.57637" calcext:value-type="float">
            <text:p>0.5763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826" calcext:value-type="float">
            <text:p>0.000471826</text:p>
          </table:table-cell>
          <table:table-cell/>
          <table:table-cell office:value-type="float" office:value="32.0071" calcext:value-type="float">
            <text:p>32.0071</text:p>
          </table:table-cell>
          <table:table-cell office:value-type="float" office:value="1.26847" calcext:value-type="float">
            <text:p>1.26847</text:p>
          </table:table-cell>
          <table:table-cell office:value-type="float" office:value="0.000800504" calcext:value-type="float">
            <text:p>0.000800504</text:p>
          </table:table-cell>
          <table:table-cell/>
          <table:table-cell office:value-type="float" office:value="33.3518" calcext:value-type="float">
            <text:p>33.3518</text:p>
          </table:table-cell>
          <table:table-cell office:value-type="float" office:value="1.24864" calcext:value-type="float">
            <text:p>1.24864</text:p>
          </table:table-cell>
          <table:table-cell office:value-type="float" office:value="0.000804471" calcext:value-type="float">
            <text:p>0.000804471</text:p>
          </table:table-cell>
          <table:table-cell/>
          <table:table-cell office:value-type="float" office:value="31.4587" calcext:value-type="float">
            <text:p>31.4587</text:p>
          </table:table-cell>
          <table:table-cell office:value-type="float" office:value="1.44178" calcext:value-type="float">
            <text:p>1.44178</text:p>
          </table:table-cell>
          <table:table-cell office:value-type="float" office:value="0.000824178" calcext:value-type="float">
            <text:p>0.000824178</text:p>
          </table:table-cell>
          <table:table-cell/>
          <table:table-cell office:value-type="float" office:value="32.6993" calcext:value-type="float">
            <text:p>32.6993</text:p>
          </table:table-cell>
          <table:table-cell office:value-type="float" office:value="1.36439" calcext:value-type="float">
            <text:p>1.36439</text:p>
          </table:table-cell>
          <table:table-cell office:value-type="float" office:value="0.00640872" calcext:value-type="float">
            <text:p>0.00640872</text:p>
          </table:table-cell>
          <table:table-cell/>
          <table:table-cell office:value-type="float" office:value="33.6744" calcext:value-type="float">
            <text:p>33.6744</text:p>
          </table:table-cell>
          <table:table-cell office:value-type="float" office:value="1.3373" calcext:value-type="float">
            <text:p>1.3373</text:p>
          </table:table-cell>
          <table:table-cell office:value-type="float" office:value="0.0578676" calcext:value-type="float">
            <text:p>0.0578676</text:p>
          </table:table-cell>
          <table:table-cell/>
          <table:table-cell office:value-type="float" office:value="32.8711" calcext:value-type="float">
            <text:p>32.8711</text:p>
          </table:table-cell>
          <table:table-cell office:value-type="float" office:value="1.43139" calcext:value-type="float">
            <text:p>1.43139</text:p>
          </table:table-cell>
          <table:table-cell office:value-type="float" office:value="0.573901" calcext:value-type="float">
            <text:p>0.57390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898" calcext:value-type="float">
            <text:p>0.000472898</text:p>
          </table:table-cell>
          <table:table-cell/>
          <table:table-cell office:value-type="float" office:value="31.2451" calcext:value-type="float">
            <text:p>31.2451</text:p>
          </table:table-cell>
          <table:table-cell office:value-type="float" office:value="1.29486" calcext:value-type="float">
            <text:p>1.29486</text:p>
          </table:table-cell>
          <table:table-cell office:value-type="float" office:value="0.000805743" calcext:value-type="float">
            <text:p>0.000805743</text:p>
          </table:table-cell>
          <table:table-cell/>
          <table:table-cell office:value-type="float" office:value="32.3542" calcext:value-type="float">
            <text:p>32.3542</text:p>
          </table:table-cell>
          <table:table-cell office:value-type="float" office:value="1.49216" calcext:value-type="float">
            <text:p>1.49216</text:p>
          </table:table-cell>
          <table:table-cell office:value-type="float" office:value="0.000803309" calcext:value-type="float">
            <text:p>0.000803309</text:p>
          </table:table-cell>
          <table:table-cell/>
          <table:table-cell office:value-type="float" office:value="31.7618" calcext:value-type="float">
            <text:p>31.7618</text:p>
          </table:table-cell>
          <table:table-cell office:value-type="float" office:value="1.43568" calcext:value-type="float">
            <text:p>1.43568</text:p>
          </table:table-cell>
          <table:table-cell office:value-type="float" office:value="0.000822906" calcext:value-type="float">
            <text:p>0.000822906</text:p>
          </table:table-cell>
          <table:table-cell/>
          <table:table-cell office:value-type="float" office:value="34.4022" calcext:value-type="float">
            <text:p>34.4022</text:p>
          </table:table-cell>
          <table:table-cell office:value-type="float" office:value="1.24656" calcext:value-type="float">
            <text:p>1.24656</text:p>
          </table:table-cell>
          <table:table-cell office:value-type="float" office:value="0.00645698" calcext:value-type="float">
            <text:p>0.00645698</text:p>
          </table:table-cell>
          <table:table-cell/>
          <table:table-cell office:value-type="float" office:value="32.5867" calcext:value-type="float">
            <text:p>32.5867</text:p>
          </table:table-cell>
          <table:table-cell office:value-type="float" office:value="1.38893" calcext:value-type="float">
            <text:p>1.38893</text:p>
          </table:table-cell>
          <table:table-cell office:value-type="float" office:value="0.0581588" calcext:value-type="float">
            <text:p>0.0581588</text:p>
          </table:table-cell>
          <table:table-cell/>
          <table:table-cell office:value-type="float" office:value="33.2206" calcext:value-type="float">
            <text:p>33.2206</text:p>
          </table:table-cell>
          <table:table-cell office:value-type="float" office:value="1.3334" calcext:value-type="float">
            <text:p>1.3334</text:p>
          </table:table-cell>
          <table:table-cell office:value-type="float" office:value="0.581542" calcext:value-type="float">
            <text:p>0.58154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566" calcext:value-type="float">
            <text:p>0.000471566</text:p>
          </table:table-cell>
          <table:table-cell/>
          <table:table-cell office:value-type="float" office:value="31.9542" calcext:value-type="float">
            <text:p>31.9542</text:p>
          </table:table-cell>
          <table:table-cell office:value-type="float" office:value="1.17891" calcext:value-type="float">
            <text:p>1.17891</text:p>
          </table:table-cell>
          <table:table-cell office:value-type="float" office:value="0.000807337" calcext:value-type="float">
            <text:p>0.000807337</text:p>
          </table:table-cell>
          <table:table-cell/>
          <table:table-cell office:value-type="float" office:value="31.1937" calcext:value-type="float">
            <text:p>31.1937</text:p>
          </table:table-cell>
          <table:table-cell office:value-type="float" office:value="1.4302" calcext:value-type="float">
            <text:p>1.4302</text:p>
          </table:table-cell>
          <table:table-cell office:value-type="float" office:value="0.00081462" calcext:value-type="float">
            <text:p>0.00081462</text:p>
          </table:table-cell>
          <table:table-cell/>
          <table:table-cell office:value-type="float" office:value="35.0104" calcext:value-type="float">
            <text:p>35.0104</text:p>
          </table:table-cell>
          <table:table-cell office:value-type="float" office:value="1.19439" calcext:value-type="float">
            <text:p>1.19439</text:p>
          </table:table-cell>
          <table:table-cell office:value-type="float" office:value="0.000822585" calcext:value-type="float">
            <text:p>0.000822585</text:p>
          </table:table-cell>
          <table:table-cell/>
          <table:table-cell office:value-type="float" office:value="31.8457" calcext:value-type="float">
            <text:p>31.8457</text:p>
          </table:table-cell>
          <table:table-cell office:value-type="float" office:value="1.43631" calcext:value-type="float">
            <text:p>1.43631</text:p>
          </table:table-cell>
          <table:table-cell office:value-type="float" office:value="0.00637423" calcext:value-type="float">
            <text:p>0.00637423</text:p>
          </table:table-cell>
          <table:table-cell/>
          <table:table-cell office:value-type="float" office:value="33.599" calcext:value-type="float">
            <text:p>33.599</text:p>
          </table:table-cell>
          <table:table-cell office:value-type="float" office:value="1.27493" calcext:value-type="float">
            <text:p>1.27493</text:p>
          </table:table-cell>
          <table:table-cell office:value-type="float" office:value="0.0581768" calcext:value-type="float">
            <text:p>0.0581768</text:p>
          </table:table-cell>
          <table:table-cell/>
          <table:table-cell office:value-type="float" office:value="34.7164" calcext:value-type="float">
            <text:p>34.7164</text:p>
          </table:table-cell>
          <table:table-cell office:value-type="float" office:value="1.23218" calcext:value-type="float">
            <text:p>1.23218</text:p>
          </table:table-cell>
          <table:table-cell office:value-type="float" office:value="0.577949" calcext:value-type="float">
            <text:p>0.57794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36" calcext:value-type="float">
            <text:p>0.00046836</text:p>
          </table:table-cell>
          <table:table-cell/>
          <table:table-cell office:value-type="float" office:value="29.5465" calcext:value-type="float">
            <text:p>29.5465</text:p>
          </table:table-cell>
          <table:table-cell office:value-type="float" office:value="1.37855" calcext:value-type="float">
            <text:p>1.37855</text:p>
          </table:table-cell>
          <table:table-cell office:value-type="float" office:value="0.000801646" calcext:value-type="float">
            <text:p>0.000801646</text:p>
          </table:table-cell>
          <table:table-cell/>
          <table:table-cell office:value-type="float" office:value="32.4417" calcext:value-type="float">
            <text:p>32.4417</text:p>
          </table:table-cell>
          <table:table-cell office:value-type="float" office:value="1.33978" calcext:value-type="float">
            <text:p>1.33978</text:p>
          </table:table-cell>
          <table:table-cell office:value-type="float" office:value="0.000789442" calcext:value-type="float">
            <text:p>0.000789442</text:p>
          </table:table-cell>
          <table:table-cell/>
          <table:table-cell office:value-type="float" office:value="32.9549" calcext:value-type="float">
            <text:p>32.9549</text:p>
          </table:table-cell>
          <table:table-cell office:value-type="float" office:value="1.34303" calcext:value-type="float">
            <text:p>1.34303</text:p>
          </table:table-cell>
          <table:table-cell office:value-type="float" office:value="0.000822656" calcext:value-type="float">
            <text:p>0.000822656</text:p>
          </table:table-cell>
          <table:table-cell/>
          <table:table-cell office:value-type="float" office:value="33.2843" calcext:value-type="float">
            <text:p>33.2843</text:p>
          </table:table-cell>
          <table:table-cell office:value-type="float" office:value="1.29779" calcext:value-type="float">
            <text:p>1.29779</text:p>
          </table:table-cell>
          <table:table-cell office:value-type="float" office:value="0.00645964" calcext:value-type="float">
            <text:p>0.00645964</text:p>
          </table:table-cell>
          <table:table-cell/>
          <table:table-cell office:value-type="float" office:value="33.3741" calcext:value-type="float">
            <text:p>33.3741</text:p>
          </table:table-cell>
          <table:table-cell office:value-type="float" office:value="1.39293" calcext:value-type="float">
            <text:p>1.39293</text:p>
          </table:table-cell>
          <table:table-cell office:value-type="float" office:value="0.0586751" calcext:value-type="float">
            <text:p>0.0586751</text:p>
          </table:table-cell>
          <table:table-cell/>
          <table:table-cell office:value-type="float" office:value="33.1585" calcext:value-type="float">
            <text:p>33.1585</text:p>
          </table:table-cell>
          <table:table-cell office:value-type="float" office:value="1.32535" calcext:value-type="float">
            <text:p>1.32535</text:p>
          </table:table-cell>
          <table:table-cell office:value-type="float" office:value="0.579308" calcext:value-type="float">
            <text:p>0.57930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506" calcext:value-type="float">
            <text:p>0.000471506</text:p>
          </table:table-cell>
          <table:table-cell/>
          <table:table-cell office:value-type="float" office:value="32.1238" calcext:value-type="float">
            <text:p>32.1238</text:p>
          </table:table-cell>
          <table:table-cell office:value-type="float" office:value="1.30392" calcext:value-type="float">
            <text:p>1.30392</text:p>
          </table:table-cell>
          <table:table-cell office:value-type="float" office:value="0.000792899" calcext:value-type="float">
            <text:p>0.000792899</text:p>
          </table:table-cell>
          <table:table-cell/>
          <table:table-cell office:value-type="float" office:value="31.5509" calcext:value-type="float">
            <text:p>31.5509</text:p>
          </table:table-cell>
          <table:table-cell office:value-type="float" office:value="1.40744" calcext:value-type="float">
            <text:p>1.40744</text:p>
          </table:table-cell>
          <table:table-cell office:value-type="float" office:value="0.000792589" calcext:value-type="float">
            <text:p>0.000792589</text:p>
          </table:table-cell>
          <table:table-cell/>
          <table:table-cell office:value-type="float" office:value="32.9681" calcext:value-type="float">
            <text:p>32.9681</text:p>
          </table:table-cell>
          <table:table-cell office:value-type="float" office:value="1.38764" calcext:value-type="float">
            <text:p>1.38764</text:p>
          </table:table-cell>
          <table:table-cell office:value-type="float" office:value="0.000824389" calcext:value-type="float">
            <text:p>0.000824389</text:p>
          </table:table-cell>
          <table:table-cell/>
          <table:table-cell office:value-type="float" office:value="32.7142" calcext:value-type="float">
            <text:p>32.7142</text:p>
          </table:table-cell>
          <table:table-cell office:value-type="float" office:value="1.33649" calcext:value-type="float">
            <text:p>1.33649</text:p>
          </table:table-cell>
          <table:table-cell office:value-type="float" office:value="0.00649304" calcext:value-type="float">
            <text:p>0.00649304</text:p>
          </table:table-cell>
          <table:table-cell/>
          <table:table-cell office:value-type="float" office:value="33.538" calcext:value-type="float">
            <text:p>33.538</text:p>
          </table:table-cell>
          <table:table-cell office:value-type="float" office:value="1.37924" calcext:value-type="float">
            <text:p>1.37924</text:p>
          </table:table-cell>
          <table:table-cell office:value-type="float" office:value="0.0581002" calcext:value-type="float">
            <text:p>0.0581002</text:p>
          </table:table-cell>
          <table:table-cell/>
          <table:table-cell office:value-type="float" office:value="32.0788" calcext:value-type="float">
            <text:p>32.0788</text:p>
          </table:table-cell>
          <table:table-cell office:value-type="float" office:value="1.54622" calcext:value-type="float">
            <text:p>1.54622</text:p>
          </table:table-cell>
          <table:table-cell office:value-type="float" office:value="0.588421" calcext:value-type="float">
            <text:p>0.58842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046" calcext:value-type="float">
            <text:p>0.000472046</text:p>
          </table:table-cell>
          <table:table-cell/>
          <table:table-cell office:value-type="float" office:value="31.7074" calcext:value-type="float">
            <text:p>31.7074</text:p>
          </table:table-cell>
          <table:table-cell office:value-type="float" office:value="1.30359" calcext:value-type="float">
            <text:p>1.30359</text:p>
          </table:table-cell>
          <table:table-cell office:value-type="float" office:value="0.000791858" calcext:value-type="float">
            <text:p>0.000791858</text:p>
          </table:table-cell>
          <table:table-cell/>
          <table:table-cell office:value-type="float" office:value="32.1199" calcext:value-type="float">
            <text:p>32.1199</text:p>
          </table:table-cell>
          <table:table-cell office:value-type="float" office:value="1.31956" calcext:value-type="float">
            <text:p>1.31956</text:p>
          </table:table-cell>
          <table:table-cell office:value-type="float" office:value="0.000798069" calcext:value-type="float">
            <text:p>0.000798069</text:p>
          </table:table-cell>
          <table:table-cell/>
          <table:table-cell office:value-type="float" office:value="32.5304" calcext:value-type="float">
            <text:p>32.5304</text:p>
          </table:table-cell>
          <table:table-cell office:value-type="float" office:value="1.39139" calcext:value-type="float">
            <text:p>1.39139</text:p>
          </table:table-cell>
          <table:table-cell office:value-type="float" office:value="0.000831842" calcext:value-type="float">
            <text:p>0.000831842</text:p>
          </table:table-cell>
          <table:table-cell/>
          <table:table-cell office:value-type="float" office:value="32.9428" calcext:value-type="float">
            <text:p>32.9428</text:p>
          </table:table-cell>
          <table:table-cell office:value-type="float" office:value="1.43881" calcext:value-type="float">
            <text:p>1.43881</text:p>
          </table:table-cell>
          <table:table-cell office:value-type="float" office:value="0.00644148" calcext:value-type="float">
            <text:p>0.00644148</text:p>
          </table:table-cell>
          <table:table-cell/>
          <table:table-cell office:value-type="float" office:value="33.7215" calcext:value-type="float">
            <text:p>33.7215</text:p>
          </table:table-cell>
          <table:table-cell office:value-type="float" office:value="1.33099" calcext:value-type="float">
            <text:p>1.33099</text:p>
          </table:table-cell>
          <table:table-cell office:value-type="float" office:value="0.0585089" calcext:value-type="float">
            <text:p>0.0585089</text:p>
          </table:table-cell>
          <table:table-cell/>
          <table:table-cell office:value-type="float" office:value="33.7054" calcext:value-type="float">
            <text:p>33.7054</text:p>
          </table:table-cell>
          <table:table-cell office:value-type="float" office:value="1.254" calcext:value-type="float">
            <text:p>1.254</text:p>
          </table:table-cell>
          <table:table-cell office:value-type="float" office:value="0.585375" calcext:value-type="float">
            <text:p>0.58537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197" calcext:value-type="float">
            <text:p>0.000472197</text:p>
          </table:table-cell>
          <table:table-cell/>
          <table:table-cell office:value-type="float" office:value="29.8084" calcext:value-type="float">
            <text:p>29.8084</text:p>
          </table:table-cell>
          <table:table-cell office:value-type="float" office:value="1.40351" calcext:value-type="float">
            <text:p>1.40351</text:p>
          </table:table-cell>
          <table:table-cell office:value-type="float" office:value="0.000794933" calcext:value-type="float">
            <text:p>0.000794933</text:p>
          </table:table-cell>
          <table:table-cell/>
          <table:table-cell office:value-type="float" office:value="31.2905" calcext:value-type="float">
            <text:p>31.2905</text:p>
          </table:table-cell>
          <table:table-cell office:value-type="float" office:value="1.32785" calcext:value-type="float">
            <text:p>1.32785</text:p>
          </table:table-cell>
          <table:table-cell office:value-type="float" office:value="0.000800133" calcext:value-type="float">
            <text:p>0.000800133</text:p>
          </table:table-cell>
          <table:table-cell/>
          <table:table-cell office:value-type="float" office:value="33.493" calcext:value-type="float">
            <text:p>33.493</text:p>
          </table:table-cell>
          <table:table-cell office:value-type="float" office:value="1.18661" calcext:value-type="float">
            <text:p>1.18661</text:p>
          </table:table-cell>
          <table:table-cell office:value-type="float" office:value="0.000822325" calcext:value-type="float">
            <text:p>0.000822325</text:p>
          </table:table-cell>
          <table:table-cell/>
          <table:table-cell office:value-type="float" office:value="32.0739" calcext:value-type="float">
            <text:p>32.0739</text:p>
          </table:table-cell>
          <table:table-cell office:value-type="float" office:value="1.45466" calcext:value-type="float">
            <text:p>1.45466</text:p>
          </table:table-cell>
          <table:table-cell office:value-type="float" office:value="0.00635147" calcext:value-type="float">
            <text:p>0.00635147</text:p>
          </table:table-cell>
          <table:table-cell/>
          <table:table-cell office:value-type="float" office:value="33.2363" calcext:value-type="float">
            <text:p>33.2363</text:p>
          </table:table-cell>
          <table:table-cell office:value-type="float" office:value="1.34125" calcext:value-type="float">
            <text:p>1.34125</text:p>
          </table:table-cell>
          <table:table-cell office:value-type="float" office:value="0.0574811" calcext:value-type="float">
            <text:p>0.0574811</text:p>
          </table:table-cell>
          <table:table-cell/>
          <table:table-cell office:value-type="float" office:value="33.2608" calcext:value-type="float">
            <text:p>33.2608</text:p>
          </table:table-cell>
          <table:table-cell office:value-type="float" office:value="1.39262" calcext:value-type="float">
            <text:p>1.39262</text:p>
          </table:table-cell>
          <table:table-cell office:value-type="float" office:value="0.592857" calcext:value-type="float">
            <text:p>0.592857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7999" calcext:value-type="float">
            <text:p>0.000467999</text:p>
          </table:table-cell>
          <table:table-cell/>
          <table:table-cell office:value-type="float" office:value="29.867" calcext:value-type="float">
            <text:p>29.867</text:p>
          </table:table-cell>
          <table:table-cell office:value-type="float" office:value="1.37487" calcext:value-type="float">
            <text:p>1.37487</text:p>
          </table:table-cell>
          <table:table-cell office:value-type="float" office:value="0.000826522" calcext:value-type="float">
            <text:p>0.000826522</text:p>
          </table:table-cell>
          <table:table-cell/>
          <table:table-cell office:value-type="float" office:value="33.4502" calcext:value-type="float">
            <text:p>33.4502</text:p>
          </table:table-cell>
          <table:table-cell office:value-type="float" office:value="1.20349" calcext:value-type="float">
            <text:p>1.20349</text:p>
          </table:table-cell>
          <table:table-cell office:value-type="float" office:value="0.000794783" calcext:value-type="float">
            <text:p>0.000794783</text:p>
          </table:table-cell>
          <table:table-cell/>
          <table:table-cell office:value-type="float" office:value="33.1671" calcext:value-type="float">
            <text:p>33.1671</text:p>
          </table:table-cell>
          <table:table-cell office:value-type="float" office:value="1.32994" calcext:value-type="float">
            <text:p>1.32994</text:p>
          </table:table-cell>
          <table:table-cell office:value-type="float" office:value="0.000822405" calcext:value-type="float">
            <text:p>0.000822405</text:p>
          </table:table-cell>
          <table:table-cell/>
          <table:table-cell office:value-type="float" office:value="35.1683" calcext:value-type="float">
            <text:p>35.1683</text:p>
          </table:table-cell>
          <table:table-cell office:value-type="float" office:value="1.14319" calcext:value-type="float">
            <text:p>1.14319</text:p>
          </table:table-cell>
          <table:table-cell office:value-type="float" office:value="0.00657833" calcext:value-type="float">
            <text:p>0.00657833</text:p>
          </table:table-cell>
          <table:table-cell/>
          <table:table-cell office:value-type="float" office:value="34.3497" calcext:value-type="float">
            <text:p>34.3497</text:p>
          </table:table-cell>
          <table:table-cell office:value-type="float" office:value="1.21709" calcext:value-type="float">
            <text:p>1.21709</text:p>
          </table:table-cell>
          <table:table-cell office:value-type="float" office:value="0.0588619" calcext:value-type="float">
            <text:p>0.0588619</text:p>
          </table:table-cell>
          <table:table-cell/>
          <table:table-cell office:value-type="float" office:value="33.2959" calcext:value-type="float">
            <text:p>33.2959</text:p>
          </table:table-cell>
          <table:table-cell office:value-type="float" office:value="1.20164" calcext:value-type="float">
            <text:p>1.20164</text:p>
          </table:table-cell>
          <table:table-cell office:value-type="float" office:value="0.5775" calcext:value-type="float">
            <text:p>0.577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9301" calcext:value-type="float">
            <text:p>0.000469301</text:p>
          </table:table-cell>
          <table:table-cell/>
          <table:table-cell office:value-type="float" office:value="31.1264" calcext:value-type="float">
            <text:p>31.1264</text:p>
          </table:table-cell>
          <table:table-cell office:value-type="float" office:value="1.25966" calcext:value-type="float">
            <text:p>1.25966</text:p>
          </table:table-cell>
          <table:table-cell office:value-type="float" office:value="0.000822034" calcext:value-type="float">
            <text:p>0.000822034</text:p>
          </table:table-cell>
          <table:table-cell/>
          <table:table-cell office:value-type="float" office:value="32.7073" calcext:value-type="float">
            <text:p>32.7073</text:p>
          </table:table-cell>
          <table:table-cell office:value-type="float" office:value="1.2576" calcext:value-type="float">
            <text:p>1.2576</text:p>
          </table:table-cell>
          <table:table-cell office:value-type="float" office:value="0.000815351" calcext:value-type="float">
            <text:p>0.000815351</text:p>
          </table:table-cell>
          <table:table-cell/>
          <table:table-cell office:value-type="float" office:value="33.096" calcext:value-type="float">
            <text:p>33.096</text:p>
          </table:table-cell>
          <table:table-cell office:value-type="float" office:value="1.24887" calcext:value-type="float">
            <text:p>1.24887</text:p>
          </table:table-cell>
          <table:table-cell office:value-type="float" office:value="0.000822435" calcext:value-type="float">
            <text:p>0.000822435</text:p>
          </table:table-cell>
          <table:table-cell/>
          <table:table-cell office:value-type="float" office:value="33.8365" calcext:value-type="float">
            <text:p>33.8365</text:p>
          </table:table-cell>
          <table:table-cell office:value-type="float" office:value="1.26335" calcext:value-type="float">
            <text:p>1.26335</text:p>
          </table:table-cell>
          <table:table-cell office:value-type="float" office:value="0.00647446" calcext:value-type="float">
            <text:p>0.00647446</text:p>
          </table:table-cell>
          <table:table-cell/>
          <table:table-cell office:value-type="float" office:value="33.2978" calcext:value-type="float">
            <text:p>33.2978</text:p>
          </table:table-cell>
          <table:table-cell office:value-type="float" office:value="1.23398" calcext:value-type="float">
            <text:p>1.23398</text:p>
          </table:table-cell>
          <table:table-cell office:value-type="float" office:value="0.0586436" calcext:value-type="float">
            <text:p>0.0586436</text:p>
          </table:table-cell>
          <table:table-cell/>
          <table:table-cell office:value-type="float" office:value="34.1501" calcext:value-type="float">
            <text:p>34.1501</text:p>
          </table:table-cell>
          <table:table-cell office:value-type="float" office:value="1.30281" calcext:value-type="float">
            <text:p>1.30281</text:p>
          </table:table-cell>
          <table:table-cell office:value-type="float" office:value="0.585863" calcext:value-type="float">
            <text:p>0.58586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3458" calcext:value-type="float">
            <text:p>0.000483458</text:p>
          </table:table-cell>
          <table:table-cell/>
          <table:table-cell office:value-type="float" office:value="32.926" calcext:value-type="float">
            <text:p>32.926</text:p>
          </table:table-cell>
          <table:table-cell office:value-type="float" office:value="1.08186" calcext:value-type="float">
            <text:p>1.08186</text:p>
          </table:table-cell>
          <table:table-cell office:value-type="float" office:value="0.00079859" calcext:value-type="float">
            <text:p>0.00079859</text:p>
          </table:table-cell>
          <table:table-cell/>
          <table:table-cell office:value-type="float" office:value="34.7568" calcext:value-type="float">
            <text:p>34.7568</text:p>
          </table:table-cell>
          <table:table-cell office:value-type="float" office:value="1.1502" calcext:value-type="float">
            <text:p>1.1502</text:p>
          </table:table-cell>
          <table:table-cell office:value-type="float" office:value="0.000815532" calcext:value-type="float">
            <text:p>0.000815532</text:p>
          </table:table-cell>
          <table:table-cell/>
          <table:table-cell office:value-type="float" office:value="31.523" calcext:value-type="float">
            <text:p>31.523</text:p>
          </table:table-cell>
          <table:table-cell office:value-type="float" office:value="1.51843" calcext:value-type="float">
            <text:p>1.51843</text:p>
          </table:table-cell>
          <table:table-cell office:value-type="float" office:value="0.000832684" calcext:value-type="float">
            <text:p>0.000832684</text:p>
          </table:table-cell>
          <table:table-cell/>
          <table:table-cell office:value-type="float" office:value="34.9605" calcext:value-type="float">
            <text:p>34.9605</text:p>
          </table:table-cell>
          <table:table-cell office:value-type="float" office:value="1.11442" calcext:value-type="float">
            <text:p>1.11442</text:p>
          </table:table-cell>
          <table:table-cell office:value-type="float" office:value="0.00646516" calcext:value-type="float">
            <text:p>0.00646516</text:p>
          </table:table-cell>
          <table:table-cell/>
          <table:table-cell office:value-type="float" office:value="33.8224" calcext:value-type="float">
            <text:p>33.8224</text:p>
          </table:table-cell>
          <table:table-cell office:value-type="float" office:value="1.34436" calcext:value-type="float">
            <text:p>1.34436</text:p>
          </table:table-cell>
          <table:table-cell office:value-type="float" office:value="0.0581609" calcext:value-type="float">
            <text:p>0.0581609</text:p>
          </table:table-cell>
          <table:table-cell/>
          <table:table-cell office:value-type="float" office:value="34.7483" calcext:value-type="float">
            <text:p>34.7483</text:p>
          </table:table-cell>
          <table:table-cell office:value-type="float" office:value="1.25474" calcext:value-type="float">
            <text:p>1.25474</text:p>
          </table:table-cell>
          <table:table-cell office:value-type="float" office:value="0.585311" calcext:value-type="float">
            <text:p>0.58531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253" calcext:value-type="float">
            <text:p>0.000470253</text:p>
          </table:table-cell>
          <table:table-cell/>
          <table:table-cell office:value-type="float" office:value="32.1874" calcext:value-type="float">
            <text:p>32.1874</text:p>
          </table:table-cell>
          <table:table-cell office:value-type="float" office:value="1.33275" calcext:value-type="float">
            <text:p>1.33275</text:p>
          </table:table-cell>
          <table:table-cell office:value-type="float" office:value="0.000794001" calcext:value-type="float">
            <text:p>0.000794001</text:p>
          </table:table-cell>
          <table:table-cell/>
          <table:table-cell office:value-type="float" office:value="34.5886" calcext:value-type="float">
            <text:p>34.5886</text:p>
          </table:table-cell>
          <table:table-cell office:value-type="float" office:value="1.19913" calcext:value-type="float">
            <text:p>1.19913</text:p>
          </table:table-cell>
          <table:table-cell office:value-type="float" office:value="0.000797568" calcext:value-type="float">
            <text:p>0.000797568</text:p>
          </table:table-cell>
          <table:table-cell/>
          <table:table-cell office:value-type="float" office:value="33.8275" calcext:value-type="float">
            <text:p>33.8275</text:p>
          </table:table-cell>
          <table:table-cell office:value-type="float" office:value="1.21765" calcext:value-type="float">
            <text:p>1.21765</text:p>
          </table:table-cell>
          <table:table-cell office:value-type="float" office:value="0.000809841" calcext:value-type="float">
            <text:p>0.000809841</text:p>
          </table:table-cell>
          <table:table-cell/>
          <table:table-cell office:value-type="float" office:value="32.8346" calcext:value-type="float">
            <text:p>32.8346</text:p>
          </table:table-cell>
          <table:table-cell office:value-type="float" office:value="1.35722" calcext:value-type="float">
            <text:p>1.35722</text:p>
          </table:table-cell>
          <table:table-cell office:value-type="float" office:value="0.0063938" calcext:value-type="float">
            <text:p>0.0063938</text:p>
          </table:table-cell>
          <table:table-cell/>
          <table:table-cell office:value-type="float" office:value="31.7886" calcext:value-type="float">
            <text:p>31.7886</text:p>
          </table:table-cell>
          <table:table-cell office:value-type="float" office:value="1.46659" calcext:value-type="float">
            <text:p>1.46659</text:p>
          </table:table-cell>
          <table:table-cell office:value-type="float" office:value="0.0568316" calcext:value-type="float">
            <text:p>0.0568316</text:p>
          </table:table-cell>
          <table:table-cell/>
          <table:table-cell office:value-type="float" office:value="32.7694" calcext:value-type="float">
            <text:p>32.7694</text:p>
          </table:table-cell>
          <table:table-cell office:value-type="float" office:value="1.48866" calcext:value-type="float">
            <text:p>1.48866</text:p>
          </table:table-cell>
          <table:table-cell office:value-type="float" office:value="0.576264" calcext:value-type="float">
            <text:p>0.57626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9581" calcext:value-type="float">
            <text:p>0.000479581</text:p>
          </table:table-cell>
          <table:table-cell/>
          <table:table-cell office:value-type="float" office:value="30.7586" calcext:value-type="float">
            <text:p>30.7586</text:p>
          </table:table-cell>
          <table:table-cell office:value-type="float" office:value="1.4331" calcext:value-type="float">
            <text:p>1.4331</text:p>
          </table:table-cell>
          <table:table-cell office:value-type="float" office:value="0.000791867" calcext:value-type="float">
            <text:p>0.000791867</text:p>
          </table:table-cell>
          <table:table-cell/>
          <table:table-cell office:value-type="float" office:value="32.4611" calcext:value-type="float">
            <text:p>32.4611</text:p>
          </table:table-cell>
          <table:table-cell office:value-type="float" office:value="1.36791" calcext:value-type="float">
            <text:p>1.36791</text:p>
          </table:table-cell>
          <table:table-cell office:value-type="float" office:value="0.000802888" calcext:value-type="float">
            <text:p>0.000802888</text:p>
          </table:table-cell>
          <table:table-cell/>
          <table:table-cell office:value-type="float" office:value="32.4261" calcext:value-type="float">
            <text:p>32.4261</text:p>
          </table:table-cell>
          <table:table-cell office:value-type="float" office:value="1.21953" calcext:value-type="float">
            <text:p>1.21953</text:p>
          </table:table-cell>
          <table:table-cell office:value-type="float" office:value="0.000821994" calcext:value-type="float">
            <text:p>0.000821994</text:p>
          </table:table-cell>
          <table:table-cell/>
          <table:table-cell office:value-type="float" office:value="34.3867" calcext:value-type="float">
            <text:p>34.3867</text:p>
          </table:table-cell>
          <table:table-cell office:value-type="float" office:value="1.43888" calcext:value-type="float">
            <text:p>1.43888</text:p>
          </table:table-cell>
          <table:table-cell office:value-type="float" office:value="0.00656004" calcext:value-type="float">
            <text:p>0.00656004</text:p>
          </table:table-cell>
          <table:table-cell/>
          <table:table-cell office:value-type="float" office:value="33.5915" calcext:value-type="float">
            <text:p>33.5915</text:p>
          </table:table-cell>
          <table:table-cell office:value-type="float" office:value="1.35525" calcext:value-type="float">
            <text:p>1.35525</text:p>
          </table:table-cell>
          <table:table-cell office:value-type="float" office:value="0.0570206" calcext:value-type="float">
            <text:p>0.0570206</text:p>
          </table:table-cell>
          <table:table-cell/>
          <table:table-cell office:value-type="float" office:value="33.3345" calcext:value-type="float">
            <text:p>33.3345</text:p>
          </table:table-cell>
          <table:table-cell office:value-type="float" office:value="1.27055" calcext:value-type="float">
            <text:p>1.27055</text:p>
          </table:table-cell>
          <table:table-cell office:value-type="float" office:value="0.571608" calcext:value-type="float">
            <text:p>0.57160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189" calcext:value-type="float">
            <text:p>0.000468189</text:p>
          </table:table-cell>
          <table:table-cell/>
          <table:table-cell office:value-type="float" office:value="31.1678" calcext:value-type="float">
            <text:p>31.1678</text:p>
          </table:table-cell>
          <table:table-cell office:value-type="float" office:value="1.29286" calcext:value-type="float">
            <text:p>1.29286</text:p>
          </table:table-cell>
          <table:table-cell office:value-type="float" office:value="0.00079826" calcext:value-type="float">
            <text:p>0.00079826</text:p>
          </table:table-cell>
          <table:table-cell/>
          <table:table-cell office:value-type="float" office:value="33.4008" calcext:value-type="float">
            <text:p>33.4008</text:p>
          </table:table-cell>
          <table:table-cell office:value-type="float" office:value="1.21396" calcext:value-type="float">
            <text:p>1.21396</text:p>
          </table:table-cell>
          <table:table-cell office:value-type="float" office:value="0.000800754" calcext:value-type="float">
            <text:p>0.000800754</text:p>
          </table:table-cell>
          <table:table-cell/>
          <table:table-cell office:value-type="float" office:value="32.293" calcext:value-type="float">
            <text:p>32.293</text:p>
          </table:table-cell>
          <table:table-cell office:value-type="float" office:value="1.28089" calcext:value-type="float">
            <text:p>1.28089</text:p>
          </table:table-cell>
          <table:table-cell office:value-type="float" office:value="0.000824368" calcext:value-type="float">
            <text:p>0.000824368</text:p>
          </table:table-cell>
          <table:table-cell/>
          <table:table-cell office:value-type="float" office:value="31.7862" calcext:value-type="float">
            <text:p>31.7862</text:p>
          </table:table-cell>
          <table:table-cell office:value-type="float" office:value="1.39646" calcext:value-type="float">
            <text:p>1.39646</text:p>
          </table:table-cell>
          <table:table-cell office:value-type="float" office:value="0.00628155" calcext:value-type="float">
            <text:p>0.00628155</text:p>
          </table:table-cell>
          <table:table-cell/>
          <table:table-cell office:value-type="float" office:value="34.6652" calcext:value-type="float">
            <text:p>34.6652</text:p>
          </table:table-cell>
          <table:table-cell office:value-type="float" office:value="1.18852" calcext:value-type="float">
            <text:p>1.18852</text:p>
          </table:table-cell>
          <table:table-cell office:value-type="float" office:value="0.0586766" calcext:value-type="float">
            <text:p>0.0586766</text:p>
          </table:table-cell>
          <table:table-cell/>
          <table:table-cell office:value-type="float" office:value="33.7813" calcext:value-type="float">
            <text:p>33.7813</text:p>
          </table:table-cell>
          <table:table-cell office:value-type="float" office:value="1.18084" calcext:value-type="float">
            <text:p>1.18084</text:p>
          </table:table-cell>
          <table:table-cell office:value-type="float" office:value="0.578113" calcext:value-type="float">
            <text:p>0.57811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4139" calcext:value-type="float">
            <text:p>0.000484139</text:p>
          </table:table-cell>
          <table:table-cell/>
          <table:table-cell office:value-type="float" office:value="32.4604" calcext:value-type="float">
            <text:p>32.4604</text:p>
          </table:table-cell>
          <table:table-cell office:value-type="float" office:value="1.16969" calcext:value-type="float">
            <text:p>1.16969</text:p>
          </table:table-cell>
          <table:table-cell office:value-type="float" office:value="0.000805684" calcext:value-type="float">
            <text:p>0.000805684</text:p>
          </table:table-cell>
          <table:table-cell/>
          <table:table-cell office:value-type="float" office:value="32.7556" calcext:value-type="float">
            <text:p>32.7556</text:p>
          </table:table-cell>
          <table:table-cell office:value-type="float" office:value="1.29253" calcext:value-type="float">
            <text:p>1.29253</text:p>
          </table:table-cell>
          <table:table-cell office:value-type="float" office:value="0.000802247" calcext:value-type="float">
            <text:p>0.000802247</text:p>
          </table:table-cell>
          <table:table-cell/>
          <table:table-cell office:value-type="float" office:value="34.8301" calcext:value-type="float">
            <text:p>34.8301</text:p>
          </table:table-cell>
          <table:table-cell office:value-type="float" office:value="1.17787" calcext:value-type="float">
            <text:p>1.17787</text:p>
          </table:table-cell>
          <table:table-cell office:value-type="float" office:value="0.000822375" calcext:value-type="float">
            <text:p>0.000822375</text:p>
          </table:table-cell>
          <table:table-cell/>
          <table:table-cell office:value-type="float" office:value="33.6659" calcext:value-type="float">
            <text:p>33.6659</text:p>
          </table:table-cell>
          <table:table-cell office:value-type="float" office:value="1.15523" calcext:value-type="float">
            <text:p>1.15523</text:p>
          </table:table-cell>
          <table:table-cell office:value-type="float" office:value="0.00647366" calcext:value-type="float">
            <text:p>0.00647366</text:p>
          </table:table-cell>
          <table:table-cell/>
          <table:table-cell office:value-type="float" office:value="35.3499" calcext:value-type="float">
            <text:p>35.3499</text:p>
          </table:table-cell>
          <table:table-cell office:value-type="float" office:value="1.15135" calcext:value-type="float">
            <text:p>1.15135</text:p>
          </table:table-cell>
          <table:table-cell office:value-type="float" office:value="0.0584837" calcext:value-type="float">
            <text:p>0.0584837</text:p>
          </table:table-cell>
          <table:table-cell/>
          <table:table-cell office:value-type="float" office:value="32.7841" calcext:value-type="float">
            <text:p>32.7841</text:p>
          </table:table-cell>
          <table:table-cell office:value-type="float" office:value="1.25448" calcext:value-type="float">
            <text:p>1.25448</text:p>
          </table:table-cell>
          <table:table-cell office:value-type="float" office:value="0.581537" calcext:value-type="float">
            <text:p>0.58153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96683" calcext:value-type="float">
            <text:p>0.000496683</text:p>
          </table:table-cell>
          <table:table-cell/>
          <table:table-cell office:value-type="float" office:value="31.8317" calcext:value-type="float">
            <text:p>31.8317</text:p>
          </table:table-cell>
          <table:table-cell office:value-type="float" office:value="1.19346" calcext:value-type="float">
            <text:p>1.19346</text:p>
          </table:table-cell>
          <table:table-cell office:value-type="float" office:value="0.000804501" calcext:value-type="float">
            <text:p>0.000804501</text:p>
          </table:table-cell>
          <table:table-cell/>
          <table:table-cell office:value-type="float" office:value="32.8264" calcext:value-type="float">
            <text:p>32.8264</text:p>
          </table:table-cell>
          <table:table-cell office:value-type="float" office:value="1.4592" calcext:value-type="float">
            <text:p>1.4592</text:p>
          </table:table-cell>
          <table:table-cell office:value-type="float" office:value="0.000817405" calcext:value-type="float">
            <text:p>0.000817405</text:p>
          </table:table-cell>
          <table:table-cell/>
          <table:table-cell office:value-type="float" office:value="33.6361" calcext:value-type="float">
            <text:p>33.6361</text:p>
          </table:table-cell>
          <table:table-cell office:value-type="float" office:value="1.21156" calcext:value-type="float">
            <text:p>1.21156</text:p>
          </table:table-cell>
          <table:table-cell office:value-type="float" office:value="0.000816845" calcext:value-type="float">
            <text:p>0.000816845</text:p>
          </table:table-cell>
          <table:table-cell/>
          <table:table-cell office:value-type="float" office:value="34.8159" calcext:value-type="float">
            <text:p>34.8159</text:p>
          </table:table-cell>
          <table:table-cell office:value-type="float" office:value="1.14545" calcext:value-type="float">
            <text:p>1.14545</text:p>
          </table:table-cell>
          <table:table-cell office:value-type="float" office:value="0.00647389" calcext:value-type="float">
            <text:p>0.00647389</text:p>
          </table:table-cell>
          <table:table-cell/>
          <table:table-cell office:value-type="float" office:value="34.1293" calcext:value-type="float">
            <text:p>34.1293</text:p>
          </table:table-cell>
          <table:table-cell office:value-type="float" office:value="1.26343" calcext:value-type="float">
            <text:p>1.26343</text:p>
          </table:table-cell>
          <table:table-cell office:value-type="float" office:value="0.0582765" calcext:value-type="float">
            <text:p>0.0582765</text:p>
          </table:table-cell>
          <table:table-cell/>
          <table:table-cell office:value-type="float" office:value="33.1201" calcext:value-type="float">
            <text:p>33.1201</text:p>
          </table:table-cell>
          <table:table-cell office:value-type="float" office:value="1.5235" calcext:value-type="float">
            <text:p>1.5235</text:p>
          </table:table-cell>
          <table:table-cell office:value-type="float" office:value="0.577113" calcext:value-type="float">
            <text:p>0.57711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6684" calcext:value-type="float">
            <text:p>0.000486684</text:p>
          </table:table-cell>
          <table:table-cell/>
          <table:table-cell office:value-type="float" office:value="31.8768" calcext:value-type="float">
            <text:p>31.8768</text:p>
          </table:table-cell>
          <table:table-cell office:value-type="float" office:value="1.18735" calcext:value-type="float">
            <text:p>1.18735</text:p>
          </table:table-cell>
          <table:table-cell office:value-type="float" office:value="0.000795114" calcext:value-type="float">
            <text:p>0.000795114</text:p>
          </table:table-cell>
          <table:table-cell/>
          <table:table-cell office:value-type="float" office:value="33.7829" calcext:value-type="float">
            <text:p>33.7829</text:p>
          </table:table-cell>
          <table:table-cell office:value-type="float" office:value="1.29508" calcext:value-type="float">
            <text:p>1.29508</text:p>
          </table:table-cell>
          <table:table-cell office:value-type="float" office:value="0.00080412" calcext:value-type="float">
            <text:p>0.00080412</text:p>
          </table:table-cell>
          <table:table-cell/>
          <table:table-cell office:value-type="float" office:value="32.5165" calcext:value-type="float">
            <text:p>32.5165</text:p>
          </table:table-cell>
          <table:table-cell office:value-type="float" office:value="1.307" calcext:value-type="float">
            <text:p>1.307</text:p>
          </table:table-cell>
          <table:table-cell office:value-type="float" office:value="0.000847752" calcext:value-type="float">
            <text:p>0.000847752</text:p>
          </table:table-cell>
          <table:table-cell/>
          <table:table-cell office:value-type="float" office:value="32.3113" calcext:value-type="float">
            <text:p>32.3113</text:p>
          </table:table-cell>
          <table:table-cell office:value-type="float" office:value="1.50455" calcext:value-type="float">
            <text:p>1.50455</text:p>
          </table:table-cell>
          <table:table-cell office:value-type="float" office:value="0.00634489" calcext:value-type="float">
            <text:p>0.00634489</text:p>
          </table:table-cell>
          <table:table-cell/>
          <table:table-cell office:value-type="float" office:value="34.3322" calcext:value-type="float">
            <text:p>34.3322</text:p>
          </table:table-cell>
          <table:table-cell office:value-type="float" office:value="1.20948" calcext:value-type="float">
            <text:p>1.20948</text:p>
          </table:table-cell>
          <table:table-cell office:value-type="float" office:value="0.0582606" calcext:value-type="float">
            <text:p>0.0582606</text:p>
          </table:table-cell>
          <table:table-cell/>
          <table:table-cell office:value-type="float" office:value="33.5676" calcext:value-type="float">
            <text:p>33.5676</text:p>
          </table:table-cell>
          <table:table-cell office:value-type="float" office:value="1.28702" calcext:value-type="float">
            <text:p>1.28702</text:p>
          </table:table-cell>
          <table:table-cell office:value-type="float" office:value="0.580819" calcext:value-type="float">
            <text:p>0.58081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009" calcext:value-type="float">
            <text:p>0.000468009</text:p>
          </table:table-cell>
          <table:table-cell/>
          <table:table-cell office:value-type="float" office:value="31.2736" calcext:value-type="float">
            <text:p>31.2736</text:p>
          </table:table-cell>
          <table:table-cell office:value-type="float" office:value="1.2753" calcext:value-type="float">
            <text:p>1.2753</text:p>
          </table:table-cell>
          <table:table-cell office:value-type="float" office:value="0.000788792" calcext:value-type="float">
            <text:p>0.000788792</text:p>
          </table:table-cell>
          <table:table-cell/>
          <table:table-cell office:value-type="float" office:value="31.8013" calcext:value-type="float">
            <text:p>31.8013</text:p>
          </table:table-cell>
          <table:table-cell office:value-type="float" office:value="1.45431" calcext:value-type="float">
            <text:p>1.45431</text:p>
          </table:table-cell>
          <table:table-cell office:value-type="float" office:value="0.000800113" calcext:value-type="float">
            <text:p>0.000800113</text:p>
          </table:table-cell>
          <table:table-cell/>
          <table:table-cell office:value-type="float" office:value="33.3341" calcext:value-type="float">
            <text:p>33.3341</text:p>
          </table:table-cell>
          <table:table-cell office:value-type="float" office:value="1.20899" calcext:value-type="float">
            <text:p>1.20899</text:p>
          </table:table-cell>
          <table:table-cell office:value-type="float" office:value="0.000817516" calcext:value-type="float">
            <text:p>0.000817516</text:p>
          </table:table-cell>
          <table:table-cell/>
          <table:table-cell office:value-type="float" office:value="32.9698" calcext:value-type="float">
            <text:p>32.9698</text:p>
          </table:table-cell>
          <table:table-cell office:value-type="float" office:value="1.44994" calcext:value-type="float">
            <text:p>1.44994</text:p>
          </table:table-cell>
          <table:table-cell office:value-type="float" office:value="0.00647398" calcext:value-type="float">
            <text:p>0.00647398</text:p>
          </table:table-cell>
          <table:table-cell/>
          <table:table-cell office:value-type="float" office:value="34.3191" calcext:value-type="float">
            <text:p>34.3191</text:p>
          </table:table-cell>
          <table:table-cell office:value-type="float" office:value="1.31923" calcext:value-type="float">
            <text:p>1.31923</text:p>
          </table:table-cell>
          <table:table-cell office:value-type="float" office:value="0.0585719" calcext:value-type="float">
            <text:p>0.0585719</text:p>
          </table:table-cell>
          <table:table-cell/>
          <table:table-cell office:value-type="float" office:value="34.1471" calcext:value-type="float">
            <text:p>34.1471</text:p>
          </table:table-cell>
          <table:table-cell office:value-type="float" office:value="1.21085" calcext:value-type="float">
            <text:p>1.21085</text:p>
          </table:table-cell>
          <table:table-cell office:value-type="float" office:value="0.57704" calcext:value-type="float">
            <text:p>0.5770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8028" calcext:value-type="float">
            <text:p>0.000478028</text:p>
          </table:table-cell>
          <table:table-cell/>
          <table:table-cell office:value-type="float" office:value="32.1685" calcext:value-type="float">
            <text:p>32.1685</text:p>
          </table:table-cell>
          <table:table-cell office:value-type="float" office:value="1.15876" calcext:value-type="float">
            <text:p>1.15876</text:p>
          </table:table-cell>
          <table:table-cell office:value-type="float" office:value="0.000815061" calcext:value-type="float">
            <text:p>0.000815061</text:p>
          </table:table-cell>
          <table:table-cell/>
          <table:table-cell office:value-type="float" office:value="32.3604" calcext:value-type="float">
            <text:p>32.3604</text:p>
          </table:table-cell>
          <table:table-cell office:value-type="float" office:value="1.54606" calcext:value-type="float">
            <text:p>1.54606</text:p>
          </table:table-cell>
          <table:table-cell office:value-type="float" office:value="0.000806435" calcext:value-type="float">
            <text:p>0.000806435</text:p>
          </table:table-cell>
          <table:table-cell/>
          <table:table-cell office:value-type="float" office:value="32.8967" calcext:value-type="float">
            <text:p>32.8967</text:p>
          </table:table-cell>
          <table:table-cell office:value-type="float" office:value="1.345" calcext:value-type="float">
            <text:p>1.345</text:p>
          </table:table-cell>
          <table:table-cell office:value-type="float" office:value="0.000827053" calcext:value-type="float">
            <text:p>0.000827053</text:p>
          </table:table-cell>
          <table:table-cell/>
          <table:table-cell office:value-type="float" office:value="34.0123" calcext:value-type="float">
            <text:p>34.0123</text:p>
          </table:table-cell>
          <table:table-cell office:value-type="float" office:value="1.21772" calcext:value-type="float">
            <text:p>1.21772</text:p>
          </table:table-cell>
          <table:table-cell office:value-type="float" office:value="0.00645462" calcext:value-type="float">
            <text:p>0.00645462</text:p>
          </table:table-cell>
          <table:table-cell/>
          <table:table-cell office:value-type="float" office:value="31.9003" calcext:value-type="float">
            <text:p>31.9003</text:p>
          </table:table-cell>
          <table:table-cell office:value-type="float" office:value="1.34678" calcext:value-type="float">
            <text:p>1.34678</text:p>
          </table:table-cell>
          <table:table-cell office:value-type="float" office:value="0.0576836" calcext:value-type="float">
            <text:p>0.0576836</text:p>
          </table:table-cell>
          <table:table-cell/>
          <table:table-cell office:value-type="float" office:value="33.3578" calcext:value-type="float">
            <text:p>33.3578</text:p>
          </table:table-cell>
          <table:table-cell office:value-type="float" office:value="1.17617" calcext:value-type="float">
            <text:p>1.17617</text:p>
          </table:table-cell>
          <table:table-cell office:value-type="float" office:value="0.577903" calcext:value-type="float">
            <text:p>0.57790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761" calcext:value-type="float">
            <text:p>0.000468761</text:p>
          </table:table-cell>
          <table:table-cell/>
          <table:table-cell office:value-type="float" office:value="31.9373" calcext:value-type="float">
            <text:p>31.9373</text:p>
          </table:table-cell>
          <table:table-cell office:value-type="float" office:value="1.33564" calcext:value-type="float">
            <text:p>1.33564</text:p>
          </table:table-cell>
          <table:table-cell office:value-type="float" office:value="0.000812215" calcext:value-type="float">
            <text:p>0.000812215</text:p>
          </table:table-cell>
          <table:table-cell/>
          <table:table-cell office:value-type="float" office:value="33.4689" calcext:value-type="float">
            <text:p>33.4689</text:p>
          </table:table-cell>
          <table:table-cell office:value-type="float" office:value="1.24391" calcext:value-type="float">
            <text:p>1.24391</text:p>
          </table:table-cell>
          <table:table-cell office:value-type="float" office:value="0.000797799" calcext:value-type="float">
            <text:p>0.000797799</text:p>
          </table:table-cell>
          <table:table-cell/>
          <table:table-cell office:value-type="float" office:value="32.6525" calcext:value-type="float">
            <text:p>32.6525</text:p>
          </table:table-cell>
          <table:table-cell office:value-type="float" office:value="1.35455" calcext:value-type="float">
            <text:p>1.35455</text:p>
          </table:table-cell>
          <table:table-cell office:value-type="float" office:value="0.000824238" calcext:value-type="float">
            <text:p>0.000824238</text:p>
          </table:table-cell>
          <table:table-cell/>
          <table:table-cell office:value-type="float" office:value="32.9163" calcext:value-type="float">
            <text:p>32.9163</text:p>
          </table:table-cell>
          <table:table-cell office:value-type="float" office:value="1.30237" calcext:value-type="float">
            <text:p>1.30237</text:p>
          </table:table-cell>
          <table:table-cell office:value-type="float" office:value="0.0064332" calcext:value-type="float">
            <text:p>0.0064332</text:p>
          </table:table-cell>
          <table:table-cell/>
          <table:table-cell office:value-type="float" office:value="33.8896" calcext:value-type="float">
            <text:p>33.8896</text:p>
          </table:table-cell>
          <table:table-cell office:value-type="float" office:value="1.24522" calcext:value-type="float">
            <text:p>1.24522</text:p>
          </table:table-cell>
          <table:table-cell office:value-type="float" office:value="0.0589522" calcext:value-type="float">
            <text:p>0.0589522</text:p>
          </table:table-cell>
          <table:table-cell/>
          <table:table-cell office:value-type="float" office:value="33.9409" calcext:value-type="float">
            <text:p>33.9409</text:p>
          </table:table-cell>
          <table:table-cell office:value-type="float" office:value="1.31374" calcext:value-type="float">
            <text:p>1.31374</text:p>
          </table:table-cell>
          <table:table-cell office:value-type="float" office:value="0.577819" calcext:value-type="float">
            <text:p>0.57781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3639" calcext:value-type="float">
            <text:p>0.000483639</text:p>
          </table:table-cell>
          <table:table-cell/>
          <table:table-cell office:value-type="float" office:value="32.1624" calcext:value-type="float">
            <text:p>32.1624</text:p>
          </table:table-cell>
          <table:table-cell office:value-type="float" office:value="1.17865" calcext:value-type="float">
            <text:p>1.17865</text:p>
          </table:table-cell>
          <table:table-cell office:value-type="float" office:value="0.000805453" calcext:value-type="float">
            <text:p>0.000805453</text:p>
          </table:table-cell>
          <table:table-cell/>
          <table:table-cell office:value-type="float" office:value="33.761" calcext:value-type="float">
            <text:p>33.761</text:p>
          </table:table-cell>
          <table:table-cell office:value-type="float" office:value="1.28652" calcext:value-type="float">
            <text:p>1.28652</text:p>
          </table:table-cell>
          <table:table-cell office:value-type="float" office:value="0.000800704" calcext:value-type="float">
            <text:p>0.000800704</text:p>
          </table:table-cell>
          <table:table-cell/>
          <table:table-cell office:value-type="float" office:value="32.3519" calcext:value-type="float">
            <text:p>32.3519</text:p>
          </table:table-cell>
          <table:table-cell office:value-type="float" office:value="1.30392" calcext:value-type="float">
            <text:p>1.30392</text:p>
          </table:table-cell>
          <table:table-cell office:value-type="float" office:value="0.000823056" calcext:value-type="float">
            <text:p>0.000823056</text:p>
          </table:table-cell>
          <table:table-cell/>
          <table:table-cell office:value-type="float" office:value="32.5366" calcext:value-type="float">
            <text:p>32.5366</text:p>
          </table:table-cell>
          <table:table-cell office:value-type="float" office:value="1.36923" calcext:value-type="float">
            <text:p>1.36923</text:p>
          </table:table-cell>
          <table:table-cell office:value-type="float" office:value="0.00644909" calcext:value-type="float">
            <text:p>0.00644909</text:p>
          </table:table-cell>
          <table:table-cell/>
          <table:table-cell office:value-type="float" office:value="34.0267" calcext:value-type="float">
            <text:p>34.0267</text:p>
          </table:table-cell>
          <table:table-cell office:value-type="float" office:value="1.24681" calcext:value-type="float">
            <text:p>1.24681</text:p>
          </table:table-cell>
          <table:table-cell office:value-type="float" office:value="0.0577591" calcext:value-type="float">
            <text:p>0.0577591</text:p>
          </table:table-cell>
          <table:table-cell/>
          <table:table-cell office:value-type="float" office:value="32.5764" calcext:value-type="float">
            <text:p>32.5764</text:p>
          </table:table-cell>
          <table:table-cell office:value-type="float" office:value="1.34756" calcext:value-type="float">
            <text:p>1.34756</text:p>
          </table:table-cell>
          <table:table-cell office:value-type="float" office:value="0.571208" calcext:value-type="float">
            <text:p>0.57120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93" calcext:value-type="float">
            <text:p>0.00046893</text:p>
          </table:table-cell>
          <table:table-cell/>
          <table:table-cell office:value-type="float" office:value="30.8957" calcext:value-type="float">
            <text:p>30.8957</text:p>
          </table:table-cell>
          <table:table-cell office:value-type="float" office:value="1.34055" calcext:value-type="float">
            <text:p>1.34055</text:p>
          </table:table-cell>
          <table:table-cell office:value-type="float" office:value="0.000802808" calcext:value-type="float">
            <text:p>0.000802808</text:p>
          </table:table-cell>
          <table:table-cell/>
          <table:table-cell office:value-type="float" office:value="32.6492" calcext:value-type="float">
            <text:p>32.6492</text:p>
          </table:table-cell>
          <table:table-cell office:value-type="float" office:value="1.3132" calcext:value-type="float">
            <text:p>1.3132</text:p>
          </table:table-cell>
          <table:table-cell office:value-type="float" office:value="0.00080438" calcext:value-type="float">
            <text:p>0.00080438</text:p>
          </table:table-cell>
          <table:table-cell/>
          <table:table-cell office:value-type="float" office:value="32.5633" calcext:value-type="float">
            <text:p>32.5633</text:p>
          </table:table-cell>
          <table:table-cell office:value-type="float" office:value="1.30749" calcext:value-type="float">
            <text:p>1.30749</text:p>
          </table:table-cell>
          <table:table-cell office:value-type="float" office:value="0.000821102" calcext:value-type="float">
            <text:p>0.000821102</text:p>
          </table:table-cell>
          <table:table-cell/>
          <table:table-cell office:value-type="float" office:value="33.4594" calcext:value-type="float">
            <text:p>33.4594</text:p>
          </table:table-cell>
          <table:table-cell office:value-type="float" office:value="1.19526" calcext:value-type="float">
            <text:p>1.19526</text:p>
          </table:table-cell>
          <table:table-cell office:value-type="float" office:value="0.00639662" calcext:value-type="float">
            <text:p>0.00639662</text:p>
          </table:table-cell>
          <table:table-cell/>
          <table:table-cell office:value-type="float" office:value="32.6735" calcext:value-type="float">
            <text:p>32.6735</text:p>
          </table:table-cell>
          <table:table-cell office:value-type="float" office:value="1.41723" calcext:value-type="float">
            <text:p>1.41723</text:p>
          </table:table-cell>
          <table:table-cell office:value-type="float" office:value="0.0576301" calcext:value-type="float">
            <text:p>0.0576301</text:p>
          </table:table-cell>
          <table:table-cell/>
          <table:table-cell office:value-type="float" office:value="33.8699" calcext:value-type="float">
            <text:p>33.8699</text:p>
          </table:table-cell>
          <table:table-cell office:value-type="float" office:value="1.27831" calcext:value-type="float">
            <text:p>1.27831</text:p>
          </table:table-cell>
          <table:table-cell office:value-type="float" office:value="0.577689" calcext:value-type="float">
            <text:p>0.57768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91" calcext:value-type="float">
            <text:p>0.0004791</text:p>
          </table:table-cell>
          <table:table-cell/>
          <table:table-cell office:value-type="float" office:value="30.6488" calcext:value-type="float">
            <text:p>30.6488</text:p>
          </table:table-cell>
          <table:table-cell office:value-type="float" office:value="1.41775" calcext:value-type="float">
            <text:p>1.41775</text:p>
          </table:table-cell>
          <table:table-cell office:value-type="float" office:value="0.000816884" calcext:value-type="float">
            <text:p>0.000816884</text:p>
          </table:table-cell>
          <table:table-cell/>
          <table:table-cell office:value-type="float" office:value="32.1369" calcext:value-type="float">
            <text:p>32.1369</text:p>
          </table:table-cell>
          <table:table-cell office:value-type="float" office:value="1.39833" calcext:value-type="float">
            <text:p>1.39833</text:p>
          </table:table-cell>
          <table:table-cell office:value-type="float" office:value="0.000804381" calcext:value-type="float">
            <text:p>0.000804381</text:p>
          </table:table-cell>
          <table:table-cell/>
          <table:table-cell office:value-type="float" office:value="35.5809" calcext:value-type="float">
            <text:p>35.5809</text:p>
          </table:table-cell>
          <table:table-cell office:value-type="float" office:value="1.13033" calcext:value-type="float">
            <text:p>1.13033</text:p>
          </table:table-cell>
          <table:table-cell office:value-type="float" office:value="0.000821253" calcext:value-type="float">
            <text:p>0.000821253</text:p>
          </table:table-cell>
          <table:table-cell/>
          <table:table-cell office:value-type="float" office:value="33.6906" calcext:value-type="float">
            <text:p>33.6906</text:p>
          </table:table-cell>
          <table:table-cell office:value-type="float" office:value="1.25563" calcext:value-type="float">
            <text:p>1.25563</text:p>
          </table:table-cell>
          <table:table-cell office:value-type="float" office:value="0.00635808" calcext:value-type="float">
            <text:p>0.00635808</text:p>
          </table:table-cell>
          <table:table-cell/>
          <table:table-cell office:value-type="float" office:value="31.5994" calcext:value-type="float">
            <text:p>31.5994</text:p>
          </table:table-cell>
          <table:table-cell office:value-type="float" office:value="1.66131" calcext:value-type="float">
            <text:p>1.66131</text:p>
          </table:table-cell>
          <table:table-cell office:value-type="float" office:value="0.0583055" calcext:value-type="float">
            <text:p>0.0583055</text:p>
          </table:table-cell>
          <table:table-cell/>
          <table:table-cell office:value-type="float" office:value="34.0392" calcext:value-type="float">
            <text:p>34.0392</text:p>
          </table:table-cell>
          <table:table-cell office:value-type="float" office:value="1.1935" calcext:value-type="float">
            <text:p>1.1935</text:p>
          </table:table-cell>
          <table:table-cell office:value-type="float" office:value="0.584945" calcext:value-type="float">
            <text:p>0.58494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602" calcext:value-type="float">
            <text:p>0.000469602</text:p>
          </table:table-cell>
          <table:table-cell/>
          <table:table-cell office:value-type="float" office:value="30.9279" calcext:value-type="float">
            <text:p>30.9279</text:p>
          </table:table-cell>
          <table:table-cell office:value-type="float" office:value="1.24556" calcext:value-type="float">
            <text:p>1.24556</text:p>
          </table:table-cell>
          <table:table-cell office:value-type="float" office:value="0.000803339" calcext:value-type="float">
            <text:p>0.000803339</text:p>
          </table:table-cell>
          <table:table-cell/>
          <table:table-cell office:value-type="float" office:value="33.3033" calcext:value-type="float">
            <text:p>33.3033</text:p>
          </table:table-cell>
          <table:table-cell office:value-type="float" office:value="1.33504" calcext:value-type="float">
            <text:p>1.33504</text:p>
          </table:table-cell>
          <table:table-cell office:value-type="float" office:value="0.00080441" calcext:value-type="float">
            <text:p>0.00080441</text:p>
          </table:table-cell>
          <table:table-cell/>
          <table:table-cell office:value-type="float" office:value="34.4803" calcext:value-type="float">
            <text:p>34.4803</text:p>
          </table:table-cell>
          <table:table-cell office:value-type="float" office:value="1.1681" calcext:value-type="float">
            <text:p>1.1681</text:p>
          </table:table-cell>
          <table:table-cell office:value-type="float" office:value="0.000811053" calcext:value-type="float">
            <text:p>0.000811053</text:p>
          </table:table-cell>
          <table:table-cell/>
          <table:table-cell office:value-type="float" office:value="33.8832" calcext:value-type="float">
            <text:p>33.8832</text:p>
          </table:table-cell>
          <table:table-cell office:value-type="float" office:value="1.2543" calcext:value-type="float">
            <text:p>1.2543</text:p>
          </table:table-cell>
          <table:table-cell office:value-type="float" office:value="0.00646074" calcext:value-type="float">
            <text:p>0.00646074</text:p>
          </table:table-cell>
          <table:table-cell/>
          <table:table-cell office:value-type="float" office:value="35.285" calcext:value-type="float">
            <text:p>35.285</text:p>
          </table:table-cell>
          <table:table-cell office:value-type="float" office:value="1.20392" calcext:value-type="float">
            <text:p>1.20392</text:p>
          </table:table-cell>
          <table:table-cell office:value-type="float" office:value="0.0585884" calcext:value-type="float">
            <text:p>0.0585884</text:p>
          </table:table-cell>
          <table:table-cell/>
          <table:table-cell office:value-type="float" office:value="32.7315" calcext:value-type="float">
            <text:p>32.7315</text:p>
          </table:table-cell>
          <table:table-cell office:value-type="float" office:value="1.3763" calcext:value-type="float">
            <text:p>1.3763</text:p>
          </table:table-cell>
          <table:table-cell office:value-type="float" office:value="0.576624" calcext:value-type="float">
            <text:p>0.57662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115" calcext:value-type="float">
            <text:p>0.000471115</text:p>
          </table:table-cell>
          <table:table-cell/>
          <table:table-cell office:value-type="float" office:value="30.7003" calcext:value-type="float">
            <text:p>30.7003</text:p>
          </table:table-cell>
          <table:table-cell office:value-type="float" office:value="1.41367" calcext:value-type="float">
            <text:p>1.41367</text:p>
          </table:table-cell>
          <table:table-cell office:value-type="float" office:value="0.000805974" calcext:value-type="float">
            <text:p>0.000805974</text:p>
          </table:table-cell>
          <table:table-cell/>
          <table:table-cell office:value-type="float" office:value="31.6774" calcext:value-type="float">
            <text:p>31.6774</text:p>
          </table:table-cell>
          <table:table-cell office:value-type="float" office:value="1.57218" calcext:value-type="float">
            <text:p>1.57218</text:p>
          </table:table-cell>
          <table:table-cell office:value-type="float" office:value="0.000803719" calcext:value-type="float">
            <text:p>0.000803719</text:p>
          </table:table-cell>
          <table:table-cell/>
          <table:table-cell office:value-type="float" office:value="33.4586" calcext:value-type="float">
            <text:p>33.4586</text:p>
          </table:table-cell>
          <table:table-cell office:value-type="float" office:value="1.23683" calcext:value-type="float">
            <text:p>1.23683</text:p>
          </table:table-cell>
          <table:table-cell office:value-type="float" office:value="0.000824779" calcext:value-type="float">
            <text:p>0.000824779</text:p>
          </table:table-cell>
          <table:table-cell/>
          <table:table-cell office:value-type="float" office:value="32.0282" calcext:value-type="float">
            <text:p>32.0282</text:p>
          </table:table-cell>
          <table:table-cell office:value-type="float" office:value="1.47687" calcext:value-type="float">
            <text:p>1.47687</text:p>
          </table:table-cell>
          <table:table-cell office:value-type="float" office:value="0.00641212" calcext:value-type="float">
            <text:p>0.00641212</text:p>
          </table:table-cell>
          <table:table-cell/>
          <table:table-cell office:value-type="float" office:value="33.7727" calcext:value-type="float">
            <text:p>33.7727</text:p>
          </table:table-cell>
          <table:table-cell office:value-type="float" office:value="1.40782" calcext:value-type="float">
            <text:p>1.40782</text:p>
          </table:table-cell>
          <table:table-cell office:value-type="float" office:value="0.0573733" calcext:value-type="float">
            <text:p>0.0573733</text:p>
          </table:table-cell>
          <table:table-cell/>
          <table:table-cell office:value-type="float" office:value="32.8983" calcext:value-type="float">
            <text:p>32.8983</text:p>
          </table:table-cell>
          <table:table-cell office:value-type="float" office:value="1.41454" calcext:value-type="float">
            <text:p>1.41454</text:p>
          </table:table-cell>
          <table:table-cell office:value-type="float" office:value="0.584866" calcext:value-type="float">
            <text:p>0.58486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951" calcext:value-type="float">
            <text:p>0.000468951</text:p>
          </table:table-cell>
          <table:table-cell/>
          <table:table-cell office:value-type="float" office:value="32.5807" calcext:value-type="float">
            <text:p>32.5807</text:p>
          </table:table-cell>
          <table:table-cell office:value-type="float" office:value="1.26364" calcext:value-type="float">
            <text:p>1.26364</text:p>
          </table:table-cell>
          <table:table-cell office:value-type="float" office:value="0.000806074" calcext:value-type="float">
            <text:p>0.000806074</text:p>
          </table:table-cell>
          <table:table-cell/>
          <table:table-cell office:value-type="float" office:value="31.4314" calcext:value-type="float">
            <text:p>31.4314</text:p>
          </table:table-cell>
          <table:table-cell office:value-type="float" office:value="1.31801" calcext:value-type="float">
            <text:p>1.31801</text:p>
          </table:table-cell>
          <table:table-cell office:value-type="float" office:value="0.000802036" calcext:value-type="float">
            <text:p>0.000802036</text:p>
          </table:table-cell>
          <table:table-cell/>
          <table:table-cell office:value-type="float" office:value="31.4521" calcext:value-type="float">
            <text:p>31.4521</text:p>
          </table:table-cell>
          <table:table-cell office:value-type="float" office:value="1.43813" calcext:value-type="float">
            <text:p>1.43813</text:p>
          </table:table-cell>
          <table:table-cell office:value-type="float" office:value="0.000824389" calcext:value-type="float">
            <text:p>0.000824389</text:p>
          </table:table-cell>
          <table:table-cell/>
          <table:table-cell office:value-type="float" office:value="32.3527" calcext:value-type="float">
            <text:p>32.3527</text:p>
          </table:table-cell>
          <table:table-cell office:value-type="float" office:value="1.2808" calcext:value-type="float">
            <text:p>1.2808</text:p>
          </table:table-cell>
          <table:table-cell office:value-type="float" office:value="0.0063911" calcext:value-type="float">
            <text:p>0.0063911</text:p>
          </table:table-cell>
          <table:table-cell/>
          <table:table-cell office:value-type="float" office:value="31.9359" calcext:value-type="float">
            <text:p>31.9359</text:p>
          </table:table-cell>
          <table:table-cell office:value-type="float" office:value="1.41568" calcext:value-type="float">
            <text:p>1.41568</text:p>
          </table:table-cell>
          <table:table-cell office:value-type="float" office:value="0.0577497" calcext:value-type="float">
            <text:p>0.0577497</text:p>
          </table:table-cell>
          <table:table-cell/>
          <table:table-cell office:value-type="float" office:value="33.289" calcext:value-type="float">
            <text:p>33.289</text:p>
          </table:table-cell>
          <table:table-cell office:value-type="float" office:value="1.31465" calcext:value-type="float">
            <text:p>1.31465</text:p>
          </table:table-cell>
          <table:table-cell office:value-type="float" office:value="0.573225" calcext:value-type="float">
            <text:p>0.57322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281" calcext:value-type="float">
            <text:p>0.000474281</text:p>
          </table:table-cell>
          <table:table-cell/>
          <table:table-cell office:value-type="float" office:value="31.9947" calcext:value-type="float">
            <text:p>31.9947</text:p>
          </table:table-cell>
          <table:table-cell office:value-type="float" office:value="1.23651" calcext:value-type="float">
            <text:p>1.23651</text:p>
          </table:table-cell>
          <table:table-cell office:value-type="float" office:value="0.000793751" calcext:value-type="float">
            <text:p>0.000793751</text:p>
          </table:table-cell>
          <table:table-cell/>
          <table:table-cell office:value-type="float" office:value="33.311" calcext:value-type="float">
            <text:p>33.311</text:p>
          </table:table-cell>
          <table:table-cell office:value-type="float" office:value="1.2484" calcext:value-type="float">
            <text:p>1.2484</text:p>
          </table:table-cell>
          <table:table-cell office:value-type="float" office:value="0.000796876" calcext:value-type="float">
            <text:p>0.000796876</text:p>
          </table:table-cell>
          <table:table-cell/>
          <table:table-cell office:value-type="float" office:value="33.1864" calcext:value-type="float">
            <text:p>33.1864</text:p>
          </table:table-cell>
          <table:table-cell office:value-type="float" office:value="1.37468" calcext:value-type="float">
            <text:p>1.37468</text:p>
          </table:table-cell>
          <table:table-cell office:value-type="float" office:value="0.000830139" calcext:value-type="float">
            <text:p>0.000830139</text:p>
          </table:table-cell>
          <table:table-cell/>
          <table:table-cell office:value-type="float" office:value="34.3913" calcext:value-type="float">
            <text:p>34.3913</text:p>
          </table:table-cell>
          <table:table-cell office:value-type="float" office:value="1.31548" calcext:value-type="float">
            <text:p>1.31548</text:p>
          </table:table-cell>
          <table:table-cell office:value-type="float" office:value="0.00638437" calcext:value-type="float">
            <text:p>0.00638437</text:p>
          </table:table-cell>
          <table:table-cell/>
          <table:table-cell office:value-type="float" office:value="34.0831" calcext:value-type="float">
            <text:p>34.0831</text:p>
          </table:table-cell>
          <table:table-cell office:value-type="float" office:value="1.33778" calcext:value-type="float">
            <text:p>1.33778</text:p>
          </table:table-cell>
          <table:table-cell office:value-type="float" office:value="0.0584343" calcext:value-type="float">
            <text:p>0.0584343</text:p>
          </table:table-cell>
          <table:table-cell/>
          <table:table-cell office:value-type="float" office:value="32.3697" calcext:value-type="float">
            <text:p>32.3697</text:p>
          </table:table-cell>
          <table:table-cell office:value-type="float" office:value="1.46255" calcext:value-type="float">
            <text:p>1.46255</text:p>
          </table:table-cell>
          <table:table-cell office:value-type="float" office:value="0.571527" calcext:value-type="float">
            <text:p>0.57152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826" calcext:value-type="float">
            <text:p>0.000471826</text:p>
          </table:table-cell>
          <table:table-cell/>
          <table:table-cell office:value-type="float" office:value="33.0954" calcext:value-type="float">
            <text:p>33.0954</text:p>
          </table:table-cell>
          <table:table-cell office:value-type="float" office:value="1.1509" calcext:value-type="float">
            <text:p>1.1509</text:p>
          </table:table-cell>
          <table:table-cell office:value-type="float" office:value="0.000792047" calcext:value-type="float">
            <text:p>0.000792047</text:p>
          </table:table-cell>
          <table:table-cell/>
          <table:table-cell office:value-type="float" office:value="33.0972" calcext:value-type="float">
            <text:p>33.0972</text:p>
          </table:table-cell>
          <table:table-cell office:value-type="float" office:value="1.43996" calcext:value-type="float">
            <text:p>1.43996</text:p>
          </table:table-cell>
          <table:table-cell office:value-type="float" office:value="0.00080393" calcext:value-type="float">
            <text:p>0.00080393</text:p>
          </table:table-cell>
          <table:table-cell/>
          <table:table-cell office:value-type="float" office:value="31.8599" calcext:value-type="float">
            <text:p>31.8599</text:p>
          </table:table-cell>
          <table:table-cell office:value-type="float" office:value="1.34542" calcext:value-type="float">
            <text:p>1.34542</text:p>
          </table:table-cell>
          <table:table-cell office:value-type="float" office:value="0.000822415" calcext:value-type="float">
            <text:p>0.000822415</text:p>
          </table:table-cell>
          <table:table-cell/>
          <table:table-cell office:value-type="float" office:value="33.1884" calcext:value-type="float">
            <text:p>33.1884</text:p>
          </table:table-cell>
          <table:table-cell office:value-type="float" office:value="1.38519" calcext:value-type="float">
            <text:p>1.38519</text:p>
          </table:table-cell>
          <table:table-cell office:value-type="float" office:value="0.00639156" calcext:value-type="float">
            <text:p>0.00639156</text:p>
          </table:table-cell>
          <table:table-cell/>
          <table:table-cell office:value-type="float" office:value="34.1774" calcext:value-type="float">
            <text:p>34.1774</text:p>
          </table:table-cell>
          <table:table-cell office:value-type="float" office:value="1.2004" calcext:value-type="float">
            <text:p>1.2004</text:p>
          </table:table-cell>
          <table:table-cell office:value-type="float" office:value="0.0581952" calcext:value-type="float">
            <text:p>0.0581952</text:p>
          </table:table-cell>
          <table:table-cell/>
          <table:table-cell office:value-type="float" office:value="32.7695" calcext:value-type="float">
            <text:p>32.7695</text:p>
          </table:table-cell>
          <table:table-cell office:value-type="float" office:value="1.40398" calcext:value-type="float">
            <text:p>1.40398</text:p>
          </table:table-cell>
          <table:table-cell office:value-type="float" office:value="0.5755" calcext:value-type="float">
            <text:p>0.575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876" calcext:value-type="float">
            <text:p>0.000471876</text:p>
          </table:table-cell>
          <table:table-cell/>
          <table:table-cell office:value-type="float" office:value="32.2775" calcext:value-type="float">
            <text:p>32.2775</text:p>
          </table:table-cell>
          <table:table-cell office:value-type="float" office:value="1.17577" calcext:value-type="float">
            <text:p>1.17577</text:p>
          </table:table-cell>
          <table:table-cell office:value-type="float" office:value="0.000802507" calcext:value-type="float">
            <text:p>0.000802507</text:p>
          </table:table-cell>
          <table:table-cell/>
          <table:table-cell office:value-type="float" office:value="31.4441" calcext:value-type="float">
            <text:p>31.4441</text:p>
          </table:table-cell>
          <table:table-cell office:value-type="float" office:value="1.22112" calcext:value-type="float">
            <text:p>1.22112</text:p>
          </table:table-cell>
          <table:table-cell office:value-type="float" office:value="0.000799462" calcext:value-type="float">
            <text:p>0.000799462</text:p>
          </table:table-cell>
          <table:table-cell/>
          <table:table-cell office:value-type="float" office:value="31.1223" calcext:value-type="float">
            <text:p>31.1223</text:p>
          </table:table-cell>
          <table:table-cell office:value-type="float" office:value="1.4575" calcext:value-type="float">
            <text:p>1.4575</text:p>
          </table:table-cell>
          <table:table-cell office:value-type="float" office:value="0.000825401" calcext:value-type="float">
            <text:p>0.000825401</text:p>
          </table:table-cell>
          <table:table-cell/>
          <table:table-cell office:value-type="float" office:value="31.9036" calcext:value-type="float">
            <text:p>31.9036</text:p>
          </table:table-cell>
          <table:table-cell office:value-type="float" office:value="1.57494" calcext:value-type="float">
            <text:p>1.57494</text:p>
          </table:table-cell>
          <table:table-cell office:value-type="float" office:value="0.00640532" calcext:value-type="float">
            <text:p>0.00640532</text:p>
          </table:table-cell>
          <table:table-cell/>
          <table:table-cell office:value-type="float" office:value="33.6326" calcext:value-type="float">
            <text:p>33.6326</text:p>
          </table:table-cell>
          <table:table-cell office:value-type="float" office:value="1.25038" calcext:value-type="float">
            <text:p>1.25038</text:p>
          </table:table-cell>
          <table:table-cell office:value-type="float" office:value="0.0581964" calcext:value-type="float">
            <text:p>0.0581964</text:p>
          </table:table-cell>
          <table:table-cell/>
          <table:table-cell office:value-type="float" office:value="34.3795" calcext:value-type="float">
            <text:p>34.3795</text:p>
          </table:table-cell>
          <table:table-cell office:value-type="float" office:value="1.23011" calcext:value-type="float">
            <text:p>1.23011</text:p>
          </table:table-cell>
          <table:table-cell office:value-type="float" office:value="0.582216" calcext:value-type="float">
            <text:p>0.58221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257" calcext:value-type="float">
            <text:p>0.000472257</text:p>
          </table:table-cell>
          <table:table-cell/>
          <table:table-cell office:value-type="float" office:value="31.6899" calcext:value-type="float">
            <text:p>31.6899</text:p>
          </table:table-cell>
          <table:table-cell office:value-type="float" office:value="1.1872" calcext:value-type="float">
            <text:p>1.1872</text:p>
          </table:table-cell>
          <table:table-cell office:value-type="float" office:value="0.000804892" calcext:value-type="float">
            <text:p>0.000804892</text:p>
          </table:table-cell>
          <table:table-cell/>
          <table:table-cell office:value-type="float" office:value="33.2759" calcext:value-type="float">
            <text:p>33.2759</text:p>
          </table:table-cell>
          <table:table-cell office:value-type="float" office:value="1.18037" calcext:value-type="float">
            <text:p>1.18037</text:p>
          </table:table-cell>
          <table:table-cell office:value-type="float" office:value="0.000799081" calcext:value-type="float">
            <text:p>0.000799081</text:p>
          </table:table-cell>
          <table:table-cell/>
          <table:table-cell office:value-type="float" office:value="33.3443" calcext:value-type="float">
            <text:p>33.3443</text:p>
          </table:table-cell>
          <table:table-cell office:value-type="float" office:value="1.26108" calcext:value-type="float">
            <text:p>1.26108</text:p>
          </table:table-cell>
          <table:table-cell office:value-type="float" office:value="0.000818367" calcext:value-type="float">
            <text:p>0.000818367</text:p>
          </table:table-cell>
          <table:table-cell/>
          <table:table-cell office:value-type="float" office:value="33.0778" calcext:value-type="float">
            <text:p>33.0778</text:p>
          </table:table-cell>
          <table:table-cell office:value-type="float" office:value="1.27331" calcext:value-type="float">
            <text:p>1.27331</text:p>
          </table:table-cell>
          <table:table-cell office:value-type="float" office:value="0.00643734" calcext:value-type="float">
            <text:p>0.00643734</text:p>
          </table:table-cell>
          <table:table-cell/>
          <table:table-cell office:value-type="float" office:value="33.7305" calcext:value-type="float">
            <text:p>33.7305</text:p>
          </table:table-cell>
          <table:table-cell office:value-type="float" office:value="1.26285" calcext:value-type="float">
            <text:p>1.26285</text:p>
          </table:table-cell>
          <table:table-cell office:value-type="float" office:value="0.0578625" calcext:value-type="float">
            <text:p>0.0578625</text:p>
          </table:table-cell>
          <table:table-cell/>
          <table:table-cell office:value-type="float" office:value="32.2974" calcext:value-type="float">
            <text:p>32.2974</text:p>
          </table:table-cell>
          <table:table-cell office:value-type="float" office:value="1.36094" calcext:value-type="float">
            <text:p>1.36094</text:p>
          </table:table-cell>
          <table:table-cell office:value-type="float" office:value="0.574815" calcext:value-type="float">
            <text:p>0.57481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5352" calcext:value-type="float">
            <text:p>0.000475352</text:p>
          </table:table-cell>
          <table:table-cell/>
          <table:table-cell office:value-type="float" office:value="32.6877" calcext:value-type="float">
            <text:p>32.6877</text:p>
          </table:table-cell>
          <table:table-cell office:value-type="float" office:value="1.18039" calcext:value-type="float">
            <text:p>1.18039</text:p>
          </table:table-cell>
          <table:table-cell office:value-type="float" office:value="0.000797057" calcext:value-type="float">
            <text:p>0.000797057</text:p>
          </table:table-cell>
          <table:table-cell/>
          <table:table-cell office:value-type="float" office:value="33.5698" calcext:value-type="float">
            <text:p>33.5698</text:p>
          </table:table-cell>
          <table:table-cell office:value-type="float" office:value="1.25226" calcext:value-type="float">
            <text:p>1.25226</text:p>
          </table:table-cell>
          <table:table-cell office:value-type="float" office:value="0.000810322" calcext:value-type="float">
            <text:p>0.000810322</text:p>
          </table:table-cell>
          <table:table-cell/>
          <table:table-cell office:value-type="float" office:value="30.3856" calcext:value-type="float">
            <text:p>30.3856</text:p>
          </table:table-cell>
          <table:table-cell office:value-type="float" office:value="1.71842" calcext:value-type="float">
            <text:p>1.71842</text:p>
          </table:table-cell>
          <table:table-cell office:value-type="float" office:value="0.000820181" calcext:value-type="float">
            <text:p>0.000820181</text:p>
          </table:table-cell>
          <table:table-cell/>
          <table:table-cell office:value-type="float" office:value="34.0118" calcext:value-type="float">
            <text:p>34.0118</text:p>
          </table:table-cell>
          <table:table-cell office:value-type="float" office:value="1.2729" calcext:value-type="float">
            <text:p>1.2729</text:p>
          </table:table-cell>
          <table:table-cell office:value-type="float" office:value="0.00643051" calcext:value-type="float">
            <text:p>0.00643051</text:p>
          </table:table-cell>
          <table:table-cell/>
          <table:table-cell office:value-type="float" office:value="32.4386" calcext:value-type="float">
            <text:p>32.4386</text:p>
          </table:table-cell>
          <table:table-cell office:value-type="float" office:value="1.52494" calcext:value-type="float">
            <text:p>1.52494</text:p>
          </table:table-cell>
          <table:table-cell office:value-type="float" office:value="0.057468" calcext:value-type="float">
            <text:p>0.057468</text:p>
          </table:table-cell>
          <table:table-cell/>
          <table:table-cell office:value-type="float" office:value="34.7743" calcext:value-type="float">
            <text:p>34.7743</text:p>
          </table:table-cell>
          <table:table-cell office:value-type="float" office:value="1.266" calcext:value-type="float">
            <text:p>1.266</text:p>
          </table:table-cell>
          <table:table-cell office:value-type="float" office:value="0.580307" calcext:value-type="float">
            <text:p>0.58030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7528" calcext:value-type="float">
            <text:p>0.000467528</text:p>
          </table:table-cell>
          <table:table-cell/>
          <table:table-cell office:value-type="float" office:value="31.8917" calcext:value-type="float">
            <text:p>31.8917</text:p>
          </table:table-cell>
          <table:table-cell office:value-type="float" office:value="1.28074" calcext:value-type="float">
            <text:p>1.28074</text:p>
          </table:table-cell>
          <table:table-cell office:value-type="float" office:value="0.000797297" calcext:value-type="float">
            <text:p>0.000797297</text:p>
          </table:table-cell>
          <table:table-cell/>
          <table:table-cell office:value-type="float" office:value="32.9657" calcext:value-type="float">
            <text:p>32.9657</text:p>
          </table:table-cell>
          <table:table-cell office:value-type="float" office:value="1.24726" calcext:value-type="float">
            <text:p>1.24726</text:p>
          </table:table-cell>
          <table:table-cell office:value-type="float" office:value="0.000803279" calcext:value-type="float">
            <text:p>0.000803279</text:p>
          </table:table-cell>
          <table:table-cell/>
          <table:table-cell office:value-type="float" office:value="32.3668" calcext:value-type="float">
            <text:p>32.3668</text:p>
          </table:table-cell>
          <table:table-cell office:value-type="float" office:value="1.2568" calcext:value-type="float">
            <text:p>1.2568</text:p>
          </table:table-cell>
          <table:table-cell office:value-type="float" office:value="0.000839827" calcext:value-type="float">
            <text:p>0.000839827</text:p>
          </table:table-cell>
          <table:table-cell/>
          <table:table-cell office:value-type="float" office:value="33.2821" calcext:value-type="float">
            <text:p>33.2821</text:p>
          </table:table-cell>
          <table:table-cell office:value-type="float" office:value="1.30728" calcext:value-type="float">
            <text:p>1.30728</text:p>
          </table:table-cell>
          <table:table-cell office:value-type="float" office:value="0.00647738" calcext:value-type="float">
            <text:p>0.00647738</text:p>
          </table:table-cell>
          <table:table-cell/>
          <table:table-cell office:value-type="float" office:value="31.1645" calcext:value-type="float">
            <text:p>31.1645</text:p>
          </table:table-cell>
          <table:table-cell office:value-type="float" office:value="1.61589" calcext:value-type="float">
            <text:p>1.61589</text:p>
          </table:table-cell>
          <table:table-cell office:value-type="float" office:value="0.0567251" calcext:value-type="float">
            <text:p>0.0567251</text:p>
          </table:table-cell>
          <table:table-cell/>
          <table:table-cell office:value-type="float" office:value="31.8026" calcext:value-type="float">
            <text:p>31.8026</text:p>
          </table:table-cell>
          <table:table-cell office:value-type="float" office:value="1.41846" calcext:value-type="float">
            <text:p>1.41846</text:p>
          </table:table-cell>
          <table:table-cell office:value-type="float" office:value="0.570724" calcext:value-type="float">
            <text:p>0.57072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0011" calcext:value-type="float">
            <text:p>0.000480011</text:p>
          </table:table-cell>
          <table:table-cell/>
          <table:table-cell office:value-type="float" office:value="32.7982" calcext:value-type="float">
            <text:p>32.7982</text:p>
          </table:table-cell>
          <table:table-cell office:value-type="float" office:value="1.23521" calcext:value-type="float">
            <text:p>1.23521</text:p>
          </table:table-cell>
          <table:table-cell office:value-type="float" office:value="0.000791767" calcext:value-type="float">
            <text:p>0.000791767</text:p>
          </table:table-cell>
          <table:table-cell/>
          <table:table-cell office:value-type="float" office:value="32.6711" calcext:value-type="float">
            <text:p>32.6711</text:p>
          </table:table-cell>
          <table:table-cell office:value-type="float" office:value="1.14732" calcext:value-type="float">
            <text:p>1.14732</text:p>
          </table:table-cell>
          <table:table-cell office:value-type="float" office:value="0.000794132" calcext:value-type="float">
            <text:p>0.000794132</text:p>
          </table:table-cell>
          <table:table-cell/>
          <table:table-cell office:value-type="float" office:value="32.3457" calcext:value-type="float">
            <text:p>32.3457</text:p>
          </table:table-cell>
          <table:table-cell office:value-type="float" office:value="1.25978" calcext:value-type="float">
            <text:p>1.25978</text:p>
          </table:table-cell>
          <table:table-cell office:value-type="float" office:value="0.000823597" calcext:value-type="float">
            <text:p>0.000823597</text:p>
          </table:table-cell>
          <table:table-cell/>
          <table:table-cell office:value-type="float" office:value="33.2405" calcext:value-type="float">
            <text:p>33.2405</text:p>
          </table:table-cell>
          <table:table-cell office:value-type="float" office:value="1.28265" calcext:value-type="float">
            <text:p>1.28265</text:p>
          </table:table-cell>
          <table:table-cell office:value-type="float" office:value="0.00641873" calcext:value-type="float">
            <text:p>0.00641873</text:p>
          </table:table-cell>
          <table:table-cell/>
          <table:table-cell office:value-type="float" office:value="33.6259" calcext:value-type="float">
            <text:p>33.6259</text:p>
          </table:table-cell>
          <table:table-cell office:value-type="float" office:value="1.43332" calcext:value-type="float">
            <text:p>1.43332</text:p>
          </table:table-cell>
          <table:table-cell office:value-type="float" office:value="0.0580501" calcext:value-type="float">
            <text:p>0.0580501</text:p>
          </table:table-cell>
          <table:table-cell/>
          <table:table-cell office:value-type="float" office:value="33.8189" calcext:value-type="float">
            <text:p>33.8189</text:p>
          </table:table-cell>
          <table:table-cell office:value-type="float" office:value="1.25651" calcext:value-type="float">
            <text:p>1.25651</text:p>
          </table:table-cell>
          <table:table-cell office:value-type="float" office:value="0.582392" calcext:value-type="float">
            <text:p>0.58239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555" calcext:value-type="float">
            <text:p>0.000471555</text:p>
          </table:table-cell>
          <table:table-cell/>
          <table:table-cell office:value-type="float" office:value="32.108" calcext:value-type="float">
            <text:p>32.108</text:p>
          </table:table-cell>
          <table:table-cell office:value-type="float" office:value="1.19155" calcext:value-type="float">
            <text:p>1.19155</text:p>
          </table:table-cell>
          <table:table-cell office:value-type="float" office:value="0.000801726" calcext:value-type="float">
            <text:p>0.000801726</text:p>
          </table:table-cell>
          <table:table-cell/>
          <table:table-cell office:value-type="float" office:value="32.9952" calcext:value-type="float">
            <text:p>32.9952</text:p>
          </table:table-cell>
          <table:table-cell office:value-type="float" office:value="1.22041" calcext:value-type="float">
            <text:p>1.22041</text:p>
          </table:table-cell>
          <table:table-cell office:value-type="float" office:value="0.00079872" calcext:value-type="float">
            <text:p>0.00079872</text:p>
          </table:table-cell>
          <table:table-cell/>
          <table:table-cell office:value-type="float" office:value="30.9309" calcext:value-type="float">
            <text:p>30.9309</text:p>
          </table:table-cell>
          <table:table-cell office:value-type="float" office:value="1.53576" calcext:value-type="float">
            <text:p>1.53576</text:p>
          </table:table-cell>
          <table:table-cell office:value-type="float" office:value="0.000822195" calcext:value-type="float">
            <text:p>0.000822195</text:p>
          </table:table-cell>
          <table:table-cell/>
          <table:table-cell office:value-type="float" office:value="31.4696" calcext:value-type="float">
            <text:p>31.4696</text:p>
          </table:table-cell>
          <table:table-cell office:value-type="float" office:value="1.5725" calcext:value-type="float">
            <text:p>1.5725</text:p>
          </table:table-cell>
          <table:table-cell office:value-type="float" office:value="0.00634152" calcext:value-type="float">
            <text:p>0.00634152</text:p>
          </table:table-cell>
          <table:table-cell/>
          <table:table-cell office:value-type="float" office:value="33.1426" calcext:value-type="float">
            <text:p>33.1426</text:p>
          </table:table-cell>
          <table:table-cell office:value-type="float" office:value="1.48165" calcext:value-type="float">
            <text:p>1.48165</text:p>
          </table:table-cell>
          <table:table-cell office:value-type="float" office:value="0.0581712" calcext:value-type="float">
            <text:p>0.0581712</text:p>
          </table:table-cell>
          <table:table-cell/>
          <table:table-cell office:value-type="float" office:value="32.2189" calcext:value-type="float">
            <text:p>32.2189</text:p>
          </table:table-cell>
          <table:table-cell office:value-type="float" office:value="1.38787" calcext:value-type="float">
            <text:p>1.38787</text:p>
          </table:table-cell>
          <table:table-cell office:value-type="float" office:value="0.576432" calcext:value-type="float">
            <text:p>0.57643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734" calcext:value-type="float">
            <text:p>0.000470734</text:p>
          </table:table-cell>
          <table:table-cell/>
          <table:table-cell office:value-type="float" office:value="33.8182" calcext:value-type="float">
            <text:p>33.8182</text:p>
          </table:table-cell>
          <table:table-cell office:value-type="float" office:value="1.10737" calcext:value-type="float">
            <text:p>1.10737</text:p>
          </table:table-cell>
          <table:table-cell office:value-type="float" office:value="0.000800794" calcext:value-type="float">
            <text:p>0.000800794</text:p>
          </table:table-cell>
          <table:table-cell/>
          <table:table-cell office:value-type="float" office:value="31.7393" calcext:value-type="float">
            <text:p>31.7393</text:p>
          </table:table-cell>
          <table:table-cell office:value-type="float" office:value="1.35811" calcext:value-type="float">
            <text:p>1.35811</text:p>
          </table:table-cell>
          <table:table-cell office:value-type="float" office:value="0.000794572" calcext:value-type="float">
            <text:p>0.000794572</text:p>
          </table:table-cell>
          <table:table-cell/>
          <table:table-cell office:value-type="float" office:value="33.2655" calcext:value-type="float">
            <text:p>33.2655</text:p>
          </table:table-cell>
          <table:table-cell office:value-type="float" office:value="1.19988" calcext:value-type="float">
            <text:p>1.19988</text:p>
          </table:table-cell>
          <table:table-cell office:value-type="float" office:value="0.000815481" calcext:value-type="float">
            <text:p>0.000815481</text:p>
          </table:table-cell>
          <table:table-cell/>
          <table:table-cell office:value-type="float" office:value="32.7324" calcext:value-type="float">
            <text:p>32.7324</text:p>
          </table:table-cell>
          <table:table-cell office:value-type="float" office:value="1.37674" calcext:value-type="float">
            <text:p>1.37674</text:p>
          </table:table-cell>
          <table:table-cell office:value-type="float" office:value="0.00642987" calcext:value-type="float">
            <text:p>0.00642987</text:p>
          </table:table-cell>
          <table:table-cell/>
          <table:table-cell office:value-type="float" office:value="33.8413" calcext:value-type="float">
            <text:p>33.8413</text:p>
          </table:table-cell>
          <table:table-cell office:value-type="float" office:value="1.27832" calcext:value-type="float">
            <text:p>1.27832</text:p>
          </table:table-cell>
          <table:table-cell office:value-type="float" office:value="0.0584565" calcext:value-type="float">
            <text:p>0.0584565</text:p>
          </table:table-cell>
          <table:table-cell/>
          <table:table-cell office:value-type="float" office:value="32.4454" calcext:value-type="float">
            <text:p>32.4454</text:p>
          </table:table-cell>
          <table:table-cell office:value-type="float" office:value="1.4593" calcext:value-type="float">
            <text:p>1.4593</text:p>
          </table:table-cell>
          <table:table-cell office:value-type="float" office:value="0.581411" calcext:value-type="float">
            <text:p>0.58141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562" calcext:value-type="float">
            <text:p>0.000474562</text:p>
          </table:table-cell>
          <table:table-cell/>
          <table:table-cell office:value-type="float" office:value="33.6612" calcext:value-type="float">
            <text:p>33.6612</text:p>
          </table:table-cell>
          <table:table-cell office:value-type="float" office:value="1.10797" calcext:value-type="float">
            <text:p>1.10797</text:p>
          </table:table-cell>
          <table:table-cell office:value-type="float" office:value="0.000802968" calcext:value-type="float">
            <text:p>0.000802968</text:p>
          </table:table-cell>
          <table:table-cell/>
          <table:table-cell office:value-type="float" office:value="31.899" calcext:value-type="float">
            <text:p>31.899</text:p>
          </table:table-cell>
          <table:table-cell office:value-type="float" office:value="1.26518" calcext:value-type="float">
            <text:p>1.26518</text:p>
          </table:table-cell>
          <table:table-cell office:value-type="float" office:value="0.000792658" calcext:value-type="float">
            <text:p>0.000792658</text:p>
          </table:table-cell>
          <table:table-cell/>
          <table:table-cell office:value-type="float" office:value="32.965" calcext:value-type="float">
            <text:p>32.965</text:p>
          </table:table-cell>
          <table:table-cell office:value-type="float" office:value="1.32631" calcext:value-type="float">
            <text:p>1.32631</text:p>
          </table:table-cell>
          <table:table-cell office:value-type="float" office:value="0.000840048" calcext:value-type="float">
            <text:p>0.000840048</text:p>
          </table:table-cell>
          <table:table-cell/>
          <table:table-cell office:value-type="float" office:value="34.1629" calcext:value-type="float">
            <text:p>34.1629</text:p>
          </table:table-cell>
          <table:table-cell office:value-type="float" office:value="1.27416" calcext:value-type="float">
            <text:p>1.27416</text:p>
          </table:table-cell>
          <table:table-cell office:value-type="float" office:value="0.00647876" calcext:value-type="float">
            <text:p>0.00647876</text:p>
          </table:table-cell>
          <table:table-cell/>
          <table:table-cell office:value-type="float" office:value="32.7238" calcext:value-type="float">
            <text:p>32.7238</text:p>
          </table:table-cell>
          <table:table-cell office:value-type="float" office:value="1.30314" calcext:value-type="float">
            <text:p>1.30314</text:p>
          </table:table-cell>
          <table:table-cell office:value-type="float" office:value="0.058803" calcext:value-type="float">
            <text:p>0.058803</text:p>
          </table:table-cell>
          <table:table-cell/>
          <table:table-cell office:value-type="float" office:value="32.4501" calcext:value-type="float">
            <text:p>32.4501</text:p>
          </table:table-cell>
          <table:table-cell office:value-type="float" office:value="1.33491" calcext:value-type="float">
            <text:p>1.33491</text:p>
          </table:table-cell>
          <table:table-cell office:value-type="float" office:value="0.575249" calcext:value-type="float">
            <text:p>0.57524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143" calcext:value-type="float">
            <text:p>0.000470143</text:p>
          </table:table-cell>
          <table:table-cell/>
          <table:table-cell office:value-type="float" office:value="31.4024" calcext:value-type="float">
            <text:p>31.4024</text:p>
          </table:table-cell>
          <table:table-cell office:value-type="float" office:value="1.36982" calcext:value-type="float">
            <text:p>1.36982</text:p>
          </table:table-cell>
          <table:table-cell office:value-type="float" office:value="0.00079825" calcext:value-type="float">
            <text:p>0.00079825</text:p>
          </table:table-cell>
          <table:table-cell/>
          <table:table-cell office:value-type="float" office:value="34.4405" calcext:value-type="float">
            <text:p>34.4405</text:p>
          </table:table-cell>
          <table:table-cell office:value-type="float" office:value="1.14915" calcext:value-type="float">
            <text:p>1.14915</text:p>
          </table:table-cell>
          <table:table-cell office:value-type="float" office:value="0.000793711" calcext:value-type="float">
            <text:p>0.000793711</text:p>
          </table:table-cell>
          <table:table-cell/>
          <table:table-cell office:value-type="float" office:value="32.8375" calcext:value-type="float">
            <text:p>32.8375</text:p>
          </table:table-cell>
          <table:table-cell office:value-type="float" office:value="1.42645" calcext:value-type="float">
            <text:p>1.42645</text:p>
          </table:table-cell>
          <table:table-cell office:value-type="float" office:value="0.000826262" calcext:value-type="float">
            <text:p>0.000826262</text:p>
          </table:table-cell>
          <table:table-cell/>
          <table:table-cell office:value-type="float" office:value="32.9172" calcext:value-type="float">
            <text:p>32.9172</text:p>
          </table:table-cell>
          <table:table-cell office:value-type="float" office:value="1.31724" calcext:value-type="float">
            <text:p>1.31724</text:p>
          </table:table-cell>
          <table:table-cell office:value-type="float" office:value="0.00646619" calcext:value-type="float">
            <text:p>0.00646619</text:p>
          </table:table-cell>
          <table:table-cell/>
          <table:table-cell office:value-type="float" office:value="32.3877" calcext:value-type="float">
            <text:p>32.3877</text:p>
          </table:table-cell>
          <table:table-cell office:value-type="float" office:value="1.38184" calcext:value-type="float">
            <text:p>1.38184</text:p>
          </table:table-cell>
          <table:table-cell office:value-type="float" office:value="0.0569255" calcext:value-type="float">
            <text:p>0.0569255</text:p>
          </table:table-cell>
          <table:table-cell/>
          <table:table-cell office:value-type="float" office:value="34.7588" calcext:value-type="float">
            <text:p>34.7588</text:p>
          </table:table-cell>
          <table:table-cell office:value-type="float" office:value="1.12945" calcext:value-type="float">
            <text:p>1.12945</text:p>
          </table:table-cell>
          <table:table-cell office:value-type="float" office:value="0.590126" calcext:value-type="float">
            <text:p>0.59012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994" calcext:value-type="float">
            <text:p>0.000470994</text:p>
          </table:table-cell>
          <table:table-cell/>
          <table:table-cell office:value-type="float" office:value="33.4804" calcext:value-type="float">
            <text:p>33.4804</text:p>
          </table:table-cell>
          <table:table-cell office:value-type="float" office:value="1.20315" calcext:value-type="float">
            <text:p>1.20315</text:p>
          </table:table-cell>
          <table:table-cell office:value-type="float" office:value="0.000791978" calcext:value-type="float">
            <text:p>0.000791978</text:p>
          </table:table-cell>
          <table:table-cell/>
          <table:table-cell office:value-type="float" office:value="31.4696" calcext:value-type="float">
            <text:p>31.4696</text:p>
          </table:table-cell>
          <table:table-cell office:value-type="float" office:value="1.38891" calcext:value-type="float">
            <text:p>1.38891</text:p>
          </table:table-cell>
          <table:table-cell office:value-type="float" office:value="0.000796446" calcext:value-type="float">
            <text:p>0.000796446</text:p>
          </table:table-cell>
          <table:table-cell/>
          <table:table-cell office:value-type="float" office:value="32.1277" calcext:value-type="float">
            <text:p>32.1277</text:p>
          </table:table-cell>
          <table:table-cell office:value-type="float" office:value="1.30706" calcext:value-type="float">
            <text:p>1.30706</text:p>
          </table:table-cell>
          <table:table-cell office:value-type="float" office:value="0.000818056" calcext:value-type="float">
            <text:p>0.000818056</text:p>
          </table:table-cell>
          <table:table-cell/>
          <table:table-cell office:value-type="float" office:value="32.3082" calcext:value-type="float">
            <text:p>32.3082</text:p>
          </table:table-cell>
          <table:table-cell office:value-type="float" office:value="1.48237" calcext:value-type="float">
            <text:p>1.48237</text:p>
          </table:table-cell>
          <table:table-cell office:value-type="float" office:value="0.00643021" calcext:value-type="float">
            <text:p>0.00643021</text:p>
          </table:table-cell>
          <table:table-cell/>
          <table:table-cell office:value-type="float" office:value="33.8243" calcext:value-type="float">
            <text:p>33.8243</text:p>
          </table:table-cell>
          <table:table-cell office:value-type="float" office:value="1.26679" calcext:value-type="float">
            <text:p>1.26679</text:p>
          </table:table-cell>
          <table:table-cell office:value-type="float" office:value="0.057971" calcext:value-type="float">
            <text:p>0.057971</text:p>
          </table:table-cell>
          <table:table-cell/>
          <table:table-cell office:value-type="float" office:value="33.4627" calcext:value-type="float">
            <text:p>33.4627</text:p>
          </table:table-cell>
          <table:table-cell office:value-type="float" office:value="1.28327" calcext:value-type="float">
            <text:p>1.28327</text:p>
          </table:table-cell>
          <table:table-cell office:value-type="float" office:value="0.5832" calcext:value-type="float">
            <text:p>0.583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931" calcext:value-type="float">
            <text:p>0.000468931</text:p>
          </table:table-cell>
          <table:table-cell/>
          <table:table-cell office:value-type="float" office:value="32.8119" calcext:value-type="float">
            <text:p>32.8119</text:p>
          </table:table-cell>
          <table:table-cell office:value-type="float" office:value="1.23413" calcext:value-type="float">
            <text:p>1.23413</text:p>
          </table:table-cell>
          <table:table-cell office:value-type="float" office:value="0.000810653" calcext:value-type="float">
            <text:p>0.000810653</text:p>
          </table:table-cell>
          <table:table-cell/>
          <table:table-cell office:value-type="float" office:value="31.9314" calcext:value-type="float">
            <text:p>31.9314</text:p>
          </table:table-cell>
          <table:table-cell office:value-type="float" office:value="1.42965" calcext:value-type="float">
            <text:p>1.42965</text:p>
          </table:table-cell>
          <table:table-cell office:value-type="float" office:value="0.000790705" calcext:value-type="float">
            <text:p>0.000790705</text:p>
          </table:table-cell>
          <table:table-cell/>
          <table:table-cell office:value-type="float" office:value="31.7061" calcext:value-type="float">
            <text:p>31.7061</text:p>
          </table:table-cell>
          <table:table-cell office:value-type="float" office:value="1.34625" calcext:value-type="float">
            <text:p>1.34625</text:p>
          </table:table-cell>
          <table:table-cell office:value-type="float" office:value="0.00083054" calcext:value-type="float">
            <text:p>0.00083054</text:p>
          </table:table-cell>
          <table:table-cell/>
          <table:table-cell office:value-type="float" office:value="34.559" calcext:value-type="float">
            <text:p>34.559</text:p>
          </table:table-cell>
          <table:table-cell office:value-type="float" office:value="1.32427" calcext:value-type="float">
            <text:p>1.32427</text:p>
          </table:table-cell>
          <table:table-cell office:value-type="float" office:value="0.00648079" calcext:value-type="float">
            <text:p>0.00648079</text:p>
          </table:table-cell>
          <table:table-cell/>
          <table:table-cell office:value-type="float" office:value="32.7461" calcext:value-type="float">
            <text:p>32.7461</text:p>
          </table:table-cell>
          <table:table-cell office:value-type="float" office:value="1.43863" calcext:value-type="float">
            <text:p>1.43863</text:p>
          </table:table-cell>
          <table:table-cell office:value-type="float" office:value="0.0574315" calcext:value-type="float">
            <text:p>0.0574315</text:p>
          </table:table-cell>
          <table:table-cell/>
          <table:table-cell office:value-type="float" office:value="33.3593" calcext:value-type="float">
            <text:p>33.3593</text:p>
          </table:table-cell>
          <table:table-cell office:value-type="float" office:value="1.31479" calcext:value-type="float">
            <text:p>1.31479</text:p>
          </table:table-cell>
          <table:table-cell office:value-type="float" office:value="0.580289" calcext:value-type="float">
            <text:p>0.58028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274" calcext:value-type="float">
            <text:p>0.000476274</text:p>
          </table:table-cell>
          <table:table-cell/>
          <table:table-cell office:value-type="float" office:value="31.2386" calcext:value-type="float">
            <text:p>31.2386</text:p>
          </table:table-cell>
          <table:table-cell office:value-type="float" office:value="1.2341" calcext:value-type="float">
            <text:p>1.2341</text:p>
          </table:table-cell>
          <table:table-cell office:value-type="float" office:value="0.000817776" calcext:value-type="float">
            <text:p>0.000817776</text:p>
          </table:table-cell>
          <table:table-cell/>
          <table:table-cell office:value-type="float" office:value="32.5221" calcext:value-type="float">
            <text:p>32.5221</text:p>
          </table:table-cell>
          <table:table-cell office:value-type="float" office:value="1.28158" calcext:value-type="float">
            <text:p>1.28158</text:p>
          </table:table-cell>
          <table:table-cell office:value-type="float" office:value="0.00079325" calcext:value-type="float">
            <text:p>0.00079325</text:p>
          </table:table-cell>
          <table:table-cell/>
          <table:table-cell office:value-type="float" office:value="30.3511" calcext:value-type="float">
            <text:p>30.3511</text:p>
          </table:table-cell>
          <table:table-cell office:value-type="float" office:value="1.68019" calcext:value-type="float">
            <text:p>1.68019</text:p>
          </table:table-cell>
          <table:table-cell office:value-type="float" office:value="0.0008357" calcext:value-type="float">
            <text:p>0.0008357</text:p>
          </table:table-cell>
          <table:table-cell/>
          <table:table-cell office:value-type="float" office:value="32.9035" calcext:value-type="float">
            <text:p>32.9035</text:p>
          </table:table-cell>
          <table:table-cell office:value-type="float" office:value="1.31934" calcext:value-type="float">
            <text:p>1.31934</text:p>
          </table:table-cell>
          <table:table-cell office:value-type="float" office:value="0.00634132" calcext:value-type="float">
            <text:p>0.00634132</text:p>
          </table:table-cell>
          <table:table-cell/>
          <table:table-cell office:value-type="float" office:value="31.344" calcext:value-type="float">
            <text:p>31.344</text:p>
          </table:table-cell>
          <table:table-cell office:value-type="float" office:value="1.39774" calcext:value-type="float">
            <text:p>1.39774</text:p>
          </table:table-cell>
          <table:table-cell office:value-type="float" office:value="0.0567129" calcext:value-type="float">
            <text:p>0.0567129</text:p>
          </table:table-cell>
          <table:table-cell/>
          <table:table-cell office:value-type="float" office:value="32.8861" calcext:value-type="float">
            <text:p>32.8861</text:p>
          </table:table-cell>
          <table:table-cell office:value-type="float" office:value="1.36829" calcext:value-type="float">
            <text:p>1.36829</text:p>
          </table:table-cell>
          <table:table-cell office:value-type="float" office:value="0.588659" calcext:value-type="float">
            <text:p>0.58865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65" calcext:value-type="float">
            <text:p>0.00046865</text:p>
          </table:table-cell>
          <table:table-cell/>
          <table:table-cell office:value-type="float" office:value="32.2905" calcext:value-type="float">
            <text:p>32.2905</text:p>
          </table:table-cell>
          <table:table-cell office:value-type="float" office:value="1.222" calcext:value-type="float">
            <text:p>1.222</text:p>
          </table:table-cell>
          <table:table-cell office:value-type="float" office:value="0.000844335" calcext:value-type="float">
            <text:p>0.000844335</text:p>
          </table:table-cell>
          <table:table-cell/>
          <table:table-cell office:value-type="float" office:value="33.0656" calcext:value-type="float">
            <text:p>33.0656</text:p>
          </table:table-cell>
          <table:table-cell office:value-type="float" office:value="1.31923" calcext:value-type="float">
            <text:p>1.31923</text:p>
          </table:table-cell>
          <table:table-cell office:value-type="float" office:value="0.000792158" calcext:value-type="float">
            <text:p>0.000792158</text:p>
          </table:table-cell>
          <table:table-cell/>
          <table:table-cell office:value-type="float" office:value="33.2824" calcext:value-type="float">
            <text:p>33.2824</text:p>
          </table:table-cell>
          <table:table-cell office:value-type="float" office:value="1.25317" calcext:value-type="float">
            <text:p>1.25317</text:p>
          </table:table-cell>
          <table:table-cell office:value-type="float" office:value="0.000813177" calcext:value-type="float">
            <text:p>0.000813177</text:p>
          </table:table-cell>
          <table:table-cell/>
          <table:table-cell office:value-type="float" office:value="31.6488" calcext:value-type="float">
            <text:p>31.6488</text:p>
          </table:table-cell>
          <table:table-cell office:value-type="float" office:value="1.42783" calcext:value-type="float">
            <text:p>1.42783</text:p>
          </table:table-cell>
          <table:table-cell office:value-type="float" office:value="0.00631695" calcext:value-type="float">
            <text:p>0.00631695</text:p>
          </table:table-cell>
          <table:table-cell/>
          <table:table-cell office:value-type="float" office:value="32.7084" calcext:value-type="float">
            <text:p>32.7084</text:p>
          </table:table-cell>
          <table:table-cell office:value-type="float" office:value="1.38151" calcext:value-type="float">
            <text:p>1.38151</text:p>
          </table:table-cell>
          <table:table-cell office:value-type="float" office:value="0.0571953" calcext:value-type="float">
            <text:p>0.0571953</text:p>
          </table:table-cell>
          <table:table-cell/>
          <table:table-cell office:value-type="float" office:value="31.8377" calcext:value-type="float">
            <text:p>31.8377</text:p>
          </table:table-cell>
          <table:table-cell office:value-type="float" office:value="1.28108" calcext:value-type="float">
            <text:p>1.28108</text:p>
          </table:table-cell>
          <table:table-cell office:value-type="float" office:value="0.573899" calcext:value-type="float">
            <text:p>0.57389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332" calcext:value-type="float">
            <text:p>0.000475332</text:p>
          </table:table-cell>
          <table:table-cell/>
          <table:table-cell office:value-type="float" office:value="30.6893" calcext:value-type="float">
            <text:p>30.6893</text:p>
          </table:table-cell>
          <table:table-cell office:value-type="float" office:value="1.32831" calcext:value-type="float">
            <text:p>1.32831</text:p>
          </table:table-cell>
          <table:table-cell office:value-type="float" office:value="0.00082503" calcext:value-type="float">
            <text:p>0.00082503</text:p>
          </table:table-cell>
          <table:table-cell/>
          <table:table-cell office:value-type="float" office:value="33.0292" calcext:value-type="float">
            <text:p>33.0292</text:p>
          </table:table-cell>
          <table:table-cell office:value-type="float" office:value="1.26647" calcext:value-type="float">
            <text:p>1.26647</text:p>
          </table:table-cell>
          <table:table-cell office:value-type="float" office:value="0.000793841" calcext:value-type="float">
            <text:p>0.000793841</text:p>
          </table:table-cell>
          <table:table-cell/>
          <table:table-cell office:value-type="float" office:value="32.9889" calcext:value-type="float">
            <text:p>32.9889</text:p>
          </table:table-cell>
          <table:table-cell office:value-type="float" office:value="1.29829" calcext:value-type="float">
            <text:p>1.29829</text:p>
          </table:table-cell>
          <table:table-cell office:value-type="float" office:value="0.000811134" calcext:value-type="float">
            <text:p>0.000811134</text:p>
          </table:table-cell>
          <table:table-cell/>
          <table:table-cell office:value-type="float" office:value="32.9343" calcext:value-type="float">
            <text:p>32.9343</text:p>
          </table:table-cell>
          <table:table-cell office:value-type="float" office:value="1.41191" calcext:value-type="float">
            <text:p>1.41191</text:p>
          </table:table-cell>
          <table:table-cell office:value-type="float" office:value="0.0063997" calcext:value-type="float">
            <text:p>0.0063997</text:p>
          </table:table-cell>
          <table:table-cell/>
          <table:table-cell office:value-type="float" office:value="33.0122" calcext:value-type="float">
            <text:p>33.0122</text:p>
          </table:table-cell>
          <table:table-cell office:value-type="float" office:value="1.42808" calcext:value-type="float">
            <text:p>1.42808</text:p>
          </table:table-cell>
          <table:table-cell office:value-type="float" office:value="0.0581416" calcext:value-type="float">
            <text:p>0.0581416</text:p>
          </table:table-cell>
          <table:table-cell/>
          <table:table-cell office:value-type="float" office:value="32.8078" calcext:value-type="float">
            <text:p>32.8078</text:p>
          </table:table-cell>
          <table:table-cell office:value-type="float" office:value="1.33351" calcext:value-type="float">
            <text:p>1.33351</text:p>
          </table:table-cell>
          <table:table-cell office:value-type="float" office:value="0.584021" calcext:value-type="float">
            <text:p>0.584021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9031" calcext:value-type="float">
            <text:p>0.000469031</text:p>
          </table:table-cell>
          <table:table-cell/>
          <table:table-cell office:value-type="float" office:value="31.4145" calcext:value-type="float">
            <text:p>31.4145</text:p>
          </table:table-cell>
          <table:table-cell office:value-type="float" office:value="1.38935" calcext:value-type="float">
            <text:p>1.38935</text:p>
          </table:table-cell>
          <table:table-cell office:value-type="float" office:value="0.000805984" calcext:value-type="float">
            <text:p>0.000805984</text:p>
          </table:table-cell>
          <table:table-cell/>
          <table:table-cell office:value-type="float" office:value="32.9771" calcext:value-type="float">
            <text:p>32.9771</text:p>
          </table:table-cell>
          <table:table-cell office:value-type="float" office:value="1.27899" calcext:value-type="float">
            <text:p>1.27899</text:p>
          </table:table-cell>
          <table:table-cell office:value-type="float" office:value="0.000792719" calcext:value-type="float">
            <text:p>0.000792719</text:p>
          </table:table-cell>
          <table:table-cell/>
          <table:table-cell office:value-type="float" office:value="33.0749" calcext:value-type="float">
            <text:p>33.0749</text:p>
          </table:table-cell>
          <table:table-cell office:value-type="float" office:value="1.32489" calcext:value-type="float">
            <text:p>1.32489</text:p>
          </table:table-cell>
          <table:table-cell office:value-type="float" office:value="0.000822435" calcext:value-type="float">
            <text:p>0.000822435</text:p>
          </table:table-cell>
          <table:table-cell/>
          <table:table-cell office:value-type="float" office:value="33.2852" calcext:value-type="float">
            <text:p>33.2852</text:p>
          </table:table-cell>
          <table:table-cell office:value-type="float" office:value="1.21903" calcext:value-type="float">
            <text:p>1.21903</text:p>
          </table:table-cell>
          <table:table-cell office:value-type="float" office:value="0.00644115" calcext:value-type="float">
            <text:p>0.00644115</text:p>
          </table:table-cell>
          <table:table-cell/>
          <table:table-cell office:value-type="float" office:value="33.6478" calcext:value-type="float">
            <text:p>33.6478</text:p>
          </table:table-cell>
          <table:table-cell office:value-type="float" office:value="1.30232" calcext:value-type="float">
            <text:p>1.30232</text:p>
          </table:table-cell>
          <table:table-cell office:value-type="float" office:value="0.0586613" calcext:value-type="float">
            <text:p>0.0586613</text:p>
          </table:table-cell>
          <table:table-cell/>
          <table:table-cell office:value-type="float" office:value="33.6998" calcext:value-type="float">
            <text:p>33.6998</text:p>
          </table:table-cell>
          <table:table-cell office:value-type="float" office:value="1.20479" calcext:value-type="float">
            <text:p>1.20479</text:p>
          </table:table-cell>
          <table:table-cell office:value-type="float" office:value="0.577253" calcext:value-type="float">
            <text:p>0.57725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786" calcext:value-type="float">
            <text:p>0.000471786</text:p>
          </table:table-cell>
          <table:table-cell/>
          <table:table-cell office:value-type="float" office:value="30.451" calcext:value-type="float">
            <text:p>30.451</text:p>
          </table:table-cell>
          <table:table-cell office:value-type="float" office:value="1.32094" calcext:value-type="float">
            <text:p>1.32094</text:p>
          </table:table-cell>
          <table:table-cell office:value-type="float" office:value="0.000799862" calcext:value-type="float">
            <text:p>0.000799862</text:p>
          </table:table-cell>
          <table:table-cell/>
          <table:table-cell office:value-type="float" office:value="31.1092" calcext:value-type="float">
            <text:p>31.1092</text:p>
          </table:table-cell>
          <table:table-cell office:value-type="float" office:value="1.3656" calcext:value-type="float">
            <text:p>1.3656</text:p>
          </table:table-cell>
          <table:table-cell office:value-type="float" office:value="0.00079359" calcext:value-type="float">
            <text:p>0.00079359</text:p>
          </table:table-cell>
          <table:table-cell/>
          <table:table-cell office:value-type="float" office:value="32.8563" calcext:value-type="float">
            <text:p>32.8563</text:p>
          </table:table-cell>
          <table:table-cell office:value-type="float" office:value="1.34266" calcext:value-type="float">
            <text:p>1.34266</text:p>
          </table:table-cell>
          <table:table-cell office:value-type="float" office:value="0.000818107" calcext:value-type="float">
            <text:p>0.000818107</text:p>
          </table:table-cell>
          <table:table-cell/>
          <table:table-cell office:value-type="float" office:value="32.7909" calcext:value-type="float">
            <text:p>32.7909</text:p>
          </table:table-cell>
          <table:table-cell office:value-type="float" office:value="1.33205" calcext:value-type="float">
            <text:p>1.33205</text:p>
          </table:table-cell>
          <table:table-cell office:value-type="float" office:value="0.00641404" calcext:value-type="float">
            <text:p>0.00641404</text:p>
          </table:table-cell>
          <table:table-cell/>
          <table:table-cell office:value-type="float" office:value="34.2985" calcext:value-type="float">
            <text:p>34.2985</text:p>
          </table:table-cell>
          <table:table-cell office:value-type="float" office:value="1.10943" calcext:value-type="float">
            <text:p>1.10943</text:p>
          </table:table-cell>
          <table:table-cell office:value-type="float" office:value="0.059265" calcext:value-type="float">
            <text:p>0.059265</text:p>
          </table:table-cell>
          <table:table-cell/>
          <table:table-cell office:value-type="float" office:value="33.1541" calcext:value-type="float">
            <text:p>33.1541</text:p>
          </table:table-cell>
          <table:table-cell office:value-type="float" office:value="1.27673" calcext:value-type="float">
            <text:p>1.27673</text:p>
          </table:table-cell>
          <table:table-cell office:value-type="float" office:value="0.572089" calcext:value-type="float">
            <text:p>0.57208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131" calcext:value-type="float">
            <text:p>0.000469131</text:p>
          </table:table-cell>
          <table:table-cell/>
          <table:table-cell office:value-type="float" office:value="31.9312" calcext:value-type="float">
            <text:p>31.9312</text:p>
          </table:table-cell>
          <table:table-cell office:value-type="float" office:value="1.25303" calcext:value-type="float">
            <text:p>1.25303</text:p>
          </table:table-cell>
          <table:table-cell office:value-type="float" office:value="0.000806344" calcext:value-type="float">
            <text:p>0.000806344</text:p>
          </table:table-cell>
          <table:table-cell/>
          <table:table-cell office:value-type="float" office:value="31.9994" calcext:value-type="float">
            <text:p>31.9994</text:p>
          </table:table-cell>
          <table:table-cell office:value-type="float" office:value="1.24923" calcext:value-type="float">
            <text:p>1.24923</text:p>
          </table:table-cell>
          <table:table-cell office:value-type="float" office:value="0.000791156" calcext:value-type="float">
            <text:p>0.000791156</text:p>
          </table:table-cell>
          <table:table-cell/>
          <table:table-cell office:value-type="float" office:value="32.7536" calcext:value-type="float">
            <text:p>32.7536</text:p>
          </table:table-cell>
          <table:table-cell office:value-type="float" office:value="1.48961" calcext:value-type="float">
            <text:p>1.48961</text:p>
          </table:table-cell>
          <table:table-cell office:value-type="float" office:value="0.00081456" calcext:value-type="float">
            <text:p>0.00081456</text:p>
          </table:table-cell>
          <table:table-cell/>
          <table:table-cell office:value-type="float" office:value="33.9397" calcext:value-type="float">
            <text:p>33.9397</text:p>
          </table:table-cell>
          <table:table-cell office:value-type="float" office:value="1.33449" calcext:value-type="float">
            <text:p>1.33449</text:p>
          </table:table-cell>
          <table:table-cell office:value-type="float" office:value="0.00651031" calcext:value-type="float">
            <text:p>0.00651031</text:p>
          </table:table-cell>
          <table:table-cell/>
          <table:table-cell office:value-type="float" office:value="34.0905" calcext:value-type="float">
            <text:p>34.0905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0582766" calcext:value-type="float">
            <text:p>0.0582766</text:p>
          </table:table-cell>
          <table:table-cell/>
          <table:table-cell office:value-type="float" office:value="33.4997" calcext:value-type="float">
            <text:p>33.4997</text:p>
          </table:table-cell>
          <table:table-cell office:value-type="float" office:value="1.37629" calcext:value-type="float">
            <text:p>1.37629</text:p>
          </table:table-cell>
          <table:table-cell office:value-type="float" office:value="0.578905" calcext:value-type="float">
            <text:p>0.57890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5001" calcext:value-type="float">
            <text:p>0.000485001</text:p>
          </table:table-cell>
          <table:table-cell/>
          <table:table-cell office:value-type="float" office:value="32.1013" calcext:value-type="float">
            <text:p>32.1013</text:p>
          </table:table-cell>
          <table:table-cell office:value-type="float" office:value="1.236" calcext:value-type="float">
            <text:p>1.236</text:p>
          </table:table-cell>
          <table:table-cell office:value-type="float" office:value="0.000811254" calcext:value-type="float">
            <text:p>0.000811254</text:p>
          </table:table-cell>
          <table:table-cell/>
          <table:table-cell office:value-type="float" office:value="32.8512" calcext:value-type="float">
            <text:p>32.8512</text:p>
          </table:table-cell>
          <table:table-cell office:value-type="float" office:value="1.2424" calcext:value-type="float">
            <text:p>1.2424</text:p>
          </table:table-cell>
          <table:table-cell office:value-type="float" office:value="0.000810783" calcext:value-type="float">
            <text:p>0.000810783</text:p>
          </table:table-cell>
          <table:table-cell/>
          <table:table-cell office:value-type="float" office:value="32.6751" calcext:value-type="float">
            <text:p>32.6751</text:p>
          </table:table-cell>
          <table:table-cell office:value-type="float" office:value="1.32235" calcext:value-type="float">
            <text:p>1.32235</text:p>
          </table:table-cell>
          <table:table-cell office:value-type="float" office:value="0.000836461" calcext:value-type="float">
            <text:p>0.000836461</text:p>
          </table:table-cell>
          <table:table-cell/>
          <table:table-cell office:value-type="float" office:value="34.9031" calcext:value-type="float">
            <text:p>34.9031</text:p>
          </table:table-cell>
          <table:table-cell office:value-type="float" office:value="1.17837" calcext:value-type="float">
            <text:p>1.17837</text:p>
          </table:table-cell>
          <table:table-cell office:value-type="float" office:value="0.00648474" calcext:value-type="float">
            <text:p>0.00648474</text:p>
          </table:table-cell>
          <table:table-cell/>
          <table:table-cell office:value-type="float" office:value="33.6618" calcext:value-type="float">
            <text:p>33.6618</text:p>
          </table:table-cell>
          <table:table-cell office:value-type="float" office:value="1.3797" calcext:value-type="float">
            <text:p>1.3797</text:p>
          </table:table-cell>
          <table:table-cell office:value-type="float" office:value="0.0579309" calcext:value-type="float">
            <text:p>0.0579309</text:p>
          </table:table-cell>
          <table:table-cell/>
          <table:table-cell office:value-type="float" office:value="32.6644" calcext:value-type="float">
            <text:p>32.6644</text:p>
          </table:table-cell>
          <table:table-cell office:value-type="float" office:value="1.39179" calcext:value-type="float">
            <text:p>1.39179</text:p>
          </table:table-cell>
          <table:table-cell office:value-type="float" office:value="0.571446" calcext:value-type="float">
            <text:p>0.57144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688" calcext:value-type="float">
            <text:p>0.000467688</text:p>
          </table:table-cell>
          <table:table-cell/>
          <table:table-cell office:value-type="float" office:value="30.4768" calcext:value-type="float">
            <text:p>30.4768</text:p>
          </table:table-cell>
          <table:table-cell office:value-type="float" office:value="1.18739" calcext:value-type="float">
            <text:p>1.18739</text:p>
          </table:table-cell>
          <table:table-cell office:value-type="float" office:value="0.000800253" calcext:value-type="float">
            <text:p>0.000800253</text:p>
          </table:table-cell>
          <table:table-cell/>
          <table:table-cell office:value-type="float" office:value="33.1608" calcext:value-type="float">
            <text:p>33.1608</text:p>
          </table:table-cell>
          <table:table-cell office:value-type="float" office:value="1.40174" calcext:value-type="float">
            <text:p>1.40174</text:p>
          </table:table-cell>
          <table:table-cell office:value-type="float" office:value="0.000793441" calcext:value-type="float">
            <text:p>0.000793441</text:p>
          </table:table-cell>
          <table:table-cell/>
          <table:table-cell office:value-type="float" office:value="32.2763" calcext:value-type="float">
            <text:p>32.2763</text:p>
          </table:table-cell>
          <table:table-cell office:value-type="float" office:value="1.27015" calcext:value-type="float">
            <text:p>1.27015</text:p>
          </table:table-cell>
          <table:table-cell office:value-type="float" office:value="0.000810963" calcext:value-type="float">
            <text:p>0.000810963</text:p>
          </table:table-cell>
          <table:table-cell/>
          <table:table-cell office:value-type="float" office:value="30.6835" calcext:value-type="float">
            <text:p>30.6835</text:p>
          </table:table-cell>
          <table:table-cell office:value-type="float" office:value="1.45048" calcext:value-type="float">
            <text:p>1.45048</text:p>
          </table:table-cell>
          <table:table-cell office:value-type="float" office:value="0.00631793" calcext:value-type="float">
            <text:p>0.00631793</text:p>
          </table:table-cell>
          <table:table-cell/>
          <table:table-cell office:value-type="float" office:value="33.2517" calcext:value-type="float">
            <text:p>33.2517</text:p>
          </table:table-cell>
          <table:table-cell office:value-type="float" office:value="1.26637" calcext:value-type="float">
            <text:p>1.26637</text:p>
          </table:table-cell>
          <table:table-cell office:value-type="float" office:value="0.0575751" calcext:value-type="float">
            <text:p>0.0575751</text:p>
          </table:table-cell>
          <table:table-cell/>
          <table:table-cell office:value-type="float" office:value="33.5993" calcext:value-type="float">
            <text:p>33.5993</text:p>
          </table:table-cell>
          <table:table-cell office:value-type="float" office:value="1.18437" calcext:value-type="float">
            <text:p>1.18437</text:p>
          </table:table-cell>
          <table:table-cell office:value-type="float" office:value="0.588216" calcext:value-type="float">
            <text:p>0.58821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9942" calcext:value-type="float">
            <text:p>0.000479942</text:p>
          </table:table-cell>
          <table:table-cell/>
          <table:table-cell office:value-type="float" office:value="31.5962" calcext:value-type="float">
            <text:p>31.5962</text:p>
          </table:table-cell>
          <table:table-cell office:value-type="float" office:value="1.26799" calcext:value-type="float">
            <text:p>1.26799</text:p>
          </table:table-cell>
          <table:table-cell office:value-type="float" office:value="0.00079869" calcext:value-type="float">
            <text:p>0.00079869</text:p>
          </table:table-cell>
          <table:table-cell/>
          <table:table-cell office:value-type="float" office:value="32.5354" calcext:value-type="float">
            <text:p>32.5354</text:p>
          </table:table-cell>
          <table:table-cell office:value-type="float" office:value="1.28125" calcext:value-type="float">
            <text:p>1.28125</text:p>
          </table:table-cell>
          <table:table-cell office:value-type="float" office:value="0.000789914" calcext:value-type="float">
            <text:p>0.000789914</text:p>
          </table:table-cell>
          <table:table-cell/>
          <table:table-cell office:value-type="float" office:value="32.8786" calcext:value-type="float">
            <text:p>32.8786</text:p>
          </table:table-cell>
          <table:table-cell office:value-type="float" office:value="1.41364" calcext:value-type="float">
            <text:p>1.41364</text:p>
          </table:table-cell>
          <table:table-cell office:value-type="float" office:value="0.000815923" calcext:value-type="float">
            <text:p>0.000815923</text:p>
          </table:table-cell>
          <table:table-cell/>
          <table:table-cell office:value-type="float" office:value="32.558" calcext:value-type="float">
            <text:p>32.558</text:p>
          </table:table-cell>
          <table:table-cell office:value-type="float" office:value="1.36675" calcext:value-type="float">
            <text:p>1.36675</text:p>
          </table:table-cell>
          <table:table-cell office:value-type="float" office:value="0.00632358" calcext:value-type="float">
            <text:p>0.00632358</text:p>
          </table:table-cell>
          <table:table-cell/>
          <table:table-cell office:value-type="float" office:value="33.6274" calcext:value-type="float">
            <text:p>33.6274</text:p>
          </table:table-cell>
          <table:table-cell office:value-type="float" office:value="1.34153" calcext:value-type="float">
            <text:p>1.34153</text:p>
          </table:table-cell>
          <table:table-cell office:value-type="float" office:value="0.0577751" calcext:value-type="float">
            <text:p>0.0577751</text:p>
          </table:table-cell>
          <table:table-cell/>
          <table:table-cell office:value-type="float" office:value="33.0391" calcext:value-type="float">
            <text:p>33.0391</text:p>
          </table:table-cell>
          <table:table-cell office:value-type="float" office:value="1.34971" calcext:value-type="float">
            <text:p>1.34971</text:p>
          </table:table-cell>
          <table:table-cell office:value-type="float" office:value="0.589017" calcext:value-type="float">
            <text:p>0.589017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7869" calcext:value-type="float">
            <text:p>0.000467869</text:p>
          </table:table-cell>
          <table:table-cell/>
          <table:table-cell office:value-type="float" office:value="32.8883" calcext:value-type="float">
            <text:p>32.8883</text:p>
          </table:table-cell>
          <table:table-cell office:value-type="float" office:value="1.19791" calcext:value-type="float">
            <text:p>1.19791</text:p>
          </table:table-cell>
          <table:table-cell office:value-type="float" office:value="0.00078791" calcext:value-type="float">
            <text:p>0.00078791</text:p>
          </table:table-cell>
          <table:table-cell/>
          <table:table-cell office:value-type="float" office:value="33.3698" calcext:value-type="float">
            <text:p>33.3698</text:p>
          </table:table-cell>
          <table:table-cell office:value-type="float" office:value="1.22776" calcext:value-type="float">
            <text:p>1.22776</text:p>
          </table:table-cell>
          <table:table-cell office:value-type="float" office:value="0.000794883" calcext:value-type="float">
            <text:p>0.000794883</text:p>
          </table:table-cell>
          <table:table-cell/>
          <table:table-cell office:value-type="float" office:value="32.6636" calcext:value-type="float">
            <text:p>32.6636</text:p>
          </table:table-cell>
          <table:table-cell office:value-type="float" office:value="1.28086" calcext:value-type="float">
            <text:p>1.28086</text:p>
          </table:table-cell>
          <table:table-cell office:value-type="float" office:value="0.000828947" calcext:value-type="float">
            <text:p>0.000828947</text:p>
          </table:table-cell>
          <table:table-cell/>
          <table:table-cell office:value-type="float" office:value="32.8356" calcext:value-type="float">
            <text:p>32.8356</text:p>
          </table:table-cell>
          <table:table-cell office:value-type="float" office:value="1.40014" calcext:value-type="float">
            <text:p>1.40014</text:p>
          </table:table-cell>
          <table:table-cell office:value-type="float" office:value="0.00633674" calcext:value-type="float">
            <text:p>0.00633674</text:p>
          </table:table-cell>
          <table:table-cell/>
          <table:table-cell office:value-type="float" office:value="32.5837" calcext:value-type="float">
            <text:p>32.5837</text:p>
          </table:table-cell>
          <table:table-cell office:value-type="float" office:value="1.52537" calcext:value-type="float">
            <text:p>1.52537</text:p>
          </table:table-cell>
          <table:table-cell office:value-type="float" office:value="0.0576913" calcext:value-type="float">
            <text:p>0.0576913</text:p>
          </table:table-cell>
          <table:table-cell/>
          <table:table-cell office:value-type="float" office:value="32.4024" calcext:value-type="float">
            <text:p>32.4024</text:p>
          </table:table-cell>
          <table:table-cell office:value-type="float" office:value="1.35035" calcext:value-type="float">
            <text:p>1.35035</text:p>
          </table:table-cell>
          <table:table-cell office:value-type="float" office:value="0.574468" calcext:value-type="float">
            <text:p>0.57446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509567" calcext:value-type="float">
            <text:p>0.000509567</text:p>
          </table:table-cell>
          <table:table-cell/>
          <table:table-cell office:value-type="float" office:value="33.0574" calcext:value-type="float">
            <text:p>33.0574</text:p>
          </table:table-cell>
          <table:table-cell office:value-type="float" office:value="1.15772" calcext:value-type="float">
            <text:p>1.15772</text:p>
          </table:table-cell>
          <table:table-cell office:value-type="float" office:value="0.000802277" calcext:value-type="float">
            <text:p>0.000802277</text:p>
          </table:table-cell>
          <table:table-cell/>
          <table:table-cell office:value-type="float" office:value="32.9839" calcext:value-type="float">
            <text:p>32.9839</text:p>
          </table:table-cell>
          <table:table-cell office:value-type="float" office:value="1.33744" calcext:value-type="float">
            <text:p>1.33744</text:p>
          </table:table-cell>
          <table:table-cell office:value-type="float" office:value="0.000794732" calcext:value-type="float">
            <text:p>0.000794732</text:p>
          </table:table-cell>
          <table:table-cell/>
          <table:table-cell office:value-type="float" office:value="33.9395" calcext:value-type="float">
            <text:p>33.9395</text:p>
          </table:table-cell>
          <table:table-cell office:value-type="float" office:value="1.2317" calcext:value-type="float">
            <text:p>1.2317</text:p>
          </table:table-cell>
          <table:table-cell office:value-type="float" office:value="0.00081451" calcext:value-type="float">
            <text:p>0.00081451</text:p>
          </table:table-cell>
          <table:table-cell/>
          <table:table-cell office:value-type="float" office:value="32.4198" calcext:value-type="float">
            <text:p>32.4198</text:p>
          </table:table-cell>
          <table:table-cell office:value-type="float" office:value="1.40532" calcext:value-type="float">
            <text:p>1.40532</text:p>
          </table:table-cell>
          <table:table-cell office:value-type="float" office:value="0.00640172" calcext:value-type="float">
            <text:p>0.00640172</text:p>
          </table:table-cell>
          <table:table-cell/>
          <table:table-cell office:value-type="float" office:value="32.3005" calcext:value-type="float">
            <text:p>32.3005</text:p>
          </table:table-cell>
          <table:table-cell office:value-type="float" office:value="1.4269" calcext:value-type="float">
            <text:p>1.4269</text:p>
          </table:table-cell>
          <table:table-cell office:value-type="float" office:value="0.058481" calcext:value-type="float">
            <text:p>0.058481</text:p>
          </table:table-cell>
          <table:table-cell/>
          <table:table-cell office:value-type="float" office:value="33.3815" calcext:value-type="float">
            <text:p>33.3815</text:p>
          </table:table-cell>
          <table:table-cell office:value-type="float" office:value="1.43719" calcext:value-type="float">
            <text:p>1.43719</text:p>
          </table:table-cell>
          <table:table-cell office:value-type="float" office:value="0.575988" calcext:value-type="float">
            <text:p>0.57598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482" calcext:value-type="float">
            <text:p>0.000469482</text:p>
          </table:table-cell>
          <table:table-cell/>
          <table:table-cell office:value-type="float" office:value="31.0036" calcext:value-type="float">
            <text:p>31.0036</text:p>
          </table:table-cell>
          <table:table-cell office:value-type="float" office:value="1.21803" calcext:value-type="float">
            <text:p>1.21803</text:p>
          </table:table-cell>
          <table:table-cell office:value-type="float" office:value="0.000797768" calcext:value-type="float">
            <text:p>0.000797768</text:p>
          </table:table-cell>
          <table:table-cell/>
          <table:table-cell office:value-type="float" office:value="33.8433" calcext:value-type="float">
            <text:p>33.8433</text:p>
          </table:table-cell>
          <table:table-cell office:value-type="float" office:value="1.19434" calcext:value-type="float">
            <text:p>1.19434</text:p>
          </table:table-cell>
          <table:table-cell office:value-type="float" office:value="0.000792569" calcext:value-type="float">
            <text:p>0.000792569</text:p>
          </table:table-cell>
          <table:table-cell/>
          <table:table-cell office:value-type="float" office:value="32.0192" calcext:value-type="float">
            <text:p>32.0192</text:p>
          </table:table-cell>
          <table:table-cell office:value-type="float" office:value="1.26302" calcext:value-type="float">
            <text:p>1.26302</text:p>
          </table:table-cell>
          <table:table-cell office:value-type="float" office:value="0.000819439" calcext:value-type="float">
            <text:p>0.000819439</text:p>
          </table:table-cell>
          <table:table-cell/>
          <table:table-cell office:value-type="float" office:value="34.0668" calcext:value-type="float">
            <text:p>34.0668</text:p>
          </table:table-cell>
          <table:table-cell office:value-type="float" office:value="1.24789" calcext:value-type="float">
            <text:p>1.24789</text:p>
          </table:table-cell>
          <table:table-cell office:value-type="float" office:value="0.00641452" calcext:value-type="float">
            <text:p>0.00641452</text:p>
          </table:table-cell>
          <table:table-cell/>
          <table:table-cell office:value-type="float" office:value="33.1245" calcext:value-type="float">
            <text:p>33.1245</text:p>
          </table:table-cell>
          <table:table-cell office:value-type="float" office:value="1.35891" calcext:value-type="float">
            <text:p>1.35891</text:p>
          </table:table-cell>
          <table:table-cell office:value-type="float" office:value="0.0580551" calcext:value-type="float">
            <text:p>0.0580551</text:p>
          </table:table-cell>
          <table:table-cell/>
          <table:table-cell office:value-type="float" office:value="32.4045" calcext:value-type="float">
            <text:p>32.4045</text:p>
          </table:table-cell>
          <table:table-cell office:value-type="float" office:value="1.25438" calcext:value-type="float">
            <text:p>1.25438</text:p>
          </table:table-cell>
          <table:table-cell office:value-type="float" office:value="0.583782" calcext:value-type="float">
            <text:p>0.58378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363" calcext:value-type="float">
            <text:p>0.000475363</text:p>
          </table:table-cell>
          <table:table-cell/>
          <table:table-cell office:value-type="float" office:value="32.4106" calcext:value-type="float">
            <text:p>32.4106</text:p>
          </table:table-cell>
          <table:table-cell office:value-type="float" office:value="1.1776" calcext:value-type="float">
            <text:p>1.1776</text:p>
          </table:table-cell>
          <table:table-cell office:value-type="float" office:value="0.000799091" calcext:value-type="float">
            <text:p>0.000799091</text:p>
          </table:table-cell>
          <table:table-cell/>
          <table:table-cell office:value-type="float" office:value="32.3089" calcext:value-type="float">
            <text:p>32.3089</text:p>
          </table:table-cell>
          <table:table-cell office:value-type="float" office:value="1.2727" calcext:value-type="float">
            <text:p>1.2727</text:p>
          </table:table-cell>
          <table:table-cell office:value-type="float" office:value="0.000822695" calcext:value-type="float">
            <text:p>0.000822695</text:p>
          </table:table-cell>
          <table:table-cell/>
          <table:table-cell office:value-type="float" office:value="33.5111" calcext:value-type="float">
            <text:p>33.5111</text:p>
          </table:table-cell>
          <table:table-cell office:value-type="float" office:value="1.19209" calcext:value-type="float">
            <text:p>1.19209</text:p>
          </table:table-cell>
          <table:table-cell office:value-type="float" office:value="0.000838856" calcext:value-type="float">
            <text:p>0.000838856</text:p>
          </table:table-cell>
          <table:table-cell/>
          <table:table-cell office:value-type="float" office:value="33.1423" calcext:value-type="float">
            <text:p>33.1423</text:p>
          </table:table-cell>
          <table:table-cell office:value-type="float" office:value="1.42915" calcext:value-type="float">
            <text:p>1.42915</text:p>
          </table:table-cell>
          <table:table-cell office:value-type="float" office:value="0.00643558" calcext:value-type="float">
            <text:p>0.00643558</text:p>
          </table:table-cell>
          <table:table-cell/>
          <table:table-cell office:value-type="float" office:value="32.2787" calcext:value-type="float">
            <text:p>32.2787</text:p>
          </table:table-cell>
          <table:table-cell office:value-type="float" office:value="1.38653" calcext:value-type="float">
            <text:p>1.38653</text:p>
          </table:table-cell>
          <table:table-cell office:value-type="float" office:value="0.0577147" calcext:value-type="float">
            <text:p>0.0577147</text:p>
          </table:table-cell>
          <table:table-cell/>
          <table:table-cell office:value-type="float" office:value="31.8078" calcext:value-type="float">
            <text:p>31.8078</text:p>
          </table:table-cell>
          <table:table-cell office:value-type="float" office:value="1.47291" calcext:value-type="float">
            <text:p>1.47291</text:p>
          </table:table-cell>
          <table:table-cell office:value-type="float" office:value="0.571791" calcext:value-type="float">
            <text:p>0.57179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548" calcext:value-type="float">
            <text:p>0.000472548</text:p>
          </table:table-cell>
          <table:table-cell/>
          <table:table-cell office:value-type="float" office:value="33.707" calcext:value-type="float">
            <text:p>33.707</text:p>
          </table:table-cell>
          <table:table-cell office:value-type="float" office:value="1.23614" calcext:value-type="float">
            <text:p>1.23614</text:p>
          </table:table-cell>
          <table:table-cell office:value-type="float" office:value="0.000799722" calcext:value-type="float">
            <text:p>0.000799722</text:p>
          </table:table-cell>
          <table:table-cell/>
          <table:table-cell office:value-type="float" office:value="33.0969" calcext:value-type="float">
            <text:p>33.0969</text:p>
          </table:table-cell>
          <table:table-cell office:value-type="float" office:value="1.21943" calcext:value-type="float">
            <text:p>1.21943</text:p>
          </table:table-cell>
          <table:table-cell office:value-type="float" office:value="0.000792689" calcext:value-type="float">
            <text:p>0.000792689</text:p>
          </table:table-cell>
          <table:table-cell/>
          <table:table-cell office:value-type="float" office:value="30.745" calcext:value-type="float">
            <text:p>30.745</text:p>
          </table:table-cell>
          <table:table-cell office:value-type="float" office:value="1.59709" calcext:value-type="float">
            <text:p>1.59709</text:p>
          </table:table-cell>
          <table:table-cell office:value-type="float" office:value="0.00081433" calcext:value-type="float">
            <text:p>0.00081433</text:p>
          </table:table-cell>
          <table:table-cell/>
          <table:table-cell office:value-type="float" office:value="33.4206" calcext:value-type="float">
            <text:p>33.4206</text:p>
          </table:table-cell>
          <table:table-cell office:value-type="float" office:value="1.27976" calcext:value-type="float">
            <text:p>1.27976</text:p>
          </table:table-cell>
          <table:table-cell office:value-type="float" office:value="0.00651151" calcext:value-type="float">
            <text:p>0.00651151</text:p>
          </table:table-cell>
          <table:table-cell/>
          <table:table-cell office:value-type="float" office:value="32.375" calcext:value-type="float">
            <text:p>32.375</text:p>
          </table:table-cell>
          <table:table-cell office:value-type="float" office:value="1.46357" calcext:value-type="float">
            <text:p>1.46357</text:p>
          </table:table-cell>
          <table:table-cell office:value-type="float" office:value="0.0579995" calcext:value-type="float">
            <text:p>0.0579995</text:p>
          </table:table-cell>
          <table:table-cell/>
          <table:table-cell office:value-type="float" office:value="31.9772" calcext:value-type="float">
            <text:p>31.9772</text:p>
          </table:table-cell>
          <table:table-cell office:value-type="float" office:value="1.2436" calcext:value-type="float">
            <text:p>1.2436</text:p>
          </table:table-cell>
          <table:table-cell office:value-type="float" office:value="0.576447" calcext:value-type="float">
            <text:p>0.57644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42" calcext:value-type="float">
            <text:p>0.0004842</text:p>
          </table:table-cell>
          <table:table-cell/>
          <table:table-cell office:value-type="float" office:value="32.275" calcext:value-type="float">
            <text:p>32.275</text:p>
          </table:table-cell>
          <table:table-cell office:value-type="float" office:value="1.16424" calcext:value-type="float">
            <text:p>1.16424</text:p>
          </table:table-cell>
          <table:table-cell office:value-type="float" office:value="0.000790084" calcext:value-type="float">
            <text:p>0.000790084</text:p>
          </table:table-cell>
          <table:table-cell/>
          <table:table-cell office:value-type="float" office:value="32.3288" calcext:value-type="float">
            <text:p>32.3288</text:p>
          </table:table-cell>
          <table:table-cell office:value-type="float" office:value="1.29913" calcext:value-type="float">
            <text:p>1.29913</text:p>
          </table:table-cell>
          <table:table-cell office:value-type="float" office:value="0.000830019" calcext:value-type="float">
            <text:p>0.000830019</text:p>
          </table:table-cell>
          <table:table-cell/>
          <table:table-cell office:value-type="float" office:value="33.7267" calcext:value-type="float">
            <text:p>33.7267</text:p>
          </table:table-cell>
          <table:table-cell office:value-type="float" office:value="1.21375" calcext:value-type="float">
            <text:p>1.21375</text:p>
          </table:table-cell>
          <table:table-cell office:value-type="float" office:value="0.000816052" calcext:value-type="float">
            <text:p>0.000816052</text:p>
          </table:table-cell>
          <table:table-cell/>
          <table:table-cell office:value-type="float" office:value="32.6781" calcext:value-type="float">
            <text:p>32.6781</text:p>
          </table:table-cell>
          <table:table-cell office:value-type="float" office:value="1.35494" calcext:value-type="float">
            <text:p>1.35494</text:p>
          </table:table-cell>
          <table:table-cell office:value-type="float" office:value="0.00643806" calcext:value-type="float">
            <text:p>0.00643806</text:p>
          </table:table-cell>
          <table:table-cell/>
          <table:table-cell office:value-type="float" office:value="31.9237" calcext:value-type="float">
            <text:p>31.9237</text:p>
          </table:table-cell>
          <table:table-cell office:value-type="float" office:value="1.30718" calcext:value-type="float">
            <text:p>1.30718</text:p>
          </table:table-cell>
          <table:table-cell office:value-type="float" office:value="0.0580231" calcext:value-type="float">
            <text:p>0.0580231</text:p>
          </table:table-cell>
          <table:table-cell/>
          <table:table-cell office:value-type="float" office:value="34.1772" calcext:value-type="float">
            <text:p>34.1772</text:p>
          </table:table-cell>
          <table:table-cell office:value-type="float" office:value="1.26943" calcext:value-type="float">
            <text:p>1.26943</text:p>
          </table:table-cell>
          <table:table-cell office:value-type="float" office:value="0.587259" calcext:value-type="float">
            <text:p>0.58725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542" calcext:value-type="float">
            <text:p>0.000469542</text:p>
          </table:table-cell>
          <table:table-cell/>
          <table:table-cell office:value-type="float" office:value="31.7801" calcext:value-type="float">
            <text:p>31.7801</text:p>
          </table:table-cell>
          <table:table-cell office:value-type="float" office:value="1.25326" calcext:value-type="float">
            <text:p>1.25326</text:p>
          </table:table-cell>
          <table:table-cell office:value-type="float" office:value="0.000791386" calcext:value-type="float">
            <text:p>0.000791386</text:p>
          </table:table-cell>
          <table:table-cell/>
          <table:table-cell office:value-type="float" office:value="33.3275" calcext:value-type="float">
            <text:p>33.3275</text:p>
          </table:table-cell>
          <table:table-cell office:value-type="float" office:value="1.28459" calcext:value-type="float">
            <text:p>1.28459</text:p>
          </table:table-cell>
          <table:table-cell office:value-type="float" office:value="0.00079875" calcext:value-type="float">
            <text:p>0.00079875</text:p>
          </table:table-cell>
          <table:table-cell/>
          <table:table-cell office:value-type="float" office:value="32.3122" calcext:value-type="float">
            <text:p>32.3122</text:p>
          </table:table-cell>
          <table:table-cell office:value-type="float" office:value="1.31826" calcext:value-type="float">
            <text:p>1.31826</text:p>
          </table:table-cell>
          <table:table-cell office:value-type="float" office:value="0.00082536" calcext:value-type="float">
            <text:p>0.00082536</text:p>
          </table:table-cell>
          <table:table-cell/>
          <table:table-cell office:value-type="float" office:value="32.1989" calcext:value-type="float">
            <text:p>32.1989</text:p>
          </table:table-cell>
          <table:table-cell office:value-type="float" office:value="1.43164" calcext:value-type="float">
            <text:p>1.43164</text:p>
          </table:table-cell>
          <table:table-cell office:value-type="float" office:value="0.00635992" calcext:value-type="float">
            <text:p>0.00635992</text:p>
          </table:table-cell>
          <table:table-cell/>
          <table:table-cell office:value-type="float" office:value="32.9296" calcext:value-type="float">
            <text:p>32.9296</text:p>
          </table:table-cell>
          <table:table-cell office:value-type="float" office:value="1.34356" calcext:value-type="float">
            <text:p>1.34356</text:p>
          </table:table-cell>
          <table:table-cell office:value-type="float" office:value="0.0591296" calcext:value-type="float">
            <text:p>0.0591296</text:p>
          </table:table-cell>
          <table:table-cell/>
          <table:table-cell office:value-type="float" office:value="32.527" calcext:value-type="float">
            <text:p>32.527</text:p>
          </table:table-cell>
          <table:table-cell office:value-type="float" office:value="1.42329" calcext:value-type="float">
            <text:p>1.42329</text:p>
          </table:table-cell>
          <table:table-cell office:value-type="float" office:value="0.571753" calcext:value-type="float">
            <text:p>0.57175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7457" calcext:value-type="float">
            <text:p>0.000477457</text:p>
          </table:table-cell>
          <table:table-cell/>
          <table:table-cell office:value-type="float" office:value="30.9772" calcext:value-type="float">
            <text:p>30.9772</text:p>
          </table:table-cell>
          <table:table-cell office:value-type="float" office:value="1.34902" calcext:value-type="float">
            <text:p>1.34902</text:p>
          </table:table-cell>
          <table:table-cell office:value-type="float" office:value="0.000793491" calcext:value-type="float">
            <text:p>0.000793491</text:p>
          </table:table-cell>
          <table:table-cell/>
          <table:table-cell office:value-type="float" office:value="33.6947" calcext:value-type="float">
            <text:p>33.6947</text:p>
          </table:table-cell>
          <table:table-cell office:value-type="float" office:value="1.17225" calcext:value-type="float">
            <text:p>1.17225</text:p>
          </table:table-cell>
          <table:table-cell office:value-type="float" office:value="0.00081996" calcext:value-type="float">
            <text:p>0.00081996</text:p>
          </table:table-cell>
          <table:table-cell/>
          <table:table-cell office:value-type="float" office:value="33.749" calcext:value-type="float">
            <text:p>33.749</text:p>
          </table:table-cell>
          <table:table-cell office:value-type="float" office:value="1.22523" calcext:value-type="float">
            <text:p>1.22523</text:p>
          </table:table-cell>
          <table:table-cell office:value-type="float" office:value="0.000843164" calcext:value-type="float">
            <text:p>0.000843164</text:p>
          </table:table-cell>
          <table:table-cell/>
          <table:table-cell office:value-type="float" office:value="33.0763" calcext:value-type="float">
            <text:p>33.0763</text:p>
          </table:table-cell>
          <table:table-cell office:value-type="float" office:value="1.39787" calcext:value-type="float">
            <text:p>1.39787</text:p>
          </table:table-cell>
          <table:table-cell office:value-type="float" office:value="0.00637405" calcext:value-type="float">
            <text:p>0.00637405</text:p>
          </table:table-cell>
          <table:table-cell/>
          <table:table-cell office:value-type="float" office:value="32.3898" calcext:value-type="float">
            <text:p>32.3898</text:p>
          </table:table-cell>
          <table:table-cell office:value-type="float" office:value="1.41783" calcext:value-type="float">
            <text:p>1.41783</text:p>
          </table:table-cell>
          <table:table-cell office:value-type="float" office:value="0.0582386" calcext:value-type="float">
            <text:p>0.0582386</text:p>
          </table:table-cell>
          <table:table-cell/>
          <table:table-cell office:value-type="float" office:value="33.244" calcext:value-type="float">
            <text:p>33.244</text:p>
          </table:table-cell>
          <table:table-cell office:value-type="float" office:value="1.23863" calcext:value-type="float">
            <text:p>1.23863</text:p>
          </table:table-cell>
          <table:table-cell office:value-type="float" office:value="0.577814" calcext:value-type="float">
            <text:p>0.57781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666" calcext:value-type="float">
            <text:p>0.000471666</text:p>
          </table:table-cell>
          <table:table-cell/>
          <table:table-cell office:value-type="float" office:value="30.545" calcext:value-type="float">
            <text:p>30.545</text:p>
          </table:table-cell>
          <table:table-cell office:value-type="float" office:value="1.49923" calcext:value-type="float">
            <text:p>1.49923</text:p>
          </table:table-cell>
          <table:table-cell office:value-type="float" office:value="0.000794993" calcext:value-type="float">
            <text:p>0.000794993</text:p>
          </table:table-cell>
          <table:table-cell/>
          <table:table-cell office:value-type="float" office:value="33.4328" calcext:value-type="float">
            <text:p>33.4328</text:p>
          </table:table-cell>
          <table:table-cell office:value-type="float" office:value="1.25472" calcext:value-type="float">
            <text:p>1.25472</text:p>
          </table:table-cell>
          <table:table-cell office:value-type="float" office:value="0.000806414" calcext:value-type="float">
            <text:p>0.000806414</text:p>
          </table:table-cell>
          <table:table-cell/>
          <table:table-cell office:value-type="float" office:value="32.4621" calcext:value-type="float">
            <text:p>32.4621</text:p>
          </table:table-cell>
          <table:table-cell office:value-type="float" office:value="1.35886" calcext:value-type="float">
            <text:p>1.35886</text:p>
          </table:table-cell>
          <table:table-cell office:value-type="float" office:value="0.000812296" calcext:value-type="float">
            <text:p>0.000812296</text:p>
          </table:table-cell>
          <table:table-cell/>
          <table:table-cell office:value-type="float" office:value="35.5701" calcext:value-type="float">
            <text:p>35.5701</text:p>
          </table:table-cell>
          <table:table-cell office:value-type="float" office:value="1.09973" calcext:value-type="float">
            <text:p>1.09973</text:p>
          </table:table-cell>
          <table:table-cell office:value-type="float" office:value="0.00661645" calcext:value-type="float">
            <text:p>0.00661645</text:p>
          </table:table-cell>
          <table:table-cell/>
          <table:table-cell office:value-type="float" office:value="32.8481" calcext:value-type="float">
            <text:p>32.8481</text:p>
          </table:table-cell>
          <table:table-cell office:value-type="float" office:value="1.22942" calcext:value-type="float">
            <text:p>1.22942</text:p>
          </table:table-cell>
          <table:table-cell office:value-type="float" office:value="0.0605119" calcext:value-type="float">
            <text:p>0.0605119</text:p>
          </table:table-cell>
          <table:table-cell/>
          <table:table-cell office:value-type="float" office:value="34.2136" calcext:value-type="float">
            <text:p>34.2136</text:p>
          </table:table-cell>
          <table:table-cell office:value-type="float" office:value="1.38895" calcext:value-type="float">
            <text:p>1.38895</text:p>
          </table:table-cell>
          <table:table-cell office:value-type="float" office:value="0.582581" calcext:value-type="float">
            <text:p>0.58258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245" calcext:value-type="float">
            <text:p>0.000471245</text:p>
          </table:table-cell>
          <table:table-cell/>
          <table:table-cell office:value-type="float" office:value="29.4924" calcext:value-type="float">
            <text:p>29.4924</text:p>
          </table:table-cell>
          <table:table-cell office:value-type="float" office:value="1.40627" calcext:value-type="float">
            <text:p>1.40627</text:p>
          </table:table-cell>
          <table:table-cell office:value-type="float" office:value="0.000794502" calcext:value-type="float">
            <text:p>0.000794502</text:p>
          </table:table-cell>
          <table:table-cell/>
          <table:table-cell office:value-type="float" office:value="31.6797" calcext:value-type="float">
            <text:p>31.6797</text:p>
          </table:table-cell>
          <table:table-cell office:value-type="float" office:value="1.47747" calcext:value-type="float">
            <text:p>1.47747</text:p>
          </table:table-cell>
          <table:table-cell office:value-type="float" office:value="0.000795865" calcext:value-type="float">
            <text:p>0.000795865</text:p>
          </table:table-cell>
          <table:table-cell/>
          <table:table-cell office:value-type="float" office:value="32.7008" calcext:value-type="float">
            <text:p>32.7008</text:p>
          </table:table-cell>
          <table:table-cell office:value-type="float" office:value="1.33255" calcext:value-type="float">
            <text:p>1.33255</text:p>
          </table:table-cell>
          <table:table-cell office:value-type="float" office:value="0.000813949" calcext:value-type="float">
            <text:p>0.000813949</text:p>
          </table:table-cell>
          <table:table-cell/>
          <table:table-cell office:value-type="float" office:value="32.5511" calcext:value-type="float">
            <text:p>32.5511</text:p>
          </table:table-cell>
          <table:table-cell office:value-type="float" office:value="1.37857" calcext:value-type="float">
            <text:p>1.37857</text:p>
          </table:table-cell>
          <table:table-cell office:value-type="float" office:value="0.00634979" calcext:value-type="float">
            <text:p>0.00634979</text:p>
          </table:table-cell>
          <table:table-cell/>
          <table:table-cell office:value-type="float" office:value="33.8978" calcext:value-type="float">
            <text:p>33.8978</text:p>
          </table:table-cell>
          <table:table-cell office:value-type="float" office:value="1.24532" calcext:value-type="float">
            <text:p>1.24532</text:p>
          </table:table-cell>
          <table:table-cell office:value-type="float" office:value="0.0597925" calcext:value-type="float">
            <text:p>0.0597925</text:p>
          </table:table-cell>
          <table:table-cell/>
          <table:table-cell office:value-type="float" office:value="34.0485" calcext:value-type="float">
            <text:p>34.0485</text:p>
          </table:table-cell>
          <table:table-cell office:value-type="float" office:value="1.25292" calcext:value-type="float">
            <text:p>1.25292</text:p>
          </table:table-cell>
          <table:table-cell office:value-type="float" office:value="0.578797" calcext:value-type="float">
            <text:p>0.57879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076" calcext:value-type="float">
            <text:p>0.000472076</text:p>
          </table:table-cell>
          <table:table-cell/>
          <table:table-cell office:value-type="float" office:value="32.0425" calcext:value-type="float">
            <text:p>32.0425</text:p>
          </table:table-cell>
          <table:table-cell office:value-type="float" office:value="1.14667" calcext:value-type="float">
            <text:p>1.14667</text:p>
          </table:table-cell>
          <table:table-cell office:value-type="float" office:value="0.000800934" calcext:value-type="float">
            <text:p>0.000800934</text:p>
          </table:table-cell>
          <table:table-cell/>
          <table:table-cell office:value-type="float" office:value="33.394" calcext:value-type="float">
            <text:p>33.394</text:p>
          </table:table-cell>
          <table:table-cell office:value-type="float" office:value="1.29292" calcext:value-type="float">
            <text:p>1.29292</text:p>
          </table:table-cell>
          <table:table-cell office:value-type="float" office:value="0.000798209" calcext:value-type="float">
            <text:p>0.000798209</text:p>
          </table:table-cell>
          <table:table-cell/>
          <table:table-cell office:value-type="float" office:value="32.2979" calcext:value-type="float">
            <text:p>32.2979</text:p>
          </table:table-cell>
          <table:table-cell office:value-type="float" office:value="1.33321" calcext:value-type="float">
            <text:p>1.33321</text:p>
          </table:table-cell>
          <table:table-cell office:value-type="float" office:value="0.000812366" calcext:value-type="float">
            <text:p>0.000812366</text:p>
          </table:table-cell>
          <table:table-cell/>
          <table:table-cell office:value-type="float" office:value="33.9253" calcext:value-type="float">
            <text:p>33.9253</text:p>
          </table:table-cell>
          <table:table-cell office:value-type="float" office:value="1.23819" calcext:value-type="float">
            <text:p>1.23819</text:p>
          </table:table-cell>
          <table:table-cell office:value-type="float" office:value="0.00650813" calcext:value-type="float">
            <text:p>0.00650813</text:p>
          </table:table-cell>
          <table:table-cell/>
          <table:table-cell office:value-type="float" office:value="34.1558" calcext:value-type="float">
            <text:p>34.1558</text:p>
          </table:table-cell>
          <table:table-cell office:value-type="float" office:value="1.31718" calcext:value-type="float">
            <text:p>1.31718</text:p>
          </table:table-cell>
          <table:table-cell office:value-type="float" office:value="0.0606847" calcext:value-type="float">
            <text:p>0.0606847</text:p>
          </table:table-cell>
          <table:table-cell/>
          <table:table-cell office:value-type="float" office:value="33.2101" calcext:value-type="float">
            <text:p>33.2101</text:p>
          </table:table-cell>
          <table:table-cell office:value-type="float" office:value="1.31936" calcext:value-type="float">
            <text:p>1.31936</text:p>
          </table:table-cell>
          <table:table-cell office:value-type="float" office:value="0.584397" calcext:value-type="float">
            <text:p>0.58439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62" calcext:value-type="float">
            <text:p>0.00046862</text:p>
          </table:table-cell>
          <table:table-cell/>
          <table:table-cell office:value-type="float" office:value="32.6367" calcext:value-type="float">
            <text:p>32.6367</text:p>
          </table:table-cell>
          <table:table-cell office:value-type="float" office:value="1.23151" calcext:value-type="float">
            <text:p>1.23151</text:p>
          </table:table-cell>
          <table:table-cell office:value-type="float" office:value="0.000813678" calcext:value-type="float">
            <text:p>0.000813678</text:p>
          </table:table-cell>
          <table:table-cell/>
          <table:table-cell office:value-type="float" office:value="33.1344" calcext:value-type="float">
            <text:p>33.1344</text:p>
          </table:table-cell>
          <table:table-cell office:value-type="float" office:value="1.44665" calcext:value-type="float">
            <text:p>1.44665</text:p>
          </table:table-cell>
          <table:table-cell office:value-type="float" office:value="0.000790114" calcext:value-type="float">
            <text:p>0.000790114</text:p>
          </table:table-cell>
          <table:table-cell/>
          <table:table-cell office:value-type="float" office:value="33.3492" calcext:value-type="float">
            <text:p>33.3492</text:p>
          </table:table-cell>
          <table:table-cell office:value-type="float" office:value="1.35269" calcext:value-type="float">
            <text:p>1.35269</text:p>
          </table:table-cell>
          <table:table-cell office:value-type="float" office:value="0.000824519" calcext:value-type="float">
            <text:p>0.000824519</text:p>
          </table:table-cell>
          <table:table-cell/>
          <table:table-cell office:value-type="float" office:value="33.4172" calcext:value-type="float">
            <text:p>33.4172</text:p>
          </table:table-cell>
          <table:table-cell office:value-type="float" office:value="1.30894" calcext:value-type="float">
            <text:p>1.30894</text:p>
          </table:table-cell>
          <table:table-cell office:value-type="float" office:value="0.0064671" calcext:value-type="float">
            <text:p>0.0064671</text:p>
          </table:table-cell>
          <table:table-cell/>
          <table:table-cell office:value-type="float" office:value="31.3794" calcext:value-type="float">
            <text:p>31.3794</text:p>
          </table:table-cell>
          <table:table-cell office:value-type="float" office:value="1.63339" calcext:value-type="float">
            <text:p>1.63339</text:p>
          </table:table-cell>
          <table:table-cell office:value-type="float" office:value="0.0588966" calcext:value-type="float">
            <text:p>0.0588966</text:p>
          </table:table-cell>
          <table:table-cell/>
          <table:table-cell office:value-type="float" office:value="32.5247" calcext:value-type="float">
            <text:p>32.5247</text:p>
          </table:table-cell>
          <table:table-cell office:value-type="float" office:value="1.32591" calcext:value-type="float">
            <text:p>1.32591</text:p>
          </table:table-cell>
          <table:table-cell office:value-type="float" office:value="0.570486" calcext:value-type="float">
            <text:p>0.57048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125" calcext:value-type="float">
            <text:p>0.000471125</text:p>
          </table:table-cell>
          <table:table-cell/>
          <table:table-cell office:value-type="float" office:value="33.0563" calcext:value-type="float">
            <text:p>33.0563</text:p>
          </table:table-cell>
          <table:table-cell office:value-type="float" office:value="1.15047" calcext:value-type="float">
            <text:p>1.15047</text:p>
          </table:table-cell>
          <table:table-cell office:value-type="float" office:value="0.000816594" calcext:value-type="float">
            <text:p>0.000816594</text:p>
          </table:table-cell>
          <table:table-cell/>
          <table:table-cell office:value-type="float" office:value="34.0203" calcext:value-type="float">
            <text:p>34.0203</text:p>
          </table:table-cell>
          <table:table-cell office:value-type="float" office:value="1.12056" calcext:value-type="float">
            <text:p>1.12056</text:p>
          </table:table-cell>
          <table:table-cell office:value-type="float" office:value="0.000793701" calcext:value-type="float">
            <text:p>0.000793701</text:p>
          </table:table-cell>
          <table:table-cell/>
          <table:table-cell office:value-type="float" office:value="30.6959" calcext:value-type="float">
            <text:p>30.6959</text:p>
          </table:table-cell>
          <table:table-cell office:value-type="float" office:value="1.45966" calcext:value-type="float">
            <text:p>1.45966</text:p>
          </table:table-cell>
          <table:table-cell office:value-type="float" office:value="0.000816964" calcext:value-type="float">
            <text:p>0.000816964</text:p>
          </table:table-cell>
          <table:table-cell/>
          <table:table-cell office:value-type="float" office:value="34.7769" calcext:value-type="float">
            <text:p>34.7769</text:p>
          </table:table-cell>
          <table:table-cell office:value-type="float" office:value="1.24674" calcext:value-type="float">
            <text:p>1.24674</text:p>
          </table:table-cell>
          <table:table-cell office:value-type="float" office:value="0.00652862" calcext:value-type="float">
            <text:p>0.00652862</text:p>
          </table:table-cell>
          <table:table-cell/>
          <table:table-cell office:value-type="float" office:value="34.4024" calcext:value-type="float">
            <text:p>34.4024</text:p>
          </table:table-cell>
          <table:table-cell office:value-type="float" office:value="1.1813" calcext:value-type="float">
            <text:p>1.1813</text:p>
          </table:table-cell>
          <table:table-cell office:value-type="float" office:value="0.0605578" calcext:value-type="float">
            <text:p>0.0605578</text:p>
          </table:table-cell>
          <table:table-cell/>
          <table:table-cell office:value-type="float" office:value="32.6667" calcext:value-type="float">
            <text:p>32.6667</text:p>
          </table:table-cell>
          <table:table-cell office:value-type="float" office:value="1.53644" calcext:value-type="float">
            <text:p>1.53644</text:p>
          </table:table-cell>
          <table:table-cell office:value-type="float" office:value="0.569539" calcext:value-type="float">
            <text:p>0.56953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478" calcext:value-type="float">
            <text:p>0.000467478</text:p>
          </table:table-cell>
          <table:table-cell/>
          <table:table-cell office:value-type="float" office:value="32.6674" calcext:value-type="float">
            <text:p>32.6674</text:p>
          </table:table-cell>
          <table:table-cell office:value-type="float" office:value="1.16387" calcext:value-type="float">
            <text:p>1.16387</text:p>
          </table:table-cell>
          <table:table-cell office:value-type="float" office:value="0.000805113" calcext:value-type="float">
            <text:p>0.000805113</text:p>
          </table:table-cell>
          <table:table-cell/>
          <table:table-cell office:value-type="float" office:value="33.2335" calcext:value-type="float">
            <text:p>33.2335</text:p>
          </table:table-cell>
          <table:table-cell office:value-type="float" office:value="1.13663" calcext:value-type="float">
            <text:p>1.13663</text:p>
          </table:table-cell>
          <table:table-cell office:value-type="float" office:value="0.00079312" calcext:value-type="float">
            <text:p>0.00079312</text:p>
          </table:table-cell>
          <table:table-cell/>
          <table:table-cell office:value-type="float" office:value="32.6182" calcext:value-type="float">
            <text:p>32.6182</text:p>
          </table:table-cell>
          <table:table-cell office:value-type="float" office:value="1.37349" calcext:value-type="float">
            <text:p>1.37349</text:p>
          </table:table-cell>
          <table:table-cell office:value-type="float" office:value="0.000812095" calcext:value-type="float">
            <text:p>0.000812095</text:p>
          </table:table-cell>
          <table:table-cell/>
          <table:table-cell office:value-type="float" office:value="33.2723" calcext:value-type="float">
            <text:p>33.2723</text:p>
          </table:table-cell>
          <table:table-cell office:value-type="float" office:value="1.24181" calcext:value-type="float">
            <text:p>1.24181</text:p>
          </table:table-cell>
          <table:table-cell office:value-type="float" office:value="0.00640957" calcext:value-type="float">
            <text:p>0.00640957</text:p>
          </table:table-cell>
          <table:table-cell/>
          <table:table-cell office:value-type="float" office:value="32.3504" calcext:value-type="float">
            <text:p>32.3504</text:p>
          </table:table-cell>
          <table:table-cell office:value-type="float" office:value="1.42441" calcext:value-type="float">
            <text:p>1.42441</text:p>
          </table:table-cell>
          <table:table-cell office:value-type="float" office:value="0.0591568" calcext:value-type="float">
            <text:p>0.0591568</text:p>
          </table:table-cell>
          <table:table-cell/>
          <table:table-cell office:value-type="float" office:value="33.5093" calcext:value-type="float">
            <text:p>33.5093</text:p>
          </table:table-cell>
          <table:table-cell office:value-type="float" office:value="1.25876" calcext:value-type="float">
            <text:p>1.25876</text:p>
          </table:table-cell>
          <table:table-cell office:value-type="float" office:value="0.577511" calcext:value-type="float">
            <text:p>0.57751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822" calcext:value-type="float">
            <text:p>0.000474822</text:p>
          </table:table-cell>
          <table:table-cell/>
          <table:table-cell office:value-type="float" office:value="29.9939" calcext:value-type="float">
            <text:p>29.9939</text:p>
          </table:table-cell>
          <table:table-cell office:value-type="float" office:value="1.40859" calcext:value-type="float">
            <text:p>1.40859</text:p>
          </table:table-cell>
          <table:table-cell office:value-type="float" office:value="0.000814861" calcext:value-type="float">
            <text:p>0.000814861</text:p>
          </table:table-cell>
          <table:table-cell/>
          <table:table-cell office:value-type="float" office:value="31.2141" calcext:value-type="float">
            <text:p>31.2141</text:p>
          </table:table-cell>
          <table:table-cell office:value-type="float" office:value="1.48277" calcext:value-type="float">
            <text:p>1.48277</text:p>
          </table:table-cell>
          <table:table-cell office:value-type="float" office:value="0.0007931" calcext:value-type="float">
            <text:p>0.0007931</text:p>
          </table:table-cell>
          <table:table-cell/>
          <table:table-cell office:value-type="float" office:value="33.472" calcext:value-type="float">
            <text:p>33.472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0.000818457" calcext:value-type="float">
            <text:p>0.000818457</text:p>
          </table:table-cell>
          <table:table-cell/>
          <table:table-cell office:value-type="float" office:value="34.5364" calcext:value-type="float">
            <text:p>34.5364</text:p>
          </table:table-cell>
          <table:table-cell office:value-type="float" office:value="1.12235" calcext:value-type="float">
            <text:p>1.12235</text:p>
          </table:table-cell>
          <table:table-cell office:value-type="float" office:value="0.00647488" calcext:value-type="float">
            <text:p>0.00647488</text:p>
          </table:table-cell>
          <table:table-cell/>
          <table:table-cell office:value-type="float" office:value="33.7189" calcext:value-type="float">
            <text:p>33.7189</text:p>
          </table:table-cell>
          <table:table-cell office:value-type="float" office:value="1.20962" calcext:value-type="float">
            <text:p>1.20962</text:p>
          </table:table-cell>
          <table:table-cell office:value-type="float" office:value="0.0604577" calcext:value-type="float">
            <text:p>0.0604577</text:p>
          </table:table-cell>
          <table:table-cell/>
          <table:table-cell office:value-type="float" office:value="34.0167" calcext:value-type="float">
            <text:p>34.0167</text:p>
          </table:table-cell>
          <table:table-cell office:value-type="float" office:value="1.37167" calcext:value-type="float">
            <text:p>1.37167</text:p>
          </table:table-cell>
          <table:table-cell office:value-type="float" office:value="0.574918" calcext:value-type="float">
            <text:p>0.57491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9542" calcext:value-type="float">
            <text:p>0.000469542</text:p>
          </table:table-cell>
          <table:table-cell/>
          <table:table-cell office:value-type="float" office:value="32.3464" calcext:value-type="float">
            <text:p>32.3464</text:p>
          </table:table-cell>
          <table:table-cell office:value-type="float" office:value="1.18406" calcext:value-type="float">
            <text:p>1.18406</text:p>
          </table:table-cell>
          <table:table-cell office:value-type="float" office:value="0.00083037" calcext:value-type="float">
            <text:p>0.00083037</text:p>
          </table:table-cell>
          <table:table-cell/>
          <table:table-cell office:value-type="float" office:value="33.5946" calcext:value-type="float">
            <text:p>33.5946</text:p>
          </table:table-cell>
          <table:table-cell office:value-type="float" office:value="1.25312" calcext:value-type="float">
            <text:p>1.25312</text:p>
          </table:table-cell>
          <table:table-cell office:value-type="float" office:value="0.000791016" calcext:value-type="float">
            <text:p>0.000791016</text:p>
          </table:table-cell>
          <table:table-cell/>
          <table:table-cell office:value-type="float" office:value="32.7018" calcext:value-type="float">
            <text:p>32.7018</text:p>
          </table:table-cell>
          <table:table-cell office:value-type="float" office:value="1.2971" calcext:value-type="float">
            <text:p>1.2971</text:p>
          </table:table-cell>
          <table:table-cell office:value-type="float" office:value="0.00080952" calcext:value-type="float">
            <text:p>0.00080952</text:p>
          </table:table-cell>
          <table:table-cell/>
          <table:table-cell office:value-type="float" office:value="34.2291" calcext:value-type="float">
            <text:p>34.2291</text:p>
          </table:table-cell>
          <table:table-cell office:value-type="float" office:value="1.25726" calcext:value-type="float">
            <text:p>1.25726</text:p>
          </table:table-cell>
          <table:table-cell office:value-type="float" office:value="0.00643806" calcext:value-type="float">
            <text:p>0.00643806</text:p>
          </table:table-cell>
          <table:table-cell/>
          <table:table-cell office:value-type="float" office:value="33.5551" calcext:value-type="float">
            <text:p>33.5551</text:p>
          </table:table-cell>
          <table:table-cell office:value-type="float" office:value="1.32622" calcext:value-type="float">
            <text:p>1.32622</text:p>
          </table:table-cell>
          <table:table-cell office:value-type="float" office:value="0.0619524" calcext:value-type="float">
            <text:p>0.0619524</text:p>
          </table:table-cell>
          <table:table-cell/>
          <table:table-cell office:value-type="float" office:value="31.6296" calcext:value-type="float">
            <text:p>31.6296</text:p>
          </table:table-cell>
          <table:table-cell office:value-type="float" office:value="1.46646" calcext:value-type="float">
            <text:p>1.46646</text:p>
          </table:table-cell>
          <table:table-cell office:value-type="float" office:value="0.570147" calcext:value-type="float">
            <text:p>0.57014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831" calcext:value-type="float">
            <text:p>0.000474831</text:p>
          </table:table-cell>
          <table:table-cell/>
          <table:table-cell office:value-type="float" office:value="30.2279" calcext:value-type="float">
            <text:p>30.2279</text:p>
          </table:table-cell>
          <table:table-cell office:value-type="float" office:value="1.34402" calcext:value-type="float">
            <text:p>1.34402</text:p>
          </table:table-cell>
          <table:table-cell office:value-type="float" office:value="0.000797488" calcext:value-type="float">
            <text:p>0.000797488</text:p>
          </table:table-cell>
          <table:table-cell/>
          <table:table-cell office:value-type="float" office:value="33.3477" calcext:value-type="float">
            <text:p>33.3477</text:p>
          </table:table-cell>
          <table:table-cell office:value-type="float" office:value="1.31876" calcext:value-type="float">
            <text:p>1.31876</text:p>
          </table:table-cell>
          <table:table-cell office:value-type="float" office:value="0.00079311" calcext:value-type="float">
            <text:p>0.00079311</text:p>
          </table:table-cell>
          <table:table-cell/>
          <table:table-cell office:value-type="float" office:value="34.352" calcext:value-type="float">
            <text:p>34.352</text:p>
          </table:table-cell>
          <table:table-cell office:value-type="float" office:value="1.20054" calcext:value-type="float">
            <text:p>1.20054</text:p>
          </table:table-cell>
          <table:table-cell office:value-type="float" office:value="0.000833114" calcext:value-type="float">
            <text:p>0.000833114</text:p>
          </table:table-cell>
          <table:table-cell/>
          <table:table-cell office:value-type="float" office:value="32.2154" calcext:value-type="float">
            <text:p>32.2154</text:p>
          </table:table-cell>
          <table:table-cell office:value-type="float" office:value="1.49023" calcext:value-type="float">
            <text:p>1.49023</text:p>
          </table:table-cell>
          <table:table-cell office:value-type="float" office:value="0.00650385" calcext:value-type="float">
            <text:p>0.00650385</text:p>
          </table:table-cell>
          <table:table-cell/>
          <table:table-cell office:value-type="float" office:value="33.558" calcext:value-type="float">
            <text:p>33.558</text:p>
          </table:table-cell>
          <table:table-cell office:value-type="float" office:value="1.34965" calcext:value-type="float">
            <text:p>1.34965</text:p>
          </table:table-cell>
          <table:table-cell office:value-type="float" office:value="0.104125" calcext:value-type="float">
            <text:p>0.104125</text:p>
          </table:table-cell>
          <table:table-cell/>
          <table:table-cell office:value-type="float" office:value="33.7194" calcext:value-type="float">
            <text:p>33.7194</text:p>
          </table:table-cell>
          <table:table-cell office:value-type="float" office:value="1.22944" calcext:value-type="float">
            <text:p>1.22944</text:p>
          </table:table-cell>
          <table:table-cell office:value-type="float" office:value="0.574575" calcext:value-type="float">
            <text:p>0.57457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76" calcext:value-type="float">
            <text:p>0.00046876</text:p>
          </table:table-cell>
          <table:table-cell/>
          <table:table-cell office:value-type="float" office:value="33.4482" calcext:value-type="float">
            <text:p>33.4482</text:p>
          </table:table-cell>
          <table:table-cell office:value-type="float" office:value="1.17335" calcext:value-type="float">
            <text:p>1.17335</text:p>
          </table:table-cell>
          <table:table-cell office:value-type="float" office:value="0.000805704" calcext:value-type="float">
            <text:p>0.000805704</text:p>
          </table:table-cell>
          <table:table-cell/>
          <table:table-cell office:value-type="float" office:value="32.0185" calcext:value-type="float">
            <text:p>32.0185</text:p>
          </table:table-cell>
          <table:table-cell office:value-type="float" office:value="1.34611" calcext:value-type="float">
            <text:p>1.34611</text:p>
          </table:table-cell>
          <table:table-cell office:value-type="float" office:value="0.000813869" calcext:value-type="float">
            <text:p>0.000813869</text:p>
          </table:table-cell>
          <table:table-cell/>
          <table:table-cell office:value-type="float" office:value="31.7837" calcext:value-type="float">
            <text:p>31.7837</text:p>
          </table:table-cell>
          <table:table-cell office:value-type="float" office:value="1.36172" calcext:value-type="float">
            <text:p>1.36172</text:p>
          </table:table-cell>
          <table:table-cell office:value-type="float" office:value="0.000818477" calcext:value-type="float">
            <text:p>0.000818477</text:p>
          </table:table-cell>
          <table:table-cell/>
          <table:table-cell office:value-type="float" office:value="33.9601" calcext:value-type="float">
            <text:p>33.9601</text:p>
          </table:table-cell>
          <table:table-cell office:value-type="float" office:value="1.2624" calcext:value-type="float">
            <text:p>1.2624</text:p>
          </table:table-cell>
          <table:table-cell office:value-type="float" office:value="0.00641169" calcext:value-type="float">
            <text:p>0.00641169</text:p>
          </table:table-cell>
          <table:table-cell/>
          <table:table-cell office:value-type="float" office:value="33.2748" calcext:value-type="float">
            <text:p>33.2748</text:p>
          </table:table-cell>
          <table:table-cell office:value-type="float" office:value="1.33476" calcext:value-type="float">
            <text:p>1.33476</text:p>
          </table:table-cell>
          <table:table-cell office:value-type="float" office:value="0.103027" calcext:value-type="float">
            <text:p>0.103027</text:p>
          </table:table-cell>
          <table:table-cell/>
          <table:table-cell office:value-type="float" office:value="33.8994" calcext:value-type="float">
            <text:p>33.8994</text:p>
          </table:table-cell>
          <table:table-cell office:value-type="float" office:value="1.25312" calcext:value-type="float">
            <text:p>1.25312</text:p>
          </table:table-cell>
          <table:table-cell office:value-type="float" office:value="0.581198" calcext:value-type="float">
            <text:p>0.58119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239" calcext:value-type="float">
            <text:p>0.000473239</text:p>
          </table:table-cell>
          <table:table-cell/>
          <table:table-cell office:value-type="float" office:value="32.3129" calcext:value-type="float">
            <text:p>32.3129</text:p>
          </table:table-cell>
          <table:table-cell office:value-type="float" office:value="1.13776" calcext:value-type="float">
            <text:p>1.13776</text:p>
          </table:table-cell>
          <table:table-cell office:value-type="float" office:value="0.000796025" calcext:value-type="float">
            <text:p>0.000796025</text:p>
          </table:table-cell>
          <table:table-cell/>
          <table:table-cell office:value-type="float" office:value="34.0808" calcext:value-type="float">
            <text:p>34.0808</text:p>
          </table:table-cell>
          <table:table-cell office:value-type="float" office:value="1.17642" calcext:value-type="float">
            <text:p>1.17642</text:p>
          </table:table-cell>
          <table:table-cell office:value-type="float" office:value="0.000800163" calcext:value-type="float">
            <text:p>0.000800163</text:p>
          </table:table-cell>
          <table:table-cell/>
          <table:table-cell office:value-type="float" office:value="32.2396" calcext:value-type="float">
            <text:p>32.2396</text:p>
          </table:table-cell>
          <table:table-cell office:value-type="float" office:value="1.28535" calcext:value-type="float">
            <text:p>1.28535</text:p>
          </table:table-cell>
          <table:table-cell office:value-type="float" office:value="0.000820471" calcext:value-type="float">
            <text:p>0.000820471</text:p>
          </table:table-cell>
          <table:table-cell/>
          <table:table-cell office:value-type="float" office:value="33.952" calcext:value-type="float">
            <text:p>33.952</text:p>
          </table:table-cell>
          <table:table-cell office:value-type="float" office:value="1.268" calcext:value-type="float">
            <text:p>1.268</text:p>
          </table:table-cell>
          <table:table-cell office:value-type="float" office:value="0.0064413" calcext:value-type="float">
            <text:p>0.0064413</text:p>
          </table:table-cell>
          <table:table-cell/>
          <table:table-cell office:value-type="float" office:value="33.5617" calcext:value-type="float">
            <text:p>33.5617</text:p>
          </table:table-cell>
          <table:table-cell office:value-type="float" office:value="1.27178" calcext:value-type="float">
            <text:p>1.27178</text:p>
          </table:table-cell>
          <table:table-cell office:value-type="float" office:value="0.101251" calcext:value-type="float">
            <text:p>0.101251</text:p>
          </table:table-cell>
          <table:table-cell/>
          <table:table-cell office:value-type="float" office:value="33.5686" calcext:value-type="float">
            <text:p>33.5686</text:p>
          </table:table-cell>
          <table:table-cell office:value-type="float" office:value="1.28924" calcext:value-type="float">
            <text:p>1.28924</text:p>
          </table:table-cell>
          <table:table-cell office:value-type="float" office:value="0.586427" calcext:value-type="float">
            <text:p>0.58642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9402" calcext:value-type="float">
            <text:p>0.000469402</text:p>
          </table:table-cell>
          <table:table-cell/>
          <table:table-cell office:value-type="float" office:value="33.5297" calcext:value-type="float">
            <text:p>33.5297</text:p>
          </table:table-cell>
          <table:table-cell office:value-type="float" office:value="1.03422" calcext:value-type="float">
            <text:p>1.03422</text:p>
          </table:table-cell>
          <table:table-cell office:value-type="float" office:value="0.000791707" calcext:value-type="float">
            <text:p>0.000791707</text:p>
          </table:table-cell>
          <table:table-cell/>
          <table:table-cell office:value-type="float" office:value="32.5149" calcext:value-type="float">
            <text:p>32.5149</text:p>
          </table:table-cell>
          <table:table-cell office:value-type="float" office:value="1.3045" calcext:value-type="float">
            <text:p>1.3045</text:p>
          </table:table-cell>
          <table:table-cell office:value-type="float" office:value="0.000805262" calcext:value-type="float">
            <text:p>0.000805262</text:p>
          </table:table-cell>
          <table:table-cell/>
          <table:table-cell office:value-type="float" office:value="33.7729" calcext:value-type="float">
            <text:p>33.7729</text:p>
          </table:table-cell>
          <table:table-cell office:value-type="float" office:value="1.26299" calcext:value-type="float">
            <text:p>1.26299</text:p>
          </table:table-cell>
          <table:table-cell office:value-type="float" office:value="0.000816704" calcext:value-type="float">
            <text:p>0.000816704</text:p>
          </table:table-cell>
          <table:table-cell/>
          <table:table-cell office:value-type="float" office:value="32.3231" calcext:value-type="float">
            <text:p>32.3231</text:p>
          </table:table-cell>
          <table:table-cell office:value-type="float" office:value="1.48547" calcext:value-type="float">
            <text:p>1.48547</text:p>
          </table:table-cell>
          <table:table-cell office:value-type="float" office:value="0.00632574" calcext:value-type="float">
            <text:p>0.00632574</text:p>
          </table:table-cell>
          <table:table-cell/>
          <table:table-cell office:value-type="float" office:value="33.7278" calcext:value-type="float">
            <text:p>33.7278</text:p>
          </table:table-cell>
          <table:table-cell office:value-type="float" office:value="1.28447" calcext:value-type="float">
            <text:p>1.28447</text:p>
          </table:table-cell>
          <table:table-cell office:value-type="float" office:value="0.102397" calcext:value-type="float">
            <text:p>0.102397</text:p>
          </table:table-cell>
          <table:table-cell/>
          <table:table-cell office:value-type="float" office:value="31.6662" calcext:value-type="float">
            <text:p>31.6662</text:p>
          </table:table-cell>
          <table:table-cell office:value-type="float" office:value="1.46921" calcext:value-type="float">
            <text:p>1.46921</text:p>
          </table:table-cell>
          <table:table-cell office:value-type="float" office:value="0.565663" calcext:value-type="float">
            <text:p>0.56566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159" calcext:value-type="float">
            <text:p>0.000473159</text:p>
          </table:table-cell>
          <table:table-cell/>
          <table:table-cell office:value-type="float" office:value="32.4593" calcext:value-type="float">
            <text:p>32.4593</text:p>
          </table:table-cell>
          <table:table-cell office:value-type="float" office:value="1.19654" calcext:value-type="float">
            <text:p>1.19654</text:p>
          </table:table-cell>
          <table:table-cell office:value-type="float" office:value="0.000795243" calcext:value-type="float">
            <text:p>0.000795243</text:p>
          </table:table-cell>
          <table:table-cell/>
          <table:table-cell office:value-type="float" office:value="32.719" calcext:value-type="float">
            <text:p>32.719</text:p>
          </table:table-cell>
          <table:table-cell office:value-type="float" office:value="1.34543" calcext:value-type="float">
            <text:p>1.34543</text:p>
          </table:table-cell>
          <table:table-cell office:value-type="float" office:value="0.000804421" calcext:value-type="float">
            <text:p>0.000804421</text:p>
          </table:table-cell>
          <table:table-cell/>
          <table:table-cell office:value-type="float" office:value="33.5231" calcext:value-type="float">
            <text:p>33.5231</text:p>
          </table:table-cell>
          <table:table-cell office:value-type="float" office:value="1.17796" calcext:value-type="float">
            <text:p>1.17796</text:p>
          </table:table-cell>
          <table:table-cell office:value-type="float" office:value="0.000818708" calcext:value-type="float">
            <text:p>0.000818708</text:p>
          </table:table-cell>
          <table:table-cell/>
          <table:table-cell office:value-type="float" office:value="33.5974" calcext:value-type="float">
            <text:p>33.5974</text:p>
          </table:table-cell>
          <table:table-cell office:value-type="float" office:value="1.29508" calcext:value-type="float">
            <text:p>1.29508</text:p>
          </table:table-cell>
          <table:table-cell office:value-type="float" office:value="0.00652244" calcext:value-type="float">
            <text:p>0.00652244</text:p>
          </table:table-cell>
          <table:table-cell/>
          <table:table-cell office:value-type="float" office:value="33.4225" calcext:value-type="float">
            <text:p>33.4225</text:p>
          </table:table-cell>
          <table:table-cell office:value-type="float" office:value="1.38647" calcext:value-type="float">
            <text:p>1.38647</text:p>
          </table:table-cell>
          <table:table-cell office:value-type="float" office:value="0.102119" calcext:value-type="float">
            <text:p>0.102119</text:p>
          </table:table-cell>
          <table:table-cell/>
          <table:table-cell office:value-type="float" office:value="33.3207" calcext:value-type="float">
            <text:p>33.3207</text:p>
          </table:table-cell>
          <table:table-cell office:value-type="float" office:value="1.29329" calcext:value-type="float">
            <text:p>1.29329</text:p>
          </table:table-cell>
          <table:table-cell office:value-type="float" office:value="0.577468" calcext:value-type="float">
            <text:p>0.57746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524" calcext:value-type="float">
            <text:p>0.000470524</text:p>
          </table:table-cell>
          <table:table-cell/>
          <table:table-cell office:value-type="float" office:value="30.6703" calcext:value-type="float">
            <text:p>30.6703</text:p>
          </table:table-cell>
          <table:table-cell office:value-type="float" office:value="1.44655" calcext:value-type="float">
            <text:p>1.44655</text:p>
          </table:table-cell>
          <table:table-cell office:value-type="float" office:value="0.000793871" calcext:value-type="float">
            <text:p>0.000793871</text:p>
          </table:table-cell>
          <table:table-cell/>
          <table:table-cell office:value-type="float" office:value="33.0631" calcext:value-type="float">
            <text:p>33.0631</text:p>
          </table:table-cell>
          <table:table-cell office:value-type="float" office:value="1.27382" calcext:value-type="float">
            <text:p>1.27382</text:p>
          </table:table-cell>
          <table:table-cell office:value-type="float" office:value="0.000799842" calcext:value-type="float">
            <text:p>0.000799842</text:p>
          </table:table-cell>
          <table:table-cell/>
          <table:table-cell office:value-type="float" office:value="32.6511" calcext:value-type="float">
            <text:p>32.6511</text:p>
          </table:table-cell>
          <table:table-cell office:value-type="float" office:value="1.36598" calcext:value-type="float">
            <text:p>1.36598</text:p>
          </table:table-cell>
          <table:table-cell office:value-type="float" office:value="0.000813157" calcext:value-type="float">
            <text:p>0.000813157</text:p>
          </table:table-cell>
          <table:table-cell/>
          <table:table-cell office:value-type="float" office:value="33.3965" calcext:value-type="float">
            <text:p>33.3965</text:p>
          </table:table-cell>
          <table:table-cell office:value-type="float" office:value="1.36588" calcext:value-type="float">
            <text:p>1.36588</text:p>
          </table:table-cell>
          <table:table-cell office:value-type="float" office:value="0.00642166" calcext:value-type="float">
            <text:p>0.00642166</text:p>
          </table:table-cell>
          <table:table-cell/>
          <table:table-cell office:value-type="float" office:value="31.0986" calcext:value-type="float">
            <text:p>31.0986</text:p>
          </table:table-cell>
          <table:table-cell office:value-type="float" office:value="1.6441" calcext:value-type="float">
            <text:p>1.6441</text:p>
          </table:table-cell>
          <table:table-cell office:value-type="float" office:value="0.0837538" calcext:value-type="float">
            <text:p>0.0837538</text:p>
          </table:table-cell>
          <table:table-cell/>
          <table:table-cell office:value-type="float" office:value="33.4467" calcext:value-type="float">
            <text:p>33.4467</text:p>
          </table:table-cell>
          <table:table-cell office:value-type="float" office:value="1.41721" calcext:value-type="float">
            <text:p>1.41721</text:p>
          </table:table-cell>
          <table:table-cell office:value-type="float" office:value="0.581411" calcext:value-type="float">
            <text:p>0.58141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645" calcext:value-type="float">
            <text:p>0.000471645</text:p>
          </table:table-cell>
          <table:table-cell/>
          <table:table-cell office:value-type="float" office:value="33.081" calcext:value-type="float">
            <text:p>33.081</text:p>
          </table:table-cell>
          <table:table-cell office:value-type="float" office:value="1.30507" calcext:value-type="float">
            <text:p>1.30507</text:p>
          </table:table-cell>
          <table:table-cell office:value-type="float" office:value="0.000801976" calcext:value-type="float">
            <text:p>0.000801976</text:p>
          </table:table-cell>
          <table:table-cell/>
          <table:table-cell office:value-type="float" office:value="31.0131" calcext:value-type="float">
            <text:p>31.0131</text:p>
          </table:table-cell>
          <table:table-cell office:value-type="float" office:value="1.40339" calcext:value-type="float">
            <text:p>1.40339</text:p>
          </table:table-cell>
          <table:table-cell office:value-type="float" office:value="0.000815031" calcext:value-type="float">
            <text:p>0.000815031</text:p>
          </table:table-cell>
          <table:table-cell/>
          <table:table-cell office:value-type="float" office:value="30.7895" calcext:value-type="float">
            <text:p>30.7895</text:p>
          </table:table-cell>
          <table:table-cell office:value-type="float" office:value="1.5046" calcext:value-type="float">
            <text:p>1.5046</text:p>
          </table:table-cell>
          <table:table-cell office:value-type="float" office:value="0.000824569" calcext:value-type="float">
            <text:p>0.000824569</text:p>
          </table:table-cell>
          <table:table-cell/>
          <table:table-cell office:value-type="float" office:value="32.9319" calcext:value-type="float">
            <text:p>32.9319</text:p>
          </table:table-cell>
          <table:table-cell office:value-type="float" office:value="1.37049" calcext:value-type="float">
            <text:p>1.37049</text:p>
          </table:table-cell>
          <table:table-cell office:value-type="float" office:value="0.00651442" calcext:value-type="float">
            <text:p>0.00651442</text:p>
          </table:table-cell>
          <table:table-cell/>
          <table:table-cell office:value-type="float" office:value="33.7799" calcext:value-type="float">
            <text:p>33.7799</text:p>
          </table:table-cell>
          <table:table-cell office:value-type="float" office:value="1.31069" calcext:value-type="float">
            <text:p>1.31069</text:p>
          </table:table-cell>
          <table:table-cell office:value-type="float" office:value="0.0578173" calcext:value-type="float">
            <text:p>0.0578173</text:p>
          </table:table-cell>
          <table:table-cell/>
          <table:table-cell office:value-type="float" office:value="33.4652" calcext:value-type="float">
            <text:p>33.4652</text:p>
          </table:table-cell>
          <table:table-cell office:value-type="float" office:value="1.28922" calcext:value-type="float">
            <text:p>1.28922</text:p>
          </table:table-cell>
          <table:table-cell office:value-type="float" office:value="0.584343" calcext:value-type="float">
            <text:p>0.58434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991" calcext:value-type="float">
            <text:p>0.000468991</text:p>
          </table:table-cell>
          <table:table-cell/>
          <table:table-cell office:value-type="float" office:value="31.4707" calcext:value-type="float">
            <text:p>31.4707</text:p>
          </table:table-cell>
          <table:table-cell office:value-type="float" office:value="1.33612" calcext:value-type="float">
            <text:p>1.33612</text:p>
          </table:table-cell>
          <table:table-cell office:value-type="float" office:value="0.000804732" calcext:value-type="float">
            <text:p>0.000804732</text:p>
          </table:table-cell>
          <table:table-cell/>
          <table:table-cell office:value-type="float" office:value="33.1737" calcext:value-type="float">
            <text:p>33.1737</text:p>
          </table:table-cell>
          <table:table-cell office:value-type="float" office:value="1.1975" calcext:value-type="float">
            <text:p>1.1975</text:p>
          </table:table-cell>
          <table:table-cell office:value-type="float" office:value="0.000803459" calcext:value-type="float">
            <text:p>0.000803459</text:p>
          </table:table-cell>
          <table:table-cell/>
          <table:table-cell office:value-type="float" office:value="33.7081" calcext:value-type="float">
            <text:p>33.7081</text:p>
          </table:table-cell>
          <table:table-cell office:value-type="float" office:value="1.29608" calcext:value-type="float">
            <text:p>1.29608</text:p>
          </table:table-cell>
          <table:table-cell office:value-type="float" office:value="0.000821473" calcext:value-type="float">
            <text:p>0.000821473</text:p>
          </table:table-cell>
          <table:table-cell/>
          <table:table-cell office:value-type="float" office:value="33.377" calcext:value-type="float">
            <text:p>33.377</text:p>
          </table:table-cell>
          <table:table-cell office:value-type="float" office:value="1.39877" calcext:value-type="float">
            <text:p>1.39877</text:p>
          </table:table-cell>
          <table:table-cell office:value-type="float" office:value="0.00648793" calcext:value-type="float">
            <text:p>0.00648793</text:p>
          </table:table-cell>
          <table:table-cell/>
          <table:table-cell office:value-type="float" office:value="32.0382" calcext:value-type="float">
            <text:p>32.0382</text:p>
          </table:table-cell>
          <table:table-cell office:value-type="float" office:value="1.31628" calcext:value-type="float">
            <text:p>1.31628</text:p>
          </table:table-cell>
          <table:table-cell office:value-type="float" office:value="0.0578718" calcext:value-type="float">
            <text:p>0.0578718</text:p>
          </table:table-cell>
          <table:table-cell/>
          <table:table-cell office:value-type="float" office:value="34.6247" calcext:value-type="float">
            <text:p>34.6247</text:p>
          </table:table-cell>
          <table:table-cell office:value-type="float" office:value="1.19678" calcext:value-type="float">
            <text:p>1.19678</text:p>
          </table:table-cell>
          <table:table-cell office:value-type="float" office:value="0.58458" calcext:value-type="float">
            <text:p>0.5845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696" calcext:value-type="float">
            <text:p>0.000471696</text:p>
          </table:table-cell>
          <table:table-cell/>
          <table:table-cell office:value-type="float" office:value="33.0721" calcext:value-type="float">
            <text:p>33.0721</text:p>
          </table:table-cell>
          <table:table-cell office:value-type="float" office:value="1.13015" calcext:value-type="float">
            <text:p>1.13015</text:p>
          </table:table-cell>
          <table:table-cell office:value-type="float" office:value="0.000802146" calcext:value-type="float">
            <text:p>0.000802146</text:p>
          </table:table-cell>
          <table:table-cell/>
          <table:table-cell office:value-type="float" office:value="32.3493" calcext:value-type="float">
            <text:p>32.3493</text:p>
          </table:table-cell>
          <table:table-cell office:value-type="float" office:value="1.35212" calcext:value-type="float">
            <text:p>1.35212</text:p>
          </table:table-cell>
          <table:table-cell office:value-type="float" office:value="0.000802527" calcext:value-type="float">
            <text:p>0.000802527</text:p>
          </table:table-cell>
          <table:table-cell/>
          <table:table-cell office:value-type="float" office:value="31.1182" calcext:value-type="float">
            <text:p>31.1182</text:p>
          </table:table-cell>
          <table:table-cell office:value-type="float" office:value="1.43413" calcext:value-type="float">
            <text:p>1.43413</text:p>
          </table:table-cell>
          <table:table-cell office:value-type="float" office:value="0.000824368" calcext:value-type="float">
            <text:p>0.000824368</text:p>
          </table:table-cell>
          <table:table-cell/>
          <table:table-cell office:value-type="float" office:value="31.0504" calcext:value-type="float">
            <text:p>31.0504</text:p>
          </table:table-cell>
          <table:table-cell office:value-type="float" office:value="1.50724" calcext:value-type="float">
            <text:p>1.50724</text:p>
          </table:table-cell>
          <table:table-cell office:value-type="float" office:value="0.00646325" calcext:value-type="float">
            <text:p>0.00646325</text:p>
          </table:table-cell>
          <table:table-cell/>
          <table:table-cell office:value-type="float" office:value="33.1223" calcext:value-type="float">
            <text:p>33.1223</text:p>
          </table:table-cell>
          <table:table-cell office:value-type="float" office:value="1.44154" calcext:value-type="float">
            <text:p>1.44154</text:p>
          </table:table-cell>
          <table:table-cell office:value-type="float" office:value="0.057422" calcext:value-type="float">
            <text:p>0.057422</text:p>
          </table:table-cell>
          <table:table-cell/>
          <table:table-cell office:value-type="float" office:value="34.4293" calcext:value-type="float">
            <text:p>34.4293</text:p>
          </table:table-cell>
          <table:table-cell office:value-type="float" office:value="1.17194" calcext:value-type="float">
            <text:p>1.17194</text:p>
          </table:table-cell>
          <table:table-cell office:value-type="float" office:value="0.585344" calcext:value-type="float">
            <text:p>0.58534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736" calcext:value-type="float">
            <text:p>0.000471736</text:p>
          </table:table-cell>
          <table:table-cell/>
          <table:table-cell office:value-type="float" office:value="32.7429" calcext:value-type="float">
            <text:p>32.7429</text:p>
          </table:table-cell>
          <table:table-cell office:value-type="float" office:value="1.30633" calcext:value-type="float">
            <text:p>1.30633</text:p>
          </table:table-cell>
          <table:table-cell office:value-type="float" office:value="0.000800394" calcext:value-type="float">
            <text:p>0.000800394</text:p>
          </table:table-cell>
          <table:table-cell/>
          <table:table-cell office:value-type="float" office:value="34.8458" calcext:value-type="float">
            <text:p>34.8458</text:p>
          </table:table-cell>
          <table:table-cell office:value-type="float" office:value="1.10553" calcext:value-type="float">
            <text:p>1.10553</text:p>
          </table:table-cell>
          <table:table-cell office:value-type="float" office:value="0.000793911" calcext:value-type="float">
            <text:p>0.000793911</text:p>
          </table:table-cell>
          <table:table-cell/>
          <table:table-cell office:value-type="float" office:value="33.1263" calcext:value-type="float">
            <text:p>33.1263</text:p>
          </table:table-cell>
          <table:table-cell office:value-type="float" office:value="1.42484" calcext:value-type="float">
            <text:p>1.42484</text:p>
          </table:table-cell>
          <table:table-cell office:value-type="float" office:value="0.000819329" calcext:value-type="float">
            <text:p>0.000819329</text:p>
          </table:table-cell>
          <table:table-cell/>
          <table:table-cell office:value-type="float" office:value="33.2024" calcext:value-type="float">
            <text:p>33.2024</text:p>
          </table:table-cell>
          <table:table-cell office:value-type="float" office:value="1.38632" calcext:value-type="float">
            <text:p>1.38632</text:p>
          </table:table-cell>
          <table:table-cell office:value-type="float" office:value="0.00642029" calcext:value-type="float">
            <text:p>0.00642029</text:p>
          </table:table-cell>
          <table:table-cell/>
          <table:table-cell office:value-type="float" office:value="35.1231" calcext:value-type="float">
            <text:p>35.1231</text:p>
          </table:table-cell>
          <table:table-cell office:value-type="float" office:value="1.08786" calcext:value-type="float">
            <text:p>1.08786</text:p>
          </table:table-cell>
          <table:table-cell office:value-type="float" office:value="0.0586933" calcext:value-type="float">
            <text:p>0.0586933</text:p>
          </table:table-cell>
          <table:table-cell/>
          <table:table-cell office:value-type="float" office:value="34.2752" calcext:value-type="float">
            <text:p>34.2752</text:p>
          </table:table-cell>
          <table:table-cell office:value-type="float" office:value="1.27071" calcext:value-type="float">
            <text:p>1.27071</text:p>
          </table:table-cell>
          <table:table-cell office:value-type="float" office:value="0.589906" calcext:value-type="float">
            <text:p>0.58990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245" calcext:value-type="float">
            <text:p>0.000471245</text:p>
          </table:table-cell>
          <table:table-cell/>
          <table:table-cell office:value-type="float" office:value="31.6074" calcext:value-type="float">
            <text:p>31.6074</text:p>
          </table:table-cell>
          <table:table-cell office:value-type="float" office:value="1.36317" calcext:value-type="float">
            <text:p>1.36317</text:p>
          </table:table-cell>
          <table:table-cell office:value-type="float" office:value="0.000796937" calcext:value-type="float">
            <text:p>0.000796937</text:p>
          </table:table-cell>
          <table:table-cell/>
          <table:table-cell office:value-type="float" office:value="32.2223" calcext:value-type="float">
            <text:p>32.2223</text:p>
          </table:table-cell>
          <table:table-cell office:value-type="float" office:value="1.3134" calcext:value-type="float">
            <text:p>1.3134</text:p>
          </table:table-cell>
          <table:table-cell office:value-type="float" office:value="0.000795284" calcext:value-type="float">
            <text:p>0.000795284</text:p>
          </table:table-cell>
          <table:table-cell/>
          <table:table-cell office:value-type="float" office:value="33.4891" calcext:value-type="float">
            <text:p>33.4891</text:p>
          </table:table-cell>
          <table:table-cell office:value-type="float" office:value="1.3905" calcext:value-type="float">
            <text:p>1.3905</text:p>
          </table:table-cell>
          <table:table-cell office:value-type="float" office:value="0.000847091" calcext:value-type="float">
            <text:p>0.000847091</text:p>
          </table:table-cell>
          <table:table-cell/>
          <table:table-cell office:value-type="float" office:value="31.7872" calcext:value-type="float">
            <text:p>31.7872</text:p>
          </table:table-cell>
          <table:table-cell office:value-type="float" office:value="1.47279" calcext:value-type="float">
            <text:p>1.47279</text:p>
          </table:table-cell>
          <table:table-cell office:value-type="float" office:value="0.00645554" calcext:value-type="float">
            <text:p>0.00645554</text:p>
          </table:table-cell>
          <table:table-cell/>
          <table:table-cell office:value-type="float" office:value="34.1129" calcext:value-type="float">
            <text:p>34.1129</text:p>
          </table:table-cell>
          <table:table-cell office:value-type="float" office:value="1.25039" calcext:value-type="float">
            <text:p>1.25039</text:p>
          </table:table-cell>
          <table:table-cell office:value-type="float" office:value="0.0588483" calcext:value-type="float">
            <text:p>0.0588483</text:p>
          </table:table-cell>
          <table:table-cell/>
          <table:table-cell office:value-type="float" office:value="33.7007" calcext:value-type="float">
            <text:p>33.7007</text:p>
          </table:table-cell>
          <table:table-cell office:value-type="float" office:value="1.59497" calcext:value-type="float">
            <text:p>1.59497</text:p>
          </table:table-cell>
          <table:table-cell office:value-type="float" office:value="0.580073" calcext:value-type="float">
            <text:p>0.580073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857" calcext:value-type="float">
            <text:p>0.00046857</text:p>
          </table:table-cell>
          <table:table-cell/>
          <table:table-cell office:value-type="float" office:value="31.8771" calcext:value-type="float">
            <text:p>31.8771</text:p>
          </table:table-cell>
          <table:table-cell office:value-type="float" office:value="1.31393" calcext:value-type="float">
            <text:p>1.31393</text:p>
          </table:table-cell>
          <table:table-cell office:value-type="float" office:value="0.000800884" calcext:value-type="float">
            <text:p>0.000800884</text:p>
          </table:table-cell>
          <table:table-cell/>
          <table:table-cell office:value-type="float" office:value="31.3859" calcext:value-type="float">
            <text:p>31.3859</text:p>
          </table:table-cell>
          <table:table-cell office:value-type="float" office:value="1.29645" calcext:value-type="float">
            <text:p>1.29645</text:p>
          </table:table-cell>
          <table:table-cell office:value-type="float" office:value="0.00081988" calcext:value-type="float">
            <text:p>0.00081988</text:p>
          </table:table-cell>
          <table:table-cell/>
          <table:table-cell office:value-type="float" office:value="32.7595" calcext:value-type="float">
            <text:p>32.7595</text:p>
          </table:table-cell>
          <table:table-cell office:value-type="float" office:value="1.3239" calcext:value-type="float">
            <text:p>1.3239</text:p>
          </table:table-cell>
          <table:table-cell office:value-type="float" office:value="0.000808809" calcext:value-type="float">
            <text:p>0.000808809</text:p>
          </table:table-cell>
          <table:table-cell/>
          <table:table-cell office:value-type="float" office:value="31.9762" calcext:value-type="float">
            <text:p>31.9762</text:p>
          </table:table-cell>
          <table:table-cell office:value-type="float" office:value="1.522" calcext:value-type="float">
            <text:p>1.522</text:p>
          </table:table-cell>
          <table:table-cell office:value-type="float" office:value="0.00643003" calcext:value-type="float">
            <text:p>0.00643003</text:p>
          </table:table-cell>
          <table:table-cell/>
          <table:table-cell office:value-type="float" office:value="33.6388" calcext:value-type="float">
            <text:p>33.6388</text:p>
          </table:table-cell>
          <table:table-cell office:value-type="float" office:value="1.20249" calcext:value-type="float">
            <text:p>1.20249</text:p>
          </table:table-cell>
          <table:table-cell office:value-type="float" office:value="0.0588794" calcext:value-type="float">
            <text:p>0.0588794</text:p>
          </table:table-cell>
          <table:table-cell/>
          <table:table-cell office:value-type="float" office:value="33.6246" calcext:value-type="float">
            <text:p>33.6246</text:p>
          </table:table-cell>
          <table:table-cell office:value-type="float" office:value="1.29544" calcext:value-type="float">
            <text:p>1.29544</text:p>
          </table:table-cell>
          <table:table-cell office:value-type="float" office:value="0.582074" calcext:value-type="float">
            <text:p>0.58207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355" calcext:value-type="float">
            <text:p>0.000471355</text:p>
          </table:table-cell>
          <table:table-cell/>
          <table:table-cell office:value-type="float" office:value="31.1016" calcext:value-type="float">
            <text:p>31.1016</text:p>
          </table:table-cell>
          <table:table-cell office:value-type="float" office:value="1.39753" calcext:value-type="float">
            <text:p>1.39753</text:p>
          </table:table-cell>
          <table:table-cell office:value-type="float" office:value="0.0007986" calcext:value-type="float">
            <text:p>0.0007986</text:p>
          </table:table-cell>
          <table:table-cell/>
          <table:table-cell office:value-type="float" office:value="30.3604" calcext:value-type="float">
            <text:p>30.3604</text:p>
          </table:table-cell>
          <table:table-cell office:value-type="float" office:value="1.59029" calcext:value-type="float">
            <text:p>1.59029</text:p>
          </table:table-cell>
          <table:table-cell office:value-type="float" office:value="0.000789583" calcext:value-type="float">
            <text:p>0.000789583</text:p>
          </table:table-cell>
          <table:table-cell/>
          <table:table-cell office:value-type="float" office:value="33.6929" calcext:value-type="float">
            <text:p>33.6929</text:p>
          </table:table-cell>
          <table:table-cell office:value-type="float" office:value="1.23847" calcext:value-type="float">
            <text:p>1.23847</text:p>
          </table:table-cell>
          <table:table-cell office:value-type="float" office:value="0.000826393" calcext:value-type="float">
            <text:p>0.000826393</text:p>
          </table:table-cell>
          <table:table-cell/>
          <table:table-cell office:value-type="float" office:value="33.9595" calcext:value-type="float">
            <text:p>33.9595</text:p>
          </table:table-cell>
          <table:table-cell office:value-type="float" office:value="1.34599" calcext:value-type="float">
            <text:p>1.34599</text:p>
          </table:table-cell>
          <table:table-cell office:value-type="float" office:value="0.00649162" calcext:value-type="float">
            <text:p>0.00649162</text:p>
          </table:table-cell>
          <table:table-cell/>
          <table:table-cell office:value-type="float" office:value="34.624" calcext:value-type="float">
            <text:p>34.624</text:p>
          </table:table-cell>
          <table:table-cell office:value-type="float" office:value="1.25011" calcext:value-type="float">
            <text:p>1.25011</text:p>
          </table:table-cell>
          <table:table-cell office:value-type="float" office:value="0.057937" calcext:value-type="float">
            <text:p>0.057937</text:p>
          </table:table-cell>
          <table:table-cell/>
          <table:table-cell office:value-type="float" office:value="33.4676" calcext:value-type="float">
            <text:p>33.4676</text:p>
          </table:table-cell>
          <table:table-cell office:value-type="float" office:value="1.29726" calcext:value-type="float">
            <text:p>1.29726</text:p>
          </table:table-cell>
          <table:table-cell office:value-type="float" office:value="0.581088" calcext:value-type="float">
            <text:p>0.58108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089" calcext:value-type="float">
            <text:p>0.000468089</text:p>
          </table:table-cell>
          <table:table-cell/>
          <table:table-cell office:value-type="float" office:value="31.2038" calcext:value-type="float">
            <text:p>31.2038</text:p>
          </table:table-cell>
          <table:table-cell office:value-type="float" office:value="1.26927" calcext:value-type="float">
            <text:p>1.26927</text:p>
          </table:table-cell>
          <table:table-cell office:value-type="float" office:value="0.000802137" calcext:value-type="float">
            <text:p>0.000802137</text:p>
          </table:table-cell>
          <table:table-cell/>
          <table:table-cell office:value-type="float" office:value="31.4715" calcext:value-type="float">
            <text:p>31.4715</text:p>
          </table:table-cell>
          <table:table-cell office:value-type="float" office:value="1.42817" calcext:value-type="float">
            <text:p>1.42817</text:p>
          </table:table-cell>
          <table:table-cell office:value-type="float" office:value="0.000796416" calcext:value-type="float">
            <text:p>0.000796416</text:p>
          </table:table-cell>
          <table:table-cell/>
          <table:table-cell office:value-type="float" office:value="33.4119" calcext:value-type="float">
            <text:p>33.4119</text:p>
          </table:table-cell>
          <table:table-cell office:value-type="float" office:value="1.23598" calcext:value-type="float">
            <text:p>1.23598</text:p>
          </table:table-cell>
          <table:table-cell office:value-type="float" office:value="0.000823517" calcext:value-type="float">
            <text:p>0.000823517</text:p>
          </table:table-cell>
          <table:table-cell/>
          <table:table-cell office:value-type="float" office:value="34.3137" calcext:value-type="float">
            <text:p>34.3137</text:p>
          </table:table-cell>
          <table:table-cell office:value-type="float" office:value="1.48367" calcext:value-type="float">
            <text:p>1.48367</text:p>
          </table:table-cell>
          <table:table-cell office:value-type="float" office:value="0.00643488" calcext:value-type="float">
            <text:p>0.00643488</text:p>
          </table:table-cell>
          <table:table-cell/>
          <table:table-cell office:value-type="float" office:value="32.8696" calcext:value-type="float">
            <text:p>32.8696</text:p>
          </table:table-cell>
          <table:table-cell office:value-type="float" office:value="1.40854" calcext:value-type="float">
            <text:p>1.40854</text:p>
          </table:table-cell>
          <table:table-cell office:value-type="float" office:value="0.0578641" calcext:value-type="float">
            <text:p>0.0578641</text:p>
          </table:table-cell>
          <table:table-cell/>
          <table:table-cell office:value-type="float" office:value="32.8049" calcext:value-type="float">
            <text:p>32.8049</text:p>
          </table:table-cell>
          <table:table-cell office:value-type="float" office:value="1.35413" calcext:value-type="float">
            <text:p>1.35413</text:p>
          </table:table-cell>
          <table:table-cell office:value-type="float" office:value="0.578243" calcext:value-type="float">
            <text:p>0.57824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906" calcext:value-type="float">
            <text:p>0.000471906</text:p>
          </table:table-cell>
          <table:table-cell/>
          <table:table-cell office:value-type="float" office:value="31.8588" calcext:value-type="float">
            <text:p>31.8588</text:p>
          </table:table-cell>
          <table:table-cell office:value-type="float" office:value="1.21223" calcext:value-type="float">
            <text:p>1.21223</text:p>
          </table:table-cell>
          <table:table-cell office:value-type="float" office:value="0.000798681" calcext:value-type="float">
            <text:p>0.000798681</text:p>
          </table:table-cell>
          <table:table-cell/>
          <table:table-cell office:value-type="float" office:value="33.8306" calcext:value-type="float">
            <text:p>33.8306</text:p>
          </table:table-cell>
          <table:table-cell office:value-type="float" office:value="1.25397" calcext:value-type="float">
            <text:p>1.25397</text:p>
          </table:table-cell>
          <table:table-cell office:value-type="float" office:value="0.000795024" calcext:value-type="float">
            <text:p>0.000795024</text:p>
          </table:table-cell>
          <table:table-cell/>
          <table:table-cell office:value-type="float" office:value="33.2471" calcext:value-type="float">
            <text:p>33.2471</text:p>
          </table:table-cell>
          <table:table-cell office:value-type="float" office:value="1.30593" calcext:value-type="float">
            <text:p>1.30593</text:p>
          </table:table-cell>
          <table:table-cell office:value-type="float" office:value="0.000819018" calcext:value-type="float">
            <text:p>0.000819018</text:p>
          </table:table-cell>
          <table:table-cell/>
          <table:table-cell office:value-type="float" office:value="32.9719" calcext:value-type="float">
            <text:p>32.9719</text:p>
          </table:table-cell>
          <table:table-cell office:value-type="float" office:value="1.31354" calcext:value-type="float">
            <text:p>1.31354</text:p>
          </table:table-cell>
          <table:table-cell office:value-type="float" office:value="0.00638822" calcext:value-type="float">
            <text:p>0.00638822</text:p>
          </table:table-cell>
          <table:table-cell/>
          <table:table-cell office:value-type="float" office:value="34.0286" calcext:value-type="float">
            <text:p>34.0286</text:p>
          </table:table-cell>
          <table:table-cell office:value-type="float" office:value="1.27349" calcext:value-type="float">
            <text:p>1.27349</text:p>
          </table:table-cell>
          <table:table-cell office:value-type="float" office:value="0.0582771" calcext:value-type="float">
            <text:p>0.0582771</text:p>
          </table:table-cell>
          <table:table-cell/>
          <table:table-cell office:value-type="float" office:value="32.6017" calcext:value-type="float">
            <text:p>32.6017</text:p>
          </table:table-cell>
          <table:table-cell office:value-type="float" office:value="1.37716" calcext:value-type="float">
            <text:p>1.37716</text:p>
          </table:table-cell>
          <table:table-cell office:value-type="float" office:value="0.571224" calcext:value-type="float">
            <text:p>0.57122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437" calcext:value-type="float">
            <text:p>0.000472437</text:p>
          </table:table-cell>
          <table:table-cell/>
          <table:table-cell office:value-type="float" office:value="32.4095" calcext:value-type="float">
            <text:p>32.4095</text:p>
          </table:table-cell>
          <table:table-cell office:value-type="float" office:value="1.21559" calcext:value-type="float">
            <text:p>1.21559</text:p>
          </table:table-cell>
          <table:table-cell office:value-type="float" office:value="0.000800303" calcext:value-type="float">
            <text:p>0.000800303</text:p>
          </table:table-cell>
          <table:table-cell/>
          <table:table-cell office:value-type="float" office:value="34.2723" calcext:value-type="float">
            <text:p>34.2723</text:p>
          </table:table-cell>
          <table:table-cell office:value-type="float" office:value="1.23225" calcext:value-type="float">
            <text:p>1.23225</text:p>
          </table:table-cell>
          <table:table-cell office:value-type="float" office:value="0.000792248" calcext:value-type="float">
            <text:p>0.000792248</text:p>
          </table:table-cell>
          <table:table-cell/>
          <table:table-cell office:value-type="float" office:value="33.2179" calcext:value-type="float">
            <text:p>33.2179</text:p>
          </table:table-cell>
          <table:table-cell office:value-type="float" office:value="1.28985" calcext:value-type="float">
            <text:p>1.28985</text:p>
          </table:table-cell>
          <table:table-cell office:value-type="float" office:value="0.000817235" calcext:value-type="float">
            <text:p>0.000817235</text:p>
          </table:table-cell>
          <table:table-cell/>
          <table:table-cell office:value-type="float" office:value="33.4217" calcext:value-type="float">
            <text:p>33.4217</text:p>
          </table:table-cell>
          <table:table-cell office:value-type="float" office:value="1.29957" calcext:value-type="float">
            <text:p>1.29957</text:p>
          </table:table-cell>
          <table:table-cell office:value-type="float" office:value="0.00634203" calcext:value-type="float">
            <text:p>0.00634203</text:p>
          </table:table-cell>
          <table:table-cell/>
          <table:table-cell office:value-type="float" office:value="32.8628" calcext:value-type="float">
            <text:p>32.8628</text:p>
          </table:table-cell>
          <table:table-cell office:value-type="float" office:value="1.43933" calcext:value-type="float">
            <text:p>1.43933</text:p>
          </table:table-cell>
          <table:table-cell office:value-type="float" office:value="0.0573746" calcext:value-type="float">
            <text:p>0.0573746</text:p>
          </table:table-cell>
          <table:table-cell/>
          <table:table-cell office:value-type="float" office:value="35.0913" calcext:value-type="float">
            <text:p>35.0913</text:p>
          </table:table-cell>
          <table:table-cell office:value-type="float" office:value="1.15175" calcext:value-type="float">
            <text:p>1.15175</text:p>
          </table:table-cell>
          <table:table-cell office:value-type="float" office:value="0.5837" calcext:value-type="float">
            <text:p>0.583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443" calcext:value-type="float">
            <text:p>0.000470443</text:p>
          </table:table-cell>
          <table:table-cell/>
          <table:table-cell office:value-type="float" office:value="31.4816" calcext:value-type="float">
            <text:p>31.4816</text:p>
          </table:table-cell>
          <table:table-cell office:value-type="float" office:value="1.25147" calcext:value-type="float">
            <text:p>1.25147</text:p>
          </table:table-cell>
          <table:table-cell office:value-type="float" office:value="0.000813579" calcext:value-type="float">
            <text:p>0.000813579</text:p>
          </table:table-cell>
          <table:table-cell/>
          <table:table-cell office:value-type="float" office:value="32.9862" calcext:value-type="float">
            <text:p>32.9862</text:p>
          </table:table-cell>
          <table:table-cell office:value-type="float" office:value="1.25843" calcext:value-type="float">
            <text:p>1.25843</text:p>
          </table:table-cell>
          <table:table-cell office:value-type="float" office:value="0.000792649" calcext:value-type="float">
            <text:p>0.000792649</text:p>
          </table:table-cell>
          <table:table-cell/>
          <table:table-cell office:value-type="float" office:value="32.3112" calcext:value-type="float">
            <text:p>32.3112</text:p>
          </table:table-cell>
          <table:table-cell office:value-type="float" office:value="1.26493" calcext:value-type="float">
            <text:p>1.26493</text:p>
          </table:table-cell>
          <table:table-cell office:value-type="float" office:value="0.000813127" calcext:value-type="float">
            <text:p>0.000813127</text:p>
          </table:table-cell>
          <table:table-cell/>
          <table:table-cell office:value-type="float" office:value="33.5625" calcext:value-type="float">
            <text:p>33.5625</text:p>
          </table:table-cell>
          <table:table-cell office:value-type="float" office:value="1.29511" calcext:value-type="float">
            <text:p>1.29511</text:p>
          </table:table-cell>
          <table:table-cell office:value-type="float" office:value="0.00646083" calcext:value-type="float">
            <text:p>0.00646083</text:p>
          </table:table-cell>
          <table:table-cell/>
          <table:table-cell office:value-type="float" office:value="34.0926" calcext:value-type="float">
            <text:p>34.0926</text:p>
          </table:table-cell>
          <table:table-cell office:value-type="float" office:value="1.29989" calcext:value-type="float">
            <text:p>1.29989</text:p>
          </table:table-cell>
          <table:table-cell office:value-type="float" office:value="0.0592982" calcext:value-type="float">
            <text:p>0.0592982</text:p>
          </table:table-cell>
          <table:table-cell/>
          <table:table-cell office:value-type="float" office:value="34.7316" calcext:value-type="float">
            <text:p>34.7316</text:p>
          </table:table-cell>
          <table:table-cell office:value-type="float" office:value="1.31045" calcext:value-type="float">
            <text:p>1.31045</text:p>
          </table:table-cell>
          <table:table-cell office:value-type="float" office:value="0.582147" calcext:value-type="float">
            <text:p>0.58214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355" calcext:value-type="float">
            <text:p>0.000476355</text:p>
          </table:table-cell>
          <table:table-cell/>
          <table:table-cell office:value-type="float" office:value="31.254" calcext:value-type="float">
            <text:p>31.254</text:p>
          </table:table-cell>
          <table:table-cell office:value-type="float" office:value="1.33973" calcext:value-type="float">
            <text:p>1.33973</text:p>
          </table:table-cell>
          <table:table-cell office:value-type="float" office:value="0.000812436" calcext:value-type="float">
            <text:p>0.000812436</text:p>
          </table:table-cell>
          <table:table-cell/>
          <table:table-cell office:value-type="float" office:value="32.9928" calcext:value-type="float">
            <text:p>32.9928</text:p>
          </table:table-cell>
          <table:table-cell office:value-type="float" office:value="1.17668" calcext:value-type="float">
            <text:p>1.17668</text:p>
          </table:table-cell>
          <table:table-cell office:value-type="float" office:value="0.000789413" calcext:value-type="float">
            <text:p>0.000789413</text:p>
          </table:table-cell>
          <table:table-cell/>
          <table:table-cell office:value-type="float" office:value="32.1106" calcext:value-type="float">
            <text:p>32.1106</text:p>
          </table:table-cell>
          <table:table-cell office:value-type="float" office:value="1.42367" calcext:value-type="float">
            <text:p>1.42367</text:p>
          </table:table-cell>
          <table:table-cell office:value-type="float" office:value="0.000813729" calcext:value-type="float">
            <text:p>0.000813729</text:p>
          </table:table-cell>
          <table:table-cell/>
          <table:table-cell office:value-type="float" office:value="32.3924" calcext:value-type="float">
            <text:p>32.3924</text:p>
          </table:table-cell>
          <table:table-cell office:value-type="float" office:value="1.33335" calcext:value-type="float">
            <text:p>1.33335</text:p>
          </table:table-cell>
          <table:table-cell office:value-type="float" office:value="0.00646356" calcext:value-type="float">
            <text:p>0.00646356</text:p>
          </table:table-cell>
          <table:table-cell/>
          <table:table-cell office:value-type="float" office:value="33.7362" calcext:value-type="float">
            <text:p>33.7362</text:p>
          </table:table-cell>
          <table:table-cell office:value-type="float" office:value="1.29105" calcext:value-type="float">
            <text:p>1.29105</text:p>
          </table:table-cell>
          <table:table-cell office:value-type="float" office:value="0.058355" calcext:value-type="float">
            <text:p>0.058355</text:p>
          </table:table-cell>
          <table:table-cell/>
          <table:table-cell office:value-type="float" office:value="32.4322" calcext:value-type="float">
            <text:p>32.4322</text:p>
          </table:table-cell>
          <table:table-cell office:value-type="float" office:value="1.48974" calcext:value-type="float">
            <text:p>1.48974</text:p>
          </table:table-cell>
          <table:table-cell office:value-type="float" office:value="0.574281" calcext:value-type="float">
            <text:p>0.57428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62" calcext:value-type="float">
            <text:p>0.00046862</text:p>
          </table:table-cell>
          <table:table-cell/>
          <table:table-cell office:value-type="float" office:value="31.0244" calcext:value-type="float">
            <text:p>31.0244</text:p>
          </table:table-cell>
          <table:table-cell office:value-type="float" office:value="1.34966" calcext:value-type="float">
            <text:p>1.34966</text:p>
          </table:table-cell>
          <table:table-cell office:value-type="float" office:value="0.00080424" calcext:value-type="float">
            <text:p>0.00080424</text:p>
          </table:table-cell>
          <table:table-cell/>
          <table:table-cell office:value-type="float" office:value="33.0149" calcext:value-type="float">
            <text:p>33.0149</text:p>
          </table:table-cell>
          <table:table-cell office:value-type="float" office:value="1.17867" calcext:value-type="float">
            <text:p>1.17867</text:p>
          </table:table-cell>
          <table:table-cell office:value-type="float" office:value="0.000794523" calcext:value-type="float">
            <text:p>0.000794523</text:p>
          </table:table-cell>
          <table:table-cell/>
          <table:table-cell office:value-type="float" office:value="34.4423" calcext:value-type="float">
            <text:p>34.4423</text:p>
          </table:table-cell>
          <table:table-cell office:value-type="float" office:value="1.15062" calcext:value-type="float">
            <text:p>1.15062</text:p>
          </table:table-cell>
          <table:table-cell office:value-type="float" office:value="0.000824068" calcext:value-type="float">
            <text:p>0.000824068</text:p>
          </table:table-cell>
          <table:table-cell/>
          <table:table-cell office:value-type="float" office:value="33.5379" calcext:value-type="float">
            <text:p>33.5379</text:p>
          </table:table-cell>
          <table:table-cell office:value-type="float" office:value="1.23693" calcext:value-type="float">
            <text:p>1.23693</text:p>
          </table:table-cell>
          <table:table-cell office:value-type="float" office:value="0.00637062" calcext:value-type="float">
            <text:p>0.00637062</text:p>
          </table:table-cell>
          <table:table-cell/>
          <table:table-cell office:value-type="float" office:value="33.7365" calcext:value-type="float">
            <text:p>33.7365</text:p>
          </table:table-cell>
          <table:table-cell office:value-type="float" office:value="1.29737" calcext:value-type="float">
            <text:p>1.29737</text:p>
          </table:table-cell>
          <table:table-cell office:value-type="float" office:value="0.0576607" calcext:value-type="float">
            <text:p>0.0576607</text:p>
          </table:table-cell>
          <table:table-cell/>
          <table:table-cell office:value-type="float" office:value="33.3538" calcext:value-type="float">
            <text:p>33.3538</text:p>
          </table:table-cell>
          <table:table-cell office:value-type="float" office:value="1.40575" calcext:value-type="float">
            <text:p>1.40575</text:p>
          </table:table-cell>
          <table:table-cell office:value-type="float" office:value="0.579305" calcext:value-type="float">
            <text:p>0.579305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83258" calcext:value-type="float">
            <text:p>0.000483258</text:p>
          </table:table-cell>
          <table:table-cell/>
          <table:table-cell office:value-type="float" office:value="33.0852" calcext:value-type="float">
            <text:p>33.0852</text:p>
          </table:table-cell>
          <table:table-cell office:value-type="float" office:value="1.26636" calcext:value-type="float">
            <text:p>1.26636</text:p>
          </table:table-cell>
          <table:table-cell office:value-type="float" office:value="0.000801696" calcext:value-type="float">
            <text:p>0.000801696</text:p>
          </table:table-cell>
          <table:table-cell/>
          <table:table-cell office:value-type="float" office:value="31.5672" calcext:value-type="float">
            <text:p>31.5672</text:p>
          </table:table-cell>
          <table:table-cell office:value-type="float" office:value="1.34216" calcext:value-type="float">
            <text:p>1.34216</text:p>
          </table:table-cell>
          <table:table-cell office:value-type="float" office:value="0.000790605" calcext:value-type="float">
            <text:p>0.000790605</text:p>
          </table:table-cell>
          <table:table-cell/>
          <table:table-cell office:value-type="float" office:value="32.3146" calcext:value-type="float">
            <text:p>32.3146</text:p>
          </table:table-cell>
          <table:table-cell office:value-type="float" office:value="1.37651" calcext:value-type="float">
            <text:p>1.37651</text:p>
          </table:table-cell>
          <table:table-cell office:value-type="float" office:value="0.00081973" calcext:value-type="float">
            <text:p>0.00081973</text:p>
          </table:table-cell>
          <table:table-cell/>
          <table:table-cell office:value-type="float" office:value="31.8441" calcext:value-type="float">
            <text:p>31.8441</text:p>
          </table:table-cell>
          <table:table-cell office:value-type="float" office:value="1.48947" calcext:value-type="float">
            <text:p>1.48947</text:p>
          </table:table-cell>
          <table:table-cell office:value-type="float" office:value="0.00639946" calcext:value-type="float">
            <text:p>0.00639946</text:p>
          </table:table-cell>
          <table:table-cell/>
          <table:table-cell office:value-type="float" office:value="33.0029" calcext:value-type="float">
            <text:p>33.0029</text:p>
          </table:table-cell>
          <table:table-cell office:value-type="float" office:value="1.39111" calcext:value-type="float">
            <text:p>1.39111</text:p>
          </table:table-cell>
          <table:table-cell office:value-type="float" office:value="0.0573496" calcext:value-type="float">
            <text:p>0.0573496</text:p>
          </table:table-cell>
          <table:table-cell/>
          <table:table-cell office:value-type="float" office:value="33.3484" calcext:value-type="float">
            <text:p>33.3484</text:p>
          </table:table-cell>
          <table:table-cell office:value-type="float" office:value="1.3614" calcext:value-type="float">
            <text:p>1.3614</text:p>
          </table:table-cell>
          <table:table-cell office:value-type="float" office:value="0.583295" calcext:value-type="float">
            <text:p>0.58329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92085" calcext:value-type="float">
            <text:p>0.000492085</text:p>
          </table:table-cell>
          <table:table-cell/>
          <table:table-cell office:value-type="float" office:value="34.1374" calcext:value-type="float">
            <text:p>34.1374</text:p>
          </table:table-cell>
          <table:table-cell office:value-type="float" office:value="1.10096" calcext:value-type="float">
            <text:p>1.10096</text:p>
          </table:table-cell>
          <table:table-cell office:value-type="float" office:value="0.000829899" calcext:value-type="float">
            <text:p>0.000829899</text:p>
          </table:table-cell>
          <table:table-cell/>
          <table:table-cell office:value-type="float" office:value="31.7776" calcext:value-type="float">
            <text:p>31.7776</text:p>
          </table:table-cell>
          <table:table-cell office:value-type="float" office:value="1.31879" calcext:value-type="float">
            <text:p>1.31879</text:p>
          </table:table-cell>
          <table:table-cell office:value-type="float" office:value="0.000792709" calcext:value-type="float">
            <text:p>0.000792709</text:p>
          </table:table-cell>
          <table:table-cell/>
          <table:table-cell office:value-type="float" office:value="31.7417" calcext:value-type="float">
            <text:p>31.7417</text:p>
          </table:table-cell>
          <table:table-cell office:value-type="float" office:value="1.37106" calcext:value-type="float">
            <text:p>1.37106</text:p>
          </table:table-cell>
          <table:table-cell office:value-type="float" office:value="0.000832824" calcext:value-type="float">
            <text:p>0.000832824</text:p>
          </table:table-cell>
          <table:table-cell/>
          <table:table-cell office:value-type="float" office:value="33.0052" calcext:value-type="float">
            <text:p>33.0052</text:p>
          </table:table-cell>
          <table:table-cell office:value-type="float" office:value="1.4121" calcext:value-type="float">
            <text:p>1.4121</text:p>
          </table:table-cell>
          <table:table-cell office:value-type="float" office:value="0.00638241" calcext:value-type="float">
            <text:p>0.00638241</text:p>
          </table:table-cell>
          <table:table-cell/>
          <table:table-cell office:value-type="float" office:value="33.0225" calcext:value-type="float">
            <text:p>33.0225</text:p>
          </table:table-cell>
          <table:table-cell office:value-type="float" office:value="1.37887" calcext:value-type="float">
            <text:p>1.37887</text:p>
          </table:table-cell>
          <table:table-cell office:value-type="float" office:value="0.0582393" calcext:value-type="float">
            <text:p>0.0582393</text:p>
          </table:table-cell>
          <table:table-cell/>
          <table:table-cell office:value-type="float" office:value="33.0651" calcext:value-type="float">
            <text:p>33.0651</text:p>
          </table:table-cell>
          <table:table-cell office:value-type="float" office:value="1.38141" calcext:value-type="float">
            <text:p>1.38141</text:p>
          </table:table-cell>
          <table:table-cell office:value-type="float" office:value="0.573958" calcext:value-type="float">
            <text:p>0.57395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8919" calcext:value-type="float">
            <text:p>0.000478919</text:p>
          </table:table-cell>
          <table:table-cell/>
          <table:table-cell office:value-type="float" office:value="31.4891" calcext:value-type="float">
            <text:p>31.4891</text:p>
          </table:table-cell>
          <table:table-cell office:value-type="float" office:value="1.40688" calcext:value-type="float">
            <text:p>1.40688</text:p>
          </table:table-cell>
          <table:table-cell office:value-type="float" office:value="0.000789072" calcext:value-type="float">
            <text:p>0.000789072</text:p>
          </table:table-cell>
          <table:table-cell/>
          <table:table-cell office:value-type="float" office:value="31.9351" calcext:value-type="float">
            <text:p>31.9351</text:p>
          </table:table-cell>
          <table:table-cell office:value-type="float" office:value="1.32557" calcext:value-type="float">
            <text:p>1.32557</text:p>
          </table:table-cell>
          <table:table-cell office:value-type="float" office:value="0.000808388" calcext:value-type="float">
            <text:p>0.000808388</text:p>
          </table:table-cell>
          <table:table-cell/>
          <table:table-cell office:value-type="float" office:value="31.4189" calcext:value-type="float">
            <text:p>31.4189</text:p>
          </table:table-cell>
          <table:table-cell office:value-type="float" office:value="1.40823" calcext:value-type="float">
            <text:p>1.40823</text:p>
          </table:table-cell>
          <table:table-cell office:value-type="float" office:value="0.000820501" calcext:value-type="float">
            <text:p>0.000820501</text:p>
          </table:table-cell>
          <table:table-cell/>
          <table:table-cell office:value-type="float" office:value="31.0887" calcext:value-type="float">
            <text:p>31.0887</text:p>
          </table:table-cell>
          <table:table-cell office:value-type="float" office:value="1.57408" calcext:value-type="float">
            <text:p>1.57408</text:p>
          </table:table-cell>
          <table:table-cell office:value-type="float" office:value="0.0063398" calcext:value-type="float">
            <text:p>0.0063398</text:p>
          </table:table-cell>
          <table:table-cell/>
          <table:table-cell office:value-type="float" office:value="32.4723" calcext:value-type="float">
            <text:p>32.4723</text:p>
          </table:table-cell>
          <table:table-cell office:value-type="float" office:value="1.39135" calcext:value-type="float">
            <text:p>1.39135</text:p>
          </table:table-cell>
          <table:table-cell office:value-type="float" office:value="0.0574428" calcext:value-type="float">
            <text:p>0.0574428</text:p>
          </table:table-cell>
          <table:table-cell/>
          <table:table-cell office:value-type="float" office:value="33.726" calcext:value-type="float">
            <text:p>33.726</text:p>
          </table:table-cell>
          <table:table-cell office:value-type="float" office:value="1.28433" calcext:value-type="float">
            <text:p>1.28433</text:p>
          </table:table-cell>
          <table:table-cell office:value-type="float" office:value="0.58403" calcext:value-type="float">
            <text:p>0.5840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9292" calcext:value-type="float">
            <text:p>0.000469292</text:p>
          </table:table-cell>
          <table:table-cell/>
          <table:table-cell office:value-type="float" office:value="30.7462" calcext:value-type="float">
            <text:p>30.7462</text:p>
          </table:table-cell>
          <table:table-cell office:value-type="float" office:value="1.35046" calcext:value-type="float">
            <text:p>1.35046</text:p>
          </table:table-cell>
          <table:table-cell office:value-type="float" office:value="0.00079294" calcext:value-type="float">
            <text:p>0.00079294</text:p>
          </table:table-cell>
          <table:table-cell/>
          <table:table-cell office:value-type="float" office:value="32.6863" calcext:value-type="float">
            <text:p>32.6863</text:p>
          </table:table-cell>
          <table:table-cell office:value-type="float" office:value="1.30216" calcext:value-type="float">
            <text:p>1.30216</text:p>
          </table:table-cell>
          <table:table-cell office:value-type="float" office:value="0.000791617" calcext:value-type="float">
            <text:p>0.000791617</text:p>
          </table:table-cell>
          <table:table-cell/>
          <table:table-cell office:value-type="float" office:value="33.3212" calcext:value-type="float">
            <text:p>33.3212</text:p>
          </table:table-cell>
          <table:table-cell office:value-type="float" office:value="1.2251" calcext:value-type="float">
            <text:p>1.2251</text:p>
          </table:table-cell>
          <table:table-cell office:value-type="float" office:value="0.000810613" calcext:value-type="float">
            <text:p>0.000810613</text:p>
          </table:table-cell>
          <table:table-cell/>
          <table:table-cell office:value-type="float" office:value="31.7134" calcext:value-type="float">
            <text:p>31.7134</text:p>
          </table:table-cell>
          <table:table-cell office:value-type="float" office:value="1.46388" calcext:value-type="float">
            <text:p>1.46388</text:p>
          </table:table-cell>
          <table:table-cell office:value-type="float" office:value="0.00639572" calcext:value-type="float">
            <text:p>0.00639572</text:p>
          </table:table-cell>
          <table:table-cell/>
          <table:table-cell office:value-type="float" office:value="33.0134" calcext:value-type="float">
            <text:p>33.0134</text:p>
          </table:table-cell>
          <table:table-cell office:value-type="float" office:value="1.22485" calcext:value-type="float">
            <text:p>1.22485</text:p>
          </table:table-cell>
          <table:table-cell office:value-type="float" office:value="0.0574316" calcext:value-type="float">
            <text:p>0.0574316</text:p>
          </table:table-cell>
          <table:table-cell/>
          <table:table-cell office:value-type="float" office:value="34.039" calcext:value-type="float">
            <text:p>34.039</text:p>
          </table:table-cell>
          <table:table-cell office:value-type="float" office:value="1.2261" calcext:value-type="float">
            <text:p>1.2261</text:p>
          </table:table-cell>
          <table:table-cell office:value-type="float" office:value="0.576441" calcext:value-type="float">
            <text:p>0.57644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82" calcext:value-type="float">
            <text:p>0.00047382</text:p>
          </table:table-cell>
          <table:table-cell/>
          <table:table-cell office:value-type="float" office:value="30.2652" calcext:value-type="float">
            <text:p>30.2652</text:p>
          </table:table-cell>
          <table:table-cell office:value-type="float" office:value="1.31757" calcext:value-type="float">
            <text:p>1.31757</text:p>
          </table:table-cell>
          <table:table-cell office:value-type="float" office:value="0.000791496" calcext:value-type="float">
            <text:p>0.000791496</text:p>
          </table:table-cell>
          <table:table-cell/>
          <table:table-cell office:value-type="float" office:value="32.7768" calcext:value-type="float">
            <text:p>32.7768</text:p>
          </table:table-cell>
          <table:table-cell office:value-type="float" office:value="1.33256" calcext:value-type="float">
            <text:p>1.33256</text:p>
          </table:table-cell>
          <table:table-cell office:value-type="float" office:value="0.000803469" calcext:value-type="float">
            <text:p>0.000803469</text:p>
          </table:table-cell>
          <table:table-cell/>
          <table:table-cell office:value-type="float" office:value="34.5169" calcext:value-type="float">
            <text:p>34.5169</text:p>
          </table:table-cell>
          <table:table-cell office:value-type="float" office:value="1.14045" calcext:value-type="float">
            <text:p>1.14045</text:p>
          </table:table-cell>
          <table:table-cell office:value-type="float" office:value="0.000814159" calcext:value-type="float">
            <text:p>0.000814159</text:p>
          </table:table-cell>
          <table:table-cell/>
          <table:table-cell office:value-type="float" office:value="31.6571" calcext:value-type="float">
            <text:p>31.6571</text:p>
          </table:table-cell>
          <table:table-cell office:value-type="float" office:value="1.42086" calcext:value-type="float">
            <text:p>1.42086</text:p>
          </table:table-cell>
          <table:table-cell office:value-type="float" office:value="0.00640411" calcext:value-type="float">
            <text:p>0.00640411</text:p>
          </table:table-cell>
          <table:table-cell/>
          <table:table-cell office:value-type="float" office:value="35.4242" calcext:value-type="float">
            <text:p>35.4242</text:p>
          </table:table-cell>
          <table:table-cell office:value-type="float" office:value="1.1401" calcext:value-type="float">
            <text:p>1.1401</text:p>
          </table:table-cell>
          <table:table-cell office:value-type="float" office:value="0.0587602" calcext:value-type="float">
            <text:p>0.0587602</text:p>
          </table:table-cell>
          <table:table-cell/>
          <table:table-cell office:value-type="float" office:value="33.5636" calcext:value-type="float">
            <text:p>33.5636</text:p>
          </table:table-cell>
          <table:table-cell office:value-type="float" office:value="1.38226" calcext:value-type="float">
            <text:p>1.38226</text:p>
          </table:table-cell>
          <table:table-cell office:value-type="float" office:value="0.574926" calcext:value-type="float">
            <text:p>0.57492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399" calcext:value-type="float">
            <text:p>0.000468399</text:p>
          </table:table-cell>
          <table:table-cell/>
          <table:table-cell office:value-type="float" office:value="30.9787" calcext:value-type="float">
            <text:p>30.9787</text:p>
          </table:table-cell>
          <table:table-cell office:value-type="float" office:value="1.24679" calcext:value-type="float">
            <text:p>1.24679</text:p>
          </table:table-cell>
          <table:table-cell office:value-type="float" office:value="0.000797698" calcext:value-type="float">
            <text:p>0.000797698</text:p>
          </table:table-cell>
          <table:table-cell/>
          <table:table-cell office:value-type="float" office:value="31.8189" calcext:value-type="float">
            <text:p>31.8189</text:p>
          </table:table-cell>
          <table:table-cell office:value-type="float" office:value="1.28122" calcext:value-type="float">
            <text:p>1.28122</text:p>
          </table:table-cell>
          <table:table-cell office:value-type="float" office:value="0.000801405" calcext:value-type="float">
            <text:p>0.000801405</text:p>
          </table:table-cell>
          <table:table-cell/>
          <table:table-cell office:value-type="float" office:value="34.0606" calcext:value-type="float">
            <text:p>34.0606</text:p>
          </table:table-cell>
          <table:table-cell office:value-type="float" office:value="1.16686" calcext:value-type="float">
            <text:p>1.16686</text:p>
          </table:table-cell>
          <table:table-cell office:value-type="float" office:value="0.000823687" calcext:value-type="float">
            <text:p>0.000823687</text:p>
          </table:table-cell>
          <table:table-cell/>
          <table:table-cell office:value-type="float" office:value="33.2703" calcext:value-type="float">
            <text:p>33.2703</text:p>
          </table:table-cell>
          <table:table-cell office:value-type="float" office:value="1.3901" calcext:value-type="float">
            <text:p>1.3901</text:p>
          </table:table-cell>
          <table:table-cell office:value-type="float" office:value="0.00635684" calcext:value-type="float">
            <text:p>0.00635684</text:p>
          </table:table-cell>
          <table:table-cell/>
          <table:table-cell office:value-type="float" office:value="31.6154" calcext:value-type="float">
            <text:p>31.6154</text:p>
          </table:table-cell>
          <table:table-cell office:value-type="float" office:value="1.50957" calcext:value-type="float">
            <text:p>1.50957</text:p>
          </table:table-cell>
          <table:table-cell office:value-type="float" office:value="0.0570936" calcext:value-type="float">
            <text:p>0.0570936</text:p>
          </table:table-cell>
          <table:table-cell/>
          <table:table-cell office:value-type="float" office:value="33.9792" calcext:value-type="float">
            <text:p>33.9792</text:p>
          </table:table-cell>
          <table:table-cell office:value-type="float" office:value="1.38009" calcext:value-type="float">
            <text:p>1.38009</text:p>
          </table:table-cell>
          <table:table-cell office:value-type="float" office:value="0.574208" calcext:value-type="float">
            <text:p>0.57420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922" calcext:value-type="float">
            <text:p>0.00047922</text:p>
          </table:table-cell>
          <table:table-cell/>
          <table:table-cell office:value-type="float" office:value="31.1981" calcext:value-type="float">
            <text:p>31.1981</text:p>
          </table:table-cell>
          <table:table-cell office:value-type="float" office:value="1.2358" calcext:value-type="float">
            <text:p>1.2358</text:p>
          </table:table-cell>
          <table:table-cell office:value-type="float" office:value="0.000795865" calcext:value-type="float">
            <text:p>0.000795865</text:p>
          </table:table-cell>
          <table:table-cell/>
          <table:table-cell office:value-type="float" office:value="33.8887" calcext:value-type="float">
            <text:p>33.8887</text:p>
          </table:table-cell>
          <table:table-cell office:value-type="float" office:value="1.2018" calcext:value-type="float">
            <text:p>1.2018</text:p>
          </table:table-cell>
          <table:table-cell office:value-type="float" office:value="0.000800293" calcext:value-type="float">
            <text:p>0.000800293</text:p>
          </table:table-cell>
          <table:table-cell/>
          <table:table-cell office:value-type="float" office:value="32.9392" calcext:value-type="float">
            <text:p>32.9392</text:p>
          </table:table-cell>
          <table:table-cell office:value-type="float" office:value="1.35824" calcext:value-type="float">
            <text:p>1.35824</text:p>
          </table:table-cell>
          <table:table-cell office:value-type="float" office:value="0.000823286" calcext:value-type="float">
            <text:p>0.000823286</text:p>
          </table:table-cell>
          <table:table-cell/>
          <table:table-cell office:value-type="float" office:value="33.4704" calcext:value-type="float">
            <text:p>33.4704</text:p>
          </table:table-cell>
          <table:table-cell office:value-type="float" office:value="1.21633" calcext:value-type="float">
            <text:p>1.21633</text:p>
          </table:table-cell>
          <table:table-cell office:value-type="float" office:value="0.00645497" calcext:value-type="float">
            <text:p>0.00645497</text:p>
          </table:table-cell>
          <table:table-cell/>
          <table:table-cell office:value-type="float" office:value="31.7188" calcext:value-type="float">
            <text:p>31.7188</text:p>
          </table:table-cell>
          <table:table-cell office:value-type="float" office:value="1.51046" calcext:value-type="float">
            <text:p>1.51046</text:p>
          </table:table-cell>
          <table:table-cell office:value-type="float" office:value="0.0566646" calcext:value-type="float">
            <text:p>0.0566646</text:p>
          </table:table-cell>
          <table:table-cell/>
          <table:table-cell office:value-type="float" office:value="33.6716" calcext:value-type="float">
            <text:p>33.6716</text:p>
          </table:table-cell>
          <table:table-cell office:value-type="float" office:value="1.32021" calcext:value-type="float">
            <text:p>1.32021</text:p>
          </table:table-cell>
          <table:table-cell office:value-type="float" office:value="0.573104" calcext:value-type="float">
            <text:p>0.57310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444" calcext:value-type="float">
            <text:p>0.000470444</text:p>
          </table:table-cell>
          <table:table-cell/>
          <table:table-cell office:value-type="float" office:value="31.505" calcext:value-type="float">
            <text:p>31.505</text:p>
          </table:table-cell>
          <table:table-cell office:value-type="float" office:value="1.28838" calcext:value-type="float">
            <text:p>1.28838</text:p>
          </table:table-cell>
          <table:table-cell office:value-type="float" office:value="0.000796115" calcext:value-type="float">
            <text:p>0.000796115</text:p>
          </table:table-cell>
          <table:table-cell/>
          <table:table-cell office:value-type="float" office:value="32.6195" calcext:value-type="float">
            <text:p>32.6195</text:p>
          </table:table-cell>
          <table:table-cell office:value-type="float" office:value="1.33785" calcext:value-type="float">
            <text:p>1.33785</text:p>
          </table:table-cell>
          <table:table-cell office:value-type="float" office:value="0.000798289" calcext:value-type="float">
            <text:p>0.000798289</text:p>
          </table:table-cell>
          <table:table-cell/>
          <table:table-cell office:value-type="float" office:value="33.717" calcext:value-type="float">
            <text:p>33.717</text:p>
          </table:table-cell>
          <table:table-cell office:value-type="float" office:value="1.31434" calcext:value-type="float">
            <text:p>1.31434</text:p>
          </table:table-cell>
          <table:table-cell office:value-type="float" office:value="0.000822625" calcext:value-type="float">
            <text:p>0.000822625</text:p>
          </table:table-cell>
          <table:table-cell/>
          <table:table-cell office:value-type="float" office:value="34.7264" calcext:value-type="float">
            <text:p>34.7264</text:p>
          </table:table-cell>
          <table:table-cell office:value-type="float" office:value="1.26327" calcext:value-type="float">
            <text:p>1.26327</text:p>
          </table:table-cell>
          <table:table-cell office:value-type="float" office:value="0.0065169" calcext:value-type="float">
            <text:p>0.0065169</text:p>
          </table:table-cell>
          <table:table-cell/>
          <table:table-cell office:value-type="float" office:value="34.5025" calcext:value-type="float">
            <text:p>34.5025</text:p>
          </table:table-cell>
          <table:table-cell office:value-type="float" office:value="1.23877" calcext:value-type="float">
            <text:p>1.23877</text:p>
          </table:table-cell>
          <table:table-cell office:value-type="float" office:value="0.0601075" calcext:value-type="float">
            <text:p>0.0601075</text:p>
          </table:table-cell>
          <table:table-cell/>
          <table:table-cell office:value-type="float" office:value="33.4287" calcext:value-type="float">
            <text:p>33.4287</text:p>
          </table:table-cell>
          <table:table-cell office:value-type="float" office:value="1.36664" calcext:value-type="float">
            <text:p>1.36664</text:p>
          </table:table-cell>
          <table:table-cell office:value-type="float" office:value="0.585424" calcext:value-type="float">
            <text:p>0.58542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35" calcext:value-type="float">
            <text:p>0.0004735</text:p>
          </table:table-cell>
          <table:table-cell/>
          <table:table-cell office:value-type="float" office:value="31.4117" calcext:value-type="float">
            <text:p>31.4117</text:p>
          </table:table-cell>
          <table:table-cell office:value-type="float" office:value="1.21723" calcext:value-type="float">
            <text:p>1.21723</text:p>
          </table:table-cell>
          <table:table-cell office:value-type="float" office:value="0.000795534" calcext:value-type="float">
            <text:p>0.000795534</text:p>
          </table:table-cell>
          <table:table-cell/>
          <table:table-cell office:value-type="float" office:value="33.2407" calcext:value-type="float">
            <text:p>33.2407</text:p>
          </table:table-cell>
          <table:table-cell office:value-type="float" office:value="1.36591" calcext:value-type="float">
            <text:p>1.36591</text:p>
          </table:table-cell>
          <table:table-cell office:value-type="float" office:value="0.000805553" calcext:value-type="float">
            <text:p>0.000805553</text:p>
          </table:table-cell>
          <table:table-cell/>
          <table:table-cell office:value-type="float" office:value="32.9724" calcext:value-type="float">
            <text:p>32.9724</text:p>
          </table:table-cell>
          <table:table-cell office:value-type="float" office:value="1.30219" calcext:value-type="float">
            <text:p>1.30219</text:p>
          </table:table-cell>
          <table:table-cell office:value-type="float" office:value="0.000830149" calcext:value-type="float">
            <text:p>0.000830149</text:p>
          </table:table-cell>
          <table:table-cell/>
          <table:table-cell office:value-type="float" office:value="34.3347" calcext:value-type="float">
            <text:p>34.3347</text:p>
          </table:table-cell>
          <table:table-cell office:value-type="float" office:value="1.29662" calcext:value-type="float">
            <text:p>1.29662</text:p>
          </table:table-cell>
          <table:table-cell office:value-type="float" office:value="0.00646441" calcext:value-type="float">
            <text:p>0.00646441</text:p>
          </table:table-cell>
          <table:table-cell/>
          <table:table-cell office:value-type="float" office:value="31.2013" calcext:value-type="float">
            <text:p>31.2013</text:p>
          </table:table-cell>
          <table:table-cell office:value-type="float" office:value="1.51767" calcext:value-type="float">
            <text:p>1.51767</text:p>
          </table:table-cell>
          <table:table-cell office:value-type="float" office:value="0.0678936" calcext:value-type="float">
            <text:p>0.0678936</text:p>
          </table:table-cell>
          <table:table-cell/>
          <table:table-cell office:value-type="float" office:value="33.5473" calcext:value-type="float">
            <text:p>33.5473</text:p>
          </table:table-cell>
          <table:table-cell office:value-type="float" office:value="1.27285" calcext:value-type="float">
            <text:p>1.27285</text:p>
          </table:table-cell>
          <table:table-cell office:value-type="float" office:value="0.576749" calcext:value-type="float">
            <text:p>0.57674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3299" calcext:value-type="float">
            <text:p>0.000473299</text:p>
          </table:table-cell>
          <table:table-cell/>
          <table:table-cell office:value-type="float" office:value="30.6139" calcext:value-type="float">
            <text:p>30.6139</text:p>
          </table:table-cell>
          <table:table-cell office:value-type="float" office:value="1.35302" calcext:value-type="float">
            <text:p>1.35302</text:p>
          </table:table-cell>
          <table:table-cell office:value-type="float" office:value="0.000801817" calcext:value-type="float">
            <text:p>0.000801817</text:p>
          </table:table-cell>
          <table:table-cell/>
          <table:table-cell office:value-type="float" office:value="32.7019" calcext:value-type="float">
            <text:p>32.7019</text:p>
          </table:table-cell>
          <table:table-cell office:value-type="float" office:value="1.28902" calcext:value-type="float">
            <text:p>1.28902</text:p>
          </table:table-cell>
          <table:table-cell office:value-type="float" office:value="0.000821142" calcext:value-type="float">
            <text:p>0.000821142</text:p>
          </table:table-cell>
          <table:table-cell/>
          <table:table-cell office:value-type="float" office:value="33.723" calcext:value-type="float">
            <text:p>33.723</text:p>
          </table:table-cell>
          <table:table-cell office:value-type="float" office:value="1.1974" calcext:value-type="float">
            <text:p>1.1974</text:p>
          </table:table-cell>
          <table:table-cell office:value-type="float" office:value="0.000813989" calcext:value-type="float">
            <text:p>0.000813989</text:p>
          </table:table-cell>
          <table:table-cell/>
          <table:table-cell office:value-type="float" office:value="31.314" calcext:value-type="float">
            <text:p>31.314</text:p>
          </table:table-cell>
          <table:table-cell office:value-type="float" office:value="1.47723" calcext:value-type="float">
            <text:p>1.47723</text:p>
          </table:table-cell>
          <table:table-cell office:value-type="float" office:value="0.0063553" calcext:value-type="float">
            <text:p>0.0063553</text:p>
          </table:table-cell>
          <table:table-cell/>
          <table:table-cell office:value-type="float" office:value="33.5402" calcext:value-type="float">
            <text:p>33.5402</text:p>
          </table:table-cell>
          <table:table-cell office:value-type="float" office:value="1.41065" calcext:value-type="float">
            <text:p>1.41065</text:p>
          </table:table-cell>
          <table:table-cell office:value-type="float" office:value="0.0583488" calcext:value-type="float">
            <text:p>0.0583488</text:p>
          </table:table-cell>
          <table:table-cell/>
          <table:table-cell office:value-type="float" office:value="33.299" calcext:value-type="float">
            <text:p>33.299</text:p>
          </table:table-cell>
          <table:table-cell office:value-type="float" office:value="1.32154" calcext:value-type="float">
            <text:p>1.32154</text:p>
          </table:table-cell>
          <table:table-cell office:value-type="float" office:value="0.573082" calcext:value-type="float">
            <text:p>0.57308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026" calcext:value-type="float">
            <text:p>0.000472026</text:p>
          </table:table-cell>
          <table:table-cell/>
          <table:table-cell office:value-type="float" office:value="31.1697" calcext:value-type="float">
            <text:p>31.1697</text:p>
          </table:table-cell>
          <table:table-cell office:value-type="float" office:value="1.24879" calcext:value-type="float">
            <text:p>1.24879</text:p>
          </table:table-cell>
          <table:table-cell office:value-type="float" office:value="0.000795654" calcext:value-type="float">
            <text:p>0.000795654</text:p>
          </table:table-cell>
          <table:table-cell/>
          <table:table-cell office:value-type="float" office:value="31.2331" calcext:value-type="float">
            <text:p>31.2331</text:p>
          </table:table-cell>
          <table:table-cell office:value-type="float" office:value="1.37821" calcext:value-type="float">
            <text:p>1.37821</text:p>
          </table:table-cell>
          <table:table-cell office:value-type="float" office:value="0.000813257" calcext:value-type="float">
            <text:p>0.000813257</text:p>
          </table:table-cell>
          <table:table-cell/>
          <table:table-cell office:value-type="float" office:value="31.5758" calcext:value-type="float">
            <text:p>31.5758</text:p>
          </table:table-cell>
          <table:table-cell office:value-type="float" office:value="1.4503" calcext:value-type="float">
            <text:p>1.4503</text:p>
          </table:table-cell>
          <table:table-cell office:value-type="float" office:value="0.000841851" calcext:value-type="float">
            <text:p>0.000841851</text:p>
          </table:table-cell>
          <table:table-cell/>
          <table:table-cell office:value-type="float" office:value="33.5142" calcext:value-type="float">
            <text:p>33.5142</text:p>
          </table:table-cell>
          <table:table-cell office:value-type="float" office:value="1.35143" calcext:value-type="float">
            <text:p>1.35143</text:p>
          </table:table-cell>
          <table:table-cell office:value-type="float" office:value="0.00643683" calcext:value-type="float">
            <text:p>0.00643683</text:p>
          </table:table-cell>
          <table:table-cell/>
          <table:table-cell office:value-type="float" office:value="32.4741" calcext:value-type="float">
            <text:p>32.4741</text:p>
          </table:table-cell>
          <table:table-cell office:value-type="float" office:value="1.39828" calcext:value-type="float">
            <text:p>1.39828</text:p>
          </table:table-cell>
          <table:table-cell office:value-type="float" office:value="0.0579063" calcext:value-type="float">
            <text:p>0.0579063</text:p>
          </table:table-cell>
          <table:table-cell/>
          <table:table-cell office:value-type="float" office:value="31.1663" calcext:value-type="float">
            <text:p>31.1663</text:p>
          </table:table-cell>
          <table:table-cell office:value-type="float" office:value="1.47823" calcext:value-type="float">
            <text:p>1.47823</text:p>
          </table:table-cell>
          <table:table-cell office:value-type="float" office:value="0.564617" calcext:value-type="float">
            <text:p>0.56461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758" calcext:value-type="float">
            <text:p>0.000467758</text:p>
          </table:table-cell>
          <table:table-cell/>
          <table:table-cell office:value-type="float" office:value="31.1041" calcext:value-type="float">
            <text:p>31.1041</text:p>
          </table:table-cell>
          <table:table-cell office:value-type="float" office:value="1.20019" calcext:value-type="float">
            <text:p>1.20019</text:p>
          </table:table-cell>
          <table:table-cell office:value-type="float" office:value="0.000791727" calcext:value-type="float">
            <text:p>0.000791727</text:p>
          </table:table-cell>
          <table:table-cell/>
          <table:table-cell office:value-type="float" office:value="33.3266" calcext:value-type="float">
            <text:p>33.3266</text:p>
          </table:table-cell>
          <table:table-cell office:value-type="float" office:value="1.18913" calcext:value-type="float">
            <text:p>1.18913</text:p>
          </table:table-cell>
          <table:table-cell office:value-type="float" office:value="0.000803639" calcext:value-type="float">
            <text:p>0.000803639</text:p>
          </table:table-cell>
          <table:table-cell/>
          <table:table-cell office:value-type="float" office:value="34.5418" calcext:value-type="float">
            <text:p>34.5418</text:p>
          </table:table-cell>
          <table:table-cell office:value-type="float" office:value="1.22307" calcext:value-type="float">
            <text:p>1.22307</text:p>
          </table:table-cell>
          <table:table-cell office:value-type="float" office:value="0.000827454" calcext:value-type="float">
            <text:p>0.000827454</text:p>
          </table:table-cell>
          <table:table-cell/>
          <table:table-cell office:value-type="float" office:value="32.4721" calcext:value-type="float">
            <text:p>32.4721</text:p>
          </table:table-cell>
          <table:table-cell office:value-type="float" office:value="1.32396" calcext:value-type="float">
            <text:p>1.32396</text:p>
          </table:table-cell>
          <table:table-cell office:value-type="float" office:value="0.00638686" calcext:value-type="float">
            <text:p>0.00638686</text:p>
          </table:table-cell>
          <table:table-cell/>
          <table:table-cell office:value-type="float" office:value="34.0255" calcext:value-type="float">
            <text:p>34.0255</text:p>
          </table:table-cell>
          <table:table-cell office:value-type="float" office:value="1.26471" calcext:value-type="float">
            <text:p>1.26471</text:p>
          </table:table-cell>
          <table:table-cell office:value-type="float" office:value="0.0584185" calcext:value-type="float">
            <text:p>0.0584185</text:p>
          </table:table-cell>
          <table:table-cell/>
          <table:table-cell office:value-type="float" office:value="34.1328" calcext:value-type="float">
            <text:p>34.1328</text:p>
          </table:table-cell>
          <table:table-cell office:value-type="float" office:value="1.36424" calcext:value-type="float">
            <text:p>1.36424</text:p>
          </table:table-cell>
          <table:table-cell office:value-type="float" office:value="0.578495" calcext:value-type="float">
            <text:p>0.57849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1775" calcext:value-type="float">
            <text:p>0.000481775</text:p>
          </table:table-cell>
          <table:table-cell/>
          <table:table-cell office:value-type="float" office:value="30.3298" calcext:value-type="float">
            <text:p>30.3298</text:p>
          </table:table-cell>
          <table:table-cell office:value-type="float" office:value="1.32212" calcext:value-type="float">
            <text:p>1.32212</text:p>
          </table:table-cell>
          <table:table-cell office:value-type="float" office:value="0.000790244" calcext:value-type="float">
            <text:p>0.000790244</text:p>
          </table:table-cell>
          <table:table-cell/>
          <table:table-cell office:value-type="float" office:value="33.0835" calcext:value-type="float">
            <text:p>33.0835</text:p>
          </table:table-cell>
          <table:table-cell office:value-type="float" office:value="1.22807" calcext:value-type="float">
            <text:p>1.22807</text:p>
          </table:table-cell>
          <table:table-cell office:value-type="float" office:value="0.000811224" calcext:value-type="float">
            <text:p>0.000811224</text:p>
          </table:table-cell>
          <table:table-cell/>
          <table:table-cell office:value-type="float" office:value="32.0577" calcext:value-type="float">
            <text:p>32.0577</text:p>
          </table:table-cell>
          <table:table-cell office:value-type="float" office:value="1.26519" calcext:value-type="float">
            <text:p>1.26519</text:p>
          </table:table-cell>
          <table:table-cell office:value-type="float" office:value="0.00081488" calcext:value-type="float">
            <text:p>0.00081488</text:p>
          </table:table-cell>
          <table:table-cell/>
          <table:table-cell office:value-type="float" office:value="33.9617" calcext:value-type="float">
            <text:p>33.9617</text:p>
          </table:table-cell>
          <table:table-cell office:value-type="float" office:value="1.27684" calcext:value-type="float">
            <text:p>1.27684</text:p>
          </table:table-cell>
          <table:table-cell office:value-type="float" office:value="0.00654288" calcext:value-type="float">
            <text:p>0.00654288</text:p>
          </table:table-cell>
          <table:table-cell/>
          <table:table-cell office:value-type="float" office:value="33.4514" calcext:value-type="float">
            <text:p>33.4514</text:p>
          </table:table-cell>
          <table:table-cell office:value-type="float" office:value="1.33703" calcext:value-type="float">
            <text:p>1.33703</text:p>
          </table:table-cell>
          <table:table-cell office:value-type="float" office:value="0.0581876" calcext:value-type="float">
            <text:p>0.0581876</text:p>
          </table:table-cell>
          <table:table-cell/>
          <table:table-cell office:value-type="float" office:value="34.26" calcext:value-type="float">
            <text:p>34.26</text:p>
          </table:table-cell>
          <table:table-cell office:value-type="float" office:value="1.21029" calcext:value-type="float">
            <text:p>1.21029</text:p>
          </table:table-cell>
          <table:table-cell office:value-type="float" office:value="0.578429" calcext:value-type="float">
            <text:p>0.578429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2077" calcext:value-type="float">
            <text:p>0.000472077</text:p>
          </table:table-cell>
          <table:table-cell/>
          <table:table-cell office:value-type="float" office:value="31.1395" calcext:value-type="float">
            <text:p>31.1395</text:p>
          </table:table-cell>
          <table:table-cell office:value-type="float" office:value="1.3074" calcext:value-type="float">
            <text:p>1.3074</text:p>
          </table:table-cell>
          <table:table-cell office:value-type="float" office:value="0.000792518" calcext:value-type="float">
            <text:p>0.000792518</text:p>
          </table:table-cell>
          <table:table-cell/>
          <table:table-cell office:value-type="float" office:value="33.0966" calcext:value-type="float">
            <text:p>33.0966</text:p>
          </table:table-cell>
          <table:table-cell office:value-type="float" office:value="1.25242" calcext:value-type="float">
            <text:p>1.25242</text:p>
          </table:table-cell>
          <table:table-cell office:value-type="float" office:value="0.000795444" calcext:value-type="float">
            <text:p>0.000795444</text:p>
          </table:table-cell>
          <table:table-cell/>
          <table:table-cell office:value-type="float" office:value="33.7269" calcext:value-type="float">
            <text:p>33.7269</text:p>
          </table:table-cell>
          <table:table-cell office:value-type="float" office:value="1.24103" calcext:value-type="float">
            <text:p>1.24103</text:p>
          </table:table-cell>
          <table:table-cell office:value-type="float" office:value="0.000813698" calcext:value-type="float">
            <text:p>0.000813698</text:p>
          </table:table-cell>
          <table:table-cell/>
          <table:table-cell office:value-type="float" office:value="33.8955" calcext:value-type="float">
            <text:p>33.8955</text:p>
          </table:table-cell>
          <table:table-cell office:value-type="float" office:value="1.37612" calcext:value-type="float">
            <text:p>1.37612</text:p>
          </table:table-cell>
          <table:table-cell office:value-type="float" office:value="0.00648803" calcext:value-type="float">
            <text:p>0.00648803</text:p>
          </table:table-cell>
          <table:table-cell/>
          <table:table-cell office:value-type="float" office:value="32.6369" calcext:value-type="float">
            <text:p>32.6369</text:p>
          </table:table-cell>
          <table:table-cell office:value-type="float" office:value="1.46107" calcext:value-type="float">
            <text:p>1.46107</text:p>
          </table:table-cell>
          <table:table-cell office:value-type="float" office:value="0.0579302" calcext:value-type="float">
            <text:p>0.0579302</text:p>
          </table:table-cell>
          <table:table-cell/>
          <table:table-cell office:value-type="float" office:value="35.3897" calcext:value-type="float">
            <text:p>35.3897</text:p>
          </table:table-cell>
          <table:table-cell office:value-type="float" office:value="1.07291" calcext:value-type="float">
            <text:p>1.07291</text:p>
          </table:table-cell>
          <table:table-cell office:value-type="float" office:value="0.588005" calcext:value-type="float">
            <text:p>0.588005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2407" calcext:value-type="float">
            <text:p>0.000472407</text:p>
          </table:table-cell>
          <table:table-cell/>
          <table:table-cell office:value-type="float" office:value="31.6468" calcext:value-type="float">
            <text:p>31.6468</text:p>
          </table:table-cell>
          <table:table-cell office:value-type="float" office:value="1.39368" calcext:value-type="float">
            <text:p>1.39368</text:p>
          </table:table-cell>
          <table:table-cell office:value-type="float" office:value="0.000789272" calcext:value-type="float">
            <text:p>0.000789272</text:p>
          </table:table-cell>
          <table:table-cell/>
          <table:table-cell office:value-type="float" office:value="33.8968" calcext:value-type="float">
            <text:p>33.8968</text:p>
          </table:table-cell>
          <table:table-cell office:value-type="float" office:value="1.17612" calcext:value-type="float">
            <text:p>1.17612</text:p>
          </table:table-cell>
          <table:table-cell office:value-type="float" office:value="0.000793351" calcext:value-type="float">
            <text:p>0.000793351</text:p>
          </table:table-cell>
          <table:table-cell/>
          <table:table-cell office:value-type="float" office:value="31.7395" calcext:value-type="float">
            <text:p>31.7395</text:p>
          </table:table-cell>
          <table:table-cell office:value-type="float" office:value="1.37659" calcext:value-type="float">
            <text:p>1.37659</text:p>
          </table:table-cell>
          <table:table-cell office:value-type="float" office:value="0.000816223" calcext:value-type="float">
            <text:p>0.000816223</text:p>
          </table:table-cell>
          <table:table-cell/>
          <table:table-cell office:value-type="float" office:value="33.0402" calcext:value-type="float">
            <text:p>33.0402</text:p>
          </table:table-cell>
          <table:table-cell office:value-type="float" office:value="1.36398" calcext:value-type="float">
            <text:p>1.36398</text:p>
          </table:table-cell>
          <table:table-cell office:value-type="float" office:value="0.00644266" calcext:value-type="float">
            <text:p>0.00644266</text:p>
          </table:table-cell>
          <table:table-cell/>
          <table:table-cell office:value-type="float" office:value="32.2556" calcext:value-type="float">
            <text:p>32.2556</text:p>
          </table:table-cell>
          <table:table-cell office:value-type="float" office:value="1.38518" calcext:value-type="float">
            <text:p>1.38518</text:p>
          </table:table-cell>
          <table:table-cell office:value-type="float" office:value="0.0571276" calcext:value-type="float">
            <text:p>0.0571276</text:p>
          </table:table-cell>
          <table:table-cell/>
          <table:table-cell office:value-type="float" office:value="34.6493" calcext:value-type="float">
            <text:p>34.6493</text:p>
          </table:table-cell>
          <table:table-cell office:value-type="float" office:value="1.18398" calcext:value-type="float">
            <text:p>1.18398</text:p>
          </table:table-cell>
          <table:table-cell office:value-type="float" office:value="0.584425" calcext:value-type="float">
            <text:p>0.58442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3" calcext:value-type="float">
            <text:p>0.00046853</text:p>
          </table:table-cell>
          <table:table-cell/>
          <table:table-cell office:value-type="float" office:value="31.3795" calcext:value-type="float">
            <text:p>31.3795</text:p>
          </table:table-cell>
          <table:table-cell office:value-type="float" office:value="1.3194" calcext:value-type="float">
            <text:p>1.3194</text:p>
          </table:table-cell>
          <table:table-cell office:value-type="float" office:value="0.000790505" calcext:value-type="float">
            <text:p>0.000790505</text:p>
          </table:table-cell>
          <table:table-cell/>
          <table:table-cell office:value-type="float" office:value="32.5901" calcext:value-type="float">
            <text:p>32.5901</text:p>
          </table:table-cell>
          <table:table-cell office:value-type="float" office:value="1.23656" calcext:value-type="float">
            <text:p>1.23656</text:p>
          </table:table-cell>
          <table:table-cell office:value-type="float" office:value="0.000793891" calcext:value-type="float">
            <text:p>0.000793891</text:p>
          </table:table-cell>
          <table:table-cell/>
          <table:table-cell office:value-type="float" office:value="32.9079" calcext:value-type="float">
            <text:p>32.9079</text:p>
          </table:table-cell>
          <table:table-cell office:value-type="float" office:value="1.34835" calcext:value-type="float">
            <text:p>1.34835</text:p>
          </table:table-cell>
          <table:table-cell office:value-type="float" office:value="0.000812537" calcext:value-type="float">
            <text:p>0.000812537</text:p>
          </table:table-cell>
          <table:table-cell/>
          <table:table-cell office:value-type="float" office:value="33.6438" calcext:value-type="float">
            <text:p>33.6438</text:p>
          </table:table-cell>
          <table:table-cell office:value-type="float" office:value="1.27758" calcext:value-type="float">
            <text:p>1.27758</text:p>
          </table:table-cell>
          <table:table-cell office:value-type="float" office:value="0.00650087" calcext:value-type="float">
            <text:p>0.00650087</text:p>
          </table:table-cell>
          <table:table-cell/>
          <table:table-cell office:value-type="float" office:value="34.1862" calcext:value-type="float">
            <text:p>34.1862</text:p>
          </table:table-cell>
          <table:table-cell office:value-type="float" office:value="1.22311" calcext:value-type="float">
            <text:p>1.22311</text:p>
          </table:table-cell>
          <table:table-cell office:value-type="float" office:value="0.0589422" calcext:value-type="float">
            <text:p>0.0589422</text:p>
          </table:table-cell>
          <table:table-cell/>
          <table:table-cell office:value-type="float" office:value="32.3788" calcext:value-type="float">
            <text:p>32.3788</text:p>
          </table:table-cell>
          <table:table-cell office:value-type="float" office:value="1.36125" calcext:value-type="float">
            <text:p>1.36125</text:p>
          </table:table-cell>
          <table:table-cell office:value-type="float" office:value="0.861698" calcext:value-type="float">
            <text:p>0.861698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82527" calcext:value-type="float">
            <text:p>0.000482527</text:p>
          </table:table-cell>
          <table:table-cell/>
          <table:table-cell office:value-type="float" office:value="32.1498" calcext:value-type="float">
            <text:p>32.1498</text:p>
          </table:table-cell>
          <table:table-cell office:value-type="float" office:value="1.2644" calcext:value-type="float">
            <text:p>1.2644</text:p>
          </table:table-cell>
          <table:table-cell office:value-type="float" office:value="0.000792809" calcext:value-type="float">
            <text:p>0.000792809</text:p>
          </table:table-cell>
          <table:table-cell/>
          <table:table-cell office:value-type="float" office:value="32.7771" calcext:value-type="float">
            <text:p>32.7771</text:p>
          </table:table-cell>
          <table:table-cell office:value-type="float" office:value="1.23717" calcext:value-type="float">
            <text:p>1.23717</text:p>
          </table:table-cell>
          <table:table-cell office:value-type="float" office:value="0.000792018" calcext:value-type="float">
            <text:p>0.000792018</text:p>
          </table:table-cell>
          <table:table-cell/>
          <table:table-cell office:value-type="float" office:value="33.9086" calcext:value-type="float">
            <text:p>33.9086</text:p>
          </table:table-cell>
          <table:table-cell office:value-type="float" office:value="1.26031" calcext:value-type="float">
            <text:p>1.26031</text:p>
          </table:table-cell>
          <table:table-cell office:value-type="float" office:value="0.00082534" calcext:value-type="float">
            <text:p>0.00082534</text:p>
          </table:table-cell>
          <table:table-cell/>
          <table:table-cell office:value-type="float" office:value="32.5284" calcext:value-type="float">
            <text:p>32.5284</text:p>
          </table:table-cell>
          <table:table-cell office:value-type="float" office:value="1.44313" calcext:value-type="float">
            <text:p>1.44313</text:p>
          </table:table-cell>
          <table:table-cell office:value-type="float" office:value="0.00636924" calcext:value-type="float">
            <text:p>0.00636924</text:p>
          </table:table-cell>
          <table:table-cell/>
          <table:table-cell office:value-type="float" office:value="32.2095" calcext:value-type="float">
            <text:p>32.2095</text:p>
          </table:table-cell>
          <table:table-cell office:value-type="float" office:value="1.57933" calcext:value-type="float">
            <text:p>1.57933</text:p>
          </table:table-cell>
          <table:table-cell office:value-type="float" office:value="0.0571476" calcext:value-type="float">
            <text:p>0.0571476</text:p>
          </table:table-cell>
          <table:table-cell/>
          <table:table-cell office:value-type="float" office:value="32.7399" calcext:value-type="float">
            <text:p>32.7399</text:p>
          </table:table-cell>
          <table:table-cell office:value-type="float" office:value="1.29505" calcext:value-type="float">
            <text:p>1.29505</text:p>
          </table:table-cell>
          <table:table-cell office:value-type="float" office:value="0.898605" calcext:value-type="float">
            <text:p>0.89860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811" calcext:value-type="float">
            <text:p>0.000468811</text:p>
          </table:table-cell>
          <table:table-cell/>
          <table:table-cell office:value-type="float" office:value="32.1018" calcext:value-type="float">
            <text:p>32.1018</text:p>
          </table:table-cell>
          <table:table-cell office:value-type="float" office:value="1.29848" calcext:value-type="float">
            <text:p>1.29848</text:p>
          </table:table-cell>
          <table:table-cell office:value-type="float" office:value="0.000790876" calcext:value-type="float">
            <text:p>0.000790876</text:p>
          </table:table-cell>
          <table:table-cell/>
          <table:table-cell office:value-type="float" office:value="32.7267" calcext:value-type="float">
            <text:p>32.7267</text:p>
          </table:table-cell>
          <table:table-cell office:value-type="float" office:value="1.35623" calcext:value-type="float">
            <text:p>1.35623</text:p>
          </table:table-cell>
          <table:table-cell office:value-type="float" office:value="0.000790995" calcext:value-type="float">
            <text:p>0.000790995</text:p>
          </table:table-cell>
          <table:table-cell/>
          <table:table-cell office:value-type="float" office:value="31.7551" calcext:value-type="float">
            <text:p>31.7551</text:p>
          </table:table-cell>
          <table:table-cell office:value-type="float" office:value="1.33643" calcext:value-type="float">
            <text:p>1.33643</text:p>
          </table:table-cell>
          <table:table-cell office:value-type="float" office:value="0.000821373" calcext:value-type="float">
            <text:p>0.000821373</text:p>
          </table:table-cell>
          <table:table-cell/>
          <table:table-cell office:value-type="float" office:value="34.7053" calcext:value-type="float">
            <text:p>34.7053</text:p>
          </table:table-cell>
          <table:table-cell office:value-type="float" office:value="1.31718" calcext:value-type="float">
            <text:p>1.31718</text:p>
          </table:table-cell>
          <table:table-cell office:value-type="float" office:value="0.00642297" calcext:value-type="float">
            <text:p>0.00642297</text:p>
          </table:table-cell>
          <table:table-cell/>
          <table:table-cell office:value-type="float" office:value="33.906" calcext:value-type="float">
            <text:p>33.906</text:p>
          </table:table-cell>
          <table:table-cell office:value-type="float" office:value="1.27463" calcext:value-type="float">
            <text:p>1.27463</text:p>
          </table:table-cell>
          <table:table-cell office:value-type="float" office:value="0.057691" calcext:value-type="float">
            <text:p>0.057691</text:p>
          </table:table-cell>
          <table:table-cell/>
          <table:table-cell office:value-type="float" office:value="34.1987" calcext:value-type="float">
            <text:p>34.1987</text:p>
          </table:table-cell>
          <table:table-cell office:value-type="float" office:value="1.23821" calcext:value-type="float">
            <text:p>1.23821</text:p>
          </table:table-cell>
          <table:table-cell office:value-type="float" office:value="0.907469" calcext:value-type="float">
            <text:p>0.90746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676" calcext:value-type="float">
            <text:p>0.000471676</text:p>
          </table:table-cell>
          <table:table-cell/>
          <table:table-cell office:value-type="float" office:value="31.1822" calcext:value-type="float">
            <text:p>31.1822</text:p>
          </table:table-cell>
          <table:table-cell office:value-type="float" office:value="1.23774" calcext:value-type="float">
            <text:p>1.23774</text:p>
          </table:table-cell>
          <table:table-cell office:value-type="float" office:value="0.000798199" calcext:value-type="float">
            <text:p>0.000798199</text:p>
          </table:table-cell>
          <table:table-cell/>
          <table:table-cell office:value-type="float" office:value="31.3285" calcext:value-type="float">
            <text:p>31.3285</text:p>
          </table:table-cell>
          <table:table-cell office:value-type="float" office:value="1.48642" calcext:value-type="float">
            <text:p>1.48642</text:p>
          </table:table-cell>
          <table:table-cell office:value-type="float" office:value="0.000792158" calcext:value-type="float">
            <text:p>0.000792158</text:p>
          </table:table-cell>
          <table:table-cell/>
          <table:table-cell office:value-type="float" office:value="33.524" calcext:value-type="float">
            <text:p>33.524</text:p>
          </table:table-cell>
          <table:table-cell office:value-type="float" office:value="1.27437" calcext:value-type="float">
            <text:p>1.27437</text:p>
          </table:table-cell>
          <table:table-cell office:value-type="float" office:value="0.000818527" calcext:value-type="float">
            <text:p>0.000818527</text:p>
          </table:table-cell>
          <table:table-cell/>
          <table:table-cell office:value-type="float" office:value="35.4336" calcext:value-type="float">
            <text:p>35.4336</text:p>
          </table:table-cell>
          <table:table-cell office:value-type="float" office:value="1.27655" calcext:value-type="float">
            <text:p>1.27655</text:p>
          </table:table-cell>
          <table:table-cell office:value-type="float" office:value="0.00655084" calcext:value-type="float">
            <text:p>0.00655084</text:p>
          </table:table-cell>
          <table:table-cell/>
          <table:table-cell office:value-type="float" office:value="31.6156" calcext:value-type="float">
            <text:p>31.6156</text:p>
          </table:table-cell>
          <table:table-cell office:value-type="float" office:value="1.44726" calcext:value-type="float">
            <text:p>1.44726</text:p>
          </table:table-cell>
          <table:table-cell office:value-type="float" office:value="0.0574736" calcext:value-type="float">
            <text:p>0.0574736</text:p>
          </table:table-cell>
          <table:table-cell/>
          <table:table-cell office:value-type="float" office:value="35.426" calcext:value-type="float">
            <text:p>35.426</text:p>
          </table:table-cell>
          <table:table-cell office:value-type="float" office:value="1.18814" calcext:value-type="float">
            <text:p>1.18814</text:p>
          </table:table-cell>
          <table:table-cell office:value-type="float" office:value="0.933595" calcext:value-type="float">
            <text:p>0.93359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149" calcext:value-type="float">
            <text:p>0.000468149</text:p>
          </table:table-cell>
          <table:table-cell/>
          <table:table-cell office:value-type="float" office:value="32.0443" calcext:value-type="float">
            <text:p>32.0443</text:p>
          </table:table-cell>
          <table:table-cell office:value-type="float" office:value="1.26387" calcext:value-type="float">
            <text:p>1.26387</text:p>
          </table:table-cell>
          <table:table-cell office:value-type="float" office:value="0.000802047" calcext:value-type="float">
            <text:p>0.000802047</text:p>
          </table:table-cell>
          <table:table-cell/>
          <table:table-cell office:value-type="float" office:value="32.0557" calcext:value-type="float">
            <text:p>32.0557</text:p>
          </table:table-cell>
          <table:table-cell office:value-type="float" office:value="1.34653" calcext:value-type="float">
            <text:p>1.34653</text:p>
          </table:table-cell>
          <table:table-cell office:value-type="float" office:value="0.000799522" calcext:value-type="float">
            <text:p>0.000799522</text:p>
          </table:table-cell>
          <table:table-cell/>
          <table:table-cell office:value-type="float" office:value="34.3311" calcext:value-type="float">
            <text:p>34.3311</text:p>
          </table:table-cell>
          <table:table-cell office:value-type="float" office:value="1.25346" calcext:value-type="float">
            <text:p>1.25346</text:p>
          </table:table-cell>
          <table:table-cell office:value-type="float" office:value="0.000819359" calcext:value-type="float">
            <text:p>0.000819359</text:p>
          </table:table-cell>
          <table:table-cell/>
          <table:table-cell office:value-type="float" office:value="34.578" calcext:value-type="float">
            <text:p>34.578</text:p>
          </table:table-cell>
          <table:table-cell office:value-type="float" office:value="1.28497" calcext:value-type="float">
            <text:p>1.28497</text:p>
          </table:table-cell>
          <table:table-cell office:value-type="float" office:value="0.00641482" calcext:value-type="float">
            <text:p>0.00641482</text:p>
          </table:table-cell>
          <table:table-cell/>
          <table:table-cell office:value-type="float" office:value="31.8178" calcext:value-type="float">
            <text:p>31.8178</text:p>
          </table:table-cell>
          <table:table-cell office:value-type="float" office:value="1.45151" calcext:value-type="float">
            <text:p>1.45151</text:p>
          </table:table-cell>
          <table:table-cell office:value-type="float" office:value="0.0574743" calcext:value-type="float">
            <text:p>0.0574743</text:p>
          </table:table-cell>
          <table:table-cell/>
          <table:table-cell office:value-type="float" office:value="33.7361" calcext:value-type="float">
            <text:p>33.7361</text:p>
          </table:table-cell>
          <table:table-cell office:value-type="float" office:value="1.20742" calcext:value-type="float">
            <text:p>1.20742</text:p>
          </table:table-cell>
          <table:table-cell office:value-type="float" office:value="0.910551" calcext:value-type="float">
            <text:p>0.910551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875" calcext:value-type="float">
            <text:p>0.00046875</text:p>
          </table:table-cell>
          <table:table-cell/>
          <table:table-cell office:value-type="float" office:value="32.3502" calcext:value-type="float">
            <text:p>32.3502</text:p>
          </table:table-cell>
          <table:table-cell office:value-type="float" office:value="1.20678" calcext:value-type="float">
            <text:p>1.20678</text:p>
          </table:table-cell>
          <table:table-cell office:value-type="float" office:value="0.000801566" calcext:value-type="float">
            <text:p>0.000801566</text:p>
          </table:table-cell>
          <table:table-cell/>
          <table:table-cell office:value-type="float" office:value="32.7868" calcext:value-type="float">
            <text:p>32.7868</text:p>
          </table:table-cell>
          <table:table-cell office:value-type="float" office:value="1.28057" calcext:value-type="float">
            <text:p>1.28057</text:p>
          </table:table-cell>
          <table:table-cell office:value-type="float" office:value="0.000802938" calcext:value-type="float">
            <text:p>0.000802938</text:p>
          </table:table-cell>
          <table:table-cell/>
          <table:table-cell office:value-type="float" office:value="32.958" calcext:value-type="float">
            <text:p>32.958</text:p>
          </table:table-cell>
          <table:table-cell office:value-type="float" office:value="1.4078" calcext:value-type="float">
            <text:p>1.4078</text:p>
          </table:table-cell>
          <table:table-cell office:value-type="float" office:value="0.000828055" calcext:value-type="float">
            <text:p>0.000828055</text:p>
          </table:table-cell>
          <table:table-cell/>
          <table:table-cell office:value-type="float" office:value="33.5427" calcext:value-type="float">
            <text:p>33.5427</text:p>
          </table:table-cell>
          <table:table-cell office:value-type="float" office:value="1.37205" calcext:value-type="float">
            <text:p>1.37205</text:p>
          </table:table-cell>
          <table:table-cell office:value-type="float" office:value="0.00638634" calcext:value-type="float">
            <text:p>0.00638634</text:p>
          </table:table-cell>
          <table:table-cell/>
          <table:table-cell office:value-type="float" office:value="34.8575" calcext:value-type="float">
            <text:p>34.8575</text:p>
          </table:table-cell>
          <table:table-cell office:value-type="float" office:value="1.17933" calcext:value-type="float">
            <text:p>1.17933</text:p>
          </table:table-cell>
          <table:table-cell office:value-type="float" office:value="0.0588853" calcext:value-type="float">
            <text:p>0.0588853</text:p>
          </table:table-cell>
          <table:table-cell/>
          <table:table-cell office:value-type="float" office:value="33.1485" calcext:value-type="float">
            <text:p>33.1485</text:p>
          </table:table-cell>
          <table:table-cell office:value-type="float" office:value="1.3117" calcext:value-type="float">
            <text:p>1.3117</text:p>
          </table:table-cell>
          <table:table-cell office:value-type="float" office:value="0.908609" calcext:value-type="float">
            <text:p>0.90860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5613" calcext:value-type="float">
            <text:p>0.000475613</text:p>
          </table:table-cell>
          <table:table-cell/>
          <table:table-cell office:value-type="float" office:value="31.0635" calcext:value-type="float">
            <text:p>31.0635</text:p>
          </table:table-cell>
          <table:table-cell office:value-type="float" office:value="1.28469" calcext:value-type="float">
            <text:p>1.28469</text:p>
          </table:table-cell>
          <table:table-cell office:value-type="float" office:value="0.000806194" calcext:value-type="float">
            <text:p>0.000806194</text:p>
          </table:table-cell>
          <table:table-cell/>
          <table:table-cell office:value-type="float" office:value="32.6959" calcext:value-type="float">
            <text:p>32.6959</text:p>
          </table:table-cell>
          <table:table-cell office:value-type="float" office:value="1.20222" calcext:value-type="float">
            <text:p>1.20222</text:p>
          </table:table-cell>
          <table:table-cell office:value-type="float" office:value="0.000801896" calcext:value-type="float">
            <text:p>0.000801896</text:p>
          </table:table-cell>
          <table:table-cell/>
          <table:table-cell office:value-type="float" office:value="31.9561" calcext:value-type="float">
            <text:p>31.9561</text:p>
          </table:table-cell>
          <table:table-cell office:value-type="float" office:value="1.41004" calcext:value-type="float">
            <text:p>1.41004</text:p>
          </table:table-cell>
          <table:table-cell office:value-type="float" office:value="0.000817055" calcext:value-type="float">
            <text:p>0.000817055</text:p>
          </table:table-cell>
          <table:table-cell/>
          <table:table-cell office:value-type="float" office:value="33.6665" calcext:value-type="float">
            <text:p>33.6665</text:p>
          </table:table-cell>
          <table:table-cell office:value-type="float" office:value="1.16557" calcext:value-type="float">
            <text:p>1.16557</text:p>
          </table:table-cell>
          <table:table-cell office:value-type="float" office:value="0.00642293" calcext:value-type="float">
            <text:p>0.00642293</text:p>
          </table:table-cell>
          <table:table-cell/>
          <table:table-cell office:value-type="float" office:value="32.9324" calcext:value-type="float">
            <text:p>32.9324</text:p>
          </table:table-cell>
          <table:table-cell office:value-type="float" office:value="1.48206" calcext:value-type="float">
            <text:p>1.48206</text:p>
          </table:table-cell>
          <table:table-cell office:value-type="float" office:value="0.05715" calcext:value-type="float">
            <text:p>0.05715</text:p>
          </table:table-cell>
          <table:table-cell/>
          <table:table-cell office:value-type="float" office:value="32.8426" calcext:value-type="float">
            <text:p>32.8426</text:p>
          </table:table-cell>
          <table:table-cell office:value-type="float" office:value="1.46583" calcext:value-type="float">
            <text:p>1.46583</text:p>
          </table:table-cell>
          <table:table-cell office:value-type="float" office:value="0.915734" calcext:value-type="float">
            <text:p>0.91573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35" calcext:value-type="float">
            <text:p>0.00046835</text:p>
          </table:table-cell>
          <table:table-cell/>
          <table:table-cell office:value-type="float" office:value="34.1438" calcext:value-type="float">
            <text:p>34.1438</text:p>
          </table:table-cell>
          <table:table-cell office:value-type="float" office:value="1.17867" calcext:value-type="float">
            <text:p>1.17867</text:p>
          </table:table-cell>
          <table:table-cell office:value-type="float" office:value="0.000792268" calcext:value-type="float">
            <text:p>0.000792268</text:p>
          </table:table-cell>
          <table:table-cell/>
          <table:table-cell office:value-type="float" office:value="32.0361" calcext:value-type="float">
            <text:p>32.0361</text:p>
          </table:table-cell>
          <table:table-cell office:value-type="float" office:value="1.28193" calcext:value-type="float">
            <text:p>1.28193</text:p>
          </table:table-cell>
          <table:table-cell office:value-type="float" office:value="0.000810022" calcext:value-type="float">
            <text:p>0.000810022</text:p>
          </table:table-cell>
          <table:table-cell/>
          <table:table-cell office:value-type="float" office:value="33.1533" calcext:value-type="float">
            <text:p>33.1533</text:p>
          </table:table-cell>
          <table:table-cell office:value-type="float" office:value="1.25068" calcext:value-type="float">
            <text:p>1.25068</text:p>
          </table:table-cell>
          <table:table-cell office:value-type="float" office:value="0.000824369" calcext:value-type="float">
            <text:p>0.000824369</text:p>
          </table:table-cell>
          <table:table-cell/>
          <table:table-cell office:value-type="float" office:value="34.8185" calcext:value-type="float">
            <text:p>34.8185</text:p>
          </table:table-cell>
          <table:table-cell office:value-type="float" office:value="1.12345" calcext:value-type="float">
            <text:p>1.12345</text:p>
          </table:table-cell>
          <table:table-cell office:value-type="float" office:value="0.00648041" calcext:value-type="float">
            <text:p>0.00648041</text:p>
          </table:table-cell>
          <table:table-cell/>
          <table:table-cell office:value-type="float" office:value="34.4284" calcext:value-type="float">
            <text:p>34.4284</text:p>
          </table:table-cell>
          <table:table-cell office:value-type="float" office:value="1.30207" calcext:value-type="float">
            <text:p>1.30207</text:p>
          </table:table-cell>
          <table:table-cell office:value-type="float" office:value="0.0608292" calcext:value-type="float">
            <text:p>0.0608292</text:p>
          </table:table-cell>
          <table:table-cell/>
          <table:table-cell office:value-type="float" office:value="32.8269" calcext:value-type="float">
            <text:p>32.8269</text:p>
          </table:table-cell>
          <table:table-cell office:value-type="float" office:value="1.35011" calcext:value-type="float">
            <text:p>1.35011</text:p>
          </table:table-cell>
          <table:table-cell office:value-type="float" office:value="0.893415" calcext:value-type="float">
            <text:p>0.89341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696" calcext:value-type="float">
            <text:p>0.000471696</text:p>
          </table:table-cell>
          <table:table-cell/>
          <table:table-cell office:value-type="float" office:value="31.225" calcext:value-type="float">
            <text:p>31.225</text:p>
          </table:table-cell>
          <table:table-cell office:value-type="float" office:value="1.33158" calcext:value-type="float">
            <text:p>1.33158</text:p>
          </table:table-cell>
          <table:table-cell office:value-type="float" office:value="0.000799692" calcext:value-type="float">
            <text:p>0.000799692</text:p>
          </table:table-cell>
          <table:table-cell/>
          <table:table-cell office:value-type="float" office:value="32.7218" calcext:value-type="float">
            <text:p>32.7218</text:p>
          </table:table-cell>
          <table:table-cell office:value-type="float" office:value="1.29825" calcext:value-type="float">
            <text:p>1.29825</text:p>
          </table:table-cell>
          <table:table-cell office:value-type="float" office:value="0.000804451" calcext:value-type="float">
            <text:p>0.000804451</text:p>
          </table:table-cell>
          <table:table-cell/>
          <table:table-cell office:value-type="float" office:value="33.1508" calcext:value-type="float">
            <text:p>33.1508</text:p>
          </table:table-cell>
          <table:table-cell office:value-type="float" office:value="1.21295" calcext:value-type="float">
            <text:p>1.21295</text:p>
          </table:table-cell>
          <table:table-cell office:value-type="float" office:value="0.000823647" calcext:value-type="float">
            <text:p>0.000823647</text:p>
          </table:table-cell>
          <table:table-cell/>
          <table:table-cell office:value-type="float" office:value="31.4847" calcext:value-type="float">
            <text:p>31.4847</text:p>
          </table:table-cell>
          <table:table-cell office:value-type="float" office:value="1.47608" calcext:value-type="float">
            <text:p>1.47608</text:p>
          </table:table-cell>
          <table:table-cell office:value-type="float" office:value="0.00632017" calcext:value-type="float">
            <text:p>0.00632017</text:p>
          </table:table-cell>
          <table:table-cell/>
          <table:table-cell office:value-type="float" office:value="32.8196" calcext:value-type="float">
            <text:p>32.8196</text:p>
          </table:table-cell>
          <table:table-cell office:value-type="float" office:value="1.40022" calcext:value-type="float">
            <text:p>1.40022</text:p>
          </table:table-cell>
          <table:table-cell office:value-type="float" office:value="0.0581878" calcext:value-type="float">
            <text:p>0.0581878</text:p>
          </table:table-cell>
          <table:table-cell/>
          <table:table-cell office:value-type="float" office:value="32.4486" calcext:value-type="float">
            <text:p>32.4486</text:p>
          </table:table-cell>
          <table:table-cell office:value-type="float" office:value="1.41202" calcext:value-type="float">
            <text:p>1.41202</text:p>
          </table:table-cell>
          <table:table-cell office:value-type="float" office:value="0.90021" calcext:value-type="float">
            <text:p>0.9002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48" calcext:value-type="float">
            <text:p>0.00046848</text:p>
          </table:table-cell>
          <table:table-cell/>
          <table:table-cell office:value-type="float" office:value="31.3602" calcext:value-type="float">
            <text:p>31.3602</text:p>
          </table:table-cell>
          <table:table-cell office:value-type="float" office:value="1.29545" calcext:value-type="float">
            <text:p>1.29545</text:p>
          </table:table-cell>
          <table:table-cell office:value-type="float" office:value="0.000803349" calcext:value-type="float">
            <text:p>0.000803349</text:p>
          </table:table-cell>
          <table:table-cell/>
          <table:table-cell office:value-type="float" office:value="32.3861" calcext:value-type="float">
            <text:p>32.3861</text:p>
          </table:table-cell>
          <table:table-cell office:value-type="float" office:value="1.34643" calcext:value-type="float">
            <text:p>1.34643</text:p>
          </table:table-cell>
          <table:table-cell office:value-type="float" office:value="0.000800033" calcext:value-type="float">
            <text:p>0.000800033</text:p>
          </table:table-cell>
          <table:table-cell/>
          <table:table-cell office:value-type="float" office:value="33.8252" calcext:value-type="float">
            <text:p>33.8252</text:p>
          </table:table-cell>
          <table:table-cell office:value-type="float" office:value="1.3243" calcext:value-type="float">
            <text:p>1.3243</text:p>
          </table:table-cell>
          <table:table-cell office:value-type="float" office:value="0.000820581" calcext:value-type="float">
            <text:p>0.000820581</text:p>
          </table:table-cell>
          <table:table-cell/>
          <table:table-cell office:value-type="float" office:value="33.3081" calcext:value-type="float">
            <text:p>33.3081</text:p>
          </table:table-cell>
          <table:table-cell office:value-type="float" office:value="1.29387" calcext:value-type="float">
            <text:p>1.29387</text:p>
          </table:table-cell>
          <table:table-cell office:value-type="float" office:value="0.00637164" calcext:value-type="float">
            <text:p>0.00637164</text:p>
          </table:table-cell>
          <table:table-cell/>
          <table:table-cell office:value-type="float" office:value="35.5383" calcext:value-type="float">
            <text:p>35.5383</text:p>
          </table:table-cell>
          <table:table-cell office:value-type="float" office:value="1.10011" calcext:value-type="float">
            <text:p>1.10011</text:p>
          </table:table-cell>
          <table:table-cell office:value-type="float" office:value="0.0591454" calcext:value-type="float">
            <text:p>0.0591454</text:p>
          </table:table-cell>
          <table:table-cell/>
          <table:table-cell office:value-type="float" office:value="33.781" calcext:value-type="float">
            <text:p>33.781</text:p>
          </table:table-cell>
          <table:table-cell office:value-type="float" office:value="1.39002" calcext:value-type="float">
            <text:p>1.39002</text:p>
          </table:table-cell>
          <table:table-cell office:value-type="float" office:value="0.596552" calcext:value-type="float">
            <text:p>0.59655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122" calcext:value-type="float">
            <text:p>0.000475122</text:p>
          </table:table-cell>
          <table:table-cell/>
          <table:table-cell office:value-type="float" office:value="32.1274" calcext:value-type="float">
            <text:p>32.1274</text:p>
          </table:table-cell>
          <table:table-cell office:value-type="float" office:value="1.27729" calcext:value-type="float">
            <text:p>1.27729</text:p>
          </table:table-cell>
          <table:table-cell office:value-type="float" office:value="0.000799542" calcext:value-type="float">
            <text:p>0.000799542</text:p>
          </table:table-cell>
          <table:table-cell/>
          <table:table-cell office:value-type="float" office:value="34.3596" calcext:value-type="float">
            <text:p>34.3596</text:p>
          </table:table-cell>
          <table:table-cell office:value-type="float" office:value="1.2161" calcext:value-type="float">
            <text:p>1.2161</text:p>
          </table:table-cell>
          <table:table-cell office:value-type="float" office:value="0.000800684" calcext:value-type="float">
            <text:p>0.000800684</text:p>
          </table:table-cell>
          <table:table-cell/>
          <table:table-cell office:value-type="float" office:value="33.6413" calcext:value-type="float">
            <text:p>33.6413</text:p>
          </table:table-cell>
          <table:table-cell office:value-type="float" office:value="1.25148" calcext:value-type="float">
            <text:p>1.25148</text:p>
          </table:table-cell>
          <table:table-cell office:value-type="float" office:value="0.000826192" calcext:value-type="float">
            <text:p>0.000826192</text:p>
          </table:table-cell>
          <table:table-cell/>
          <table:table-cell office:value-type="float" office:value="34.4522" calcext:value-type="float">
            <text:p>34.4522</text:p>
          </table:table-cell>
          <table:table-cell office:value-type="float" office:value="1.37208" calcext:value-type="float">
            <text:p>1.37208</text:p>
          </table:table-cell>
          <table:table-cell office:value-type="float" office:value="0.00649358" calcext:value-type="float">
            <text:p>0.00649358</text:p>
          </table:table-cell>
          <table:table-cell/>
          <table:table-cell office:value-type="float" office:value="33.0404" calcext:value-type="float">
            <text:p>33.0404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0.0578365" calcext:value-type="float">
            <text:p>0.0578365</text:p>
          </table:table-cell>
          <table:table-cell/>
          <table:table-cell office:value-type="float" office:value="34.2627" calcext:value-type="float">
            <text:p>34.2627</text:p>
          </table:table-cell>
          <table:table-cell office:value-type="float" office:value="1.18329" calcext:value-type="float">
            <text:p>1.18329</text:p>
          </table:table-cell>
          <table:table-cell office:value-type="float" office:value="0.57986" calcext:value-type="float">
            <text:p>0.5798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199" calcext:value-type="float">
            <text:p>0.000468199</text:p>
          </table:table-cell>
          <table:table-cell/>
          <table:table-cell office:value-type="float" office:value="33.0134" calcext:value-type="float">
            <text:p>33.0134</text:p>
          </table:table-cell>
          <table:table-cell office:value-type="float" office:value="1.17536" calcext:value-type="float">
            <text:p>1.17536</text:p>
          </table:table-cell>
          <table:table-cell office:value-type="float" office:value="0.000798109" calcext:value-type="float">
            <text:p>0.000798109</text:p>
          </table:table-cell>
          <table:table-cell/>
          <table:table-cell office:value-type="float" office:value="32.8802" calcext:value-type="float">
            <text:p>32.8802</text:p>
          </table:table-cell>
          <table:table-cell office:value-type="float" office:value="1.17976" calcext:value-type="float">
            <text:p>1.17976</text:p>
          </table:table-cell>
          <table:table-cell office:value-type="float" office:value="0.000800844" calcext:value-type="float">
            <text:p>0.000800844</text:p>
          </table:table-cell>
          <table:table-cell/>
          <table:table-cell office:value-type="float" office:value="31.7596" calcext:value-type="float">
            <text:p>31.7596</text:p>
          </table:table-cell>
          <table:table-cell office:value-type="float" office:value="1.53811" calcext:value-type="float">
            <text:p>1.53811</text:p>
          </table:table-cell>
          <table:table-cell office:value-type="float" office:value="0.000812306" calcext:value-type="float">
            <text:p>0.000812306</text:p>
          </table:table-cell>
          <table:table-cell/>
          <table:table-cell office:value-type="float" office:value="32.6601" calcext:value-type="float">
            <text:p>32.6601</text:p>
          </table:table-cell>
          <table:table-cell office:value-type="float" office:value="1.30693" calcext:value-type="float">
            <text:p>1.30693</text:p>
          </table:table-cell>
          <table:table-cell office:value-type="float" office:value="0.00640435" calcext:value-type="float">
            <text:p>0.00640435</text:p>
          </table:table-cell>
          <table:table-cell/>
          <table:table-cell office:value-type="float" office:value="33.7692" calcext:value-type="float">
            <text:p>33.7692</text:p>
          </table:table-cell>
          <table:table-cell office:value-type="float" office:value="1.27535" calcext:value-type="float">
            <text:p>1.27535</text:p>
          </table:table-cell>
          <table:table-cell office:value-type="float" office:value="0.0601873" calcext:value-type="float">
            <text:p>0.0601873</text:p>
          </table:table-cell>
          <table:table-cell/>
          <table:table-cell office:value-type="float" office:value="35.7915" calcext:value-type="float">
            <text:p>35.7915</text:p>
          </table:table-cell>
          <table:table-cell office:value-type="float" office:value="1.13069" calcext:value-type="float">
            <text:p>1.13069</text:p>
          </table:table-cell>
          <table:table-cell office:value-type="float" office:value="0.594178" calcext:value-type="float">
            <text:p>0.59417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274" calcext:value-type="float">
            <text:p>0.000476274</text:p>
          </table:table-cell>
          <table:table-cell/>
          <table:table-cell office:value-type="float" office:value="32.7958" calcext:value-type="float">
            <text:p>32.7958</text:p>
          </table:table-cell>
          <table:table-cell office:value-type="float" office:value="1.19976" calcext:value-type="float">
            <text:p>1.19976</text:p>
          </table:table-cell>
          <table:table-cell office:value-type="float" office:value="0.000800865" calcext:value-type="float">
            <text:p>0.000800865</text:p>
          </table:table-cell>
          <table:table-cell/>
          <table:table-cell office:value-type="float" office:value="33.3797" calcext:value-type="float">
            <text:p>33.3797</text:p>
          </table:table-cell>
          <table:table-cell office:value-type="float" office:value="1.15584" calcext:value-type="float">
            <text:p>1.15584</text:p>
          </table:table-cell>
          <table:table-cell office:value-type="float" office:value="0.000802788" calcext:value-type="float">
            <text:p>0.000802788</text:p>
          </table:table-cell>
          <table:table-cell/>
          <table:table-cell office:value-type="float" office:value="33.6817" calcext:value-type="float">
            <text:p>33.6817</text:p>
          </table:table-cell>
          <table:table-cell office:value-type="float" office:value="1.21953" calcext:value-type="float">
            <text:p>1.21953</text:p>
          </table:table-cell>
          <table:table-cell office:value-type="float" office:value="0.000819019" calcext:value-type="float">
            <text:p>0.000819019</text:p>
          </table:table-cell>
          <table:table-cell/>
          <table:table-cell office:value-type="float" office:value="33.7661" calcext:value-type="float">
            <text:p>33.7661</text:p>
          </table:table-cell>
          <table:table-cell office:value-type="float" office:value="1.24909" calcext:value-type="float">
            <text:p>1.24909</text:p>
          </table:table-cell>
          <table:table-cell office:value-type="float" office:value="0.00640903" calcext:value-type="float">
            <text:p>0.00640903</text:p>
          </table:table-cell>
          <table:table-cell/>
          <table:table-cell office:value-type="float" office:value="33.3994" calcext:value-type="float">
            <text:p>33.3994</text:p>
          </table:table-cell>
          <table:table-cell office:value-type="float" office:value="1.29188" calcext:value-type="float">
            <text:p>1.29188</text:p>
          </table:table-cell>
          <table:table-cell office:value-type="float" office:value="0.0589102" calcext:value-type="float">
            <text:p>0.0589102</text:p>
          </table:table-cell>
          <table:table-cell/>
          <table:table-cell office:value-type="float" office:value="34.417" calcext:value-type="float">
            <text:p>34.417</text:p>
          </table:table-cell>
          <table:table-cell office:value-type="float" office:value="1.24675" calcext:value-type="float">
            <text:p>1.24675</text:p>
          </table:table-cell>
          <table:table-cell office:value-type="float" office:value="0.579252" calcext:value-type="float">
            <text:p>0.57925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76" calcext:value-type="float">
            <text:p>0.00046876</text:p>
          </table:table-cell>
          <table:table-cell/>
          <table:table-cell office:value-type="float" office:value="31.3106" calcext:value-type="float">
            <text:p>31.3106</text:p>
          </table:table-cell>
          <table:table-cell office:value-type="float" office:value="1.29629" calcext:value-type="float">
            <text:p>1.29629</text:p>
          </table:table-cell>
          <table:table-cell office:value-type="float" office:value="0.000810241" calcext:value-type="float">
            <text:p>0.000810241</text:p>
          </table:table-cell>
          <table:table-cell/>
          <table:table-cell office:value-type="float" office:value="30.3884" calcext:value-type="float">
            <text:p>30.3884</text:p>
          </table:table-cell>
          <table:table-cell office:value-type="float" office:value="1.51907" calcext:value-type="float">
            <text:p>1.51907</text:p>
          </table:table-cell>
          <table:table-cell office:value-type="float" office:value="0.000808258" calcext:value-type="float">
            <text:p>0.000808258</text:p>
          </table:table-cell>
          <table:table-cell/>
          <table:table-cell office:value-type="float" office:value="32.6823" calcext:value-type="float">
            <text:p>32.6823</text:p>
          </table:table-cell>
          <table:table-cell office:value-type="float" office:value="1.30296" calcext:value-type="float">
            <text:p>1.30296</text:p>
          </table:table-cell>
          <table:table-cell office:value-type="float" office:value="0.000826733" calcext:value-type="float">
            <text:p>0.000826733</text:p>
          </table:table-cell>
          <table:table-cell/>
          <table:table-cell office:value-type="float" office:value="33.319" calcext:value-type="float">
            <text:p>33.319</text:p>
          </table:table-cell>
          <table:table-cell office:value-type="float" office:value="1.29487" calcext:value-type="float">
            <text:p>1.29487</text:p>
          </table:table-cell>
          <table:table-cell office:value-type="float" office:value="0.00646803" calcext:value-type="float">
            <text:p>0.00646803</text:p>
          </table:table-cell>
          <table:table-cell/>
          <table:table-cell office:value-type="float" office:value="33.3694" calcext:value-type="float">
            <text:p>33.3694</text:p>
          </table:table-cell>
          <table:table-cell office:value-type="float" office:value="1.35308" calcext:value-type="float">
            <text:p>1.35308</text:p>
          </table:table-cell>
          <table:table-cell office:value-type="float" office:value="0.057524" calcext:value-type="float">
            <text:p>0.057524</text:p>
          </table:table-cell>
          <table:table-cell/>
          <table:table-cell office:value-type="float" office:value="32.8789" calcext:value-type="float">
            <text:p>32.8789</text:p>
          </table:table-cell>
          <table:table-cell office:value-type="float" office:value="1.423" calcext:value-type="float">
            <text:p>1.423</text:p>
          </table:table-cell>
          <table:table-cell office:value-type="float" office:value="0.574729" calcext:value-type="float">
            <text:p>0.57472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704" calcext:value-type="float">
            <text:p>0.000470704</text:p>
          </table:table-cell>
          <table:table-cell/>
          <table:table-cell office:value-type="float" office:value="31.3843" calcext:value-type="float">
            <text:p>31.3843</text:p>
          </table:table-cell>
          <table:table-cell office:value-type="float" office:value="1.37619" calcext:value-type="float">
            <text:p>1.37619</text:p>
          </table:table-cell>
          <table:table-cell office:value-type="float" office:value="0.000805914" calcext:value-type="float">
            <text:p>0.000805914</text:p>
          </table:table-cell>
          <table:table-cell/>
          <table:table-cell office:value-type="float" office:value="32.4778" calcext:value-type="float">
            <text:p>32.4778</text:p>
          </table:table-cell>
          <table:table-cell office:value-type="float" office:value="1.33927" calcext:value-type="float">
            <text:p>1.33927</text:p>
          </table:table-cell>
          <table:table-cell office:value-type="float" office:value="0.00080392" calcext:value-type="float">
            <text:p>0.00080392</text:p>
          </table:table-cell>
          <table:table-cell/>
          <table:table-cell office:value-type="float" office:value="33.8774" calcext:value-type="float">
            <text:p>33.8774</text:p>
          </table:table-cell>
          <table:table-cell office:value-type="float" office:value="1.23107" calcext:value-type="float">
            <text:p>1.23107</text:p>
          </table:table-cell>
          <table:table-cell office:value-type="float" office:value="0.000832253" calcext:value-type="float">
            <text:p>0.000832253</text:p>
          </table:table-cell>
          <table:table-cell/>
          <table:table-cell office:value-type="float" office:value="31.4969" calcext:value-type="float">
            <text:p>31.4969</text:p>
          </table:table-cell>
          <table:table-cell office:value-type="float" office:value="1.41294" calcext:value-type="float">
            <text:p>1.41294</text:p>
          </table:table-cell>
          <table:table-cell office:value-type="float" office:value="0.0063455" calcext:value-type="float">
            <text:p>0.0063455</text:p>
          </table:table-cell>
          <table:table-cell/>
          <table:table-cell office:value-type="float" office:value="33.5941" calcext:value-type="float">
            <text:p>33.5941</text:p>
          </table:table-cell>
          <table:table-cell office:value-type="float" office:value="1.31475" calcext:value-type="float">
            <text:p>1.31475</text:p>
          </table:table-cell>
          <table:table-cell office:value-type="float" office:value="0.0575463" calcext:value-type="float">
            <text:p>0.0575463</text:p>
          </table:table-cell>
          <table:table-cell/>
          <table:table-cell office:value-type="float" office:value="32.4644" calcext:value-type="float">
            <text:p>32.4644</text:p>
          </table:table-cell>
          <table:table-cell office:value-type="float" office:value="1.41163" calcext:value-type="float">
            <text:p>1.41163</text:p>
          </table:table-cell>
          <table:table-cell office:value-type="float" office:value="0.576044" calcext:value-type="float">
            <text:p>0.57604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203" calcext:value-type="float">
            <text:p>0.000470203</text:p>
          </table:table-cell>
          <table:table-cell/>
          <table:table-cell office:value-type="float" office:value="30.8366" calcext:value-type="float">
            <text:p>30.8366</text:p>
          </table:table-cell>
          <table:table-cell office:value-type="float" office:value="1.36249" calcext:value-type="float">
            <text:p>1.36249</text:p>
          </table:table-cell>
          <table:table-cell office:value-type="float" office:value="0.000803849" calcext:value-type="float">
            <text:p>0.000803849</text:p>
          </table:table-cell>
          <table:table-cell/>
          <table:table-cell office:value-type="float" office:value="33.6618" calcext:value-type="float">
            <text:p>33.6618</text:p>
          </table:table-cell>
          <table:table-cell office:value-type="float" office:value="1.20375" calcext:value-type="float">
            <text:p>1.20375</text:p>
          </table:table-cell>
          <table:table-cell office:value-type="float" office:value="0.000811554" calcext:value-type="float">
            <text:p>0.000811554</text:p>
          </table:table-cell>
          <table:table-cell/>
          <table:table-cell office:value-type="float" office:value="33.1462" calcext:value-type="float">
            <text:p>33.1462</text:p>
          </table:table-cell>
          <table:table-cell office:value-type="float" office:value="1.22586" calcext:value-type="float">
            <text:p>1.22586</text:p>
          </table:table-cell>
          <table:table-cell office:value-type="float" office:value="0.000844346" calcext:value-type="float">
            <text:p>0.000844346</text:p>
          </table:table-cell>
          <table:table-cell/>
          <table:table-cell office:value-type="float" office:value="34.8438" calcext:value-type="float">
            <text:p>34.8438</text:p>
          </table:table-cell>
          <table:table-cell office:value-type="float" office:value="1.24243" calcext:value-type="float">
            <text:p>1.24243</text:p>
          </table:table-cell>
          <table:table-cell office:value-type="float" office:value="0.00651554" calcext:value-type="float">
            <text:p>0.00651554</text:p>
          </table:table-cell>
          <table:table-cell/>
          <table:table-cell office:value-type="float" office:value="32.912" calcext:value-type="float">
            <text:p>32.912</text:p>
          </table:table-cell>
          <table:table-cell office:value-type="float" office:value="1.26518" calcext:value-type="float">
            <text:p>1.26518</text:p>
          </table:table-cell>
          <table:table-cell office:value-type="float" office:value="0.0576496" calcext:value-type="float">
            <text:p>0.0576496</text:p>
          </table:table-cell>
          <table:table-cell/>
          <table:table-cell office:value-type="float" office:value="33.4012" calcext:value-type="float">
            <text:p>33.4012</text:p>
          </table:table-cell>
          <table:table-cell office:value-type="float" office:value="1.16427" calcext:value-type="float">
            <text:p>1.16427</text:p>
          </table:table-cell>
          <table:table-cell office:value-type="float" office:value="0.5706" calcext:value-type="float">
            <text:p>0.570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0282" calcext:value-type="float">
            <text:p>0.000480282</text:p>
          </table:table-cell>
          <table:table-cell/>
          <table:table-cell office:value-type="float" office:value="30.7718" calcext:value-type="float">
            <text:p>30.7718</text:p>
          </table:table-cell>
          <table:table-cell office:value-type="float" office:value="1.2897" calcext:value-type="float">
            <text:p>1.2897</text:p>
          </table:table-cell>
          <table:table-cell office:value-type="float" office:value="0.000798159" calcext:value-type="float">
            <text:p>0.000798159</text:p>
          </table:table-cell>
          <table:table-cell/>
          <table:table-cell office:value-type="float" office:value="31.6086" calcext:value-type="float">
            <text:p>31.6086</text:p>
          </table:table-cell>
          <table:table-cell office:value-type="float" office:value="1.30562" calcext:value-type="float">
            <text:p>1.30562</text:p>
          </table:table-cell>
          <table:table-cell office:value-type="float" office:value="0.000804602" calcext:value-type="float">
            <text:p>0.000804602</text:p>
          </table:table-cell>
          <table:table-cell/>
          <table:table-cell office:value-type="float" office:value="32.798" calcext:value-type="float">
            <text:p>32.798</text:p>
          </table:table-cell>
          <table:table-cell office:value-type="float" office:value="1.36286" calcext:value-type="float">
            <text:p>1.36286</text:p>
          </table:table-cell>
          <table:table-cell office:value-type="float" office:value="0.000819058" calcext:value-type="float">
            <text:p>0.000819058</text:p>
          </table:table-cell>
          <table:table-cell/>
          <table:table-cell office:value-type="float" office:value="34.3218" calcext:value-type="float">
            <text:p>34.3218</text:p>
          </table:table-cell>
          <table:table-cell office:value-type="float" office:value="1.16445" calcext:value-type="float">
            <text:p>1.16445</text:p>
          </table:table-cell>
          <table:table-cell office:value-type="float" office:value="0.00642544" calcext:value-type="float">
            <text:p>0.00642544</text:p>
          </table:table-cell>
          <table:table-cell/>
          <table:table-cell office:value-type="float" office:value="32.5997" calcext:value-type="float">
            <text:p>32.5997</text:p>
          </table:table-cell>
          <table:table-cell office:value-type="float" office:value="1.53579" calcext:value-type="float">
            <text:p>1.53579</text:p>
          </table:table-cell>
          <table:table-cell office:value-type="float" office:value="0.0583203" calcext:value-type="float">
            <text:p>0.0583203</text:p>
          </table:table-cell>
          <table:table-cell/>
          <table:table-cell office:value-type="float" office:value="33.172" calcext:value-type="float">
            <text:p>33.172</text:p>
          </table:table-cell>
          <table:table-cell office:value-type="float" office:value="1.4765" calcext:value-type="float">
            <text:p>1.4765</text:p>
          </table:table-cell>
          <table:table-cell office:value-type="float" office:value="0.577402" calcext:value-type="float">
            <text:p>0.57740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666" calcext:value-type="float">
            <text:p>0.000471666</text:p>
          </table:table-cell>
          <table:table-cell/>
          <table:table-cell office:value-type="float" office:value="32.1834" calcext:value-type="float">
            <text:p>32.1834</text:p>
          </table:table-cell>
          <table:table-cell office:value-type="float" office:value="1.34176" calcext:value-type="float">
            <text:p>1.34176</text:p>
          </table:table-cell>
          <table:table-cell office:value-type="float" office:value="0.000796126" calcext:value-type="float">
            <text:p>0.000796126</text:p>
          </table:table-cell>
          <table:table-cell/>
          <table:table-cell office:value-type="float" office:value="33.3979" calcext:value-type="float">
            <text:p>33.3979</text:p>
          </table:table-cell>
          <table:table-cell office:value-type="float" office:value="1.42827" calcext:value-type="float">
            <text:p>1.42827</text:p>
          </table:table-cell>
          <table:table-cell office:value-type="float" office:value="0.000815402" calcext:value-type="float">
            <text:p>0.000815402</text:p>
          </table:table-cell>
          <table:table-cell/>
          <table:table-cell office:value-type="float" office:value="33.062" calcext:value-type="float">
            <text:p>33.062</text:p>
          </table:table-cell>
          <table:table-cell office:value-type="float" office:value="1.34784" calcext:value-type="float">
            <text:p>1.34784</text:p>
          </table:table-cell>
          <table:table-cell office:value-type="float" office:value="0.000813948" calcext:value-type="float">
            <text:p>0.000813948</text:p>
          </table:table-cell>
          <table:table-cell/>
          <table:table-cell office:value-type="float" office:value="32.7255" calcext:value-type="float">
            <text:p>32.7255</text:p>
          </table:table-cell>
          <table:table-cell office:value-type="float" office:value="1.51201" calcext:value-type="float">
            <text:p>1.51201</text:p>
          </table:table-cell>
          <table:table-cell office:value-type="float" office:value="0.00640206" calcext:value-type="float">
            <text:p>0.00640206</text:p>
          </table:table-cell>
          <table:table-cell/>
          <table:table-cell office:value-type="float" office:value="33.6016" calcext:value-type="float">
            <text:p>33.6016</text:p>
          </table:table-cell>
          <table:table-cell office:value-type="float" office:value="1.347" calcext:value-type="float">
            <text:p>1.347</text:p>
          </table:table-cell>
          <table:table-cell office:value-type="float" office:value="0.0579947" calcext:value-type="float">
            <text:p>0.0579947</text:p>
          </table:table-cell>
          <table:table-cell/>
          <table:table-cell office:value-type="float" office:value="35.3804" calcext:value-type="float">
            <text:p>35.3804</text:p>
          </table:table-cell>
          <table:table-cell office:value-type="float" office:value="1.28925" calcext:value-type="float">
            <text:p>1.28925</text:p>
          </table:table-cell>
          <table:table-cell office:value-type="float" office:value="0.589782" calcext:value-type="float">
            <text:p>0.58978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5883" calcext:value-type="float">
            <text:p>0.000475883</text:p>
          </table:table-cell>
          <table:table-cell/>
          <table:table-cell office:value-type="float" office:value="31.8412" calcext:value-type="float">
            <text:p>31.8412</text:p>
          </table:table-cell>
          <table:table-cell office:value-type="float" office:value="1.24706" calcext:value-type="float">
            <text:p>1.24706</text:p>
          </table:table-cell>
          <table:table-cell office:value-type="float" office:value="0.000806565" calcext:value-type="float">
            <text:p>0.000806565</text:p>
          </table:table-cell>
          <table:table-cell/>
          <table:table-cell office:value-type="float" office:value="32.893" calcext:value-type="float">
            <text:p>32.893</text:p>
          </table:table-cell>
          <table:table-cell office:value-type="float" office:value="1.24343" calcext:value-type="float">
            <text:p>1.24343</text:p>
          </table:table-cell>
          <table:table-cell office:value-type="float" office:value="0.000793981" calcext:value-type="float">
            <text:p>0.000793981</text:p>
          </table:table-cell>
          <table:table-cell/>
          <table:table-cell office:value-type="float" office:value="33.0685" calcext:value-type="float">
            <text:p>33.0685</text:p>
          </table:table-cell>
          <table:table-cell office:value-type="float" office:value="1.24345" calcext:value-type="float">
            <text:p>1.24345</text:p>
          </table:table-cell>
          <table:table-cell office:value-type="float" office:value="0.000815191" calcext:value-type="float">
            <text:p>0.000815191</text:p>
          </table:table-cell>
          <table:table-cell/>
          <table:table-cell office:value-type="float" office:value="34.1369" calcext:value-type="float">
            <text:p>34.1369</text:p>
          </table:table-cell>
          <table:table-cell office:value-type="float" office:value="1.34152" calcext:value-type="float">
            <text:p>1.34152</text:p>
          </table:table-cell>
          <table:table-cell office:value-type="float" office:value="0.00646188" calcext:value-type="float">
            <text:p>0.00646188</text:p>
          </table:table-cell>
          <table:table-cell/>
          <table:table-cell office:value-type="float" office:value="32.3295" calcext:value-type="float">
            <text:p>32.3295</text:p>
          </table:table-cell>
          <table:table-cell office:value-type="float" office:value="1.32952" calcext:value-type="float">
            <text:p>1.32952</text:p>
          </table:table-cell>
          <table:table-cell office:value-type="float" office:value="0.0581685" calcext:value-type="float">
            <text:p>0.0581685</text:p>
          </table:table-cell>
          <table:table-cell/>
          <table:table-cell office:value-type="float" office:value="33.9041" calcext:value-type="float">
            <text:p>33.9041</text:p>
          </table:table-cell>
          <table:table-cell office:value-type="float" office:value="1.27356" calcext:value-type="float">
            <text:p>1.27356</text:p>
          </table:table-cell>
          <table:table-cell office:value-type="float" office:value="0.582375" calcext:value-type="float">
            <text:p>0.58237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059" calcext:value-type="float">
            <text:p>0.000468059</text:p>
          </table:table-cell>
          <table:table-cell/>
          <table:table-cell office:value-type="float" office:value="31.4077" calcext:value-type="float">
            <text:p>31.4077</text:p>
          </table:table-cell>
          <table:table-cell office:value-type="float" office:value="1.31448" calcext:value-type="float">
            <text:p>1.31448</text:p>
          </table:table-cell>
          <table:table-cell office:value-type="float" office:value="0.000804311" calcext:value-type="float">
            <text:p>0.000804311</text:p>
          </table:table-cell>
          <table:table-cell/>
          <table:table-cell office:value-type="float" office:value="32.089" calcext:value-type="float">
            <text:p>32.089</text:p>
          </table:table-cell>
          <table:table-cell office:value-type="float" office:value="1.3019" calcext:value-type="float">
            <text:p>1.3019</text:p>
          </table:table-cell>
          <table:table-cell office:value-type="float" office:value="0.000809881" calcext:value-type="float">
            <text:p>0.000809881</text:p>
          </table:table-cell>
          <table:table-cell/>
          <table:table-cell office:value-type="float" office:value="31.602" calcext:value-type="float">
            <text:p>31.602</text:p>
          </table:table-cell>
          <table:table-cell office:value-type="float" office:value="1.38211" calcext:value-type="float">
            <text:p>1.38211</text:p>
          </table:table-cell>
          <table:table-cell office:value-type="float" office:value="0.000825861" calcext:value-type="float">
            <text:p>0.000825861</text:p>
          </table:table-cell>
          <table:table-cell/>
          <table:table-cell office:value-type="float" office:value="32.7413" calcext:value-type="float">
            <text:p>32.7413</text:p>
          </table:table-cell>
          <table:table-cell office:value-type="float" office:value="1.36119" calcext:value-type="float">
            <text:p>1.36119</text:p>
          </table:table-cell>
          <table:table-cell office:value-type="float" office:value="0.0064131" calcext:value-type="float">
            <text:p>0.0064131</text:p>
          </table:table-cell>
          <table:table-cell/>
          <table:table-cell office:value-type="float" office:value="33.9467" calcext:value-type="float">
            <text:p>33.9467</text:p>
          </table:table-cell>
          <table:table-cell office:value-type="float" office:value="1.4252" calcext:value-type="float">
            <text:p>1.4252</text:p>
          </table:table-cell>
          <table:table-cell office:value-type="float" office:value="0.0587528" calcext:value-type="float">
            <text:p>0.0587528</text:p>
          </table:table-cell>
          <table:table-cell/>
          <table:table-cell office:value-type="float" office:value="34.3327" calcext:value-type="float">
            <text:p>34.3327</text:p>
          </table:table-cell>
          <table:table-cell office:value-type="float" office:value="1.25747" calcext:value-type="float">
            <text:p>1.25747</text:p>
          </table:table-cell>
          <table:table-cell office:value-type="float" office:value="0.582263" calcext:value-type="float">
            <text:p>0.582263</text:p>
          </table:table-cell>
        </table:table-row>
        <table:table-row table:style-name="ro1">
          <table:table-cell office:value-type="float" office:value="0.03998" calcext:value-type="float">
            <text:p>0.03998</text:p>
          </table:table-cell>
          <table:table-cell office:value-type="float" office:value="0" calcext:value-type="float">
            <text:p>0</text:p>
          </table:table-cell>
          <table:table-cell office:value-type="float" office:value="0.000507503" calcext:value-type="float">
            <text:p>0.000507503</text:p>
          </table:table-cell>
          <table:table-cell/>
          <table:table-cell office:value-type="float" office:value="32.03" calcext:value-type="float">
            <text:p>32.03</text:p>
          </table:table-cell>
          <table:table-cell office:value-type="float" office:value="1.16427" calcext:value-type="float">
            <text:p>1.16427</text:p>
          </table:table-cell>
          <table:table-cell office:value-type="float" office:value="0.000799251" calcext:value-type="float">
            <text:p>0.000799251</text:p>
          </table:table-cell>
          <table:table-cell/>
          <table:table-cell office:value-type="float" office:value="33.4146" calcext:value-type="float">
            <text:p>33.4146</text:p>
          </table:table-cell>
          <table:table-cell office:value-type="float" office:value="1.2781" calcext:value-type="float">
            <text:p>1.2781</text:p>
          </table:table-cell>
          <table:table-cell office:value-type="float" office:value="0.000805944" calcext:value-type="float">
            <text:p>0.000805944</text:p>
          </table:table-cell>
          <table:table-cell/>
          <table:table-cell office:value-type="float" office:value="33.2658" calcext:value-type="float">
            <text:p>33.2658</text:p>
          </table:table-cell>
          <table:table-cell office:value-type="float" office:value="1.26562" calcext:value-type="float">
            <text:p>1.26562</text:p>
          </table:table-cell>
          <table:table-cell office:value-type="float" office:value="0.000821013" calcext:value-type="float">
            <text:p>0.000821013</text:p>
          </table:table-cell>
          <table:table-cell/>
          <table:table-cell office:value-type="float" office:value="33.716" calcext:value-type="float">
            <text:p>33.716</text:p>
          </table:table-cell>
          <table:table-cell office:value-type="float" office:value="1.31122" calcext:value-type="float">
            <text:p>1.31122</text:p>
          </table:table-cell>
          <table:table-cell office:value-type="float" office:value="0.00644566" calcext:value-type="float">
            <text:p>0.00644566</text:p>
          </table:table-cell>
          <table:table-cell/>
          <table:table-cell office:value-type="float" office:value="34.2383" calcext:value-type="float">
            <text:p>34.2383</text:p>
          </table:table-cell>
          <table:table-cell office:value-type="float" office:value="1.15842" calcext:value-type="float">
            <text:p>1.15842</text:p>
          </table:table-cell>
          <table:table-cell office:value-type="float" office:value="0.0589085" calcext:value-type="float">
            <text:p>0.0589085</text:p>
          </table:table-cell>
          <table:table-cell/>
          <table:table-cell office:value-type="float" office:value="32.4855" calcext:value-type="float">
            <text:p>32.4855</text:p>
          </table:table-cell>
          <table:table-cell office:value-type="float" office:value="1.37956" calcext:value-type="float">
            <text:p>1.37956</text:p>
          </table:table-cell>
          <table:table-cell office:value-type="float" office:value="0.573166" calcext:value-type="float">
            <text:p>0.57316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0252" calcext:value-type="float">
            <text:p>0.000480252</text:p>
          </table:table-cell>
          <table:table-cell/>
          <table:table-cell office:value-type="float" office:value="30.8423" calcext:value-type="float">
            <text:p>30.8423</text:p>
          </table:table-cell>
          <table:table-cell office:value-type="float" office:value="1.2625" calcext:value-type="float">
            <text:p>1.2625</text:p>
          </table:table-cell>
          <table:table-cell office:value-type="float" office:value="0.000803309" calcext:value-type="float">
            <text:p>0.000803309</text:p>
          </table:table-cell>
          <table:table-cell/>
          <table:table-cell office:value-type="float" office:value="29.9703" calcext:value-type="float">
            <text:p>29.9703</text:p>
          </table:table-cell>
          <table:table-cell office:value-type="float" office:value="1.54115" calcext:value-type="float">
            <text:p>1.54115</text:p>
          </table:table-cell>
          <table:table-cell office:value-type="float" office:value="0.000804511" calcext:value-type="float">
            <text:p>0.000804511</text:p>
          </table:table-cell>
          <table:table-cell/>
          <table:table-cell office:value-type="float" office:value="31.1306" calcext:value-type="float">
            <text:p>31.1306</text:p>
          </table:table-cell>
          <table:table-cell office:value-type="float" office:value="1.41373" calcext:value-type="float">
            <text:p>1.41373</text:p>
          </table:table-cell>
          <table:table-cell office:value-type="float" office:value="0.000818327" calcext:value-type="float">
            <text:p>0.000818327</text:p>
          </table:table-cell>
          <table:table-cell/>
          <table:table-cell office:value-type="float" office:value="34.0501" calcext:value-type="float">
            <text:p>34.0501</text:p>
          </table:table-cell>
          <table:table-cell office:value-type="float" office:value="1.36467" calcext:value-type="float">
            <text:p>1.36467</text:p>
          </table:table-cell>
          <table:table-cell office:value-type="float" office:value="0.00647633" calcext:value-type="float">
            <text:p>0.00647633</text:p>
          </table:table-cell>
          <table:table-cell/>
          <table:table-cell office:value-type="float" office:value="32.3756" calcext:value-type="float">
            <text:p>32.3756</text:p>
          </table:table-cell>
          <table:table-cell office:value-type="float" office:value="1.45596" calcext:value-type="float">
            <text:p>1.45596</text:p>
          </table:table-cell>
          <table:table-cell office:value-type="float" office:value="0.0576681" calcext:value-type="float">
            <text:p>0.0576681</text:p>
          </table:table-cell>
          <table:table-cell/>
          <table:table-cell office:value-type="float" office:value="33.1428" calcext:value-type="float">
            <text:p>33.1428</text:p>
          </table:table-cell>
          <table:table-cell office:value-type="float" office:value="1.38872" calcext:value-type="float">
            <text:p>1.38872</text:p>
          </table:table-cell>
          <table:table-cell office:value-type="float" office:value="0.863683" calcext:value-type="float">
            <text:p>0.86368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4761" calcext:value-type="float">
            <text:p>0.000484761</text:p>
          </table:table-cell>
          <table:table-cell/>
          <table:table-cell office:value-type="float" office:value="35.2287" calcext:value-type="float">
            <text:p>35.2287</text:p>
          </table:table-cell>
          <table:table-cell office:value-type="float" office:value="0.962667" calcext:value-type="float">
            <text:p>0.962667</text:p>
          </table:table-cell>
          <table:table-cell office:value-type="float" office:value="0.00079835" calcext:value-type="float">
            <text:p>0.00079835</text:p>
          </table:table-cell>
          <table:table-cell/>
          <table:table-cell office:value-type="float" office:value="34.2853" calcext:value-type="float">
            <text:p>34.2853</text:p>
          </table:table-cell>
          <table:table-cell office:value-type="float" office:value="1.13888" calcext:value-type="float">
            <text:p>1.13888</text:p>
          </table:table-cell>
          <table:table-cell office:value-type="float" office:value="0.000796266" calcext:value-type="float">
            <text:p>0.000796266</text:p>
          </table:table-cell>
          <table:table-cell/>
          <table:table-cell office:value-type="float" office:value="32.4787" calcext:value-type="float">
            <text:p>32.4787</text:p>
          </table:table-cell>
          <table:table-cell office:value-type="float" office:value="1.47929" calcext:value-type="float">
            <text:p>1.47929</text:p>
          </table:table-cell>
          <table:table-cell office:value-type="float" office:value="0.000822215" calcext:value-type="float">
            <text:p>0.000822215</text:p>
          </table:table-cell>
          <table:table-cell/>
          <table:table-cell office:value-type="float" office:value="32.3952" calcext:value-type="float">
            <text:p>32.3952</text:p>
          </table:table-cell>
          <table:table-cell office:value-type="float" office:value="1.41753" calcext:value-type="float">
            <text:p>1.41753</text:p>
          </table:table-cell>
          <table:table-cell office:value-type="float" office:value="0.00646551" calcext:value-type="float">
            <text:p>0.00646551</text:p>
          </table:table-cell>
          <table:table-cell/>
          <table:table-cell office:value-type="float" office:value="32.8382" calcext:value-type="float">
            <text:p>32.8382</text:p>
          </table:table-cell>
          <table:table-cell office:value-type="float" office:value="1.36561" calcext:value-type="float">
            <text:p>1.36561</text:p>
          </table:table-cell>
          <table:table-cell office:value-type="float" office:value="0.0686083" calcext:value-type="float">
            <text:p>0.0686083</text:p>
          </table:table-cell>
          <table:table-cell/>
          <table:table-cell office:value-type="float" office:value="34.9686" calcext:value-type="float">
            <text:p>34.9686</text:p>
          </table:table-cell>
          <table:table-cell office:value-type="float" office:value="1.2377" calcext:value-type="float">
            <text:p>1.2377</text:p>
          </table:table-cell>
          <table:table-cell office:value-type="float" office:value="0.579728" calcext:value-type="float">
            <text:p>0.57972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325" calcext:value-type="float">
            <text:p>0.000471325</text:p>
          </table:table-cell>
          <table:table-cell/>
          <table:table-cell office:value-type="float" office:value="32.5256" calcext:value-type="float">
            <text:p>32.5256</text:p>
          </table:table-cell>
          <table:table-cell office:value-type="float" office:value="1.21233" calcext:value-type="float">
            <text:p>1.21233</text:p>
          </table:table-cell>
          <table:table-cell office:value-type="float" office:value="0.000793761" calcext:value-type="float">
            <text:p>0.000793761</text:p>
          </table:table-cell>
          <table:table-cell/>
          <table:table-cell office:value-type="float" office:value="32.157" calcext:value-type="float">
            <text:p>32.157</text:p>
          </table:table-cell>
          <table:table-cell office:value-type="float" office:value="1.33702" calcext:value-type="float">
            <text:p>1.33702</text:p>
          </table:table-cell>
          <table:table-cell office:value-type="float" office:value="0.000801716" calcext:value-type="float">
            <text:p>0.000801716</text:p>
          </table:table-cell>
          <table:table-cell/>
          <table:table-cell office:value-type="float" office:value="31.7702" calcext:value-type="float">
            <text:p>31.7702</text:p>
          </table:table-cell>
          <table:table-cell office:value-type="float" office:value="1.42822" calcext:value-type="float">
            <text:p>1.42822</text:p>
          </table:table-cell>
          <table:table-cell office:value-type="float" office:value="0.00081496" calcext:value-type="float">
            <text:p>0.00081496</text:p>
          </table:table-cell>
          <table:table-cell/>
          <table:table-cell office:value-type="float" office:value="32.9329" calcext:value-type="float">
            <text:p>32.9329</text:p>
          </table:table-cell>
          <table:table-cell office:value-type="float" office:value="1.30626" calcext:value-type="float">
            <text:p>1.30626</text:p>
          </table:table-cell>
          <table:table-cell office:value-type="float" office:value="0.00634794" calcext:value-type="float">
            <text:p>0.00634794</text:p>
          </table:table-cell>
          <table:table-cell/>
          <table:table-cell office:value-type="float" office:value="34.3644" calcext:value-type="float">
            <text:p>34.3644</text:p>
          </table:table-cell>
          <table:table-cell office:value-type="float" office:value="1.19136" calcext:value-type="float">
            <text:p>1.19136</text:p>
          </table:table-cell>
          <table:table-cell office:value-type="float" office:value="0.0580391" calcext:value-type="float">
            <text:p>0.0580391</text:p>
          </table:table-cell>
          <table:table-cell/>
          <table:table-cell office:value-type="float" office:value="34.2493" calcext:value-type="float">
            <text:p>34.2493</text:p>
          </table:table-cell>
          <table:table-cell office:value-type="float" office:value="1.18508" calcext:value-type="float">
            <text:p>1.18508</text:p>
          </table:table-cell>
          <table:table-cell office:value-type="float" office:value="0.583595" calcext:value-type="float">
            <text:p>0.58359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165" calcext:value-type="float">
            <text:p>0.000471165</text:p>
          </table:table-cell>
          <table:table-cell/>
          <table:table-cell office:value-type="float" office:value="33.3433" calcext:value-type="float">
            <text:p>33.3433</text:p>
          </table:table-cell>
          <table:table-cell office:value-type="float" office:value="1.17743" calcext:value-type="float">
            <text:p>1.17743</text:p>
          </table:table-cell>
          <table:table-cell office:value-type="float" office:value="0.000801846" calcext:value-type="float">
            <text:p>0.000801846</text:p>
          </table:table-cell>
          <table:table-cell/>
          <table:table-cell office:value-type="float" office:value="33.6702" calcext:value-type="float">
            <text:p>33.6702</text:p>
          </table:table-cell>
          <table:table-cell office:value-type="float" office:value="1.17432" calcext:value-type="float">
            <text:p>1.17432</text:p>
          </table:table-cell>
          <table:table-cell office:value-type="float" office:value="0.000797628" calcext:value-type="float">
            <text:p>0.000797628</text:p>
          </table:table-cell>
          <table:table-cell/>
          <table:table-cell office:value-type="float" office:value="32.4992" calcext:value-type="float">
            <text:p>32.4992</text:p>
          </table:table-cell>
          <table:table-cell office:value-type="float" office:value="1.31029" calcext:value-type="float">
            <text:p>1.31029</text:p>
          </table:table-cell>
          <table:table-cell office:value-type="float" office:value="0.000831132" calcext:value-type="float">
            <text:p>0.000831132</text:p>
          </table:table-cell>
          <table:table-cell/>
          <table:table-cell office:value-type="float" office:value="32.9978" calcext:value-type="float">
            <text:p>32.9978</text:p>
          </table:table-cell>
          <table:table-cell office:value-type="float" office:value="1.34602" calcext:value-type="float">
            <text:p>1.34602</text:p>
          </table:table-cell>
          <table:table-cell office:value-type="float" office:value="0.00640433" calcext:value-type="float">
            <text:p>0.00640433</text:p>
          </table:table-cell>
          <table:table-cell/>
          <table:table-cell office:value-type="float" office:value="33.0075" calcext:value-type="float">
            <text:p>33.0075</text:p>
          </table:table-cell>
          <table:table-cell office:value-type="float" office:value="1.44808" calcext:value-type="float">
            <text:p>1.44808</text:p>
          </table:table-cell>
          <table:table-cell office:value-type="float" office:value="0.0579268" calcext:value-type="float">
            <text:p>0.0579268</text:p>
          </table:table-cell>
          <table:table-cell/>
          <table:table-cell office:value-type="float" office:value="33.0107" calcext:value-type="float">
            <text:p>33.0107</text:p>
          </table:table-cell>
          <table:table-cell office:value-type="float" office:value="1.38467" calcext:value-type="float">
            <text:p>1.38467</text:p>
          </table:table-cell>
          <table:table-cell office:value-type="float" office:value="0.572413" calcext:value-type="float">
            <text:p>0.57241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058" calcext:value-type="float">
            <text:p>0.000467058</text:p>
          </table:table-cell>
          <table:table-cell/>
          <table:table-cell office:value-type="float" office:value="30.0849" calcext:value-type="float">
            <text:p>30.0849</text:p>
          </table:table-cell>
          <table:table-cell office:value-type="float" office:value="1.41273" calcext:value-type="float">
            <text:p>1.41273</text:p>
          </table:table-cell>
          <table:table-cell office:value-type="float" office:value="0.000802698" calcext:value-type="float">
            <text:p>0.000802698</text:p>
          </table:table-cell>
          <table:table-cell/>
          <table:table-cell office:value-type="float" office:value="33.6693" calcext:value-type="float">
            <text:p>33.6693</text:p>
          </table:table-cell>
          <table:table-cell office:value-type="float" office:value="1.28954" calcext:value-type="float">
            <text:p>1.28954</text:p>
          </table:table-cell>
          <table:table-cell office:value-type="float" office:value="0.000801986" calcext:value-type="float">
            <text:p>0.000801986</text:p>
          </table:table-cell>
          <table:table-cell/>
          <table:table-cell office:value-type="float" office:value="32.5592" calcext:value-type="float">
            <text:p>32.5592</text:p>
          </table:table-cell>
          <table:table-cell office:value-type="float" office:value="1.27955" calcext:value-type="float">
            <text:p>1.27955</text:p>
          </table:table-cell>
          <table:table-cell office:value-type="float" office:value="0.000823386" calcext:value-type="float">
            <text:p>0.000823386</text:p>
          </table:table-cell>
          <table:table-cell/>
          <table:table-cell office:value-type="float" office:value="33.2418" calcext:value-type="float">
            <text:p>33.2418</text:p>
          </table:table-cell>
          <table:table-cell office:value-type="float" office:value="1.31359" calcext:value-type="float">
            <text:p>1.31359</text:p>
          </table:table-cell>
          <table:table-cell office:value-type="float" office:value="0.00650359" calcext:value-type="float">
            <text:p>0.00650359</text:p>
          </table:table-cell>
          <table:table-cell/>
          <table:table-cell office:value-type="float" office:value="32.8626" calcext:value-type="float">
            <text:p>32.8626</text:p>
          </table:table-cell>
          <table:table-cell office:value-type="float" office:value="1.44883" calcext:value-type="float">
            <text:p>1.44883</text:p>
          </table:table-cell>
          <table:table-cell office:value-type="float" office:value="0.0578665" calcext:value-type="float">
            <text:p>0.0578665</text:p>
          </table:table-cell>
          <table:table-cell/>
          <table:table-cell office:value-type="float" office:value="33.4968" calcext:value-type="float">
            <text:p>33.4968</text:p>
          </table:table-cell>
          <table:table-cell office:value-type="float" office:value="1.38099" calcext:value-type="float">
            <text:p>1.38099</text:p>
          </table:table-cell>
          <table:table-cell office:value-type="float" office:value="0.575956" calcext:value-type="float">
            <text:p>0.57595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628" calcext:value-type="float">
            <text:p>0.000472628</text:p>
          </table:table-cell>
          <table:table-cell/>
          <table:table-cell office:value-type="float" office:value="32.0124" calcext:value-type="float">
            <text:p>32.0124</text:p>
          </table:table-cell>
          <table:table-cell office:value-type="float" office:value="1.15573" calcext:value-type="float">
            <text:p>1.15573</text:p>
          </table:table-cell>
          <table:table-cell office:value-type="float" office:value="0.000795323" calcext:value-type="float">
            <text:p>0.000795323</text:p>
          </table:table-cell>
          <table:table-cell/>
          <table:table-cell office:value-type="float" office:value="32.2514" calcext:value-type="float">
            <text:p>32.2514</text:p>
          </table:table-cell>
          <table:table-cell office:value-type="float" office:value="1.30473" calcext:value-type="float">
            <text:p>1.30473</text:p>
          </table:table-cell>
          <table:table-cell office:value-type="float" office:value="0.000803259" calcext:value-type="float">
            <text:p>0.000803259</text:p>
          </table:table-cell>
          <table:table-cell/>
          <table:table-cell office:value-type="float" office:value="32.4133" calcext:value-type="float">
            <text:p>32.4133</text:p>
          </table:table-cell>
          <table:table-cell office:value-type="float" office:value="1.32708" calcext:value-type="float">
            <text:p>1.32708</text:p>
          </table:table-cell>
          <table:table-cell office:value-type="float" office:value="0.000823277" calcext:value-type="float">
            <text:p>0.000823277</text:p>
          </table:table-cell>
          <table:table-cell/>
          <table:table-cell office:value-type="float" office:value="33.3241" calcext:value-type="float">
            <text:p>33.3241</text:p>
          </table:table-cell>
          <table:table-cell office:value-type="float" office:value="1.19451" calcext:value-type="float">
            <text:p>1.19451</text:p>
          </table:table-cell>
          <table:table-cell office:value-type="float" office:value="0.00642602" calcext:value-type="float">
            <text:p>0.00642602</text:p>
          </table:table-cell>
          <table:table-cell/>
          <table:table-cell office:value-type="float" office:value="33.9473" calcext:value-type="float">
            <text:p>33.9473</text:p>
          </table:table-cell>
          <table:table-cell office:value-type="float" office:value="1.22567" calcext:value-type="float">
            <text:p>1.22567</text:p>
          </table:table-cell>
          <table:table-cell office:value-type="float" office:value="0.0584012" calcext:value-type="float">
            <text:p>0.0584012</text:p>
          </table:table-cell>
          <table:table-cell/>
          <table:table-cell office:value-type="float" office:value="34.9675" calcext:value-type="float">
            <text:p>34.9675</text:p>
          </table:table-cell>
          <table:table-cell office:value-type="float" office:value="1.15104" calcext:value-type="float">
            <text:p>1.15104</text:p>
          </table:table-cell>
          <table:table-cell office:value-type="float" office:value="0.584133" calcext:value-type="float">
            <text:p>0.584133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83138" calcext:value-type="float">
            <text:p>0.000483138</text:p>
          </table:table-cell>
          <table:table-cell/>
          <table:table-cell office:value-type="float" office:value="31.7095" calcext:value-type="float">
            <text:p>31.7095</text:p>
          </table:table-cell>
          <table:table-cell office:value-type="float" office:value="1.30091" calcext:value-type="float">
            <text:p>1.30091</text:p>
          </table:table-cell>
          <table:table-cell office:value-type="float" office:value="0.000806735" calcext:value-type="float">
            <text:p>0.000806735</text:p>
          </table:table-cell>
          <table:table-cell/>
          <table:table-cell office:value-type="float" office:value="33.6444" calcext:value-type="float">
            <text:p>33.6444</text:p>
          </table:table-cell>
          <table:table-cell office:value-type="float" office:value="1.20052" calcext:value-type="float">
            <text:p>1.20052</text:p>
          </table:table-cell>
          <table:table-cell office:value-type="float" office:value="0.000817195" calcext:value-type="float">
            <text:p>0.000817195</text:p>
          </table:table-cell>
          <table:table-cell/>
          <table:table-cell office:value-type="float" office:value="31.845" calcext:value-type="float">
            <text:p>31.845</text:p>
          </table:table-cell>
          <table:table-cell office:value-type="float" office:value="1.46239" calcext:value-type="float">
            <text:p>1.46239</text:p>
          </table:table-cell>
          <table:table-cell office:value-type="float" office:value="0.000818187" calcext:value-type="float">
            <text:p>0.000818187</text:p>
          </table:table-cell>
          <table:table-cell/>
          <table:table-cell office:value-type="float" office:value="32.3731" calcext:value-type="float">
            <text:p>32.3731</text:p>
          </table:table-cell>
          <table:table-cell office:value-type="float" office:value="1.4242" calcext:value-type="float">
            <text:p>1.4242</text:p>
          </table:table-cell>
          <table:table-cell office:value-type="float" office:value="0.00638543" calcext:value-type="float">
            <text:p>0.00638543</text:p>
          </table:table-cell>
          <table:table-cell/>
          <table:table-cell office:value-type="float" office:value="32.7381" calcext:value-type="float">
            <text:p>32.7381</text:p>
          </table:table-cell>
          <table:table-cell office:value-type="float" office:value="1.29276" calcext:value-type="float">
            <text:p>1.29276</text:p>
          </table:table-cell>
          <table:table-cell office:value-type="float" office:value="0.0588578" calcext:value-type="float">
            <text:p>0.0588578</text:p>
          </table:table-cell>
          <table:table-cell/>
          <table:table-cell office:value-type="float" office:value="33.6033" calcext:value-type="float">
            <text:p>33.6033</text:p>
          </table:table-cell>
          <table:table-cell office:value-type="float" office:value="1.31615" calcext:value-type="float">
            <text:p>1.31615</text:p>
          </table:table-cell>
          <table:table-cell office:value-type="float" office:value="0.578675" calcext:value-type="float">
            <text:p>0.57867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3" calcext:value-type="float">
            <text:p>0.00046853</text:p>
          </table:table-cell>
          <table:table-cell/>
          <table:table-cell office:value-type="float" office:value="32.5804" calcext:value-type="float">
            <text:p>32.5804</text:p>
          </table:table-cell>
          <table:table-cell office:value-type="float" office:value="1.25972" calcext:value-type="float">
            <text:p>1.25972</text:p>
          </table:table-cell>
          <table:table-cell office:value-type="float" office:value="0.000801045" calcext:value-type="float">
            <text:p>0.000801045</text:p>
          </table:table-cell>
          <table:table-cell/>
          <table:table-cell office:value-type="float" office:value="33.5153" calcext:value-type="float">
            <text:p>33.5153</text:p>
          </table:table-cell>
          <table:table-cell office:value-type="float" office:value="1.28653" calcext:value-type="float">
            <text:p>1.28653</text:p>
          </table:table-cell>
          <table:table-cell office:value-type="float" office:value="0.000804621" calcext:value-type="float">
            <text:p>0.000804621</text:p>
          </table:table-cell>
          <table:table-cell/>
          <table:table-cell office:value-type="float" office:value="34.4051" calcext:value-type="float">
            <text:p>34.4051</text:p>
          </table:table-cell>
          <table:table-cell office:value-type="float" office:value="1.2021" calcext:value-type="float">
            <text:p>1.2021</text:p>
          </table:table-cell>
          <table:table-cell office:value-type="float" office:value="0.00081491" calcext:value-type="float">
            <text:p>0.00081491</text:p>
          </table:table-cell>
          <table:table-cell/>
          <table:table-cell office:value-type="float" office:value="32.5522" calcext:value-type="float">
            <text:p>32.5522</text:p>
          </table:table-cell>
          <table:table-cell office:value-type="float" office:value="1.46775" calcext:value-type="float">
            <text:p>1.46775</text:p>
          </table:table-cell>
          <table:table-cell office:value-type="float" office:value="0.00635901" calcext:value-type="float">
            <text:p>0.00635901</text:p>
          </table:table-cell>
          <table:table-cell/>
          <table:table-cell office:value-type="float" office:value="33.5893" calcext:value-type="float">
            <text:p>33.5893</text:p>
          </table:table-cell>
          <table:table-cell office:value-type="float" office:value="1.33795" calcext:value-type="float">
            <text:p>1.33795</text:p>
          </table:table-cell>
          <table:table-cell office:value-type="float" office:value="0.0580919" calcext:value-type="float">
            <text:p>0.0580919</text:p>
          </table:table-cell>
          <table:table-cell/>
          <table:table-cell office:value-type="float" office:value="32.7935" calcext:value-type="float">
            <text:p>32.7935</text:p>
          </table:table-cell>
          <table:table-cell office:value-type="float" office:value="1.404" calcext:value-type="float">
            <text:p>1.404</text:p>
          </table:table-cell>
          <table:table-cell office:value-type="float" office:value="0.5673" calcext:value-type="float">
            <text:p>0.567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854" calcext:value-type="float">
            <text:p>0.000470854</text:p>
          </table:table-cell>
          <table:table-cell/>
          <table:table-cell office:value-type="float" office:value="31.6527" calcext:value-type="float">
            <text:p>31.6527</text:p>
          </table:table-cell>
          <table:table-cell office:value-type="float" office:value="1.16416" calcext:value-type="float">
            <text:p>1.16416</text:p>
          </table:table-cell>
          <table:table-cell office:value-type="float" office:value="0.000809961" calcext:value-type="float">
            <text:p>0.000809961</text:p>
          </table:table-cell>
          <table:table-cell/>
          <table:table-cell office:value-type="float" office:value="33.8559" calcext:value-type="float">
            <text:p>33.8559</text:p>
          </table:table-cell>
          <table:table-cell office:value-type="float" office:value="1.1742" calcext:value-type="float">
            <text:p>1.1742</text:p>
          </table:table-cell>
          <table:table-cell office:value-type="float" office:value="0.000799432" calcext:value-type="float">
            <text:p>0.000799432</text:p>
          </table:table-cell>
          <table:table-cell/>
          <table:table-cell office:value-type="float" office:value="34.0808" calcext:value-type="float">
            <text:p>34.0808</text:p>
          </table:table-cell>
          <table:table-cell office:value-type="float" office:value="1.25802" calcext:value-type="float">
            <text:p>1.25802</text:p>
          </table:table-cell>
          <table:table-cell office:value-type="float" office:value="0.000816303" calcext:value-type="float">
            <text:p>0.000816303</text:p>
          </table:table-cell>
          <table:table-cell/>
          <table:table-cell office:value-type="float" office:value="32.0185" calcext:value-type="float">
            <text:p>32.0185</text:p>
          </table:table-cell>
          <table:table-cell office:value-type="float" office:value="1.3464" calcext:value-type="float">
            <text:p>1.3464</text:p>
          </table:table-cell>
          <table:table-cell office:value-type="float" office:value="0.00641965" calcext:value-type="float">
            <text:p>0.00641965</text:p>
          </table:table-cell>
          <table:table-cell/>
          <table:table-cell office:value-type="float" office:value="31.1226" calcext:value-type="float">
            <text:p>31.1226</text:p>
          </table:table-cell>
          <table:table-cell office:value-type="float" office:value="1.42529" calcext:value-type="float">
            <text:p>1.42529</text:p>
          </table:table-cell>
          <table:table-cell office:value-type="float" office:value="0.0564904" calcext:value-type="float">
            <text:p>0.0564904</text:p>
          </table:table-cell>
          <table:table-cell/>
          <table:table-cell office:value-type="float" office:value="33.4891" calcext:value-type="float">
            <text:p>33.4891</text:p>
          </table:table-cell>
          <table:table-cell office:value-type="float" office:value="1.3906" calcext:value-type="float">
            <text:p>1.3906</text:p>
          </table:table-cell>
          <table:table-cell office:value-type="float" office:value="0.576977" calcext:value-type="float">
            <text:p>0.57697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059" calcext:value-type="float">
            <text:p>0.000468059</text:p>
          </table:table-cell>
          <table:table-cell/>
          <table:table-cell office:value-type="float" office:value="32.2443" calcext:value-type="float">
            <text:p>32.2443</text:p>
          </table:table-cell>
          <table:table-cell office:value-type="float" office:value="1.27757" calcext:value-type="float">
            <text:p>1.27757</text:p>
          </table:table-cell>
          <table:table-cell office:value-type="float" office:value="0.000801305" calcext:value-type="float">
            <text:p>0.000801305</text:p>
          </table:table-cell>
          <table:table-cell/>
          <table:table-cell office:value-type="float" office:value="32.104" calcext:value-type="float">
            <text:p>32.104</text:p>
          </table:table-cell>
          <table:table-cell office:value-type="float" office:value="1.34139" calcext:value-type="float">
            <text:p>1.34139</text:p>
          </table:table-cell>
          <table:table-cell office:value-type="float" office:value="0.000801826" calcext:value-type="float">
            <text:p>0.000801826</text:p>
          </table:table-cell>
          <table:table-cell/>
          <table:table-cell office:value-type="float" office:value="32.9382" calcext:value-type="float">
            <text:p>32.9382</text:p>
          </table:table-cell>
          <table:table-cell office:value-type="float" office:value="1.33868" calcext:value-type="float">
            <text:p>1.33868</text:p>
          </table:table-cell>
          <table:table-cell office:value-type="float" office:value="0.00082489" calcext:value-type="float">
            <text:p>0.00082489</text:p>
          </table:table-cell>
          <table:table-cell/>
          <table:table-cell office:value-type="float" office:value="32.9644" calcext:value-type="float">
            <text:p>32.9644</text:p>
          </table:table-cell>
          <table:table-cell office:value-type="float" office:value="1.32925" calcext:value-type="float">
            <text:p>1.32925</text:p>
          </table:table-cell>
          <table:table-cell office:value-type="float" office:value="0.00641916" calcext:value-type="float">
            <text:p>0.00641916</text:p>
          </table:table-cell>
          <table:table-cell/>
          <table:table-cell office:value-type="float" office:value="34.5338" calcext:value-type="float">
            <text:p>34.5338</text:p>
          </table:table-cell>
          <table:table-cell office:value-type="float" office:value="1.23706" calcext:value-type="float">
            <text:p>1.23706</text:p>
          </table:table-cell>
          <table:table-cell office:value-type="float" office:value="0.0589209" calcext:value-type="float">
            <text:p>0.0589209</text:p>
          </table:table-cell>
          <table:table-cell/>
          <table:table-cell office:value-type="float" office:value="32.7148" calcext:value-type="float">
            <text:p>32.7148</text:p>
          </table:table-cell>
          <table:table-cell office:value-type="float" office:value="1.36844" calcext:value-type="float">
            <text:p>1.36844</text:p>
          </table:table-cell>
          <table:table-cell office:value-type="float" office:value="0.575897" calcext:value-type="float">
            <text:p>0.57589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465" calcext:value-type="float">
            <text:p>0.000471465</text:p>
          </table:table-cell>
          <table:table-cell/>
          <table:table-cell office:value-type="float" office:value="32.2294" calcext:value-type="float">
            <text:p>32.2294</text:p>
          </table:table-cell>
          <table:table-cell office:value-type="float" office:value="1.2806" calcext:value-type="float">
            <text:p>1.2806</text:p>
          </table:table-cell>
          <table:table-cell office:value-type="float" office:value="0.000803579" calcext:value-type="float">
            <text:p>0.000803579</text:p>
          </table:table-cell>
          <table:table-cell/>
          <table:table-cell office:value-type="float" office:value="32.5905" calcext:value-type="float">
            <text:p>32.5905</text:p>
          </table:table-cell>
          <table:table-cell office:value-type="float" office:value="1.28288" calcext:value-type="float">
            <text:p>1.28288</text:p>
          </table:table-cell>
          <table:table-cell office:value-type="float" office:value="0.000799431" calcext:value-type="float">
            <text:p>0.000799431</text:p>
          </table:table-cell>
          <table:table-cell/>
          <table:table-cell office:value-type="float" office:value="34.3289" calcext:value-type="float">
            <text:p>34.3289</text:p>
          </table:table-cell>
          <table:table-cell office:value-type="float" office:value="1.14907" calcext:value-type="float">
            <text:p>1.14907</text:p>
          </table:table-cell>
          <table:table-cell office:value-type="float" office:value="0.000823687" calcext:value-type="float">
            <text:p>0.000823687</text:p>
          </table:table-cell>
          <table:table-cell/>
          <table:table-cell office:value-type="float" office:value="33.1354" calcext:value-type="float">
            <text:p>33.1354</text:p>
          </table:table-cell>
          <table:table-cell office:value-type="float" office:value="1.39956" calcext:value-type="float">
            <text:p>1.39956</text:p>
          </table:table-cell>
          <table:table-cell office:value-type="float" office:value="0.00645454" calcext:value-type="float">
            <text:p>0.00645454</text:p>
          </table:table-cell>
          <table:table-cell/>
          <table:table-cell office:value-type="float" office:value="33.1424" calcext:value-type="float">
            <text:p>33.1424</text:p>
          </table:table-cell>
          <table:table-cell office:value-type="float" office:value="1.49167" calcext:value-type="float">
            <text:p>1.49167</text:p>
          </table:table-cell>
          <table:table-cell office:value-type="float" office:value="0.0580986" calcext:value-type="float">
            <text:p>0.0580986</text:p>
          </table:table-cell>
          <table:table-cell/>
          <table:table-cell office:value-type="float" office:value="33.787" calcext:value-type="float">
            <text:p>33.787</text:p>
          </table:table-cell>
          <table:table-cell office:value-type="float" office:value="1.30473" calcext:value-type="float">
            <text:p>1.30473</text:p>
          </table:table-cell>
          <table:table-cell office:value-type="float" office:value="0.590706" calcext:value-type="float">
            <text:p>0.59070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58" calcext:value-type="float">
            <text:p>0.00046858</text:p>
          </table:table-cell>
          <table:table-cell/>
          <table:table-cell office:value-type="float" office:value="30.0478" calcext:value-type="float">
            <text:p>30.0478</text:p>
          </table:table-cell>
          <table:table-cell office:value-type="float" office:value="1.33611" calcext:value-type="float">
            <text:p>1.33611</text:p>
          </table:table-cell>
          <table:table-cell office:value-type="float" office:value="0.000802087" calcext:value-type="float">
            <text:p>0.000802087</text:p>
          </table:table-cell>
          <table:table-cell/>
          <table:table-cell office:value-type="float" office:value="33.2198" calcext:value-type="float">
            <text:p>33.2198</text:p>
          </table:table-cell>
          <table:table-cell office:value-type="float" office:value="1.28533" calcext:value-type="float">
            <text:p>1.28533</text:p>
          </table:table-cell>
          <table:table-cell office:value-type="float" office:value="0.000800283" calcext:value-type="float">
            <text:p>0.000800283</text:p>
          </table:table-cell>
          <table:table-cell/>
          <table:table-cell office:value-type="float" office:value="34.7906" calcext:value-type="float">
            <text:p>34.7906</text:p>
          </table:table-cell>
          <table:table-cell office:value-type="float" office:value="1.1682" calcext:value-type="float">
            <text:p>1.1682</text:p>
          </table:table-cell>
          <table:table-cell office:value-type="float" office:value="0.000819108" calcext:value-type="float">
            <text:p>0.000819108</text:p>
          </table:table-cell>
          <table:table-cell/>
          <table:table-cell office:value-type="float" office:value="34.5073" calcext:value-type="float">
            <text:p>34.5073</text:p>
          </table:table-cell>
          <table:table-cell office:value-type="float" office:value="1.16254" calcext:value-type="float">
            <text:p>1.16254</text:p>
          </table:table-cell>
          <table:table-cell office:value-type="float" office:value="0.0065099" calcext:value-type="float">
            <text:p>0.0065099</text:p>
          </table:table-cell>
          <table:table-cell/>
          <table:table-cell office:value-type="float" office:value="33.5609" calcext:value-type="float">
            <text:p>33.5609</text:p>
          </table:table-cell>
          <table:table-cell office:value-type="float" office:value="1.51801" calcext:value-type="float">
            <text:p>1.51801</text:p>
          </table:table-cell>
          <table:table-cell office:value-type="float" office:value="0.059056" calcext:value-type="float">
            <text:p>0.059056</text:p>
          </table:table-cell>
          <table:table-cell/>
          <table:table-cell office:value-type="float" office:value="35.2195" calcext:value-type="float">
            <text:p>35.2195</text:p>
          </table:table-cell>
          <table:table-cell office:value-type="float" office:value="1.18661" calcext:value-type="float">
            <text:p>1.18661</text:p>
          </table:table-cell>
          <table:table-cell office:value-type="float" office:value="0.579786" calcext:value-type="float">
            <text:p>0.57978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5213" calcext:value-type="float">
            <text:p>0.000475213</text:p>
          </table:table-cell>
          <table:table-cell/>
          <table:table-cell office:value-type="float" office:value="31.8104" calcext:value-type="float">
            <text:p>31.8104</text:p>
          </table:table-cell>
          <table:table-cell office:value-type="float" office:value="1.1849" calcext:value-type="float">
            <text:p>1.1849</text:p>
          </table:table-cell>
          <table:table-cell office:value-type="float" office:value="0.000801546" calcext:value-type="float">
            <text:p>0.000801546</text:p>
          </table:table-cell>
          <table:table-cell/>
          <table:table-cell office:value-type="float" office:value="32.855" calcext:value-type="float">
            <text:p>32.855</text:p>
          </table:table-cell>
          <table:table-cell office:value-type="float" office:value="1.27447" calcext:value-type="float">
            <text:p>1.27447</text:p>
          </table:table-cell>
          <table:table-cell office:value-type="float" office:value="0.000802728" calcext:value-type="float">
            <text:p>0.000802728</text:p>
          </table:table-cell>
          <table:table-cell/>
          <table:table-cell office:value-type="float" office:value="31.4666" calcext:value-type="float">
            <text:p>31.4666</text:p>
          </table:table-cell>
          <table:table-cell office:value-type="float" office:value="1.44729" calcext:value-type="float">
            <text:p>1.44729</text:p>
          </table:table-cell>
          <table:table-cell office:value-type="float" office:value="0.000827394" calcext:value-type="float">
            <text:p>0.000827394</text:p>
          </table:table-cell>
          <table:table-cell/>
          <table:table-cell office:value-type="float" office:value="33.0806" calcext:value-type="float">
            <text:p>33.0806</text:p>
          </table:table-cell>
          <table:table-cell office:value-type="float" office:value="1.41712" calcext:value-type="float">
            <text:p>1.41712</text:p>
          </table:table-cell>
          <table:table-cell office:value-type="float" office:value="0.00640107" calcext:value-type="float">
            <text:p>0.00640107</text:p>
          </table:table-cell>
          <table:table-cell/>
          <table:table-cell office:value-type="float" office:value="34.4006" calcext:value-type="float">
            <text:p>34.4006</text:p>
          </table:table-cell>
          <table:table-cell office:value-type="float" office:value="1.21112" calcext:value-type="float">
            <text:p>1.21112</text:p>
          </table:table-cell>
          <table:table-cell office:value-type="float" office:value="0.058094" calcext:value-type="float">
            <text:p>0.058094</text:p>
          </table:table-cell>
          <table:table-cell/>
          <table:table-cell office:value-type="float" office:value="33.936" calcext:value-type="float">
            <text:p>33.936</text:p>
          </table:table-cell>
          <table:table-cell office:value-type="float" office:value="1.45044" calcext:value-type="float">
            <text:p>1.45044</text:p>
          </table:table-cell>
          <table:table-cell office:value-type="float" office:value="0.578829" calcext:value-type="float">
            <text:p>0.578829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885" calcext:value-type="float">
            <text:p>0.00046885</text:p>
          </table:table-cell>
          <table:table-cell/>
          <table:table-cell office:value-type="float" office:value="30.603" calcext:value-type="float">
            <text:p>30.603</text:p>
          </table:table-cell>
          <table:table-cell office:value-type="float" office:value="1.39372" calcext:value-type="float">
            <text:p>1.39372</text:p>
          </table:table-cell>
          <table:table-cell office:value-type="float" office:value="0.000800553" calcext:value-type="float">
            <text:p>0.000800553</text:p>
          </table:table-cell>
          <table:table-cell/>
          <table:table-cell office:value-type="float" office:value="33.9194" calcext:value-type="float">
            <text:p>33.9194</text:p>
          </table:table-cell>
          <table:table-cell office:value-type="float" office:value="1.11505" calcext:value-type="float">
            <text:p>1.11505</text:p>
          </table:table-cell>
          <table:table-cell office:value-type="float" office:value="0.000810192" calcext:value-type="float">
            <text:p>0.000810192</text:p>
          </table:table-cell>
          <table:table-cell/>
          <table:table-cell office:value-type="float" office:value="33.0371" calcext:value-type="float">
            <text:p>33.0371</text:p>
          </table:table-cell>
          <table:table-cell office:value-type="float" office:value="1.28411" calcext:value-type="float">
            <text:p>1.28411</text:p>
          </table:table-cell>
          <table:table-cell office:value-type="float" office:value="0.000835479" calcext:value-type="float">
            <text:p>0.000835479</text:p>
          </table:table-cell>
          <table:table-cell/>
          <table:table-cell office:value-type="float" office:value="33.0879" calcext:value-type="float">
            <text:p>33.0879</text:p>
          </table:table-cell>
          <table:table-cell office:value-type="float" office:value="1.35887" calcext:value-type="float">
            <text:p>1.35887</text:p>
          </table:table-cell>
          <table:table-cell office:value-type="float" office:value="0.00643887" calcext:value-type="float">
            <text:p>0.00643887</text:p>
          </table:table-cell>
          <table:table-cell/>
          <table:table-cell office:value-type="float" office:value="33.6992" calcext:value-type="float">
            <text:p>33.6992</text:p>
          </table:table-cell>
          <table:table-cell office:value-type="float" office:value="1.39268" calcext:value-type="float">
            <text:p>1.39268</text:p>
          </table:table-cell>
          <table:table-cell office:value-type="float" office:value="0.0577346" calcext:value-type="float">
            <text:p>0.0577346</text:p>
          </table:table-cell>
          <table:table-cell/>
          <table:table-cell office:value-type="float" office:value="34.7367" calcext:value-type="float">
            <text:p>34.7367</text:p>
          </table:table-cell>
          <table:table-cell office:value-type="float" office:value="1.32841" calcext:value-type="float">
            <text:p>1.32841</text:p>
          </table:table-cell>
          <table:table-cell office:value-type="float" office:value="0.58923" calcext:value-type="float">
            <text:p>0.5892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906" calcext:value-type="float">
            <text:p>0.000471906</text:p>
          </table:table-cell>
          <table:table-cell/>
          <table:table-cell office:value-type="float" office:value="31.6228" calcext:value-type="float">
            <text:p>31.6228</text:p>
          </table:table-cell>
          <table:table-cell office:value-type="float" office:value="1.26223" calcext:value-type="float">
            <text:p>1.26223</text:p>
          </table:table-cell>
          <table:table-cell office:value-type="float" office:value="0.000805032" calcext:value-type="float">
            <text:p>0.000805032</text:p>
          </table:table-cell>
          <table:table-cell/>
          <table:table-cell office:value-type="float" office:value="32.0355" calcext:value-type="float">
            <text:p>32.0355</text:p>
          </table:table-cell>
          <table:table-cell office:value-type="float" office:value="1.33003" calcext:value-type="float">
            <text:p>1.33003</text:p>
          </table:table-cell>
          <table:table-cell office:value-type="float" office:value="0.000807086" calcext:value-type="float">
            <text:p>0.000807086</text:p>
          </table:table-cell>
          <table:table-cell/>
          <table:table-cell office:value-type="float" office:value="32.5863" calcext:value-type="float">
            <text:p>32.5863</text:p>
          </table:table-cell>
          <table:table-cell office:value-type="float" office:value="1.29569" calcext:value-type="float">
            <text:p>1.29569</text:p>
          </table:table-cell>
          <table:table-cell office:value-type="float" office:value="0.000817345" calcext:value-type="float">
            <text:p>0.000817345</text:p>
          </table:table-cell>
          <table:table-cell/>
          <table:table-cell office:value-type="float" office:value="32.7047" calcext:value-type="float">
            <text:p>32.7047</text:p>
          </table:table-cell>
          <table:table-cell office:value-type="float" office:value="1.36245" calcext:value-type="float">
            <text:p>1.36245</text:p>
          </table:table-cell>
          <table:table-cell office:value-type="float" office:value="0.00643559" calcext:value-type="float">
            <text:p>0.00643559</text:p>
          </table:table-cell>
          <table:table-cell/>
          <table:table-cell office:value-type="float" office:value="31.9746" calcext:value-type="float">
            <text:p>31.9746</text:p>
          </table:table-cell>
          <table:table-cell office:value-type="float" office:value="1.54102" calcext:value-type="float">
            <text:p>1.54102</text:p>
          </table:table-cell>
          <table:table-cell office:value-type="float" office:value="0.0570788" calcext:value-type="float">
            <text:p>0.0570788</text:p>
          </table:table-cell>
          <table:table-cell/>
          <table:table-cell office:value-type="float" office:value="33.7648" calcext:value-type="float">
            <text:p>33.7648</text:p>
          </table:table-cell>
          <table:table-cell office:value-type="float" office:value="1.19988" calcext:value-type="float">
            <text:p>1.19988</text:p>
          </table:table-cell>
          <table:table-cell office:value-type="float" office:value="0.5841" calcext:value-type="float">
            <text:p>0.5841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8209" calcext:value-type="float">
            <text:p>0.000468209</text:p>
          </table:table-cell>
          <table:table-cell/>
          <table:table-cell office:value-type="float" office:value="32.8577" calcext:value-type="float">
            <text:p>32.8577</text:p>
          </table:table-cell>
          <table:table-cell office:value-type="float" office:value="1.21911" calcext:value-type="float">
            <text:p>1.21911</text:p>
          </table:table-cell>
          <table:table-cell office:value-type="float" office:value="0.000801265" calcext:value-type="float">
            <text:p>0.000801265</text:p>
          </table:table-cell>
          <table:table-cell/>
          <table:table-cell office:value-type="float" office:value="33.1199" calcext:value-type="float">
            <text:p>33.1199</text:p>
          </table:table-cell>
          <table:table-cell office:value-type="float" office:value="1.19234" calcext:value-type="float">
            <text:p>1.19234</text:p>
          </table:table-cell>
          <table:table-cell office:value-type="float" office:value="0.000824118" calcext:value-type="float">
            <text:p>0.000824118</text:p>
          </table:table-cell>
          <table:table-cell/>
          <table:table-cell office:value-type="float" office:value="34.4388" calcext:value-type="float">
            <text:p>34.4388</text:p>
          </table:table-cell>
          <table:table-cell office:value-type="float" office:value="1.10984" calcext:value-type="float">
            <text:p>1.10984</text:p>
          </table:table-cell>
          <table:table-cell office:value-type="float" office:value="0.000826061" calcext:value-type="float">
            <text:p>0.000826061</text:p>
          </table:table-cell>
          <table:table-cell/>
          <table:table-cell office:value-type="float" office:value="33.9624" calcext:value-type="float">
            <text:p>33.9624</text:p>
          </table:table-cell>
          <table:table-cell office:value-type="float" office:value="1.41654" calcext:value-type="float">
            <text:p>1.41654</text:p>
          </table:table-cell>
          <table:table-cell office:value-type="float" office:value="0.00640396" calcext:value-type="float">
            <text:p>0.00640396</text:p>
          </table:table-cell>
          <table:table-cell/>
          <table:table-cell office:value-type="float" office:value="33.2403" calcext:value-type="float">
            <text:p>33.2403</text:p>
          </table:table-cell>
          <table:table-cell office:value-type="float" office:value="1.41148" calcext:value-type="float">
            <text:p>1.41148</text:p>
          </table:table-cell>
          <table:table-cell office:value-type="float" office:value="0.0580056" calcext:value-type="float">
            <text:p>0.0580056</text:p>
          </table:table-cell>
          <table:table-cell/>
          <table:table-cell office:value-type="float" office:value="33.2626" calcext:value-type="float">
            <text:p>33.2626</text:p>
          </table:table-cell>
          <table:table-cell office:value-type="float" office:value="1.22966" calcext:value-type="float">
            <text:p>1.22966</text:p>
          </table:table-cell>
          <table:table-cell office:value-type="float" office:value="0.574399" calcext:value-type="float">
            <text:p>0.57439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9019" calcext:value-type="float">
            <text:p>0.000479019</text:p>
          </table:table-cell>
          <table:table-cell/>
          <table:table-cell office:value-type="float" office:value="31.8596" calcext:value-type="float">
            <text:p>31.8596</text:p>
          </table:table-cell>
          <table:table-cell office:value-type="float" office:value="1.32816" calcext:value-type="float">
            <text:p>1.32816</text:p>
          </table:table-cell>
          <table:table-cell office:value-type="float" office:value="0.000800954" calcext:value-type="float">
            <text:p>0.000800954</text:p>
          </table:table-cell>
          <table:table-cell/>
          <table:table-cell office:value-type="float" office:value="31.8518" calcext:value-type="float">
            <text:p>31.8518</text:p>
          </table:table-cell>
          <table:table-cell office:value-type="float" office:value="1.32304" calcext:value-type="float">
            <text:p>1.32304</text:p>
          </table:table-cell>
          <table:table-cell office:value-type="float" office:value="0.000801786" calcext:value-type="float">
            <text:p>0.000801786</text:p>
          </table:table-cell>
          <table:table-cell/>
          <table:table-cell office:value-type="float" office:value="32.4561" calcext:value-type="float">
            <text:p>32.4561</text:p>
          </table:table-cell>
          <table:table-cell office:value-type="float" office:value="1.35065" calcext:value-type="float">
            <text:p>1.35065</text:p>
          </table:table-cell>
          <table:table-cell office:value-type="float" office:value="0.000819139" calcext:value-type="float">
            <text:p>0.000819139</text:p>
          </table:table-cell>
          <table:table-cell/>
          <table:table-cell office:value-type="float" office:value="34.4597" calcext:value-type="float">
            <text:p>34.4597</text:p>
          </table:table-cell>
          <table:table-cell office:value-type="float" office:value="1.26677" calcext:value-type="float">
            <text:p>1.26677</text:p>
          </table:table-cell>
          <table:table-cell office:value-type="float" office:value="0.00649737" calcext:value-type="float">
            <text:p>0.00649737</text:p>
          </table:table-cell>
          <table:table-cell/>
          <table:table-cell office:value-type="float" office:value="33.8129" calcext:value-type="float">
            <text:p>33.8129</text:p>
          </table:table-cell>
          <table:table-cell office:value-type="float" office:value="1.32755" calcext:value-type="float">
            <text:p>1.32755</text:p>
          </table:table-cell>
          <table:table-cell office:value-type="float" office:value="0.0571882" calcext:value-type="float">
            <text:p>0.0571882</text:p>
          </table:table-cell>
          <table:table-cell/>
          <table:table-cell office:value-type="float" office:value="34.2587" calcext:value-type="float">
            <text:p>34.2587</text:p>
          </table:table-cell>
          <table:table-cell office:value-type="float" office:value="1.23046" calcext:value-type="float">
            <text:p>1.23046</text:p>
          </table:table-cell>
          <table:table-cell office:value-type="float" office:value="0.578971" calcext:value-type="float">
            <text:p>0.57897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1464" calcext:value-type="float">
            <text:p>0.000481464</text:p>
          </table:table-cell>
          <table:table-cell/>
          <table:table-cell office:value-type="float" office:value="29.7057" calcext:value-type="float">
            <text:p>29.7057</text:p>
          </table:table-cell>
          <table:table-cell office:value-type="float" office:value="1.45208" calcext:value-type="float">
            <text:p>1.45208</text:p>
          </table:table-cell>
          <table:table-cell office:value-type="float" office:value="0.000799041" calcext:value-type="float">
            <text:p>0.000799041</text:p>
          </table:table-cell>
          <table:table-cell/>
          <table:table-cell office:value-type="float" office:value="33.3241" calcext:value-type="float">
            <text:p>33.3241</text:p>
          </table:table-cell>
          <table:table-cell office:value-type="float" office:value="1.25453" calcext:value-type="float">
            <text:p>1.25453</text:p>
          </table:table-cell>
          <table:table-cell office:value-type="float" office:value="0.000801897" calcext:value-type="float">
            <text:p>0.000801897</text:p>
          </table:table-cell>
          <table:table-cell/>
          <table:table-cell office:value-type="float" office:value="33.2905" calcext:value-type="float">
            <text:p>33.2905</text:p>
          </table:table-cell>
          <table:table-cell office:value-type="float" office:value="1.2215" calcext:value-type="float">
            <text:p>1.2215</text:p>
          </table:table-cell>
          <table:table-cell office:value-type="float" office:value="0.00082024" calcext:value-type="float">
            <text:p>0.00082024</text:p>
          </table:table-cell>
          <table:table-cell/>
          <table:table-cell office:value-type="float" office:value="34.1709" calcext:value-type="float">
            <text:p>34.1709</text:p>
          </table:table-cell>
          <table:table-cell office:value-type="float" office:value="1.21722" calcext:value-type="float">
            <text:p>1.21722</text:p>
          </table:table-cell>
          <table:table-cell office:value-type="float" office:value="0.00645225" calcext:value-type="float">
            <text:p>0.00645225</text:p>
          </table:table-cell>
          <table:table-cell/>
          <table:table-cell office:value-type="float" office:value="33.839" calcext:value-type="float">
            <text:p>33.839</text:p>
          </table:table-cell>
          <table:table-cell office:value-type="float" office:value="1.26209" calcext:value-type="float">
            <text:p>1.26209</text:p>
          </table:table-cell>
          <table:table-cell office:value-type="float" office:value="0.0592286" calcext:value-type="float">
            <text:p>0.0592286</text:p>
          </table:table-cell>
          <table:table-cell/>
          <table:table-cell office:value-type="float" office:value="35.0774" calcext:value-type="float">
            <text:p>35.0774</text:p>
          </table:table-cell>
          <table:table-cell office:value-type="float" office:value="1.20279" calcext:value-type="float">
            <text:p>1.20279</text:p>
          </table:table-cell>
          <table:table-cell office:value-type="float" office:value="0.590088" calcext:value-type="float">
            <text:p>0.59008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866" calcext:value-type="float">
            <text:p>0.000471866</text:p>
          </table:table-cell>
          <table:table-cell/>
          <table:table-cell office:value-type="float" office:value="32.177" calcext:value-type="float">
            <text:p>32.177</text:p>
          </table:table-cell>
          <table:table-cell office:value-type="float" office:value="1.23427" calcext:value-type="float">
            <text:p>1.23427</text:p>
          </table:table-cell>
          <table:table-cell office:value-type="float" office:value="0.000801695" calcext:value-type="float">
            <text:p>0.000801695</text:p>
          </table:table-cell>
          <table:table-cell/>
          <table:table-cell office:value-type="float" office:value="31.757" calcext:value-type="float">
            <text:p>31.757</text:p>
          </table:table-cell>
          <table:table-cell office:value-type="float" office:value="1.25025" calcext:value-type="float">
            <text:p>1.25025</text:p>
          </table:table-cell>
          <table:table-cell office:value-type="float" office:value="0.000801174" calcext:value-type="float">
            <text:p>0.000801174</text:p>
          </table:table-cell>
          <table:table-cell/>
          <table:table-cell office:value-type="float" office:value="33.6731" calcext:value-type="float">
            <text:p>33.6731</text:p>
          </table:table-cell>
          <table:table-cell office:value-type="float" office:value="1.1421" calcext:value-type="float">
            <text:p>1.1421</text:p>
          </table:table-cell>
          <table:table-cell office:value-type="float" office:value="0.000819099" calcext:value-type="float">
            <text:p>0.000819099</text:p>
          </table:table-cell>
          <table:table-cell/>
          <table:table-cell office:value-type="float" office:value="32.3193" calcext:value-type="float">
            <text:p>32.3193</text:p>
          </table:table-cell>
          <table:table-cell office:value-type="float" office:value="1.30358" calcext:value-type="float">
            <text:p>1.30358</text:p>
          </table:table-cell>
          <table:table-cell office:value-type="float" office:value="0.00645725" calcext:value-type="float">
            <text:p>0.00645725</text:p>
          </table:table-cell>
          <table:table-cell/>
          <table:table-cell office:value-type="float" office:value="34.5592" calcext:value-type="float">
            <text:p>34.5592</text:p>
          </table:table-cell>
          <table:table-cell office:value-type="float" office:value="1.23318" calcext:value-type="float">
            <text:p>1.23318</text:p>
          </table:table-cell>
          <table:table-cell office:value-type="float" office:value="0.0575737" calcext:value-type="float">
            <text:p>0.0575737</text:p>
          </table:table-cell>
          <table:table-cell/>
          <table:table-cell office:value-type="float" office:value="33.1836" calcext:value-type="float">
            <text:p>33.1836</text:p>
          </table:table-cell>
          <table:table-cell office:value-type="float" office:value="1.39301" calcext:value-type="float">
            <text:p>1.39301</text:p>
          </table:table-cell>
          <table:table-cell office:value-type="float" office:value="0.576747" calcext:value-type="float">
            <text:p>0.57674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387" calcext:value-type="float">
            <text:p>0.000472387</text:p>
          </table:table-cell>
          <table:table-cell/>
          <table:table-cell office:value-type="float" office:value="30.1675" calcext:value-type="float">
            <text:p>30.1675</text:p>
          </table:table-cell>
          <table:table-cell office:value-type="float" office:value="1.26373" calcext:value-type="float">
            <text:p>1.26373</text:p>
          </table:table-cell>
          <table:table-cell office:value-type="float" office:value="0.000799081" calcext:value-type="float">
            <text:p>0.000799081</text:p>
          </table:table-cell>
          <table:table-cell/>
          <table:table-cell office:value-type="float" office:value="34.8592" calcext:value-type="float">
            <text:p>34.8592</text:p>
          </table:table-cell>
          <table:table-cell office:value-type="float" office:value="1.14465" calcext:value-type="float">
            <text:p>1.14465</text:p>
          </table:table-cell>
          <table:table-cell office:value-type="float" office:value="0.000826652" calcext:value-type="float">
            <text:p>0.000826652</text:p>
          </table:table-cell>
          <table:table-cell/>
          <table:table-cell office:value-type="float" office:value="32.6012" calcext:value-type="float">
            <text:p>32.6012</text:p>
          </table:table-cell>
          <table:table-cell office:value-type="float" office:value="1.21581" calcext:value-type="float">
            <text:p>1.21581</text:p>
          </table:table-cell>
          <table:table-cell office:value-type="float" office:value="0.000815381" calcext:value-type="float">
            <text:p>0.000815381</text:p>
          </table:table-cell>
          <table:table-cell/>
          <table:table-cell office:value-type="float" office:value="33.1103" calcext:value-type="float">
            <text:p>33.1103</text:p>
          </table:table-cell>
          <table:table-cell office:value-type="float" office:value="1.32333" calcext:value-type="float">
            <text:p>1.32333</text:p>
          </table:table-cell>
          <table:table-cell office:value-type="float" office:value="0.00640358" calcext:value-type="float">
            <text:p>0.00640358</text:p>
          </table:table-cell>
          <table:table-cell/>
          <table:table-cell office:value-type="float" office:value="32.8198" calcext:value-type="float">
            <text:p>32.8198</text:p>
          </table:table-cell>
          <table:table-cell office:value-type="float" office:value="1.33582" calcext:value-type="float">
            <text:p>1.33582</text:p>
          </table:table-cell>
          <table:table-cell office:value-type="float" office:value="0.0586097" calcext:value-type="float">
            <text:p>0.0586097</text:p>
          </table:table-cell>
          <table:table-cell/>
          <table:table-cell office:value-type="float" office:value="32.6583" calcext:value-type="float">
            <text:p>32.6583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0.574199" calcext:value-type="float">
            <text:p>0.57419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366" calcext:value-type="float">
            <text:p>0.000471366</text:p>
          </table:table-cell>
          <table:table-cell/>
          <table:table-cell office:value-type="float" office:value="32.5007" calcext:value-type="float">
            <text:p>32.5007</text:p>
          </table:table-cell>
          <table:table-cell office:value-type="float" office:value="1.17459" calcext:value-type="float">
            <text:p>1.17459</text:p>
          </table:table-cell>
          <table:table-cell office:value-type="float" office:value="0.000799712" calcext:value-type="float">
            <text:p>0.000799712</text:p>
          </table:table-cell>
          <table:table-cell/>
          <table:table-cell office:value-type="float" office:value="32.0975" calcext:value-type="float">
            <text:p>32.0975</text:p>
          </table:table-cell>
          <table:table-cell office:value-type="float" office:value="1.45806" calcext:value-type="float">
            <text:p>1.45806</text:p>
          </table:table-cell>
          <table:table-cell office:value-type="float" office:value="0.000808969" calcext:value-type="float">
            <text:p>0.000808969</text:p>
          </table:table-cell>
          <table:table-cell/>
          <table:table-cell office:value-type="float" office:value="33.9901" calcext:value-type="float">
            <text:p>33.9901</text:p>
          </table:table-cell>
          <table:table-cell office:value-type="float" office:value="1.08856" calcext:value-type="float">
            <text:p>1.08856</text:p>
          </table:table-cell>
          <table:table-cell office:value-type="float" office:value="0.000809881" calcext:value-type="float">
            <text:p>0.000809881</text:p>
          </table:table-cell>
          <table:table-cell/>
          <table:table-cell office:value-type="float" office:value="33.4181" calcext:value-type="float">
            <text:p>33.4181</text:p>
          </table:table-cell>
          <table:table-cell office:value-type="float" office:value="1.30402" calcext:value-type="float">
            <text:p>1.30402</text:p>
          </table:table-cell>
          <table:table-cell office:value-type="float" office:value="0.00646353" calcext:value-type="float">
            <text:p>0.00646353</text:p>
          </table:table-cell>
          <table:table-cell/>
          <table:table-cell office:value-type="float" office:value="32.9693" calcext:value-type="float">
            <text:p>32.9693</text:p>
          </table:table-cell>
          <table:table-cell office:value-type="float" office:value="1.36553" calcext:value-type="float">
            <text:p>1.36553</text:p>
          </table:table-cell>
          <table:table-cell office:value-type="float" office:value="0.0580821" calcext:value-type="float">
            <text:p>0.0580821</text:p>
          </table:table-cell>
          <table:table-cell/>
          <table:table-cell office:value-type="float" office:value="33.7427" calcext:value-type="float">
            <text:p>33.7427</text:p>
          </table:table-cell>
          <table:table-cell office:value-type="float" office:value="1.26075" calcext:value-type="float">
            <text:p>1.26075</text:p>
          </table:table-cell>
          <table:table-cell office:value-type="float" office:value="0.579067" calcext:value-type="float">
            <text:p>0.57906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099" calcext:value-type="float">
            <text:p>0.000468099</text:p>
          </table:table-cell>
          <table:table-cell/>
          <table:table-cell office:value-type="float" office:value="31.7037" calcext:value-type="float">
            <text:p>31.7037</text:p>
          </table:table-cell>
          <table:table-cell office:value-type="float" office:value="1.25229" calcext:value-type="float">
            <text:p>1.25229</text:p>
          </table:table-cell>
          <table:table-cell office:value-type="float" office:value="0.000798339" calcext:value-type="float">
            <text:p>0.000798339</text:p>
          </table:table-cell>
          <table:table-cell/>
          <table:table-cell office:value-type="float" office:value="32.287" calcext:value-type="float">
            <text:p>32.287</text:p>
          </table:table-cell>
          <table:table-cell office:value-type="float" office:value="1.35159" calcext:value-type="float">
            <text:p>1.35159</text:p>
          </table:table-cell>
          <table:table-cell office:value-type="float" office:value="0.000800644" calcext:value-type="float">
            <text:p>0.000800644</text:p>
          </table:table-cell>
          <table:table-cell/>
          <table:table-cell office:value-type="float" office:value="30.9698" calcext:value-type="float">
            <text:p>30.9698</text:p>
          </table:table-cell>
          <table:table-cell office:value-type="float" office:value="1.7677" calcext:value-type="float">
            <text:p>1.7677</text:p>
          </table:table-cell>
          <table:table-cell office:value-type="float" office:value="0.000824408" calcext:value-type="float">
            <text:p>0.000824408</text:p>
          </table:table-cell>
          <table:table-cell/>
          <table:table-cell office:value-type="float" office:value="33.2627" calcext:value-type="float">
            <text:p>33.2627</text:p>
          </table:table-cell>
          <table:table-cell office:value-type="float" office:value="1.32682" calcext:value-type="float">
            <text:p>1.32682</text:p>
          </table:table-cell>
          <table:table-cell office:value-type="float" office:value="0.00649357" calcext:value-type="float">
            <text:p>0.00649357</text:p>
          </table:table-cell>
          <table:table-cell/>
          <table:table-cell office:value-type="float" office:value="33.874" calcext:value-type="float">
            <text:p>33.874</text:p>
          </table:table-cell>
          <table:table-cell office:value-type="float" office:value="1.26203" calcext:value-type="float">
            <text:p>1.26203</text:p>
          </table:table-cell>
          <table:table-cell office:value-type="float" office:value="0.058423" calcext:value-type="float">
            <text:p>0.058423</text:p>
          </table:table-cell>
          <table:table-cell/>
          <table:table-cell office:value-type="float" office:value="33.4258" calcext:value-type="float">
            <text:p>33.4258</text:p>
          </table:table-cell>
          <table:table-cell office:value-type="float" office:value="1.32727" calcext:value-type="float">
            <text:p>1.32727</text:p>
          </table:table-cell>
          <table:table-cell office:value-type="float" office:value="0.573185" calcext:value-type="float">
            <text:p>0.57318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3339" calcext:value-type="float">
            <text:p>0.000473339</text:p>
          </table:table-cell>
          <table:table-cell/>
          <table:table-cell office:value-type="float" office:value="32.8935" calcext:value-type="float">
            <text:p>32.8935</text:p>
          </table:table-cell>
          <table:table-cell office:value-type="float" office:value="1.12356" calcext:value-type="float">
            <text:p>1.12356</text:p>
          </table:table-cell>
          <table:table-cell office:value-type="float" office:value="0.000794201" calcext:value-type="float">
            <text:p>0.000794201</text:p>
          </table:table-cell>
          <table:table-cell/>
          <table:table-cell office:value-type="float" office:value="33.7335" calcext:value-type="float">
            <text:p>33.7335</text:p>
          </table:table-cell>
          <table:table-cell office:value-type="float" office:value="1.24392" calcext:value-type="float">
            <text:p>1.24392</text:p>
          </table:table-cell>
          <table:table-cell office:value-type="float" office:value="0.000800313" calcext:value-type="float">
            <text:p>0.000800313</text:p>
          </table:table-cell>
          <table:table-cell/>
          <table:table-cell office:value-type="float" office:value="33.3707" calcext:value-type="float">
            <text:p>33.3707</text:p>
          </table:table-cell>
          <table:table-cell office:value-type="float" office:value="1.22929" calcext:value-type="float">
            <text:p>1.22929</text:p>
          </table:table-cell>
          <table:table-cell office:value-type="float" office:value="0.000818958" calcext:value-type="float">
            <text:p>0.000818958</text:p>
          </table:table-cell>
          <table:table-cell/>
          <table:table-cell office:value-type="float" office:value="33.943" calcext:value-type="float">
            <text:p>33.943</text:p>
          </table:table-cell>
          <table:table-cell office:value-type="float" office:value="1.20267" calcext:value-type="float">
            <text:p>1.20267</text:p>
          </table:table-cell>
          <table:table-cell office:value-type="float" office:value="0.00643839" calcext:value-type="float">
            <text:p>0.00643839</text:p>
          </table:table-cell>
          <table:table-cell/>
          <table:table-cell office:value-type="float" office:value="32.7151" calcext:value-type="float">
            <text:p>32.7151</text:p>
          </table:table-cell>
          <table:table-cell office:value-type="float" office:value="1.48438" calcext:value-type="float">
            <text:p>1.48438</text:p>
          </table:table-cell>
          <table:table-cell office:value-type="float" office:value="0.0580255" calcext:value-type="float">
            <text:p>0.0580255</text:p>
          </table:table-cell>
          <table:table-cell/>
          <table:table-cell office:value-type="float" office:value="34.6346" calcext:value-type="float">
            <text:p>34.6346</text:p>
          </table:table-cell>
          <table:table-cell office:value-type="float" office:value="1.21073" calcext:value-type="float">
            <text:p>1.21073</text:p>
          </table:table-cell>
          <table:table-cell office:value-type="float" office:value="0.586762" calcext:value-type="float">
            <text:p>0.58676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817" calcext:value-type="float">
            <text:p>0.000471817</text:p>
          </table:table-cell>
          <table:table-cell/>
          <table:table-cell office:value-type="float" office:value="31.1159" calcext:value-type="float">
            <text:p>31.1159</text:p>
          </table:table-cell>
          <table:table-cell office:value-type="float" office:value="1.30875" calcext:value-type="float">
            <text:p>1.30875</text:p>
          </table:table-cell>
          <table:table-cell office:value-type="float" office:value="0.000798429" calcext:value-type="float">
            <text:p>0.000798429</text:p>
          </table:table-cell>
          <table:table-cell/>
          <table:table-cell office:value-type="float" office:value="31.6291" calcext:value-type="float">
            <text:p>31.6291</text:p>
          </table:table-cell>
          <table:table-cell office:value-type="float" office:value="1.35416" calcext:value-type="float">
            <text:p>1.35416</text:p>
          </table:table-cell>
          <table:table-cell office:value-type="float" office:value="0.000804701" calcext:value-type="float">
            <text:p>0.000804701</text:p>
          </table:table-cell>
          <table:table-cell/>
          <table:table-cell office:value-type="float" office:value="33.5612" calcext:value-type="float">
            <text:p>33.5612</text:p>
          </table:table-cell>
          <table:table-cell office:value-type="float" office:value="1.27303" calcext:value-type="float">
            <text:p>1.27303</text:p>
          </table:table-cell>
          <table:table-cell office:value-type="float" office:value="0.000834227" calcext:value-type="float">
            <text:p>0.000834227</text:p>
          </table:table-cell>
          <table:table-cell/>
          <table:table-cell office:value-type="float" office:value="33.8884" calcext:value-type="float">
            <text:p>33.8884</text:p>
          </table:table-cell>
          <table:table-cell office:value-type="float" office:value="1.36542" calcext:value-type="float">
            <text:p>1.36542</text:p>
          </table:table-cell>
          <table:table-cell office:value-type="float" office:value="0.00640195" calcext:value-type="float">
            <text:p>0.00640195</text:p>
          </table:table-cell>
          <table:table-cell/>
          <table:table-cell office:value-type="float" office:value="33.3265" calcext:value-type="float">
            <text:p>33.3265</text:p>
          </table:table-cell>
          <table:table-cell office:value-type="float" office:value="1.29863" calcext:value-type="float">
            <text:p>1.29863</text:p>
          </table:table-cell>
          <table:table-cell office:value-type="float" office:value="0.0625705" calcext:value-type="float">
            <text:p>0.0625705</text:p>
          </table:table-cell>
          <table:table-cell/>
          <table:table-cell office:value-type="float" office:value="33.6733" calcext:value-type="float">
            <text:p>33.6733</text:p>
          </table:table-cell>
          <table:table-cell office:value-type="float" office:value="1.30868" calcext:value-type="float">
            <text:p>1.30868</text:p>
          </table:table-cell>
          <table:table-cell office:value-type="float" office:value="0.578864" calcext:value-type="float">
            <text:p>0.57886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073" calcext:value-type="float">
            <text:p>0.000470073</text:p>
          </table:table-cell>
          <table:table-cell/>
          <table:table-cell office:value-type="float" office:value="32.5478" calcext:value-type="float">
            <text:p>32.5478</text:p>
          </table:table-cell>
          <table:table-cell office:value-type="float" office:value="1.16804" calcext:value-type="float">
            <text:p>1.16804</text:p>
          </table:table-cell>
          <table:table-cell office:value-type="float" office:value="0.000800163" calcext:value-type="float">
            <text:p>0.000800163</text:p>
          </table:table-cell>
          <table:table-cell/>
          <table:table-cell office:value-type="float" office:value="32.3787" calcext:value-type="float">
            <text:p>32.3787</text:p>
          </table:table-cell>
          <table:table-cell office:value-type="float" office:value="1.18413" calcext:value-type="float">
            <text:p>1.18413</text:p>
          </table:table-cell>
          <table:table-cell office:value-type="float" office:value="0.000797749" calcext:value-type="float">
            <text:p>0.000797749</text:p>
          </table:table-cell>
          <table:table-cell/>
          <table:table-cell office:value-type="float" office:value="32.9125" calcext:value-type="float">
            <text:p>32.9125</text:p>
          </table:table-cell>
          <table:table-cell office:value-type="float" office:value="1.29202" calcext:value-type="float">
            <text:p>1.29202</text:p>
          </table:table-cell>
          <table:table-cell office:value-type="float" office:value="0.000818367" calcext:value-type="float">
            <text:p>0.000818367</text:p>
          </table:table-cell>
          <table:table-cell/>
          <table:table-cell office:value-type="float" office:value="34.2546" calcext:value-type="float">
            <text:p>34.2546</text:p>
          </table:table-cell>
          <table:table-cell office:value-type="float" office:value="1.3123" calcext:value-type="float">
            <text:p>1.3123</text:p>
          </table:table-cell>
          <table:table-cell office:value-type="float" office:value="0.00646022" calcext:value-type="float">
            <text:p>0.00646022</text:p>
          </table:table-cell>
          <table:table-cell/>
          <table:table-cell office:value-type="float" office:value="33.5921" calcext:value-type="float">
            <text:p>33.5921</text:p>
          </table:table-cell>
          <table:table-cell office:value-type="float" office:value="1.21023" calcext:value-type="float">
            <text:p>1.21023</text:p>
          </table:table-cell>
          <table:table-cell office:value-type="float" office:value="0.0573062" calcext:value-type="float">
            <text:p>0.0573062</text:p>
          </table:table-cell>
          <table:table-cell/>
          <table:table-cell office:value-type="float" office:value="32.9048" calcext:value-type="float">
            <text:p>32.9048</text:p>
          </table:table-cell>
          <table:table-cell office:value-type="float" office:value="1.38278" calcext:value-type="float">
            <text:p>1.38278</text:p>
          </table:table-cell>
          <table:table-cell office:value-type="float" office:value="0.580537" calcext:value-type="float">
            <text:p>0.58053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147" calcext:value-type="float">
            <text:p>0.000472147</text:p>
          </table:table-cell>
          <table:table-cell/>
          <table:table-cell office:value-type="float" office:value="32.1381" calcext:value-type="float">
            <text:p>32.1381</text:p>
          </table:table-cell>
          <table:table-cell office:value-type="float" office:value="1.26958" calcext:value-type="float">
            <text:p>1.26958</text:p>
          </table:table-cell>
          <table:table-cell office:value-type="float" office:value="0.000805983" calcext:value-type="float">
            <text:p>0.000805983</text:p>
          </table:table-cell>
          <table:table-cell/>
          <table:table-cell office:value-type="float" office:value="33.4484" calcext:value-type="float">
            <text:p>33.4484</text:p>
          </table:table-cell>
          <table:table-cell office:value-type="float" office:value="1.23984" calcext:value-type="float">
            <text:p>1.23984</text:p>
          </table:table-cell>
          <table:table-cell office:value-type="float" office:value="0.000813268" calcext:value-type="float">
            <text:p>0.000813268</text:p>
          </table:table-cell>
          <table:table-cell/>
          <table:table-cell office:value-type="float" office:value="32.1024" calcext:value-type="float">
            <text:p>32.1024</text:p>
          </table:table-cell>
          <table:table-cell office:value-type="float" office:value="1.55959" calcext:value-type="float">
            <text:p>1.55959</text:p>
          </table:table-cell>
          <table:table-cell office:value-type="float" office:value="0.000815151" calcext:value-type="float">
            <text:p>0.000815151</text:p>
          </table:table-cell>
          <table:table-cell/>
          <table:table-cell office:value-type="float" office:value="32.5599" calcext:value-type="float">
            <text:p>32.5599</text:p>
          </table:table-cell>
          <table:table-cell office:value-type="float" office:value="1.41865" calcext:value-type="float">
            <text:p>1.41865</text:p>
          </table:table-cell>
          <table:table-cell office:value-type="float" office:value="0.00637948" calcext:value-type="float">
            <text:p>0.00637948</text:p>
          </table:table-cell>
          <table:table-cell/>
          <table:table-cell office:value-type="float" office:value="32.9899" calcext:value-type="float">
            <text:p>32.9899</text:p>
          </table:table-cell>
          <table:table-cell office:value-type="float" office:value="1.24442" calcext:value-type="float">
            <text:p>1.24442</text:p>
          </table:table-cell>
          <table:table-cell office:value-type="float" office:value="0.0578532" calcext:value-type="float">
            <text:p>0.0578532</text:p>
          </table:table-cell>
          <table:table-cell/>
          <table:table-cell office:value-type="float" office:value="33.4483" calcext:value-type="float">
            <text:p>33.4483</text:p>
          </table:table-cell>
          <table:table-cell office:value-type="float" office:value="1.47178" calcext:value-type="float">
            <text:p>1.47178</text:p>
          </table:table-cell>
          <table:table-cell office:value-type="float" office:value="0.583212" calcext:value-type="float">
            <text:p>0.58321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764" calcext:value-type="float">
            <text:p>0.000470764</text:p>
          </table:table-cell>
          <table:table-cell/>
          <table:table-cell office:value-type="float" office:value="31.9099" calcext:value-type="float">
            <text:p>31.9099</text:p>
          </table:table-cell>
          <table:table-cell office:value-type="float" office:value="1.16668" calcext:value-type="float">
            <text:p>1.16668</text:p>
          </table:table-cell>
          <table:table-cell office:value-type="float" office:value="0.000798891" calcext:value-type="float">
            <text:p>0.000798891</text:p>
          </table:table-cell>
          <table:table-cell/>
          <table:table-cell office:value-type="float" office:value="32.5678" calcext:value-type="float">
            <text:p>32.5678</text:p>
          </table:table-cell>
          <table:table-cell office:value-type="float" office:value="1.30598" calcext:value-type="float">
            <text:p>1.30598</text:p>
          </table:table-cell>
          <table:table-cell office:value-type="float" office:value="0.000791527" calcext:value-type="float">
            <text:p>0.000791527</text:p>
          </table:table-cell>
          <table:table-cell/>
          <table:table-cell office:value-type="float" office:value="35.0767" calcext:value-type="float">
            <text:p>35.0767</text:p>
          </table:table-cell>
          <table:table-cell office:value-type="float" office:value="1.29143" calcext:value-type="float">
            <text:p>1.29143</text:p>
          </table:table-cell>
          <table:table-cell office:value-type="float" office:value="0.00082546" calcext:value-type="float">
            <text:p>0.00082546</text:p>
          </table:table-cell>
          <table:table-cell/>
          <table:table-cell office:value-type="float" office:value="32.614" calcext:value-type="float">
            <text:p>32.614</text:p>
          </table:table-cell>
          <table:table-cell office:value-type="float" office:value="1.36764" calcext:value-type="float">
            <text:p>1.36764</text:p>
          </table:table-cell>
          <table:table-cell office:value-type="float" office:value="0.00632727" calcext:value-type="float">
            <text:p>0.00632727</text:p>
          </table:table-cell>
          <table:table-cell/>
          <table:table-cell office:value-type="float" office:value="33.1965" calcext:value-type="float">
            <text:p>33.1965</text:p>
          </table:table-cell>
          <table:table-cell office:value-type="float" office:value="1.34395" calcext:value-type="float">
            <text:p>1.34395</text:p>
          </table:table-cell>
          <table:table-cell office:value-type="float" office:value="0.0586585" calcext:value-type="float">
            <text:p>0.0586585</text:p>
          </table:table-cell>
          <table:table-cell/>
          <table:table-cell office:value-type="float" office:value="31.8881" calcext:value-type="float">
            <text:p>31.8881</text:p>
          </table:table-cell>
          <table:table-cell office:value-type="float" office:value="1.39255" calcext:value-type="float">
            <text:p>1.39255</text:p>
          </table:table-cell>
          <table:table-cell office:value-type="float" office:value="0.576664" calcext:value-type="float">
            <text:p>0.57666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691" calcext:value-type="float">
            <text:p>0.000468691</text:p>
          </table:table-cell>
          <table:table-cell/>
          <table:table-cell office:value-type="float" office:value="30.7851" calcext:value-type="float">
            <text:p>30.7851</text:p>
          </table:table-cell>
          <table:table-cell office:value-type="float" office:value="1.3561" calcext:value-type="float">
            <text:p>1.3561</text:p>
          </table:table-cell>
          <table:table-cell office:value-type="float" office:value="0.000804071" calcext:value-type="float">
            <text:p>0.000804071</text:p>
          </table:table-cell>
          <table:table-cell/>
          <table:table-cell office:value-type="float" office:value="32.9257" calcext:value-type="float">
            <text:p>32.9257</text:p>
          </table:table-cell>
          <table:table-cell office:value-type="float" office:value="1.24576" calcext:value-type="float">
            <text:p>1.24576</text:p>
          </table:table-cell>
          <table:table-cell office:value-type="float" office:value="0.000792709" calcext:value-type="float">
            <text:p>0.000792709</text:p>
          </table:table-cell>
          <table:table-cell/>
          <table:table-cell office:value-type="float" office:value="32.8751" calcext:value-type="float">
            <text:p>32.8751</text:p>
          </table:table-cell>
          <table:table-cell office:value-type="float" office:value="1.29549" calcext:value-type="float">
            <text:p>1.29549</text:p>
          </table:table-cell>
          <table:table-cell office:value-type="float" office:value="0.000821923" calcext:value-type="float">
            <text:p>0.000821923</text:p>
          </table:table-cell>
          <table:table-cell/>
          <table:table-cell office:value-type="float" office:value="31.6967" calcext:value-type="float">
            <text:p>31.6967</text:p>
          </table:table-cell>
          <table:table-cell office:value-type="float" office:value="1.35162" calcext:value-type="float">
            <text:p>1.35162</text:p>
          </table:table-cell>
          <table:table-cell office:value-type="float" office:value="0.00641151" calcext:value-type="float">
            <text:p>0.00641151</text:p>
          </table:table-cell>
          <table:table-cell/>
          <table:table-cell office:value-type="float" office:value="32.7748" calcext:value-type="float">
            <text:p>32.7748</text:p>
          </table:table-cell>
          <table:table-cell office:value-type="float" office:value="1.4105" calcext:value-type="float">
            <text:p>1.4105</text:p>
          </table:table-cell>
          <table:table-cell office:value-type="float" office:value="0.0576941" calcext:value-type="float">
            <text:p>0.0576941</text:p>
          </table:table-cell>
          <table:table-cell/>
          <table:table-cell office:value-type="float" office:value="34.7452" calcext:value-type="float">
            <text:p>34.7452</text:p>
          </table:table-cell>
          <table:table-cell office:value-type="float" office:value="1.29861" calcext:value-type="float">
            <text:p>1.29861</text:p>
          </table:table-cell>
          <table:table-cell office:value-type="float" office:value="0.589551" calcext:value-type="float">
            <text:p>0.58955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057" calcext:value-type="float">
            <text:p>0.000467057</text:p>
          </table:table-cell>
          <table:table-cell/>
          <table:table-cell office:value-type="float" office:value="31.0869" calcext:value-type="float">
            <text:p>31.0869</text:p>
          </table:table-cell>
          <table:table-cell office:value-type="float" office:value="1.17763" calcext:value-type="float">
            <text:p>1.17763</text:p>
          </table:table-cell>
          <table:table-cell office:value-type="float" office:value="0.000806886" calcext:value-type="float">
            <text:p>0.000806886</text:p>
          </table:table-cell>
          <table:table-cell/>
          <table:table-cell office:value-type="float" office:value="33.7011" calcext:value-type="float">
            <text:p>33.7011</text:p>
          </table:table-cell>
          <table:table-cell office:value-type="float" office:value="1.25308" calcext:value-type="float">
            <text:p>1.25308</text:p>
          </table:table-cell>
          <table:table-cell office:value-type="float" office:value="0.000795424" calcext:value-type="float">
            <text:p>0.000795424</text:p>
          </table:table-cell>
          <table:table-cell/>
          <table:table-cell office:value-type="float" office:value="33.9103" calcext:value-type="float">
            <text:p>33.9103</text:p>
          </table:table-cell>
          <table:table-cell office:value-type="float" office:value="1.18378" calcext:value-type="float">
            <text:p>1.18378</text:p>
          </table:table-cell>
          <table:table-cell office:value-type="float" office:value="0.000817906" calcext:value-type="float">
            <text:p>0.000817906</text:p>
          </table:table-cell>
          <table:table-cell/>
          <table:table-cell office:value-type="float" office:value="33.3538" calcext:value-type="float">
            <text:p>33.3538</text:p>
          </table:table-cell>
          <table:table-cell office:value-type="float" office:value="1.37306" calcext:value-type="float">
            <text:p>1.37306</text:p>
          </table:table-cell>
          <table:table-cell office:value-type="float" office:value="0.00645724" calcext:value-type="float">
            <text:p>0.00645724</text:p>
          </table:table-cell>
          <table:table-cell/>
          <table:table-cell office:value-type="float" office:value="33.0263" calcext:value-type="float">
            <text:p>33.0263</text:p>
          </table:table-cell>
          <table:table-cell office:value-type="float" office:value="1.33715" calcext:value-type="float">
            <text:p>1.33715</text:p>
          </table:table-cell>
          <table:table-cell office:value-type="float" office:value="0.0570801" calcext:value-type="float">
            <text:p>0.0570801</text:p>
          </table:table-cell>
          <table:table-cell/>
          <table:table-cell office:value-type="float" office:value="32.1853" calcext:value-type="float">
            <text:p>32.1853</text:p>
          </table:table-cell>
          <table:table-cell office:value-type="float" office:value="1.32819" calcext:value-type="float">
            <text:p>1.32819</text:p>
          </table:table-cell>
          <table:table-cell office:value-type="float" office:value="0.572275" calcext:value-type="float">
            <text:p>0.57227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463" calcext:value-type="float">
            <text:p>0.00048463</text:p>
          </table:table-cell>
          <table:table-cell/>
          <table:table-cell office:value-type="float" office:value="31.3136" calcext:value-type="float">
            <text:p>31.3136</text:p>
          </table:table-cell>
          <table:table-cell office:value-type="float" office:value="1.37648" calcext:value-type="float">
            <text:p>1.37648</text:p>
          </table:table-cell>
          <table:table-cell office:value-type="float" office:value="0.000805834" calcext:value-type="float">
            <text:p>0.000805834</text:p>
          </table:table-cell>
          <table:table-cell/>
          <table:table-cell office:value-type="float" office:value="33.2192" calcext:value-type="float">
            <text:p>33.2192</text:p>
          </table:table-cell>
          <table:table-cell office:value-type="float" office:value="1.1641" calcext:value-type="float">
            <text:p>1.1641</text:p>
          </table:table-cell>
          <table:table-cell office:value-type="float" office:value="0.000793922" calcext:value-type="float">
            <text:p>0.000793922</text:p>
          </table:table-cell>
          <table:table-cell/>
          <table:table-cell office:value-type="float" office:value="33.192" calcext:value-type="float">
            <text:p>33.192</text:p>
          </table:table-cell>
          <table:table-cell office:value-type="float" office:value="1.29424" calcext:value-type="float">
            <text:p>1.29424</text:p>
          </table:table-cell>
          <table:table-cell office:value-type="float" office:value="0.000818287" calcext:value-type="float">
            <text:p>0.000818287</text:p>
          </table:table-cell>
          <table:table-cell/>
          <table:table-cell office:value-type="float" office:value="35.0523" calcext:value-type="float">
            <text:p>35.0523</text:p>
          </table:table-cell>
          <table:table-cell office:value-type="float" office:value="1.1804" calcext:value-type="float">
            <text:p>1.1804</text:p>
          </table:table-cell>
          <table:table-cell office:value-type="float" office:value="0.0065176" calcext:value-type="float">
            <text:p>0.0065176</text:p>
          </table:table-cell>
          <table:table-cell/>
          <table:table-cell office:value-type="float" office:value="31.6165" calcext:value-type="float">
            <text:p>31.6165</text:p>
          </table:table-cell>
          <table:table-cell office:value-type="float" office:value="1.58676" calcext:value-type="float">
            <text:p>1.58676</text:p>
          </table:table-cell>
          <table:table-cell office:value-type="float" office:value="0.0574902" calcext:value-type="float">
            <text:p>0.0574902</text:p>
          </table:table-cell>
          <table:table-cell/>
          <table:table-cell office:value-type="float" office:value="32.3078" calcext:value-type="float">
            <text:p>32.3078</text:p>
          </table:table-cell>
          <table:table-cell office:value-type="float" office:value="1.3247" calcext:value-type="float">
            <text:p>1.3247</text:p>
          </table:table-cell>
          <table:table-cell office:value-type="float" office:value="0.569607" calcext:value-type="float">
            <text:p>0.56960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92" calcext:value-type="float">
            <text:p>0.00046892</text:p>
          </table:table-cell>
          <table:table-cell/>
          <table:table-cell office:value-type="float" office:value="30.2276" calcext:value-type="float">
            <text:p>30.2276</text:p>
          </table:table-cell>
          <table:table-cell office:value-type="float" office:value="1.34988" calcext:value-type="float">
            <text:p>1.34988</text:p>
          </table:table-cell>
          <table:table-cell office:value-type="float" office:value="0.000803509" calcext:value-type="float">
            <text:p>0.000803509</text:p>
          </table:table-cell>
          <table:table-cell/>
          <table:table-cell office:value-type="float" office:value="32.851" calcext:value-type="float">
            <text:p>32.851</text:p>
          </table:table-cell>
          <table:table-cell office:value-type="float" office:value="1.25179" calcext:value-type="float">
            <text:p>1.25179</text:p>
          </table:table-cell>
          <table:table-cell office:value-type="float" office:value="0.000795795" calcext:value-type="float">
            <text:p>0.000795795</text:p>
          </table:table-cell>
          <table:table-cell/>
          <table:table-cell office:value-type="float" office:value="34.1507" calcext:value-type="float">
            <text:p>34.1507</text:p>
          </table:table-cell>
          <table:table-cell office:value-type="float" office:value="1.23463" calcext:value-type="float">
            <text:p>1.23463</text:p>
          </table:table-cell>
          <table:table-cell office:value-type="float" office:value="0.000815111" calcext:value-type="float">
            <text:p>0.000815111</text:p>
          </table:table-cell>
          <table:table-cell/>
          <table:table-cell office:value-type="float" office:value="33.3708" calcext:value-type="float">
            <text:p>33.3708</text:p>
          </table:table-cell>
          <table:table-cell office:value-type="float" office:value="1.2301" calcext:value-type="float">
            <text:p>1.2301</text:p>
          </table:table-cell>
          <table:table-cell office:value-type="float" office:value="0.00643113" calcext:value-type="float">
            <text:p>0.00643113</text:p>
          </table:table-cell>
          <table:table-cell/>
          <table:table-cell office:value-type="float" office:value="32.835" calcext:value-type="float">
            <text:p>32.835</text:p>
          </table:table-cell>
          <table:table-cell office:value-type="float" office:value="1.43958" calcext:value-type="float">
            <text:p>1.43958</text:p>
          </table:table-cell>
          <table:table-cell office:value-type="float" office:value="0.0579917" calcext:value-type="float">
            <text:p>0.0579917</text:p>
          </table:table-cell>
          <table:table-cell/>
          <table:table-cell office:value-type="float" office:value="33.491" calcext:value-type="float">
            <text:p>33.491</text:p>
          </table:table-cell>
          <table:table-cell office:value-type="float" office:value="1.35606" calcext:value-type="float">
            <text:p>1.35606</text:p>
          </table:table-cell>
          <table:table-cell office:value-type="float" office:value="0.574513" calcext:value-type="float">
            <text:p>0.57451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199" calcext:value-type="float">
            <text:p>0.000473199</text:p>
          </table:table-cell>
          <table:table-cell/>
          <table:table-cell office:value-type="float" office:value="31.4599" calcext:value-type="float">
            <text:p>31.4599</text:p>
          </table:table-cell>
          <table:table-cell office:value-type="float" office:value="1.3749" calcext:value-type="float">
            <text:p>1.3749</text:p>
          </table:table-cell>
          <table:table-cell office:value-type="float" office:value="0.000797878" calcext:value-type="float">
            <text:p>0.000797878</text:p>
          </table:table-cell>
          <table:table-cell/>
          <table:table-cell office:value-type="float" office:value="32.8018" calcext:value-type="float">
            <text:p>32.8018</text:p>
          </table:table-cell>
          <table:table-cell office:value-type="float" office:value="1.17452" calcext:value-type="float">
            <text:p>1.17452</text:p>
          </table:table-cell>
          <table:table-cell office:value-type="float" office:value="0.00079327" calcext:value-type="float">
            <text:p>0.00079327</text:p>
          </table:table-cell>
          <table:table-cell/>
          <table:table-cell office:value-type="float" office:value="31.6866" calcext:value-type="float">
            <text:p>31.6866</text:p>
          </table:table-cell>
          <table:table-cell office:value-type="float" office:value="1.39883" calcext:value-type="float">
            <text:p>1.39883</text:p>
          </table:table-cell>
          <table:table-cell office:value-type="float" office:value="0.000811865" calcext:value-type="float">
            <text:p>0.000811865</text:p>
          </table:table-cell>
          <table:table-cell/>
          <table:table-cell office:value-type="float" office:value="34.1286" calcext:value-type="float">
            <text:p>34.1286</text:p>
          </table:table-cell>
          <table:table-cell office:value-type="float" office:value="1.35258" calcext:value-type="float">
            <text:p>1.35258</text:p>
          </table:table-cell>
          <table:table-cell office:value-type="float" office:value="0.00647394" calcext:value-type="float">
            <text:p>0.00647394</text:p>
          </table:table-cell>
          <table:table-cell/>
          <table:table-cell office:value-type="float" office:value="33.654" calcext:value-type="float">
            <text:p>33.654</text:p>
          </table:table-cell>
          <table:table-cell office:value-type="float" office:value="1.30551" calcext:value-type="float">
            <text:p>1.30551</text:p>
          </table:table-cell>
          <table:table-cell office:value-type="float" office:value="0.0583008" calcext:value-type="float">
            <text:p>0.0583008</text:p>
          </table:table-cell>
          <table:table-cell/>
          <table:table-cell office:value-type="float" office:value="32.9907" calcext:value-type="float">
            <text:p>32.9907</text:p>
          </table:table-cell>
          <table:table-cell office:value-type="float" office:value="1.28429" calcext:value-type="float">
            <text:p>1.28429</text:p>
          </table:table-cell>
          <table:table-cell office:value-type="float" office:value="0.579994" calcext:value-type="float">
            <text:p>0.579994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839" calcext:value-type="float">
            <text:p>0.00046839</text:p>
          </table:table-cell>
          <table:table-cell/>
          <table:table-cell office:value-type="float" office:value="33.2859" calcext:value-type="float">
            <text:p>33.2859</text:p>
          </table:table-cell>
          <table:table-cell office:value-type="float" office:value="1.23297" calcext:value-type="float">
            <text:p>1.23297</text:p>
          </table:table-cell>
          <table:table-cell office:value-type="float" office:value="0.000810332" calcext:value-type="float">
            <text:p>0.000810332</text:p>
          </table:table-cell>
          <table:table-cell/>
          <table:table-cell office:value-type="float" office:value="33.6426" calcext:value-type="float">
            <text:p>33.6426</text:p>
          </table:table-cell>
          <table:table-cell office:value-type="float" office:value="1.11837" calcext:value-type="float">
            <text:p>1.11837</text:p>
          </table:table-cell>
          <table:table-cell office:value-type="float" office:value="0.000792389" calcext:value-type="float">
            <text:p>0.000792389</text:p>
          </table:table-cell>
          <table:table-cell/>
          <table:table-cell office:value-type="float" office:value="33.7781" calcext:value-type="float">
            <text:p>33.7781</text:p>
          </table:table-cell>
          <table:table-cell office:value-type="float" office:value="1.21905" calcext:value-type="float">
            <text:p>1.21905</text:p>
          </table:table-cell>
          <table:table-cell office:value-type="float" office:value="0.000845007" calcext:value-type="float">
            <text:p>0.000845007</text:p>
          </table:table-cell>
          <table:table-cell/>
          <table:table-cell office:value-type="float" office:value="34.5666" calcext:value-type="float">
            <text:p>34.5666</text:p>
          </table:table-cell>
          <table:table-cell office:value-type="float" office:value="1.35625" calcext:value-type="float">
            <text:p>1.35625</text:p>
          </table:table-cell>
          <table:table-cell office:value-type="float" office:value="0.00645455" calcext:value-type="float">
            <text:p>0.00645455</text:p>
          </table:table-cell>
          <table:table-cell/>
          <table:table-cell office:value-type="float" office:value="32.9815" calcext:value-type="float">
            <text:p>32.9815</text:p>
          </table:table-cell>
          <table:table-cell office:value-type="float" office:value="1.34408" calcext:value-type="float">
            <text:p>1.34408</text:p>
          </table:table-cell>
          <table:table-cell office:value-type="float" office:value="0.0567793" calcext:value-type="float">
            <text:p>0.0567793</text:p>
          </table:table-cell>
          <table:table-cell/>
          <table:table-cell office:value-type="float" office:value="33.8999" calcext:value-type="float">
            <text:p>33.8999</text:p>
          </table:table-cell>
          <table:table-cell office:value-type="float" office:value="1.23971" calcext:value-type="float">
            <text:p>1.23971</text:p>
          </table:table-cell>
          <table:table-cell office:value-type="float" office:value="0.58031" calcext:value-type="float">
            <text:p>0.5803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1765" calcext:value-type="float">
            <text:p>0.000481765</text:p>
          </table:table-cell>
          <table:table-cell/>
          <table:table-cell office:value-type="float" office:value="32.1218" calcext:value-type="float">
            <text:p>32.1218</text:p>
          </table:table-cell>
          <table:table-cell office:value-type="float" office:value="1.2981" calcext:value-type="float">
            <text:p>1.2981</text:p>
          </table:table-cell>
          <table:table-cell office:value-type="float" office:value="0.000796947" calcext:value-type="float">
            <text:p>0.000796947</text:p>
          </table:table-cell>
          <table:table-cell/>
          <table:table-cell office:value-type="float" office:value="32.4295" calcext:value-type="float">
            <text:p>32.4295</text:p>
          </table:table-cell>
          <table:table-cell office:value-type="float" office:value="1.13874" calcext:value-type="float">
            <text:p>1.13874</text:p>
          </table:table-cell>
          <table:table-cell office:value-type="float" office:value="0.000792699" calcext:value-type="float">
            <text:p>0.000792699</text:p>
          </table:table-cell>
          <table:table-cell/>
          <table:table-cell office:value-type="float" office:value="32.6617" calcext:value-type="float">
            <text:p>32.6617</text:p>
          </table:table-cell>
          <table:table-cell office:value-type="float" office:value="1.18565" calcext:value-type="float">
            <text:p>1.18565</text:p>
          </table:table-cell>
          <table:table-cell office:value-type="float" office:value="0.000833455" calcext:value-type="float">
            <text:p>0.000833455</text:p>
          </table:table-cell>
          <table:table-cell/>
          <table:table-cell office:value-type="float" office:value="32.294" calcext:value-type="float">
            <text:p>32.294</text:p>
          </table:table-cell>
          <table:table-cell office:value-type="float" office:value="1.47317" calcext:value-type="float">
            <text:p>1.47317</text:p>
          </table:table-cell>
          <table:table-cell office:value-type="float" office:value="0.0064128" calcext:value-type="float">
            <text:p>0.0064128</text:p>
          </table:table-cell>
          <table:table-cell/>
          <table:table-cell office:value-type="float" office:value="32.4405" calcext:value-type="float">
            <text:p>32.4405</text:p>
          </table:table-cell>
          <table:table-cell office:value-type="float" office:value="1.35661" calcext:value-type="float">
            <text:p>1.35661</text:p>
          </table:table-cell>
          <table:table-cell office:value-type="float" office:value="0.0588101" calcext:value-type="float">
            <text:p>0.0588101</text:p>
          </table:table-cell>
          <table:table-cell/>
          <table:table-cell office:value-type="float" office:value="33.3101" calcext:value-type="float">
            <text:p>33.3101</text:p>
          </table:table-cell>
          <table:table-cell office:value-type="float" office:value="1.35909" calcext:value-type="float">
            <text:p>1.35909</text:p>
          </table:table-cell>
          <table:table-cell office:value-type="float" office:value="0.580914" calcext:value-type="float">
            <text:p>0.58091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099" calcext:value-type="float">
            <text:p>0.000468099</text:p>
          </table:table-cell>
          <table:table-cell/>
          <table:table-cell office:value-type="float" office:value="30.5218" calcext:value-type="float">
            <text:p>30.5218</text:p>
          </table:table-cell>
          <table:table-cell office:value-type="float" office:value="1.47261" calcext:value-type="float">
            <text:p>1.47261</text:p>
          </table:table-cell>
          <table:table-cell office:value-type="float" office:value="0.000803279" calcext:value-type="float">
            <text:p>0.000803279</text:p>
          </table:table-cell>
          <table:table-cell/>
          <table:table-cell office:value-type="float" office:value="31.4035" calcext:value-type="float">
            <text:p>31.4035</text:p>
          </table:table-cell>
          <table:table-cell office:value-type="float" office:value="1.31855" calcext:value-type="float">
            <text:p>1.31855</text:p>
          </table:table-cell>
          <table:table-cell office:value-type="float" office:value="0.000805603" calcext:value-type="float">
            <text:p>0.000805603</text:p>
          </table:table-cell>
          <table:table-cell/>
          <table:table-cell office:value-type="float" office:value="30.8873" calcext:value-type="float">
            <text:p>30.8873</text:p>
          </table:table-cell>
          <table:table-cell office:value-type="float" office:value="1.55325" calcext:value-type="float">
            <text:p>1.55325</text:p>
          </table:table-cell>
          <table:table-cell office:value-type="float" office:value="0.000819319" calcext:value-type="float">
            <text:p>0.000819319</text:p>
          </table:table-cell>
          <table:table-cell/>
          <table:table-cell office:value-type="float" office:value="33.2689" calcext:value-type="float">
            <text:p>33.2689</text:p>
          </table:table-cell>
          <table:table-cell office:value-type="float" office:value="1.28582" calcext:value-type="float">
            <text:p>1.28582</text:p>
          </table:table-cell>
          <table:table-cell office:value-type="float" office:value="0.00639455" calcext:value-type="float">
            <text:p>0.00639455</text:p>
          </table:table-cell>
          <table:table-cell/>
          <table:table-cell office:value-type="float" office:value="33.0818" calcext:value-type="float">
            <text:p>33.0818</text:p>
          </table:table-cell>
          <table:table-cell office:value-type="float" office:value="1.43313" calcext:value-type="float">
            <text:p>1.43313</text:p>
          </table:table-cell>
          <table:table-cell office:value-type="float" office:value="0.0576996" calcext:value-type="float">
            <text:p>0.0576996</text:p>
          </table:table-cell>
          <table:table-cell/>
          <table:table-cell office:value-type="float" office:value="32.1928" calcext:value-type="float">
            <text:p>32.1928</text:p>
          </table:table-cell>
          <table:table-cell office:value-type="float" office:value="1.32634" calcext:value-type="float">
            <text:p>1.32634</text:p>
          </table:table-cell>
          <table:table-cell office:value-type="float" office:value="0.569576" calcext:value-type="float">
            <text:p>0.56957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510329" calcext:value-type="float">
            <text:p>0.000510329</text:p>
          </table:table-cell>
          <table:table-cell/>
          <table:table-cell office:value-type="float" office:value="32.6847" calcext:value-type="float">
            <text:p>32.6847</text:p>
          </table:table-cell>
          <table:table-cell office:value-type="float" office:value="1.25217" calcext:value-type="float">
            <text:p>1.25217</text:p>
          </table:table-cell>
          <table:table-cell office:value-type="float" office:value="0.000800804" calcext:value-type="float">
            <text:p>0.000800804</text:p>
          </table:table-cell>
          <table:table-cell/>
          <table:table-cell office:value-type="float" office:value="31.779" calcext:value-type="float">
            <text:p>31.779</text:p>
          </table:table-cell>
          <table:table-cell office:value-type="float" office:value="1.45835" calcext:value-type="float">
            <text:p>1.45835</text:p>
          </table:table-cell>
          <table:table-cell office:value-type="float" office:value="0.000808158" calcext:value-type="float">
            <text:p>0.000808158</text:p>
          </table:table-cell>
          <table:table-cell/>
          <table:table-cell office:value-type="float" office:value="31.7769" calcext:value-type="float">
            <text:p>31.7769</text:p>
          </table:table-cell>
          <table:table-cell office:value-type="float" office:value="1.40169" calcext:value-type="float">
            <text:p>1.40169</text:p>
          </table:table-cell>
          <table:table-cell office:value-type="float" office:value="0.000818748" calcext:value-type="float">
            <text:p>0.000818748</text:p>
          </table:table-cell>
          <table:table-cell/>
          <table:table-cell office:value-type="float" office:value="34.7803" calcext:value-type="float">
            <text:p>34.7803</text:p>
          </table:table-cell>
          <table:table-cell office:value-type="float" office:value="1.3034" calcext:value-type="float">
            <text:p>1.3034</text:p>
          </table:table-cell>
          <table:table-cell office:value-type="float" office:value="0.00649728" calcext:value-type="float">
            <text:p>0.00649728</text:p>
          </table:table-cell>
          <table:table-cell/>
          <table:table-cell office:value-type="float" office:value="34.9818" calcext:value-type="float">
            <text:p>34.9818</text:p>
          </table:table-cell>
          <table:table-cell office:value-type="float" office:value="1.17655" calcext:value-type="float">
            <text:p>1.17655</text:p>
          </table:table-cell>
          <table:table-cell office:value-type="float" office:value="0.0589982" calcext:value-type="float">
            <text:p>0.0589982</text:p>
          </table:table-cell>
          <table:table-cell/>
          <table:table-cell office:value-type="float" office:value="33.6812" calcext:value-type="float">
            <text:p>33.6812</text:p>
          </table:table-cell>
          <table:table-cell office:value-type="float" office:value="1.28765" calcext:value-type="float">
            <text:p>1.28765</text:p>
          </table:table-cell>
          <table:table-cell office:value-type="float" office:value="0.577659" calcext:value-type="float">
            <text:p>0.57765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479" calcext:value-type="float">
            <text:p>0.000467479</text:p>
          </table:table-cell>
          <table:table-cell/>
          <table:table-cell office:value-type="float" office:value="32.9087" calcext:value-type="float">
            <text:p>32.9087</text:p>
          </table:table-cell>
          <table:table-cell office:value-type="float" office:value="1.2428" calcext:value-type="float">
            <text:p>1.2428</text:p>
          </table:table-cell>
          <table:table-cell office:value-type="float" office:value="0.000797679" calcext:value-type="float">
            <text:p>0.000797679</text:p>
          </table:table-cell>
          <table:table-cell/>
          <table:table-cell office:value-type="float" office:value="33.2154" calcext:value-type="float">
            <text:p>33.2154</text:p>
          </table:table-cell>
          <table:table-cell office:value-type="float" office:value="1.21564" calcext:value-type="float">
            <text:p>1.21564</text:p>
          </table:table-cell>
          <table:table-cell office:value-type="float" office:value="0.000797337" calcext:value-type="float">
            <text:p>0.000797337</text:p>
          </table:table-cell>
          <table:table-cell/>
          <table:table-cell office:value-type="float" office:value="33.0144" calcext:value-type="float">
            <text:p>33.0144</text:p>
          </table:table-cell>
          <table:table-cell office:value-type="float" office:value="1.37886" calcext:value-type="float">
            <text:p>1.37886</text:p>
          </table:table-cell>
          <table:table-cell office:value-type="float" office:value="0.000817496" calcext:value-type="float">
            <text:p>0.000817496</text:p>
          </table:table-cell>
          <table:table-cell/>
          <table:table-cell office:value-type="float" office:value="34.6419" calcext:value-type="float">
            <text:p>34.6419</text:p>
          </table:table-cell>
          <table:table-cell office:value-type="float" office:value="1.25528" calcext:value-type="float">
            <text:p>1.25528</text:p>
          </table:table-cell>
          <table:table-cell office:value-type="float" office:value="0.00646298" calcext:value-type="float">
            <text:p>0.00646298</text:p>
          </table:table-cell>
          <table:table-cell/>
          <table:table-cell office:value-type="float" office:value="32.1398" calcext:value-type="float">
            <text:p>32.1398</text:p>
          </table:table-cell>
          <table:table-cell office:value-type="float" office:value="1.49425" calcext:value-type="float">
            <text:p>1.49425</text:p>
          </table:table-cell>
          <table:table-cell office:value-type="float" office:value="0.0578275" calcext:value-type="float">
            <text:p>0.0578275</text:p>
          </table:table-cell>
          <table:table-cell/>
          <table:table-cell office:value-type="float" office:value="33.2268" calcext:value-type="float">
            <text:p>33.2268</text:p>
          </table:table-cell>
          <table:table-cell office:value-type="float" office:value="1.31744" calcext:value-type="float">
            <text:p>1.31744</text:p>
          </table:table-cell>
          <table:table-cell office:value-type="float" office:value="0.585221" calcext:value-type="float">
            <text:p>0.58522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2196" calcext:value-type="float">
            <text:p>0.000482196</text:p>
          </table:table-cell>
          <table:table-cell/>
          <table:table-cell office:value-type="float" office:value="32.0742" calcext:value-type="float">
            <text:p>32.0742</text:p>
          </table:table-cell>
          <table:table-cell office:value-type="float" office:value="1.16567" calcext:value-type="float">
            <text:p>1.16567</text:p>
          </table:table-cell>
          <table:table-cell office:value-type="float" office:value="0.000794432" calcext:value-type="float">
            <text:p>0.000794432</text:p>
          </table:table-cell>
          <table:table-cell/>
          <table:table-cell office:value-type="float" office:value="32.1099" calcext:value-type="float">
            <text:p>32.1099</text:p>
          </table:table-cell>
          <table:table-cell office:value-type="float" office:value="1.35201" calcext:value-type="float">
            <text:p>1.35201</text:p>
          </table:table-cell>
          <table:table-cell office:value-type="float" office:value="0.000791817" calcext:value-type="float">
            <text:p>0.000791817</text:p>
          </table:table-cell>
          <table:table-cell/>
          <table:table-cell office:value-type="float" office:value="33.9052" calcext:value-type="float">
            <text:p>33.9052</text:p>
          </table:table-cell>
          <table:table-cell office:value-type="float" office:value="1.21066" calcext:value-type="float">
            <text:p>1.21066</text:p>
          </table:table-cell>
          <table:table-cell office:value-type="float" office:value="0.000812556" calcext:value-type="float">
            <text:p>0.000812556</text:p>
          </table:table-cell>
          <table:table-cell/>
          <table:table-cell office:value-type="float" office:value="33.8067" calcext:value-type="float">
            <text:p>33.8067</text:p>
          </table:table-cell>
          <table:table-cell office:value-type="float" office:value="1.49451" calcext:value-type="float">
            <text:p>1.49451</text:p>
          </table:table-cell>
          <table:table-cell office:value-type="float" office:value="0.00650609" calcext:value-type="float">
            <text:p>0.00650609</text:p>
          </table:table-cell>
          <table:table-cell/>
          <table:table-cell office:value-type="float" office:value="33.7412" calcext:value-type="float">
            <text:p>33.7412</text:p>
          </table:table-cell>
          <table:table-cell office:value-type="float" office:value="1.3115" calcext:value-type="float">
            <text:p>1.3115</text:p>
          </table:table-cell>
          <table:table-cell office:value-type="float" office:value="0.0586435" calcext:value-type="float">
            <text:p>0.0586435</text:p>
          </table:table-cell>
          <table:table-cell/>
          <table:table-cell office:value-type="float" office:value="33.4575" calcext:value-type="float">
            <text:p>33.4575</text:p>
          </table:table-cell>
          <table:table-cell office:value-type="float" office:value="1.40995" calcext:value-type="float">
            <text:p>1.40995</text:p>
          </table:table-cell>
          <table:table-cell office:value-type="float" office:value="0.581196" calcext:value-type="float">
            <text:p>0.58119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39" calcext:value-type="float">
            <text:p>0.00046839</text:p>
          </table:table-cell>
          <table:table-cell/>
          <table:table-cell office:value-type="float" office:value="32.0351" calcext:value-type="float">
            <text:p>32.0351</text:p>
          </table:table-cell>
          <table:table-cell office:value-type="float" office:value="1.19594" calcext:value-type="float">
            <text:p>1.19594</text:p>
          </table:table-cell>
          <table:table-cell office:value-type="float" office:value="0.000797608" calcext:value-type="float">
            <text:p>0.000797608</text:p>
          </table:table-cell>
          <table:table-cell/>
          <table:table-cell office:value-type="float" office:value="31.0558" calcext:value-type="float">
            <text:p>31.0558</text:p>
          </table:table-cell>
          <table:table-cell office:value-type="float" office:value="1.45707" calcext:value-type="float">
            <text:p>1.45707</text:p>
          </table:table-cell>
          <table:table-cell office:value-type="float" office:value="0.000797067" calcext:value-type="float">
            <text:p>0.000797067</text:p>
          </table:table-cell>
          <table:table-cell/>
          <table:table-cell office:value-type="float" office:value="32.3555" calcext:value-type="float">
            <text:p>32.3555</text:p>
          </table:table-cell>
          <table:table-cell office:value-type="float" office:value="1.3483" calcext:value-type="float">
            <text:p>1.3483</text:p>
          </table:table-cell>
          <table:table-cell office:value-type="float" office:value="0.00082503" calcext:value-type="float">
            <text:p>0.00082503</text:p>
          </table:table-cell>
          <table:table-cell/>
          <table:table-cell office:value-type="float" office:value="33.4106" calcext:value-type="float">
            <text:p>33.4106</text:p>
          </table:table-cell>
          <table:table-cell office:value-type="float" office:value="1.29529" calcext:value-type="float">
            <text:p>1.29529</text:p>
          </table:table-cell>
          <table:table-cell office:value-type="float" office:value="0.00646733" calcext:value-type="float">
            <text:p>0.00646733</text:p>
          </table:table-cell>
          <table:table-cell/>
          <table:table-cell office:value-type="float" office:value="33.9432" calcext:value-type="float">
            <text:p>33.9432</text:p>
          </table:table-cell>
          <table:table-cell office:value-type="float" office:value="1.2728" calcext:value-type="float">
            <text:p>1.2728</text:p>
          </table:table-cell>
          <table:table-cell office:value-type="float" office:value="0.0581863" calcext:value-type="float">
            <text:p>0.0581863</text:p>
          </table:table-cell>
          <table:table-cell/>
          <table:table-cell office:value-type="float" office:value="34.5948" calcext:value-type="float">
            <text:p>34.5948</text:p>
          </table:table-cell>
          <table:table-cell office:value-type="float" office:value="1.2138" calcext:value-type="float">
            <text:p>1.2138</text:p>
          </table:table-cell>
          <table:table-cell office:value-type="float" office:value="0.578847" calcext:value-type="float">
            <text:p>0.57884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9871" calcext:value-type="float">
            <text:p>0.000479871</text:p>
          </table:table-cell>
          <table:table-cell/>
          <table:table-cell office:value-type="float" office:value="31.9629" calcext:value-type="float">
            <text:p>31.9629</text:p>
          </table:table-cell>
          <table:table-cell office:value-type="float" office:value="1.20558" calcext:value-type="float">
            <text:p>1.20558</text:p>
          </table:table-cell>
          <table:table-cell office:value-type="float" office:value="0.000801876" calcext:value-type="float">
            <text:p>0.000801876</text:p>
          </table:table-cell>
          <table:table-cell/>
          <table:table-cell office:value-type="float" office:value="32.3185" calcext:value-type="float">
            <text:p>32.3185</text:p>
          </table:table-cell>
          <table:table-cell office:value-type="float" office:value="1.30146" calcext:value-type="float">
            <text:p>1.30146</text:p>
          </table:table-cell>
          <table:table-cell office:value-type="float" office:value="0.000829278" calcext:value-type="float">
            <text:p>0.000829278</text:p>
          </table:table-cell>
          <table:table-cell/>
          <table:table-cell office:value-type="float" office:value="33.5505" calcext:value-type="float">
            <text:p>33.5505</text:p>
          </table:table-cell>
          <table:table-cell office:value-type="float" office:value="1.3074" calcext:value-type="float">
            <text:p>1.3074</text:p>
          </table:table-cell>
          <table:table-cell office:value-type="float" office:value="0.000820471" calcext:value-type="float">
            <text:p>0.000820471</text:p>
          </table:table-cell>
          <table:table-cell/>
          <table:table-cell office:value-type="float" office:value="32.6826" calcext:value-type="float">
            <text:p>32.6826</text:p>
          </table:table-cell>
          <table:table-cell office:value-type="float" office:value="1.45018" calcext:value-type="float">
            <text:p>1.45018</text:p>
          </table:table-cell>
          <table:table-cell office:value-type="float" office:value="0.00637853" calcext:value-type="float">
            <text:p>0.00637853</text:p>
          </table:table-cell>
          <table:table-cell/>
          <table:table-cell office:value-type="float" office:value="33.7738" calcext:value-type="float">
            <text:p>33.7738</text:p>
          </table:table-cell>
          <table:table-cell office:value-type="float" office:value="1.39282" calcext:value-type="float">
            <text:p>1.39282</text:p>
          </table:table-cell>
          <table:table-cell office:value-type="float" office:value="0.0584171" calcext:value-type="float">
            <text:p>0.0584171</text:p>
          </table:table-cell>
          <table:table-cell/>
          <table:table-cell office:value-type="float" office:value="32.0147" calcext:value-type="float">
            <text:p>32.0147</text:p>
          </table:table-cell>
          <table:table-cell office:value-type="float" office:value="1.49418" calcext:value-type="float">
            <text:p>1.49418</text:p>
          </table:table-cell>
          <table:table-cell office:value-type="float" office:value="0.56802" calcext:value-type="float">
            <text:p>0.5680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62" calcext:value-type="float">
            <text:p>0.00047362</text:p>
          </table:table-cell>
          <table:table-cell/>
          <table:table-cell office:value-type="float" office:value="32.4738" calcext:value-type="float">
            <text:p>32.4738</text:p>
          </table:table-cell>
          <table:table-cell office:value-type="float" office:value="1.20218" calcext:value-type="float">
            <text:p>1.20218</text:p>
          </table:table-cell>
          <table:table-cell office:value-type="float" office:value="0.000800374" calcext:value-type="float">
            <text:p>0.000800374</text:p>
          </table:table-cell>
          <table:table-cell/>
          <table:table-cell office:value-type="float" office:value="34.4123" calcext:value-type="float">
            <text:p>34.4123</text:p>
          </table:table-cell>
          <table:table-cell office:value-type="float" office:value="1.12028" calcext:value-type="float">
            <text:p>1.12028</text:p>
          </table:table-cell>
          <table:table-cell office:value-type="float" office:value="0.000796716" calcext:value-type="float">
            <text:p>0.000796716</text:p>
          </table:table-cell>
          <table:table-cell/>
          <table:table-cell office:value-type="float" office:value="31.7653" calcext:value-type="float">
            <text:p>31.7653</text:p>
          </table:table-cell>
          <table:table-cell office:value-type="float" office:value="1.4249" calcext:value-type="float">
            <text:p>1.4249</text:p>
          </table:table-cell>
          <table:table-cell office:value-type="float" office:value="0.000814019" calcext:value-type="float">
            <text:p>0.000814019</text:p>
          </table:table-cell>
          <table:table-cell/>
          <table:table-cell office:value-type="float" office:value="33.8605" calcext:value-type="float">
            <text:p>33.8605</text:p>
          </table:table-cell>
          <table:table-cell office:value-type="float" office:value="1.34625" calcext:value-type="float">
            <text:p>1.34625</text:p>
          </table:table-cell>
          <table:table-cell office:value-type="float" office:value="0.00649722" calcext:value-type="float">
            <text:p>0.00649722</text:p>
          </table:table-cell>
          <table:table-cell/>
          <table:table-cell office:value-type="float" office:value="34.7373" calcext:value-type="float">
            <text:p>34.7373</text:p>
          </table:table-cell>
          <table:table-cell office:value-type="float" office:value="1.22206" calcext:value-type="float">
            <text:p>1.22206</text:p>
          </table:table-cell>
          <table:table-cell office:value-type="float" office:value="0.0582164" calcext:value-type="float">
            <text:p>0.0582164</text:p>
          </table:table-cell>
          <table:table-cell/>
          <table:table-cell office:value-type="float" office:value="31.5735" calcext:value-type="float">
            <text:p>31.5735</text:p>
          </table:table-cell>
          <table:table-cell office:value-type="float" office:value="1.39725" calcext:value-type="float">
            <text:p>1.39725</text:p>
          </table:table-cell>
          <table:table-cell office:value-type="float" office:value="0.568365" calcext:value-type="float">
            <text:p>0.56836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365" calcext:value-type="float">
            <text:p>0.000471365</text:p>
          </table:table-cell>
          <table:table-cell/>
          <table:table-cell office:value-type="float" office:value="32.0137" calcext:value-type="float">
            <text:p>32.0137</text:p>
          </table:table-cell>
          <table:table-cell office:value-type="float" office:value="1.19954" calcext:value-type="float">
            <text:p>1.19954</text:p>
          </table:table-cell>
          <table:table-cell office:value-type="float" office:value="0.000799271" calcext:value-type="float">
            <text:p>0.000799271</text:p>
          </table:table-cell>
          <table:table-cell/>
          <table:table-cell office:value-type="float" office:value="31.3699" calcext:value-type="float">
            <text:p>31.3699</text:p>
          </table:table-cell>
          <table:table-cell office:value-type="float" office:value="1.47437" calcext:value-type="float">
            <text:p>1.47437</text:p>
          </table:table-cell>
          <table:table-cell office:value-type="float" office:value="0.000800223" calcext:value-type="float">
            <text:p>0.000800223</text:p>
          </table:table-cell>
          <table:table-cell/>
          <table:table-cell office:value-type="float" office:value="33.2698" calcext:value-type="float">
            <text:p>33.2698</text:p>
          </table:table-cell>
          <table:table-cell office:value-type="float" office:value="1.29052" calcext:value-type="float">
            <text:p>1.29052</text:p>
          </table:table-cell>
          <table:table-cell office:value-type="float" office:value="0.000819018" calcext:value-type="float">
            <text:p>0.000819018</text:p>
          </table:table-cell>
          <table:table-cell/>
          <table:table-cell office:value-type="float" office:value="35.0864" calcext:value-type="float">
            <text:p>35.0864</text:p>
          </table:table-cell>
          <table:table-cell office:value-type="float" office:value="1.18467" calcext:value-type="float">
            <text:p>1.18467</text:p>
          </table:table-cell>
          <table:table-cell office:value-type="float" office:value="0.00651635" calcext:value-type="float">
            <text:p>0.00651635</text:p>
          </table:table-cell>
          <table:table-cell/>
          <table:table-cell office:value-type="float" office:value="34.1864" calcext:value-type="float">
            <text:p>34.1864</text:p>
          </table:table-cell>
          <table:table-cell office:value-type="float" office:value="1.27472" calcext:value-type="float">
            <text:p>1.27472</text:p>
          </table:table-cell>
          <table:table-cell office:value-type="float" office:value="0.0591771" calcext:value-type="float">
            <text:p>0.0591771</text:p>
          </table:table-cell>
          <table:table-cell/>
          <table:table-cell office:value-type="float" office:value="34.2182" calcext:value-type="float">
            <text:p>34.2182</text:p>
          </table:table-cell>
          <table:table-cell office:value-type="float" office:value="1.22566" calcext:value-type="float">
            <text:p>1.22566</text:p>
          </table:table-cell>
          <table:table-cell office:value-type="float" office:value="0.585044" calcext:value-type="float">
            <text:p>0.58504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243" calcext:value-type="float">
            <text:p>0.000470243</text:p>
          </table:table-cell>
          <table:table-cell/>
          <table:table-cell office:value-type="float" office:value="32.6558" calcext:value-type="float">
            <text:p>32.6558</text:p>
          </table:table-cell>
          <table:table-cell office:value-type="float" office:value="1.16337" calcext:value-type="float">
            <text:p>1.16337</text:p>
          </table:table-cell>
          <table:table-cell office:value-type="float" office:value="0.000800844" calcext:value-type="float">
            <text:p>0.000800844</text:p>
          </table:table-cell>
          <table:table-cell/>
          <table:table-cell office:value-type="float" office:value="33.489" calcext:value-type="float">
            <text:p>33.489</text:p>
          </table:table-cell>
          <table:table-cell office:value-type="float" office:value="1.17147" calcext:value-type="float">
            <text:p>1.17147</text:p>
          </table:table-cell>
          <table:table-cell office:value-type="float" office:value="0.000799592" calcext:value-type="float">
            <text:p>0.000799592</text:p>
          </table:table-cell>
          <table:table-cell/>
          <table:table-cell office:value-type="float" office:value="32.9506" calcext:value-type="float">
            <text:p>32.9506</text:p>
          </table:table-cell>
          <table:table-cell office:value-type="float" office:value="1.34349" calcext:value-type="float">
            <text:p>1.34349</text:p>
          </table:table-cell>
          <table:table-cell office:value-type="float" office:value="0.000836231" calcext:value-type="float">
            <text:p>0.000836231</text:p>
          </table:table-cell>
          <table:table-cell/>
          <table:table-cell office:value-type="float" office:value="33.9374" calcext:value-type="float">
            <text:p>33.9374</text:p>
          </table:table-cell>
          <table:table-cell office:value-type="float" office:value="1.26766" calcext:value-type="float">
            <text:p>1.26766</text:p>
          </table:table-cell>
          <table:table-cell office:value-type="float" office:value="0.00649414" calcext:value-type="float">
            <text:p>0.00649414</text:p>
          </table:table-cell>
          <table:table-cell/>
          <table:table-cell office:value-type="float" office:value="34.5616" calcext:value-type="float">
            <text:p>34.5616</text:p>
          </table:table-cell>
          <table:table-cell office:value-type="float" office:value="1.23811" calcext:value-type="float">
            <text:p>1.23811</text:p>
          </table:table-cell>
          <table:table-cell office:value-type="float" office:value="0.0575184" calcext:value-type="float">
            <text:p>0.0575184</text:p>
          </table:table-cell>
          <table:table-cell/>
          <table:table-cell office:value-type="float" office:value="32.1418" calcext:value-type="float">
            <text:p>32.1418</text:p>
          </table:table-cell>
          <table:table-cell office:value-type="float" office:value="1.31406" calcext:value-type="float">
            <text:p>1.31406</text:p>
          </table:table-cell>
          <table:table-cell office:value-type="float" office:value="0.567482" calcext:value-type="float">
            <text:p>0.56748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205" calcext:value-type="float">
            <text:p>0.000471205</text:p>
          </table:table-cell>
          <table:table-cell/>
          <table:table-cell office:value-type="float" office:value="32.1178" calcext:value-type="float">
            <text:p>32.1178</text:p>
          </table:table-cell>
          <table:table-cell office:value-type="float" office:value="1.25028" calcext:value-type="float">
            <text:p>1.25028</text:p>
          </table:table-cell>
          <table:table-cell office:value-type="float" office:value="0.000797047" calcext:value-type="float">
            <text:p>0.000797047</text:p>
          </table:table-cell>
          <table:table-cell/>
          <table:table-cell office:value-type="float" office:value="31.7649" calcext:value-type="float">
            <text:p>31.7649</text:p>
          </table:table-cell>
          <table:table-cell office:value-type="float" office:value="1.25306" calcext:value-type="float">
            <text:p>1.25306</text:p>
          </table:table-cell>
          <table:table-cell office:value-type="float" office:value="0.000802046" calcext:value-type="float">
            <text:p>0.000802046</text:p>
          </table:table-cell>
          <table:table-cell/>
          <table:table-cell office:value-type="float" office:value="32.5758" calcext:value-type="float">
            <text:p>32.5758</text:p>
          </table:table-cell>
          <table:table-cell office:value-type="float" office:value="1.31037" calcext:value-type="float">
            <text:p>1.31037</text:p>
          </table:table-cell>
          <table:table-cell office:value-type="float" office:value="0.000813107" calcext:value-type="float">
            <text:p>0.000813107</text:p>
          </table:table-cell>
          <table:table-cell/>
          <table:table-cell office:value-type="float" office:value="34.0167" calcext:value-type="float">
            <text:p>34.0167</text:p>
          </table:table-cell>
          <table:table-cell office:value-type="float" office:value="1.29376" calcext:value-type="float">
            <text:p>1.29376</text:p>
          </table:table-cell>
          <table:table-cell office:value-type="float" office:value="0.00643243" calcext:value-type="float">
            <text:p>0.00643243</text:p>
          </table:table-cell>
          <table:table-cell/>
          <table:table-cell office:value-type="float" office:value="33.5119" calcext:value-type="float">
            <text:p>33.5119</text:p>
          </table:table-cell>
          <table:table-cell office:value-type="float" office:value="1.39657" calcext:value-type="float">
            <text:p>1.39657</text:p>
          </table:table-cell>
          <table:table-cell office:value-type="float" office:value="0.0584374" calcext:value-type="float">
            <text:p>0.0584374</text:p>
          </table:table-cell>
          <table:table-cell/>
          <table:table-cell office:value-type="float" office:value="31.5898" calcext:value-type="float">
            <text:p>31.5898</text:p>
          </table:table-cell>
          <table:table-cell office:value-type="float" office:value="1.44289" calcext:value-type="float">
            <text:p>1.44289</text:p>
          </table:table-cell>
          <table:table-cell office:value-type="float" office:value="0.570751" calcext:value-type="float">
            <text:p>0.570751</text:p>
          </table:table-cell>
        </table:table-row>
        <table:table-row table:style-name="ro1">
          <table:table-cell office:value-type="float" office:value="0.03998" calcext:value-type="float">
            <text:p>0.03998</text:p>
          </table:table-cell>
          <table:table-cell office:value-type="float" office:value="0" calcext:value-type="float">
            <text:p>0</text:p>
          </table:table-cell>
          <table:table-cell office:value-type="float" office:value="0.000468219" calcext:value-type="float">
            <text:p>0.000468219</text:p>
          </table:table-cell>
          <table:table-cell/>
          <table:table-cell office:value-type="float" office:value="32.3517" calcext:value-type="float">
            <text:p>32.3517</text:p>
          </table:table-cell>
          <table:table-cell office:value-type="float" office:value="1.13681" calcext:value-type="float">
            <text:p>1.13681</text:p>
          </table:table-cell>
          <table:table-cell office:value-type="float" office:value="0.000805192" calcext:value-type="float">
            <text:p>0.000805192</text:p>
          </table:table-cell>
          <table:table-cell/>
          <table:table-cell office:value-type="float" office:value="31.8051" calcext:value-type="float">
            <text:p>31.8051</text:p>
          </table:table-cell>
          <table:table-cell office:value-type="float" office:value="1.3961" calcext:value-type="float">
            <text:p>1.3961</text:p>
          </table:table-cell>
          <table:table-cell office:value-type="float" office:value="0.000805413" calcext:value-type="float">
            <text:p>0.000805413</text:p>
          </table:table-cell>
          <table:table-cell/>
          <table:table-cell office:value-type="float" office:value="33.7682" calcext:value-type="float">
            <text:p>33.7682</text:p>
          </table:table-cell>
          <table:table-cell office:value-type="float" office:value="1.39599" calcext:value-type="float">
            <text:p>1.39599</text:p>
          </table:table-cell>
          <table:table-cell office:value-type="float" office:value="0.000824809" calcext:value-type="float">
            <text:p>0.000824809</text:p>
          </table:table-cell>
          <table:table-cell/>
          <table:table-cell office:value-type="float" office:value="33.4935" calcext:value-type="float">
            <text:p>33.4935</text:p>
          </table:table-cell>
          <table:table-cell office:value-type="float" office:value="1.29313" calcext:value-type="float">
            <text:p>1.29313</text:p>
          </table:table-cell>
          <table:table-cell office:value-type="float" office:value="0.00640974" calcext:value-type="float">
            <text:p>0.00640974</text:p>
          </table:table-cell>
          <table:table-cell/>
          <table:table-cell office:value-type="float" office:value="34.8518" calcext:value-type="float">
            <text:p>34.8518</text:p>
          </table:table-cell>
          <table:table-cell office:value-type="float" office:value="1.19582" calcext:value-type="float">
            <text:p>1.19582</text:p>
          </table:table-cell>
          <table:table-cell office:value-type="float" office:value="0.0577954" calcext:value-type="float">
            <text:p>0.0577954</text:p>
          </table:table-cell>
          <table:table-cell/>
          <table:table-cell office:value-type="float" office:value="31.8449" calcext:value-type="float">
            <text:p>31.8449</text:p>
          </table:table-cell>
          <table:table-cell office:value-type="float" office:value="1.41667" calcext:value-type="float">
            <text:p>1.41667</text:p>
          </table:table-cell>
          <table:table-cell office:value-type="float" office:value="0.570023" calcext:value-type="float">
            <text:p>0.57002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533" calcext:value-type="float">
            <text:p>0.000475533</text:p>
          </table:table-cell>
          <table:table-cell/>
          <table:table-cell office:value-type="float" office:value="31.0884" calcext:value-type="float">
            <text:p>31.0884</text:p>
          </table:table-cell>
          <table:table-cell office:value-type="float" office:value="1.26985" calcext:value-type="float">
            <text:p>1.26985</text:p>
          </table:table-cell>
          <table:table-cell office:value-type="float" office:value="0.000802327" calcext:value-type="float">
            <text:p>0.000802327</text:p>
          </table:table-cell>
          <table:table-cell/>
          <table:table-cell office:value-type="float" office:value="30.1397" calcext:value-type="float">
            <text:p>30.1397</text:p>
          </table:table-cell>
          <table:table-cell office:value-type="float" office:value="1.45512" calcext:value-type="float">
            <text:p>1.45512</text:p>
          </table:table-cell>
          <table:table-cell office:value-type="float" office:value="0.000814359" calcext:value-type="float">
            <text:p>0.000814359</text:p>
          </table:table-cell>
          <table:table-cell/>
          <table:table-cell office:value-type="float" office:value="31.9926" calcext:value-type="float">
            <text:p>31.9926</text:p>
          </table:table-cell>
          <table:table-cell office:value-type="float" office:value="1.33522" calcext:value-type="float">
            <text:p>1.33522</text:p>
          </table:table-cell>
          <table:table-cell office:value-type="float" office:value="0.000820632" calcext:value-type="float">
            <text:p>0.000820632</text:p>
          </table:table-cell>
          <table:table-cell/>
          <table:table-cell office:value-type="float" office:value="34.1136" calcext:value-type="float">
            <text:p>34.1136</text:p>
          </table:table-cell>
          <table:table-cell office:value-type="float" office:value="1.31698" calcext:value-type="float">
            <text:p>1.31698</text:p>
          </table:table-cell>
          <table:table-cell office:value-type="float" office:value="0.00641323" calcext:value-type="float">
            <text:p>0.00641323</text:p>
          </table:table-cell>
          <table:table-cell/>
          <table:table-cell office:value-type="float" office:value="34.6389" calcext:value-type="float">
            <text:p>34.6389</text:p>
          </table:table-cell>
          <table:table-cell office:value-type="float" office:value="1.23596" calcext:value-type="float">
            <text:p>1.23596</text:p>
          </table:table-cell>
          <table:table-cell office:value-type="float" office:value="0.0583696" calcext:value-type="float">
            <text:p>0.0583696</text:p>
          </table:table-cell>
          <table:table-cell/>
          <table:table-cell office:value-type="float" office:value="33.6119" calcext:value-type="float">
            <text:p>33.6119</text:p>
          </table:table-cell>
          <table:table-cell office:value-type="float" office:value="1.33301" calcext:value-type="float">
            <text:p>1.33301</text:p>
          </table:table-cell>
          <table:table-cell office:value-type="float" office:value="0.588351" calcext:value-type="float">
            <text:p>0.58835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065" calcext:value-type="float">
            <text:p>0.000471065</text:p>
          </table:table-cell>
          <table:table-cell/>
          <table:table-cell office:value-type="float" office:value="31.204" calcext:value-type="float">
            <text:p>31.204</text:p>
          </table:table-cell>
          <table:table-cell office:value-type="float" office:value="1.3084" calcext:value-type="float">
            <text:p>1.3084</text:p>
          </table:table-cell>
          <table:table-cell office:value-type="float" office:value="0.000802738" calcext:value-type="float">
            <text:p>0.000802738</text:p>
          </table:table-cell>
          <table:table-cell/>
          <table:table-cell office:value-type="float" office:value="33.0543" calcext:value-type="float">
            <text:p>33.0543</text:p>
          </table:table-cell>
          <table:table-cell office:value-type="float" office:value="1.22546" calcext:value-type="float">
            <text:p>1.22546</text:p>
          </table:table-cell>
          <table:table-cell office:value-type="float" office:value="0.000799502" calcext:value-type="float">
            <text:p>0.000799502</text:p>
          </table:table-cell>
          <table:table-cell/>
          <table:table-cell office:value-type="float" office:value="33.1899" calcext:value-type="float">
            <text:p>33.1899</text:p>
          </table:table-cell>
          <table:table-cell office:value-type="float" office:value="1.17992" calcext:value-type="float">
            <text:p>1.17992</text:p>
          </table:table-cell>
          <table:table-cell office:value-type="float" office:value="0.000813148" calcext:value-type="float">
            <text:p>0.000813148</text:p>
          </table:table-cell>
          <table:table-cell/>
          <table:table-cell office:value-type="float" office:value="33.6367" calcext:value-type="float">
            <text:p>33.6367</text:p>
          </table:table-cell>
          <table:table-cell office:value-type="float" office:value="1.27334" calcext:value-type="float">
            <text:p>1.27334</text:p>
          </table:table-cell>
          <table:table-cell office:value-type="float" office:value="0.00645325" calcext:value-type="float">
            <text:p>0.00645325</text:p>
          </table:table-cell>
          <table:table-cell/>
          <table:table-cell office:value-type="float" office:value="32.5294" calcext:value-type="float">
            <text:p>32.5294</text:p>
          </table:table-cell>
          <table:table-cell office:value-type="float" office:value="1.39934" calcext:value-type="float">
            <text:p>1.39934</text:p>
          </table:table-cell>
          <table:table-cell office:value-type="float" office:value="0.0581578" calcext:value-type="float">
            <text:p>0.0581578</text:p>
          </table:table-cell>
          <table:table-cell/>
          <table:table-cell office:value-type="float" office:value="34.2059" calcext:value-type="float">
            <text:p>34.2059</text:p>
          </table:table-cell>
          <table:table-cell office:value-type="float" office:value="1.33194" calcext:value-type="float">
            <text:p>1.33194</text:p>
          </table:table-cell>
          <table:table-cell office:value-type="float" office:value="0.578814" calcext:value-type="float">
            <text:p>0.57881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804" calcext:value-type="float">
            <text:p>0.000470804</text:p>
          </table:table-cell>
          <table:table-cell/>
          <table:table-cell office:value-type="float" office:value="32.5018" calcext:value-type="float">
            <text:p>32.5018</text:p>
          </table:table-cell>
          <table:table-cell office:value-type="float" office:value="1.19664" calcext:value-type="float">
            <text:p>1.19664</text:p>
          </table:table-cell>
          <table:table-cell office:value-type="float" office:value="0.000799091" calcext:value-type="float">
            <text:p>0.000799091</text:p>
          </table:table-cell>
          <table:table-cell/>
          <table:table-cell office:value-type="float" office:value="33.2663" calcext:value-type="float">
            <text:p>33.2663</text:p>
          </table:table-cell>
          <table:table-cell office:value-type="float" office:value="1.2324" calcext:value-type="float">
            <text:p>1.2324</text:p>
          </table:table-cell>
          <table:table-cell office:value-type="float" office:value="0.000801095" calcext:value-type="float">
            <text:p>0.000801095</text:p>
          </table:table-cell>
          <table:table-cell/>
          <table:table-cell office:value-type="float" office:value="32.428" calcext:value-type="float">
            <text:p>32.428</text:p>
          </table:table-cell>
          <table:table-cell office:value-type="float" office:value="1.34079" calcext:value-type="float">
            <text:p>1.34079</text:p>
          </table:table-cell>
          <table:table-cell office:value-type="float" office:value="0.000812617" calcext:value-type="float">
            <text:p>0.000812617</text:p>
          </table:table-cell>
          <table:table-cell/>
          <table:table-cell office:value-type="float" office:value="35.0632" calcext:value-type="float">
            <text:p>35.0632</text:p>
          </table:table-cell>
          <table:table-cell office:value-type="float" office:value="1.27461" calcext:value-type="float">
            <text:p>1.27461</text:p>
          </table:table-cell>
          <table:table-cell office:value-type="float" office:value="0.00648622" calcext:value-type="float">
            <text:p>0.00648622</text:p>
          </table:table-cell>
          <table:table-cell/>
          <table:table-cell office:value-type="float" office:value="33.6005" calcext:value-type="float">
            <text:p>33.6005</text:p>
          </table:table-cell>
          <table:table-cell office:value-type="float" office:value="1.25321" calcext:value-type="float">
            <text:p>1.25321</text:p>
          </table:table-cell>
          <table:table-cell office:value-type="float" office:value="0.0578087" calcext:value-type="float">
            <text:p>0.0578087</text:p>
          </table:table-cell>
          <table:table-cell/>
          <table:table-cell office:value-type="float" office:value="32.5001" calcext:value-type="float">
            <text:p>32.5001</text:p>
          </table:table-cell>
          <table:table-cell office:value-type="float" office:value="1.55083" calcext:value-type="float">
            <text:p>1.55083</text:p>
          </table:table-cell>
          <table:table-cell office:value-type="float" office:value="0.581162" calcext:value-type="float">
            <text:p>0.58116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921" calcext:value-type="float">
            <text:p>0.000468921</text:p>
          </table:table-cell>
          <table:table-cell/>
          <table:table-cell office:value-type="float" office:value="32.3843" calcext:value-type="float">
            <text:p>32.3843</text:p>
          </table:table-cell>
          <table:table-cell office:value-type="float" office:value="1.11716" calcext:value-type="float">
            <text:p>1.11716</text:p>
          </table:table-cell>
          <table:table-cell office:value-type="float" office:value="0.000808418" calcext:value-type="float">
            <text:p>0.000808418</text:p>
          </table:table-cell>
          <table:table-cell/>
          <table:table-cell office:value-type="float" office:value="33.6174" calcext:value-type="float">
            <text:p>33.6174</text:p>
          </table:table-cell>
          <table:table-cell office:value-type="float" office:value="1.22331" calcext:value-type="float">
            <text:p>1.22331</text:p>
          </table:table-cell>
          <table:table-cell office:value-type="float" office:value="0.000801947" calcext:value-type="float">
            <text:p>0.000801947</text:p>
          </table:table-cell>
          <table:table-cell/>
          <table:table-cell office:value-type="float" office:value="32.0402" calcext:value-type="float">
            <text:p>32.0402</text:p>
          </table:table-cell>
          <table:table-cell office:value-type="float" office:value="1.26805" calcext:value-type="float">
            <text:p>1.26805</text:p>
          </table:table-cell>
          <table:table-cell office:value-type="float" office:value="0.000813177" calcext:value-type="float">
            <text:p>0.000813177</text:p>
          </table:table-cell>
          <table:table-cell/>
          <table:table-cell office:value-type="float" office:value="33.2923" calcext:value-type="float">
            <text:p>33.2923</text:p>
          </table:table-cell>
          <table:table-cell office:value-type="float" office:value="1.444" calcext:value-type="float">
            <text:p>1.444</text:p>
          </table:table-cell>
          <table:table-cell office:value-type="float" office:value="0.00643471" calcext:value-type="float">
            <text:p>0.00643471</text:p>
          </table:table-cell>
          <table:table-cell/>
          <table:table-cell office:value-type="float" office:value="33.7156" calcext:value-type="float">
            <text:p>33.7156</text:p>
          </table:table-cell>
          <table:table-cell office:value-type="float" office:value="1.36158" calcext:value-type="float">
            <text:p>1.36158</text:p>
          </table:table-cell>
          <table:table-cell office:value-type="float" office:value="0.0577129" calcext:value-type="float">
            <text:p>0.0577129</text:p>
          </table:table-cell>
          <table:table-cell/>
          <table:table-cell office:value-type="float" office:value="33.1754" calcext:value-type="float">
            <text:p>33.1754</text:p>
          </table:table-cell>
          <table:table-cell office:value-type="float" office:value="1.28236" calcext:value-type="float">
            <text:p>1.28236</text:p>
          </table:table-cell>
          <table:table-cell office:value-type="float" office:value="0.573681" calcext:value-type="float">
            <text:p>0.57368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934" calcext:value-type="float">
            <text:p>0.00047934</text:p>
          </table:table-cell>
          <table:table-cell/>
          <table:table-cell office:value-type="float" office:value="32.7824" calcext:value-type="float">
            <text:p>32.7824</text:p>
          </table:table-cell>
          <table:table-cell office:value-type="float" office:value="1.21434" calcext:value-type="float">
            <text:p>1.21434</text:p>
          </table:table-cell>
          <table:table-cell office:value-type="float" office:value="0.000804471" calcext:value-type="float">
            <text:p>0.000804471</text:p>
          </table:table-cell>
          <table:table-cell/>
          <table:table-cell office:value-type="float" office:value="33.2306" calcext:value-type="float">
            <text:p>33.2306</text:p>
          </table:table-cell>
          <table:table-cell office:value-type="float" office:value="1.19822" calcext:value-type="float">
            <text:p>1.19822</text:p>
          </table:table-cell>
          <table:table-cell office:value-type="float" office:value="0.000799672" calcext:value-type="float">
            <text:p>0.000799672</text:p>
          </table:table-cell>
          <table:table-cell/>
          <table:table-cell office:value-type="float" office:value="33.3241" calcext:value-type="float">
            <text:p>33.3241</text:p>
          </table:table-cell>
          <table:table-cell office:value-type="float" office:value="1.20512" calcext:value-type="float">
            <text:p>1.20512</text:p>
          </table:table-cell>
          <table:table-cell office:value-type="float" office:value="0.000823036" calcext:value-type="float">
            <text:p>0.000823036</text:p>
          </table:table-cell>
          <table:table-cell/>
          <table:table-cell office:value-type="float" office:value="32.1887" calcext:value-type="float">
            <text:p>32.1887</text:p>
          </table:table-cell>
          <table:table-cell office:value-type="float" office:value="1.36291" calcext:value-type="float">
            <text:p>1.36291</text:p>
          </table:table-cell>
          <table:table-cell office:value-type="float" office:value="0.00641547" calcext:value-type="float">
            <text:p>0.00641547</text:p>
          </table:table-cell>
          <table:table-cell/>
          <table:table-cell office:value-type="float" office:value="32.4427" calcext:value-type="float">
            <text:p>32.4427</text:p>
          </table:table-cell>
          <table:table-cell office:value-type="float" office:value="1.38406" calcext:value-type="float">
            <text:p>1.38406</text:p>
          </table:table-cell>
          <table:table-cell office:value-type="float" office:value="0.0578454" calcext:value-type="float">
            <text:p>0.0578454</text:p>
          </table:table-cell>
          <table:table-cell/>
          <table:table-cell office:value-type="float" office:value="32.0045" calcext:value-type="float">
            <text:p>32.0045</text:p>
          </table:table-cell>
          <table:table-cell office:value-type="float" office:value="1.56339" calcext:value-type="float">
            <text:p>1.56339</text:p>
          </table:table-cell>
          <table:table-cell office:value-type="float" office:value="0.574554" calcext:value-type="float">
            <text:p>0.57455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671" calcext:value-type="float">
            <text:p>0.000468671</text:p>
          </table:table-cell>
          <table:table-cell/>
          <table:table-cell office:value-type="float" office:value="31.2856" calcext:value-type="float">
            <text:p>31.2856</text:p>
          </table:table-cell>
          <table:table-cell office:value-type="float" office:value="1.31349" calcext:value-type="float">
            <text:p>1.31349</text:p>
          </table:table-cell>
          <table:table-cell office:value-type="float" office:value="0.00079856" calcext:value-type="float">
            <text:p>0.00079856</text:p>
          </table:table-cell>
          <table:table-cell/>
          <table:table-cell office:value-type="float" office:value="32.929" calcext:value-type="float">
            <text:p>32.929</text:p>
          </table:table-cell>
          <table:table-cell office:value-type="float" office:value="1.1695" calcext:value-type="float">
            <text:p>1.1695</text:p>
          </table:table-cell>
          <table:table-cell office:value-type="float" office:value="0.000798871" calcext:value-type="float">
            <text:p>0.000798871</text:p>
          </table:table-cell>
          <table:table-cell/>
          <table:table-cell office:value-type="float" office:value="33.4802" calcext:value-type="float">
            <text:p>33.4802</text:p>
          </table:table-cell>
          <table:table-cell office:value-type="float" office:value="1.30263" calcext:value-type="float">
            <text:p>1.30263</text:p>
          </table:table-cell>
          <table:table-cell office:value-type="float" office:value="0.000821042" calcext:value-type="float">
            <text:p>0.000821042</text:p>
          </table:table-cell>
          <table:table-cell/>
          <table:table-cell office:value-type="float" office:value="32.8907" calcext:value-type="float">
            <text:p>32.8907</text:p>
          </table:table-cell>
          <table:table-cell office:value-type="float" office:value="1.19936" calcext:value-type="float">
            <text:p>1.19936</text:p>
          </table:table-cell>
          <table:table-cell office:value-type="float" office:value="0.00643576" calcext:value-type="float">
            <text:p>0.00643576</text:p>
          </table:table-cell>
          <table:table-cell/>
          <table:table-cell office:value-type="float" office:value="33.975" calcext:value-type="float">
            <text:p>33.975</text:p>
          </table:table-cell>
          <table:table-cell office:value-type="float" office:value="1.21573" calcext:value-type="float">
            <text:p>1.21573</text:p>
          </table:table-cell>
          <table:table-cell office:value-type="float" office:value="0.058185" calcext:value-type="float">
            <text:p>0.058185</text:p>
          </table:table-cell>
          <table:table-cell/>
          <table:table-cell office:value-type="float" office:value="33.6097" calcext:value-type="float">
            <text:p>33.6097</text:p>
          </table:table-cell>
          <table:table-cell office:value-type="float" office:value="1.34996" calcext:value-type="float">
            <text:p>1.34996</text:p>
          </table:table-cell>
          <table:table-cell office:value-type="float" office:value="0.573061" calcext:value-type="float">
            <text:p>0.57306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38" calcext:value-type="float">
            <text:p>0.00046838</text:p>
          </table:table-cell>
          <table:table-cell/>
          <table:table-cell office:value-type="float" office:value="30.3346" calcext:value-type="float">
            <text:p>30.3346</text:p>
          </table:table-cell>
          <table:table-cell office:value-type="float" office:value="1.30435" calcext:value-type="float">
            <text:p>1.30435</text:p>
          </table:table-cell>
          <table:table-cell office:value-type="float" office:value="0.000797648" calcext:value-type="float">
            <text:p>0.000797648</text:p>
          </table:table-cell>
          <table:table-cell/>
          <table:table-cell office:value-type="float" office:value="32.2628" calcext:value-type="float">
            <text:p>32.2628</text:p>
          </table:table-cell>
          <table:table-cell office:value-type="float" office:value="1.28544" calcext:value-type="float">
            <text:p>1.28544</text:p>
          </table:table-cell>
          <table:table-cell office:value-type="float" office:value="0.000805704" calcext:value-type="float">
            <text:p>0.000805704</text:p>
          </table:table-cell>
          <table:table-cell/>
          <table:table-cell office:value-type="float" office:value="32.8463" calcext:value-type="float">
            <text:p>32.8463</text:p>
          </table:table-cell>
          <table:table-cell office:value-type="float" office:value="1.35612" calcext:value-type="float">
            <text:p>1.35612</text:p>
          </table:table-cell>
          <table:table-cell office:value-type="float" office:value="0.000823847" calcext:value-type="float">
            <text:p>0.000823847</text:p>
          </table:table-cell>
          <table:table-cell/>
          <table:table-cell office:value-type="float" office:value="35.3654" calcext:value-type="float">
            <text:p>35.3654</text:p>
          </table:table-cell>
          <table:table-cell office:value-type="float" office:value="1.24128" calcext:value-type="float">
            <text:p>1.24128</text:p>
          </table:table-cell>
          <table:table-cell office:value-type="float" office:value="0.00651501" calcext:value-type="float">
            <text:p>0.00651501</text:p>
          </table:table-cell>
          <table:table-cell/>
          <table:table-cell office:value-type="float" office:value="34.2701" calcext:value-type="float">
            <text:p>34.2701</text:p>
          </table:table-cell>
          <table:table-cell office:value-type="float" office:value="1.26131" calcext:value-type="float">
            <text:p>1.26131</text:p>
          </table:table-cell>
          <table:table-cell office:value-type="float" office:value="0.0586672" calcext:value-type="float">
            <text:p>0.0586672</text:p>
          </table:table-cell>
          <table:table-cell/>
          <table:table-cell office:value-type="float" office:value="32.3532" calcext:value-type="float">
            <text:p>32.3532</text:p>
          </table:table-cell>
          <table:table-cell office:value-type="float" office:value="1.36538" calcext:value-type="float">
            <text:p>1.36538</text:p>
          </table:table-cell>
          <table:table-cell office:value-type="float" office:value="0.565433" calcext:value-type="float">
            <text:p>0.56543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8888" calcext:value-type="float">
            <text:p>0.000488888</text:p>
          </table:table-cell>
          <table:table-cell/>
          <table:table-cell office:value-type="float" office:value="32.1363" calcext:value-type="float">
            <text:p>32.1363</text:p>
          </table:table-cell>
          <table:table-cell office:value-type="float" office:value="1.25208" calcext:value-type="float">
            <text:p>1.25208</text:p>
          </table:table-cell>
          <table:table-cell office:value-type="float" office:value="0.000803719" calcext:value-type="float">
            <text:p>0.000803719</text:p>
          </table:table-cell>
          <table:table-cell/>
          <table:table-cell office:value-type="float" office:value="31.2149" calcext:value-type="float">
            <text:p>31.2149</text:p>
          </table:table-cell>
          <table:table-cell office:value-type="float" office:value="1.38721" calcext:value-type="float">
            <text:p>1.38721</text:p>
          </table:table-cell>
          <table:table-cell office:value-type="float" office:value="0.000799411" calcext:value-type="float">
            <text:p>0.000799411</text:p>
          </table:table-cell>
          <table:table-cell/>
          <table:table-cell office:value-type="float" office:value="32.917" calcext:value-type="float">
            <text:p>32.917</text:p>
          </table:table-cell>
          <table:table-cell office:value-type="float" office:value="1.23486" calcext:value-type="float">
            <text:p>1.23486</text:p>
          </table:table-cell>
          <table:table-cell office:value-type="float" office:value="0.000835729" calcext:value-type="float">
            <text:p>0.000835729</text:p>
          </table:table-cell>
          <table:table-cell/>
          <table:table-cell office:value-type="float" office:value="33.8744" calcext:value-type="float">
            <text:p>33.8744</text:p>
          </table:table-cell>
          <table:table-cell office:value-type="float" office:value="1.35886" calcext:value-type="float">
            <text:p>1.35886</text:p>
          </table:table-cell>
          <table:table-cell office:value-type="float" office:value="0.00645075" calcext:value-type="float">
            <text:p>0.00645075</text:p>
          </table:table-cell>
          <table:table-cell/>
          <table:table-cell office:value-type="float" office:value="32.2556" calcext:value-type="float">
            <text:p>32.2556</text:p>
          </table:table-cell>
          <table:table-cell office:value-type="float" office:value="1.47298" calcext:value-type="float">
            <text:p>1.47298</text:p>
          </table:table-cell>
          <table:table-cell office:value-type="float" office:value="0.0576885" calcext:value-type="float">
            <text:p>0.0576885</text:p>
          </table:table-cell>
          <table:table-cell/>
          <table:table-cell office:value-type="float" office:value="32.4041" calcext:value-type="float">
            <text:p>32.4041</text:p>
          </table:table-cell>
          <table:table-cell office:value-type="float" office:value="1.38873" calcext:value-type="float">
            <text:p>1.38873</text:p>
          </table:table-cell>
          <table:table-cell office:value-type="float" office:value="0.58224" calcext:value-type="float">
            <text:p>0.58224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0504" calcext:value-type="float">
            <text:p>0.000470504</text:p>
          </table:table-cell>
          <table:table-cell/>
          <table:table-cell office:value-type="float" office:value="30.7816" calcext:value-type="float">
            <text:p>30.7816</text:p>
          </table:table-cell>
          <table:table-cell office:value-type="float" office:value="1.35747" calcext:value-type="float">
            <text:p>1.35747</text:p>
          </table:table-cell>
          <table:table-cell office:value-type="float" office:value="0.000794142" calcext:value-type="float">
            <text:p>0.000794142</text:p>
          </table:table-cell>
          <table:table-cell/>
          <table:table-cell office:value-type="float" office:value="33.1171" calcext:value-type="float">
            <text:p>33.1171</text:p>
          </table:table-cell>
          <table:table-cell office:value-type="float" office:value="1.34331" calcext:value-type="float">
            <text:p>1.34331</text:p>
          </table:table-cell>
          <table:table-cell office:value-type="float" office:value="0.000805002" calcext:value-type="float">
            <text:p>0.000805002</text:p>
          </table:table-cell>
          <table:table-cell/>
          <table:table-cell office:value-type="float" office:value="30.9439" calcext:value-type="float">
            <text:p>30.9439</text:p>
          </table:table-cell>
          <table:table-cell office:value-type="float" office:value="1.57658" calcext:value-type="float">
            <text:p>1.57658</text:p>
          </table:table-cell>
          <table:table-cell office:value-type="float" office:value="0.000823547" calcext:value-type="float">
            <text:p>0.000823547</text:p>
          </table:table-cell>
          <table:table-cell/>
          <table:table-cell office:value-type="float" office:value="32.0595" calcext:value-type="float">
            <text:p>32.0595</text:p>
          </table:table-cell>
          <table:table-cell office:value-type="float" office:value="1.31622" calcext:value-type="float">
            <text:p>1.31622</text:p>
          </table:table-cell>
          <table:table-cell office:value-type="float" office:value="0.00642307" calcext:value-type="float">
            <text:p>0.00642307</text:p>
          </table:table-cell>
          <table:table-cell/>
          <table:table-cell office:value-type="float" office:value="33.9913" calcext:value-type="float">
            <text:p>33.9913</text:p>
          </table:table-cell>
          <table:table-cell office:value-type="float" office:value="1.26106" calcext:value-type="float">
            <text:p>1.26106</text:p>
          </table:table-cell>
          <table:table-cell office:value-type="float" office:value="0.0576143" calcext:value-type="float">
            <text:p>0.0576143</text:p>
          </table:table-cell>
          <table:table-cell/>
          <table:table-cell office:value-type="float" office:value="32.7792" calcext:value-type="float">
            <text:p>32.7792</text:p>
          </table:table-cell>
          <table:table-cell office:value-type="float" office:value="1.44415" calcext:value-type="float">
            <text:p>1.44415</text:p>
          </table:table-cell>
          <table:table-cell office:value-type="float" office:value="0.575452" calcext:value-type="float">
            <text:p>0.57545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175" calcext:value-type="float">
            <text:p>0.000471175</text:p>
          </table:table-cell>
          <table:table-cell/>
          <table:table-cell office:value-type="float" office:value="30.419" calcext:value-type="float">
            <text:p>30.419</text:p>
          </table:table-cell>
          <table:table-cell office:value-type="float" office:value="1.34751" calcext:value-type="float">
            <text:p>1.34751</text:p>
          </table:table-cell>
          <table:table-cell office:value-type="float" office:value="0.000802447" calcext:value-type="float">
            <text:p>0.000802447</text:p>
          </table:table-cell>
          <table:table-cell/>
          <table:table-cell office:value-type="float" office:value="31.7788" calcext:value-type="float">
            <text:p>31.7788</text:p>
          </table:table-cell>
          <table:table-cell office:value-type="float" office:value="1.25095" calcext:value-type="float">
            <text:p>1.25095</text:p>
          </table:table-cell>
          <table:table-cell office:value-type="float" office:value="0.000804651" calcext:value-type="float">
            <text:p>0.000804651</text:p>
          </table:table-cell>
          <table:table-cell/>
          <table:table-cell office:value-type="float" office:value="32.6157" calcext:value-type="float">
            <text:p>32.6157</text:p>
          </table:table-cell>
          <table:table-cell office:value-type="float" office:value="1.27389" calcext:value-type="float">
            <text:p>1.27389</text:p>
          </table:table-cell>
          <table:table-cell office:value-type="float" office:value="0.000814219" calcext:value-type="float">
            <text:p>0.000814219</text:p>
          </table:table-cell>
          <table:table-cell/>
          <table:table-cell office:value-type="float" office:value="35.106" calcext:value-type="float">
            <text:p>35.106</text:p>
          </table:table-cell>
          <table:table-cell office:value-type="float" office:value="1.25261" calcext:value-type="float">
            <text:p>1.25261</text:p>
          </table:table-cell>
          <table:table-cell office:value-type="float" office:value="0.00648281" calcext:value-type="float">
            <text:p>0.00648281</text:p>
          </table:table-cell>
          <table:table-cell/>
          <table:table-cell office:value-type="float" office:value="33.5066" calcext:value-type="float">
            <text:p>33.5066</text:p>
          </table:table-cell>
          <table:table-cell office:value-type="float" office:value="1.2635" calcext:value-type="float">
            <text:p>1.2635</text:p>
          </table:table-cell>
          <table:table-cell office:value-type="float" office:value="0.0578413" calcext:value-type="float">
            <text:p>0.0578413</text:p>
          </table:table-cell>
          <table:table-cell/>
          <table:table-cell office:value-type="float" office:value="34.8826" calcext:value-type="float">
            <text:p>34.8826</text:p>
          </table:table-cell>
          <table:table-cell office:value-type="float" office:value="1.24237" calcext:value-type="float">
            <text:p>1.24237</text:p>
          </table:table-cell>
          <table:table-cell office:value-type="float" office:value="0.579123" calcext:value-type="float">
            <text:p>0.57912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169" calcext:value-type="float">
            <text:p>0.000468169</text:p>
          </table:table-cell>
          <table:table-cell/>
          <table:table-cell office:value-type="float" office:value="30.6564" calcext:value-type="float">
            <text:p>30.6564</text:p>
          </table:table-cell>
          <table:table-cell office:value-type="float" office:value="1.4153" calcext:value-type="float">
            <text:p>1.4153</text:p>
          </table:table-cell>
          <table:table-cell office:value-type="float" office:value="0.000801907" calcext:value-type="float">
            <text:p>0.000801907</text:p>
          </table:table-cell>
          <table:table-cell/>
          <table:table-cell office:value-type="float" office:value="33.4676" calcext:value-type="float">
            <text:p>33.4676</text:p>
          </table:table-cell>
          <table:table-cell office:value-type="float" office:value="1.22478" calcext:value-type="float">
            <text:p>1.22478</text:p>
          </table:table-cell>
          <table:table-cell office:value-type="float" office:value="0.00080924" calcext:value-type="float">
            <text:p>0.00080924</text:p>
          </table:table-cell>
          <table:table-cell/>
          <table:table-cell office:value-type="float" office:value="32.658" calcext:value-type="float">
            <text:p>32.658</text:p>
          </table:table-cell>
          <table:table-cell office:value-type="float" office:value="1.29983" calcext:value-type="float">
            <text:p>1.29983</text:p>
          </table:table-cell>
          <table:table-cell office:value-type="float" office:value="0.000822765" calcext:value-type="float">
            <text:p>0.000822765</text:p>
          </table:table-cell>
          <table:table-cell/>
          <table:table-cell office:value-type="float" office:value="36.0576" calcext:value-type="float">
            <text:p>36.0576</text:p>
          </table:table-cell>
          <table:table-cell office:value-type="float" office:value="1.17158" calcext:value-type="float">
            <text:p>1.17158</text:p>
          </table:table-cell>
          <table:table-cell office:value-type="float" office:value="0.00653989" calcext:value-type="float">
            <text:p>0.00653989</text:p>
          </table:table-cell>
          <table:table-cell/>
          <table:table-cell office:value-type="float" office:value="33.4229" calcext:value-type="float">
            <text:p>33.4229</text:p>
          </table:table-cell>
          <table:table-cell office:value-type="float" office:value="1.32623" calcext:value-type="float">
            <text:p>1.32623</text:p>
          </table:table-cell>
          <table:table-cell office:value-type="float" office:value="0.0575062" calcext:value-type="float">
            <text:p>0.0575062</text:p>
          </table:table-cell>
          <table:table-cell/>
          <table:table-cell office:value-type="float" office:value="34.8703" calcext:value-type="float">
            <text:p>34.8703</text:p>
          </table:table-cell>
          <table:table-cell office:value-type="float" office:value="1.2944" calcext:value-type="float">
            <text:p>1.2944</text:p>
          </table:table-cell>
          <table:table-cell office:value-type="float" office:value="0.588765" calcext:value-type="float">
            <text:p>0.58876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613" calcext:value-type="float">
            <text:p>0.000475613</text:p>
          </table:table-cell>
          <table:table-cell/>
          <table:table-cell office:value-type="float" office:value="31.3202" calcext:value-type="float">
            <text:p>31.3202</text:p>
          </table:table-cell>
          <table:table-cell office:value-type="float" office:value="1.27673" calcext:value-type="float">
            <text:p>1.27673</text:p>
          </table:table-cell>
          <table:table-cell office:value-type="float" office:value="0.000801986" calcext:value-type="float">
            <text:p>0.000801986</text:p>
          </table:table-cell>
          <table:table-cell/>
          <table:table-cell office:value-type="float" office:value="30.8866" calcext:value-type="float">
            <text:p>30.8866</text:p>
          </table:table-cell>
          <table:table-cell office:value-type="float" office:value="1.50785" calcext:value-type="float">
            <text:p>1.50785</text:p>
          </table:table-cell>
          <table:table-cell office:value-type="float" office:value="0.000806585" calcext:value-type="float">
            <text:p>0.000806585</text:p>
          </table:table-cell>
          <table:table-cell/>
          <table:table-cell office:value-type="float" office:value="33.3407" calcext:value-type="float">
            <text:p>33.3407</text:p>
          </table:table-cell>
          <table:table-cell office:value-type="float" office:value="1.27823" calcext:value-type="float">
            <text:p>1.27823</text:p>
          </table:table-cell>
          <table:table-cell office:value-type="float" office:value="0.000823788" calcext:value-type="float">
            <text:p>0.000823788</text:p>
          </table:table-cell>
          <table:table-cell/>
          <table:table-cell office:value-type="float" office:value="35.1929" calcext:value-type="float">
            <text:p>35.1929</text:p>
          </table:table-cell>
          <table:table-cell office:value-type="float" office:value="1.27973" calcext:value-type="float">
            <text:p>1.27973</text:p>
          </table:table-cell>
          <table:table-cell office:value-type="float" office:value="0.00648564" calcext:value-type="float">
            <text:p>0.00648564</text:p>
          </table:table-cell>
          <table:table-cell/>
          <table:table-cell office:value-type="float" office:value="34.7304" calcext:value-type="float">
            <text:p>34.7304</text:p>
          </table:table-cell>
          <table:table-cell office:value-type="float" office:value="1.1349" calcext:value-type="float">
            <text:p>1.1349</text:p>
          </table:table-cell>
          <table:table-cell office:value-type="float" office:value="0.0584302" calcext:value-type="float">
            <text:p>0.0584302</text:p>
          </table:table-cell>
          <table:table-cell/>
          <table:table-cell office:value-type="float" office:value="33.7735" calcext:value-type="float">
            <text:p>33.7735</text:p>
          </table:table-cell>
          <table:table-cell office:value-type="float" office:value="1.31857" calcext:value-type="float">
            <text:p>1.31857</text:p>
          </table:table-cell>
          <table:table-cell office:value-type="float" office:value="0.578737" calcext:value-type="float">
            <text:p>0.57873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7849" calcext:value-type="float">
            <text:p>0.000467849</text:p>
          </table:table-cell>
          <table:table-cell/>
          <table:table-cell office:value-type="float" office:value="32.012" calcext:value-type="float">
            <text:p>32.012</text:p>
          </table:table-cell>
          <table:table-cell office:value-type="float" office:value="1.23608" calcext:value-type="float">
            <text:p>1.23608</text:p>
          </table:table-cell>
          <table:table-cell office:value-type="float" office:value="0.000805393" calcext:value-type="float">
            <text:p>0.000805393</text:p>
          </table:table-cell>
          <table:table-cell/>
          <table:table-cell office:value-type="float" office:value="32.6516" calcext:value-type="float">
            <text:p>32.6516</text:p>
          </table:table-cell>
          <table:table-cell office:value-type="float" office:value="1.37593" calcext:value-type="float">
            <text:p>1.37593</text:p>
          </table:table-cell>
          <table:table-cell office:value-type="float" office:value="0.000806384" calcext:value-type="float">
            <text:p>0.000806384</text:p>
          </table:table-cell>
          <table:table-cell/>
          <table:table-cell office:value-type="float" office:value="32.8037" calcext:value-type="float">
            <text:p>32.8037</text:p>
          </table:table-cell>
          <table:table-cell office:value-type="float" office:value="1.33957" calcext:value-type="float">
            <text:p>1.33957</text:p>
          </table:table-cell>
          <table:table-cell office:value-type="float" office:value="0.000821132" calcext:value-type="float">
            <text:p>0.000821132</text:p>
          </table:table-cell>
          <table:table-cell/>
          <table:table-cell office:value-type="float" office:value="32.7716" calcext:value-type="float">
            <text:p>32.7716</text:p>
          </table:table-cell>
          <table:table-cell office:value-type="float" office:value="1.31877" calcext:value-type="float">
            <text:p>1.31877</text:p>
          </table:table-cell>
          <table:table-cell office:value-type="float" office:value="0.00638792" calcext:value-type="float">
            <text:p>0.00638792</text:p>
          </table:table-cell>
          <table:table-cell/>
          <table:table-cell office:value-type="float" office:value="32.5795" calcext:value-type="float">
            <text:p>32.5795</text:p>
          </table:table-cell>
          <table:table-cell office:value-type="float" office:value="1.38611" calcext:value-type="float">
            <text:p>1.38611</text:p>
          </table:table-cell>
          <table:table-cell office:value-type="float" office:value="0.0576792" calcext:value-type="float">
            <text:p>0.0576792</text:p>
          </table:table-cell>
          <table:table-cell/>
          <table:table-cell office:value-type="float" office:value="32.1483" calcext:value-type="float">
            <text:p>32.1483</text:p>
          </table:table-cell>
          <table:table-cell office:value-type="float" office:value="1.46805" calcext:value-type="float">
            <text:p>1.46805</text:p>
          </table:table-cell>
          <table:table-cell office:value-type="float" office:value="0.563978" calcext:value-type="float">
            <text:p>0.56397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589" calcext:value-type="float">
            <text:p>0.000473589</text:p>
          </table:table-cell>
          <table:table-cell/>
          <table:table-cell office:value-type="float" office:value="31.6846" calcext:value-type="float">
            <text:p>31.6846</text:p>
          </table:table-cell>
          <table:table-cell office:value-type="float" office:value="1.19981" calcext:value-type="float">
            <text:p>1.19981</text:p>
          </table:table-cell>
          <table:table-cell office:value-type="float" office:value="0.000802628" calcext:value-type="float">
            <text:p>0.000802628</text:p>
          </table:table-cell>
          <table:table-cell/>
          <table:table-cell office:value-type="float" office:value="31.9733" calcext:value-type="float">
            <text:p>31.9733</text:p>
          </table:table-cell>
          <table:table-cell office:value-type="float" office:value="1.32416" calcext:value-type="float">
            <text:p>1.32416</text:p>
          </table:table-cell>
          <table:table-cell office:value-type="float" office:value="0.000797037" calcext:value-type="float">
            <text:p>0.000797037</text:p>
          </table:table-cell>
          <table:table-cell/>
          <table:table-cell office:value-type="float" office:value="34.9561" calcext:value-type="float">
            <text:p>34.9561</text:p>
          </table:table-cell>
          <table:table-cell office:value-type="float" office:value="1.15731" calcext:value-type="float">
            <text:p>1.15731</text:p>
          </table:table-cell>
          <table:table-cell office:value-type="float" office:value="0.000829458" calcext:value-type="float">
            <text:p>0.000829458</text:p>
          </table:table-cell>
          <table:table-cell/>
          <table:table-cell office:value-type="float" office:value="32.91" calcext:value-type="float">
            <text:p>32.91</text:p>
          </table:table-cell>
          <table:table-cell office:value-type="float" office:value="1.28036" calcext:value-type="float">
            <text:p>1.28036</text:p>
          </table:table-cell>
          <table:table-cell office:value-type="float" office:value="0.00634757" calcext:value-type="float">
            <text:p>0.00634757</text:p>
          </table:table-cell>
          <table:table-cell/>
          <table:table-cell office:value-type="float" office:value="33.049" calcext:value-type="float">
            <text:p>33.049</text:p>
          </table:table-cell>
          <table:table-cell office:value-type="float" office:value="1.2799" calcext:value-type="float">
            <text:p>1.2799</text:p>
          </table:table-cell>
          <table:table-cell office:value-type="float" office:value="0.0582076" calcext:value-type="float">
            <text:p>0.0582076</text:p>
          </table:table-cell>
          <table:table-cell/>
          <table:table-cell office:value-type="float" office:value="35.085" calcext:value-type="float">
            <text:p>35.085</text:p>
          </table:table-cell>
          <table:table-cell office:value-type="float" office:value="1.21011" calcext:value-type="float">
            <text:p>1.21011</text:p>
          </table:table-cell>
          <table:table-cell office:value-type="float" office:value="0.587641" calcext:value-type="float">
            <text:p>0.58764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858" calcext:value-type="float">
            <text:p>0.000467858</text:p>
          </table:table-cell>
          <table:table-cell/>
          <table:table-cell office:value-type="float" office:value="31.2254" calcext:value-type="float">
            <text:p>31.2254</text:p>
          </table:table-cell>
          <table:table-cell office:value-type="float" office:value="1.18503" calcext:value-type="float">
            <text:p>1.18503</text:p>
          </table:table-cell>
          <table:table-cell office:value-type="float" office:value="0.000802317" calcext:value-type="float">
            <text:p>0.000802317</text:p>
          </table:table-cell>
          <table:table-cell/>
          <table:table-cell office:value-type="float" office:value="33.4338" calcext:value-type="float">
            <text:p>33.4338</text:p>
          </table:table-cell>
          <table:table-cell office:value-type="float" office:value="1.30044" calcext:value-type="float">
            <text:p>1.30044</text:p>
          </table:table-cell>
          <table:table-cell office:value-type="float" office:value="0.000802617" calcext:value-type="float">
            <text:p>0.000802617</text:p>
          </table:table-cell>
          <table:table-cell/>
          <table:table-cell office:value-type="float" office:value="31.8682" calcext:value-type="float">
            <text:p>31.8682</text:p>
          </table:table-cell>
          <table:table-cell office:value-type="float" office:value="1.2888" calcext:value-type="float">
            <text:p>1.2888</text:p>
          </table:table-cell>
          <table:table-cell office:value-type="float" office:value="0.000811724" calcext:value-type="float">
            <text:p>0.000811724</text:p>
          </table:table-cell>
          <table:table-cell/>
          <table:table-cell office:value-type="float" office:value="32.4279" calcext:value-type="float">
            <text:p>32.4279</text:p>
          </table:table-cell>
          <table:table-cell office:value-type="float" office:value="1.38439" calcext:value-type="float">
            <text:p>1.38439</text:p>
          </table:table-cell>
          <table:table-cell office:value-type="float" office:value="0.00637074" calcext:value-type="float">
            <text:p>0.00637074</text:p>
          </table:table-cell>
          <table:table-cell/>
          <table:table-cell office:value-type="float" office:value="33.788" calcext:value-type="float">
            <text:p>33.788</text:p>
          </table:table-cell>
          <table:table-cell office:value-type="float" office:value="1.37988" calcext:value-type="float">
            <text:p>1.37988</text:p>
          </table:table-cell>
          <table:table-cell office:value-type="float" office:value="0.0587813" calcext:value-type="float">
            <text:p>0.0587813</text:p>
          </table:table-cell>
          <table:table-cell/>
          <table:table-cell office:value-type="float" office:value="33.524" calcext:value-type="float">
            <text:p>33.524</text:p>
          </table:table-cell>
          <table:table-cell office:value-type="float" office:value="1.36092" calcext:value-type="float">
            <text:p>1.36092</text:p>
          </table:table-cell>
          <table:table-cell office:value-type="float" office:value="0.578054" calcext:value-type="float">
            <text:p>0.57805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934" calcext:value-type="float">
            <text:p>0.000475934</text:p>
          </table:table-cell>
          <table:table-cell/>
          <table:table-cell office:value-type="float" office:value="33.1654" calcext:value-type="float">
            <text:p>33.1654</text:p>
          </table:table-cell>
          <table:table-cell office:value-type="float" office:value="1.11575" calcext:value-type="float">
            <text:p>1.11575</text:p>
          </table:table-cell>
          <table:table-cell office:value-type="float" office:value="0.000799592" calcext:value-type="float">
            <text:p>0.000799592</text:p>
          </table:table-cell>
          <table:table-cell/>
          <table:table-cell office:value-type="float" office:value="32.5839" calcext:value-type="float">
            <text:p>32.5839</text:p>
          </table:table-cell>
          <table:table-cell office:value-type="float" office:value="1.23038" calcext:value-type="float">
            <text:p>1.23038</text:p>
          </table:table-cell>
          <table:table-cell office:value-type="float" office:value="0.000822235" calcext:value-type="float">
            <text:p>0.000822235</text:p>
          </table:table-cell>
          <table:table-cell/>
          <table:table-cell office:value-type="float" office:value="31.8553" calcext:value-type="float">
            <text:p>31.8553</text:p>
          </table:table-cell>
          <table:table-cell office:value-type="float" office:value="1.27103" calcext:value-type="float">
            <text:p>1.27103</text:p>
          </table:table-cell>
          <table:table-cell office:value-type="float" office:value="0.000812536" calcext:value-type="float">
            <text:p>0.000812536</text:p>
          </table:table-cell>
          <table:table-cell/>
          <table:table-cell office:value-type="float" office:value="31.7252" calcext:value-type="float">
            <text:p>31.7252</text:p>
          </table:table-cell>
          <table:table-cell office:value-type="float" office:value="1.50262" calcext:value-type="float">
            <text:p>1.50262</text:p>
          </table:table-cell>
          <table:table-cell office:value-type="float" office:value="0.00638395" calcext:value-type="float">
            <text:p>0.00638395</text:p>
          </table:table-cell>
          <table:table-cell/>
          <table:table-cell office:value-type="float" office:value="34.0137" calcext:value-type="float">
            <text:p>34.0137</text:p>
          </table:table-cell>
          <table:table-cell office:value-type="float" office:value="1.24459" calcext:value-type="float">
            <text:p>1.24459</text:p>
          </table:table-cell>
          <table:table-cell office:value-type="float" office:value="0.0578647" calcext:value-type="float">
            <text:p>0.0578647</text:p>
          </table:table-cell>
          <table:table-cell/>
          <table:table-cell office:value-type="float" office:value="32.7484" calcext:value-type="float">
            <text:p>32.7484</text:p>
          </table:table-cell>
          <table:table-cell office:value-type="float" office:value="1.35387" calcext:value-type="float">
            <text:p>1.35387</text:p>
          </table:table-cell>
          <table:table-cell office:value-type="float" office:value="0.570933" calcext:value-type="float">
            <text:p>0.57093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514" calcext:value-type="float">
            <text:p>0.000470514</text:p>
          </table:table-cell>
          <table:table-cell/>
          <table:table-cell office:value-type="float" office:value="32.4539" calcext:value-type="float">
            <text:p>32.4539</text:p>
          </table:table-cell>
          <table:table-cell office:value-type="float" office:value="1.28219" calcext:value-type="float">
            <text:p>1.28219</text:p>
          </table:table-cell>
          <table:table-cell office:value-type="float" office:value="0.000803439" calcext:value-type="float">
            <text:p>0.000803439</text:p>
          </table:table-cell>
          <table:table-cell/>
          <table:table-cell office:value-type="float" office:value="31.8916" calcext:value-type="float">
            <text:p>31.8916</text:p>
          </table:table-cell>
          <table:table-cell office:value-type="float" office:value="1.35279" calcext:value-type="float">
            <text:p>1.35279</text:p>
          </table:table-cell>
          <table:table-cell office:value-type="float" office:value="0.000801385" calcext:value-type="float">
            <text:p>0.000801385</text:p>
          </table:table-cell>
          <table:table-cell/>
          <table:table-cell office:value-type="float" office:value="32.3215" calcext:value-type="float">
            <text:p>32.3215</text:p>
          </table:table-cell>
          <table:table-cell office:value-type="float" office:value="1.43196" calcext:value-type="float">
            <text:p>1.43196</text:p>
          </table:table-cell>
          <table:table-cell office:value-type="float" office:value="0.000825611" calcext:value-type="float">
            <text:p>0.000825611</text:p>
          </table:table-cell>
          <table:table-cell/>
          <table:table-cell office:value-type="float" office:value="33.2991" calcext:value-type="float">
            <text:p>33.2991</text:p>
          </table:table-cell>
          <table:table-cell office:value-type="float" office:value="1.3756" calcext:value-type="float">
            <text:p>1.3756</text:p>
          </table:table-cell>
          <table:table-cell office:value-type="float" office:value="0.00643954" calcext:value-type="float">
            <text:p>0.00643954</text:p>
          </table:table-cell>
          <table:table-cell/>
          <table:table-cell office:value-type="float" office:value="34.0745" calcext:value-type="float">
            <text:p>34.0745</text:p>
          </table:table-cell>
          <table:table-cell office:value-type="float" office:value="1.34149" calcext:value-type="float">
            <text:p>1.34149</text:p>
          </table:table-cell>
          <table:table-cell office:value-type="float" office:value="0.0572447" calcext:value-type="float">
            <text:p>0.0572447</text:p>
          </table:table-cell>
          <table:table-cell/>
          <table:table-cell office:value-type="float" office:value="33.2145" calcext:value-type="float">
            <text:p>33.2145</text:p>
          </table:table-cell>
          <table:table-cell office:value-type="float" office:value="1.45809" calcext:value-type="float">
            <text:p>1.45809</text:p>
          </table:table-cell>
          <table:table-cell office:value-type="float" office:value="0.572943" calcext:value-type="float">
            <text:p>0.57294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425" calcext:value-type="float">
            <text:p>0.00047425</text:p>
          </table:table-cell>
          <table:table-cell/>
          <table:table-cell office:value-type="float" office:value="32.4574" calcext:value-type="float">
            <text:p>32.4574</text:p>
          </table:table-cell>
          <table:table-cell office:value-type="float" office:value="1.23308" calcext:value-type="float">
            <text:p>1.23308</text:p>
          </table:table-cell>
          <table:table-cell office:value-type="float" office:value="0.000797338" calcext:value-type="float">
            <text:p>0.000797338</text:p>
          </table:table-cell>
          <table:table-cell/>
          <table:table-cell office:value-type="float" office:value="30.1954" calcext:value-type="float">
            <text:p>30.1954</text:p>
          </table:table-cell>
          <table:table-cell office:value-type="float" office:value="1.49463" calcext:value-type="float">
            <text:p>1.49463</text:p>
          </table:table-cell>
          <table:table-cell office:value-type="float" office:value="0.000804972" calcext:value-type="float">
            <text:p>0.000804972</text:p>
          </table:table-cell>
          <table:table-cell/>
          <table:table-cell office:value-type="float" office:value="34.0527" calcext:value-type="float">
            <text:p>34.0527</text:p>
          </table:table-cell>
          <table:table-cell office:value-type="float" office:value="1.19584" calcext:value-type="float">
            <text:p>1.19584</text:p>
          </table:table-cell>
          <table:table-cell office:value-type="float" office:value="0.000817856" calcext:value-type="float">
            <text:p>0.000817856</text:p>
          </table:table-cell>
          <table:table-cell/>
          <table:table-cell office:value-type="float" office:value="33.855" calcext:value-type="float">
            <text:p>33.855</text:p>
          </table:table-cell>
          <table:table-cell office:value-type="float" office:value="1.29907" calcext:value-type="float">
            <text:p>1.29907</text:p>
          </table:table-cell>
          <table:table-cell office:value-type="float" office:value="0.00638869" calcext:value-type="float">
            <text:p>0.00638869</text:p>
          </table:table-cell>
          <table:table-cell/>
          <table:table-cell office:value-type="float" office:value="33.3348" calcext:value-type="float">
            <text:p>33.3348</text:p>
          </table:table-cell>
          <table:table-cell office:value-type="float" office:value="1.33535" calcext:value-type="float">
            <text:p>1.33535</text:p>
          </table:table-cell>
          <table:table-cell office:value-type="float" office:value="0.0584252" calcext:value-type="float">
            <text:p>0.0584252</text:p>
          </table:table-cell>
          <table:table-cell/>
          <table:table-cell office:value-type="float" office:value="34.1048" calcext:value-type="float">
            <text:p>34.1048</text:p>
          </table:table-cell>
          <table:table-cell office:value-type="float" office:value="1.1938" calcext:value-type="float">
            <text:p>1.1938</text:p>
          </table:table-cell>
          <table:table-cell office:value-type="float" office:value="0.580074" calcext:value-type="float">
            <text:p>0.58007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438" calcext:value-type="float">
            <text:p>0.000467438</text:p>
          </table:table-cell>
          <table:table-cell/>
          <table:table-cell office:value-type="float" office:value="30.2233" calcext:value-type="float">
            <text:p>30.2233</text:p>
          </table:table-cell>
          <table:table-cell office:value-type="float" office:value="1.38257" calcext:value-type="float">
            <text:p>1.38257</text:p>
          </table:table-cell>
          <table:table-cell office:value-type="float" office:value="0.000786597" calcext:value-type="float">
            <text:p>0.000786597</text:p>
          </table:table-cell>
          <table:table-cell/>
          <table:table-cell office:value-type="float" office:value="32.7149" calcext:value-type="float">
            <text:p>32.7149</text:p>
          </table:table-cell>
          <table:table-cell office:value-type="float" office:value="1.32965" calcext:value-type="float">
            <text:p>1.32965</text:p>
          </table:table-cell>
          <table:table-cell office:value-type="float" office:value="0.000798981" calcext:value-type="float">
            <text:p>0.000798981</text:p>
          </table:table-cell>
          <table:table-cell/>
          <table:table-cell office:value-type="float" office:value="32.3678" calcext:value-type="float">
            <text:p>32.3678</text:p>
          </table:table-cell>
          <table:table-cell office:value-type="float" office:value="1.26568" calcext:value-type="float">
            <text:p>1.26568</text:p>
          </table:table-cell>
          <table:table-cell office:value-type="float" office:value="0.000815982" calcext:value-type="float">
            <text:p>0.000815982</text:p>
          </table:table-cell>
          <table:table-cell/>
          <table:table-cell office:value-type="float" office:value="33.2244" calcext:value-type="float">
            <text:p>33.2244</text:p>
          </table:table-cell>
          <table:table-cell office:value-type="float" office:value="1.30935" calcext:value-type="float">
            <text:p>1.30935</text:p>
          </table:table-cell>
          <table:table-cell office:value-type="float" office:value="0.00636937" calcext:value-type="float">
            <text:p>0.00636937</text:p>
          </table:table-cell>
          <table:table-cell/>
          <table:table-cell office:value-type="float" office:value="32.4692" calcext:value-type="float">
            <text:p>32.4692</text:p>
          </table:table-cell>
          <table:table-cell office:value-type="float" office:value="1.4685" calcext:value-type="float">
            <text:p>1.4685</text:p>
          </table:table-cell>
          <table:table-cell office:value-type="float" office:value="0.0575252" calcext:value-type="float">
            <text:p>0.0575252</text:p>
          </table:table-cell>
          <table:table-cell/>
          <table:table-cell office:value-type="float" office:value="33.2917" calcext:value-type="float">
            <text:p>33.2917</text:p>
          </table:table-cell>
          <table:table-cell office:value-type="float" office:value="1.30494" calcext:value-type="float">
            <text:p>1.30494</text:p>
          </table:table-cell>
          <table:table-cell office:value-type="float" office:value="0.580184" calcext:value-type="float">
            <text:p>0.58018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809" calcext:value-type="float">
            <text:p>0.000473809</text:p>
          </table:table-cell>
          <table:table-cell/>
          <table:table-cell office:value-type="float" office:value="30.7622" calcext:value-type="float">
            <text:p>30.7622</text:p>
          </table:table-cell>
          <table:table-cell office:value-type="float" office:value="1.29021" calcext:value-type="float">
            <text:p>1.29021</text:p>
          </table:table-cell>
          <table:table-cell office:value-type="float" office:value="0.000797017" calcext:value-type="float">
            <text:p>0.000797017</text:p>
          </table:table-cell>
          <table:table-cell/>
          <table:table-cell office:value-type="float" office:value="31.5851" calcext:value-type="float">
            <text:p>31.5851</text:p>
          </table:table-cell>
          <table:table-cell office:value-type="float" office:value="1.37605" calcext:value-type="float">
            <text:p>1.37605</text:p>
          </table:table-cell>
          <table:table-cell office:value-type="float" office:value="0.000802567" calcext:value-type="float">
            <text:p>0.000802567</text:p>
          </table:table-cell>
          <table:table-cell/>
          <table:table-cell office:value-type="float" office:value="31.6043" calcext:value-type="float">
            <text:p>31.6043</text:p>
          </table:table-cell>
          <table:table-cell office:value-type="float" office:value="1.3509" calcext:value-type="float">
            <text:p>1.3509</text:p>
          </table:table-cell>
          <table:table-cell office:value-type="float" office:value="0.000848884" calcext:value-type="float">
            <text:p>0.000848884</text:p>
          </table:table-cell>
          <table:table-cell/>
          <table:table-cell office:value-type="float" office:value="33.8689" calcext:value-type="float">
            <text:p>33.8689</text:p>
          </table:table-cell>
          <table:table-cell office:value-type="float" office:value="1.28487" calcext:value-type="float">
            <text:p>1.28487</text:p>
          </table:table-cell>
          <table:table-cell office:value-type="float" office:value="0.00649956" calcext:value-type="float">
            <text:p>0.00649956</text:p>
          </table:table-cell>
          <table:table-cell/>
          <table:table-cell office:value-type="float" office:value="32.5809" calcext:value-type="float">
            <text:p>32.5809</text:p>
          </table:table-cell>
          <table:table-cell office:value-type="float" office:value="1.28026" calcext:value-type="float">
            <text:p>1.28026</text:p>
          </table:table-cell>
          <table:table-cell office:value-type="float" office:value="0.0581778" calcext:value-type="float">
            <text:p>0.0581778</text:p>
          </table:table-cell>
          <table:table-cell/>
          <table:table-cell office:value-type="float" office:value="34.9161" calcext:value-type="float">
            <text:p>34.9161</text:p>
          </table:table-cell>
          <table:table-cell office:value-type="float" office:value="1.22703" calcext:value-type="float">
            <text:p>1.22703</text:p>
          </table:table-cell>
          <table:table-cell office:value-type="float" office:value="0.604864" calcext:value-type="float">
            <text:p>0.60486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4" calcext:value-type="float">
            <text:p>0.0004684</text:p>
          </table:table-cell>
          <table:table-cell/>
          <table:table-cell office:value-type="float" office:value="31.8801" calcext:value-type="float">
            <text:p>31.8801</text:p>
          </table:table-cell>
          <table:table-cell office:value-type="float" office:value="1.50991" calcext:value-type="float">
            <text:p>1.50991</text:p>
          </table:table-cell>
          <table:table-cell office:value-type="float" office:value="0.000804091" calcext:value-type="float">
            <text:p>0.000804091</text:p>
          </table:table-cell>
          <table:table-cell/>
          <table:table-cell office:value-type="float" office:value="33.0108" calcext:value-type="float">
            <text:p>33.0108</text:p>
          </table:table-cell>
          <table:table-cell office:value-type="float" office:value="1.33005" calcext:value-type="float">
            <text:p>1.33005</text:p>
          </table:table-cell>
          <table:table-cell office:value-type="float" office:value="0.000802608" calcext:value-type="float">
            <text:p>0.000802608</text:p>
          </table:table-cell>
          <table:table-cell/>
          <table:table-cell office:value-type="float" office:value="32.9177" calcext:value-type="float">
            <text:p>32.9177</text:p>
          </table:table-cell>
          <table:table-cell office:value-type="float" office:value="1.20649" calcext:value-type="float">
            <text:p>1.20649</text:p>
          </table:table-cell>
          <table:table-cell office:value-type="float" office:value="0.000818838" calcext:value-type="float">
            <text:p>0.000818838</text:p>
          </table:table-cell>
          <table:table-cell/>
          <table:table-cell office:value-type="float" office:value="33.5828" calcext:value-type="float">
            <text:p>33.5828</text:p>
          </table:table-cell>
          <table:table-cell office:value-type="float" office:value="1.34014" calcext:value-type="float">
            <text:p>1.34014</text:p>
          </table:table-cell>
          <table:table-cell office:value-type="float" office:value="0.00647988" calcext:value-type="float">
            <text:p>0.00647988</text:p>
          </table:table-cell>
          <table:table-cell/>
          <table:table-cell office:value-type="float" office:value="32.6919" calcext:value-type="float">
            <text:p>32.6919</text:p>
          </table:table-cell>
          <table:table-cell office:value-type="float" office:value="1.35182" calcext:value-type="float">
            <text:p>1.35182</text:p>
          </table:table-cell>
          <table:table-cell office:value-type="float" office:value="0.057611" calcext:value-type="float">
            <text:p>0.057611</text:p>
          </table:table-cell>
          <table:table-cell/>
          <table:table-cell office:value-type="float" office:value="32.484" calcext:value-type="float">
            <text:p>32.484</text:p>
          </table:table-cell>
          <table:table-cell office:value-type="float" office:value="1.46836" calcext:value-type="float">
            <text:p>1.46836</text:p>
          </table:table-cell>
          <table:table-cell office:value-type="float" office:value="0.578755" calcext:value-type="float">
            <text:p>0.57875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179" calcext:value-type="float">
            <text:p>0.000473179</text:p>
          </table:table-cell>
          <table:table-cell/>
          <table:table-cell office:value-type="float" office:value="29.8022" calcext:value-type="float">
            <text:p>29.8022</text:p>
          </table:table-cell>
          <table:table-cell office:value-type="float" office:value="1.33464" calcext:value-type="float">
            <text:p>1.33464</text:p>
          </table:table-cell>
          <table:table-cell office:value-type="float" office:value="0.000799121" calcext:value-type="float">
            <text:p>0.000799121</text:p>
          </table:table-cell>
          <table:table-cell/>
          <table:table-cell office:value-type="float" office:value="32.2229" calcext:value-type="float">
            <text:p>32.2229</text:p>
          </table:table-cell>
          <table:table-cell office:value-type="float" office:value="1.38697" calcext:value-type="float">
            <text:p>1.38697</text:p>
          </table:table-cell>
          <table:table-cell office:value-type="float" office:value="0.000801606" calcext:value-type="float">
            <text:p>0.000801606</text:p>
          </table:table-cell>
          <table:table-cell/>
          <table:table-cell office:value-type="float" office:value="34.0883" calcext:value-type="float">
            <text:p>34.0883</text:p>
          </table:table-cell>
          <table:table-cell office:value-type="float" office:value="1.19774" calcext:value-type="float">
            <text:p>1.19774</text:p>
          </table:table-cell>
          <table:table-cell office:value-type="float" office:value="0.000815542" calcext:value-type="float">
            <text:p>0.000815542</text:p>
          </table:table-cell>
          <table:table-cell/>
          <table:table-cell office:value-type="float" office:value="33.4019" calcext:value-type="float">
            <text:p>33.4019</text:p>
          </table:table-cell>
          <table:table-cell office:value-type="float" office:value="1.33549" calcext:value-type="float">
            <text:p>1.33549</text:p>
          </table:table-cell>
          <table:table-cell office:value-type="float" office:value="0.00637471" calcext:value-type="float">
            <text:p>0.00637471</text:p>
          </table:table-cell>
          <table:table-cell/>
          <table:table-cell office:value-type="float" office:value="32.4166" calcext:value-type="float">
            <text:p>32.4166</text:p>
          </table:table-cell>
          <table:table-cell office:value-type="float" office:value="1.56242" calcext:value-type="float">
            <text:p>1.56242</text:p>
          </table:table-cell>
          <table:table-cell office:value-type="float" office:value="0.0574147" calcext:value-type="float">
            <text:p>0.0574147</text:p>
          </table:table-cell>
          <table:table-cell/>
          <table:table-cell office:value-type="float" office:value="34.011" calcext:value-type="float">
            <text:p>34.011</text:p>
          </table:table-cell>
          <table:table-cell office:value-type="float" office:value="1.28998" calcext:value-type="float">
            <text:p>1.28998</text:p>
          </table:table-cell>
          <table:table-cell office:value-type="float" office:value="0.582134" calcext:value-type="float">
            <text:p>0.58213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919" calcext:value-type="float">
            <text:p>0.000467919</text:p>
          </table:table-cell>
          <table:table-cell/>
          <table:table-cell office:value-type="float" office:value="32.3357" calcext:value-type="float">
            <text:p>32.3357</text:p>
          </table:table-cell>
          <table:table-cell office:value-type="float" office:value="1.22125" calcext:value-type="float">
            <text:p>1.22125</text:p>
          </table:table-cell>
          <table:table-cell office:value-type="float" office:value="0.000800654" calcext:value-type="float">
            <text:p>0.000800654</text:p>
          </table:table-cell>
          <table:table-cell/>
          <table:table-cell office:value-type="float" office:value="31.8133" calcext:value-type="float">
            <text:p>31.8133</text:p>
          </table:table-cell>
          <table:table-cell office:value-type="float" office:value="1.38382" calcext:value-type="float">
            <text:p>1.38382</text:p>
          </table:table-cell>
          <table:table-cell office:value-type="float" office:value="0.000801195" calcext:value-type="float">
            <text:p>0.000801195</text:p>
          </table:table-cell>
          <table:table-cell/>
          <table:table-cell office:value-type="float" office:value="32.4556" calcext:value-type="float">
            <text:p>32.4556</text:p>
          </table:table-cell>
          <table:table-cell office:value-type="float" office:value="1.33826" calcext:value-type="float">
            <text:p>1.33826</text:p>
          </table:table-cell>
          <table:table-cell office:value-type="float" office:value="0.00082" calcext:value-type="float">
            <text:p>0.00082</text:p>
          </table:table-cell>
          <table:table-cell/>
          <table:table-cell office:value-type="float" office:value="32.5422" calcext:value-type="float">
            <text:p>32.5422</text:p>
          </table:table-cell>
          <table:table-cell office:value-type="float" office:value="1.38701" calcext:value-type="float">
            <text:p>1.38701</text:p>
          </table:table-cell>
          <table:table-cell office:value-type="float" office:value="0.00643159" calcext:value-type="float">
            <text:p>0.00643159</text:p>
          </table:table-cell>
          <table:table-cell/>
          <table:table-cell office:value-type="float" office:value="33.6275" calcext:value-type="float">
            <text:p>33.6275</text:p>
          </table:table-cell>
          <table:table-cell office:value-type="float" office:value="1.35681" calcext:value-type="float">
            <text:p>1.35681</text:p>
          </table:table-cell>
          <table:table-cell office:value-type="float" office:value="0.0577293" calcext:value-type="float">
            <text:p>0.0577293</text:p>
          </table:table-cell>
          <table:table-cell/>
          <table:table-cell office:value-type="float" office:value="31.4263" calcext:value-type="float">
            <text:p>31.4263</text:p>
          </table:table-cell>
          <table:table-cell office:value-type="float" office:value="1.65579" calcext:value-type="float">
            <text:p>1.65579</text:p>
          </table:table-cell>
          <table:table-cell office:value-type="float" office:value="0.569988" calcext:value-type="float">
            <text:p>0.569988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3951" calcext:value-type="float">
            <text:p>0.000473951</text:p>
          </table:table-cell>
          <table:table-cell/>
          <table:table-cell office:value-type="float" office:value="32.6183" calcext:value-type="float">
            <text:p>32.6183</text:p>
          </table:table-cell>
          <table:table-cell office:value-type="float" office:value="1.2" calcext:value-type="float">
            <text:p>1.2</text:p>
          </table:table-cell>
          <table:table-cell office:value-type="float" office:value="0.000813217" calcext:value-type="float">
            <text:p>0.000813217</text:p>
          </table:table-cell>
          <table:table-cell/>
          <table:table-cell office:value-type="float" office:value="34.0369" calcext:value-type="float">
            <text:p>34.0369</text:p>
          </table:table-cell>
          <table:table-cell office:value-type="float" office:value="1.11681" calcext:value-type="float">
            <text:p>1.11681</text:p>
          </table:table-cell>
          <table:table-cell office:value-type="float" office:value="0.000799" calcext:value-type="float">
            <text:p>0.000799</text:p>
          </table:table-cell>
          <table:table-cell/>
          <table:table-cell office:value-type="float" office:value="32.4044" calcext:value-type="float">
            <text:p>32.4044</text:p>
          </table:table-cell>
          <table:table-cell office:value-type="float" office:value="1.25303" calcext:value-type="float">
            <text:p>1.25303</text:p>
          </table:table-cell>
          <table:table-cell office:value-type="float" office:value="0.000817887" calcext:value-type="float">
            <text:p>0.000817887</text:p>
          </table:table-cell>
          <table:table-cell/>
          <table:table-cell office:value-type="float" office:value="33.0436" calcext:value-type="float">
            <text:p>33.0436</text:p>
          </table:table-cell>
          <table:table-cell office:value-type="float" office:value="1.27123" calcext:value-type="float">
            <text:p>1.27123</text:p>
          </table:table-cell>
          <table:table-cell office:value-type="float" office:value="0.00644971" calcext:value-type="float">
            <text:p>0.00644971</text:p>
          </table:table-cell>
          <table:table-cell/>
          <table:table-cell office:value-type="float" office:value="34.7963" calcext:value-type="float">
            <text:p>34.7963</text:p>
          </table:table-cell>
          <table:table-cell office:value-type="float" office:value="1.19157" calcext:value-type="float">
            <text:p>1.19157</text:p>
          </table:table-cell>
          <table:table-cell office:value-type="float" office:value="0.059173" calcext:value-type="float">
            <text:p>0.059173</text:p>
          </table:table-cell>
          <table:table-cell/>
          <table:table-cell office:value-type="float" office:value="33.6917" calcext:value-type="float">
            <text:p>33.6917</text:p>
          </table:table-cell>
          <table:table-cell office:value-type="float" office:value="1.26212" calcext:value-type="float">
            <text:p>1.26212</text:p>
          </table:table-cell>
          <table:table-cell office:value-type="float" office:value="0.573681" calcext:value-type="float">
            <text:p>0.57368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4822" calcext:value-type="float">
            <text:p>0.000474822</text:p>
          </table:table-cell>
          <table:table-cell/>
          <table:table-cell office:value-type="float" office:value="31.0804" calcext:value-type="float">
            <text:p>31.0804</text:p>
          </table:table-cell>
          <table:table-cell office:value-type="float" office:value="1.32959" calcext:value-type="float">
            <text:p>1.32959</text:p>
          </table:table-cell>
          <table:table-cell office:value-type="float" office:value="0.000796696" calcext:value-type="float">
            <text:p>0.000796696</text:p>
          </table:table-cell>
          <table:table-cell/>
          <table:table-cell office:value-type="float" office:value="33.6548" calcext:value-type="float">
            <text:p>33.6548</text:p>
          </table:table-cell>
          <table:table-cell office:value-type="float" office:value="1.15904" calcext:value-type="float">
            <text:p>1.15904</text:p>
          </table:table-cell>
          <table:table-cell office:value-type="float" office:value="0.000801776" calcext:value-type="float">
            <text:p>0.000801776</text:p>
          </table:table-cell>
          <table:table-cell/>
          <table:table-cell office:value-type="float" office:value="32.4098" calcext:value-type="float">
            <text:p>32.4098</text:p>
          </table:table-cell>
          <table:table-cell office:value-type="float" office:value="1.30597" calcext:value-type="float">
            <text:p>1.30597</text:p>
          </table:table-cell>
          <table:table-cell office:value-type="float" office:value="0.000816894" calcext:value-type="float">
            <text:p>0.000816894</text:p>
          </table:table-cell>
          <table:table-cell/>
          <table:table-cell office:value-type="float" office:value="31.9341" calcext:value-type="float">
            <text:p>31.9341</text:p>
          </table:table-cell>
          <table:table-cell office:value-type="float" office:value="1.41521" calcext:value-type="float">
            <text:p>1.41521</text:p>
          </table:table-cell>
          <table:table-cell office:value-type="float" office:value="0.006352" calcext:value-type="float">
            <text:p>0.006352</text:p>
          </table:table-cell>
          <table:table-cell/>
          <table:table-cell office:value-type="float" office:value="32.5768" calcext:value-type="float">
            <text:p>32.5768</text:p>
          </table:table-cell>
          <table:table-cell office:value-type="float" office:value="1.45665" calcext:value-type="float">
            <text:p>1.45665</text:p>
          </table:table-cell>
          <table:table-cell office:value-type="float" office:value="0.0576605" calcext:value-type="float">
            <text:p>0.0576605</text:p>
          </table:table-cell>
          <table:table-cell/>
          <table:table-cell office:value-type="float" office:value="34.1333" calcext:value-type="float">
            <text:p>34.1333</text:p>
          </table:table-cell>
          <table:table-cell office:value-type="float" office:value="1.20501" calcext:value-type="float">
            <text:p>1.20501</text:p>
          </table:table-cell>
          <table:table-cell office:value-type="float" office:value="0.584531" calcext:value-type="float">
            <text:p>0.58453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94138" calcext:value-type="float">
            <text:p>0.000494138</text:p>
          </table:table-cell>
          <table:table-cell/>
          <table:table-cell office:value-type="float" office:value="30.57" calcext:value-type="float">
            <text:p>30.57</text:p>
          </table:table-cell>
          <table:table-cell office:value-type="float" office:value="1.38683" calcext:value-type="float">
            <text:p>1.38683</text:p>
          </table:table-cell>
          <table:table-cell office:value-type="float" office:value="0.00079328" calcext:value-type="float">
            <text:p>0.00079328</text:p>
          </table:table-cell>
          <table:table-cell/>
          <table:table-cell office:value-type="float" office:value="30.3471" calcext:value-type="float">
            <text:p>30.3471</text:p>
          </table:table-cell>
          <table:table-cell office:value-type="float" office:value="1.38926" calcext:value-type="float">
            <text:p>1.38926</text:p>
          </table:table-cell>
          <table:table-cell office:value-type="float" office:value="0.000801426" calcext:value-type="float">
            <text:p>0.000801426</text:p>
          </table:table-cell>
          <table:table-cell/>
          <table:table-cell office:value-type="float" office:value="33.4155" calcext:value-type="float">
            <text:p>33.4155</text:p>
          </table:table-cell>
          <table:table-cell office:value-type="float" office:value="1.20096" calcext:value-type="float">
            <text:p>1.20096</text:p>
          </table:table-cell>
          <table:table-cell office:value-type="float" office:value="0.000815913" calcext:value-type="float">
            <text:p>0.000815913</text:p>
          </table:table-cell>
          <table:table-cell/>
          <table:table-cell office:value-type="float" office:value="32.7624" calcext:value-type="float">
            <text:p>32.7624</text:p>
          </table:table-cell>
          <table:table-cell office:value-type="float" office:value="1.31684" calcext:value-type="float">
            <text:p>1.31684</text:p>
          </table:table-cell>
          <table:table-cell office:value-type="float" office:value="0.00632507" calcext:value-type="float">
            <text:p>0.00632507</text:p>
          </table:table-cell>
          <table:table-cell/>
          <table:table-cell office:value-type="float" office:value="32.549" calcext:value-type="float">
            <text:p>32.549</text:p>
          </table:table-cell>
          <table:table-cell office:value-type="float" office:value="1.37422" calcext:value-type="float">
            <text:p>1.37422</text:p>
          </table:table-cell>
          <table:table-cell office:value-type="float" office:value="0.0576613" calcext:value-type="float">
            <text:p>0.0576613</text:p>
          </table:table-cell>
          <table:table-cell/>
          <table:table-cell office:value-type="float" office:value="33.8219" calcext:value-type="float">
            <text:p>33.8219</text:p>
          </table:table-cell>
          <table:table-cell office:value-type="float" office:value="1.34929" calcext:value-type="float">
            <text:p>1.34929</text:p>
          </table:table-cell>
          <table:table-cell office:value-type="float" office:value="0.584205" calcext:value-type="float">
            <text:p>0.58420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7958" calcext:value-type="float">
            <text:p>0.000477958</text:p>
          </table:table-cell>
          <table:table-cell/>
          <table:table-cell office:value-type="float" office:value="32.4905" calcext:value-type="float">
            <text:p>32.4905</text:p>
          </table:table-cell>
          <table:table-cell office:value-type="float" office:value="1.1991" calcext:value-type="float">
            <text:p>1.1991</text:p>
          </table:table-cell>
          <table:table-cell office:value-type="float" office:value="0.000805123" calcext:value-type="float">
            <text:p>0.000805123</text:p>
          </table:table-cell>
          <table:table-cell/>
          <table:table-cell office:value-type="float" office:value="32.3959" calcext:value-type="float">
            <text:p>32.3959</text:p>
          </table:table-cell>
          <table:table-cell office:value-type="float" office:value="1.37937" calcext:value-type="float">
            <text:p>1.37937</text:p>
          </table:table-cell>
          <table:table-cell office:value-type="float" office:value="0.000805543" calcext:value-type="float">
            <text:p>0.000805543</text:p>
          </table:table-cell>
          <table:table-cell/>
          <table:table-cell office:value-type="float" office:value="33.1897" calcext:value-type="float">
            <text:p>33.1897</text:p>
          </table:table-cell>
          <table:table-cell office:value-type="float" office:value="1.36954" calcext:value-type="float">
            <text:p>1.36954</text:p>
          </table:table-cell>
          <table:table-cell office:value-type="float" office:value="0.000817155" calcext:value-type="float">
            <text:p>0.000817155</text:p>
          </table:table-cell>
          <table:table-cell/>
          <table:table-cell office:value-type="float" office:value="34.5097" calcext:value-type="float">
            <text:p>34.5097</text:p>
          </table:table-cell>
          <table:table-cell office:value-type="float" office:value="1.20901" calcext:value-type="float">
            <text:p>1.20901</text:p>
          </table:table-cell>
          <table:table-cell office:value-type="float" office:value="0.00645536" calcext:value-type="float">
            <text:p>0.00645536</text:p>
          </table:table-cell>
          <table:table-cell/>
          <table:table-cell office:value-type="float" office:value="31.8964" calcext:value-type="float">
            <text:p>31.8964</text:p>
          </table:table-cell>
          <table:table-cell office:value-type="float" office:value="1.39963" calcext:value-type="float">
            <text:p>1.39963</text:p>
          </table:table-cell>
          <table:table-cell office:value-type="float" office:value="0.0577838" calcext:value-type="float">
            <text:p>0.0577838</text:p>
          </table:table-cell>
          <table:table-cell/>
          <table:table-cell office:value-type="float" office:value="33.4894" calcext:value-type="float">
            <text:p>33.4894</text:p>
          </table:table-cell>
          <table:table-cell office:value-type="float" office:value="1.3773" calcext:value-type="float">
            <text:p>1.3773</text:p>
          </table:table-cell>
          <table:table-cell office:value-type="float" office:value="0.581496" calcext:value-type="float">
            <text:p>0.58149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3318" calcext:value-type="float">
            <text:p>0.000483318</text:p>
          </table:table-cell>
          <table:table-cell/>
          <table:table-cell office:value-type="float" office:value="31.2313" calcext:value-type="float">
            <text:p>31.2313</text:p>
          </table:table-cell>
          <table:table-cell office:value-type="float" office:value="1.32052" calcext:value-type="float">
            <text:p>1.32052</text:p>
          </table:table-cell>
          <table:table-cell office:value-type="float" office:value="0.000800083" calcext:value-type="float">
            <text:p>0.000800083</text:p>
          </table:table-cell>
          <table:table-cell/>
          <table:table-cell office:value-type="float" office:value="32.0233" calcext:value-type="float">
            <text:p>32.0233</text:p>
          </table:table-cell>
          <table:table-cell office:value-type="float" office:value="1.40024" calcext:value-type="float">
            <text:p>1.40024</text:p>
          </table:table-cell>
          <table:table-cell office:value-type="float" office:value="0.00079878" calcext:value-type="float">
            <text:p>0.00079878</text:p>
          </table:table-cell>
          <table:table-cell/>
          <table:table-cell office:value-type="float" office:value="32.4306" calcext:value-type="float">
            <text:p>32.4306</text:p>
          </table:table-cell>
          <table:table-cell office:value-type="float" office:value="1.56298" calcext:value-type="float">
            <text:p>1.56298</text:p>
          </table:table-cell>
          <table:table-cell office:value-type="float" office:value="0.000823386" calcext:value-type="float">
            <text:p>0.000823386</text:p>
          </table:table-cell>
          <table:table-cell/>
          <table:table-cell office:value-type="float" office:value="33.2102" calcext:value-type="float">
            <text:p>33.2102</text:p>
          </table:table-cell>
          <table:table-cell office:value-type="float" office:value="1.30676" calcext:value-type="float">
            <text:p>1.30676</text:p>
          </table:table-cell>
          <table:table-cell office:value-type="float" office:value="0.0064367" calcext:value-type="float">
            <text:p>0.0064367</text:p>
          </table:table-cell>
          <table:table-cell/>
          <table:table-cell office:value-type="float" office:value="33.0646" calcext:value-type="float">
            <text:p>33.0646</text:p>
          </table:table-cell>
          <table:table-cell office:value-type="float" office:value="1.44007" calcext:value-type="float">
            <text:p>1.44007</text:p>
          </table:table-cell>
          <table:table-cell office:value-type="float" office:value="0.057751" calcext:value-type="float">
            <text:p>0.057751</text:p>
          </table:table-cell>
          <table:table-cell/>
          <table:table-cell office:value-type="float" office:value="33.6627" calcext:value-type="float">
            <text:p>33.6627</text:p>
          </table:table-cell>
          <table:table-cell office:value-type="float" office:value="1.25748" calcext:value-type="float">
            <text:p>1.25748</text:p>
          </table:table-cell>
          <table:table-cell office:value-type="float" office:value="0.578947" calcext:value-type="float">
            <text:p>0.57894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127" calcext:value-type="float">
            <text:p>0.000472127</text:p>
          </table:table-cell>
          <table:table-cell/>
          <table:table-cell office:value-type="float" office:value="31.0368" calcext:value-type="float">
            <text:p>31.0368</text:p>
          </table:table-cell>
          <table:table-cell office:value-type="float" office:value="1.34702" calcext:value-type="float">
            <text:p>1.34702</text:p>
          </table:table-cell>
          <table:table-cell office:value-type="float" office:value="0.000802166" calcext:value-type="float">
            <text:p>0.000802166</text:p>
          </table:table-cell>
          <table:table-cell/>
          <table:table-cell office:value-type="float" office:value="33.2703" calcext:value-type="float">
            <text:p>33.2703</text:p>
          </table:table-cell>
          <table:table-cell office:value-type="float" office:value="1.33865" calcext:value-type="float">
            <text:p>1.33865</text:p>
          </table:table-cell>
          <table:table-cell office:value-type="float" office:value="0.000800504" calcext:value-type="float">
            <text:p>0.000800504</text:p>
          </table:table-cell>
          <table:table-cell/>
          <table:table-cell office:value-type="float" office:value="32.9063" calcext:value-type="float">
            <text:p>32.9063</text:p>
          </table:table-cell>
          <table:table-cell office:value-type="float" office:value="1.34285" calcext:value-type="float">
            <text:p>1.34285</text:p>
          </table:table-cell>
          <table:table-cell office:value-type="float" office:value="0.000834958" calcext:value-type="float">
            <text:p>0.000834958</text:p>
          </table:table-cell>
          <table:table-cell/>
          <table:table-cell office:value-type="float" office:value="33.3482" calcext:value-type="float">
            <text:p>33.3482</text:p>
          </table:table-cell>
          <table:table-cell office:value-type="float" office:value="1.29554" calcext:value-type="float">
            <text:p>1.29554</text:p>
          </table:table-cell>
          <table:table-cell office:value-type="float" office:value="0.00643186" calcext:value-type="float">
            <text:p>0.00643186</text:p>
          </table:table-cell>
          <table:table-cell/>
          <table:table-cell office:value-type="float" office:value="33.3786" calcext:value-type="float">
            <text:p>33.3786</text:p>
          </table:table-cell>
          <table:table-cell office:value-type="float" office:value="1.28937" calcext:value-type="float">
            <text:p>1.28937</text:p>
          </table:table-cell>
          <table:table-cell office:value-type="float" office:value="0.0651517" calcext:value-type="float">
            <text:p>0.0651517</text:p>
          </table:table-cell>
          <table:table-cell/>
          <table:table-cell office:value-type="float" office:value="33.0696" calcext:value-type="float">
            <text:p>33.0696</text:p>
          </table:table-cell>
          <table:table-cell office:value-type="float" office:value="1.47916" calcext:value-type="float">
            <text:p>1.47916</text:p>
          </table:table-cell>
          <table:table-cell office:value-type="float" office:value="0.573462" calcext:value-type="float">
            <text:p>0.57346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76" calcext:value-type="float">
            <text:p>0.00046876</text:p>
          </table:table-cell>
          <table:table-cell/>
          <table:table-cell office:value-type="float" office:value="33.0534" calcext:value-type="float">
            <text:p>33.0534</text:p>
          </table:table-cell>
          <table:table-cell office:value-type="float" office:value="1.11468" calcext:value-type="float">
            <text:p>1.11468</text:p>
          </table:table-cell>
          <table:table-cell office:value-type="float" office:value="0.00078819" calcext:value-type="float">
            <text:p>0.00078819</text:p>
          </table:table-cell>
          <table:table-cell/>
          <table:table-cell office:value-type="float" office:value="33.8593" calcext:value-type="float">
            <text:p>33.8593</text:p>
          </table:table-cell>
          <table:table-cell office:value-type="float" office:value="1.1019" calcext:value-type="float">
            <text:p>1.1019</text:p>
          </table:table-cell>
          <table:table-cell office:value-type="float" office:value="0.000805773" calcext:value-type="float">
            <text:p>0.000805773</text:p>
          </table:table-cell>
          <table:table-cell/>
          <table:table-cell office:value-type="float" office:value="33.8075" calcext:value-type="float">
            <text:p>33.8075</text:p>
          </table:table-cell>
          <table:table-cell office:value-type="float" office:value="1.2739" calcext:value-type="float">
            <text:p>1.2739</text:p>
          </table:table-cell>
          <table:table-cell office:value-type="float" office:value="0.000841821" calcext:value-type="float">
            <text:p>0.000841821</text:p>
          </table:table-cell>
          <table:table-cell/>
          <table:table-cell office:value-type="float" office:value="33.7179" calcext:value-type="float">
            <text:p>33.7179</text:p>
          </table:table-cell>
          <table:table-cell office:value-type="float" office:value="1.29515" calcext:value-type="float">
            <text:p>1.29515</text:p>
          </table:table-cell>
          <table:table-cell office:value-type="float" office:value="0.00644344" calcext:value-type="float">
            <text:p>0.00644344</text:p>
          </table:table-cell>
          <table:table-cell/>
          <table:table-cell office:value-type="float" office:value="31.755" calcext:value-type="float">
            <text:p>31.755</text:p>
          </table:table-cell>
          <table:table-cell office:value-type="float" office:value="1.4797" calcext:value-type="float">
            <text:p>1.4797</text:p>
          </table:table-cell>
          <table:table-cell office:value-type="float" office:value="0.0572903" calcext:value-type="float">
            <text:p>0.0572903</text:p>
          </table:table-cell>
          <table:table-cell/>
          <table:table-cell office:value-type="float" office:value="34.9596" calcext:value-type="float">
            <text:p>34.9596</text:p>
          </table:table-cell>
          <table:table-cell office:value-type="float" office:value="1.31048" calcext:value-type="float">
            <text:p>1.31048</text:p>
          </table:table-cell>
          <table:table-cell office:value-type="float" office:value="0.582277" calcext:value-type="float">
            <text:p>0.582277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4862" calcext:value-type="float">
            <text:p>0.000474862</text:p>
          </table:table-cell>
          <table:table-cell/>
          <table:table-cell office:value-type="float" office:value="32.9132" calcext:value-type="float">
            <text:p>32.9132</text:p>
          </table:table-cell>
          <table:table-cell office:value-type="float" office:value="1.09913" calcext:value-type="float">
            <text:p>1.09913</text:p>
          </table:table-cell>
          <table:table-cell office:value-type="float" office:value="0.000810232" calcext:value-type="float">
            <text:p>0.000810232</text:p>
          </table:table-cell>
          <table:table-cell/>
          <table:table-cell office:value-type="float" office:value="32.0959" calcext:value-type="float">
            <text:p>32.0959</text:p>
          </table:table-cell>
          <table:table-cell office:value-type="float" office:value="1.2643" calcext:value-type="float">
            <text:p>1.2643</text:p>
          </table:table-cell>
          <table:table-cell office:value-type="float" office:value="0.000801375" calcext:value-type="float">
            <text:p>0.000801375</text:p>
          </table:table-cell>
          <table:table-cell/>
          <table:table-cell office:value-type="float" office:value="34.8135" calcext:value-type="float">
            <text:p>34.8135</text:p>
          </table:table-cell>
          <table:table-cell office:value-type="float" office:value="1.17379" calcext:value-type="float">
            <text:p>1.17379</text:p>
          </table:table-cell>
          <table:table-cell office:value-type="float" office:value="0.000821283" calcext:value-type="float">
            <text:p>0.000821283</text:p>
          </table:table-cell>
          <table:table-cell/>
          <table:table-cell office:value-type="float" office:value="33.239" calcext:value-type="float">
            <text:p>33.239</text:p>
          </table:table-cell>
          <table:table-cell office:value-type="float" office:value="1.32778" calcext:value-type="float">
            <text:p>1.32778</text:p>
          </table:table-cell>
          <table:table-cell office:value-type="float" office:value="0.006431" calcext:value-type="float">
            <text:p>0.006431</text:p>
          </table:table-cell>
          <table:table-cell/>
          <table:table-cell office:value-type="float" office:value="32.6207" calcext:value-type="float">
            <text:p>32.6207</text:p>
          </table:table-cell>
          <table:table-cell office:value-type="float" office:value="1.3672" calcext:value-type="float">
            <text:p>1.3672</text:p>
          </table:table-cell>
          <table:table-cell office:value-type="float" office:value="0.057578" calcext:value-type="float">
            <text:p>0.057578</text:p>
          </table:table-cell>
          <table:table-cell/>
          <table:table-cell office:value-type="float" office:value="33.7563" calcext:value-type="float">
            <text:p>33.7563</text:p>
          </table:table-cell>
          <table:table-cell office:value-type="float" office:value="1.32764" calcext:value-type="float">
            <text:p>1.32764</text:p>
          </table:table-cell>
          <table:table-cell office:value-type="float" office:value="0.575844" calcext:value-type="float">
            <text:p>0.57584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835" calcext:value-type="float">
            <text:p>0.000470835</text:p>
          </table:table-cell>
          <table:table-cell/>
          <table:table-cell office:value-type="float" office:value="30.5942" calcext:value-type="float">
            <text:p>30.5942</text:p>
          </table:table-cell>
          <table:table-cell office:value-type="float" office:value="1.33834" calcext:value-type="float">
            <text:p>1.33834</text:p>
          </table:table-cell>
          <table:table-cell office:value-type="float" office:value="0.000800414" calcext:value-type="float">
            <text:p>0.000800414</text:p>
          </table:table-cell>
          <table:table-cell/>
          <table:table-cell office:value-type="float" office:value="33.0997" calcext:value-type="float">
            <text:p>33.0997</text:p>
          </table:table-cell>
          <table:table-cell office:value-type="float" office:value="1.21569" calcext:value-type="float">
            <text:p>1.21569</text:p>
          </table:table-cell>
          <table:table-cell office:value-type="float" office:value="0.000806264" calcext:value-type="float">
            <text:p>0.000806264</text:p>
          </table:table-cell>
          <table:table-cell/>
          <table:table-cell office:value-type="float" office:value="32.9371" calcext:value-type="float">
            <text:p>32.9371</text:p>
          </table:table-cell>
          <table:table-cell office:value-type="float" office:value="1.41747" calcext:value-type="float">
            <text:p>1.41747</text:p>
          </table:table-cell>
          <table:table-cell office:value-type="float" office:value="0.000813869" calcext:value-type="float">
            <text:p>0.000813869</text:p>
          </table:table-cell>
          <table:table-cell/>
          <table:table-cell office:value-type="float" office:value="32.8983" calcext:value-type="float">
            <text:p>32.8983</text:p>
          </table:table-cell>
          <table:table-cell office:value-type="float" office:value="1.33965" calcext:value-type="float">
            <text:p>1.33965</text:p>
          </table:table-cell>
          <table:table-cell office:value-type="float" office:value="0.00643592" calcext:value-type="float">
            <text:p>0.00643592</text:p>
          </table:table-cell>
          <table:table-cell/>
          <table:table-cell office:value-type="float" office:value="34.1968" calcext:value-type="float">
            <text:p>34.1968</text:p>
          </table:table-cell>
          <table:table-cell office:value-type="float" office:value="1.22363" calcext:value-type="float">
            <text:p>1.22363</text:p>
          </table:table-cell>
          <table:table-cell office:value-type="float" office:value="0.0585542" calcext:value-type="float">
            <text:p>0.0585542</text:p>
          </table:table-cell>
          <table:table-cell/>
          <table:table-cell office:value-type="float" office:value="32.847" calcext:value-type="float">
            <text:p>32.847</text:p>
          </table:table-cell>
          <table:table-cell office:value-type="float" office:value="1.35892" calcext:value-type="float">
            <text:p>1.35892</text:p>
          </table:table-cell>
          <table:table-cell office:value-type="float" office:value="0.57823" calcext:value-type="float">
            <text:p>0.5782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387" calcext:value-type="float">
            <text:p>0.00047387</text:p>
          </table:table-cell>
          <table:table-cell/>
          <table:table-cell office:value-type="float" office:value="31.2381" calcext:value-type="float">
            <text:p>31.2381</text:p>
          </table:table-cell>
          <table:table-cell office:value-type="float" office:value="1.26625" calcext:value-type="float">
            <text:p>1.26625</text:p>
          </table:table-cell>
          <table:table-cell office:value-type="float" office:value="0.000800273" calcext:value-type="float">
            <text:p>0.000800273</text:p>
          </table:table-cell>
          <table:table-cell/>
          <table:table-cell office:value-type="float" office:value="33.5287" calcext:value-type="float">
            <text:p>33.5287</text:p>
          </table:table-cell>
          <table:table-cell office:value-type="float" office:value="1.2222" calcext:value-type="float">
            <text:p>1.2222</text:p>
          </table:table-cell>
          <table:table-cell office:value-type="float" office:value="0.000805743" calcext:value-type="float">
            <text:p>0.000805743</text:p>
          </table:table-cell>
          <table:table-cell/>
          <table:table-cell office:value-type="float" office:value="33.7806" calcext:value-type="float">
            <text:p>33.7806</text:p>
          </table:table-cell>
          <table:table-cell office:value-type="float" office:value="1.18002" calcext:value-type="float">
            <text:p>1.18002</text:p>
          </table:table-cell>
          <table:table-cell office:value-type="float" office:value="0.000809391" calcext:value-type="float">
            <text:p>0.000809391</text:p>
          </table:table-cell>
          <table:table-cell/>
          <table:table-cell office:value-type="float" office:value="32.7348" calcext:value-type="float">
            <text:p>32.7348</text:p>
          </table:table-cell>
          <table:table-cell office:value-type="float" office:value="1.39312" calcext:value-type="float">
            <text:p>1.39312</text:p>
          </table:table-cell>
          <table:table-cell office:value-type="float" office:value="0.00640306" calcext:value-type="float">
            <text:p>0.00640306</text:p>
          </table:table-cell>
          <table:table-cell/>
          <table:table-cell office:value-type="float" office:value="34.3814" calcext:value-type="float">
            <text:p>34.3814</text:p>
          </table:table-cell>
          <table:table-cell office:value-type="float" office:value="1.23524" calcext:value-type="float">
            <text:p>1.23524</text:p>
          </table:table-cell>
          <table:table-cell office:value-type="float" office:value="0.0582271" calcext:value-type="float">
            <text:p>0.0582271</text:p>
          </table:table-cell>
          <table:table-cell/>
          <table:table-cell office:value-type="float" office:value="33.8076" calcext:value-type="float">
            <text:p>33.8076</text:p>
          </table:table-cell>
          <table:table-cell office:value-type="float" office:value="1.29844" calcext:value-type="float">
            <text:p>1.29844</text:p>
          </table:table-cell>
          <table:table-cell office:value-type="float" office:value="0.581272" calcext:value-type="float">
            <text:p>0.58127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574" calcext:value-type="float">
            <text:p>0.000470574</text:p>
          </table:table-cell>
          <table:table-cell/>
          <table:table-cell office:value-type="float" office:value="31.8393" calcext:value-type="float">
            <text:p>31.8393</text:p>
          </table:table-cell>
          <table:table-cell office:value-type="float" office:value="1.2308" calcext:value-type="float">
            <text:p>1.2308</text:p>
          </table:table-cell>
          <table:table-cell office:value-type="float" office:value="0.000802427" calcext:value-type="float">
            <text:p>0.000802427</text:p>
          </table:table-cell>
          <table:table-cell/>
          <table:table-cell office:value-type="float" office:value="32.441" calcext:value-type="float">
            <text:p>32.441</text:p>
          </table:table-cell>
          <table:table-cell office:value-type="float" office:value="1.30833" calcext:value-type="float">
            <text:p>1.30833</text:p>
          </table:table-cell>
          <table:table-cell office:value-type="float" office:value="0.000798259" calcext:value-type="float">
            <text:p>0.000798259</text:p>
          </table:table-cell>
          <table:table-cell/>
          <table:table-cell office:value-type="float" office:value="33.114" calcext:value-type="float">
            <text:p>33.114</text:p>
          </table:table-cell>
          <table:table-cell office:value-type="float" office:value="1.34549" calcext:value-type="float">
            <text:p>1.34549</text:p>
          </table:table-cell>
          <table:table-cell office:value-type="float" office:value="0.000853243" calcext:value-type="float">
            <text:p>0.000853243</text:p>
          </table:table-cell>
          <table:table-cell/>
          <table:table-cell office:value-type="float" office:value="33.9369" calcext:value-type="float">
            <text:p>33.9369</text:p>
          </table:table-cell>
          <table:table-cell office:value-type="float" office:value="1.32895" calcext:value-type="float">
            <text:p>1.32895</text:p>
          </table:table-cell>
          <table:table-cell office:value-type="float" office:value="0.00642593" calcext:value-type="float">
            <text:p>0.00642593</text:p>
          </table:table-cell>
          <table:table-cell/>
          <table:table-cell office:value-type="float" office:value="33.073" calcext:value-type="float">
            <text:p>33.073</text:p>
          </table:table-cell>
          <table:table-cell office:value-type="float" office:value="1.3229" calcext:value-type="float">
            <text:p>1.3229</text:p>
          </table:table-cell>
          <table:table-cell office:value-type="float" office:value="0.0577838" calcext:value-type="float">
            <text:p>0.0577838</text:p>
          </table:table-cell>
          <table:table-cell/>
          <table:table-cell office:value-type="float" office:value="32.7582" calcext:value-type="float">
            <text:p>32.7582</text:p>
          </table:table-cell>
          <table:table-cell office:value-type="float" office:value="1.39064" calcext:value-type="float">
            <text:p>1.39064</text:p>
          </table:table-cell>
          <table:table-cell office:value-type="float" office:value="0.577939" calcext:value-type="float">
            <text:p>0.57793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004" calcext:value-type="float">
            <text:p>0.000476004</text:p>
          </table:table-cell>
          <table:table-cell/>
          <table:table-cell office:value-type="float" office:value="32.2412" calcext:value-type="float">
            <text:p>32.2412</text:p>
          </table:table-cell>
          <table:table-cell office:value-type="float" office:value="1.30737" calcext:value-type="float">
            <text:p>1.30737</text:p>
          </table:table-cell>
          <table:table-cell office:value-type="float" office:value="0.000796937" calcext:value-type="float">
            <text:p>0.000796937</text:p>
          </table:table-cell>
          <table:table-cell/>
          <table:table-cell office:value-type="float" office:value="32.9586" calcext:value-type="float">
            <text:p>32.9586</text:p>
          </table:table-cell>
          <table:table-cell office:value-type="float" office:value="1.57605" calcext:value-type="float">
            <text:p>1.57605</text:p>
          </table:table-cell>
          <table:table-cell office:value-type="float" office:value="0.000801605" calcext:value-type="float">
            <text:p>0.000801605</text:p>
          </table:table-cell>
          <table:table-cell/>
          <table:table-cell office:value-type="float" office:value="33.5069" calcext:value-type="float">
            <text:p>33.5069</text:p>
          </table:table-cell>
          <table:table-cell office:value-type="float" office:value="1.25671" calcext:value-type="float">
            <text:p>1.25671</text:p>
          </table:table-cell>
          <table:table-cell office:value-type="float" office:value="0.000823397" calcext:value-type="float">
            <text:p>0.000823397</text:p>
          </table:table-cell>
          <table:table-cell/>
          <table:table-cell office:value-type="float" office:value="33.6376" calcext:value-type="float">
            <text:p>33.6376</text:p>
          </table:table-cell>
          <table:table-cell office:value-type="float" office:value="1.45883" calcext:value-type="float">
            <text:p>1.45883</text:p>
          </table:table-cell>
          <table:table-cell office:value-type="float" office:value="0.00643414" calcext:value-type="float">
            <text:p>0.00643414</text:p>
          </table:table-cell>
          <table:table-cell/>
          <table:table-cell office:value-type="float" office:value="34.9061" calcext:value-type="float">
            <text:p>34.9061</text:p>
          </table:table-cell>
          <table:table-cell office:value-type="float" office:value="1.28916" calcext:value-type="float">
            <text:p>1.28916</text:p>
          </table:table-cell>
          <table:table-cell office:value-type="float" office:value="0.0585627" calcext:value-type="float">
            <text:p>0.0585627</text:p>
          </table:table-cell>
          <table:table-cell/>
          <table:table-cell office:value-type="float" office:value="33.5665" calcext:value-type="float">
            <text:p>33.5665</text:p>
          </table:table-cell>
          <table:table-cell office:value-type="float" office:value="1.26002" calcext:value-type="float">
            <text:p>1.26002</text:p>
          </table:table-cell>
          <table:table-cell office:value-type="float" office:value="0.595335" calcext:value-type="float">
            <text:p>0.595335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9683" calcext:value-type="float">
            <text:p>0.000469683</text:p>
          </table:table-cell>
          <table:table-cell/>
          <table:table-cell office:value-type="float" office:value="30.6687" calcext:value-type="float">
            <text:p>30.6687</text:p>
          </table:table-cell>
          <table:table-cell office:value-type="float" office:value="1.26498" calcext:value-type="float">
            <text:p>1.26498</text:p>
          </table:table-cell>
          <table:table-cell office:value-type="float" office:value="0.000800854" calcext:value-type="float">
            <text:p>0.000800854</text:p>
          </table:table-cell>
          <table:table-cell/>
          <table:table-cell office:value-type="float" office:value="30.9032" calcext:value-type="float">
            <text:p>30.9032</text:p>
          </table:table-cell>
          <table:table-cell office:value-type="float" office:value="1.40563" calcext:value-type="float">
            <text:p>1.40563</text:p>
          </table:table-cell>
          <table:table-cell office:value-type="float" office:value="0.000801325" calcext:value-type="float">
            <text:p>0.000801325</text:p>
          </table:table-cell>
          <table:table-cell/>
          <table:table-cell office:value-type="float" office:value="32.1195" calcext:value-type="float">
            <text:p>32.1195</text:p>
          </table:table-cell>
          <table:table-cell office:value-type="float" office:value="1.40808" calcext:value-type="float">
            <text:p>1.40808</text:p>
          </table:table-cell>
          <table:table-cell office:value-type="float" office:value="0.000819119" calcext:value-type="float">
            <text:p>0.000819119</text:p>
          </table:table-cell>
          <table:table-cell/>
          <table:table-cell office:value-type="float" office:value="34.6098" calcext:value-type="float">
            <text:p>34.6098</text:p>
          </table:table-cell>
          <table:table-cell office:value-type="float" office:value="1.20942" calcext:value-type="float">
            <text:p>1.20942</text:p>
          </table:table-cell>
          <table:table-cell office:value-type="float" office:value="0.00644673" calcext:value-type="float">
            <text:p>0.00644673</text:p>
          </table:table-cell>
          <table:table-cell/>
          <table:table-cell office:value-type="float" office:value="31.3851" calcext:value-type="float">
            <text:p>31.3851</text:p>
          </table:table-cell>
          <table:table-cell office:value-type="float" office:value="1.43447" calcext:value-type="float">
            <text:p>1.43447</text:p>
          </table:table-cell>
          <table:table-cell office:value-type="float" office:value="0.0566863" calcext:value-type="float">
            <text:p>0.0566863</text:p>
          </table:table-cell>
          <table:table-cell/>
          <table:table-cell office:value-type="float" office:value="32.6743" calcext:value-type="float">
            <text:p>32.6743</text:p>
          </table:table-cell>
          <table:table-cell office:value-type="float" office:value="1.43298" calcext:value-type="float">
            <text:p>1.43298</text:p>
          </table:table-cell>
          <table:table-cell office:value-type="float" office:value="0.584785" calcext:value-type="float">
            <text:p>0.584785</text:p>
          </table:table-cell>
        </table:table-row>
        <table:table-row table:style-name="ro1">
          <table:table-cell office:value-type="float" office:value="0.03998" calcext:value-type="float">
            <text:p>0.03998</text:p>
          </table:table-cell>
          <table:table-cell office:value-type="float" office:value="0" calcext:value-type="float">
            <text:p>0</text:p>
          </table:table-cell>
          <table:table-cell office:value-type="float" office:value="0.000470484" calcext:value-type="float">
            <text:p>0.000470484</text:p>
          </table:table-cell>
          <table:table-cell/>
          <table:table-cell office:value-type="float" office:value="32.8482" calcext:value-type="float">
            <text:p>32.8482</text:p>
          </table:table-cell>
          <table:table-cell office:value-type="float" office:value="1.21517" calcext:value-type="float">
            <text:p>1.21517</text:p>
          </table:table-cell>
          <table:table-cell office:value-type="float" office:value="0.000801415" calcext:value-type="float">
            <text:p>0.000801415</text:p>
          </table:table-cell>
          <table:table-cell/>
          <table:table-cell office:value-type="float" office:value="33.6572" calcext:value-type="float">
            <text:p>33.6572</text:p>
          </table:table-cell>
          <table:table-cell office:value-type="float" office:value="1.21387" calcext:value-type="float">
            <text:p>1.21387</text:p>
          </table:table-cell>
          <table:table-cell office:value-type="float" office:value="0.000796576" calcext:value-type="float">
            <text:p>0.000796576</text:p>
          </table:table-cell>
          <table:table-cell/>
          <table:table-cell office:value-type="float" office:value="33.7602" calcext:value-type="float">
            <text:p>33.7602</text:p>
          </table:table-cell>
          <table:table-cell office:value-type="float" office:value="1.18287" calcext:value-type="float">
            <text:p>1.18287</text:p>
          </table:table-cell>
          <table:table-cell office:value-type="float" office:value="0.000819339" calcext:value-type="float">
            <text:p>0.000819339</text:p>
          </table:table-cell>
          <table:table-cell/>
          <table:table-cell office:value-type="float" office:value="34.8225" calcext:value-type="float">
            <text:p>34.8225</text:p>
          </table:table-cell>
          <table:table-cell office:value-type="float" office:value="1.22995" calcext:value-type="float">
            <text:p>1.22995</text:p>
          </table:table-cell>
          <table:table-cell office:value-type="float" office:value="0.0065134" calcext:value-type="float">
            <text:p>0.0065134</text:p>
          </table:table-cell>
          <table:table-cell/>
          <table:table-cell office:value-type="float" office:value="33.3255" calcext:value-type="float">
            <text:p>33.3255</text:p>
          </table:table-cell>
          <table:table-cell office:value-type="float" office:value="1.28662" calcext:value-type="float">
            <text:p>1.28662</text:p>
          </table:table-cell>
          <table:table-cell office:value-type="float" office:value="0.0579586" calcext:value-type="float">
            <text:p>0.0579586</text:p>
          </table:table-cell>
          <table:table-cell/>
          <table:table-cell office:value-type="float" office:value="32.9609" calcext:value-type="float">
            <text:p>32.9609</text:p>
          </table:table-cell>
          <table:table-cell office:value-type="float" office:value="1.43221" calcext:value-type="float">
            <text:p>1.43221</text:p>
          </table:table-cell>
          <table:table-cell office:value-type="float" office:value="0.581691" calcext:value-type="float">
            <text:p>0.58169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41" calcext:value-type="float">
            <text:p>0.00046841</text:p>
          </table:table-cell>
          <table:table-cell/>
          <table:table-cell office:value-type="float" office:value="33.6914" calcext:value-type="float">
            <text:p>33.6914</text:p>
          </table:table-cell>
          <table:table-cell office:value-type="float" office:value="1.17805" calcext:value-type="float">
            <text:p>1.17805</text:p>
          </table:table-cell>
          <table:table-cell office:value-type="float" office:value="0.000794372" calcext:value-type="float">
            <text:p>0.000794372</text:p>
          </table:table-cell>
          <table:table-cell/>
          <table:table-cell office:value-type="float" office:value="33.9111" calcext:value-type="float">
            <text:p>33.9111</text:p>
          </table:table-cell>
          <table:table-cell office:value-type="float" office:value="1.24789" calcext:value-type="float">
            <text:p>1.24789</text:p>
          </table:table-cell>
          <table:table-cell office:value-type="float" office:value="0.000801987" calcext:value-type="float">
            <text:p>0.000801987</text:p>
          </table:table-cell>
          <table:table-cell/>
          <table:table-cell office:value-type="float" office:value="31.2767" calcext:value-type="float">
            <text:p>31.2767</text:p>
          </table:table-cell>
          <table:table-cell office:value-type="float" office:value="1.52035" calcext:value-type="float">
            <text:p>1.52035</text:p>
          </table:table-cell>
          <table:table-cell office:value-type="float" office:value="0.000813127" calcext:value-type="float">
            <text:p>0.000813127</text:p>
          </table:table-cell>
          <table:table-cell/>
          <table:table-cell office:value-type="float" office:value="34.2167" calcext:value-type="float">
            <text:p>34.2167</text:p>
          </table:table-cell>
          <table:table-cell office:value-type="float" office:value="1.23044" calcext:value-type="float">
            <text:p>1.23044</text:p>
          </table:table-cell>
          <table:table-cell office:value-type="float" office:value="0.00638829" calcext:value-type="float">
            <text:p>0.00638829</text:p>
          </table:table-cell>
          <table:table-cell/>
          <table:table-cell office:value-type="float" office:value="32.9167" calcext:value-type="float">
            <text:p>32.9167</text:p>
          </table:table-cell>
          <table:table-cell office:value-type="float" office:value="1.33737" calcext:value-type="float">
            <text:p>1.33737</text:p>
          </table:table-cell>
          <table:table-cell office:value-type="float" office:value="0.0582011" calcext:value-type="float">
            <text:p>0.0582011</text:p>
          </table:table-cell>
          <table:table-cell/>
          <table:table-cell office:value-type="float" office:value="32.9396" calcext:value-type="float">
            <text:p>32.9396</text:p>
          </table:table-cell>
          <table:table-cell office:value-type="float" office:value="1.42236" calcext:value-type="float">
            <text:p>1.42236</text:p>
          </table:table-cell>
          <table:table-cell office:value-type="float" office:value="0.582496" calcext:value-type="float">
            <text:p>0.58249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325" calcext:value-type="float">
            <text:p>0.000476325</text:p>
          </table:table-cell>
          <table:table-cell/>
          <table:table-cell office:value-type="float" office:value="30.8917" calcext:value-type="float">
            <text:p>30.8917</text:p>
          </table:table-cell>
          <table:table-cell office:value-type="float" office:value="1.36357" calcext:value-type="float">
            <text:p>1.36357</text:p>
          </table:table-cell>
          <table:table-cell office:value-type="float" office:value="0.000795955" calcext:value-type="float">
            <text:p>0.000795955</text:p>
          </table:table-cell>
          <table:table-cell/>
          <table:table-cell office:value-type="float" office:value="31.5389" calcext:value-type="float">
            <text:p>31.5389</text:p>
          </table:table-cell>
          <table:table-cell office:value-type="float" office:value="1.46111" calcext:value-type="float">
            <text:p>1.46111</text:p>
          </table:table-cell>
          <table:table-cell office:value-type="float" office:value="0.000804631" calcext:value-type="float">
            <text:p>0.000804631</text:p>
          </table:table-cell>
          <table:table-cell/>
          <table:table-cell office:value-type="float" office:value="33.0193" calcext:value-type="float">
            <text:p>33.0193</text:p>
          </table:table-cell>
          <table:table-cell office:value-type="float" office:value="1.22493" calcext:value-type="float">
            <text:p>1.22493</text:p>
          </table:table-cell>
          <table:table-cell office:value-type="float" office:value="0.000827204" calcext:value-type="float">
            <text:p>0.000827204</text:p>
          </table:table-cell>
          <table:table-cell/>
          <table:table-cell office:value-type="float" office:value="32.9976" calcext:value-type="float">
            <text:p>32.9976</text:p>
          </table:table-cell>
          <table:table-cell office:value-type="float" office:value="1.3336" calcext:value-type="float">
            <text:p>1.3336</text:p>
          </table:table-cell>
          <table:table-cell office:value-type="float" office:value="0.00638187" calcext:value-type="float">
            <text:p>0.00638187</text:p>
          </table:table-cell>
          <table:table-cell/>
          <table:table-cell office:value-type="float" office:value="32.29" calcext:value-type="float">
            <text:p>32.29</text:p>
          </table:table-cell>
          <table:table-cell office:value-type="float" office:value="1.46222" calcext:value-type="float">
            <text:p>1.46222</text:p>
          </table:table-cell>
          <table:table-cell office:value-type="float" office:value="0.0565068" calcext:value-type="float">
            <text:p>0.0565068</text:p>
          </table:table-cell>
          <table:table-cell/>
          <table:table-cell office:value-type="float" office:value="33.5098" calcext:value-type="float">
            <text:p>33.5098</text:p>
          </table:table-cell>
          <table:table-cell office:value-type="float" office:value="1.21133" calcext:value-type="float">
            <text:p>1.21133</text:p>
          </table:table-cell>
          <table:table-cell office:value-type="float" office:value="0.581063" calcext:value-type="float">
            <text:p>0.58106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979" calcext:value-type="float">
            <text:p>0.000467979</text:p>
          </table:table-cell>
          <table:table-cell/>
          <table:table-cell office:value-type="float" office:value="32.7228" calcext:value-type="float">
            <text:p>32.7228</text:p>
          </table:table-cell>
          <table:table-cell office:value-type="float" office:value="1.18831" calcext:value-type="float">
            <text:p>1.18831</text:p>
          </table:table-cell>
          <table:table-cell office:value-type="float" office:value="0.000795164" calcext:value-type="float">
            <text:p>0.000795164</text:p>
          </table:table-cell>
          <table:table-cell/>
          <table:table-cell office:value-type="float" office:value="32.5506" calcext:value-type="float">
            <text:p>32.5506</text:p>
          </table:table-cell>
          <table:table-cell office:value-type="float" office:value="1.26446" calcext:value-type="float">
            <text:p>1.26446</text:p>
          </table:table-cell>
          <table:table-cell office:value-type="float" office:value="0.000798781" calcext:value-type="float">
            <text:p>0.000798781</text:p>
          </table:table-cell>
          <table:table-cell/>
          <table:table-cell office:value-type="float" office:value="32.5342" calcext:value-type="float">
            <text:p>32.5342</text:p>
          </table:table-cell>
          <table:table-cell office:value-type="float" office:value="1.41687" calcext:value-type="float">
            <text:p>1.41687</text:p>
          </table:table-cell>
          <table:table-cell office:value-type="float" office:value="0.000834126" calcext:value-type="float">
            <text:p>0.000834126</text:p>
          </table:table-cell>
          <table:table-cell/>
          <table:table-cell office:value-type="float" office:value="32.5722" calcext:value-type="float">
            <text:p>32.5722</text:p>
          </table:table-cell>
          <table:table-cell office:value-type="float" office:value="1.25797" calcext:value-type="float">
            <text:p>1.25797</text:p>
          </table:table-cell>
          <table:table-cell office:value-type="float" office:value="0.00639937" calcext:value-type="float">
            <text:p>0.00639937</text:p>
          </table:table-cell>
          <table:table-cell/>
          <table:table-cell office:value-type="float" office:value="33.3987" calcext:value-type="float">
            <text:p>33.3987</text:p>
          </table:table-cell>
          <table:table-cell office:value-type="float" office:value="1.28038" calcext:value-type="float">
            <text:p>1.28038</text:p>
          </table:table-cell>
          <table:table-cell office:value-type="float" office:value="0.0579788" calcext:value-type="float">
            <text:p>0.0579788</text:p>
          </table:table-cell>
          <table:table-cell/>
          <table:table-cell office:value-type="float" office:value="33.2122" calcext:value-type="float">
            <text:p>33.2122</text:p>
          </table:table-cell>
          <table:table-cell office:value-type="float" office:value="1.33797" calcext:value-type="float">
            <text:p>1.33797</text:p>
          </table:table-cell>
          <table:table-cell office:value-type="float" office:value="0.586464" calcext:value-type="float">
            <text:p>0.58646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065" calcext:value-type="float">
            <text:p>0.000471065</text:p>
          </table:table-cell>
          <table:table-cell/>
          <table:table-cell office:value-type="float" office:value="32.8908" calcext:value-type="float">
            <text:p>32.8908</text:p>
          </table:table-cell>
          <table:table-cell office:value-type="float" office:value="1.16578" calcext:value-type="float">
            <text:p>1.16578</text:p>
          </table:table-cell>
          <table:table-cell office:value-type="float" office:value="0.000806825" calcext:value-type="float">
            <text:p>0.000806825</text:p>
          </table:table-cell>
          <table:table-cell/>
          <table:table-cell office:value-type="float" office:value="32.4517" calcext:value-type="float">
            <text:p>32.4517</text:p>
          </table:table-cell>
          <table:table-cell office:value-type="float" office:value="1.24057" calcext:value-type="float">
            <text:p>1.24057</text:p>
          </table:table-cell>
          <table:table-cell office:value-type="float" office:value="0.000802006" calcext:value-type="float">
            <text:p>0.000802006</text:p>
          </table:table-cell>
          <table:table-cell/>
          <table:table-cell office:value-type="float" office:value="32.6756" calcext:value-type="float">
            <text:p>32.6756</text:p>
          </table:table-cell>
          <table:table-cell office:value-type="float" office:value="1.23302" calcext:value-type="float">
            <text:p>1.23302</text:p>
          </table:table-cell>
          <table:table-cell office:value-type="float" office:value="0.00081986" calcext:value-type="float">
            <text:p>0.00081986</text:p>
          </table:table-cell>
          <table:table-cell/>
          <table:table-cell office:value-type="float" office:value="34.0717" calcext:value-type="float">
            <text:p>34.0717</text:p>
          </table:table-cell>
          <table:table-cell office:value-type="float" office:value="1.34352" calcext:value-type="float">
            <text:p>1.34352</text:p>
          </table:table-cell>
          <table:table-cell office:value-type="float" office:value="0.00642729" calcext:value-type="float">
            <text:p>0.00642729</text:p>
          </table:table-cell>
          <table:table-cell/>
          <table:table-cell office:value-type="float" office:value="33.0823" calcext:value-type="float">
            <text:p>33.0823</text:p>
          </table:table-cell>
          <table:table-cell office:value-type="float" office:value="1.42124" calcext:value-type="float">
            <text:p>1.42124</text:p>
          </table:table-cell>
          <table:table-cell office:value-type="float" office:value="0.0567488" calcext:value-type="float">
            <text:p>0.0567488</text:p>
          </table:table-cell>
          <table:table-cell/>
          <table:table-cell office:value-type="float" office:value="34.013" calcext:value-type="float">
            <text:p>34.013</text:p>
          </table:table-cell>
          <table:table-cell office:value-type="float" office:value="1.29836" calcext:value-type="float">
            <text:p>1.29836</text:p>
          </table:table-cell>
          <table:table-cell office:value-type="float" office:value="0.577036" calcext:value-type="float">
            <text:p>0.57703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738" calcext:value-type="float">
            <text:p>0.000472738</text:p>
          </table:table-cell>
          <table:table-cell/>
          <table:table-cell office:value-type="float" office:value="30.9548" calcext:value-type="float">
            <text:p>30.9548</text:p>
          </table:table-cell>
          <table:table-cell office:value-type="float" office:value="1.3286" calcext:value-type="float">
            <text:p>1.3286</text:p>
          </table:table-cell>
          <table:table-cell office:value-type="float" office:value="0.000799802" calcext:value-type="float">
            <text:p>0.000799802</text:p>
          </table:table-cell>
          <table:table-cell/>
          <table:table-cell office:value-type="float" office:value="32.7149" calcext:value-type="float">
            <text:p>32.7149</text:p>
          </table:table-cell>
          <table:table-cell office:value-type="float" office:value="1.26941" calcext:value-type="float">
            <text:p>1.26941</text:p>
          </table:table-cell>
          <table:table-cell office:value-type="float" office:value="0.000797758" calcext:value-type="float">
            <text:p>0.000797758</text:p>
          </table:table-cell>
          <table:table-cell/>
          <table:table-cell office:value-type="float" office:value="32.4662" calcext:value-type="float">
            <text:p>32.4662</text:p>
          </table:table-cell>
          <table:table-cell office:value-type="float" office:value="1.36034" calcext:value-type="float">
            <text:p>1.36034</text:p>
          </table:table-cell>
          <table:table-cell office:value-type="float" office:value="0.000823316" calcext:value-type="float">
            <text:p>0.000823316</text:p>
          </table:table-cell>
          <table:table-cell/>
          <table:table-cell office:value-type="float" office:value="31.5894" calcext:value-type="float">
            <text:p>31.5894</text:p>
          </table:table-cell>
          <table:table-cell office:value-type="float" office:value="1.41896" calcext:value-type="float">
            <text:p>1.41896</text:p>
          </table:table-cell>
          <table:table-cell office:value-type="float" office:value="0.00643551" calcext:value-type="float">
            <text:p>0.00643551</text:p>
          </table:table-cell>
          <table:table-cell/>
          <table:table-cell office:value-type="float" office:value="33.4404" calcext:value-type="float">
            <text:p>33.4404</text:p>
          </table:table-cell>
          <table:table-cell office:value-type="float" office:value="1.31407" calcext:value-type="float">
            <text:p>1.31407</text:p>
          </table:table-cell>
          <table:table-cell office:value-type="float" office:value="0.064409" calcext:value-type="float">
            <text:p>0.064409</text:p>
          </table:table-cell>
          <table:table-cell/>
          <table:table-cell office:value-type="float" office:value="32.0006" calcext:value-type="float">
            <text:p>32.0006</text:p>
          </table:table-cell>
          <table:table-cell office:value-type="float" office:value="1.40252" calcext:value-type="float">
            <text:p>1.40252</text:p>
          </table:table-cell>
          <table:table-cell office:value-type="float" office:value="0.566705" calcext:value-type="float">
            <text:p>0.56670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115" calcext:value-type="float">
            <text:p>0.000471115</text:p>
          </table:table-cell>
          <table:table-cell/>
          <table:table-cell office:value-type="float" office:value="30.7702" calcext:value-type="float">
            <text:p>30.7702</text:p>
          </table:table-cell>
          <table:table-cell office:value-type="float" office:value="1.25013" calcext:value-type="float">
            <text:p>1.25013</text:p>
          </table:table-cell>
          <table:table-cell office:value-type="float" office:value="0.00079876" calcext:value-type="float">
            <text:p>0.00079876</text:p>
          </table:table-cell>
          <table:table-cell/>
          <table:table-cell office:value-type="float" office:value="32.3416" calcext:value-type="float">
            <text:p>32.3416</text:p>
          </table:table-cell>
          <table:table-cell office:value-type="float" office:value="1.28873" calcext:value-type="float">
            <text:p>1.28873</text:p>
          </table:table-cell>
          <table:table-cell office:value-type="float" office:value="0.000803739" calcext:value-type="float">
            <text:p>0.000803739</text:p>
          </table:table-cell>
          <table:table-cell/>
          <table:table-cell office:value-type="float" office:value="30.7604" calcext:value-type="float">
            <text:p>30.7604</text:p>
          </table:table-cell>
          <table:table-cell office:value-type="float" office:value="1.46346" calcext:value-type="float">
            <text:p>1.46346</text:p>
          </table:table-cell>
          <table:table-cell office:value-type="float" office:value="0.000821523" calcext:value-type="float">
            <text:p>0.000821523</text:p>
          </table:table-cell>
          <table:table-cell/>
          <table:table-cell office:value-type="float" office:value="33.9462" calcext:value-type="float">
            <text:p>33.9462</text:p>
          </table:table-cell>
          <table:table-cell office:value-type="float" office:value="1.22476" calcext:value-type="float">
            <text:p>1.22476</text:p>
          </table:table-cell>
          <table:table-cell office:value-type="float" office:value="0.00643163" calcext:value-type="float">
            <text:p>0.00643163</text:p>
          </table:table-cell>
          <table:table-cell/>
          <table:table-cell office:value-type="float" office:value="32.6287" calcext:value-type="float">
            <text:p>32.6287</text:p>
          </table:table-cell>
          <table:table-cell office:value-type="float" office:value="1.34656" calcext:value-type="float">
            <text:p>1.34656</text:p>
          </table:table-cell>
          <table:table-cell office:value-type="float" office:value="0.0575525" calcext:value-type="float">
            <text:p>0.0575525</text:p>
          </table:table-cell>
          <table:table-cell/>
          <table:table-cell office:value-type="float" office:value="33.9667" calcext:value-type="float">
            <text:p>33.9667</text:p>
          </table:table-cell>
          <table:table-cell office:value-type="float" office:value="1.35761" calcext:value-type="float">
            <text:p>1.35761</text:p>
          </table:table-cell>
          <table:table-cell office:value-type="float" office:value="0.578333" calcext:value-type="float">
            <text:p>0.57833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405" calcext:value-type="float">
            <text:p>0.000471405</text:p>
          </table:table-cell>
          <table:table-cell/>
          <table:table-cell office:value-type="float" office:value="32.3236" calcext:value-type="float">
            <text:p>32.3236</text:p>
          </table:table-cell>
          <table:table-cell office:value-type="float" office:value="1.07545" calcext:value-type="float">
            <text:p>1.07545</text:p>
          </table:table-cell>
          <table:table-cell office:value-type="float" office:value="0.000795203" calcext:value-type="float">
            <text:p>0.000795203</text:p>
          </table:table-cell>
          <table:table-cell/>
          <table:table-cell office:value-type="float" office:value="32.7267" calcext:value-type="float">
            <text:p>32.7267</text:p>
          </table:table-cell>
          <table:table-cell office:value-type="float" office:value="1.20762" calcext:value-type="float">
            <text:p>1.20762</text:p>
          </table:table-cell>
          <table:table-cell office:value-type="float" office:value="0.000822395" calcext:value-type="float">
            <text:p>0.000822395</text:p>
          </table:table-cell>
          <table:table-cell/>
          <table:table-cell office:value-type="float" office:value="32.552" calcext:value-type="float">
            <text:p>32.552</text:p>
          </table:table-cell>
          <table:table-cell office:value-type="float" office:value="1.34805" calcext:value-type="float">
            <text:p>1.34805</text:p>
          </table:table-cell>
          <table:table-cell office:value-type="float" office:value="0.000821543" calcext:value-type="float">
            <text:p>0.000821543</text:p>
          </table:table-cell>
          <table:table-cell/>
          <table:table-cell office:value-type="float" office:value="33.985" calcext:value-type="float">
            <text:p>33.985</text:p>
          </table:table-cell>
          <table:table-cell office:value-type="float" office:value="1.27707" calcext:value-type="float">
            <text:p>1.27707</text:p>
          </table:table-cell>
          <table:table-cell office:value-type="float" office:value="0.00653034" calcext:value-type="float">
            <text:p>0.00653034</text:p>
          </table:table-cell>
          <table:table-cell/>
          <table:table-cell office:value-type="float" office:value="33.5927" calcext:value-type="float">
            <text:p>33.5927</text:p>
          </table:table-cell>
          <table:table-cell office:value-type="float" office:value="1.13803" calcext:value-type="float">
            <text:p>1.13803</text:p>
          </table:table-cell>
          <table:table-cell office:value-type="float" office:value="0.0588759" calcext:value-type="float">
            <text:p>0.0588759</text:p>
          </table:table-cell>
          <table:table-cell/>
          <table:table-cell office:value-type="float" office:value="32.8225" calcext:value-type="float">
            <text:p>32.8225</text:p>
          </table:table-cell>
          <table:table-cell office:value-type="float" office:value="1.30903" calcext:value-type="float">
            <text:p>1.30903</text:p>
          </table:table-cell>
          <table:table-cell office:value-type="float" office:value="0.578421" calcext:value-type="float">
            <text:p>0.57842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766" calcext:value-type="float">
            <text:p>0.000471766</text:p>
          </table:table-cell>
          <table:table-cell/>
          <table:table-cell office:value-type="float" office:value="31.4712" calcext:value-type="float">
            <text:p>31.4712</text:p>
          </table:table-cell>
          <table:table-cell office:value-type="float" office:value="1.36207" calcext:value-type="float">
            <text:p>1.36207</text:p>
          </table:table-cell>
          <table:table-cell office:value-type="float" office:value="0.000804942" calcext:value-type="float">
            <text:p>0.000804942</text:p>
          </table:table-cell>
          <table:table-cell/>
          <table:table-cell office:value-type="float" office:value="32.0991" calcext:value-type="float">
            <text:p>32.0991</text:p>
          </table:table-cell>
          <table:table-cell office:value-type="float" office:value="1.54077" calcext:value-type="float">
            <text:p>1.54077</text:p>
          </table:table-cell>
          <table:table-cell office:value-type="float" office:value="0.000805493" calcext:value-type="float">
            <text:p>0.000805493</text:p>
          </table:table-cell>
          <table:table-cell/>
          <table:table-cell office:value-type="float" office:value="33.0459" calcext:value-type="float">
            <text:p>33.0459</text:p>
          </table:table-cell>
          <table:table-cell office:value-type="float" office:value="1.2838" calcext:value-type="float">
            <text:p>1.2838</text:p>
          </table:table-cell>
          <table:table-cell office:value-type="float" office:value="0.000811173" calcext:value-type="float">
            <text:p>0.000811173</text:p>
          </table:table-cell>
          <table:table-cell/>
          <table:table-cell office:value-type="float" office:value="33.6854" calcext:value-type="float">
            <text:p>33.6854</text:p>
          </table:table-cell>
          <table:table-cell office:value-type="float" office:value="1.37449" calcext:value-type="float">
            <text:p>1.37449</text:p>
          </table:table-cell>
          <table:table-cell office:value-type="float" office:value="0.00641483" calcext:value-type="float">
            <text:p>0.00641483</text:p>
          </table:table-cell>
          <table:table-cell/>
          <table:table-cell office:value-type="float" office:value="32.8048" calcext:value-type="float">
            <text:p>32.8048</text:p>
          </table:table-cell>
          <table:table-cell office:value-type="float" office:value="1.44224" calcext:value-type="float">
            <text:p>1.44224</text:p>
          </table:table-cell>
          <table:table-cell office:value-type="float" office:value="0.0576749" calcext:value-type="float">
            <text:p>0.0576749</text:p>
          </table:table-cell>
          <table:table-cell/>
          <table:table-cell office:value-type="float" office:value="34.2222" calcext:value-type="float">
            <text:p>34.2222</text:p>
          </table:table-cell>
          <table:table-cell office:value-type="float" office:value="1.29987" calcext:value-type="float">
            <text:p>1.29987</text:p>
          </table:table-cell>
          <table:table-cell office:value-type="float" office:value="0.583428" calcext:value-type="float">
            <text:p>0.58342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909" calcext:value-type="float">
            <text:p>0.000467909</text:p>
          </table:table-cell>
          <table:table-cell/>
          <table:table-cell office:value-type="float" office:value="32.0232" calcext:value-type="float">
            <text:p>32.0232</text:p>
          </table:table-cell>
          <table:table-cell office:value-type="float" office:value="1.11109" calcext:value-type="float">
            <text:p>1.11109</text:p>
          </table:table-cell>
          <table:table-cell office:value-type="float" office:value="0.000801596" calcext:value-type="float">
            <text:p>0.000801596</text:p>
          </table:table-cell>
          <table:table-cell/>
          <table:table-cell office:value-type="float" office:value="30.9741" calcext:value-type="float">
            <text:p>30.9741</text:p>
          </table:table-cell>
          <table:table-cell office:value-type="float" office:value="1.34737" calcext:value-type="float">
            <text:p>1.34737</text:p>
          </table:table-cell>
          <table:table-cell office:value-type="float" office:value="0.000800895" calcext:value-type="float">
            <text:p>0.000800895</text:p>
          </table:table-cell>
          <table:table-cell/>
          <table:table-cell office:value-type="float" office:value="31.7202" calcext:value-type="float">
            <text:p>31.7202</text:p>
          </table:table-cell>
          <table:table-cell office:value-type="float" office:value="1.35468" calcext:value-type="float">
            <text:p>1.35468</text:p>
          </table:table-cell>
          <table:table-cell office:value-type="float" office:value="0.000824639" calcext:value-type="float">
            <text:p>0.000824639</text:p>
          </table:table-cell>
          <table:table-cell/>
          <table:table-cell office:value-type="float" office:value="33.3266" calcext:value-type="float">
            <text:p>33.3266</text:p>
          </table:table-cell>
          <table:table-cell office:value-type="float" office:value="1.2047" calcext:value-type="float">
            <text:p>1.2047</text:p>
          </table:table-cell>
          <table:table-cell office:value-type="float" office:value="0.0064088" calcext:value-type="float">
            <text:p>0.0064088</text:p>
          </table:table-cell>
          <table:table-cell/>
          <table:table-cell office:value-type="float" office:value="31.545" calcext:value-type="float">
            <text:p>31.545</text:p>
          </table:table-cell>
          <table:table-cell office:value-type="float" office:value="1.4292" calcext:value-type="float">
            <text:p>1.4292</text:p>
          </table:table-cell>
          <table:table-cell office:value-type="float" office:value="0.0580127" calcext:value-type="float">
            <text:p>0.0580127</text:p>
          </table:table-cell>
          <table:table-cell/>
          <table:table-cell office:value-type="float" office:value="32.587" calcext:value-type="float">
            <text:p>32.587</text:p>
          </table:table-cell>
          <table:table-cell office:value-type="float" office:value="1.37141" calcext:value-type="float">
            <text:p>1.37141</text:p>
          </table:table-cell>
          <table:table-cell office:value-type="float" office:value="0.573971" calcext:value-type="float">
            <text:p>0.57397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384" calcext:value-type="float">
            <text:p>0.000470384</text:p>
          </table:table-cell>
          <table:table-cell/>
          <table:table-cell office:value-type="float" office:value="31.507" calcext:value-type="float">
            <text:p>31.507</text:p>
          </table:table-cell>
          <table:table-cell office:value-type="float" office:value="1.21066" calcext:value-type="float">
            <text:p>1.21066</text:p>
          </table:table-cell>
          <table:table-cell office:value-type="float" office:value="0.000801996" calcext:value-type="float">
            <text:p>0.000801996</text:p>
          </table:table-cell>
          <table:table-cell/>
          <table:table-cell office:value-type="float" office:value="33.7076" calcext:value-type="float">
            <text:p>33.7076</text:p>
          </table:table-cell>
          <table:table-cell office:value-type="float" office:value="1.29765" calcext:value-type="float">
            <text:p>1.29765</text:p>
          </table:table-cell>
          <table:table-cell office:value-type="float" office:value="0.000805362" calcext:value-type="float">
            <text:p>0.000805362</text:p>
          </table:table-cell>
          <table:table-cell/>
          <table:table-cell office:value-type="float" office:value="34.0635" calcext:value-type="float">
            <text:p>34.0635</text:p>
          </table:table-cell>
          <table:table-cell office:value-type="float" office:value="1.32361" calcext:value-type="float">
            <text:p>1.32361</text:p>
          </table:table-cell>
          <table:table-cell office:value-type="float" office:value="0.000829007" calcext:value-type="float">
            <text:p>0.000829007</text:p>
          </table:table-cell>
          <table:table-cell/>
          <table:table-cell office:value-type="float" office:value="32.0278" calcext:value-type="float">
            <text:p>32.0278</text:p>
          </table:table-cell>
          <table:table-cell office:value-type="float" office:value="1.43017" calcext:value-type="float">
            <text:p>1.43017</text:p>
          </table:table-cell>
          <table:table-cell office:value-type="float" office:value="0.00645745" calcext:value-type="float">
            <text:p>0.00645745</text:p>
          </table:table-cell>
          <table:table-cell/>
          <table:table-cell office:value-type="float" office:value="35.5576" calcext:value-type="float">
            <text:p>35.5576</text:p>
          </table:table-cell>
          <table:table-cell office:value-type="float" office:value="1.06935" calcext:value-type="float">
            <text:p>1.06935</text:p>
          </table:table-cell>
          <table:table-cell office:value-type="float" office:value="0.059905" calcext:value-type="float">
            <text:p>0.059905</text:p>
          </table:table-cell>
          <table:table-cell/>
          <table:table-cell office:value-type="float" office:value="34.5598" calcext:value-type="float">
            <text:p>34.5598</text:p>
          </table:table-cell>
          <table:table-cell office:value-type="float" office:value="1.25337" calcext:value-type="float">
            <text:p>1.25337</text:p>
          </table:table-cell>
          <table:table-cell office:value-type="float" office:value="0.584802" calcext:value-type="float">
            <text:p>0.58480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297" calcext:value-type="float">
            <text:p>0.000472297</text:p>
          </table:table-cell>
          <table:table-cell/>
          <table:table-cell office:value-type="float" office:value="31.4487" calcext:value-type="float">
            <text:p>31.4487</text:p>
          </table:table-cell>
          <table:table-cell office:value-type="float" office:value="1.23815" calcext:value-type="float">
            <text:p>1.23815</text:p>
          </table:table-cell>
          <table:table-cell office:value-type="float" office:value="0.000800324" calcext:value-type="float">
            <text:p>0.000800324</text:p>
          </table:table-cell>
          <table:table-cell/>
          <table:table-cell office:value-type="float" office:value="32.7616" calcext:value-type="float">
            <text:p>32.7616</text:p>
          </table:table-cell>
          <table:table-cell office:value-type="float" office:value="1.26088" calcext:value-type="float">
            <text:p>1.26088</text:p>
          </table:table-cell>
          <table:table-cell office:value-type="float" office:value="0.000794543" calcext:value-type="float">
            <text:p>0.000794543</text:p>
          </table:table-cell>
          <table:table-cell/>
          <table:table-cell office:value-type="float" office:value="31.7559" calcext:value-type="float">
            <text:p>31.7559</text:p>
          </table:table-cell>
          <table:table-cell office:value-type="float" office:value="1.43372" calcext:value-type="float">
            <text:p>1.43372</text:p>
          </table:table-cell>
          <table:table-cell office:value-type="float" office:value="0.000824859" calcext:value-type="float">
            <text:p>0.000824859</text:p>
          </table:table-cell>
          <table:table-cell/>
          <table:table-cell office:value-type="float" office:value="33.8852" calcext:value-type="float">
            <text:p>33.8852</text:p>
          </table:table-cell>
          <table:table-cell office:value-type="float" office:value="1.37274" calcext:value-type="float">
            <text:p>1.37274</text:p>
          </table:table-cell>
          <table:table-cell office:value-type="float" office:value="0.0064143" calcext:value-type="float">
            <text:p>0.0064143</text:p>
          </table:table-cell>
          <table:table-cell/>
          <table:table-cell office:value-type="float" office:value="33.8699" calcext:value-type="float">
            <text:p>33.8699</text:p>
          </table:table-cell>
          <table:table-cell office:value-type="float" office:value="1.2729" calcext:value-type="float">
            <text:p>1.2729</text:p>
          </table:table-cell>
          <table:table-cell office:value-type="float" office:value="0.0584656" calcext:value-type="float">
            <text:p>0.0584656</text:p>
          </table:table-cell>
          <table:table-cell/>
          <table:table-cell office:value-type="float" office:value="32.1485" calcext:value-type="float">
            <text:p>32.1485</text:p>
          </table:table-cell>
          <table:table-cell office:value-type="float" office:value="1.41289" calcext:value-type="float">
            <text:p>1.41289</text:p>
          </table:table-cell>
          <table:table-cell office:value-type="float" office:value="0.581583" calcext:value-type="float">
            <text:p>0.58158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404" calcext:value-type="float">
            <text:p>0.000470404</text:p>
          </table:table-cell>
          <table:table-cell/>
          <table:table-cell office:value-type="float" office:value="32.43" calcext:value-type="float">
            <text:p>32.43</text:p>
          </table:table-cell>
          <table:table-cell office:value-type="float" office:value="1.16708" calcext:value-type="float">
            <text:p>1.16708</text:p>
          </table:table-cell>
          <table:table-cell office:value-type="float" office:value="0.000804601" calcext:value-type="float">
            <text:p>0.000804601</text:p>
          </table:table-cell>
          <table:table-cell/>
          <table:table-cell office:value-type="float" office:value="32.8146" calcext:value-type="float">
            <text:p>32.8146</text:p>
          </table:table-cell>
          <table:table-cell office:value-type="float" office:value="1.35325" calcext:value-type="float">
            <text:p>1.35325</text:p>
          </table:table-cell>
          <table:table-cell office:value-type="float" office:value="0.000801876" calcext:value-type="float">
            <text:p>0.000801876</text:p>
          </table:table-cell>
          <table:table-cell/>
          <table:table-cell office:value-type="float" office:value="33.0002" calcext:value-type="float">
            <text:p>33.0002</text:p>
          </table:table-cell>
          <table:table-cell office:value-type="float" office:value="1.33536" calcext:value-type="float">
            <text:p>1.33536</text:p>
          </table:table-cell>
          <table:table-cell office:value-type="float" office:value="0.000858713" calcext:value-type="float">
            <text:p>0.000858713</text:p>
          </table:table-cell>
          <table:table-cell/>
          <table:table-cell office:value-type="float" office:value="33.3913" calcext:value-type="float">
            <text:p>33.3913</text:p>
          </table:table-cell>
          <table:table-cell office:value-type="float" office:value="1.31929" calcext:value-type="float">
            <text:p>1.31929</text:p>
          </table:table-cell>
          <table:table-cell office:value-type="float" office:value="0.00645208" calcext:value-type="float">
            <text:p>0.00645208</text:p>
          </table:table-cell>
          <table:table-cell/>
          <table:table-cell office:value-type="float" office:value="32.7809" calcext:value-type="float">
            <text:p>32.7809</text:p>
          </table:table-cell>
          <table:table-cell office:value-type="float" office:value="1.42416" calcext:value-type="float">
            <text:p>1.42416</text:p>
          </table:table-cell>
          <table:table-cell office:value-type="float" office:value="0.0570089" calcext:value-type="float">
            <text:p>0.0570089</text:p>
          </table:table-cell>
          <table:table-cell/>
          <table:table-cell office:value-type="float" office:value="34.0204" calcext:value-type="float">
            <text:p>34.0204</text:p>
          </table:table-cell>
          <table:table-cell office:value-type="float" office:value="1.32559" calcext:value-type="float">
            <text:p>1.32559</text:p>
          </table:table-cell>
          <table:table-cell office:value-type="float" office:value="0.58296" calcext:value-type="float">
            <text:p>0.5829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438" calcext:value-type="float">
            <text:p>0.000467438</text:p>
          </table:table-cell>
          <table:table-cell/>
          <table:table-cell office:value-type="float" office:value="31.8353" calcext:value-type="float">
            <text:p>31.8353</text:p>
          </table:table-cell>
          <table:table-cell office:value-type="float" office:value="1.23095" calcext:value-type="float">
            <text:p>1.23095</text:p>
          </table:table-cell>
          <table:table-cell office:value-type="float" office:value="0.000794392" calcext:value-type="float">
            <text:p>0.000794392</text:p>
          </table:table-cell>
          <table:table-cell/>
          <table:table-cell office:value-type="float" office:value="32.1251" calcext:value-type="float">
            <text:p>32.1251</text:p>
          </table:table-cell>
          <table:table-cell office:value-type="float" office:value="1.29989" calcext:value-type="float">
            <text:p>1.29989</text:p>
          </table:table-cell>
          <table:table-cell office:value-type="float" office:value="0.000799431" calcext:value-type="float">
            <text:p>0.000799431</text:p>
          </table:table-cell>
          <table:table-cell/>
          <table:table-cell office:value-type="float" office:value="33.8511" calcext:value-type="float">
            <text:p>33.8511</text:p>
          </table:table-cell>
          <table:table-cell office:value-type="float" office:value="1.28477" calcext:value-type="float">
            <text:p>1.28477</text:p>
          </table:table-cell>
          <table:table-cell office:value-type="float" office:value="0.00083042" calcext:value-type="float">
            <text:p>0.00083042</text:p>
          </table:table-cell>
          <table:table-cell/>
          <table:table-cell office:value-type="float" office:value="33.7853" calcext:value-type="float">
            <text:p>33.7853</text:p>
          </table:table-cell>
          <table:table-cell office:value-type="float" office:value="1.28824" calcext:value-type="float">
            <text:p>1.28824</text:p>
          </table:table-cell>
          <table:table-cell office:value-type="float" office:value="0.0065009" calcext:value-type="float">
            <text:p>0.0065009</text:p>
          </table:table-cell>
          <table:table-cell/>
          <table:table-cell office:value-type="float" office:value="34.4086" calcext:value-type="float">
            <text:p>34.4086</text:p>
          </table:table-cell>
          <table:table-cell office:value-type="float" office:value="1.28905" calcext:value-type="float">
            <text:p>1.28905</text:p>
          </table:table-cell>
          <table:table-cell office:value-type="float" office:value="0.0583823" calcext:value-type="float">
            <text:p>0.0583823</text:p>
          </table:table-cell>
          <table:table-cell/>
          <table:table-cell office:value-type="float" office:value="32.581" calcext:value-type="float">
            <text:p>32.581</text:p>
          </table:table-cell>
          <table:table-cell office:value-type="float" office:value="1.43748" calcext:value-type="float">
            <text:p>1.43748</text:p>
          </table:table-cell>
          <table:table-cell office:value-type="float" office:value="0.580091" calcext:value-type="float">
            <text:p>0.58009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363" calcext:value-type="float">
            <text:p>0.000470363</text:p>
          </table:table-cell>
          <table:table-cell/>
          <table:table-cell office:value-type="float" office:value="32.2444" calcext:value-type="float">
            <text:p>32.2444</text:p>
          </table:table-cell>
          <table:table-cell office:value-type="float" office:value="1.27018" calcext:value-type="float">
            <text:p>1.27018</text:p>
          </table:table-cell>
          <table:table-cell office:value-type="float" office:value="0.000804521" calcext:value-type="float">
            <text:p>0.000804521</text:p>
          </table:table-cell>
          <table:table-cell/>
          <table:table-cell office:value-type="float" office:value="32.13" calcext:value-type="float">
            <text:p>32.13</text:p>
          </table:table-cell>
          <table:table-cell office:value-type="float" office:value="1.31785" calcext:value-type="float">
            <text:p>1.31785</text:p>
          </table:table-cell>
          <table:table-cell office:value-type="float" office:value="0.000807998" calcext:value-type="float">
            <text:p>0.000807998</text:p>
          </table:table-cell>
          <table:table-cell/>
          <table:table-cell office:value-type="float" office:value="32.5817" calcext:value-type="float">
            <text:p>32.5817</text:p>
          </table:table-cell>
          <table:table-cell office:value-type="float" office:value="1.28533" calcext:value-type="float">
            <text:p>1.28533</text:p>
          </table:table-cell>
          <table:table-cell office:value-type="float" office:value="0.000810523" calcext:value-type="float">
            <text:p>0.000810523</text:p>
          </table:table-cell>
          <table:table-cell/>
          <table:table-cell office:value-type="float" office:value="32.1604" calcext:value-type="float">
            <text:p>32.1604</text:p>
          </table:table-cell>
          <table:table-cell office:value-type="float" office:value="1.52716" calcext:value-type="float">
            <text:p>1.52716</text:p>
          </table:table-cell>
          <table:table-cell office:value-type="float" office:value="0.00633466" calcext:value-type="float">
            <text:p>0.00633466</text:p>
          </table:table-cell>
          <table:table-cell/>
          <table:table-cell office:value-type="float" office:value="31.7954" calcext:value-type="float">
            <text:p>31.7954</text:p>
          </table:table-cell>
          <table:table-cell office:value-type="float" office:value="1.54541" calcext:value-type="float">
            <text:p>1.54541</text:p>
          </table:table-cell>
          <table:table-cell office:value-type="float" office:value="0.0570456" calcext:value-type="float">
            <text:p>0.0570456</text:p>
          </table:table-cell>
          <table:table-cell/>
          <table:table-cell office:value-type="float" office:value="34.4207" calcext:value-type="float">
            <text:p>34.4207</text:p>
          </table:table-cell>
          <table:table-cell office:value-type="float" office:value="1.32061" calcext:value-type="float">
            <text:p>1.32061</text:p>
          </table:table-cell>
          <table:table-cell office:value-type="float" office:value="0.582626" calcext:value-type="float">
            <text:p>0.58262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5031" calcext:value-type="float">
            <text:p>0.000485031</text:p>
          </table:table-cell>
          <table:table-cell/>
          <table:table-cell office:value-type="float" office:value="31.4988" calcext:value-type="float">
            <text:p>31.4988</text:p>
          </table:table-cell>
          <table:table-cell office:value-type="float" office:value="1.24922" calcext:value-type="float">
            <text:p>1.24922</text:p>
          </table:table-cell>
          <table:table-cell office:value-type="float" office:value="0.000800293" calcext:value-type="float">
            <text:p>0.000800293</text:p>
          </table:table-cell>
          <table:table-cell/>
          <table:table-cell office:value-type="float" office:value="33.2377" calcext:value-type="float">
            <text:p>33.2377</text:p>
          </table:table-cell>
          <table:table-cell office:value-type="float" office:value="1.20543" calcext:value-type="float">
            <text:p>1.20543</text:p>
          </table:table-cell>
          <table:table-cell office:value-type="float" office:value="0.000803189" calcext:value-type="float">
            <text:p>0.000803189</text:p>
          </table:table-cell>
          <table:table-cell/>
          <table:table-cell office:value-type="float" office:value="33.2155" calcext:value-type="float">
            <text:p>33.2155</text:p>
          </table:table-cell>
          <table:table-cell office:value-type="float" office:value="1.24728" calcext:value-type="float">
            <text:p>1.24728</text:p>
          </table:table-cell>
          <table:table-cell office:value-type="float" office:value="0.00082508" calcext:value-type="float">
            <text:p>0.00082508</text:p>
          </table:table-cell>
          <table:table-cell/>
          <table:table-cell office:value-type="float" office:value="34.5911" calcext:value-type="float">
            <text:p>34.5911</text:p>
          </table:table-cell>
          <table:table-cell office:value-type="float" office:value="1.29372" calcext:value-type="float">
            <text:p>1.29372</text:p>
          </table:table-cell>
          <table:table-cell office:value-type="float" office:value="0.00648579" calcext:value-type="float">
            <text:p>0.00648579</text:p>
          </table:table-cell>
          <table:table-cell/>
          <table:table-cell office:value-type="float" office:value="33.1049" calcext:value-type="float">
            <text:p>33.1049</text:p>
          </table:table-cell>
          <table:table-cell office:value-type="float" office:value="1.31568" calcext:value-type="float">
            <text:p>1.31568</text:p>
          </table:table-cell>
          <table:table-cell office:value-type="float" office:value="0.0582459" calcext:value-type="float">
            <text:p>0.0582459</text:p>
          </table:table-cell>
          <table:table-cell/>
          <table:table-cell office:value-type="float" office:value="33.0175" calcext:value-type="float">
            <text:p>33.0175</text:p>
          </table:table-cell>
          <table:table-cell office:value-type="float" office:value="1.39527" calcext:value-type="float">
            <text:p>1.39527</text:p>
          </table:table-cell>
          <table:table-cell office:value-type="float" office:value="0.578085" calcext:value-type="float">
            <text:p>0.57808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7447" calcext:value-type="float">
            <text:p>0.000467447</text:p>
          </table:table-cell>
          <table:table-cell/>
          <table:table-cell office:value-type="float" office:value="30.3858" calcext:value-type="float">
            <text:p>30.3858</text:p>
          </table:table-cell>
          <table:table-cell office:value-type="float" office:value="1.47845" calcext:value-type="float">
            <text:p>1.47845</text:p>
          </table:table-cell>
          <table:table-cell office:value-type="float" office:value="0.000802477" calcext:value-type="float">
            <text:p>0.000802477</text:p>
          </table:table-cell>
          <table:table-cell/>
          <table:table-cell office:value-type="float" office:value="32.9025" calcext:value-type="float">
            <text:p>32.9025</text:p>
          </table:table-cell>
          <table:table-cell office:value-type="float" office:value="1.1931" calcext:value-type="float">
            <text:p>1.1931</text:p>
          </table:table-cell>
          <table:table-cell office:value-type="float" office:value="0.000806675" calcext:value-type="float">
            <text:p>0.000806675</text:p>
          </table:table-cell>
          <table:table-cell/>
          <table:table-cell office:value-type="float" office:value="33.3253" calcext:value-type="float">
            <text:p>33.3253</text:p>
          </table:table-cell>
          <table:table-cell office:value-type="float" office:value="1.26427" calcext:value-type="float">
            <text:p>1.26427</text:p>
          </table:table-cell>
          <table:table-cell office:value-type="float" office:value="0.000820161" calcext:value-type="float">
            <text:p>0.000820161</text:p>
          </table:table-cell>
          <table:table-cell/>
          <table:table-cell office:value-type="float" office:value="33.0583" calcext:value-type="float">
            <text:p>33.0583</text:p>
          </table:table-cell>
          <table:table-cell office:value-type="float" office:value="1.32652" calcext:value-type="float">
            <text:p>1.32652</text:p>
          </table:table-cell>
          <table:table-cell office:value-type="float" office:value="0.00640134" calcext:value-type="float">
            <text:p>0.00640134</text:p>
          </table:table-cell>
          <table:table-cell/>
          <table:table-cell office:value-type="float" office:value="34.1012" calcext:value-type="float">
            <text:p>34.1012</text:p>
          </table:table-cell>
          <table:table-cell office:value-type="float" office:value="1.28384" calcext:value-type="float">
            <text:p>1.28384</text:p>
          </table:table-cell>
          <table:table-cell office:value-type="float" office:value="0.058065" calcext:value-type="float">
            <text:p>0.058065</text:p>
          </table:table-cell>
          <table:table-cell/>
          <table:table-cell office:value-type="float" office:value="34.2913" calcext:value-type="float">
            <text:p>34.2913</text:p>
          </table:table-cell>
          <table:table-cell office:value-type="float" office:value="1.31375" calcext:value-type="float">
            <text:p>1.31375</text:p>
          </table:table-cell>
          <table:table-cell office:value-type="float" office:value="0.584848" calcext:value-type="float">
            <text:p>0.58484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5523" calcext:value-type="float">
            <text:p>0.000475523</text:p>
          </table:table-cell>
          <table:table-cell/>
          <table:table-cell office:value-type="float" office:value="32.0675" calcext:value-type="float">
            <text:p>32.0675</text:p>
          </table:table-cell>
          <table:table-cell office:value-type="float" office:value="1.16403" calcext:value-type="float">
            <text:p>1.16403</text:p>
          </table:table-cell>
          <table:table-cell office:value-type="float" office:value="0.000799301" calcext:value-type="float">
            <text:p>0.000799301</text:p>
          </table:table-cell>
          <table:table-cell/>
          <table:table-cell office:value-type="float" office:value="32.7294" calcext:value-type="float">
            <text:p>32.7294</text:p>
          </table:table-cell>
          <table:table-cell office:value-type="float" office:value="1.24123" calcext:value-type="float">
            <text:p>1.24123</text:p>
          </table:table-cell>
          <table:table-cell office:value-type="float" office:value="0.000807707" calcext:value-type="float">
            <text:p>0.000807707</text:p>
          </table:table-cell>
          <table:table-cell/>
          <table:table-cell office:value-type="float" office:value="33.839" calcext:value-type="float">
            <text:p>33.839</text:p>
          </table:table-cell>
          <table:table-cell office:value-type="float" office:value="1.26031" calcext:value-type="float">
            <text:p>1.26031</text:p>
          </table:table-cell>
          <table:table-cell office:value-type="float" office:value="0.000821823" calcext:value-type="float">
            <text:p>0.000821823</text:p>
          </table:table-cell>
          <table:table-cell/>
          <table:table-cell office:value-type="float" office:value="33.5947" calcext:value-type="float">
            <text:p>33.5947</text:p>
          </table:table-cell>
          <table:table-cell office:value-type="float" office:value="1.21858" calcext:value-type="float">
            <text:p>1.21858</text:p>
          </table:table-cell>
          <table:table-cell office:value-type="float" office:value="0.00642276" calcext:value-type="float">
            <text:p>0.00642276</text:p>
          </table:table-cell>
          <table:table-cell/>
          <table:table-cell office:value-type="float" office:value="35.4803" calcext:value-type="float">
            <text:p>35.4803</text:p>
          </table:table-cell>
          <table:table-cell office:value-type="float" office:value="1.22948" calcext:value-type="float">
            <text:p>1.22948</text:p>
          </table:table-cell>
          <table:table-cell office:value-type="float" office:value="0.0590942" calcext:value-type="float">
            <text:p>0.0590942</text:p>
          </table:table-cell>
          <table:table-cell/>
          <table:table-cell office:value-type="float" office:value="33.4152" calcext:value-type="float">
            <text:p>33.4152</text:p>
          </table:table-cell>
          <table:table-cell office:value-type="float" office:value="1.30871" calcext:value-type="float">
            <text:p>1.30871</text:p>
          </table:table-cell>
          <table:table-cell office:value-type="float" office:value="0.578731" calcext:value-type="float">
            <text:p>0.57873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722" calcext:value-type="float">
            <text:p>0.000469722</text:p>
          </table:table-cell>
          <table:table-cell/>
          <table:table-cell office:value-type="float" office:value="32.0043" calcext:value-type="float">
            <text:p>32.0043</text:p>
          </table:table-cell>
          <table:table-cell office:value-type="float" office:value="1.35806" calcext:value-type="float">
            <text:p>1.35806</text:p>
          </table:table-cell>
          <table:table-cell office:value-type="float" office:value="0.000802037" calcext:value-type="float">
            <text:p>0.000802037</text:p>
          </table:table-cell>
          <table:table-cell/>
          <table:table-cell office:value-type="float" office:value="30.97" calcext:value-type="float">
            <text:p>30.97</text:p>
          </table:table-cell>
          <table:table-cell office:value-type="float" office:value="1.26356" calcext:value-type="float">
            <text:p>1.26356</text:p>
          </table:table-cell>
          <table:table-cell office:value-type="float" office:value="0.00081451" calcext:value-type="float">
            <text:p>0.00081451</text:p>
          </table:table-cell>
          <table:table-cell/>
          <table:table-cell office:value-type="float" office:value="31.5853" calcext:value-type="float">
            <text:p>31.5853</text:p>
          </table:table-cell>
          <table:table-cell office:value-type="float" office:value="1.47031" calcext:value-type="float">
            <text:p>1.47031</text:p>
          </table:table-cell>
          <table:table-cell office:value-type="float" office:value="0.000815832" calcext:value-type="float">
            <text:p>0.000815832</text:p>
          </table:table-cell>
          <table:table-cell/>
          <table:table-cell office:value-type="float" office:value="33.911" calcext:value-type="float">
            <text:p>33.911</text:p>
          </table:table-cell>
          <table:table-cell office:value-type="float" office:value="1.36977" calcext:value-type="float">
            <text:p>1.36977</text:p>
          </table:table-cell>
          <table:table-cell office:value-type="float" office:value="0.00645186" calcext:value-type="float">
            <text:p>0.00645186</text:p>
          </table:table-cell>
          <table:table-cell/>
          <table:table-cell office:value-type="float" office:value="32.7597" calcext:value-type="float">
            <text:p>32.7597</text:p>
          </table:table-cell>
          <table:table-cell office:value-type="float" office:value="1.29984" calcext:value-type="float">
            <text:p>1.29984</text:p>
          </table:table-cell>
          <table:table-cell office:value-type="float" office:value="0.0577319" calcext:value-type="float">
            <text:p>0.0577319</text:p>
          </table:table-cell>
          <table:table-cell/>
          <table:table-cell office:value-type="float" office:value="31.827" calcext:value-type="float">
            <text:p>31.827</text:p>
          </table:table-cell>
          <table:table-cell office:value-type="float" office:value="1.55178" calcext:value-type="float">
            <text:p>1.55178</text:p>
          </table:table-cell>
          <table:table-cell office:value-type="float" office:value="0.56888" calcext:value-type="float">
            <text:p>0.5688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7927" calcext:value-type="float">
            <text:p>0.000477927</text:p>
          </table:table-cell>
          <table:table-cell/>
          <table:table-cell office:value-type="float" office:value="31.6925" calcext:value-type="float">
            <text:p>31.6925</text:p>
          </table:table-cell>
          <table:table-cell office:value-type="float" office:value="1.24942" calcext:value-type="float">
            <text:p>1.24942</text:p>
          </table:table-cell>
          <table:table-cell office:value-type="float" office:value="0.000796777" calcext:value-type="float">
            <text:p>0.000796777</text:p>
          </table:table-cell>
          <table:table-cell/>
          <table:table-cell office:value-type="float" office:value="32.6762" calcext:value-type="float">
            <text:p>32.6762</text:p>
          </table:table-cell>
          <table:table-cell office:value-type="float" office:value="1.30931" calcext:value-type="float">
            <text:p>1.30931</text:p>
          </table:table-cell>
          <table:table-cell office:value-type="float" office:value="0.00080918" calcext:value-type="float">
            <text:p>0.00080918</text:p>
          </table:table-cell>
          <table:table-cell/>
          <table:table-cell office:value-type="float" office:value="34.4718" calcext:value-type="float">
            <text:p>34.4718</text:p>
          </table:table-cell>
          <table:table-cell office:value-type="float" office:value="1.15731" calcext:value-type="float">
            <text:p>1.15731</text:p>
          </table:table-cell>
          <table:table-cell office:value-type="float" office:value="0.000808038" calcext:value-type="float">
            <text:p>0.000808038</text:p>
          </table:table-cell>
          <table:table-cell/>
          <table:table-cell office:value-type="float" office:value="34.1861" calcext:value-type="float">
            <text:p>34.1861</text:p>
          </table:table-cell>
          <table:table-cell office:value-type="float" office:value="1.36169" calcext:value-type="float">
            <text:p>1.36169</text:p>
          </table:table-cell>
          <table:table-cell office:value-type="float" office:value="0.00651179" calcext:value-type="float">
            <text:p>0.00651179</text:p>
          </table:table-cell>
          <table:table-cell/>
          <table:table-cell office:value-type="float" office:value="33.3961" calcext:value-type="float">
            <text:p>33.3961</text:p>
          </table:table-cell>
          <table:table-cell office:value-type="float" office:value="1.31951" calcext:value-type="float">
            <text:p>1.31951</text:p>
          </table:table-cell>
          <table:table-cell office:value-type="float" office:value="0.058032" calcext:value-type="float">
            <text:p>0.058032</text:p>
          </table:table-cell>
          <table:table-cell/>
          <table:table-cell office:value-type="float" office:value="35.0668" calcext:value-type="float">
            <text:p>35.0668</text:p>
          </table:table-cell>
          <table:table-cell office:value-type="float" office:value="1.21444" calcext:value-type="float">
            <text:p>1.21444</text:p>
          </table:table-cell>
          <table:table-cell office:value-type="float" office:value="0.590414" calcext:value-type="float">
            <text:p>0.59041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219" calcext:value-type="float">
            <text:p>0.000468219</text:p>
          </table:table-cell>
          <table:table-cell/>
          <table:table-cell office:value-type="float" office:value="32.6835" calcext:value-type="float">
            <text:p>32.6835</text:p>
          </table:table-cell>
          <table:table-cell office:value-type="float" office:value="1.1642" calcext:value-type="float">
            <text:p>1.1642</text:p>
          </table:table-cell>
          <table:table-cell office:value-type="float" office:value="0.000804081" calcext:value-type="float">
            <text:p>0.000804081</text:p>
          </table:table-cell>
          <table:table-cell/>
          <table:table-cell office:value-type="float" office:value="32.9253" calcext:value-type="float">
            <text:p>32.9253</text:p>
          </table:table-cell>
          <table:table-cell office:value-type="float" office:value="1.25891" calcext:value-type="float">
            <text:p>1.25891</text:p>
          </table:table-cell>
          <table:table-cell office:value-type="float" office:value="0.000808368" calcext:value-type="float">
            <text:p>0.000808368</text:p>
          </table:table-cell>
          <table:table-cell/>
          <table:table-cell office:value-type="float" office:value="34.0744" calcext:value-type="float">
            <text:p>34.0744</text:p>
          </table:table-cell>
          <table:table-cell office:value-type="float" office:value="1.17865" calcext:value-type="float">
            <text:p>1.17865</text:p>
          </table:table-cell>
          <table:table-cell office:value-type="float" office:value="0.000817485" calcext:value-type="float">
            <text:p>0.000817485</text:p>
          </table:table-cell>
          <table:table-cell/>
          <table:table-cell office:value-type="float" office:value="33.2755" calcext:value-type="float">
            <text:p>33.2755</text:p>
          </table:table-cell>
          <table:table-cell office:value-type="float" office:value="1.33642" calcext:value-type="float">
            <text:p>1.33642</text:p>
          </table:table-cell>
          <table:table-cell office:value-type="float" office:value="0.00640331" calcext:value-type="float">
            <text:p>0.00640331</text:p>
          </table:table-cell>
          <table:table-cell/>
          <table:table-cell office:value-type="float" office:value="33.3652" calcext:value-type="float">
            <text:p>33.3652</text:p>
          </table:table-cell>
          <table:table-cell office:value-type="float" office:value="1.33387" calcext:value-type="float">
            <text:p>1.33387</text:p>
          </table:table-cell>
          <table:table-cell office:value-type="float" office:value="0.0576064" calcext:value-type="float">
            <text:p>0.0576064</text:p>
          </table:table-cell>
          <table:table-cell/>
          <table:table-cell office:value-type="float" office:value="32.5041" calcext:value-type="float">
            <text:p>32.5041</text:p>
          </table:table-cell>
          <table:table-cell office:value-type="float" office:value="1.36648" calcext:value-type="float">
            <text:p>1.36648</text:p>
          </table:table-cell>
          <table:table-cell office:value-type="float" office:value="0.575455" calcext:value-type="float">
            <text:p>0.57545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024" calcext:value-type="float">
            <text:p>0.000476024</text:p>
          </table:table-cell>
          <table:table-cell/>
          <table:table-cell office:value-type="float" office:value="32.0088" calcext:value-type="float">
            <text:p>32.0088</text:p>
          </table:table-cell>
          <table:table-cell office:value-type="float" office:value="1.30483" calcext:value-type="float">
            <text:p>1.30483</text:p>
          </table:table-cell>
          <table:table-cell office:value-type="float" office:value="0.000804562" calcext:value-type="float">
            <text:p>0.000804562</text:p>
          </table:table-cell>
          <table:table-cell/>
          <table:table-cell office:value-type="float" office:value="32.8516" calcext:value-type="float">
            <text:p>32.8516</text:p>
          </table:table-cell>
          <table:table-cell office:value-type="float" office:value="1.36989" calcext:value-type="float">
            <text:p>1.36989</text:p>
          </table:table-cell>
          <table:table-cell office:value-type="float" office:value="0.000797819" calcext:value-type="float">
            <text:p>0.000797819</text:p>
          </table:table-cell>
          <table:table-cell/>
          <table:table-cell office:value-type="float" office:value="33.0999" calcext:value-type="float">
            <text:p>33.0999</text:p>
          </table:table-cell>
          <table:table-cell office:value-type="float" office:value="1.13666" calcext:value-type="float">
            <text:p>1.13666</text:p>
          </table:table-cell>
          <table:table-cell office:value-type="float" office:value="0.000831783" calcext:value-type="float">
            <text:p>0.000831783</text:p>
          </table:table-cell>
          <table:table-cell/>
          <table:table-cell office:value-type="float" office:value="34.1226" calcext:value-type="float">
            <text:p>34.1226</text:p>
          </table:table-cell>
          <table:table-cell office:value-type="float" office:value="1.32268" calcext:value-type="float">
            <text:p>1.32268</text:p>
          </table:table-cell>
          <table:table-cell office:value-type="float" office:value="0.0065753" calcext:value-type="float">
            <text:p>0.0065753</text:p>
          </table:table-cell>
          <table:table-cell/>
          <table:table-cell office:value-type="float" office:value="31.5718" calcext:value-type="float">
            <text:p>31.5718</text:p>
          </table:table-cell>
          <table:table-cell office:value-type="float" office:value="1.36627" calcext:value-type="float">
            <text:p>1.36627</text:p>
          </table:table-cell>
          <table:table-cell office:value-type="float" office:value="0.0666211" calcext:value-type="float">
            <text:p>0.0666211</text:p>
          </table:table-cell>
          <table:table-cell/>
          <table:table-cell office:value-type="float" office:value="34.0495" calcext:value-type="float">
            <text:p>34.0495</text:p>
          </table:table-cell>
          <table:table-cell office:value-type="float" office:value="1.31773" calcext:value-type="float">
            <text:p>1.31773</text:p>
          </table:table-cell>
          <table:table-cell office:value-type="float" office:value="0.583826" calcext:value-type="float">
            <text:p>0.58382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779" calcext:value-type="float">
            <text:p>0.000467779</text:p>
          </table:table-cell>
          <table:table-cell/>
          <table:table-cell office:value-type="float" office:value="31.0247" calcext:value-type="float">
            <text:p>31.0247</text:p>
          </table:table-cell>
          <table:table-cell office:value-type="float" office:value="1.3431" calcext:value-type="float">
            <text:p>1.3431</text:p>
          </table:table-cell>
          <table:table-cell office:value-type="float" office:value="0.000799382" calcext:value-type="float">
            <text:p>0.000799382</text:p>
          </table:table-cell>
          <table:table-cell/>
          <table:table-cell office:value-type="float" office:value="32.332" calcext:value-type="float">
            <text:p>32.332</text:p>
          </table:table-cell>
          <table:table-cell office:value-type="float" office:value="1.19706" calcext:value-type="float">
            <text:p>1.19706</text:p>
          </table:table-cell>
          <table:table-cell office:value-type="float" office:value="0.000799922" calcext:value-type="float">
            <text:p>0.000799922</text:p>
          </table:table-cell>
          <table:table-cell/>
          <table:table-cell office:value-type="float" office:value="33.5912" calcext:value-type="float">
            <text:p>33.5912</text:p>
          </table:table-cell>
          <table:table-cell office:value-type="float" office:value="1.16843" calcext:value-type="float">
            <text:p>1.16843</text:p>
          </table:table-cell>
          <table:table-cell office:value-type="float" office:value="0.000825941" calcext:value-type="float">
            <text:p>0.000825941</text:p>
          </table:table-cell>
          <table:table-cell/>
          <table:table-cell office:value-type="float" office:value="31.6399" calcext:value-type="float">
            <text:p>31.6399</text:p>
          </table:table-cell>
          <table:table-cell office:value-type="float" office:value="1.62585" calcext:value-type="float">
            <text:p>1.62585</text:p>
          </table:table-cell>
          <table:table-cell office:value-type="float" office:value="0.00633965" calcext:value-type="float">
            <text:p>0.00633965</text:p>
          </table:table-cell>
          <table:table-cell/>
          <table:table-cell office:value-type="float" office:value="33.5271" calcext:value-type="float">
            <text:p>33.5271</text:p>
          </table:table-cell>
          <table:table-cell office:value-type="float" office:value="1.27148" calcext:value-type="float">
            <text:p>1.27148</text:p>
          </table:table-cell>
          <table:table-cell office:value-type="float" office:value="0.0579717" calcext:value-type="float">
            <text:p>0.0579717</text:p>
          </table:table-cell>
          <table:table-cell/>
          <table:table-cell office:value-type="float" office:value="31.8674" calcext:value-type="float">
            <text:p>31.8674</text:p>
          </table:table-cell>
          <table:table-cell office:value-type="float" office:value="1.44005" calcext:value-type="float">
            <text:p>1.44005</text:p>
          </table:table-cell>
          <table:table-cell office:value-type="float" office:value="0.580431" calcext:value-type="float">
            <text:p>0.58043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239" calcext:value-type="float">
            <text:p>0.000473239</text:p>
          </table:table-cell>
          <table:table-cell/>
          <table:table-cell office:value-type="float" office:value="31.7475" calcext:value-type="float">
            <text:p>31.7475</text:p>
          </table:table-cell>
          <table:table-cell office:value-type="float" office:value="1.13469" calcext:value-type="float">
            <text:p>1.13469</text:p>
          </table:table-cell>
          <table:table-cell office:value-type="float" office:value="0.000799812" calcext:value-type="float">
            <text:p>0.000799812</text:p>
          </table:table-cell>
          <table:table-cell/>
          <table:table-cell office:value-type="float" office:value="33.6818" calcext:value-type="float">
            <text:p>33.6818</text:p>
          </table:table-cell>
          <table:table-cell office:value-type="float" office:value="1.31118" calcext:value-type="float">
            <text:p>1.31118</text:p>
          </table:table-cell>
          <table:table-cell office:value-type="float" office:value="0.00080415" calcext:value-type="float">
            <text:p>0.00080415</text:p>
          </table:table-cell>
          <table:table-cell/>
          <table:table-cell office:value-type="float" office:value="32.4087" calcext:value-type="float">
            <text:p>32.4087</text:p>
          </table:table-cell>
          <table:table-cell office:value-type="float" office:value="1.38547" calcext:value-type="float">
            <text:p>1.38547</text:p>
          </table:table-cell>
          <table:table-cell office:value-type="float" office:value="0.000817746" calcext:value-type="float">
            <text:p>0.000817746</text:p>
          </table:table-cell>
          <table:table-cell/>
          <table:table-cell office:value-type="float" office:value="33.2486" calcext:value-type="float">
            <text:p>33.2486</text:p>
          </table:table-cell>
          <table:table-cell office:value-type="float" office:value="1.36325" calcext:value-type="float">
            <text:p>1.36325</text:p>
          </table:table-cell>
          <table:table-cell office:value-type="float" office:value="0.00643566" calcext:value-type="float">
            <text:p>0.00643566</text:p>
          </table:table-cell>
          <table:table-cell/>
          <table:table-cell office:value-type="float" office:value="34.1904" calcext:value-type="float">
            <text:p>34.1904</text:p>
          </table:table-cell>
          <table:table-cell office:value-type="float" office:value="1.20725" calcext:value-type="float">
            <text:p>1.20725</text:p>
          </table:table-cell>
          <table:table-cell office:value-type="float" office:value="0.0586841" calcext:value-type="float">
            <text:p>0.0586841</text:p>
          </table:table-cell>
          <table:table-cell/>
          <table:table-cell office:value-type="float" office:value="32.8447" calcext:value-type="float">
            <text:p>32.8447</text:p>
          </table:table-cell>
          <table:table-cell office:value-type="float" office:value="1.40357" calcext:value-type="float">
            <text:p>1.40357</text:p>
          </table:table-cell>
          <table:table-cell office:value-type="float" office:value="0.585892" calcext:value-type="float">
            <text:p>0.58589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98948" calcext:value-type="float">
            <text:p>0.000498948</text:p>
          </table:table-cell>
          <table:table-cell/>
          <table:table-cell office:value-type="float" office:value="31.0002" calcext:value-type="float">
            <text:p>31.0002</text:p>
          </table:table-cell>
          <table:table-cell office:value-type="float" office:value="1.28567" calcext:value-type="float">
            <text:p>1.28567</text:p>
          </table:table-cell>
          <table:table-cell office:value-type="float" office:value="0.000802097" calcext:value-type="float">
            <text:p>0.000802097</text:p>
          </table:table-cell>
          <table:table-cell/>
          <table:table-cell office:value-type="float" office:value="31.1013" calcext:value-type="float">
            <text:p>31.1013</text:p>
          </table:table-cell>
          <table:table-cell office:value-type="float" office:value="1.35955" calcext:value-type="float">
            <text:p>1.35955</text:p>
          </table:table-cell>
          <table:table-cell office:value-type="float" office:value="0.000803379" calcext:value-type="float">
            <text:p>0.000803379</text:p>
          </table:table-cell>
          <table:table-cell/>
          <table:table-cell office:value-type="float" office:value="31.8015" calcext:value-type="float">
            <text:p>31.8015</text:p>
          </table:table-cell>
          <table:table-cell office:value-type="float" office:value="1.37496" calcext:value-type="float">
            <text:p>1.37496</text:p>
          </table:table-cell>
          <table:table-cell office:value-type="float" office:value="0.000815722" calcext:value-type="float">
            <text:p>0.000815722</text:p>
          </table:table-cell>
          <table:table-cell/>
          <table:table-cell office:value-type="float" office:value="33.2125" calcext:value-type="float">
            <text:p>33.2125</text:p>
          </table:table-cell>
          <table:table-cell office:value-type="float" office:value="1.33007" calcext:value-type="float">
            <text:p>1.33007</text:p>
          </table:table-cell>
          <table:table-cell office:value-type="float" office:value="0.00651443" calcext:value-type="float">
            <text:p>0.00651443</text:p>
          </table:table-cell>
          <table:table-cell/>
          <table:table-cell office:value-type="float" office:value="33.1544" calcext:value-type="float">
            <text:p>33.1544</text:p>
          </table:table-cell>
          <table:table-cell office:value-type="float" office:value="1.31235" calcext:value-type="float">
            <text:p>1.31235</text:p>
          </table:table-cell>
          <table:table-cell office:value-type="float" office:value="0.057714" calcext:value-type="float">
            <text:p>0.057714</text:p>
          </table:table-cell>
          <table:table-cell/>
          <table:table-cell office:value-type="float" office:value="35.4543" calcext:value-type="float">
            <text:p>35.4543</text:p>
          </table:table-cell>
          <table:table-cell office:value-type="float" office:value="1.10633" calcext:value-type="float">
            <text:p>1.10633</text:p>
          </table:table-cell>
          <table:table-cell office:value-type="float" office:value="0.590311" calcext:value-type="float">
            <text:p>0.59031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024" calcext:value-type="float">
            <text:p>0.000476024</text:p>
          </table:table-cell>
          <table:table-cell/>
          <table:table-cell office:value-type="float" office:value="31.5247" calcext:value-type="float">
            <text:p>31.5247</text:p>
          </table:table-cell>
          <table:table-cell office:value-type="float" office:value="1.34612" calcext:value-type="float">
            <text:p>1.34612</text:p>
          </table:table-cell>
          <table:table-cell office:value-type="float" office:value="0.000807006" calcext:value-type="float">
            <text:p>0.000807006</text:p>
          </table:table-cell>
          <table:table-cell/>
          <table:table-cell office:value-type="float" office:value="33.2671" calcext:value-type="float">
            <text:p>33.2671</text:p>
          </table:table-cell>
          <table:table-cell office:value-type="float" office:value="1.30959" calcext:value-type="float">
            <text:p>1.30959</text:p>
          </table:table-cell>
          <table:table-cell office:value-type="float" office:value="0.000803109" calcext:value-type="float">
            <text:p>0.000803109</text:p>
          </table:table-cell>
          <table:table-cell/>
          <table:table-cell office:value-type="float" office:value="34.0574" calcext:value-type="float">
            <text:p>34.0574</text:p>
          </table:table-cell>
          <table:table-cell office:value-type="float" office:value="1.2338" calcext:value-type="float">
            <text:p>1.2338</text:p>
          </table:table-cell>
          <table:table-cell office:value-type="float" office:value="0.000810292" calcext:value-type="float">
            <text:p>0.000810292</text:p>
          </table:table-cell>
          <table:table-cell/>
          <table:table-cell office:value-type="float" office:value="34.018" calcext:value-type="float">
            <text:p>34.018</text:p>
          </table:table-cell>
          <table:table-cell office:value-type="float" office:value="1.34165" calcext:value-type="float">
            <text:p>1.34165</text:p>
          </table:table-cell>
          <table:table-cell office:value-type="float" office:value="0.00648908" calcext:value-type="float">
            <text:p>0.00648908</text:p>
          </table:table-cell>
          <table:table-cell/>
          <table:table-cell office:value-type="float" office:value="32.6386" calcext:value-type="float">
            <text:p>32.6386</text:p>
          </table:table-cell>
          <table:table-cell office:value-type="float" office:value="1.40623" calcext:value-type="float">
            <text:p>1.40623</text:p>
          </table:table-cell>
          <table:table-cell office:value-type="float" office:value="0.0570702" calcext:value-type="float">
            <text:p>0.0570702</text:p>
          </table:table-cell>
          <table:table-cell/>
          <table:table-cell office:value-type="float" office:value="34.9899" calcext:value-type="float">
            <text:p>34.9899</text:p>
          </table:table-cell>
          <table:table-cell office:value-type="float" office:value="1.14851" calcext:value-type="float">
            <text:p>1.14851</text:p>
          </table:table-cell>
          <table:table-cell office:value-type="float" office:value="0.595703" calcext:value-type="float">
            <text:p>0.59570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763" calcext:value-type="float">
            <text:p>0.000469763</text:p>
          </table:table-cell>
          <table:table-cell/>
          <table:table-cell office:value-type="float" office:value="30.582" calcext:value-type="float">
            <text:p>30.582</text:p>
          </table:table-cell>
          <table:table-cell office:value-type="float" office:value="1.25635" calcext:value-type="float">
            <text:p>1.25635</text:p>
          </table:table-cell>
          <table:table-cell office:value-type="float" office:value="0.000796737" calcext:value-type="float">
            <text:p>0.000796737</text:p>
          </table:table-cell>
          <table:table-cell/>
          <table:table-cell office:value-type="float" office:value="32.475" calcext:value-type="float">
            <text:p>32.475</text:p>
          </table:table-cell>
          <table:table-cell office:value-type="float" office:value="1.32112" calcext:value-type="float">
            <text:p>1.32112</text:p>
          </table:table-cell>
          <table:table-cell office:value-type="float" office:value="0.000797808" calcext:value-type="float">
            <text:p>0.000797808</text:p>
          </table:table-cell>
          <table:table-cell/>
          <table:table-cell office:value-type="float" office:value="32.8187" calcext:value-type="float">
            <text:p>32.8187</text:p>
          </table:table-cell>
          <table:table-cell office:value-type="float" office:value="1.35968" calcext:value-type="float">
            <text:p>1.35968</text:p>
          </table:table-cell>
          <table:table-cell office:value-type="float" office:value="0.000828155" calcext:value-type="float">
            <text:p>0.000828155</text:p>
          </table:table-cell>
          <table:table-cell/>
          <table:table-cell office:value-type="float" office:value="34.3056" calcext:value-type="float">
            <text:p>34.3056</text:p>
          </table:table-cell>
          <table:table-cell office:value-type="float" office:value="1.29098" calcext:value-type="float">
            <text:p>1.29098</text:p>
          </table:table-cell>
          <table:table-cell office:value-type="float" office:value="0.00645431" calcext:value-type="float">
            <text:p>0.00645431</text:p>
          </table:table-cell>
          <table:table-cell/>
          <table:table-cell office:value-type="float" office:value="32.9579" calcext:value-type="float">
            <text:p>32.9579</text:p>
          </table:table-cell>
          <table:table-cell office:value-type="float" office:value="1.51268" calcext:value-type="float">
            <text:p>1.51268</text:p>
          </table:table-cell>
          <table:table-cell office:value-type="float" office:value="0.0577851" calcext:value-type="float">
            <text:p>0.0577851</text:p>
          </table:table-cell>
          <table:table-cell/>
          <table:table-cell office:value-type="float" office:value="33.4748" calcext:value-type="float">
            <text:p>33.4748</text:p>
          </table:table-cell>
          <table:table-cell office:value-type="float" office:value="1.31423" calcext:value-type="float">
            <text:p>1.31423</text:p>
          </table:table-cell>
          <table:table-cell office:value-type="float" office:value="0.625213" calcext:value-type="float">
            <text:p>0.62521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4039" calcext:value-type="float">
            <text:p>0.000484039</text:p>
          </table:table-cell>
          <table:table-cell/>
          <table:table-cell office:value-type="float" office:value="30.5052" calcext:value-type="float">
            <text:p>30.5052</text:p>
          </table:table-cell>
          <table:table-cell office:value-type="float" office:value="1.44179" calcext:value-type="float">
            <text:p>1.44179</text:p>
          </table:table-cell>
          <table:table-cell office:value-type="float" office:value="0.000795234" calcext:value-type="float">
            <text:p>0.000795234</text:p>
          </table:table-cell>
          <table:table-cell/>
          <table:table-cell office:value-type="float" office:value="31.5684" calcext:value-type="float">
            <text:p>31.5684</text:p>
          </table:table-cell>
          <table:table-cell office:value-type="float" office:value="1.31835" calcext:value-type="float">
            <text:p>1.31835</text:p>
          </table:table-cell>
          <table:table-cell office:value-type="float" office:value="0.000803138" calcext:value-type="float">
            <text:p>0.000803138</text:p>
          </table:table-cell>
          <table:table-cell/>
          <table:table-cell office:value-type="float" office:value="31.6489" calcext:value-type="float">
            <text:p>31.6489</text:p>
          </table:table-cell>
          <table:table-cell office:value-type="float" office:value="1.35323" calcext:value-type="float">
            <text:p>1.35323</text:p>
          </table:table-cell>
          <table:table-cell office:value-type="float" office:value="0.00081999" calcext:value-type="float">
            <text:p>0.00081999</text:p>
          </table:table-cell>
          <table:table-cell/>
          <table:table-cell office:value-type="float" office:value="32.6565" calcext:value-type="float">
            <text:p>32.6565</text:p>
          </table:table-cell>
          <table:table-cell office:value-type="float" office:value="1.49188" calcext:value-type="float">
            <text:p>1.49188</text:p>
          </table:table-cell>
          <table:table-cell office:value-type="float" office:value="0.0064609" calcext:value-type="float">
            <text:p>0.0064609</text:p>
          </table:table-cell>
          <table:table-cell/>
          <table:table-cell office:value-type="float" office:value="34.021" calcext:value-type="float">
            <text:p>34.021</text:p>
          </table:table-cell>
          <table:table-cell office:value-type="float" office:value="1.20034" calcext:value-type="float">
            <text:p>1.20034</text:p>
          </table:table-cell>
          <table:table-cell office:value-type="float" office:value="0.0578406" calcext:value-type="float">
            <text:p>0.0578406</text:p>
          </table:table-cell>
          <table:table-cell/>
          <table:table-cell office:value-type="float" office:value="32.8645" calcext:value-type="float">
            <text:p>32.8645</text:p>
          </table:table-cell>
          <table:table-cell office:value-type="float" office:value="1.33957" calcext:value-type="float">
            <text:p>1.33957</text:p>
          </table:table-cell>
          <table:table-cell office:value-type="float" office:value="0.739567" calcext:value-type="float">
            <text:p>0.73956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207" calcext:value-type="float">
            <text:p>0.000467207</text:p>
          </table:table-cell>
          <table:table-cell/>
          <table:table-cell office:value-type="float" office:value="31.3714" calcext:value-type="float">
            <text:p>31.3714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0.00081431" calcext:value-type="float">
            <text:p>0.00081431</text:p>
          </table:table-cell>
          <table:table-cell/>
          <table:table-cell office:value-type="float" office:value="33.879" calcext:value-type="float">
            <text:p>33.879</text:p>
          </table:table-cell>
          <table:table-cell office:value-type="float" office:value="1.1749" calcext:value-type="float">
            <text:p>1.1749</text:p>
          </table:table-cell>
          <table:table-cell office:value-type="float" office:value="0.000801786" calcext:value-type="float">
            <text:p>0.000801786</text:p>
          </table:table-cell>
          <table:table-cell/>
          <table:table-cell office:value-type="float" office:value="32.0292" calcext:value-type="float">
            <text:p>32.0292</text:p>
          </table:table-cell>
          <table:table-cell office:value-type="float" office:value="1.3229" calcext:value-type="float">
            <text:p>1.3229</text:p>
          </table:table-cell>
          <table:table-cell office:value-type="float" office:value="0.000821563" calcext:value-type="float">
            <text:p>0.000821563</text:p>
          </table:table-cell>
          <table:table-cell/>
          <table:table-cell office:value-type="float" office:value="32.2779" calcext:value-type="float">
            <text:p>32.2779</text:p>
          </table:table-cell>
          <table:table-cell office:value-type="float" office:value="1.41626" calcext:value-type="float">
            <text:p>1.41626</text:p>
          </table:table-cell>
          <table:table-cell office:value-type="float" office:value="0.0063374" calcext:value-type="float">
            <text:p>0.0063374</text:p>
          </table:table-cell>
          <table:table-cell/>
          <table:table-cell office:value-type="float" office:value="33.4468" calcext:value-type="float">
            <text:p>33.4468</text:p>
          </table:table-cell>
          <table:table-cell office:value-type="float" office:value="1.22766" calcext:value-type="float">
            <text:p>1.22766</text:p>
          </table:table-cell>
          <table:table-cell office:value-type="float" office:value="0.0576215" calcext:value-type="float">
            <text:p>0.0576215</text:p>
          </table:table-cell>
          <table:table-cell/>
          <table:table-cell office:value-type="float" office:value="34.1473" calcext:value-type="float">
            <text:p>34.1473</text:p>
          </table:table-cell>
          <table:table-cell office:value-type="float" office:value="1.27976" calcext:value-type="float">
            <text:p>1.27976</text:p>
          </table:table-cell>
          <table:table-cell office:value-type="float" office:value="0.61207" calcext:value-type="float">
            <text:p>0.6120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426" calcext:value-type="float">
            <text:p>0.000471426</text:p>
          </table:table-cell>
          <table:table-cell/>
          <table:table-cell office:value-type="float" office:value="32.9876" calcext:value-type="float">
            <text:p>32.9876</text:p>
          </table:table-cell>
          <table:table-cell office:value-type="float" office:value="1.2774" calcext:value-type="float">
            <text:p>1.2774</text:p>
          </table:table-cell>
          <table:table-cell office:value-type="float" office:value="0.000802547" calcext:value-type="float">
            <text:p>0.000802547</text:p>
          </table:table-cell>
          <table:table-cell/>
          <table:table-cell office:value-type="float" office:value="32.617" calcext:value-type="float">
            <text:p>32.617</text:p>
          </table:table-cell>
          <table:table-cell office:value-type="float" office:value="1.20278" calcext:value-type="float">
            <text:p>1.20278</text:p>
          </table:table-cell>
          <table:table-cell office:value-type="float" office:value="0.000801185" calcext:value-type="float">
            <text:p>0.000801185</text:p>
          </table:table-cell>
          <table:table-cell/>
          <table:table-cell office:value-type="float" office:value="32.3761" calcext:value-type="float">
            <text:p>32.3761</text:p>
          </table:table-cell>
          <table:table-cell office:value-type="float" office:value="1.39636" calcext:value-type="float">
            <text:p>1.39636</text:p>
          </table:table-cell>
          <table:table-cell office:value-type="float" office:value="0.000818327" calcext:value-type="float">
            <text:p>0.000818327</text:p>
          </table:table-cell>
          <table:table-cell/>
          <table:table-cell office:value-type="float" office:value="32.3264" calcext:value-type="float">
            <text:p>32.3264</text:p>
          </table:table-cell>
          <table:table-cell office:value-type="float" office:value="1.48444" calcext:value-type="float">
            <text:p>1.48444</text:p>
          </table:table-cell>
          <table:table-cell office:value-type="float" office:value="0.00641433" calcext:value-type="float">
            <text:p>0.00641433</text:p>
          </table:table-cell>
          <table:table-cell/>
          <table:table-cell office:value-type="float" office:value="33.4018" calcext:value-type="float">
            <text:p>33.4018</text:p>
          </table:table-cell>
          <table:table-cell office:value-type="float" office:value="1.37291" calcext:value-type="float">
            <text:p>1.37291</text:p>
          </table:table-cell>
          <table:table-cell office:value-type="float" office:value="0.0574194" calcext:value-type="float">
            <text:p>0.0574194</text:p>
          </table:table-cell>
          <table:table-cell/>
          <table:table-cell office:value-type="float" office:value="34.9052" calcext:value-type="float">
            <text:p>34.9052</text:p>
          </table:table-cell>
          <table:table-cell office:value-type="float" office:value="1.17373" calcext:value-type="float">
            <text:p>1.17373</text:p>
          </table:table-cell>
          <table:table-cell office:value-type="float" office:value="0.605723" calcext:value-type="float">
            <text:p>0.60572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492" calcext:value-type="float">
            <text:p>0.000469492</text:p>
          </table:table-cell>
          <table:table-cell/>
          <table:table-cell office:value-type="float" office:value="30.6734" calcext:value-type="float">
            <text:p>30.6734</text:p>
          </table:table-cell>
          <table:table-cell office:value-type="float" office:value="1.38176" calcext:value-type="float">
            <text:p>1.38176</text:p>
          </table:table-cell>
          <table:table-cell office:value-type="float" office:value="0.000802226" calcext:value-type="float">
            <text:p>0.000802226</text:p>
          </table:table-cell>
          <table:table-cell/>
          <table:table-cell office:value-type="float" office:value="32.9372" calcext:value-type="float">
            <text:p>32.9372</text:p>
          </table:table-cell>
          <table:table-cell office:value-type="float" office:value="1.23524" calcext:value-type="float">
            <text:p>1.23524</text:p>
          </table:table-cell>
          <table:table-cell office:value-type="float" office:value="0.000804552" calcext:value-type="float">
            <text:p>0.000804552</text:p>
          </table:table-cell>
          <table:table-cell/>
          <table:table-cell office:value-type="float" office:value="33.3599" calcext:value-type="float">
            <text:p>33.3599</text:p>
          </table:table-cell>
          <table:table-cell office:value-type="float" office:value="1.28873" calcext:value-type="float">
            <text:p>1.28873</text:p>
          </table:table-cell>
          <table:table-cell office:value-type="float" office:value="0.000821352" calcext:value-type="float">
            <text:p>0.000821352</text:p>
          </table:table-cell>
          <table:table-cell/>
          <table:table-cell office:value-type="float" office:value="32.923" calcext:value-type="float">
            <text:p>32.923</text:p>
          </table:table-cell>
          <table:table-cell office:value-type="float" office:value="1.38983" calcext:value-type="float">
            <text:p>1.38983</text:p>
          </table:table-cell>
          <table:table-cell office:value-type="float" office:value="0.00648015" calcext:value-type="float">
            <text:p>0.00648015</text:p>
          </table:table-cell>
          <table:table-cell/>
          <table:table-cell office:value-type="float" office:value="34.3463" calcext:value-type="float">
            <text:p>34.3463</text:p>
          </table:table-cell>
          <table:table-cell office:value-type="float" office:value="1.22105" calcext:value-type="float">
            <text:p>1.22105</text:p>
          </table:table-cell>
          <table:table-cell office:value-type="float" office:value="0.0578589" calcext:value-type="float">
            <text:p>0.0578589</text:p>
          </table:table-cell>
          <table:table-cell/>
          <table:table-cell office:value-type="float" office:value="32.4731" calcext:value-type="float">
            <text:p>32.4731</text:p>
          </table:table-cell>
          <table:table-cell office:value-type="float" office:value="1.38401" calcext:value-type="float">
            <text:p>1.38401</text:p>
          </table:table-cell>
          <table:table-cell office:value-type="float" office:value="0.606105" calcext:value-type="float">
            <text:p>0.60610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526" calcext:value-type="float">
            <text:p>0.000471526</text:p>
          </table:table-cell>
          <table:table-cell/>
          <table:table-cell office:value-type="float" office:value="31.7066" calcext:value-type="float">
            <text:p>31.7066</text:p>
          </table:table-cell>
          <table:table-cell office:value-type="float" office:value="1.22543" calcext:value-type="float">
            <text:p>1.22543</text:p>
          </table:table-cell>
          <table:table-cell office:value-type="float" office:value="0.000797989" calcext:value-type="float">
            <text:p>0.000797989</text:p>
          </table:table-cell>
          <table:table-cell/>
          <table:table-cell office:value-type="float" office:value="34.4596" calcext:value-type="float">
            <text:p>34.4596</text:p>
          </table:table-cell>
          <table:table-cell office:value-type="float" office:value="1.10816" calcext:value-type="float">
            <text:p>1.10816</text:p>
          </table:table-cell>
          <table:table-cell office:value-type="float" office:value="0.000803219" calcext:value-type="float">
            <text:p>0.000803219</text:p>
          </table:table-cell>
          <table:table-cell/>
          <table:table-cell office:value-type="float" office:value="32.8544" calcext:value-type="float">
            <text:p>32.8544</text:p>
          </table:table-cell>
          <table:table-cell office:value-type="float" office:value="1.26323" calcext:value-type="float">
            <text:p>1.26323</text:p>
          </table:table-cell>
          <table:table-cell office:value-type="float" office:value="0.000832754" calcext:value-type="float">
            <text:p>0.000832754</text:p>
          </table:table-cell>
          <table:table-cell/>
          <table:table-cell office:value-type="float" office:value="33.3597" calcext:value-type="float">
            <text:p>33.3597</text:p>
          </table:table-cell>
          <table:table-cell office:value-type="float" office:value="1.2544" calcext:value-type="float">
            <text:p>1.2544</text:p>
          </table:table-cell>
          <table:table-cell office:value-type="float" office:value="0.00639806" calcext:value-type="float">
            <text:p>0.00639806</text:p>
          </table:table-cell>
          <table:table-cell/>
          <table:table-cell office:value-type="float" office:value="34.3133" calcext:value-type="float">
            <text:p>34.3133</text:p>
          </table:table-cell>
          <table:table-cell office:value-type="float" office:value="1.26026" calcext:value-type="float">
            <text:p>1.26026</text:p>
          </table:table-cell>
          <table:table-cell office:value-type="float" office:value="0.0578365" calcext:value-type="float">
            <text:p>0.0578365</text:p>
          </table:table-cell>
          <table:table-cell/>
          <table:table-cell office:value-type="float" office:value="34.543" calcext:value-type="float">
            <text:p>34.543</text:p>
          </table:table-cell>
          <table:table-cell office:value-type="float" office:value="1.21353" calcext:value-type="float">
            <text:p>1.21353</text:p>
          </table:table-cell>
          <table:table-cell office:value-type="float" office:value="0.600835" calcext:value-type="float">
            <text:p>0.60083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095" calcext:value-type="float">
            <text:p>0.000471095</text:p>
          </table:table-cell>
          <table:table-cell/>
          <table:table-cell office:value-type="float" office:value="31.7039" calcext:value-type="float">
            <text:p>31.7039</text:p>
          </table:table-cell>
          <table:table-cell office:value-type="float" office:value="1.29445" calcext:value-type="float">
            <text:p>1.29445</text:p>
          </table:table-cell>
          <table:table-cell office:value-type="float" office:value="0.000799582" calcext:value-type="float">
            <text:p>0.000799582</text:p>
          </table:table-cell>
          <table:table-cell/>
          <table:table-cell office:value-type="float" office:value="31.9114" calcext:value-type="float">
            <text:p>31.9114</text:p>
          </table:table-cell>
          <table:table-cell office:value-type="float" office:value="1.35389" calcext:value-type="float">
            <text:p>1.35389</text:p>
          </table:table-cell>
          <table:table-cell office:value-type="float" office:value="0.000801154" calcext:value-type="float">
            <text:p>0.000801154</text:p>
          </table:table-cell>
          <table:table-cell/>
          <table:table-cell office:value-type="float" office:value="32.9417" calcext:value-type="float">
            <text:p>32.9417</text:p>
          </table:table-cell>
          <table:table-cell office:value-type="float" office:value="1.36604" calcext:value-type="float">
            <text:p>1.36604</text:p>
          </table:table-cell>
          <table:table-cell office:value-type="float" office:value="0.000835529" calcext:value-type="float">
            <text:p>0.000835529</text:p>
          </table:table-cell>
          <table:table-cell/>
          <table:table-cell office:value-type="float" office:value="34.854" calcext:value-type="float">
            <text:p>34.854</text:p>
          </table:table-cell>
          <table:table-cell office:value-type="float" office:value="1.16408" calcext:value-type="float">
            <text:p>1.16408</text:p>
          </table:table-cell>
          <table:table-cell office:value-type="float" office:value="0.00650015" calcext:value-type="float">
            <text:p>0.00650015</text:p>
          </table:table-cell>
          <table:table-cell/>
          <table:table-cell office:value-type="float" office:value="32.2896" calcext:value-type="float">
            <text:p>32.2896</text:p>
          </table:table-cell>
          <table:table-cell office:value-type="float" office:value="1.36552" calcext:value-type="float">
            <text:p>1.36552</text:p>
          </table:table-cell>
          <table:table-cell office:value-type="float" office:value="0.0569194" calcext:value-type="float">
            <text:p>0.0569194</text:p>
          </table:table-cell>
          <table:table-cell/>
          <table:table-cell office:value-type="float" office:value="31.9993" calcext:value-type="float">
            <text:p>31.9993</text:p>
          </table:table-cell>
          <table:table-cell office:value-type="float" office:value="1.52758" calcext:value-type="float">
            <text:p>1.52758</text:p>
          </table:table-cell>
          <table:table-cell office:value-type="float" office:value="0.572463" calcext:value-type="float">
            <text:p>0.57246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4021" calcext:value-type="float">
            <text:p>0.000474021</text:p>
          </table:table-cell>
          <table:table-cell/>
          <table:table-cell office:value-type="float" office:value="32.6505" calcext:value-type="float">
            <text:p>32.6505</text:p>
          </table:table-cell>
          <table:table-cell office:value-type="float" office:value="1.2003" calcext:value-type="float">
            <text:p>1.2003</text:p>
          </table:table-cell>
          <table:table-cell office:value-type="float" office:value="0.000803289" calcext:value-type="float">
            <text:p>0.000803289</text:p>
          </table:table-cell>
          <table:table-cell/>
          <table:table-cell office:value-type="float" office:value="30.7532" calcext:value-type="float">
            <text:p>30.7532</text:p>
          </table:table-cell>
          <table:table-cell office:value-type="float" office:value="1.39375" calcext:value-type="float">
            <text:p>1.39375</text:p>
          </table:table-cell>
          <table:table-cell office:value-type="float" office:value="0.000800714" calcext:value-type="float">
            <text:p>0.000800714</text:p>
          </table:table-cell>
          <table:table-cell/>
          <table:table-cell office:value-type="float" office:value="34.048" calcext:value-type="float">
            <text:p>34.048</text:p>
          </table:table-cell>
          <table:table-cell office:value-type="float" office:value="1.181" calcext:value-type="float">
            <text:p>1.181</text:p>
          </table:table-cell>
          <table:table-cell office:value-type="float" office:value="0.000822745" calcext:value-type="float">
            <text:p>0.000822745</text:p>
          </table:table-cell>
          <table:table-cell/>
          <table:table-cell office:value-type="float" office:value="33.7032" calcext:value-type="float">
            <text:p>33.7032</text:p>
          </table:table-cell>
          <table:table-cell office:value-type="float" office:value="1.28023" calcext:value-type="float">
            <text:p>1.28023</text:p>
          </table:table-cell>
          <table:table-cell office:value-type="float" office:value="0.00642966" calcext:value-type="float">
            <text:p>0.00642966</text:p>
          </table:table-cell>
          <table:table-cell/>
          <table:table-cell office:value-type="float" office:value="31.7169" calcext:value-type="float">
            <text:p>31.7169</text:p>
          </table:table-cell>
          <table:table-cell office:value-type="float" office:value="1.47585" calcext:value-type="float">
            <text:p>1.47585</text:p>
          </table:table-cell>
          <table:table-cell office:value-type="float" office:value="0.0577072" calcext:value-type="float">
            <text:p>0.0577072</text:p>
          </table:table-cell>
          <table:table-cell/>
          <table:table-cell office:value-type="float" office:value="32.9822" calcext:value-type="float">
            <text:p>32.9822</text:p>
          </table:table-cell>
          <table:table-cell office:value-type="float" office:value="1.38857" calcext:value-type="float">
            <text:p>1.38857</text:p>
          </table:table-cell>
          <table:table-cell office:value-type="float" office:value="0.786948" calcext:value-type="float">
            <text:p>0.78694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007" calcext:value-type="float">
            <text:p>0.000472007</text:p>
          </table:table-cell>
          <table:table-cell/>
          <table:table-cell office:value-type="float" office:value="31.4317" calcext:value-type="float">
            <text:p>31.4317</text:p>
          </table:table-cell>
          <table:table-cell office:value-type="float" office:value="1.36935" calcext:value-type="float">
            <text:p>1.36935</text:p>
          </table:table-cell>
          <table:table-cell office:value-type="float" office:value="0.000794763" calcext:value-type="float">
            <text:p>0.000794763</text:p>
          </table:table-cell>
          <table:table-cell/>
          <table:table-cell office:value-type="float" office:value="33.643" calcext:value-type="float">
            <text:p>33.643</text:p>
          </table:table-cell>
          <table:table-cell office:value-type="float" office:value="1.22391" calcext:value-type="float">
            <text:p>1.22391</text:p>
          </table:table-cell>
          <table:table-cell office:value-type="float" office:value="0.000803469" calcext:value-type="float">
            <text:p>0.000803469</text:p>
          </table:table-cell>
          <table:table-cell/>
          <table:table-cell office:value-type="float" office:value="33.3278" calcext:value-type="float">
            <text:p>33.3278</text:p>
          </table:table-cell>
          <table:table-cell office:value-type="float" office:value="1.36366" calcext:value-type="float">
            <text:p>1.36366</text:p>
          </table:table-cell>
          <table:table-cell office:value-type="float" office:value="0.000818958" calcext:value-type="float">
            <text:p>0.000818958</text:p>
          </table:table-cell>
          <table:table-cell/>
          <table:table-cell office:value-type="float" office:value="32.1549" calcext:value-type="float">
            <text:p>32.1549</text:p>
          </table:table-cell>
          <table:table-cell office:value-type="float" office:value="1.3521" calcext:value-type="float">
            <text:p>1.3521</text:p>
          </table:table-cell>
          <table:table-cell office:value-type="float" office:value="0.00643203" calcext:value-type="float">
            <text:p>0.00643203</text:p>
          </table:table-cell>
          <table:table-cell/>
          <table:table-cell office:value-type="float" office:value="33.01" calcext:value-type="float">
            <text:p>33.01</text:p>
          </table:table-cell>
          <table:table-cell office:value-type="float" office:value="1.45178" calcext:value-type="float">
            <text:p>1.45178</text:p>
          </table:table-cell>
          <table:table-cell office:value-type="float" office:value="0.0578692" calcext:value-type="float">
            <text:p>0.0578692</text:p>
          </table:table-cell>
          <table:table-cell/>
          <table:table-cell office:value-type="float" office:value="34.1358" calcext:value-type="float">
            <text:p>34.1358</text:p>
          </table:table-cell>
          <table:table-cell office:value-type="float" office:value="1.23415" calcext:value-type="float">
            <text:p>1.23415</text:p>
          </table:table-cell>
          <table:table-cell office:value-type="float" office:value="0.669514" calcext:value-type="float">
            <text:p>0.66951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336" calcext:value-type="float">
            <text:p>0.000471336</text:p>
          </table:table-cell>
          <table:table-cell/>
          <table:table-cell office:value-type="float" office:value="31.3754" calcext:value-type="float">
            <text:p>31.3754</text:p>
          </table:table-cell>
          <table:table-cell office:value-type="float" office:value="1.26382" calcext:value-type="float">
            <text:p>1.26382</text:p>
          </table:table-cell>
          <table:table-cell office:value-type="float" office:value="0.000805272" calcext:value-type="float">
            <text:p>0.000805272</text:p>
          </table:table-cell>
          <table:table-cell/>
          <table:table-cell office:value-type="float" office:value="31.8836" calcext:value-type="float">
            <text:p>31.8836</text:p>
          </table:table-cell>
          <table:table-cell office:value-type="float" office:value="1.38328" calcext:value-type="float">
            <text:p>1.38328</text:p>
          </table:table-cell>
          <table:table-cell office:value-type="float" office:value="0.000808899" calcext:value-type="float">
            <text:p>0.000808899</text:p>
          </table:table-cell>
          <table:table-cell/>
          <table:table-cell office:value-type="float" office:value="32.8379" calcext:value-type="float">
            <text:p>32.8379</text:p>
          </table:table-cell>
          <table:table-cell office:value-type="float" office:value="1.22042" calcext:value-type="float">
            <text:p>1.22042</text:p>
          </table:table-cell>
          <table:table-cell office:value-type="float" office:value="0.000821493" calcext:value-type="float">
            <text:p>0.000821493</text:p>
          </table:table-cell>
          <table:table-cell/>
          <table:table-cell office:value-type="float" office:value="32.2254" calcext:value-type="float">
            <text:p>32.2254</text:p>
          </table:table-cell>
          <table:table-cell office:value-type="float" office:value="1.44403" calcext:value-type="float">
            <text:p>1.44403</text:p>
          </table:table-cell>
          <table:table-cell office:value-type="float" office:value="0.00635169" calcext:value-type="float">
            <text:p>0.00635169</text:p>
          </table:table-cell>
          <table:table-cell/>
          <table:table-cell office:value-type="float" office:value="33.083" calcext:value-type="float">
            <text:p>33.083</text:p>
          </table:table-cell>
          <table:table-cell office:value-type="float" office:value="1.48332" calcext:value-type="float">
            <text:p>1.48332</text:p>
          </table:table-cell>
          <table:table-cell office:value-type="float" office:value="0.058096" calcext:value-type="float">
            <text:p>0.058096</text:p>
          </table:table-cell>
          <table:table-cell/>
          <table:table-cell office:value-type="float" office:value="32.686" calcext:value-type="float">
            <text:p>32.686</text:p>
          </table:table-cell>
          <table:table-cell office:value-type="float" office:value="1.37074" calcext:value-type="float">
            <text:p>1.37074</text:p>
          </table:table-cell>
          <table:table-cell office:value-type="float" office:value="0.580641" calcext:value-type="float">
            <text:p>0.58064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9011" calcext:value-type="float">
            <text:p>0.000469011</text:p>
          </table:table-cell>
          <table:table-cell/>
          <table:table-cell office:value-type="float" office:value="31.6293" calcext:value-type="float">
            <text:p>31.6293</text:p>
          </table:table-cell>
          <table:table-cell office:value-type="float" office:value="1.22483" calcext:value-type="float">
            <text:p>1.22483</text:p>
          </table:table-cell>
          <table:table-cell office:value-type="float" office:value="0.000799983" calcext:value-type="float">
            <text:p>0.000799983</text:p>
          </table:table-cell>
          <table:table-cell/>
          <table:table-cell office:value-type="float" office:value="32.5571" calcext:value-type="float">
            <text:p>32.5571</text:p>
          </table:table-cell>
          <table:table-cell office:value-type="float" office:value="1.36458" calcext:value-type="float">
            <text:p>1.36458</text:p>
          </table:table-cell>
          <table:table-cell office:value-type="float" office:value="0.000802969" calcext:value-type="float">
            <text:p>0.000802969</text:p>
          </table:table-cell>
          <table:table-cell/>
          <table:table-cell office:value-type="float" office:value="32.3604" calcext:value-type="float">
            <text:p>32.3604</text:p>
          </table:table-cell>
          <table:table-cell office:value-type="float" office:value="1.3868" calcext:value-type="float">
            <text:p>1.3868</text:p>
          </table:table-cell>
          <table:table-cell office:value-type="float" office:value="0.000815873" calcext:value-type="float">
            <text:p>0.000815873</text:p>
          </table:table-cell>
          <table:table-cell/>
          <table:table-cell office:value-type="float" office:value="32.6991" calcext:value-type="float">
            <text:p>32.6991</text:p>
          </table:table-cell>
          <table:table-cell office:value-type="float" office:value="1.47214" calcext:value-type="float">
            <text:p>1.47214</text:p>
          </table:table-cell>
          <table:table-cell office:value-type="float" office:value="0.00645124" calcext:value-type="float">
            <text:p>0.00645124</text:p>
          </table:table-cell>
          <table:table-cell/>
          <table:table-cell office:value-type="float" office:value="33.1331" calcext:value-type="float">
            <text:p>33.1331</text:p>
          </table:table-cell>
          <table:table-cell office:value-type="float" office:value="1.33888" calcext:value-type="float">
            <text:p>1.33888</text:p>
          </table:table-cell>
          <table:table-cell office:value-type="float" office:value="0.0575489" calcext:value-type="float">
            <text:p>0.0575489</text:p>
          </table:table-cell>
          <table:table-cell/>
          <table:table-cell office:value-type="float" office:value="34.9209" calcext:value-type="float">
            <text:p>34.9209</text:p>
          </table:table-cell>
          <table:table-cell office:value-type="float" office:value="1.2852" calcext:value-type="float">
            <text:p>1.2852</text:p>
          </table:table-cell>
          <table:table-cell office:value-type="float" office:value="0.586115" calcext:value-type="float">
            <text:p>0.58611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7939" calcext:value-type="float">
            <text:p>0.000467939</text:p>
          </table:table-cell>
          <table:table-cell/>
          <table:table-cell office:value-type="float" office:value="31.3981" calcext:value-type="float">
            <text:p>31.3981</text:p>
          </table:table-cell>
          <table:table-cell office:value-type="float" office:value="1.21518" calcext:value-type="float">
            <text:p>1.21518</text:p>
          </table:table-cell>
          <table:table-cell office:value-type="float" office:value="0.000800153" calcext:value-type="float">
            <text:p>0.000800153</text:p>
          </table:table-cell>
          <table:table-cell/>
          <table:table-cell office:value-type="float" office:value="33.067" calcext:value-type="float">
            <text:p>33.067</text:p>
          </table:table-cell>
          <table:table-cell office:value-type="float" office:value="1.13422" calcext:value-type="float">
            <text:p>1.13422</text:p>
          </table:table-cell>
          <table:table-cell office:value-type="float" office:value="0.000797999" calcext:value-type="float">
            <text:p>0.000797999</text:p>
          </table:table-cell>
          <table:table-cell/>
          <table:table-cell office:value-type="float" office:value="33.0332" calcext:value-type="float">
            <text:p>33.0332</text:p>
          </table:table-cell>
          <table:table-cell office:value-type="float" office:value="1.2101" calcext:value-type="float">
            <text:p>1.2101</text:p>
          </table:table-cell>
          <table:table-cell office:value-type="float" office:value="0.00080894" calcext:value-type="float">
            <text:p>0.00080894</text:p>
          </table:table-cell>
          <table:table-cell/>
          <table:table-cell office:value-type="float" office:value="33.9553" calcext:value-type="float">
            <text:p>33.9553</text:p>
          </table:table-cell>
          <table:table-cell office:value-type="float" office:value="1.371" calcext:value-type="float">
            <text:p>1.371</text:p>
          </table:table-cell>
          <table:table-cell office:value-type="float" office:value="0.00643505" calcext:value-type="float">
            <text:p>0.00643505</text:p>
          </table:table-cell>
          <table:table-cell/>
          <table:table-cell office:value-type="float" office:value="33.6367" calcext:value-type="float">
            <text:p>33.6367</text:p>
          </table:table-cell>
          <table:table-cell office:value-type="float" office:value="1.36342" calcext:value-type="float">
            <text:p>1.36342</text:p>
          </table:table-cell>
          <table:table-cell office:value-type="float" office:value="0.0578917" calcext:value-type="float">
            <text:p>0.0578917</text:p>
          </table:table-cell>
          <table:table-cell/>
          <table:table-cell office:value-type="float" office:value="32.0991" calcext:value-type="float">
            <text:p>32.0991</text:p>
          </table:table-cell>
          <table:table-cell office:value-type="float" office:value="1.43819" calcext:value-type="float">
            <text:p>1.43819</text:p>
          </table:table-cell>
          <table:table-cell office:value-type="float" office:value="0.572959" calcext:value-type="float">
            <text:p>0.57295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97" calcext:value-type="float">
            <text:p>0.00047397</text:p>
          </table:table-cell>
          <table:table-cell/>
          <table:table-cell office:value-type="float" office:value="31.5168" calcext:value-type="float">
            <text:p>31.5168</text:p>
          </table:table-cell>
          <table:table-cell office:value-type="float" office:value="1.33281" calcext:value-type="float">
            <text:p>1.33281</text:p>
          </table:table-cell>
          <table:table-cell office:value-type="float" office:value="0.000802067" calcext:value-type="float">
            <text:p>0.000802067</text:p>
          </table:table-cell>
          <table:table-cell/>
          <table:table-cell office:value-type="float" office:value="32.8708" calcext:value-type="float">
            <text:p>32.8708</text:p>
          </table:table-cell>
          <table:table-cell office:value-type="float" office:value="1.34256" calcext:value-type="float">
            <text:p>1.34256</text:p>
          </table:table-cell>
          <table:table-cell office:value-type="float" office:value="0.000822094" calcext:value-type="float">
            <text:p>0.000822094</text:p>
          </table:table-cell>
          <table:table-cell/>
          <table:table-cell office:value-type="float" office:value="32.7772" calcext:value-type="float">
            <text:p>32.7772</text:p>
          </table:table-cell>
          <table:table-cell office:value-type="float" office:value="1.21297" calcext:value-type="float">
            <text:p>1.21297</text:p>
          </table:table-cell>
          <table:table-cell office:value-type="float" office:value="0.000821473" calcext:value-type="float">
            <text:p>0.000821473</text:p>
          </table:table-cell>
          <table:table-cell/>
          <table:table-cell office:value-type="float" office:value="34.3851" calcext:value-type="float">
            <text:p>34.3851</text:p>
          </table:table-cell>
          <table:table-cell office:value-type="float" office:value="1.37301" calcext:value-type="float">
            <text:p>1.37301</text:p>
          </table:table-cell>
          <table:table-cell office:value-type="float" office:value="0.00648095" calcext:value-type="float">
            <text:p>0.00648095</text:p>
          </table:table-cell>
          <table:table-cell/>
          <table:table-cell office:value-type="float" office:value="32.8906" calcext:value-type="float">
            <text:p>32.8906</text:p>
          </table:table-cell>
          <table:table-cell office:value-type="float" office:value="1.29008" calcext:value-type="float">
            <text:p>1.29008</text:p>
          </table:table-cell>
          <table:table-cell office:value-type="float" office:value="0.0584904" calcext:value-type="float">
            <text:p>0.0584904</text:p>
          </table:table-cell>
          <table:table-cell/>
          <table:table-cell office:value-type="float" office:value="33.8571" calcext:value-type="float">
            <text:p>33.8571</text:p>
          </table:table-cell>
          <table:table-cell office:value-type="float" office:value="1.3549" calcext:value-type="float">
            <text:p>1.3549</text:p>
          </table:table-cell>
          <table:table-cell office:value-type="float" office:value="0.600704" calcext:value-type="float">
            <text:p>0.600704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8189" calcext:value-type="float">
            <text:p>0.000468189</text:p>
          </table:table-cell>
          <table:table-cell/>
          <table:table-cell office:value-type="float" office:value="30.2183" calcext:value-type="float">
            <text:p>30.2183</text:p>
          </table:table-cell>
          <table:table-cell office:value-type="float" office:value="1.44633" calcext:value-type="float">
            <text:p>1.44633</text:p>
          </table:table-cell>
          <table:table-cell office:value-type="float" office:value="0.00079847" calcext:value-type="float">
            <text:p>0.00079847</text:p>
          </table:table-cell>
          <table:table-cell/>
          <table:table-cell office:value-type="float" office:value="32.8638" calcext:value-type="float">
            <text:p>32.8638</text:p>
          </table:table-cell>
          <table:table-cell office:value-type="float" office:value="1.28024" calcext:value-type="float">
            <text:p>1.28024</text:p>
          </table:table-cell>
          <table:table-cell office:value-type="float" office:value="0.000803038" calcext:value-type="float">
            <text:p>0.000803038</text:p>
          </table:table-cell>
          <table:table-cell/>
          <table:table-cell office:value-type="float" office:value="35.162" calcext:value-type="float">
            <text:p>35.162</text:p>
          </table:table-cell>
          <table:table-cell office:value-type="float" office:value="1.18248" calcext:value-type="float">
            <text:p>1.18248</text:p>
          </table:table-cell>
          <table:table-cell office:value-type="float" office:value="0.000824318" calcext:value-type="float">
            <text:p>0.000824318</text:p>
          </table:table-cell>
          <table:table-cell/>
          <table:table-cell office:value-type="float" office:value="33.3904" calcext:value-type="float">
            <text:p>33.3904</text:p>
          </table:table-cell>
          <table:table-cell office:value-type="float" office:value="1.31994" calcext:value-type="float">
            <text:p>1.31994</text:p>
          </table:table-cell>
          <table:table-cell office:value-type="float" office:value="0.00634752" calcext:value-type="float">
            <text:p>0.00634752</text:p>
          </table:table-cell>
          <table:table-cell/>
          <table:table-cell office:value-type="float" office:value="32.4797" calcext:value-type="float">
            <text:p>32.4797</text:p>
          </table:table-cell>
          <table:table-cell office:value-type="float" office:value="1.36138" calcext:value-type="float">
            <text:p>1.36138</text:p>
          </table:table-cell>
          <table:table-cell office:value-type="float" office:value="0.0578074" calcext:value-type="float">
            <text:p>0.0578074</text:p>
          </table:table-cell>
          <table:table-cell/>
          <table:table-cell office:value-type="float" office:value="33.547" calcext:value-type="float">
            <text:p>33.547</text:p>
          </table:table-cell>
          <table:table-cell office:value-type="float" office:value="1.30579" calcext:value-type="float">
            <text:p>1.30579</text:p>
          </table:table-cell>
          <table:table-cell office:value-type="float" office:value="0.582081" calcext:value-type="float">
            <text:p>0.58208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2937" calcext:value-type="float">
            <text:p>0.000482937</text:p>
          </table:table-cell>
          <table:table-cell/>
          <table:table-cell office:value-type="float" office:value="32.5522" calcext:value-type="float">
            <text:p>32.5522</text:p>
          </table:table-cell>
          <table:table-cell office:value-type="float" office:value="1.24598" calcext:value-type="float">
            <text:p>1.24598</text:p>
          </table:table-cell>
          <table:table-cell office:value-type="float" office:value="0.000802056" calcext:value-type="float">
            <text:p>0.000802056</text:p>
          </table:table-cell>
          <table:table-cell/>
          <table:table-cell office:value-type="float" office:value="32.7536" calcext:value-type="float">
            <text:p>32.7536</text:p>
          </table:table-cell>
          <table:table-cell office:value-type="float" office:value="1.30276" calcext:value-type="float">
            <text:p>1.30276</text:p>
          </table:table-cell>
          <table:table-cell office:value-type="float" office:value="0.000802557" calcext:value-type="float">
            <text:p>0.000802557</text:p>
          </table:table-cell>
          <table:table-cell/>
          <table:table-cell office:value-type="float" office:value="34.3093" calcext:value-type="float">
            <text:p>34.3093</text:p>
          </table:table-cell>
          <table:table-cell office:value-type="float" office:value="1.34887" calcext:value-type="float">
            <text:p>1.34887</text:p>
          </table:table-cell>
          <table:table-cell office:value-type="float" office:value="0.000818187" calcext:value-type="float">
            <text:p>0.000818187</text:p>
          </table:table-cell>
          <table:table-cell/>
          <table:table-cell office:value-type="float" office:value="32.1372" calcext:value-type="float">
            <text:p>32.1372</text:p>
          </table:table-cell>
          <table:table-cell office:value-type="float" office:value="1.38603" calcext:value-type="float">
            <text:p>1.38603</text:p>
          </table:table-cell>
          <table:table-cell office:value-type="float" office:value="0.0063586" calcext:value-type="float">
            <text:p>0.0063586</text:p>
          </table:table-cell>
          <table:table-cell/>
          <table:table-cell office:value-type="float" office:value="31.711" calcext:value-type="float">
            <text:p>31.711</text:p>
          </table:table-cell>
          <table:table-cell office:value-type="float" office:value="1.43319" calcext:value-type="float">
            <text:p>1.43319</text:p>
          </table:table-cell>
          <table:table-cell office:value-type="float" office:value="0.0574544" calcext:value-type="float">
            <text:p>0.0574544</text:p>
          </table:table-cell>
          <table:table-cell/>
          <table:table-cell office:value-type="float" office:value="34.0361" calcext:value-type="float">
            <text:p>34.0361</text:p>
          </table:table-cell>
          <table:table-cell office:value-type="float" office:value="1.27652" calcext:value-type="float">
            <text:p>1.27652</text:p>
          </table:table-cell>
          <table:table-cell office:value-type="float" office:value="0.586405" calcext:value-type="float">
            <text:p>0.58640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816" calcext:value-type="float">
            <text:p>0.000476816</text:p>
          </table:table-cell>
          <table:table-cell/>
          <table:table-cell office:value-type="float" office:value="31.5459" calcext:value-type="float">
            <text:p>31.5459</text:p>
          </table:table-cell>
          <table:table-cell office:value-type="float" office:value="1.31423" calcext:value-type="float">
            <text:p>1.31423</text:p>
          </table:table-cell>
          <table:table-cell office:value-type="float" office:value="0.000802457" calcext:value-type="float">
            <text:p>0.000802457</text:p>
          </table:table-cell>
          <table:table-cell/>
          <table:table-cell office:value-type="float" office:value="31.9415" calcext:value-type="float">
            <text:p>31.9415</text:p>
          </table:table-cell>
          <table:table-cell office:value-type="float" office:value="1.50044" calcext:value-type="float">
            <text:p>1.50044</text:p>
          </table:table-cell>
          <table:table-cell office:value-type="float" office:value="0.000805142" calcext:value-type="float">
            <text:p>0.000805142</text:p>
          </table:table-cell>
          <table:table-cell/>
          <table:table-cell office:value-type="float" office:value="32.5921" calcext:value-type="float">
            <text:p>32.5921</text:p>
          </table:table-cell>
          <table:table-cell office:value-type="float" office:value="1.2602" calcext:value-type="float">
            <text:p>1.2602</text:p>
          </table:table-cell>
          <table:table-cell office:value-type="float" office:value="0.000842041" calcext:value-type="float">
            <text:p>0.000842041</text:p>
          </table:table-cell>
          <table:table-cell/>
          <table:table-cell office:value-type="float" office:value="32.522" calcext:value-type="float">
            <text:p>32.522</text:p>
          </table:table-cell>
          <table:table-cell office:value-type="float" office:value="1.2989" calcext:value-type="float">
            <text:p>1.2989</text:p>
          </table:table-cell>
          <table:table-cell office:value-type="float" office:value="0.00636589" calcext:value-type="float">
            <text:p>0.00636589</text:p>
          </table:table-cell>
          <table:table-cell/>
          <table:table-cell office:value-type="float" office:value="32.5833" calcext:value-type="float">
            <text:p>32.5833</text:p>
          </table:table-cell>
          <table:table-cell office:value-type="float" office:value="1.34389" calcext:value-type="float">
            <text:p>1.34389</text:p>
          </table:table-cell>
          <table:table-cell office:value-type="float" office:value="0.0610375" calcext:value-type="float">
            <text:p>0.0610375</text:p>
          </table:table-cell>
          <table:table-cell/>
          <table:table-cell office:value-type="float" office:value="32.0511" calcext:value-type="float">
            <text:p>32.0511</text:p>
          </table:table-cell>
          <table:table-cell office:value-type="float" office:value="1.37753" calcext:value-type="float">
            <text:p>1.37753</text:p>
          </table:table-cell>
          <table:table-cell office:value-type="float" office:value="0.584166" calcext:value-type="float">
            <text:p>0.58416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83" calcext:value-type="float">
            <text:p>0.00047383</text:p>
          </table:table-cell>
          <table:table-cell/>
          <table:table-cell office:value-type="float" office:value="30.5731" calcext:value-type="float">
            <text:p>30.5731</text:p>
          </table:table-cell>
          <table:table-cell office:value-type="float" office:value="1.39021" calcext:value-type="float">
            <text:p>1.39021</text:p>
          </table:table-cell>
          <table:table-cell office:value-type="float" office:value="0.000798741" calcext:value-type="float">
            <text:p>0.000798741</text:p>
          </table:table-cell>
          <table:table-cell/>
          <table:table-cell office:value-type="float" office:value="33.4593" calcext:value-type="float">
            <text:p>33.4593</text:p>
          </table:table-cell>
          <table:table-cell office:value-type="float" office:value="1.269" calcext:value-type="float">
            <text:p>1.269</text:p>
          </table:table-cell>
          <table:table-cell office:value-type="float" office:value="0.000800704" calcext:value-type="float">
            <text:p>0.000800704</text:p>
          </table:table-cell>
          <table:table-cell/>
          <table:table-cell office:value-type="float" office:value="33.3738" calcext:value-type="float">
            <text:p>33.3738</text:p>
          </table:table-cell>
          <table:table-cell office:value-type="float" office:value="1.28643" calcext:value-type="float">
            <text:p>1.28643</text:p>
          </table:table-cell>
          <table:table-cell office:value-type="float" office:value="0.000810212" calcext:value-type="float">
            <text:p>0.000810212</text:p>
          </table:table-cell>
          <table:table-cell/>
          <table:table-cell office:value-type="float" office:value="32.1412" calcext:value-type="float">
            <text:p>32.1412</text:p>
          </table:table-cell>
          <table:table-cell office:value-type="float" office:value="1.43453" calcext:value-type="float">
            <text:p>1.43453</text:p>
          </table:table-cell>
          <table:table-cell office:value-type="float" office:value="0.00636967" calcext:value-type="float">
            <text:p>0.00636967</text:p>
          </table:table-cell>
          <table:table-cell/>
          <table:table-cell office:value-type="float" office:value="31.8766" calcext:value-type="float">
            <text:p>31.8766</text:p>
          </table:table-cell>
          <table:table-cell office:value-type="float" office:value="1.49841" calcext:value-type="float">
            <text:p>1.49841</text:p>
          </table:table-cell>
          <table:table-cell office:value-type="float" office:value="0.0572587" calcext:value-type="float">
            <text:p>0.0572587</text:p>
          </table:table-cell>
          <table:table-cell/>
          <table:table-cell office:value-type="float" office:value="33.1447" calcext:value-type="float">
            <text:p>33.1447</text:p>
          </table:table-cell>
          <table:table-cell office:value-type="float" office:value="1.35133" calcext:value-type="float">
            <text:p>1.35133</text:p>
          </table:table-cell>
          <table:table-cell office:value-type="float" office:value="0.592465" calcext:value-type="float">
            <text:p>0.59246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778" calcext:value-type="float">
            <text:p>0.000467778</text:p>
          </table:table-cell>
          <table:table-cell/>
          <table:table-cell office:value-type="float" office:value="33.0416" calcext:value-type="float">
            <text:p>33.0416</text:p>
          </table:table-cell>
          <table:table-cell office:value-type="float" office:value="1.20317" calcext:value-type="float">
            <text:p>1.20317</text:p>
          </table:table-cell>
          <table:table-cell office:value-type="float" office:value="0.000801947" calcext:value-type="float">
            <text:p>0.000801947</text:p>
          </table:table-cell>
          <table:table-cell/>
          <table:table-cell office:value-type="float" office:value="31.725" calcext:value-type="float">
            <text:p>31.725</text:p>
          </table:table-cell>
          <table:table-cell office:value-type="float" office:value="1.39944" calcext:value-type="float">
            <text:p>1.39944</text:p>
          </table:table-cell>
          <table:table-cell office:value-type="float" office:value="0.000804321" calcext:value-type="float">
            <text:p>0.000804321</text:p>
          </table:table-cell>
          <table:table-cell/>
          <table:table-cell office:value-type="float" office:value="31.1324" calcext:value-type="float">
            <text:p>31.1324</text:p>
          </table:table-cell>
          <table:table-cell office:value-type="float" office:value="1.56119" calcext:value-type="float">
            <text:p>1.56119</text:p>
          </table:table-cell>
          <table:table-cell office:value-type="float" office:value="0.000817716" calcext:value-type="float">
            <text:p>0.000817716</text:p>
          </table:table-cell>
          <table:table-cell/>
          <table:table-cell office:value-type="float" office:value="31.7087" calcext:value-type="float">
            <text:p>31.7087</text:p>
          </table:table-cell>
          <table:table-cell office:value-type="float" office:value="1.57664" calcext:value-type="float">
            <text:p>1.57664</text:p>
          </table:table-cell>
          <table:table-cell office:value-type="float" office:value="0.00632806" calcext:value-type="float">
            <text:p>0.00632806</text:p>
          </table:table-cell>
          <table:table-cell/>
          <table:table-cell office:value-type="float" office:value="34.2499" calcext:value-type="float">
            <text:p>34.2499</text:p>
          </table:table-cell>
          <table:table-cell office:value-type="float" office:value="1.25705" calcext:value-type="float">
            <text:p>1.25705</text:p>
          </table:table-cell>
          <table:table-cell office:value-type="float" office:value="0.0588589" calcext:value-type="float">
            <text:p>0.0588589</text:p>
          </table:table-cell>
          <table:table-cell/>
          <table:table-cell office:value-type="float" office:value="34.9142" calcext:value-type="float">
            <text:p>34.9142</text:p>
          </table:table-cell>
          <table:table-cell office:value-type="float" office:value="1.24072" calcext:value-type="float">
            <text:p>1.24072</text:p>
          </table:table-cell>
          <table:table-cell office:value-type="float" office:value="0.605692" calcext:value-type="float">
            <text:p>0.60569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3519" calcext:value-type="float">
            <text:p>0.000473519</text:p>
          </table:table-cell>
          <table:table-cell/>
          <table:table-cell office:value-type="float" office:value="30.2101" calcext:value-type="float">
            <text:p>30.2101</text:p>
          </table:table-cell>
          <table:table-cell office:value-type="float" office:value="1.30938" calcext:value-type="float">
            <text:p>1.30938</text:p>
          </table:table-cell>
          <table:table-cell office:value-type="float" office:value="0.000797799" calcext:value-type="float">
            <text:p>0.000797799</text:p>
          </table:table-cell>
          <table:table-cell/>
          <table:table-cell office:value-type="float" office:value="32.4517" calcext:value-type="float">
            <text:p>32.4517</text:p>
          </table:table-cell>
          <table:table-cell office:value-type="float" office:value="1.37401" calcext:value-type="float">
            <text:p>1.37401</text:p>
          </table:table-cell>
          <table:table-cell office:value-type="float" office:value="0.000804251" calcext:value-type="float">
            <text:p>0.000804251</text:p>
          </table:table-cell>
          <table:table-cell/>
          <table:table-cell office:value-type="float" office:value="32.8256" calcext:value-type="float">
            <text:p>32.8256</text:p>
          </table:table-cell>
          <table:table-cell office:value-type="float" office:value="1.33962" calcext:value-type="float">
            <text:p>1.33962</text:p>
          </table:table-cell>
          <table:table-cell office:value-type="float" office:value="0.00082003" calcext:value-type="float">
            <text:p>0.00082003</text:p>
          </table:table-cell>
          <table:table-cell/>
          <table:table-cell office:value-type="float" office:value="32.8471" calcext:value-type="float">
            <text:p>32.8471</text:p>
          </table:table-cell>
          <table:table-cell office:value-type="float" office:value="1.41173" calcext:value-type="float">
            <text:p>1.41173</text:p>
          </table:table-cell>
          <table:table-cell office:value-type="float" office:value="0.0064529" calcext:value-type="float">
            <text:p>0.0064529</text:p>
          </table:table-cell>
          <table:table-cell/>
          <table:table-cell office:value-type="float" office:value="33.1914" calcext:value-type="float">
            <text:p>33.1914</text:p>
          </table:table-cell>
          <table:table-cell office:value-type="float" office:value="1.29825" calcext:value-type="float">
            <text:p>1.29825</text:p>
          </table:table-cell>
          <table:table-cell office:value-type="float" office:value="0.0582993" calcext:value-type="float">
            <text:p>0.0582993</text:p>
          </table:table-cell>
          <table:table-cell/>
          <table:table-cell office:value-type="float" office:value="33.9821" calcext:value-type="float">
            <text:p>33.9821</text:p>
          </table:table-cell>
          <table:table-cell office:value-type="float" office:value="1.3138" calcext:value-type="float">
            <text:p>1.3138</text:p>
          </table:table-cell>
          <table:table-cell office:value-type="float" office:value="0.609623" calcext:value-type="float">
            <text:p>0.60962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393" calcext:value-type="float">
            <text:p>0.000475393</text:p>
          </table:table-cell>
          <table:table-cell/>
          <table:table-cell office:value-type="float" office:value="32.8098" calcext:value-type="float">
            <text:p>32.8098</text:p>
          </table:table-cell>
          <table:table-cell office:value-type="float" office:value="1.09178" calcext:value-type="float">
            <text:p>1.09178</text:p>
          </table:table-cell>
          <table:table-cell office:value-type="float" office:value="0.000804902" calcext:value-type="float">
            <text:p>0.000804902</text:p>
          </table:table-cell>
          <table:table-cell/>
          <table:table-cell office:value-type="float" office:value="32.2258" calcext:value-type="float">
            <text:p>32.2258</text:p>
          </table:table-cell>
          <table:table-cell office:value-type="float" office:value="1.32336" calcext:value-type="float">
            <text:p>1.32336</text:p>
          </table:table-cell>
          <table:table-cell office:value-type="float" office:value="0.000799311" calcext:value-type="float">
            <text:p>0.000799311</text:p>
          </table:table-cell>
          <table:table-cell/>
          <table:table-cell office:value-type="float" office:value="34.5867" calcext:value-type="float">
            <text:p>34.5867</text:p>
          </table:table-cell>
          <table:table-cell office:value-type="float" office:value="1.08986" calcext:value-type="float">
            <text:p>1.08986</text:p>
          </table:table-cell>
          <table:table-cell office:value-type="float" office:value="0.00082002" calcext:value-type="float">
            <text:p>0.00082002</text:p>
          </table:table-cell>
          <table:table-cell/>
          <table:table-cell office:value-type="float" office:value="34.2603" calcext:value-type="float">
            <text:p>34.2603</text:p>
          </table:table-cell>
          <table:table-cell office:value-type="float" office:value="1.18653" calcext:value-type="float">
            <text:p>1.18653</text:p>
          </table:table-cell>
          <table:table-cell office:value-type="float" office:value="0.00642046" calcext:value-type="float">
            <text:p>0.00642046</text:p>
          </table:table-cell>
          <table:table-cell/>
          <table:table-cell office:value-type="float" office:value="33.2235" calcext:value-type="float">
            <text:p>33.2235</text:p>
          </table:table-cell>
          <table:table-cell office:value-type="float" office:value="1.34495" calcext:value-type="float">
            <text:p>1.34495</text:p>
          </table:table-cell>
          <table:table-cell office:value-type="float" office:value="0.0578919" calcext:value-type="float">
            <text:p>0.0578919</text:p>
          </table:table-cell>
          <table:table-cell/>
          <table:table-cell office:value-type="float" office:value="33.5117" calcext:value-type="float">
            <text:p>33.5117</text:p>
          </table:table-cell>
          <table:table-cell office:value-type="float" office:value="1.34367" calcext:value-type="float">
            <text:p>1.34367</text:p>
          </table:table-cell>
          <table:table-cell office:value-type="float" office:value="0.593466" calcext:value-type="float">
            <text:p>0.59346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435" calcext:value-type="float">
            <text:p>0.000471435</text:p>
          </table:table-cell>
          <table:table-cell/>
          <table:table-cell office:value-type="float" office:value="32.2145" calcext:value-type="float">
            <text:p>32.2145</text:p>
          </table:table-cell>
          <table:table-cell office:value-type="float" office:value="1.21175" calcext:value-type="float">
            <text:p>1.21175</text:p>
          </table:table-cell>
          <table:table-cell office:value-type="float" office:value="0.000796806" calcext:value-type="float">
            <text:p>0.000796806</text:p>
          </table:table-cell>
          <table:table-cell/>
          <table:table-cell office:value-type="float" office:value="32.2647" calcext:value-type="float">
            <text:p>32.2647</text:p>
          </table:table-cell>
          <table:table-cell office:value-type="float" office:value="1.18703" calcext:value-type="float">
            <text:p>1.18703</text:p>
          </table:table-cell>
          <table:table-cell office:value-type="float" office:value="0.000805493" calcext:value-type="float">
            <text:p>0.000805493</text:p>
          </table:table-cell>
          <table:table-cell/>
          <table:table-cell office:value-type="float" office:value="33.9908" calcext:value-type="float">
            <text:p>33.9908</text:p>
          </table:table-cell>
          <table:table-cell office:value-type="float" office:value="1.20336" calcext:value-type="float">
            <text:p>1.20336</text:p>
          </table:table-cell>
          <table:table-cell office:value-type="float" office:value="0.000818156" calcext:value-type="float">
            <text:p>0.000818156</text:p>
          </table:table-cell>
          <table:table-cell/>
          <table:table-cell office:value-type="float" office:value="32.6862" calcext:value-type="float">
            <text:p>32.6862</text:p>
          </table:table-cell>
          <table:table-cell office:value-type="float" office:value="1.372" calcext:value-type="float">
            <text:p>1.372</text:p>
          </table:table-cell>
          <table:table-cell office:value-type="float" office:value="0.0064783" calcext:value-type="float">
            <text:p>0.0064783</text:p>
          </table:table-cell>
          <table:table-cell/>
          <table:table-cell office:value-type="float" office:value="33.976" calcext:value-type="float">
            <text:p>33.976</text:p>
          </table:table-cell>
          <table:table-cell office:value-type="float" office:value="1.26235" calcext:value-type="float">
            <text:p>1.26235</text:p>
          </table:table-cell>
          <table:table-cell office:value-type="float" office:value="0.0566088" calcext:value-type="float">
            <text:p>0.0566088</text:p>
          </table:table-cell>
          <table:table-cell/>
          <table:table-cell office:value-type="float" office:value="34.8408" calcext:value-type="float">
            <text:p>34.8408</text:p>
          </table:table-cell>
          <table:table-cell office:value-type="float" office:value="1.31088" calcext:value-type="float">
            <text:p>1.31088</text:p>
          </table:table-cell>
          <table:table-cell office:value-type="float" office:value="0.618902" calcext:value-type="float">
            <text:p>0.61890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078" calcext:value-type="float">
            <text:p>0.000473078</text:p>
          </table:table-cell>
          <table:table-cell/>
          <table:table-cell office:value-type="float" office:value="30.8537" calcext:value-type="float">
            <text:p>30.8537</text:p>
          </table:table-cell>
          <table:table-cell office:value-type="float" office:value="1.3759" calcext:value-type="float">
            <text:p>1.3759</text:p>
          </table:table-cell>
          <table:table-cell office:value-type="float" office:value="0.000801125" calcext:value-type="float">
            <text:p>0.000801125</text:p>
          </table:table-cell>
          <table:table-cell/>
          <table:table-cell office:value-type="float" office:value="32.5632" calcext:value-type="float">
            <text:p>32.5632</text:p>
          </table:table-cell>
          <table:table-cell office:value-type="float" office:value="1.2542" calcext:value-type="float">
            <text:p>1.2542</text:p>
          </table:table-cell>
          <table:table-cell office:value-type="float" office:value="0.00080352" calcext:value-type="float">
            <text:p>0.00080352</text:p>
          </table:table-cell>
          <table:table-cell/>
          <table:table-cell office:value-type="float" office:value="32.4832" calcext:value-type="float">
            <text:p>32.4832</text:p>
          </table:table-cell>
          <table:table-cell office:value-type="float" office:value="1.32407" calcext:value-type="float">
            <text:p>1.32407</text:p>
          </table:table-cell>
          <table:table-cell office:value-type="float" office:value="0.000816835" calcext:value-type="float">
            <text:p>0.000816835</text:p>
          </table:table-cell>
          <table:table-cell/>
          <table:table-cell office:value-type="float" office:value="33.2823" calcext:value-type="float">
            <text:p>33.2823</text:p>
          </table:table-cell>
          <table:table-cell office:value-type="float" office:value="1.4057" calcext:value-type="float">
            <text:p>1.4057</text:p>
          </table:table-cell>
          <table:table-cell office:value-type="float" office:value="0.00642778" calcext:value-type="float">
            <text:p>0.00642778</text:p>
          </table:table-cell>
          <table:table-cell/>
          <table:table-cell office:value-type="float" office:value="33.114" calcext:value-type="float">
            <text:p>33.114</text:p>
          </table:table-cell>
          <table:table-cell office:value-type="float" office:value="1.30726" calcext:value-type="float">
            <text:p>1.30726</text:p>
          </table:table-cell>
          <table:table-cell office:value-type="float" office:value="0.0574735" calcext:value-type="float">
            <text:p>0.0574735</text:p>
          </table:table-cell>
          <table:table-cell/>
          <table:table-cell office:value-type="float" office:value="32.8025" calcext:value-type="float">
            <text:p>32.8025</text:p>
          </table:table-cell>
          <table:table-cell office:value-type="float" office:value="1.4093" calcext:value-type="float">
            <text:p>1.4093</text:p>
          </table:table-cell>
          <table:table-cell office:value-type="float" office:value="0.678044" calcext:value-type="float">
            <text:p>0.678044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1936" calcext:value-type="float">
            <text:p>0.000471936</text:p>
          </table:table-cell>
          <table:table-cell/>
          <table:table-cell office:value-type="float" office:value="32.8808" calcext:value-type="float">
            <text:p>32.8808</text:p>
          </table:table-cell>
          <table:table-cell office:value-type="float" office:value="1.23812" calcext:value-type="float">
            <text:p>1.23812</text:p>
          </table:table-cell>
          <table:table-cell office:value-type="float" office:value="0.000795935" calcext:value-type="float">
            <text:p>0.000795935</text:p>
          </table:table-cell>
          <table:table-cell/>
          <table:table-cell office:value-type="float" office:value="33.9996" calcext:value-type="float">
            <text:p>33.9996</text:p>
          </table:table-cell>
          <table:table-cell office:value-type="float" office:value="1.17857" calcext:value-type="float">
            <text:p>1.17857</text:p>
          </table:table-cell>
          <table:table-cell office:value-type="float" office:value="0.000803028" calcext:value-type="float">
            <text:p>0.000803028</text:p>
          </table:table-cell>
          <table:table-cell/>
          <table:table-cell office:value-type="float" office:value="32.3763" calcext:value-type="float">
            <text:p>32.3763</text:p>
          </table:table-cell>
          <table:table-cell office:value-type="float" office:value="1.35847" calcext:value-type="float">
            <text:p>1.35847</text:p>
          </table:table-cell>
          <table:table-cell office:value-type="float" office:value="0.000813849" calcext:value-type="float">
            <text:p>0.000813849</text:p>
          </table:table-cell>
          <table:table-cell/>
          <table:table-cell office:value-type="float" office:value="33.8319" calcext:value-type="float">
            <text:p>33.8319</text:p>
          </table:table-cell>
          <table:table-cell office:value-type="float" office:value="1.36725" calcext:value-type="float">
            <text:p>1.36725</text:p>
          </table:table-cell>
          <table:table-cell office:value-type="float" office:value="0.00654049" calcext:value-type="float">
            <text:p>0.00654049</text:p>
          </table:table-cell>
          <table:table-cell/>
          <table:table-cell office:value-type="float" office:value="33.3662" calcext:value-type="float">
            <text:p>33.3662</text:p>
          </table:table-cell>
          <table:table-cell office:value-type="float" office:value="1.27959" calcext:value-type="float">
            <text:p>1.27959</text:p>
          </table:table-cell>
          <table:table-cell office:value-type="float" office:value="0.0579382" calcext:value-type="float">
            <text:p>0.0579382</text:p>
          </table:table-cell>
          <table:table-cell/>
          <table:table-cell office:value-type="float" office:value="32.5799" calcext:value-type="float">
            <text:p>32.5799</text:p>
          </table:table-cell>
          <table:table-cell office:value-type="float" office:value="1.50605" calcext:value-type="float">
            <text:p>1.50605</text:p>
          </table:table-cell>
          <table:table-cell office:value-type="float" office:value="0.594544" calcext:value-type="float">
            <text:p>0.59454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8" calcext:value-type="float">
            <text:p>0.00046858</text:p>
          </table:table-cell>
          <table:table-cell/>
          <table:table-cell office:value-type="float" office:value="30.6772" calcext:value-type="float">
            <text:p>30.6772</text:p>
          </table:table-cell>
          <table:table-cell office:value-type="float" office:value="1.39764" calcext:value-type="float">
            <text:p>1.39764</text:p>
          </table:table-cell>
          <table:table-cell office:value-type="float" office:value="0.00081488" calcext:value-type="float">
            <text:p>0.00081488</text:p>
          </table:table-cell>
          <table:table-cell/>
          <table:table-cell office:value-type="float" office:value="32.9312" calcext:value-type="float">
            <text:p>32.9312</text:p>
          </table:table-cell>
          <table:table-cell office:value-type="float" office:value="1.23775" calcext:value-type="float">
            <text:p>1.23775</text:p>
          </table:table-cell>
          <table:table-cell office:value-type="float" office:value="0.000802627" calcext:value-type="float">
            <text:p>0.000802627</text:p>
          </table:table-cell>
          <table:table-cell/>
          <table:table-cell office:value-type="float" office:value="32.2827" calcext:value-type="float">
            <text:p>32.2827</text:p>
          </table:table-cell>
          <table:table-cell office:value-type="float" office:value="1.39266" calcext:value-type="float">
            <text:p>1.39266</text:p>
          </table:table-cell>
          <table:table-cell office:value-type="float" office:value="0.000821793" calcext:value-type="float">
            <text:p>0.000821793</text:p>
          </table:table-cell>
          <table:table-cell/>
          <table:table-cell office:value-type="float" office:value="33.7912" calcext:value-type="float">
            <text:p>33.7912</text:p>
          </table:table-cell>
          <table:table-cell office:value-type="float" office:value="1.29203" calcext:value-type="float">
            <text:p>1.29203</text:p>
          </table:table-cell>
          <table:table-cell office:value-type="float" office:value="0.00650882" calcext:value-type="float">
            <text:p>0.00650882</text:p>
          </table:table-cell>
          <table:table-cell/>
          <table:table-cell office:value-type="float" office:value="32.5153" calcext:value-type="float">
            <text:p>32.5153</text:p>
          </table:table-cell>
          <table:table-cell office:value-type="float" office:value="1.3253" calcext:value-type="float">
            <text:p>1.3253</text:p>
          </table:table-cell>
          <table:table-cell office:value-type="float" office:value="0.0578886" calcext:value-type="float">
            <text:p>0.0578886</text:p>
          </table:table-cell>
          <table:table-cell/>
          <table:table-cell office:value-type="float" office:value="32.756" calcext:value-type="float">
            <text:p>32.756</text:p>
          </table:table-cell>
          <table:table-cell office:value-type="float" office:value="1.3898" calcext:value-type="float">
            <text:p>1.3898</text:p>
          </table:table-cell>
          <table:table-cell office:value-type="float" office:value="0.582195" calcext:value-type="float">
            <text:p>0.58219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115" calcext:value-type="float">
            <text:p>0.000471115</text:p>
          </table:table-cell>
          <table:table-cell/>
          <table:table-cell office:value-type="float" office:value="32.4708" calcext:value-type="float">
            <text:p>32.4708</text:p>
          </table:table-cell>
          <table:table-cell office:value-type="float" office:value="1.32116" calcext:value-type="float">
            <text:p>1.32116</text:p>
          </table:table-cell>
          <table:table-cell office:value-type="float" office:value="0.000799492" calcext:value-type="float">
            <text:p>0.000799492</text:p>
          </table:table-cell>
          <table:table-cell/>
          <table:table-cell office:value-type="float" office:value="35.2824" calcext:value-type="float">
            <text:p>35.2824</text:p>
          </table:table-cell>
          <table:table-cell office:value-type="float" office:value="1.08608" calcext:value-type="float">
            <text:p>1.08608</text:p>
          </table:table-cell>
          <table:table-cell office:value-type="float" office:value="0.000808789" calcext:value-type="float">
            <text:p>0.000808789</text:p>
          </table:table-cell>
          <table:table-cell/>
          <table:table-cell office:value-type="float" office:value="32.271" calcext:value-type="float">
            <text:p>32.271</text:p>
          </table:table-cell>
          <table:table-cell office:value-type="float" office:value="1.29934" calcext:value-type="float">
            <text:p>1.29934</text:p>
          </table:table-cell>
          <table:table-cell office:value-type="float" office:value="0.000819029" calcext:value-type="float">
            <text:p>0.000819029</text:p>
          </table:table-cell>
          <table:table-cell/>
          <table:table-cell office:value-type="float" office:value="33.4665" calcext:value-type="float">
            <text:p>33.4665</text:p>
          </table:table-cell>
          <table:table-cell office:value-type="float" office:value="1.28554" calcext:value-type="float">
            <text:p>1.28554</text:p>
          </table:table-cell>
          <table:table-cell office:value-type="float" office:value="0.0065696" calcext:value-type="float">
            <text:p>0.0065696</text:p>
          </table:table-cell>
          <table:table-cell/>
          <table:table-cell office:value-type="float" office:value="32.4886" calcext:value-type="float">
            <text:p>32.4886</text:p>
          </table:table-cell>
          <table:table-cell office:value-type="float" office:value="1.45707" calcext:value-type="float">
            <text:p>1.45707</text:p>
          </table:table-cell>
          <table:table-cell office:value-type="float" office:value="0.0572149" calcext:value-type="float">
            <text:p>0.0572149</text:p>
          </table:table-cell>
          <table:table-cell/>
          <table:table-cell office:value-type="float" office:value="32.5204" calcext:value-type="float">
            <text:p>32.5204</text:p>
          </table:table-cell>
          <table:table-cell office:value-type="float" office:value="1.43616" calcext:value-type="float">
            <text:p>1.43616</text:p>
          </table:table-cell>
          <table:table-cell office:value-type="float" office:value="0.750136" calcext:value-type="float">
            <text:p>0.75013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808" calcext:value-type="float">
            <text:p>0.000472808</text:p>
          </table:table-cell>
          <table:table-cell/>
          <table:table-cell office:value-type="float" office:value="32.7328" calcext:value-type="float">
            <text:p>32.7328</text:p>
          </table:table-cell>
          <table:table-cell office:value-type="float" office:value="1.05656" calcext:value-type="float">
            <text:p>1.05656</text:p>
          </table:table-cell>
          <table:table-cell office:value-type="float" office:value="0.000804451" calcext:value-type="float">
            <text:p>0.000804451</text:p>
          </table:table-cell>
          <table:table-cell/>
          <table:table-cell office:value-type="float" office:value="33.683" calcext:value-type="float">
            <text:p>33.683</text:p>
          </table:table-cell>
          <table:table-cell office:value-type="float" office:value="1.1513" calcext:value-type="float">
            <text:p>1.1513</text:p>
          </table:table-cell>
          <table:table-cell office:value-type="float" office:value="0.000803238" calcext:value-type="float">
            <text:p>0.000803238</text:p>
          </table:table-cell>
          <table:table-cell/>
          <table:table-cell office:value-type="float" office:value="32.1777" calcext:value-type="float">
            <text:p>32.1777</text:p>
          </table:table-cell>
          <table:table-cell office:value-type="float" office:value="1.3624" calcext:value-type="float">
            <text:p>1.3624</text:p>
          </table:table-cell>
          <table:table-cell office:value-type="float" office:value="0.000917523" calcext:value-type="float">
            <text:p>0.000917523</text:p>
          </table:table-cell>
          <table:table-cell/>
          <table:table-cell office:value-type="float" office:value="34.2839" calcext:value-type="float">
            <text:p>34.2839</text:p>
          </table:table-cell>
          <table:table-cell office:value-type="float" office:value="1.4126" calcext:value-type="float">
            <text:p>1.4126</text:p>
          </table:table-cell>
          <table:table-cell office:value-type="float" office:value="0.0064962" calcext:value-type="float">
            <text:p>0.0064962</text:p>
          </table:table-cell>
          <table:table-cell/>
          <table:table-cell office:value-type="float" office:value="35.2964" calcext:value-type="float">
            <text:p>35.2964</text:p>
          </table:table-cell>
          <table:table-cell office:value-type="float" office:value="1.15532" calcext:value-type="float">
            <text:p>1.15532</text:p>
          </table:table-cell>
          <table:table-cell office:value-type="float" office:value="0.0592949" calcext:value-type="float">
            <text:p>0.0592949</text:p>
          </table:table-cell>
          <table:table-cell/>
          <table:table-cell office:value-type="float" office:value="32.1709" calcext:value-type="float">
            <text:p>32.1709</text:p>
          </table:table-cell>
          <table:table-cell office:value-type="float" office:value="1.36055" calcext:value-type="float">
            <text:p>1.36055</text:p>
          </table:table-cell>
          <table:table-cell office:value-type="float" office:value="0.658815" calcext:value-type="float">
            <text:p>0.65881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084" calcext:value-type="float">
            <text:p>0.000471084</text:p>
          </table:table-cell>
          <table:table-cell/>
          <table:table-cell office:value-type="float" office:value="31.3496" calcext:value-type="float">
            <text:p>31.3496</text:p>
          </table:table-cell>
          <table:table-cell office:value-type="float" office:value="1.29117" calcext:value-type="float">
            <text:p>1.29117</text:p>
          </table:table-cell>
          <table:table-cell office:value-type="float" office:value="0.000808137" calcext:value-type="float">
            <text:p>0.000808137</text:p>
          </table:table-cell>
          <table:table-cell/>
          <table:table-cell office:value-type="float" office:value="33.0088" calcext:value-type="float">
            <text:p>33.0088</text:p>
          </table:table-cell>
          <table:table-cell office:value-type="float" office:value="1.33273" calcext:value-type="float">
            <text:p>1.33273</text:p>
          </table:table-cell>
          <table:table-cell office:value-type="float" office:value="0.000800453" calcext:value-type="float">
            <text:p>0.000800453</text:p>
          </table:table-cell>
          <table:table-cell/>
          <table:table-cell office:value-type="float" office:value="34.6623" calcext:value-type="float">
            <text:p>34.6623</text:p>
          </table:table-cell>
          <table:table-cell office:value-type="float" office:value="1.18151" calcext:value-type="float">
            <text:p>1.18151</text:p>
          </table:table-cell>
          <table:table-cell office:value-type="float" office:value="0.00083607" calcext:value-type="float">
            <text:p>0.00083607</text:p>
          </table:table-cell>
          <table:table-cell/>
          <table:table-cell office:value-type="float" office:value="32.6474" calcext:value-type="float">
            <text:p>32.6474</text:p>
          </table:table-cell>
          <table:table-cell office:value-type="float" office:value="1.20493" calcext:value-type="float">
            <text:p>1.20493</text:p>
          </table:table-cell>
          <table:table-cell office:value-type="float" office:value="0.00643705" calcext:value-type="float">
            <text:p>0.00643705</text:p>
          </table:table-cell>
          <table:table-cell/>
          <table:table-cell office:value-type="float" office:value="35.1995" calcext:value-type="float">
            <text:p>35.1995</text:p>
          </table:table-cell>
          <table:table-cell office:value-type="float" office:value="1.24756" calcext:value-type="float">
            <text:p>1.24756</text:p>
          </table:table-cell>
          <table:table-cell office:value-type="float" office:value="0.0583867" calcext:value-type="float">
            <text:p>0.0583867</text:p>
          </table:table-cell>
          <table:table-cell/>
          <table:table-cell office:value-type="float" office:value="33.2271" calcext:value-type="float">
            <text:p>33.2271</text:p>
          </table:table-cell>
          <table:table-cell office:value-type="float" office:value="1.24588" calcext:value-type="float">
            <text:p>1.24588</text:p>
          </table:table-cell>
          <table:table-cell office:value-type="float" office:value="0.678686" calcext:value-type="float">
            <text:p>0.67868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811" calcext:value-type="float">
            <text:p>0.000468811</text:p>
          </table:table-cell>
          <table:table-cell/>
          <table:table-cell office:value-type="float" office:value="32.5406" calcext:value-type="float">
            <text:p>32.5406</text:p>
          </table:table-cell>
          <table:table-cell office:value-type="float" office:value="1.15487" calcext:value-type="float">
            <text:p>1.15487</text:p>
          </table:table-cell>
          <table:table-cell office:value-type="float" office:value="0.000801615" calcext:value-type="float">
            <text:p>0.000801615</text:p>
          </table:table-cell>
          <table:table-cell/>
          <table:table-cell office:value-type="float" office:value="32.6448" calcext:value-type="float">
            <text:p>32.6448</text:p>
          </table:table-cell>
          <table:table-cell office:value-type="float" office:value="1.2627" calcext:value-type="float">
            <text:p>1.2627</text:p>
          </table:table-cell>
          <table:table-cell office:value-type="float" office:value="0.000805954" calcext:value-type="float">
            <text:p>0.000805954</text:p>
          </table:table-cell>
          <table:table-cell/>
          <table:table-cell office:value-type="float" office:value="33.1313" calcext:value-type="float">
            <text:p>33.1313</text:p>
          </table:table-cell>
          <table:table-cell office:value-type="float" office:value="1.21355" calcext:value-type="float">
            <text:p>1.21355</text:p>
          </table:table-cell>
          <table:table-cell office:value-type="float" office:value="0.000816073" calcext:value-type="float">
            <text:p>0.000816073</text:p>
          </table:table-cell>
          <table:table-cell/>
          <table:table-cell office:value-type="float" office:value="35.2913" calcext:value-type="float">
            <text:p>35.2913</text:p>
          </table:table-cell>
          <table:table-cell office:value-type="float" office:value="1.17224" calcext:value-type="float">
            <text:p>1.17224</text:p>
          </table:table-cell>
          <table:table-cell office:value-type="float" office:value="0.00647821" calcext:value-type="float">
            <text:p>0.00647821</text:p>
          </table:table-cell>
          <table:table-cell/>
          <table:table-cell office:value-type="float" office:value="34.085" calcext:value-type="float">
            <text:p>34.085</text:p>
          </table:table-cell>
          <table:table-cell office:value-type="float" office:value="1.27865" calcext:value-type="float">
            <text:p>1.27865</text:p>
          </table:table-cell>
          <table:table-cell office:value-type="float" office:value="0.0590929" calcext:value-type="float">
            <text:p>0.0590929</text:p>
          </table:table-cell>
          <table:table-cell/>
          <table:table-cell office:value-type="float" office:value="31.6502" calcext:value-type="float">
            <text:p>31.6502</text:p>
          </table:table-cell>
          <table:table-cell office:value-type="float" office:value="1.60448" calcext:value-type="float">
            <text:p>1.60448</text:p>
          </table:table-cell>
          <table:table-cell office:value-type="float" office:value="0.624133" calcext:value-type="float">
            <text:p>0.62413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654" calcext:value-type="float">
            <text:p>0.000470654</text:p>
          </table:table-cell>
          <table:table-cell/>
          <table:table-cell office:value-type="float" office:value="32.0643" calcext:value-type="float">
            <text:p>32.0643</text:p>
          </table:table-cell>
          <table:table-cell office:value-type="float" office:value="1.19955" calcext:value-type="float">
            <text:p>1.19955</text:p>
          </table:table-cell>
          <table:table-cell office:value-type="float" office:value="0.000796205" calcext:value-type="float">
            <text:p>0.000796205</text:p>
          </table:table-cell>
          <table:table-cell/>
          <table:table-cell office:value-type="float" office:value="32.4563" calcext:value-type="float">
            <text:p>32.4563</text:p>
          </table:table-cell>
          <table:table-cell office:value-type="float" office:value="1.25315" calcext:value-type="float">
            <text:p>1.25315</text:p>
          </table:table-cell>
          <table:table-cell office:value-type="float" office:value="0.000800584" calcext:value-type="float">
            <text:p>0.000800584</text:p>
          </table:table-cell>
          <table:table-cell/>
          <table:table-cell office:value-type="float" office:value="32.3354" calcext:value-type="float">
            <text:p>32.3354</text:p>
          </table:table-cell>
          <table:table-cell office:value-type="float" office:value="1.231" calcext:value-type="float">
            <text:p>1.231</text:p>
          </table:table-cell>
          <table:table-cell office:value-type="float" office:value="0.000810752" calcext:value-type="float">
            <text:p>0.000810752</text:p>
          </table:table-cell>
          <table:table-cell/>
          <table:table-cell office:value-type="float" office:value="34.1309" calcext:value-type="float">
            <text:p>34.1309</text:p>
          </table:table-cell>
          <table:table-cell office:value-type="float" office:value="1.26841" calcext:value-type="float">
            <text:p>1.26841</text:p>
          </table:table-cell>
          <table:table-cell office:value-type="float" office:value="0.00636974" calcext:value-type="float">
            <text:p>0.00636974</text:p>
          </table:table-cell>
          <table:table-cell/>
          <table:table-cell office:value-type="float" office:value="32.4497" calcext:value-type="float">
            <text:p>32.4497</text:p>
          </table:table-cell>
          <table:table-cell office:value-type="float" office:value="1.48064" calcext:value-type="float">
            <text:p>1.48064</text:p>
          </table:table-cell>
          <table:table-cell office:value-type="float" office:value="0.0580949" calcext:value-type="float">
            <text:p>0.0580949</text:p>
          </table:table-cell>
          <table:table-cell/>
          <table:table-cell office:value-type="float" office:value="33.621" calcext:value-type="float">
            <text:p>33.621</text:p>
          </table:table-cell>
          <table:table-cell office:value-type="float" office:value="1.28091" calcext:value-type="float">
            <text:p>1.28091</text:p>
          </table:table-cell>
          <table:table-cell office:value-type="float" office:value="0.598373" calcext:value-type="float">
            <text:p>0.59837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787" calcext:value-type="float">
            <text:p>0.000471787</text:p>
          </table:table-cell>
          <table:table-cell/>
          <table:table-cell office:value-type="float" office:value="31.9213" calcext:value-type="float">
            <text:p>31.9213</text:p>
          </table:table-cell>
          <table:table-cell office:value-type="float" office:value="1.14753" calcext:value-type="float">
            <text:p>1.14753</text:p>
          </table:table-cell>
          <table:table-cell office:value-type="float" office:value="0.000801776" calcext:value-type="float">
            <text:p>0.000801776</text:p>
          </table:table-cell>
          <table:table-cell/>
          <table:table-cell office:value-type="float" office:value="32.5023" calcext:value-type="float">
            <text:p>32.5023</text:p>
          </table:table-cell>
          <table:table-cell office:value-type="float" office:value="1.34449" calcext:value-type="float">
            <text:p>1.34449</text:p>
          </table:table-cell>
          <table:table-cell office:value-type="float" office:value="0.00080367" calcext:value-type="float">
            <text:p>0.00080367</text:p>
          </table:table-cell>
          <table:table-cell/>
          <table:table-cell office:value-type="float" office:value="31.9796" calcext:value-type="float">
            <text:p>31.9796</text:p>
          </table:table-cell>
          <table:table-cell office:value-type="float" office:value="1.35806" calcext:value-type="float">
            <text:p>1.35806</text:p>
          </table:table-cell>
          <table:table-cell office:value-type="float" office:value="0.000812696" calcext:value-type="float">
            <text:p>0.000812696</text:p>
          </table:table-cell>
          <table:table-cell/>
          <table:table-cell office:value-type="float" office:value="32.361" calcext:value-type="float">
            <text:p>32.361</text:p>
          </table:table-cell>
          <table:table-cell office:value-type="float" office:value="1.49361" calcext:value-type="float">
            <text:p>1.49361</text:p>
          </table:table-cell>
          <table:table-cell office:value-type="float" office:value="0.00638137" calcext:value-type="float">
            <text:p>0.00638137</text:p>
          </table:table-cell>
          <table:table-cell/>
          <table:table-cell office:value-type="float" office:value="32.2293" calcext:value-type="float">
            <text:p>32.2293</text:p>
          </table:table-cell>
          <table:table-cell office:value-type="float" office:value="1.56593" calcext:value-type="float">
            <text:p>1.56593</text:p>
          </table:table-cell>
          <table:table-cell office:value-type="float" office:value="0.056943" calcext:value-type="float">
            <text:p>0.056943</text:p>
          </table:table-cell>
          <table:table-cell/>
          <table:table-cell office:value-type="float" office:value="33.3712" calcext:value-type="float">
            <text:p>33.3712</text:p>
          </table:table-cell>
          <table:table-cell office:value-type="float" office:value="1.2703" calcext:value-type="float">
            <text:p>1.2703</text:p>
          </table:table-cell>
          <table:table-cell office:value-type="float" office:value="0.595839" calcext:value-type="float">
            <text:p>0.59583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1404" calcext:value-type="float">
            <text:p>0.000481404</text:p>
          </table:table-cell>
          <table:table-cell/>
          <table:table-cell office:value-type="float" office:value="32.546" calcext:value-type="float">
            <text:p>32.546</text:p>
          </table:table-cell>
          <table:table-cell office:value-type="float" office:value="1.19143" calcext:value-type="float">
            <text:p>1.19143</text:p>
          </table:table-cell>
          <table:table-cell office:value-type="float" office:value="0.000801285" calcext:value-type="float">
            <text:p>0.000801285</text:p>
          </table:table-cell>
          <table:table-cell/>
          <table:table-cell office:value-type="float" office:value="32.5006" calcext:value-type="float">
            <text:p>32.5006</text:p>
          </table:table-cell>
          <table:table-cell office:value-type="float" office:value="1.45746" calcext:value-type="float">
            <text:p>1.45746</text:p>
          </table:table-cell>
          <table:table-cell office:value-type="float" office:value="0.000805002" calcext:value-type="float">
            <text:p>0.000805002</text:p>
          </table:table-cell>
          <table:table-cell/>
          <table:table-cell office:value-type="float" office:value="32.9113" calcext:value-type="float">
            <text:p>32.9113</text:p>
          </table:table-cell>
          <table:table-cell office:value-type="float" office:value="1.37336" calcext:value-type="float">
            <text:p>1.37336</text:p>
          </table:table-cell>
          <table:table-cell office:value-type="float" office:value="0.000811635" calcext:value-type="float">
            <text:p>0.000811635</text:p>
          </table:table-cell>
          <table:table-cell/>
          <table:table-cell office:value-type="float" office:value="34.0611" calcext:value-type="float">
            <text:p>34.0611</text:p>
          </table:table-cell>
          <table:table-cell office:value-type="float" office:value="1.37509" calcext:value-type="float">
            <text:p>1.37509</text:p>
          </table:table-cell>
          <table:table-cell office:value-type="float" office:value="0.0063984" calcext:value-type="float">
            <text:p>0.0063984</text:p>
          </table:table-cell>
          <table:table-cell/>
          <table:table-cell office:value-type="float" office:value="31.5782" calcext:value-type="float">
            <text:p>31.5782</text:p>
          </table:table-cell>
          <table:table-cell office:value-type="float" office:value="1.38494" calcext:value-type="float">
            <text:p>1.38494</text:p>
          </table:table-cell>
          <table:table-cell office:value-type="float" office:value="0.0581518" calcext:value-type="float">
            <text:p>0.0581518</text:p>
          </table:table-cell>
          <table:table-cell/>
          <table:table-cell office:value-type="float" office:value="32.8477" calcext:value-type="float">
            <text:p>32.8477</text:p>
          </table:table-cell>
          <table:table-cell office:value-type="float" office:value="1.40543" calcext:value-type="float">
            <text:p>1.40543</text:p>
          </table:table-cell>
          <table:table-cell office:value-type="float" office:value="0.602121" calcext:value-type="float">
            <text:p>0.60212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409" calcext:value-type="float">
            <text:p>0.00047409</text:p>
          </table:table-cell>
          <table:table-cell/>
          <table:table-cell office:value-type="float" office:value="30.3088" calcext:value-type="float">
            <text:p>30.3088</text:p>
          </table:table-cell>
          <table:table-cell office:value-type="float" office:value="1.38059" calcext:value-type="float">
            <text:p>1.38059</text:p>
          </table:table-cell>
          <table:table-cell office:value-type="float" office:value="0.000801936" calcext:value-type="float">
            <text:p>0.000801936</text:p>
          </table:table-cell>
          <table:table-cell/>
          <table:table-cell office:value-type="float" office:value="32.0116" calcext:value-type="float">
            <text:p>32.0116</text:p>
          </table:table-cell>
          <table:table-cell office:value-type="float" office:value="1.34647" calcext:value-type="float">
            <text:p>1.34647</text:p>
          </table:table-cell>
          <table:table-cell office:value-type="float" office:value="0.00080915" calcext:value-type="float">
            <text:p>0.00080915</text:p>
          </table:table-cell>
          <table:table-cell/>
          <table:table-cell office:value-type="float" office:value="32.7732" calcext:value-type="float">
            <text:p>32.7732</text:p>
          </table:table-cell>
          <table:table-cell office:value-type="float" office:value="1.26916" calcext:value-type="float">
            <text:p>1.26916</text:p>
          </table:table-cell>
          <table:table-cell office:value-type="float" office:value="0.000815392" calcext:value-type="float">
            <text:p>0.000815392</text:p>
          </table:table-cell>
          <table:table-cell/>
          <table:table-cell office:value-type="float" office:value="32.512" calcext:value-type="float">
            <text:p>32.512</text:p>
          </table:table-cell>
          <table:table-cell office:value-type="float" office:value="1.5263" calcext:value-type="float">
            <text:p>1.5263</text:p>
          </table:table-cell>
          <table:table-cell office:value-type="float" office:value="0.00642302" calcext:value-type="float">
            <text:p>0.00642302</text:p>
          </table:table-cell>
          <table:table-cell/>
          <table:table-cell office:value-type="float" office:value="33.9725" calcext:value-type="float">
            <text:p>33.9725</text:p>
          </table:table-cell>
          <table:table-cell office:value-type="float" office:value="1.32434" calcext:value-type="float">
            <text:p>1.32434</text:p>
          </table:table-cell>
          <table:table-cell office:value-type="float" office:value="0.059204" calcext:value-type="float">
            <text:p>0.059204</text:p>
          </table:table-cell>
          <table:table-cell/>
          <table:table-cell office:value-type="float" office:value="33.6121" calcext:value-type="float">
            <text:p>33.6121</text:p>
          </table:table-cell>
          <table:table-cell office:value-type="float" office:value="1.23451" calcext:value-type="float">
            <text:p>1.23451</text:p>
          </table:table-cell>
          <table:table-cell office:value-type="float" office:value="0.59061" calcext:value-type="float">
            <text:p>0.5906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48" calcext:value-type="float">
            <text:p>0.00047348</text:p>
          </table:table-cell>
          <table:table-cell/>
          <table:table-cell office:value-type="float" office:value="31.6496" calcext:value-type="float">
            <text:p>31.6496</text:p>
          </table:table-cell>
          <table:table-cell office:value-type="float" office:value="1.29313" calcext:value-type="float">
            <text:p>1.29313</text:p>
          </table:table-cell>
          <table:table-cell office:value-type="float" office:value="0.000799813" calcext:value-type="float">
            <text:p>0.000799813</text:p>
          </table:table-cell>
          <table:table-cell/>
          <table:table-cell office:value-type="float" office:value="30.6643" calcext:value-type="float">
            <text:p>30.6643</text:p>
          </table:table-cell>
          <table:table-cell office:value-type="float" office:value="1.48946" calcext:value-type="float">
            <text:p>1.48946</text:p>
          </table:table-cell>
          <table:table-cell office:value-type="float" office:value="0.000799351" calcext:value-type="float">
            <text:p>0.000799351</text:p>
          </table:table-cell>
          <table:table-cell/>
          <table:table-cell office:value-type="float" office:value="33.3506" calcext:value-type="float">
            <text:p>33.3506</text:p>
          </table:table-cell>
          <table:table-cell office:value-type="float" office:value="1.31159" calcext:value-type="float">
            <text:p>1.31159</text:p>
          </table:table-cell>
          <table:table-cell office:value-type="float" office:value="0.000811695" calcext:value-type="float">
            <text:p>0.000811695</text:p>
          </table:table-cell>
          <table:table-cell/>
          <table:table-cell office:value-type="float" office:value="31.9738" calcext:value-type="float">
            <text:p>31.9738</text:p>
          </table:table-cell>
          <table:table-cell office:value-type="float" office:value="1.52238" calcext:value-type="float">
            <text:p>1.52238</text:p>
          </table:table-cell>
          <table:table-cell office:value-type="float" office:value="0.00633648" calcext:value-type="float">
            <text:p>0.00633648</text:p>
          </table:table-cell>
          <table:table-cell/>
          <table:table-cell office:value-type="float" office:value="34.8185" calcext:value-type="float">
            <text:p>34.8185</text:p>
          </table:table-cell>
          <table:table-cell office:value-type="float" office:value="1.20825" calcext:value-type="float">
            <text:p>1.20825</text:p>
          </table:table-cell>
          <table:table-cell office:value-type="float" office:value="0.058195" calcext:value-type="float">
            <text:p>0.058195</text:p>
          </table:table-cell>
          <table:table-cell/>
          <table:table-cell office:value-type="float" office:value="34.9326" calcext:value-type="float">
            <text:p>34.9326</text:p>
          </table:table-cell>
          <table:table-cell office:value-type="float" office:value="1.2373" calcext:value-type="float">
            <text:p>1.2373</text:p>
          </table:table-cell>
          <table:table-cell office:value-type="float" office:value="0.601162" calcext:value-type="float">
            <text:p>0.60116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97325" calcext:value-type="float">
            <text:p>0.000497325</text:p>
          </table:table-cell>
          <table:table-cell/>
          <table:table-cell office:value-type="float" office:value="30.317" calcext:value-type="float">
            <text:p>30.317</text:p>
          </table:table-cell>
          <table:table-cell office:value-type="float" office:value="1.39189" calcext:value-type="float">
            <text:p>1.39189</text:p>
          </table:table-cell>
          <table:table-cell office:value-type="float" office:value="0.000803399" calcext:value-type="float">
            <text:p>0.000803399</text:p>
          </table:table-cell>
          <table:table-cell/>
          <table:table-cell office:value-type="float" office:value="31.7401" calcext:value-type="float">
            <text:p>31.7401</text:p>
          </table:table-cell>
          <table:table-cell office:value-type="float" office:value="1.30804" calcext:value-type="float">
            <text:p>1.30804</text:p>
          </table:table-cell>
          <table:table-cell office:value-type="float" office:value="0.000824017" calcext:value-type="float">
            <text:p>0.000824017</text:p>
          </table:table-cell>
          <table:table-cell/>
          <table:table-cell office:value-type="float" office:value="33.406" calcext:value-type="float">
            <text:p>33.406</text:p>
          </table:table-cell>
          <table:table-cell office:value-type="float" office:value="1.20729" calcext:value-type="float">
            <text:p>1.20729</text:p>
          </table:table-cell>
          <table:table-cell office:value-type="float" office:value="0.000814139" calcext:value-type="float">
            <text:p>0.000814139</text:p>
          </table:table-cell>
          <table:table-cell/>
          <table:table-cell office:value-type="float" office:value="33.0544" calcext:value-type="float">
            <text:p>33.0544</text:p>
          </table:table-cell>
          <table:table-cell office:value-type="float" office:value="1.33429" calcext:value-type="float">
            <text:p>1.33429</text:p>
          </table:table-cell>
          <table:table-cell office:value-type="float" office:value="0.00649048" calcext:value-type="float">
            <text:p>0.00649048</text:p>
          </table:table-cell>
          <table:table-cell/>
          <table:table-cell office:value-type="float" office:value="33.6669" calcext:value-type="float">
            <text:p>33.6669</text:p>
          </table:table-cell>
          <table:table-cell office:value-type="float" office:value="1.24165" calcext:value-type="float">
            <text:p>1.24165</text:p>
          </table:table-cell>
          <table:table-cell office:value-type="float" office:value="0.058668" calcext:value-type="float">
            <text:p>0.058668</text:p>
          </table:table-cell>
          <table:table-cell/>
          <table:table-cell office:value-type="float" office:value="34.3187" calcext:value-type="float">
            <text:p>34.3187</text:p>
          </table:table-cell>
          <table:table-cell office:value-type="float" office:value="1.25451" calcext:value-type="float">
            <text:p>1.25451</text:p>
          </table:table-cell>
          <table:table-cell office:value-type="float" office:value="0.602108" calcext:value-type="float">
            <text:p>0.60210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695" calcext:value-type="float">
            <text:p>0.000470695</text:p>
          </table:table-cell>
          <table:table-cell/>
          <table:table-cell office:value-type="float" office:value="32.0504" calcext:value-type="float">
            <text:p>32.0504</text:p>
          </table:table-cell>
          <table:table-cell office:value-type="float" office:value="1.33559" calcext:value-type="float">
            <text:p>1.33559</text:p>
          </table:table-cell>
          <table:table-cell office:value-type="float" office:value="0.000791777" calcext:value-type="float">
            <text:p>0.000791777</text:p>
          </table:table-cell>
          <table:table-cell/>
          <table:table-cell office:value-type="float" office:value="31.9875" calcext:value-type="float">
            <text:p>31.9875</text:p>
          </table:table-cell>
          <table:table-cell office:value-type="float" office:value="1.33603" calcext:value-type="float">
            <text:p>1.33603</text:p>
          </table:table-cell>
          <table:table-cell office:value-type="float" office:value="0.000801526" calcext:value-type="float">
            <text:p>0.000801526</text:p>
          </table:table-cell>
          <table:table-cell/>
          <table:table-cell office:value-type="float" office:value="32.6277" calcext:value-type="float">
            <text:p>32.6277</text:p>
          </table:table-cell>
          <table:table-cell office:value-type="float" office:value="1.38731" calcext:value-type="float">
            <text:p>1.38731</text:p>
          </table:table-cell>
          <table:table-cell office:value-type="float" office:value="0.000837654" calcext:value-type="float">
            <text:p>0.000837654</text:p>
          </table:table-cell>
          <table:table-cell/>
          <table:table-cell office:value-type="float" office:value="34.6755" calcext:value-type="float">
            <text:p>34.6755</text:p>
          </table:table-cell>
          <table:table-cell office:value-type="float" office:value="1.21233" calcext:value-type="float">
            <text:p>1.21233</text:p>
          </table:table-cell>
          <table:table-cell office:value-type="float" office:value="0.0064736" calcext:value-type="float">
            <text:p>0.0064736</text:p>
          </table:table-cell>
          <table:table-cell/>
          <table:table-cell office:value-type="float" office:value="31.64" calcext:value-type="float">
            <text:p>31.64</text:p>
          </table:table-cell>
          <table:table-cell office:value-type="float" office:value="1.58044" calcext:value-type="float">
            <text:p>1.58044</text:p>
          </table:table-cell>
          <table:table-cell office:value-type="float" office:value="0.0570486" calcext:value-type="float">
            <text:p>0.0570486</text:p>
          </table:table-cell>
          <table:table-cell/>
          <table:table-cell office:value-type="float" office:value="32.8989" calcext:value-type="float">
            <text:p>32.8989</text:p>
          </table:table-cell>
          <table:table-cell office:value-type="float" office:value="1.3736" calcext:value-type="float">
            <text:p>1.3736</text:p>
          </table:table-cell>
          <table:table-cell office:value-type="float" office:value="0.588997" calcext:value-type="float">
            <text:p>0.58899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7366" calcext:value-type="float">
            <text:p>0.000487366</text:p>
          </table:table-cell>
          <table:table-cell/>
          <table:table-cell office:value-type="float" office:value="30.9276" calcext:value-type="float">
            <text:p>30.9276</text:p>
          </table:table-cell>
          <table:table-cell office:value-type="float" office:value="1.24752" calcext:value-type="float">
            <text:p>1.24752</text:p>
          </table:table-cell>
          <table:table-cell office:value-type="float" office:value="0.000800984" calcext:value-type="float">
            <text:p>0.000800984</text:p>
          </table:table-cell>
          <table:table-cell/>
          <table:table-cell office:value-type="float" office:value="32.6459" calcext:value-type="float">
            <text:p>32.6459</text:p>
          </table:table-cell>
          <table:table-cell office:value-type="float" office:value="1.29144" calcext:value-type="float">
            <text:p>1.29144</text:p>
          </table:table-cell>
          <table:table-cell office:value-type="float" office:value="0.000806705" calcext:value-type="float">
            <text:p>0.000806705</text:p>
          </table:table-cell>
          <table:table-cell/>
          <table:table-cell office:value-type="float" office:value="33.7585" calcext:value-type="float">
            <text:p>33.7585</text:p>
          </table:table-cell>
          <table:table-cell office:value-type="float" office:value="1.34484" calcext:value-type="float">
            <text:p>1.34484</text:p>
          </table:table-cell>
          <table:table-cell office:value-type="float" office:value="0.000828987" calcext:value-type="float">
            <text:p>0.000828987</text:p>
          </table:table-cell>
          <table:table-cell/>
          <table:table-cell office:value-type="float" office:value="36.3393" calcext:value-type="float">
            <text:p>36.3393</text:p>
          </table:table-cell>
          <table:table-cell office:value-type="float" office:value="1.0913" calcext:value-type="float">
            <text:p>1.0913</text:p>
          </table:table-cell>
          <table:table-cell office:value-type="float" office:value="0.00653468" calcext:value-type="float">
            <text:p>0.00653468</text:p>
          </table:table-cell>
          <table:table-cell/>
          <table:table-cell office:value-type="float" office:value="31.7633" calcext:value-type="float">
            <text:p>31.7633</text:p>
          </table:table-cell>
          <table:table-cell office:value-type="float" office:value="1.36329" calcext:value-type="float">
            <text:p>1.36329</text:p>
          </table:table-cell>
          <table:table-cell office:value-type="float" office:value="0.0579472" calcext:value-type="float">
            <text:p>0.0579472</text:p>
          </table:table-cell>
          <table:table-cell/>
          <table:table-cell office:value-type="float" office:value="32.9459" calcext:value-type="float">
            <text:p>32.9459</text:p>
          </table:table-cell>
          <table:table-cell office:value-type="float" office:value="1.40796" calcext:value-type="float">
            <text:p>1.40796</text:p>
          </table:table-cell>
          <table:table-cell office:value-type="float" office:value="0.626984" calcext:value-type="float">
            <text:p>0.62698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971" calcext:value-type="float">
            <text:p>0.000468971</text:p>
          </table:table-cell>
          <table:table-cell/>
          <table:table-cell office:value-type="float" office:value="32.515" calcext:value-type="float">
            <text:p>32.515</text:p>
          </table:table-cell>
          <table:table-cell office:value-type="float" office:value="1.22866" calcext:value-type="float">
            <text:p>1.22866</text:p>
          </table:table-cell>
          <table:table-cell office:value-type="float" office:value="0.000800894" calcext:value-type="float">
            <text:p>0.000800894</text:p>
          </table:table-cell>
          <table:table-cell/>
          <table:table-cell office:value-type="float" office:value="32.6861" calcext:value-type="float">
            <text:p>32.6861</text:p>
          </table:table-cell>
          <table:table-cell office:value-type="float" office:value="1.1584" calcext:value-type="float">
            <text:p>1.1584</text:p>
          </table:table-cell>
          <table:table-cell office:value-type="float" office:value="0.000802237" calcext:value-type="float">
            <text:p>0.000802237</text:p>
          </table:table-cell>
          <table:table-cell/>
          <table:table-cell office:value-type="float" office:value="34.7304" calcext:value-type="float">
            <text:p>34.7304</text:p>
          </table:table-cell>
          <table:table-cell office:value-type="float" office:value="1.29879" calcext:value-type="float">
            <text:p>1.29879</text:p>
          </table:table-cell>
          <table:table-cell office:value-type="float" office:value="0.000813158" calcext:value-type="float">
            <text:p>0.000813158</text:p>
          </table:table-cell>
          <table:table-cell/>
          <table:table-cell office:value-type="float" office:value="31.9071" calcext:value-type="float">
            <text:p>31.9071</text:p>
          </table:table-cell>
          <table:table-cell office:value-type="float" office:value="1.3709" calcext:value-type="float">
            <text:p>1.3709</text:p>
          </table:table-cell>
          <table:table-cell office:value-type="float" office:value="0.0063044" calcext:value-type="float">
            <text:p>0.0063044</text:p>
          </table:table-cell>
          <table:table-cell/>
          <table:table-cell office:value-type="float" office:value="33.4139" calcext:value-type="float">
            <text:p>33.4139</text:p>
          </table:table-cell>
          <table:table-cell office:value-type="float" office:value="1.35433" calcext:value-type="float">
            <text:p>1.35433</text:p>
          </table:table-cell>
          <table:table-cell office:value-type="float" office:value="0.0594216" calcext:value-type="float">
            <text:p>0.0594216</text:p>
          </table:table-cell>
          <table:table-cell/>
          <table:table-cell office:value-type="float" office:value="32.5261" calcext:value-type="float">
            <text:p>32.5261</text:p>
          </table:table-cell>
          <table:table-cell office:value-type="float" office:value="1.46084" calcext:value-type="float">
            <text:p>1.46084</text:p>
          </table:table-cell>
          <table:table-cell office:value-type="float" office:value="0.66924" calcext:value-type="float">
            <text:p>0.6692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9501" calcext:value-type="float">
            <text:p>0.000479501</text:p>
          </table:table-cell>
          <table:table-cell/>
          <table:table-cell office:value-type="float" office:value="30.878" calcext:value-type="float">
            <text:p>30.878</text:p>
          </table:table-cell>
          <table:table-cell office:value-type="float" office:value="1.17853" calcext:value-type="float">
            <text:p>1.17853</text:p>
          </table:table-cell>
          <table:table-cell office:value-type="float" office:value="0.000799983" calcext:value-type="float">
            <text:p>0.000799983</text:p>
          </table:table-cell>
          <table:table-cell/>
          <table:table-cell office:value-type="float" office:value="31.3417" calcext:value-type="float">
            <text:p>31.3417</text:p>
          </table:table-cell>
          <table:table-cell office:value-type="float" office:value="1.40277" calcext:value-type="float">
            <text:p>1.40277</text:p>
          </table:table-cell>
          <table:table-cell office:value-type="float" office:value="0.000804371" calcext:value-type="float">
            <text:p>0.000804371</text:p>
          </table:table-cell>
          <table:table-cell/>
          <table:table-cell office:value-type="float" office:value="33.3367" calcext:value-type="float">
            <text:p>33.3367</text:p>
          </table:table-cell>
          <table:table-cell office:value-type="float" office:value="1.32477" calcext:value-type="float">
            <text:p>1.32477</text:p>
          </table:table-cell>
          <table:table-cell office:value-type="float" office:value="0.000817546" calcext:value-type="float">
            <text:p>0.000817546</text:p>
          </table:table-cell>
          <table:table-cell/>
          <table:table-cell office:value-type="float" office:value="35.2088" calcext:value-type="float">
            <text:p>35.2088</text:p>
          </table:table-cell>
          <table:table-cell office:value-type="float" office:value="1.18788" calcext:value-type="float">
            <text:p>1.18788</text:p>
          </table:table-cell>
          <table:table-cell office:value-type="float" office:value="0.00654512" calcext:value-type="float">
            <text:p>0.00654512</text:p>
          </table:table-cell>
          <table:table-cell/>
          <table:table-cell office:value-type="float" office:value="32.8842" calcext:value-type="float">
            <text:p>32.8842</text:p>
          </table:table-cell>
          <table:table-cell office:value-type="float" office:value="1.35197" calcext:value-type="float">
            <text:p>1.35197</text:p>
          </table:table-cell>
          <table:table-cell office:value-type="float" office:value="0.0583513" calcext:value-type="float">
            <text:p>0.0583513</text:p>
          </table:table-cell>
          <table:table-cell/>
          <table:table-cell office:value-type="float" office:value="34.5465" calcext:value-type="float">
            <text:p>34.5465</text:p>
          </table:table-cell>
          <table:table-cell office:value-type="float" office:value="1.18173" calcext:value-type="float">
            <text:p>1.18173</text:p>
          </table:table-cell>
          <table:table-cell office:value-type="float" office:value="0.598528" calcext:value-type="float">
            <text:p>0.59852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37" calcext:value-type="float">
            <text:p>0.00046837</text:p>
          </table:table-cell>
          <table:table-cell/>
          <table:table-cell office:value-type="float" office:value="31.0634" calcext:value-type="float">
            <text:p>31.0634</text:p>
          </table:table-cell>
          <table:table-cell office:value-type="float" office:value="1.28765" calcext:value-type="float">
            <text:p>1.28765</text:p>
          </table:table-cell>
          <table:table-cell office:value-type="float" office:value="0.000797809" calcext:value-type="float">
            <text:p>0.000797809</text:p>
          </table:table-cell>
          <table:table-cell/>
          <table:table-cell office:value-type="float" office:value="30.1223" calcext:value-type="float">
            <text:p>30.1223</text:p>
          </table:table-cell>
          <table:table-cell office:value-type="float" office:value="1.49283" calcext:value-type="float">
            <text:p>1.49283</text:p>
          </table:table-cell>
          <table:table-cell office:value-type="float" office:value="0.000803759" calcext:value-type="float">
            <text:p>0.000803759</text:p>
          </table:table-cell>
          <table:table-cell/>
          <table:table-cell office:value-type="float" office:value="31.7823" calcext:value-type="float">
            <text:p>31.7823</text:p>
          </table:table-cell>
          <table:table-cell office:value-type="float" office:value="1.4311" calcext:value-type="float">
            <text:p>1.4311</text:p>
          </table:table-cell>
          <table:table-cell office:value-type="float" office:value="0.000815301" calcext:value-type="float">
            <text:p>0.000815301</text:p>
          </table:table-cell>
          <table:table-cell/>
          <table:table-cell office:value-type="float" office:value="33.9528" calcext:value-type="float">
            <text:p>33.9528</text:p>
          </table:table-cell>
          <table:table-cell office:value-type="float" office:value="1.23719" calcext:value-type="float">
            <text:p>1.23719</text:p>
          </table:table-cell>
          <table:table-cell office:value-type="float" office:value="0.00639777" calcext:value-type="float">
            <text:p>0.00639777</text:p>
          </table:table-cell>
          <table:table-cell/>
          <table:table-cell office:value-type="float" office:value="33.2433" calcext:value-type="float">
            <text:p>33.2433</text:p>
          </table:table-cell>
          <table:table-cell office:value-type="float" office:value="1.35934" calcext:value-type="float">
            <text:p>1.35934</text:p>
          </table:table-cell>
          <table:table-cell office:value-type="float" office:value="0.0584123" calcext:value-type="float">
            <text:p>0.0584123</text:p>
          </table:table-cell>
          <table:table-cell/>
          <table:table-cell office:value-type="float" office:value="32.9686" calcext:value-type="float">
            <text:p>32.9686</text:p>
          </table:table-cell>
          <table:table-cell office:value-type="float" office:value="1.37583" calcext:value-type="float">
            <text:p>1.37583</text:p>
          </table:table-cell>
          <table:table-cell office:value-type="float" office:value="0.588014" calcext:value-type="float">
            <text:p>0.58801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3097" calcext:value-type="float">
            <text:p>0.000483097</text:p>
          </table:table-cell>
          <table:table-cell/>
          <table:table-cell office:value-type="float" office:value="31.6592" calcext:value-type="float">
            <text:p>31.6592</text:p>
          </table:table-cell>
          <table:table-cell office:value-type="float" office:value="1.23611" calcext:value-type="float">
            <text:p>1.23611</text:p>
          </table:table-cell>
          <table:table-cell office:value-type="float" office:value="0.000792268" calcext:value-type="float">
            <text:p>0.000792268</text:p>
          </table:table-cell>
          <table:table-cell/>
          <table:table-cell office:value-type="float" office:value="31.7204" calcext:value-type="float">
            <text:p>31.7204</text:p>
          </table:table-cell>
          <table:table-cell office:value-type="float" office:value="1.35411" calcext:value-type="float">
            <text:p>1.35411</text:p>
          </table:table-cell>
          <table:table-cell office:value-type="float" office:value="0.000803639" calcext:value-type="float">
            <text:p>0.000803639</text:p>
          </table:table-cell>
          <table:table-cell/>
          <table:table-cell office:value-type="float" office:value="32.4169" calcext:value-type="float">
            <text:p>32.4169</text:p>
          </table:table-cell>
          <table:table-cell office:value-type="float" office:value="1.26362" calcext:value-type="float">
            <text:p>1.26362</text:p>
          </table:table-cell>
          <table:table-cell office:value-type="float" office:value="0.000816864" calcext:value-type="float">
            <text:p>0.000816864</text:p>
          </table:table-cell>
          <table:table-cell/>
          <table:table-cell office:value-type="float" office:value="33.3339" calcext:value-type="float">
            <text:p>33.3339</text:p>
          </table:table-cell>
          <table:table-cell office:value-type="float" office:value="1.40948" calcext:value-type="float">
            <text:p>1.40948</text:p>
          </table:table-cell>
          <table:table-cell office:value-type="float" office:value="0.00639878" calcext:value-type="float">
            <text:p>0.00639878</text:p>
          </table:table-cell>
          <table:table-cell/>
          <table:table-cell office:value-type="float" office:value="32.0829" calcext:value-type="float">
            <text:p>32.0829</text:p>
          </table:table-cell>
          <table:table-cell office:value-type="float" office:value="1.43261" calcext:value-type="float">
            <text:p>1.43261</text:p>
          </table:table-cell>
          <table:table-cell office:value-type="float" office:value="0.0577597" calcext:value-type="float">
            <text:p>0.0577597</text:p>
          </table:table-cell>
          <table:table-cell/>
          <table:table-cell office:value-type="float" office:value="32.3888" calcext:value-type="float">
            <text:p>32.3888</text:p>
          </table:table-cell>
          <table:table-cell office:value-type="float" office:value="1.53991" calcext:value-type="float">
            <text:p>1.53991</text:p>
          </table:table-cell>
          <table:table-cell office:value-type="float" office:value="0.584052" calcext:value-type="float">
            <text:p>0.58405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25" calcext:value-type="float">
            <text:p>0.00046825</text:p>
          </table:table-cell>
          <table:table-cell/>
          <table:table-cell office:value-type="float" office:value="32.7386" calcext:value-type="float">
            <text:p>32.7386</text:p>
          </table:table-cell>
          <table:table-cell office:value-type="float" office:value="1.17068" calcext:value-type="float">
            <text:p>1.17068</text:p>
          </table:table-cell>
          <table:table-cell office:value-type="float" office:value="0.000794523" calcext:value-type="float">
            <text:p>0.000794523</text:p>
          </table:table-cell>
          <table:table-cell/>
          <table:table-cell office:value-type="float" office:value="31.81" calcext:value-type="float">
            <text:p>31.81</text:p>
          </table:table-cell>
          <table:table-cell office:value-type="float" office:value="1.22744" calcext:value-type="float">
            <text:p>1.22744</text:p>
          </table:table-cell>
          <table:table-cell office:value-type="float" office:value="0.000803139" calcext:value-type="float">
            <text:p>0.000803139</text:p>
          </table:table-cell>
          <table:table-cell/>
          <table:table-cell office:value-type="float" office:value="33.8605" calcext:value-type="float">
            <text:p>33.8605</text:p>
          </table:table-cell>
          <table:table-cell office:value-type="float" office:value="1.24715" calcext:value-type="float">
            <text:p>1.24715</text:p>
          </table:table-cell>
          <table:table-cell office:value-type="float" office:value="0.000812156" calcext:value-type="float">
            <text:p>0.000812156</text:p>
          </table:table-cell>
          <table:table-cell/>
          <table:table-cell office:value-type="float" office:value="32.0044" calcext:value-type="float">
            <text:p>32.0044</text:p>
          </table:table-cell>
          <table:table-cell office:value-type="float" office:value="1.44761" calcext:value-type="float">
            <text:p>1.44761</text:p>
          </table:table-cell>
          <table:table-cell office:value-type="float" office:value="0.00634342" calcext:value-type="float">
            <text:p>0.00634342</text:p>
          </table:table-cell>
          <table:table-cell/>
          <table:table-cell office:value-type="float" office:value="31.5955" calcext:value-type="float">
            <text:p>31.5955</text:p>
          </table:table-cell>
          <table:table-cell office:value-type="float" office:value="1.39312" calcext:value-type="float">
            <text:p>1.39312</text:p>
          </table:table-cell>
          <table:table-cell office:value-type="float" office:value="0.0572464" calcext:value-type="float">
            <text:p>0.0572464</text:p>
          </table:table-cell>
          <table:table-cell/>
          <table:table-cell office:value-type="float" office:value="33.3608" calcext:value-type="float">
            <text:p>33.3608</text:p>
          </table:table-cell>
          <table:table-cell office:value-type="float" office:value="1.32371" calcext:value-type="float">
            <text:p>1.32371</text:p>
          </table:table-cell>
          <table:table-cell office:value-type="float" office:value="0.591113" calcext:value-type="float">
            <text:p>0.59111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555" calcext:value-type="float">
            <text:p>0.000471555</text:p>
          </table:table-cell>
          <table:table-cell/>
          <table:table-cell office:value-type="float" office:value="32.8932" calcext:value-type="float">
            <text:p>32.8932</text:p>
          </table:table-cell>
          <table:table-cell office:value-type="float" office:value="1.22103" calcext:value-type="float">
            <text:p>1.22103</text:p>
          </table:table-cell>
          <table:table-cell office:value-type="float" office:value="0.000795364" calcext:value-type="float">
            <text:p>0.000795364</text:p>
          </table:table-cell>
          <table:table-cell/>
          <table:table-cell office:value-type="float" office:value="32.521" calcext:value-type="float">
            <text:p>32.521</text:p>
          </table:table-cell>
          <table:table-cell office:value-type="float" office:value="1.37401" calcext:value-type="float">
            <text:p>1.37401</text:p>
          </table:table-cell>
          <table:table-cell office:value-type="float" office:value="0.000801114" calcext:value-type="float">
            <text:p>0.000801114</text:p>
          </table:table-cell>
          <table:table-cell/>
          <table:table-cell office:value-type="float" office:value="32.1785" calcext:value-type="float">
            <text:p>32.1785</text:p>
          </table:table-cell>
          <table:table-cell office:value-type="float" office:value="1.41958" calcext:value-type="float">
            <text:p>1.41958</text:p>
          </table:table-cell>
          <table:table-cell office:value-type="float" office:value="0.000812506" calcext:value-type="float">
            <text:p>0.000812506</text:p>
          </table:table-cell>
          <table:table-cell/>
          <table:table-cell office:value-type="float" office:value="34.5392" calcext:value-type="float">
            <text:p>34.5392</text:p>
          </table:table-cell>
          <table:table-cell office:value-type="float" office:value="1.28376" calcext:value-type="float">
            <text:p>1.28376</text:p>
          </table:table-cell>
          <table:table-cell office:value-type="float" office:value="0.00645409" calcext:value-type="float">
            <text:p>0.00645409</text:p>
          </table:table-cell>
          <table:table-cell/>
          <table:table-cell office:value-type="float" office:value="31.5851" calcext:value-type="float">
            <text:p>31.5851</text:p>
          </table:table-cell>
          <table:table-cell office:value-type="float" office:value="1.34422" calcext:value-type="float">
            <text:p>1.34422</text:p>
          </table:table-cell>
          <table:table-cell office:value-type="float" office:value="0.0569887" calcext:value-type="float">
            <text:p>0.0569887</text:p>
          </table:table-cell>
          <table:table-cell/>
          <table:table-cell office:value-type="float" office:value="32.2729" calcext:value-type="float">
            <text:p>32.2729</text:p>
          </table:table-cell>
          <table:table-cell office:value-type="float" office:value="1.50597" calcext:value-type="float">
            <text:p>1.50597</text:p>
          </table:table-cell>
          <table:table-cell office:value-type="float" office:value="0.579625" calcext:value-type="float">
            <text:p>0.57962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847" calcext:value-type="float">
            <text:p>0.000471847</text:p>
          </table:table-cell>
          <table:table-cell/>
          <table:table-cell office:value-type="float" office:value="32.0625" calcext:value-type="float">
            <text:p>32.0625</text:p>
          </table:table-cell>
          <table:table-cell office:value-type="float" office:value="1.15029" calcext:value-type="float">
            <text:p>1.15029</text:p>
          </table:table-cell>
          <table:table-cell office:value-type="float" office:value="0.000795013" calcext:value-type="float">
            <text:p>0.000795013</text:p>
          </table:table-cell>
          <table:table-cell/>
          <table:table-cell office:value-type="float" office:value="32.0913" calcext:value-type="float">
            <text:p>32.0913</text:p>
          </table:table-cell>
          <table:table-cell office:value-type="float" office:value="1.25049" calcext:value-type="float">
            <text:p>1.25049</text:p>
          </table:table-cell>
          <table:table-cell office:value-type="float" office:value="0.00079879" calcext:value-type="float">
            <text:p>0.00079879</text:p>
          </table:table-cell>
          <table:table-cell/>
          <table:table-cell office:value-type="float" office:value="33.9722" calcext:value-type="float">
            <text:p>33.9722</text:p>
          </table:table-cell>
          <table:table-cell office:value-type="float" office:value="1.25881" calcext:value-type="float">
            <text:p>1.25881</text:p>
          </table:table-cell>
          <table:table-cell office:value-type="float" office:value="0.000815311" calcext:value-type="float">
            <text:p>0.000815311</text:p>
          </table:table-cell>
          <table:table-cell/>
          <table:table-cell office:value-type="float" office:value="33.1305" calcext:value-type="float">
            <text:p>33.1305</text:p>
          </table:table-cell>
          <table:table-cell office:value-type="float" office:value="1.29805" calcext:value-type="float">
            <text:p>1.29805</text:p>
          </table:table-cell>
          <table:table-cell office:value-type="float" office:value="0.00652213" calcext:value-type="float">
            <text:p>0.00652213</text:p>
          </table:table-cell>
          <table:table-cell/>
          <table:table-cell office:value-type="float" office:value="33.0206" calcext:value-type="float">
            <text:p>33.0206</text:p>
          </table:table-cell>
          <table:table-cell office:value-type="float" office:value="1.35964" calcext:value-type="float">
            <text:p>1.35964</text:p>
          </table:table-cell>
          <table:table-cell office:value-type="float" office:value="0.057561" calcext:value-type="float">
            <text:p>0.057561</text:p>
          </table:table-cell>
          <table:table-cell/>
          <table:table-cell office:value-type="float" office:value="32.4014" calcext:value-type="float">
            <text:p>32.4014</text:p>
          </table:table-cell>
          <table:table-cell office:value-type="float" office:value="1.476" calcext:value-type="float">
            <text:p>1.476</text:p>
          </table:table-cell>
          <table:table-cell office:value-type="float" office:value="0.58568" calcext:value-type="float">
            <text:p>0.5856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0072" calcext:value-type="float">
            <text:p>0.000480072</text:p>
          </table:table-cell>
          <table:table-cell/>
          <table:table-cell office:value-type="float" office:value="31.0979" calcext:value-type="float">
            <text:p>31.0979</text:p>
          </table:table-cell>
          <table:table-cell office:value-type="float" office:value="1.2387" calcext:value-type="float">
            <text:p>1.2387</text:p>
          </table:table-cell>
          <table:table-cell office:value-type="float" office:value="0.000798159" calcext:value-type="float">
            <text:p>0.000798159</text:p>
          </table:table-cell>
          <table:table-cell/>
          <table:table-cell office:value-type="float" office:value="32.8755" calcext:value-type="float">
            <text:p>32.8755</text:p>
          </table:table-cell>
          <table:table-cell office:value-type="float" office:value="1.24865" calcext:value-type="float">
            <text:p>1.24865</text:p>
          </table:table-cell>
          <table:table-cell office:value-type="float" office:value="0.000806344" calcext:value-type="float">
            <text:p>0.000806344</text:p>
          </table:table-cell>
          <table:table-cell/>
          <table:table-cell office:value-type="float" office:value="32.2073" calcext:value-type="float">
            <text:p>32.2073</text:p>
          </table:table-cell>
          <table:table-cell office:value-type="float" office:value="1.40255" calcext:value-type="float">
            <text:p>1.40255</text:p>
          </table:table-cell>
          <table:table-cell office:value-type="float" office:value="0.000819739" calcext:value-type="float">
            <text:p>0.000819739</text:p>
          </table:table-cell>
          <table:table-cell/>
          <table:table-cell office:value-type="float" office:value="34.6295" calcext:value-type="float">
            <text:p>34.6295</text:p>
          </table:table-cell>
          <table:table-cell office:value-type="float" office:value="1.18829" calcext:value-type="float">
            <text:p>1.18829</text:p>
          </table:table-cell>
          <table:table-cell office:value-type="float" office:value="0.00650537" calcext:value-type="float">
            <text:p>0.00650537</text:p>
          </table:table-cell>
          <table:table-cell/>
          <table:table-cell office:value-type="float" office:value="32.7193" calcext:value-type="float">
            <text:p>32.7193</text:p>
          </table:table-cell>
          <table:table-cell office:value-type="float" office:value="1.39661" calcext:value-type="float">
            <text:p>1.39661</text:p>
          </table:table-cell>
          <table:table-cell office:value-type="float" office:value="0.0573694" calcext:value-type="float">
            <text:p>0.0573694</text:p>
          </table:table-cell>
          <table:table-cell/>
          <table:table-cell office:value-type="float" office:value="33.2303" calcext:value-type="float">
            <text:p>33.2303</text:p>
          </table:table-cell>
          <table:table-cell office:value-type="float" office:value="1.30759" calcext:value-type="float">
            <text:p>1.30759</text:p>
          </table:table-cell>
          <table:table-cell office:value-type="float" office:value="0.588169" calcext:value-type="float">
            <text:p>0.58816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099" calcext:value-type="float">
            <text:p>0.000468099</text:p>
          </table:table-cell>
          <table:table-cell/>
          <table:table-cell office:value-type="float" office:value="32.9864" calcext:value-type="float">
            <text:p>32.9864</text:p>
          </table:table-cell>
          <table:table-cell office:value-type="float" office:value="1.2319" calcext:value-type="float">
            <text:p>1.2319</text:p>
          </table:table-cell>
          <table:table-cell office:value-type="float" office:value="0.000800764" calcext:value-type="float">
            <text:p>0.000800764</text:p>
          </table:table-cell>
          <table:table-cell/>
          <table:table-cell office:value-type="float" office:value="34.8315" calcext:value-type="float">
            <text:p>34.8315</text:p>
          </table:table-cell>
          <table:table-cell office:value-type="float" office:value="1.17036" calcext:value-type="float">
            <text:p>1.17036</text:p>
          </table:table-cell>
          <table:table-cell office:value-type="float" office:value="0.000805803" calcext:value-type="float">
            <text:p>0.000805803</text:p>
          </table:table-cell>
          <table:table-cell/>
          <table:table-cell office:value-type="float" office:value="33.3205" calcext:value-type="float">
            <text:p>33.3205</text:p>
          </table:table-cell>
          <table:table-cell office:value-type="float" office:value="1.23066" calcext:value-type="float">
            <text:p>1.23066</text:p>
          </table:table-cell>
          <table:table-cell office:value-type="float" office:value="0.000832103" calcext:value-type="float">
            <text:p>0.000832103</text:p>
          </table:table-cell>
          <table:table-cell/>
          <table:table-cell office:value-type="float" office:value="33.7548" calcext:value-type="float">
            <text:p>33.7548</text:p>
          </table:table-cell>
          <table:table-cell office:value-type="float" office:value="1.46037" calcext:value-type="float">
            <text:p>1.46037</text:p>
          </table:table-cell>
          <table:table-cell office:value-type="float" office:value="0.0064373" calcext:value-type="float">
            <text:p>0.0064373</text:p>
          </table:table-cell>
          <table:table-cell/>
          <table:table-cell office:value-type="float" office:value="34.3298" calcext:value-type="float">
            <text:p>34.3298</text:p>
          </table:table-cell>
          <table:table-cell office:value-type="float" office:value="1.16529" calcext:value-type="float">
            <text:p>1.16529</text:p>
          </table:table-cell>
          <table:table-cell office:value-type="float" office:value="0.0601846" calcext:value-type="float">
            <text:p>0.0601846</text:p>
          </table:table-cell>
          <table:table-cell/>
          <table:table-cell office:value-type="float" office:value="34.4935" calcext:value-type="float">
            <text:p>34.4935</text:p>
          </table:table-cell>
          <table:table-cell office:value-type="float" office:value="1.22758" calcext:value-type="float">
            <text:p>1.22758</text:p>
          </table:table-cell>
          <table:table-cell office:value-type="float" office:value="0.602732" calcext:value-type="float">
            <text:p>0.60273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066" calcext:value-type="float">
            <text:p>0.000472066</text:p>
          </table:table-cell>
          <table:table-cell/>
          <table:table-cell office:value-type="float" office:value="32.2722" calcext:value-type="float">
            <text:p>32.2722</text:p>
          </table:table-cell>
          <table:table-cell office:value-type="float" office:value="1.14557" calcext:value-type="float">
            <text:p>1.14557</text:p>
          </table:table-cell>
          <table:table-cell office:value-type="float" office:value="0.000802817" calcext:value-type="float">
            <text:p>0.000802817</text:p>
          </table:table-cell>
          <table:table-cell/>
          <table:table-cell office:value-type="float" office:value="33.3931" calcext:value-type="float">
            <text:p>33.3931</text:p>
          </table:table-cell>
          <table:table-cell office:value-type="float" office:value="1.10901" calcext:value-type="float">
            <text:p>1.10901</text:p>
          </table:table-cell>
          <table:table-cell office:value-type="float" office:value="0.000806835" calcext:value-type="float">
            <text:p>0.000806835</text:p>
          </table:table-cell>
          <table:table-cell/>
          <table:table-cell office:value-type="float" office:value="32.479" calcext:value-type="float">
            <text:p>32.479</text:p>
          </table:table-cell>
          <table:table-cell office:value-type="float" office:value="1.40175" calcext:value-type="float">
            <text:p>1.40175</text:p>
          </table:table-cell>
          <table:table-cell office:value-type="float" office:value="0.000814169" calcext:value-type="float">
            <text:p>0.000814169</text:p>
          </table:table-cell>
          <table:table-cell/>
          <table:table-cell office:value-type="float" office:value="32.118" calcext:value-type="float">
            <text:p>32.118</text:p>
          </table:table-cell>
          <table:table-cell office:value-type="float" office:value="1.44026" calcext:value-type="float">
            <text:p>1.44026</text:p>
          </table:table-cell>
          <table:table-cell office:value-type="float" office:value="0.00643706" calcext:value-type="float">
            <text:p>0.00643706</text:p>
          </table:table-cell>
          <table:table-cell/>
          <table:table-cell office:value-type="float" office:value="32.2915" calcext:value-type="float">
            <text:p>32.2915</text:p>
          </table:table-cell>
          <table:table-cell office:value-type="float" office:value="1.55666" calcext:value-type="float">
            <text:p>1.55666</text:p>
          </table:table-cell>
          <table:table-cell office:value-type="float" office:value="0.0569134" calcext:value-type="float">
            <text:p>0.0569134</text:p>
          </table:table-cell>
          <table:table-cell/>
          <table:table-cell office:value-type="float" office:value="33.2919" calcext:value-type="float">
            <text:p>33.2919</text:p>
          </table:table-cell>
          <table:table-cell office:value-type="float" office:value="1.41311" calcext:value-type="float">
            <text:p>1.41311</text:p>
          </table:table-cell>
          <table:table-cell office:value-type="float" office:value="0.907294" calcext:value-type="float">
            <text:p>0.90729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585" calcext:value-type="float">
            <text:p>0.000471585</text:p>
          </table:table-cell>
          <table:table-cell/>
          <table:table-cell office:value-type="float" office:value="30.9229" calcext:value-type="float">
            <text:p>30.9229</text:p>
          </table:table-cell>
          <table:table-cell office:value-type="float" office:value="1.2311" calcext:value-type="float">
            <text:p>1.2311</text:p>
          </table:table-cell>
          <table:table-cell office:value-type="float" office:value="0.000799562" calcext:value-type="float">
            <text:p>0.000799562</text:p>
          </table:table-cell>
          <table:table-cell/>
          <table:table-cell office:value-type="float" office:value="33.8293" calcext:value-type="float">
            <text:p>33.8293</text:p>
          </table:table-cell>
          <table:table-cell office:value-type="float" office:value="1.05631" calcext:value-type="float">
            <text:p>1.05631</text:p>
          </table:table-cell>
          <table:table-cell office:value-type="float" office:value="0.00080384" calcext:value-type="float">
            <text:p>0.00080384</text:p>
          </table:table-cell>
          <table:table-cell/>
          <table:table-cell office:value-type="float" office:value="33.002" calcext:value-type="float">
            <text:p>33.002</text:p>
          </table:table-cell>
          <table:table-cell office:value-type="float" office:value="1.28289" calcext:value-type="float">
            <text:p>1.28289</text:p>
          </table:table-cell>
          <table:table-cell office:value-type="float" office:value="0.000831312" calcext:value-type="float">
            <text:p>0.000831312</text:p>
          </table:table-cell>
          <table:table-cell/>
          <table:table-cell office:value-type="float" office:value="31.6241" calcext:value-type="float">
            <text:p>31.6241</text:p>
          </table:table-cell>
          <table:table-cell office:value-type="float" office:value="1.62551" calcext:value-type="float">
            <text:p>1.62551</text:p>
          </table:table-cell>
          <table:table-cell office:value-type="float" office:value="0.00624943" calcext:value-type="float">
            <text:p>0.00624943</text:p>
          </table:table-cell>
          <table:table-cell/>
          <table:table-cell office:value-type="float" office:value="34.7003" calcext:value-type="float">
            <text:p>34.7003</text:p>
          </table:table-cell>
          <table:table-cell office:value-type="float" office:value="1.2357" calcext:value-type="float">
            <text:p>1.2357</text:p>
          </table:table-cell>
          <table:table-cell office:value-type="float" office:value="0.0581478" calcext:value-type="float">
            <text:p>0.0581478</text:p>
          </table:table-cell>
          <table:table-cell/>
          <table:table-cell office:value-type="float" office:value="33.8189" calcext:value-type="float">
            <text:p>33.8189</text:p>
          </table:table-cell>
          <table:table-cell office:value-type="float" office:value="1.26878" calcext:value-type="float">
            <text:p>1.26878</text:p>
          </table:table-cell>
          <table:table-cell office:value-type="float" office:value="0.590621" calcext:value-type="float">
            <text:p>0.59062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854" calcext:value-type="float">
            <text:p>0.000470854</text:p>
          </table:table-cell>
          <table:table-cell/>
          <table:table-cell office:value-type="float" office:value="30.2591" calcext:value-type="float">
            <text:p>30.2591</text:p>
          </table:table-cell>
          <table:table-cell office:value-type="float" office:value="1.37644" calcext:value-type="float">
            <text:p>1.37644</text:p>
          </table:table-cell>
          <table:table-cell office:value-type="float" office:value="0.000805603" calcext:value-type="float">
            <text:p>0.000805603</text:p>
          </table:table-cell>
          <table:table-cell/>
          <table:table-cell office:value-type="float" office:value="33.2647" calcext:value-type="float">
            <text:p>33.2647</text:p>
          </table:table-cell>
          <table:table-cell office:value-type="float" office:value="1.33591" calcext:value-type="float">
            <text:p>1.33591</text:p>
          </table:table-cell>
          <table:table-cell office:value-type="float" office:value="0.000805714" calcext:value-type="float">
            <text:p>0.000805714</text:p>
          </table:table-cell>
          <table:table-cell/>
          <table:table-cell office:value-type="float" office:value="33.3319" calcext:value-type="float">
            <text:p>33.3319</text:p>
          </table:table-cell>
          <table:table-cell office:value-type="float" office:value="1.33476" calcext:value-type="float">
            <text:p>1.33476</text:p>
          </table:table-cell>
          <table:table-cell office:value-type="float" office:value="0.000815933" calcext:value-type="float">
            <text:p>0.000815933</text:p>
          </table:table-cell>
          <table:table-cell/>
          <table:table-cell office:value-type="float" office:value="32.9831" calcext:value-type="float">
            <text:p>32.9831</text:p>
          </table:table-cell>
          <table:table-cell office:value-type="float" office:value="1.28794" calcext:value-type="float">
            <text:p>1.28794</text:p>
          </table:table-cell>
          <table:table-cell office:value-type="float" office:value="0.00644331" calcext:value-type="float">
            <text:p>0.00644331</text:p>
          </table:table-cell>
          <table:table-cell/>
          <table:table-cell office:value-type="float" office:value="33.9939" calcext:value-type="float">
            <text:p>33.9939</text:p>
          </table:table-cell>
          <table:table-cell office:value-type="float" office:value="1.31545" calcext:value-type="float">
            <text:p>1.31545</text:p>
          </table:table-cell>
          <table:table-cell office:value-type="float" office:value="0.0581554" calcext:value-type="float">
            <text:p>0.0581554</text:p>
          </table:table-cell>
          <table:table-cell/>
          <table:table-cell office:value-type="float" office:value="34.0105" calcext:value-type="float">
            <text:p>34.0105</text:p>
          </table:table-cell>
          <table:table-cell office:value-type="float" office:value="1.13793" calcext:value-type="float">
            <text:p>1.13793</text:p>
          </table:table-cell>
          <table:table-cell office:value-type="float" office:value="0.591115" calcext:value-type="float">
            <text:p>0.59111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4" calcext:value-type="float">
            <text:p>0.0004684</text:p>
          </table:table-cell>
          <table:table-cell/>
          <table:table-cell office:value-type="float" office:value="32.2766" calcext:value-type="float">
            <text:p>32.2766</text:p>
          </table:table-cell>
          <table:table-cell office:value-type="float" office:value="1.22472" calcext:value-type="float">
            <text:p>1.22472</text:p>
          </table:table-cell>
          <table:table-cell office:value-type="float" office:value="0.000800544" calcext:value-type="float">
            <text:p>0.000800544</text:p>
          </table:table-cell>
          <table:table-cell/>
          <table:table-cell office:value-type="float" office:value="32.6117" calcext:value-type="float">
            <text:p>32.6117</text:p>
          </table:table-cell>
          <table:table-cell office:value-type="float" office:value="1.26155" calcext:value-type="float">
            <text:p>1.26155</text:p>
          </table:table-cell>
          <table:table-cell office:value-type="float" office:value="0.000805523" calcext:value-type="float">
            <text:p>0.000805523</text:p>
          </table:table-cell>
          <table:table-cell/>
          <table:table-cell office:value-type="float" office:value="32.6532" calcext:value-type="float">
            <text:p>32.6532</text:p>
          </table:table-cell>
          <table:table-cell office:value-type="float" office:value="1.31754" calcext:value-type="float">
            <text:p>1.31754</text:p>
          </table:table-cell>
          <table:table-cell office:value-type="float" office:value="0.000813708" calcext:value-type="float">
            <text:p>0.000813708</text:p>
          </table:table-cell>
          <table:table-cell/>
          <table:table-cell office:value-type="float" office:value="32.2017" calcext:value-type="float">
            <text:p>32.2017</text:p>
          </table:table-cell>
          <table:table-cell office:value-type="float" office:value="1.44213" calcext:value-type="float">
            <text:p>1.44213</text:p>
          </table:table-cell>
          <table:table-cell office:value-type="float" office:value="0.00639794" calcext:value-type="float">
            <text:p>0.00639794</text:p>
          </table:table-cell>
          <table:table-cell/>
          <table:table-cell office:value-type="float" office:value="32.7123" calcext:value-type="float">
            <text:p>32.7123</text:p>
          </table:table-cell>
          <table:table-cell office:value-type="float" office:value="1.3779" calcext:value-type="float">
            <text:p>1.3779</text:p>
          </table:table-cell>
          <table:table-cell office:value-type="float" office:value="0.0578953" calcext:value-type="float">
            <text:p>0.0578953</text:p>
          </table:table-cell>
          <table:table-cell/>
          <table:table-cell office:value-type="float" office:value="34.1758" calcext:value-type="float">
            <text:p>34.1758</text:p>
          </table:table-cell>
          <table:table-cell office:value-type="float" office:value="1.27439" calcext:value-type="float">
            <text:p>1.27439</text:p>
          </table:table-cell>
          <table:table-cell office:value-type="float" office:value="0.588462" calcext:value-type="float">
            <text:p>0.58846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684" calcext:value-type="float">
            <text:p>0.000470684</text:p>
          </table:table-cell>
          <table:table-cell/>
          <table:table-cell office:value-type="float" office:value="32.7725" calcext:value-type="float">
            <text:p>32.7725</text:p>
          </table:table-cell>
          <table:table-cell office:value-type="float" office:value="1.2036" calcext:value-type="float">
            <text:p>1.2036</text:p>
          </table:table-cell>
          <table:table-cell office:value-type="float" office:value="0.000799481" calcext:value-type="float">
            <text:p>0.000799481</text:p>
          </table:table-cell>
          <table:table-cell/>
          <table:table-cell office:value-type="float" office:value="33.1615" calcext:value-type="float">
            <text:p>33.1615</text:p>
          </table:table-cell>
          <table:table-cell office:value-type="float" office:value="1.10495" calcext:value-type="float">
            <text:p>1.10495</text:p>
          </table:table-cell>
          <table:table-cell office:value-type="float" office:value="0.000805583" calcext:value-type="float">
            <text:p>0.000805583</text:p>
          </table:table-cell>
          <table:table-cell/>
          <table:table-cell office:value-type="float" office:value="33.4786" calcext:value-type="float">
            <text:p>33.4786</text:p>
          </table:table-cell>
          <table:table-cell office:value-type="float" office:value="1.33465" calcext:value-type="float">
            <text:p>1.33465</text:p>
          </table:table-cell>
          <table:table-cell office:value-type="float" office:value="0.000815482" calcext:value-type="float">
            <text:p>0.000815482</text:p>
          </table:table-cell>
          <table:table-cell/>
          <table:table-cell office:value-type="float" office:value="33.2136" calcext:value-type="float">
            <text:p>33.2136</text:p>
          </table:table-cell>
          <table:table-cell office:value-type="float" office:value="1.44088" calcext:value-type="float">
            <text:p>1.44088</text:p>
          </table:table-cell>
          <table:table-cell office:value-type="float" office:value="0.00646368" calcext:value-type="float">
            <text:p>0.00646368</text:p>
          </table:table-cell>
          <table:table-cell/>
          <table:table-cell office:value-type="float" office:value="33.6311" calcext:value-type="float">
            <text:p>33.6311</text:p>
          </table:table-cell>
          <table:table-cell office:value-type="float" office:value="1.54664" calcext:value-type="float">
            <text:p>1.54664</text:p>
          </table:table-cell>
          <table:table-cell office:value-type="float" office:value="0.057882" calcext:value-type="float">
            <text:p>0.057882</text:p>
          </table:table-cell>
          <table:table-cell/>
          <table:table-cell office:value-type="float" office:value="32.7701" calcext:value-type="float">
            <text:p>32.7701</text:p>
          </table:table-cell>
          <table:table-cell office:value-type="float" office:value="1.3486" calcext:value-type="float">
            <text:p>1.3486</text:p>
          </table:table-cell>
          <table:table-cell office:value-type="float" office:value="0.585487" calcext:value-type="float">
            <text:p>0.58548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59" calcext:value-type="float">
            <text:p>0.00046859</text:p>
          </table:table-cell>
          <table:table-cell/>
          <table:table-cell office:value-type="float" office:value="33.0643" calcext:value-type="float">
            <text:p>33.0643</text:p>
          </table:table-cell>
          <table:table-cell office:value-type="float" office:value="1.22777" calcext:value-type="float">
            <text:p>1.22777</text:p>
          </table:table-cell>
          <table:table-cell office:value-type="float" office:value="0.000810783" calcext:value-type="float">
            <text:p>0.000810783</text:p>
          </table:table-cell>
          <table:table-cell/>
          <table:table-cell office:value-type="float" office:value="32.9055" calcext:value-type="float">
            <text:p>32.9055</text:p>
          </table:table-cell>
          <table:table-cell office:value-type="float" office:value="1.28152" calcext:value-type="float">
            <text:p>1.28152</text:p>
          </table:table-cell>
          <table:table-cell office:value-type="float" office:value="0.000807897" calcext:value-type="float">
            <text:p>0.000807897</text:p>
          </table:table-cell>
          <table:table-cell/>
          <table:table-cell office:value-type="float" office:value="33.008" calcext:value-type="float">
            <text:p>33.008</text:p>
          </table:table-cell>
          <table:table-cell office:value-type="float" office:value="1.25114" calcext:value-type="float">
            <text:p>1.25114</text:p>
          </table:table-cell>
          <table:table-cell office:value-type="float" office:value="0.000815762" calcext:value-type="float">
            <text:p>0.000815762</text:p>
          </table:table-cell>
          <table:table-cell/>
          <table:table-cell office:value-type="float" office:value="31.4917" calcext:value-type="float">
            <text:p>31.4917</text:p>
          </table:table-cell>
          <table:table-cell office:value-type="float" office:value="1.54276" calcext:value-type="float">
            <text:p>1.54276</text:p>
          </table:table-cell>
          <table:table-cell office:value-type="float" office:value="0.0063361" calcext:value-type="float">
            <text:p>0.0063361</text:p>
          </table:table-cell>
          <table:table-cell/>
          <table:table-cell office:value-type="float" office:value="33.7753" calcext:value-type="float">
            <text:p>33.7753</text:p>
          </table:table-cell>
          <table:table-cell office:value-type="float" office:value="1.17377" calcext:value-type="float">
            <text:p>1.17377</text:p>
          </table:table-cell>
          <table:table-cell office:value-type="float" office:value="0.061024" calcext:value-type="float">
            <text:p>0.061024</text:p>
          </table:table-cell>
          <table:table-cell/>
          <table:table-cell office:value-type="float" office:value="32.542" calcext:value-type="float">
            <text:p>32.542</text:p>
          </table:table-cell>
          <table:table-cell office:value-type="float" office:value="1.49297" calcext:value-type="float">
            <text:p>1.49297</text:p>
          </table:table-cell>
          <table:table-cell office:value-type="float" office:value="0.582871" calcext:value-type="float">
            <text:p>0.58287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656" calcext:value-type="float">
            <text:p>0.000471656</text:p>
          </table:table-cell>
          <table:table-cell/>
          <table:table-cell office:value-type="float" office:value="32.8361" calcext:value-type="float">
            <text:p>32.8361</text:p>
          </table:table-cell>
          <table:table-cell office:value-type="float" office:value="1.28316" calcext:value-type="float">
            <text:p>1.28316</text:p>
          </table:table-cell>
          <table:table-cell office:value-type="float" office:value="0.000804201" calcext:value-type="float">
            <text:p>0.000804201</text:p>
          </table:table-cell>
          <table:table-cell/>
          <table:table-cell office:value-type="float" office:value="33.2258" calcext:value-type="float">
            <text:p>33.2258</text:p>
          </table:table-cell>
          <table:table-cell office:value-type="float" office:value="1.3195" calcext:value-type="float">
            <text:p>1.3195</text:p>
          </table:table-cell>
          <table:table-cell office:value-type="float" office:value="0.000810472" calcext:value-type="float">
            <text:p>0.000810472</text:p>
          </table:table-cell>
          <table:table-cell/>
          <table:table-cell office:value-type="float" office:value="33.0515" calcext:value-type="float">
            <text:p>33.0515</text:p>
          </table:table-cell>
          <table:table-cell office:value-type="float" office:value="1.3241" calcext:value-type="float">
            <text:p>1.3241</text:p>
          </table:table-cell>
          <table:table-cell office:value-type="float" office:value="0.000810112" calcext:value-type="float">
            <text:p>0.000810112</text:p>
          </table:table-cell>
          <table:table-cell/>
          <table:table-cell office:value-type="float" office:value="33.7373" calcext:value-type="float">
            <text:p>33.7373</text:p>
          </table:table-cell>
          <table:table-cell office:value-type="float" office:value="1.39986" calcext:value-type="float">
            <text:p>1.39986</text:p>
          </table:table-cell>
          <table:table-cell office:value-type="float" office:value="0.00639676" calcext:value-type="float">
            <text:p>0.00639676</text:p>
          </table:table-cell>
          <table:table-cell/>
          <table:table-cell office:value-type="float" office:value="32.6073" calcext:value-type="float">
            <text:p>32.6073</text:p>
          </table:table-cell>
          <table:table-cell office:value-type="float" office:value="1.3802" calcext:value-type="float">
            <text:p>1.3802</text:p>
          </table:table-cell>
          <table:table-cell office:value-type="float" office:value="0.0597493" calcext:value-type="float">
            <text:p>0.0597493</text:p>
          </table:table-cell>
          <table:table-cell/>
          <table:table-cell office:value-type="float" office:value="33.1041" calcext:value-type="float">
            <text:p>33.1041</text:p>
          </table:table-cell>
          <table:table-cell office:value-type="float" office:value="1.34668" calcext:value-type="float">
            <text:p>1.34668</text:p>
          </table:table-cell>
          <table:table-cell office:value-type="float" office:value="0.580851" calcext:value-type="float">
            <text:p>0.58085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34" calcext:value-type="float">
            <text:p>0.00046834</text:p>
          </table:table-cell>
          <table:table-cell/>
          <table:table-cell office:value-type="float" office:value="31.7262" calcext:value-type="float">
            <text:p>31.7262</text:p>
          </table:table-cell>
          <table:table-cell office:value-type="float" office:value="1.31532" calcext:value-type="float">
            <text:p>1.31532</text:p>
          </table:table-cell>
          <table:table-cell office:value-type="float" office:value="0.000799201" calcext:value-type="float">
            <text:p>0.000799201</text:p>
          </table:table-cell>
          <table:table-cell/>
          <table:table-cell office:value-type="float" office:value="32.621" calcext:value-type="float">
            <text:p>32.621</text:p>
          </table:table-cell>
          <table:table-cell office:value-type="float" office:value="1.25463" calcext:value-type="float">
            <text:p>1.25463</text:p>
          </table:table-cell>
          <table:table-cell office:value-type="float" office:value="0.000801957" calcext:value-type="float">
            <text:p>0.000801957</text:p>
          </table:table-cell>
          <table:table-cell/>
          <table:table-cell office:value-type="float" office:value="33.7514" calcext:value-type="float">
            <text:p>33.7514</text:p>
          </table:table-cell>
          <table:table-cell office:value-type="float" office:value="1.3922" calcext:value-type="float">
            <text:p>1.3922</text:p>
          </table:table-cell>
          <table:table-cell office:value-type="float" office:value="0.000817896" calcext:value-type="float">
            <text:p>0.000817896</text:p>
          </table:table-cell>
          <table:table-cell/>
          <table:table-cell office:value-type="float" office:value="34.7624" calcext:value-type="float">
            <text:p>34.7624</text:p>
          </table:table-cell>
          <table:table-cell office:value-type="float" office:value="1.2399" calcext:value-type="float">
            <text:p>1.2399</text:p>
          </table:table-cell>
          <table:table-cell office:value-type="float" office:value="0.00652056" calcext:value-type="float">
            <text:p>0.00652056</text:p>
          </table:table-cell>
          <table:table-cell/>
          <table:table-cell office:value-type="float" office:value="35.0157" calcext:value-type="float">
            <text:p>35.0157</text:p>
          </table:table-cell>
          <table:table-cell office:value-type="float" office:value="1.14198" calcext:value-type="float">
            <text:p>1.14198</text:p>
          </table:table-cell>
          <table:table-cell office:value-type="float" office:value="0.0609606" calcext:value-type="float">
            <text:p>0.0609606</text:p>
          </table:table-cell>
          <table:table-cell/>
          <table:table-cell office:value-type="float" office:value="32.2114" calcext:value-type="float">
            <text:p>32.2114</text:p>
          </table:table-cell>
          <table:table-cell office:value-type="float" office:value="1.42285" calcext:value-type="float">
            <text:p>1.42285</text:p>
          </table:table-cell>
          <table:table-cell office:value-type="float" office:value="0.584637" calcext:value-type="float">
            <text:p>0.58463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183" calcext:value-type="float">
            <text:p>0.000470183</text:p>
          </table:table-cell>
          <table:table-cell/>
          <table:table-cell office:value-type="float" office:value="32.21" calcext:value-type="float">
            <text:p>32.21</text:p>
          </table:table-cell>
          <table:table-cell office:value-type="float" office:value="1.24078" calcext:value-type="float">
            <text:p>1.24078</text:p>
          </table:table-cell>
          <table:table-cell office:value-type="float" office:value="0.000805523" calcext:value-type="float">
            <text:p>0.000805523</text:p>
          </table:table-cell>
          <table:table-cell/>
          <table:table-cell office:value-type="float" office:value="32.2306" calcext:value-type="float">
            <text:p>32.2306</text:p>
          </table:table-cell>
          <table:table-cell office:value-type="float" office:value="1.31896" calcext:value-type="float">
            <text:p>1.31896</text:p>
          </table:table-cell>
          <table:table-cell office:value-type="float" office:value="0.000801836" calcext:value-type="float">
            <text:p>0.000801836</text:p>
          </table:table-cell>
          <table:table-cell/>
          <table:table-cell office:value-type="float" office:value="33.4177" calcext:value-type="float">
            <text:p>33.4177</text:p>
          </table:table-cell>
          <table:table-cell office:value-type="float" office:value="1.24557" calcext:value-type="float">
            <text:p>1.24557</text:p>
          </table:table-cell>
          <table:table-cell office:value-type="float" office:value="0.000818717" calcext:value-type="float">
            <text:p>0.000818717</text:p>
          </table:table-cell>
          <table:table-cell/>
          <table:table-cell office:value-type="float" office:value="32.8146" calcext:value-type="float">
            <text:p>32.8146</text:p>
          </table:table-cell>
          <table:table-cell office:value-type="float" office:value="1.32024" calcext:value-type="float">
            <text:p>1.32024</text:p>
          </table:table-cell>
          <table:table-cell office:value-type="float" office:value="0.00639396" calcext:value-type="float">
            <text:p>0.00639396</text:p>
          </table:table-cell>
          <table:table-cell/>
          <table:table-cell office:value-type="float" office:value="33.3812" calcext:value-type="float">
            <text:p>33.3812</text:p>
          </table:table-cell>
          <table:table-cell office:value-type="float" office:value="1.2681" calcext:value-type="float">
            <text:p>1.2681</text:p>
          </table:table-cell>
          <table:table-cell office:value-type="float" office:value="0.0599541" calcext:value-type="float">
            <text:p>0.0599541</text:p>
          </table:table-cell>
          <table:table-cell/>
          <table:table-cell office:value-type="float" office:value="34.0431" calcext:value-type="float">
            <text:p>34.0431</text:p>
          </table:table-cell>
          <table:table-cell office:value-type="float" office:value="1.29176" calcext:value-type="float">
            <text:p>1.29176</text:p>
          </table:table-cell>
          <table:table-cell office:value-type="float" office:value="0.590469" calcext:value-type="float">
            <text:p>0.59046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219" calcext:value-type="float">
            <text:p>0.000468219</text:p>
          </table:table-cell>
          <table:table-cell/>
          <table:table-cell office:value-type="float" office:value="31.7365" calcext:value-type="float">
            <text:p>31.7365</text:p>
          </table:table-cell>
          <table:table-cell office:value-type="float" office:value="1.26563" calcext:value-type="float">
            <text:p>1.26563</text:p>
          </table:table-cell>
          <table:table-cell office:value-type="float" office:value="0.000794973" calcext:value-type="float">
            <text:p>0.000794973</text:p>
          </table:table-cell>
          <table:table-cell/>
          <table:table-cell office:value-type="float" office:value="33.9444" calcext:value-type="float">
            <text:p>33.9444</text:p>
          </table:table-cell>
          <table:table-cell office:value-type="float" office:value="1.17156" calcext:value-type="float">
            <text:p>1.17156</text:p>
          </table:table-cell>
          <table:table-cell office:value-type="float" office:value="0.000827384" calcext:value-type="float">
            <text:p>0.000827384</text:p>
          </table:table-cell>
          <table:table-cell/>
          <table:table-cell office:value-type="float" office:value="31.5228" calcext:value-type="float">
            <text:p>31.5228</text:p>
          </table:table-cell>
          <table:table-cell office:value-type="float" office:value="1.4141" calcext:value-type="float">
            <text:p>1.4141</text:p>
          </table:table-cell>
          <table:table-cell office:value-type="float" office:value="0.000814309" calcext:value-type="float">
            <text:p>0.000814309</text:p>
          </table:table-cell>
          <table:table-cell/>
          <table:table-cell office:value-type="float" office:value="33.2404" calcext:value-type="float">
            <text:p>33.2404</text:p>
          </table:table-cell>
          <table:table-cell office:value-type="float" office:value="1.36884" calcext:value-type="float">
            <text:p>1.36884</text:p>
          </table:table-cell>
          <table:table-cell office:value-type="float" office:value="0.00645836" calcext:value-type="float">
            <text:p>0.00645836</text:p>
          </table:table-cell>
          <table:table-cell/>
          <table:table-cell office:value-type="float" office:value="32.945" calcext:value-type="float">
            <text:p>32.945</text:p>
          </table:table-cell>
          <table:table-cell office:value-type="float" office:value="1.40596" calcext:value-type="float">
            <text:p>1.40596</text:p>
          </table:table-cell>
          <table:table-cell office:value-type="float" office:value="0.0943612" calcext:value-type="float">
            <text:p>0.0943612</text:p>
          </table:table-cell>
          <table:table-cell/>
          <table:table-cell office:value-type="float" office:value="32.6313" calcext:value-type="float">
            <text:p>32.6313</text:p>
          </table:table-cell>
          <table:table-cell office:value-type="float" office:value="1.48731" calcext:value-type="float">
            <text:p>1.48731</text:p>
          </table:table-cell>
          <table:table-cell office:value-type="float" office:value="0.63689" calcext:value-type="float">
            <text:p>0.6368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279" calcext:value-type="float">
            <text:p>0.000468279</text:p>
          </table:table-cell>
          <table:table-cell/>
          <table:table-cell office:value-type="float" office:value="31.0387" calcext:value-type="float">
            <text:p>31.0387</text:p>
          </table:table-cell>
          <table:table-cell office:value-type="float" office:value="1.40357" calcext:value-type="float">
            <text:p>1.40357</text:p>
          </table:table-cell>
          <table:table-cell office:value-type="float" office:value="0.000803549" calcext:value-type="float">
            <text:p>0.000803549</text:p>
          </table:table-cell>
          <table:table-cell/>
          <table:table-cell office:value-type="float" office:value="33.2486" calcext:value-type="float">
            <text:p>33.2486</text:p>
          </table:table-cell>
          <table:table-cell office:value-type="float" office:value="1.15571" calcext:value-type="float">
            <text:p>1.15571</text:p>
          </table:table-cell>
          <table:table-cell office:value-type="float" office:value="0.000807807" calcext:value-type="float">
            <text:p>0.000807807</text:p>
          </table:table-cell>
          <table:table-cell/>
          <table:table-cell office:value-type="float" office:value="31.8539" calcext:value-type="float">
            <text:p>31.8539</text:p>
          </table:table-cell>
          <table:table-cell office:value-type="float" office:value="1.49543" calcext:value-type="float">
            <text:p>1.49543</text:p>
          </table:table-cell>
          <table:table-cell office:value-type="float" office:value="0.000813538" calcext:value-type="float">
            <text:p>0.000813538</text:p>
          </table:table-cell>
          <table:table-cell/>
          <table:table-cell office:value-type="float" office:value="34.1031" calcext:value-type="float">
            <text:p>34.1031</text:p>
          </table:table-cell>
          <table:table-cell office:value-type="float" office:value="1.25344" calcext:value-type="float">
            <text:p>1.25344</text:p>
          </table:table-cell>
          <table:table-cell office:value-type="float" office:value="0.00643587" calcext:value-type="float">
            <text:p>0.00643587</text:p>
          </table:table-cell>
          <table:table-cell/>
          <table:table-cell office:value-type="float" office:value="31.4031" calcext:value-type="float">
            <text:p>31.4031</text:p>
          </table:table-cell>
          <table:table-cell office:value-type="float" office:value="1.4089" calcext:value-type="float">
            <text:p>1.4089</text:p>
          </table:table-cell>
          <table:table-cell office:value-type="float" office:value="0.101903" calcext:value-type="float">
            <text:p>0.101903</text:p>
          </table:table-cell>
          <table:table-cell/>
          <table:table-cell office:value-type="float" office:value="33.2616" calcext:value-type="float">
            <text:p>33.2616</text:p>
          </table:table-cell>
          <table:table-cell office:value-type="float" office:value="1.38503" calcext:value-type="float">
            <text:p>1.38503</text:p>
          </table:table-cell>
          <table:table-cell office:value-type="float" office:value="0.591685" calcext:value-type="float">
            <text:p>0.59168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7767" calcext:value-type="float">
            <text:p>0.000477767</text:p>
          </table:table-cell>
          <table:table-cell/>
          <table:table-cell office:value-type="float" office:value="32.0227" calcext:value-type="float">
            <text:p>32.0227</text:p>
          </table:table-cell>
          <table:table-cell office:value-type="float" office:value="1.27642" calcext:value-type="float">
            <text:p>1.27642</text:p>
          </table:table-cell>
          <table:table-cell office:value-type="float" office:value="0.000801296" calcext:value-type="float">
            <text:p>0.000801296</text:p>
          </table:table-cell>
          <table:table-cell/>
          <table:table-cell office:value-type="float" office:value="32.2764" calcext:value-type="float">
            <text:p>32.2764</text:p>
          </table:table-cell>
          <table:table-cell office:value-type="float" office:value="1.25536" calcext:value-type="float">
            <text:p>1.25536</text:p>
          </table:table-cell>
          <table:table-cell office:value-type="float" office:value="0.00080413" calcext:value-type="float">
            <text:p>0.00080413</text:p>
          </table:table-cell>
          <table:table-cell/>
          <table:table-cell office:value-type="float" office:value="34.5411" calcext:value-type="float">
            <text:p>34.5411</text:p>
          </table:table-cell>
          <table:table-cell office:value-type="float" office:value="1.18902" calcext:value-type="float">
            <text:p>1.18902</text:p>
          </table:table-cell>
          <table:table-cell office:value-type="float" office:value="0.000818317" calcext:value-type="float">
            <text:p>0.000818317</text:p>
          </table:table-cell>
          <table:table-cell/>
          <table:table-cell office:value-type="float" office:value="32.3943" calcext:value-type="float">
            <text:p>32.3943</text:p>
          </table:table-cell>
          <table:table-cell office:value-type="float" office:value="1.38284" calcext:value-type="float">
            <text:p>1.38284</text:p>
          </table:table-cell>
          <table:table-cell office:value-type="float" office:value="0.00635903" calcext:value-type="float">
            <text:p>0.00635903</text:p>
          </table:table-cell>
          <table:table-cell/>
          <table:table-cell office:value-type="float" office:value="34.3394" calcext:value-type="float">
            <text:p>34.3394</text:p>
          </table:table-cell>
          <table:table-cell office:value-type="float" office:value="1.34971" calcext:value-type="float">
            <text:p>1.34971</text:p>
          </table:table-cell>
          <table:table-cell office:value-type="float" office:value="0.102683" calcext:value-type="float">
            <text:p>0.102683</text:p>
          </table:table-cell>
          <table:table-cell/>
          <table:table-cell office:value-type="float" office:value="31.748" calcext:value-type="float">
            <text:p>31.748</text:p>
          </table:table-cell>
          <table:table-cell office:value-type="float" office:value="1.52461" calcext:value-type="float">
            <text:p>1.52461</text:p>
          </table:table-cell>
          <table:table-cell office:value-type="float" office:value="0.619124" calcext:value-type="float">
            <text:p>0.61912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5" calcext:value-type="float">
            <text:p>0.00046855</text:p>
          </table:table-cell>
          <table:table-cell/>
          <table:table-cell office:value-type="float" office:value="30.9511" calcext:value-type="float">
            <text:p>30.9511</text:p>
          </table:table-cell>
          <table:table-cell office:value-type="float" office:value="1.36979" calcext:value-type="float">
            <text:p>1.36979</text:p>
          </table:table-cell>
          <table:table-cell office:value-type="float" office:value="0.000800203" calcext:value-type="float">
            <text:p>0.000800203</text:p>
          </table:table-cell>
          <table:table-cell/>
          <table:table-cell office:value-type="float" office:value="33.4669" calcext:value-type="float">
            <text:p>33.4669</text:p>
          </table:table-cell>
          <table:table-cell office:value-type="float" office:value="1.30094" calcext:value-type="float">
            <text:p>1.30094</text:p>
          </table:table-cell>
          <table:table-cell office:value-type="float" office:value="0.000807537" calcext:value-type="float">
            <text:p>0.000807537</text:p>
          </table:table-cell>
          <table:table-cell/>
          <table:table-cell office:value-type="float" office:value="31.5258" calcext:value-type="float">
            <text:p>31.5258</text:p>
          </table:table-cell>
          <table:table-cell office:value-type="float" office:value="1.41543" calcext:value-type="float">
            <text:p>1.41543</text:p>
          </table:table-cell>
          <table:table-cell office:value-type="float" office:value="0.000811224" calcext:value-type="float">
            <text:p>0.000811224</text:p>
          </table:table-cell>
          <table:table-cell/>
          <table:table-cell office:value-type="float" office:value="33.6839" calcext:value-type="float">
            <text:p>33.6839</text:p>
          </table:table-cell>
          <table:table-cell office:value-type="float" office:value="1.25483" calcext:value-type="float">
            <text:p>1.25483</text:p>
          </table:table-cell>
          <table:table-cell office:value-type="float" office:value="0.00648576" calcext:value-type="float">
            <text:p>0.00648576</text:p>
          </table:table-cell>
          <table:table-cell/>
          <table:table-cell office:value-type="float" office:value="32.9105" calcext:value-type="float">
            <text:p>32.9105</text:p>
          </table:table-cell>
          <table:table-cell office:value-type="float" office:value="1.35688" calcext:value-type="float">
            <text:p>1.35688</text:p>
          </table:table-cell>
          <table:table-cell office:value-type="float" office:value="0.0938673" calcext:value-type="float">
            <text:p>0.0938673</text:p>
          </table:table-cell>
          <table:table-cell/>
          <table:table-cell office:value-type="float" office:value="34.3267" calcext:value-type="float">
            <text:p>34.3267</text:p>
          </table:table-cell>
          <table:table-cell office:value-type="float" office:value="1.19961" calcext:value-type="float">
            <text:p>1.19961</text:p>
          </table:table-cell>
          <table:table-cell office:value-type="float" office:value="0.592229" calcext:value-type="float">
            <text:p>0.59222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5553" calcext:value-type="float">
            <text:p>0.000475553</text:p>
          </table:table-cell>
          <table:table-cell/>
          <table:table-cell office:value-type="float" office:value="32.6097" calcext:value-type="float">
            <text:p>32.6097</text:p>
          </table:table-cell>
          <table:table-cell office:value-type="float" office:value="1.35149" calcext:value-type="float">
            <text:p>1.35149</text:p>
          </table:table-cell>
          <table:table-cell office:value-type="float" office:value="0.000808118" calcext:value-type="float">
            <text:p>0.000808118</text:p>
          </table:table-cell>
          <table:table-cell/>
          <table:table-cell office:value-type="float" office:value="32.8747" calcext:value-type="float">
            <text:p>32.8747</text:p>
          </table:table-cell>
          <table:table-cell office:value-type="float" office:value="1.25671" calcext:value-type="float">
            <text:p>1.25671</text:p>
          </table:table-cell>
          <table:table-cell office:value-type="float" office:value="0.000802737" calcext:value-type="float">
            <text:p>0.000802737</text:p>
          </table:table-cell>
          <table:table-cell/>
          <table:table-cell office:value-type="float" office:value="32.26" calcext:value-type="float">
            <text:p>32.26</text:p>
          </table:table-cell>
          <table:table-cell office:value-type="float" office:value="1.3957" calcext:value-type="float">
            <text:p>1.3957</text:p>
          </table:table-cell>
          <table:table-cell office:value-type="float" office:value="0.000821162" calcext:value-type="float">
            <text:p>0.000821162</text:p>
          </table:table-cell>
          <table:table-cell/>
          <table:table-cell office:value-type="float" office:value="33.2765" calcext:value-type="float">
            <text:p>33.2765</text:p>
          </table:table-cell>
          <table:table-cell office:value-type="float" office:value="1.29825" calcext:value-type="float">
            <text:p>1.29825</text:p>
          </table:table-cell>
          <table:table-cell office:value-type="float" office:value="0.00654449" calcext:value-type="float">
            <text:p>0.00654449</text:p>
          </table:table-cell>
          <table:table-cell/>
          <table:table-cell office:value-type="float" office:value="34.8314" calcext:value-type="float">
            <text:p>34.8314</text:p>
          </table:table-cell>
          <table:table-cell office:value-type="float" office:value="1.1829" calcext:value-type="float">
            <text:p>1.1829</text:p>
          </table:table-cell>
          <table:table-cell office:value-type="float" office:value="0.0579653" calcext:value-type="float">
            <text:p>0.0579653</text:p>
          </table:table-cell>
          <table:table-cell/>
          <table:table-cell office:value-type="float" office:value="33.9668" calcext:value-type="float">
            <text:p>33.9668</text:p>
          </table:table-cell>
          <table:table-cell office:value-type="float" office:value="1.28581" calcext:value-type="float">
            <text:p>1.28581</text:p>
          </table:table-cell>
          <table:table-cell office:value-type="float" office:value="0.590225" calcext:value-type="float">
            <text:p>0.59022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303" calcext:value-type="float">
            <text:p>0.000470303</text:p>
          </table:table-cell>
          <table:table-cell/>
          <table:table-cell office:value-type="float" office:value="32.0433" calcext:value-type="float">
            <text:p>32.0433</text:p>
          </table:table-cell>
          <table:table-cell office:value-type="float" office:value="1.25202" calcext:value-type="float">
            <text:p>1.25202</text:p>
          </table:table-cell>
          <table:table-cell office:value-type="float" office:value="0.000805734" calcext:value-type="float">
            <text:p>0.000805734</text:p>
          </table:table-cell>
          <table:table-cell/>
          <table:table-cell office:value-type="float" office:value="33.3168" calcext:value-type="float">
            <text:p>33.3168</text:p>
          </table:table-cell>
          <table:table-cell office:value-type="float" office:value="1.26377" calcext:value-type="float">
            <text:p>1.26377</text:p>
          </table:table-cell>
          <table:table-cell office:value-type="float" office:value="0.000806154" calcext:value-type="float">
            <text:p>0.000806154</text:p>
          </table:table-cell>
          <table:table-cell/>
          <table:table-cell office:value-type="float" office:value="32.9152" calcext:value-type="float">
            <text:p>32.9152</text:p>
          </table:table-cell>
          <table:table-cell office:value-type="float" office:value="1.18001" calcext:value-type="float">
            <text:p>1.18001</text:p>
          </table:table-cell>
          <table:table-cell office:value-type="float" office:value="0.000824799" calcext:value-type="float">
            <text:p>0.000824799</text:p>
          </table:table-cell>
          <table:table-cell/>
          <table:table-cell office:value-type="float" office:value="32.9984" calcext:value-type="float">
            <text:p>32.9984</text:p>
          </table:table-cell>
          <table:table-cell office:value-type="float" office:value="1.37132" calcext:value-type="float">
            <text:p>1.37132</text:p>
          </table:table-cell>
          <table:table-cell office:value-type="float" office:value="0.00657581" calcext:value-type="float">
            <text:p>0.00657581</text:p>
          </table:table-cell>
          <table:table-cell/>
          <table:table-cell office:value-type="float" office:value="32.61" calcext:value-type="float">
            <text:p>32.61</text:p>
          </table:table-cell>
          <table:table-cell office:value-type="float" office:value="1.252" calcext:value-type="float">
            <text:p>1.252</text:p>
          </table:table-cell>
          <table:table-cell office:value-type="float" office:value="0.0574699" calcext:value-type="float">
            <text:p>0.0574699</text:p>
          </table:table-cell>
          <table:table-cell/>
          <table:table-cell office:value-type="float" office:value="33.4423" calcext:value-type="float">
            <text:p>33.4423</text:p>
          </table:table-cell>
          <table:table-cell office:value-type="float" office:value="1.43625" calcext:value-type="float">
            <text:p>1.43625</text:p>
          </table:table-cell>
          <table:table-cell office:value-type="float" office:value="0.595674" calcext:value-type="float">
            <text:p>0.59567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493" calcext:value-type="float">
            <text:p>0.000475493</text:p>
          </table:table-cell>
          <table:table-cell/>
          <table:table-cell office:value-type="float" office:value="32.5056" calcext:value-type="float">
            <text:p>32.5056</text:p>
          </table:table-cell>
          <table:table-cell office:value-type="float" office:value="1.22683" calcext:value-type="float">
            <text:p>1.22683</text:p>
          </table:table-cell>
          <table:table-cell office:value-type="float" office:value="0.000796466" calcext:value-type="float">
            <text:p>0.000796466</text:p>
          </table:table-cell>
          <table:table-cell/>
          <table:table-cell office:value-type="float" office:value="31.5216" calcext:value-type="float">
            <text:p>31.5216</text:p>
          </table:table-cell>
          <table:table-cell office:value-type="float" office:value="1.37682" calcext:value-type="float">
            <text:p>1.37682</text:p>
          </table:table-cell>
          <table:table-cell office:value-type="float" office:value="0.000805122" calcext:value-type="float">
            <text:p>0.000805122</text:p>
          </table:table-cell>
          <table:table-cell/>
          <table:table-cell office:value-type="float" office:value="32.1188" calcext:value-type="float">
            <text:p>32.1188</text:p>
          </table:table-cell>
          <table:table-cell office:value-type="float" office:value="1.42777" calcext:value-type="float">
            <text:p>1.42777</text:p>
          </table:table-cell>
          <table:table-cell office:value-type="float" office:value="0.000818898" calcext:value-type="float">
            <text:p>0.000818898</text:p>
          </table:table-cell>
          <table:table-cell/>
          <table:table-cell office:value-type="float" office:value="33.6751" calcext:value-type="float">
            <text:p>33.6751</text:p>
          </table:table-cell>
          <table:table-cell office:value-type="float" office:value="1.39962" calcext:value-type="float">
            <text:p>1.39962</text:p>
          </table:table-cell>
          <table:table-cell office:value-type="float" office:value="0.00641695" calcext:value-type="float">
            <text:p>0.00641695</text:p>
          </table:table-cell>
          <table:table-cell/>
          <table:table-cell office:value-type="float" office:value="34.345" calcext:value-type="float">
            <text:p>34.345</text:p>
          </table:table-cell>
          <table:table-cell office:value-type="float" office:value="1.26903" calcext:value-type="float">
            <text:p>1.26903</text:p>
          </table:table-cell>
          <table:table-cell office:value-type="float" office:value="0.0579072" calcext:value-type="float">
            <text:p>0.0579072</text:p>
          </table:table-cell>
          <table:table-cell/>
          <table:table-cell office:value-type="float" office:value="34.4597" calcext:value-type="float">
            <text:p>34.4597</text:p>
          </table:table-cell>
          <table:table-cell office:value-type="float" office:value="1.25819" calcext:value-type="float">
            <text:p>1.25819</text:p>
          </table:table-cell>
          <table:table-cell office:value-type="float" office:value="0.599449" calcext:value-type="float">
            <text:p>0.59944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648" calcext:value-type="float">
            <text:p>0.000472648</text:p>
          </table:table-cell>
          <table:table-cell/>
          <table:table-cell office:value-type="float" office:value="32.0731" calcext:value-type="float">
            <text:p>32.0731</text:p>
          </table:table-cell>
          <table:table-cell office:value-type="float" office:value="1.22637" calcext:value-type="float">
            <text:p>1.22637</text:p>
          </table:table-cell>
          <table:table-cell office:value-type="float" office:value="0.000801906" calcext:value-type="float">
            <text:p>0.000801906</text:p>
          </table:table-cell>
          <table:table-cell/>
          <table:table-cell office:value-type="float" office:value="32.157" calcext:value-type="float">
            <text:p>32.157</text:p>
          </table:table-cell>
          <table:table-cell office:value-type="float" office:value="1.27844" calcext:value-type="float">
            <text:p>1.27844</text:p>
          </table:table-cell>
          <table:table-cell office:value-type="float" office:value="0.000802898" calcext:value-type="float">
            <text:p>0.000802898</text:p>
          </table:table-cell>
          <table:table-cell/>
          <table:table-cell office:value-type="float" office:value="31.3869" calcext:value-type="float">
            <text:p>31.3869</text:p>
          </table:table-cell>
          <table:table-cell office:value-type="float" office:value="1.55008" calcext:value-type="float">
            <text:p>1.55008</text:p>
          </table:table-cell>
          <table:table-cell office:value-type="float" office:value="0.00081449" calcext:value-type="float">
            <text:p>0.00081449</text:p>
          </table:table-cell>
          <table:table-cell/>
          <table:table-cell office:value-type="float" office:value="32.7942" calcext:value-type="float">
            <text:p>32.7942</text:p>
          </table:table-cell>
          <table:table-cell office:value-type="float" office:value="1.35291" calcext:value-type="float">
            <text:p>1.35291</text:p>
          </table:table-cell>
          <table:table-cell office:value-type="float" office:value="0.00648037" calcext:value-type="float">
            <text:p>0.00648037</text:p>
          </table:table-cell>
          <table:table-cell/>
          <table:table-cell office:value-type="float" office:value="32.0408" calcext:value-type="float">
            <text:p>32.0408</text:p>
          </table:table-cell>
          <table:table-cell office:value-type="float" office:value="1.57421" calcext:value-type="float">
            <text:p>1.57421</text:p>
          </table:table-cell>
          <table:table-cell office:value-type="float" office:value="0.0573897" calcext:value-type="float">
            <text:p>0.0573897</text:p>
          </table:table-cell>
          <table:table-cell/>
          <table:table-cell office:value-type="float" office:value="32.9902" calcext:value-type="float">
            <text:p>32.9902</text:p>
          </table:table-cell>
          <table:table-cell office:value-type="float" office:value="1.35736" calcext:value-type="float">
            <text:p>1.35736</text:p>
          </table:table-cell>
          <table:table-cell office:value-type="float" office:value="0.582524" calcext:value-type="float">
            <text:p>0.58252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752" calcext:value-type="float">
            <text:p>0.000474752</text:p>
          </table:table-cell>
          <table:table-cell/>
          <table:table-cell office:value-type="float" office:value="31.5739" calcext:value-type="float">
            <text:p>31.5739</text:p>
          </table:table-cell>
          <table:table-cell office:value-type="float" office:value="1.28126" calcext:value-type="float">
            <text:p>1.28126</text:p>
          </table:table-cell>
          <table:table-cell office:value-type="float" office:value="0.0007986" calcext:value-type="float">
            <text:p>0.0007986</text:p>
          </table:table-cell>
          <table:table-cell/>
          <table:table-cell office:value-type="float" office:value="32.9121" calcext:value-type="float">
            <text:p>32.9121</text:p>
          </table:table-cell>
          <table:table-cell office:value-type="float" office:value="1.31135" calcext:value-type="float">
            <text:p>1.31135</text:p>
          </table:table-cell>
          <table:table-cell office:value-type="float" office:value="0.000808899" calcext:value-type="float">
            <text:p>0.000808899</text:p>
          </table:table-cell>
          <table:table-cell/>
          <table:table-cell office:value-type="float" office:value="32.8452" calcext:value-type="float">
            <text:p>32.8452</text:p>
          </table:table-cell>
          <table:table-cell office:value-type="float" office:value="1.35526" calcext:value-type="float">
            <text:p>1.35526</text:p>
          </table:table-cell>
          <table:table-cell office:value-type="float" office:value="0.000810282" calcext:value-type="float">
            <text:p>0.000810282</text:p>
          </table:table-cell>
          <table:table-cell/>
          <table:table-cell office:value-type="float" office:value="34.9057" calcext:value-type="float">
            <text:p>34.9057</text:p>
          </table:table-cell>
          <table:table-cell office:value-type="float" office:value="1.28606" calcext:value-type="float">
            <text:p>1.28606</text:p>
          </table:table-cell>
          <table:table-cell office:value-type="float" office:value="0.0065981" calcext:value-type="float">
            <text:p>0.0065981</text:p>
          </table:table-cell>
          <table:table-cell/>
          <table:table-cell office:value-type="float" office:value="34.4673" calcext:value-type="float">
            <text:p>34.4673</text:p>
          </table:table-cell>
          <table:table-cell office:value-type="float" office:value="1.34079" calcext:value-type="float">
            <text:p>1.34079</text:p>
          </table:table-cell>
          <table:table-cell office:value-type="float" office:value="0.0599702" calcext:value-type="float">
            <text:p>0.0599702</text:p>
          </table:table-cell>
          <table:table-cell/>
          <table:table-cell office:value-type="float" office:value="31.8659" calcext:value-type="float">
            <text:p>31.8659</text:p>
          </table:table-cell>
          <table:table-cell office:value-type="float" office:value="1.52881" calcext:value-type="float">
            <text:p>1.52881</text:p>
          </table:table-cell>
          <table:table-cell office:value-type="float" office:value="0.620019" calcext:value-type="float">
            <text:p>0.62001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279" calcext:value-type="float">
            <text:p>0.000468279</text:p>
          </table:table-cell>
          <table:table-cell/>
          <table:table-cell office:value-type="float" office:value="32.3754" calcext:value-type="float">
            <text:p>32.3754</text:p>
          </table:table-cell>
          <table:table-cell office:value-type="float" office:value="1.2587" calcext:value-type="float">
            <text:p>1.2587</text:p>
          </table:table-cell>
          <table:table-cell office:value-type="float" office:value="0.000799782" calcext:value-type="float">
            <text:p>0.000799782</text:p>
          </table:table-cell>
          <table:table-cell/>
          <table:table-cell office:value-type="float" office:value="32.936" calcext:value-type="float">
            <text:p>32.936</text:p>
          </table:table-cell>
          <table:table-cell office:value-type="float" office:value="1.25155" calcext:value-type="float">
            <text:p>1.25155</text:p>
          </table:table-cell>
          <table:table-cell office:value-type="float" office:value="0.000801375" calcext:value-type="float">
            <text:p>0.000801375</text:p>
          </table:table-cell>
          <table:table-cell/>
          <table:table-cell office:value-type="float" office:value="32.2726" calcext:value-type="float">
            <text:p>32.2726</text:p>
          </table:table-cell>
          <table:table-cell office:value-type="float" office:value="1.28595" calcext:value-type="float">
            <text:p>1.28595</text:p>
          </table:table-cell>
          <table:table-cell office:value-type="float" office:value="0.000836121" calcext:value-type="float">
            <text:p>0.000836121</text:p>
          </table:table-cell>
          <table:table-cell/>
          <table:table-cell office:value-type="float" office:value="33.9161" calcext:value-type="float">
            <text:p>33.9161</text:p>
          </table:table-cell>
          <table:table-cell office:value-type="float" office:value="1.22513" calcext:value-type="float">
            <text:p>1.22513</text:p>
          </table:table-cell>
          <table:table-cell office:value-type="float" office:value="0.00643401" calcext:value-type="float">
            <text:p>0.00643401</text:p>
          </table:table-cell>
          <table:table-cell/>
          <table:table-cell office:value-type="float" office:value="31.6228" calcext:value-type="float">
            <text:p>31.6228</text:p>
          </table:table-cell>
          <table:table-cell office:value-type="float" office:value="1.5665" calcext:value-type="float">
            <text:p>1.5665</text:p>
          </table:table-cell>
          <table:table-cell office:value-type="float" office:value="0.0567232" calcext:value-type="float">
            <text:p>0.0567232</text:p>
          </table:table-cell>
          <table:table-cell/>
          <table:table-cell office:value-type="float" office:value="33.5575" calcext:value-type="float">
            <text:p>33.5575</text:p>
          </table:table-cell>
          <table:table-cell office:value-type="float" office:value="1.21361" calcext:value-type="float">
            <text:p>1.21361</text:p>
          </table:table-cell>
          <table:table-cell office:value-type="float" office:value="0.669697" calcext:value-type="float">
            <text:p>0.66969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313" calcext:value-type="float">
            <text:p>0.000475313</text:p>
          </table:table-cell>
          <table:table-cell/>
          <table:table-cell office:value-type="float" office:value="31.9037" calcext:value-type="float">
            <text:p>31.9037</text:p>
          </table:table-cell>
          <table:table-cell office:value-type="float" office:value="1.22531" calcext:value-type="float">
            <text:p>1.22531</text:p>
          </table:table-cell>
          <table:table-cell office:value-type="float" office:value="0.000803168" calcext:value-type="float">
            <text:p>0.000803168</text:p>
          </table:table-cell>
          <table:table-cell/>
          <table:table-cell office:value-type="float" office:value="33.6625" calcext:value-type="float">
            <text:p>33.6625</text:p>
          </table:table-cell>
          <table:table-cell office:value-type="float" office:value="1.35785" calcext:value-type="float">
            <text:p>1.35785</text:p>
          </table:table-cell>
          <table:table-cell office:value-type="float" office:value="0.00080883" calcext:value-type="float">
            <text:p>0.00080883</text:p>
          </table:table-cell>
          <table:table-cell/>
          <table:table-cell office:value-type="float" office:value="32.87" calcext:value-type="float">
            <text:p>32.87</text:p>
          </table:table-cell>
          <table:table-cell office:value-type="float" office:value="1.36704" calcext:value-type="float">
            <text:p>1.36704</text:p>
          </table:table-cell>
          <table:table-cell office:value-type="float" office:value="0.000813007" calcext:value-type="float">
            <text:p>0.000813007</text:p>
          </table:table-cell>
          <table:table-cell/>
          <table:table-cell office:value-type="float" office:value="32.9374" calcext:value-type="float">
            <text:p>32.9374</text:p>
          </table:table-cell>
          <table:table-cell office:value-type="float" office:value="1.28791" calcext:value-type="float">
            <text:p>1.28791</text:p>
          </table:table-cell>
          <table:table-cell office:value-type="float" office:value="0.00642692" calcext:value-type="float">
            <text:p>0.00642692</text:p>
          </table:table-cell>
          <table:table-cell/>
          <table:table-cell office:value-type="float" office:value="31.953" calcext:value-type="float">
            <text:p>31.953</text:p>
          </table:table-cell>
          <table:table-cell office:value-type="float" office:value="1.39942" calcext:value-type="float">
            <text:p>1.39942</text:p>
          </table:table-cell>
          <table:table-cell office:value-type="float" office:value="0.0567092" calcext:value-type="float">
            <text:p>0.0567092</text:p>
          </table:table-cell>
          <table:table-cell/>
          <table:table-cell office:value-type="float" office:value="33.616" calcext:value-type="float">
            <text:p>33.616</text:p>
          </table:table-cell>
          <table:table-cell office:value-type="float" office:value="1.24202" calcext:value-type="float">
            <text:p>1.24202</text:p>
          </table:table-cell>
          <table:table-cell office:value-type="float" office:value="0.630999" calcext:value-type="float">
            <text:p>0.63099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297" calcext:value-type="float">
            <text:p>0.000472297</text:p>
          </table:table-cell>
          <table:table-cell/>
          <table:table-cell office:value-type="float" office:value="32.5056" calcext:value-type="float">
            <text:p>32.5056</text:p>
          </table:table-cell>
          <table:table-cell office:value-type="float" office:value="1.10893" calcext:value-type="float">
            <text:p>1.10893</text:p>
          </table:table-cell>
          <table:table-cell office:value-type="float" office:value="0.000801155" calcext:value-type="float">
            <text:p>0.000801155</text:p>
          </table:table-cell>
          <table:table-cell/>
          <table:table-cell office:value-type="float" office:value="32.6288" calcext:value-type="float">
            <text:p>32.6288</text:p>
          </table:table-cell>
          <table:table-cell office:value-type="float" office:value="1.26521" calcext:value-type="float">
            <text:p>1.26521</text:p>
          </table:table-cell>
          <table:table-cell office:value-type="float" office:value="0.000803559" calcext:value-type="float">
            <text:p>0.000803559</text:p>
          </table:table-cell>
          <table:table-cell/>
          <table:table-cell office:value-type="float" office:value="32.9413" calcext:value-type="float">
            <text:p>32.9413</text:p>
          </table:table-cell>
          <table:table-cell office:value-type="float" office:value="1.40872" calcext:value-type="float">
            <text:p>1.40872</text:p>
          </table:table-cell>
          <table:table-cell office:value-type="float" office:value="0.000814881" calcext:value-type="float">
            <text:p>0.000814881</text:p>
          </table:table-cell>
          <table:table-cell/>
          <table:table-cell office:value-type="float" office:value="35.7225" calcext:value-type="float">
            <text:p>35.7225</text:p>
          </table:table-cell>
          <table:table-cell office:value-type="float" office:value="1.1412" calcext:value-type="float">
            <text:p>1.1412</text:p>
          </table:table-cell>
          <table:table-cell office:value-type="float" office:value="0.00653349" calcext:value-type="float">
            <text:p>0.00653349</text:p>
          </table:table-cell>
          <table:table-cell/>
          <table:table-cell office:value-type="float" office:value="32.9634" calcext:value-type="float">
            <text:p>32.9634</text:p>
          </table:table-cell>
          <table:table-cell office:value-type="float" office:value="1.37174" calcext:value-type="float">
            <text:p>1.37174</text:p>
          </table:table-cell>
          <table:table-cell office:value-type="float" office:value="0.0578268" calcext:value-type="float">
            <text:p>0.0578268</text:p>
          </table:table-cell>
          <table:table-cell/>
          <table:table-cell office:value-type="float" office:value="35.1041" calcext:value-type="float">
            <text:p>35.1041</text:p>
          </table:table-cell>
          <table:table-cell office:value-type="float" office:value="1.19329" calcext:value-type="float">
            <text:p>1.19329</text:p>
          </table:table-cell>
          <table:table-cell office:value-type="float" office:value="0.598291" calcext:value-type="float">
            <text:p>0.59829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1484" calcext:value-type="float">
            <text:p>0.000481484</text:p>
          </table:table-cell>
          <table:table-cell/>
          <table:table-cell office:value-type="float" office:value="31.0781" calcext:value-type="float">
            <text:p>31.0781</text:p>
          </table:table-cell>
          <table:table-cell office:value-type="float" office:value="1.25579" calcext:value-type="float">
            <text:p>1.25579</text:p>
          </table:table-cell>
          <table:table-cell office:value-type="float" office:value="0.000808519" calcext:value-type="float">
            <text:p>0.000808519</text:p>
          </table:table-cell>
          <table:table-cell/>
          <table:table-cell office:value-type="float" office:value="30.824" calcext:value-type="float">
            <text:p>30.824</text:p>
          </table:table-cell>
          <table:table-cell office:value-type="float" office:value="1.38922" calcext:value-type="float">
            <text:p>1.38922</text:p>
          </table:table-cell>
          <table:table-cell office:value-type="float" office:value="0.000801595" calcext:value-type="float">
            <text:p>0.000801595</text:p>
          </table:table-cell>
          <table:table-cell/>
          <table:table-cell office:value-type="float" office:value="33.2576" calcext:value-type="float">
            <text:p>33.2576</text:p>
          </table:table-cell>
          <table:table-cell office:value-type="float" office:value="1.24525" calcext:value-type="float">
            <text:p>1.24525</text:p>
          </table:table-cell>
          <table:table-cell office:value-type="float" office:value="0.000928725" calcext:value-type="float">
            <text:p>0.000928725</text:p>
          </table:table-cell>
          <table:table-cell/>
          <table:table-cell office:value-type="float" office:value="32.627" calcext:value-type="float">
            <text:p>32.627</text:p>
          </table:table-cell>
          <table:table-cell office:value-type="float" office:value="1.40808" calcext:value-type="float">
            <text:p>1.40808</text:p>
          </table:table-cell>
          <table:table-cell office:value-type="float" office:value="0.00636966" calcext:value-type="float">
            <text:p>0.00636966</text:p>
          </table:table-cell>
          <table:table-cell/>
          <table:table-cell office:value-type="float" office:value="33.7676" calcext:value-type="float">
            <text:p>33.7676</text:p>
          </table:table-cell>
          <table:table-cell office:value-type="float" office:value="1.36205" calcext:value-type="float">
            <text:p>1.36205</text:p>
          </table:table-cell>
          <table:table-cell office:value-type="float" office:value="0.0581615" calcext:value-type="float">
            <text:p>0.0581615</text:p>
          </table:table-cell>
          <table:table-cell/>
          <table:table-cell office:value-type="float" office:value="32.3663" calcext:value-type="float">
            <text:p>32.3663</text:p>
          </table:table-cell>
          <table:table-cell office:value-type="float" office:value="1.43211" calcext:value-type="float">
            <text:p>1.43211</text:p>
          </table:table-cell>
          <table:table-cell office:value-type="float" office:value="0.590691" calcext:value-type="float">
            <text:p>0.59069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852" calcext:value-type="float">
            <text:p>0.000469852</text:p>
          </table:table-cell>
          <table:table-cell/>
          <table:table-cell office:value-type="float" office:value="31.6903" calcext:value-type="float">
            <text:p>31.6903</text:p>
          </table:table-cell>
          <table:table-cell office:value-type="float" office:value="1.18511" calcext:value-type="float">
            <text:p>1.18511</text:p>
          </table:table-cell>
          <table:table-cell office:value-type="float" office:value="0.000798429" calcext:value-type="float">
            <text:p>0.000798429</text:p>
          </table:table-cell>
          <table:table-cell/>
          <table:table-cell office:value-type="float" office:value="32.8243" calcext:value-type="float">
            <text:p>32.8243</text:p>
          </table:table-cell>
          <table:table-cell office:value-type="float" office:value="1.30203" calcext:value-type="float">
            <text:p>1.30203</text:p>
          </table:table-cell>
          <table:table-cell office:value-type="float" office:value="0.000807237" calcext:value-type="float">
            <text:p>0.000807237</text:p>
          </table:table-cell>
          <table:table-cell/>
          <table:table-cell office:value-type="float" office:value="33.7742" calcext:value-type="float">
            <text:p>33.7742</text:p>
          </table:table-cell>
          <table:table-cell office:value-type="float" office:value="1.26397" calcext:value-type="float">
            <text:p>1.26397</text:p>
          </table:table-cell>
          <table:table-cell office:value-type="float" office:value="0.000833205" calcext:value-type="float">
            <text:p>0.000833205</text:p>
          </table:table-cell>
          <table:table-cell/>
          <table:table-cell office:value-type="float" office:value="33.4503" calcext:value-type="float">
            <text:p>33.4503</text:p>
          </table:table-cell>
          <table:table-cell office:value-type="float" office:value="1.22255" calcext:value-type="float">
            <text:p>1.22255</text:p>
          </table:table-cell>
          <table:table-cell office:value-type="float" office:value="0.00646029" calcext:value-type="float">
            <text:p>0.00646029</text:p>
          </table:table-cell>
          <table:table-cell/>
          <table:table-cell office:value-type="float" office:value="32.7088" calcext:value-type="float">
            <text:p>32.7088</text:p>
          </table:table-cell>
          <table:table-cell office:value-type="float" office:value="1.36431" calcext:value-type="float">
            <text:p>1.36431</text:p>
          </table:table-cell>
          <table:table-cell office:value-type="float" office:value="0.0573892" calcext:value-type="float">
            <text:p>0.0573892</text:p>
          </table:table-cell>
          <table:table-cell/>
          <table:table-cell office:value-type="float" office:value="35.1692" calcext:value-type="float">
            <text:p>35.1692</text:p>
          </table:table-cell>
          <table:table-cell office:value-type="float" office:value="1.15953" calcext:value-type="float">
            <text:p>1.15953</text:p>
          </table:table-cell>
          <table:table-cell office:value-type="float" office:value="0.588193" calcext:value-type="float">
            <text:p>0.58819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509147" calcext:value-type="float">
            <text:p>0.000509147</text:p>
          </table:table-cell>
          <table:table-cell/>
          <table:table-cell office:value-type="float" office:value="32.7405" calcext:value-type="float">
            <text:p>32.7405</text:p>
          </table:table-cell>
          <table:table-cell office:value-type="float" office:value="1.36114" calcext:value-type="float">
            <text:p>1.36114</text:p>
          </table:table-cell>
          <table:table-cell office:value-type="float" office:value="0.000800143" calcext:value-type="float">
            <text:p>0.000800143</text:p>
          </table:table-cell>
          <table:table-cell/>
          <table:table-cell office:value-type="float" office:value="31.4568" calcext:value-type="float">
            <text:p>31.4568</text:p>
          </table:table-cell>
          <table:table-cell office:value-type="float" office:value="1.40569" calcext:value-type="float">
            <text:p>1.40569</text:p>
          </table:table-cell>
          <table:table-cell office:value-type="float" office:value="0.000806755" calcext:value-type="float">
            <text:p>0.000806755</text:p>
          </table:table-cell>
          <table:table-cell/>
          <table:table-cell office:value-type="float" office:value="32.6475" calcext:value-type="float">
            <text:p>32.6475</text:p>
          </table:table-cell>
          <table:table-cell office:value-type="float" office:value="1.25511" calcext:value-type="float">
            <text:p>1.25511</text:p>
          </table:table-cell>
          <table:table-cell office:value-type="float" office:value="0.000818687" calcext:value-type="float">
            <text:p>0.000818687</text:p>
          </table:table-cell>
          <table:table-cell/>
          <table:table-cell office:value-type="float" office:value="33.5948" calcext:value-type="float">
            <text:p>33.5948</text:p>
          </table:table-cell>
          <table:table-cell office:value-type="float" office:value="1.25939" calcext:value-type="float">
            <text:p>1.25939</text:p>
          </table:table-cell>
          <table:table-cell office:value-type="float" office:value="0.00652218" calcext:value-type="float">
            <text:p>0.00652218</text:p>
          </table:table-cell>
          <table:table-cell/>
          <table:table-cell office:value-type="float" office:value="34.0033" calcext:value-type="float">
            <text:p>34.0033</text:p>
          </table:table-cell>
          <table:table-cell office:value-type="float" office:value="1.26477" calcext:value-type="float">
            <text:p>1.26477</text:p>
          </table:table-cell>
          <table:table-cell office:value-type="float" office:value="0.0581933" calcext:value-type="float">
            <text:p>0.0581933</text:p>
          </table:table-cell>
          <table:table-cell/>
          <table:table-cell office:value-type="float" office:value="32.3553" calcext:value-type="float">
            <text:p>32.3553</text:p>
          </table:table-cell>
          <table:table-cell office:value-type="float" office:value="1.42483" calcext:value-type="float">
            <text:p>1.42483</text:p>
          </table:table-cell>
          <table:table-cell office:value-type="float" office:value="0.604422" calcext:value-type="float">
            <text:p>0.60442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616" calcext:value-type="float">
            <text:p>0.000471616</text:p>
          </table:table-cell>
          <table:table-cell/>
          <table:table-cell office:value-type="float" office:value="31.9565" calcext:value-type="float">
            <text:p>31.9565</text:p>
          </table:table-cell>
          <table:table-cell office:value-type="float" office:value="1.35076" calcext:value-type="float">
            <text:p>1.35076</text:p>
          </table:table-cell>
          <table:table-cell office:value-type="float" office:value="0.00080409" calcext:value-type="float">
            <text:p>0.00080409</text:p>
          </table:table-cell>
          <table:table-cell/>
          <table:table-cell office:value-type="float" office:value="32.6859" calcext:value-type="float">
            <text:p>32.6859</text:p>
          </table:table-cell>
          <table:table-cell office:value-type="float" office:value="1.39056" calcext:value-type="float">
            <text:p>1.39056</text:p>
          </table:table-cell>
          <table:table-cell office:value-type="float" office:value="0.000798399" calcext:value-type="float">
            <text:p>0.000798399</text:p>
          </table:table-cell>
          <table:table-cell/>
          <table:table-cell office:value-type="float" office:value="33.114" calcext:value-type="float">
            <text:p>33.114</text:p>
          </table:table-cell>
          <table:table-cell office:value-type="float" office:value="1.25559" calcext:value-type="float">
            <text:p>1.25559</text:p>
          </table:table-cell>
          <table:table-cell office:value-type="float" office:value="0.000812947" calcext:value-type="float">
            <text:p>0.000812947</text:p>
          </table:table-cell>
          <table:table-cell/>
          <table:table-cell office:value-type="float" office:value="33.9799" calcext:value-type="float">
            <text:p>33.9799</text:p>
          </table:table-cell>
          <table:table-cell office:value-type="float" office:value="1.18914" calcext:value-type="float">
            <text:p>1.18914</text:p>
          </table:table-cell>
          <table:table-cell office:value-type="float" office:value="0.00644857" calcext:value-type="float">
            <text:p>0.00644857</text:p>
          </table:table-cell>
          <table:table-cell/>
          <table:table-cell office:value-type="float" office:value="33.3277" calcext:value-type="float">
            <text:p>33.3277</text:p>
          </table:table-cell>
          <table:table-cell office:value-type="float" office:value="1.35061" calcext:value-type="float">
            <text:p>1.35061</text:p>
          </table:table-cell>
          <table:table-cell office:value-type="float" office:value="0.0581776" calcext:value-type="float">
            <text:p>0.0581776</text:p>
          </table:table-cell>
          <table:table-cell/>
          <table:table-cell office:value-type="float" office:value="33.5345" calcext:value-type="float">
            <text:p>33.5345</text:p>
          </table:table-cell>
          <table:table-cell office:value-type="float" office:value="1.33446" calcext:value-type="float">
            <text:p>1.33446</text:p>
          </table:table-cell>
          <table:table-cell office:value-type="float" office:value="0.801219" calcext:value-type="float">
            <text:p>0.80121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902" calcext:value-type="float">
            <text:p>0.000474902</text:p>
          </table:table-cell>
          <table:table-cell/>
          <table:table-cell office:value-type="float" office:value="31.5173" calcext:value-type="float">
            <text:p>31.5173</text:p>
          </table:table-cell>
          <table:table-cell office:value-type="float" office:value="1.28942" calcext:value-type="float">
            <text:p>1.28942</text:p>
          </table:table-cell>
          <table:table-cell office:value-type="float" office:value="0.00079885" calcext:value-type="float">
            <text:p>0.00079885</text:p>
          </table:table-cell>
          <table:table-cell/>
          <table:table-cell office:value-type="float" office:value="31.7327" calcext:value-type="float">
            <text:p>31.7327</text:p>
          </table:table-cell>
          <table:table-cell office:value-type="float" office:value="1.38216" calcext:value-type="float">
            <text:p>1.38216</text:p>
          </table:table-cell>
          <table:table-cell office:value-type="float" office:value="0.000801215" calcext:value-type="float">
            <text:p>0.000801215</text:p>
          </table:table-cell>
          <table:table-cell/>
          <table:table-cell office:value-type="float" office:value="32.5972" calcext:value-type="float">
            <text:p>32.5972</text:p>
          </table:table-cell>
          <table:table-cell office:value-type="float" office:value="1.31316" calcext:value-type="float">
            <text:p>1.31316</text:p>
          </table:table-cell>
          <table:table-cell office:value-type="float" office:value="0.000817956" calcext:value-type="float">
            <text:p>0.000817956</text:p>
          </table:table-cell>
          <table:table-cell/>
          <table:table-cell office:value-type="float" office:value="31.9585" calcext:value-type="float">
            <text:p>31.9585</text:p>
          </table:table-cell>
          <table:table-cell office:value-type="float" office:value="1.51131" calcext:value-type="float">
            <text:p>1.51131</text:p>
          </table:table-cell>
          <table:table-cell office:value-type="float" office:value="0.00640875" calcext:value-type="float">
            <text:p>0.00640875</text:p>
          </table:table-cell>
          <table:table-cell/>
          <table:table-cell office:value-type="float" office:value="32.4401" calcext:value-type="float">
            <text:p>32.4401</text:p>
          </table:table-cell>
          <table:table-cell office:value-type="float" office:value="1.41604" calcext:value-type="float">
            <text:p>1.41604</text:p>
          </table:table-cell>
          <table:table-cell office:value-type="float" office:value="0.0579483" calcext:value-type="float">
            <text:p>0.0579483</text:p>
          </table:table-cell>
          <table:table-cell/>
          <table:table-cell office:value-type="float" office:value="33.8846" calcext:value-type="float">
            <text:p>33.8846</text:p>
          </table:table-cell>
          <table:table-cell office:value-type="float" office:value="1.26371" calcext:value-type="float">
            <text:p>1.26371</text:p>
          </table:table-cell>
          <table:table-cell office:value-type="float" office:value="0.590533" calcext:value-type="float">
            <text:p>0.59053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347" calcext:value-type="float">
            <text:p>0.000472347</text:p>
          </table:table-cell>
          <table:table-cell/>
          <table:table-cell office:value-type="float" office:value="30.5953" calcext:value-type="float">
            <text:p>30.5953</text:p>
          </table:table-cell>
          <table:table-cell office:value-type="float" office:value="1.37659" calcext:value-type="float">
            <text:p>1.37659</text:p>
          </table:table-cell>
          <table:table-cell office:value-type="float" office:value="0.000797648" calcext:value-type="float">
            <text:p>0.000797648</text:p>
          </table:table-cell>
          <table:table-cell/>
          <table:table-cell office:value-type="float" office:value="32.1758" calcext:value-type="float">
            <text:p>32.1758</text:p>
          </table:table-cell>
          <table:table-cell office:value-type="float" office:value="1.27837" calcext:value-type="float">
            <text:p>1.27837</text:p>
          </table:table-cell>
          <table:table-cell office:value-type="float" office:value="0.000808489" calcext:value-type="float">
            <text:p>0.000808489</text:p>
          </table:table-cell>
          <table:table-cell/>
          <table:table-cell office:value-type="float" office:value="33.4999" calcext:value-type="float">
            <text:p>33.4999</text:p>
          </table:table-cell>
          <table:table-cell office:value-type="float" office:value="1.29244" calcext:value-type="float">
            <text:p>1.29244</text:p>
          </table:table-cell>
          <table:table-cell office:value-type="float" office:value="0.00081449" calcext:value-type="float">
            <text:p>0.00081449</text:p>
          </table:table-cell>
          <table:table-cell/>
          <table:table-cell office:value-type="float" office:value="33.1777" calcext:value-type="float">
            <text:p>33.1777</text:p>
          </table:table-cell>
          <table:table-cell office:value-type="float" office:value="1.31221" calcext:value-type="float">
            <text:p>1.31221</text:p>
          </table:table-cell>
          <table:table-cell office:value-type="float" office:value="0.0065669" calcext:value-type="float">
            <text:p>0.0065669</text:p>
          </table:table-cell>
          <table:table-cell/>
          <table:table-cell office:value-type="float" office:value="32.2883" calcext:value-type="float">
            <text:p>32.2883</text:p>
          </table:table-cell>
          <table:table-cell office:value-type="float" office:value="1.33943" calcext:value-type="float">
            <text:p>1.33943</text:p>
          </table:table-cell>
          <table:table-cell office:value-type="float" office:value="0.0571604" calcext:value-type="float">
            <text:p>0.0571604</text:p>
          </table:table-cell>
          <table:table-cell/>
          <table:table-cell office:value-type="float" office:value="34.6971" calcext:value-type="float">
            <text:p>34.6971</text:p>
          </table:table-cell>
          <table:table-cell office:value-type="float" office:value="1.2349" calcext:value-type="float">
            <text:p>1.2349</text:p>
          </table:table-cell>
          <table:table-cell office:value-type="float" office:value="0.593609" calcext:value-type="float">
            <text:p>0.59360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3829" calcext:value-type="float">
            <text:p>0.000483829</text:p>
          </table:table-cell>
          <table:table-cell/>
          <table:table-cell office:value-type="float" office:value="30.0461" calcext:value-type="float">
            <text:p>30.0461</text:p>
          </table:table-cell>
          <table:table-cell office:value-type="float" office:value="1.26415" calcext:value-type="float">
            <text:p>1.26415</text:p>
          </table:table-cell>
          <table:table-cell office:value-type="float" office:value="0.000800002" calcext:value-type="float">
            <text:p>0.000800002</text:p>
          </table:table-cell>
          <table:table-cell/>
          <table:table-cell office:value-type="float" office:value="33.7361" calcext:value-type="float">
            <text:p>33.7361</text:p>
          </table:table-cell>
          <table:table-cell office:value-type="float" office:value="1.27771" calcext:value-type="float">
            <text:p>1.27771</text:p>
          </table:table-cell>
          <table:table-cell office:value-type="float" office:value="0.000804772" calcext:value-type="float">
            <text:p>0.000804772</text:p>
          </table:table-cell>
          <table:table-cell/>
          <table:table-cell office:value-type="float" office:value="32.6081" calcext:value-type="float">
            <text:p>32.6081</text:p>
          </table:table-cell>
          <table:table-cell office:value-type="float" office:value="1.29673" calcext:value-type="float">
            <text:p>1.29673</text:p>
          </table:table-cell>
          <table:table-cell office:value-type="float" office:value="0.000812897" calcext:value-type="float">
            <text:p>0.000812897</text:p>
          </table:table-cell>
          <table:table-cell/>
          <table:table-cell office:value-type="float" office:value="33.4543" calcext:value-type="float">
            <text:p>33.4543</text:p>
          </table:table-cell>
          <table:table-cell office:value-type="float" office:value="1.30093" calcext:value-type="float">
            <text:p>1.30093</text:p>
          </table:table-cell>
          <table:table-cell office:value-type="float" office:value="0.00643323" calcext:value-type="float">
            <text:p>0.00643323</text:p>
          </table:table-cell>
          <table:table-cell/>
          <table:table-cell office:value-type="float" office:value="33.3027" calcext:value-type="float">
            <text:p>33.3027</text:p>
          </table:table-cell>
          <table:table-cell office:value-type="float" office:value="1.35857" calcext:value-type="float">
            <text:p>1.35857</text:p>
          </table:table-cell>
          <table:table-cell office:value-type="float" office:value="0.057914" calcext:value-type="float">
            <text:p>0.057914</text:p>
          </table:table-cell>
          <table:table-cell/>
          <table:table-cell office:value-type="float" office:value="31.3973" calcext:value-type="float">
            <text:p>31.3973</text:p>
          </table:table-cell>
          <table:table-cell office:value-type="float" office:value="1.49537" calcext:value-type="float">
            <text:p>1.49537</text:p>
          </table:table-cell>
          <table:table-cell office:value-type="float" office:value="0.575618" calcext:value-type="float">
            <text:p>0.57561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651" calcext:value-type="float">
            <text:p>0.000468651</text:p>
          </table:table-cell>
          <table:table-cell/>
          <table:table-cell office:value-type="float" office:value="31.4617" calcext:value-type="float">
            <text:p>31.4617</text:p>
          </table:table-cell>
          <table:table-cell office:value-type="float" office:value="1.29372" calcext:value-type="float">
            <text:p>1.29372</text:p>
          </table:table-cell>
          <table:table-cell office:value-type="float" office:value="0.000801756" calcext:value-type="float">
            <text:p>0.000801756</text:p>
          </table:table-cell>
          <table:table-cell/>
          <table:table-cell office:value-type="float" office:value="34.8182" calcext:value-type="float">
            <text:p>34.8182</text:p>
          </table:table-cell>
          <table:table-cell office:value-type="float" office:value="1.11691" calcext:value-type="float">
            <text:p>1.11691</text:p>
          </table:table-cell>
          <table:table-cell office:value-type="float" office:value="0.00080365" calcext:value-type="float">
            <text:p>0.00080365</text:p>
          </table:table-cell>
          <table:table-cell/>
          <table:table-cell office:value-type="float" office:value="32.741" calcext:value-type="float">
            <text:p>32.741</text:p>
          </table:table-cell>
          <table:table-cell office:value-type="float" office:value="1.27836" calcext:value-type="float">
            <text:p>1.27836</text:p>
          </table:table-cell>
          <table:table-cell office:value-type="float" office:value="0.000844937" calcext:value-type="float">
            <text:p>0.000844937</text:p>
          </table:table-cell>
          <table:table-cell/>
          <table:table-cell office:value-type="float" office:value="32.1585" calcext:value-type="float">
            <text:p>32.1585</text:p>
          </table:table-cell>
          <table:table-cell office:value-type="float" office:value="1.40272" calcext:value-type="float">
            <text:p>1.40272</text:p>
          </table:table-cell>
          <table:table-cell office:value-type="float" office:value="0.00636345" calcext:value-type="float">
            <text:p>0.00636345</text:p>
          </table:table-cell>
          <table:table-cell/>
          <table:table-cell office:value-type="float" office:value="33.4681" calcext:value-type="float">
            <text:p>33.4681</text:p>
          </table:table-cell>
          <table:table-cell office:value-type="float" office:value="1.29199" calcext:value-type="float">
            <text:p>1.29199</text:p>
          </table:table-cell>
          <table:table-cell office:value-type="float" office:value="0.0576668" calcext:value-type="float">
            <text:p>0.0576668</text:p>
          </table:table-cell>
          <table:table-cell/>
          <table:table-cell office:value-type="float" office:value="35.6782" calcext:value-type="float">
            <text:p>35.6782</text:p>
          </table:table-cell>
          <table:table-cell office:value-type="float" office:value="1.15655" calcext:value-type="float">
            <text:p>1.15655</text:p>
          </table:table-cell>
          <table:table-cell office:value-type="float" office:value="0.594704" calcext:value-type="float">
            <text:p>0.59470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7677" calcext:value-type="float">
            <text:p>0.000477677</text:p>
          </table:table-cell>
          <table:table-cell/>
          <table:table-cell office:value-type="float" office:value="30.8781" calcext:value-type="float">
            <text:p>30.8781</text:p>
          </table:table-cell>
          <table:table-cell office:value-type="float" office:value="1.38303" calcext:value-type="float">
            <text:p>1.38303</text:p>
          </table:table-cell>
          <table:table-cell office:value-type="float" office:value="0.000798921" calcext:value-type="float">
            <text:p>0.000798921</text:p>
          </table:table-cell>
          <table:table-cell/>
          <table:table-cell office:value-type="float" office:value="32.3833" calcext:value-type="float">
            <text:p>32.3833</text:p>
          </table:table-cell>
          <table:table-cell office:value-type="float" office:value="1.32922" calcext:value-type="float">
            <text:p>1.32922</text:p>
          </table:table-cell>
          <table:table-cell office:value-type="float" office:value="0.00081486" calcext:value-type="float">
            <text:p>0.00081486</text:p>
          </table:table-cell>
          <table:table-cell/>
          <table:table-cell office:value-type="float" office:value="32.9266" calcext:value-type="float">
            <text:p>32.9266</text:p>
          </table:table-cell>
          <table:table-cell office:value-type="float" office:value="1.39224" calcext:value-type="float">
            <text:p>1.39224</text:p>
          </table:table-cell>
          <table:table-cell office:value-type="float" office:value="0.00082525" calcext:value-type="float">
            <text:p>0.00082525</text:p>
          </table:table-cell>
          <table:table-cell/>
          <table:table-cell office:value-type="float" office:value="33.1187" calcext:value-type="float">
            <text:p>33.1187</text:p>
          </table:table-cell>
          <table:table-cell office:value-type="float" office:value="1.27087" calcext:value-type="float">
            <text:p>1.27087</text:p>
          </table:table-cell>
          <table:table-cell office:value-type="float" office:value="0.00649067" calcext:value-type="float">
            <text:p>0.00649067</text:p>
          </table:table-cell>
          <table:table-cell/>
          <table:table-cell office:value-type="float" office:value="34.4608" calcext:value-type="float">
            <text:p>34.4608</text:p>
          </table:table-cell>
          <table:table-cell office:value-type="float" office:value="1.21284" calcext:value-type="float">
            <text:p>1.21284</text:p>
          </table:table-cell>
          <table:table-cell office:value-type="float" office:value="0.0577916" calcext:value-type="float">
            <text:p>0.0577916</text:p>
          </table:table-cell>
          <table:table-cell/>
          <table:table-cell office:value-type="float" office:value="32.7516" calcext:value-type="float">
            <text:p>32.7516</text:p>
          </table:table-cell>
          <table:table-cell office:value-type="float" office:value="1.44935" calcext:value-type="float">
            <text:p>1.44935</text:p>
          </table:table-cell>
          <table:table-cell office:value-type="float" office:value="0.586961" calcext:value-type="float">
            <text:p>0.58696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4251" calcext:value-type="float">
            <text:p>0.000474251</text:p>
          </table:table-cell>
          <table:table-cell/>
          <table:table-cell office:value-type="float" office:value="32.3051" calcext:value-type="float">
            <text:p>32.3051</text:p>
          </table:table-cell>
          <table:table-cell office:value-type="float" office:value="1.23492" calcext:value-type="float">
            <text:p>1.23492</text:p>
          </table:table-cell>
          <table:table-cell office:value-type="float" office:value="0.000796866" calcext:value-type="float">
            <text:p>0.000796866</text:p>
          </table:table-cell>
          <table:table-cell/>
          <table:table-cell office:value-type="float" office:value="35.1969" calcext:value-type="float">
            <text:p>35.1969</text:p>
          </table:table-cell>
          <table:table-cell office:value-type="float" office:value="1.09579" calcext:value-type="float">
            <text:p>1.09579</text:p>
          </table:table-cell>
          <table:table-cell office:value-type="float" office:value="0.000812527" calcext:value-type="float">
            <text:p>0.000812527</text:p>
          </table:table-cell>
          <table:table-cell/>
          <table:table-cell office:value-type="float" office:value="33.0463" calcext:value-type="float">
            <text:p>33.0463</text:p>
          </table:table-cell>
          <table:table-cell office:value-type="float" office:value="1.38198" calcext:value-type="float">
            <text:p>1.38198</text:p>
          </table:table-cell>
          <table:table-cell office:value-type="float" office:value="0.000826833" calcext:value-type="float">
            <text:p>0.000826833</text:p>
          </table:table-cell>
          <table:table-cell/>
          <table:table-cell office:value-type="float" office:value="31.7919" calcext:value-type="float">
            <text:p>31.7919</text:p>
          </table:table-cell>
          <table:table-cell office:value-type="float" office:value="1.42364" calcext:value-type="float">
            <text:p>1.42364</text:p>
          </table:table-cell>
          <table:table-cell office:value-type="float" office:value="0.00638052" calcext:value-type="float">
            <text:p>0.00638052</text:p>
          </table:table-cell>
          <table:table-cell/>
          <table:table-cell office:value-type="float" office:value="35.5365" calcext:value-type="float">
            <text:p>35.5365</text:p>
          </table:table-cell>
          <table:table-cell office:value-type="float" office:value="1.04151" calcext:value-type="float">
            <text:p>1.04151</text:p>
          </table:table-cell>
          <table:table-cell office:value-type="float" office:value="0.0592805" calcext:value-type="float">
            <text:p>0.0592805</text:p>
          </table:table-cell>
          <table:table-cell/>
          <table:table-cell office:value-type="float" office:value="30.983" calcext:value-type="float">
            <text:p>30.983</text:p>
          </table:table-cell>
          <table:table-cell office:value-type="float" office:value="1.5937" calcext:value-type="float">
            <text:p>1.5937</text:p>
          </table:table-cell>
          <table:table-cell office:value-type="float" office:value="0.589605" calcext:value-type="float">
            <text:p>0.58960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3198" calcext:value-type="float">
            <text:p>0.000473198</text:p>
          </table:table-cell>
          <table:table-cell/>
          <table:table-cell office:value-type="float" office:value="32.6501" calcext:value-type="float">
            <text:p>32.6501</text:p>
          </table:table-cell>
          <table:table-cell office:value-type="float" office:value="1.1865" calcext:value-type="float">
            <text:p>1.1865</text:p>
          </table:table-cell>
          <table:table-cell office:value-type="float" office:value="0.000801615" calcext:value-type="float">
            <text:p>0.000801615</text:p>
          </table:table-cell>
          <table:table-cell/>
          <table:table-cell office:value-type="float" office:value="31.9269" calcext:value-type="float">
            <text:p>31.9269</text:p>
          </table:table-cell>
          <table:table-cell office:value-type="float" office:value="1.41483" calcext:value-type="float">
            <text:p>1.41483</text:p>
          </table:table-cell>
          <table:table-cell office:value-type="float" office:value="0.000797468" calcext:value-type="float">
            <text:p>0.000797468</text:p>
          </table:table-cell>
          <table:table-cell/>
          <table:table-cell office:value-type="float" office:value="32.3292" calcext:value-type="float">
            <text:p>32.3292</text:p>
          </table:table-cell>
          <table:table-cell office:value-type="float" office:value="1.3546" calcext:value-type="float">
            <text:p>1.3546</text:p>
          </table:table-cell>
          <table:table-cell office:value-type="float" office:value="0.000824398" calcext:value-type="float">
            <text:p>0.000824398</text:p>
          </table:table-cell>
          <table:table-cell/>
          <table:table-cell office:value-type="float" office:value="34.1816" calcext:value-type="float">
            <text:p>34.1816</text:p>
          </table:table-cell>
          <table:table-cell office:value-type="float" office:value="1.32242" calcext:value-type="float">
            <text:p>1.32242</text:p>
          </table:table-cell>
          <table:table-cell office:value-type="float" office:value="0.00646116" calcext:value-type="float">
            <text:p>0.00646116</text:p>
          </table:table-cell>
          <table:table-cell/>
          <table:table-cell office:value-type="float" office:value="32.6122" calcext:value-type="float">
            <text:p>32.6122</text:p>
          </table:table-cell>
          <table:table-cell office:value-type="float" office:value="1.31383" calcext:value-type="float">
            <text:p>1.31383</text:p>
          </table:table-cell>
          <table:table-cell office:value-type="float" office:value="0.0580512" calcext:value-type="float">
            <text:p>0.0580512</text:p>
          </table:table-cell>
          <table:table-cell/>
          <table:table-cell office:value-type="float" office:value="32.1875" calcext:value-type="float">
            <text:p>32.1875</text:p>
          </table:table-cell>
          <table:table-cell office:value-type="float" office:value="1.43651" calcext:value-type="float">
            <text:p>1.43651</text:p>
          </table:table-cell>
          <table:table-cell office:value-type="float" office:value="0.592457" calcext:value-type="float">
            <text:p>0.59245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73" calcext:value-type="float">
            <text:p>0.00047373</text:p>
          </table:table-cell>
          <table:table-cell/>
          <table:table-cell office:value-type="float" office:value="31.8363" calcext:value-type="float">
            <text:p>31.8363</text:p>
          </table:table-cell>
          <table:table-cell office:value-type="float" office:value="1.19544" calcext:value-type="float">
            <text:p>1.19544</text:p>
          </table:table-cell>
          <table:table-cell office:value-type="float" office:value="0.000799702" calcext:value-type="float">
            <text:p>0.000799702</text:p>
          </table:table-cell>
          <table:table-cell/>
          <table:table-cell office:value-type="float" office:value="32.0856" calcext:value-type="float">
            <text:p>32.0856</text:p>
          </table:table-cell>
          <table:table-cell office:value-type="float" office:value="1.54334" calcext:value-type="float">
            <text:p>1.54334</text:p>
          </table:table-cell>
          <table:table-cell office:value-type="float" office:value="0.000793811" calcext:value-type="float">
            <text:p>0.000793811</text:p>
          </table:table-cell>
          <table:table-cell/>
          <table:table-cell office:value-type="float" office:value="33.5277" calcext:value-type="float">
            <text:p>33.5277</text:p>
          </table:table-cell>
          <table:table-cell office:value-type="float" office:value="1.33636" calcext:value-type="float">
            <text:p>1.33636</text:p>
          </table:table-cell>
          <table:table-cell office:value-type="float" office:value="0.000825951" calcext:value-type="float">
            <text:p>0.000825951</text:p>
          </table:table-cell>
          <table:table-cell/>
          <table:table-cell office:value-type="float" office:value="34.0515" calcext:value-type="float">
            <text:p>34.0515</text:p>
          </table:table-cell>
          <table:table-cell office:value-type="float" office:value="1.27865" calcext:value-type="float">
            <text:p>1.27865</text:p>
          </table:table-cell>
          <table:table-cell office:value-type="float" office:value="0.00642882" calcext:value-type="float">
            <text:p>0.00642882</text:p>
          </table:table-cell>
          <table:table-cell/>
          <table:table-cell office:value-type="float" office:value="33.2731" calcext:value-type="float">
            <text:p>33.2731</text:p>
          </table:table-cell>
          <table:table-cell office:value-type="float" office:value="1.48599" calcext:value-type="float">
            <text:p>1.48599</text:p>
          </table:table-cell>
          <table:table-cell office:value-type="float" office:value="0.0578908" calcext:value-type="float">
            <text:p>0.0578908</text:p>
          </table:table-cell>
          <table:table-cell/>
          <table:table-cell office:value-type="float" office:value="32.4303" calcext:value-type="float">
            <text:p>32.4303</text:p>
          </table:table-cell>
          <table:table-cell office:value-type="float" office:value="1.32973" calcext:value-type="float">
            <text:p>1.32973</text:p>
          </table:table-cell>
          <table:table-cell office:value-type="float" office:value="0.591075" calcext:value-type="float">
            <text:p>0.59107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836" calcext:value-type="float">
            <text:p>0.000471836</text:p>
          </table:table-cell>
          <table:table-cell/>
          <table:table-cell office:value-type="float" office:value="31.2767" calcext:value-type="float">
            <text:p>31.2767</text:p>
          </table:table-cell>
          <table:table-cell office:value-type="float" office:value="1.43395" calcext:value-type="float">
            <text:p>1.43395</text:p>
          </table:table-cell>
          <table:table-cell office:value-type="float" office:value="0.000800413" calcext:value-type="float">
            <text:p>0.000800413</text:p>
          </table:table-cell>
          <table:table-cell/>
          <table:table-cell office:value-type="float" office:value="34.0485" calcext:value-type="float">
            <text:p>34.0485</text:p>
          </table:table-cell>
          <table:table-cell office:value-type="float" office:value="1.1493" calcext:value-type="float">
            <text:p>1.1493</text:p>
          </table:table-cell>
          <table:table-cell office:value-type="float" office:value="0.000797028" calcext:value-type="float">
            <text:p>0.000797028</text:p>
          </table:table-cell>
          <table:table-cell/>
          <table:table-cell office:value-type="float" office:value="32.5602" calcext:value-type="float">
            <text:p>32.5602</text:p>
          </table:table-cell>
          <table:table-cell office:value-type="float" office:value="1.2206" calcext:value-type="float">
            <text:p>1.2206</text:p>
          </table:table-cell>
          <table:table-cell office:value-type="float" office:value="0.000823396" calcext:value-type="float">
            <text:p>0.000823396</text:p>
          </table:table-cell>
          <table:table-cell/>
          <table:table-cell office:value-type="float" office:value="33.4761" calcext:value-type="float">
            <text:p>33.4761</text:p>
          </table:table-cell>
          <table:table-cell office:value-type="float" office:value="1.28563" calcext:value-type="float">
            <text:p>1.28563</text:p>
          </table:table-cell>
          <table:table-cell office:value-type="float" office:value="0.00649875" calcext:value-type="float">
            <text:p>0.00649875</text:p>
          </table:table-cell>
          <table:table-cell/>
          <table:table-cell office:value-type="float" office:value="33.5637" calcext:value-type="float">
            <text:p>33.5637</text:p>
          </table:table-cell>
          <table:table-cell office:value-type="float" office:value="1.21501" calcext:value-type="float">
            <text:p>1.21501</text:p>
          </table:table-cell>
          <table:table-cell office:value-type="float" office:value="0.0580162" calcext:value-type="float">
            <text:p>0.0580162</text:p>
          </table:table-cell>
          <table:table-cell/>
          <table:table-cell office:value-type="float" office:value="33.72" calcext:value-type="float">
            <text:p>33.72</text:p>
          </table:table-cell>
          <table:table-cell office:value-type="float" office:value="1.28032" calcext:value-type="float">
            <text:p>1.28032</text:p>
          </table:table-cell>
          <table:table-cell office:value-type="float" office:value="0.589703" calcext:value-type="float">
            <text:p>0.58970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223" calcext:value-type="float">
            <text:p>0.000470223</text:p>
          </table:table-cell>
          <table:table-cell/>
          <table:table-cell office:value-type="float" office:value="31.9699" calcext:value-type="float">
            <text:p>31.9699</text:p>
          </table:table-cell>
          <table:table-cell office:value-type="float" office:value="1.23391" calcext:value-type="float">
            <text:p>1.23391</text:p>
          </table:table-cell>
          <table:table-cell office:value-type="float" office:value="0.000805663" calcext:value-type="float">
            <text:p>0.000805663</text:p>
          </table:table-cell>
          <table:table-cell/>
          <table:table-cell office:value-type="float" office:value="31.1198" calcext:value-type="float">
            <text:p>31.1198</text:p>
          </table:table-cell>
          <table:table-cell office:value-type="float" office:value="1.63704" calcext:value-type="float">
            <text:p>1.63704</text:p>
          </table:table-cell>
          <table:table-cell office:value-type="float" office:value="0.000791787" calcext:value-type="float">
            <text:p>0.000791787</text:p>
          </table:table-cell>
          <table:table-cell/>
          <table:table-cell office:value-type="float" office:value="32.081" calcext:value-type="float">
            <text:p>32.081</text:p>
          </table:table-cell>
          <table:table-cell office:value-type="float" office:value="1.38139" calcext:value-type="float">
            <text:p>1.38139</text:p>
          </table:table-cell>
          <table:table-cell office:value-type="float" office:value="0.000829558" calcext:value-type="float">
            <text:p>0.000829558</text:p>
          </table:table-cell>
          <table:table-cell/>
          <table:table-cell office:value-type="float" office:value="33.206" calcext:value-type="float">
            <text:p>33.206</text:p>
          </table:table-cell>
          <table:table-cell office:value-type="float" office:value="1.35836" calcext:value-type="float">
            <text:p>1.35836</text:p>
          </table:table-cell>
          <table:table-cell office:value-type="float" office:value="0.00648444" calcext:value-type="float">
            <text:p>0.00648444</text:p>
          </table:table-cell>
          <table:table-cell/>
          <table:table-cell office:value-type="float" office:value="33.8736" calcext:value-type="float">
            <text:p>33.8736</text:p>
          </table:table-cell>
          <table:table-cell office:value-type="float" office:value="1.25072" calcext:value-type="float">
            <text:p>1.25072</text:p>
          </table:table-cell>
          <table:table-cell office:value-type="float" office:value="0.0593422" calcext:value-type="float">
            <text:p>0.0593422</text:p>
          </table:table-cell>
          <table:table-cell/>
          <table:table-cell office:value-type="float" office:value="32.2575" calcext:value-type="float">
            <text:p>32.2575</text:p>
          </table:table-cell>
          <table:table-cell office:value-type="float" office:value="1.31946" calcext:value-type="float">
            <text:p>1.31946</text:p>
          </table:table-cell>
          <table:table-cell office:value-type="float" office:value="0.586411" calcext:value-type="float">
            <text:p>0.58641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7" calcext:value-type="float">
            <text:p>0.00046857</text:p>
          </table:table-cell>
          <table:table-cell/>
          <table:table-cell office:value-type="float" office:value="31.4753" calcext:value-type="float">
            <text:p>31.4753</text:p>
          </table:table-cell>
          <table:table-cell office:value-type="float" office:value="1.25728" calcext:value-type="float">
            <text:p>1.25728</text:p>
          </table:table-cell>
          <table:table-cell office:value-type="float" office:value="0.000793991" calcext:value-type="float">
            <text:p>0.000793991</text:p>
          </table:table-cell>
          <table:table-cell/>
          <table:table-cell office:value-type="float" office:value="32.3708" calcext:value-type="float">
            <text:p>32.3708</text:p>
          </table:table-cell>
          <table:table-cell office:value-type="float" office:value="1.23816" calcext:value-type="float">
            <text:p>1.23816</text:p>
          </table:table-cell>
          <table:table-cell office:value-type="float" office:value="0.000796276" calcext:value-type="float">
            <text:p>0.000796276</text:p>
          </table:table-cell>
          <table:table-cell/>
          <table:table-cell office:value-type="float" office:value="33.3166" calcext:value-type="float">
            <text:p>33.3166</text:p>
          </table:table-cell>
          <table:table-cell office:value-type="float" office:value="1.29585" calcext:value-type="float">
            <text:p>1.29585</text:p>
          </table:table-cell>
          <table:table-cell office:value-type="float" office:value="0.00082512" calcext:value-type="float">
            <text:p>0.00082512</text:p>
          </table:table-cell>
          <table:table-cell/>
          <table:table-cell office:value-type="float" office:value="32.2302" calcext:value-type="float">
            <text:p>32.2302</text:p>
          </table:table-cell>
          <table:table-cell office:value-type="float" office:value="1.41229" calcext:value-type="float">
            <text:p>1.41229</text:p>
          </table:table-cell>
          <table:table-cell office:value-type="float" office:value="0.00641082" calcext:value-type="float">
            <text:p>0.00641082</text:p>
          </table:table-cell>
          <table:table-cell/>
          <table:table-cell office:value-type="float" office:value="32.351" calcext:value-type="float">
            <text:p>32.351</text:p>
          </table:table-cell>
          <table:table-cell office:value-type="float" office:value="1.49941" calcext:value-type="float">
            <text:p>1.49941</text:p>
          </table:table-cell>
          <table:table-cell office:value-type="float" office:value="0.0583524" calcext:value-type="float">
            <text:p>0.0583524</text:p>
          </table:table-cell>
          <table:table-cell/>
          <table:table-cell office:value-type="float" office:value="33.8045" calcext:value-type="float">
            <text:p>33.8045</text:p>
          </table:table-cell>
          <table:table-cell office:value-type="float" office:value="1.3076" calcext:value-type="float">
            <text:p>1.3076</text:p>
          </table:table-cell>
          <table:table-cell office:value-type="float" office:value="0.592252" calcext:value-type="float">
            <text:p>0.59225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992" calcext:value-type="float">
            <text:p>0.000474992</text:p>
          </table:table-cell>
          <table:table-cell/>
          <table:table-cell office:value-type="float" office:value="32.0329" calcext:value-type="float">
            <text:p>32.0329</text:p>
          </table:table-cell>
          <table:table-cell office:value-type="float" office:value="1.12724" calcext:value-type="float">
            <text:p>1.12724</text:p>
          </table:table-cell>
          <table:table-cell office:value-type="float" office:value="0.000799482" calcext:value-type="float">
            <text:p>0.000799482</text:p>
          </table:table-cell>
          <table:table-cell/>
          <table:table-cell office:value-type="float" office:value="32.8542" calcext:value-type="float">
            <text:p>32.8542</text:p>
          </table:table-cell>
          <table:table-cell office:value-type="float" office:value="1.28723" calcext:value-type="float">
            <text:p>1.28723</text:p>
          </table:table-cell>
          <table:table-cell office:value-type="float" office:value="0.000802067" calcext:value-type="float">
            <text:p>0.000802067</text:p>
          </table:table-cell>
          <table:table-cell/>
          <table:table-cell office:value-type="float" office:value="32.0113" calcext:value-type="float">
            <text:p>32.0113</text:p>
          </table:table-cell>
          <table:table-cell office:value-type="float" office:value="1.38694" calcext:value-type="float">
            <text:p>1.38694</text:p>
          </table:table-cell>
          <table:table-cell office:value-type="float" office:value="0.000810252" calcext:value-type="float">
            <text:p>0.000810252</text:p>
          </table:table-cell>
          <table:table-cell/>
          <table:table-cell office:value-type="float" office:value="33.5591" calcext:value-type="float">
            <text:p>33.5591</text:p>
          </table:table-cell>
          <table:table-cell office:value-type="float" office:value="1.27462" calcext:value-type="float">
            <text:p>1.27462</text:p>
          </table:table-cell>
          <table:table-cell office:value-type="float" office:value="0.00640594" calcext:value-type="float">
            <text:p>0.00640594</text:p>
          </table:table-cell>
          <table:table-cell/>
          <table:table-cell office:value-type="float" office:value="34.1842" calcext:value-type="float">
            <text:p>34.1842</text:p>
          </table:table-cell>
          <table:table-cell office:value-type="float" office:value="1.38325" calcext:value-type="float">
            <text:p>1.38325</text:p>
          </table:table-cell>
          <table:table-cell office:value-type="float" office:value="0.0581179" calcext:value-type="float">
            <text:p>0.0581179</text:p>
          </table:table-cell>
          <table:table-cell/>
          <table:table-cell office:value-type="float" office:value="32.0453" calcext:value-type="float">
            <text:p>32.0453</text:p>
          </table:table-cell>
          <table:table-cell office:value-type="float" office:value="1.40125" calcext:value-type="float">
            <text:p>1.40125</text:p>
          </table:table-cell>
          <table:table-cell office:value-type="float" office:value="0.586828" calcext:value-type="float">
            <text:p>0.58682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213" calcext:value-type="float">
            <text:p>0.000470213</text:p>
          </table:table-cell>
          <table:table-cell/>
          <table:table-cell office:value-type="float" office:value="31.4829" calcext:value-type="float">
            <text:p>31.4829</text:p>
          </table:table-cell>
          <table:table-cell office:value-type="float" office:value="1.21398" calcext:value-type="float">
            <text:p>1.21398</text:p>
          </table:table-cell>
          <table:table-cell office:value-type="float" office:value="0.000792218" calcext:value-type="float">
            <text:p>0.000792218</text:p>
          </table:table-cell>
          <table:table-cell/>
          <table:table-cell office:value-type="float" office:value="32.7748" calcext:value-type="float">
            <text:p>32.7748</text:p>
          </table:table-cell>
          <table:table-cell office:value-type="float" office:value="1.32641" calcext:value-type="float">
            <text:p>1.32641</text:p>
          </table:table-cell>
          <table:table-cell office:value-type="float" office:value="0.00079878" calcext:value-type="float">
            <text:p>0.00079878</text:p>
          </table:table-cell>
          <table:table-cell/>
          <table:table-cell office:value-type="float" office:value="31.3673" calcext:value-type="float">
            <text:p>31.3673</text:p>
          </table:table-cell>
          <table:table-cell office:value-type="float" office:value="1.6144" calcext:value-type="float">
            <text:p>1.6144</text:p>
          </table:table-cell>
          <table:table-cell office:value-type="float" office:value="0.000829017" calcext:value-type="float">
            <text:p>0.000829017</text:p>
          </table:table-cell>
          <table:table-cell/>
          <table:table-cell office:value-type="float" office:value="32.8657" calcext:value-type="float">
            <text:p>32.8657</text:p>
          </table:table-cell>
          <table:table-cell office:value-type="float" office:value="1.34738" calcext:value-type="float">
            <text:p>1.34738</text:p>
          </table:table-cell>
          <table:table-cell office:value-type="float" office:value="0.00643217" calcext:value-type="float">
            <text:p>0.00643217</text:p>
          </table:table-cell>
          <table:table-cell/>
          <table:table-cell office:value-type="float" office:value="33.8592" calcext:value-type="float">
            <text:p>33.8592</text:p>
          </table:table-cell>
          <table:table-cell office:value-type="float" office:value="1.34324" calcext:value-type="float">
            <text:p>1.34324</text:p>
          </table:table-cell>
          <table:table-cell office:value-type="float" office:value="0.0582394" calcext:value-type="float">
            <text:p>0.0582394</text:p>
          </table:table-cell>
          <table:table-cell/>
          <table:table-cell office:value-type="float" office:value="33.4963" calcext:value-type="float">
            <text:p>33.4963</text:p>
          </table:table-cell>
          <table:table-cell office:value-type="float" office:value="1.31614" calcext:value-type="float">
            <text:p>1.31614</text:p>
          </table:table-cell>
          <table:table-cell office:value-type="float" office:value="0.602585" calcext:value-type="float">
            <text:p>0.60258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17" calcext:value-type="float">
            <text:p>0.00047417</text:p>
          </table:table-cell>
          <table:table-cell/>
          <table:table-cell office:value-type="float" office:value="31.6649" calcext:value-type="float">
            <text:p>31.6649</text:p>
          </table:table-cell>
          <table:table-cell office:value-type="float" office:value="1.07411" calcext:value-type="float">
            <text:p>1.07411</text:p>
          </table:table-cell>
          <table:table-cell office:value-type="float" office:value="0.000807427" calcext:value-type="float">
            <text:p>0.000807427</text:p>
          </table:table-cell>
          <table:table-cell/>
          <table:table-cell office:value-type="float" office:value="31.3672" calcext:value-type="float">
            <text:p>31.3672</text:p>
          </table:table-cell>
          <table:table-cell office:value-type="float" office:value="1.26659" calcext:value-type="float">
            <text:p>1.26659</text:p>
          </table:table-cell>
          <table:table-cell office:value-type="float" office:value="0.000794523" calcext:value-type="float">
            <text:p>0.000794523</text:p>
          </table:table-cell>
          <table:table-cell/>
          <table:table-cell office:value-type="float" office:value="33.726" calcext:value-type="float">
            <text:p>33.726</text:p>
          </table:table-cell>
          <table:table-cell office:value-type="float" office:value="1.26822" calcext:value-type="float">
            <text:p>1.26822</text:p>
          </table:table-cell>
          <table:table-cell office:value-type="float" office:value="0.000825901" calcext:value-type="float">
            <text:p>0.000825901</text:p>
          </table:table-cell>
          <table:table-cell/>
          <table:table-cell office:value-type="float" office:value="33.8787" calcext:value-type="float">
            <text:p>33.8787</text:p>
          </table:table-cell>
          <table:table-cell office:value-type="float" office:value="1.21471" calcext:value-type="float">
            <text:p>1.21471</text:p>
          </table:table-cell>
          <table:table-cell office:value-type="float" office:value="0.00640536" calcext:value-type="float">
            <text:p>0.00640536</text:p>
          </table:table-cell>
          <table:table-cell/>
          <table:table-cell office:value-type="float" office:value="31.2616" calcext:value-type="float">
            <text:p>31.2616</text:p>
          </table:table-cell>
          <table:table-cell office:value-type="float" office:value="1.43989" calcext:value-type="float">
            <text:p>1.43989</text:p>
          </table:table-cell>
          <table:table-cell office:value-type="float" office:value="0.0565916" calcext:value-type="float">
            <text:p>0.0565916</text:p>
          </table:table-cell>
          <table:table-cell/>
          <table:table-cell office:value-type="float" office:value="33.2393" calcext:value-type="float">
            <text:p>33.2393</text:p>
          </table:table-cell>
          <table:table-cell office:value-type="float" office:value="1.23124" calcext:value-type="float">
            <text:p>1.23124</text:p>
          </table:table-cell>
          <table:table-cell office:value-type="float" office:value="0.598278" calcext:value-type="float">
            <text:p>0.59827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332" calcext:value-type="float">
            <text:p>0.000469332</text:p>
          </table:table-cell>
          <table:table-cell/>
          <table:table-cell office:value-type="float" office:value="32.9649" calcext:value-type="float">
            <text:p>32.9649</text:p>
          </table:table-cell>
          <table:table-cell office:value-type="float" office:value="1.23934" calcext:value-type="float">
            <text:p>1.23934</text:p>
          </table:table-cell>
          <table:table-cell office:value-type="float" office:value="0.000800333" calcext:value-type="float">
            <text:p>0.000800333</text:p>
          </table:table-cell>
          <table:table-cell/>
          <table:table-cell office:value-type="float" office:value="32.5706" calcext:value-type="float">
            <text:p>32.5706</text:p>
          </table:table-cell>
          <table:table-cell office:value-type="float" office:value="1.30461" calcext:value-type="float">
            <text:p>1.30461</text:p>
          </table:table-cell>
          <table:table-cell office:value-type="float" office:value="0.000795595" calcext:value-type="float">
            <text:p>0.000795595</text:p>
          </table:table-cell>
          <table:table-cell/>
          <table:table-cell office:value-type="float" office:value="32.4567" calcext:value-type="float">
            <text:p>32.4567</text:p>
          </table:table-cell>
          <table:table-cell office:value-type="float" office:value="1.4" calcext:value-type="float">
            <text:p>1.4</text:p>
          </table:table-cell>
          <table:table-cell office:value-type="float" office:value="0.000823587" calcext:value-type="float">
            <text:p>0.000823587</text:p>
          </table:table-cell>
          <table:table-cell/>
          <table:table-cell office:value-type="float" office:value="32.7147" calcext:value-type="float">
            <text:p>32.7147</text:p>
          </table:table-cell>
          <table:table-cell office:value-type="float" office:value="1.38762" calcext:value-type="float">
            <text:p>1.38762</text:p>
          </table:table-cell>
          <table:table-cell office:value-type="float" office:value="0.00645239" calcext:value-type="float">
            <text:p>0.00645239</text:p>
          </table:table-cell>
          <table:table-cell/>
          <table:table-cell office:value-type="float" office:value="34.886" calcext:value-type="float">
            <text:p>34.886</text:p>
          </table:table-cell>
          <table:table-cell office:value-type="float" office:value="1.21107" calcext:value-type="float">
            <text:p>1.21107</text:p>
          </table:table-cell>
          <table:table-cell office:value-type="float" office:value="0.0581276" calcext:value-type="float">
            <text:p>0.0581276</text:p>
          </table:table-cell>
          <table:table-cell/>
          <table:table-cell office:value-type="float" office:value="34.9724" calcext:value-type="float">
            <text:p>34.9724</text:p>
          </table:table-cell>
          <table:table-cell office:value-type="float" office:value="1.15191" calcext:value-type="float">
            <text:p>1.15191</text:p>
          </table:table-cell>
          <table:table-cell office:value-type="float" office:value="0.603069" calcext:value-type="float">
            <text:p>0.60306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107" calcext:value-type="float">
            <text:p>0.000472107</text:p>
          </table:table-cell>
          <table:table-cell/>
          <table:table-cell office:value-type="float" office:value="31.7444" calcext:value-type="float">
            <text:p>31.7444</text:p>
          </table:table-cell>
          <table:table-cell office:value-type="float" office:value="1.23409" calcext:value-type="float">
            <text:p>1.23409</text:p>
          </table:table-cell>
          <table:table-cell office:value-type="float" office:value="0.000802557" calcext:value-type="float">
            <text:p>0.000802557</text:p>
          </table:table-cell>
          <table:table-cell/>
          <table:table-cell office:value-type="float" office:value="32.3901" calcext:value-type="float">
            <text:p>32.3901</text:p>
          </table:table-cell>
          <table:table-cell office:value-type="float" office:value="1.26997" calcext:value-type="float">
            <text:p>1.26997</text:p>
          </table:table-cell>
          <table:table-cell office:value-type="float" office:value="0.000794853" calcext:value-type="float">
            <text:p>0.000794853</text:p>
          </table:table-cell>
          <table:table-cell/>
          <table:table-cell office:value-type="float" office:value="33.1259" calcext:value-type="float">
            <text:p>33.1259</text:p>
          </table:table-cell>
          <table:table-cell office:value-type="float" office:value="1.25319" calcext:value-type="float">
            <text:p>1.25319</text:p>
          </table:table-cell>
          <table:table-cell office:value-type="float" office:value="0.000822435" calcext:value-type="float">
            <text:p>0.000822435</text:p>
          </table:table-cell>
          <table:table-cell/>
          <table:table-cell office:value-type="float" office:value="32.5067" calcext:value-type="float">
            <text:p>32.5067</text:p>
          </table:table-cell>
          <table:table-cell office:value-type="float" office:value="1.54058" calcext:value-type="float">
            <text:p>1.54058</text:p>
          </table:table-cell>
          <table:table-cell office:value-type="float" office:value="0.00639164" calcext:value-type="float">
            <text:p>0.00639164</text:p>
          </table:table-cell>
          <table:table-cell/>
          <table:table-cell office:value-type="float" office:value="34.8397" calcext:value-type="float">
            <text:p>34.8397</text:p>
          </table:table-cell>
          <table:table-cell office:value-type="float" office:value="1.19677" calcext:value-type="float">
            <text:p>1.19677</text:p>
          </table:table-cell>
          <table:table-cell office:value-type="float" office:value="0.0602041" calcext:value-type="float">
            <text:p>0.0602041</text:p>
          </table:table-cell>
          <table:table-cell/>
          <table:table-cell office:value-type="float" office:value="32.4152" calcext:value-type="float">
            <text:p>32.4152</text:p>
          </table:table-cell>
          <table:table-cell office:value-type="float" office:value="1.35338" calcext:value-type="float">
            <text:p>1.35338</text:p>
          </table:table-cell>
          <table:table-cell office:value-type="float" office:value="0.597208" calcext:value-type="float">
            <text:p>0.59720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177" calcext:value-type="float">
            <text:p>0.000472177</text:p>
          </table:table-cell>
          <table:table-cell/>
          <table:table-cell office:value-type="float" office:value="31.8056" calcext:value-type="float">
            <text:p>31.8056</text:p>
          </table:table-cell>
          <table:table-cell office:value-type="float" office:value="1.22766" calcext:value-type="float">
            <text:p>1.22766</text:p>
          </table:table-cell>
          <table:table-cell office:value-type="float" office:value="0.000795515" calcext:value-type="float">
            <text:p>0.000795515</text:p>
          </table:table-cell>
          <table:table-cell/>
          <table:table-cell office:value-type="float" office:value="30.714" calcext:value-type="float">
            <text:p>30.714</text:p>
          </table:table-cell>
          <table:table-cell office:value-type="float" office:value="1.41305" calcext:value-type="float">
            <text:p>1.41305</text:p>
          </table:table-cell>
          <table:table-cell office:value-type="float" office:value="0.000797317" calcext:value-type="float">
            <text:p>0.000797317</text:p>
          </table:table-cell>
          <table:table-cell/>
          <table:table-cell office:value-type="float" office:value="32.5156" calcext:value-type="float">
            <text:p>32.5156</text:p>
          </table:table-cell>
          <table:table-cell office:value-type="float" office:value="1.45847" calcext:value-type="float">
            <text:p>1.45847</text:p>
          </table:table-cell>
          <table:table-cell office:value-type="float" office:value="0.000903727" calcext:value-type="float">
            <text:p>0.000903727</text:p>
          </table:table-cell>
          <table:table-cell/>
          <table:table-cell office:value-type="float" office:value="32.9981" calcext:value-type="float">
            <text:p>32.9981</text:p>
          </table:table-cell>
          <table:table-cell office:value-type="float" office:value="1.28663" calcext:value-type="float">
            <text:p>1.28663</text:p>
          </table:table-cell>
          <table:table-cell office:value-type="float" office:value="0.00656845" calcext:value-type="float">
            <text:p>0.00656845</text:p>
          </table:table-cell>
          <table:table-cell/>
          <table:table-cell office:value-type="float" office:value="34.5122" calcext:value-type="float">
            <text:p>34.5122</text:p>
          </table:table-cell>
          <table:table-cell office:value-type="float" office:value="1.23197" calcext:value-type="float">
            <text:p>1.23197</text:p>
          </table:table-cell>
          <table:table-cell office:value-type="float" office:value="0.0588498" calcext:value-type="float">
            <text:p>0.0588498</text:p>
          </table:table-cell>
          <table:table-cell/>
          <table:table-cell office:value-type="float" office:value="32.0841" calcext:value-type="float">
            <text:p>32.0841</text:p>
          </table:table-cell>
          <table:table-cell office:value-type="float" office:value="1.43102" calcext:value-type="float">
            <text:p>1.43102</text:p>
          </table:table-cell>
          <table:table-cell office:value-type="float" office:value="0.589101" calcext:value-type="float">
            <text:p>0.58910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939" calcext:value-type="float">
            <text:p>0.000472939</text:p>
          </table:table-cell>
          <table:table-cell/>
          <table:table-cell office:value-type="float" office:value="31.7108" calcext:value-type="float">
            <text:p>31.7108</text:p>
          </table:table-cell>
          <table:table-cell office:value-type="float" office:value="1.28288" calcext:value-type="float">
            <text:p>1.28288</text:p>
          </table:table-cell>
          <table:table-cell office:value-type="float" office:value="0.000796696" calcext:value-type="float">
            <text:p>0.000796696</text:p>
          </table:table-cell>
          <table:table-cell/>
          <table:table-cell office:value-type="float" office:value="33.9155" calcext:value-type="float">
            <text:p>33.9155</text:p>
          </table:table-cell>
          <table:table-cell office:value-type="float" office:value="1.18932" calcext:value-type="float">
            <text:p>1.18932</text:p>
          </table:table-cell>
          <table:table-cell office:value-type="float" office:value="0.000794252" calcext:value-type="float">
            <text:p>0.000794252</text:p>
          </table:table-cell>
          <table:table-cell/>
          <table:table-cell office:value-type="float" office:value="33.3533" calcext:value-type="float">
            <text:p>33.3533</text:p>
          </table:table-cell>
          <table:table-cell office:value-type="float" office:value="1.39855" calcext:value-type="float">
            <text:p>1.39855</text:p>
          </table:table-cell>
          <table:table-cell office:value-type="float" office:value="0.000820962" calcext:value-type="float">
            <text:p>0.000820962</text:p>
          </table:table-cell>
          <table:table-cell/>
          <table:table-cell office:value-type="float" office:value="33.7839" calcext:value-type="float">
            <text:p>33.7839</text:p>
          </table:table-cell>
          <table:table-cell office:value-type="float" office:value="1.3061" calcext:value-type="float">
            <text:p>1.3061</text:p>
          </table:table-cell>
          <table:table-cell office:value-type="float" office:value="0.00647988" calcext:value-type="float">
            <text:p>0.00647988</text:p>
          </table:table-cell>
          <table:table-cell/>
          <table:table-cell office:value-type="float" office:value="33.1806" calcext:value-type="float">
            <text:p>33.1806</text:p>
          </table:table-cell>
          <table:table-cell office:value-type="float" office:value="1.31633" calcext:value-type="float">
            <text:p>1.31633</text:p>
          </table:table-cell>
          <table:table-cell office:value-type="float" office:value="0.0577206" calcext:value-type="float">
            <text:p>0.0577206</text:p>
          </table:table-cell>
          <table:table-cell/>
          <table:table-cell office:value-type="float" office:value="31.1524" calcext:value-type="float">
            <text:p>31.1524</text:p>
          </table:table-cell>
          <table:table-cell office:value-type="float" office:value="1.53319" calcext:value-type="float">
            <text:p>1.53319</text:p>
          </table:table-cell>
          <table:table-cell office:value-type="float" office:value="0.584614" calcext:value-type="float">
            <text:p>0.584614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2167" calcext:value-type="float">
            <text:p>0.000472167</text:p>
          </table:table-cell>
          <table:table-cell/>
          <table:table-cell office:value-type="float" office:value="31.0503" calcext:value-type="float">
            <text:p>31.0503</text:p>
          </table:table-cell>
          <table:table-cell office:value-type="float" office:value="1.44223" calcext:value-type="float">
            <text:p>1.44223</text:p>
          </table:table-cell>
          <table:table-cell office:value-type="float" office:value="0.000798559" calcext:value-type="float">
            <text:p>0.000798559</text:p>
          </table:table-cell>
          <table:table-cell/>
          <table:table-cell office:value-type="float" office:value="32.4376" calcext:value-type="float">
            <text:p>32.4376</text:p>
          </table:table-cell>
          <table:table-cell office:value-type="float" office:value="1.27035" calcext:value-type="float">
            <text:p>1.27035</text:p>
          </table:table-cell>
          <table:table-cell office:value-type="float" office:value="0.000796666" calcext:value-type="float">
            <text:p>0.000796666</text:p>
          </table:table-cell>
          <table:table-cell/>
          <table:table-cell office:value-type="float" office:value="32.4661" calcext:value-type="float">
            <text:p>32.4661</text:p>
          </table:table-cell>
          <table:table-cell office:value-type="float" office:value="1.47174" calcext:value-type="float">
            <text:p>1.47174</text:p>
          </table:table-cell>
          <table:table-cell office:value-type="float" office:value="0.00081974" calcext:value-type="float">
            <text:p>0.00081974</text:p>
          </table:table-cell>
          <table:table-cell/>
          <table:table-cell office:value-type="float" office:value="34.0334" calcext:value-type="float">
            <text:p>34.0334</text:p>
          </table:table-cell>
          <table:table-cell office:value-type="float" office:value="1.22969" calcext:value-type="float">
            <text:p>1.22969</text:p>
          </table:table-cell>
          <table:table-cell office:value-type="float" office:value="0.00638831" calcext:value-type="float">
            <text:p>0.00638831</text:p>
          </table:table-cell>
          <table:table-cell/>
          <table:table-cell office:value-type="float" office:value="33.7616" calcext:value-type="float">
            <text:p>33.7616</text:p>
          </table:table-cell>
          <table:table-cell office:value-type="float" office:value="1.2371" calcext:value-type="float">
            <text:p>1.2371</text:p>
          </table:table-cell>
          <table:table-cell office:value-type="float" office:value="0.0579676" calcext:value-type="float">
            <text:p>0.0579676</text:p>
          </table:table-cell>
          <table:table-cell/>
          <table:table-cell office:value-type="float" office:value="32.1994" calcext:value-type="float">
            <text:p>32.1994</text:p>
          </table:table-cell>
          <table:table-cell office:value-type="float" office:value="1.46952" calcext:value-type="float">
            <text:p>1.46952</text:p>
          </table:table-cell>
          <table:table-cell office:value-type="float" office:value="0.58866" calcext:value-type="float">
            <text:p>0.5886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423" calcext:value-type="float">
            <text:p>0.00047423</text:p>
          </table:table-cell>
          <table:table-cell/>
          <table:table-cell office:value-type="float" office:value="31.1341" calcext:value-type="float">
            <text:p>31.1341</text:p>
          </table:table-cell>
          <table:table-cell office:value-type="float" office:value="1.33233" calcext:value-type="float">
            <text:p>1.33233</text:p>
          </table:table-cell>
          <table:table-cell office:value-type="float" office:value="0.00079885" calcext:value-type="float">
            <text:p>0.00079885</text:p>
          </table:table-cell>
          <table:table-cell/>
          <table:table-cell office:value-type="float" office:value="33.5025" calcext:value-type="float">
            <text:p>33.5025</text:p>
          </table:table-cell>
          <table:table-cell office:value-type="float" office:value="1.17231" calcext:value-type="float">
            <text:p>1.17231</text:p>
          </table:table-cell>
          <table:table-cell office:value-type="float" office:value="0.000790845" calcext:value-type="float">
            <text:p>0.000790845</text:p>
          </table:table-cell>
          <table:table-cell/>
          <table:table-cell office:value-type="float" office:value="32.9882" calcext:value-type="float">
            <text:p>32.9882</text:p>
          </table:table-cell>
          <table:table-cell office:value-type="float" office:value="1.22872" calcext:value-type="float">
            <text:p>1.22872</text:p>
          </table:table-cell>
          <table:table-cell office:value-type="float" office:value="0.00081447" calcext:value-type="float">
            <text:p>0.00081447</text:p>
          </table:table-cell>
          <table:table-cell/>
          <table:table-cell office:value-type="float" office:value="34.2502" calcext:value-type="float">
            <text:p>34.2502</text:p>
          </table:table-cell>
          <table:table-cell office:value-type="float" office:value="1.33007" calcext:value-type="float">
            <text:p>1.33007</text:p>
          </table:table-cell>
          <table:table-cell office:value-type="float" office:value="0.00647395" calcext:value-type="float">
            <text:p>0.00647395</text:p>
          </table:table-cell>
          <table:table-cell/>
          <table:table-cell office:value-type="float" office:value="32.6568" calcext:value-type="float">
            <text:p>32.6568</text:p>
          </table:table-cell>
          <table:table-cell office:value-type="float" office:value="1.36087" calcext:value-type="float">
            <text:p>1.36087</text:p>
          </table:table-cell>
          <table:table-cell office:value-type="float" office:value="0.0576451" calcext:value-type="float">
            <text:p>0.0576451</text:p>
          </table:table-cell>
          <table:table-cell/>
          <table:table-cell office:value-type="float" office:value="33.7809" calcext:value-type="float">
            <text:p>33.7809</text:p>
          </table:table-cell>
          <table:table-cell office:value-type="float" office:value="1.3499" calcext:value-type="float">
            <text:p>1.3499</text:p>
          </table:table-cell>
          <table:table-cell office:value-type="float" office:value="0.593199" calcext:value-type="float">
            <text:p>0.593199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8851" calcext:value-type="float">
            <text:p>0.000468851</text:p>
          </table:table-cell>
          <table:table-cell/>
          <table:table-cell office:value-type="float" office:value="31.7622" calcext:value-type="float">
            <text:p>31.7622</text:p>
          </table:table-cell>
          <table:table-cell office:value-type="float" office:value="1.18171" calcext:value-type="float">
            <text:p>1.18171</text:p>
          </table:table-cell>
          <table:table-cell office:value-type="float" office:value="0.000794974" calcext:value-type="float">
            <text:p>0.000794974</text:p>
          </table:table-cell>
          <table:table-cell/>
          <table:table-cell office:value-type="float" office:value="34.3457" calcext:value-type="float">
            <text:p>34.3457</text:p>
          </table:table-cell>
          <table:table-cell office:value-type="float" office:value="1.14571" calcext:value-type="float">
            <text:p>1.14571</text:p>
          </table:table-cell>
          <table:table-cell office:value-type="float" office:value="0.000795063" calcext:value-type="float">
            <text:p>0.000795063</text:p>
          </table:table-cell>
          <table:table-cell/>
          <table:table-cell office:value-type="float" office:value="33.639" calcext:value-type="float">
            <text:p>33.639</text:p>
          </table:table-cell>
          <table:table-cell office:value-type="float" office:value="1.18067" calcext:value-type="float">
            <text:p>1.18067</text:p>
          </table:table-cell>
          <table:table-cell office:value-type="float" office:value="0.000813498" calcext:value-type="float">
            <text:p>0.000813498</text:p>
          </table:table-cell>
          <table:table-cell/>
          <table:table-cell office:value-type="float" office:value="32.6473" calcext:value-type="float">
            <text:p>32.6473</text:p>
          </table:table-cell>
          <table:table-cell office:value-type="float" office:value="1.42213" calcext:value-type="float">
            <text:p>1.42213</text:p>
          </table:table-cell>
          <table:table-cell office:value-type="float" office:value="0.00642454" calcext:value-type="float">
            <text:p>0.00642454</text:p>
          </table:table-cell>
          <table:table-cell/>
          <table:table-cell office:value-type="float" office:value="32.1216" calcext:value-type="float">
            <text:p>32.1216</text:p>
          </table:table-cell>
          <table:table-cell office:value-type="float" office:value="1.49256" calcext:value-type="float">
            <text:p>1.49256</text:p>
          </table:table-cell>
          <table:table-cell office:value-type="float" office:value="0.0577668" calcext:value-type="float">
            <text:p>0.0577668</text:p>
          </table:table-cell>
          <table:table-cell/>
          <table:table-cell office:value-type="float" office:value="31.0913" calcext:value-type="float">
            <text:p>31.0913</text:p>
          </table:table-cell>
          <table:table-cell office:value-type="float" office:value="1.48706" calcext:value-type="float">
            <text:p>1.48706</text:p>
          </table:table-cell>
          <table:table-cell office:value-type="float" office:value="0.597448" calcext:value-type="float">
            <text:p>0.59744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366" calcext:value-type="float">
            <text:p>0.000471366</text:p>
          </table:table-cell>
          <table:table-cell/>
          <table:table-cell office:value-type="float" office:value="30.9581" calcext:value-type="float">
            <text:p>30.9581</text:p>
          </table:table-cell>
          <table:table-cell office:value-type="float" office:value="1.21665" calcext:value-type="float">
            <text:p>1.21665</text:p>
          </table:table-cell>
          <table:table-cell office:value-type="float" office:value="0.000795114" calcext:value-type="float">
            <text:p>0.000795114</text:p>
          </table:table-cell>
          <table:table-cell/>
          <table:table-cell office:value-type="float" office:value="32.1013" calcext:value-type="float">
            <text:p>32.1013</text:p>
          </table:table-cell>
          <table:table-cell office:value-type="float" office:value="1.32293" calcext:value-type="float">
            <text:p>1.32293</text:p>
          </table:table-cell>
          <table:table-cell office:value-type="float" office:value="0.00079881" calcext:value-type="float">
            <text:p>0.00079881</text:p>
          </table:table-cell>
          <table:table-cell/>
          <table:table-cell office:value-type="float" office:value="33.4842" calcext:value-type="float">
            <text:p>33.4842</text:p>
          </table:table-cell>
          <table:table-cell office:value-type="float" office:value="1.24062" calcext:value-type="float">
            <text:p>1.24062</text:p>
          </table:table-cell>
          <table:table-cell office:value-type="float" office:value="0.000813267" calcext:value-type="float">
            <text:p>0.000813267</text:p>
          </table:table-cell>
          <table:table-cell/>
          <table:table-cell office:value-type="float" office:value="33.1877" calcext:value-type="float">
            <text:p>33.1877</text:p>
          </table:table-cell>
          <table:table-cell office:value-type="float" office:value="1.40158" calcext:value-type="float">
            <text:p>1.40158</text:p>
          </table:table-cell>
          <table:table-cell office:value-type="float" office:value="0.00643471" calcext:value-type="float">
            <text:p>0.00643471</text:p>
          </table:table-cell>
          <table:table-cell/>
          <table:table-cell office:value-type="float" office:value="32.524" calcext:value-type="float">
            <text:p>32.524</text:p>
          </table:table-cell>
          <table:table-cell office:value-type="float" office:value="1.41495" calcext:value-type="float">
            <text:p>1.41495</text:p>
          </table:table-cell>
          <table:table-cell office:value-type="float" office:value="0.0583243" calcext:value-type="float">
            <text:p>0.0583243</text:p>
          </table:table-cell>
          <table:table-cell/>
          <table:table-cell office:value-type="float" office:value="32.1763" calcext:value-type="float">
            <text:p>32.1763</text:p>
          </table:table-cell>
          <table:table-cell office:value-type="float" office:value="1.4535" calcext:value-type="float">
            <text:p>1.4535</text:p>
          </table:table-cell>
          <table:table-cell office:value-type="float" office:value="0.600187" calcext:value-type="float">
            <text:p>0.60018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32" calcext:value-type="float">
            <text:p>0.00046832</text:p>
          </table:table-cell>
          <table:table-cell/>
          <table:table-cell office:value-type="float" office:value="31.65" calcext:value-type="float">
            <text:p>31.65</text:p>
          </table:table-cell>
          <table:table-cell office:value-type="float" office:value="1.28279" calcext:value-type="float">
            <text:p>1.28279</text:p>
          </table:table-cell>
          <table:table-cell office:value-type="float" office:value="0.00167538" calcext:value-type="float">
            <text:p>0.00167538</text:p>
          </table:table-cell>
          <table:table-cell/>
          <table:table-cell office:value-type="float" office:value="32.6305" calcext:value-type="float">
            <text:p>32.6305</text:p>
          </table:table-cell>
          <table:table-cell office:value-type="float" office:value="1.20936" calcext:value-type="float">
            <text:p>1.20936</text:p>
          </table:table-cell>
          <table:table-cell office:value-type="float" office:value="0.000794563" calcext:value-type="float">
            <text:p>0.000794563</text:p>
          </table:table-cell>
          <table:table-cell/>
          <table:table-cell office:value-type="float" office:value="33.4653" calcext:value-type="float">
            <text:p>33.4653</text:p>
          </table:table-cell>
          <table:table-cell office:value-type="float" office:value="1.25043" calcext:value-type="float">
            <text:p>1.25043</text:p>
          </table:table-cell>
          <table:table-cell office:value-type="float" office:value="0.000848934" calcext:value-type="float">
            <text:p>0.000848934</text:p>
          </table:table-cell>
          <table:table-cell/>
          <table:table-cell office:value-type="float" office:value="32.8679" calcext:value-type="float">
            <text:p>32.8679</text:p>
          </table:table-cell>
          <table:table-cell office:value-type="float" office:value="1.32952" calcext:value-type="float">
            <text:p>1.32952</text:p>
          </table:table-cell>
          <table:table-cell office:value-type="float" office:value="0.00642245" calcext:value-type="float">
            <text:p>0.00642245</text:p>
          </table:table-cell>
          <table:table-cell/>
          <table:table-cell office:value-type="float" office:value="35.1491" calcext:value-type="float">
            <text:p>35.1491</text:p>
          </table:table-cell>
          <table:table-cell office:value-type="float" office:value="1.21192" calcext:value-type="float">
            <text:p>1.21192</text:p>
          </table:table-cell>
          <table:table-cell office:value-type="float" office:value="0.0583452" calcext:value-type="float">
            <text:p>0.0583452</text:p>
          </table:table-cell>
          <table:table-cell/>
          <table:table-cell office:value-type="float" office:value="30.3987" calcext:value-type="float">
            <text:p>30.3987</text:p>
          </table:table-cell>
          <table:table-cell office:value-type="float" office:value="1.52452" calcext:value-type="float">
            <text:p>1.52452</text:p>
          </table:table-cell>
          <table:table-cell office:value-type="float" office:value="0.580711" calcext:value-type="float">
            <text:p>0.58071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437" calcext:value-type="float">
            <text:p>0.000472437</text:p>
          </table:table-cell>
          <table:table-cell/>
          <table:table-cell office:value-type="float" office:value="32.1481" calcext:value-type="float">
            <text:p>32.1481</text:p>
          </table:table-cell>
          <table:table-cell office:value-type="float" office:value="1.08722" calcext:value-type="float">
            <text:p>1.08722</text:p>
          </table:table-cell>
          <table:table-cell office:value-type="float" office:value="0.000797287" calcext:value-type="float">
            <text:p>0.000797287</text:p>
          </table:table-cell>
          <table:table-cell/>
          <table:table-cell office:value-type="float" office:value="32.7814" calcext:value-type="float">
            <text:p>32.7814</text:p>
          </table:table-cell>
          <table:table-cell office:value-type="float" office:value="1.27803" calcext:value-type="float">
            <text:p>1.27803</text:p>
          </table:table-cell>
          <table:table-cell office:value-type="float" office:value="0.000791186" calcext:value-type="float">
            <text:p>0.000791186</text:p>
          </table:table-cell>
          <table:table-cell/>
          <table:table-cell office:value-type="float" office:value="33.8831" calcext:value-type="float">
            <text:p>33.8831</text:p>
          </table:table-cell>
          <table:table-cell office:value-type="float" office:value="1.30468" calcext:value-type="float">
            <text:p>1.30468</text:p>
          </table:table-cell>
          <table:table-cell office:value-type="float" office:value="0.00081985" calcext:value-type="float">
            <text:p>0.00081985</text:p>
          </table:table-cell>
          <table:table-cell/>
          <table:table-cell office:value-type="float" office:value="33.8995" calcext:value-type="float">
            <text:p>33.8995</text:p>
          </table:table-cell>
          <table:table-cell office:value-type="float" office:value="1.28285" calcext:value-type="float">
            <text:p>1.28285</text:p>
          </table:table-cell>
          <table:table-cell office:value-type="float" office:value="0.00643022" calcext:value-type="float">
            <text:p>0.00643022</text:p>
          </table:table-cell>
          <table:table-cell/>
          <table:table-cell office:value-type="float" office:value="33.5597" calcext:value-type="float">
            <text:p>33.5597</text:p>
          </table:table-cell>
          <table:table-cell office:value-type="float" office:value="1.28774" calcext:value-type="float">
            <text:p>1.28774</text:p>
          </table:table-cell>
          <table:table-cell office:value-type="float" office:value="0.0584567" calcext:value-type="float">
            <text:p>0.0584567</text:p>
          </table:table-cell>
          <table:table-cell/>
          <table:table-cell office:value-type="float" office:value="34.4452" calcext:value-type="float">
            <text:p>34.4452</text:p>
          </table:table-cell>
          <table:table-cell office:value-type="float" office:value="1.19419" calcext:value-type="float">
            <text:p>1.19419</text:p>
          </table:table-cell>
          <table:table-cell office:value-type="float" office:value="0.595378" calcext:value-type="float">
            <text:p>0.59537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927" calcext:value-type="float">
            <text:p>0.000471927</text:p>
          </table:table-cell>
          <table:table-cell/>
          <table:table-cell office:value-type="float" office:value="33.4616" calcext:value-type="float">
            <text:p>33.4616</text:p>
          </table:table-cell>
          <table:table-cell office:value-type="float" office:value="1.14939" calcext:value-type="float">
            <text:p>1.14939</text:p>
          </table:table-cell>
          <table:table-cell office:value-type="float" office:value="0.000789092" calcext:value-type="float">
            <text:p>0.000789092</text:p>
          </table:table-cell>
          <table:table-cell/>
          <table:table-cell office:value-type="float" office:value="32.4806" calcext:value-type="float">
            <text:p>32.4806</text:p>
          </table:table-cell>
          <table:table-cell office:value-type="float" office:value="1.26375" calcext:value-type="float">
            <text:p>1.26375</text:p>
          </table:table-cell>
          <table:table-cell office:value-type="float" office:value="0.000791146" calcext:value-type="float">
            <text:p>0.000791146</text:p>
          </table:table-cell>
          <table:table-cell/>
          <table:table-cell office:value-type="float" office:value="32.9943" calcext:value-type="float">
            <text:p>32.9943</text:p>
          </table:table-cell>
          <table:table-cell office:value-type="float" office:value="1.22479" calcext:value-type="float">
            <text:p>1.22479</text:p>
          </table:table-cell>
          <table:table-cell office:value-type="float" office:value="0.000823777" calcext:value-type="float">
            <text:p>0.000823777</text:p>
          </table:table-cell>
          <table:table-cell/>
          <table:table-cell office:value-type="float" office:value="33.2713" calcext:value-type="float">
            <text:p>33.2713</text:p>
          </table:table-cell>
          <table:table-cell office:value-type="float" office:value="1.3759" calcext:value-type="float">
            <text:p>1.3759</text:p>
          </table:table-cell>
          <table:table-cell office:value-type="float" office:value="0.00642709" calcext:value-type="float">
            <text:p>0.00642709</text:p>
          </table:table-cell>
          <table:table-cell/>
          <table:table-cell office:value-type="float" office:value="33.3929" calcext:value-type="float">
            <text:p>33.3929</text:p>
          </table:table-cell>
          <table:table-cell office:value-type="float" office:value="1.26698" calcext:value-type="float">
            <text:p>1.26698</text:p>
          </table:table-cell>
          <table:table-cell office:value-type="float" office:value="0.0590607" calcext:value-type="float">
            <text:p>0.0590607</text:p>
          </table:table-cell>
          <table:table-cell/>
          <table:table-cell office:value-type="float" office:value="33.6174" calcext:value-type="float">
            <text:p>33.6174</text:p>
          </table:table-cell>
          <table:table-cell office:value-type="float" office:value="1.2345" calcext:value-type="float">
            <text:p>1.2345</text:p>
          </table:table-cell>
          <table:table-cell office:value-type="float" office:value="0.594445" calcext:value-type="float">
            <text:p>0.59444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927" calcext:value-type="float">
            <text:p>0.000471927</text:p>
          </table:table-cell>
          <table:table-cell/>
          <table:table-cell office:value-type="float" office:value="31.537" calcext:value-type="float">
            <text:p>31.537</text:p>
          </table:table-cell>
          <table:table-cell office:value-type="float" office:value="1.24993" calcext:value-type="float">
            <text:p>1.24993</text:p>
          </table:table-cell>
          <table:table-cell office:value-type="float" office:value="0.000794111" calcext:value-type="float">
            <text:p>0.000794111</text:p>
          </table:table-cell>
          <table:table-cell/>
          <table:table-cell office:value-type="float" office:value="32.9376" calcext:value-type="float">
            <text:p>32.9376</text:p>
          </table:table-cell>
          <table:table-cell office:value-type="float" office:value="1.36212" calcext:value-type="float">
            <text:p>1.36212</text:p>
          </table:table-cell>
          <table:table-cell office:value-type="float" office:value="0.000794412" calcext:value-type="float">
            <text:p>0.000794412</text:p>
          </table:table-cell>
          <table:table-cell/>
          <table:table-cell office:value-type="float" office:value="32.3698" calcext:value-type="float">
            <text:p>32.3698</text:p>
          </table:table-cell>
          <table:table-cell office:value-type="float" office:value="1.2503" calcext:value-type="float">
            <text:p>1.2503</text:p>
          </table:table-cell>
          <table:table-cell office:value-type="float" office:value="0.000827064" calcext:value-type="float">
            <text:p>0.000827064</text:p>
          </table:table-cell>
          <table:table-cell/>
          <table:table-cell office:value-type="float" office:value="33.3041" calcext:value-type="float">
            <text:p>33.3041</text:p>
          </table:table-cell>
          <table:table-cell office:value-type="float" office:value="1.27435" calcext:value-type="float">
            <text:p>1.27435</text:p>
          </table:table-cell>
          <table:table-cell office:value-type="float" office:value="0.00640154" calcext:value-type="float">
            <text:p>0.00640154</text:p>
          </table:table-cell>
          <table:table-cell/>
          <table:table-cell office:value-type="float" office:value="33.6687" calcext:value-type="float">
            <text:p>33.6687</text:p>
          </table:table-cell>
          <table:table-cell office:value-type="float" office:value="1.35921" calcext:value-type="float">
            <text:p>1.35921</text:p>
          </table:table-cell>
          <table:table-cell office:value-type="float" office:value="0.0587591" calcext:value-type="float">
            <text:p>0.0587591</text:p>
          </table:table-cell>
          <table:table-cell/>
          <table:table-cell office:value-type="float" office:value="31.6826" calcext:value-type="float">
            <text:p>31.6826</text:p>
          </table:table-cell>
          <table:table-cell office:value-type="float" office:value="1.47397" calcext:value-type="float">
            <text:p>1.47397</text:p>
          </table:table-cell>
          <table:table-cell office:value-type="float" office:value="0.684206" calcext:value-type="float">
            <text:p>0.68420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879" calcext:value-type="float">
            <text:p>0.000467879</text:p>
          </table:table-cell>
          <table:table-cell/>
          <table:table-cell office:value-type="float" office:value="32.2953" calcext:value-type="float">
            <text:p>32.2953</text:p>
          </table:table-cell>
          <table:table-cell office:value-type="float" office:value="1.15175" calcext:value-type="float">
            <text:p>1.15175</text:p>
          </table:table-cell>
          <table:table-cell office:value-type="float" office:value="0.000794552" calcext:value-type="float">
            <text:p>0.000794552</text:p>
          </table:table-cell>
          <table:table-cell/>
          <table:table-cell office:value-type="float" office:value="31.6712" calcext:value-type="float">
            <text:p>31.6712</text:p>
          </table:table-cell>
          <table:table-cell office:value-type="float" office:value="1.35312" calcext:value-type="float">
            <text:p>1.35312</text:p>
          </table:table-cell>
          <table:table-cell office:value-type="float" office:value="0.000797138" calcext:value-type="float">
            <text:p>0.000797138</text:p>
          </table:table-cell>
          <table:table-cell/>
          <table:table-cell office:value-type="float" office:value="32.2099" calcext:value-type="float">
            <text:p>32.2099</text:p>
          </table:table-cell>
          <table:table-cell office:value-type="float" office:value="1.29209" calcext:value-type="float">
            <text:p>1.29209</text:p>
          </table:table-cell>
          <table:table-cell office:value-type="float" office:value="0.000828436" calcext:value-type="float">
            <text:p>0.000828436</text:p>
          </table:table-cell>
          <table:table-cell/>
          <table:table-cell office:value-type="float" office:value="31.9238" calcext:value-type="float">
            <text:p>31.9238</text:p>
          </table:table-cell>
          <table:table-cell office:value-type="float" office:value="1.39246" calcext:value-type="float">
            <text:p>1.39246</text:p>
          </table:table-cell>
          <table:table-cell office:value-type="float" office:value="0.00633582" calcext:value-type="float">
            <text:p>0.00633582</text:p>
          </table:table-cell>
          <table:table-cell/>
          <table:table-cell office:value-type="float" office:value="34.63" calcext:value-type="float">
            <text:p>34.63</text:p>
          </table:table-cell>
          <table:table-cell office:value-type="float" office:value="1.16837" calcext:value-type="float">
            <text:p>1.16837</text:p>
          </table:table-cell>
          <table:table-cell office:value-type="float" office:value="0.0587875" calcext:value-type="float">
            <text:p>0.0587875</text:p>
          </table:table-cell>
          <table:table-cell/>
          <table:table-cell office:value-type="float" office:value="30.6003" calcext:value-type="float">
            <text:p>30.6003</text:p>
          </table:table-cell>
          <table:table-cell office:value-type="float" office:value="1.47771" calcext:value-type="float">
            <text:p>1.47771</text:p>
          </table:table-cell>
          <table:table-cell office:value-type="float" office:value="0.852476" calcext:value-type="float">
            <text:p>0.85247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1545" calcext:value-type="float">
            <text:p>0.000481545</text:p>
          </table:table-cell>
          <table:table-cell/>
          <table:table-cell office:value-type="float" office:value="31.7187" calcext:value-type="float">
            <text:p>31.7187</text:p>
          </table:table-cell>
          <table:table-cell office:value-type="float" office:value="1.30155" calcext:value-type="float">
            <text:p>1.30155</text:p>
          </table:table-cell>
          <table:table-cell office:value-type="float" office:value="0.000791777" calcext:value-type="float">
            <text:p>0.000791777</text:p>
          </table:table-cell>
          <table:table-cell/>
          <table:table-cell office:value-type="float" office:value="35.1846" calcext:value-type="float">
            <text:p>35.1846</text:p>
          </table:table-cell>
          <table:table-cell office:value-type="float" office:value="1.12421" calcext:value-type="float">
            <text:p>1.12421</text:p>
          </table:table-cell>
          <table:table-cell office:value-type="float" office:value="0.000822245" calcext:value-type="float">
            <text:p>0.000822245</text:p>
          </table:table-cell>
          <table:table-cell/>
          <table:table-cell office:value-type="float" office:value="34.2212" calcext:value-type="float">
            <text:p>34.2212</text:p>
          </table:table-cell>
          <table:table-cell office:value-type="float" office:value="1.1948" calcext:value-type="float">
            <text:p>1.1948</text:p>
          </table:table-cell>
          <table:table-cell office:value-type="float" office:value="0.000823938" calcext:value-type="float">
            <text:p>0.000823938</text:p>
          </table:table-cell>
          <table:table-cell/>
          <table:table-cell office:value-type="float" office:value="32.2351" calcext:value-type="float">
            <text:p>32.2351</text:p>
          </table:table-cell>
          <table:table-cell office:value-type="float" office:value="1.43809" calcext:value-type="float">
            <text:p>1.43809</text:p>
          </table:table-cell>
          <table:table-cell office:value-type="float" office:value="0.00642068" calcext:value-type="float">
            <text:p>0.00642068</text:p>
          </table:table-cell>
          <table:table-cell/>
          <table:table-cell office:value-type="float" office:value="32.9915" calcext:value-type="float">
            <text:p>32.9915</text:p>
          </table:table-cell>
          <table:table-cell office:value-type="float" office:value="1.32516" calcext:value-type="float">
            <text:p>1.32516</text:p>
          </table:table-cell>
          <table:table-cell office:value-type="float" office:value="0.0580011" calcext:value-type="float">
            <text:p>0.0580011</text:p>
          </table:table-cell>
          <table:table-cell/>
          <table:table-cell office:value-type="float" office:value="33.0031" calcext:value-type="float">
            <text:p>33.0031</text:p>
          </table:table-cell>
          <table:table-cell office:value-type="float" office:value="1.49648" calcext:value-type="float">
            <text:p>1.49648</text:p>
          </table:table-cell>
          <table:table-cell office:value-type="float" office:value="0.602381" calcext:value-type="float">
            <text:p>0.60238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355" calcext:value-type="float">
            <text:p>0.000471355</text:p>
          </table:table-cell>
          <table:table-cell/>
          <table:table-cell office:value-type="float" office:value="32.0636" calcext:value-type="float">
            <text:p>32.0636</text:p>
          </table:table-cell>
          <table:table-cell office:value-type="float" office:value="1.21001" calcext:value-type="float">
            <text:p>1.21001</text:p>
          </table:table-cell>
          <table:table-cell office:value-type="float" office:value="0.000796546" calcext:value-type="float">
            <text:p>0.000796546</text:p>
          </table:table-cell>
          <table:table-cell/>
          <table:table-cell office:value-type="float" office:value="31.9822" calcext:value-type="float">
            <text:p>31.9822</text:p>
          </table:table-cell>
          <table:table-cell office:value-type="float" office:value="1.3917" calcext:value-type="float">
            <text:p>1.3917</text:p>
          </table:table-cell>
          <table:table-cell office:value-type="float" office:value="0.000802888" calcext:value-type="float">
            <text:p>0.000802888</text:p>
          </table:table-cell>
          <table:table-cell/>
          <table:table-cell office:value-type="float" office:value="34.1787" calcext:value-type="float">
            <text:p>34.1787</text:p>
          </table:table-cell>
          <table:table-cell office:value-type="float" office:value="1.1765" calcext:value-type="float">
            <text:p>1.1765</text:p>
          </table:table-cell>
          <table:table-cell office:value-type="float" office:value="0.000819329" calcext:value-type="float">
            <text:p>0.000819329</text:p>
          </table:table-cell>
          <table:table-cell/>
          <table:table-cell office:value-type="float" office:value="33.8798" calcext:value-type="float">
            <text:p>33.8798</text:p>
          </table:table-cell>
          <table:table-cell office:value-type="float" office:value="1.23377" calcext:value-type="float">
            <text:p>1.23377</text:p>
          </table:table-cell>
          <table:table-cell office:value-type="float" office:value="0.00648981" calcext:value-type="float">
            <text:p>0.00648981</text:p>
          </table:table-cell>
          <table:table-cell/>
          <table:table-cell office:value-type="float" office:value="32.6353" calcext:value-type="float">
            <text:p>32.6353</text:p>
          </table:table-cell>
          <table:table-cell office:value-type="float" office:value="1.50116" calcext:value-type="float">
            <text:p>1.50116</text:p>
          </table:table-cell>
          <table:table-cell office:value-type="float" office:value="0.0577538" calcext:value-type="float">
            <text:p>0.0577538</text:p>
          </table:table-cell>
          <table:table-cell/>
          <table:table-cell office:value-type="float" office:value="34.5697" calcext:value-type="float">
            <text:p>34.5697</text:p>
          </table:table-cell>
          <table:table-cell office:value-type="float" office:value="1.22563" calcext:value-type="float">
            <text:p>1.22563</text:p>
          </table:table-cell>
          <table:table-cell office:value-type="float" office:value="0.668813" calcext:value-type="float">
            <text:p>0.66881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641" calcext:value-type="float">
            <text:p>0.000474641</text:p>
          </table:table-cell>
          <table:table-cell/>
          <table:table-cell office:value-type="float" office:value="30.9252" calcext:value-type="float">
            <text:p>30.9252</text:p>
          </table:table-cell>
          <table:table-cell office:value-type="float" office:value="1.27829" calcext:value-type="float">
            <text:p>1.27829</text:p>
          </table:table-cell>
          <table:table-cell office:value-type="float" office:value="0.00078779" calcext:value-type="float">
            <text:p>0.00078779</text:p>
          </table:table-cell>
          <table:table-cell/>
          <table:table-cell office:value-type="float" office:value="31.8966" calcext:value-type="float">
            <text:p>31.8966</text:p>
          </table:table-cell>
          <table:table-cell office:value-type="float" office:value="1.39934" calcext:value-type="float">
            <text:p>1.39934</text:p>
          </table:table-cell>
          <table:table-cell office:value-type="float" office:value="0.000794271" calcext:value-type="float">
            <text:p>0.000794271</text:p>
          </table:table-cell>
          <table:table-cell/>
          <table:table-cell office:value-type="float" office:value="33.2725" calcext:value-type="float">
            <text:p>33.2725</text:p>
          </table:table-cell>
          <table:table-cell office:value-type="float" office:value="1.27251" calcext:value-type="float">
            <text:p>1.27251</text:p>
          </table:table-cell>
          <table:table-cell office:value-type="float" office:value="0.000813278" calcext:value-type="float">
            <text:p>0.000813278</text:p>
          </table:table-cell>
          <table:table-cell/>
          <table:table-cell office:value-type="float" office:value="33.8308" calcext:value-type="float">
            <text:p>33.8308</text:p>
          </table:table-cell>
          <table:table-cell office:value-type="float" office:value="1.3688" calcext:value-type="float">
            <text:p>1.3688</text:p>
          </table:table-cell>
          <table:table-cell office:value-type="float" office:value="0.00645481" calcext:value-type="float">
            <text:p>0.00645481</text:p>
          </table:table-cell>
          <table:table-cell/>
          <table:table-cell office:value-type="float" office:value="33.0634" calcext:value-type="float">
            <text:p>33.0634</text:p>
          </table:table-cell>
          <table:table-cell office:value-type="float" office:value="1.37351" calcext:value-type="float">
            <text:p>1.37351</text:p>
          </table:table-cell>
          <table:table-cell office:value-type="float" office:value="0.057211" calcext:value-type="float">
            <text:p>0.057211</text:p>
          </table:table-cell>
          <table:table-cell/>
          <table:table-cell office:value-type="float" office:value="34.5915" calcext:value-type="float">
            <text:p>34.5915</text:p>
          </table:table-cell>
          <table:table-cell office:value-type="float" office:value="1.25638" calcext:value-type="float">
            <text:p>1.25638</text:p>
          </table:table-cell>
          <table:table-cell office:value-type="float" office:value="0.626713" calcext:value-type="float">
            <text:p>0.62671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514" calcext:value-type="float">
            <text:p>0.000470514</text:p>
          </table:table-cell>
          <table:table-cell/>
          <table:table-cell office:value-type="float" office:value="32.1355" calcext:value-type="float">
            <text:p>32.1355</text:p>
          </table:table-cell>
          <table:table-cell office:value-type="float" office:value="1.18627" calcext:value-type="float">
            <text:p>1.18627</text:p>
          </table:table-cell>
          <table:table-cell office:value-type="float" office:value="0.00080427" calcext:value-type="float">
            <text:p>0.00080427</text:p>
          </table:table-cell>
          <table:table-cell/>
          <table:table-cell office:value-type="float" office:value="32.9847" calcext:value-type="float">
            <text:p>32.9847</text:p>
          </table:table-cell>
          <table:table-cell office:value-type="float" office:value="1.24916" calcext:value-type="float">
            <text:p>1.24916</text:p>
          </table:table-cell>
          <table:table-cell office:value-type="float" office:value="0.000796225" calcext:value-type="float">
            <text:p>0.000796225</text:p>
          </table:table-cell>
          <table:table-cell/>
          <table:table-cell office:value-type="float" office:value="32.3872" calcext:value-type="float">
            <text:p>32.3872</text:p>
          </table:table-cell>
          <table:table-cell office:value-type="float" office:value="1.41976" calcext:value-type="float">
            <text:p>1.41976</text:p>
          </table:table-cell>
          <table:table-cell office:value-type="float" office:value="0.000812005" calcext:value-type="float">
            <text:p>0.000812005</text:p>
          </table:table-cell>
          <table:table-cell/>
          <table:table-cell office:value-type="float" office:value="34.0644" calcext:value-type="float">
            <text:p>34.0644</text:p>
          </table:table-cell>
          <table:table-cell office:value-type="float" office:value="1.21691" calcext:value-type="float">
            <text:p>1.21691</text:p>
          </table:table-cell>
          <table:table-cell office:value-type="float" office:value="0.00648843" calcext:value-type="float">
            <text:p>0.00648843</text:p>
          </table:table-cell>
          <table:table-cell/>
          <table:table-cell office:value-type="float" office:value="31.771" calcext:value-type="float">
            <text:p>31.771</text:p>
          </table:table-cell>
          <table:table-cell office:value-type="float" office:value="1.63397" calcext:value-type="float">
            <text:p>1.63397</text:p>
          </table:table-cell>
          <table:table-cell office:value-type="float" office:value="0.0574205" calcext:value-type="float">
            <text:p>0.0574205</text:p>
          </table:table-cell>
          <table:table-cell/>
          <table:table-cell office:value-type="float" office:value="33.9821" calcext:value-type="float">
            <text:p>33.9821</text:p>
          </table:table-cell>
          <table:table-cell office:value-type="float" office:value="1.21651" calcext:value-type="float">
            <text:p>1.21651</text:p>
          </table:table-cell>
          <table:table-cell office:value-type="float" office:value="0.612861" calcext:value-type="float">
            <text:p>0.61286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831" calcext:value-type="float">
            <text:p>0.000468831</text:p>
          </table:table-cell>
          <table:table-cell/>
          <table:table-cell office:value-type="float" office:value="29.8694" calcext:value-type="float">
            <text:p>29.8694</text:p>
          </table:table-cell>
          <table:table-cell office:value-type="float" office:value="1.44203" calcext:value-type="float">
            <text:p>1.44203</text:p>
          </table:table-cell>
          <table:table-cell office:value-type="float" office:value="0.000799592" calcext:value-type="float">
            <text:p>0.000799592</text:p>
          </table:table-cell>
          <table:table-cell/>
          <table:table-cell office:value-type="float" office:value="31.1411" calcext:value-type="float">
            <text:p>31.1411</text:p>
          </table:table-cell>
          <table:table-cell office:value-type="float" office:value="1.29757" calcext:value-type="float">
            <text:p>1.29757</text:p>
          </table:table-cell>
          <table:table-cell office:value-type="float" office:value="0.000794132" calcext:value-type="float">
            <text:p>0.000794132</text:p>
          </table:table-cell>
          <table:table-cell/>
          <table:table-cell office:value-type="float" office:value="32.695" calcext:value-type="float">
            <text:p>32.695</text:p>
          </table:table-cell>
          <table:table-cell office:value-type="float" office:value="1.2796" calcext:value-type="float">
            <text:p>1.2796</text:p>
          </table:table-cell>
          <table:table-cell office:value-type="float" office:value="0.000823657" calcext:value-type="float">
            <text:p>0.000823657</text:p>
          </table:table-cell>
          <table:table-cell/>
          <table:table-cell office:value-type="float" office:value="33.6318" calcext:value-type="float">
            <text:p>33.6318</text:p>
          </table:table-cell>
          <table:table-cell office:value-type="float" office:value="1.36065" calcext:value-type="float">
            <text:p>1.36065</text:p>
          </table:table-cell>
          <table:table-cell office:value-type="float" office:value="0.00647824" calcext:value-type="float">
            <text:p>0.00647824</text:p>
          </table:table-cell>
          <table:table-cell/>
          <table:table-cell office:value-type="float" office:value="32.7229" calcext:value-type="float">
            <text:p>32.7229</text:p>
          </table:table-cell>
          <table:table-cell office:value-type="float" office:value="1.38878" calcext:value-type="float">
            <text:p>1.38878</text:p>
          </table:table-cell>
          <table:table-cell office:value-type="float" office:value="0.0574828" calcext:value-type="float">
            <text:p>0.0574828</text:p>
          </table:table-cell>
          <table:table-cell/>
          <table:table-cell office:value-type="float" office:value="34.4683" calcext:value-type="float">
            <text:p>34.4683</text:p>
          </table:table-cell>
          <table:table-cell office:value-type="float" office:value="1.23169" calcext:value-type="float">
            <text:p>1.23169</text:p>
          </table:table-cell>
          <table:table-cell office:value-type="float" office:value="0.590847" calcext:value-type="float">
            <text:p>0.59084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9941" calcext:value-type="float">
            <text:p>0.000479941</text:p>
          </table:table-cell>
          <table:table-cell/>
          <table:table-cell office:value-type="float" office:value="30.8409" calcext:value-type="float">
            <text:p>30.8409</text:p>
          </table:table-cell>
          <table:table-cell office:value-type="float" office:value="1.38057" calcext:value-type="float">
            <text:p>1.38057</text:p>
          </table:table-cell>
          <table:table-cell office:value-type="float" office:value="0.000794772" calcext:value-type="float">
            <text:p>0.000794772</text:p>
          </table:table-cell>
          <table:table-cell/>
          <table:table-cell office:value-type="float" office:value="34.4174" calcext:value-type="float">
            <text:p>34.4174</text:p>
          </table:table-cell>
          <table:table-cell office:value-type="float" office:value="1.19323" calcext:value-type="float">
            <text:p>1.19323</text:p>
          </table:table-cell>
          <table:table-cell office:value-type="float" office:value="0.000800343" calcext:value-type="float">
            <text:p>0.000800343</text:p>
          </table:table-cell>
          <table:table-cell/>
          <table:table-cell office:value-type="float" office:value="32.7722" calcext:value-type="float">
            <text:p>32.7722</text:p>
          </table:table-cell>
          <table:table-cell office:value-type="float" office:value="1.25889" calcext:value-type="float">
            <text:p>1.25889</text:p>
          </table:table-cell>
          <table:table-cell office:value-type="float" office:value="0.000826692" calcext:value-type="float">
            <text:p>0.000826692</text:p>
          </table:table-cell>
          <table:table-cell/>
          <table:table-cell office:value-type="float" office:value="33.7322" calcext:value-type="float">
            <text:p>33.7322</text:p>
          </table:table-cell>
          <table:table-cell office:value-type="float" office:value="1.27997" calcext:value-type="float">
            <text:p>1.27997</text:p>
          </table:table-cell>
          <table:table-cell office:value-type="float" office:value="0.00638083" calcext:value-type="float">
            <text:p>0.00638083</text:p>
          </table:table-cell>
          <table:table-cell/>
          <table:table-cell office:value-type="float" office:value="33.0636" calcext:value-type="float">
            <text:p>33.0636</text:p>
          </table:table-cell>
          <table:table-cell office:value-type="float" office:value="1.38369" calcext:value-type="float">
            <text:p>1.38369</text:p>
          </table:table-cell>
          <table:table-cell office:value-type="float" office:value="0.0576589" calcext:value-type="float">
            <text:p>0.0576589</text:p>
          </table:table-cell>
          <table:table-cell/>
          <table:table-cell office:value-type="float" office:value="33.7214" calcext:value-type="float">
            <text:p>33.7214</text:p>
          </table:table-cell>
          <table:table-cell office:value-type="float" office:value="1.30553" calcext:value-type="float">
            <text:p>1.30553</text:p>
          </table:table-cell>
          <table:table-cell office:value-type="float" office:value="0.593896" calcext:value-type="float">
            <text:p>0.59389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95019" calcext:value-type="float">
            <text:p>0.000495019</text:p>
          </table:table-cell>
          <table:table-cell/>
          <table:table-cell office:value-type="float" office:value="31.3627" calcext:value-type="float">
            <text:p>31.3627</text:p>
          </table:table-cell>
          <table:table-cell office:value-type="float" office:value="1.25416" calcext:value-type="float">
            <text:p>1.25416</text:p>
          </table:table-cell>
          <table:table-cell office:value-type="float" office:value="0.000799842" calcext:value-type="float">
            <text:p>0.000799842</text:p>
          </table:table-cell>
          <table:table-cell/>
          <table:table-cell office:value-type="float" office:value="31.2608" calcext:value-type="float">
            <text:p>31.2608</text:p>
          </table:table-cell>
          <table:table-cell office:value-type="float" office:value="1.45361" calcext:value-type="float">
            <text:p>1.45361</text:p>
          </table:table-cell>
          <table:table-cell office:value-type="float" office:value="0.000792959" calcext:value-type="float">
            <text:p>0.000792959</text:p>
          </table:table-cell>
          <table:table-cell/>
          <table:table-cell office:value-type="float" office:value="34.0162" calcext:value-type="float">
            <text:p>34.0162</text:p>
          </table:table-cell>
          <table:table-cell office:value-type="float" office:value="1.26979" calcext:value-type="float">
            <text:p>1.26979</text:p>
          </table:table-cell>
          <table:table-cell office:value-type="float" office:value="0.000813488" calcext:value-type="float">
            <text:p>0.000813488</text:p>
          </table:table-cell>
          <table:table-cell/>
          <table:table-cell office:value-type="float" office:value="33.2755" calcext:value-type="float">
            <text:p>33.2755</text:p>
          </table:table-cell>
          <table:table-cell office:value-type="float" office:value="1.34953" calcext:value-type="float">
            <text:p>1.34953</text:p>
          </table:table-cell>
          <table:table-cell office:value-type="float" office:value="0.0064011" calcext:value-type="float">
            <text:p>0.0064011</text:p>
          </table:table-cell>
          <table:table-cell/>
          <table:table-cell office:value-type="float" office:value="33.1016" calcext:value-type="float">
            <text:p>33.1016</text:p>
          </table:table-cell>
          <table:table-cell office:value-type="float" office:value="1.41318" calcext:value-type="float">
            <text:p>1.41318</text:p>
          </table:table-cell>
          <table:table-cell office:value-type="float" office:value="0.0585057" calcext:value-type="float">
            <text:p>0.0585057</text:p>
          </table:table-cell>
          <table:table-cell/>
          <table:table-cell office:value-type="float" office:value="34.1946" calcext:value-type="float">
            <text:p>34.1946</text:p>
          </table:table-cell>
          <table:table-cell office:value-type="float" office:value="1.19714" calcext:value-type="float">
            <text:p>1.19714</text:p>
          </table:table-cell>
          <table:table-cell office:value-type="float" office:value="0.594052" calcext:value-type="float">
            <text:p>0.59405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7928" calcext:value-type="float">
            <text:p>0.000477928</text:p>
          </table:table-cell>
          <table:table-cell/>
          <table:table-cell office:value-type="float" office:value="30.8968" calcext:value-type="float">
            <text:p>30.8968</text:p>
          </table:table-cell>
          <table:table-cell office:value-type="float" office:value="1.33029" calcext:value-type="float">
            <text:p>1.33029</text:p>
          </table:table-cell>
          <table:table-cell office:value-type="float" office:value="0.000808719" calcext:value-type="float">
            <text:p>0.000808719</text:p>
          </table:table-cell>
          <table:table-cell/>
          <table:table-cell office:value-type="float" office:value="33.1076" calcext:value-type="float">
            <text:p>33.1076</text:p>
          </table:table-cell>
          <table:table-cell office:value-type="float" office:value="1.29388" calcext:value-type="float">
            <text:p>1.29388</text:p>
          </table:table-cell>
          <table:table-cell office:value-type="float" office:value="0.0007933" calcext:value-type="float">
            <text:p>0.0007933</text:p>
          </table:table-cell>
          <table:table-cell/>
          <table:table-cell office:value-type="float" office:value="33.0791" calcext:value-type="float">
            <text:p>33.0791</text:p>
          </table:table-cell>
          <table:table-cell office:value-type="float" office:value="1.27592" calcext:value-type="float">
            <text:p>1.27592</text:p>
          </table:table-cell>
          <table:table-cell office:value-type="float" office:value="0.000813959" calcext:value-type="float">
            <text:p>0.000813959</text:p>
          </table:table-cell>
          <table:table-cell/>
          <table:table-cell office:value-type="float" office:value="33.0095" calcext:value-type="float">
            <text:p>33.0095</text:p>
          </table:table-cell>
          <table:table-cell office:value-type="float" office:value="1.34516" calcext:value-type="float">
            <text:p>1.34516</text:p>
          </table:table-cell>
          <table:table-cell office:value-type="float" office:value="0.00647026" calcext:value-type="float">
            <text:p>0.00647026</text:p>
          </table:table-cell>
          <table:table-cell/>
          <table:table-cell office:value-type="float" office:value="31.1064" calcext:value-type="float">
            <text:p>31.1064</text:p>
          </table:table-cell>
          <table:table-cell office:value-type="float" office:value="1.51218" calcext:value-type="float">
            <text:p>1.51218</text:p>
          </table:table-cell>
          <table:table-cell office:value-type="float" office:value="0.0596047" calcext:value-type="float">
            <text:p>0.0596047</text:p>
          </table:table-cell>
          <table:table-cell/>
          <table:table-cell office:value-type="float" office:value="33.3398" calcext:value-type="float">
            <text:p>33.3398</text:p>
          </table:table-cell>
          <table:table-cell office:value-type="float" office:value="1.28126" calcext:value-type="float">
            <text:p>1.28126</text:p>
          </table:table-cell>
          <table:table-cell office:value-type="float" office:value="0.597101" calcext:value-type="float">
            <text:p>0.59710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253" calcext:value-type="float">
            <text:p>0.000470253</text:p>
          </table:table-cell>
          <table:table-cell/>
          <table:table-cell office:value-type="float" office:value="31.5246" calcext:value-type="float">
            <text:p>31.5246</text:p>
          </table:table-cell>
          <table:table-cell office:value-type="float" office:value="1.20153" calcext:value-type="float">
            <text:p>1.20153</text:p>
          </table:table-cell>
          <table:table-cell office:value-type="float" office:value="0.000794011" calcext:value-type="float">
            <text:p>0.000794011</text:p>
          </table:table-cell>
          <table:table-cell/>
          <table:table-cell office:value-type="float" office:value="33.4716" calcext:value-type="float">
            <text:p>33.4716</text:p>
          </table:table-cell>
          <table:table-cell office:value-type="float" office:value="1.19716" calcext:value-type="float">
            <text:p>1.19716</text:p>
          </table:table-cell>
          <table:table-cell office:value-type="float" office:value="0.000794763" calcext:value-type="float">
            <text:p>0.000794763</text:p>
          </table:table-cell>
          <table:table-cell/>
          <table:table-cell office:value-type="float" office:value="31.6616" calcext:value-type="float">
            <text:p>31.6616</text:p>
          </table:table-cell>
          <table:table-cell office:value-type="float" office:value="1.38718" calcext:value-type="float">
            <text:p>1.38718</text:p>
          </table:table-cell>
          <table:table-cell office:value-type="float" office:value="0.000894631" calcext:value-type="float">
            <text:p>0.000894631</text:p>
          </table:table-cell>
          <table:table-cell/>
          <table:table-cell office:value-type="float" office:value="35.8592" calcext:value-type="float">
            <text:p>35.8592</text:p>
          </table:table-cell>
          <table:table-cell office:value-type="float" office:value="1.2318" calcext:value-type="float">
            <text:p>1.2318</text:p>
          </table:table-cell>
          <table:table-cell office:value-type="float" office:value="0.0065585" calcext:value-type="float">
            <text:p>0.0065585</text:p>
          </table:table-cell>
          <table:table-cell/>
          <table:table-cell office:value-type="float" office:value="34.2914" calcext:value-type="float">
            <text:p>34.2914</text:p>
          </table:table-cell>
          <table:table-cell office:value-type="float" office:value="1.30555" calcext:value-type="float">
            <text:p>1.30555</text:p>
          </table:table-cell>
          <table:table-cell office:value-type="float" office:value="0.0589776" calcext:value-type="float">
            <text:p>0.0589776</text:p>
          </table:table-cell>
          <table:table-cell/>
          <table:table-cell office:value-type="float" office:value="34.1625" calcext:value-type="float">
            <text:p>34.1625</text:p>
          </table:table-cell>
          <table:table-cell office:value-type="float" office:value="1.25694" calcext:value-type="float">
            <text:p>1.25694</text:p>
          </table:table-cell>
          <table:table-cell office:value-type="float" office:value="0.596877" calcext:value-type="float">
            <text:p>0.59687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3728" calcext:value-type="float">
            <text:p>0.000483728</text:p>
          </table:table-cell>
          <table:table-cell/>
          <table:table-cell office:value-type="float" office:value="31.2988" calcext:value-type="float">
            <text:p>31.2988</text:p>
          </table:table-cell>
          <table:table-cell office:value-type="float" office:value="1.36427" calcext:value-type="float">
            <text:p>1.36427</text:p>
          </table:table-cell>
          <table:table-cell office:value-type="float" office:value="0.000796176" calcext:value-type="float">
            <text:p>0.000796176</text:p>
          </table:table-cell>
          <table:table-cell/>
          <table:table-cell office:value-type="float" office:value="32.093" calcext:value-type="float">
            <text:p>32.093</text:p>
          </table:table-cell>
          <table:table-cell office:value-type="float" office:value="1.30286" calcext:value-type="float">
            <text:p>1.30286</text:p>
          </table:table-cell>
          <table:table-cell office:value-type="float" office:value="0.000799893" calcext:value-type="float">
            <text:p>0.000799893</text:p>
          </table:table-cell>
          <table:table-cell/>
          <table:table-cell office:value-type="float" office:value="32.1291" calcext:value-type="float">
            <text:p>32.1291</text:p>
          </table:table-cell>
          <table:table-cell office:value-type="float" office:value="1.504" calcext:value-type="float">
            <text:p>1.504</text:p>
          </table:table-cell>
          <table:table-cell office:value-type="float" office:value="0.000844295" calcext:value-type="float">
            <text:p>0.000844295</text:p>
          </table:table-cell>
          <table:table-cell/>
          <table:table-cell office:value-type="float" office:value="33.1348" calcext:value-type="float">
            <text:p>33.1348</text:p>
          </table:table-cell>
          <table:table-cell office:value-type="float" office:value="1.42184" calcext:value-type="float">
            <text:p>1.42184</text:p>
          </table:table-cell>
          <table:table-cell office:value-type="float" office:value="0.00641166" calcext:value-type="float">
            <text:p>0.00641166</text:p>
          </table:table-cell>
          <table:table-cell/>
          <table:table-cell office:value-type="float" office:value="33.5304" calcext:value-type="float">
            <text:p>33.5304</text:p>
          </table:table-cell>
          <table:table-cell office:value-type="float" office:value="1.24546" calcext:value-type="float">
            <text:p>1.24546</text:p>
          </table:table-cell>
          <table:table-cell office:value-type="float" office:value="0.0586788" calcext:value-type="float">
            <text:p>0.0586788</text:p>
          </table:table-cell>
          <table:table-cell/>
          <table:table-cell office:value-type="float" office:value="33.0105" calcext:value-type="float">
            <text:p>33.0105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0.600566" calcext:value-type="float">
            <text:p>0.60056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279" calcext:value-type="float">
            <text:p>0.000468279</text:p>
          </table:table-cell>
          <table:table-cell/>
          <table:table-cell office:value-type="float" office:value="31.4796" calcext:value-type="float">
            <text:p>31.4796</text:p>
          </table:table-cell>
          <table:table-cell office:value-type="float" office:value="1.33416" calcext:value-type="float">
            <text:p>1.33416</text:p>
          </table:table-cell>
          <table:table-cell office:value-type="float" office:value="0.000793571" calcext:value-type="float">
            <text:p>0.000793571</text:p>
          </table:table-cell>
          <table:table-cell/>
          <table:table-cell office:value-type="float" office:value="32.7687" calcext:value-type="float">
            <text:p>32.7687</text:p>
          </table:table-cell>
          <table:table-cell office:value-type="float" office:value="1.2351" calcext:value-type="float">
            <text:p>1.2351</text:p>
          </table:table-cell>
          <table:table-cell office:value-type="float" office:value="0.000795744" calcext:value-type="float">
            <text:p>0.000795744</text:p>
          </table:table-cell>
          <table:table-cell/>
          <table:table-cell office:value-type="float" office:value="34.9555" calcext:value-type="float">
            <text:p>34.9555</text:p>
          </table:table-cell>
          <table:table-cell office:value-type="float" office:value="1.07759" calcext:value-type="float">
            <text:p>1.07759</text:p>
          </table:table-cell>
          <table:table-cell office:value-type="float" office:value="0.000817636" calcext:value-type="float">
            <text:p>0.000817636</text:p>
          </table:table-cell>
          <table:table-cell/>
          <table:table-cell office:value-type="float" office:value="32.1515" calcext:value-type="float">
            <text:p>32.1515</text:p>
          </table:table-cell>
          <table:table-cell office:value-type="float" office:value="1.38449" calcext:value-type="float">
            <text:p>1.38449</text:p>
          </table:table-cell>
          <table:table-cell office:value-type="float" office:value="0.00629079" calcext:value-type="float">
            <text:p>0.00629079</text:p>
          </table:table-cell>
          <table:table-cell/>
          <table:table-cell office:value-type="float" office:value="31.7738" calcext:value-type="float">
            <text:p>31.7738</text:p>
          </table:table-cell>
          <table:table-cell office:value-type="float" office:value="1.46125" calcext:value-type="float">
            <text:p>1.46125</text:p>
          </table:table-cell>
          <table:table-cell office:value-type="float" office:value="0.0579708" calcext:value-type="float">
            <text:p>0.0579708</text:p>
          </table:table-cell>
          <table:table-cell/>
          <table:table-cell office:value-type="float" office:value="33.917" calcext:value-type="float">
            <text:p>33.917</text:p>
          </table:table-cell>
          <table:table-cell office:value-type="float" office:value="1.18836" calcext:value-type="float">
            <text:p>1.18836</text:p>
          </table:table-cell>
          <table:table-cell office:value-type="float" office:value="0.598248" calcext:value-type="float">
            <text:p>0.59824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014" calcext:value-type="float">
            <text:p>0.000476014</text:p>
          </table:table-cell>
          <table:table-cell/>
          <table:table-cell office:value-type="float" office:value="32.7158" calcext:value-type="float">
            <text:p>32.7158</text:p>
          </table:table-cell>
          <table:table-cell office:value-type="float" office:value="1.19487" calcext:value-type="float">
            <text:p>1.19487</text:p>
          </table:table-cell>
          <table:table-cell office:value-type="float" office:value="0.00079321" calcext:value-type="float">
            <text:p>0.00079321</text:p>
          </table:table-cell>
          <table:table-cell/>
          <table:table-cell office:value-type="float" office:value="32.9507" calcext:value-type="float">
            <text:p>32.9507</text:p>
          </table:table-cell>
          <table:table-cell office:value-type="float" office:value="1.22298" calcext:value-type="float">
            <text:p>1.22298</text:p>
          </table:table-cell>
          <table:table-cell office:value-type="float" office:value="0.000797888" calcext:value-type="float">
            <text:p>0.000797888</text:p>
          </table:table-cell>
          <table:table-cell/>
          <table:table-cell office:value-type="float" office:value="33.8487" calcext:value-type="float">
            <text:p>33.8487</text:p>
          </table:table-cell>
          <table:table-cell office:value-type="float" office:value="1.2305" calcext:value-type="float">
            <text:p>1.2305</text:p>
          </table:table-cell>
          <table:table-cell office:value-type="float" office:value="0.000827284" calcext:value-type="float">
            <text:p>0.000827284</text:p>
          </table:table-cell>
          <table:table-cell/>
          <table:table-cell office:value-type="float" office:value="32.9107" calcext:value-type="float">
            <text:p>32.9107</text:p>
          </table:table-cell>
          <table:table-cell office:value-type="float" office:value="1.36324" calcext:value-type="float">
            <text:p>1.36324</text:p>
          </table:table-cell>
          <table:table-cell office:value-type="float" office:value="0.00641756" calcext:value-type="float">
            <text:p>0.00641756</text:p>
          </table:table-cell>
          <table:table-cell/>
          <table:table-cell office:value-type="float" office:value="32.4008" calcext:value-type="float">
            <text:p>32.4008</text:p>
          </table:table-cell>
          <table:table-cell office:value-type="float" office:value="1.47351" calcext:value-type="float">
            <text:p>1.47351</text:p>
          </table:table-cell>
          <table:table-cell office:value-type="float" office:value="0.0579038" calcext:value-type="float">
            <text:p>0.0579038</text:p>
          </table:table-cell>
          <table:table-cell/>
          <table:table-cell office:value-type="float" office:value="32.6664" calcext:value-type="float">
            <text:p>32.6664</text:p>
          </table:table-cell>
          <table:table-cell office:value-type="float" office:value="1.49341" calcext:value-type="float">
            <text:p>1.49341</text:p>
          </table:table-cell>
          <table:table-cell office:value-type="float" office:value="0.598939" calcext:value-type="float">
            <text:p>0.59893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8789" calcext:value-type="float">
            <text:p>0.000478789</text:p>
          </table:table-cell>
          <table:table-cell/>
          <table:table-cell office:value-type="float" office:value="31.3121" calcext:value-type="float">
            <text:p>31.3121</text:p>
          </table:table-cell>
          <table:table-cell office:value-type="float" office:value="1.34319" calcext:value-type="float">
            <text:p>1.34319</text:p>
          </table:table-cell>
          <table:table-cell office:value-type="float" office:value="0.000791156" calcext:value-type="float">
            <text:p>0.000791156</text:p>
          </table:table-cell>
          <table:table-cell/>
          <table:table-cell office:value-type="float" office:value="32.1066" calcext:value-type="float">
            <text:p>32.1066</text:p>
          </table:table-cell>
          <table:table-cell office:value-type="float" office:value="1.23741" calcext:value-type="float">
            <text:p>1.23741</text:p>
          </table:table-cell>
          <table:table-cell office:value-type="float" office:value="0.000796265" calcext:value-type="float">
            <text:p>0.000796265</text:p>
          </table:table-cell>
          <table:table-cell/>
          <table:table-cell office:value-type="float" office:value="33.0043" calcext:value-type="float">
            <text:p>33.0043</text:p>
          </table:table-cell>
          <table:table-cell office:value-type="float" office:value="1.22402" calcext:value-type="float">
            <text:p>1.22402</text:p>
          </table:table-cell>
          <table:table-cell office:value-type="float" office:value="0.00081447" calcext:value-type="float">
            <text:p>0.00081447</text:p>
          </table:table-cell>
          <table:table-cell/>
          <table:table-cell office:value-type="float" office:value="33.6847" calcext:value-type="float">
            <text:p>33.6847</text:p>
          </table:table-cell>
          <table:table-cell office:value-type="float" office:value="1.25603" calcext:value-type="float">
            <text:p>1.25603</text:p>
          </table:table-cell>
          <table:table-cell office:value-type="float" office:value="0.00641704" calcext:value-type="float">
            <text:p>0.00641704</text:p>
          </table:table-cell>
          <table:table-cell/>
          <table:table-cell office:value-type="float" office:value="33.9693" calcext:value-type="float">
            <text:p>33.9693</text:p>
          </table:table-cell>
          <table:table-cell office:value-type="float" office:value="1.29548" calcext:value-type="float">
            <text:p>1.29548</text:p>
          </table:table-cell>
          <table:table-cell office:value-type="float" office:value="0.0578904" calcext:value-type="float">
            <text:p>0.0578904</text:p>
          </table:table-cell>
          <table:table-cell/>
          <table:table-cell office:value-type="float" office:value="32.797" calcext:value-type="float">
            <text:p>32.797</text:p>
          </table:table-cell>
          <table:table-cell office:value-type="float" office:value="1.3926" calcext:value-type="float">
            <text:p>1.3926</text:p>
          </table:table-cell>
          <table:table-cell office:value-type="float" office:value="0.595125" calcext:value-type="float">
            <text:p>0.59512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902" calcext:value-type="float">
            <text:p>0.00047902</text:p>
          </table:table-cell>
          <table:table-cell/>
          <table:table-cell office:value-type="float" office:value="32.9636" calcext:value-type="float">
            <text:p>32.9636</text:p>
          </table:table-cell>
          <table:table-cell office:value-type="float" office:value="1.12826" calcext:value-type="float">
            <text:p>1.12826</text:p>
          </table:table-cell>
          <table:table-cell office:value-type="float" office:value="0.000805032" calcext:value-type="float">
            <text:p>0.000805032</text:p>
          </table:table-cell>
          <table:table-cell/>
          <table:table-cell office:value-type="float" office:value="30.817" calcext:value-type="float">
            <text:p>30.817</text:p>
          </table:table-cell>
          <table:table-cell office:value-type="float" office:value="1.49928" calcext:value-type="float">
            <text:p>1.49928</text:p>
          </table:table-cell>
          <table:table-cell office:value-type="float" office:value="0.000791597" calcext:value-type="float">
            <text:p>0.000791597</text:p>
          </table:table-cell>
          <table:table-cell/>
          <table:table-cell office:value-type="float" office:value="33.7524" calcext:value-type="float">
            <text:p>33.7524</text:p>
          </table:table-cell>
          <table:table-cell office:value-type="float" office:value="1.29271" calcext:value-type="float">
            <text:p>1.29271</text:p>
          </table:table-cell>
          <table:table-cell office:value-type="float" office:value="0.000812356" calcext:value-type="float">
            <text:p>0.000812356</text:p>
          </table:table-cell>
          <table:table-cell/>
          <table:table-cell office:value-type="float" office:value="33.2574" calcext:value-type="float">
            <text:p>33.2574</text:p>
          </table:table-cell>
          <table:table-cell office:value-type="float" office:value="1.34774" calcext:value-type="float">
            <text:p>1.34774</text:p>
          </table:table-cell>
          <table:table-cell office:value-type="float" office:value="0.006408" calcext:value-type="float">
            <text:p>0.006408</text:p>
          </table:table-cell>
          <table:table-cell/>
          <table:table-cell office:value-type="float" office:value="34.6129" calcext:value-type="float">
            <text:p>34.6129</text:p>
          </table:table-cell>
          <table:table-cell office:value-type="float" office:value="1.18262" calcext:value-type="float">
            <text:p>1.18262</text:p>
          </table:table-cell>
          <table:table-cell office:value-type="float" office:value="0.0581999" calcext:value-type="float">
            <text:p>0.0581999</text:p>
          </table:table-cell>
          <table:table-cell/>
          <table:table-cell office:value-type="float" office:value="33.3076" calcext:value-type="float">
            <text:p>33.3076</text:p>
          </table:table-cell>
          <table:table-cell office:value-type="float" office:value="1.27278" calcext:value-type="float">
            <text:p>1.27278</text:p>
          </table:table-cell>
          <table:table-cell office:value-type="float" office:value="0.593454" calcext:value-type="float">
            <text:p>0.59345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636" calcext:value-type="float">
            <text:p>0.000471636</text:p>
          </table:table-cell>
          <table:table-cell/>
          <table:table-cell office:value-type="float" office:value="30.9334" calcext:value-type="float">
            <text:p>30.9334</text:p>
          </table:table-cell>
          <table:table-cell office:value-type="float" office:value="1.26728" calcext:value-type="float">
            <text:p>1.26728</text:p>
          </table:table-cell>
          <table:table-cell office:value-type="float" office:value="0.000794642" calcext:value-type="float">
            <text:p>0.000794642</text:p>
          </table:table-cell>
          <table:table-cell/>
          <table:table-cell office:value-type="float" office:value="33.4223" calcext:value-type="float">
            <text:p>33.4223</text:p>
          </table:table-cell>
          <table:table-cell office:value-type="float" office:value="1.18138" calcext:value-type="float">
            <text:p>1.18138</text:p>
          </table:table-cell>
          <table:table-cell office:value-type="float" office:value="0.000796396" calcext:value-type="float">
            <text:p>0.000796396</text:p>
          </table:table-cell>
          <table:table-cell/>
          <table:table-cell office:value-type="float" office:value="31.9898" calcext:value-type="float">
            <text:p>31.9898</text:p>
          </table:table-cell>
          <table:table-cell office:value-type="float" office:value="1.40796" calcext:value-type="float">
            <text:p>1.40796</text:p>
          </table:table-cell>
          <table:table-cell office:value-type="float" office:value="0.000846449" calcext:value-type="float">
            <text:p>0.000846449</text:p>
          </table:table-cell>
          <table:table-cell/>
          <table:table-cell office:value-type="float" office:value="32.9161" calcext:value-type="float">
            <text:p>32.9161</text:p>
          </table:table-cell>
          <table:table-cell office:value-type="float" office:value="1.61999" calcext:value-type="float">
            <text:p>1.61999</text:p>
          </table:table-cell>
          <table:table-cell office:value-type="float" office:value="0.00638353" calcext:value-type="float">
            <text:p>0.00638353</text:p>
          </table:table-cell>
          <table:table-cell/>
          <table:table-cell office:value-type="float" office:value="33.7868" calcext:value-type="float">
            <text:p>33.7868</text:p>
          </table:table-cell>
          <table:table-cell office:value-type="float" office:value="1.26288" calcext:value-type="float">
            <text:p>1.26288</text:p>
          </table:table-cell>
          <table:table-cell office:value-type="float" office:value="0.0656992" calcext:value-type="float">
            <text:p>0.0656992</text:p>
          </table:table-cell>
          <table:table-cell/>
          <table:table-cell office:value-type="float" office:value="31.8632" calcext:value-type="float">
            <text:p>31.8632</text:p>
          </table:table-cell>
          <table:table-cell office:value-type="float" office:value="1.38789" calcext:value-type="float">
            <text:p>1.38789</text:p>
          </table:table-cell>
          <table:table-cell office:value-type="float" office:value="0.58501" calcext:value-type="float">
            <text:p>0.5850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6215" calcext:value-type="float">
            <text:p>0.000476215</text:p>
          </table:table-cell>
          <table:table-cell/>
          <table:table-cell office:value-type="float" office:value="32.3472" calcext:value-type="float">
            <text:p>32.3472</text:p>
          </table:table-cell>
          <table:table-cell office:value-type="float" office:value="1.18258" calcext:value-type="float">
            <text:p>1.18258</text:p>
          </table:table-cell>
          <table:table-cell office:value-type="float" office:value="0.000793811" calcext:value-type="float">
            <text:p>0.000793811</text:p>
          </table:table-cell>
          <table:table-cell/>
          <table:table-cell office:value-type="float" office:value="32.3942" calcext:value-type="float">
            <text:p>32.3942</text:p>
          </table:table-cell>
          <table:table-cell office:value-type="float" office:value="1.32848" calcext:value-type="float">
            <text:p>1.32848</text:p>
          </table:table-cell>
          <table:table-cell office:value-type="float" office:value="0.000810021" calcext:value-type="float">
            <text:p>0.000810021</text:p>
          </table:table-cell>
          <table:table-cell/>
          <table:table-cell office:value-type="float" office:value="31.7135" calcext:value-type="float">
            <text:p>31.7135</text:p>
          </table:table-cell>
          <table:table-cell office:value-type="float" office:value="1.45882" calcext:value-type="float">
            <text:p>1.45882</text:p>
          </table:table-cell>
          <table:table-cell office:value-type="float" office:value="0.000811825" calcext:value-type="float">
            <text:p>0.000811825</text:p>
          </table:table-cell>
          <table:table-cell/>
          <table:table-cell office:value-type="float" office:value="34.6217" calcext:value-type="float">
            <text:p>34.6217</text:p>
          </table:table-cell>
          <table:table-cell office:value-type="float" office:value="1.23145" calcext:value-type="float">
            <text:p>1.23145</text:p>
          </table:table-cell>
          <table:table-cell office:value-type="float" office:value="0.00652179" calcext:value-type="float">
            <text:p>0.00652179</text:p>
          </table:table-cell>
          <table:table-cell/>
          <table:table-cell office:value-type="float" office:value="33.9821" calcext:value-type="float">
            <text:p>33.9821</text:p>
          </table:table-cell>
          <table:table-cell office:value-type="float" office:value="1.4004" calcext:value-type="float">
            <text:p>1.4004</text:p>
          </table:table-cell>
          <table:table-cell office:value-type="float" office:value="0.0584268" calcext:value-type="float">
            <text:p>0.0584268</text:p>
          </table:table-cell>
          <table:table-cell/>
          <table:table-cell office:value-type="float" office:value="33.2793" calcext:value-type="float">
            <text:p>33.2793</text:p>
          </table:table-cell>
          <table:table-cell office:value-type="float" office:value="1.31567" calcext:value-type="float">
            <text:p>1.31567</text:p>
          </table:table-cell>
          <table:table-cell office:value-type="float" office:value="0.583791" calcext:value-type="float">
            <text:p>0.58379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4" calcext:value-type="float">
            <text:p>0.00046854</text:p>
          </table:table-cell>
          <table:table-cell/>
          <table:table-cell office:value-type="float" office:value="31.6656" calcext:value-type="float">
            <text:p>31.6656</text:p>
          </table:table-cell>
          <table:table-cell office:value-type="float" office:value="1.22374" calcext:value-type="float">
            <text:p>1.22374</text:p>
          </table:table-cell>
          <table:table-cell office:value-type="float" office:value="0.000789433" calcext:value-type="float">
            <text:p>0.000789433</text:p>
          </table:table-cell>
          <table:table-cell/>
          <table:table-cell office:value-type="float" office:value="32.3058" calcext:value-type="float">
            <text:p>32.3058</text:p>
          </table:table-cell>
          <table:table-cell office:value-type="float" office:value="1.19195" calcext:value-type="float">
            <text:p>1.19195</text:p>
          </table:table-cell>
          <table:table-cell office:value-type="float" office:value="0.000805022" calcext:value-type="float">
            <text:p>0.000805022</text:p>
          </table:table-cell>
          <table:table-cell/>
          <table:table-cell office:value-type="float" office:value="34.1672" calcext:value-type="float">
            <text:p>34.1672</text:p>
          </table:table-cell>
          <table:table-cell office:value-type="float" office:value="1.2016" calcext:value-type="float">
            <text:p>1.2016</text:p>
          </table:table-cell>
          <table:table-cell office:value-type="float" office:value="0.000813718" calcext:value-type="float">
            <text:p>0.000813718</text:p>
          </table:table-cell>
          <table:table-cell/>
          <table:table-cell office:value-type="float" office:value="32.5607" calcext:value-type="float">
            <text:p>32.5607</text:p>
          </table:table-cell>
          <table:table-cell office:value-type="float" office:value="1.42388" calcext:value-type="float">
            <text:p>1.42388</text:p>
          </table:table-cell>
          <table:table-cell office:value-type="float" office:value="0.00646084" calcext:value-type="float">
            <text:p>0.00646084</text:p>
          </table:table-cell>
          <table:table-cell/>
          <table:table-cell office:value-type="float" office:value="34.3924" calcext:value-type="float">
            <text:p>34.3924</text:p>
          </table:table-cell>
          <table:table-cell office:value-type="float" office:value="1.14556" calcext:value-type="float">
            <text:p>1.14556</text:p>
          </table:table-cell>
          <table:table-cell office:value-type="float" office:value="0.0589552" calcext:value-type="float">
            <text:p>0.0589552</text:p>
          </table:table-cell>
          <table:table-cell/>
          <table:table-cell office:value-type="float" office:value="32.9146" calcext:value-type="float">
            <text:p>32.9146</text:p>
          </table:table-cell>
          <table:table-cell office:value-type="float" office:value="1.48184" calcext:value-type="float">
            <text:p>1.48184</text:p>
          </table:table-cell>
          <table:table-cell office:value-type="float" office:value="0.590325" calcext:value-type="float">
            <text:p>0.59032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804" calcext:value-type="float">
            <text:p>0.000470804</text:p>
          </table:table-cell>
          <table:table-cell/>
          <table:table-cell office:value-type="float" office:value="33.5746" calcext:value-type="float">
            <text:p>33.5746</text:p>
          </table:table-cell>
          <table:table-cell office:value-type="float" office:value="1.12266" calcext:value-type="float">
            <text:p>1.12266</text:p>
          </table:table-cell>
          <table:table-cell office:value-type="float" office:value="0.000792238" calcext:value-type="float">
            <text:p>0.000792238</text:p>
          </table:table-cell>
          <table:table-cell/>
          <table:table-cell office:value-type="float" office:value="32.7419" calcext:value-type="float">
            <text:p>32.7419</text:p>
          </table:table-cell>
          <table:table-cell office:value-type="float" office:value="1.19349" calcext:value-type="float">
            <text:p>1.19349</text:p>
          </table:table-cell>
          <table:table-cell office:value-type="float" office:value="0.00079828" calcext:value-type="float">
            <text:p>0.00079828</text:p>
          </table:table-cell>
          <table:table-cell/>
          <table:table-cell office:value-type="float" office:value="33.5568" calcext:value-type="float">
            <text:p>33.5568</text:p>
          </table:table-cell>
          <table:table-cell office:value-type="float" office:value="1.25289" calcext:value-type="float">
            <text:p>1.25289</text:p>
          </table:table-cell>
          <table:table-cell office:value-type="float" office:value="0.000814009" calcext:value-type="float">
            <text:p>0.000814009</text:p>
          </table:table-cell>
          <table:table-cell/>
          <table:table-cell office:value-type="float" office:value="31.479" calcext:value-type="float">
            <text:p>31.479</text:p>
          </table:table-cell>
          <table:table-cell office:value-type="float" office:value="1.57297" calcext:value-type="float">
            <text:p>1.57297</text:p>
          </table:table-cell>
          <table:table-cell office:value-type="float" office:value="0.00634959" calcext:value-type="float">
            <text:p>0.00634959</text:p>
          </table:table-cell>
          <table:table-cell/>
          <table:table-cell office:value-type="float" office:value="32.2141" calcext:value-type="float">
            <text:p>32.2141</text:p>
          </table:table-cell>
          <table:table-cell office:value-type="float" office:value="1.41181" calcext:value-type="float">
            <text:p>1.41181</text:p>
          </table:table-cell>
          <table:table-cell office:value-type="float" office:value="0.0578464" calcext:value-type="float">
            <text:p>0.0578464</text:p>
          </table:table-cell>
          <table:table-cell/>
          <table:table-cell office:value-type="float" office:value="33.3565" calcext:value-type="float">
            <text:p>33.3565</text:p>
          </table:table-cell>
          <table:table-cell office:value-type="float" office:value="1.34228" calcext:value-type="float">
            <text:p>1.34228</text:p>
          </table:table-cell>
          <table:table-cell office:value-type="float" office:value="0.592367" calcext:value-type="float">
            <text:p>0.59236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493" calcext:value-type="float">
            <text:p>0.000470493</text:p>
          </table:table-cell>
          <table:table-cell/>
          <table:table-cell office:value-type="float" office:value="32.392" calcext:value-type="float">
            <text:p>32.392</text:p>
          </table:table-cell>
          <table:table-cell office:value-type="float" office:value="1.19589" calcext:value-type="float">
            <text:p>1.19589</text:p>
          </table:table-cell>
          <table:table-cell office:value-type="float" office:value="0.000800253" calcext:value-type="float">
            <text:p>0.000800253</text:p>
          </table:table-cell>
          <table:table-cell/>
          <table:table-cell office:value-type="float" office:value="31.8752" calcext:value-type="float">
            <text:p>31.8752</text:p>
          </table:table-cell>
          <table:table-cell office:value-type="float" office:value="1.35279" calcext:value-type="float">
            <text:p>1.35279</text:p>
          </table:table-cell>
          <table:table-cell office:value-type="float" office:value="0.000805624" calcext:value-type="float">
            <text:p>0.000805624</text:p>
          </table:table-cell>
          <table:table-cell/>
          <table:table-cell office:value-type="float" office:value="33.3723" calcext:value-type="float">
            <text:p>33.3723</text:p>
          </table:table-cell>
          <table:table-cell office:value-type="float" office:value="1.32778" calcext:value-type="float">
            <text:p>1.32778</text:p>
          </table:table-cell>
          <table:table-cell office:value-type="float" office:value="0.000818648" calcext:value-type="float">
            <text:p>0.000818648</text:p>
          </table:table-cell>
          <table:table-cell/>
          <table:table-cell office:value-type="float" office:value="33.666" calcext:value-type="float">
            <text:p>33.666</text:p>
          </table:table-cell>
          <table:table-cell office:value-type="float" office:value="1.28265" calcext:value-type="float">
            <text:p>1.28265</text:p>
          </table:table-cell>
          <table:table-cell office:value-type="float" office:value="0.00655165" calcext:value-type="float">
            <text:p>0.00655165</text:p>
          </table:table-cell>
          <table:table-cell/>
          <table:table-cell office:value-type="float" office:value="34.3438" calcext:value-type="float">
            <text:p>34.3438</text:p>
          </table:table-cell>
          <table:table-cell office:value-type="float" office:value="1.39523" calcext:value-type="float">
            <text:p>1.39523</text:p>
          </table:table-cell>
          <table:table-cell office:value-type="float" office:value="0.0581241" calcext:value-type="float">
            <text:p>0.0581241</text:p>
          </table:table-cell>
          <table:table-cell/>
          <table:table-cell office:value-type="float" office:value="32.7486" calcext:value-type="float">
            <text:p>32.7486</text:p>
          </table:table-cell>
          <table:table-cell office:value-type="float" office:value="1.36525" calcext:value-type="float">
            <text:p>1.36525</text:p>
          </table:table-cell>
          <table:table-cell office:value-type="float" office:value="0.585541" calcext:value-type="float">
            <text:p>0.58554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806" calcext:value-type="float">
            <text:p>0.000471806</text:p>
          </table:table-cell>
          <table:table-cell/>
          <table:table-cell office:value-type="float" office:value="31.5643" calcext:value-type="float">
            <text:p>31.5643</text:p>
          </table:table-cell>
          <table:table-cell office:value-type="float" office:value="1.47457" calcext:value-type="float">
            <text:p>1.47457</text:p>
          </table:table-cell>
          <table:table-cell office:value-type="float" office:value="0.000797187" calcext:value-type="float">
            <text:p>0.000797187</text:p>
          </table:table-cell>
          <table:table-cell/>
          <table:table-cell office:value-type="float" office:value="31.4259" calcext:value-type="float">
            <text:p>31.4259</text:p>
          </table:table-cell>
          <table:table-cell office:value-type="float" office:value="1.48483" calcext:value-type="float">
            <text:p>1.48483</text:p>
          </table:table-cell>
          <table:table-cell office:value-type="float" office:value="0.000805243" calcext:value-type="float">
            <text:p>0.000805243</text:p>
          </table:table-cell>
          <table:table-cell/>
          <table:table-cell office:value-type="float" office:value="34.0745" calcext:value-type="float">
            <text:p>34.0745</text:p>
          </table:table-cell>
          <table:table-cell office:value-type="float" office:value="1.22459" calcext:value-type="float">
            <text:p>1.22459</text:p>
          </table:table-cell>
          <table:table-cell office:value-type="float" office:value="0.000821754" calcext:value-type="float">
            <text:p>0.000821754</text:p>
          </table:table-cell>
          <table:table-cell/>
          <table:table-cell office:value-type="float" office:value="32.8769" calcext:value-type="float">
            <text:p>32.8769</text:p>
          </table:table-cell>
          <table:table-cell office:value-type="float" office:value="1.30197" calcext:value-type="float">
            <text:p>1.30197</text:p>
          </table:table-cell>
          <table:table-cell office:value-type="float" office:value="0.00640689" calcext:value-type="float">
            <text:p>0.00640689</text:p>
          </table:table-cell>
          <table:table-cell/>
          <table:table-cell office:value-type="float" office:value="33.6955" calcext:value-type="float">
            <text:p>33.6955</text:p>
          </table:table-cell>
          <table:table-cell office:value-type="float" office:value="1.31697" calcext:value-type="float">
            <text:p>1.31697</text:p>
          </table:table-cell>
          <table:table-cell office:value-type="float" office:value="0.0584474" calcext:value-type="float">
            <text:p>0.0584474</text:p>
          </table:table-cell>
          <table:table-cell/>
          <table:table-cell office:value-type="float" office:value="34.1526" calcext:value-type="float">
            <text:p>34.1526</text:p>
          </table:table-cell>
          <table:table-cell office:value-type="float" office:value="1.2539" calcext:value-type="float">
            <text:p>1.2539</text:p>
          </table:table-cell>
          <table:table-cell office:value-type="float" office:value="0.594089" calcext:value-type="float">
            <text:p>0.59408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736" calcext:value-type="float">
            <text:p>0.000471736</text:p>
          </table:table-cell>
          <table:table-cell/>
          <table:table-cell office:value-type="float" office:value="32.5431" calcext:value-type="float">
            <text:p>32.5431</text:p>
          </table:table-cell>
          <table:table-cell office:value-type="float" office:value="1.14908" calcext:value-type="float">
            <text:p>1.14908</text:p>
          </table:table-cell>
          <table:table-cell office:value-type="float" office:value="0.000802828" calcext:value-type="float">
            <text:p>0.000802828</text:p>
          </table:table-cell>
          <table:table-cell/>
          <table:table-cell office:value-type="float" office:value="33.3892" calcext:value-type="float">
            <text:p>33.3892</text:p>
          </table:table-cell>
          <table:table-cell office:value-type="float" office:value="1.25593" calcext:value-type="float">
            <text:p>1.25593</text:p>
          </table:table-cell>
          <table:table-cell office:value-type="float" office:value="0.00080359" calcext:value-type="float">
            <text:p>0.00080359</text:p>
          </table:table-cell>
          <table:table-cell/>
          <table:table-cell office:value-type="float" office:value="31.9813" calcext:value-type="float">
            <text:p>31.9813</text:p>
          </table:table-cell>
          <table:table-cell office:value-type="float" office:value="1.44633" calcext:value-type="float">
            <text:p>1.44633</text:p>
          </table:table-cell>
          <table:table-cell office:value-type="float" office:value="0.000812496" calcext:value-type="float">
            <text:p>0.000812496</text:p>
          </table:table-cell>
          <table:table-cell/>
          <table:table-cell office:value-type="float" office:value="33.4814" calcext:value-type="float">
            <text:p>33.4814</text:p>
          </table:table-cell>
          <table:table-cell office:value-type="float" office:value="1.23886" calcext:value-type="float">
            <text:p>1.23886</text:p>
          </table:table-cell>
          <table:table-cell office:value-type="float" office:value="0.00640192" calcext:value-type="float">
            <text:p>0.00640192</text:p>
          </table:table-cell>
          <table:table-cell/>
          <table:table-cell office:value-type="float" office:value="33.3226" calcext:value-type="float">
            <text:p>33.3226</text:p>
          </table:table-cell>
          <table:table-cell office:value-type="float" office:value="1.30567" calcext:value-type="float">
            <text:p>1.30567</text:p>
          </table:table-cell>
          <table:table-cell office:value-type="float" office:value="0.0580627" calcext:value-type="float">
            <text:p>0.0580627</text:p>
          </table:table-cell>
          <table:table-cell/>
          <table:table-cell office:value-type="float" office:value="32.1364" calcext:value-type="float">
            <text:p>32.1364</text:p>
          </table:table-cell>
          <table:table-cell office:value-type="float" office:value="1.51328" calcext:value-type="float">
            <text:p>1.51328</text:p>
          </table:table-cell>
          <table:table-cell office:value-type="float" office:value="0.579329" calcext:value-type="float">
            <text:p>0.57932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686" calcext:value-type="float">
            <text:p>0.000471686</text:p>
          </table:table-cell>
          <table:table-cell/>
          <table:table-cell office:value-type="float" office:value="30.3454" calcext:value-type="float">
            <text:p>30.3454</text:p>
          </table:table-cell>
          <table:table-cell office:value-type="float" office:value="1.39355" calcext:value-type="float">
            <text:p>1.39355</text:p>
          </table:table-cell>
          <table:table-cell office:value-type="float" office:value="0.000802086" calcext:value-type="float">
            <text:p>0.000802086</text:p>
          </table:table-cell>
          <table:table-cell/>
          <table:table-cell office:value-type="float" office:value="32.0148" calcext:value-type="float">
            <text:p>32.0148</text:p>
          </table:table-cell>
          <table:table-cell office:value-type="float" office:value="1.30361" calcext:value-type="float">
            <text:p>1.30361</text:p>
          </table:table-cell>
          <table:table-cell office:value-type="float" office:value="0.000806034" calcext:value-type="float">
            <text:p>0.000806034</text:p>
          </table:table-cell>
          <table:table-cell/>
          <table:table-cell office:value-type="float" office:value="32.6349" calcext:value-type="float">
            <text:p>32.6349</text:p>
          </table:table-cell>
          <table:table-cell office:value-type="float" office:value="1.29046" calcext:value-type="float">
            <text:p>1.29046</text:p>
          </table:table-cell>
          <table:table-cell office:value-type="float" office:value="0.000811925" calcext:value-type="float">
            <text:p>0.000811925</text:p>
          </table:table-cell>
          <table:table-cell/>
          <table:table-cell office:value-type="float" office:value="33.2064" calcext:value-type="float">
            <text:p>33.2064</text:p>
          </table:table-cell>
          <table:table-cell office:value-type="float" office:value="1.25347" calcext:value-type="float">
            <text:p>1.25347</text:p>
          </table:table-cell>
          <table:table-cell office:value-type="float" office:value="0.00642825" calcext:value-type="float">
            <text:p>0.00642825</text:p>
          </table:table-cell>
          <table:table-cell/>
          <table:table-cell office:value-type="float" office:value="34.0855" calcext:value-type="float">
            <text:p>34.0855</text:p>
          </table:table-cell>
          <table:table-cell office:value-type="float" office:value="1.18741" calcext:value-type="float">
            <text:p>1.18741</text:p>
          </table:table-cell>
          <table:table-cell office:value-type="float" office:value="0.0587169" calcext:value-type="float">
            <text:p>0.0587169</text:p>
          </table:table-cell>
          <table:table-cell/>
          <table:table-cell office:value-type="float" office:value="34.3969" calcext:value-type="float">
            <text:p>34.3969</text:p>
          </table:table-cell>
          <table:table-cell office:value-type="float" office:value="1.24375" calcext:value-type="float">
            <text:p>1.24375</text:p>
          </table:table-cell>
          <table:table-cell office:value-type="float" office:value="0.59596" calcext:value-type="float">
            <text:p>0.5959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031" calcext:value-type="float">
            <text:p>0.000469031</text:p>
          </table:table-cell>
          <table:table-cell/>
          <table:table-cell office:value-type="float" office:value="32.8381" calcext:value-type="float">
            <text:p>32.8381</text:p>
          </table:table-cell>
          <table:table-cell office:value-type="float" office:value="1.17808" calcext:value-type="float">
            <text:p>1.17808</text:p>
          </table:table-cell>
          <table:table-cell office:value-type="float" office:value="0.00079902" calcext:value-type="float">
            <text:p>0.00079902</text:p>
          </table:table-cell>
          <table:table-cell/>
          <table:table-cell office:value-type="float" office:value="33.8686" calcext:value-type="float">
            <text:p>33.8686</text:p>
          </table:table-cell>
          <table:table-cell office:value-type="float" office:value="1.13735" calcext:value-type="float">
            <text:p>1.13735</text:p>
          </table:table-cell>
          <table:table-cell office:value-type="float" office:value="0.000805833" calcext:value-type="float">
            <text:p>0.000805833</text:p>
          </table:table-cell>
          <table:table-cell/>
          <table:table-cell office:value-type="float" office:value="31.8666" calcext:value-type="float">
            <text:p>31.8666</text:p>
          </table:table-cell>
          <table:table-cell office:value-type="float" office:value="1.53286" calcext:value-type="float">
            <text:p>1.53286</text:p>
          </table:table-cell>
          <table:table-cell office:value-type="float" office:value="0.000815131" calcext:value-type="float">
            <text:p>0.000815131</text:p>
          </table:table-cell>
          <table:table-cell/>
          <table:table-cell office:value-type="float" office:value="33.369" calcext:value-type="float">
            <text:p>33.369</text:p>
          </table:table-cell>
          <table:table-cell office:value-type="float" office:value="1.23289" calcext:value-type="float">
            <text:p>1.23289</text:p>
          </table:table-cell>
          <table:table-cell office:value-type="float" office:value="0.00638437" calcext:value-type="float">
            <text:p>0.00638437</text:p>
          </table:table-cell>
          <table:table-cell/>
          <table:table-cell office:value-type="float" office:value="31.3803" calcext:value-type="float">
            <text:p>31.3803</text:p>
          </table:table-cell>
          <table:table-cell office:value-type="float" office:value="1.54701" calcext:value-type="float">
            <text:p>1.54701</text:p>
          </table:table-cell>
          <table:table-cell office:value-type="float" office:value="0.0593838" calcext:value-type="float">
            <text:p>0.0593838</text:p>
          </table:table-cell>
          <table:table-cell/>
          <table:table-cell office:value-type="float" office:value="33.8808" calcext:value-type="float">
            <text:p>33.8808</text:p>
          </table:table-cell>
          <table:table-cell office:value-type="float" office:value="1.29585" calcext:value-type="float">
            <text:p>1.29585</text:p>
          </table:table-cell>
          <table:table-cell office:value-type="float" office:value="0.582662" calcext:value-type="float">
            <text:p>0.58266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3398" calcext:value-type="float">
            <text:p>0.000483398</text:p>
          </table:table-cell>
          <table:table-cell/>
          <table:table-cell office:value-type="float" office:value="31.6258" calcext:value-type="float">
            <text:p>31.6258</text:p>
          </table:table-cell>
          <table:table-cell office:value-type="float" office:value="1.31942" calcext:value-type="float">
            <text:p>1.31942</text:p>
          </table:table-cell>
          <table:table-cell office:value-type="float" office:value="0.000800814" calcext:value-type="float">
            <text:p>0.000800814</text:p>
          </table:table-cell>
          <table:table-cell/>
          <table:table-cell office:value-type="float" office:value="33.2347" calcext:value-type="float">
            <text:p>33.2347</text:p>
          </table:table-cell>
          <table:table-cell office:value-type="float" office:value="1.28712" calcext:value-type="float">
            <text:p>1.28712</text:p>
          </table:table-cell>
          <table:table-cell office:value-type="float" office:value="0.000806675" calcext:value-type="float">
            <text:p>0.000806675</text:p>
          </table:table-cell>
          <table:table-cell/>
          <table:table-cell office:value-type="float" office:value="34.1578" calcext:value-type="float">
            <text:p>34.1578</text:p>
          </table:table-cell>
          <table:table-cell office:value-type="float" office:value="1.14286" calcext:value-type="float">
            <text:p>1.14286</text:p>
          </table:table-cell>
          <table:table-cell office:value-type="float" office:value="0.000816193" calcext:value-type="float">
            <text:p>0.000816193</text:p>
          </table:table-cell>
          <table:table-cell/>
          <table:table-cell office:value-type="float" office:value="32.5639" calcext:value-type="float">
            <text:p>32.5639</text:p>
          </table:table-cell>
          <table:table-cell office:value-type="float" office:value="1.32475" calcext:value-type="float">
            <text:p>1.32475</text:p>
          </table:table-cell>
          <table:table-cell office:value-type="float" office:value="0.00640604" calcext:value-type="float">
            <text:p>0.00640604</text:p>
          </table:table-cell>
          <table:table-cell/>
          <table:table-cell office:value-type="float" office:value="35.9124" calcext:value-type="float">
            <text:p>35.9124</text:p>
          </table:table-cell>
          <table:table-cell office:value-type="float" office:value="1.11634" calcext:value-type="float">
            <text:p>1.11634</text:p>
          </table:table-cell>
          <table:table-cell office:value-type="float" office:value="0.0594798" calcext:value-type="float">
            <text:p>0.0594798</text:p>
          </table:table-cell>
          <table:table-cell/>
          <table:table-cell office:value-type="float" office:value="32.9563" calcext:value-type="float">
            <text:p>32.9563</text:p>
          </table:table-cell>
          <table:table-cell office:value-type="float" office:value="1.29121" calcext:value-type="float">
            <text:p>1.29121</text:p>
          </table:table-cell>
          <table:table-cell office:value-type="float" office:value="0.59003" calcext:value-type="float">
            <text:p>0.5900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423" calcext:value-type="float">
            <text:p>0.000470423</text:p>
          </table:table-cell>
          <table:table-cell/>
          <table:table-cell office:value-type="float" office:value="31.7468" calcext:value-type="float">
            <text:p>31.7468</text:p>
          </table:table-cell>
          <table:table-cell office:value-type="float" office:value="1.25423" calcext:value-type="float">
            <text:p>1.25423</text:p>
          </table:table-cell>
          <table:table-cell office:value-type="float" office:value="0.000796977" calcext:value-type="float">
            <text:p>0.000796977</text:p>
          </table:table-cell>
          <table:table-cell/>
          <table:table-cell office:value-type="float" office:value="32.185" calcext:value-type="float">
            <text:p>32.185</text:p>
          </table:table-cell>
          <table:table-cell office:value-type="float" office:value="1.34209" calcext:value-type="float">
            <text:p>1.34209</text:p>
          </table:table-cell>
          <table:table-cell office:value-type="float" office:value="0.000805944" calcext:value-type="float">
            <text:p>0.000805944</text:p>
          </table:table-cell>
          <table:table-cell/>
          <table:table-cell office:value-type="float" office:value="32.1874" calcext:value-type="float">
            <text:p>32.1874</text:p>
          </table:table-cell>
          <table:table-cell office:value-type="float" office:value="1.2718" calcext:value-type="float">
            <text:p>1.2718</text:p>
          </table:table-cell>
          <table:table-cell office:value-type="float" office:value="0.000828866" calcext:value-type="float">
            <text:p>0.000828866</text:p>
          </table:table-cell>
          <table:table-cell/>
          <table:table-cell office:value-type="float" office:value="33.8934" calcext:value-type="float">
            <text:p>33.8934</text:p>
          </table:table-cell>
          <table:table-cell office:value-type="float" office:value="1.23364" calcext:value-type="float">
            <text:p>1.23364</text:p>
          </table:table-cell>
          <table:table-cell office:value-type="float" office:value="0.00646912" calcext:value-type="float">
            <text:p>0.00646912</text:p>
          </table:table-cell>
          <table:table-cell/>
          <table:table-cell office:value-type="float" office:value="33.2798" calcext:value-type="float">
            <text:p>33.2798</text:p>
          </table:table-cell>
          <table:table-cell office:value-type="float" office:value="1.27075" calcext:value-type="float">
            <text:p>1.27075</text:p>
          </table:table-cell>
          <table:table-cell office:value-type="float" office:value="0.0577689" calcext:value-type="float">
            <text:p>0.0577689</text:p>
          </table:table-cell>
          <table:table-cell/>
          <table:table-cell office:value-type="float" office:value="32.7101" calcext:value-type="float">
            <text:p>32.7101</text:p>
          </table:table-cell>
          <table:table-cell office:value-type="float" office:value="1.40103" calcext:value-type="float">
            <text:p>1.40103</text:p>
          </table:table-cell>
          <table:table-cell office:value-type="float" office:value="0.584276" calcext:value-type="float">
            <text:p>0.58427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185" calcext:value-type="float">
            <text:p>0.000471185</text:p>
          </table:table-cell>
          <table:table-cell/>
          <table:table-cell office:value-type="float" office:value="30.2494" calcext:value-type="float">
            <text:p>30.2494</text:p>
          </table:table-cell>
          <table:table-cell office:value-type="float" office:value="1.46825" calcext:value-type="float">
            <text:p>1.46825</text:p>
          </table:table-cell>
          <table:table-cell office:value-type="float" office:value="0.000800263" calcext:value-type="float">
            <text:p>0.000800263</text:p>
          </table:table-cell>
          <table:table-cell/>
          <table:table-cell office:value-type="float" office:value="31.8276" calcext:value-type="float">
            <text:p>31.8276</text:p>
          </table:table-cell>
          <table:table-cell office:value-type="float" office:value="1.28979" calcext:value-type="float">
            <text:p>1.28979</text:p>
          </table:table-cell>
          <table:table-cell office:value-type="float" office:value="0.000801255" calcext:value-type="float">
            <text:p>0.000801255</text:p>
          </table:table-cell>
          <table:table-cell/>
          <table:table-cell office:value-type="float" office:value="32.6082" calcext:value-type="float">
            <text:p>32.6082</text:p>
          </table:table-cell>
          <table:table-cell office:value-type="float" office:value="1.34847" calcext:value-type="float">
            <text:p>1.34847</text:p>
          </table:table-cell>
          <table:table-cell office:value-type="float" office:value="0.000808809" calcext:value-type="float">
            <text:p>0.000808809</text:p>
          </table:table-cell>
          <table:table-cell/>
          <table:table-cell office:value-type="float" office:value="33.5272" calcext:value-type="float">
            <text:p>33.5272</text:p>
          </table:table-cell>
          <table:table-cell office:value-type="float" office:value="1.26511" calcext:value-type="float">
            <text:p>1.26511</text:p>
          </table:table-cell>
          <table:table-cell office:value-type="float" office:value="0.00650498" calcext:value-type="float">
            <text:p>0.00650498</text:p>
          </table:table-cell>
          <table:table-cell/>
          <table:table-cell office:value-type="float" office:value="34.2479" calcext:value-type="float">
            <text:p>34.2479</text:p>
          </table:table-cell>
          <table:table-cell office:value-type="float" office:value="1.2372" calcext:value-type="float">
            <text:p>1.2372</text:p>
          </table:table-cell>
          <table:table-cell office:value-type="float" office:value="0.0586178" calcext:value-type="float">
            <text:p>0.0586178</text:p>
          </table:table-cell>
          <table:table-cell/>
          <table:table-cell office:value-type="float" office:value="33.5743" calcext:value-type="float">
            <text:p>33.5743</text:p>
          </table:table-cell>
          <table:table-cell office:value-type="float" office:value="1.30108" calcext:value-type="float">
            <text:p>1.30108</text:p>
          </table:table-cell>
          <table:table-cell office:value-type="float" office:value="0.587978" calcext:value-type="float">
            <text:p>0.58797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179" calcext:value-type="float">
            <text:p>0.000468179</text:p>
          </table:table-cell>
          <table:table-cell/>
          <table:table-cell office:value-type="float" office:value="31.3968" calcext:value-type="float">
            <text:p>31.3968</text:p>
          </table:table-cell>
          <table:table-cell office:value-type="float" office:value="1.26201" calcext:value-type="float">
            <text:p>1.26201</text:p>
          </table:table-cell>
          <table:table-cell office:value-type="float" office:value="0.000794081" calcext:value-type="float">
            <text:p>0.000794081</text:p>
          </table:table-cell>
          <table:table-cell/>
          <table:table-cell office:value-type="float" office:value="31.4835" calcext:value-type="float">
            <text:p>31.4835</text:p>
          </table:table-cell>
          <table:table-cell office:value-type="float" office:value="1.4929" calcext:value-type="float">
            <text:p>1.4929</text:p>
          </table:table-cell>
          <table:table-cell office:value-type="float" office:value="0.000806355" calcext:value-type="float">
            <text:p>0.000806355</text:p>
          </table:table-cell>
          <table:table-cell/>
          <table:table-cell office:value-type="float" office:value="33.2062" calcext:value-type="float">
            <text:p>33.2062</text:p>
          </table:table-cell>
          <table:table-cell office:value-type="float" office:value="1.18372" calcext:value-type="float">
            <text:p>1.18372</text:p>
          </table:table-cell>
          <table:table-cell office:value-type="float" office:value="0.000824809" calcext:value-type="float">
            <text:p>0.000824809</text:p>
          </table:table-cell>
          <table:table-cell/>
          <table:table-cell office:value-type="float" office:value="33.2167" calcext:value-type="float">
            <text:p>33.2167</text:p>
          </table:table-cell>
          <table:table-cell office:value-type="float" office:value="1.33064" calcext:value-type="float">
            <text:p>1.33064</text:p>
          </table:table-cell>
          <table:table-cell office:value-type="float" office:value="0.00635941" calcext:value-type="float">
            <text:p>0.00635941</text:p>
          </table:table-cell>
          <table:table-cell/>
          <table:table-cell office:value-type="float" office:value="31.8425" calcext:value-type="float">
            <text:p>31.8425</text:p>
          </table:table-cell>
          <table:table-cell office:value-type="float" office:value="1.41871" calcext:value-type="float">
            <text:p>1.41871</text:p>
          </table:table-cell>
          <table:table-cell office:value-type="float" office:value="0.0572062" calcext:value-type="float">
            <text:p>0.0572062</text:p>
          </table:table-cell>
          <table:table-cell/>
          <table:table-cell office:value-type="float" office:value="33.308" calcext:value-type="float">
            <text:p>33.308</text:p>
          </table:table-cell>
          <table:table-cell office:value-type="float" office:value="1.29775" calcext:value-type="float">
            <text:p>1.29775</text:p>
          </table:table-cell>
          <table:table-cell office:value-type="float" office:value="0.596722" calcext:value-type="float">
            <text:p>0.59672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525" calcext:value-type="float">
            <text:p>0.000471525</text:p>
          </table:table-cell>
          <table:table-cell/>
          <table:table-cell office:value-type="float" office:value="32.6295" calcext:value-type="float">
            <text:p>32.6295</text:p>
          </table:table-cell>
          <table:table-cell office:value-type="float" office:value="1.2423" calcext:value-type="float">
            <text:p>1.2423</text:p>
          </table:table-cell>
          <table:table-cell office:value-type="float" office:value="0.000801846" calcext:value-type="float">
            <text:p>0.000801846</text:p>
          </table:table-cell>
          <table:table-cell/>
          <table:table-cell office:value-type="float" office:value="31.7268" calcext:value-type="float">
            <text:p>31.7268</text:p>
          </table:table-cell>
          <table:table-cell office:value-type="float" office:value="1.39805" calcext:value-type="float">
            <text:p>1.39805</text:p>
          </table:table-cell>
          <table:table-cell office:value-type="float" office:value="0.000804882" calcext:value-type="float">
            <text:p>0.000804882</text:p>
          </table:table-cell>
          <table:table-cell/>
          <table:table-cell office:value-type="float" office:value="32.6213" calcext:value-type="float">
            <text:p>32.6213</text:p>
          </table:table-cell>
          <table:table-cell office:value-type="float" office:value="1.18481" calcext:value-type="float">
            <text:p>1.18481</text:p>
          </table:table-cell>
          <table:table-cell office:value-type="float" office:value="0.000815893" calcext:value-type="float">
            <text:p>0.000815893</text:p>
          </table:table-cell>
          <table:table-cell/>
          <table:table-cell office:value-type="float" office:value="33.7062" calcext:value-type="float">
            <text:p>33.7062</text:p>
          </table:table-cell>
          <table:table-cell office:value-type="float" office:value="1.2976" calcext:value-type="float">
            <text:p>1.2976</text:p>
          </table:table-cell>
          <table:table-cell office:value-type="float" office:value="0.00633798" calcext:value-type="float">
            <text:p>0.00633798</text:p>
          </table:table-cell>
          <table:table-cell/>
          <table:table-cell office:value-type="float" office:value="32.5042" calcext:value-type="float">
            <text:p>32.5042</text:p>
          </table:table-cell>
          <table:table-cell office:value-type="float" office:value="1.20741" calcext:value-type="float">
            <text:p>1.20741</text:p>
          </table:table-cell>
          <table:table-cell office:value-type="float" office:value="0.0580186" calcext:value-type="float">
            <text:p>0.0580186</text:p>
          </table:table-cell>
          <table:table-cell/>
          <table:table-cell office:value-type="float" office:value="31.5746" calcext:value-type="float">
            <text:p>31.5746</text:p>
          </table:table-cell>
          <table:table-cell office:value-type="float" office:value="1.47351" calcext:value-type="float">
            <text:p>1.47351</text:p>
          </table:table-cell>
          <table:table-cell office:value-type="float" office:value="0.596448" calcext:value-type="float">
            <text:p>0.596448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2828" calcext:value-type="float">
            <text:p>0.000472828</text:p>
          </table:table-cell>
          <table:table-cell/>
          <table:table-cell office:value-type="float" office:value="31.8848" calcext:value-type="float">
            <text:p>31.8848</text:p>
          </table:table-cell>
          <table:table-cell office:value-type="float" office:value="1.24299" calcext:value-type="float">
            <text:p>1.24299</text:p>
          </table:table-cell>
          <table:table-cell office:value-type="float" office:value="0.00079823" calcext:value-type="float">
            <text:p>0.00079823</text:p>
          </table:table-cell>
          <table:table-cell/>
          <table:table-cell office:value-type="float" office:value="33.5044" calcext:value-type="float">
            <text:p>33.5044</text:p>
          </table:table-cell>
          <table:table-cell office:value-type="float" office:value="1.15653" calcext:value-type="float">
            <text:p>1.15653</text:p>
          </table:table-cell>
          <table:table-cell office:value-type="float" office:value="0.000800123" calcext:value-type="float">
            <text:p>0.000800123</text:p>
          </table:table-cell>
          <table:table-cell/>
          <table:table-cell office:value-type="float" office:value="33.0879" calcext:value-type="float">
            <text:p>33.0879</text:p>
          </table:table-cell>
          <table:table-cell office:value-type="float" office:value="1.46357" calcext:value-type="float">
            <text:p>1.46357</text:p>
          </table:table-cell>
          <table:table-cell office:value-type="float" office:value="0.000821383" calcext:value-type="float">
            <text:p>0.000821383</text:p>
          </table:table-cell>
          <table:table-cell/>
          <table:table-cell office:value-type="float" office:value="33.1733" calcext:value-type="float">
            <text:p>33.1733</text:p>
          </table:table-cell>
          <table:table-cell office:value-type="float" office:value="1.28145" calcext:value-type="float">
            <text:p>1.28145</text:p>
          </table:table-cell>
          <table:table-cell office:value-type="float" office:value="0.00639242" calcext:value-type="float">
            <text:p>0.00639242</text:p>
          </table:table-cell>
          <table:table-cell/>
          <table:table-cell office:value-type="float" office:value="33.5416" calcext:value-type="float">
            <text:p>33.5416</text:p>
          </table:table-cell>
          <table:table-cell office:value-type="float" office:value="1.31858" calcext:value-type="float">
            <text:p>1.31858</text:p>
          </table:table-cell>
          <table:table-cell office:value-type="float" office:value="0.0589681" calcext:value-type="float">
            <text:p>0.0589681</text:p>
          </table:table-cell>
          <table:table-cell/>
          <table:table-cell office:value-type="float" office:value="33.1344" calcext:value-type="float">
            <text:p>33.1344</text:p>
          </table:table-cell>
          <table:table-cell office:value-type="float" office:value="1.33281" calcext:value-type="float">
            <text:p>1.33281</text:p>
          </table:table-cell>
          <table:table-cell office:value-type="float" office:value="0.58906" calcext:value-type="float">
            <text:p>0.5890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9272" calcext:value-type="float">
            <text:p>0.000469272</text:p>
          </table:table-cell>
          <table:table-cell/>
          <table:table-cell office:value-type="float" office:value="30.3257" calcext:value-type="float">
            <text:p>30.3257</text:p>
          </table:table-cell>
          <table:table-cell office:value-type="float" office:value="1.32236" calcext:value-type="float">
            <text:p>1.32236</text:p>
          </table:table-cell>
          <table:table-cell office:value-type="float" office:value="0.000793991" calcext:value-type="float">
            <text:p>0.000793991</text:p>
          </table:table-cell>
          <table:table-cell/>
          <table:table-cell office:value-type="float" office:value="31.8824" calcext:value-type="float">
            <text:p>31.8824</text:p>
          </table:table-cell>
          <table:table-cell office:value-type="float" office:value="1.32638" calcext:value-type="float">
            <text:p>1.32638</text:p>
          </table:table-cell>
          <table:table-cell office:value-type="float" office:value="0.00080418" calcext:value-type="float">
            <text:p>0.00080418</text:p>
          </table:table-cell>
          <table:table-cell/>
          <table:table-cell office:value-type="float" office:value="33.0015" calcext:value-type="float">
            <text:p>33.0015</text:p>
          </table:table-cell>
          <table:table-cell office:value-type="float" office:value="1.15556" calcext:value-type="float">
            <text:p>1.15556</text:p>
          </table:table-cell>
          <table:table-cell office:value-type="float" office:value="0.000888819" calcext:value-type="float">
            <text:p>0.000888819</text:p>
          </table:table-cell>
          <table:table-cell/>
          <table:table-cell office:value-type="float" office:value="32.988" calcext:value-type="float">
            <text:p>32.988</text:p>
          </table:table-cell>
          <table:table-cell office:value-type="float" office:value="1.27967" calcext:value-type="float">
            <text:p>1.27967</text:p>
          </table:table-cell>
          <table:table-cell office:value-type="float" office:value="0.00638601" calcext:value-type="float">
            <text:p>0.00638601</text:p>
          </table:table-cell>
          <table:table-cell/>
          <table:table-cell office:value-type="float" office:value="33.065" calcext:value-type="float">
            <text:p>33.065</text:p>
          </table:table-cell>
          <table:table-cell office:value-type="float" office:value="1.34838" calcext:value-type="float">
            <text:p>1.34838</text:p>
          </table:table-cell>
          <table:table-cell office:value-type="float" office:value="0.0579322" calcext:value-type="float">
            <text:p>0.0579322</text:p>
          </table:table-cell>
          <table:table-cell/>
          <table:table-cell office:value-type="float" office:value="32.8711" calcext:value-type="float">
            <text:p>32.8711</text:p>
          </table:table-cell>
          <table:table-cell office:value-type="float" office:value="1.35441" calcext:value-type="float">
            <text:p>1.35441</text:p>
          </table:table-cell>
          <table:table-cell office:value-type="float" office:value="0.595231" calcext:value-type="float">
            <text:p>0.59523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096" calcext:value-type="float">
            <text:p>0.000472096</text:p>
          </table:table-cell>
          <table:table-cell/>
          <table:table-cell office:value-type="float" office:value="31.4319" calcext:value-type="float">
            <text:p>31.4319</text:p>
          </table:table-cell>
          <table:table-cell office:value-type="float" office:value="1.36719" calcext:value-type="float">
            <text:p>1.36719</text:p>
          </table:table-cell>
          <table:table-cell office:value-type="float" office:value="0.000796787" calcext:value-type="float">
            <text:p>0.000796787</text:p>
          </table:table-cell>
          <table:table-cell/>
          <table:table-cell office:value-type="float" office:value="32.4532" calcext:value-type="float">
            <text:p>32.4532</text:p>
          </table:table-cell>
          <table:table-cell office:value-type="float" office:value="1.27963" calcext:value-type="float">
            <text:p>1.27963</text:p>
          </table:table-cell>
          <table:table-cell office:value-type="float" office:value="0.000804992" calcext:value-type="float">
            <text:p>0.000804992</text:p>
          </table:table-cell>
          <table:table-cell/>
          <table:table-cell office:value-type="float" office:value="34.2748" calcext:value-type="float">
            <text:p>34.2748</text:p>
          </table:table-cell>
          <table:table-cell office:value-type="float" office:value="1.34013" calcext:value-type="float">
            <text:p>1.34013</text:p>
          </table:table-cell>
          <table:table-cell office:value-type="float" office:value="0.000843605" calcext:value-type="float">
            <text:p>0.000843605</text:p>
          </table:table-cell>
          <table:table-cell/>
          <table:table-cell office:value-type="float" office:value="33.7574" calcext:value-type="float">
            <text:p>33.7574</text:p>
          </table:table-cell>
          <table:table-cell office:value-type="float" office:value="1.29021" calcext:value-type="float">
            <text:p>1.29021</text:p>
          </table:table-cell>
          <table:table-cell office:value-type="float" office:value="0.00654207" calcext:value-type="float">
            <text:p>0.00654207</text:p>
          </table:table-cell>
          <table:table-cell/>
          <table:table-cell office:value-type="float" office:value="34.2132" calcext:value-type="float">
            <text:p>34.2132</text:p>
          </table:table-cell>
          <table:table-cell office:value-type="float" office:value="1.34259" calcext:value-type="float">
            <text:p>1.34259</text:p>
          </table:table-cell>
          <table:table-cell office:value-type="float" office:value="0.0587322" calcext:value-type="float">
            <text:p>0.0587322</text:p>
          </table:table-cell>
          <table:table-cell/>
          <table:table-cell office:value-type="float" office:value="32.7607" calcext:value-type="float">
            <text:p>32.7607</text:p>
          </table:table-cell>
          <table:table-cell office:value-type="float" office:value="1.46105" calcext:value-type="float">
            <text:p>1.46105</text:p>
          </table:table-cell>
          <table:table-cell office:value-type="float" office:value="0.602785" calcext:value-type="float">
            <text:p>0.60278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576" calcext:value-type="float">
            <text:p>0.000471576</text:p>
          </table:table-cell>
          <table:table-cell/>
          <table:table-cell office:value-type="float" office:value="31.642" calcext:value-type="float">
            <text:p>31.642</text:p>
          </table:table-cell>
          <table:table-cell office:value-type="float" office:value="1.21177" calcext:value-type="float">
            <text:p>1.21177</text:p>
          </table:table-cell>
          <table:table-cell office:value-type="float" office:value="0.000794662" calcext:value-type="float">
            <text:p>0.000794662</text:p>
          </table:table-cell>
          <table:table-cell/>
          <table:table-cell office:value-type="float" office:value="32.4906" calcext:value-type="float">
            <text:p>32.4906</text:p>
          </table:table-cell>
          <table:table-cell office:value-type="float" office:value="1.27436" calcext:value-type="float">
            <text:p>1.27436</text:p>
          </table:table-cell>
          <table:table-cell office:value-type="float" office:value="0.000808098" calcext:value-type="float">
            <text:p>0.000808098</text:p>
          </table:table-cell>
          <table:table-cell/>
          <table:table-cell office:value-type="float" office:value="31.2692" calcext:value-type="float">
            <text:p>31.2692</text:p>
          </table:table-cell>
          <table:table-cell office:value-type="float" office:value="1.49306" calcext:value-type="float">
            <text:p>1.49306</text:p>
          </table:table-cell>
          <table:table-cell office:value-type="float" office:value="0.000817005" calcext:value-type="float">
            <text:p>0.000817005</text:p>
          </table:table-cell>
          <table:table-cell/>
          <table:table-cell office:value-type="float" office:value="34.1665" calcext:value-type="float">
            <text:p>34.1665</text:p>
          </table:table-cell>
          <table:table-cell office:value-type="float" office:value="1.24504" calcext:value-type="float">
            <text:p>1.24504</text:p>
          </table:table-cell>
          <table:table-cell office:value-type="float" office:value="0.00647782" calcext:value-type="float">
            <text:p>0.00647782</text:p>
          </table:table-cell>
          <table:table-cell/>
          <table:table-cell office:value-type="float" office:value="33.9032" calcext:value-type="float">
            <text:p>33.9032</text:p>
          </table:table-cell>
          <table:table-cell office:value-type="float" office:value="1.36663" calcext:value-type="float">
            <text:p>1.36663</text:p>
          </table:table-cell>
          <table:table-cell office:value-type="float" office:value="0.0588348" calcext:value-type="float">
            <text:p>0.0588348</text:p>
          </table:table-cell>
          <table:table-cell/>
          <table:table-cell office:value-type="float" office:value="33.2825" calcext:value-type="float">
            <text:p>33.2825</text:p>
          </table:table-cell>
          <table:table-cell office:value-type="float" office:value="1.28415" calcext:value-type="float">
            <text:p>1.28415</text:p>
          </table:table-cell>
          <table:table-cell office:value-type="float" office:value="0.648722" calcext:value-type="float">
            <text:p>0.64872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375" calcext:value-type="float">
            <text:p>0.000476375</text:p>
          </table:table-cell>
          <table:table-cell/>
          <table:table-cell office:value-type="float" office:value="31.8389" calcext:value-type="float">
            <text:p>31.8389</text:p>
          </table:table-cell>
          <table:table-cell office:value-type="float" office:value="1.17601" calcext:value-type="float">
            <text:p>1.17601</text:p>
          </table:table-cell>
          <table:table-cell office:value-type="float" office:value="0.000799792" calcext:value-type="float">
            <text:p>0.000799792</text:p>
          </table:table-cell>
          <table:table-cell/>
          <table:table-cell office:value-type="float" office:value="32.2403" calcext:value-type="float">
            <text:p>32.2403</text:p>
          </table:table-cell>
          <table:table-cell office:value-type="float" office:value="1.33796" calcext:value-type="float">
            <text:p>1.33796</text:p>
          </table:table-cell>
          <table:table-cell office:value-type="float" office:value="0.000804201" calcext:value-type="float">
            <text:p>0.000804201</text:p>
          </table:table-cell>
          <table:table-cell/>
          <table:table-cell office:value-type="float" office:value="33.3691" calcext:value-type="float">
            <text:p>33.3691</text:p>
          </table:table-cell>
          <table:table-cell office:value-type="float" office:value="1.17975" calcext:value-type="float">
            <text:p>1.17975</text:p>
          </table:table-cell>
          <table:table-cell office:value-type="float" office:value="0.000814179" calcext:value-type="float">
            <text:p>0.000814179</text:p>
          </table:table-cell>
          <table:table-cell/>
          <table:table-cell office:value-type="float" office:value="32.767" calcext:value-type="float">
            <text:p>32.767</text:p>
          </table:table-cell>
          <table:table-cell office:value-type="float" office:value="1.3291" calcext:value-type="float">
            <text:p>1.3291</text:p>
          </table:table-cell>
          <table:table-cell office:value-type="float" office:value="0.00643039" calcext:value-type="float">
            <text:p>0.00643039</text:p>
          </table:table-cell>
          <table:table-cell/>
          <table:table-cell office:value-type="float" office:value="33.1896" calcext:value-type="float">
            <text:p>33.1896</text:p>
          </table:table-cell>
          <table:table-cell office:value-type="float" office:value="1.33548" calcext:value-type="float">
            <text:p>1.33548</text:p>
          </table:table-cell>
          <table:table-cell office:value-type="float" office:value="0.0582762" calcext:value-type="float">
            <text:p>0.0582762</text:p>
          </table:table-cell>
          <table:table-cell/>
          <table:table-cell office:value-type="float" office:value="33.1556" calcext:value-type="float">
            <text:p>33.1556</text:p>
          </table:table-cell>
          <table:table-cell office:value-type="float" office:value="1.46485" calcext:value-type="float">
            <text:p>1.46485</text:p>
          </table:table-cell>
          <table:table-cell office:value-type="float" office:value="0.58725" calcext:value-type="float">
            <text:p>0.5872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575" calcext:value-type="float">
            <text:p>0.000471575</text:p>
          </table:table-cell>
          <table:table-cell/>
          <table:table-cell office:value-type="float" office:value="30.8819" calcext:value-type="float">
            <text:p>30.8819</text:p>
          </table:table-cell>
          <table:table-cell office:value-type="float" office:value="1.27091" calcext:value-type="float">
            <text:p>1.27091</text:p>
          </table:table-cell>
          <table:table-cell office:value-type="float" office:value="0.000797848" calcext:value-type="float">
            <text:p>0.000797848</text:p>
          </table:table-cell>
          <table:table-cell/>
          <table:table-cell office:value-type="float" office:value="32.582" calcext:value-type="float">
            <text:p>32.582</text:p>
          </table:table-cell>
          <table:table-cell office:value-type="float" office:value="1.35607" calcext:value-type="float">
            <text:p>1.35607</text:p>
          </table:table-cell>
          <table:table-cell office:value-type="float" office:value="0.000803038" calcext:value-type="float">
            <text:p>0.000803038</text:p>
          </table:table-cell>
          <table:table-cell/>
          <table:table-cell office:value-type="float" office:value="32.4762" calcext:value-type="float">
            <text:p>32.4762</text:p>
          </table:table-cell>
          <table:table-cell office:value-type="float" office:value="1.28555" calcext:value-type="float">
            <text:p>1.28555</text:p>
          </table:table-cell>
          <table:table-cell office:value-type="float" office:value="0.000814029" calcext:value-type="float">
            <text:p>0.000814029</text:p>
          </table:table-cell>
          <table:table-cell/>
          <table:table-cell office:value-type="float" office:value="34.0188" calcext:value-type="float">
            <text:p>34.0188</text:p>
          </table:table-cell>
          <table:table-cell office:value-type="float" office:value="1.25919" calcext:value-type="float">
            <text:p>1.25919</text:p>
          </table:table-cell>
          <table:table-cell office:value-type="float" office:value="0.00652702" calcext:value-type="float">
            <text:p>0.00652702</text:p>
          </table:table-cell>
          <table:table-cell/>
          <table:table-cell office:value-type="float" office:value="33.2572" calcext:value-type="float">
            <text:p>33.2572</text:p>
          </table:table-cell>
          <table:table-cell office:value-type="float" office:value="1.3422" calcext:value-type="float">
            <text:p>1.3422</text:p>
          </table:table-cell>
          <table:table-cell office:value-type="float" office:value="0.0895076" calcext:value-type="float">
            <text:p>0.0895076</text:p>
          </table:table-cell>
          <table:table-cell/>
          <table:table-cell office:value-type="float" office:value="33.9715" calcext:value-type="float">
            <text:p>33.9715</text:p>
          </table:table-cell>
          <table:table-cell office:value-type="float" office:value="1.38084" calcext:value-type="float">
            <text:p>1.38084</text:p>
          </table:table-cell>
          <table:table-cell office:value-type="float" office:value="0.596614" calcext:value-type="float">
            <text:p>0.59661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385" calcext:value-type="float">
            <text:p>0.000471385</text:p>
          </table:table-cell>
          <table:table-cell/>
          <table:table-cell office:value-type="float" office:value="32.0348" calcext:value-type="float">
            <text:p>32.0348</text:p>
          </table:table-cell>
          <table:table-cell office:value-type="float" office:value="1.24415" calcext:value-type="float">
            <text:p>1.24415</text:p>
          </table:table-cell>
          <table:table-cell office:value-type="float" office:value="0.00080897" calcext:value-type="float">
            <text:p>0.00080897</text:p>
          </table:table-cell>
          <table:table-cell/>
          <table:table-cell office:value-type="float" office:value="30.4378" calcext:value-type="float">
            <text:p>30.4378</text:p>
          </table:table-cell>
          <table:table-cell office:value-type="float" office:value="1.53643" calcext:value-type="float">
            <text:p>1.53643</text:p>
          </table:table-cell>
          <table:table-cell office:value-type="float" office:value="0.000803649" calcext:value-type="float">
            <text:p>0.000803649</text:p>
          </table:table-cell>
          <table:table-cell/>
          <table:table-cell office:value-type="float" office:value="32.8361" calcext:value-type="float">
            <text:p>32.8361</text:p>
          </table:table-cell>
          <table:table-cell office:value-type="float" office:value="1.26814" calcext:value-type="float">
            <text:p>1.26814</text:p>
          </table:table-cell>
          <table:table-cell office:value-type="float" office:value="0.00084637" calcext:value-type="float">
            <text:p>0.00084637</text:p>
          </table:table-cell>
          <table:table-cell/>
          <table:table-cell office:value-type="float" office:value="33.6471" calcext:value-type="float">
            <text:p>33.6471</text:p>
          </table:table-cell>
          <table:table-cell office:value-type="float" office:value="1.31761" calcext:value-type="float">
            <text:p>1.31761</text:p>
          </table:table-cell>
          <table:table-cell office:value-type="float" office:value="0.0064834" calcext:value-type="float">
            <text:p>0.0064834</text:p>
          </table:table-cell>
          <table:table-cell/>
          <table:table-cell office:value-type="float" office:value="33.2496" calcext:value-type="float">
            <text:p>33.2496</text:p>
          </table:table-cell>
          <table:table-cell office:value-type="float" office:value="1.25529" calcext:value-type="float">
            <text:p>1.25529</text:p>
          </table:table-cell>
          <table:table-cell office:value-type="float" office:value="0.0925942" calcext:value-type="float">
            <text:p>0.0925942</text:p>
          </table:table-cell>
          <table:table-cell/>
          <table:table-cell office:value-type="float" office:value="32.5512" calcext:value-type="float">
            <text:p>32.5512</text:p>
          </table:table-cell>
          <table:table-cell office:value-type="float" office:value="1.5024" calcext:value-type="float">
            <text:p>1.5024</text:p>
          </table:table-cell>
          <table:table-cell office:value-type="float" office:value="0.58663" calcext:value-type="float">
            <text:p>0.5866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287" calcext:value-type="float">
            <text:p>0.000472287</text:p>
          </table:table-cell>
          <table:table-cell/>
          <table:table-cell office:value-type="float" office:value="31.9558" calcext:value-type="float">
            <text:p>31.9558</text:p>
          </table:table-cell>
          <table:table-cell office:value-type="float" office:value="1.25411" calcext:value-type="float">
            <text:p>1.25411</text:p>
          </table:table-cell>
          <table:table-cell office:value-type="float" office:value="0.000805813" calcext:value-type="float">
            <text:p>0.000805813</text:p>
          </table:table-cell>
          <table:table-cell/>
          <table:table-cell office:value-type="float" office:value="31.838" calcext:value-type="float">
            <text:p>31.838</text:p>
          </table:table-cell>
          <table:table-cell office:value-type="float" office:value="1.23729" calcext:value-type="float">
            <text:p>1.23729</text:p>
          </table:table-cell>
          <table:table-cell office:value-type="float" office:value="0.000806275" calcext:value-type="float">
            <text:p>0.000806275</text:p>
          </table:table-cell>
          <table:table-cell/>
          <table:table-cell office:value-type="float" office:value="32.3278" calcext:value-type="float">
            <text:p>32.3278</text:p>
          </table:table-cell>
          <table:table-cell office:value-type="float" office:value="1.29375" calcext:value-type="float">
            <text:p>1.29375</text:p>
          </table:table-cell>
          <table:table-cell office:value-type="float" office:value="0.000827615" calcext:value-type="float">
            <text:p>0.000827615</text:p>
          </table:table-cell>
          <table:table-cell/>
          <table:table-cell office:value-type="float" office:value="33.5747" calcext:value-type="float">
            <text:p>33.5747</text:p>
          </table:table-cell>
          <table:table-cell office:value-type="float" office:value="1.32985" calcext:value-type="float">
            <text:p>1.32985</text:p>
          </table:table-cell>
          <table:table-cell office:value-type="float" office:value="0.00636211" calcext:value-type="float">
            <text:p>0.00636211</text:p>
          </table:table-cell>
          <table:table-cell/>
          <table:table-cell office:value-type="float" office:value="32.3064" calcext:value-type="float">
            <text:p>32.3064</text:p>
          </table:table-cell>
          <table:table-cell office:value-type="float" office:value="1.47347" calcext:value-type="float">
            <text:p>1.47347</text:p>
          </table:table-cell>
          <table:table-cell office:value-type="float" office:value="0.0907085" calcext:value-type="float">
            <text:p>0.0907085</text:p>
          </table:table-cell>
          <table:table-cell/>
          <table:table-cell office:value-type="float" office:value="32.0529" calcext:value-type="float">
            <text:p>32.0529</text:p>
          </table:table-cell>
          <table:table-cell office:value-type="float" office:value="1.69436" calcext:value-type="float">
            <text:p>1.69436</text:p>
          </table:table-cell>
          <table:table-cell office:value-type="float" office:value="0.586748" calcext:value-type="float">
            <text:p>0.58674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534" calcext:value-type="float">
            <text:p>0.000470534</text:p>
          </table:table-cell>
          <table:table-cell/>
          <table:table-cell office:value-type="float" office:value="32.7476" calcext:value-type="float">
            <text:p>32.7476</text:p>
          </table:table-cell>
          <table:table-cell office:value-type="float" office:value="1.14447" calcext:value-type="float">
            <text:p>1.14447</text:p>
          </table:table-cell>
          <table:table-cell office:value-type="float" office:value="0.000804611" calcext:value-type="float">
            <text:p>0.000804611</text:p>
          </table:table-cell>
          <table:table-cell/>
          <table:table-cell office:value-type="float" office:value="31.608" calcext:value-type="float">
            <text:p>31.608</text:p>
          </table:table-cell>
          <table:table-cell office:value-type="float" office:value="1.37631" calcext:value-type="float">
            <text:p>1.37631</text:p>
          </table:table-cell>
          <table:table-cell office:value-type="float" office:value="0.00080892" calcext:value-type="float">
            <text:p>0.00080892</text:p>
          </table:table-cell>
          <table:table-cell/>
          <table:table-cell office:value-type="float" office:value="32.9398" calcext:value-type="float">
            <text:p>32.9398</text:p>
          </table:table-cell>
          <table:table-cell office:value-type="float" office:value="1.32596" calcext:value-type="float">
            <text:p>1.32596</text:p>
          </table:table-cell>
          <table:table-cell office:value-type="float" office:value="0.000821022" calcext:value-type="float">
            <text:p>0.000821022</text:p>
          </table:table-cell>
          <table:table-cell/>
          <table:table-cell office:value-type="float" office:value="34.2754" calcext:value-type="float">
            <text:p>34.2754</text:p>
          </table:table-cell>
          <table:table-cell office:value-type="float" office:value="1.29865" calcext:value-type="float">
            <text:p>1.29865</text:p>
          </table:table-cell>
          <table:table-cell office:value-type="float" office:value="0.00639927" calcext:value-type="float">
            <text:p>0.00639927</text:p>
          </table:table-cell>
          <table:table-cell/>
          <table:table-cell office:value-type="float" office:value="33.7181" calcext:value-type="float">
            <text:p>33.7181</text:p>
          </table:table-cell>
          <table:table-cell office:value-type="float" office:value="1.24352" calcext:value-type="float">
            <text:p>1.24352</text:p>
          </table:table-cell>
          <table:table-cell office:value-type="float" office:value="0.095526" calcext:value-type="float">
            <text:p>0.095526</text:p>
          </table:table-cell>
          <table:table-cell/>
          <table:table-cell office:value-type="float" office:value="34.8586" calcext:value-type="float">
            <text:p>34.8586</text:p>
          </table:table-cell>
          <table:table-cell office:value-type="float" office:value="1.15073" calcext:value-type="float">
            <text:p>1.15073</text:p>
          </table:table-cell>
          <table:table-cell office:value-type="float" office:value="0.606933" calcext:value-type="float">
            <text:p>0.60693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4251" calcext:value-type="float">
            <text:p>0.000474251</text:p>
          </table:table-cell>
          <table:table-cell/>
          <table:table-cell office:value-type="float" office:value="32.011" calcext:value-type="float">
            <text:p>32.011</text:p>
          </table:table-cell>
          <table:table-cell office:value-type="float" office:value="1.19736" calcext:value-type="float">
            <text:p>1.19736</text:p>
          </table:table-cell>
          <table:table-cell office:value-type="float" office:value="0.000800182" calcext:value-type="float">
            <text:p>0.000800182</text:p>
          </table:table-cell>
          <table:table-cell/>
          <table:table-cell office:value-type="float" office:value="33.2801" calcext:value-type="float">
            <text:p>33.2801</text:p>
          </table:table-cell>
          <table:table-cell office:value-type="float" office:value="1.22747" calcext:value-type="float">
            <text:p>1.22747</text:p>
          </table:table-cell>
          <table:table-cell office:value-type="float" office:value="0.000796235" calcext:value-type="float">
            <text:p>0.000796235</text:p>
          </table:table-cell>
          <table:table-cell/>
          <table:table-cell office:value-type="float" office:value="31.438" calcext:value-type="float">
            <text:p>31.438</text:p>
          </table:table-cell>
          <table:table-cell office:value-type="float" office:value="1.52308" calcext:value-type="float">
            <text:p>1.52308</text:p>
          </table:table-cell>
          <table:table-cell office:value-type="float" office:value="0.000823296" calcext:value-type="float">
            <text:p>0.000823296</text:p>
          </table:table-cell>
          <table:table-cell/>
          <table:table-cell office:value-type="float" office:value="32.6631" calcext:value-type="float">
            <text:p>32.6631</text:p>
          </table:table-cell>
          <table:table-cell office:value-type="float" office:value="1.51517" calcext:value-type="float">
            <text:p>1.51517</text:p>
          </table:table-cell>
          <table:table-cell office:value-type="float" office:value="0.0063976" calcext:value-type="float">
            <text:p>0.0063976</text:p>
          </table:table-cell>
          <table:table-cell/>
          <table:table-cell office:value-type="float" office:value="32.8118" calcext:value-type="float">
            <text:p>32.8118</text:p>
          </table:table-cell>
          <table:table-cell office:value-type="float" office:value="1.44528" calcext:value-type="float">
            <text:p>1.44528</text:p>
          </table:table-cell>
          <table:table-cell office:value-type="float" office:value="0.0665814" calcext:value-type="float">
            <text:p>0.0665814</text:p>
          </table:table-cell>
          <table:table-cell/>
          <table:table-cell office:value-type="float" office:value="34.2352" calcext:value-type="float">
            <text:p>34.2352</text:p>
          </table:table-cell>
          <table:table-cell office:value-type="float" office:value="1.28555" calcext:value-type="float">
            <text:p>1.28555</text:p>
          </table:table-cell>
          <table:table-cell office:value-type="float" office:value="0.601792" calcext:value-type="float">
            <text:p>0.60179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3789" calcext:value-type="float">
            <text:p>0.000483789</text:p>
          </table:table-cell>
          <table:table-cell/>
          <table:table-cell office:value-type="float" office:value="31.8218" calcext:value-type="float">
            <text:p>31.8218</text:p>
          </table:table-cell>
          <table:table-cell office:value-type="float" office:value="1.2648" calcext:value-type="float">
            <text:p>1.2648</text:p>
          </table:table-cell>
          <table:table-cell office:value-type="float" office:value="0.000797087" calcext:value-type="float">
            <text:p>0.000797087</text:p>
          </table:table-cell>
          <table:table-cell/>
          <table:table-cell office:value-type="float" office:value="32.4814" calcext:value-type="float">
            <text:p>32.4814</text:p>
          </table:table-cell>
          <table:table-cell office:value-type="float" office:value="1.33089" calcext:value-type="float">
            <text:p>1.33089</text:p>
          </table:table-cell>
          <table:table-cell office:value-type="float" office:value="0.000795003" calcext:value-type="float">
            <text:p>0.000795003</text:p>
          </table:table-cell>
          <table:table-cell/>
          <table:table-cell office:value-type="float" office:value="32.8171" calcext:value-type="float">
            <text:p>32.8171</text:p>
          </table:table-cell>
          <table:table-cell office:value-type="float" office:value="1.28794" calcext:value-type="float">
            <text:p>1.28794</text:p>
          </table:table-cell>
          <table:table-cell office:value-type="float" office:value="0.000822816" calcext:value-type="float">
            <text:p>0.000822816</text:p>
          </table:table-cell>
          <table:table-cell/>
          <table:table-cell office:value-type="float" office:value="33.0118" calcext:value-type="float">
            <text:p>33.0118</text:p>
          </table:table-cell>
          <table:table-cell office:value-type="float" office:value="1.3682" calcext:value-type="float">
            <text:p>1.3682</text:p>
          </table:table-cell>
          <table:table-cell office:value-type="float" office:value="0.0064018" calcext:value-type="float">
            <text:p>0.0064018</text:p>
          </table:table-cell>
          <table:table-cell/>
          <table:table-cell office:value-type="float" office:value="32.9505" calcext:value-type="float">
            <text:p>32.9505</text:p>
          </table:table-cell>
          <table:table-cell office:value-type="float" office:value="1.35644" calcext:value-type="float">
            <text:p>1.35644</text:p>
          </table:table-cell>
          <table:table-cell office:value-type="float" office:value="0.058618" calcext:value-type="float">
            <text:p>0.058618</text:p>
          </table:table-cell>
          <table:table-cell/>
          <table:table-cell office:value-type="float" office:value="32.9616" calcext:value-type="float">
            <text:p>32.9616</text:p>
          </table:table-cell>
          <table:table-cell office:value-type="float" office:value="1.21837" calcext:value-type="float">
            <text:p>1.21837</text:p>
          </table:table-cell>
          <table:table-cell office:value-type="float" office:value="0.59201" calcext:value-type="float">
            <text:p>0.5920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65" calcext:value-type="float">
            <text:p>0.00046865</text:p>
          </table:table-cell>
          <table:table-cell/>
          <table:table-cell office:value-type="float" office:value="32.4318" calcext:value-type="float">
            <text:p>32.4318</text:p>
          </table:table-cell>
          <table:table-cell office:value-type="float" office:value="1.19612" calcext:value-type="float">
            <text:p>1.19612</text:p>
          </table:table-cell>
          <table:table-cell office:value-type="float" office:value="0.000802056" calcext:value-type="float">
            <text:p>0.000802056</text:p>
          </table:table-cell>
          <table:table-cell/>
          <table:table-cell office:value-type="float" office:value="33.0271" calcext:value-type="float">
            <text:p>33.0271</text:p>
          </table:table-cell>
          <table:table-cell office:value-type="float" office:value="1.22129" calcext:value-type="float">
            <text:p>1.22129</text:p>
          </table:table-cell>
          <table:table-cell office:value-type="float" office:value="0.000794062" calcext:value-type="float">
            <text:p>0.000794062</text:p>
          </table:table-cell>
          <table:table-cell/>
          <table:table-cell office:value-type="float" office:value="31.8595" calcext:value-type="float">
            <text:p>31.8595</text:p>
          </table:table-cell>
          <table:table-cell office:value-type="float" office:value="1.45281" calcext:value-type="float">
            <text:p>1.45281</text:p>
          </table:table-cell>
          <table:table-cell office:value-type="float" office:value="0.000823757" calcext:value-type="float">
            <text:p>0.000823757</text:p>
          </table:table-cell>
          <table:table-cell/>
          <table:table-cell office:value-type="float" office:value="33.5643" calcext:value-type="float">
            <text:p>33.5643</text:p>
          </table:table-cell>
          <table:table-cell office:value-type="float" office:value="1.32431" calcext:value-type="float">
            <text:p>1.32431</text:p>
          </table:table-cell>
          <table:table-cell office:value-type="float" office:value="0.0064872" calcext:value-type="float">
            <text:p>0.0064872</text:p>
          </table:table-cell>
          <table:table-cell/>
          <table:table-cell office:value-type="float" office:value="33.8475" calcext:value-type="float">
            <text:p>33.8475</text:p>
          </table:table-cell>
          <table:table-cell office:value-type="float" office:value="1.30445" calcext:value-type="float">
            <text:p>1.30445</text:p>
          </table:table-cell>
          <table:table-cell office:value-type="float" office:value="0.0584749" calcext:value-type="float">
            <text:p>0.0584749</text:p>
          </table:table-cell>
          <table:table-cell/>
          <table:table-cell office:value-type="float" office:value="33.6528" calcext:value-type="float">
            <text:p>33.6528</text:p>
          </table:table-cell>
          <table:table-cell office:value-type="float" office:value="1.29824" calcext:value-type="float">
            <text:p>1.29824</text:p>
          </table:table-cell>
          <table:table-cell office:value-type="float" office:value="0.610645" calcext:value-type="float">
            <text:p>0.610645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501111" calcext:value-type="float">
            <text:p>0.000501111</text:p>
          </table:table-cell>
          <table:table-cell/>
          <table:table-cell office:value-type="float" office:value="30.4409" calcext:value-type="float">
            <text:p>30.4409</text:p>
          </table:table-cell>
          <table:table-cell office:value-type="float" office:value="1.23424" calcext:value-type="float">
            <text:p>1.23424</text:p>
          </table:table-cell>
          <table:table-cell office:value-type="float" office:value="0.000796897" calcext:value-type="float">
            <text:p>0.000796897</text:p>
          </table:table-cell>
          <table:table-cell/>
          <table:table-cell office:value-type="float" office:value="33.4818" calcext:value-type="float">
            <text:p>33.4818</text:p>
          </table:table-cell>
          <table:table-cell office:value-type="float" office:value="1.15947" calcext:value-type="float">
            <text:p>1.15947</text:p>
          </table:table-cell>
          <table:table-cell office:value-type="float" office:value="0.000797779" calcext:value-type="float">
            <text:p>0.000797779</text:p>
          </table:table-cell>
          <table:table-cell/>
          <table:table-cell office:value-type="float" office:value="34.2321" calcext:value-type="float">
            <text:p>34.2321</text:p>
          </table:table-cell>
          <table:table-cell office:value-type="float" office:value="1.17277" calcext:value-type="float">
            <text:p>1.17277</text:p>
          </table:table-cell>
          <table:table-cell office:value-type="float" office:value="0.000823347" calcext:value-type="float">
            <text:p>0.000823347</text:p>
          </table:table-cell>
          <table:table-cell/>
          <table:table-cell office:value-type="float" office:value="35.1529" calcext:value-type="float">
            <text:p>35.1529</text:p>
          </table:table-cell>
          <table:table-cell office:value-type="float" office:value="1.09545" calcext:value-type="float">
            <text:p>1.09545</text:p>
          </table:table-cell>
          <table:table-cell office:value-type="float" office:value="0.0065977" calcext:value-type="float">
            <text:p>0.0065977</text:p>
          </table:table-cell>
          <table:table-cell/>
          <table:table-cell office:value-type="float" office:value="33.0614" calcext:value-type="float">
            <text:p>33.0614</text:p>
          </table:table-cell>
          <table:table-cell office:value-type="float" office:value="1.33481" calcext:value-type="float">
            <text:p>1.33481</text:p>
          </table:table-cell>
          <table:table-cell office:value-type="float" office:value="0.0584396" calcext:value-type="float">
            <text:p>0.0584396</text:p>
          </table:table-cell>
          <table:table-cell/>
          <table:table-cell office:value-type="float" office:value="33.6441" calcext:value-type="float">
            <text:p>33.6441</text:p>
          </table:table-cell>
          <table:table-cell office:value-type="float" office:value="1.42211" calcext:value-type="float">
            <text:p>1.42211</text:p>
          </table:table-cell>
          <table:table-cell office:value-type="float" office:value="0.600381" calcext:value-type="float">
            <text:p>0.60038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666" calcext:value-type="float">
            <text:p>0.000471666</text:p>
          </table:table-cell>
          <table:table-cell/>
          <table:table-cell office:value-type="float" office:value="32.0889" calcext:value-type="float">
            <text:p>32.0889</text:p>
          </table:table-cell>
          <table:table-cell office:value-type="float" office:value="1.32684" calcext:value-type="float">
            <text:p>1.32684</text:p>
          </table:table-cell>
          <table:table-cell office:value-type="float" office:value="0.000802467" calcext:value-type="float">
            <text:p>0.000802467</text:p>
          </table:table-cell>
          <table:table-cell/>
          <table:table-cell office:value-type="float" office:value="32.9841" calcext:value-type="float">
            <text:p>32.9841</text:p>
          </table:table-cell>
          <table:table-cell office:value-type="float" office:value="1.18835" calcext:value-type="float">
            <text:p>1.18835</text:p>
          </table:table-cell>
          <table:table-cell office:value-type="float" office:value="0.000794802" calcext:value-type="float">
            <text:p>0.000794802</text:p>
          </table:table-cell>
          <table:table-cell/>
          <table:table-cell office:value-type="float" office:value="34.0437" calcext:value-type="float">
            <text:p>34.0437</text:p>
          </table:table-cell>
          <table:table-cell office:value-type="float" office:value="1.17094" calcext:value-type="float">
            <text:p>1.17094</text:p>
          </table:table-cell>
          <table:table-cell office:value-type="float" office:value="0.000823427" calcext:value-type="float">
            <text:p>0.000823427</text:p>
          </table:table-cell>
          <table:table-cell/>
          <table:table-cell office:value-type="float" office:value="35.5501" calcext:value-type="float">
            <text:p>35.5501</text:p>
          </table:table-cell>
          <table:table-cell office:value-type="float" office:value="1.1571" calcext:value-type="float">
            <text:p>1.1571</text:p>
          </table:table-cell>
          <table:table-cell office:value-type="float" office:value="0.00651116" calcext:value-type="float">
            <text:p>0.00651116</text:p>
          </table:table-cell>
          <table:table-cell/>
          <table:table-cell office:value-type="float" office:value="33.3271" calcext:value-type="float">
            <text:p>33.3271</text:p>
          </table:table-cell>
          <table:table-cell office:value-type="float" office:value="1.27799" calcext:value-type="float">
            <text:p>1.27799</text:p>
          </table:table-cell>
          <table:table-cell office:value-type="float" office:value="0.0579305" calcext:value-type="float">
            <text:p>0.0579305</text:p>
          </table:table-cell>
          <table:table-cell/>
          <table:table-cell office:value-type="float" office:value="31.871" calcext:value-type="float">
            <text:p>31.871</text:p>
          </table:table-cell>
          <table:table-cell office:value-type="float" office:value="1.33639" calcext:value-type="float">
            <text:p>1.33639</text:p>
          </table:table-cell>
          <table:table-cell office:value-type="float" office:value="0.588509" calcext:value-type="float">
            <text:p>0.58850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0382" calcext:value-type="float">
            <text:p>0.000480382</text:p>
          </table:table-cell>
          <table:table-cell/>
          <table:table-cell office:value-type="float" office:value="32.2071" calcext:value-type="float">
            <text:p>32.2071</text:p>
          </table:table-cell>
          <table:table-cell office:value-type="float" office:value="1.20953" calcext:value-type="float">
            <text:p>1.20953</text:p>
          </table:table-cell>
          <table:table-cell office:value-type="float" office:value="0.000800984" calcext:value-type="float">
            <text:p>0.000800984</text:p>
          </table:table-cell>
          <table:table-cell/>
          <table:table-cell office:value-type="float" office:value="34.7837" calcext:value-type="float">
            <text:p>34.7837</text:p>
          </table:table-cell>
          <table:table-cell office:value-type="float" office:value="1.14379" calcext:value-type="float">
            <text:p>1.14379</text:p>
          </table:table-cell>
          <table:table-cell office:value-type="float" office:value="0.00079889" calcext:value-type="float">
            <text:p>0.00079889</text:p>
          </table:table-cell>
          <table:table-cell/>
          <table:table-cell office:value-type="float" office:value="33.3781" calcext:value-type="float">
            <text:p>33.3781</text:p>
          </table:table-cell>
          <table:table-cell office:value-type="float" office:value="1.3749" calcext:value-type="float">
            <text:p>1.3749</text:p>
          </table:table-cell>
          <table:table-cell office:value-type="float" office:value="0.000823567" calcext:value-type="float">
            <text:p>0.000823567</text:p>
          </table:table-cell>
          <table:table-cell/>
          <table:table-cell office:value-type="float" office:value="32.5609" calcext:value-type="float">
            <text:p>32.5609</text:p>
          </table:table-cell>
          <table:table-cell office:value-type="float" office:value="1.42542" calcext:value-type="float">
            <text:p>1.42542</text:p>
          </table:table-cell>
          <table:table-cell office:value-type="float" office:value="0.00636845" calcext:value-type="float">
            <text:p>0.00636845</text:p>
          </table:table-cell>
          <table:table-cell/>
          <table:table-cell office:value-type="float" office:value="34.7481" calcext:value-type="float">
            <text:p>34.7481</text:p>
          </table:table-cell>
          <table:table-cell office:value-type="float" office:value="1.30905" calcext:value-type="float">
            <text:p>1.30905</text:p>
          </table:table-cell>
          <table:table-cell office:value-type="float" office:value="0.0588133" calcext:value-type="float">
            <text:p>0.0588133</text:p>
          </table:table-cell>
          <table:table-cell/>
          <table:table-cell office:value-type="float" office:value="33.4177" calcext:value-type="float">
            <text:p>33.4177</text:p>
          </table:table-cell>
          <table:table-cell office:value-type="float" office:value="1.34768" calcext:value-type="float">
            <text:p>1.34768</text:p>
          </table:table-cell>
          <table:table-cell office:value-type="float" office:value="0.598563" calcext:value-type="float">
            <text:p>0.59856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047" calcext:value-type="float">
            <text:p>0.000472047</text:p>
          </table:table-cell>
          <table:table-cell/>
          <table:table-cell office:value-type="float" office:value="29.3745" calcext:value-type="float">
            <text:p>29.3745</text:p>
          </table:table-cell>
          <table:table-cell office:value-type="float" office:value="1.4693" calcext:value-type="float">
            <text:p>1.4693</text:p>
          </table:table-cell>
          <table:table-cell office:value-type="float" office:value="0.00079363" calcext:value-type="float">
            <text:p>0.00079363</text:p>
          </table:table-cell>
          <table:table-cell/>
          <table:table-cell office:value-type="float" office:value="32.4882" calcext:value-type="float">
            <text:p>32.4882</text:p>
          </table:table-cell>
          <table:table-cell office:value-type="float" office:value="1.18367" calcext:value-type="float">
            <text:p>1.18367</text:p>
          </table:table-cell>
          <table:table-cell office:value-type="float" office:value="0.000791357" calcext:value-type="float">
            <text:p>0.000791357</text:p>
          </table:table-cell>
          <table:table-cell/>
          <table:table-cell office:value-type="float" office:value="34.6622" calcext:value-type="float">
            <text:p>34.6622</text:p>
          </table:table-cell>
          <table:table-cell office:value-type="float" office:value="1.22123" calcext:value-type="float">
            <text:p>1.22123</text:p>
          </table:table-cell>
          <table:table-cell office:value-type="float" office:value="0.000830951" calcext:value-type="float">
            <text:p>0.000830951</text:p>
          </table:table-cell>
          <table:table-cell/>
          <table:table-cell office:value-type="float" office:value="33.4927" calcext:value-type="float">
            <text:p>33.4927</text:p>
          </table:table-cell>
          <table:table-cell office:value-type="float" office:value="1.2332" calcext:value-type="float">
            <text:p>1.2332</text:p>
          </table:table-cell>
          <table:table-cell office:value-type="float" office:value="0.00655947" calcext:value-type="float">
            <text:p>0.00655947</text:p>
          </table:table-cell>
          <table:table-cell/>
          <table:table-cell office:value-type="float" office:value="33.4126" calcext:value-type="float">
            <text:p>33.4126</text:p>
          </table:table-cell>
          <table:table-cell office:value-type="float" office:value="1.26689" calcext:value-type="float">
            <text:p>1.26689</text:p>
          </table:table-cell>
          <table:table-cell office:value-type="float" office:value="0.0578953" calcext:value-type="float">
            <text:p>0.0578953</text:p>
          </table:table-cell>
          <table:table-cell/>
          <table:table-cell office:value-type="float" office:value="35.071" calcext:value-type="float">
            <text:p>35.071</text:p>
          </table:table-cell>
          <table:table-cell office:value-type="float" office:value="1.29845" calcext:value-type="float">
            <text:p>1.29845</text:p>
          </table:table-cell>
          <table:table-cell office:value-type="float" office:value="0.595611" calcext:value-type="float">
            <text:p>0.59561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886" calcext:value-type="float">
            <text:p>0.000476886</text:p>
          </table:table-cell>
          <table:table-cell/>
          <table:table-cell office:value-type="float" office:value="31.854" calcext:value-type="float">
            <text:p>31.854</text:p>
          </table:table-cell>
          <table:table-cell office:value-type="float" office:value="1.24871" calcext:value-type="float">
            <text:p>1.24871</text:p>
          </table:table-cell>
          <table:table-cell office:value-type="float" office:value="0.000802588" calcext:value-type="float">
            <text:p>0.000802588</text:p>
          </table:table-cell>
          <table:table-cell/>
          <table:table-cell office:value-type="float" office:value="33.214" calcext:value-type="float">
            <text:p>33.214</text:p>
          </table:table-cell>
          <table:table-cell office:value-type="float" office:value="1.29332" calcext:value-type="float">
            <text:p>1.29332</text:p>
          </table:table-cell>
          <table:table-cell office:value-type="float" office:value="0.000795063" calcext:value-type="float">
            <text:p>0.000795063</text:p>
          </table:table-cell>
          <table:table-cell/>
          <table:table-cell office:value-type="float" office:value="33.1315" calcext:value-type="float">
            <text:p>33.1315</text:p>
          </table:table-cell>
          <table:table-cell office:value-type="float" office:value="1.27578" calcext:value-type="float">
            <text:p>1.27578</text:p>
          </table:table-cell>
          <table:table-cell office:value-type="float" office:value="0.000825571" calcext:value-type="float">
            <text:p>0.000825571</text:p>
          </table:table-cell>
          <table:table-cell/>
          <table:table-cell office:value-type="float" office:value="33.4739" calcext:value-type="float">
            <text:p>33.4739</text:p>
          </table:table-cell>
          <table:table-cell office:value-type="float" office:value="1.26743" calcext:value-type="float">
            <text:p>1.26743</text:p>
          </table:table-cell>
          <table:table-cell office:value-type="float" office:value="0.00648416" calcext:value-type="float">
            <text:p>0.00648416</text:p>
          </table:table-cell>
          <table:table-cell/>
          <table:table-cell office:value-type="float" office:value="32.1975" calcext:value-type="float">
            <text:p>32.1975</text:p>
          </table:table-cell>
          <table:table-cell office:value-type="float" office:value="1.42892" calcext:value-type="float">
            <text:p>1.42892</text:p>
          </table:table-cell>
          <table:table-cell office:value-type="float" office:value="0.057693" calcext:value-type="float">
            <text:p>0.057693</text:p>
          </table:table-cell>
          <table:table-cell/>
          <table:table-cell office:value-type="float" office:value="31.6375" calcext:value-type="float">
            <text:p>31.6375</text:p>
          </table:table-cell>
          <table:table-cell office:value-type="float" office:value="1.44618" calcext:value-type="float">
            <text:p>1.44618</text:p>
          </table:table-cell>
          <table:table-cell office:value-type="float" office:value="0.582028" calcext:value-type="float">
            <text:p>0.58202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9181" calcext:value-type="float">
            <text:p>0.000469181</text:p>
          </table:table-cell>
          <table:table-cell/>
          <table:table-cell office:value-type="float" office:value="30.7584" calcext:value-type="float">
            <text:p>30.7584</text:p>
          </table:table-cell>
          <table:table-cell office:value-type="float" office:value="1.40772" calcext:value-type="float">
            <text:p>1.40772</text:p>
          </table:table-cell>
          <table:table-cell office:value-type="float" office:value="0.000803128" calcext:value-type="float">
            <text:p>0.000803128</text:p>
          </table:table-cell>
          <table:table-cell/>
          <table:table-cell office:value-type="float" office:value="32.9299" calcext:value-type="float">
            <text:p>32.9299</text:p>
          </table:table-cell>
          <table:table-cell office:value-type="float" office:value="1.18452" calcext:value-type="float">
            <text:p>1.18452</text:p>
          </table:table-cell>
          <table:table-cell office:value-type="float" office:value="0.000791607" calcext:value-type="float">
            <text:p>0.000791607</text:p>
          </table:table-cell>
          <table:table-cell/>
          <table:table-cell office:value-type="float" office:value="32.2861" calcext:value-type="float">
            <text:p>32.2861</text:p>
          </table:table-cell>
          <table:table-cell office:value-type="float" office:value="1.31429" calcext:value-type="float">
            <text:p>1.31429</text:p>
          </table:table-cell>
          <table:table-cell office:value-type="float" office:value="0.000820742" calcext:value-type="float">
            <text:p>0.000820742</text:p>
          </table:table-cell>
          <table:table-cell/>
          <table:table-cell office:value-type="float" office:value="35.1586" calcext:value-type="float">
            <text:p>35.1586</text:p>
          </table:table-cell>
          <table:table-cell office:value-type="float" office:value="1.15069" calcext:value-type="float">
            <text:p>1.15069</text:p>
          </table:table-cell>
          <table:table-cell office:value-type="float" office:value="0.00655142" calcext:value-type="float">
            <text:p>0.00655142</text:p>
          </table:table-cell>
          <table:table-cell/>
          <table:table-cell office:value-type="float" office:value="33.6887" calcext:value-type="float">
            <text:p>33.6887</text:p>
          </table:table-cell>
          <table:table-cell office:value-type="float" office:value="1.28436" calcext:value-type="float">
            <text:p>1.28436</text:p>
          </table:table-cell>
          <table:table-cell office:value-type="float" office:value="0.0588796" calcext:value-type="float">
            <text:p>0.0588796</text:p>
          </table:table-cell>
          <table:table-cell/>
          <table:table-cell office:value-type="float" office:value="32.8541" calcext:value-type="float">
            <text:p>32.8541</text:p>
          </table:table-cell>
          <table:table-cell office:value-type="float" office:value="1.40608" calcext:value-type="float">
            <text:p>1.40608</text:p>
          </table:table-cell>
          <table:table-cell office:value-type="float" office:value="0.582723" calcext:value-type="float">
            <text:p>0.58272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157" calcext:value-type="float">
            <text:p>0.000472157</text:p>
          </table:table-cell>
          <table:table-cell/>
          <table:table-cell office:value-type="float" office:value="31.3041" calcext:value-type="float">
            <text:p>31.3041</text:p>
          </table:table-cell>
          <table:table-cell office:value-type="float" office:value="1.25137" calcext:value-type="float">
            <text:p>1.25137</text:p>
          </table:table-cell>
          <table:table-cell office:value-type="float" office:value="0.000807447" calcext:value-type="float">
            <text:p>0.000807447</text:p>
          </table:table-cell>
          <table:table-cell/>
          <table:table-cell office:value-type="float" office:value="31.9857" calcext:value-type="float">
            <text:p>31.9857</text:p>
          </table:table-cell>
          <table:table-cell office:value-type="float" office:value="1.40154" calcext:value-type="float">
            <text:p>1.40154</text:p>
          </table:table-cell>
          <table:table-cell office:value-type="float" office:value="0.000797538" calcext:value-type="float">
            <text:p>0.000797538</text:p>
          </table:table-cell>
          <table:table-cell/>
          <table:table-cell office:value-type="float" office:value="32.1614" calcext:value-type="float">
            <text:p>32.1614</text:p>
          </table:table-cell>
          <table:table-cell office:value-type="float" office:value="1.27738" calcext:value-type="float">
            <text:p>1.27738</text:p>
          </table:table-cell>
          <table:table-cell office:value-type="float" office:value="0.000822325" calcext:value-type="float">
            <text:p>0.000822325</text:p>
          </table:table-cell>
          <table:table-cell/>
          <table:table-cell office:value-type="float" office:value="33.6423" calcext:value-type="float">
            <text:p>33.6423</text:p>
          </table:table-cell>
          <table:table-cell office:value-type="float" office:value="1.31435" calcext:value-type="float">
            <text:p>1.31435</text:p>
          </table:table-cell>
          <table:table-cell office:value-type="float" office:value="0.00646535" calcext:value-type="float">
            <text:p>0.00646535</text:p>
          </table:table-cell>
          <table:table-cell/>
          <table:table-cell office:value-type="float" office:value="33.7291" calcext:value-type="float">
            <text:p>33.7291</text:p>
          </table:table-cell>
          <table:table-cell office:value-type="float" office:value="1.36038" calcext:value-type="float">
            <text:p>1.36038</text:p>
          </table:table-cell>
          <table:table-cell office:value-type="float" office:value="0.0577042" calcext:value-type="float">
            <text:p>0.0577042</text:p>
          </table:table-cell>
          <table:table-cell/>
          <table:table-cell office:value-type="float" office:value="33.5353" calcext:value-type="float">
            <text:p>33.5353</text:p>
          </table:table-cell>
          <table:table-cell office:value-type="float" office:value="1.3559" calcext:value-type="float">
            <text:p>1.3559</text:p>
          </table:table-cell>
          <table:table-cell office:value-type="float" office:value="0.669376" calcext:value-type="float">
            <text:p>0.66937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125" calcext:value-type="float">
            <text:p>0.000471125</text:p>
          </table:table-cell>
          <table:table-cell/>
          <table:table-cell office:value-type="float" office:value="31.4929" calcext:value-type="float">
            <text:p>31.4929</text:p>
          </table:table-cell>
          <table:table-cell office:value-type="float" office:value="1.30659" calcext:value-type="float">
            <text:p>1.30659</text:p>
          </table:table-cell>
          <table:table-cell office:value-type="float" office:value="0.000794061" calcext:value-type="float">
            <text:p>0.000794061</text:p>
          </table:table-cell>
          <table:table-cell/>
          <table:table-cell office:value-type="float" office:value="32.3208" calcext:value-type="float">
            <text:p>32.3208</text:p>
          </table:table-cell>
          <table:table-cell office:value-type="float" office:value="1.4018" calcext:value-type="float">
            <text:p>1.4018</text:p>
          </table:table-cell>
          <table:table-cell office:value-type="float" office:value="0.000797919" calcext:value-type="float">
            <text:p>0.000797919</text:p>
          </table:table-cell>
          <table:table-cell/>
          <table:table-cell office:value-type="float" office:value="32.1626" calcext:value-type="float">
            <text:p>32.1626</text:p>
          </table:table-cell>
          <table:table-cell office:value-type="float" office:value="1.34555" calcext:value-type="float">
            <text:p>1.34555</text:p>
          </table:table-cell>
          <table:table-cell office:value-type="float" office:value="0.000813498" calcext:value-type="float">
            <text:p>0.000813498</text:p>
          </table:table-cell>
          <table:table-cell/>
          <table:table-cell office:value-type="float" office:value="33.1271" calcext:value-type="float">
            <text:p>33.1271</text:p>
          </table:table-cell>
          <table:table-cell office:value-type="float" office:value="1.34639" calcext:value-type="float">
            <text:p>1.34639</text:p>
          </table:table-cell>
          <table:table-cell office:value-type="float" office:value="0.00644344" calcext:value-type="float">
            <text:p>0.00644344</text:p>
          </table:table-cell>
          <table:table-cell/>
          <table:table-cell office:value-type="float" office:value="30.681" calcext:value-type="float">
            <text:p>30.681</text:p>
          </table:table-cell>
          <table:table-cell office:value-type="float" office:value="1.5906" calcext:value-type="float">
            <text:p>1.5906</text:p>
          </table:table-cell>
          <table:table-cell office:value-type="float" office:value="0.056706" calcext:value-type="float">
            <text:p>0.056706</text:p>
          </table:table-cell>
          <table:table-cell/>
          <table:table-cell office:value-type="float" office:value="32.9496" calcext:value-type="float">
            <text:p>32.9496</text:p>
          </table:table-cell>
          <table:table-cell office:value-type="float" office:value="1.31815" calcext:value-type="float">
            <text:p>1.31815</text:p>
          </table:table-cell>
          <table:table-cell office:value-type="float" office:value="0.660681" calcext:value-type="float">
            <text:p>0.66068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696" calcext:value-type="float">
            <text:p>0.000471696</text:p>
          </table:table-cell>
          <table:table-cell/>
          <table:table-cell office:value-type="float" office:value="32.9433" calcext:value-type="float">
            <text:p>32.9433</text:p>
          </table:table-cell>
          <table:table-cell office:value-type="float" office:value="1.23254" calcext:value-type="float">
            <text:p>1.23254</text:p>
          </table:table-cell>
          <table:table-cell office:value-type="float" office:value="0.000807777" calcext:value-type="float">
            <text:p>0.000807777</text:p>
          </table:table-cell>
          <table:table-cell/>
          <table:table-cell office:value-type="float" office:value="32.5374" calcext:value-type="float">
            <text:p>32.5374</text:p>
          </table:table-cell>
          <table:table-cell office:value-type="float" office:value="1.35053" calcext:value-type="float">
            <text:p>1.35053</text:p>
          </table:table-cell>
          <table:table-cell office:value-type="float" office:value="0.0007987" calcext:value-type="float">
            <text:p>0.0007987</text:p>
          </table:table-cell>
          <table:table-cell/>
          <table:table-cell office:value-type="float" office:value="33.5988" calcext:value-type="float">
            <text:p>33.5988</text:p>
          </table:table-cell>
          <table:table-cell office:value-type="float" office:value="1.24811" calcext:value-type="float">
            <text:p>1.24811</text:p>
          </table:table-cell>
          <table:table-cell office:value-type="float" office:value="0.000823146" calcext:value-type="float">
            <text:p>0.000823146</text:p>
          </table:table-cell>
          <table:table-cell/>
          <table:table-cell office:value-type="float" office:value="32.5124" calcext:value-type="float">
            <text:p>32.5124</text:p>
          </table:table-cell>
          <table:table-cell office:value-type="float" office:value="1.38033" calcext:value-type="float">
            <text:p>1.38033</text:p>
          </table:table-cell>
          <table:table-cell office:value-type="float" office:value="0.00640774" calcext:value-type="float">
            <text:p>0.00640774</text:p>
          </table:table-cell>
          <table:table-cell/>
          <table:table-cell office:value-type="float" office:value="33.6923" calcext:value-type="float">
            <text:p>33.6923</text:p>
          </table:table-cell>
          <table:table-cell office:value-type="float" office:value="1.33162" calcext:value-type="float">
            <text:p>1.33162</text:p>
          </table:table-cell>
          <table:table-cell office:value-type="float" office:value="0.058442" calcext:value-type="float">
            <text:p>0.058442</text:p>
          </table:table-cell>
          <table:table-cell/>
          <table:table-cell office:value-type="float" office:value="32.6935" calcext:value-type="float">
            <text:p>32.6935</text:p>
          </table:table-cell>
          <table:table-cell office:value-type="float" office:value="1.44458" calcext:value-type="float">
            <text:p>1.44458</text:p>
          </table:table-cell>
          <table:table-cell office:value-type="float" office:value="0.581354" calcext:value-type="float">
            <text:p>0.58135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38" calcext:value-type="float">
            <text:p>0.00046838</text:p>
          </table:table-cell>
          <table:table-cell/>
          <table:table-cell office:value-type="float" office:value="31.2221" calcext:value-type="float">
            <text:p>31.2221</text:p>
          </table:table-cell>
          <table:table-cell office:value-type="float" office:value="1.15525" calcext:value-type="float">
            <text:p>1.15525</text:p>
          </table:table-cell>
          <table:table-cell office:value-type="float" office:value="0.000789994" calcext:value-type="float">
            <text:p>0.000789994</text:p>
          </table:table-cell>
          <table:table-cell/>
          <table:table-cell office:value-type="float" office:value="33.1151" calcext:value-type="float">
            <text:p>33.1151</text:p>
          </table:table-cell>
          <table:table-cell office:value-type="float" office:value="1.27384" calcext:value-type="float">
            <text:p>1.27384</text:p>
          </table:table-cell>
          <table:table-cell office:value-type="float" office:value="0.000797037" calcext:value-type="float">
            <text:p>0.00079703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1.22705" calcext:value-type="float">
            <text:p>1.22705</text:p>
          </table:table-cell>
          <table:table-cell office:value-type="float" office:value="0.000820061" calcext:value-type="float">
            <text:p>0.000820061</text:p>
          </table:table-cell>
          <table:table-cell/>
          <table:table-cell office:value-type="float" office:value="33.9343" calcext:value-type="float">
            <text:p>33.9343</text:p>
          </table:table-cell>
          <table:table-cell office:value-type="float" office:value="1.30533" calcext:value-type="float">
            <text:p>1.30533</text:p>
          </table:table-cell>
          <table:table-cell office:value-type="float" office:value="0.00643594" calcext:value-type="float">
            <text:p>0.00643594</text:p>
          </table:table-cell>
          <table:table-cell/>
          <table:table-cell office:value-type="float" office:value="33.3457" calcext:value-type="float">
            <text:p>33.3457</text:p>
          </table:table-cell>
          <table:table-cell office:value-type="float" office:value="1.32762" calcext:value-type="float">
            <text:p>1.32762</text:p>
          </table:table-cell>
          <table:table-cell office:value-type="float" office:value="0.0581832" calcext:value-type="float">
            <text:p>0.0581832</text:p>
          </table:table-cell>
          <table:table-cell/>
          <table:table-cell office:value-type="float" office:value="35.1218" calcext:value-type="float">
            <text:p>35.1218</text:p>
          </table:table-cell>
          <table:table-cell office:value-type="float" office:value="1.23193" calcext:value-type="float">
            <text:p>1.23193</text:p>
          </table:table-cell>
          <table:table-cell office:value-type="float" office:value="0.59507" calcext:value-type="float">
            <text:p>0.59507</text:p>
          </table:table-cell>
        </table:table-row>
        <table:table-row table:style-name="ro1">
          <table:table-cell office:value-type="float" office:value="0.03998" calcext:value-type="float">
            <text:p>0.03998</text:p>
          </table:table-cell>
          <table:table-cell office:value-type="float" office:value="0" calcext:value-type="float">
            <text:p>0</text:p>
          </table:table-cell>
          <table:table-cell office:value-type="float" office:value="0.000474631" calcext:value-type="float">
            <text:p>0.000474631</text:p>
          </table:table-cell>
          <table:table-cell/>
          <table:table-cell office:value-type="float" office:value="30.618" calcext:value-type="float">
            <text:p>30.618</text:p>
          </table:table-cell>
          <table:table-cell office:value-type="float" office:value="1.31302" calcext:value-type="float">
            <text:p>1.31302</text:p>
          </table:table-cell>
          <table:table-cell office:value-type="float" office:value="0.000795865" calcext:value-type="float">
            <text:p>0.000795865</text:p>
          </table:table-cell>
          <table:table-cell/>
          <table:table-cell office:value-type="float" office:value="31.4733" calcext:value-type="float">
            <text:p>31.4733</text:p>
          </table:table-cell>
          <table:table-cell office:value-type="float" office:value="1.28884" calcext:value-type="float">
            <text:p>1.28884</text:p>
          </table:table-cell>
          <table:table-cell office:value-type="float" office:value="0.000797729" calcext:value-type="float">
            <text:p>0.000797729</text:p>
          </table:table-cell>
          <table:table-cell/>
          <table:table-cell office:value-type="float" office:value="33.6947" calcext:value-type="float">
            <text:p>33.6947</text:p>
          </table:table-cell>
          <table:table-cell office:value-type="float" office:value="1.19867" calcext:value-type="float">
            <text:p>1.19867</text:p>
          </table:table-cell>
          <table:table-cell office:value-type="float" office:value="0.000841651" calcext:value-type="float">
            <text:p>0.000841651</text:p>
          </table:table-cell>
          <table:table-cell/>
          <table:table-cell office:value-type="float" office:value="30.6247" calcext:value-type="float">
            <text:p>30.6247</text:p>
          </table:table-cell>
          <table:table-cell office:value-type="float" office:value="1.65935" calcext:value-type="float">
            <text:p>1.65935</text:p>
          </table:table-cell>
          <table:table-cell office:value-type="float" office:value="0.00629302" calcext:value-type="float">
            <text:p>0.00629302</text:p>
          </table:table-cell>
          <table:table-cell/>
          <table:table-cell office:value-type="float" office:value="34.6073" calcext:value-type="float">
            <text:p>34.6073</text:p>
          </table:table-cell>
          <table:table-cell office:value-type="float" office:value="1.26374" calcext:value-type="float">
            <text:p>1.26374</text:p>
          </table:table-cell>
          <table:table-cell office:value-type="float" office:value="0.0589494" calcext:value-type="float">
            <text:p>0.0589494</text:p>
          </table:table-cell>
          <table:table-cell/>
          <table:table-cell office:value-type="float" office:value="33.0278" calcext:value-type="float">
            <text:p>33.0278</text:p>
          </table:table-cell>
          <table:table-cell office:value-type="float" office:value="1.45273" calcext:value-type="float">
            <text:p>1.45273</text:p>
          </table:table-cell>
          <table:table-cell office:value-type="float" office:value="0.589215" calcext:value-type="float">
            <text:p>0.58921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921" calcext:value-type="float">
            <text:p>0.000468921</text:p>
          </table:table-cell>
          <table:table-cell/>
          <table:table-cell office:value-type="float" office:value="32.7768" calcext:value-type="float">
            <text:p>32.7768</text:p>
          </table:table-cell>
          <table:table-cell office:value-type="float" office:value="1.28482" calcext:value-type="float">
            <text:p>1.28482</text:p>
          </table:table-cell>
          <table:table-cell office:value-type="float" office:value="0.000791005" calcext:value-type="float">
            <text:p>0.000791005</text:p>
          </table:table-cell>
          <table:table-cell/>
          <table:table-cell office:value-type="float" office:value="33.5694" calcext:value-type="float">
            <text:p>33.5694</text:p>
          </table:table-cell>
          <table:table-cell office:value-type="float" office:value="1.2073" calcext:value-type="float">
            <text:p>1.2073</text:p>
          </table:table-cell>
          <table:table-cell office:value-type="float" office:value="0.000795174" calcext:value-type="float">
            <text:p>0.000795174</text:p>
          </table:table-cell>
          <table:table-cell/>
          <table:table-cell office:value-type="float" office:value="32.8069" calcext:value-type="float">
            <text:p>32.8069</text:p>
          </table:table-cell>
          <table:table-cell office:value-type="float" office:value="1.26735" calcext:value-type="float">
            <text:p>1.26735</text:p>
          </table:table-cell>
          <table:table-cell office:value-type="float" office:value="0.000831051" calcext:value-type="float">
            <text:p>0.000831051</text:p>
          </table:table-cell>
          <table:table-cell/>
          <table:table-cell office:value-type="float" office:value="32.4857" calcext:value-type="float">
            <text:p>32.4857</text:p>
          </table:table-cell>
          <table:table-cell office:value-type="float" office:value="1.44478" calcext:value-type="float">
            <text:p>1.44478</text:p>
          </table:table-cell>
          <table:table-cell office:value-type="float" office:value="0.00636392" calcext:value-type="float">
            <text:p>0.00636392</text:p>
          </table:table-cell>
          <table:table-cell/>
          <table:table-cell office:value-type="float" office:value="31.6627" calcext:value-type="float">
            <text:p>31.6627</text:p>
          </table:table-cell>
          <table:table-cell office:value-type="float" office:value="1.47318" calcext:value-type="float">
            <text:p>1.47318</text:p>
          </table:table-cell>
          <table:table-cell office:value-type="float" office:value="0.0579102" calcext:value-type="float">
            <text:p>0.0579102</text:p>
          </table:table-cell>
          <table:table-cell/>
          <table:table-cell office:value-type="float" office:value="33.517" calcext:value-type="float">
            <text:p>33.517</text:p>
          </table:table-cell>
          <table:table-cell office:value-type="float" office:value="1.23994" calcext:value-type="float">
            <text:p>1.23994</text:p>
          </table:table-cell>
          <table:table-cell office:value-type="float" office:value="0.588253" calcext:value-type="float">
            <text:p>0.58825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711" calcext:value-type="float">
            <text:p>0.000468711</text:p>
          </table:table-cell>
          <table:table-cell/>
          <table:table-cell office:value-type="float" office:value="30.6346" calcext:value-type="float">
            <text:p>30.6346</text:p>
          </table:table-cell>
          <table:table-cell office:value-type="float" office:value="1.36004" calcext:value-type="float">
            <text:p>1.36004</text:p>
          </table:table-cell>
          <table:table-cell office:value-type="float" office:value="0.000793661" calcext:value-type="float">
            <text:p>0.000793661</text:p>
          </table:table-cell>
          <table:table-cell/>
          <table:table-cell office:value-type="float" office:value="32.4033" calcext:value-type="float">
            <text:p>32.4033</text:p>
          </table:table-cell>
          <table:table-cell office:value-type="float" office:value="1.26898" calcext:value-type="float">
            <text:p>1.26898</text:p>
          </table:table-cell>
          <table:table-cell office:value-type="float" office:value="0.000797899" calcext:value-type="float">
            <text:p>0.000797899</text:p>
          </table:table-cell>
          <table:table-cell/>
          <table:table-cell office:value-type="float" office:value="33.09" calcext:value-type="float">
            <text:p>33.09</text:p>
          </table:table-cell>
          <table:table-cell office:value-type="float" office:value="1.25636" calcext:value-type="float">
            <text:p>1.25636</text:p>
          </table:table-cell>
          <table:table-cell office:value-type="float" office:value="0.000817536" calcext:value-type="float">
            <text:p>0.000817536</text:p>
          </table:table-cell>
          <table:table-cell/>
          <table:table-cell office:value-type="float" office:value="33.9694" calcext:value-type="float">
            <text:p>33.9694</text:p>
          </table:table-cell>
          <table:table-cell office:value-type="float" office:value="1.25849" calcext:value-type="float">
            <text:p>1.25849</text:p>
          </table:table-cell>
          <table:table-cell office:value-type="float" office:value="0.00644383" calcext:value-type="float">
            <text:p>0.00644383</text:p>
          </table:table-cell>
          <table:table-cell/>
          <table:table-cell office:value-type="float" office:value="34.4124" calcext:value-type="float">
            <text:p>34.4124</text:p>
          </table:table-cell>
          <table:table-cell office:value-type="float" office:value="1.36391" calcext:value-type="float">
            <text:p>1.36391</text:p>
          </table:table-cell>
          <table:table-cell office:value-type="float" office:value="0.058578" calcext:value-type="float">
            <text:p>0.058578</text:p>
          </table:table-cell>
          <table:table-cell/>
          <table:table-cell office:value-type="float" office:value="33.9618" calcext:value-type="float">
            <text:p>33.9618</text:p>
          </table:table-cell>
          <table:table-cell office:value-type="float" office:value="1.1785" calcext:value-type="float">
            <text:p>1.1785</text:p>
          </table:table-cell>
          <table:table-cell office:value-type="float" office:value="0.592187" calcext:value-type="float">
            <text:p>0.59218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5924" calcext:value-type="float">
            <text:p>0.000475924</text:p>
          </table:table-cell>
          <table:table-cell/>
          <table:table-cell office:value-type="float" office:value="33.2118" calcext:value-type="float">
            <text:p>33.2118</text:p>
          </table:table-cell>
          <table:table-cell office:value-type="float" office:value="1.16113" calcext:value-type="float">
            <text:p>1.16113</text:p>
          </table:table-cell>
          <table:table-cell office:value-type="float" office:value="0.000789162" calcext:value-type="float">
            <text:p>0.000789162</text:p>
          </table:table-cell>
          <table:table-cell/>
          <table:table-cell office:value-type="float" office:value="31.1095" calcext:value-type="float">
            <text:p>31.1095</text:p>
          </table:table-cell>
          <table:table-cell office:value-type="float" office:value="1.43848" calcext:value-type="float">
            <text:p>1.43848</text:p>
          </table:table-cell>
          <table:table-cell office:value-type="float" office:value="0.00079334" calcext:value-type="float">
            <text:p>0.00079334</text:p>
          </table:table-cell>
          <table:table-cell/>
          <table:table-cell office:value-type="float" office:value="33.8455" calcext:value-type="float">
            <text:p>33.8455</text:p>
          </table:table-cell>
          <table:table-cell office:value-type="float" office:value="1.17895" calcext:value-type="float">
            <text:p>1.17895</text:p>
          </table:table-cell>
          <table:table-cell office:value-type="float" office:value="0.000833766" calcext:value-type="float">
            <text:p>0.000833766</text:p>
          </table:table-cell>
          <table:table-cell/>
          <table:table-cell office:value-type="float" office:value="34.6551" calcext:value-type="float">
            <text:p>34.6551</text:p>
          </table:table-cell>
          <table:table-cell office:value-type="float" office:value="1.22672" calcext:value-type="float">
            <text:p>1.22672</text:p>
          </table:table-cell>
          <table:table-cell office:value-type="float" office:value="0.00651011" calcext:value-type="float">
            <text:p>0.00651011</text:p>
          </table:table-cell>
          <table:table-cell/>
          <table:table-cell office:value-type="float" office:value="33.611" calcext:value-type="float">
            <text:p>33.611</text:p>
          </table:table-cell>
          <table:table-cell office:value-type="float" office:value="1.29051" calcext:value-type="float">
            <text:p>1.29051</text:p>
          </table:table-cell>
          <table:table-cell office:value-type="float" office:value="0.0575105" calcext:value-type="float">
            <text:p>0.0575105</text:p>
          </table:table-cell>
          <table:table-cell/>
          <table:table-cell office:value-type="float" office:value="33.6074" calcext:value-type="float">
            <text:p>33.6074</text:p>
          </table:table-cell>
          <table:table-cell office:value-type="float" office:value="1.38025" calcext:value-type="float">
            <text:p>1.38025</text:p>
          </table:table-cell>
          <table:table-cell office:value-type="float" office:value="0.588988" calcext:value-type="float">
            <text:p>0.58898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979" calcext:value-type="float">
            <text:p>0.000472979</text:p>
          </table:table-cell>
          <table:table-cell/>
          <table:table-cell office:value-type="float" office:value="31.3146" calcext:value-type="float">
            <text:p>31.3146</text:p>
          </table:table-cell>
          <table:table-cell office:value-type="float" office:value="1.29662" calcext:value-type="float">
            <text:p>1.29662</text:p>
          </table:table-cell>
          <table:table-cell office:value-type="float" office:value="0.000795554" calcext:value-type="float">
            <text:p>0.000795554</text:p>
          </table:table-cell>
          <table:table-cell/>
          <table:table-cell office:value-type="float" office:value="31.6763" calcext:value-type="float">
            <text:p>31.6763</text:p>
          </table:table-cell>
          <table:table-cell office:value-type="float" office:value="1.38619" calcext:value-type="float">
            <text:p>1.38619</text:p>
          </table:table-cell>
          <table:table-cell office:value-type="float" office:value="0.000796085" calcext:value-type="float">
            <text:p>0.000796085</text:p>
          </table:table-cell>
          <table:table-cell/>
          <table:table-cell office:value-type="float" office:value="32.8913" calcext:value-type="float">
            <text:p>32.8913</text:p>
          </table:table-cell>
          <table:table-cell office:value-type="float" office:value="1.32135" calcext:value-type="float">
            <text:p>1.32135</text:p>
          </table:table-cell>
          <table:table-cell office:value-type="float" office:value="0.000818116" calcext:value-type="float">
            <text:p>0.000818116</text:p>
          </table:table-cell>
          <table:table-cell/>
          <table:table-cell office:value-type="float" office:value="32.6555" calcext:value-type="float">
            <text:p>32.6555</text:p>
          </table:table-cell>
          <table:table-cell office:value-type="float" office:value="1.4002" calcext:value-type="float">
            <text:p>1.4002</text:p>
          </table:table-cell>
          <table:table-cell office:value-type="float" office:value="0.00639049" calcext:value-type="float">
            <text:p>0.00639049</text:p>
          </table:table-cell>
          <table:table-cell/>
          <table:table-cell office:value-type="float" office:value="34.5004" calcext:value-type="float">
            <text:p>34.5004</text:p>
          </table:table-cell>
          <table:table-cell office:value-type="float" office:value="1.13509" calcext:value-type="float">
            <text:p>1.13509</text:p>
          </table:table-cell>
          <table:table-cell office:value-type="float" office:value="0.0587971" calcext:value-type="float">
            <text:p>0.0587971</text:p>
          </table:table-cell>
          <table:table-cell/>
          <table:table-cell office:value-type="float" office:value="33.2003" calcext:value-type="float">
            <text:p>33.2003</text:p>
          </table:table-cell>
          <table:table-cell office:value-type="float" office:value="1.43518" calcext:value-type="float">
            <text:p>1.43518</text:p>
          </table:table-cell>
          <table:table-cell office:value-type="float" office:value="0.590152" calcext:value-type="float">
            <text:p>0.59015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426" calcext:value-type="float">
            <text:p>0.000471426</text:p>
          </table:table-cell>
          <table:table-cell/>
          <table:table-cell office:value-type="float" office:value="31.3043" calcext:value-type="float">
            <text:p>31.3043</text:p>
          </table:table-cell>
          <table:table-cell office:value-type="float" office:value="1.3032" calcext:value-type="float">
            <text:p>1.3032</text:p>
          </table:table-cell>
          <table:table-cell office:value-type="float" office:value="0.00079339" calcext:value-type="float">
            <text:p>0.00079339</text:p>
          </table:table-cell>
          <table:table-cell/>
          <table:table-cell office:value-type="float" office:value="32.33" calcext:value-type="float">
            <text:p>32.33</text:p>
          </table:table-cell>
          <table:table-cell office:value-type="float" office:value="1.23473" calcext:value-type="float">
            <text:p>1.23473</text:p>
          </table:table-cell>
          <table:table-cell office:value-type="float" office:value="0.00079884" calcext:value-type="float">
            <text:p>0.00079884</text:p>
          </table:table-cell>
          <table:table-cell/>
          <table:table-cell office:value-type="float" office:value="33.3187" calcext:value-type="float">
            <text:p>33.3187</text:p>
          </table:table-cell>
          <table:table-cell office:value-type="float" office:value="1.19952" calcext:value-type="float">
            <text:p>1.19952</text:p>
          </table:table-cell>
          <table:table-cell office:value-type="float" office:value="0.00082035" calcext:value-type="float">
            <text:p>0.00082035</text:p>
          </table:table-cell>
          <table:table-cell/>
          <table:table-cell office:value-type="float" office:value="33.2252" calcext:value-type="float">
            <text:p>33.2252</text:p>
          </table:table-cell>
          <table:table-cell office:value-type="float" office:value="1.20612" calcext:value-type="float">
            <text:p>1.20612</text:p>
          </table:table-cell>
          <table:table-cell office:value-type="float" office:value="0.00636358" calcext:value-type="float">
            <text:p>0.00636358</text:p>
          </table:table-cell>
          <table:table-cell/>
          <table:table-cell office:value-type="float" office:value="34.3548" calcext:value-type="float">
            <text:p>34.3548</text:p>
          </table:table-cell>
          <table:table-cell office:value-type="float" office:value="1.24641" calcext:value-type="float">
            <text:p>1.24641</text:p>
          </table:table-cell>
          <table:table-cell office:value-type="float" office:value="0.0585754" calcext:value-type="float">
            <text:p>0.0585754</text:p>
          </table:table-cell>
          <table:table-cell/>
          <table:table-cell office:value-type="float" office:value="32.5688" calcext:value-type="float">
            <text:p>32.5688</text:p>
          </table:table-cell>
          <table:table-cell office:value-type="float" office:value="1.50015" calcext:value-type="float">
            <text:p>1.50015</text:p>
          </table:table-cell>
          <table:table-cell office:value-type="float" office:value="0.573109" calcext:value-type="float">
            <text:p>0.57310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1" calcext:value-type="float">
            <text:p>0.0004681</text:p>
          </table:table-cell>
          <table:table-cell/>
          <table:table-cell office:value-type="float" office:value="31.4476" calcext:value-type="float">
            <text:p>31.4476</text:p>
          </table:table-cell>
          <table:table-cell office:value-type="float" office:value="1.24296" calcext:value-type="float">
            <text:p>1.24296</text:p>
          </table:table-cell>
          <table:table-cell office:value-type="float" office:value="0.000799011" calcext:value-type="float">
            <text:p>0.000799011</text:p>
          </table:table-cell>
          <table:table-cell/>
          <table:table-cell office:value-type="float" office:value="32.9318" calcext:value-type="float">
            <text:p>32.9318</text:p>
          </table:table-cell>
          <table:table-cell office:value-type="float" office:value="1.32602" calcext:value-type="float">
            <text:p>1.32602</text:p>
          </table:table-cell>
          <table:table-cell office:value-type="float" office:value="0.000800153" calcext:value-type="float">
            <text:p>0.000800153</text:p>
          </table:table-cell>
          <table:table-cell/>
          <table:table-cell office:value-type="float" office:value="32.9726" calcext:value-type="float">
            <text:p>32.9726</text:p>
          </table:table-cell>
          <table:table-cell office:value-type="float" office:value="1.28791" calcext:value-type="float">
            <text:p>1.28791</text:p>
          </table:table-cell>
          <table:table-cell office:value-type="float" office:value="0.000821342" calcext:value-type="float">
            <text:p>0.000821342</text:p>
          </table:table-cell>
          <table:table-cell/>
          <table:table-cell office:value-type="float" office:value="32.2442" calcext:value-type="float">
            <text:p>32.2442</text:p>
          </table:table-cell>
          <table:table-cell office:value-type="float" office:value="1.49195" calcext:value-type="float">
            <text:p>1.49195</text:p>
          </table:table-cell>
          <table:table-cell office:value-type="float" office:value="0.00641448" calcext:value-type="float">
            <text:p>0.00641448</text:p>
          </table:table-cell>
          <table:table-cell/>
          <table:table-cell office:value-type="float" office:value="31.3318" calcext:value-type="float">
            <text:p>31.3318</text:p>
          </table:table-cell>
          <table:table-cell office:value-type="float" office:value="1.49848" calcext:value-type="float">
            <text:p>1.49848</text:p>
          </table:table-cell>
          <table:table-cell office:value-type="float" office:value="0.0575801" calcext:value-type="float">
            <text:p>0.0575801</text:p>
          </table:table-cell>
          <table:table-cell/>
          <table:table-cell office:value-type="float" office:value="35.3793" calcext:value-type="float">
            <text:p>35.3793</text:p>
          </table:table-cell>
          <table:table-cell office:value-type="float" office:value="1.13462" calcext:value-type="float">
            <text:p>1.13462</text:p>
          </table:table-cell>
          <table:table-cell office:value-type="float" office:value="0.592751" calcext:value-type="float">
            <text:p>0.592751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2197" calcext:value-type="float">
            <text:p>0.000472197</text:p>
          </table:table-cell>
          <table:table-cell/>
          <table:table-cell office:value-type="float" office:value="32.3545" calcext:value-type="float">
            <text:p>32.3545</text:p>
          </table:table-cell>
          <table:table-cell office:value-type="float" office:value="1.25575" calcext:value-type="float">
            <text:p>1.25575</text:p>
          </table:table-cell>
          <table:table-cell office:value-type="float" office:value="0.000801245" calcext:value-type="float">
            <text:p>0.000801245</text:p>
          </table:table-cell>
          <table:table-cell/>
          <table:table-cell office:value-type="float" office:value="33.9055" calcext:value-type="float">
            <text:p>33.9055</text:p>
          </table:table-cell>
          <table:table-cell office:value-type="float" office:value="1.1642" calcext:value-type="float">
            <text:p>1.1642</text:p>
          </table:table-cell>
          <table:table-cell office:value-type="float" office:value="0.000805413" calcext:value-type="float">
            <text:p>0.000805413</text:p>
          </table:table-cell>
          <table:table-cell/>
          <table:table-cell office:value-type="float" office:value="33.2015" calcext:value-type="float">
            <text:p>33.2015</text:p>
          </table:table-cell>
          <table:table-cell office:value-type="float" office:value="1.2312" calcext:value-type="float">
            <text:p>1.2312</text:p>
          </table:table-cell>
          <table:table-cell office:value-type="float" office:value="0.00081969" calcext:value-type="float">
            <text:p>0.00081969</text:p>
          </table:table-cell>
          <table:table-cell/>
          <table:table-cell office:value-type="float" office:value="32.8114" calcext:value-type="float">
            <text:p>32.8114</text:p>
          </table:table-cell>
          <table:table-cell office:value-type="float" office:value="1.33359" calcext:value-type="float">
            <text:p>1.33359</text:p>
          </table:table-cell>
          <table:table-cell office:value-type="float" office:value="0.0064935" calcext:value-type="float">
            <text:p>0.0064935</text:p>
          </table:table-cell>
          <table:table-cell/>
          <table:table-cell office:value-type="float" office:value="32.8056" calcext:value-type="float">
            <text:p>32.8056</text:p>
          </table:table-cell>
          <table:table-cell office:value-type="float" office:value="1.40074" calcext:value-type="float">
            <text:p>1.40074</text:p>
          </table:table-cell>
          <table:table-cell office:value-type="float" office:value="0.0591039" calcext:value-type="float">
            <text:p>0.0591039</text:p>
          </table:table-cell>
          <table:table-cell/>
          <table:table-cell office:value-type="float" office:value="32.5257" calcext:value-type="float">
            <text:p>32.5257</text:p>
          </table:table-cell>
          <table:table-cell office:value-type="float" office:value="1.51781" calcext:value-type="float">
            <text:p>1.51781</text:p>
          </table:table-cell>
          <table:table-cell office:value-type="float" office:value="0.594373" calcext:value-type="float">
            <text:p>0.59437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62" calcext:value-type="float">
            <text:p>0.00046862</text:p>
          </table:table-cell>
          <table:table-cell/>
          <table:table-cell office:value-type="float" office:value="31.2344" calcext:value-type="float">
            <text:p>31.2344</text:p>
          </table:table-cell>
          <table:table-cell office:value-type="float" office:value="1.19789" calcext:value-type="float">
            <text:p>1.19789</text:p>
          </table:table-cell>
          <table:table-cell office:value-type="float" office:value="0.000787599" calcext:value-type="float">
            <text:p>0.000787599</text:p>
          </table:table-cell>
          <table:table-cell/>
          <table:table-cell office:value-type="float" office:value="30.4979" calcext:value-type="float">
            <text:p>30.4979</text:p>
          </table:table-cell>
          <table:table-cell office:value-type="float" office:value="1.73177" calcext:value-type="float">
            <text:p>1.73177</text:p>
          </table:table-cell>
          <table:table-cell office:value-type="float" office:value="0.000803579" calcext:value-type="float">
            <text:p>0.000803579</text:p>
          </table:table-cell>
          <table:table-cell/>
          <table:table-cell office:value-type="float" office:value="34.1536" calcext:value-type="float">
            <text:p>34.1536</text:p>
          </table:table-cell>
          <table:table-cell office:value-type="float" office:value="1.24597" calcext:value-type="float">
            <text:p>1.24597</text:p>
          </table:table-cell>
          <table:table-cell office:value-type="float" office:value="0.000817546" calcext:value-type="float">
            <text:p>0.000817546</text:p>
          </table:table-cell>
          <table:table-cell/>
          <table:table-cell office:value-type="float" office:value="33.2072" calcext:value-type="float">
            <text:p>33.2072</text:p>
          </table:table-cell>
          <table:table-cell office:value-type="float" office:value="1.3097" calcext:value-type="float">
            <text:p>1.3097</text:p>
          </table:table-cell>
          <table:table-cell office:value-type="float" office:value="0.00639236" calcext:value-type="float">
            <text:p>0.00639236</text:p>
          </table:table-cell>
          <table:table-cell/>
          <table:table-cell office:value-type="float" office:value="32.6193" calcext:value-type="float">
            <text:p>32.6193</text:p>
          </table:table-cell>
          <table:table-cell office:value-type="float" office:value="1.25476" calcext:value-type="float">
            <text:p>1.25476</text:p>
          </table:table-cell>
          <table:table-cell office:value-type="float" office:value="0.0576874" calcext:value-type="float">
            <text:p>0.0576874</text:p>
          </table:table-cell>
          <table:table-cell/>
          <table:table-cell office:value-type="float" office:value="32.8671" calcext:value-type="float">
            <text:p>32.8671</text:p>
          </table:table-cell>
          <table:table-cell office:value-type="float" office:value="1.29293" calcext:value-type="float">
            <text:p>1.29293</text:p>
          </table:table-cell>
          <table:table-cell office:value-type="float" office:value="0.583962" calcext:value-type="float">
            <text:p>0.58396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405" calcext:value-type="float">
            <text:p>0.000471405</text:p>
          </table:table-cell>
          <table:table-cell/>
          <table:table-cell office:value-type="float" office:value="32.8179" calcext:value-type="float">
            <text:p>32.8179</text:p>
          </table:table-cell>
          <table:table-cell office:value-type="float" office:value="1.23635" calcext:value-type="float">
            <text:p>1.23635</text:p>
          </table:table-cell>
          <table:table-cell office:value-type="float" office:value="0.000796917" calcext:value-type="float">
            <text:p>0.000796917</text:p>
          </table:table-cell>
          <table:table-cell/>
          <table:table-cell office:value-type="float" office:value="34.0771" calcext:value-type="float">
            <text:p>34.0771</text:p>
          </table:table-cell>
          <table:table-cell office:value-type="float" office:value="1.24712" calcext:value-type="float">
            <text:p>1.24712</text:p>
          </table:table-cell>
          <table:table-cell office:value-type="float" office:value="0.000806044" calcext:value-type="float">
            <text:p>0.000806044</text:p>
          </table:table-cell>
          <table:table-cell/>
          <table:table-cell office:value-type="float" office:value="34.254" calcext:value-type="float">
            <text:p>34.254</text:p>
          </table:table-cell>
          <table:table-cell office:value-type="float" office:value="1.1522" calcext:value-type="float">
            <text:p>1.1522</text:p>
          </table:table-cell>
          <table:table-cell office:value-type="float" office:value="0.000826141" calcext:value-type="float">
            <text:p>0.000826141</text:p>
          </table:table-cell>
          <table:table-cell/>
          <table:table-cell office:value-type="float" office:value="32.921" calcext:value-type="float">
            <text:p>32.921</text:p>
          </table:table-cell>
          <table:table-cell office:value-type="float" office:value="1.38349" calcext:value-type="float">
            <text:p>1.38349</text:p>
          </table:table-cell>
          <table:table-cell office:value-type="float" office:value="0.00647839" calcext:value-type="float">
            <text:p>0.00647839</text:p>
          </table:table-cell>
          <table:table-cell/>
          <table:table-cell office:value-type="float" office:value="33.7055" calcext:value-type="float">
            <text:p>33.7055</text:p>
          </table:table-cell>
          <table:table-cell office:value-type="float" office:value="1.3249" calcext:value-type="float">
            <text:p>1.3249</text:p>
          </table:table-cell>
          <table:table-cell office:value-type="float" office:value="0.0582383" calcext:value-type="float">
            <text:p>0.0582383</text:p>
          </table:table-cell>
          <table:table-cell/>
          <table:table-cell office:value-type="float" office:value="31.8606" calcext:value-type="float">
            <text:p>31.8606</text:p>
          </table:table-cell>
          <table:table-cell office:value-type="float" office:value="1.41182" calcext:value-type="float">
            <text:p>1.41182</text:p>
          </table:table-cell>
          <table:table-cell office:value-type="float" office:value="0.589007" calcext:value-type="float">
            <text:p>0.58900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528" calcext:value-type="float">
            <text:p>0.000472528</text:p>
          </table:table-cell>
          <table:table-cell/>
          <table:table-cell office:value-type="float" office:value="32.4642" calcext:value-type="float">
            <text:p>32.4642</text:p>
          </table:table-cell>
          <table:table-cell office:value-type="float" office:value="1.25615" calcext:value-type="float">
            <text:p>1.25615</text:p>
          </table:table-cell>
          <table:table-cell office:value-type="float" office:value="0.000805263" calcext:value-type="float">
            <text:p>0.000805263</text:p>
          </table:table-cell>
          <table:table-cell/>
          <table:table-cell office:value-type="float" office:value="32.2735" calcext:value-type="float">
            <text:p>32.2735</text:p>
          </table:table-cell>
          <table:table-cell office:value-type="float" office:value="1.37296" calcext:value-type="float">
            <text:p>1.37296</text:p>
          </table:table-cell>
          <table:table-cell office:value-type="float" office:value="0.000806675" calcext:value-type="float">
            <text:p>0.000806675</text:p>
          </table:table-cell>
          <table:table-cell/>
          <table:table-cell office:value-type="float" office:value="32.6654" calcext:value-type="float">
            <text:p>32.6654</text:p>
          </table:table-cell>
          <table:table-cell office:value-type="float" office:value="1.42845" calcext:value-type="float">
            <text:p>1.42845</text:p>
          </table:table-cell>
          <table:table-cell office:value-type="float" office:value="0.000824969" calcext:value-type="float">
            <text:p>0.000824969</text:p>
          </table:table-cell>
          <table:table-cell/>
          <table:table-cell office:value-type="float" office:value="32.2344" calcext:value-type="float">
            <text:p>32.2344</text:p>
          </table:table-cell>
          <table:table-cell office:value-type="float" office:value="1.29249" calcext:value-type="float">
            <text:p>1.29249</text:p>
          </table:table-cell>
          <table:table-cell office:value-type="float" office:value="0.00642151" calcext:value-type="float">
            <text:p>0.00642151</text:p>
          </table:table-cell>
          <table:table-cell/>
          <table:table-cell office:value-type="float" office:value="33.1308" calcext:value-type="float">
            <text:p>33.1308</text:p>
          </table:table-cell>
          <table:table-cell office:value-type="float" office:value="1.37905" calcext:value-type="float">
            <text:p>1.37905</text:p>
          </table:table-cell>
          <table:table-cell office:value-type="float" office:value="0.0578817" calcext:value-type="float">
            <text:p>0.0578817</text:p>
          </table:table-cell>
          <table:table-cell/>
          <table:table-cell office:value-type="float" office:value="34.1429" calcext:value-type="float">
            <text:p>34.1429</text:p>
          </table:table-cell>
          <table:table-cell office:value-type="float" office:value="1.26772" calcext:value-type="float">
            <text:p>1.26772</text:p>
          </table:table-cell>
          <table:table-cell office:value-type="float" office:value="0.587345" calcext:value-type="float">
            <text:p>0.58734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543" calcext:value-type="float">
            <text:p>0.000475543</text:p>
          </table:table-cell>
          <table:table-cell/>
          <table:table-cell office:value-type="float" office:value="32.4872" calcext:value-type="float">
            <text:p>32.4872</text:p>
          </table:table-cell>
          <table:table-cell office:value-type="float" office:value="1.21728" calcext:value-type="float">
            <text:p>1.21728</text:p>
          </table:table-cell>
          <table:table-cell office:value-type="float" office:value="0.000800474" calcext:value-type="float">
            <text:p>0.000800474</text:p>
          </table:table-cell>
          <table:table-cell/>
          <table:table-cell office:value-type="float" office:value="32.0171" calcext:value-type="float">
            <text:p>32.0171</text:p>
          </table:table-cell>
          <table:table-cell office:value-type="float" office:value="1.26261" calcext:value-type="float">
            <text:p>1.26261</text:p>
          </table:table-cell>
          <table:table-cell office:value-type="float" office:value="0.000799021" calcext:value-type="float">
            <text:p>0.000799021</text:p>
          </table:table-cell>
          <table:table-cell/>
          <table:table-cell office:value-type="float" office:value="33.3422" calcext:value-type="float">
            <text:p>33.3422</text:p>
          </table:table-cell>
          <table:table-cell office:value-type="float" office:value="1.22972" calcext:value-type="float">
            <text:p>1.22972</text:p>
          </table:table-cell>
          <table:table-cell office:value-type="float" office:value="0.000813698" calcext:value-type="float">
            <text:p>0.000813698</text:p>
          </table:table-cell>
          <table:table-cell/>
          <table:table-cell office:value-type="float" office:value="34.4949" calcext:value-type="float">
            <text:p>34.4949</text:p>
          </table:table-cell>
          <table:table-cell office:value-type="float" office:value="1.23689" calcext:value-type="float">
            <text:p>1.23689</text:p>
          </table:table-cell>
          <table:table-cell office:value-type="float" office:value="0.00658145" calcext:value-type="float">
            <text:p>0.00658145</text:p>
          </table:table-cell>
          <table:table-cell/>
          <table:table-cell office:value-type="float" office:value="31.9917" calcext:value-type="float">
            <text:p>31.9917</text:p>
          </table:table-cell>
          <table:table-cell office:value-type="float" office:value="1.53894" calcext:value-type="float">
            <text:p>1.53894</text:p>
          </table:table-cell>
          <table:table-cell office:value-type="float" office:value="0.0576742" calcext:value-type="float">
            <text:p>0.0576742</text:p>
          </table:table-cell>
          <table:table-cell/>
          <table:table-cell office:value-type="float" office:value="30.7371" calcext:value-type="float">
            <text:p>30.7371</text:p>
          </table:table-cell>
          <table:table-cell office:value-type="float" office:value="1.50099" calcext:value-type="float">
            <text:p>1.50099</text:p>
          </table:table-cell>
          <table:table-cell office:value-type="float" office:value="0.57466" calcext:value-type="float">
            <text:p>0.5746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469" calcext:value-type="float">
            <text:p>0.000468469</text:p>
          </table:table-cell>
          <table:table-cell/>
          <table:table-cell office:value-type="float" office:value="32.1459" calcext:value-type="float">
            <text:p>32.1459</text:p>
          </table:table-cell>
          <table:table-cell office:value-type="float" office:value="1.15403" calcext:value-type="float">
            <text:p>1.15403</text:p>
          </table:table-cell>
          <table:table-cell office:value-type="float" office:value="0.00079855" calcext:value-type="float">
            <text:p>0.00079855</text:p>
          </table:table-cell>
          <table:table-cell/>
          <table:table-cell office:value-type="float" office:value="33.344" calcext:value-type="float">
            <text:p>33.344</text:p>
          </table:table-cell>
          <table:table-cell office:value-type="float" office:value="1.21607" calcext:value-type="float">
            <text:p>1.21607</text:p>
          </table:table-cell>
          <table:table-cell office:value-type="float" office:value="0.000807466" calcext:value-type="float">
            <text:p>0.000807466</text:p>
          </table:table-cell>
          <table:table-cell/>
          <table:table-cell office:value-type="float" office:value="33.688" calcext:value-type="float">
            <text:p>33.688</text:p>
          </table:table-cell>
          <table:table-cell office:value-type="float" office:value="1.34797" calcext:value-type="float">
            <text:p>1.34797</text:p>
          </table:table-cell>
          <table:table-cell office:value-type="float" office:value="0.000847302" calcext:value-type="float">
            <text:p>0.000847302</text:p>
          </table:table-cell>
          <table:table-cell/>
          <table:table-cell office:value-type="float" office:value="34.5368" calcext:value-type="float">
            <text:p>34.5368</text:p>
          </table:table-cell>
          <table:table-cell office:value-type="float" office:value="1.26115" calcext:value-type="float">
            <text:p>1.26115</text:p>
          </table:table-cell>
          <table:table-cell office:value-type="float" office:value="0.00652748" calcext:value-type="float">
            <text:p>0.00652748</text:p>
          </table:table-cell>
          <table:table-cell/>
          <table:table-cell office:value-type="float" office:value="31.0897" calcext:value-type="float">
            <text:p>31.0897</text:p>
          </table:table-cell>
          <table:table-cell office:value-type="float" office:value="1.43758" calcext:value-type="float">
            <text:p>1.43758</text:p>
          </table:table-cell>
          <table:table-cell office:value-type="float" office:value="0.0579229" calcext:value-type="float">
            <text:p>0.0579229</text:p>
          </table:table-cell>
          <table:table-cell/>
          <table:table-cell office:value-type="float" office:value="32.1861" calcext:value-type="float">
            <text:p>32.1861</text:p>
          </table:table-cell>
          <table:table-cell office:value-type="float" office:value="1.3514" calcext:value-type="float">
            <text:p>1.3514</text:p>
          </table:table-cell>
          <table:table-cell office:value-type="float" office:value="0.575297" calcext:value-type="float">
            <text:p>0.57529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606" calcext:value-type="float">
            <text:p>0.000471606</text:p>
          </table:table-cell>
          <table:table-cell/>
          <table:table-cell office:value-type="float" office:value="31.5211" calcext:value-type="float">
            <text:p>31.5211</text:p>
          </table:table-cell>
          <table:table-cell office:value-type="float" office:value="1.26493" calcext:value-type="float">
            <text:p>1.26493</text:p>
          </table:table-cell>
          <table:table-cell office:value-type="float" office:value="0.000793601" calcext:value-type="float">
            <text:p>0.000793601</text:p>
          </table:table-cell>
          <table:table-cell/>
          <table:table-cell office:value-type="float" office:value="31.9934" calcext:value-type="float">
            <text:p>31.9934</text:p>
          </table:table-cell>
          <table:table-cell office:value-type="float" office:value="1.33184" calcext:value-type="float">
            <text:p>1.33184</text:p>
          </table:table-cell>
          <table:table-cell office:value-type="float" office:value="0.00080417" calcext:value-type="float">
            <text:p>0.00080417</text:p>
          </table:table-cell>
          <table:table-cell/>
          <table:table-cell office:value-type="float" office:value="33.94" calcext:value-type="float">
            <text:p>33.94</text:p>
          </table:table-cell>
          <table:table-cell office:value-type="float" office:value="1.28929" calcext:value-type="float">
            <text:p>1.28929</text:p>
          </table:table-cell>
          <table:table-cell office:value-type="float" office:value="0.000823908" calcext:value-type="float">
            <text:p>0.000823908</text:p>
          </table:table-cell>
          <table:table-cell/>
          <table:table-cell office:value-type="float" office:value="33.3344" calcext:value-type="float">
            <text:p>33.3344</text:p>
          </table:table-cell>
          <table:table-cell office:value-type="float" office:value="1.28699" calcext:value-type="float">
            <text:p>1.28699</text:p>
          </table:table-cell>
          <table:table-cell office:value-type="float" office:value="0.00643751" calcext:value-type="float">
            <text:p>0.00643751</text:p>
          </table:table-cell>
          <table:table-cell/>
          <table:table-cell office:value-type="float" office:value="33.1681" calcext:value-type="float">
            <text:p>33.1681</text:p>
          </table:table-cell>
          <table:table-cell office:value-type="float" office:value="1.34452" calcext:value-type="float">
            <text:p>1.34452</text:p>
          </table:table-cell>
          <table:table-cell office:value-type="float" office:value="0.0576359" calcext:value-type="float">
            <text:p>0.0576359</text:p>
          </table:table-cell>
          <table:table-cell/>
          <table:table-cell office:value-type="float" office:value="34.0221" calcext:value-type="float">
            <text:p>34.0221</text:p>
          </table:table-cell>
          <table:table-cell office:value-type="float" office:value="1.28615" calcext:value-type="float">
            <text:p>1.28615</text:p>
          </table:table-cell>
          <table:table-cell office:value-type="float" office:value="0.599317" calcext:value-type="float">
            <text:p>0.59931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55" calcext:value-type="float">
            <text:p>0.00046855</text:p>
          </table:table-cell>
          <table:table-cell/>
          <table:table-cell office:value-type="float" office:value="32.7651" calcext:value-type="float">
            <text:p>32.7651</text:p>
          </table:table-cell>
          <table:table-cell office:value-type="float" office:value="1.1135" calcext:value-type="float">
            <text:p>1.1135</text:p>
          </table:table-cell>
          <table:table-cell office:value-type="float" office:value="0.000802968" calcext:value-type="float">
            <text:p>0.000802968</text:p>
          </table:table-cell>
          <table:table-cell/>
          <table:table-cell office:value-type="float" office:value="31.7551" calcext:value-type="float">
            <text:p>31.7551</text:p>
          </table:table-cell>
          <table:table-cell office:value-type="float" office:value="1.27975" calcext:value-type="float">
            <text:p>1.27975</text:p>
          </table:table-cell>
          <table:table-cell office:value-type="float" office:value="0.000805854" calcext:value-type="float">
            <text:p>0.000805854</text:p>
          </table:table-cell>
          <table:table-cell/>
          <table:table-cell office:value-type="float" office:value="32.8845" calcext:value-type="float">
            <text:p>32.8845</text:p>
          </table:table-cell>
          <table:table-cell office:value-type="float" office:value="1.38381" calcext:value-type="float">
            <text:p>1.38381</text:p>
          </table:table-cell>
          <table:table-cell office:value-type="float" office:value="0.000826903" calcext:value-type="float">
            <text:p>0.000826903</text:p>
          </table:table-cell>
          <table:table-cell/>
          <table:table-cell office:value-type="float" office:value="32.6825" calcext:value-type="float">
            <text:p>32.6825</text:p>
          </table:table-cell>
          <table:table-cell office:value-type="float" office:value="1.35274" calcext:value-type="float">
            <text:p>1.35274</text:p>
          </table:table-cell>
          <table:table-cell office:value-type="float" office:value="0.00635835" calcext:value-type="float">
            <text:p>0.00635835</text:p>
          </table:table-cell>
          <table:table-cell/>
          <table:table-cell office:value-type="float" office:value="33.9192" calcext:value-type="float">
            <text:p>33.9192</text:p>
          </table:table-cell>
          <table:table-cell office:value-type="float" office:value="1.29377" calcext:value-type="float">
            <text:p>1.29377</text:p>
          </table:table-cell>
          <table:table-cell office:value-type="float" office:value="0.0581963" calcext:value-type="float">
            <text:p>0.0581963</text:p>
          </table:table-cell>
          <table:table-cell/>
          <table:table-cell office:value-type="float" office:value="32.4832" calcext:value-type="float">
            <text:p>32.4832</text:p>
          </table:table-cell>
          <table:table-cell office:value-type="float" office:value="1.35075" calcext:value-type="float">
            <text:p>1.35075</text:p>
          </table:table-cell>
          <table:table-cell office:value-type="float" office:value="0.578155" calcext:value-type="float">
            <text:p>0.57815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965" calcext:value-type="float">
            <text:p>0.000470965</text:p>
          </table:table-cell>
          <table:table-cell/>
          <table:table-cell office:value-type="float" office:value="33.4947" calcext:value-type="float">
            <text:p>33.4947</text:p>
          </table:table-cell>
          <table:table-cell office:value-type="float" office:value="1.08841" calcext:value-type="float">
            <text:p>1.08841</text:p>
          </table:table-cell>
          <table:table-cell office:value-type="float" office:value="0.000800884" calcext:value-type="float">
            <text:p>0.000800884</text:p>
          </table:table-cell>
          <table:table-cell/>
          <table:table-cell office:value-type="float" office:value="33.6284" calcext:value-type="float">
            <text:p>33.6284</text:p>
          </table:table-cell>
          <table:table-cell office:value-type="float" office:value="1.2501" calcext:value-type="float">
            <text:p>1.2501</text:p>
          </table:table-cell>
          <table:table-cell office:value-type="float" office:value="0.00080383" calcext:value-type="float">
            <text:p>0.00080383</text:p>
          </table:table-cell>
          <table:table-cell/>
          <table:table-cell office:value-type="float" office:value="32.4946" calcext:value-type="float">
            <text:p>32.4946</text:p>
          </table:table-cell>
          <table:table-cell office:value-type="float" office:value="1.42583" calcext:value-type="float">
            <text:p>1.42583</text:p>
          </table:table-cell>
          <table:table-cell office:value-type="float" office:value="0.000824379" calcext:value-type="float">
            <text:p>0.000824379</text:p>
          </table:table-cell>
          <table:table-cell/>
          <table:table-cell office:value-type="float" office:value="32.6496" calcext:value-type="float">
            <text:p>32.6496</text:p>
          </table:table-cell>
          <table:table-cell office:value-type="float" office:value="1.40152" calcext:value-type="float">
            <text:p>1.40152</text:p>
          </table:table-cell>
          <table:table-cell office:value-type="float" office:value="0.00655971" calcext:value-type="float">
            <text:p>0.00655971</text:p>
          </table:table-cell>
          <table:table-cell/>
          <table:table-cell office:value-type="float" office:value="33.564" calcext:value-type="float">
            <text:p>33.564</text:p>
          </table:table-cell>
          <table:table-cell office:value-type="float" office:value="1.44045" calcext:value-type="float">
            <text:p>1.44045</text:p>
          </table:table-cell>
          <table:table-cell office:value-type="float" office:value="0.0583841" calcext:value-type="float">
            <text:p>0.0583841</text:p>
          </table:table-cell>
          <table:table-cell/>
          <table:table-cell office:value-type="float" office:value="32.6163" calcext:value-type="float">
            <text:p>32.6163</text:p>
          </table:table-cell>
          <table:table-cell office:value-type="float" office:value="1.319" calcext:value-type="float">
            <text:p>1.319</text:p>
          </table:table-cell>
          <table:table-cell office:value-type="float" office:value="0.588389" calcext:value-type="float">
            <text:p>0.58838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405" calcext:value-type="float">
            <text:p>0.000471405</text:p>
          </table:table-cell>
          <table:table-cell/>
          <table:table-cell office:value-type="float" office:value="32.7531" calcext:value-type="float">
            <text:p>32.7531</text:p>
          </table:table-cell>
          <table:table-cell office:value-type="float" office:value="1.2316" calcext:value-type="float">
            <text:p>1.2316</text:p>
          </table:table-cell>
          <table:table-cell office:value-type="float" office:value="0.000800824" calcext:value-type="float">
            <text:p>0.000800824</text:p>
          </table:table-cell>
          <table:table-cell/>
          <table:table-cell office:value-type="float" office:value="32.1236" calcext:value-type="float">
            <text:p>32.1236</text:p>
          </table:table-cell>
          <table:table-cell office:value-type="float" office:value="1.23058" calcext:value-type="float">
            <text:p>1.23058</text:p>
          </table:table-cell>
          <table:table-cell office:value-type="float" office:value="0.000806795" calcext:value-type="float">
            <text:p>0.000806795</text:p>
          </table:table-cell>
          <table:table-cell/>
          <table:table-cell office:value-type="float" office:value="32.3474" calcext:value-type="float">
            <text:p>32.3474</text:p>
          </table:table-cell>
          <table:table-cell office:value-type="float" office:value="1.42482" calcext:value-type="float">
            <text:p>1.42482</text:p>
          </table:table-cell>
          <table:table-cell office:value-type="float" office:value="0.000824068" calcext:value-type="float">
            <text:p>0.000824068</text:p>
          </table:table-cell>
          <table:table-cell/>
          <table:table-cell office:value-type="float" office:value="32.8293" calcext:value-type="float">
            <text:p>32.8293</text:p>
          </table:table-cell>
          <table:table-cell office:value-type="float" office:value="1.35229" calcext:value-type="float">
            <text:p>1.35229</text:p>
          </table:table-cell>
          <table:table-cell office:value-type="float" office:value="0.00641279" calcext:value-type="float">
            <text:p>0.00641279</text:p>
          </table:table-cell>
          <table:table-cell/>
          <table:table-cell office:value-type="float" office:value="32.9281" calcext:value-type="float">
            <text:p>32.9281</text:p>
          </table:table-cell>
          <table:table-cell office:value-type="float" office:value="1.23265" calcext:value-type="float">
            <text:p>1.23265</text:p>
          </table:table-cell>
          <table:table-cell office:value-type="float" office:value="0.0577886" calcext:value-type="float">
            <text:p>0.0577886</text:p>
          </table:table-cell>
          <table:table-cell/>
          <table:table-cell office:value-type="float" office:value="32.737" calcext:value-type="float">
            <text:p>32.737</text:p>
          </table:table-cell>
          <table:table-cell office:value-type="float" office:value="1.34732" calcext:value-type="float">
            <text:p>1.34732</text:p>
          </table:table-cell>
          <table:table-cell office:value-type="float" office:value="0.58023" calcext:value-type="float">
            <text:p>0.5802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195" calcext:value-type="float">
            <text:p>0.000471195</text:p>
          </table:table-cell>
          <table:table-cell/>
          <table:table-cell office:value-type="float" office:value="32.0925" calcext:value-type="float">
            <text:p>32.0925</text:p>
          </table:table-cell>
          <table:table-cell office:value-type="float" office:value="1.0689" calcext:value-type="float">
            <text:p>1.0689</text:p>
          </table:table-cell>
          <table:table-cell office:value-type="float" office:value="0.000795143" calcext:value-type="float">
            <text:p>0.000795143</text:p>
          </table:table-cell>
          <table:table-cell/>
          <table:table-cell office:value-type="float" office:value="33.0654" calcext:value-type="float">
            <text:p>33.0654</text:p>
          </table:table-cell>
          <table:table-cell office:value-type="float" office:value="1.3028" calcext:value-type="float">
            <text:p>1.3028</text:p>
          </table:table-cell>
          <table:table-cell office:value-type="float" office:value="0.00082005" calcext:value-type="float">
            <text:p>0.00082005</text:p>
          </table:table-cell>
          <table:table-cell/>
          <table:table-cell office:value-type="float" office:value="32.44" calcext:value-type="float">
            <text:p>32.44</text:p>
          </table:table-cell>
          <table:table-cell office:value-type="float" office:value="1.44365" calcext:value-type="float">
            <text:p>1.44365</text:p>
          </table:table-cell>
          <table:table-cell office:value-type="float" office:value="0.00081475" calcext:value-type="float">
            <text:p>0.00081475</text:p>
          </table:table-cell>
          <table:table-cell/>
          <table:table-cell office:value-type="float" office:value="33.7873" calcext:value-type="float">
            <text:p>33.7873</text:p>
          </table:table-cell>
          <table:table-cell office:value-type="float" office:value="1.28767" calcext:value-type="float">
            <text:p>1.28767</text:p>
          </table:table-cell>
          <table:table-cell office:value-type="float" office:value="0.00646035" calcext:value-type="float">
            <text:p>0.00646035</text:p>
          </table:table-cell>
          <table:table-cell/>
          <table:table-cell office:value-type="float" office:value="32.9823" calcext:value-type="float">
            <text:p>32.9823</text:p>
          </table:table-cell>
          <table:table-cell office:value-type="float" office:value="1.28446" calcext:value-type="float">
            <text:p>1.28446</text:p>
          </table:table-cell>
          <table:table-cell office:value-type="float" office:value="0.057756" calcext:value-type="float">
            <text:p>0.057756</text:p>
          </table:table-cell>
          <table:table-cell/>
          <table:table-cell office:value-type="float" office:value="33.0788" calcext:value-type="float">
            <text:p>33.0788</text:p>
          </table:table-cell>
          <table:table-cell office:value-type="float" office:value="1.33929" calcext:value-type="float">
            <text:p>1.33929</text:p>
          </table:table-cell>
          <table:table-cell office:value-type="float" office:value="0.581676" calcext:value-type="float">
            <text:p>0.58167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751" calcext:value-type="float">
            <text:p>0.000468751</text:p>
          </table:table-cell>
          <table:table-cell/>
          <table:table-cell office:value-type="float" office:value="32.4727" calcext:value-type="float">
            <text:p>32.4727</text:p>
          </table:table-cell>
          <table:table-cell office:value-type="float" office:value="1.23669" calcext:value-type="float">
            <text:p>1.23669</text:p>
          </table:table-cell>
          <table:table-cell office:value-type="float" office:value="0.000795474" calcext:value-type="float">
            <text:p>0.000795474</text:p>
          </table:table-cell>
          <table:table-cell/>
          <table:table-cell office:value-type="float" office:value="33.1448" calcext:value-type="float">
            <text:p>33.1448</text:p>
          </table:table-cell>
          <table:table-cell office:value-type="float" office:value="1.18944" calcext:value-type="float">
            <text:p>1.18944</text:p>
          </table:table-cell>
          <table:table-cell office:value-type="float" office:value="0.000792379" calcext:value-type="float">
            <text:p>0.000792379</text:p>
          </table:table-cell>
          <table:table-cell/>
          <table:table-cell office:value-type="float" office:value="33.0365" calcext:value-type="float">
            <text:p>33.0365</text:p>
          </table:table-cell>
          <table:table-cell office:value-type="float" office:value="1.28956" calcext:value-type="float">
            <text:p>1.28956</text:p>
          </table:table-cell>
          <table:table-cell office:value-type="float" office:value="0.000831903" calcext:value-type="float">
            <text:p>0.000831903</text:p>
          </table:table-cell>
          <table:table-cell/>
          <table:table-cell office:value-type="float" office:value="33.9907" calcext:value-type="float">
            <text:p>33.9907</text:p>
          </table:table-cell>
          <table:table-cell office:value-type="float" office:value="1.3009" calcext:value-type="float">
            <text:p>1.3009</text:p>
          </table:table-cell>
          <table:table-cell office:value-type="float" office:value="0.00655232" calcext:value-type="float">
            <text:p>0.00655232</text:p>
          </table:table-cell>
          <table:table-cell/>
          <table:table-cell office:value-type="float" office:value="33.8863" calcext:value-type="float">
            <text:p>33.8863</text:p>
          </table:table-cell>
          <table:table-cell office:value-type="float" office:value="1.39051" calcext:value-type="float">
            <text:p>1.39051</text:p>
          </table:table-cell>
          <table:table-cell office:value-type="float" office:value="0.0585392" calcext:value-type="float">
            <text:p>0.0585392</text:p>
          </table:table-cell>
          <table:table-cell/>
          <table:table-cell office:value-type="float" office:value="34.5126" calcext:value-type="float">
            <text:p>34.5126</text:p>
          </table:table-cell>
          <table:table-cell office:value-type="float" office:value="1.38282" calcext:value-type="float">
            <text:p>1.38282</text:p>
          </table:table-cell>
          <table:table-cell office:value-type="float" office:value="0.593102" calcext:value-type="float">
            <text:p>0.593102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3769" calcext:value-type="float">
            <text:p>0.000473769</text:p>
          </table:table-cell>
          <table:table-cell/>
          <table:table-cell office:value-type="float" office:value="30.6515" calcext:value-type="float">
            <text:p>30.6515</text:p>
          </table:table-cell>
          <table:table-cell office:value-type="float" office:value="1.32988" calcext:value-type="float">
            <text:p>1.32988</text:p>
          </table:table-cell>
          <table:table-cell office:value-type="float" office:value="0.000814841" calcext:value-type="float">
            <text:p>0.000814841</text:p>
          </table:table-cell>
          <table:table-cell/>
          <table:table-cell office:value-type="float" office:value="32.0351" calcext:value-type="float">
            <text:p>32.0351</text:p>
          </table:table-cell>
          <table:table-cell office:value-type="float" office:value="1.34311" calcext:value-type="float">
            <text:p>1.34311</text:p>
          </table:table-cell>
          <table:table-cell office:value-type="float" office:value="0.000804431" calcext:value-type="float">
            <text:p>0.000804431</text:p>
          </table:table-cell>
          <table:table-cell/>
          <table:table-cell office:value-type="float" office:value="33.4223" calcext:value-type="float">
            <text:p>33.4223</text:p>
          </table:table-cell>
          <table:table-cell office:value-type="float" office:value="1.26661" calcext:value-type="float">
            <text:p>1.26661</text:p>
          </table:table-cell>
          <table:table-cell office:value-type="float" office:value="0.000896223" calcext:value-type="float">
            <text:p>0.000896223</text:p>
          </table:table-cell>
          <table:table-cell/>
          <table:table-cell office:value-type="float" office:value="32.106" calcext:value-type="float">
            <text:p>32.106</text:p>
          </table:table-cell>
          <table:table-cell office:value-type="float" office:value="1.39435" calcext:value-type="float">
            <text:p>1.39435</text:p>
          </table:table-cell>
          <table:table-cell office:value-type="float" office:value="0.00639202" calcext:value-type="float">
            <text:p>0.00639202</text:p>
          </table:table-cell>
          <table:table-cell/>
          <table:table-cell office:value-type="float" office:value="33.9207" calcext:value-type="float">
            <text:p>33.9207</text:p>
          </table:table-cell>
          <table:table-cell office:value-type="float" office:value="1.31456" calcext:value-type="float">
            <text:p>1.31456</text:p>
          </table:table-cell>
          <table:table-cell office:value-type="float" office:value="0.0587787" calcext:value-type="float">
            <text:p>0.0587787</text:p>
          </table:table-cell>
          <table:table-cell/>
          <table:table-cell office:value-type="float" office:value="33.5742" calcext:value-type="float">
            <text:p>33.5742</text:p>
          </table:table-cell>
          <table:table-cell office:value-type="float" office:value="1.32284" calcext:value-type="float">
            <text:p>1.32284</text:p>
          </table:table-cell>
          <table:table-cell office:value-type="float" office:value="0.58649" calcext:value-type="float">
            <text:p>0.5864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466" calcext:value-type="float">
            <text:p>0.000471466</text:p>
          </table:table-cell>
          <table:table-cell/>
          <table:table-cell office:value-type="float" office:value="32.2723" calcext:value-type="float">
            <text:p>32.2723</text:p>
          </table:table-cell>
          <table:table-cell office:value-type="float" office:value="1.22036" calcext:value-type="float">
            <text:p>1.22036</text:p>
          </table:table-cell>
          <table:table-cell office:value-type="float" office:value="0.000794843" calcext:value-type="float">
            <text:p>0.000794843</text:p>
          </table:table-cell>
          <table:table-cell/>
          <table:table-cell office:value-type="float" office:value="31.6613" calcext:value-type="float">
            <text:p>31.6613</text:p>
          </table:table-cell>
          <table:table-cell office:value-type="float" office:value="1.34744" calcext:value-type="float">
            <text:p>1.34744</text:p>
          </table:table-cell>
          <table:table-cell office:value-type="float" office:value="0.000803048" calcext:value-type="float">
            <text:p>0.000803048</text:p>
          </table:table-cell>
          <table:table-cell/>
          <table:table-cell office:value-type="float" office:value="31.9664" calcext:value-type="float">
            <text:p>31.9664</text:p>
          </table:table-cell>
          <table:table-cell office:value-type="float" office:value="1.21285" calcext:value-type="float">
            <text:p>1.21285</text:p>
          </table:table-cell>
          <table:table-cell office:value-type="float" office:value="0.000835319" calcext:value-type="float">
            <text:p>0.000835319</text:p>
          </table:table-cell>
          <table:table-cell/>
          <table:table-cell office:value-type="float" office:value="34.5165" calcext:value-type="float">
            <text:p>34.5165</text:p>
          </table:table-cell>
          <table:table-cell office:value-type="float" office:value="1.27357" calcext:value-type="float">
            <text:p>1.27357</text:p>
          </table:table-cell>
          <table:table-cell office:value-type="float" office:value="0.00644859" calcext:value-type="float">
            <text:p>0.00644859</text:p>
          </table:table-cell>
          <table:table-cell/>
          <table:table-cell office:value-type="float" office:value="33.751" calcext:value-type="float">
            <text:p>33.751</text:p>
          </table:table-cell>
          <table:table-cell office:value-type="float" office:value="1.25307" calcext:value-type="float">
            <text:p>1.25307</text:p>
          </table:table-cell>
          <table:table-cell office:value-type="float" office:value="0.0590852" calcext:value-type="float">
            <text:p>0.0590852</text:p>
          </table:table-cell>
          <table:table-cell/>
          <table:table-cell office:value-type="float" office:value="33.7514" calcext:value-type="float">
            <text:p>33.7514</text:p>
          </table:table-cell>
          <table:table-cell office:value-type="float" office:value="1.26634" calcext:value-type="float">
            <text:p>1.26634</text:p>
          </table:table-cell>
          <table:table-cell office:value-type="float" office:value="0.673826" calcext:value-type="float">
            <text:p>0.67382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009" calcext:value-type="float">
            <text:p>0.000468009</text:p>
          </table:table-cell>
          <table:table-cell/>
          <table:table-cell office:value-type="float" office:value="31.5424" calcext:value-type="float">
            <text:p>31.5424</text:p>
          </table:table-cell>
          <table:table-cell office:value-type="float" office:value="1.37145" calcext:value-type="float">
            <text:p>1.37145</text:p>
          </table:table-cell>
          <table:table-cell office:value-type="float" office:value="0.000797959" calcext:value-type="float">
            <text:p>0.000797959</text:p>
          </table:table-cell>
          <table:table-cell/>
          <table:table-cell office:value-type="float" office:value="31.7056" calcext:value-type="float">
            <text:p>31.7056</text:p>
          </table:table-cell>
          <table:table-cell office:value-type="float" office:value="1.35868" calcext:value-type="float">
            <text:p>1.35868</text:p>
          </table:table-cell>
          <table:table-cell office:value-type="float" office:value="0.000803539" calcext:value-type="float">
            <text:p>0.000803539</text:p>
          </table:table-cell>
          <table:table-cell/>
          <table:table-cell office:value-type="float" office:value="33.9373" calcext:value-type="float">
            <text:p>33.9373</text:p>
          </table:table-cell>
          <table:table-cell office:value-type="float" office:value="1.20422" calcext:value-type="float">
            <text:p>1.20422</text:p>
          </table:table-cell>
          <table:table-cell office:value-type="float" office:value="0.000826742" calcext:value-type="float">
            <text:p>0.000826742</text:p>
          </table:table-cell>
          <table:table-cell/>
          <table:table-cell office:value-type="float" office:value="35.4482" calcext:value-type="float">
            <text:p>35.4482</text:p>
          </table:table-cell>
          <table:table-cell office:value-type="float" office:value="1.09362" calcext:value-type="float">
            <text:p>1.09362</text:p>
          </table:table-cell>
          <table:table-cell office:value-type="float" office:value="0.00648243" calcext:value-type="float">
            <text:p>0.00648243</text:p>
          </table:table-cell>
          <table:table-cell/>
          <table:table-cell office:value-type="float" office:value="33.872" calcext:value-type="float">
            <text:p>33.872</text:p>
          </table:table-cell>
          <table:table-cell office:value-type="float" office:value="1.30139" calcext:value-type="float">
            <text:p>1.30139</text:p>
          </table:table-cell>
          <table:table-cell office:value-type="float" office:value="0.0586728" calcext:value-type="float">
            <text:p>0.0586728</text:p>
          </table:table-cell>
          <table:table-cell/>
          <table:table-cell office:value-type="float" office:value="33.016" calcext:value-type="float">
            <text:p>33.016</text:p>
          </table:table-cell>
          <table:table-cell office:value-type="float" office:value="1.41762" calcext:value-type="float">
            <text:p>1.41762</text:p>
          </table:table-cell>
          <table:table-cell office:value-type="float" office:value="0.578145" calcext:value-type="float">
            <text:p>0.57814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444" calcext:value-type="float">
            <text:p>0.000470444</text:p>
          </table:table-cell>
          <table:table-cell/>
          <table:table-cell office:value-type="float" office:value="31.8089" calcext:value-type="float">
            <text:p>31.8089</text:p>
          </table:table-cell>
          <table:table-cell office:value-type="float" office:value="1.14683" calcext:value-type="float">
            <text:p>1.14683</text:p>
          </table:table-cell>
          <table:table-cell office:value-type="float" office:value="0.000795574" calcext:value-type="float">
            <text:p>0.000795574</text:p>
          </table:table-cell>
          <table:table-cell/>
          <table:table-cell office:value-type="float" office:value="31.8473" calcext:value-type="float">
            <text:p>31.8473</text:p>
          </table:table-cell>
          <table:table-cell office:value-type="float" office:value="1.4219" calcext:value-type="float">
            <text:p>1.4219</text:p>
          </table:table-cell>
          <table:table-cell office:value-type="float" office:value="0.000799732" calcext:value-type="float">
            <text:p>0.000799732</text:p>
          </table:table-cell>
          <table:table-cell/>
          <table:table-cell office:value-type="float" office:value="33.0126" calcext:value-type="float">
            <text:p>33.0126</text:p>
          </table:table-cell>
          <table:table-cell office:value-type="float" office:value="1.28281" calcext:value-type="float">
            <text:p>1.28281</text:p>
          </table:table-cell>
          <table:table-cell office:value-type="float" office:value="0.000845368" calcext:value-type="float">
            <text:p>0.000845368</text:p>
          </table:table-cell>
          <table:table-cell/>
          <table:table-cell office:value-type="float" office:value="34.3547" calcext:value-type="float">
            <text:p>34.3547</text:p>
          </table:table-cell>
          <table:table-cell office:value-type="float" office:value="1.18873" calcext:value-type="float">
            <text:p>1.18873</text:p>
          </table:table-cell>
          <table:table-cell office:value-type="float" office:value="0.00656841" calcext:value-type="float">
            <text:p>0.00656841</text:p>
          </table:table-cell>
          <table:table-cell/>
          <table:table-cell office:value-type="float" office:value="33.0917" calcext:value-type="float">
            <text:p>33.0917</text:p>
          </table:table-cell>
          <table:table-cell office:value-type="float" office:value="1.3199" calcext:value-type="float">
            <text:p>1.3199</text:p>
          </table:table-cell>
          <table:table-cell office:value-type="float" office:value="0.0579938" calcext:value-type="float">
            <text:p>0.0579938</text:p>
          </table:table-cell>
          <table:table-cell/>
          <table:table-cell office:value-type="float" office:value="33.7535" calcext:value-type="float">
            <text:p>33.7535</text:p>
          </table:table-cell>
          <table:table-cell office:value-type="float" office:value="1.32398" calcext:value-type="float">
            <text:p>1.32398</text:p>
          </table:table-cell>
          <table:table-cell office:value-type="float" office:value="0.58815" calcext:value-type="float">
            <text:p>0.5881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169" calcext:value-type="float">
            <text:p>0.000468169</text:p>
          </table:table-cell>
          <table:table-cell/>
          <table:table-cell office:value-type="float" office:value="30.3604" calcext:value-type="float">
            <text:p>30.3604</text:p>
          </table:table-cell>
          <table:table-cell office:value-type="float" office:value="1.39765" calcext:value-type="float">
            <text:p>1.39765</text:p>
          </table:table-cell>
          <table:table-cell office:value-type="float" office:value="0.00079322" calcext:value-type="float">
            <text:p>0.00079322</text:p>
          </table:table-cell>
          <table:table-cell/>
          <table:table-cell office:value-type="float" office:value="33.2029" calcext:value-type="float">
            <text:p>33.2029</text:p>
          </table:table-cell>
          <table:table-cell office:value-type="float" office:value="1.19775" calcext:value-type="float">
            <text:p>1.19775</text:p>
          </table:table-cell>
          <table:table-cell office:value-type="float" office:value="0.000806144" calcext:value-type="float">
            <text:p>0.000806144</text:p>
          </table:table-cell>
          <table:table-cell/>
          <table:table-cell office:value-type="float" office:value="32.2269" calcext:value-type="float">
            <text:p>32.2269</text:p>
          </table:table-cell>
          <table:table-cell office:value-type="float" office:value="1.34051" calcext:value-type="float">
            <text:p>1.34051</text:p>
          </table:table-cell>
          <table:table-cell office:value-type="float" office:value="0.000818979" calcext:value-type="float">
            <text:p>0.000818979</text:p>
          </table:table-cell>
          <table:table-cell/>
          <table:table-cell office:value-type="float" office:value="32.5893" calcext:value-type="float">
            <text:p>32.5893</text:p>
          </table:table-cell>
          <table:table-cell office:value-type="float" office:value="1.69213" calcext:value-type="float">
            <text:p>1.69213</text:p>
          </table:table-cell>
          <table:table-cell office:value-type="float" office:value="0.00636504" calcext:value-type="float">
            <text:p>0.00636504</text:p>
          </table:table-cell>
          <table:table-cell/>
          <table:table-cell office:value-type="float" office:value="32.0103" calcext:value-type="float">
            <text:p>32.0103</text:p>
          </table:table-cell>
          <table:table-cell office:value-type="float" office:value="1.48612" calcext:value-type="float">
            <text:p>1.48612</text:p>
          </table:table-cell>
          <table:table-cell office:value-type="float" office:value="0.0584185" calcext:value-type="float">
            <text:p>0.0584185</text:p>
          </table:table-cell>
          <table:table-cell/>
          <table:table-cell office:value-type="float" office:value="33.0099" calcext:value-type="float">
            <text:p>33.0099</text:p>
          </table:table-cell>
          <table:table-cell office:value-type="float" office:value="1.31874" calcext:value-type="float">
            <text:p>1.31874</text:p>
          </table:table-cell>
          <table:table-cell office:value-type="float" office:value="0.587178" calcext:value-type="float">
            <text:p>0.58717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151" calcext:value-type="float">
            <text:p>0.000474151</text:p>
          </table:table-cell>
          <table:table-cell/>
          <table:table-cell office:value-type="float" office:value="31.9153" calcext:value-type="float">
            <text:p>31.9153</text:p>
          </table:table-cell>
          <table:table-cell office:value-type="float" office:value="1.25017" calcext:value-type="float">
            <text:p>1.25017</text:p>
          </table:table-cell>
          <table:table-cell office:value-type="float" office:value="0.000797768" calcext:value-type="float">
            <text:p>0.000797768</text:p>
          </table:table-cell>
          <table:table-cell/>
          <table:table-cell office:value-type="float" office:value="33.3683" calcext:value-type="float">
            <text:p>33.3683</text:p>
          </table:table-cell>
          <table:table-cell office:value-type="float" office:value="1.32751" calcext:value-type="float">
            <text:p>1.32751</text:p>
          </table:table-cell>
          <table:table-cell office:value-type="float" office:value="0.000801235" calcext:value-type="float">
            <text:p>0.000801235</text:p>
          </table:table-cell>
          <table:table-cell/>
          <table:table-cell office:value-type="float" office:value="33.7639" calcext:value-type="float">
            <text:p>33.7639</text:p>
          </table:table-cell>
          <table:table-cell office:value-type="float" office:value="1.27338" calcext:value-type="float">
            <text:p>1.27338</text:p>
          </table:table-cell>
          <table:table-cell office:value-type="float" office:value="0.000821332" calcext:value-type="float">
            <text:p>0.000821332</text:p>
          </table:table-cell>
          <table:table-cell/>
          <table:table-cell office:value-type="float" office:value="33.6245" calcext:value-type="float">
            <text:p>33.6245</text:p>
          </table:table-cell>
          <table:table-cell office:value-type="float" office:value="1.33245" calcext:value-type="float">
            <text:p>1.33245</text:p>
          </table:table-cell>
          <table:table-cell office:value-type="float" office:value="0.00654873" calcext:value-type="float">
            <text:p>0.00654873</text:p>
          </table:table-cell>
          <table:table-cell/>
          <table:table-cell office:value-type="float" office:value="31.9689" calcext:value-type="float">
            <text:p>31.9689</text:p>
          </table:table-cell>
          <table:table-cell office:value-type="float" office:value="1.42745" calcext:value-type="float">
            <text:p>1.42745</text:p>
          </table:table-cell>
          <table:table-cell office:value-type="float" office:value="0.0580634" calcext:value-type="float">
            <text:p>0.0580634</text:p>
          </table:table-cell>
          <table:table-cell/>
          <table:table-cell office:value-type="float" office:value="33.3618" calcext:value-type="float">
            <text:p>33.3618</text:p>
          </table:table-cell>
          <table:table-cell office:value-type="float" office:value="1.24137" calcext:value-type="float">
            <text:p>1.24137</text:p>
          </table:table-cell>
          <table:table-cell office:value-type="float" office:value="0.584099" calcext:value-type="float">
            <text:p>0.58409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503356" calcext:value-type="float">
            <text:p>0.000503356</text:p>
          </table:table-cell>
          <table:table-cell/>
          <table:table-cell office:value-type="float" office:value="30.9746" calcext:value-type="float">
            <text:p>30.9746</text:p>
          </table:table-cell>
          <table:table-cell office:value-type="float" office:value="1.25992" calcext:value-type="float">
            <text:p>1.25992</text:p>
          </table:table-cell>
          <table:table-cell office:value-type="float" office:value="0.000799562" calcext:value-type="float">
            <text:p>0.000799562</text:p>
          </table:table-cell>
          <table:table-cell/>
          <table:table-cell office:value-type="float" office:value="33.2549" calcext:value-type="float">
            <text:p>33.2549</text:p>
          </table:table-cell>
          <table:table-cell office:value-type="float" office:value="1.28382" calcext:value-type="float">
            <text:p>1.28382</text:p>
          </table:table-cell>
          <table:table-cell office:value-type="float" office:value="0.000802678" calcext:value-type="float">
            <text:p>0.000802678</text:p>
          </table:table-cell>
          <table:table-cell/>
          <table:table-cell office:value-type="float" office:value="35.1501" calcext:value-type="float">
            <text:p>35.1501</text:p>
          </table:table-cell>
          <table:table-cell office:value-type="float" office:value="1.23638" calcext:value-type="float">
            <text:p>1.23638</text:p>
          </table:table-cell>
          <table:table-cell office:value-type="float" office:value="0.000821373" calcext:value-type="float">
            <text:p>0.000821373</text:p>
          </table:table-cell>
          <table:table-cell/>
          <table:table-cell office:value-type="float" office:value="33.1973" calcext:value-type="float">
            <text:p>33.1973</text:p>
          </table:table-cell>
          <table:table-cell office:value-type="float" office:value="1.31056" calcext:value-type="float">
            <text:p>1.31056</text:p>
          </table:table-cell>
          <table:table-cell office:value-type="float" office:value="0.00650509" calcext:value-type="float">
            <text:p>0.00650509</text:p>
          </table:table-cell>
          <table:table-cell/>
          <table:table-cell office:value-type="float" office:value="34.9144" calcext:value-type="float">
            <text:p>34.9144</text:p>
          </table:table-cell>
          <table:table-cell office:value-type="float" office:value="1.20113" calcext:value-type="float">
            <text:p>1.20113</text:p>
          </table:table-cell>
          <table:table-cell office:value-type="float" office:value="0.0587504" calcext:value-type="float">
            <text:p>0.0587504</text:p>
          </table:table-cell>
          <table:table-cell/>
          <table:table-cell office:value-type="float" office:value="32.984" calcext:value-type="float">
            <text:p>32.984</text:p>
          </table:table-cell>
          <table:table-cell office:value-type="float" office:value="1.39054" calcext:value-type="float">
            <text:p>1.39054</text:p>
          </table:table-cell>
          <table:table-cell office:value-type="float" office:value="0.587701" calcext:value-type="float">
            <text:p>0.58770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575" calcext:value-type="float">
            <text:p>0.000476575</text:p>
          </table:table-cell>
          <table:table-cell/>
          <table:table-cell office:value-type="float" office:value="32.883" calcext:value-type="float">
            <text:p>32.883</text:p>
          </table:table-cell>
          <table:table-cell office:value-type="float" office:value="1.20584" calcext:value-type="float">
            <text:p>1.20584</text:p>
          </table:table-cell>
          <table:table-cell office:value-type="float" office:value="0.000806976" calcext:value-type="float">
            <text:p>0.000806976</text:p>
          </table:table-cell>
          <table:table-cell/>
          <table:table-cell office:value-type="float" office:value="30.8526" calcext:value-type="float">
            <text:p>30.8526</text:p>
          </table:table-cell>
          <table:table-cell office:value-type="float" office:value="1.47317" calcext:value-type="float">
            <text:p>1.47317</text:p>
          </table:table-cell>
          <table:table-cell office:value-type="float" office:value="0.000806575" calcext:value-type="float">
            <text:p>0.000806575</text:p>
          </table:table-cell>
          <table:table-cell/>
          <table:table-cell office:value-type="float" office:value="32.4637" calcext:value-type="float">
            <text:p>32.4637</text:p>
          </table:table-cell>
          <table:table-cell office:value-type="float" office:value="1.31812" calcext:value-type="float">
            <text:p>1.31812</text:p>
          </table:table-cell>
          <table:table-cell office:value-type="float" office:value="0.000823096" calcext:value-type="float">
            <text:p>0.000823096</text:p>
          </table:table-cell>
          <table:table-cell/>
          <table:table-cell office:value-type="float" office:value="36.0115" calcext:value-type="float">
            <text:p>36.0115</text:p>
          </table:table-cell>
          <table:table-cell office:value-type="float" office:value="1.07445" calcext:value-type="float">
            <text:p>1.07445</text:p>
          </table:table-cell>
          <table:table-cell office:value-type="float" office:value="0.00663686" calcext:value-type="float">
            <text:p>0.00663686</text:p>
          </table:table-cell>
          <table:table-cell/>
          <table:table-cell office:value-type="float" office:value="31.2838" calcext:value-type="float">
            <text:p>31.2838</text:p>
          </table:table-cell>
          <table:table-cell office:value-type="float" office:value="1.52098" calcext:value-type="float">
            <text:p>1.52098</text:p>
          </table:table-cell>
          <table:table-cell office:value-type="float" office:value="0.0576361" calcext:value-type="float">
            <text:p>0.0576361</text:p>
          </table:table-cell>
          <table:table-cell/>
          <table:table-cell office:value-type="float" office:value="32.3986" calcext:value-type="float">
            <text:p>32.3986</text:p>
          </table:table-cell>
          <table:table-cell office:value-type="float" office:value="1.53348" calcext:value-type="float">
            <text:p>1.53348</text:p>
          </table:table-cell>
          <table:table-cell office:value-type="float" office:value="0.580876" calcext:value-type="float">
            <text:p>0.58087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909" calcext:value-type="float">
            <text:p>0.000472909</text:p>
          </table:table-cell>
          <table:table-cell/>
          <table:table-cell office:value-type="float" office:value="31.4479" calcext:value-type="float">
            <text:p>31.4479</text:p>
          </table:table-cell>
          <table:table-cell office:value-type="float" office:value="1.25681" calcext:value-type="float">
            <text:p>1.25681</text:p>
          </table:table-cell>
          <table:table-cell office:value-type="float" office:value="0.000796506" calcext:value-type="float">
            <text:p>0.000796506</text:p>
          </table:table-cell>
          <table:table-cell/>
          <table:table-cell office:value-type="float" office:value="32.0557" calcext:value-type="float">
            <text:p>32.0557</text:p>
          </table:table-cell>
          <table:table-cell office:value-type="float" office:value="1.30575" calcext:value-type="float">
            <text:p>1.30575</text:p>
          </table:table-cell>
          <table:table-cell office:value-type="float" office:value="0.000809771" calcext:value-type="float">
            <text:p>0.000809771</text:p>
          </table:table-cell>
          <table:table-cell/>
          <table:table-cell office:value-type="float" office:value="32.016" calcext:value-type="float">
            <text:p>32.016</text:p>
          </table:table-cell>
          <table:table-cell office:value-type="float" office:value="1.32944" calcext:value-type="float">
            <text:p>1.32944</text:p>
          </table:table-cell>
          <table:table-cell office:value-type="float" office:value="0.000825491" calcext:value-type="float">
            <text:p>0.000825491</text:p>
          </table:table-cell>
          <table:table-cell/>
          <table:table-cell office:value-type="float" office:value="34.1101" calcext:value-type="float">
            <text:p>34.1101</text:p>
          </table:table-cell>
          <table:table-cell office:value-type="float" office:value="1.2174" calcext:value-type="float">
            <text:p>1.2174</text:p>
          </table:table-cell>
          <table:table-cell office:value-type="float" office:value="0.00651272" calcext:value-type="float">
            <text:p>0.00651272</text:p>
          </table:table-cell>
          <table:table-cell/>
          <table:table-cell office:value-type="float" office:value="32.6519" calcext:value-type="float">
            <text:p>32.6519</text:p>
          </table:table-cell>
          <table:table-cell office:value-type="float" office:value="1.62698" calcext:value-type="float">
            <text:p>1.62698</text:p>
          </table:table-cell>
          <table:table-cell office:value-type="float" office:value="0.0587554" calcext:value-type="float">
            <text:p>0.0587554</text:p>
          </table:table-cell>
          <table:table-cell/>
          <table:table-cell office:value-type="float" office:value="32.6025" calcext:value-type="float">
            <text:p>32.6025</text:p>
          </table:table-cell>
          <table:table-cell office:value-type="float" office:value="1.31306" calcext:value-type="float">
            <text:p>1.31306</text:p>
          </table:table-cell>
          <table:table-cell office:value-type="float" office:value="0.581285" calcext:value-type="float">
            <text:p>0.58128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4993" calcext:value-type="float">
            <text:p>0.000474993</text:p>
          </table:table-cell>
          <table:table-cell/>
          <table:table-cell office:value-type="float" office:value="31.1273" calcext:value-type="float">
            <text:p>31.1273</text:p>
          </table:table-cell>
          <table:table-cell office:value-type="float" office:value="1.44427" calcext:value-type="float">
            <text:p>1.44427</text:p>
          </table:table-cell>
          <table:table-cell office:value-type="float" office:value="0.000798009" calcext:value-type="float">
            <text:p>0.000798009</text:p>
          </table:table-cell>
          <table:table-cell/>
          <table:table-cell office:value-type="float" office:value="33.4627" calcext:value-type="float">
            <text:p>33.4627</text:p>
          </table:table-cell>
          <table:table-cell office:value-type="float" office:value="1.20693" calcext:value-type="float">
            <text:p>1.20693</text:p>
          </table:table-cell>
          <table:table-cell office:value-type="float" office:value="0.000810903" calcext:value-type="float">
            <text:p>0.000810903</text:p>
          </table:table-cell>
          <table:table-cell/>
          <table:table-cell office:value-type="float" office:value="33.9156" calcext:value-type="float">
            <text:p>33.9156</text:p>
          </table:table-cell>
          <table:table-cell office:value-type="float" office:value="1.33539" calcext:value-type="float">
            <text:p>1.33539</text:p>
          </table:table-cell>
          <table:table-cell office:value-type="float" office:value="0.000820421" calcext:value-type="float">
            <text:p>0.000820421</text:p>
          </table:table-cell>
          <table:table-cell/>
          <table:table-cell office:value-type="float" office:value="32.6089" calcext:value-type="float">
            <text:p>32.6089</text:p>
          </table:table-cell>
          <table:table-cell office:value-type="float" office:value="1.3219" calcext:value-type="float">
            <text:p>1.3219</text:p>
          </table:table-cell>
          <table:table-cell office:value-type="float" office:value="0.00649492" calcext:value-type="float">
            <text:p>0.00649492</text:p>
          </table:table-cell>
          <table:table-cell/>
          <table:table-cell office:value-type="float" office:value="32.6469" calcext:value-type="float">
            <text:p>32.6469</text:p>
          </table:table-cell>
          <table:table-cell office:value-type="float" office:value="1.31159" calcext:value-type="float">
            <text:p>1.31159</text:p>
          </table:table-cell>
          <table:table-cell office:value-type="float" office:value="0.0583481" calcext:value-type="float">
            <text:p>0.0583481</text:p>
          </table:table-cell>
          <table:table-cell/>
          <table:table-cell office:value-type="float" office:value="33.3725" calcext:value-type="float">
            <text:p>33.3725</text:p>
          </table:table-cell>
          <table:table-cell office:value-type="float" office:value="1.38619" calcext:value-type="float">
            <text:p>1.38619</text:p>
          </table:table-cell>
          <table:table-cell office:value-type="float" office:value="0.58684" calcext:value-type="float">
            <text:p>0.5868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7889" calcext:value-type="float">
            <text:p>0.000467889</text:p>
          </table:table-cell>
          <table:table-cell/>
          <table:table-cell office:value-type="float" office:value="31.1046" calcext:value-type="float">
            <text:p>31.1046</text:p>
          </table:table-cell>
          <table:table-cell office:value-type="float" office:value="1.51833" calcext:value-type="float">
            <text:p>1.51833</text:p>
          </table:table-cell>
          <table:table-cell office:value-type="float" office:value="0.000799241" calcext:value-type="float">
            <text:p>0.000799241</text:p>
          </table:table-cell>
          <table:table-cell/>
          <table:table-cell office:value-type="float" office:value="31.392" calcext:value-type="float">
            <text:p>31.392</text:p>
          </table:table-cell>
          <table:table-cell office:value-type="float" office:value="1.39297" calcext:value-type="float">
            <text:p>1.39297</text:p>
          </table:table-cell>
          <table:table-cell office:value-type="float" office:value="0.000802026" calcext:value-type="float">
            <text:p>0.000802026</text:p>
          </table:table-cell>
          <table:table-cell/>
          <table:table-cell office:value-type="float" office:value="33.516" calcext:value-type="float">
            <text:p>33.516</text:p>
          </table:table-cell>
          <table:table-cell office:value-type="float" office:value="1.30803" calcext:value-type="float">
            <text:p>1.30803</text:p>
          </table:table-cell>
          <table:table-cell office:value-type="float" office:value="0.000817084" calcext:value-type="float">
            <text:p>0.000817084</text:p>
          </table:table-cell>
          <table:table-cell/>
          <table:table-cell office:value-type="float" office:value="35.3529" calcext:value-type="float">
            <text:p>35.3529</text:p>
          </table:table-cell>
          <table:table-cell office:value-type="float" office:value="1.09339" calcext:value-type="float">
            <text:p>1.09339</text:p>
          </table:table-cell>
          <table:table-cell office:value-type="float" office:value="0.00651421" calcext:value-type="float">
            <text:p>0.00651421</text:p>
          </table:table-cell>
          <table:table-cell/>
          <table:table-cell office:value-type="float" office:value="33.1816" calcext:value-type="float">
            <text:p>33.1816</text:p>
          </table:table-cell>
          <table:table-cell office:value-type="float" office:value="1.37431" calcext:value-type="float">
            <text:p>1.37431</text:p>
          </table:table-cell>
          <table:table-cell office:value-type="float" office:value="0.0591014" calcext:value-type="float">
            <text:p>0.0591014</text:p>
          </table:table-cell>
          <table:table-cell/>
          <table:table-cell office:value-type="float" office:value="33.3926" calcext:value-type="float">
            <text:p>33.3926</text:p>
          </table:table-cell>
          <table:table-cell office:value-type="float" office:value="1.34584" calcext:value-type="float">
            <text:p>1.34584</text:p>
          </table:table-cell>
          <table:table-cell office:value-type="float" office:value="0.578281" calcext:value-type="float">
            <text:p>0.57828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1785" calcext:value-type="float">
            <text:p>0.000481785</text:p>
          </table:table-cell>
          <table:table-cell/>
          <table:table-cell office:value-type="float" office:value="32.5064" calcext:value-type="float">
            <text:p>32.5064</text:p>
          </table:table-cell>
          <table:table-cell office:value-type="float" office:value="1.24146" calcext:value-type="float">
            <text:p>1.24146</text:p>
          </table:table-cell>
          <table:table-cell office:value-type="float" office:value="0.000800112" calcext:value-type="float">
            <text:p>0.000800112</text:p>
          </table:table-cell>
          <table:table-cell/>
          <table:table-cell office:value-type="float" office:value="33.8052" calcext:value-type="float">
            <text:p>33.8052</text:p>
          </table:table-cell>
          <table:table-cell office:value-type="float" office:value="1.23069" calcext:value-type="float">
            <text:p>1.23069</text:p>
          </table:table-cell>
          <table:table-cell office:value-type="float" office:value="0.000807397" calcext:value-type="float">
            <text:p>0.000807397</text:p>
          </table:table-cell>
          <table:table-cell/>
          <table:table-cell office:value-type="float" office:value="31.8896" calcext:value-type="float">
            <text:p>31.8896</text:p>
          </table:table-cell>
          <table:table-cell office:value-type="float" office:value="1.30955" calcext:value-type="float">
            <text:p>1.30955</text:p>
          </table:table-cell>
          <table:table-cell office:value-type="float" office:value="0.000817165" calcext:value-type="float">
            <text:p>0.000817165</text:p>
          </table:table-cell>
          <table:table-cell/>
          <table:table-cell office:value-type="float" office:value="32.7275" calcext:value-type="float">
            <text:p>32.7275</text:p>
          </table:table-cell>
          <table:table-cell office:value-type="float" office:value="1.33071" calcext:value-type="float">
            <text:p>1.33071</text:p>
          </table:table-cell>
          <table:table-cell office:value-type="float" office:value="0.0064268" calcext:value-type="float">
            <text:p>0.0064268</text:p>
          </table:table-cell>
          <table:table-cell/>
          <table:table-cell office:value-type="float" office:value="32.9638" calcext:value-type="float">
            <text:p>32.9638</text:p>
          </table:table-cell>
          <table:table-cell office:value-type="float" office:value="1.3632" calcext:value-type="float">
            <text:p>1.3632</text:p>
          </table:table-cell>
          <table:table-cell office:value-type="float" office:value="0.0584528" calcext:value-type="float">
            <text:p>0.0584528</text:p>
          </table:table-cell>
          <table:table-cell/>
          <table:table-cell office:value-type="float" office:value="31.7917" calcext:value-type="float">
            <text:p>31.7917</text:p>
          </table:table-cell>
          <table:table-cell office:value-type="float" office:value="1.39541" calcext:value-type="float">
            <text:p>1.39541</text:p>
          </table:table-cell>
          <table:table-cell office:value-type="float" office:value="0.58158" calcext:value-type="float">
            <text:p>0.5815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7838" calcext:value-type="float">
            <text:p>0.000467838</text:p>
          </table:table-cell>
          <table:table-cell/>
          <table:table-cell office:value-type="float" office:value="34.1036" calcext:value-type="float">
            <text:p>34.1036</text:p>
          </table:table-cell>
          <table:table-cell office:value-type="float" office:value="1.13129" calcext:value-type="float">
            <text:p>1.13129</text:p>
          </table:table-cell>
          <table:table-cell office:value-type="float" office:value="0.000800383" calcext:value-type="float">
            <text:p>0.000800383</text:p>
          </table:table-cell>
          <table:table-cell/>
          <table:table-cell office:value-type="float" office:value="33.1096" calcext:value-type="float">
            <text:p>33.1096</text:p>
          </table:table-cell>
          <table:table-cell office:value-type="float" office:value="1.24344" calcext:value-type="float">
            <text:p>1.24344</text:p>
          </table:table-cell>
          <table:table-cell office:value-type="float" office:value="0.000802146" calcext:value-type="float">
            <text:p>0.000802146</text:p>
          </table:table-cell>
          <table:table-cell/>
          <table:table-cell office:value-type="float" office:value="34.6031" calcext:value-type="float">
            <text:p>34.6031</text:p>
          </table:table-cell>
          <table:table-cell office:value-type="float" office:value="1.11081" calcext:value-type="float">
            <text:p>1.11081</text:p>
          </table:table-cell>
          <table:table-cell office:value-type="float" office:value="0.000821693" calcext:value-type="float">
            <text:p>0.000821693</text:p>
          </table:table-cell>
          <table:table-cell/>
          <table:table-cell office:value-type="float" office:value="32.5206" calcext:value-type="float">
            <text:p>32.5206</text:p>
          </table:table-cell>
          <table:table-cell office:value-type="float" office:value="1.60818" calcext:value-type="float">
            <text:p>1.60818</text:p>
          </table:table-cell>
          <table:table-cell office:value-type="float" office:value="0.00637991" calcext:value-type="float">
            <text:p>0.00637991</text:p>
          </table:table-cell>
          <table:table-cell/>
          <table:table-cell office:value-type="float" office:value="32.8162" calcext:value-type="float">
            <text:p>32.8162</text:p>
          </table:table-cell>
          <table:table-cell office:value-type="float" office:value="1.36007" calcext:value-type="float">
            <text:p>1.36007</text:p>
          </table:table-cell>
          <table:table-cell office:value-type="float" office:value="0.0577472" calcext:value-type="float">
            <text:p>0.0577472</text:p>
          </table:table-cell>
          <table:table-cell/>
          <table:table-cell office:value-type="float" office:value="32.7887" calcext:value-type="float">
            <text:p>32.7887</text:p>
          </table:table-cell>
          <table:table-cell office:value-type="float" office:value="1.35245" calcext:value-type="float">
            <text:p>1.35245</text:p>
          </table:table-cell>
          <table:table-cell office:value-type="float" office:value="0.577624" calcext:value-type="float">
            <text:p>0.57762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377" calcext:value-type="float">
            <text:p>0.000472377</text:p>
          </table:table-cell>
          <table:table-cell/>
          <table:table-cell office:value-type="float" office:value="31.2724" calcext:value-type="float">
            <text:p>31.2724</text:p>
          </table:table-cell>
          <table:table-cell office:value-type="float" office:value="1.3109" calcext:value-type="float">
            <text:p>1.3109</text:p>
          </table:table-cell>
          <table:table-cell office:value-type="float" office:value="0.000800564" calcext:value-type="float">
            <text:p>0.000800564</text:p>
          </table:table-cell>
          <table:table-cell/>
          <table:table-cell office:value-type="float" office:value="33.0415" calcext:value-type="float">
            <text:p>33.0415</text:p>
          </table:table-cell>
          <table:table-cell office:value-type="float" office:value="1.28683" calcext:value-type="float">
            <text:p>1.28683</text:p>
          </table:table-cell>
          <table:table-cell office:value-type="float" office:value="0.000808529" calcext:value-type="float">
            <text:p>0.000808529</text:p>
          </table:table-cell>
          <table:table-cell/>
          <table:table-cell office:value-type="float" office:value="32.4741" calcext:value-type="float">
            <text:p>32.4741</text:p>
          </table:table-cell>
          <table:table-cell office:value-type="float" office:value="1.42212" calcext:value-type="float">
            <text:p>1.42212</text:p>
          </table:table-cell>
          <table:table-cell office:value-type="float" office:value="0.000820932" calcext:value-type="float">
            <text:p>0.000820932</text:p>
          </table:table-cell>
          <table:table-cell/>
          <table:table-cell office:value-type="float" office:value="33.8129" calcext:value-type="float">
            <text:p>33.8129</text:p>
          </table:table-cell>
          <table:table-cell office:value-type="float" office:value="1.31571" calcext:value-type="float">
            <text:p>1.31571</text:p>
          </table:table-cell>
          <table:table-cell office:value-type="float" office:value="0.00637016" calcext:value-type="float">
            <text:p>0.00637016</text:p>
          </table:table-cell>
          <table:table-cell/>
          <table:table-cell office:value-type="float" office:value="32.6969" calcext:value-type="float">
            <text:p>32.6969</text:p>
          </table:table-cell>
          <table:table-cell office:value-type="float" office:value="1.33551" calcext:value-type="float">
            <text:p>1.33551</text:p>
          </table:table-cell>
          <table:table-cell office:value-type="float" office:value="0.0581023" calcext:value-type="float">
            <text:p>0.0581023</text:p>
          </table:table-cell>
          <table:table-cell/>
          <table:table-cell office:value-type="float" office:value="34.1249" calcext:value-type="float">
            <text:p>34.1249</text:p>
          </table:table-cell>
          <table:table-cell office:value-type="float" office:value="1.18944" calcext:value-type="float">
            <text:p>1.18944</text:p>
          </table:table-cell>
          <table:table-cell office:value-type="float" office:value="0.576055" calcext:value-type="float">
            <text:p>0.57605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137" calcext:value-type="float">
            <text:p>0.000472137</text:p>
          </table:table-cell>
          <table:table-cell/>
          <table:table-cell office:value-type="float" office:value="32.5243" calcext:value-type="float">
            <text:p>32.5243</text:p>
          </table:table-cell>
          <table:table-cell office:value-type="float" office:value="1.27687" calcext:value-type="float">
            <text:p>1.27687</text:p>
          </table:table-cell>
          <table:table-cell office:value-type="float" office:value="0.000801475" calcext:value-type="float">
            <text:p>0.000801475</text:p>
          </table:table-cell>
          <table:table-cell/>
          <table:table-cell office:value-type="float" office:value="32.8447" calcext:value-type="float">
            <text:p>32.8447</text:p>
          </table:table-cell>
          <table:table-cell office:value-type="float" office:value="1.26521" calcext:value-type="float">
            <text:p>1.26521</text:p>
          </table:table-cell>
          <table:table-cell office:value-type="float" office:value="0.000804001" calcext:value-type="float">
            <text:p>0.000804001</text:p>
          </table:table-cell>
          <table:table-cell/>
          <table:table-cell office:value-type="float" office:value="32.8281" calcext:value-type="float">
            <text:p>32.8281</text:p>
          </table:table-cell>
          <table:table-cell office:value-type="float" office:value="1.25068" calcext:value-type="float">
            <text:p>1.25068</text:p>
          </table:table-cell>
          <table:table-cell office:value-type="float" office:value="0.000819339" calcext:value-type="float">
            <text:p>0.000819339</text:p>
          </table:table-cell>
          <table:table-cell/>
          <table:table-cell office:value-type="float" office:value="34.3158" calcext:value-type="float">
            <text:p>34.3158</text:p>
          </table:table-cell>
          <table:table-cell office:value-type="float" office:value="1.17933" calcext:value-type="float">
            <text:p>1.17933</text:p>
          </table:table-cell>
          <table:table-cell office:value-type="float" office:value="0.0064895" calcext:value-type="float">
            <text:p>0.0064895</text:p>
          </table:table-cell>
          <table:table-cell/>
          <table:table-cell office:value-type="float" office:value="32.1541" calcext:value-type="float">
            <text:p>32.1541</text:p>
          </table:table-cell>
          <table:table-cell office:value-type="float" office:value="1.53064" calcext:value-type="float">
            <text:p>1.53064</text:p>
          </table:table-cell>
          <table:table-cell office:value-type="float" office:value="0.0574197" calcext:value-type="float">
            <text:p>0.0574197</text:p>
          </table:table-cell>
          <table:table-cell/>
          <table:table-cell office:value-type="float" office:value="34.0907" calcext:value-type="float">
            <text:p>34.0907</text:p>
          </table:table-cell>
          <table:table-cell office:value-type="float" office:value="1.31379" calcext:value-type="float">
            <text:p>1.31379</text:p>
          </table:table-cell>
          <table:table-cell office:value-type="float" office:value="0.588746" calcext:value-type="float">
            <text:p>0.58874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297" calcext:value-type="float">
            <text:p>0.000472297</text:p>
          </table:table-cell>
          <table:table-cell/>
          <table:table-cell office:value-type="float" office:value="31.2759" calcext:value-type="float">
            <text:p>31.2759</text:p>
          </table:table-cell>
          <table:table-cell office:value-type="float" office:value="1.35984" calcext:value-type="float">
            <text:p>1.35984</text:p>
          </table:table-cell>
          <table:table-cell office:value-type="float" office:value="0.000799963" calcext:value-type="float">
            <text:p>0.000799963</text:p>
          </table:table-cell>
          <table:table-cell/>
          <table:table-cell office:value-type="float" office:value="32.8013" calcext:value-type="float">
            <text:p>32.8013</text:p>
          </table:table-cell>
          <table:table-cell office:value-type="float" office:value="1.22482" calcext:value-type="float">
            <text:p>1.22482</text:p>
          </table:table-cell>
          <table:table-cell office:value-type="float" office:value="0.000800223" calcext:value-type="float">
            <text:p>0.000800223</text:p>
          </table:table-cell>
          <table:table-cell/>
          <table:table-cell office:value-type="float" office:value="33.2954" calcext:value-type="float">
            <text:p>33.2954</text:p>
          </table:table-cell>
          <table:table-cell office:value-type="float" office:value="1.29245" calcext:value-type="float">
            <text:p>1.29245</text:p>
          </table:table-cell>
          <table:table-cell office:value-type="float" office:value="0.000820471" calcext:value-type="float">
            <text:p>0.000820471</text:p>
          </table:table-cell>
          <table:table-cell/>
          <table:table-cell office:value-type="float" office:value="33.8907" calcext:value-type="float">
            <text:p>33.8907</text:p>
          </table:table-cell>
          <table:table-cell office:value-type="float" office:value="1.35818" calcext:value-type="float">
            <text:p>1.35818</text:p>
          </table:table-cell>
          <table:table-cell office:value-type="float" office:value="0.00642019" calcext:value-type="float">
            <text:p>0.00642019</text:p>
          </table:table-cell>
          <table:table-cell/>
          <table:table-cell office:value-type="float" office:value="34.0362" calcext:value-type="float">
            <text:p>34.0362</text:p>
          </table:table-cell>
          <table:table-cell office:value-type="float" office:value="1.24261" calcext:value-type="float">
            <text:p>1.24261</text:p>
          </table:table-cell>
          <table:table-cell office:value-type="float" office:value="0.0590505" calcext:value-type="float">
            <text:p>0.0590505</text:p>
          </table:table-cell>
          <table:table-cell/>
          <table:table-cell office:value-type="float" office:value="33.3271" calcext:value-type="float">
            <text:p>33.3271</text:p>
          </table:table-cell>
          <table:table-cell office:value-type="float" office:value="1.49219" calcext:value-type="float">
            <text:p>1.49219</text:p>
          </table:table-cell>
          <table:table-cell office:value-type="float" office:value="0.579798" calcext:value-type="float">
            <text:p>0.57979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4" calcext:value-type="float">
            <text:p>0.0004684</text:p>
          </table:table-cell>
          <table:table-cell/>
          <table:table-cell office:value-type="float" office:value="31.5813" calcext:value-type="float">
            <text:p>31.5813</text:p>
          </table:table-cell>
          <table:table-cell office:value-type="float" office:value="1.26271" calcext:value-type="float">
            <text:p>1.26271</text:p>
          </table:table-cell>
          <table:table-cell office:value-type="float" office:value="0.000799111" calcext:value-type="float">
            <text:p>0.000799111</text:p>
          </table:table-cell>
          <table:table-cell/>
          <table:table-cell office:value-type="float" office:value="31.3644" calcext:value-type="float">
            <text:p>31.3644</text:p>
          </table:table-cell>
          <table:table-cell office:value-type="float" office:value="1.35712" calcext:value-type="float">
            <text:p>1.35712</text:p>
          </table:table-cell>
          <table:table-cell office:value-type="float" office:value="0.000806053" calcext:value-type="float">
            <text:p>0.000806053</text:p>
          </table:table-cell>
          <table:table-cell/>
          <table:table-cell office:value-type="float" office:value="32.992" calcext:value-type="float">
            <text:p>32.992</text:p>
          </table:table-cell>
          <table:table-cell office:value-type="float" office:value="1.34489" calcext:value-type="float">
            <text:p>1.34489</text:p>
          </table:table-cell>
          <table:table-cell office:value-type="float" office:value="0.000821132" calcext:value-type="float">
            <text:p>0.000821132</text:p>
          </table:table-cell>
          <table:table-cell/>
          <table:table-cell office:value-type="float" office:value="32.6266" calcext:value-type="float">
            <text:p>32.6266</text:p>
          </table:table-cell>
          <table:table-cell office:value-type="float" office:value="1.35349" calcext:value-type="float">
            <text:p>1.35349</text:p>
          </table:table-cell>
          <table:table-cell office:value-type="float" office:value="0.00639217" calcext:value-type="float">
            <text:p>0.00639217</text:p>
          </table:table-cell>
          <table:table-cell/>
          <table:table-cell office:value-type="float" office:value="34.0559" calcext:value-type="float">
            <text:p>34.0559</text:p>
          </table:table-cell>
          <table:table-cell office:value-type="float" office:value="1.23453" calcext:value-type="float">
            <text:p>1.23453</text:p>
          </table:table-cell>
          <table:table-cell office:value-type="float" office:value="0.05931" calcext:value-type="float">
            <text:p>0.05931</text:p>
          </table:table-cell>
          <table:table-cell/>
          <table:table-cell office:value-type="float" office:value="34.9358" calcext:value-type="float">
            <text:p>34.9358</text:p>
          </table:table-cell>
          <table:table-cell office:value-type="float" office:value="1.16382" calcext:value-type="float">
            <text:p>1.16382</text:p>
          </table:table-cell>
          <table:table-cell office:value-type="float" office:value="0.590815" calcext:value-type="float">
            <text:p>0.59081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7267" calcext:value-type="float">
            <text:p>0.000477267</text:p>
          </table:table-cell>
          <table:table-cell/>
          <table:table-cell office:value-type="float" office:value="30.7471" calcext:value-type="float">
            <text:p>30.7471</text:p>
          </table:table-cell>
          <table:table-cell office:value-type="float" office:value="1.3464" calcext:value-type="float">
            <text:p>1.3464</text:p>
          </table:table-cell>
          <table:table-cell office:value-type="float" office:value="0.000800974" calcext:value-type="float">
            <text:p>0.000800974</text:p>
          </table:table-cell>
          <table:table-cell/>
          <table:table-cell office:value-type="float" office:value="32.6088" calcext:value-type="float">
            <text:p>32.6088</text:p>
          </table:table-cell>
          <table:table-cell office:value-type="float" office:value="1.29944" calcext:value-type="float">
            <text:p>1.29944</text:p>
          </table:table-cell>
          <table:table-cell office:value-type="float" office:value="0.00080421" calcext:value-type="float">
            <text:p>0.00080421</text:p>
          </table:table-cell>
          <table:table-cell/>
          <table:table-cell office:value-type="float" office:value="33.0907" calcext:value-type="float">
            <text:p>33.0907</text:p>
          </table:table-cell>
          <table:table-cell office:value-type="float" office:value="1.37341" calcext:value-type="float">
            <text:p>1.37341</text:p>
          </table:table-cell>
          <table:table-cell office:value-type="float" office:value="0.000821914" calcext:value-type="float">
            <text:p>0.000821914</text:p>
          </table:table-cell>
          <table:table-cell/>
          <table:table-cell office:value-type="float" office:value="33.4992" calcext:value-type="float">
            <text:p>33.4992</text:p>
          </table:table-cell>
          <table:table-cell office:value-type="float" office:value="1.34891" calcext:value-type="float">
            <text:p>1.34891</text:p>
          </table:table-cell>
          <table:table-cell office:value-type="float" office:value="0.00637" calcext:value-type="float">
            <text:p>0.00637</text:p>
          </table:table-cell>
          <table:table-cell/>
          <table:table-cell office:value-type="float" office:value="34.1473" calcext:value-type="float">
            <text:p>34.1473</text:p>
          </table:table-cell>
          <table:table-cell office:value-type="float" office:value="1.28541" calcext:value-type="float">
            <text:p>1.28541</text:p>
          </table:table-cell>
          <table:table-cell office:value-type="float" office:value="0.0589141" calcext:value-type="float">
            <text:p>0.0589141</text:p>
          </table:table-cell>
          <table:table-cell/>
          <table:table-cell office:value-type="float" office:value="33.7763" calcext:value-type="float">
            <text:p>33.7763</text:p>
          </table:table-cell>
          <table:table-cell office:value-type="float" office:value="1.26919" calcext:value-type="float">
            <text:p>1.26919</text:p>
          </table:table-cell>
          <table:table-cell office:value-type="float" office:value="0.586548" calcext:value-type="float">
            <text:p>0.58654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656" calcext:value-type="float">
            <text:p>0.000471656</text:p>
          </table:table-cell>
          <table:table-cell/>
          <table:table-cell office:value-type="float" office:value="32.6848" calcext:value-type="float">
            <text:p>32.6848</text:p>
          </table:table-cell>
          <table:table-cell office:value-type="float" office:value="1.20483" calcext:value-type="float">
            <text:p>1.20483</text:p>
          </table:table-cell>
          <table:table-cell office:value-type="float" office:value="0.000795765" calcext:value-type="float">
            <text:p>0.000795765</text:p>
          </table:table-cell>
          <table:table-cell/>
          <table:table-cell office:value-type="float" office:value="33.2619" calcext:value-type="float">
            <text:p>33.2619</text:p>
          </table:table-cell>
          <table:table-cell office:value-type="float" office:value="1.2105" calcext:value-type="float">
            <text:p>1.2105</text:p>
          </table:table-cell>
          <table:table-cell office:value-type="float" office:value="0.000806675" calcext:value-type="float">
            <text:p>0.000806675</text:p>
          </table:table-cell>
          <table:table-cell/>
          <table:table-cell office:value-type="float" office:value="31.9465" calcext:value-type="float">
            <text:p>31.9465</text:p>
          </table:table-cell>
          <table:table-cell office:value-type="float" office:value="1.4971" calcext:value-type="float">
            <text:p>1.4971</text:p>
          </table:table-cell>
          <table:table-cell office:value-type="float" office:value="0.00081969" calcext:value-type="float">
            <text:p>0.00081969</text:p>
          </table:table-cell>
          <table:table-cell/>
          <table:table-cell office:value-type="float" office:value="34.2473" calcext:value-type="float">
            <text:p>34.2473</text:p>
          </table:table-cell>
          <table:table-cell office:value-type="float" office:value="1.21794" calcext:value-type="float">
            <text:p>1.21794</text:p>
          </table:table-cell>
          <table:table-cell office:value-type="float" office:value="0.00643779" calcext:value-type="float">
            <text:p>0.00643779</text:p>
          </table:table-cell>
          <table:table-cell/>
          <table:table-cell office:value-type="float" office:value="32.3695" calcext:value-type="float">
            <text:p>32.3695</text:p>
          </table:table-cell>
          <table:table-cell office:value-type="float" office:value="1.41532" calcext:value-type="float">
            <text:p>1.41532</text:p>
          </table:table-cell>
          <table:table-cell office:value-type="float" office:value="0.0583032" calcext:value-type="float">
            <text:p>0.0583032</text:p>
          </table:table-cell>
          <table:table-cell/>
          <table:table-cell office:value-type="float" office:value="33.9542" calcext:value-type="float">
            <text:p>33.9542</text:p>
          </table:table-cell>
          <table:table-cell office:value-type="float" office:value="1.26501" calcext:value-type="float">
            <text:p>1.26501</text:p>
          </table:table-cell>
          <table:table-cell office:value-type="float" office:value="0.589619" calcext:value-type="float">
            <text:p>0.58961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375" calcext:value-type="float">
            <text:p>0.000471375</text:p>
          </table:table-cell>
          <table:table-cell/>
          <table:table-cell office:value-type="float" office:value="32.1742" calcext:value-type="float">
            <text:p>32.1742</text:p>
          </table:table-cell>
          <table:table-cell office:value-type="float" office:value="1.26813" calcext:value-type="float">
            <text:p>1.26813</text:p>
          </table:table-cell>
          <table:table-cell office:value-type="float" office:value="0.000802046" calcext:value-type="float">
            <text:p>0.000802046</text:p>
          </table:table-cell>
          <table:table-cell/>
          <table:table-cell office:value-type="float" office:value="32.8935" calcext:value-type="float">
            <text:p>32.8935</text:p>
          </table:table-cell>
          <table:table-cell office:value-type="float" office:value="1.23583" calcext:value-type="float">
            <text:p>1.23583</text:p>
          </table:table-cell>
          <table:table-cell office:value-type="float" office:value="0.00080383" calcext:value-type="float">
            <text:p>0.00080383</text:p>
          </table:table-cell>
          <table:table-cell/>
          <table:table-cell office:value-type="float" office:value="32.4858" calcext:value-type="float">
            <text:p>32.4858</text:p>
          </table:table-cell>
          <table:table-cell office:value-type="float" office:value="1.47712" calcext:value-type="float">
            <text:p>1.47712</text:p>
          </table:table-cell>
          <table:table-cell office:value-type="float" office:value="0.000820612" calcext:value-type="float">
            <text:p>0.000820612</text:p>
          </table:table-cell>
          <table:table-cell/>
          <table:table-cell office:value-type="float" office:value="35.3888" calcext:value-type="float">
            <text:p>35.3888</text:p>
          </table:table-cell>
          <table:table-cell office:value-type="float" office:value="1.13747" calcext:value-type="float">
            <text:p>1.13747</text:p>
          </table:table-cell>
          <table:table-cell office:value-type="float" office:value="0.00660344" calcext:value-type="float">
            <text:p>0.00660344</text:p>
          </table:table-cell>
          <table:table-cell/>
          <table:table-cell office:value-type="float" office:value="31.8662" calcext:value-type="float">
            <text:p>31.8662</text:p>
          </table:table-cell>
          <table:table-cell office:value-type="float" office:value="1.52951" calcext:value-type="float">
            <text:p>1.52951</text:p>
          </table:table-cell>
          <table:table-cell office:value-type="float" office:value="0.0601314" calcext:value-type="float">
            <text:p>0.0601314</text:p>
          </table:table-cell>
          <table:table-cell/>
          <table:table-cell office:value-type="float" office:value="32.6622" calcext:value-type="float">
            <text:p>32.6622</text:p>
          </table:table-cell>
          <table:table-cell office:value-type="float" office:value="1.47064" calcext:value-type="float">
            <text:p>1.47064</text:p>
          </table:table-cell>
          <table:table-cell office:value-type="float" office:value="0.588379" calcext:value-type="float">
            <text:p>0.58837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39" calcext:value-type="float">
            <text:p>0.00046839</text:p>
          </table:table-cell>
          <table:table-cell/>
          <table:table-cell office:value-type="float" office:value="33.6526" calcext:value-type="float">
            <text:p>33.6526</text:p>
          </table:table-cell>
          <table:table-cell office:value-type="float" office:value="1.1295" calcext:value-type="float">
            <text:p>1.1295</text:p>
          </table:table-cell>
          <table:table-cell office:value-type="float" office:value="0.000799662" calcext:value-type="float">
            <text:p>0.000799662</text:p>
          </table:table-cell>
          <table:table-cell/>
          <table:table-cell office:value-type="float" office:value="31.8405" calcext:value-type="float">
            <text:p>31.8405</text:p>
          </table:table-cell>
          <table:table-cell office:value-type="float" office:value="1.39173" calcext:value-type="float">
            <text:p>1.39173</text:p>
          </table:table-cell>
          <table:table-cell office:value-type="float" office:value="0.000805684" calcext:value-type="float">
            <text:p>0.000805684</text:p>
          </table:table-cell>
          <table:table-cell/>
          <table:table-cell office:value-type="float" office:value="32.1542" calcext:value-type="float">
            <text:p>32.1542</text:p>
          </table:table-cell>
          <table:table-cell office:value-type="float" office:value="1.408" calcext:value-type="float">
            <text:p>1.408</text:p>
          </table:table-cell>
          <table:table-cell office:value-type="float" office:value="0.000900421" calcext:value-type="float">
            <text:p>0.000900421</text:p>
          </table:table-cell>
          <table:table-cell/>
          <table:table-cell office:value-type="float" office:value="33.2791" calcext:value-type="float">
            <text:p>33.2791</text:p>
          </table:table-cell>
          <table:table-cell office:value-type="float" office:value="1.36426" calcext:value-type="float">
            <text:p>1.36426</text:p>
          </table:table-cell>
          <table:table-cell office:value-type="float" office:value="0.00644581" calcext:value-type="float">
            <text:p>0.00644581</text:p>
          </table:table-cell>
          <table:table-cell/>
          <table:table-cell office:value-type="float" office:value="33.6933" calcext:value-type="float">
            <text:p>33.6933</text:p>
          </table:table-cell>
          <table:table-cell office:value-type="float" office:value="1.40517" calcext:value-type="float">
            <text:p>1.40517</text:p>
          </table:table-cell>
          <table:table-cell office:value-type="float" office:value="0.0928845" calcext:value-type="float">
            <text:p>0.0928845</text:p>
          </table:table-cell>
          <table:table-cell/>
          <table:table-cell office:value-type="float" office:value="34.2523" calcext:value-type="float">
            <text:p>34.2523</text:p>
          </table:table-cell>
          <table:table-cell office:value-type="float" office:value="1.26071" calcext:value-type="float">
            <text:p>1.26071</text:p>
          </table:table-cell>
          <table:table-cell office:value-type="float" office:value="0.59736" calcext:value-type="float">
            <text:p>0.5973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668" calcext:value-type="float">
            <text:p>0.000472668</text:p>
          </table:table-cell>
          <table:table-cell/>
          <table:table-cell office:value-type="float" office:value="30.3866" calcext:value-type="float">
            <text:p>30.3866</text:p>
          </table:table-cell>
          <table:table-cell office:value-type="float" office:value="1.32921" calcext:value-type="float">
            <text:p>1.32921</text:p>
          </table:table-cell>
          <table:table-cell office:value-type="float" office:value="0.000808258" calcext:value-type="float">
            <text:p>0.000808258</text:p>
          </table:table-cell>
          <table:table-cell/>
          <table:table-cell office:value-type="float" office:value="32.9917" calcext:value-type="float">
            <text:p>32.9917</text:p>
          </table:table-cell>
          <table:table-cell office:value-type="float" office:value="1.33259" calcext:value-type="float">
            <text:p>1.33259</text:p>
          </table:table-cell>
          <table:table-cell office:value-type="float" office:value="0.000801676" calcext:value-type="float">
            <text:p>0.000801676</text:p>
          </table:table-cell>
          <table:table-cell/>
          <table:table-cell office:value-type="float" office:value="32.5944" calcext:value-type="float">
            <text:p>32.5944</text:p>
          </table:table-cell>
          <table:table-cell office:value-type="float" office:value="1.23245" calcext:value-type="float">
            <text:p>1.23245</text:p>
          </table:table-cell>
          <table:table-cell office:value-type="float" office:value="0.000838756" calcext:value-type="float">
            <text:p>0.000838756</text:p>
          </table:table-cell>
          <table:table-cell/>
          <table:table-cell office:value-type="float" office:value="34.4311" calcext:value-type="float">
            <text:p>34.4311</text:p>
          </table:table-cell>
          <table:table-cell office:value-type="float" office:value="1.21865" calcext:value-type="float">
            <text:p>1.21865</text:p>
          </table:table-cell>
          <table:table-cell office:value-type="float" office:value="0.00653665" calcext:value-type="float">
            <text:p>0.00653665</text:p>
          </table:table-cell>
          <table:table-cell/>
          <table:table-cell office:value-type="float" office:value="35.0088" calcext:value-type="float">
            <text:p>35.0088</text:p>
          </table:table-cell>
          <table:table-cell office:value-type="float" office:value="1.16587" calcext:value-type="float">
            <text:p>1.16587</text:p>
          </table:table-cell>
          <table:table-cell office:value-type="float" office:value="0.0922528" calcext:value-type="float">
            <text:p>0.0922528</text:p>
          </table:table-cell>
          <table:table-cell/>
          <table:table-cell office:value-type="float" office:value="32.1982" calcext:value-type="float">
            <text:p>32.1982</text:p>
          </table:table-cell>
          <table:table-cell office:value-type="float" office:value="1.41905" calcext:value-type="float">
            <text:p>1.41905</text:p>
          </table:table-cell>
          <table:table-cell office:value-type="float" office:value="0.581025" calcext:value-type="float">
            <text:p>0.58102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232" calcext:value-type="float">
            <text:p>0.000469232</text:p>
          </table:table-cell>
          <table:table-cell/>
          <table:table-cell office:value-type="float" office:value="31.6006" calcext:value-type="float">
            <text:p>31.6006</text:p>
          </table:table-cell>
          <table:table-cell office:value-type="float" office:value="1.32621" calcext:value-type="float">
            <text:p>1.32621</text:p>
          </table:table-cell>
          <table:table-cell office:value-type="float" office:value="0.000800303" calcext:value-type="float">
            <text:p>0.000800303</text:p>
          </table:table-cell>
          <table:table-cell/>
          <table:table-cell office:value-type="float" office:value="33.081" calcext:value-type="float">
            <text:p>33.081</text:p>
          </table:table-cell>
          <table:table-cell office:value-type="float" office:value="1.246" calcext:value-type="float">
            <text:p>1.246</text:p>
          </table:table-cell>
          <table:table-cell office:value-type="float" office:value="0.000803279" calcext:value-type="float">
            <text:p>0.000803279</text:p>
          </table:table-cell>
          <table:table-cell/>
          <table:table-cell office:value-type="float" office:value="33.1401" calcext:value-type="float">
            <text:p>33.1401</text:p>
          </table:table-cell>
          <table:table-cell office:value-type="float" office:value="1.31059" calcext:value-type="float">
            <text:p>1.31059</text:p>
          </table:table-cell>
          <table:table-cell office:value-type="float" office:value="0.000857671" calcext:value-type="float">
            <text:p>0.000857671</text:p>
          </table:table-cell>
          <table:table-cell/>
          <table:table-cell office:value-type="float" office:value="35.8551" calcext:value-type="float">
            <text:p>35.8551</text:p>
          </table:table-cell>
          <table:table-cell office:value-type="float" office:value="1.15819" calcext:value-type="float">
            <text:p>1.15819</text:p>
          </table:table-cell>
          <table:table-cell office:value-type="float" office:value="0.00659332" calcext:value-type="float">
            <text:p>0.00659332</text:p>
          </table:table-cell>
          <table:table-cell/>
          <table:table-cell office:value-type="float" office:value="33.6078" calcext:value-type="float">
            <text:p>33.6078</text:p>
          </table:table-cell>
          <table:table-cell office:value-type="float" office:value="1.29917" calcext:value-type="float">
            <text:p>1.29917</text:p>
          </table:table-cell>
          <table:table-cell office:value-type="float" office:value="0.0915423" calcext:value-type="float">
            <text:p>0.0915423</text:p>
          </table:table-cell>
          <table:table-cell/>
          <table:table-cell office:value-type="float" office:value="34.5802" calcext:value-type="float">
            <text:p>34.5802</text:p>
          </table:table-cell>
          <table:table-cell office:value-type="float" office:value="1.23818" calcext:value-type="float">
            <text:p>1.23818</text:p>
          </table:table-cell>
          <table:table-cell office:value-type="float" office:value="0.601678" calcext:value-type="float">
            <text:p>0.60167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276" calcext:value-type="float">
            <text:p>0.000471276</text:p>
          </table:table-cell>
          <table:table-cell/>
          <table:table-cell office:value-type="float" office:value="30.1799" calcext:value-type="float">
            <text:p>30.1799</text:p>
          </table:table-cell>
          <table:table-cell office:value-type="float" office:value="1.44009" calcext:value-type="float">
            <text:p>1.44009</text:p>
          </table:table-cell>
          <table:table-cell office:value-type="float" office:value="0.0008041" calcext:value-type="float">
            <text:p>0.0008041</text:p>
          </table:table-cell>
          <table:table-cell/>
          <table:table-cell office:value-type="float" office:value="33.0131" calcext:value-type="float">
            <text:p>33.0131</text:p>
          </table:table-cell>
          <table:table-cell office:value-type="float" office:value="1.29543" calcext:value-type="float">
            <text:p>1.29543</text:p>
          </table:table-cell>
          <table:table-cell office:value-type="float" office:value="0.000804301" calcext:value-type="float">
            <text:p>0.000804301</text:p>
          </table:table-cell>
          <table:table-cell/>
          <table:table-cell office:value-type="float" office:value="33.7968" calcext:value-type="float">
            <text:p>33.7968</text:p>
          </table:table-cell>
          <table:table-cell office:value-type="float" office:value="1.18709" calcext:value-type="float">
            <text:p>1.18709</text:p>
          </table:table-cell>
          <table:table-cell office:value-type="float" office:value="0.000815111" calcext:value-type="float">
            <text:p>0.000815111</text:p>
          </table:table-cell>
          <table:table-cell/>
          <table:table-cell office:value-type="float" office:value="33.1213" calcext:value-type="float">
            <text:p>33.1213</text:p>
          </table:table-cell>
          <table:table-cell office:value-type="float" office:value="1.24883" calcext:value-type="float">
            <text:p>1.24883</text:p>
          </table:table-cell>
          <table:table-cell office:value-type="float" office:value="0.00637292" calcext:value-type="float">
            <text:p>0.00637292</text:p>
          </table:table-cell>
          <table:table-cell/>
          <table:table-cell office:value-type="float" office:value="33.8502" calcext:value-type="float">
            <text:p>33.8502</text:p>
          </table:table-cell>
          <table:table-cell office:value-type="float" office:value="1.39811" calcext:value-type="float">
            <text:p>1.39811</text:p>
          </table:table-cell>
          <table:table-cell office:value-type="float" office:value="0.0913593" calcext:value-type="float">
            <text:p>0.0913593</text:p>
          </table:table-cell>
          <table:table-cell/>
          <table:table-cell office:value-type="float" office:value="33.2719" calcext:value-type="float">
            <text:p>33.2719</text:p>
          </table:table-cell>
          <table:table-cell office:value-type="float" office:value="1.34442" calcext:value-type="float">
            <text:p>1.34442</text:p>
          </table:table-cell>
          <table:table-cell office:value-type="float" office:value="0.585281" calcext:value-type="float">
            <text:p>0.58528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45" calcext:value-type="float">
            <text:p>0.00046845</text:p>
          </table:table-cell>
          <table:table-cell/>
          <table:table-cell office:value-type="float" office:value="31.5176" calcext:value-type="float">
            <text:p>31.5176</text:p>
          </table:table-cell>
          <table:table-cell office:value-type="float" office:value="1.23701" calcext:value-type="float">
            <text:p>1.23701</text:p>
          </table:table-cell>
          <table:table-cell office:value-type="float" office:value="0.000802307" calcext:value-type="float">
            <text:p>0.000802307</text:p>
          </table:table-cell>
          <table:table-cell/>
          <table:table-cell office:value-type="float" office:value="33.7156" calcext:value-type="float">
            <text:p>33.7156</text:p>
          </table:table-cell>
          <table:table-cell office:value-type="float" office:value="1.27562" calcext:value-type="float">
            <text:p>1.27562</text:p>
          </table:table-cell>
          <table:table-cell office:value-type="float" office:value="0.00080398" calcext:value-type="float">
            <text:p>0.00080398</text:p>
          </table:table-cell>
          <table:table-cell/>
          <table:table-cell office:value-type="float" office:value="32.5503" calcext:value-type="float">
            <text:p>32.5503</text:p>
          </table:table-cell>
          <table:table-cell office:value-type="float" office:value="1.31602" calcext:value-type="float">
            <text:p>1.31602</text:p>
          </table:table-cell>
          <table:table-cell office:value-type="float" office:value="0.000815742" calcext:value-type="float">
            <text:p>0.000815742</text:p>
          </table:table-cell>
          <table:table-cell/>
          <table:table-cell office:value-type="float" office:value="34.5159" calcext:value-type="float">
            <text:p>34.5159</text:p>
          </table:table-cell>
          <table:table-cell office:value-type="float" office:value="1.19557" calcext:value-type="float">
            <text:p>1.19557</text:p>
          </table:table-cell>
          <table:table-cell office:value-type="float" office:value="0.00648059" calcext:value-type="float">
            <text:p>0.00648059</text:p>
          </table:table-cell>
          <table:table-cell/>
          <table:table-cell office:value-type="float" office:value="32.6513" calcext:value-type="float">
            <text:p>32.6513</text:p>
          </table:table-cell>
          <table:table-cell office:value-type="float" office:value="1.31885" calcext:value-type="float">
            <text:p>1.31885</text:p>
          </table:table-cell>
          <table:table-cell office:value-type="float" office:value="0.0904294" calcext:value-type="float">
            <text:p>0.0904294</text:p>
          </table:table-cell>
          <table:table-cell/>
          <table:table-cell office:value-type="float" office:value="33.6364" calcext:value-type="float">
            <text:p>33.6364</text:p>
          </table:table-cell>
          <table:table-cell office:value-type="float" office:value="1.2247" calcext:value-type="float">
            <text:p>1.2247</text:p>
          </table:table-cell>
          <table:table-cell office:value-type="float" office:value="0.58582" calcext:value-type="float">
            <text:p>0.5858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528" calcext:value-type="float">
            <text:p>0.000472528</text:p>
          </table:table-cell>
          <table:table-cell/>
          <table:table-cell office:value-type="float" office:value="30.0133" calcext:value-type="float">
            <text:p>30.0133</text:p>
          </table:table-cell>
          <table:table-cell office:value-type="float" office:value="1.39019" calcext:value-type="float">
            <text:p>1.39019</text:p>
          </table:table-cell>
          <table:table-cell office:value-type="float" office:value="0.000793861" calcext:value-type="float">
            <text:p>0.000793861</text:p>
          </table:table-cell>
          <table:table-cell/>
          <table:table-cell office:value-type="float" office:value="33.4141" calcext:value-type="float">
            <text:p>33.4141</text:p>
          </table:table-cell>
          <table:table-cell office:value-type="float" office:value="1.15894" calcext:value-type="float">
            <text:p>1.15894</text:p>
          </table:table-cell>
          <table:table-cell office:value-type="float" office:value="0.000803429" calcext:value-type="float">
            <text:p>0.000803429</text:p>
          </table:table-cell>
          <table:table-cell/>
          <table:table-cell office:value-type="float" office:value="32.917" calcext:value-type="float">
            <text:p>32.917</text:p>
          </table:table-cell>
          <table:table-cell office:value-type="float" office:value="1.20626" calcext:value-type="float">
            <text:p>1.20626</text:p>
          </table:table-cell>
          <table:table-cell office:value-type="float" office:value="0.000817165" calcext:value-type="float">
            <text:p>0.000817165</text:p>
          </table:table-cell>
          <table:table-cell/>
          <table:table-cell office:value-type="float" office:value="34.2877" calcext:value-type="float">
            <text:p>34.2877</text:p>
          </table:table-cell>
          <table:table-cell office:value-type="float" office:value="1.22535" calcext:value-type="float">
            <text:p>1.22535</text:p>
          </table:table-cell>
          <table:table-cell office:value-type="float" office:value="0.0065212" calcext:value-type="float">
            <text:p>0.0065212</text:p>
          </table:table-cell>
          <table:table-cell/>
          <table:table-cell office:value-type="float" office:value="35.5764" calcext:value-type="float">
            <text:p>35.5764</text:p>
          </table:table-cell>
          <table:table-cell office:value-type="float" office:value="1.1551" calcext:value-type="float">
            <text:p>1.1551</text:p>
          </table:table-cell>
          <table:table-cell office:value-type="float" office:value="0.0923451" calcext:value-type="float">
            <text:p>0.0923451</text:p>
          </table:table-cell>
          <table:table-cell/>
          <table:table-cell office:value-type="float" office:value="33.9913" calcext:value-type="float">
            <text:p>33.9913</text:p>
          </table:table-cell>
          <table:table-cell office:value-type="float" office:value="1.30063" calcext:value-type="float">
            <text:p>1.30063</text:p>
          </table:table-cell>
          <table:table-cell office:value-type="float" office:value="0.592166" calcext:value-type="float">
            <text:p>0.59216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9059" calcext:value-type="float">
            <text:p>0.000479059</text:p>
          </table:table-cell>
          <table:table-cell/>
          <table:table-cell office:value-type="float" office:value="31.1537" calcext:value-type="float">
            <text:p>31.1537</text:p>
          </table:table-cell>
          <table:table-cell office:value-type="float" office:value="1.25789" calcext:value-type="float">
            <text:p>1.25789</text:p>
          </table:table-cell>
          <table:table-cell office:value-type="float" office:value="0.000795995" calcext:value-type="float">
            <text:p>0.000795995</text:p>
          </table:table-cell>
          <table:table-cell/>
          <table:table-cell office:value-type="float" office:value="33.0569" calcext:value-type="float">
            <text:p>33.0569</text:p>
          </table:table-cell>
          <table:table-cell office:value-type="float" office:value="1.24763" calcext:value-type="float">
            <text:p>1.24763</text:p>
          </table:table-cell>
          <table:table-cell office:value-type="float" office:value="0.000799832" calcext:value-type="float">
            <text:p>0.000799832</text:p>
          </table:table-cell>
          <table:table-cell/>
          <table:table-cell office:value-type="float" office:value="33.2842" calcext:value-type="float">
            <text:p>33.2842</text:p>
          </table:table-cell>
          <table:table-cell office:value-type="float" office:value="1.18115" calcext:value-type="float">
            <text:p>1.18115</text:p>
          </table:table-cell>
          <table:table-cell office:value-type="float" office:value="0.000810492" calcext:value-type="float">
            <text:p>0.000810492</text:p>
          </table:table-cell>
          <table:table-cell/>
          <table:table-cell office:value-type="float" office:value="31.3338" calcext:value-type="float">
            <text:p>31.3338</text:p>
          </table:table-cell>
          <table:table-cell office:value-type="float" office:value="1.44619" calcext:value-type="float">
            <text:p>1.44619</text:p>
          </table:table-cell>
          <table:table-cell office:value-type="float" office:value="0.00627809" calcext:value-type="float">
            <text:p>0.00627809</text:p>
          </table:table-cell>
          <table:table-cell/>
          <table:table-cell office:value-type="float" office:value="33.6956" calcext:value-type="float">
            <text:p>33.6956</text:p>
          </table:table-cell>
          <table:table-cell office:value-type="float" office:value="1.28548" calcext:value-type="float">
            <text:p>1.28548</text:p>
          </table:table-cell>
          <table:table-cell office:value-type="float" office:value="0.0916617" calcext:value-type="float">
            <text:p>0.0916617</text:p>
          </table:table-cell>
          <table:table-cell/>
          <table:table-cell office:value-type="float" office:value="32.7373" calcext:value-type="float">
            <text:p>32.7373</text:p>
          </table:table-cell>
          <table:table-cell office:value-type="float" office:value="1.32571" calcext:value-type="float">
            <text:p>1.32571</text:p>
          </table:table-cell>
          <table:table-cell office:value-type="float" office:value="0.585107" calcext:value-type="float">
            <text:p>0.58510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961" calcext:value-type="float">
            <text:p>0.000468961</text:p>
          </table:table-cell>
          <table:table-cell/>
          <table:table-cell office:value-type="float" office:value="33.8047" calcext:value-type="float">
            <text:p>33.8047</text:p>
          </table:table-cell>
          <table:table-cell office:value-type="float" office:value="1.11895" calcext:value-type="float">
            <text:p>1.11895</text:p>
          </table:table-cell>
          <table:table-cell office:value-type="float" office:value="0.000808859" calcext:value-type="float">
            <text:p>0.000808859</text:p>
          </table:table-cell>
          <table:table-cell/>
          <table:table-cell office:value-type="float" office:value="34.0412" calcext:value-type="float">
            <text:p>34.0412</text:p>
          </table:table-cell>
          <table:table-cell office:value-type="float" office:value="1.16743" calcext:value-type="float">
            <text:p>1.16743</text:p>
          </table:table-cell>
          <table:table-cell office:value-type="float" office:value="0.000806054" calcext:value-type="float">
            <text:p>0.000806054</text:p>
          </table:table-cell>
          <table:table-cell/>
          <table:table-cell office:value-type="float" office:value="32.1834" calcext:value-type="float">
            <text:p>32.1834</text:p>
          </table:table-cell>
          <table:table-cell office:value-type="float" office:value="1.29487" calcext:value-type="float">
            <text:p>1.29487</text:p>
          </table:table-cell>
          <table:table-cell office:value-type="float" office:value="0.000812767" calcext:value-type="float">
            <text:p>0.000812767</text:p>
          </table:table-cell>
          <table:table-cell/>
          <table:table-cell office:value-type="float" office:value="34.5434" calcext:value-type="float">
            <text:p>34.5434</text:p>
          </table:table-cell>
          <table:table-cell office:value-type="float" office:value="1.22201" calcext:value-type="float">
            <text:p>1.22201</text:p>
          </table:table-cell>
          <table:table-cell office:value-type="float" office:value="0.0064765" calcext:value-type="float">
            <text:p>0.0064765</text:p>
          </table:table-cell>
          <table:table-cell/>
          <table:table-cell office:value-type="float" office:value="33.4322" calcext:value-type="float">
            <text:p>33.4322</text:p>
          </table:table-cell>
          <table:table-cell office:value-type="float" office:value="1.24525" calcext:value-type="float">
            <text:p>1.24525</text:p>
          </table:table-cell>
          <table:table-cell office:value-type="float" office:value="0.0922266" calcext:value-type="float">
            <text:p>0.0922266</text:p>
          </table:table-cell>
          <table:table-cell/>
          <table:table-cell office:value-type="float" office:value="33.0682" calcext:value-type="float">
            <text:p>33.0682</text:p>
          </table:table-cell>
          <table:table-cell office:value-type="float" office:value="1.34877" calcext:value-type="float">
            <text:p>1.34877</text:p>
          </table:table-cell>
          <table:table-cell office:value-type="float" office:value="0.588786" calcext:value-type="float">
            <text:p>0.58878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618" calcext:value-type="float">
            <text:p>0.000472618</text:p>
          </table:table-cell>
          <table:table-cell/>
          <table:table-cell office:value-type="float" office:value="31.3967" calcext:value-type="float">
            <text:p>31.3967</text:p>
          </table:table-cell>
          <table:table-cell office:value-type="float" office:value="1.23658" calcext:value-type="float">
            <text:p>1.23658</text:p>
          </table:table-cell>
          <table:table-cell office:value-type="float" office:value="0.000803739" calcext:value-type="float">
            <text:p>0.000803739</text:p>
          </table:table-cell>
          <table:table-cell/>
          <table:table-cell office:value-type="float" office:value="32.4092" calcext:value-type="float">
            <text:p>32.4092</text:p>
          </table:table-cell>
          <table:table-cell office:value-type="float" office:value="1.40152" calcext:value-type="float">
            <text:p>1.40152</text:p>
          </table:table-cell>
          <table:table-cell office:value-type="float" office:value="0.000806435" calcext:value-type="float">
            <text:p>0.000806435</text:p>
          </table:table-cell>
          <table:table-cell/>
          <table:table-cell office:value-type="float" office:value="33.2808" calcext:value-type="float">
            <text:p>33.2808</text:p>
          </table:table-cell>
          <table:table-cell office:value-type="float" office:value="1.2927" calcext:value-type="float">
            <text:p>1.2927</text:p>
          </table:table-cell>
          <table:table-cell office:value-type="float" office:value="0.00080944" calcext:value-type="float">
            <text:p>0.00080944</text:p>
          </table:table-cell>
          <table:table-cell/>
          <table:table-cell office:value-type="float" office:value="30.7008" calcext:value-type="float">
            <text:p>30.7008</text:p>
          </table:table-cell>
          <table:table-cell office:value-type="float" office:value="1.46766" calcext:value-type="float">
            <text:p>1.46766</text:p>
          </table:table-cell>
          <table:table-cell office:value-type="float" office:value="0.00636682" calcext:value-type="float">
            <text:p>0.00636682</text:p>
          </table:table-cell>
          <table:table-cell/>
          <table:table-cell office:value-type="float" office:value="32.6769" calcext:value-type="float">
            <text:p>32.6769</text:p>
          </table:table-cell>
          <table:table-cell office:value-type="float" office:value="1.39938" calcext:value-type="float">
            <text:p>1.39938</text:p>
          </table:table-cell>
          <table:table-cell office:value-type="float" office:value="0.0906822" calcext:value-type="float">
            <text:p>0.0906822</text:p>
          </table:table-cell>
          <table:table-cell/>
          <table:table-cell office:value-type="float" office:value="33.1703" calcext:value-type="float">
            <text:p>33.1703</text:p>
          </table:table-cell>
          <table:table-cell office:value-type="float" office:value="1.28179" calcext:value-type="float">
            <text:p>1.28179</text:p>
          </table:table-cell>
          <table:table-cell office:value-type="float" office:value="0.581954" calcext:value-type="float">
            <text:p>0.58195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7" calcext:value-type="float">
            <text:p>0.0004737</text:p>
          </table:table-cell>
          <table:table-cell/>
          <table:table-cell office:value-type="float" office:value="29.4628" calcext:value-type="float">
            <text:p>29.4628</text:p>
          </table:table-cell>
          <table:table-cell office:value-type="float" office:value="1.31455" calcext:value-type="float">
            <text:p>1.31455</text:p>
          </table:table-cell>
          <table:table-cell office:value-type="float" office:value="0.000799642" calcext:value-type="float">
            <text:p>0.000799642</text:p>
          </table:table-cell>
          <table:table-cell/>
          <table:table-cell office:value-type="float" office:value="31.9507" calcext:value-type="float">
            <text:p>31.9507</text:p>
          </table:table-cell>
          <table:table-cell office:value-type="float" office:value="1.32799" calcext:value-type="float">
            <text:p>1.32799</text:p>
          </table:table-cell>
          <table:table-cell office:value-type="float" office:value="0.000812797" calcext:value-type="float">
            <text:p>0.000812797</text:p>
          </table:table-cell>
          <table:table-cell/>
          <table:table-cell office:value-type="float" office:value="33.8109" calcext:value-type="float">
            <text:p>33.8109</text:p>
          </table:table-cell>
          <table:table-cell office:value-type="float" office:value="1.27674" calcext:value-type="float">
            <text:p>1.27674</text:p>
          </table:table-cell>
          <table:table-cell office:value-type="float" office:value="0.000811113" calcext:value-type="float">
            <text:p>0.000811113</text:p>
          </table:table-cell>
          <table:table-cell/>
          <table:table-cell office:value-type="float" office:value="32.6656" calcext:value-type="float">
            <text:p>32.6656</text:p>
          </table:table-cell>
          <table:table-cell office:value-type="float" office:value="1.37517" calcext:value-type="float">
            <text:p>1.37517</text:p>
          </table:table-cell>
          <table:table-cell office:value-type="float" office:value="0.00640483" calcext:value-type="float">
            <text:p>0.00640483</text:p>
          </table:table-cell>
          <table:table-cell/>
          <table:table-cell office:value-type="float" office:value="32.0339" calcext:value-type="float">
            <text:p>32.0339</text:p>
          </table:table-cell>
          <table:table-cell office:value-type="float" office:value="1.33562" calcext:value-type="float">
            <text:p>1.33562</text:p>
          </table:table-cell>
          <table:table-cell office:value-type="float" office:value="0.0908526" calcext:value-type="float">
            <text:p>0.0908526</text:p>
          </table:table-cell>
          <table:table-cell/>
          <table:table-cell office:value-type="float" office:value="32.5804" calcext:value-type="float">
            <text:p>32.5804</text:p>
          </table:table-cell>
          <table:table-cell office:value-type="float" office:value="1.43245" calcext:value-type="float">
            <text:p>1.43245</text:p>
          </table:table-cell>
          <table:table-cell office:value-type="float" office:value="0.57993" calcext:value-type="float">
            <text:p>0.5799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554" calcext:value-type="float">
            <text:p>0.000470554</text:p>
          </table:table-cell>
          <table:table-cell/>
          <table:table-cell office:value-type="float" office:value="32.3199" calcext:value-type="float">
            <text:p>32.3199</text:p>
          </table:table-cell>
          <table:table-cell office:value-type="float" office:value="1.2084" calcext:value-type="float">
            <text:p>1.2084</text:p>
          </table:table-cell>
          <table:table-cell office:value-type="float" office:value="0.000798339" calcext:value-type="float">
            <text:p>0.000798339</text:p>
          </table:table-cell>
          <table:table-cell/>
          <table:table-cell office:value-type="float" office:value="31.7817" calcext:value-type="float">
            <text:p>31.7817</text:p>
          </table:table-cell>
          <table:table-cell office:value-type="float" office:value="1.41235" calcext:value-type="float">
            <text:p>1.41235</text:p>
          </table:table-cell>
          <table:table-cell office:value-type="float" office:value="0.000805583" calcext:value-type="float">
            <text:p>0.000805583</text:p>
          </table:table-cell>
          <table:table-cell/>
          <table:table-cell office:value-type="float" office:value="34.7716" calcext:value-type="float">
            <text:p>34.7716</text:p>
          </table:table-cell>
          <table:table-cell office:value-type="float" office:value="1.13697" calcext:value-type="float">
            <text:p>1.13697</text:p>
          </table:table-cell>
          <table:table-cell office:value-type="float" office:value="0.000818086" calcext:value-type="float">
            <text:p>0.000818086</text:p>
          </table:table-cell>
          <table:table-cell/>
          <table:table-cell office:value-type="float" office:value="32.7937" calcext:value-type="float">
            <text:p>32.7937</text:p>
          </table:table-cell>
          <table:table-cell office:value-type="float" office:value="1.40125" calcext:value-type="float">
            <text:p>1.40125</text:p>
          </table:table-cell>
          <table:table-cell office:value-type="float" office:value="0.00652256" calcext:value-type="float">
            <text:p>0.00652256</text:p>
          </table:table-cell>
          <table:table-cell/>
          <table:table-cell office:value-type="float" office:value="34.1537" calcext:value-type="float">
            <text:p>34.1537</text:p>
          </table:table-cell>
          <table:table-cell office:value-type="float" office:value="1.22059" calcext:value-type="float">
            <text:p>1.22059</text:p>
          </table:table-cell>
          <table:table-cell office:value-type="float" office:value="0.0918873" calcext:value-type="float">
            <text:p>0.0918873</text:p>
          </table:table-cell>
          <table:table-cell/>
          <table:table-cell office:value-type="float" office:value="32.4496" calcext:value-type="float">
            <text:p>32.4496</text:p>
          </table:table-cell>
          <table:table-cell office:value-type="float" office:value="1.32212" calcext:value-type="float">
            <text:p>1.32212</text:p>
          </table:table-cell>
          <table:table-cell office:value-type="float" office:value="0.573436" calcext:value-type="float">
            <text:p>0.57343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416" calcext:value-type="float">
            <text:p>0.000471416</text:p>
          </table:table-cell>
          <table:table-cell/>
          <table:table-cell office:value-type="float" office:value="31.3012" calcext:value-type="float">
            <text:p>31.3012</text:p>
          </table:table-cell>
          <table:table-cell office:value-type="float" office:value="1.25209" calcext:value-type="float">
            <text:p>1.25209</text:p>
          </table:table-cell>
          <table:table-cell office:value-type="float" office:value="0.000804251" calcext:value-type="float">
            <text:p>0.000804251</text:p>
          </table:table-cell>
          <table:table-cell/>
          <table:table-cell office:value-type="float" office:value="32.4282" calcext:value-type="float">
            <text:p>32.4282</text:p>
          </table:table-cell>
          <table:table-cell office:value-type="float" office:value="1.29957" calcext:value-type="float">
            <text:p>1.29957</text:p>
          </table:table-cell>
          <table:table-cell office:value-type="float" office:value="0.000799181" calcext:value-type="float">
            <text:p>0.000799181</text:p>
          </table:table-cell>
          <table:table-cell/>
          <table:table-cell office:value-type="float" office:value="31.6208" calcext:value-type="float">
            <text:p>31.6208</text:p>
          </table:table-cell>
          <table:table-cell office:value-type="float" office:value="1.39978" calcext:value-type="float">
            <text:p>1.39978</text:p>
          </table:table-cell>
          <table:table-cell office:value-type="float" office:value="0.000813909" calcext:value-type="float">
            <text:p>0.000813909</text:p>
          </table:table-cell>
          <table:table-cell/>
          <table:table-cell office:value-type="float" office:value="33.8591" calcext:value-type="float">
            <text:p>33.8591</text:p>
          </table:table-cell>
          <table:table-cell office:value-type="float" office:value="1.30743" calcext:value-type="float">
            <text:p>1.30743</text:p>
          </table:table-cell>
          <table:table-cell office:value-type="float" office:value="0.00645237" calcext:value-type="float">
            <text:p>0.00645237</text:p>
          </table:table-cell>
          <table:table-cell/>
          <table:table-cell office:value-type="float" office:value="32.8947" calcext:value-type="float">
            <text:p>32.8947</text:p>
          </table:table-cell>
          <table:table-cell office:value-type="float" office:value="1.38379" calcext:value-type="float">
            <text:p>1.38379</text:p>
          </table:table-cell>
          <table:table-cell office:value-type="float" office:value="0.0910354" calcext:value-type="float">
            <text:p>0.0910354</text:p>
          </table:table-cell>
          <table:table-cell/>
          <table:table-cell office:value-type="float" office:value="33.2631" calcext:value-type="float">
            <text:p>33.2631</text:p>
          </table:table-cell>
          <table:table-cell office:value-type="float" office:value="1.25937" calcext:value-type="float">
            <text:p>1.25937</text:p>
          </table:table-cell>
          <table:table-cell office:value-type="float" office:value="0.579382" calcext:value-type="float">
            <text:p>0.57938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498" calcext:value-type="float">
            <text:p>0.000472498</text:p>
          </table:table-cell>
          <table:table-cell/>
          <table:table-cell office:value-type="float" office:value="31.6051" calcext:value-type="float">
            <text:p>31.6051</text:p>
          </table:table-cell>
          <table:table-cell office:value-type="float" office:value="1.22175" calcext:value-type="float">
            <text:p>1.22175</text:p>
          </table:table-cell>
          <table:table-cell office:value-type="float" office:value="0.000799542" calcext:value-type="float">
            <text:p>0.000799542</text:p>
          </table:table-cell>
          <table:table-cell/>
          <table:table-cell office:value-type="float" office:value="32.7363" calcext:value-type="float">
            <text:p>32.7363</text:p>
          </table:table-cell>
          <table:table-cell office:value-type="float" office:value="1.33298" calcext:value-type="float">
            <text:p>1.33298</text:p>
          </table:table-cell>
          <table:table-cell office:value-type="float" office:value="0.00080956" calcext:value-type="float">
            <text:p>0.00080956</text:p>
          </table:table-cell>
          <table:table-cell/>
          <table:table-cell office:value-type="float" office:value="33.4697" calcext:value-type="float">
            <text:p>33.4697</text:p>
          </table:table-cell>
          <table:table-cell office:value-type="float" office:value="1.19042" calcext:value-type="float">
            <text:p>1.19042</text:p>
          </table:table-cell>
          <table:table-cell office:value-type="float" office:value="0.000838104" calcext:value-type="float">
            <text:p>0.000838104</text:p>
          </table:table-cell>
          <table:table-cell/>
          <table:table-cell office:value-type="float" office:value="31.8565" calcext:value-type="float">
            <text:p>31.8565</text:p>
          </table:table-cell>
          <table:table-cell office:value-type="float" office:value="1.43364" calcext:value-type="float">
            <text:p>1.43364</text:p>
          </table:table-cell>
          <table:table-cell office:value-type="float" office:value="0.00640527" calcext:value-type="float">
            <text:p>0.00640527</text:p>
          </table:table-cell>
          <table:table-cell/>
          <table:table-cell office:value-type="float" office:value="35.0106" calcext:value-type="float">
            <text:p>35.0106</text:p>
          </table:table-cell>
          <table:table-cell office:value-type="float" office:value="1.16573" calcext:value-type="float">
            <text:p>1.16573</text:p>
          </table:table-cell>
          <table:table-cell office:value-type="float" office:value="0.092297" calcext:value-type="float">
            <text:p>0.092297</text:p>
          </table:table-cell>
          <table:table-cell/>
          <table:table-cell office:value-type="float" office:value="33.6632" calcext:value-type="float">
            <text:p>33.6632</text:p>
          </table:table-cell>
          <table:table-cell office:value-type="float" office:value="1.31129" calcext:value-type="float">
            <text:p>1.31129</text:p>
          </table:table-cell>
          <table:table-cell office:value-type="float" office:value="0.577665" calcext:value-type="float">
            <text:p>0.57766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259" calcext:value-type="float">
            <text:p>0.000468259</text:p>
          </table:table-cell>
          <table:table-cell/>
          <table:table-cell office:value-type="float" office:value="32.5894" calcext:value-type="float">
            <text:p>32.5894</text:p>
          </table:table-cell>
          <table:table-cell office:value-type="float" office:value="1.23054" calcext:value-type="float">
            <text:p>1.23054</text:p>
          </table:table-cell>
          <table:table-cell office:value-type="float" office:value="0.000799883" calcext:value-type="float">
            <text:p>0.000799883</text:p>
          </table:table-cell>
          <table:table-cell/>
          <table:table-cell office:value-type="float" office:value="31.9248" calcext:value-type="float">
            <text:p>31.9248</text:p>
          </table:table-cell>
          <table:table-cell office:value-type="float" office:value="1.32882" calcext:value-type="float">
            <text:p>1.32882</text:p>
          </table:table-cell>
          <table:table-cell office:value-type="float" office:value="0.000804451" calcext:value-type="float">
            <text:p>0.000804451</text:p>
          </table:table-cell>
          <table:table-cell/>
          <table:table-cell office:value-type="float" office:value="31.6005" calcext:value-type="float">
            <text:p>31.6005</text:p>
          </table:table-cell>
          <table:table-cell office:value-type="float" office:value="1.39312" calcext:value-type="float">
            <text:p>1.39312</text:p>
          </table:table-cell>
          <table:table-cell office:value-type="float" office:value="0.00082009" calcext:value-type="float">
            <text:p>0.00082009</text:p>
          </table:table-cell>
          <table:table-cell/>
          <table:table-cell office:value-type="float" office:value="35.1612" calcext:value-type="float">
            <text:p>35.1612</text:p>
          </table:table-cell>
          <table:table-cell office:value-type="float" office:value="1.1136" calcext:value-type="float">
            <text:p>1.1136</text:p>
          </table:table-cell>
          <table:table-cell office:value-type="float" office:value="0.00661027" calcext:value-type="float">
            <text:p>0.00661027</text:p>
          </table:table-cell>
          <table:table-cell/>
          <table:table-cell office:value-type="float" office:value="33.6" calcext:value-type="float">
            <text:p>33.6</text:p>
          </table:table-cell>
          <table:table-cell office:value-type="float" office:value="1.40619" calcext:value-type="float">
            <text:p>1.40619</text:p>
          </table:table-cell>
          <table:table-cell office:value-type="float" office:value="0.0920154" calcext:value-type="float">
            <text:p>0.0920154</text:p>
          </table:table-cell>
          <table:table-cell/>
          <table:table-cell office:value-type="float" office:value="34.0187" calcext:value-type="float">
            <text:p>34.0187</text:p>
          </table:table-cell>
          <table:table-cell office:value-type="float" office:value="1.19907" calcext:value-type="float">
            <text:p>1.19907</text:p>
          </table:table-cell>
          <table:table-cell office:value-type="float" office:value="0.582595" calcext:value-type="float">
            <text:p>0.58259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515" calcext:value-type="float">
            <text:p>0.000471515</text:p>
          </table:table-cell>
          <table:table-cell/>
          <table:table-cell office:value-type="float" office:value="31.9364" calcext:value-type="float">
            <text:p>31.9364</text:p>
          </table:table-cell>
          <table:table-cell office:value-type="float" office:value="1.20878" calcext:value-type="float">
            <text:p>1.20878</text:p>
          </table:table-cell>
          <table:table-cell office:value-type="float" office:value="0.000804561" calcext:value-type="float">
            <text:p>0.000804561</text:p>
          </table:table-cell>
          <table:table-cell/>
          <table:table-cell office:value-type="float" office:value="32.7651" calcext:value-type="float">
            <text:p>32.7651</text:p>
          </table:table-cell>
          <table:table-cell office:value-type="float" office:value="1.32024" calcext:value-type="float">
            <text:p>1.32024</text:p>
          </table:table-cell>
          <table:table-cell office:value-type="float" office:value="0.000809431" calcext:value-type="float">
            <text:p>0.000809431</text:p>
          </table:table-cell>
          <table:table-cell/>
          <table:table-cell office:value-type="float" office:value="31.8263" calcext:value-type="float">
            <text:p>31.8263</text:p>
          </table:table-cell>
          <table:table-cell office:value-type="float" office:value="1.48254" calcext:value-type="float">
            <text:p>1.48254</text:p>
          </table:table-cell>
          <table:table-cell office:value-type="float" office:value="0.000820801" calcext:value-type="float">
            <text:p>0.000820801</text:p>
          </table:table-cell>
          <table:table-cell/>
          <table:table-cell office:value-type="float" office:value="32.2683" calcext:value-type="float">
            <text:p>32.2683</text:p>
          </table:table-cell>
          <table:table-cell office:value-type="float" office:value="1.3917" calcext:value-type="float">
            <text:p>1.3917</text:p>
          </table:table-cell>
          <table:table-cell office:value-type="float" office:value="0.00639471" calcext:value-type="float">
            <text:p>0.00639471</text:p>
          </table:table-cell>
          <table:table-cell/>
          <table:table-cell office:value-type="float" office:value="31.4335" calcext:value-type="float">
            <text:p>31.4335</text:p>
          </table:table-cell>
          <table:table-cell office:value-type="float" office:value="1.48931" calcext:value-type="float">
            <text:p>1.48931</text:p>
          </table:table-cell>
          <table:table-cell office:value-type="float" office:value="0.0906799" calcext:value-type="float">
            <text:p>0.0906799</text:p>
          </table:table-cell>
          <table:table-cell/>
          <table:table-cell office:value-type="float" office:value="34.8507" calcext:value-type="float">
            <text:p>34.8507</text:p>
          </table:table-cell>
          <table:table-cell office:value-type="float" office:value="1.19931" calcext:value-type="float">
            <text:p>1.19931</text:p>
          </table:table-cell>
          <table:table-cell office:value-type="float" office:value="0.591349" calcext:value-type="float">
            <text:p>0.59134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991" calcext:value-type="float">
            <text:p>0.000468991</text:p>
          </table:table-cell>
          <table:table-cell/>
          <table:table-cell office:value-type="float" office:value="32.3058" calcext:value-type="float">
            <text:p>32.3058</text:p>
          </table:table-cell>
          <table:table-cell office:value-type="float" office:value="1.15647" calcext:value-type="float">
            <text:p>1.15647</text:p>
          </table:table-cell>
          <table:table-cell office:value-type="float" office:value="0.000793189" calcext:value-type="float">
            <text:p>0.000793189</text:p>
          </table:table-cell>
          <table:table-cell/>
          <table:table-cell office:value-type="float" office:value="33.4641" calcext:value-type="float">
            <text:p>33.4641</text:p>
          </table:table-cell>
          <table:table-cell office:value-type="float" office:value="1.22669" calcext:value-type="float">
            <text:p>1.22669</text:p>
          </table:table-cell>
          <table:table-cell office:value-type="float" office:value="0.00080387" calcext:value-type="float">
            <text:p>0.00080387</text:p>
          </table:table-cell>
          <table:table-cell/>
          <table:table-cell office:value-type="float" office:value="33.8484" calcext:value-type="float">
            <text:p>33.8484</text:p>
          </table:table-cell>
          <table:table-cell office:value-type="float" office:value="1.24111" calcext:value-type="float">
            <text:p>1.24111</text:p>
          </table:table-cell>
          <table:table-cell office:value-type="float" office:value="0.000823597" calcext:value-type="float">
            <text:p>0.000823597</text:p>
          </table:table-cell>
          <table:table-cell/>
          <table:table-cell office:value-type="float" office:value="33.8833" calcext:value-type="float">
            <text:p>33.8833</text:p>
          </table:table-cell>
          <table:table-cell office:value-type="float" office:value="1.22641" calcext:value-type="float">
            <text:p>1.22641</text:p>
          </table:table-cell>
          <table:table-cell office:value-type="float" office:value="0.0066043" calcext:value-type="float">
            <text:p>0.0066043</text:p>
          </table:table-cell>
          <table:table-cell/>
          <table:table-cell office:value-type="float" office:value="33.0451" calcext:value-type="float">
            <text:p>33.0451</text:p>
          </table:table-cell>
          <table:table-cell office:value-type="float" office:value="1.36802" calcext:value-type="float">
            <text:p>1.36802</text:p>
          </table:table-cell>
          <table:table-cell office:value-type="float" office:value="0.0916597" calcext:value-type="float">
            <text:p>0.0916597</text:p>
          </table:table-cell>
          <table:table-cell/>
          <table:table-cell office:value-type="float" office:value="31.3177" calcext:value-type="float">
            <text:p>31.3177</text:p>
          </table:table-cell>
          <table:table-cell office:value-type="float" office:value="1.42926" calcext:value-type="float">
            <text:p>1.42926</text:p>
          </table:table-cell>
          <table:table-cell office:value-type="float" office:value="0.575188" calcext:value-type="float">
            <text:p>0.575188</text:p>
          </table:table-cell>
        </table:table-row>
        <table:table-row table:style-name="ro1">
          <table:table-cell office:value-type="float" office:value="0.03998" calcext:value-type="float">
            <text:p>0.03998</text:p>
          </table:table-cell>
          <table:table-cell office:value-type="float" office:value="0" calcext:value-type="float">
            <text:p>0</text:p>
          </table:table-cell>
          <table:table-cell office:value-type="float" office:value="0.000481705" calcext:value-type="float">
            <text:p>0.000481705</text:p>
          </table:table-cell>
          <table:table-cell/>
          <table:table-cell office:value-type="float" office:value="32.3519" calcext:value-type="float">
            <text:p>32.3519</text:p>
          </table:table-cell>
          <table:table-cell office:value-type="float" office:value="1.15163" calcext:value-type="float">
            <text:p>1.15163</text:p>
          </table:table-cell>
          <table:table-cell office:value-type="float" office:value="0.000799151" calcext:value-type="float">
            <text:p>0.000799151</text:p>
          </table:table-cell>
          <table:table-cell/>
          <table:table-cell office:value-type="float" office:value="31.9416" calcext:value-type="float">
            <text:p>31.9416</text:p>
          </table:table-cell>
          <table:table-cell office:value-type="float" office:value="1.4353" calcext:value-type="float">
            <text:p>1.4353</text:p>
          </table:table-cell>
          <table:table-cell office:value-type="float" office:value="0.000802086" calcext:value-type="float">
            <text:p>0.000802086</text:p>
          </table:table-cell>
          <table:table-cell/>
          <table:table-cell office:value-type="float" office:value="33.1698" calcext:value-type="float">
            <text:p>33.1698</text:p>
          </table:table-cell>
          <table:table-cell office:value-type="float" office:value="1.25223" calcext:value-type="float">
            <text:p>1.25223</text:p>
          </table:table-cell>
          <table:table-cell office:value-type="float" office:value="0.000824619" calcext:value-type="float">
            <text:p>0.000824619</text:p>
          </table:table-cell>
          <table:table-cell/>
          <table:table-cell office:value-type="float" office:value="33.9562" calcext:value-type="float">
            <text:p>33.9562</text:p>
          </table:table-cell>
          <table:table-cell office:value-type="float" office:value="1.21924" calcext:value-type="float">
            <text:p>1.21924</text:p>
          </table:table-cell>
          <table:table-cell office:value-type="float" office:value="0.00651324" calcext:value-type="float">
            <text:p>0.00651324</text:p>
          </table:table-cell>
          <table:table-cell/>
          <table:table-cell office:value-type="float" office:value="33.3932" calcext:value-type="float">
            <text:p>33.3932</text:p>
          </table:table-cell>
          <table:table-cell office:value-type="float" office:value="1.37393" calcext:value-type="float">
            <text:p>1.37393</text:p>
          </table:table-cell>
          <table:table-cell office:value-type="float" office:value="0.0912108" calcext:value-type="float">
            <text:p>0.0912108</text:p>
          </table:table-cell>
          <table:table-cell/>
          <table:table-cell office:value-type="float" office:value="33.4788" calcext:value-type="float">
            <text:p>33.4788</text:p>
          </table:table-cell>
          <table:table-cell office:value-type="float" office:value="1.20663" calcext:value-type="float">
            <text:p>1.20663</text:p>
          </table:table-cell>
          <table:table-cell office:value-type="float" office:value="0.586395" calcext:value-type="float">
            <text:p>0.58639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189" calcext:value-type="float">
            <text:p>0.000468189</text:p>
          </table:table-cell>
          <table:table-cell/>
          <table:table-cell office:value-type="float" office:value="32.5479" calcext:value-type="float">
            <text:p>32.5479</text:p>
          </table:table-cell>
          <table:table-cell office:value-type="float" office:value="1.16361" calcext:value-type="float">
            <text:p>1.16361</text:p>
          </table:table-cell>
          <table:table-cell office:value-type="float" office:value="0.000811504" calcext:value-type="float">
            <text:p>0.000811504</text:p>
          </table:table-cell>
          <table:table-cell/>
          <table:table-cell office:value-type="float" office:value="32.5104" calcext:value-type="float">
            <text:p>32.5104</text:p>
          </table:table-cell>
          <table:table-cell office:value-type="float" office:value="1.21234" calcext:value-type="float">
            <text:p>1.21234</text:p>
          </table:table-cell>
          <table:table-cell office:value-type="float" office:value="0.000805814" calcext:value-type="float">
            <text:p>0.000805814</text:p>
          </table:table-cell>
          <table:table-cell/>
          <table:table-cell office:value-type="float" office:value="33.7918" calcext:value-type="float">
            <text:p>33.7918</text:p>
          </table:table-cell>
          <table:table-cell office:value-type="float" office:value="1.27159" calcext:value-type="float">
            <text:p>1.27159</text:p>
          </table:table-cell>
          <table:table-cell office:value-type="float" office:value="0.00082544" calcext:value-type="float">
            <text:p>0.00082544</text:p>
          </table:table-cell>
          <table:table-cell/>
          <table:table-cell office:value-type="float" office:value="31.4999" calcext:value-type="float">
            <text:p>31.4999</text:p>
          </table:table-cell>
          <table:table-cell office:value-type="float" office:value="1.48628" calcext:value-type="float">
            <text:p>1.48628</text:p>
          </table:table-cell>
          <table:table-cell office:value-type="float" office:value="0.0063596" calcext:value-type="float">
            <text:p>0.0063596</text:p>
          </table:table-cell>
          <table:table-cell/>
          <table:table-cell office:value-type="float" office:value="33.5995" calcext:value-type="float">
            <text:p>33.5995</text:p>
          </table:table-cell>
          <table:table-cell office:value-type="float" office:value="1.28302" calcext:value-type="float">
            <text:p>1.28302</text:p>
          </table:table-cell>
          <table:table-cell office:value-type="float" office:value="0.0916864" calcext:value-type="float">
            <text:p>0.0916864</text:p>
          </table:table-cell>
          <table:table-cell/>
          <table:table-cell office:value-type="float" office:value="34.0646" calcext:value-type="float">
            <text:p>34.0646</text:p>
          </table:table-cell>
          <table:table-cell office:value-type="float" office:value="1.20607" calcext:value-type="float">
            <text:p>1.20607</text:p>
          </table:table-cell>
          <table:table-cell office:value-type="float" office:value="0.586125" calcext:value-type="float">
            <text:p>0.58612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902" calcext:value-type="float">
            <text:p>0.000474902</text:p>
          </table:table-cell>
          <table:table-cell/>
          <table:table-cell office:value-type="float" office:value="32.8899" calcext:value-type="float">
            <text:p>32.8899</text:p>
          </table:table-cell>
          <table:table-cell office:value-type="float" office:value="1.07843" calcext:value-type="float">
            <text:p>1.07843</text:p>
          </table:table-cell>
          <table:table-cell office:value-type="float" office:value="0.000806184" calcext:value-type="float">
            <text:p>0.000806184</text:p>
          </table:table-cell>
          <table:table-cell/>
          <table:table-cell office:value-type="float" office:value="30.7374" calcext:value-type="float">
            <text:p>30.7374</text:p>
          </table:table-cell>
          <table:table-cell office:value-type="float" office:value="1.45492" calcext:value-type="float">
            <text:p>1.45492</text:p>
          </table:table-cell>
          <table:table-cell office:value-type="float" office:value="0.000805513" calcext:value-type="float">
            <text:p>0.000805513</text:p>
          </table:table-cell>
          <table:table-cell/>
          <table:table-cell office:value-type="float" office:value="31.999" calcext:value-type="float">
            <text:p>31.999</text:p>
          </table:table-cell>
          <table:table-cell office:value-type="float" office:value="1.36013" calcext:value-type="float">
            <text:p>1.36013</text:p>
          </table:table-cell>
          <table:table-cell office:value-type="float" office:value="0.000819049" calcext:value-type="float">
            <text:p>0.000819049</text:p>
          </table:table-cell>
          <table:table-cell/>
          <table:table-cell office:value-type="float" office:value="33.1213" calcext:value-type="float">
            <text:p>33.1213</text:p>
          </table:table-cell>
          <table:table-cell office:value-type="float" office:value="1.37623" calcext:value-type="float">
            <text:p>1.37623</text:p>
          </table:table-cell>
          <table:table-cell office:value-type="float" office:value="0.0064447" calcext:value-type="float">
            <text:p>0.0064447</text:p>
          </table:table-cell>
          <table:table-cell/>
          <table:table-cell office:value-type="float" office:value="31.6225" calcext:value-type="float">
            <text:p>31.6225</text:p>
          </table:table-cell>
          <table:table-cell office:value-type="float" office:value="1.56807" calcext:value-type="float">
            <text:p>1.56807</text:p>
          </table:table-cell>
          <table:table-cell office:value-type="float" office:value="0.0690448" calcext:value-type="float">
            <text:p>0.0690448</text:p>
          </table:table-cell>
          <table:table-cell/>
          <table:table-cell office:value-type="float" office:value="32.9704" calcext:value-type="float">
            <text:p>32.9704</text:p>
          </table:table-cell>
          <table:table-cell office:value-type="float" office:value="1.32648" calcext:value-type="float">
            <text:p>1.32648</text:p>
          </table:table-cell>
          <table:table-cell office:value-type="float" office:value="0.632122" calcext:value-type="float">
            <text:p>0.63212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819" calcext:value-type="float">
            <text:p>0.000467819</text:p>
          </table:table-cell>
          <table:table-cell/>
          <table:table-cell office:value-type="float" office:value="30.9985" calcext:value-type="float">
            <text:p>30.9985</text:p>
          </table:table-cell>
          <table:table-cell office:value-type="float" office:value="1.40022" calcext:value-type="float">
            <text:p>1.40022</text:p>
          </table:table-cell>
          <table:table-cell office:value-type="float" office:value="0.000790515" calcext:value-type="float">
            <text:p>0.000790515</text:p>
          </table:table-cell>
          <table:table-cell/>
          <table:table-cell office:value-type="float" office:value="33.7518" calcext:value-type="float">
            <text:p>33.7518</text:p>
          </table:table-cell>
          <table:table-cell office:value-type="float" office:value="1.15883" calcext:value-type="float">
            <text:p>1.15883</text:p>
          </table:table-cell>
          <table:table-cell office:value-type="float" office:value="0.000802948" calcext:value-type="float">
            <text:p>0.000802948</text:p>
          </table:table-cell>
          <table:table-cell/>
          <table:table-cell office:value-type="float" office:value="32.5781" calcext:value-type="float">
            <text:p>32.5781</text:p>
          </table:table-cell>
          <table:table-cell office:value-type="float" office:value="1.32306" calcext:value-type="float">
            <text:p>1.32306</text:p>
          </table:table-cell>
          <table:table-cell office:value-type="float" office:value="0.000818788" calcext:value-type="float">
            <text:p>0.000818788</text:p>
          </table:table-cell>
          <table:table-cell/>
          <table:table-cell office:value-type="float" office:value="34.9672" calcext:value-type="float">
            <text:p>34.9672</text:p>
          </table:table-cell>
          <table:table-cell office:value-type="float" office:value="1.26559" calcext:value-type="float">
            <text:p>1.26559</text:p>
          </table:table-cell>
          <table:table-cell office:value-type="float" office:value="0.00663014" calcext:value-type="float">
            <text:p>0.00663014</text:p>
          </table:table-cell>
          <table:table-cell/>
          <table:table-cell office:value-type="float" office:value="34.5386" calcext:value-type="float">
            <text:p>34.5386</text:p>
          </table:table-cell>
          <table:table-cell office:value-type="float" office:value="1.2176" calcext:value-type="float">
            <text:p>1.2176</text:p>
          </table:table-cell>
          <table:table-cell office:value-type="float" office:value="0.0580831" calcext:value-type="float">
            <text:p>0.0580831</text:p>
          </table:table-cell>
          <table:table-cell/>
          <table:table-cell office:value-type="float" office:value="34.0079" calcext:value-type="float">
            <text:p>34.0079</text:p>
          </table:table-cell>
          <table:table-cell office:value-type="float" office:value="1.33169" calcext:value-type="float">
            <text:p>1.33169</text:p>
          </table:table-cell>
          <table:table-cell office:value-type="float" office:value="0.646453" calcext:value-type="float">
            <text:p>0.64645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1084" calcext:value-type="float">
            <text:p>0.000481084</text:p>
          </table:table-cell>
          <table:table-cell/>
          <table:table-cell office:value-type="float" office:value="31.3429" calcext:value-type="float">
            <text:p>31.3429</text:p>
          </table:table-cell>
          <table:table-cell office:value-type="float" office:value="1.24107" calcext:value-type="float">
            <text:p>1.24107</text:p>
          </table:table-cell>
          <table:table-cell office:value-type="float" office:value="0.000793751" calcext:value-type="float">
            <text:p>0.000793751</text:p>
          </table:table-cell>
          <table:table-cell/>
          <table:table-cell office:value-type="float" office:value="32.011" calcext:value-type="float">
            <text:p>32.011</text:p>
          </table:table-cell>
          <table:table-cell office:value-type="float" office:value="1.43269" calcext:value-type="float">
            <text:p>1.43269</text:p>
          </table:table-cell>
          <table:table-cell office:value-type="float" office:value="0.000805663" calcext:value-type="float">
            <text:p>0.000805663</text:p>
          </table:table-cell>
          <table:table-cell/>
          <table:table-cell office:value-type="float" office:value="33.5625" calcext:value-type="float">
            <text:p>33.5625</text:p>
          </table:table-cell>
          <table:table-cell office:value-type="float" office:value="1.1872" calcext:value-type="float">
            <text:p>1.1872</text:p>
          </table:table-cell>
          <table:table-cell office:value-type="float" office:value="0.000826612" calcext:value-type="float">
            <text:p>0.000826612</text:p>
          </table:table-cell>
          <table:table-cell/>
          <table:table-cell office:value-type="float" office:value="32.4266" calcext:value-type="float">
            <text:p>32.4266</text:p>
          </table:table-cell>
          <table:table-cell office:value-type="float" office:value="1.32682" calcext:value-type="float">
            <text:p>1.32682</text:p>
          </table:table-cell>
          <table:table-cell office:value-type="float" office:value="0.00629941" calcext:value-type="float">
            <text:p>0.00629941</text:p>
          </table:table-cell>
          <table:table-cell/>
          <table:table-cell office:value-type="float" office:value="34.0104" calcext:value-type="float">
            <text:p>34.0104</text:p>
          </table:table-cell>
          <table:table-cell office:value-type="float" office:value="1.20763" calcext:value-type="float">
            <text:p>1.20763</text:p>
          </table:table-cell>
          <table:table-cell office:value-type="float" office:value="0.0578538" calcext:value-type="float">
            <text:p>0.0578538</text:p>
          </table:table-cell>
          <table:table-cell/>
          <table:table-cell office:value-type="float" office:value="33.1327" calcext:value-type="float">
            <text:p>33.1327</text:p>
          </table:table-cell>
          <table:table-cell office:value-type="float" office:value="1.37988" calcext:value-type="float">
            <text:p>1.37988</text:p>
          </table:table-cell>
          <table:table-cell office:value-type="float" office:value="0.582305" calcext:value-type="float">
            <text:p>0.582305</text:p>
          </table:table-cell>
        </table:table-row>
        <table:table-row table:style-name="ro1">
          <table:table-cell office:value-type="float" office:value="0.03998" calcext:value-type="float">
            <text:p>0.03998</text:p>
          </table:table-cell>
          <table:table-cell office:value-type="float" office:value="0" calcext:value-type="float">
            <text:p>0</text:p>
          </table:table-cell>
          <table:table-cell office:value-type="float" office:value="0.000472247" calcext:value-type="float">
            <text:p>0.000472247</text:p>
          </table:table-cell>
          <table:table-cell/>
          <table:table-cell office:value-type="float" office:value="30.8546" calcext:value-type="float">
            <text:p>30.8546</text:p>
          </table:table-cell>
          <table:table-cell office:value-type="float" office:value="1.38571" calcext:value-type="float">
            <text:p>1.38571</text:p>
          </table:table-cell>
          <table:table-cell office:value-type="float" office:value="0.000807998" calcext:value-type="float">
            <text:p>0.000807998</text:p>
          </table:table-cell>
          <table:table-cell/>
          <table:table-cell office:value-type="float" office:value="32.9841" calcext:value-type="float">
            <text:p>32.9841</text:p>
          </table:table-cell>
          <table:table-cell office:value-type="float" office:value="1.3411" calcext:value-type="float">
            <text:p>1.3411</text:p>
          </table:table-cell>
          <table:table-cell office:value-type="float" office:value="0.000803609" calcext:value-type="float">
            <text:p>0.000803609</text:p>
          </table:table-cell>
          <table:table-cell/>
          <table:table-cell office:value-type="float" office:value="32.2739" calcext:value-type="float">
            <text:p>32.2739</text:p>
          </table:table-cell>
          <table:table-cell office:value-type="float" office:value="1.36258" calcext:value-type="float">
            <text:p>1.36258</text:p>
          </table:table-cell>
          <table:table-cell office:value-type="float" office:value="0.000840068" calcext:value-type="float">
            <text:p>0.000840068</text:p>
          </table:table-cell>
          <table:table-cell/>
          <table:table-cell office:value-type="float" office:value="33.7112" calcext:value-type="float">
            <text:p>33.7112</text:p>
          </table:table-cell>
          <table:table-cell office:value-type="float" office:value="1.28543" calcext:value-type="float">
            <text:p>1.28543</text:p>
          </table:table-cell>
          <table:table-cell office:value-type="float" office:value="0.00643883" calcext:value-type="float">
            <text:p>0.00643883</text:p>
          </table:table-cell>
          <table:table-cell/>
          <table:table-cell office:value-type="float" office:value="35.621" calcext:value-type="float">
            <text:p>35.621</text:p>
          </table:table-cell>
          <table:table-cell office:value-type="float" office:value="1.19482" calcext:value-type="float">
            <text:p>1.19482</text:p>
          </table:table-cell>
          <table:table-cell office:value-type="float" office:value="0.0585943" calcext:value-type="float">
            <text:p>0.0585943</text:p>
          </table:table-cell>
          <table:table-cell/>
          <table:table-cell office:value-type="float" office:value="33.2" calcext:value-type="float">
            <text:p>33.2</text:p>
          </table:table-cell>
          <table:table-cell office:value-type="float" office:value="1.35955" calcext:value-type="float">
            <text:p>1.35955</text:p>
          </table:table-cell>
          <table:table-cell office:value-type="float" office:value="0.583026" calcext:value-type="float">
            <text:p>0.58302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6234" calcext:value-type="float">
            <text:p>0.000476234</text:p>
          </table:table-cell>
          <table:table-cell/>
          <table:table-cell office:value-type="float" office:value="32.4123" calcext:value-type="float">
            <text:p>32.4123</text:p>
          </table:table-cell>
          <table:table-cell office:value-type="float" office:value="1.1892" calcext:value-type="float">
            <text:p>1.1892</text:p>
          </table:table-cell>
          <table:table-cell office:value-type="float" office:value="0.0007989" calcext:value-type="float">
            <text:p>0.0007989</text:p>
          </table:table-cell>
          <table:table-cell/>
          <table:table-cell office:value-type="float" office:value="33.5314" calcext:value-type="float">
            <text:p>33.5314</text:p>
          </table:table-cell>
          <table:table-cell office:value-type="float" office:value="1.1447" calcext:value-type="float">
            <text:p>1.1447</text:p>
          </table:table-cell>
          <table:table-cell office:value-type="float" office:value="0.000802738" calcext:value-type="float">
            <text:p>0.000802738</text:p>
          </table:table-cell>
          <table:table-cell/>
          <table:table-cell office:value-type="float" office:value="34.3271" calcext:value-type="float">
            <text:p>34.3271</text:p>
          </table:table-cell>
          <table:table-cell office:value-type="float" office:value="1.09214" calcext:value-type="float">
            <text:p>1.09214</text:p>
          </table:table-cell>
          <table:table-cell office:value-type="float" office:value="0.000826873" calcext:value-type="float">
            <text:p>0.000826873</text:p>
          </table:table-cell>
          <table:table-cell/>
          <table:table-cell office:value-type="float" office:value="32.3694" calcext:value-type="float">
            <text:p>32.3694</text:p>
          </table:table-cell>
          <table:table-cell office:value-type="float" office:value="1.42095" calcext:value-type="float">
            <text:p>1.42095</text:p>
          </table:table-cell>
          <table:table-cell office:value-type="float" office:value="0.00641123" calcext:value-type="float">
            <text:p>0.00641123</text:p>
          </table:table-cell>
          <table:table-cell/>
          <table:table-cell office:value-type="float" office:value="33.4542" calcext:value-type="float">
            <text:p>33.4542</text:p>
          </table:table-cell>
          <table:table-cell office:value-type="float" office:value="1.32936" calcext:value-type="float">
            <text:p>1.32936</text:p>
          </table:table-cell>
          <table:table-cell office:value-type="float" office:value="0.0578499" calcext:value-type="float">
            <text:p>0.0578499</text:p>
          </table:table-cell>
          <table:table-cell/>
          <table:table-cell office:value-type="float" office:value="33.548" calcext:value-type="float">
            <text:p>33.548</text:p>
          </table:table-cell>
          <table:table-cell office:value-type="float" office:value="1.33445" calcext:value-type="float">
            <text:p>1.33445</text:p>
          </table:table-cell>
          <table:table-cell office:value-type="float" office:value="0.678792" calcext:value-type="float">
            <text:p>0.67879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741" calcext:value-type="float">
            <text:p>0.000468741</text:p>
          </table:table-cell>
          <table:table-cell/>
          <table:table-cell office:value-type="float" office:value="32.4786" calcext:value-type="float">
            <text:p>32.4786</text:p>
          </table:table-cell>
          <table:table-cell office:value-type="float" office:value="1.16562" calcext:value-type="float">
            <text:p>1.16562</text:p>
          </table:table-cell>
          <table:table-cell office:value-type="float" office:value="0.00080885" calcext:value-type="float">
            <text:p>0.00080885</text:p>
          </table:table-cell>
          <table:table-cell/>
          <table:table-cell office:value-type="float" office:value="29.5009" calcext:value-type="float">
            <text:p>29.5009</text:p>
          </table:table-cell>
          <table:table-cell office:value-type="float" office:value="1.58372" calcext:value-type="float">
            <text:p>1.58372</text:p>
          </table:table-cell>
          <table:table-cell office:value-type="float" office:value="0.000801295" calcext:value-type="float">
            <text:p>0.000801295</text:p>
          </table:table-cell>
          <table:table-cell/>
          <table:table-cell office:value-type="float" office:value="32.3587" calcext:value-type="float">
            <text:p>32.3587</text:p>
          </table:table-cell>
          <table:table-cell office:value-type="float" office:value="1.2699" calcext:value-type="float">
            <text:p>1.2699</text:p>
          </table:table-cell>
          <table:table-cell office:value-type="float" office:value="0.000829268" calcext:value-type="float">
            <text:p>0.000829268</text:p>
          </table:table-cell>
          <table:table-cell/>
          <table:table-cell office:value-type="float" office:value="35.136" calcext:value-type="float">
            <text:p>35.136</text:p>
          </table:table-cell>
          <table:table-cell office:value-type="float" office:value="1.18426" calcext:value-type="float">
            <text:p>1.18426</text:p>
          </table:table-cell>
          <table:table-cell office:value-type="float" office:value="0.00651484" calcext:value-type="float">
            <text:p>0.00651484</text:p>
          </table:table-cell>
          <table:table-cell/>
          <table:table-cell office:value-type="float" office:value="33.8686" calcext:value-type="float">
            <text:p>33.8686</text:p>
          </table:table-cell>
          <table:table-cell office:value-type="float" office:value="1.29544" calcext:value-type="float">
            <text:p>1.29544</text:p>
          </table:table-cell>
          <table:table-cell office:value-type="float" office:value="0.0582627" calcext:value-type="float">
            <text:p>0.0582627</text:p>
          </table:table-cell>
          <table:table-cell/>
          <table:table-cell office:value-type="float" office:value="30.8732" calcext:value-type="float">
            <text:p>30.8732</text:p>
          </table:table-cell>
          <table:table-cell office:value-type="float" office:value="1.61584" calcext:value-type="float">
            <text:p>1.61584</text:p>
          </table:table-cell>
          <table:table-cell office:value-type="float" office:value="0.89632" calcext:value-type="float">
            <text:p>0.8963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6866" calcext:value-type="float">
            <text:p>0.000476866</text:p>
          </table:table-cell>
          <table:table-cell/>
          <table:table-cell office:value-type="float" office:value="31.5578" calcext:value-type="float">
            <text:p>31.5578</text:p>
          </table:table-cell>
          <table:table-cell office:value-type="float" office:value="1.17313" calcext:value-type="float">
            <text:p>1.17313</text:p>
          </table:table-cell>
          <table:table-cell office:value-type="float" office:value="0.000796135" calcext:value-type="float">
            <text:p>0.000796135</text:p>
          </table:table-cell>
          <table:table-cell/>
          <table:table-cell office:value-type="float" office:value="33.1621" calcext:value-type="float">
            <text:p>33.1621</text:p>
          </table:table-cell>
          <table:table-cell office:value-type="float" office:value="1.27514" calcext:value-type="float">
            <text:p>1.27514</text:p>
          </table:table-cell>
          <table:table-cell office:value-type="float" office:value="0.000805593" calcext:value-type="float">
            <text:p>0.000805593</text:p>
          </table:table-cell>
          <table:table-cell/>
          <table:table-cell office:value-type="float" office:value="32.9138" calcext:value-type="float">
            <text:p>32.9138</text:p>
          </table:table-cell>
          <table:table-cell office:value-type="float" office:value="1.29396" calcext:value-type="float">
            <text:p>1.29396</text:p>
          </table:table-cell>
          <table:table-cell office:value-type="float" office:value="0.000815151" calcext:value-type="float">
            <text:p>0.000815151</text:p>
          </table:table-cell>
          <table:table-cell/>
          <table:table-cell office:value-type="float" office:value="33.7754" calcext:value-type="float">
            <text:p>33.7754</text:p>
          </table:table-cell>
          <table:table-cell office:value-type="float" office:value="1.35265" calcext:value-type="float">
            <text:p>1.35265</text:p>
          </table:table-cell>
          <table:table-cell office:value-type="float" office:value="0.00656019" calcext:value-type="float">
            <text:p>0.00656019</text:p>
          </table:table-cell>
          <table:table-cell/>
          <table:table-cell office:value-type="float" office:value="34.4984" calcext:value-type="float">
            <text:p>34.4984</text:p>
          </table:table-cell>
          <table:table-cell office:value-type="float" office:value="1.25119" calcext:value-type="float">
            <text:p>1.25119</text:p>
          </table:table-cell>
          <table:table-cell office:value-type="float" office:value="0.0576675" calcext:value-type="float">
            <text:p>0.0576675</text:p>
          </table:table-cell>
          <table:table-cell/>
          <table:table-cell office:value-type="float" office:value="32.8439" calcext:value-type="float">
            <text:p>32.8439</text:p>
          </table:table-cell>
          <table:table-cell office:value-type="float" office:value="1.32024" calcext:value-type="float">
            <text:p>1.32024</text:p>
          </table:table-cell>
          <table:table-cell office:value-type="float" office:value="0.814882" calcext:value-type="float">
            <text:p>0.81488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6" calcext:value-type="float">
            <text:p>0.00046856</text:p>
          </table:table-cell>
          <table:table-cell/>
          <table:table-cell office:value-type="float" office:value="31.0539" calcext:value-type="float">
            <text:p>31.0539</text:p>
          </table:table-cell>
          <table:table-cell office:value-type="float" office:value="1.23375" calcext:value-type="float">
            <text:p>1.23375</text:p>
          </table:table-cell>
          <table:table-cell office:value-type="float" office:value="0.000794132" calcext:value-type="float">
            <text:p>0.000794132</text:p>
          </table:table-cell>
          <table:table-cell/>
          <table:table-cell office:value-type="float" office:value="34.0184" calcext:value-type="float">
            <text:p>34.0184</text:p>
          </table:table-cell>
          <table:table-cell office:value-type="float" office:value="1.24685" calcext:value-type="float">
            <text:p>1.24685</text:p>
          </table:table-cell>
          <table:table-cell office:value-type="float" office:value="0.000804501" calcext:value-type="float">
            <text:p>0.000804501</text:p>
          </table:table-cell>
          <table:table-cell/>
          <table:table-cell office:value-type="float" office:value="31.7411" calcext:value-type="float">
            <text:p>31.7411</text:p>
          </table:table-cell>
          <table:table-cell office:value-type="float" office:value="1.36129" calcext:value-type="float">
            <text:p>1.36129</text:p>
          </table:table-cell>
          <table:table-cell office:value-type="float" office:value="0.00080964" calcext:value-type="float">
            <text:p>0.00080964</text:p>
          </table:table-cell>
          <table:table-cell/>
          <table:table-cell office:value-type="float" office:value="33.6076" calcext:value-type="float">
            <text:p>33.6076</text:p>
          </table:table-cell>
          <table:table-cell office:value-type="float" office:value="1.26269" calcext:value-type="float">
            <text:p>1.26269</text:p>
          </table:table-cell>
          <table:table-cell office:value-type="float" office:value="0.00650987" calcext:value-type="float">
            <text:p>0.00650987</text:p>
          </table:table-cell>
          <table:table-cell/>
          <table:table-cell office:value-type="float" office:value="34.0917" calcext:value-type="float">
            <text:p>34.0917</text:p>
          </table:table-cell>
          <table:table-cell office:value-type="float" office:value="1.28516" calcext:value-type="float">
            <text:p>1.28516</text:p>
          </table:table-cell>
          <table:table-cell office:value-type="float" office:value="0.0589808" calcext:value-type="float">
            <text:p>0.0589808</text:p>
          </table:table-cell>
          <table:table-cell/>
          <table:table-cell office:value-type="float" office:value="32.9043" calcext:value-type="float">
            <text:p>32.9043</text:p>
          </table:table-cell>
          <table:table-cell office:value-type="float" office:value="1.48423" calcext:value-type="float">
            <text:p>1.48423</text:p>
          </table:table-cell>
          <table:table-cell office:value-type="float" office:value="0.574434" calcext:value-type="float">
            <text:p>0.57443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766" calcext:value-type="float">
            <text:p>0.000471766</text:p>
          </table:table-cell>
          <table:table-cell/>
          <table:table-cell office:value-type="float" office:value="31.1195" calcext:value-type="float">
            <text:p>31.1195</text:p>
          </table:table-cell>
          <table:table-cell office:value-type="float" office:value="1.40088" calcext:value-type="float">
            <text:p>1.40088</text:p>
          </table:table-cell>
          <table:table-cell office:value-type="float" office:value="0.000797177" calcext:value-type="float">
            <text:p>0.000797177</text:p>
          </table:table-cell>
          <table:table-cell/>
          <table:table-cell office:value-type="float" office:value="33.2349" calcext:value-type="float">
            <text:p>33.2349</text:p>
          </table:table-cell>
          <table:table-cell office:value-type="float" office:value="1.17888" calcext:value-type="float">
            <text:p>1.17888</text:p>
          </table:table-cell>
          <table:table-cell office:value-type="float" office:value="0.000804361" calcext:value-type="float">
            <text:p>0.000804361</text:p>
          </table:table-cell>
          <table:table-cell/>
          <table:table-cell office:value-type="float" office:value="32.6315" calcext:value-type="float">
            <text:p>32.6315</text:p>
          </table:table-cell>
          <table:table-cell office:value-type="float" office:value="1.38121" calcext:value-type="float">
            <text:p>1.38121</text:p>
          </table:table-cell>
          <table:table-cell office:value-type="float" office:value="0.000821983" calcext:value-type="float">
            <text:p>0.000821983</text:p>
          </table:table-cell>
          <table:table-cell/>
          <table:table-cell office:value-type="float" office:value="33.3322" calcext:value-type="float">
            <text:p>33.3322</text:p>
          </table:table-cell>
          <table:table-cell office:value-type="float" office:value="1.25655" calcext:value-type="float">
            <text:p>1.25655</text:p>
          </table:table-cell>
          <table:table-cell office:value-type="float" office:value="0.00639446" calcext:value-type="float">
            <text:p>0.00639446</text:p>
          </table:table-cell>
          <table:table-cell/>
          <table:table-cell office:value-type="float" office:value="34.5396" calcext:value-type="float">
            <text:p>34.5396</text:p>
          </table:table-cell>
          <table:table-cell office:value-type="float" office:value="1.26359" calcext:value-type="float">
            <text:p>1.26359</text:p>
          </table:table-cell>
          <table:table-cell office:value-type="float" office:value="0.0578899" calcext:value-type="float">
            <text:p>0.0578899</text:p>
          </table:table-cell>
          <table:table-cell/>
          <table:table-cell office:value-type="float" office:value="33.238" calcext:value-type="float">
            <text:p>33.238</text:p>
          </table:table-cell>
          <table:table-cell office:value-type="float" office:value="1.2983" calcext:value-type="float">
            <text:p>1.2983</text:p>
          </table:table-cell>
          <table:table-cell office:value-type="float" office:value="0.579586" calcext:value-type="float">
            <text:p>0.57958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452" calcext:value-type="float">
            <text:p>0.000469452</text:p>
          </table:table-cell>
          <table:table-cell/>
          <table:table-cell office:value-type="float" office:value="32.3709" calcext:value-type="float">
            <text:p>32.3709</text:p>
          </table:table-cell>
          <table:table-cell office:value-type="float" office:value="1.12204" calcext:value-type="float">
            <text:p>1.12204</text:p>
          </table:table-cell>
          <table:table-cell office:value-type="float" office:value="0.000806234" calcext:value-type="float">
            <text:p>0.000806234</text:p>
          </table:table-cell>
          <table:table-cell/>
          <table:table-cell office:value-type="float" office:value="33.0259" calcext:value-type="float">
            <text:p>33.0259</text:p>
          </table:table-cell>
          <table:table-cell office:value-type="float" office:value="1.28063" calcext:value-type="float">
            <text:p>1.28063</text:p>
          </table:table-cell>
          <table:table-cell office:value-type="float" office:value="0.000800834" calcext:value-type="float">
            <text:p>0.000800834</text:p>
          </table:table-cell>
          <table:table-cell/>
          <table:table-cell office:value-type="float" office:value="32.8356" calcext:value-type="float">
            <text:p>32.8356</text:p>
          </table:table-cell>
          <table:table-cell office:value-type="float" office:value="1.24856" calcext:value-type="float">
            <text:p>1.24856</text:p>
          </table:table-cell>
          <table:table-cell office:value-type="float" office:value="0.000825681" calcext:value-type="float">
            <text:p>0.000825681</text:p>
          </table:table-cell>
          <table:table-cell/>
          <table:table-cell office:value-type="float" office:value="33.3811" calcext:value-type="float">
            <text:p>33.3811</text:p>
          </table:table-cell>
          <table:table-cell office:value-type="float" office:value="1.2961" calcext:value-type="float">
            <text:p>1.2961</text:p>
          </table:table-cell>
          <table:table-cell office:value-type="float" office:value="0.00655121" calcext:value-type="float">
            <text:p>0.00655121</text:p>
          </table:table-cell>
          <table:table-cell/>
          <table:table-cell office:value-type="float" office:value="34.1106" calcext:value-type="float">
            <text:p>34.1106</text:p>
          </table:table-cell>
          <table:table-cell office:value-type="float" office:value="1.12591" calcext:value-type="float">
            <text:p>1.12591</text:p>
          </table:table-cell>
          <table:table-cell office:value-type="float" office:value="0.0588265" calcext:value-type="float">
            <text:p>0.0588265</text:p>
          </table:table-cell>
          <table:table-cell/>
          <table:table-cell office:value-type="float" office:value="33.4066" calcext:value-type="float">
            <text:p>33.4066</text:p>
          </table:table-cell>
          <table:table-cell office:value-type="float" office:value="1.30538" calcext:value-type="float">
            <text:p>1.30538</text:p>
          </table:table-cell>
          <table:table-cell office:value-type="float" office:value="0.587564" calcext:value-type="float">
            <text:p>0.587564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9542" calcext:value-type="float">
            <text:p>0.000469542</text:p>
          </table:table-cell>
          <table:table-cell/>
          <table:table-cell office:value-type="float" office:value="32.1238" calcext:value-type="float">
            <text:p>32.1238</text:p>
          </table:table-cell>
          <table:table-cell office:value-type="float" office:value="1.20124" calcext:value-type="float">
            <text:p>1.20124</text:p>
          </table:table-cell>
          <table:table-cell office:value-type="float" office:value="0.000802678" calcext:value-type="float">
            <text:p>0.000802678</text:p>
          </table:table-cell>
          <table:table-cell/>
          <table:table-cell office:value-type="float" office:value="33.7939" calcext:value-type="float">
            <text:p>33.7939</text:p>
          </table:table-cell>
          <table:table-cell office:value-type="float" office:value="1.1876" calcext:value-type="float">
            <text:p>1.1876</text:p>
          </table:table-cell>
          <table:table-cell office:value-type="float" office:value="0.000805974" calcext:value-type="float">
            <text:p>0.000805974</text:p>
          </table:table-cell>
          <table:table-cell/>
          <table:table-cell office:value-type="float" office:value="31.9669" calcext:value-type="float">
            <text:p>31.9669</text:p>
          </table:table-cell>
          <table:table-cell office:value-type="float" office:value="1.4824" calcext:value-type="float">
            <text:p>1.4824</text:p>
          </table:table-cell>
          <table:table-cell office:value-type="float" office:value="0.000822164" calcext:value-type="float">
            <text:p>0.000822164</text:p>
          </table:table-cell>
          <table:table-cell/>
          <table:table-cell office:value-type="float" office:value="35.0511" calcext:value-type="float">
            <text:p>35.0511</text:p>
          </table:table-cell>
          <table:table-cell office:value-type="float" office:value="1.28329" calcext:value-type="float">
            <text:p>1.28329</text:p>
          </table:table-cell>
          <table:table-cell office:value-type="float" office:value="0.00648285" calcext:value-type="float">
            <text:p>0.00648285</text:p>
          </table:table-cell>
          <table:table-cell/>
          <table:table-cell office:value-type="float" office:value="33.4512" calcext:value-type="float">
            <text:p>33.4512</text:p>
          </table:table-cell>
          <table:table-cell office:value-type="float" office:value="1.34809" calcext:value-type="float">
            <text:p>1.34809</text:p>
          </table:table-cell>
          <table:table-cell office:value-type="float" office:value="0.0585957" calcext:value-type="float">
            <text:p>0.0585957</text:p>
          </table:table-cell>
          <table:table-cell/>
          <table:table-cell office:value-type="float" office:value="34.3826" calcext:value-type="float">
            <text:p>34.3826</text:p>
          </table:table-cell>
          <table:table-cell office:value-type="float" office:value="1.18916" calcext:value-type="float">
            <text:p>1.18916</text:p>
          </table:table-cell>
          <table:table-cell office:value-type="float" office:value="0.581598" calcext:value-type="float">
            <text:p>0.58159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5022" calcext:value-type="float">
            <text:p>0.000475022</text:p>
          </table:table-cell>
          <table:table-cell/>
          <table:table-cell office:value-type="float" office:value="31.0481" calcext:value-type="float">
            <text:p>31.0481</text:p>
          </table:table-cell>
          <table:table-cell office:value-type="float" office:value="1.31055" calcext:value-type="float">
            <text:p>1.31055</text:p>
          </table:table-cell>
          <table:table-cell office:value-type="float" office:value="0.000796977" calcext:value-type="float">
            <text:p>0.000796977</text:p>
          </table:table-cell>
          <table:table-cell/>
          <table:table-cell office:value-type="float" office:value="32.6709" calcext:value-type="float">
            <text:p>32.6709</text:p>
          </table:table-cell>
          <table:table-cell office:value-type="float" office:value="1.26458" calcext:value-type="float">
            <text:p>1.26458</text:p>
          </table:table-cell>
          <table:table-cell office:value-type="float" office:value="0.000811424" calcext:value-type="float">
            <text:p>0.000811424</text:p>
          </table:table-cell>
          <table:table-cell/>
          <table:table-cell office:value-type="float" office:value="32.8904" calcext:value-type="float">
            <text:p>32.8904</text:p>
          </table:table-cell>
          <table:table-cell office:value-type="float" office:value="1.44797" calcext:value-type="float">
            <text:p>1.44797</text:p>
          </table:table-cell>
          <table:table-cell office:value-type="float" office:value="0.0008147" calcext:value-type="float">
            <text:p>0.0008147</text:p>
          </table:table-cell>
          <table:table-cell/>
          <table:table-cell office:value-type="float" office:value="34.1216" calcext:value-type="float">
            <text:p>34.1216</text:p>
          </table:table-cell>
          <table:table-cell office:value-type="float" office:value="1.25863" calcext:value-type="float">
            <text:p>1.25863</text:p>
          </table:table-cell>
          <table:table-cell office:value-type="float" office:value="0.00644933" calcext:value-type="float">
            <text:p>0.00644933</text:p>
          </table:table-cell>
          <table:table-cell/>
          <table:table-cell office:value-type="float" office:value="32.4042" calcext:value-type="float">
            <text:p>32.4042</text:p>
          </table:table-cell>
          <table:table-cell office:value-type="float" office:value="1.38276" calcext:value-type="float">
            <text:p>1.38276</text:p>
          </table:table-cell>
          <table:table-cell office:value-type="float" office:value="0.0582415" calcext:value-type="float">
            <text:p>0.0582415</text:p>
          </table:table-cell>
          <table:table-cell/>
          <table:table-cell office:value-type="float" office:value="34.1277" calcext:value-type="float">
            <text:p>34.1277</text:p>
          </table:table-cell>
          <table:table-cell office:value-type="float" office:value="1.32014" calcext:value-type="float">
            <text:p>1.32014</text:p>
          </table:table-cell>
          <table:table-cell office:value-type="float" office:value="0.58763" calcext:value-type="float">
            <text:p>0.5876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7357" calcext:value-type="float">
            <text:p>0.000467357</text:p>
          </table:table-cell>
          <table:table-cell/>
          <table:table-cell office:value-type="float" office:value="33.1785" calcext:value-type="float">
            <text:p>33.1785</text:p>
          </table:table-cell>
          <table:table-cell office:value-type="float" office:value="1.10516" calcext:value-type="float">
            <text:p>1.10516</text:p>
          </table:table-cell>
          <table:table-cell office:value-type="float" office:value="0.000800704" calcext:value-type="float">
            <text:p>0.000800704</text:p>
          </table:table-cell>
          <table:table-cell/>
          <table:table-cell office:value-type="float" office:value="32.5022" calcext:value-type="float">
            <text:p>32.5022</text:p>
          </table:table-cell>
          <table:table-cell office:value-type="float" office:value="1.29276" calcext:value-type="float">
            <text:p>1.29276</text:p>
          </table:table-cell>
          <table:table-cell office:value-type="float" office:value="0.000807747" calcext:value-type="float">
            <text:p>0.000807747</text:p>
          </table:table-cell>
          <table:table-cell/>
          <table:table-cell office:value-type="float" office:value="33.0794" calcext:value-type="float">
            <text:p>33.0794</text:p>
          </table:table-cell>
          <table:table-cell office:value-type="float" office:value="1.45442" calcext:value-type="float">
            <text:p>1.45442</text:p>
          </table:table-cell>
          <table:table-cell office:value-type="float" office:value="0.000811474" calcext:value-type="float">
            <text:p>0.000811474</text:p>
          </table:table-cell>
          <table:table-cell/>
          <table:table-cell office:value-type="float" office:value="31.883" calcext:value-type="float">
            <text:p>31.883</text:p>
          </table:table-cell>
          <table:table-cell office:value-type="float" office:value="1.43463" calcext:value-type="float">
            <text:p>1.43463</text:p>
          </table:table-cell>
          <table:table-cell office:value-type="float" office:value="0.00642768" calcext:value-type="float">
            <text:p>0.00642768</text:p>
          </table:table-cell>
          <table:table-cell/>
          <table:table-cell office:value-type="float" office:value="33.8185" calcext:value-type="float">
            <text:p>33.8185</text:p>
          </table:table-cell>
          <table:table-cell office:value-type="float" office:value="1.29675" calcext:value-type="float">
            <text:p>1.29675</text:p>
          </table:table-cell>
          <table:table-cell office:value-type="float" office:value="0.0576807" calcext:value-type="float">
            <text:p>0.0576807</text:p>
          </table:table-cell>
          <table:table-cell/>
          <table:table-cell office:value-type="float" office:value="33.1702" calcext:value-type="float">
            <text:p>33.1702</text:p>
          </table:table-cell>
          <table:table-cell office:value-type="float" office:value="1.40952" calcext:value-type="float">
            <text:p>1.40952</text:p>
          </table:table-cell>
          <table:table-cell office:value-type="float" office:value="0.582335" calcext:value-type="float">
            <text:p>0.58233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309" calcext:value-type="float">
            <text:p>0.000473309</text:p>
          </table:table-cell>
          <table:table-cell/>
          <table:table-cell office:value-type="float" office:value="32.4086" calcext:value-type="float">
            <text:p>32.4086</text:p>
          </table:table-cell>
          <table:table-cell office:value-type="float" office:value="1.21031" calcext:value-type="float">
            <text:p>1.21031</text:p>
          </table:table-cell>
          <table:table-cell office:value-type="float" office:value="0.000793139" calcext:value-type="float">
            <text:p>0.000793139</text:p>
          </table:table-cell>
          <table:table-cell/>
          <table:table-cell office:value-type="float" office:value="33.155" calcext:value-type="float">
            <text:p>33.155</text:p>
          </table:table-cell>
          <table:table-cell office:value-type="float" office:value="1.18433" calcext:value-type="float">
            <text:p>1.18433</text:p>
          </table:table-cell>
          <table:table-cell office:value-type="float" office:value="0.000811564" calcext:value-type="float">
            <text:p>0.000811564</text:p>
          </table:table-cell>
          <table:table-cell/>
          <table:table-cell office:value-type="float" office:value="35.5403" calcext:value-type="float">
            <text:p>35.5403</text:p>
          </table:table-cell>
          <table:table-cell office:value-type="float" office:value="1.26564" calcext:value-type="float">
            <text:p>1.26564</text:p>
          </table:table-cell>
          <table:table-cell office:value-type="float" office:value="0.000833426" calcext:value-type="float">
            <text:p>0.000833426</text:p>
          </table:table-cell>
          <table:table-cell/>
          <table:table-cell office:value-type="float" office:value="34.2686" calcext:value-type="float">
            <text:p>34.2686</text:p>
          </table:table-cell>
          <table:table-cell office:value-type="float" office:value="1.25261" calcext:value-type="float">
            <text:p>1.25261</text:p>
          </table:table-cell>
          <table:table-cell office:value-type="float" office:value="0.00646228" calcext:value-type="float">
            <text:p>0.00646228</text:p>
          </table:table-cell>
          <table:table-cell/>
          <table:table-cell office:value-type="float" office:value="34.3748" calcext:value-type="float">
            <text:p>34.3748</text:p>
          </table:table-cell>
          <table:table-cell office:value-type="float" office:value="1.29937" calcext:value-type="float">
            <text:p>1.29937</text:p>
          </table:table-cell>
          <table:table-cell office:value-type="float" office:value="0.0586717" calcext:value-type="float">
            <text:p>0.0586717</text:p>
          </table:table-cell>
          <table:table-cell/>
          <table:table-cell office:value-type="float" office:value="33.7678" calcext:value-type="float">
            <text:p>33.7678</text:p>
          </table:table-cell>
          <table:table-cell office:value-type="float" office:value="1.31868" calcext:value-type="float">
            <text:p>1.31868</text:p>
          </table:table-cell>
          <table:table-cell office:value-type="float" office:value="0.582517" calcext:value-type="float">
            <text:p>0.58251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929" calcext:value-type="float">
            <text:p>0.000472929</text:p>
          </table:table-cell>
          <table:table-cell/>
          <table:table-cell office:value-type="float" office:value="32.8605" calcext:value-type="float">
            <text:p>32.8605</text:p>
          </table:table-cell>
          <table:table-cell office:value-type="float" office:value="1.14544" calcext:value-type="float">
            <text:p>1.14544</text:p>
          </table:table-cell>
          <table:table-cell office:value-type="float" office:value="0.000804511" calcext:value-type="float">
            <text:p>0.000804511</text:p>
          </table:table-cell>
          <table:table-cell/>
          <table:table-cell office:value-type="float" office:value="31.8992" calcext:value-type="float">
            <text:p>31.8992</text:p>
          </table:table-cell>
          <table:table-cell office:value-type="float" office:value="1.38627" calcext:value-type="float">
            <text:p>1.38627</text:p>
          </table:table-cell>
          <table:table-cell office:value-type="float" office:value="0.000799382" calcext:value-type="float">
            <text:p>0.000799382</text:p>
          </table:table-cell>
          <table:table-cell/>
          <table:table-cell office:value-type="float" office:value="33.3177" calcext:value-type="float">
            <text:p>33.3177</text:p>
          </table:table-cell>
          <table:table-cell office:value-type="float" office:value="1.27317" calcext:value-type="float">
            <text:p>1.27317</text:p>
          </table:table-cell>
          <table:table-cell office:value-type="float" office:value="0.00083046" calcext:value-type="float">
            <text:p>0.00083046</text:p>
          </table:table-cell>
          <table:table-cell/>
          <table:table-cell office:value-type="float" office:value="32.6588" calcext:value-type="float">
            <text:p>32.6588</text:p>
          </table:table-cell>
          <table:table-cell office:value-type="float" office:value="1.3462" calcext:value-type="float">
            <text:p>1.3462</text:p>
          </table:table-cell>
          <table:table-cell office:value-type="float" office:value="0.00644534" calcext:value-type="float">
            <text:p>0.00644534</text:p>
          </table:table-cell>
          <table:table-cell/>
          <table:table-cell office:value-type="float" office:value="32.435" calcext:value-type="float">
            <text:p>32.435</text:p>
          </table:table-cell>
          <table:table-cell office:value-type="float" office:value="1.32983" calcext:value-type="float">
            <text:p>1.32983</text:p>
          </table:table-cell>
          <table:table-cell office:value-type="float" office:value="0.0579076" calcext:value-type="float">
            <text:p>0.0579076</text:p>
          </table:table-cell>
          <table:table-cell/>
          <table:table-cell office:value-type="float" office:value="33.4416" calcext:value-type="float">
            <text:p>33.4416</text:p>
          </table:table-cell>
          <table:table-cell office:value-type="float" office:value="1.22238" calcext:value-type="float">
            <text:p>1.22238</text:p>
          </table:table-cell>
          <table:table-cell office:value-type="float" office:value="0.579917" calcext:value-type="float">
            <text:p>0.57991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878" calcext:value-type="float">
            <text:p>0.000472878</text:p>
          </table:table-cell>
          <table:table-cell/>
          <table:table-cell office:value-type="float" office:value="32.3303" calcext:value-type="float">
            <text:p>32.3303</text:p>
          </table:table-cell>
          <table:table-cell office:value-type="float" office:value="1.1473" calcext:value-type="float">
            <text:p>1.1473</text:p>
          </table:table-cell>
          <table:table-cell office:value-type="float" office:value="0.000795734" calcext:value-type="float">
            <text:p>0.000795734</text:p>
          </table:table-cell>
          <table:table-cell/>
          <table:table-cell office:value-type="float" office:value="33.7159" calcext:value-type="float">
            <text:p>33.7159</text:p>
          </table:table-cell>
          <table:table-cell office:value-type="float" office:value="1.18822" calcext:value-type="float">
            <text:p>1.18822</text:p>
          </table:table-cell>
          <table:table-cell office:value-type="float" office:value="0.00080375" calcext:value-type="float">
            <text:p>0.00080375</text:p>
          </table:table-cell>
          <table:table-cell/>
          <table:table-cell office:value-type="float" office:value="33.679" calcext:value-type="float">
            <text:p>33.679</text:p>
          </table:table-cell>
          <table:table-cell office:value-type="float" office:value="1.12184" calcext:value-type="float">
            <text:p>1.12184</text:p>
          </table:table-cell>
          <table:table-cell office:value-type="float" office:value="0.000823527" calcext:value-type="float">
            <text:p>0.000823527</text:p>
          </table:table-cell>
          <table:table-cell/>
          <table:table-cell office:value-type="float" office:value="32.7172" calcext:value-type="float">
            <text:p>32.7172</text:p>
          </table:table-cell>
          <table:table-cell office:value-type="float" office:value="1.36059" calcext:value-type="float">
            <text:p>1.36059</text:p>
          </table:table-cell>
          <table:table-cell office:value-type="float" office:value="0.00645658" calcext:value-type="float">
            <text:p>0.00645658</text:p>
          </table:table-cell>
          <table:table-cell/>
          <table:table-cell office:value-type="float" office:value="32.7959" calcext:value-type="float">
            <text:p>32.7959</text:p>
          </table:table-cell>
          <table:table-cell office:value-type="float" office:value="1.3617" calcext:value-type="float">
            <text:p>1.3617</text:p>
          </table:table-cell>
          <table:table-cell office:value-type="float" office:value="0.0577253" calcext:value-type="float">
            <text:p>0.0577253</text:p>
          </table:table-cell>
          <table:table-cell/>
          <table:table-cell office:value-type="float" office:value="35.201" calcext:value-type="float">
            <text:p>35.201</text:p>
          </table:table-cell>
          <table:table-cell office:value-type="float" office:value="1.22301" calcext:value-type="float">
            <text:p>1.22301</text:p>
          </table:table-cell>
          <table:table-cell office:value-type="float" office:value="0.586513" calcext:value-type="float">
            <text:p>0.58651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908" calcext:value-type="float">
            <text:p>0.000472908</text:p>
          </table:table-cell>
          <table:table-cell/>
          <table:table-cell office:value-type="float" office:value="32.5605" calcext:value-type="float">
            <text:p>32.5605</text:p>
          </table:table-cell>
          <table:table-cell office:value-type="float" office:value="1.19014" calcext:value-type="float">
            <text:p>1.19014</text:p>
          </table:table-cell>
          <table:table-cell office:value-type="float" office:value="0.000799581" calcext:value-type="float">
            <text:p>0.000799581</text:p>
          </table:table-cell>
          <table:table-cell/>
          <table:table-cell office:value-type="float" office:value="32.355" calcext:value-type="float">
            <text:p>32.355</text:p>
          </table:table-cell>
          <table:table-cell office:value-type="float" office:value="1.30944" calcext:value-type="float">
            <text:p>1.30944</text:p>
          </table:table-cell>
          <table:table-cell office:value-type="float" office:value="0.000806144" calcext:value-type="float">
            <text:p>0.000806144</text:p>
          </table:table-cell>
          <table:table-cell/>
          <table:table-cell office:value-type="float" office:value="32.1496" calcext:value-type="float">
            <text:p>32.1496</text:p>
          </table:table-cell>
          <table:table-cell office:value-type="float" office:value="1.2628" calcext:value-type="float">
            <text:p>1.2628</text:p>
          </table:table-cell>
          <table:table-cell office:value-type="float" office:value="0.000817396" calcext:value-type="float">
            <text:p>0.000817396</text:p>
          </table:table-cell>
          <table:table-cell/>
          <table:table-cell office:value-type="float" office:value="33.1736" calcext:value-type="float">
            <text:p>33.1736</text:p>
          </table:table-cell>
          <table:table-cell office:value-type="float" office:value="1.46471" calcext:value-type="float">
            <text:p>1.46471</text:p>
          </table:table-cell>
          <table:table-cell office:value-type="float" office:value="0.0064386" calcext:value-type="float">
            <text:p>0.0064386</text:p>
          </table:table-cell>
          <table:table-cell/>
          <table:table-cell office:value-type="float" office:value="32.5557" calcext:value-type="float">
            <text:p>32.5557</text:p>
          </table:table-cell>
          <table:table-cell office:value-type="float" office:value="1.39132" calcext:value-type="float">
            <text:p>1.39132</text:p>
          </table:table-cell>
          <table:table-cell office:value-type="float" office:value="0.0575612" calcext:value-type="float">
            <text:p>0.0575612</text:p>
          </table:table-cell>
          <table:table-cell/>
          <table:table-cell office:value-type="float" office:value="33.6519" calcext:value-type="float">
            <text:p>33.6519</text:p>
          </table:table-cell>
          <table:table-cell office:value-type="float" office:value="1.28512" calcext:value-type="float">
            <text:p>1.28512</text:p>
          </table:table-cell>
          <table:table-cell office:value-type="float" office:value="0.579409" calcext:value-type="float">
            <text:p>0.57940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2256" calcext:value-type="float">
            <text:p>0.000482256</text:p>
          </table:table-cell>
          <table:table-cell/>
          <table:table-cell office:value-type="float" office:value="32.6018" calcext:value-type="float">
            <text:p>32.6018</text:p>
          </table:table-cell>
          <table:table-cell office:value-type="float" office:value="1.15906" calcext:value-type="float">
            <text:p>1.15906</text:p>
          </table:table-cell>
          <table:table-cell office:value-type="float" office:value="0.000796736" calcext:value-type="float">
            <text:p>0.000796736</text:p>
          </table:table-cell>
          <table:table-cell/>
          <table:table-cell office:value-type="float" office:value="32.8241" calcext:value-type="float">
            <text:p>32.8241</text:p>
          </table:table-cell>
          <table:table-cell office:value-type="float" office:value="1.22041" calcext:value-type="float">
            <text:p>1.22041</text:p>
          </table:table-cell>
          <table:table-cell office:value-type="float" office:value="0.000828526" calcext:value-type="float">
            <text:p>0.000828526</text:p>
          </table:table-cell>
          <table:table-cell/>
          <table:table-cell office:value-type="float" office:value="33.7677" calcext:value-type="float">
            <text:p>33.7677</text:p>
          </table:table-cell>
          <table:table-cell office:value-type="float" office:value="1.21251" calcext:value-type="float">
            <text:p>1.21251</text:p>
          </table:table-cell>
          <table:table-cell office:value-type="float" office:value="0.000814149" calcext:value-type="float">
            <text:p>0.000814149</text:p>
          </table:table-cell>
          <table:table-cell/>
          <table:table-cell office:value-type="float" office:value="34.833" calcext:value-type="float">
            <text:p>34.833</text:p>
          </table:table-cell>
          <table:table-cell office:value-type="float" office:value="1.15506" calcext:value-type="float">
            <text:p>1.15506</text:p>
          </table:table-cell>
          <table:table-cell office:value-type="float" office:value="0.00651409" calcext:value-type="float">
            <text:p>0.00651409</text:p>
          </table:table-cell>
          <table:table-cell/>
          <table:table-cell office:value-type="float" office:value="33.2041" calcext:value-type="float">
            <text:p>33.2041</text:p>
          </table:table-cell>
          <table:table-cell office:value-type="float" office:value="1.43326" calcext:value-type="float">
            <text:p>1.43326</text:p>
          </table:table-cell>
          <table:table-cell office:value-type="float" office:value="0.0574445" calcext:value-type="float">
            <text:p>0.0574445</text:p>
          </table:table-cell>
          <table:table-cell/>
          <table:table-cell office:value-type="float" office:value="33.2417" calcext:value-type="float">
            <text:p>33.2417</text:p>
          </table:table-cell>
          <table:table-cell office:value-type="float" office:value="1.32872" calcext:value-type="float">
            <text:p>1.32872</text:p>
          </table:table-cell>
          <table:table-cell office:value-type="float" office:value="0.567114" calcext:value-type="float">
            <text:p>0.56711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081" calcext:value-type="float">
            <text:p>0.000469081</text:p>
          </table:table-cell>
          <table:table-cell/>
          <table:table-cell office:value-type="float" office:value="31.6044" calcext:value-type="float">
            <text:p>31.6044</text:p>
          </table:table-cell>
          <table:table-cell office:value-type="float" office:value="1.29087" calcext:value-type="float">
            <text:p>1.29087</text:p>
          </table:table-cell>
          <table:table-cell office:value-type="float" office:value="0.000794943" calcext:value-type="float">
            <text:p>0.000794943</text:p>
          </table:table-cell>
          <table:table-cell/>
          <table:table-cell office:value-type="float" office:value="33.7006" calcext:value-type="float">
            <text:p>33.7006</text:p>
          </table:table-cell>
          <table:table-cell office:value-type="float" office:value="1.16198" calcext:value-type="float">
            <text:p>1.16198</text:p>
          </table:table-cell>
          <table:table-cell office:value-type="float" office:value="0.000796837" calcext:value-type="float">
            <text:p>0.000796837</text:p>
          </table:table-cell>
          <table:table-cell/>
          <table:table-cell office:value-type="float" office:value="31.6221" calcext:value-type="float">
            <text:p>31.6221</text:p>
          </table:table-cell>
          <table:table-cell office:value-type="float" office:value="1.39723" calcext:value-type="float">
            <text:p>1.39723</text:p>
          </table:table-cell>
          <table:table-cell office:value-type="float" office:value="0.000822285" calcext:value-type="float">
            <text:p>0.000822285</text:p>
          </table:table-cell>
          <table:table-cell/>
          <table:table-cell office:value-type="float" office:value="31.2298" calcext:value-type="float">
            <text:p>31.2298</text:p>
          </table:table-cell>
          <table:table-cell office:value-type="float" office:value="1.41447" calcext:value-type="float">
            <text:p>1.41447</text:p>
          </table:table-cell>
          <table:table-cell office:value-type="float" office:value="0.00634179" calcext:value-type="float">
            <text:p>0.00634179</text:p>
          </table:table-cell>
          <table:table-cell/>
          <table:table-cell office:value-type="float" office:value="34.3596" calcext:value-type="float">
            <text:p>34.3596</text:p>
          </table:table-cell>
          <table:table-cell office:value-type="float" office:value="1.38511" calcext:value-type="float">
            <text:p>1.38511</text:p>
          </table:table-cell>
          <table:table-cell office:value-type="float" office:value="0.0579784" calcext:value-type="float">
            <text:p>0.0579784</text:p>
          </table:table-cell>
          <table:table-cell/>
          <table:table-cell office:value-type="float" office:value="33.0789" calcext:value-type="float">
            <text:p>33.0789</text:p>
          </table:table-cell>
          <table:table-cell office:value-type="float" office:value="1.23025" calcext:value-type="float">
            <text:p>1.23025</text:p>
          </table:table-cell>
          <table:table-cell office:value-type="float" office:value="0.578526" calcext:value-type="float">
            <text:p>0.57852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506" calcext:value-type="float">
            <text:p>0.000471506</text:p>
          </table:table-cell>
          <table:table-cell/>
          <table:table-cell office:value-type="float" office:value="32.5438" calcext:value-type="float">
            <text:p>32.5438</text:p>
          </table:table-cell>
          <table:table-cell office:value-type="float" office:value="1.2667" calcext:value-type="float">
            <text:p>1.2667</text:p>
          </table:table-cell>
          <table:table-cell office:value-type="float" office:value="0.000799101" calcext:value-type="float">
            <text:p>0.000799101</text:p>
          </table:table-cell>
          <table:table-cell/>
          <table:table-cell office:value-type="float" office:value="33.2228" calcext:value-type="float">
            <text:p>33.2228</text:p>
          </table:table-cell>
          <table:table-cell office:value-type="float" office:value="1.31913" calcext:value-type="float">
            <text:p>1.31913</text:p>
          </table:table-cell>
          <table:table-cell office:value-type="float" office:value="0.000789322" calcext:value-type="float">
            <text:p>0.000789322</text:p>
          </table:table-cell>
          <table:table-cell/>
          <table:table-cell office:value-type="float" office:value="33.3884" calcext:value-type="float">
            <text:p>33.3884</text:p>
          </table:table-cell>
          <table:table-cell office:value-type="float" office:value="1.14144" calcext:value-type="float">
            <text:p>1.14144</text:p>
          </table:table-cell>
          <table:table-cell office:value-type="float" office:value="0.000823697" calcext:value-type="float">
            <text:p>0.000823697</text:p>
          </table:table-cell>
          <table:table-cell/>
          <table:table-cell office:value-type="float" office:value="33.7848" calcext:value-type="float">
            <text:p>33.7848</text:p>
          </table:table-cell>
          <table:table-cell office:value-type="float" office:value="1.26321" calcext:value-type="float">
            <text:p>1.26321</text:p>
          </table:table-cell>
          <table:table-cell office:value-type="float" office:value="0.00636225" calcext:value-type="float">
            <text:p>0.00636225</text:p>
          </table:table-cell>
          <table:table-cell/>
          <table:table-cell office:value-type="float" office:value="33.3391" calcext:value-type="float">
            <text:p>33.3391</text:p>
          </table:table-cell>
          <table:table-cell office:value-type="float" office:value="1.35527" calcext:value-type="float">
            <text:p>1.35527</text:p>
          </table:table-cell>
          <table:table-cell office:value-type="float" office:value="0.0575695" calcext:value-type="float">
            <text:p>0.0575695</text:p>
          </table:table-cell>
          <table:table-cell/>
          <table:table-cell office:value-type="float" office:value="31.9936" calcext:value-type="float">
            <text:p>31.9936</text:p>
          </table:table-cell>
          <table:table-cell office:value-type="float" office:value="1.54597" calcext:value-type="float">
            <text:p>1.54597</text:p>
          </table:table-cell>
          <table:table-cell office:value-type="float" office:value="0.577872" calcext:value-type="float">
            <text:p>0.577872</text:p>
          </table:table-cell>
        </table:table-row>
        <table:table-row table:style-name="ro1">
          <table:table-cell office:value-type="float" office:value="0.03998" calcext:value-type="float">
            <text:p>0.03998</text:p>
          </table:table-cell>
          <table:table-cell office:value-type="float" office:value="0" calcext:value-type="float">
            <text:p>0</text:p>
          </table:table-cell>
          <table:table-cell office:value-type="float" office:value="0.000471957" calcext:value-type="float">
            <text:p>0.000471957</text:p>
          </table:table-cell>
          <table:table-cell/>
          <table:table-cell office:value-type="float" office:value="32.0859" calcext:value-type="float">
            <text:p>32.0859</text:p>
          </table:table-cell>
          <table:table-cell office:value-type="float" office:value="1.24512" calcext:value-type="float">
            <text:p>1.24512</text:p>
          </table:table-cell>
          <table:table-cell office:value-type="float" office:value="0.000800834" calcext:value-type="float">
            <text:p>0.000800834</text:p>
          </table:table-cell>
          <table:table-cell/>
          <table:table-cell office:value-type="float" office:value="35.0178" calcext:value-type="float">
            <text:p>35.0178</text:p>
          </table:table-cell>
          <table:table-cell office:value-type="float" office:value="1.00842" calcext:value-type="float">
            <text:p>1.00842</text:p>
          </table:table-cell>
          <table:table-cell office:value-type="float" office:value="0.000802007" calcext:value-type="float">
            <text:p>0.000802007</text:p>
          </table:table-cell>
          <table:table-cell/>
          <table:table-cell office:value-type="float" office:value="31.7142" calcext:value-type="float">
            <text:p>31.7142</text:p>
          </table:table-cell>
          <table:table-cell office:value-type="float" office:value="1.41631" calcext:value-type="float">
            <text:p>1.41631</text:p>
          </table:table-cell>
          <table:table-cell office:value-type="float" office:value="0.000827795" calcext:value-type="float">
            <text:p>0.000827795</text:p>
          </table:table-cell>
          <table:table-cell/>
          <table:table-cell office:value-type="float" office:value="31.5361" calcext:value-type="float">
            <text:p>31.5361</text:p>
          </table:table-cell>
          <table:table-cell office:value-type="float" office:value="1.50562" calcext:value-type="float">
            <text:p>1.50562</text:p>
          </table:table-cell>
          <table:table-cell office:value-type="float" office:value="0.006371" calcext:value-type="float">
            <text:p>0.006371</text:p>
          </table:table-cell>
          <table:table-cell/>
          <table:table-cell office:value-type="float" office:value="33.585" calcext:value-type="float">
            <text:p>33.585</text:p>
          </table:table-cell>
          <table:table-cell office:value-type="float" office:value="1.46077" calcext:value-type="float">
            <text:p>1.46077</text:p>
          </table:table-cell>
          <table:table-cell office:value-type="float" office:value="0.0578741" calcext:value-type="float">
            <text:p>0.0578741</text:p>
          </table:table-cell>
          <table:table-cell/>
          <table:table-cell office:value-type="float" office:value="32.0645" calcext:value-type="float">
            <text:p>32.0645</text:p>
          </table:table-cell>
          <table:table-cell office:value-type="float" office:value="1.56634" calcext:value-type="float">
            <text:p>1.56634</text:p>
          </table:table-cell>
          <table:table-cell office:value-type="float" office:value="0.578482" calcext:value-type="float">
            <text:p>0.57848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9421" calcext:value-type="float">
            <text:p>0.000479421</text:p>
          </table:table-cell>
          <table:table-cell/>
          <table:table-cell office:value-type="float" office:value="30.642" calcext:value-type="float">
            <text:p>30.642</text:p>
          </table:table-cell>
          <table:table-cell office:value-type="float" office:value="1.33346" calcext:value-type="float">
            <text:p>1.33346</text:p>
          </table:table-cell>
          <table:table-cell office:value-type="float" office:value="0.000802527" calcext:value-type="float">
            <text:p>0.000802527</text:p>
          </table:table-cell>
          <table:table-cell/>
          <table:table-cell office:value-type="float" office:value="34.0354" calcext:value-type="float">
            <text:p>34.0354</text:p>
          </table:table-cell>
          <table:table-cell office:value-type="float" office:value="1.33596" calcext:value-type="float">
            <text:p>1.33596</text:p>
          </table:table-cell>
          <table:table-cell office:value-type="float" office:value="0.000802757" calcext:value-type="float">
            <text:p>0.000802757</text:p>
          </table:table-cell>
          <table:table-cell/>
          <table:table-cell office:value-type="float" office:value="32.7937" calcext:value-type="float">
            <text:p>32.7937</text:p>
          </table:table-cell>
          <table:table-cell office:value-type="float" office:value="1.26335" calcext:value-type="float">
            <text:p>1.26335</text:p>
          </table:table-cell>
          <table:table-cell office:value-type="float" office:value="0.000842362" calcext:value-type="float">
            <text:p>0.000842362</text:p>
          </table:table-cell>
          <table:table-cell/>
          <table:table-cell office:value-type="float" office:value="33.5217" calcext:value-type="float">
            <text:p>33.5217</text:p>
          </table:table-cell>
          <table:table-cell office:value-type="float" office:value="1.23737" calcext:value-type="float">
            <text:p>1.23737</text:p>
          </table:table-cell>
          <table:table-cell office:value-type="float" office:value="0.00650488" calcext:value-type="float">
            <text:p>0.00650488</text:p>
          </table:table-cell>
          <table:table-cell/>
          <table:table-cell office:value-type="float" office:value="34.5577" calcext:value-type="float">
            <text:p>34.5577</text:p>
          </table:table-cell>
          <table:table-cell office:value-type="float" office:value="1.28083" calcext:value-type="float">
            <text:p>1.28083</text:p>
          </table:table-cell>
          <table:table-cell office:value-type="float" office:value="0.0586726" calcext:value-type="float">
            <text:p>0.0586726</text:p>
          </table:table-cell>
          <table:table-cell/>
          <table:table-cell office:value-type="float" office:value="32.683" calcext:value-type="float">
            <text:p>32.683</text:p>
          </table:table-cell>
          <table:table-cell office:value-type="float" office:value="1.33778" calcext:value-type="float">
            <text:p>1.33778</text:p>
          </table:table-cell>
          <table:table-cell office:value-type="float" office:value="0.576892" calcext:value-type="float">
            <text:p>0.57689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189" calcext:value-type="float">
            <text:p>0.000468189</text:p>
          </table:table-cell>
          <table:table-cell/>
          <table:table-cell office:value-type="float" office:value="31.4759" calcext:value-type="float">
            <text:p>31.4759</text:p>
          </table:table-cell>
          <table:table-cell office:value-type="float" office:value="1.25218" calcext:value-type="float">
            <text:p>1.25218</text:p>
          </table:table-cell>
          <table:table-cell office:value-type="float" office:value="0.000800814" calcext:value-type="float">
            <text:p>0.000800814</text:p>
          </table:table-cell>
          <table:table-cell/>
          <table:table-cell office:value-type="float" office:value="33.4006" calcext:value-type="float">
            <text:p>33.4006</text:p>
          </table:table-cell>
          <table:table-cell office:value-type="float" office:value="1.34363" calcext:value-type="float">
            <text:p>1.34363</text:p>
          </table:table-cell>
          <table:table-cell office:value-type="float" office:value="0.000806776" calcext:value-type="float">
            <text:p>0.000806776</text:p>
          </table:table-cell>
          <table:table-cell/>
          <table:table-cell office:value-type="float" office:value="31.6312" calcext:value-type="float">
            <text:p>31.6312</text:p>
          </table:table-cell>
          <table:table-cell office:value-type="float" office:value="1.56712" calcext:value-type="float">
            <text:p>1.56712</text:p>
          </table:table-cell>
          <table:table-cell office:value-type="float" office:value="0.000888158" calcext:value-type="float">
            <text:p>0.000888158</text:p>
          </table:table-cell>
          <table:table-cell/>
          <table:table-cell office:value-type="float" office:value="31.5254" calcext:value-type="float">
            <text:p>31.5254</text:p>
          </table:table-cell>
          <table:table-cell office:value-type="float" office:value="1.53863" calcext:value-type="float">
            <text:p>1.53863</text:p>
          </table:table-cell>
          <table:table-cell office:value-type="float" office:value="0.00633227" calcext:value-type="float">
            <text:p>0.00633227</text:p>
          </table:table-cell>
          <table:table-cell/>
          <table:table-cell office:value-type="float" office:value="34.4223" calcext:value-type="float">
            <text:p>34.4223</text:p>
          </table:table-cell>
          <table:table-cell office:value-type="float" office:value="1.22385" calcext:value-type="float">
            <text:p>1.22385</text:p>
          </table:table-cell>
          <table:table-cell office:value-type="float" office:value="0.0596212" calcext:value-type="float">
            <text:p>0.0596212</text:p>
          </table:table-cell>
          <table:table-cell/>
          <table:table-cell office:value-type="float" office:value="34.1262" calcext:value-type="float">
            <text:p>34.1262</text:p>
          </table:table-cell>
          <table:table-cell office:value-type="float" office:value="1.21394" calcext:value-type="float">
            <text:p>1.21394</text:p>
          </table:table-cell>
          <table:table-cell office:value-type="float" office:value="0.580594" calcext:value-type="float">
            <text:p>0.580594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2017" calcext:value-type="float">
            <text:p>0.000472017</text:p>
          </table:table-cell>
          <table:table-cell/>
          <table:table-cell office:value-type="float" office:value="30.3615" calcext:value-type="float">
            <text:p>30.3615</text:p>
          </table:table-cell>
          <table:table-cell office:value-type="float" office:value="1.31051" calcext:value-type="float">
            <text:p>1.31051</text:p>
          </table:table-cell>
          <table:table-cell office:value-type="float" office:value="0.000785656" calcext:value-type="float">
            <text:p>0.000785656</text:p>
          </table:table-cell>
          <table:table-cell/>
          <table:table-cell office:value-type="float" office:value="32.5522" calcext:value-type="float">
            <text:p>32.5522</text:p>
          </table:table-cell>
          <table:table-cell office:value-type="float" office:value="1.40858" calcext:value-type="float">
            <text:p>1.40858</text:p>
          </table:table-cell>
          <table:table-cell office:value-type="float" office:value="0.000801655" calcext:value-type="float">
            <text:p>0.000801655</text:p>
          </table:table-cell>
          <table:table-cell/>
          <table:table-cell office:value-type="float" office:value="32.1681" calcext:value-type="float">
            <text:p>32.1681</text:p>
          </table:table-cell>
          <table:table-cell office:value-type="float" office:value="1.42345" calcext:value-type="float">
            <text:p>1.42345</text:p>
          </table:table-cell>
          <table:table-cell office:value-type="float" office:value="0.000824749" calcext:value-type="float">
            <text:p>0.000824749</text:p>
          </table:table-cell>
          <table:table-cell/>
          <table:table-cell office:value-type="float" office:value="33.7827" calcext:value-type="float">
            <text:p>33.7827</text:p>
          </table:table-cell>
          <table:table-cell office:value-type="float" office:value="1.27826" calcext:value-type="float">
            <text:p>1.27826</text:p>
          </table:table-cell>
          <table:table-cell office:value-type="float" office:value="0.00651255" calcext:value-type="float">
            <text:p>0.00651255</text:p>
          </table:table-cell>
          <table:table-cell/>
          <table:table-cell office:value-type="float" office:value="31.0151" calcext:value-type="float">
            <text:p>31.0151</text:p>
          </table:table-cell>
          <table:table-cell office:value-type="float" office:value="1.50189" calcext:value-type="float">
            <text:p>1.50189</text:p>
          </table:table-cell>
          <table:table-cell office:value-type="float" office:value="0.0569446" calcext:value-type="float">
            <text:p>0.0569446</text:p>
          </table:table-cell>
          <table:table-cell/>
          <table:table-cell office:value-type="float" office:value="31.7273" calcext:value-type="float">
            <text:p>31.7273</text:p>
          </table:table-cell>
          <table:table-cell office:value-type="float" office:value="1.79243" calcext:value-type="float">
            <text:p>1.79243</text:p>
          </table:table-cell>
          <table:table-cell office:value-type="float" office:value="0.571735" calcext:value-type="float">
            <text:p>0.57173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247" calcext:value-type="float">
            <text:p>0.000472247</text:p>
          </table:table-cell>
          <table:table-cell/>
          <table:table-cell office:value-type="float" office:value="31.3594" calcext:value-type="float">
            <text:p>31.3594</text:p>
          </table:table-cell>
          <table:table-cell office:value-type="float" office:value="1.279" calcext:value-type="float">
            <text:p>1.279</text:p>
          </table:table-cell>
          <table:table-cell office:value-type="float" office:value="0.000805523" calcext:value-type="float">
            <text:p>0.000805523</text:p>
          </table:table-cell>
          <table:table-cell/>
          <table:table-cell office:value-type="float" office:value="33.6514" calcext:value-type="float">
            <text:p>33.6514</text:p>
          </table:table-cell>
          <table:table-cell office:value-type="float" office:value="1.18545" calcext:value-type="float">
            <text:p>1.18545</text:p>
          </table:table-cell>
          <table:table-cell office:value-type="float" office:value="0.000796326" calcext:value-type="float">
            <text:p>0.000796326</text:p>
          </table:table-cell>
          <table:table-cell/>
          <table:table-cell office:value-type="float" office:value="33.1877" calcext:value-type="float">
            <text:p>33.1877</text:p>
          </table:table-cell>
          <table:table-cell office:value-type="float" office:value="1.35253" calcext:value-type="float">
            <text:p>1.35253</text:p>
          </table:table-cell>
          <table:table-cell office:value-type="float" office:value="0.000808949" calcext:value-type="float">
            <text:p>0.000808949</text:p>
          </table:table-cell>
          <table:table-cell/>
          <table:table-cell office:value-type="float" office:value="33.7944" calcext:value-type="float">
            <text:p>33.7944</text:p>
          </table:table-cell>
          <table:table-cell office:value-type="float" office:value="1.2609" calcext:value-type="float">
            <text:p>1.2609</text:p>
          </table:table-cell>
          <table:table-cell office:value-type="float" office:value="0.00650973" calcext:value-type="float">
            <text:p>0.00650973</text:p>
          </table:table-cell>
          <table:table-cell/>
          <table:table-cell office:value-type="float" office:value="33.1082" calcext:value-type="float">
            <text:p>33.1082</text:p>
          </table:table-cell>
          <table:table-cell office:value-type="float" office:value="1.27575" calcext:value-type="float">
            <text:p>1.27575</text:p>
          </table:table-cell>
          <table:table-cell office:value-type="float" office:value="0.057911" calcext:value-type="float">
            <text:p>0.057911</text:p>
          </table:table-cell>
          <table:table-cell/>
          <table:table-cell office:value-type="float" office:value="34.3127" calcext:value-type="float">
            <text:p>34.3127</text:p>
          </table:table-cell>
          <table:table-cell office:value-type="float" office:value="1.29173" calcext:value-type="float">
            <text:p>1.29173</text:p>
          </table:table-cell>
          <table:table-cell office:value-type="float" office:value="0.586315" calcext:value-type="float">
            <text:p>0.58631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926" calcext:value-type="float">
            <text:p>0.000471926</text:p>
          </table:table-cell>
          <table:table-cell/>
          <table:table-cell office:value-type="float" office:value="31.6405" calcext:value-type="float">
            <text:p>31.6405</text:p>
          </table:table-cell>
          <table:table-cell office:value-type="float" office:value="1.22351" calcext:value-type="float">
            <text:p>1.22351</text:p>
          </table:table-cell>
          <table:table-cell office:value-type="float" office:value="0.000793982" calcext:value-type="float">
            <text:p>0.000793982</text:p>
          </table:table-cell>
          <table:table-cell/>
          <table:table-cell office:value-type="float" office:value="32.1426" calcext:value-type="float">
            <text:p>32.1426</text:p>
          </table:table-cell>
          <table:table-cell office:value-type="float" office:value="1.16234" calcext:value-type="float">
            <text:p>1.16234</text:p>
          </table:table-cell>
          <table:table-cell office:value-type="float" office:value="0.000796917" calcext:value-type="float">
            <text:p>0.000796917</text:p>
          </table:table-cell>
          <table:table-cell/>
          <table:table-cell office:value-type="float" office:value="31.9256" calcext:value-type="float">
            <text:p>31.9256</text:p>
          </table:table-cell>
          <table:table-cell office:value-type="float" office:value="1.36985" calcext:value-type="float">
            <text:p>1.36985</text:p>
          </table:table-cell>
          <table:table-cell office:value-type="float" office:value="0.000804631" calcext:value-type="float">
            <text:p>0.000804631</text:p>
          </table:table-cell>
          <table:table-cell/>
          <table:table-cell office:value-type="float" office:value="33.6449" calcext:value-type="float">
            <text:p>33.6449</text:p>
          </table:table-cell>
          <table:table-cell office:value-type="float" office:value="1.37469" calcext:value-type="float">
            <text:p>1.37469</text:p>
          </table:table-cell>
          <table:table-cell office:value-type="float" office:value="0.00643831" calcext:value-type="float">
            <text:p>0.00643831</text:p>
          </table:table-cell>
          <table:table-cell/>
          <table:table-cell office:value-type="float" office:value="32.3821" calcext:value-type="float">
            <text:p>32.3821</text:p>
          </table:table-cell>
          <table:table-cell office:value-type="float" office:value="1.45847" calcext:value-type="float">
            <text:p>1.45847</text:p>
          </table:table-cell>
          <table:table-cell office:value-type="float" office:value="0.0569883" calcext:value-type="float">
            <text:p>0.0569883</text:p>
          </table:table-cell>
          <table:table-cell/>
          <table:table-cell office:value-type="float" office:value="33.9731" calcext:value-type="float">
            <text:p>33.9731</text:p>
          </table:table-cell>
          <table:table-cell office:value-type="float" office:value="1.29795" calcext:value-type="float">
            <text:p>1.29795</text:p>
          </table:table-cell>
          <table:table-cell office:value-type="float" office:value="0.579183" calcext:value-type="float">
            <text:p>0.57918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3" calcext:value-type="float">
            <text:p>0.00046853</text:p>
          </table:table-cell>
          <table:table-cell/>
          <table:table-cell office:value-type="float" office:value="31.4416" calcext:value-type="float">
            <text:p>31.4416</text:p>
          </table:table-cell>
          <table:table-cell office:value-type="float" office:value="1.4006" calcext:value-type="float">
            <text:p>1.4006</text:p>
          </table:table-cell>
          <table:table-cell office:value-type="float" office:value="0.000797819" calcext:value-type="float">
            <text:p>0.000797819</text:p>
          </table:table-cell>
          <table:table-cell/>
          <table:table-cell office:value-type="float" office:value="32.4173" calcext:value-type="float">
            <text:p>32.4173</text:p>
          </table:table-cell>
          <table:table-cell office:value-type="float" office:value="1.36143" calcext:value-type="float">
            <text:p>1.36143</text:p>
          </table:table-cell>
          <table:table-cell office:value-type="float" office:value="0.000804552" calcext:value-type="float">
            <text:p>0.000804552</text:p>
          </table:table-cell>
          <table:table-cell/>
          <table:table-cell office:value-type="float" office:value="30.7518" calcext:value-type="float">
            <text:p>30.7518</text:p>
          </table:table-cell>
          <table:table-cell office:value-type="float" office:value="1.47687" calcext:value-type="float">
            <text:p>1.47687</text:p>
          </table:table-cell>
          <table:table-cell office:value-type="float" office:value="0.000810081" calcext:value-type="float">
            <text:p>0.000810081</text:p>
          </table:table-cell>
          <table:table-cell/>
          <table:table-cell office:value-type="float" office:value="33.4481" calcext:value-type="float">
            <text:p>33.4481</text:p>
          </table:table-cell>
          <table:table-cell office:value-type="float" office:value="1.26595" calcext:value-type="float">
            <text:p>1.26595</text:p>
          </table:table-cell>
          <table:table-cell office:value-type="float" office:value="0.00642599" calcext:value-type="float">
            <text:p>0.00642599</text:p>
          </table:table-cell>
          <table:table-cell/>
          <table:table-cell office:value-type="float" office:value="32.3387" calcext:value-type="float">
            <text:p>32.3387</text:p>
          </table:table-cell>
          <table:table-cell office:value-type="float" office:value="1.35148" calcext:value-type="float">
            <text:p>1.35148</text:p>
          </table:table-cell>
          <table:table-cell office:value-type="float" office:value="0.0576891" calcext:value-type="float">
            <text:p>0.0576891</text:p>
          </table:table-cell>
          <table:table-cell/>
          <table:table-cell office:value-type="float" office:value="33.1612" calcext:value-type="float">
            <text:p>33.1612</text:p>
          </table:table-cell>
          <table:table-cell office:value-type="float" office:value="1.368" calcext:value-type="float">
            <text:p>1.368</text:p>
          </table:table-cell>
          <table:table-cell office:value-type="float" office:value="0.574089" calcext:value-type="float">
            <text:p>0.57408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305" calcext:value-type="float">
            <text:p>0.000471305</text:p>
          </table:table-cell>
          <table:table-cell/>
          <table:table-cell office:value-type="float" office:value="30.9351" calcext:value-type="float">
            <text:p>30.9351</text:p>
          </table:table-cell>
          <table:table-cell office:value-type="float" office:value="1.29197" calcext:value-type="float">
            <text:p>1.29197</text:p>
          </table:table-cell>
          <table:table-cell office:value-type="float" office:value="0.000795244" calcext:value-type="float">
            <text:p>0.000795244</text:p>
          </table:table-cell>
          <table:table-cell/>
          <table:table-cell office:value-type="float" office:value="32.3254" calcext:value-type="float">
            <text:p>32.3254</text:p>
          </table:table-cell>
          <table:table-cell office:value-type="float" office:value="1.32796" calcext:value-type="float">
            <text:p>1.32796</text:p>
          </table:table-cell>
          <table:table-cell office:value-type="float" office:value="0.000801295" calcext:value-type="float">
            <text:p>0.000801295</text:p>
          </table:table-cell>
          <table:table-cell/>
          <table:table-cell office:value-type="float" office:value="34.0981" calcext:value-type="float">
            <text:p>34.0981</text:p>
          </table:table-cell>
          <table:table-cell office:value-type="float" office:value="1.24709" calcext:value-type="float">
            <text:p>1.24709</text:p>
          </table:table-cell>
          <table:table-cell office:value-type="float" office:value="0.000812867" calcext:value-type="float">
            <text:p>0.000812867</text:p>
          </table:table-cell>
          <table:table-cell/>
          <table:table-cell office:value-type="float" office:value="32.8852" calcext:value-type="float">
            <text:p>32.8852</text:p>
          </table:table-cell>
          <table:table-cell office:value-type="float" office:value="1.24706" calcext:value-type="float">
            <text:p>1.24706</text:p>
          </table:table-cell>
          <table:table-cell office:value-type="float" office:value="0.00637818" calcext:value-type="float">
            <text:p>0.00637818</text:p>
          </table:table-cell>
          <table:table-cell/>
          <table:table-cell office:value-type="float" office:value="31.7131" calcext:value-type="float">
            <text:p>31.7131</text:p>
          </table:table-cell>
          <table:table-cell office:value-type="float" office:value="1.49088" calcext:value-type="float">
            <text:p>1.49088</text:p>
          </table:table-cell>
          <table:table-cell office:value-type="float" office:value="0.0572275" calcext:value-type="float">
            <text:p>0.0572275</text:p>
          </table:table-cell>
          <table:table-cell/>
          <table:table-cell office:value-type="float" office:value="33.1903" calcext:value-type="float">
            <text:p>33.1903</text:p>
          </table:table-cell>
          <table:table-cell office:value-type="float" office:value="1.46998" calcext:value-type="float">
            <text:p>1.46998</text:p>
          </table:table-cell>
          <table:table-cell office:value-type="float" office:value="0.578538" calcext:value-type="float">
            <text:p>0.57853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692" calcext:value-type="float">
            <text:p>0.000469692</text:p>
          </table:table-cell>
          <table:table-cell/>
          <table:table-cell office:value-type="float" office:value="32.7188" calcext:value-type="float">
            <text:p>32.7188</text:p>
          </table:table-cell>
          <table:table-cell office:value-type="float" office:value="1.08566" calcext:value-type="float">
            <text:p>1.08566</text:p>
          </table:table-cell>
          <table:table-cell office:value-type="float" office:value="0.0007879" calcext:value-type="float">
            <text:p>0.0007879</text:p>
          </table:table-cell>
          <table:table-cell/>
          <table:table-cell office:value-type="float" office:value="33.8919" calcext:value-type="float">
            <text:p>33.8919</text:p>
          </table:table-cell>
          <table:table-cell office:value-type="float" office:value="1.20086" calcext:value-type="float">
            <text:p>1.20086</text:p>
          </table:table-cell>
          <table:table-cell office:value-type="float" office:value="0.000799601" calcext:value-type="float">
            <text:p>0.000799601</text:p>
          </table:table-cell>
          <table:table-cell/>
          <table:table-cell office:value-type="float" office:value="32.6306" calcext:value-type="float">
            <text:p>32.6306</text:p>
          </table:table-cell>
          <table:table-cell office:value-type="float" office:value="1.44818" calcext:value-type="float">
            <text:p>1.44818</text:p>
          </table:table-cell>
          <table:table-cell office:value-type="float" office:value="0.000816042" calcext:value-type="float">
            <text:p>0.000816042</text:p>
          </table:table-cell>
          <table:table-cell/>
          <table:table-cell office:value-type="float" office:value="33.735" calcext:value-type="float">
            <text:p>33.735</text:p>
          </table:table-cell>
          <table:table-cell office:value-type="float" office:value="1.19003" calcext:value-type="float">
            <text:p>1.19003</text:p>
          </table:table-cell>
          <table:table-cell office:value-type="float" office:value="0.00642311" calcext:value-type="float">
            <text:p>0.00642311</text:p>
          </table:table-cell>
          <table:table-cell/>
          <table:table-cell office:value-type="float" office:value="33.1629" calcext:value-type="float">
            <text:p>33.1629</text:p>
          </table:table-cell>
          <table:table-cell office:value-type="float" office:value="1.29783" calcext:value-type="float">
            <text:p>1.29783</text:p>
          </table:table-cell>
          <table:table-cell office:value-type="float" office:value="0.0588262" calcext:value-type="float">
            <text:p>0.0588262</text:p>
          </table:table-cell>
          <table:table-cell/>
          <table:table-cell office:value-type="float" office:value="31.6607" calcext:value-type="float">
            <text:p>31.6607</text:p>
          </table:table-cell>
          <table:table-cell office:value-type="float" office:value="1.57943" calcext:value-type="float">
            <text:p>1.57943</text:p>
          </table:table-cell>
          <table:table-cell office:value-type="float" office:value="0.566856" calcext:value-type="float">
            <text:p>0.56685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878" calcext:value-type="float">
            <text:p>0.000472878</text:p>
          </table:table-cell>
          <table:table-cell/>
          <table:table-cell office:value-type="float" office:value="29.7668" calcext:value-type="float">
            <text:p>29.7668</text:p>
          </table:table-cell>
          <table:table-cell office:value-type="float" office:value="1.32781" calcext:value-type="float">
            <text:p>1.32781</text:p>
          </table:table-cell>
          <table:table-cell office:value-type="float" office:value="0.000801515" calcext:value-type="float">
            <text:p>0.000801515</text:p>
          </table:table-cell>
          <table:table-cell/>
          <table:table-cell office:value-type="float" office:value="33.348" calcext:value-type="float">
            <text:p>33.348</text:p>
          </table:table-cell>
          <table:table-cell office:value-type="float" office:value="1.29995" calcext:value-type="float">
            <text:p>1.29995</text:p>
          </table:table-cell>
          <table:table-cell office:value-type="float" office:value="0.000796245" calcext:value-type="float">
            <text:p>0.000796245</text:p>
          </table:table-cell>
          <table:table-cell/>
          <table:table-cell office:value-type="float" office:value="33.3315" calcext:value-type="float">
            <text:p>33.3315</text:p>
          </table:table-cell>
          <table:table-cell office:value-type="float" office:value="1.17109" calcext:value-type="float">
            <text:p>1.17109</text:p>
          </table:table-cell>
          <table:table-cell office:value-type="float" office:value="0.000813428" calcext:value-type="float">
            <text:p>0.000813428</text:p>
          </table:table-cell>
          <table:table-cell/>
          <table:table-cell office:value-type="float" office:value="34.9634" calcext:value-type="float">
            <text:p>34.9634</text:p>
          </table:table-cell>
          <table:table-cell office:value-type="float" office:value="1.1897" calcext:value-type="float">
            <text:p>1.1897</text:p>
          </table:table-cell>
          <table:table-cell office:value-type="float" office:value="0.00647909" calcext:value-type="float">
            <text:p>0.00647909</text:p>
          </table:table-cell>
          <table:table-cell/>
          <table:table-cell office:value-type="float" office:value="34.0672" calcext:value-type="float">
            <text:p>34.0672</text:p>
          </table:table-cell>
          <table:table-cell office:value-type="float" office:value="1.35546" calcext:value-type="float">
            <text:p>1.35546</text:p>
          </table:table-cell>
          <table:table-cell office:value-type="float" office:value="0.0585962" calcext:value-type="float">
            <text:p>0.0585962</text:p>
          </table:table-cell>
          <table:table-cell/>
          <table:table-cell office:value-type="float" office:value="31.9131" calcext:value-type="float">
            <text:p>31.9131</text:p>
          </table:table-cell>
          <table:table-cell office:value-type="float" office:value="1.52293" calcext:value-type="float">
            <text:p>1.52293</text:p>
          </table:table-cell>
          <table:table-cell office:value-type="float" office:value="0.57362" calcext:value-type="float">
            <text:p>0.5736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6" calcext:value-type="float">
            <text:p>0.0004686</text:p>
          </table:table-cell>
          <table:table-cell/>
          <table:table-cell office:value-type="float" office:value="33.2515" calcext:value-type="float">
            <text:p>33.2515</text:p>
          </table:table-cell>
          <table:table-cell office:value-type="float" office:value="1.10903" calcext:value-type="float">
            <text:p>1.10903</text:p>
          </table:table-cell>
          <table:table-cell office:value-type="float" office:value="0.000797218" calcext:value-type="float">
            <text:p>0.000797218</text:p>
          </table:table-cell>
          <table:table-cell/>
          <table:table-cell office:value-type="float" office:value="31.7132" calcext:value-type="float">
            <text:p>31.7132</text:p>
          </table:table-cell>
          <table:table-cell office:value-type="float" office:value="1.33463" calcext:value-type="float">
            <text:p>1.33463</text:p>
          </table:table-cell>
          <table:table-cell office:value-type="float" office:value="0.000804331" calcext:value-type="float">
            <text:p>0.000804331</text:p>
          </table:table-cell>
          <table:table-cell/>
          <table:table-cell office:value-type="float" office:value="33.5096" calcext:value-type="float">
            <text:p>33.5096</text:p>
          </table:table-cell>
          <table:table-cell office:value-type="float" office:value="1.30632" calcext:value-type="float">
            <text:p>1.30632</text:p>
          </table:table-cell>
          <table:table-cell office:value-type="float" office:value="0.000807717" calcext:value-type="float">
            <text:p>0.000807717</text:p>
          </table:table-cell>
          <table:table-cell/>
          <table:table-cell office:value-type="float" office:value="33.1346" calcext:value-type="float">
            <text:p>33.1346</text:p>
          </table:table-cell>
          <table:table-cell office:value-type="float" office:value="1.24795" calcext:value-type="float">
            <text:p>1.24795</text:p>
          </table:table-cell>
          <table:table-cell office:value-type="float" office:value="0.00640422" calcext:value-type="float">
            <text:p>0.00640422</text:p>
          </table:table-cell>
          <table:table-cell/>
          <table:table-cell office:value-type="float" office:value="34.7708" calcext:value-type="float">
            <text:p>34.7708</text:p>
          </table:table-cell>
          <table:table-cell office:value-type="float" office:value="1.19646" calcext:value-type="float">
            <text:p>1.19646</text:p>
          </table:table-cell>
          <table:table-cell office:value-type="float" office:value="0.0579006" calcext:value-type="float">
            <text:p>0.0579006</text:p>
          </table:table-cell>
          <table:table-cell/>
          <table:table-cell office:value-type="float" office:value="34.1767" calcext:value-type="float">
            <text:p>34.1767</text:p>
          </table:table-cell>
          <table:table-cell office:value-type="float" office:value="1.26769" calcext:value-type="float">
            <text:p>1.26769</text:p>
          </table:table-cell>
          <table:table-cell office:value-type="float" office:value="0.580534" calcext:value-type="float">
            <text:p>0.58053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592" calcext:value-type="float">
            <text:p>0.000469592</text:p>
          </table:table-cell>
          <table:table-cell/>
          <table:table-cell office:value-type="float" office:value="32.103" calcext:value-type="float">
            <text:p>32.103</text:p>
          </table:table-cell>
          <table:table-cell office:value-type="float" office:value="1.17599" calcext:value-type="float">
            <text:p>1.17599</text:p>
          </table:table-cell>
          <table:table-cell office:value-type="float" office:value="0.000789233" calcext:value-type="float">
            <text:p>0.000789233</text:p>
          </table:table-cell>
          <table:table-cell/>
          <table:table-cell office:value-type="float" office:value="32.5411" calcext:value-type="float">
            <text:p>32.5411</text:p>
          </table:table-cell>
          <table:table-cell office:value-type="float" office:value="1.42597" calcext:value-type="float">
            <text:p>1.42597</text:p>
          </table:table-cell>
          <table:table-cell office:value-type="float" office:value="0.000800934" calcext:value-type="float">
            <text:p>0.000800934</text:p>
          </table:table-cell>
          <table:table-cell/>
          <table:table-cell office:value-type="float" office:value="33.8285" calcext:value-type="float">
            <text:p>33.8285</text:p>
          </table:table-cell>
          <table:table-cell office:value-type="float" office:value="1.27277" calcext:value-type="float">
            <text:p>1.27277</text:p>
          </table:table-cell>
          <table:table-cell office:value-type="float" office:value="0.00080914" calcext:value-type="float">
            <text:p>0.00080914</text:p>
          </table:table-cell>
          <table:table-cell/>
          <table:table-cell office:value-type="float" office:value="34.1631" calcext:value-type="float">
            <text:p>34.1631</text:p>
          </table:table-cell>
          <table:table-cell office:value-type="float" office:value="1.41962" calcext:value-type="float">
            <text:p>1.41962</text:p>
          </table:table-cell>
          <table:table-cell office:value-type="float" office:value="0.00646214" calcext:value-type="float">
            <text:p>0.00646214</text:p>
          </table:table-cell>
          <table:table-cell/>
          <table:table-cell office:value-type="float" office:value="32.7" calcext:value-type="float">
            <text:p>32.7</text:p>
          </table:table-cell>
          <table:table-cell office:value-type="float" office:value="1.38159" calcext:value-type="float">
            <text:p>1.38159</text:p>
          </table:table-cell>
          <table:table-cell office:value-type="float" office:value="0.0581196" calcext:value-type="float">
            <text:p>0.0581196</text:p>
          </table:table-cell>
          <table:table-cell/>
          <table:table-cell office:value-type="float" office:value="32.462" calcext:value-type="float">
            <text:p>32.462</text:p>
          </table:table-cell>
          <table:table-cell office:value-type="float" office:value="1.3856" calcext:value-type="float">
            <text:p>1.3856</text:p>
          </table:table-cell>
          <table:table-cell office:value-type="float" office:value="0.57564" calcext:value-type="float">
            <text:p>0.5756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937" calcext:value-type="float">
            <text:p>0.000471937</text:p>
          </table:table-cell>
          <table:table-cell/>
          <table:table-cell office:value-type="float" office:value="32.5981" calcext:value-type="float">
            <text:p>32.5981</text:p>
          </table:table-cell>
          <table:table-cell office:value-type="float" office:value="1.28317" calcext:value-type="float">
            <text:p>1.28317</text:p>
          </table:table-cell>
          <table:table-cell office:value-type="float" office:value="0.000796356" calcext:value-type="float">
            <text:p>0.000796356</text:p>
          </table:table-cell>
          <table:table-cell/>
          <table:table-cell office:value-type="float" office:value="31.8471" calcext:value-type="float">
            <text:p>31.8471</text:p>
          </table:table-cell>
          <table:table-cell office:value-type="float" office:value="1.4533" calcext:value-type="float">
            <text:p>1.4533</text:p>
          </table:table-cell>
          <table:table-cell office:value-type="float" office:value="0.000808228" calcext:value-type="float">
            <text:p>0.000808228</text:p>
          </table:table-cell>
          <table:table-cell/>
          <table:table-cell office:value-type="float" office:value="33.4159" calcext:value-type="float">
            <text:p>33.4159</text:p>
          </table:table-cell>
          <table:table-cell office:value-type="float" office:value="1.24704" calcext:value-type="float">
            <text:p>1.24704</text:p>
          </table:table-cell>
          <table:table-cell office:value-type="float" office:value="0.000815231" calcext:value-type="float">
            <text:p>0.000815231</text:p>
          </table:table-cell>
          <table:table-cell/>
          <table:table-cell office:value-type="float" office:value="34.1658" calcext:value-type="float">
            <text:p>34.1658</text:p>
          </table:table-cell>
          <table:table-cell office:value-type="float" office:value="1.27975" calcext:value-type="float">
            <text:p>1.27975</text:p>
          </table:table-cell>
          <table:table-cell office:value-type="float" office:value="0.00651421" calcext:value-type="float">
            <text:p>0.00651421</text:p>
          </table:table-cell>
          <table:table-cell/>
          <table:table-cell office:value-type="float" office:value="33.4232" calcext:value-type="float">
            <text:p>33.4232</text:p>
          </table:table-cell>
          <table:table-cell office:value-type="float" office:value="1.24573" calcext:value-type="float">
            <text:p>1.24573</text:p>
          </table:table-cell>
          <table:table-cell office:value-type="float" office:value="0.0575969" calcext:value-type="float">
            <text:p>0.0575969</text:p>
          </table:table-cell>
          <table:table-cell/>
          <table:table-cell office:value-type="float" office:value="34.9347" calcext:value-type="float">
            <text:p>34.9347</text:p>
          </table:table-cell>
          <table:table-cell office:value-type="float" office:value="1.25097" calcext:value-type="float">
            <text:p>1.25097</text:p>
          </table:table-cell>
          <table:table-cell office:value-type="float" office:value="0.579106" calcext:value-type="float">
            <text:p>0.57910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87" calcext:value-type="float">
            <text:p>0.00047387</text:p>
          </table:table-cell>
          <table:table-cell/>
          <table:table-cell office:value-type="float" office:value="31.3401" calcext:value-type="float">
            <text:p>31.3401</text:p>
          </table:table-cell>
          <table:table-cell office:value-type="float" office:value="1.28232" calcext:value-type="float">
            <text:p>1.28232</text:p>
          </table:table-cell>
          <table:table-cell office:value-type="float" office:value="0.000790915" calcext:value-type="float">
            <text:p>0.000790915</text:p>
          </table:table-cell>
          <table:table-cell/>
          <table:table-cell office:value-type="float" office:value="32.2565" calcext:value-type="float">
            <text:p>32.2565</text:p>
          </table:table-cell>
          <table:table-cell office:value-type="float" office:value="1.28224" calcext:value-type="float">
            <text:p>1.28224</text:p>
          </table:table-cell>
          <table:table-cell office:value-type="float" office:value="0.000801465" calcext:value-type="float">
            <text:p>0.000801465</text:p>
          </table:table-cell>
          <table:table-cell/>
          <table:table-cell office:value-type="float" office:value="33.8699" calcext:value-type="float">
            <text:p>33.8699</text:p>
          </table:table-cell>
          <table:table-cell office:value-type="float" office:value="1.2653" calcext:value-type="float">
            <text:p>1.2653</text:p>
          </table:table-cell>
          <table:table-cell office:value-type="float" office:value="0.000849044" calcext:value-type="float">
            <text:p>0.000849044</text:p>
          </table:table-cell>
          <table:table-cell/>
          <table:table-cell office:value-type="float" office:value="30.8963" calcext:value-type="float">
            <text:p>30.8963</text:p>
          </table:table-cell>
          <table:table-cell office:value-type="float" office:value="1.586" calcext:value-type="float">
            <text:p>1.586</text:p>
          </table:table-cell>
          <table:table-cell office:value-type="float" office:value="0.00639052" calcext:value-type="float">
            <text:p>0.00639052</text:p>
          </table:table-cell>
          <table:table-cell/>
          <table:table-cell office:value-type="float" office:value="34.1824" calcext:value-type="float">
            <text:p>34.1824</text:p>
          </table:table-cell>
          <table:table-cell office:value-type="float" office:value="1.24903" calcext:value-type="float">
            <text:p>1.24903</text:p>
          </table:table-cell>
          <table:table-cell office:value-type="float" office:value="0.0581383" calcext:value-type="float">
            <text:p>0.0581383</text:p>
          </table:table-cell>
          <table:table-cell/>
          <table:table-cell office:value-type="float" office:value="33.3894" calcext:value-type="float">
            <text:p>33.3894</text:p>
          </table:table-cell>
          <table:table-cell office:value-type="float" office:value="1.28719" calcext:value-type="float">
            <text:p>1.28719</text:p>
          </table:table-cell>
          <table:table-cell office:value-type="float" office:value="0.574349" calcext:value-type="float">
            <text:p>0.57434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668" calcext:value-type="float">
            <text:p>0.000472668</text:p>
          </table:table-cell>
          <table:table-cell/>
          <table:table-cell office:value-type="float" office:value="30.4544" calcext:value-type="float">
            <text:p>30.4544</text:p>
          </table:table-cell>
          <table:table-cell office:value-type="float" office:value="1.33477" calcext:value-type="float">
            <text:p>1.33477</text:p>
          </table:table-cell>
          <table:table-cell office:value-type="float" office:value="0.000789984" calcext:value-type="float">
            <text:p>0.000789984</text:p>
          </table:table-cell>
          <table:table-cell/>
          <table:table-cell office:value-type="float" office:value="32.384" calcext:value-type="float">
            <text:p>32.384</text:p>
          </table:table-cell>
          <table:table-cell office:value-type="float" office:value="1.24996" calcext:value-type="float">
            <text:p>1.24996</text:p>
          </table:table-cell>
          <table:table-cell office:value-type="float" office:value="0.000790004" calcext:value-type="float">
            <text:p>0.000790004</text:p>
          </table:table-cell>
          <table:table-cell/>
          <table:table-cell office:value-type="float" office:value="32.9492" calcext:value-type="float">
            <text:p>32.9492</text:p>
          </table:table-cell>
          <table:table-cell office:value-type="float" office:value="1.40736" calcext:value-type="float">
            <text:p>1.40736</text:p>
          </table:table-cell>
          <table:table-cell office:value-type="float" office:value="0.00082007" calcext:value-type="float">
            <text:p>0.00082007</text:p>
          </table:table-cell>
          <table:table-cell/>
          <table:table-cell office:value-type="float" office:value="31.7106" calcext:value-type="float">
            <text:p>31.7106</text:p>
          </table:table-cell>
          <table:table-cell office:value-type="float" office:value="1.39767" calcext:value-type="float">
            <text:p>1.39767</text:p>
          </table:table-cell>
          <table:table-cell office:value-type="float" office:value="0.0064446" calcext:value-type="float">
            <text:p>0.0064446</text:p>
          </table:table-cell>
          <table:table-cell/>
          <table:table-cell office:value-type="float" office:value="32.8935" calcext:value-type="float">
            <text:p>32.8935</text:p>
          </table:table-cell>
          <table:table-cell office:value-type="float" office:value="1.37529" calcext:value-type="float">
            <text:p>1.37529</text:p>
          </table:table-cell>
          <table:table-cell office:value-type="float" office:value="0.0573975" calcext:value-type="float">
            <text:p>0.0573975</text:p>
          </table:table-cell>
          <table:table-cell/>
          <table:table-cell office:value-type="float" office:value="33.3984" calcext:value-type="float">
            <text:p>33.3984</text:p>
          </table:table-cell>
          <table:table-cell office:value-type="float" office:value="1.31352" calcext:value-type="float">
            <text:p>1.31352</text:p>
          </table:table-cell>
          <table:table-cell office:value-type="float" office:value="0.597192" calcext:value-type="float">
            <text:p>0.59719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999" calcext:value-type="float">
            <text:p>0.000467999</text:p>
          </table:table-cell>
          <table:table-cell/>
          <table:table-cell office:value-type="float" office:value="32.0506" calcext:value-type="float">
            <text:p>32.0506</text:p>
          </table:table-cell>
          <table:table-cell office:value-type="float" office:value="1.1793" calcext:value-type="float">
            <text:p>1.1793</text:p>
          </table:table-cell>
          <table:table-cell office:value-type="float" office:value="0.000792248" calcext:value-type="float">
            <text:p>0.000792248</text:p>
          </table:table-cell>
          <table:table-cell/>
          <table:table-cell office:value-type="float" office:value="32.7348" calcext:value-type="float">
            <text:p>32.7348</text:p>
          </table:table-cell>
          <table:table-cell office:value-type="float" office:value="1.30176" calcext:value-type="float">
            <text:p>1.30176</text:p>
          </table:table-cell>
          <table:table-cell office:value-type="float" office:value="0.000792598" calcext:value-type="float">
            <text:p>0.000792598</text:p>
          </table:table-cell>
          <table:table-cell/>
          <table:table-cell office:value-type="float" office:value="30.4784" calcext:value-type="float">
            <text:p>30.4784</text:p>
          </table:table-cell>
          <table:table-cell office:value-type="float" office:value="1.42917" calcext:value-type="float">
            <text:p>1.42917</text:p>
          </table:table-cell>
          <table:table-cell office:value-type="float" office:value="0.00081987" calcext:value-type="float">
            <text:p>0.00081987</text:p>
          </table:table-cell>
          <table:table-cell/>
          <table:table-cell office:value-type="float" office:value="33.7546" calcext:value-type="float">
            <text:p>33.7546</text:p>
          </table:table-cell>
          <table:table-cell office:value-type="float" office:value="1.31855" calcext:value-type="float">
            <text:p>1.31855</text:p>
          </table:table-cell>
          <table:table-cell office:value-type="float" office:value="0.00643918" calcext:value-type="float">
            <text:p>0.00643918</text:p>
          </table:table-cell>
          <table:table-cell/>
          <table:table-cell office:value-type="float" office:value="31.761" calcext:value-type="float">
            <text:p>31.761</text:p>
          </table:table-cell>
          <table:table-cell office:value-type="float" office:value="1.63797" calcext:value-type="float">
            <text:p>1.63797</text:p>
          </table:table-cell>
          <table:table-cell office:value-type="float" office:value="0.057422" calcext:value-type="float">
            <text:p>0.057422</text:p>
          </table:table-cell>
          <table:table-cell/>
          <table:table-cell office:value-type="float" office:value="31.8498" calcext:value-type="float">
            <text:p>31.8498</text:p>
          </table:table-cell>
          <table:table-cell office:value-type="float" office:value="1.48632" calcext:value-type="float">
            <text:p>1.48632</text:p>
          </table:table-cell>
          <table:table-cell office:value-type="float" office:value="0.570947" calcext:value-type="float">
            <text:p>0.57094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878" calcext:value-type="float">
            <text:p>0.000472878</text:p>
          </table:table-cell>
          <table:table-cell/>
          <table:table-cell office:value-type="float" office:value="30.5441" calcext:value-type="float">
            <text:p>30.5441</text:p>
          </table:table-cell>
          <table:table-cell office:value-type="float" office:value="1.35827" calcext:value-type="float">
            <text:p>1.35827</text:p>
          </table:table-cell>
          <table:table-cell office:value-type="float" office:value="0.000801375" calcext:value-type="float">
            <text:p>0.000801375</text:p>
          </table:table-cell>
          <table:table-cell/>
          <table:table-cell office:value-type="float" office:value="32.4735" calcext:value-type="float">
            <text:p>32.4735</text:p>
          </table:table-cell>
          <table:table-cell office:value-type="float" office:value="1.22948" calcext:value-type="float">
            <text:p>1.22948</text:p>
          </table:table-cell>
          <table:table-cell office:value-type="float" office:value="0.000798861" calcext:value-type="float">
            <text:p>0.000798861</text:p>
          </table:table-cell>
          <table:table-cell/>
          <table:table-cell office:value-type="float" office:value="32.6447" calcext:value-type="float">
            <text:p>32.6447</text:p>
          </table:table-cell>
          <table:table-cell office:value-type="float" office:value="1.30273" calcext:value-type="float">
            <text:p>1.30273</text:p>
          </table:table-cell>
          <table:table-cell office:value-type="float" office:value="0.000819129" calcext:value-type="float">
            <text:p>0.000819129</text:p>
          </table:table-cell>
          <table:table-cell/>
          <table:table-cell office:value-type="float" office:value="34.6483" calcext:value-type="float">
            <text:p>34.6483</text:p>
          </table:table-cell>
          <table:table-cell office:value-type="float" office:value="1.24825" calcext:value-type="float">
            <text:p>1.24825</text:p>
          </table:table-cell>
          <table:table-cell office:value-type="float" office:value="0.00653536" calcext:value-type="float">
            <text:p>0.00653536</text:p>
          </table:table-cell>
          <table:table-cell/>
          <table:table-cell office:value-type="float" office:value="31.9221" calcext:value-type="float">
            <text:p>31.9221</text:p>
          </table:table-cell>
          <table:table-cell office:value-type="float" office:value="1.50547" calcext:value-type="float">
            <text:p>1.50547</text:p>
          </table:table-cell>
          <table:table-cell office:value-type="float" office:value="0.058031" calcext:value-type="float">
            <text:p>0.058031</text:p>
          </table:table-cell>
          <table:table-cell/>
          <table:table-cell office:value-type="float" office:value="34.6807" calcext:value-type="float">
            <text:p>34.6807</text:p>
          </table:table-cell>
          <table:table-cell office:value-type="float" office:value="1.29591" calcext:value-type="float">
            <text:p>1.29591</text:p>
          </table:table-cell>
          <table:table-cell office:value-type="float" office:value="0.571734" calcext:value-type="float">
            <text:p>0.57173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622" calcext:value-type="float">
            <text:p>0.000474622</text:p>
          </table:table-cell>
          <table:table-cell/>
          <table:table-cell office:value-type="float" office:value="32.5931" calcext:value-type="float">
            <text:p>32.5931</text:p>
          </table:table-cell>
          <table:table-cell office:value-type="float" office:value="1.20086" calcext:value-type="float">
            <text:p>1.20086</text:p>
          </table:table-cell>
          <table:table-cell office:value-type="float" office:value="0.000799251" calcext:value-type="float">
            <text:p>0.000799251</text:p>
          </table:table-cell>
          <table:table-cell/>
          <table:table-cell office:value-type="float" office:value="32.5668" calcext:value-type="float">
            <text:p>32.5668</text:p>
          </table:table-cell>
          <table:table-cell office:value-type="float" office:value="1.38058" calcext:value-type="float">
            <text:p>1.38058</text:p>
          </table:table-cell>
          <table:table-cell office:value-type="float" office:value="0.000794793" calcext:value-type="float">
            <text:p>0.000794793</text:p>
          </table:table-cell>
          <table:table-cell/>
          <table:table-cell office:value-type="float" office:value="33.8192" calcext:value-type="float">
            <text:p>33.8192</text:p>
          </table:table-cell>
          <table:table-cell office:value-type="float" office:value="1.29338" calcext:value-type="float">
            <text:p>1.29338</text:p>
          </table:table-cell>
          <table:table-cell office:value-type="float" office:value="0.000822766" calcext:value-type="float">
            <text:p>0.000822766</text:p>
          </table:table-cell>
          <table:table-cell/>
          <table:table-cell office:value-type="float" office:value="33.161" calcext:value-type="float">
            <text:p>33.161</text:p>
          </table:table-cell>
          <table:table-cell office:value-type="float" office:value="1.36961" calcext:value-type="float">
            <text:p>1.36961</text:p>
          </table:table-cell>
          <table:table-cell office:value-type="float" office:value="0.00643213" calcext:value-type="float">
            <text:p>0.00643213</text:p>
          </table:table-cell>
          <table:table-cell/>
          <table:table-cell office:value-type="float" office:value="33.8377" calcext:value-type="float">
            <text:p>33.8377</text:p>
          </table:table-cell>
          <table:table-cell office:value-type="float" office:value="1.23794" calcext:value-type="float">
            <text:p>1.23794</text:p>
          </table:table-cell>
          <table:table-cell office:value-type="float" office:value="0.0588685" calcext:value-type="float">
            <text:p>0.0588685</text:p>
          </table:table-cell>
          <table:table-cell/>
          <table:table-cell office:value-type="float" office:value="33.8409" calcext:value-type="float">
            <text:p>33.8409</text:p>
          </table:table-cell>
          <table:table-cell office:value-type="float" office:value="1.29289" calcext:value-type="float">
            <text:p>1.29289</text:p>
          </table:table-cell>
          <table:table-cell office:value-type="float" office:value="0.590882" calcext:value-type="float">
            <text:p>0.59088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6173" calcext:value-type="float">
            <text:p>0.000486173</text:p>
          </table:table-cell>
          <table:table-cell/>
          <table:table-cell office:value-type="float" office:value="33.6282" calcext:value-type="float">
            <text:p>33.6282</text:p>
          </table:table-cell>
          <table:table-cell office:value-type="float" office:value="1.04608" calcext:value-type="float">
            <text:p>1.04608</text:p>
          </table:table-cell>
          <table:table-cell office:value-type="float" office:value="0.000786186" calcext:value-type="float">
            <text:p>0.000786186</text:p>
          </table:table-cell>
          <table:table-cell/>
          <table:table-cell office:value-type="float" office:value="31.8846" calcext:value-type="float">
            <text:p>31.8846</text:p>
          </table:table-cell>
          <table:table-cell office:value-type="float" office:value="1.37573" calcext:value-type="float">
            <text:p>1.37573</text:p>
          </table:table-cell>
          <table:table-cell office:value-type="float" office:value="0.000793871" calcext:value-type="float">
            <text:p>0.000793871</text:p>
          </table:table-cell>
          <table:table-cell/>
          <table:table-cell office:value-type="float" office:value="32.9198" calcext:value-type="float">
            <text:p>32.9198</text:p>
          </table:table-cell>
          <table:table-cell office:value-type="float" office:value="1.37633" calcext:value-type="float">
            <text:p>1.37633</text:p>
          </table:table-cell>
          <table:table-cell office:value-type="float" office:value="0.000819259" calcext:value-type="float">
            <text:p>0.000819259</text:p>
          </table:table-cell>
          <table:table-cell/>
          <table:table-cell office:value-type="float" office:value="32.7483" calcext:value-type="float">
            <text:p>32.7483</text:p>
          </table:table-cell>
          <table:table-cell office:value-type="float" office:value="1.29371" calcext:value-type="float">
            <text:p>1.29371</text:p>
          </table:table-cell>
          <table:table-cell office:value-type="float" office:value="0.0064383" calcext:value-type="float">
            <text:p>0.0064383</text:p>
          </table:table-cell>
          <table:table-cell/>
          <table:table-cell office:value-type="float" office:value="32.827" calcext:value-type="float">
            <text:p>32.827</text:p>
          </table:table-cell>
          <table:table-cell office:value-type="float" office:value="1.33579" calcext:value-type="float">
            <text:p>1.33579</text:p>
          </table:table-cell>
          <table:table-cell office:value-type="float" office:value="0.0576415" calcext:value-type="float">
            <text:p>0.0576415</text:p>
          </table:table-cell>
          <table:table-cell/>
          <table:table-cell office:value-type="float" office:value="33.8912" calcext:value-type="float">
            <text:p>33.8912</text:p>
          </table:table-cell>
          <table:table-cell office:value-type="float" office:value="1.45035" calcext:value-type="float">
            <text:p>1.45035</text:p>
          </table:table-cell>
          <table:table-cell office:value-type="float" office:value="0.583266" calcext:value-type="float">
            <text:p>0.58326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26" calcext:value-type="float">
            <text:p>0.00046826</text:p>
          </table:table-cell>
          <table:table-cell/>
          <table:table-cell office:value-type="float" office:value="30.2425" calcext:value-type="float">
            <text:p>30.2425</text:p>
          </table:table-cell>
          <table:table-cell office:value-type="float" office:value="1.46825" calcext:value-type="float">
            <text:p>1.46825</text:p>
          </table:table-cell>
          <table:table-cell office:value-type="float" office:value="0.000799181" calcext:value-type="float">
            <text:p>0.000799181</text:p>
          </table:table-cell>
          <table:table-cell/>
          <table:table-cell office:value-type="float" office:value="32.1806" calcext:value-type="float">
            <text:p>32.1806</text:p>
          </table:table-cell>
          <table:table-cell office:value-type="float" office:value="1.23575" calcext:value-type="float">
            <text:p>1.23575</text:p>
          </table:table-cell>
          <table:table-cell office:value-type="float" office:value="0.000790144" calcext:value-type="float">
            <text:p>0.000790144</text:p>
          </table:table-cell>
          <table:table-cell/>
          <table:table-cell office:value-type="float" office:value="33.0585" calcext:value-type="float">
            <text:p>33.0585</text:p>
          </table:table-cell>
          <table:table-cell office:value-type="float" office:value="1.38698" calcext:value-type="float">
            <text:p>1.38698</text:p>
          </table:table-cell>
          <table:table-cell office:value-type="float" office:value="0.000822034" calcext:value-type="float">
            <text:p>0.000822034</text:p>
          </table:table-cell>
          <table:table-cell/>
          <table:table-cell office:value-type="float" office:value="32.9127" calcext:value-type="float">
            <text:p>32.9127</text:p>
          </table:table-cell>
          <table:table-cell office:value-type="float" office:value="1.28651" calcext:value-type="float">
            <text:p>1.28651</text:p>
          </table:table-cell>
          <table:table-cell office:value-type="float" office:value="0.00643058" calcext:value-type="float">
            <text:p>0.00643058</text:p>
          </table:table-cell>
          <table:table-cell/>
          <table:table-cell office:value-type="float" office:value="32.6805" calcext:value-type="float">
            <text:p>32.6805</text:p>
          </table:table-cell>
          <table:table-cell office:value-type="float" office:value="1.43063" calcext:value-type="float">
            <text:p>1.43063</text:p>
          </table:table-cell>
          <table:table-cell office:value-type="float" office:value="0.057614" calcext:value-type="float">
            <text:p>0.057614</text:p>
          </table:table-cell>
          <table:table-cell/>
          <table:table-cell office:value-type="float" office:value="33.9802" calcext:value-type="float">
            <text:p>33.9802</text:p>
          </table:table-cell>
          <table:table-cell office:value-type="float" office:value="1.29692" calcext:value-type="float">
            <text:p>1.29692</text:p>
          </table:table-cell>
          <table:table-cell office:value-type="float" office:value="0.587325" calcext:value-type="float">
            <text:p>0.58732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0061" calcext:value-type="float">
            <text:p>0.000480061</text:p>
          </table:table-cell>
          <table:table-cell/>
          <table:table-cell office:value-type="float" office:value="32.2965" calcext:value-type="float">
            <text:p>32.2965</text:p>
          </table:table-cell>
          <table:table-cell office:value-type="float" office:value="1.27765" calcext:value-type="float">
            <text:p>1.27765</text:p>
          </table:table-cell>
          <table:table-cell office:value-type="float" office:value="0.000798901" calcext:value-type="float">
            <text:p>0.000798901</text:p>
          </table:table-cell>
          <table:table-cell/>
          <table:table-cell office:value-type="float" office:value="32.3526" calcext:value-type="float">
            <text:p>32.3526</text:p>
          </table:table-cell>
          <table:table-cell office:value-type="float" office:value="1.29391" calcext:value-type="float">
            <text:p>1.29391</text:p>
          </table:table-cell>
          <table:table-cell office:value-type="float" office:value="0.000806204" calcext:value-type="float">
            <text:p>0.000806204</text:p>
          </table:table-cell>
          <table:table-cell/>
          <table:table-cell office:value-type="float" office:value="33.3173" calcext:value-type="float">
            <text:p>33.3173</text:p>
          </table:table-cell>
          <table:table-cell office:value-type="float" office:value="1.37634" calcext:value-type="float">
            <text:p>1.37634</text:p>
          </table:table-cell>
          <table:table-cell office:value-type="float" office:value="0.000820541" calcext:value-type="float">
            <text:p>0.000820541</text:p>
          </table:table-cell>
          <table:table-cell/>
          <table:table-cell office:value-type="float" office:value="34.7775" calcext:value-type="float">
            <text:p>34.7775</text:p>
          </table:table-cell>
          <table:table-cell office:value-type="float" office:value="1.15444" calcext:value-type="float">
            <text:p>1.15444</text:p>
          </table:table-cell>
          <table:table-cell office:value-type="float" office:value="0.00655519" calcext:value-type="float">
            <text:p>0.00655519</text:p>
          </table:table-cell>
          <table:table-cell/>
          <table:table-cell office:value-type="float" office:value="34.3326" calcext:value-type="float">
            <text:p>34.3326</text:p>
          </table:table-cell>
          <table:table-cell office:value-type="float" office:value="1.24788" calcext:value-type="float">
            <text:p>1.24788</text:p>
          </table:table-cell>
          <table:table-cell office:value-type="float" office:value="0.0578968" calcext:value-type="float">
            <text:p>0.0578968</text:p>
          </table:table-cell>
          <table:table-cell/>
          <table:table-cell office:value-type="float" office:value="31.7221" calcext:value-type="float">
            <text:p>31.7221</text:p>
          </table:table-cell>
          <table:table-cell office:value-type="float" office:value="1.51886" calcext:value-type="float">
            <text:p>1.51886</text:p>
          </table:table-cell>
          <table:table-cell office:value-type="float" office:value="0.561471" calcext:value-type="float">
            <text:p>0.56147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781" calcext:value-type="float">
            <text:p>0.000468781</text:p>
          </table:table-cell>
          <table:table-cell/>
          <table:table-cell office:value-type="float" office:value="31.6032" calcext:value-type="float">
            <text:p>31.6032</text:p>
          </table:table-cell>
          <table:table-cell office:value-type="float" office:value="1.36136" calcext:value-type="float">
            <text:p>1.36136</text:p>
          </table:table-cell>
          <table:table-cell office:value-type="float" office:value="0.000801396" calcext:value-type="float">
            <text:p>0.000801396</text:p>
          </table:table-cell>
          <table:table-cell/>
          <table:table-cell office:value-type="float" office:value="32.9898" calcext:value-type="float">
            <text:p>32.9898</text:p>
          </table:table-cell>
          <table:table-cell office:value-type="float" office:value="1.22978" calcext:value-type="float">
            <text:p>1.22978</text:p>
          </table:table-cell>
          <table:table-cell office:value-type="float" office:value="0.000796907" calcext:value-type="float">
            <text:p>0.000796907</text:p>
          </table:table-cell>
          <table:table-cell/>
          <table:table-cell office:value-type="float" office:value="33.1926" calcext:value-type="float">
            <text:p>33.1926</text:p>
          </table:table-cell>
          <table:table-cell office:value-type="float" office:value="1.34622" calcext:value-type="float">
            <text:p>1.34622</text:p>
          </table:table-cell>
          <table:table-cell office:value-type="float" office:value="0.00081996" calcext:value-type="float">
            <text:p>0.00081996</text:p>
          </table:table-cell>
          <table:table-cell/>
          <table:table-cell office:value-type="float" office:value="32.7255" calcext:value-type="float">
            <text:p>32.7255</text:p>
          </table:table-cell>
          <table:table-cell office:value-type="float" office:value="1.3462" calcext:value-type="float">
            <text:p>1.3462</text:p>
          </table:table-cell>
          <table:table-cell office:value-type="float" office:value="0.00634818" calcext:value-type="float">
            <text:p>0.00634818</text:p>
          </table:table-cell>
          <table:table-cell/>
          <table:table-cell office:value-type="float" office:value="32.8811" calcext:value-type="float">
            <text:p>32.8811</text:p>
          </table:table-cell>
          <table:table-cell office:value-type="float" office:value="1.41237" calcext:value-type="float">
            <text:p>1.41237</text:p>
          </table:table-cell>
          <table:table-cell office:value-type="float" office:value="0.0587487" calcext:value-type="float">
            <text:p>0.0587487</text:p>
          </table:table-cell>
          <table:table-cell/>
          <table:table-cell office:value-type="float" office:value="32.2179" calcext:value-type="float">
            <text:p>32.2179</text:p>
          </table:table-cell>
          <table:table-cell office:value-type="float" office:value="1.44444" calcext:value-type="float">
            <text:p>1.44444</text:p>
          </table:table-cell>
          <table:table-cell office:value-type="float" office:value="0.582575" calcext:value-type="float">
            <text:p>0.58257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1735" calcext:value-type="float">
            <text:p>0.000481735</text:p>
          </table:table-cell>
          <table:table-cell/>
          <table:table-cell office:value-type="float" office:value="30.7756" calcext:value-type="float">
            <text:p>30.7756</text:p>
          </table:table-cell>
          <table:table-cell office:value-type="float" office:value="1.40607" calcext:value-type="float">
            <text:p>1.40607</text:p>
          </table:table-cell>
          <table:table-cell office:value-type="float" office:value="0.000802587" calcext:value-type="float">
            <text:p>0.000802587</text:p>
          </table:table-cell>
          <table:table-cell/>
          <table:table-cell office:value-type="float" office:value="30.5742" calcext:value-type="float">
            <text:p>30.5742</text:p>
          </table:table-cell>
          <table:table-cell office:value-type="float" office:value="1.45092" calcext:value-type="float">
            <text:p>1.45092</text:p>
          </table:table-cell>
          <table:table-cell office:value-type="float" office:value="0.000791958" calcext:value-type="float">
            <text:p>0.000791958</text:p>
          </table:table-cell>
          <table:table-cell/>
          <table:table-cell office:value-type="float" office:value="31.9014" calcext:value-type="float">
            <text:p>31.9014</text:p>
          </table:table-cell>
          <table:table-cell office:value-type="float" office:value="1.35248" calcext:value-type="float">
            <text:p>1.35248</text:p>
          </table:table-cell>
          <table:table-cell office:value-type="float" office:value="0.00081433" calcext:value-type="float">
            <text:p>0.00081433</text:p>
          </table:table-cell>
          <table:table-cell/>
          <table:table-cell office:value-type="float" office:value="32.5055" calcext:value-type="float">
            <text:p>32.5055</text:p>
          </table:table-cell>
          <table:table-cell office:value-type="float" office:value="1.62281" calcext:value-type="float">
            <text:p>1.62281</text:p>
          </table:table-cell>
          <table:table-cell office:value-type="float" office:value="0.00644842" calcext:value-type="float">
            <text:p>0.00644842</text:p>
          </table:table-cell>
          <table:table-cell/>
          <table:table-cell office:value-type="float" office:value="32.7048" calcext:value-type="float">
            <text:p>32.7048</text:p>
          </table:table-cell>
          <table:table-cell office:value-type="float" office:value="1.39491" calcext:value-type="float">
            <text:p>1.39491</text:p>
          </table:table-cell>
          <table:table-cell office:value-type="float" office:value="0.0572112" calcext:value-type="float">
            <text:p>0.0572112</text:p>
          </table:table-cell>
          <table:table-cell/>
          <table:table-cell office:value-type="float" office:value="34.4103" calcext:value-type="float">
            <text:p>34.4103</text:p>
          </table:table-cell>
          <table:table-cell office:value-type="float" office:value="1.11401" calcext:value-type="float">
            <text:p>1.11401</text:p>
          </table:table-cell>
          <table:table-cell office:value-type="float" office:value="0.579732" calcext:value-type="float">
            <text:p>0.57973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027" calcext:value-type="float">
            <text:p>0.000472027</text:p>
          </table:table-cell>
          <table:table-cell/>
          <table:table-cell office:value-type="float" office:value="32.1928" calcext:value-type="float">
            <text:p>32.1928</text:p>
          </table:table-cell>
          <table:table-cell office:value-type="float" office:value="1.20918" calcext:value-type="float">
            <text:p>1.20918</text:p>
          </table:table-cell>
          <table:table-cell office:value-type="float" office:value="0.000794382" calcext:value-type="float">
            <text:p>0.000794382</text:p>
          </table:table-cell>
          <table:table-cell/>
          <table:table-cell office:value-type="float" office:value="31.41" calcext:value-type="float">
            <text:p>31.41</text:p>
          </table:table-cell>
          <table:table-cell office:value-type="float" office:value="1.41382" calcext:value-type="float">
            <text:p>1.41382</text:p>
          </table:table-cell>
          <table:table-cell office:value-type="float" office:value="0.000796526" calcext:value-type="float">
            <text:p>0.000796526</text:p>
          </table:table-cell>
          <table:table-cell/>
          <table:table-cell office:value-type="float" office:value="32.5771" calcext:value-type="float">
            <text:p>32.5771</text:p>
          </table:table-cell>
          <table:table-cell office:value-type="float" office:value="1.30893" calcext:value-type="float">
            <text:p>1.30893</text:p>
          </table:table-cell>
          <table:table-cell office:value-type="float" office:value="0.000828156" calcext:value-type="float">
            <text:p>0.000828156</text:p>
          </table:table-cell>
          <table:table-cell/>
          <table:table-cell office:value-type="float" office:value="33.0334" calcext:value-type="float">
            <text:p>33.0334</text:p>
          </table:table-cell>
          <table:table-cell office:value-type="float" office:value="1.39734" calcext:value-type="float">
            <text:p>1.39734</text:p>
          </table:table-cell>
          <table:table-cell office:value-type="float" office:value="0.00646839" calcext:value-type="float">
            <text:p>0.00646839</text:p>
          </table:table-cell>
          <table:table-cell/>
          <table:table-cell office:value-type="float" office:value="33.9849" calcext:value-type="float">
            <text:p>33.9849</text:p>
          </table:table-cell>
          <table:table-cell office:value-type="float" office:value="1.29342" calcext:value-type="float">
            <text:p>1.29342</text:p>
          </table:table-cell>
          <table:table-cell office:value-type="float" office:value="0.0586358" calcext:value-type="float">
            <text:p>0.0586358</text:p>
          </table:table-cell>
          <table:table-cell/>
          <table:table-cell office:value-type="float" office:value="33.164" calcext:value-type="float">
            <text:p>33.164</text:p>
          </table:table-cell>
          <table:table-cell office:value-type="float" office:value="1.32611" calcext:value-type="float">
            <text:p>1.32611</text:p>
          </table:table-cell>
          <table:table-cell office:value-type="float" office:value="0.589827" calcext:value-type="float">
            <text:p>0.58982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1755" calcext:value-type="float">
            <text:p>0.000481755</text:p>
          </table:table-cell>
          <table:table-cell/>
          <table:table-cell office:value-type="float" office:value="33.0062" calcext:value-type="float">
            <text:p>33.0062</text:p>
          </table:table-cell>
          <table:table-cell office:value-type="float" office:value="1.18636" calcext:value-type="float">
            <text:p>1.18636</text:p>
          </table:table-cell>
          <table:table-cell office:value-type="float" office:value="0.000799101" calcext:value-type="float">
            <text:p>0.000799101</text:p>
          </table:table-cell>
          <table:table-cell/>
          <table:table-cell office:value-type="float" office:value="33.1725" calcext:value-type="float">
            <text:p>33.1725</text:p>
          </table:table-cell>
          <table:table-cell office:value-type="float" office:value="1.35993" calcext:value-type="float">
            <text:p>1.35993</text:p>
          </table:table-cell>
          <table:table-cell office:value-type="float" office:value="0.000793249" calcext:value-type="float">
            <text:p>0.000793249</text:p>
          </table:table-cell>
          <table:table-cell/>
          <table:table-cell office:value-type="float" office:value="33.4986" calcext:value-type="float">
            <text:p>33.4986</text:p>
          </table:table-cell>
          <table:table-cell office:value-type="float" office:value="1.25833" calcext:value-type="float">
            <text:p>1.25833</text:p>
          </table:table-cell>
          <table:table-cell office:value-type="float" office:value="0.000815051" calcext:value-type="float">
            <text:p>0.000815051</text:p>
          </table:table-cell>
          <table:table-cell/>
          <table:table-cell office:value-type="float" office:value="32.2916" calcext:value-type="float">
            <text:p>32.2916</text:p>
          </table:table-cell>
          <table:table-cell office:value-type="float" office:value="1.59089" calcext:value-type="float">
            <text:p>1.59089</text:p>
          </table:table-cell>
          <table:table-cell office:value-type="float" office:value="0.00639452" calcext:value-type="float">
            <text:p>0.00639452</text:p>
          </table:table-cell>
          <table:table-cell/>
          <table:table-cell office:value-type="float" office:value="32.7022" calcext:value-type="float">
            <text:p>32.7022</text:p>
          </table:table-cell>
          <table:table-cell office:value-type="float" office:value="1.3254" calcext:value-type="float">
            <text:p>1.3254</text:p>
          </table:table-cell>
          <table:table-cell office:value-type="float" office:value="0.0572876" calcext:value-type="float">
            <text:p>0.0572876</text:p>
          </table:table-cell>
          <table:table-cell/>
          <table:table-cell office:value-type="float" office:value="34.1417" calcext:value-type="float">
            <text:p>34.1417</text:p>
          </table:table-cell>
          <table:table-cell office:value-type="float" office:value="1.37416" calcext:value-type="float">
            <text:p>1.37416</text:p>
          </table:table-cell>
          <table:table-cell office:value-type="float" office:value="0.630311" calcext:value-type="float">
            <text:p>0.63031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745" calcext:value-type="float">
            <text:p>0.000470745</text:p>
          </table:table-cell>
          <table:table-cell/>
          <table:table-cell office:value-type="float" office:value="32.3252" calcext:value-type="float">
            <text:p>32.3252</text:p>
          </table:table-cell>
          <table:table-cell office:value-type="float" office:value="1.25792" calcext:value-type="float">
            <text:p>1.25792</text:p>
          </table:table-cell>
          <table:table-cell office:value-type="float" office:value="0.000810502" calcext:value-type="float">
            <text:p>0.000810502</text:p>
          </table:table-cell>
          <table:table-cell/>
          <table:table-cell office:value-type="float" office:value="32.3244" calcext:value-type="float">
            <text:p>32.3244</text:p>
          </table:table-cell>
          <table:table-cell office:value-type="float" office:value="1.35872" calcext:value-type="float">
            <text:p>1.35872</text:p>
          </table:table-cell>
          <table:table-cell office:value-type="float" office:value="0.000793751" calcext:value-type="float">
            <text:p>0.000793751</text:p>
          </table:table-cell>
          <table:table-cell/>
          <table:table-cell office:value-type="float" office:value="33.7714" calcext:value-type="float">
            <text:p>33.7714</text:p>
          </table:table-cell>
          <table:table-cell office:value-type="float" office:value="1.19608" calcext:value-type="float">
            <text:p>1.19608</text:p>
          </table:table-cell>
          <table:table-cell office:value-type="float" office:value="0.000816063" calcext:value-type="float">
            <text:p>0.000816063</text:p>
          </table:table-cell>
          <table:table-cell/>
          <table:table-cell office:value-type="float" office:value="33.4025" calcext:value-type="float">
            <text:p>33.4025</text:p>
          </table:table-cell>
          <table:table-cell office:value-type="float" office:value="1.28137" calcext:value-type="float">
            <text:p>1.28137</text:p>
          </table:table-cell>
          <table:table-cell office:value-type="float" office:value="0.00645611" calcext:value-type="float">
            <text:p>0.00645611</text:p>
          </table:table-cell>
          <table:table-cell/>
          <table:table-cell office:value-type="float" office:value="33.8396" calcext:value-type="float">
            <text:p>33.8396</text:p>
          </table:table-cell>
          <table:table-cell office:value-type="float" office:value="1.22478" calcext:value-type="float">
            <text:p>1.22478</text:p>
          </table:table-cell>
          <table:table-cell office:value-type="float" office:value="0.0579506" calcext:value-type="float">
            <text:p>0.0579506</text:p>
          </table:table-cell>
          <table:table-cell/>
          <table:table-cell office:value-type="float" office:value="34.3515" calcext:value-type="float">
            <text:p>34.3515</text:p>
          </table:table-cell>
          <table:table-cell office:value-type="float" office:value="1.24688" calcext:value-type="float">
            <text:p>1.24688</text:p>
          </table:table-cell>
          <table:table-cell office:value-type="float" office:value="0.579999" calcext:value-type="float">
            <text:p>0.57999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886" calcext:value-type="float">
            <text:p>0.000471886</text:p>
          </table:table-cell>
          <table:table-cell/>
          <table:table-cell office:value-type="float" office:value="30.4164" calcext:value-type="float">
            <text:p>30.4164</text:p>
          </table:table-cell>
          <table:table-cell office:value-type="float" office:value="1.52708" calcext:value-type="float">
            <text:p>1.52708</text:p>
          </table:table-cell>
          <table:table-cell office:value-type="float" office:value="0.000800744" calcext:value-type="float">
            <text:p>0.000800744</text:p>
          </table:table-cell>
          <table:table-cell/>
          <table:table-cell office:value-type="float" office:value="32.4426" calcext:value-type="float">
            <text:p>32.4426</text:p>
          </table:table-cell>
          <table:table-cell office:value-type="float" office:value="1.27717" calcext:value-type="float">
            <text:p>1.27717</text:p>
          </table:table-cell>
          <table:table-cell office:value-type="float" office:value="0.000796667" calcext:value-type="float">
            <text:p>0.000796667</text:p>
          </table:table-cell>
          <table:table-cell/>
          <table:table-cell office:value-type="float" office:value="30.8922" calcext:value-type="float">
            <text:p>30.8922</text:p>
          </table:table-cell>
          <table:table-cell office:value-type="float" office:value="1.48124" calcext:value-type="float">
            <text:p>1.48124</text:p>
          </table:table-cell>
          <table:table-cell office:value-type="float" office:value="0.000828385" calcext:value-type="float">
            <text:p>0.000828385</text:p>
          </table:table-cell>
          <table:table-cell/>
          <table:table-cell office:value-type="float" office:value="32.6699" calcext:value-type="float">
            <text:p>32.6699</text:p>
          </table:table-cell>
          <table:table-cell office:value-type="float" office:value="1.33251" calcext:value-type="float">
            <text:p>1.33251</text:p>
          </table:table-cell>
          <table:table-cell office:value-type="float" office:value="0.00646525" calcext:value-type="float">
            <text:p>0.00646525</text:p>
          </table:table-cell>
          <table:table-cell/>
          <table:table-cell office:value-type="float" office:value="33.8474" calcext:value-type="float">
            <text:p>33.8474</text:p>
          </table:table-cell>
          <table:table-cell office:value-type="float" office:value="1.24307" calcext:value-type="float">
            <text:p>1.24307</text:p>
          </table:table-cell>
          <table:table-cell office:value-type="float" office:value="0.0584081" calcext:value-type="float">
            <text:p>0.0584081</text:p>
          </table:table-cell>
          <table:table-cell/>
          <table:table-cell office:value-type="float" office:value="32.8508" calcext:value-type="float">
            <text:p>32.8508</text:p>
          </table:table-cell>
          <table:table-cell office:value-type="float" office:value="1.45252" calcext:value-type="float">
            <text:p>1.45252</text:p>
          </table:table-cell>
          <table:table-cell office:value-type="float" office:value="0.585807" calcext:value-type="float">
            <text:p>0.58580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9852" calcext:value-type="float">
            <text:p>0.000469852</text:p>
          </table:table-cell>
          <table:table-cell/>
          <table:table-cell office:value-type="float" office:value="31.2782" calcext:value-type="float">
            <text:p>31.2782</text:p>
          </table:table-cell>
          <table:table-cell office:value-type="float" office:value="1.30535" calcext:value-type="float">
            <text:p>1.30535</text:p>
          </table:table-cell>
          <table:table-cell office:value-type="float" office:value="0.000810072" calcext:value-type="float">
            <text:p>0.000810072</text:p>
          </table:table-cell>
          <table:table-cell/>
          <table:table-cell office:value-type="float" office:value="32.0693" calcext:value-type="float">
            <text:p>32.0693</text:p>
          </table:table-cell>
          <table:table-cell office:value-type="float" office:value="1.30128" calcext:value-type="float">
            <text:p>1.30128</text:p>
          </table:table-cell>
          <table:table-cell office:value-type="float" office:value="0.000793961" calcext:value-type="float">
            <text:p>0.000793961</text:p>
          </table:table-cell>
          <table:table-cell/>
          <table:table-cell office:value-type="float" office:value="33.0863" calcext:value-type="float">
            <text:p>33.0863</text:p>
          </table:table-cell>
          <table:table-cell office:value-type="float" office:value="1.40044" calcext:value-type="float">
            <text:p>1.40044</text:p>
          </table:table-cell>
          <table:table-cell office:value-type="float" office:value="0.00082014" calcext:value-type="float">
            <text:p>0.00082014</text:p>
          </table:table-cell>
          <table:table-cell/>
          <table:table-cell office:value-type="float" office:value="33.8455" calcext:value-type="float">
            <text:p>33.8455</text:p>
          </table:table-cell>
          <table:table-cell office:value-type="float" office:value="1.29473" calcext:value-type="float">
            <text:p>1.29473</text:p>
          </table:table-cell>
          <table:table-cell office:value-type="float" office:value="0.00649622" calcext:value-type="float">
            <text:p>0.00649622</text:p>
          </table:table-cell>
          <table:table-cell/>
          <table:table-cell office:value-type="float" office:value="33.1102" calcext:value-type="float">
            <text:p>33.1102</text:p>
          </table:table-cell>
          <table:table-cell office:value-type="float" office:value="1.38903" calcext:value-type="float">
            <text:p>1.38903</text:p>
          </table:table-cell>
          <table:table-cell office:value-type="float" office:value="0.0582658" calcext:value-type="float">
            <text:p>0.0582658</text:p>
          </table:table-cell>
          <table:table-cell/>
          <table:table-cell office:value-type="float" office:value="34.6613" calcext:value-type="float">
            <text:p>34.6613</text:p>
          </table:table-cell>
          <table:table-cell office:value-type="float" office:value="1.21968" calcext:value-type="float">
            <text:p>1.21968</text:p>
          </table:table-cell>
          <table:table-cell office:value-type="float" office:value="0.593919" calcext:value-type="float">
            <text:p>0.59391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119" calcext:value-type="float">
            <text:p>0.000473119</text:p>
          </table:table-cell>
          <table:table-cell/>
          <table:table-cell office:value-type="float" office:value="31.5048" calcext:value-type="float">
            <text:p>31.5048</text:p>
          </table:table-cell>
          <table:table-cell office:value-type="float" office:value="1.22607" calcext:value-type="float">
            <text:p>1.22607</text:p>
          </table:table-cell>
          <table:table-cell office:value-type="float" office:value="0.000789392" calcext:value-type="float">
            <text:p>0.000789392</text:p>
          </table:table-cell>
          <table:table-cell/>
          <table:table-cell office:value-type="float" office:value="31.7599" calcext:value-type="float">
            <text:p>31.7599</text:p>
          </table:table-cell>
          <table:table-cell office:value-type="float" office:value="1.31991" calcext:value-type="float">
            <text:p>1.31991</text:p>
          </table:table-cell>
          <table:table-cell office:value-type="float" office:value="0.000792308" calcext:value-type="float">
            <text:p>0.000792308</text:p>
          </table:table-cell>
          <table:table-cell/>
          <table:table-cell office:value-type="float" office:value="32.1471" calcext:value-type="float">
            <text:p>32.1471</text:p>
          </table:table-cell>
          <table:table-cell office:value-type="float" office:value="1.40328" calcext:value-type="float">
            <text:p>1.40328</text:p>
          </table:table-cell>
          <table:table-cell office:value-type="float" office:value="0.000824469" calcext:value-type="float">
            <text:p>0.000824469</text:p>
          </table:table-cell>
          <table:table-cell/>
          <table:table-cell office:value-type="float" office:value="32.4027" calcext:value-type="float">
            <text:p>32.4027</text:p>
          </table:table-cell>
          <table:table-cell office:value-type="float" office:value="1.56685" calcext:value-type="float">
            <text:p>1.56685</text:p>
          </table:table-cell>
          <table:table-cell office:value-type="float" office:value="0.00649969" calcext:value-type="float">
            <text:p>0.00649969</text:p>
          </table:table-cell>
          <table:table-cell/>
          <table:table-cell office:value-type="float" office:value="32.5813" calcext:value-type="float">
            <text:p>32.5813</text:p>
          </table:table-cell>
          <table:table-cell office:value-type="float" office:value="1.29138" calcext:value-type="float">
            <text:p>1.29138</text:p>
          </table:table-cell>
          <table:table-cell office:value-type="float" office:value="0.057879" calcext:value-type="float">
            <text:p>0.057879</text:p>
          </table:table-cell>
          <table:table-cell/>
          <table:table-cell office:value-type="float" office:value="33.7335" calcext:value-type="float">
            <text:p>33.7335</text:p>
          </table:table-cell>
          <table:table-cell office:value-type="float" office:value="1.37115" calcext:value-type="float">
            <text:p>1.37115</text:p>
          </table:table-cell>
          <table:table-cell office:value-type="float" office:value="0.757152" calcext:value-type="float">
            <text:p>0.75715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507" calcext:value-type="float">
            <text:p>0.000472507</text:p>
          </table:table-cell>
          <table:table-cell/>
          <table:table-cell office:value-type="float" office:value="31.9037" calcext:value-type="float">
            <text:p>31.9037</text:p>
          </table:table-cell>
          <table:table-cell office:value-type="float" office:value="1.26221" calcext:value-type="float">
            <text:p>1.26221</text:p>
          </table:table-cell>
          <table:table-cell office:value-type="float" office:value="0.000794032" calcext:value-type="float">
            <text:p>0.000794032</text:p>
          </table:table-cell>
          <table:table-cell/>
          <table:table-cell office:value-type="float" office:value="32.0602" calcext:value-type="float">
            <text:p>32.0602</text:p>
          </table:table-cell>
          <table:table-cell office:value-type="float" office:value="1.39069" calcext:value-type="float">
            <text:p>1.39069</text:p>
          </table:table-cell>
          <table:table-cell office:value-type="float" office:value="0.000791256" calcext:value-type="float">
            <text:p>0.000791256</text:p>
          </table:table-cell>
          <table:table-cell/>
          <table:table-cell office:value-type="float" office:value="33.2589" calcext:value-type="float">
            <text:p>33.2589</text:p>
          </table:table-cell>
          <table:table-cell office:value-type="float" office:value="1.46159" calcext:value-type="float">
            <text:p>1.46159</text:p>
          </table:table-cell>
          <table:table-cell office:value-type="float" office:value="0.000823426" calcext:value-type="float">
            <text:p>0.000823426</text:p>
          </table:table-cell>
          <table:table-cell/>
          <table:table-cell office:value-type="float" office:value="33.3929" calcext:value-type="float">
            <text:p>33.3929</text:p>
          </table:table-cell>
          <table:table-cell office:value-type="float" office:value="1.39395" calcext:value-type="float">
            <text:p>1.39395</text:p>
          </table:table-cell>
          <table:table-cell office:value-type="float" office:value="0.00650173" calcext:value-type="float">
            <text:p>0.00650173</text:p>
          </table:table-cell>
          <table:table-cell/>
          <table:table-cell office:value-type="float" office:value="32.8959" calcext:value-type="float">
            <text:p>32.8959</text:p>
          </table:table-cell>
          <table:table-cell office:value-type="float" office:value="1.25877" calcext:value-type="float">
            <text:p>1.25877</text:p>
          </table:table-cell>
          <table:table-cell office:value-type="float" office:value="0.0576749" calcext:value-type="float">
            <text:p>0.0576749</text:p>
          </table:table-cell>
          <table:table-cell/>
          <table:table-cell office:value-type="float" office:value="33.4222" calcext:value-type="float">
            <text:p>33.4222</text:p>
          </table:table-cell>
          <table:table-cell office:value-type="float" office:value="1.25764" calcext:value-type="float">
            <text:p>1.25764</text:p>
          </table:table-cell>
          <table:table-cell office:value-type="float" office:value="0.844794" calcext:value-type="float">
            <text:p>0.84479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295" calcext:value-type="float">
            <text:p>0.000471295</text:p>
          </table:table-cell>
          <table:table-cell/>
          <table:table-cell office:value-type="float" office:value="32.5664" calcext:value-type="float">
            <text:p>32.5664</text:p>
          </table:table-cell>
          <table:table-cell office:value-type="float" office:value="1.21865" calcext:value-type="float">
            <text:p>1.21865</text:p>
          </table:table-cell>
          <table:table-cell office:value-type="float" office:value="0.000799301" calcext:value-type="float">
            <text:p>0.000799301</text:p>
          </table:table-cell>
          <table:table-cell/>
          <table:table-cell office:value-type="float" office:value="32.3646" calcext:value-type="float">
            <text:p>32.3646</text:p>
          </table:table-cell>
          <table:table-cell office:value-type="float" office:value="1.173" calcext:value-type="float">
            <text:p>1.173</text:p>
          </table:table-cell>
          <table:table-cell office:value-type="float" office:value="0.000795404" calcext:value-type="float">
            <text:p>0.000795404</text:p>
          </table:table-cell>
          <table:table-cell/>
          <table:table-cell office:value-type="float" office:value="31.8495" calcext:value-type="float">
            <text:p>31.8495</text:p>
          </table:table-cell>
          <table:table-cell office:value-type="float" office:value="1.40315" calcext:value-type="float">
            <text:p>1.40315</text:p>
          </table:table-cell>
          <table:table-cell office:value-type="float" office:value="0.000822695" calcext:value-type="float">
            <text:p>0.000822695</text:p>
          </table:table-cell>
          <table:table-cell/>
          <table:table-cell office:value-type="float" office:value="35.1569" calcext:value-type="float">
            <text:p>35.1569</text:p>
          </table:table-cell>
          <table:table-cell office:value-type="float" office:value="1.26648" calcext:value-type="float">
            <text:p>1.26648</text:p>
          </table:table-cell>
          <table:table-cell office:value-type="float" office:value="0.00652642" calcext:value-type="float">
            <text:p>0.00652642</text:p>
          </table:table-cell>
          <table:table-cell/>
          <table:table-cell office:value-type="float" office:value="36.3589" calcext:value-type="float">
            <text:p>36.3589</text:p>
          </table:table-cell>
          <table:table-cell office:value-type="float" office:value="1.08433" calcext:value-type="float">
            <text:p>1.08433</text:p>
          </table:table-cell>
          <table:table-cell office:value-type="float" office:value="0.0589878" calcext:value-type="float">
            <text:p>0.0589878</text:p>
          </table:table-cell>
          <table:table-cell/>
          <table:table-cell office:value-type="float" office:value="33.8361" calcext:value-type="float">
            <text:p>33.8361</text:p>
          </table:table-cell>
          <table:table-cell office:value-type="float" office:value="1.38233" calcext:value-type="float">
            <text:p>1.38233</text:p>
          </table:table-cell>
          <table:table-cell office:value-type="float" office:value="0.684712" calcext:value-type="float">
            <text:p>0.68471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239" calcext:value-type="float">
            <text:p>0.000468239</text:p>
          </table:table-cell>
          <table:table-cell/>
          <table:table-cell office:value-type="float" office:value="32.4234" calcext:value-type="float">
            <text:p>32.4234</text:p>
          </table:table-cell>
          <table:table-cell office:value-type="float" office:value="1.19611" calcext:value-type="float">
            <text:p>1.19611</text:p>
          </table:table-cell>
          <table:table-cell office:value-type="float" office:value="0.000811624" calcext:value-type="float">
            <text:p>0.000811624</text:p>
          </table:table-cell>
          <table:table-cell/>
          <table:table-cell office:value-type="float" office:value="31.8762" calcext:value-type="float">
            <text:p>31.8762</text:p>
          </table:table-cell>
          <table:table-cell office:value-type="float" office:value="1.41263" calcext:value-type="float">
            <text:p>1.41263</text:p>
          </table:table-cell>
          <table:table-cell office:value-type="float" office:value="0.000795464" calcext:value-type="float">
            <text:p>0.000795464</text:p>
          </table:table-cell>
          <table:table-cell/>
          <table:table-cell office:value-type="float" office:value="34.1284" calcext:value-type="float">
            <text:p>34.1284</text:p>
          </table:table-cell>
          <table:table-cell office:value-type="float" office:value="1.1616" calcext:value-type="float">
            <text:p>1.1616</text:p>
          </table:table-cell>
          <table:table-cell office:value-type="float" office:value="0.000823256" calcext:value-type="float">
            <text:p>0.000823256</text:p>
          </table:table-cell>
          <table:table-cell/>
          <table:table-cell office:value-type="float" office:value="33.1643" calcext:value-type="float">
            <text:p>33.1643</text:p>
          </table:table-cell>
          <table:table-cell office:value-type="float" office:value="1.43743" calcext:value-type="float">
            <text:p>1.43743</text:p>
          </table:table-cell>
          <table:table-cell office:value-type="float" office:value="0.00642155" calcext:value-type="float">
            <text:p>0.00642155</text:p>
          </table:table-cell>
          <table:table-cell/>
          <table:table-cell office:value-type="float" office:value="33.9359" calcext:value-type="float">
            <text:p>33.9359</text:p>
          </table:table-cell>
          <table:table-cell office:value-type="float" office:value="1.24344" calcext:value-type="float">
            <text:p>1.24344</text:p>
          </table:table-cell>
          <table:table-cell office:value-type="float" office:value="0.0590906" calcext:value-type="float">
            <text:p>0.0590906</text:p>
          </table:table-cell>
          <table:table-cell/>
          <table:table-cell office:value-type="float" office:value="33.5249" calcext:value-type="float">
            <text:p>33.5249</text:p>
          </table:table-cell>
          <table:table-cell office:value-type="float" office:value="1.27519" calcext:value-type="float">
            <text:p>1.27519</text:p>
          </table:table-cell>
          <table:table-cell office:value-type="float" office:value="0.67951" calcext:value-type="float">
            <text:p>0.67951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9871" calcext:value-type="float">
            <text:p>0.000479871</text:p>
          </table:table-cell>
          <table:table-cell/>
          <table:table-cell office:value-type="float" office:value="31.2713" calcext:value-type="float">
            <text:p>31.2713</text:p>
          </table:table-cell>
          <table:table-cell office:value-type="float" office:value="1.25885" calcext:value-type="float">
            <text:p>1.25885</text:p>
          </table:table-cell>
          <table:table-cell office:value-type="float" office:value="0.000804862" calcext:value-type="float">
            <text:p>0.000804862</text:p>
          </table:table-cell>
          <table:table-cell/>
          <table:table-cell office:value-type="float" office:value="32.093" calcext:value-type="float">
            <text:p>32.093</text:p>
          </table:table-cell>
          <table:table-cell office:value-type="float" office:value="1.30947" calcext:value-type="float">
            <text:p>1.30947</text:p>
          </table:table-cell>
          <table:table-cell office:value-type="float" office:value="0.000796155" calcext:value-type="float">
            <text:p>0.000796155</text:p>
          </table:table-cell>
          <table:table-cell/>
          <table:table-cell office:value-type="float" office:value="34.9988" calcext:value-type="float">
            <text:p>34.9988</text:p>
          </table:table-cell>
          <table:table-cell office:value-type="float" office:value="1.15703" calcext:value-type="float">
            <text:p>1.15703</text:p>
          </table:table-cell>
          <table:table-cell office:value-type="float" office:value="0.000827173" calcext:value-type="float">
            <text:p>0.000827173</text:p>
          </table:table-cell>
          <table:table-cell/>
          <table:table-cell office:value-type="float" office:value="34.0811" calcext:value-type="float">
            <text:p>34.0811</text:p>
          </table:table-cell>
          <table:table-cell office:value-type="float" office:value="1.13491" calcext:value-type="float">
            <text:p>1.13491</text:p>
          </table:table-cell>
          <table:table-cell office:value-type="float" office:value="0.00658168" calcext:value-type="float">
            <text:p>0.00658168</text:p>
          </table:table-cell>
          <table:table-cell/>
          <table:table-cell office:value-type="float" office:value="32.891" calcext:value-type="float">
            <text:p>32.891</text:p>
          </table:table-cell>
          <table:table-cell office:value-type="float" office:value="1.36037" calcext:value-type="float">
            <text:p>1.36037</text:p>
          </table:table-cell>
          <table:table-cell office:value-type="float" office:value="0.0570608" calcext:value-type="float">
            <text:p>0.0570608</text:p>
          </table:table-cell>
          <table:table-cell/>
          <table:table-cell office:value-type="float" office:value="31.1485" calcext:value-type="float">
            <text:p>31.1485</text:p>
          </table:table-cell>
          <table:table-cell office:value-type="float" office:value="1.57929" calcext:value-type="float">
            <text:p>1.57929</text:p>
          </table:table-cell>
          <table:table-cell office:value-type="float" office:value="0.613539" calcext:value-type="float">
            <text:p>0.61353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101" calcext:value-type="float">
            <text:p>0.000469101</text:p>
          </table:table-cell>
          <table:table-cell/>
          <table:table-cell office:value-type="float" office:value="32.2575" calcext:value-type="float">
            <text:p>32.2575</text:p>
          </table:table-cell>
          <table:table-cell office:value-type="float" office:value="1.1201" calcext:value-type="float">
            <text:p>1.1201</text:p>
          </table:table-cell>
          <table:table-cell office:value-type="float" office:value="0.000792248" calcext:value-type="float">
            <text:p>0.000792248</text:p>
          </table:table-cell>
          <table:table-cell/>
          <table:table-cell office:value-type="float" office:value="32.1788" calcext:value-type="float">
            <text:p>32.1788</text:p>
          </table:table-cell>
          <table:table-cell office:value-type="float" office:value="1.23172" calcext:value-type="float">
            <text:p>1.23172</text:p>
          </table:table-cell>
          <table:table-cell office:value-type="float" office:value="0.000802918" calcext:value-type="float">
            <text:p>0.000802918</text:p>
          </table:table-cell>
          <table:table-cell/>
          <table:table-cell office:value-type="float" office:value="33.164" calcext:value-type="float">
            <text:p>33.164</text:p>
          </table:table-cell>
          <table:table-cell office:value-type="float" office:value="1.21346" calcext:value-type="float">
            <text:p>1.21346</text:p>
          </table:table-cell>
          <table:table-cell office:value-type="float" office:value="0.00082024" calcext:value-type="float">
            <text:p>0.00082024</text:p>
          </table:table-cell>
          <table:table-cell/>
          <table:table-cell office:value-type="float" office:value="33.6693" calcext:value-type="float">
            <text:p>33.6693</text:p>
          </table:table-cell>
          <table:table-cell office:value-type="float" office:value="1.42846" calcext:value-type="float">
            <text:p>1.42846</text:p>
          </table:table-cell>
          <table:table-cell office:value-type="float" office:value="0.00649948" calcext:value-type="float">
            <text:p>0.00649948</text:p>
          </table:table-cell>
          <table:table-cell/>
          <table:table-cell office:value-type="float" office:value="34.9719" calcext:value-type="float">
            <text:p>34.9719</text:p>
          </table:table-cell>
          <table:table-cell office:value-type="float" office:value="1.21699" calcext:value-type="float">
            <text:p>1.21699</text:p>
          </table:table-cell>
          <table:table-cell office:value-type="float" office:value="0.0578961" calcext:value-type="float">
            <text:p>0.0578961</text:p>
          </table:table-cell>
          <table:table-cell/>
          <table:table-cell office:value-type="float" office:value="32.5951" calcext:value-type="float">
            <text:p>32.5951</text:p>
          </table:table-cell>
          <table:table-cell office:value-type="float" office:value="1.4281" calcext:value-type="float">
            <text:p>1.4281</text:p>
          </table:table-cell>
          <table:table-cell office:value-type="float" office:value="0.586969" calcext:value-type="float">
            <text:p>0.58696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3519" calcext:value-type="float">
            <text:p>0.000473519</text:p>
          </table:table-cell>
          <table:table-cell/>
          <table:table-cell office:value-type="float" office:value="32.9389" calcext:value-type="float">
            <text:p>32.9389</text:p>
          </table:table-cell>
          <table:table-cell office:value-type="float" office:value="1.02743" calcext:value-type="float">
            <text:p>1.02743</text:p>
          </table:table-cell>
          <table:table-cell office:value-type="float" office:value="0.000797027" calcext:value-type="float">
            <text:p>0.000797027</text:p>
          </table:table-cell>
          <table:table-cell/>
          <table:table-cell office:value-type="float" office:value="32.1048" calcext:value-type="float">
            <text:p>32.1048</text:p>
          </table:table-cell>
          <table:table-cell office:value-type="float" office:value="1.28698" calcext:value-type="float">
            <text:p>1.28698</text:p>
          </table:table-cell>
          <table:table-cell office:value-type="float" office:value="0.000793731" calcext:value-type="float">
            <text:p>0.000793731</text:p>
          </table:table-cell>
          <table:table-cell/>
          <table:table-cell office:value-type="float" office:value="33.1798" calcext:value-type="float">
            <text:p>33.1798</text:p>
          </table:table-cell>
          <table:table-cell office:value-type="float" office:value="1.14902" calcext:value-type="float">
            <text:p>1.14902</text:p>
          </table:table-cell>
          <table:table-cell office:value-type="float" office:value="0.000813688" calcext:value-type="float">
            <text:p>0.000813688</text:p>
          </table:table-cell>
          <table:table-cell/>
          <table:table-cell office:value-type="float" office:value="33.6923" calcext:value-type="float">
            <text:p>33.6923</text:p>
          </table:table-cell>
          <table:table-cell office:value-type="float" office:value="1.24592" calcext:value-type="float">
            <text:p>1.24592</text:p>
          </table:table-cell>
          <table:table-cell office:value-type="float" office:value="0.00655608" calcext:value-type="float">
            <text:p>0.00655608</text:p>
          </table:table-cell>
          <table:table-cell/>
          <table:table-cell office:value-type="float" office:value="33.2792" calcext:value-type="float">
            <text:p>33.2792</text:p>
          </table:table-cell>
          <table:table-cell office:value-type="float" office:value="1.32242" calcext:value-type="float">
            <text:p>1.32242</text:p>
          </table:table-cell>
          <table:table-cell office:value-type="float" office:value="0.0583129" calcext:value-type="float">
            <text:p>0.0583129</text:p>
          </table:table-cell>
          <table:table-cell/>
          <table:table-cell office:value-type="float" office:value="33.9372" calcext:value-type="float">
            <text:p>33.9372</text:p>
          </table:table-cell>
          <table:table-cell office:value-type="float" office:value="1.30703" calcext:value-type="float">
            <text:p>1.30703</text:p>
          </table:table-cell>
          <table:table-cell office:value-type="float" office:value="0.584682" calcext:value-type="float">
            <text:p>0.58468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786" calcext:value-type="float">
            <text:p>0.000471786</text:p>
          </table:table-cell>
          <table:table-cell/>
          <table:table-cell office:value-type="float" office:value="30.8268" calcext:value-type="float">
            <text:p>30.8268</text:p>
          </table:table-cell>
          <table:table-cell office:value-type="float" office:value="1.30632" calcext:value-type="float">
            <text:p>1.30632</text:p>
          </table:table-cell>
          <table:table-cell office:value-type="float" office:value="0.000799862" calcext:value-type="float">
            <text:p>0.000799862</text:p>
          </table:table-cell>
          <table:table-cell/>
          <table:table-cell office:value-type="float" office:value="31.4382" calcext:value-type="float">
            <text:p>31.4382</text:p>
          </table:table-cell>
          <table:table-cell office:value-type="float" office:value="1.47143" calcext:value-type="float">
            <text:p>1.47143</text:p>
          </table:table-cell>
          <table:table-cell office:value-type="float" office:value="0.000792769" calcext:value-type="float">
            <text:p>0.000792769</text:p>
          </table:table-cell>
          <table:table-cell/>
          <table:table-cell office:value-type="float" office:value="32.0703" calcext:value-type="float">
            <text:p>32.0703</text:p>
          </table:table-cell>
          <table:table-cell office:value-type="float" office:value="1.25551" calcext:value-type="float">
            <text:p>1.25551</text:p>
          </table:table-cell>
          <table:table-cell office:value-type="float" office:value="0.000819569" calcext:value-type="float">
            <text:p>0.000819569</text:p>
          </table:table-cell>
          <table:table-cell/>
          <table:table-cell office:value-type="float" office:value="34.6024" calcext:value-type="float">
            <text:p>34.6024</text:p>
          </table:table-cell>
          <table:table-cell office:value-type="float" office:value="1.33787" calcext:value-type="float">
            <text:p>1.33787</text:p>
          </table:table-cell>
          <table:table-cell office:value-type="float" office:value="0.00649827" calcext:value-type="float">
            <text:p>0.00649827</text:p>
          </table:table-cell>
          <table:table-cell/>
          <table:table-cell office:value-type="float" office:value="32.9073" calcext:value-type="float">
            <text:p>32.9073</text:p>
          </table:table-cell>
          <table:table-cell office:value-type="float" office:value="1.35215" calcext:value-type="float">
            <text:p>1.35215</text:p>
          </table:table-cell>
          <table:table-cell office:value-type="float" office:value="0.0591273" calcext:value-type="float">
            <text:p>0.0591273</text:p>
          </table:table-cell>
          <table:table-cell/>
          <table:table-cell office:value-type="float" office:value="33.4417" calcext:value-type="float">
            <text:p>33.4417</text:p>
          </table:table-cell>
          <table:table-cell office:value-type="float" office:value="1.383" calcext:value-type="float">
            <text:p>1.383</text:p>
          </table:table-cell>
          <table:table-cell office:value-type="float" office:value="0.683139" calcext:value-type="float">
            <text:p>0.68313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396" calcext:value-type="float">
            <text:p>0.000471396</text:p>
          </table:table-cell>
          <table:table-cell/>
          <table:table-cell office:value-type="float" office:value="30.983" calcext:value-type="float">
            <text:p>30.983</text:p>
          </table:table-cell>
          <table:table-cell office:value-type="float" office:value="1.37826" calcext:value-type="float">
            <text:p>1.37826</text:p>
          </table:table-cell>
          <table:table-cell office:value-type="float" office:value="0.000802818" calcext:value-type="float">
            <text:p>0.000802818</text:p>
          </table:table-cell>
          <table:table-cell/>
          <table:table-cell office:value-type="float" office:value="32.4691" calcext:value-type="float">
            <text:p>32.4691</text:p>
          </table:table-cell>
          <table:table-cell office:value-type="float" office:value="1.4336" calcext:value-type="float">
            <text:p>1.4336</text:p>
          </table:table-cell>
          <table:table-cell office:value-type="float" office:value="0.000791246" calcext:value-type="float">
            <text:p>0.000791246</text:p>
          </table:table-cell>
          <table:table-cell/>
          <table:table-cell office:value-type="float" office:value="30.6618" calcext:value-type="float">
            <text:p>30.6618</text:p>
          </table:table-cell>
          <table:table-cell office:value-type="float" office:value="1.57869" calcext:value-type="float">
            <text:p>1.57869</text:p>
          </table:table-cell>
          <table:table-cell office:value-type="float" office:value="0.000826923" calcext:value-type="float">
            <text:p>0.000826923</text:p>
          </table:table-cell>
          <table:table-cell/>
          <table:table-cell office:value-type="float" office:value="31.9149" calcext:value-type="float">
            <text:p>31.9149</text:p>
          </table:table-cell>
          <table:table-cell office:value-type="float" office:value="1.38092" calcext:value-type="float">
            <text:p>1.38092</text:p>
          </table:table-cell>
          <table:table-cell office:value-type="float" office:value="0.00641092" calcext:value-type="float">
            <text:p>0.00641092</text:p>
          </table:table-cell>
          <table:table-cell/>
          <table:table-cell office:value-type="float" office:value="35.1864" calcext:value-type="float">
            <text:p>35.1864</text:p>
          </table:table-cell>
          <table:table-cell office:value-type="float" office:value="1.11889" calcext:value-type="float">
            <text:p>1.11889</text:p>
          </table:table-cell>
          <table:table-cell office:value-type="float" office:value="0.0583825" calcext:value-type="float">
            <text:p>0.0583825</text:p>
          </table:table-cell>
          <table:table-cell/>
          <table:table-cell office:value-type="float" office:value="35.6167" calcext:value-type="float">
            <text:p>35.6167</text:p>
          </table:table-cell>
          <table:table-cell office:value-type="float" office:value="1.20375" calcext:value-type="float">
            <text:p>1.20375</text:p>
          </table:table-cell>
          <table:table-cell office:value-type="float" office:value="0.594445" calcext:value-type="float">
            <text:p>0.59444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3018" calcext:value-type="float">
            <text:p>0.000473018</text:p>
          </table:table-cell>
          <table:table-cell/>
          <table:table-cell office:value-type="float" office:value="32.493" calcext:value-type="float">
            <text:p>32.493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0.00080379" calcext:value-type="float">
            <text:p>0.00080379</text:p>
          </table:table-cell>
          <table:table-cell/>
          <table:table-cell office:value-type="float" office:value="32.1254" calcext:value-type="float">
            <text:p>32.1254</text:p>
          </table:table-cell>
          <table:table-cell office:value-type="float" office:value="1.43608" calcext:value-type="float">
            <text:p>1.43608</text:p>
          </table:table-cell>
          <table:table-cell office:value-type="float" office:value="0.000793871" calcext:value-type="float">
            <text:p>0.000793871</text:p>
          </table:table-cell>
          <table:table-cell/>
          <table:table-cell office:value-type="float" office:value="32.0297" calcext:value-type="float">
            <text:p>32.0297</text:p>
          </table:table-cell>
          <table:table-cell office:value-type="float" office:value="1.43661" calcext:value-type="float">
            <text:p>1.43661</text:p>
          </table:table-cell>
          <table:table-cell office:value-type="float" office:value="0.000823306" calcext:value-type="float">
            <text:p>0.000823306</text:p>
          </table:table-cell>
          <table:table-cell/>
          <table:table-cell office:value-type="float" office:value="33.3098" calcext:value-type="float">
            <text:p>33.3098</text:p>
          </table:table-cell>
          <table:table-cell office:value-type="float" office:value="1.31131" calcext:value-type="float">
            <text:p>1.31131</text:p>
          </table:table-cell>
          <table:table-cell office:value-type="float" office:value="0.00640753" calcext:value-type="float">
            <text:p>0.00640753</text:p>
          </table:table-cell>
          <table:table-cell/>
          <table:table-cell office:value-type="float" office:value="35.3867" calcext:value-type="float">
            <text:p>35.3867</text:p>
          </table:table-cell>
          <table:table-cell office:value-type="float" office:value="1.18573" calcext:value-type="float">
            <text:p>1.18573</text:p>
          </table:table-cell>
          <table:table-cell office:value-type="float" office:value="0.0592715" calcext:value-type="float">
            <text:p>0.0592715</text:p>
          </table:table-cell>
          <table:table-cell/>
          <table:table-cell office:value-type="float" office:value="34.8744" calcext:value-type="float">
            <text:p>34.8744</text:p>
          </table:table-cell>
          <table:table-cell office:value-type="float" office:value="1.15075" calcext:value-type="float">
            <text:p>1.15075</text:p>
          </table:table-cell>
          <table:table-cell office:value-type="float" office:value="0.59795" calcext:value-type="float">
            <text:p>0.5979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523" calcext:value-type="float">
            <text:p>0.000470523</text:p>
          </table:table-cell>
          <table:table-cell/>
          <table:table-cell office:value-type="float" office:value="32.0914" calcext:value-type="float">
            <text:p>32.0914</text:p>
          </table:table-cell>
          <table:table-cell office:value-type="float" office:value="1.15312" calcext:value-type="float">
            <text:p>1.15312</text:p>
          </table:table-cell>
          <table:table-cell office:value-type="float" office:value="0.000791347" calcext:value-type="float">
            <text:p>0.000791347</text:p>
          </table:table-cell>
          <table:table-cell/>
          <table:table-cell office:value-type="float" office:value="32.5822" calcext:value-type="float">
            <text:p>32.5822</text:p>
          </table:table-cell>
          <table:table-cell office:value-type="float" office:value="1.36775" calcext:value-type="float">
            <text:p>1.36775</text:p>
          </table:table-cell>
          <table:table-cell office:value-type="float" office:value="0.000797508" calcext:value-type="float">
            <text:p>0.000797508</text:p>
          </table:table-cell>
          <table:table-cell/>
          <table:table-cell office:value-type="float" office:value="33.1849" calcext:value-type="float">
            <text:p>33.1849</text:p>
          </table:table-cell>
          <table:table-cell office:value-type="float" office:value="1.35782" calcext:value-type="float">
            <text:p>1.35782</text:p>
          </table:table-cell>
          <table:table-cell office:value-type="float" office:value="0.000823576" calcext:value-type="float">
            <text:p>0.000823576</text:p>
          </table:table-cell>
          <table:table-cell/>
          <table:table-cell office:value-type="float" office:value="34.6306" calcext:value-type="float">
            <text:p>34.6306</text:p>
          </table:table-cell>
          <table:table-cell office:value-type="float" office:value="1.29305" calcext:value-type="float">
            <text:p>1.29305</text:p>
          </table:table-cell>
          <table:table-cell office:value-type="float" office:value="0.0066387" calcext:value-type="float">
            <text:p>0.0066387</text:p>
          </table:table-cell>
          <table:table-cell/>
          <table:table-cell office:value-type="float" office:value="32.8723" calcext:value-type="float">
            <text:p>32.8723</text:p>
          </table:table-cell>
          <table:table-cell office:value-type="float" office:value="1.41239" calcext:value-type="float">
            <text:p>1.41239</text:p>
          </table:table-cell>
          <table:table-cell office:value-type="float" office:value="0.0572367" calcext:value-type="float">
            <text:p>0.0572367</text:p>
          </table:table-cell>
          <table:table-cell/>
          <table:table-cell office:value-type="float" office:value="35.4546" calcext:value-type="float">
            <text:p>35.4546</text:p>
          </table:table-cell>
          <table:table-cell office:value-type="float" office:value="1.14481" calcext:value-type="float">
            <text:p>1.14481</text:p>
          </table:table-cell>
          <table:table-cell office:value-type="float" office:value="0.606929" calcext:value-type="float">
            <text:p>0.60692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868" calcext:value-type="float">
            <text:p>0.000472868</text:p>
          </table:table-cell>
          <table:table-cell/>
          <table:table-cell office:value-type="float" office:value="31.9799" calcext:value-type="float">
            <text:p>31.9799</text:p>
          </table:table-cell>
          <table:table-cell office:value-type="float" office:value="1.35744" calcext:value-type="float">
            <text:p>1.35744</text:p>
          </table:table-cell>
          <table:table-cell office:value-type="float" office:value="0.00079854" calcext:value-type="float">
            <text:p>0.00079854</text:p>
          </table:table-cell>
          <table:table-cell/>
          <table:table-cell office:value-type="float" office:value="32.971" calcext:value-type="float">
            <text:p>32.971</text:p>
          </table:table-cell>
          <table:table-cell office:value-type="float" office:value="1.33959" calcext:value-type="float">
            <text:p>1.33959</text:p>
          </table:table-cell>
          <table:table-cell office:value-type="float" office:value="0.000795654" calcext:value-type="float">
            <text:p>0.000795654</text:p>
          </table:table-cell>
          <table:table-cell/>
          <table:table-cell office:value-type="float" office:value="32.2761" calcext:value-type="float">
            <text:p>32.2761</text:p>
          </table:table-cell>
          <table:table-cell office:value-type="float" office:value="1.28362" calcext:value-type="float">
            <text:p>1.28362</text:p>
          </table:table-cell>
          <table:table-cell office:value-type="float" office:value="0.00081965" calcext:value-type="float">
            <text:p>0.00081965</text:p>
          </table:table-cell>
          <table:table-cell/>
          <table:table-cell office:value-type="float" office:value="33.0208" calcext:value-type="float">
            <text:p>33.0208</text:p>
          </table:table-cell>
          <table:table-cell office:value-type="float" office:value="1.35805" calcext:value-type="float">
            <text:p>1.35805</text:p>
          </table:table-cell>
          <table:table-cell office:value-type="float" office:value="0.0064073" calcext:value-type="float">
            <text:p>0.0064073</text:p>
          </table:table-cell>
          <table:table-cell/>
          <table:table-cell office:value-type="float" office:value="34.4222" calcext:value-type="float">
            <text:p>34.4222</text:p>
          </table:table-cell>
          <table:table-cell office:value-type="float" office:value="1.26138" calcext:value-type="float">
            <text:p>1.26138</text:p>
          </table:table-cell>
          <table:table-cell office:value-type="float" office:value="0.0580717" calcext:value-type="float">
            <text:p>0.0580717</text:p>
          </table:table-cell>
          <table:table-cell/>
          <table:table-cell office:value-type="float" office:value="33.064" calcext:value-type="float">
            <text:p>33.064</text:p>
          </table:table-cell>
          <table:table-cell office:value-type="float" office:value="1.24938" calcext:value-type="float">
            <text:p>1.24938</text:p>
          </table:table-cell>
          <table:table-cell office:value-type="float" office:value="0.587174" calcext:value-type="float">
            <text:p>0.587174</text:p>
          </table:table-cell>
        </table:table-row>
        <table:table-row table:style-name="ro1">
          <table:table-cell office:value-type="float" office:value="0.03998" calcext:value-type="float">
            <text:p>0.03998</text:p>
          </table:table-cell>
          <table:table-cell office:value-type="float" office:value="0" calcext:value-type="float">
            <text:p>0</text:p>
          </table:table-cell>
          <table:table-cell office:value-type="float" office:value="0.000472047" calcext:value-type="float">
            <text:p>0.000472047</text:p>
          </table:table-cell>
          <table:table-cell/>
          <table:table-cell office:value-type="float" office:value="31.4005" calcext:value-type="float">
            <text:p>31.4005</text:p>
          </table:table-cell>
          <table:table-cell office:value-type="float" office:value="1.34684" calcext:value-type="float">
            <text:p>1.34684</text:p>
          </table:table-cell>
          <table:table-cell office:value-type="float" office:value="0.000792208" calcext:value-type="float">
            <text:p>0.000792208</text:p>
          </table:table-cell>
          <table:table-cell/>
          <table:table-cell office:value-type="float" office:value="32.6097" calcext:value-type="float">
            <text:p>32.6097</text:p>
          </table:table-cell>
          <table:table-cell office:value-type="float" office:value="1.277" calcext:value-type="float">
            <text:p>1.277</text:p>
          </table:table-cell>
          <table:table-cell office:value-type="float" office:value="0.00079882" calcext:value-type="float">
            <text:p>0.00079882</text:p>
          </table:table-cell>
          <table:table-cell/>
          <table:table-cell office:value-type="float" office:value="32.3569" calcext:value-type="float">
            <text:p>32.3569</text:p>
          </table:table-cell>
          <table:table-cell office:value-type="float" office:value="1.4677" calcext:value-type="float">
            <text:p>1.4677</text:p>
          </table:table-cell>
          <table:table-cell office:value-type="float" office:value="0.000828606" calcext:value-type="float">
            <text:p>0.000828606</text:p>
          </table:table-cell>
          <table:table-cell/>
          <table:table-cell office:value-type="float" office:value="31.7677" calcext:value-type="float">
            <text:p>31.7677</text:p>
          </table:table-cell>
          <table:table-cell office:value-type="float" office:value="1.54025" calcext:value-type="float">
            <text:p>1.54025</text:p>
          </table:table-cell>
          <table:table-cell office:value-type="float" office:value="0.0064843" calcext:value-type="float">
            <text:p>0.0064843</text:p>
          </table:table-cell>
          <table:table-cell/>
          <table:table-cell office:value-type="float" office:value="34.8242" calcext:value-type="float">
            <text:p>34.8242</text:p>
          </table:table-cell>
          <table:table-cell office:value-type="float" office:value="1.16698" calcext:value-type="float">
            <text:p>1.16698</text:p>
          </table:table-cell>
          <table:table-cell office:value-type="float" office:value="0.0589083" calcext:value-type="float">
            <text:p>0.0589083</text:p>
          </table:table-cell>
          <table:table-cell/>
          <table:table-cell office:value-type="float" office:value="32.1794" calcext:value-type="float">
            <text:p>32.1794</text:p>
          </table:table-cell>
          <table:table-cell office:value-type="float" office:value="1.49617" calcext:value-type="float">
            <text:p>1.49617</text:p>
          </table:table-cell>
          <table:table-cell office:value-type="float" office:value="0.587586" calcext:value-type="float">
            <text:p>0.58758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317" calcext:value-type="float">
            <text:p>0.000472317</text:p>
          </table:table-cell>
          <table:table-cell/>
          <table:table-cell office:value-type="float" office:value="32.1882" calcext:value-type="float">
            <text:p>32.1882</text:p>
          </table:table-cell>
          <table:table-cell office:value-type="float" office:value="1.1519" calcext:value-type="float">
            <text:p>1.1519</text:p>
          </table:table-cell>
          <table:table-cell office:value-type="float" office:value="0.000792639" calcext:value-type="float">
            <text:p>0.000792639</text:p>
          </table:table-cell>
          <table:table-cell/>
          <table:table-cell office:value-type="float" office:value="32.3342" calcext:value-type="float">
            <text:p>32.3342</text:p>
          </table:table-cell>
          <table:table-cell office:value-type="float" office:value="1.2832" calcext:value-type="float">
            <text:p>1.2832</text:p>
          </table:table-cell>
          <table:table-cell office:value-type="float" office:value="0.000795003" calcext:value-type="float">
            <text:p>0.000795003</text:p>
          </table:table-cell>
          <table:table-cell/>
          <table:table-cell office:value-type="float" office:value="32.9428" calcext:value-type="float">
            <text:p>32.9428</text:p>
          </table:table-cell>
          <table:table-cell office:value-type="float" office:value="1.26163" calcext:value-type="float">
            <text:p>1.26163</text:p>
          </table:table-cell>
          <table:table-cell office:value-type="float" office:value="0.00082514" calcext:value-type="float">
            <text:p>0.00082514</text:p>
          </table:table-cell>
          <table:table-cell/>
          <table:table-cell office:value-type="float" office:value="34.6594" calcext:value-type="float">
            <text:p>34.6594</text:p>
          </table:table-cell>
          <table:table-cell office:value-type="float" office:value="1.3005" calcext:value-type="float">
            <text:p>1.3005</text:p>
          </table:table-cell>
          <table:table-cell office:value-type="float" office:value="0.00643444" calcext:value-type="float">
            <text:p>0.00643444</text:p>
          </table:table-cell>
          <table:table-cell/>
          <table:table-cell office:value-type="float" office:value="34.5522" calcext:value-type="float">
            <text:p>34.5522</text:p>
          </table:table-cell>
          <table:table-cell office:value-type="float" office:value="1.28907" calcext:value-type="float">
            <text:p>1.28907</text:p>
          </table:table-cell>
          <table:table-cell office:value-type="float" office:value="0.0583592" calcext:value-type="float">
            <text:p>0.0583592</text:p>
          </table:table-cell>
          <table:table-cell/>
          <table:table-cell office:value-type="float" office:value="34.3213" calcext:value-type="float">
            <text:p>34.3213</text:p>
          </table:table-cell>
          <table:table-cell office:value-type="float" office:value="1.31396" calcext:value-type="float">
            <text:p>1.31396</text:p>
          </table:table-cell>
          <table:table-cell office:value-type="float" office:value="0.586485" calcext:value-type="float">
            <text:p>0.58648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173" calcext:value-type="float">
            <text:p>0.000470173</text:p>
          </table:table-cell>
          <table:table-cell/>
          <table:table-cell office:value-type="float" office:value="33.1014" calcext:value-type="float">
            <text:p>33.1014</text:p>
          </table:table-cell>
          <table:table-cell office:value-type="float" office:value="1.17406" calcext:value-type="float">
            <text:p>1.17406</text:p>
          </table:table-cell>
          <table:table-cell office:value-type="float" office:value="0.000800183" calcext:value-type="float">
            <text:p>0.000800183</text:p>
          </table:table-cell>
          <table:table-cell/>
          <table:table-cell office:value-type="float" office:value="33.3362" calcext:value-type="float">
            <text:p>33.3362</text:p>
          </table:table-cell>
          <table:table-cell office:value-type="float" office:value="1.28285" calcext:value-type="float">
            <text:p>1.28285</text:p>
          </table:table-cell>
          <table:table-cell office:value-type="float" office:value="0.000793501" calcext:value-type="float">
            <text:p>0.000793501</text:p>
          </table:table-cell>
          <table:table-cell/>
          <table:table-cell office:value-type="float" office:value="32.0063" calcext:value-type="float">
            <text:p>32.0063</text:p>
          </table:table-cell>
          <table:table-cell office:value-type="float" office:value="1.34143" calcext:value-type="float">
            <text:p>1.34143</text:p>
          </table:table-cell>
          <table:table-cell office:value-type="float" office:value="0.000856599" calcext:value-type="float">
            <text:p>0.000856599</text:p>
          </table:table-cell>
          <table:table-cell/>
          <table:table-cell office:value-type="float" office:value="32.9586" calcext:value-type="float">
            <text:p>32.9586</text:p>
          </table:table-cell>
          <table:table-cell office:value-type="float" office:value="1.31961" calcext:value-type="float">
            <text:p>1.31961</text:p>
          </table:table-cell>
          <table:table-cell office:value-type="float" office:value="0.00646737" calcext:value-type="float">
            <text:p>0.00646737</text:p>
          </table:table-cell>
          <table:table-cell/>
          <table:table-cell office:value-type="float" office:value="32.6058" calcext:value-type="float">
            <text:p>32.6058</text:p>
          </table:table-cell>
          <table:table-cell office:value-type="float" office:value="1.34736" calcext:value-type="float">
            <text:p>1.34736</text:p>
          </table:table-cell>
          <table:table-cell office:value-type="float" office:value="0.0586142" calcext:value-type="float">
            <text:p>0.0586142</text:p>
          </table:table-cell>
          <table:table-cell/>
          <table:table-cell office:value-type="float" office:value="34.2684" calcext:value-type="float">
            <text:p>34.2684</text:p>
          </table:table-cell>
          <table:table-cell office:value-type="float" office:value="1.36797" calcext:value-type="float">
            <text:p>1.36797</text:p>
          </table:table-cell>
          <table:table-cell office:value-type="float" office:value="0.614541" calcext:value-type="float">
            <text:p>0.614541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3309" calcext:value-type="float">
            <text:p>0.000473309</text:p>
          </table:table-cell>
          <table:table-cell/>
          <table:table-cell office:value-type="float" office:value="31.0473" calcext:value-type="float">
            <text:p>31.0473</text:p>
          </table:table-cell>
          <table:table-cell office:value-type="float" office:value="1.36578" calcext:value-type="float">
            <text:p>1.36578</text:p>
          </table:table-cell>
          <table:table-cell office:value-type="float" office:value="0.00079849" calcext:value-type="float">
            <text:p>0.00079849</text:p>
          </table:table-cell>
          <table:table-cell/>
          <table:table-cell office:value-type="float" office:value="33.5814" calcext:value-type="float">
            <text:p>33.5814</text:p>
          </table:table-cell>
          <table:table-cell office:value-type="float" office:value="1.17713" calcext:value-type="float">
            <text:p>1.17713</text:p>
          </table:table-cell>
          <table:table-cell office:value-type="float" office:value="0.000799181" calcext:value-type="float">
            <text:p>0.000799181</text:p>
          </table:table-cell>
          <table:table-cell/>
          <table:table-cell office:value-type="float" office:value="33.2605" calcext:value-type="float">
            <text:p>33.2605</text:p>
          </table:table-cell>
          <table:table-cell office:value-type="float" office:value="1.23235" calcext:value-type="float">
            <text:p>1.23235</text:p>
          </table:table-cell>
          <table:table-cell office:value-type="float" office:value="0.000831803" calcext:value-type="float">
            <text:p>0.000831803</text:p>
          </table:table-cell>
          <table:table-cell/>
          <table:table-cell office:value-type="float" office:value="34.3869" calcext:value-type="float">
            <text:p>34.3869</text:p>
          </table:table-cell>
          <table:table-cell office:value-type="float" office:value="1.21342" calcext:value-type="float">
            <text:p>1.21342</text:p>
          </table:table-cell>
          <table:table-cell office:value-type="float" office:value="0.00645734" calcext:value-type="float">
            <text:p>0.00645734</text:p>
          </table:table-cell>
          <table:table-cell/>
          <table:table-cell office:value-type="float" office:value="31.6356" calcext:value-type="float">
            <text:p>31.6356</text:p>
          </table:table-cell>
          <table:table-cell office:value-type="float" office:value="1.32601" calcext:value-type="float">
            <text:p>1.32601</text:p>
          </table:table-cell>
          <table:table-cell office:value-type="float" office:value="0.0574443" calcext:value-type="float">
            <text:p>0.0574443</text:p>
          </table:table-cell>
          <table:table-cell/>
          <table:table-cell office:value-type="float" office:value="34.0371" calcext:value-type="float">
            <text:p>34.0371</text:p>
          </table:table-cell>
          <table:table-cell office:value-type="float" office:value="1.28068" calcext:value-type="float">
            <text:p>1.28068</text:p>
          </table:table-cell>
          <table:table-cell office:value-type="float" office:value="0.592527" calcext:value-type="float">
            <text:p>0.59252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449" calcext:value-type="float">
            <text:p>0.000468449</text:p>
          </table:table-cell>
          <table:table-cell/>
          <table:table-cell office:value-type="float" office:value="31.515" calcext:value-type="float">
            <text:p>31.515</text:p>
          </table:table-cell>
          <table:table-cell office:value-type="float" office:value="1.41652" calcext:value-type="float">
            <text:p>1.41652</text:p>
          </table:table-cell>
          <table:table-cell office:value-type="float" office:value="0.00079334" calcext:value-type="float">
            <text:p>0.00079334</text:p>
          </table:table-cell>
          <table:table-cell/>
          <table:table-cell office:value-type="float" office:value="33.7364" calcext:value-type="float">
            <text:p>33.7364</text:p>
          </table:table-cell>
          <table:table-cell office:value-type="float" office:value="1.30469" calcext:value-type="float">
            <text:p>1.30469</text:p>
          </table:table-cell>
          <table:table-cell office:value-type="float" office:value="0.00079319" calcext:value-type="float">
            <text:p>0.00079319</text:p>
          </table:table-cell>
          <table:table-cell/>
          <table:table-cell office:value-type="float" office:value="32.9433" calcext:value-type="float">
            <text:p>32.9433</text:p>
          </table:table-cell>
          <table:table-cell office:value-type="float" office:value="1.34147" calcext:value-type="float">
            <text:p>1.34147</text:p>
          </table:table-cell>
          <table:table-cell office:value-type="float" office:value="0.000829518" calcext:value-type="float">
            <text:p>0.000829518</text:p>
          </table:table-cell>
          <table:table-cell/>
          <table:table-cell office:value-type="float" office:value="32.482" calcext:value-type="float">
            <text:p>32.482</text:p>
          </table:table-cell>
          <table:table-cell office:value-type="float" office:value="1.41093" calcext:value-type="float">
            <text:p>1.41093</text:p>
          </table:table-cell>
          <table:table-cell office:value-type="float" office:value="0.00647117" calcext:value-type="float">
            <text:p>0.00647117</text:p>
          </table:table-cell>
          <table:table-cell/>
          <table:table-cell office:value-type="float" office:value="32.957" calcext:value-type="float">
            <text:p>32.957</text:p>
          </table:table-cell>
          <table:table-cell office:value-type="float" office:value="1.25696" calcext:value-type="float">
            <text:p>1.25696</text:p>
          </table:table-cell>
          <table:table-cell office:value-type="float" office:value="0.058435" calcext:value-type="float">
            <text:p>0.058435</text:p>
          </table:table-cell>
          <table:table-cell/>
          <table:table-cell office:value-type="float" office:value="33.046" calcext:value-type="float">
            <text:p>33.046</text:p>
          </table:table-cell>
          <table:table-cell office:value-type="float" office:value="1.40033" calcext:value-type="float">
            <text:p>1.40033</text:p>
          </table:table-cell>
          <table:table-cell office:value-type="float" office:value="0.584742" calcext:value-type="float">
            <text:p>0.58474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3519" calcext:value-type="float">
            <text:p>0.000473519</text:p>
          </table:table-cell>
          <table:table-cell/>
          <table:table-cell office:value-type="float" office:value="31.4181" calcext:value-type="float">
            <text:p>31.4181</text:p>
          </table:table-cell>
          <table:table-cell office:value-type="float" office:value="1.24607" calcext:value-type="float">
            <text:p>1.24607</text:p>
          </table:table-cell>
          <table:table-cell office:value-type="float" office:value="0.000792949" calcext:value-type="float">
            <text:p>0.000792949</text:p>
          </table:table-cell>
          <table:table-cell/>
          <table:table-cell office:value-type="float" office:value="33.8807" calcext:value-type="float">
            <text:p>33.8807</text:p>
          </table:table-cell>
          <table:table-cell office:value-type="float" office:value="1.17075" calcext:value-type="float">
            <text:p>1.17075</text:p>
          </table:table-cell>
          <table:table-cell office:value-type="float" office:value="0.000797548" calcext:value-type="float">
            <text:p>0.000797548</text:p>
          </table:table-cell>
          <table:table-cell/>
          <table:table-cell office:value-type="float" office:value="33.4419" calcext:value-type="float">
            <text:p>33.4419</text:p>
          </table:table-cell>
          <table:table-cell office:value-type="float" office:value="1.32931" calcext:value-type="float">
            <text:p>1.32931</text:p>
          </table:table-cell>
          <table:table-cell office:value-type="float" office:value="0.00081974" calcext:value-type="float">
            <text:p>0.00081974</text:p>
          </table:table-cell>
          <table:table-cell/>
          <table:table-cell office:value-type="float" office:value="31.88" calcext:value-type="float">
            <text:p>31.88</text:p>
          </table:table-cell>
          <table:table-cell office:value-type="float" office:value="1.41017" calcext:value-type="float">
            <text:p>1.41017</text:p>
          </table:table-cell>
          <table:table-cell office:value-type="float" office:value="0.00630396" calcext:value-type="float">
            <text:p>0.00630396</text:p>
          </table:table-cell>
          <table:table-cell/>
          <table:table-cell office:value-type="float" office:value="33.4082" calcext:value-type="float">
            <text:p>33.4082</text:p>
          </table:table-cell>
          <table:table-cell office:value-type="float" office:value="1.40325" calcext:value-type="float">
            <text:p>1.40325</text:p>
          </table:table-cell>
          <table:table-cell office:value-type="float" office:value="0.0580304" calcext:value-type="float">
            <text:p>0.0580304</text:p>
          </table:table-cell>
          <table:table-cell/>
          <table:table-cell office:value-type="float" office:value="32.8916" calcext:value-type="float">
            <text:p>32.8916</text:p>
          </table:table-cell>
          <table:table-cell office:value-type="float" office:value="1.33144" calcext:value-type="float">
            <text:p>1.33144</text:p>
          </table:table-cell>
          <table:table-cell office:value-type="float" office:value="0.598038" calcext:value-type="float">
            <text:p>0.59803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097" calcext:value-type="float">
            <text:p>0.000472097</text:p>
          </table:table-cell>
          <table:table-cell/>
          <table:table-cell office:value-type="float" office:value="32.3486" calcext:value-type="float">
            <text:p>32.3486</text:p>
          </table:table-cell>
          <table:table-cell office:value-type="float" office:value="1.1223" calcext:value-type="float">
            <text:p>1.1223</text:p>
          </table:table-cell>
          <table:table-cell office:value-type="float" office:value="0.000808769" calcext:value-type="float">
            <text:p>0.000808769</text:p>
          </table:table-cell>
          <table:table-cell/>
          <table:table-cell office:value-type="float" office:value="32.4117" calcext:value-type="float">
            <text:p>32.4117</text:p>
          </table:table-cell>
          <table:table-cell office:value-type="float" office:value="1.34776" calcext:value-type="float">
            <text:p>1.34776</text:p>
          </table:table-cell>
          <table:table-cell office:value-type="float" office:value="0.000795904" calcext:value-type="float">
            <text:p>0.000795904</text:p>
          </table:table-cell>
          <table:table-cell/>
          <table:table-cell office:value-type="float" office:value="32.7677" calcext:value-type="float">
            <text:p>32.7677</text:p>
          </table:table-cell>
          <table:table-cell office:value-type="float" office:value="1.28918" calcext:value-type="float">
            <text:p>1.28918</text:p>
          </table:table-cell>
          <table:table-cell office:value-type="float" office:value="0.00082544" calcext:value-type="float">
            <text:p>0.00082544</text:p>
          </table:table-cell>
          <table:table-cell/>
          <table:table-cell office:value-type="float" office:value="33.006" calcext:value-type="float">
            <text:p>33.006</text:p>
          </table:table-cell>
          <table:table-cell office:value-type="float" office:value="1.35743" calcext:value-type="float">
            <text:p>1.35743</text:p>
          </table:table-cell>
          <table:table-cell office:value-type="float" office:value="0.00643337" calcext:value-type="float">
            <text:p>0.00643337</text:p>
          </table:table-cell>
          <table:table-cell/>
          <table:table-cell office:value-type="float" office:value="32.2003" calcext:value-type="float">
            <text:p>32.2003</text:p>
          </table:table-cell>
          <table:table-cell office:value-type="float" office:value="1.50582" calcext:value-type="float">
            <text:p>1.50582</text:p>
          </table:table-cell>
          <table:table-cell office:value-type="float" office:value="0.0578464" calcext:value-type="float">
            <text:p>0.0578464</text:p>
          </table:table-cell>
          <table:table-cell/>
          <table:table-cell office:value-type="float" office:value="34.1651" calcext:value-type="float">
            <text:p>34.1651</text:p>
          </table:table-cell>
          <table:table-cell office:value-type="float" office:value="1.25736" calcext:value-type="float">
            <text:p>1.25736</text:p>
          </table:table-cell>
          <table:table-cell office:value-type="float" office:value="0.62338" calcext:value-type="float">
            <text:p>0.6233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066" calcext:value-type="float">
            <text:p>0.000472066</text:p>
          </table:table-cell>
          <table:table-cell/>
          <table:table-cell office:value-type="float" office:value="31.6866" calcext:value-type="float">
            <text:p>31.6866</text:p>
          </table:table-cell>
          <table:table-cell office:value-type="float" office:value="1.18578" calcext:value-type="float">
            <text:p>1.18578</text:p>
          </table:table-cell>
          <table:table-cell office:value-type="float" office:value="0.000804591" calcext:value-type="float">
            <text:p>0.000804591</text:p>
          </table:table-cell>
          <table:table-cell/>
          <table:table-cell office:value-type="float" office:value="32.1132" calcext:value-type="float">
            <text:p>32.1132</text:p>
          </table:table-cell>
          <table:table-cell office:value-type="float" office:value="1.34343" calcext:value-type="float">
            <text:p>1.34343</text:p>
          </table:table-cell>
          <table:table-cell office:value-type="float" office:value="0.000796917" calcext:value-type="float">
            <text:p>0.000796917</text:p>
          </table:table-cell>
          <table:table-cell/>
          <table:table-cell office:value-type="float" office:value="34.2141" calcext:value-type="float">
            <text:p>34.2141</text:p>
          </table:table-cell>
          <table:table-cell office:value-type="float" office:value="1.23257" calcext:value-type="float">
            <text:p>1.23257</text:p>
          </table:table-cell>
          <table:table-cell office:value-type="float" office:value="0.000826362" calcext:value-type="float">
            <text:p>0.000826362</text:p>
          </table:table-cell>
          <table:table-cell/>
          <table:table-cell office:value-type="float" office:value="33.6833" calcext:value-type="float">
            <text:p>33.6833</text:p>
          </table:table-cell>
          <table:table-cell office:value-type="float" office:value="1.1707" calcext:value-type="float">
            <text:p>1.1707</text:p>
          </table:table-cell>
          <table:table-cell office:value-type="float" office:value="0.00636458" calcext:value-type="float">
            <text:p>0.00636458</text:p>
          </table:table-cell>
          <table:table-cell/>
          <table:table-cell office:value-type="float" office:value="33.1535" calcext:value-type="float">
            <text:p>33.1535</text:p>
          </table:table-cell>
          <table:table-cell office:value-type="float" office:value="1.34766" calcext:value-type="float">
            <text:p>1.34766</text:p>
          </table:table-cell>
          <table:table-cell office:value-type="float" office:value="0.0581998" calcext:value-type="float">
            <text:p>0.0581998</text:p>
          </table:table-cell>
          <table:table-cell/>
          <table:table-cell office:value-type="float" office:value="32.1939" calcext:value-type="float">
            <text:p>32.1939</text:p>
          </table:table-cell>
          <table:table-cell office:value-type="float" office:value="1.40853" calcext:value-type="float">
            <text:p>1.40853</text:p>
          </table:table-cell>
          <table:table-cell office:value-type="float" office:value="0.622134" calcext:value-type="float">
            <text:p>0.62213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243" calcext:value-type="float">
            <text:p>0.000470243</text:p>
          </table:table-cell>
          <table:table-cell/>
          <table:table-cell office:value-type="float" office:value="29.4594" calcext:value-type="float">
            <text:p>29.4594</text:p>
          </table:table-cell>
          <table:table-cell office:value-type="float" office:value="1.55889" calcext:value-type="float">
            <text:p>1.55889</text:p>
          </table:table-cell>
          <table:table-cell office:value-type="float" office:value="0.000795214" calcext:value-type="float">
            <text:p>0.000795214</text:p>
          </table:table-cell>
          <table:table-cell/>
          <table:table-cell office:value-type="float" office:value="32.1108" calcext:value-type="float">
            <text:p>32.1108</text:p>
          </table:table-cell>
          <table:table-cell office:value-type="float" office:value="1.4701" calcext:value-type="float">
            <text:p>1.4701</text:p>
          </table:table-cell>
          <table:table-cell office:value-type="float" office:value="0.000794513" calcext:value-type="float">
            <text:p>0.000794513</text:p>
          </table:table-cell>
          <table:table-cell/>
          <table:table-cell office:value-type="float" office:value="31.7962" calcext:value-type="float">
            <text:p>31.7962</text:p>
          </table:table-cell>
          <table:table-cell office:value-type="float" office:value="1.42752" calcext:value-type="float">
            <text:p>1.42752</text:p>
          </table:table-cell>
          <table:table-cell office:value-type="float" office:value="0.000827113" calcext:value-type="float">
            <text:p>0.000827113</text:p>
          </table:table-cell>
          <table:table-cell/>
          <table:table-cell office:value-type="float" office:value="33.4828" calcext:value-type="float">
            <text:p>33.4828</text:p>
          </table:table-cell>
          <table:table-cell office:value-type="float" office:value="1.21514" calcext:value-type="float">
            <text:p>1.21514</text:p>
          </table:table-cell>
          <table:table-cell office:value-type="float" office:value="0.00647063" calcext:value-type="float">
            <text:p>0.00647063</text:p>
          </table:table-cell>
          <table:table-cell/>
          <table:table-cell office:value-type="float" office:value="31.4889" calcext:value-type="float">
            <text:p>31.4889</text:p>
          </table:table-cell>
          <table:table-cell office:value-type="float" office:value="1.45935" calcext:value-type="float">
            <text:p>1.45935</text:p>
          </table:table-cell>
          <table:table-cell office:value-type="float" office:value="0.0572349" calcext:value-type="float">
            <text:p>0.0572349</text:p>
          </table:table-cell>
          <table:table-cell/>
          <table:table-cell office:value-type="float" office:value="32.0365" calcext:value-type="float">
            <text:p>32.0365</text:p>
          </table:table-cell>
          <table:table-cell office:value-type="float" office:value="1.35745" calcext:value-type="float">
            <text:p>1.35745</text:p>
          </table:table-cell>
          <table:table-cell office:value-type="float" office:value="0.603333" calcext:value-type="float">
            <text:p>0.60333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665" calcext:value-type="float">
            <text:p>0.000471665</text:p>
          </table:table-cell>
          <table:table-cell/>
          <table:table-cell office:value-type="float" office:value="31.7176" calcext:value-type="float">
            <text:p>31.7176</text:p>
          </table:table-cell>
          <table:table-cell office:value-type="float" office:value="1.19182" calcext:value-type="float">
            <text:p>1.19182</text:p>
          </table:table-cell>
          <table:table-cell office:value-type="float" office:value="0.000800073" calcext:value-type="float">
            <text:p>0.000800073</text:p>
          </table:table-cell>
          <table:table-cell/>
          <table:table-cell office:value-type="float" office:value="33.254" calcext:value-type="float">
            <text:p>33.254</text:p>
          </table:table-cell>
          <table:table-cell office:value-type="float" office:value="1.17659" calcext:value-type="float">
            <text:p>1.17659</text:p>
          </table:table-cell>
          <table:table-cell office:value-type="float" office:value="0.000790294" calcext:value-type="float">
            <text:p>0.000790294</text:p>
          </table:table-cell>
          <table:table-cell/>
          <table:table-cell office:value-type="float" office:value="32.2689" calcext:value-type="float">
            <text:p>32.2689</text:p>
          </table:table-cell>
          <table:table-cell office:value-type="float" office:value="1.32143" calcext:value-type="float">
            <text:p>1.32143</text:p>
          </table:table-cell>
          <table:table-cell office:value-type="float" office:value="0.000827955" calcext:value-type="float">
            <text:p>0.000827955</text:p>
          </table:table-cell>
          <table:table-cell/>
          <table:table-cell office:value-type="float" office:value="34.6612" calcext:value-type="float">
            <text:p>34.6612</text:p>
          </table:table-cell>
          <table:table-cell office:value-type="float" office:value="1.1584" calcext:value-type="float">
            <text:p>1.1584</text:p>
          </table:table-cell>
          <table:table-cell office:value-type="float" office:value="0.00650873" calcext:value-type="float">
            <text:p>0.00650873</text:p>
          </table:table-cell>
          <table:table-cell/>
          <table:table-cell office:value-type="float" office:value="32.2435" calcext:value-type="float">
            <text:p>32.2435</text:p>
          </table:table-cell>
          <table:table-cell office:value-type="float" office:value="1.46695" calcext:value-type="float">
            <text:p>1.46695</text:p>
          </table:table-cell>
          <table:table-cell office:value-type="float" office:value="0.0580129" calcext:value-type="float">
            <text:p>0.0580129</text:p>
          </table:table-cell>
          <table:table-cell/>
          <table:table-cell office:value-type="float" office:value="33.9227" calcext:value-type="float">
            <text:p>33.9227</text:p>
          </table:table-cell>
          <table:table-cell office:value-type="float" office:value="1.23734" calcext:value-type="float">
            <text:p>1.23734</text:p>
          </table:table-cell>
          <table:table-cell office:value-type="float" office:value="0.760933" calcext:value-type="float">
            <text:p>0.76093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831" calcext:value-type="float">
            <text:p>0.000468831</text:p>
          </table:table-cell>
          <table:table-cell/>
          <table:table-cell office:value-type="float" office:value="32.1728" calcext:value-type="float">
            <text:p>32.1728</text:p>
          </table:table-cell>
          <table:table-cell office:value-type="float" office:value="1.14933" calcext:value-type="float">
            <text:p>1.14933</text:p>
          </table:table-cell>
          <table:table-cell office:value-type="float" office:value="0.000800544" calcext:value-type="float">
            <text:p>0.000800544</text:p>
          </table:table-cell>
          <table:table-cell/>
          <table:table-cell office:value-type="float" office:value="31.7141" calcext:value-type="float">
            <text:p>31.7141</text:p>
          </table:table-cell>
          <table:table-cell office:value-type="float" office:value="1.32142" calcext:value-type="float">
            <text:p>1.32142</text:p>
          </table:table-cell>
          <table:table-cell office:value-type="float" office:value="0.000796967" calcext:value-type="float">
            <text:p>0.000796967</text:p>
          </table:table-cell>
          <table:table-cell/>
          <table:table-cell office:value-type="float" office:value="32.284" calcext:value-type="float">
            <text:p>32.284</text:p>
          </table:table-cell>
          <table:table-cell office:value-type="float" office:value="1.25483" calcext:value-type="float">
            <text:p>1.25483</text:p>
          </table:table-cell>
          <table:table-cell office:value-type="float" office:value="0.000823437" calcext:value-type="float">
            <text:p>0.000823437</text:p>
          </table:table-cell>
          <table:table-cell/>
          <table:table-cell office:value-type="float" office:value="32.4457" calcext:value-type="float">
            <text:p>32.4457</text:p>
          </table:table-cell>
          <table:table-cell office:value-type="float" office:value="1.40521" calcext:value-type="float">
            <text:p>1.40521</text:p>
          </table:table-cell>
          <table:table-cell office:value-type="float" office:value="0.006415" calcext:value-type="float">
            <text:p>0.006415</text:p>
          </table:table-cell>
          <table:table-cell/>
          <table:table-cell office:value-type="float" office:value="35.0055" calcext:value-type="float">
            <text:p>35.0055</text:p>
          </table:table-cell>
          <table:table-cell office:value-type="float" office:value="1.29004" calcext:value-type="float">
            <text:p>1.29004</text:p>
          </table:table-cell>
          <table:table-cell office:value-type="float" office:value="0.0595897" calcext:value-type="float">
            <text:p>0.0595897</text:p>
          </table:table-cell>
          <table:table-cell/>
          <table:table-cell office:value-type="float" office:value="33.0922" calcext:value-type="float">
            <text:p>33.0922</text:p>
          </table:table-cell>
          <table:table-cell office:value-type="float" office:value="1.30674" calcext:value-type="float">
            <text:p>1.30674</text:p>
          </table:table-cell>
          <table:table-cell office:value-type="float" office:value="0.642162" calcext:value-type="float">
            <text:p>0.64216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8488" calcext:value-type="float">
            <text:p>0.000488488</text:p>
          </table:table-cell>
          <table:table-cell/>
          <table:table-cell office:value-type="float" office:value="31.3147" calcext:value-type="float">
            <text:p>31.3147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0.000807477" calcext:value-type="float">
            <text:p>0.000807477</text:p>
          </table:table-cell>
          <table:table-cell/>
          <table:table-cell office:value-type="float" office:value="30.703" calcext:value-type="float">
            <text:p>30.703</text:p>
          </table:table-cell>
          <table:table-cell office:value-type="float" office:value="1.52556" calcext:value-type="float">
            <text:p>1.52556</text:p>
          </table:table-cell>
          <table:table-cell office:value-type="float" office:value="0.00079831" calcext:value-type="float">
            <text:p>0.00079831</text:p>
          </table:table-cell>
          <table:table-cell/>
          <table:table-cell office:value-type="float" office:value="31.7912" calcext:value-type="float">
            <text:p>31.7912</text:p>
          </table:table-cell>
          <table:table-cell office:value-type="float" office:value="1.44161" calcext:value-type="float">
            <text:p>1.44161</text:p>
          </table:table-cell>
          <table:table-cell office:value-type="float" office:value="0.000813959" calcext:value-type="float">
            <text:p>0.000813959</text:p>
          </table:table-cell>
          <table:table-cell/>
          <table:table-cell office:value-type="float" office:value="34.4881" calcext:value-type="float">
            <text:p>34.4881</text:p>
          </table:table-cell>
          <table:table-cell office:value-type="float" office:value="1.21378" calcext:value-type="float">
            <text:p>1.21378</text:p>
          </table:table-cell>
          <table:table-cell office:value-type="float" office:value="0.00648229" calcext:value-type="float">
            <text:p>0.00648229</text:p>
          </table:table-cell>
          <table:table-cell/>
          <table:table-cell office:value-type="float" office:value="33.1848" calcext:value-type="float">
            <text:p>33.1848</text:p>
          </table:table-cell>
          <table:table-cell office:value-type="float" office:value="1.46837" calcext:value-type="float">
            <text:p>1.46837</text:p>
          </table:table-cell>
          <table:table-cell office:value-type="float" office:value="0.0578296" calcext:value-type="float">
            <text:p>0.0578296</text:p>
          </table:table-cell>
          <table:table-cell/>
          <table:table-cell office:value-type="float" office:value="34.789" calcext:value-type="float">
            <text:p>34.789</text:p>
          </table:table-cell>
          <table:table-cell office:value-type="float" office:value="1.19851" calcext:value-type="float">
            <text:p>1.19851</text:p>
          </table:table-cell>
          <table:table-cell office:value-type="float" office:value="0.612217" calcext:value-type="float">
            <text:p>0.61221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973" calcext:value-type="float">
            <text:p>0.000469973</text:p>
          </table:table-cell>
          <table:table-cell/>
          <table:table-cell office:value-type="float" office:value="33.1499" calcext:value-type="float">
            <text:p>33.1499</text:p>
          </table:table-cell>
          <table:table-cell office:value-type="float" office:value="1.10549" calcext:value-type="float">
            <text:p>1.10549</text:p>
          </table:table-cell>
          <table:table-cell office:value-type="float" office:value="0.000802097" calcext:value-type="float">
            <text:p>0.000802097</text:p>
          </table:table-cell>
          <table:table-cell/>
          <table:table-cell office:value-type="float" office:value="32.7114" calcext:value-type="float">
            <text:p>32.7114</text:p>
          </table:table-cell>
          <table:table-cell office:value-type="float" office:value="1.20595" calcext:value-type="float">
            <text:p>1.20595</text:p>
          </table:table-cell>
          <table:table-cell office:value-type="float" office:value="0.000795935" calcext:value-type="float">
            <text:p>0.000795935</text:p>
          </table:table-cell>
          <table:table-cell/>
          <table:table-cell office:value-type="float" office:value="32.4213" calcext:value-type="float">
            <text:p>32.4213</text:p>
          </table:table-cell>
          <table:table-cell office:value-type="float" office:value="1.32389" calcext:value-type="float">
            <text:p>1.32389</text:p>
          </table:table-cell>
          <table:table-cell office:value-type="float" office:value="0.000826783" calcext:value-type="float">
            <text:p>0.000826783</text:p>
          </table:table-cell>
          <table:table-cell/>
          <table:table-cell office:value-type="float" office:value="33.481" calcext:value-type="float">
            <text:p>33.481</text:p>
          </table:table-cell>
          <table:table-cell office:value-type="float" office:value="1.3297" calcext:value-type="float">
            <text:p>1.3297</text:p>
          </table:table-cell>
          <table:table-cell office:value-type="float" office:value="0.00648904" calcext:value-type="float">
            <text:p>0.00648904</text:p>
          </table:table-cell>
          <table:table-cell/>
          <table:table-cell office:value-type="float" office:value="34.1089" calcext:value-type="float">
            <text:p>34.1089</text:p>
          </table:table-cell>
          <table:table-cell office:value-type="float" office:value="1.35247" calcext:value-type="float">
            <text:p>1.35247</text:p>
          </table:table-cell>
          <table:table-cell office:value-type="float" office:value="0.0577673" calcext:value-type="float">
            <text:p>0.0577673</text:p>
          </table:table-cell>
          <table:table-cell/>
          <table:table-cell office:value-type="float" office:value="33.4195" calcext:value-type="float">
            <text:p>33.4195</text:p>
          </table:table-cell>
          <table:table-cell office:value-type="float" office:value="1.25723" calcext:value-type="float">
            <text:p>1.25723</text:p>
          </table:table-cell>
          <table:table-cell office:value-type="float" office:value="0.61057" calcext:value-type="float">
            <text:p>0.6105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1083" calcext:value-type="float">
            <text:p>0.000481083</text:p>
          </table:table-cell>
          <table:table-cell/>
          <table:table-cell office:value-type="float" office:value="31.3622" calcext:value-type="float">
            <text:p>31.3622</text:p>
          </table:table-cell>
          <table:table-cell office:value-type="float" office:value="1.32542" calcext:value-type="float">
            <text:p>1.32542</text:p>
          </table:table-cell>
          <table:table-cell office:value-type="float" office:value="0.000812326" calcext:value-type="float">
            <text:p>0.000812326</text:p>
          </table:table-cell>
          <table:table-cell/>
          <table:table-cell office:value-type="float" office:value="32.671" calcext:value-type="float">
            <text:p>32.671</text:p>
          </table:table-cell>
          <table:table-cell office:value-type="float" office:value="1.44445" calcext:value-type="float">
            <text:p>1.44445</text:p>
          </table:table-cell>
          <table:table-cell office:value-type="float" office:value="0.000799382" calcext:value-type="float">
            <text:p>0.000799382</text:p>
          </table:table-cell>
          <table:table-cell/>
          <table:table-cell office:value-type="float" office:value="32.9603" calcext:value-type="float">
            <text:p>32.9603</text:p>
          </table:table-cell>
          <table:table-cell office:value-type="float" office:value="1.19151" calcext:value-type="float">
            <text:p>1.19151</text:p>
          </table:table-cell>
          <table:table-cell office:value-type="float" office:value="0.000820902" calcext:value-type="float">
            <text:p>0.000820902</text:p>
          </table:table-cell>
          <table:table-cell/>
          <table:table-cell office:value-type="float" office:value="33.3685" calcext:value-type="float">
            <text:p>33.3685</text:p>
          </table:table-cell>
          <table:table-cell office:value-type="float" office:value="1.29093" calcext:value-type="float">
            <text:p>1.29093</text:p>
          </table:table-cell>
          <table:table-cell office:value-type="float" office:value="0.00644969" calcext:value-type="float">
            <text:p>0.00644969</text:p>
          </table:table-cell>
          <table:table-cell/>
          <table:table-cell office:value-type="float" office:value="32.5304" calcext:value-type="float">
            <text:p>32.5304</text:p>
          </table:table-cell>
          <table:table-cell office:value-type="float" office:value="1.32027" calcext:value-type="float">
            <text:p>1.32027</text:p>
          </table:table-cell>
          <table:table-cell office:value-type="float" office:value="0.0565006" calcext:value-type="float">
            <text:p>0.0565006</text:p>
          </table:table-cell>
          <table:table-cell/>
          <table:table-cell office:value-type="float" office:value="34.0472" calcext:value-type="float">
            <text:p>34.0472</text:p>
          </table:table-cell>
          <table:table-cell office:value-type="float" office:value="1.20828" calcext:value-type="float">
            <text:p>1.20828</text:p>
          </table:table-cell>
          <table:table-cell office:value-type="float" office:value="0.885767" calcext:value-type="float">
            <text:p>0.88576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7729" calcext:value-type="float">
            <text:p>0.000467729</text:p>
          </table:table-cell>
          <table:table-cell/>
          <table:table-cell office:value-type="float" office:value="30.3329" calcext:value-type="float">
            <text:p>30.3329</text:p>
          </table:table-cell>
          <table:table-cell office:value-type="float" office:value="1.36606" calcext:value-type="float">
            <text:p>1.36606</text:p>
          </table:table-cell>
          <table:table-cell office:value-type="float" office:value="0.000797638" calcext:value-type="float">
            <text:p>0.000797638</text:p>
          </table:table-cell>
          <table:table-cell/>
          <table:table-cell office:value-type="float" office:value="33.0307" calcext:value-type="float">
            <text:p>33.0307</text:p>
          </table:table-cell>
          <table:table-cell office:value-type="float" office:value="1.36075" calcext:value-type="float">
            <text:p>1.36075</text:p>
          </table:table-cell>
          <table:table-cell office:value-type="float" office:value="0.000797417" calcext:value-type="float">
            <text:p>0.000797417</text:p>
          </table:table-cell>
          <table:table-cell/>
          <table:table-cell office:value-type="float" office:value="31.9131" calcext:value-type="float">
            <text:p>31.9131</text:p>
          </table:table-cell>
          <table:table-cell office:value-type="float" office:value="1.36126" calcext:value-type="float">
            <text:p>1.36126</text:p>
          </table:table-cell>
          <table:table-cell office:value-type="float" office:value="0.000812175" calcext:value-type="float">
            <text:p>0.000812175</text:p>
          </table:table-cell>
          <table:table-cell/>
          <table:table-cell office:value-type="float" office:value="34.6976" calcext:value-type="float">
            <text:p>34.6976</text:p>
          </table:table-cell>
          <table:table-cell office:value-type="float" office:value="1.27461" calcext:value-type="float">
            <text:p>1.27461</text:p>
          </table:table-cell>
          <table:table-cell office:value-type="float" office:value="0.00648784" calcext:value-type="float">
            <text:p>0.00648784</text:p>
          </table:table-cell>
          <table:table-cell/>
          <table:table-cell office:value-type="float" office:value="33.1575" calcext:value-type="float">
            <text:p>33.1575</text:p>
          </table:table-cell>
          <table:table-cell office:value-type="float" office:value="1.30559" calcext:value-type="float">
            <text:p>1.30559</text:p>
          </table:table-cell>
          <table:table-cell office:value-type="float" office:value="0.0580943" calcext:value-type="float">
            <text:p>0.0580943</text:p>
          </table:table-cell>
          <table:table-cell/>
          <table:table-cell office:value-type="float" office:value="35.0198" calcext:value-type="float">
            <text:p>35.0198</text:p>
          </table:table-cell>
          <table:table-cell office:value-type="float" office:value="1.16873" calcext:value-type="float">
            <text:p>1.16873</text:p>
          </table:table-cell>
          <table:table-cell office:value-type="float" office:value="0.900009" calcext:value-type="float">
            <text:p>0.90000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65" calcext:value-type="float">
            <text:p>0.00046865</text:p>
          </table:table-cell>
          <table:table-cell/>
          <table:table-cell office:value-type="float" office:value="30.7537" calcext:value-type="float">
            <text:p>30.7537</text:p>
          </table:table-cell>
          <table:table-cell office:value-type="float" office:value="1.2851" calcext:value-type="float">
            <text:p>1.2851</text:p>
          </table:table-cell>
          <table:table-cell office:value-type="float" office:value="0.000802517" calcext:value-type="float">
            <text:p>0.000802517</text:p>
          </table:table-cell>
          <table:table-cell/>
          <table:table-cell office:value-type="float" office:value="32.7227" calcext:value-type="float">
            <text:p>32.7227</text:p>
          </table:table-cell>
          <table:table-cell office:value-type="float" office:value="1.26709" calcext:value-type="float">
            <text:p>1.26709</text:p>
          </table:table-cell>
          <table:table-cell office:value-type="float" office:value="0.000799051" calcext:value-type="float">
            <text:p>0.000799051</text:p>
          </table:table-cell>
          <table:table-cell/>
          <table:table-cell office:value-type="float" office:value="32.8861" calcext:value-type="float">
            <text:p>32.8861</text:p>
          </table:table-cell>
          <table:table-cell office:value-type="float" office:value="1.4922" calcext:value-type="float">
            <text:p>1.4922</text:p>
          </table:table-cell>
          <table:table-cell office:value-type="float" office:value="0.000826632" calcext:value-type="float">
            <text:p>0.000826632</text:p>
          </table:table-cell>
          <table:table-cell/>
          <table:table-cell office:value-type="float" office:value="32.1474" calcext:value-type="float">
            <text:p>32.1474</text:p>
          </table:table-cell>
          <table:table-cell office:value-type="float" office:value="1.34648" calcext:value-type="float">
            <text:p>1.34648</text:p>
          </table:table-cell>
          <table:table-cell office:value-type="float" office:value="0.00638328" calcext:value-type="float">
            <text:p>0.00638328</text:p>
          </table:table-cell>
          <table:table-cell/>
          <table:table-cell office:value-type="float" office:value="31.7219" calcext:value-type="float">
            <text:p>31.7219</text:p>
          </table:table-cell>
          <table:table-cell office:value-type="float" office:value="1.39233" calcext:value-type="float">
            <text:p>1.39233</text:p>
          </table:table-cell>
          <table:table-cell office:value-type="float" office:value="0.0574846" calcext:value-type="float">
            <text:p>0.0574846</text:p>
          </table:table-cell>
          <table:table-cell/>
          <table:table-cell office:value-type="float" office:value="32.8421" calcext:value-type="float">
            <text:p>32.8421</text:p>
          </table:table-cell>
          <table:table-cell office:value-type="float" office:value="1.48617" calcext:value-type="float">
            <text:p>1.48617</text:p>
          </table:table-cell>
          <table:table-cell office:value-type="float" office:value="0.584551" calcext:value-type="float">
            <text:p>0.58455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0242" calcext:value-type="float">
            <text:p>0.000480242</text:p>
          </table:table-cell>
          <table:table-cell/>
          <table:table-cell office:value-type="float" office:value="31.8229" calcext:value-type="float">
            <text:p>31.8229</text:p>
          </table:table-cell>
          <table:table-cell office:value-type="float" office:value="1.29794" calcext:value-type="float">
            <text:p>1.29794</text:p>
          </table:table-cell>
          <table:table-cell office:value-type="float" office:value="0.000797998" calcext:value-type="float">
            <text:p>0.000797998</text:p>
          </table:table-cell>
          <table:table-cell/>
          <table:table-cell office:value-type="float" office:value="33.8295" calcext:value-type="float">
            <text:p>33.8295</text:p>
          </table:table-cell>
          <table:table-cell office:value-type="float" office:value="1.17074" calcext:value-type="float">
            <text:p>1.17074</text:p>
          </table:table-cell>
          <table:table-cell office:value-type="float" office:value="0.000797859" calcext:value-type="float">
            <text:p>0.000797859</text:p>
          </table:table-cell>
          <table:table-cell/>
          <table:table-cell office:value-type="float" office:value="33.2273" calcext:value-type="float">
            <text:p>33.2273</text:p>
          </table:table-cell>
          <table:table-cell office:value-type="float" office:value="1.36685" calcext:value-type="float">
            <text:p>1.36685</text:p>
          </table:table-cell>
          <table:table-cell office:value-type="float" office:value="0.000819499" calcext:value-type="float">
            <text:p>0.000819499</text:p>
          </table:table-cell>
          <table:table-cell/>
          <table:table-cell office:value-type="float" office:value="31.3303" calcext:value-type="float">
            <text:p>31.3303</text:p>
          </table:table-cell>
          <table:table-cell office:value-type="float" office:value="1.5504" calcext:value-type="float">
            <text:p>1.5504</text:p>
          </table:table-cell>
          <table:table-cell office:value-type="float" office:value="0.00638542" calcext:value-type="float">
            <text:p>0.00638542</text:p>
          </table:table-cell>
          <table:table-cell/>
          <table:table-cell office:value-type="float" office:value="33.8629" calcext:value-type="float">
            <text:p>33.8629</text:p>
          </table:table-cell>
          <table:table-cell office:value-type="float" office:value="1.21491" calcext:value-type="float">
            <text:p>1.21491</text:p>
          </table:table-cell>
          <table:table-cell office:value-type="float" office:value="0.0608835" calcext:value-type="float">
            <text:p>0.0608835</text:p>
          </table:table-cell>
          <table:table-cell/>
          <table:table-cell office:value-type="float" office:value="32.2464" calcext:value-type="float">
            <text:p>32.2464</text:p>
          </table:table-cell>
          <table:table-cell office:value-type="float" office:value="1.33675" calcext:value-type="float">
            <text:p>1.33675</text:p>
          </table:table-cell>
          <table:table-cell office:value-type="float" office:value="0.574504" calcext:value-type="float">
            <text:p>0.57450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355" calcext:value-type="float">
            <text:p>0.000471355</text:p>
          </table:table-cell>
          <table:table-cell/>
          <table:table-cell office:value-type="float" office:value="30.9263" calcext:value-type="float">
            <text:p>30.9263</text:p>
          </table:table-cell>
          <table:table-cell office:value-type="float" office:value="1.27616" calcext:value-type="float">
            <text:p>1.27616</text:p>
          </table:table-cell>
          <table:table-cell office:value-type="float" office:value="0.000804711" calcext:value-type="float">
            <text:p>0.000804711</text:p>
          </table:table-cell>
          <table:table-cell/>
          <table:table-cell office:value-type="float" office:value="33.0708" calcext:value-type="float">
            <text:p>33.0708</text:p>
          </table:table-cell>
          <table:table-cell office:value-type="float" office:value="1.31038" calcext:value-type="float">
            <text:p>1.31038</text:p>
          </table:table-cell>
          <table:table-cell office:value-type="float" office:value="0.000795414" calcext:value-type="float">
            <text:p>0.000795414</text:p>
          </table:table-cell>
          <table:table-cell/>
          <table:table-cell office:value-type="float" office:value="33.1415" calcext:value-type="float">
            <text:p>33.1415</text:p>
          </table:table-cell>
          <table:table-cell office:value-type="float" office:value="1.46533" calcext:value-type="float">
            <text:p>1.46533</text:p>
          </table:table-cell>
          <table:table-cell office:value-type="float" office:value="0.000824639" calcext:value-type="float">
            <text:p>0.000824639</text:p>
          </table:table-cell>
          <table:table-cell/>
          <table:table-cell office:value-type="float" office:value="33.7451" calcext:value-type="float">
            <text:p>33.7451</text:p>
          </table:table-cell>
          <table:table-cell office:value-type="float" office:value="1.32124" calcext:value-type="float">
            <text:p>1.32124</text:p>
          </table:table-cell>
          <table:table-cell office:value-type="float" office:value="0.00644386" calcext:value-type="float">
            <text:p>0.00644386</text:p>
          </table:table-cell>
          <table:table-cell/>
          <table:table-cell office:value-type="float" office:value="34.0083" calcext:value-type="float">
            <text:p>34.0083</text:p>
          </table:table-cell>
          <table:table-cell office:value-type="float" office:value="1.28701" calcext:value-type="float">
            <text:p>1.28701</text:p>
          </table:table-cell>
          <table:table-cell office:value-type="float" office:value="0.0584311" calcext:value-type="float">
            <text:p>0.0584311</text:p>
          </table:table-cell>
          <table:table-cell/>
          <table:table-cell office:value-type="float" office:value="35.0455" calcext:value-type="float">
            <text:p>35.0455</text:p>
          </table:table-cell>
          <table:table-cell office:value-type="float" office:value="1.1269" calcext:value-type="float">
            <text:p>1.1269</text:p>
          </table:table-cell>
          <table:table-cell office:value-type="float" office:value="0.581887" calcext:value-type="float">
            <text:p>0.58188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5291" calcext:value-type="float">
            <text:p>0.000485291</text:p>
          </table:table-cell>
          <table:table-cell/>
          <table:table-cell office:value-type="float" office:value="32.6399" calcext:value-type="float">
            <text:p>32.6399</text:p>
          </table:table-cell>
          <table:table-cell office:value-type="float" office:value="1.14491" calcext:value-type="float">
            <text:p>1.14491</text:p>
          </table:table-cell>
          <table:table-cell office:value-type="float" office:value="0.000797548" calcext:value-type="float">
            <text:p>0.000797548</text:p>
          </table:table-cell>
          <table:table-cell/>
          <table:table-cell office:value-type="float" office:value="31.4072" calcext:value-type="float">
            <text:p>31.4072</text:p>
          </table:table-cell>
          <table:table-cell office:value-type="float" office:value="1.4571" calcext:value-type="float">
            <text:p>1.4571</text:p>
          </table:table-cell>
          <table:table-cell office:value-type="float" office:value="0.000797868" calcext:value-type="float">
            <text:p>0.000797868</text:p>
          </table:table-cell>
          <table:table-cell/>
          <table:table-cell office:value-type="float" office:value="34.2322" calcext:value-type="float">
            <text:p>34.2322</text:p>
          </table:table-cell>
          <table:table-cell office:value-type="float" office:value="1.17812" calcext:value-type="float">
            <text:p>1.17812</text:p>
          </table:table-cell>
          <table:table-cell office:value-type="float" office:value="0.000829318" calcext:value-type="float">
            <text:p>0.000829318</text:p>
          </table:table-cell>
          <table:table-cell/>
          <table:table-cell office:value-type="float" office:value="33.0814" calcext:value-type="float">
            <text:p>33.0814</text:p>
          </table:table-cell>
          <table:table-cell office:value-type="float" office:value="1.24901" calcext:value-type="float">
            <text:p>1.24901</text:p>
          </table:table-cell>
          <table:table-cell office:value-type="float" office:value="0.006377" calcext:value-type="float">
            <text:p>0.006377</text:p>
          </table:table-cell>
          <table:table-cell/>
          <table:table-cell office:value-type="float" office:value="34.9995" calcext:value-type="float">
            <text:p>34.9995</text:p>
          </table:table-cell>
          <table:table-cell office:value-type="float" office:value="1.10605" calcext:value-type="float">
            <text:p>1.10605</text:p>
          </table:table-cell>
          <table:table-cell office:value-type="float" office:value="0.0585262" calcext:value-type="float">
            <text:p>0.0585262</text:p>
          </table:table-cell>
          <table:table-cell/>
          <table:table-cell office:value-type="float" office:value="33.4739" calcext:value-type="float">
            <text:p>33.4739</text:p>
          </table:table-cell>
          <table:table-cell office:value-type="float" office:value="1.3007" calcext:value-type="float">
            <text:p>1.3007</text:p>
          </table:table-cell>
          <table:table-cell office:value-type="float" office:value="0.799717" calcext:value-type="float">
            <text:p>0.79971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066" calcext:value-type="float">
            <text:p>0.000472066</text:p>
          </table:table-cell>
          <table:table-cell/>
          <table:table-cell office:value-type="float" office:value="32.2349" calcext:value-type="float">
            <text:p>32.2349</text:p>
          </table:table-cell>
          <table:table-cell office:value-type="float" office:value="1.21153" calcext:value-type="float">
            <text:p>1.21153</text:p>
          </table:table-cell>
          <table:table-cell office:value-type="float" office:value="0.000795474" calcext:value-type="float">
            <text:p>0.000795474</text:p>
          </table:table-cell>
          <table:table-cell/>
          <table:table-cell office:value-type="float" office:value="32.6255" calcext:value-type="float">
            <text:p>32.6255</text:p>
          </table:table-cell>
          <table:table-cell office:value-type="float" office:value="1.3392" calcext:value-type="float">
            <text:p>1.3392</text:p>
          </table:table-cell>
          <table:table-cell office:value-type="float" office:value="0.000789172" calcext:value-type="float">
            <text:p>0.000789172</text:p>
          </table:table-cell>
          <table:table-cell/>
          <table:table-cell office:value-type="float" office:value="31.8452" calcext:value-type="float">
            <text:p>31.8452</text:p>
          </table:table-cell>
          <table:table-cell office:value-type="float" office:value="1.28477" calcext:value-type="float">
            <text:p>1.28477</text:p>
          </table:table-cell>
          <table:table-cell office:value-type="float" office:value="0.000818598" calcext:value-type="float">
            <text:p>0.000818598</text:p>
          </table:table-cell>
          <table:table-cell/>
          <table:table-cell office:value-type="float" office:value="34.7691" calcext:value-type="float">
            <text:p>34.7691</text:p>
          </table:table-cell>
          <table:table-cell office:value-type="float" office:value="1.15039" calcext:value-type="float">
            <text:p>1.15039</text:p>
          </table:table-cell>
          <table:table-cell office:value-type="float" office:value="0.00658314" calcext:value-type="float">
            <text:p>0.00658314</text:p>
          </table:table-cell>
          <table:table-cell/>
          <table:table-cell office:value-type="float" office:value="32.8711" calcext:value-type="float">
            <text:p>32.8711</text:p>
          </table:table-cell>
          <table:table-cell office:value-type="float" office:value="1.43121" calcext:value-type="float">
            <text:p>1.43121</text:p>
          </table:table-cell>
          <table:table-cell office:value-type="float" office:value="0.0574211" calcext:value-type="float">
            <text:p>0.0574211</text:p>
          </table:table-cell>
          <table:table-cell/>
          <table:table-cell office:value-type="float" office:value="33.214" calcext:value-type="float">
            <text:p>33.214</text:p>
          </table:table-cell>
          <table:table-cell office:value-type="float" office:value="1.33477" calcext:value-type="float">
            <text:p>1.33477</text:p>
          </table:table-cell>
          <table:table-cell office:value-type="float" office:value="0.85058" calcext:value-type="float">
            <text:p>0.8505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1063" calcext:value-type="float">
            <text:p>0.000481063</text:p>
          </table:table-cell>
          <table:table-cell/>
          <table:table-cell office:value-type="float" office:value="31.1216" calcext:value-type="float">
            <text:p>31.1216</text:p>
          </table:table-cell>
          <table:table-cell office:value-type="float" office:value="1.35865" calcext:value-type="float">
            <text:p>1.35865</text:p>
          </table:table-cell>
          <table:table-cell office:value-type="float" office:value="0.000801746" calcext:value-type="float">
            <text:p>0.000801746</text:p>
          </table:table-cell>
          <table:table-cell/>
          <table:table-cell office:value-type="float" office:value="30.6135" calcext:value-type="float">
            <text:p>30.6135</text:p>
          </table:table-cell>
          <table:table-cell office:value-type="float" office:value="1.44385" calcext:value-type="float">
            <text:p>1.44385</text:p>
          </table:table-cell>
          <table:table-cell office:value-type="float" office:value="0.000794472" calcext:value-type="float">
            <text:p>0.000794472</text:p>
          </table:table-cell>
          <table:table-cell/>
          <table:table-cell office:value-type="float" office:value="33.9961" calcext:value-type="float">
            <text:p>33.9961</text:p>
          </table:table-cell>
          <table:table-cell office:value-type="float" office:value="1.08858" calcext:value-type="float">
            <text:p>1.08858</text:p>
          </table:table-cell>
          <table:table-cell office:value-type="float" office:value="0.000818557" calcext:value-type="float">
            <text:p>0.000818557</text:p>
          </table:table-cell>
          <table:table-cell/>
          <table:table-cell office:value-type="float" office:value="34.904" calcext:value-type="float">
            <text:p>34.904</text:p>
          </table:table-cell>
          <table:table-cell office:value-type="float" office:value="1.19668" calcext:value-type="float">
            <text:p>1.19668</text:p>
          </table:table-cell>
          <table:table-cell office:value-type="float" office:value="0.00649449" calcext:value-type="float">
            <text:p>0.00649449</text:p>
          </table:table-cell>
          <table:table-cell/>
          <table:table-cell office:value-type="float" office:value="33.0243" calcext:value-type="float">
            <text:p>33.0243</text:p>
          </table:table-cell>
          <table:table-cell office:value-type="float" office:value="1.3243" calcext:value-type="float">
            <text:p>1.3243</text:p>
          </table:table-cell>
          <table:table-cell office:value-type="float" office:value="0.0580252" calcext:value-type="float">
            <text:p>0.0580252</text:p>
          </table:table-cell>
          <table:table-cell/>
          <table:table-cell office:value-type="float" office:value="34.6712" calcext:value-type="float">
            <text:p>34.6712</text:p>
          </table:table-cell>
          <table:table-cell office:value-type="float" office:value="1.17761" calcext:value-type="float">
            <text:p>1.17761</text:p>
          </table:table-cell>
          <table:table-cell office:value-type="float" office:value="0.573324" calcext:value-type="float">
            <text:p>0.57332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347" calcext:value-type="float">
            <text:p>0.000472347</text:p>
          </table:table-cell>
          <table:table-cell/>
          <table:table-cell office:value-type="float" office:value="32.8102" calcext:value-type="float">
            <text:p>32.8102</text:p>
          </table:table-cell>
          <table:table-cell office:value-type="float" office:value="1.21812" calcext:value-type="float">
            <text:p>1.21812</text:p>
          </table:table-cell>
          <table:table-cell office:value-type="float" office:value="0.000796496" calcext:value-type="float">
            <text:p>0.000796496</text:p>
          </table:table-cell>
          <table:table-cell/>
          <table:table-cell office:value-type="float" office:value="34.2412" calcext:value-type="float">
            <text:p>34.2412</text:p>
          </table:table-cell>
          <table:table-cell office:value-type="float" office:value="1.12806" calcext:value-type="float">
            <text:p>1.12806</text:p>
          </table:table-cell>
          <table:table-cell office:value-type="float" office:value="0.000799151" calcext:value-type="float">
            <text:p>0.000799151</text:p>
          </table:table-cell>
          <table:table-cell/>
          <table:table-cell office:value-type="float" office:value="33.6702" calcext:value-type="float">
            <text:p>33.6702</text:p>
          </table:table-cell>
          <table:table-cell office:value-type="float" office:value="1.28879" calcext:value-type="float">
            <text:p>1.28879</text:p>
          </table:table-cell>
          <table:table-cell office:value-type="float" office:value="0.000837493" calcext:value-type="float">
            <text:p>0.000837493</text:p>
          </table:table-cell>
          <table:table-cell/>
          <table:table-cell office:value-type="float" office:value="33.4952" calcext:value-type="float">
            <text:p>33.4952</text:p>
          </table:table-cell>
          <table:table-cell office:value-type="float" office:value="1.27739" calcext:value-type="float">
            <text:p>1.27739</text:p>
          </table:table-cell>
          <table:table-cell office:value-type="float" office:value="0.00638179" calcext:value-type="float">
            <text:p>0.00638179</text:p>
          </table:table-cell>
          <table:table-cell/>
          <table:table-cell office:value-type="float" office:value="35.152" calcext:value-type="float">
            <text:p>35.152</text:p>
          </table:table-cell>
          <table:table-cell office:value-type="float" office:value="1.19895" calcext:value-type="float">
            <text:p>1.19895</text:p>
          </table:table-cell>
          <table:table-cell office:value-type="float" office:value="0.0584094" calcext:value-type="float">
            <text:p>0.0584094</text:p>
          </table:table-cell>
          <table:table-cell/>
          <table:table-cell office:value-type="float" office:value="34.8052" calcext:value-type="float">
            <text:p>34.8052</text:p>
          </table:table-cell>
          <table:table-cell office:value-type="float" office:value="1.27545" calcext:value-type="float">
            <text:p>1.27545</text:p>
          </table:table-cell>
          <table:table-cell office:value-type="float" office:value="0.580501" calcext:value-type="float">
            <text:p>0.580501</text:p>
          </table:table-cell>
        </table:table-row>
        <table:table-row table:style-name="ro1">
          <table:table-cell office:value-type="float" office:value="0.03998" calcext:value-type="float">
            <text:p>0.03998</text:p>
          </table:table-cell>
          <table:table-cell office:value-type="float" office:value="0" calcext:value-type="float">
            <text:p>0</text:p>
          </table:table-cell>
          <table:table-cell office:value-type="float" office:value="0.000471787" calcext:value-type="float">
            <text:p>0.000471787</text:p>
          </table:table-cell>
          <table:table-cell/>
          <table:table-cell office:value-type="float" office:value="31.7766" calcext:value-type="float">
            <text:p>31.7766</text:p>
          </table:table-cell>
          <table:table-cell office:value-type="float" office:value="1.2655" calcext:value-type="float">
            <text:p>1.2655</text:p>
          </table:table-cell>
          <table:table-cell office:value-type="float" office:value="0.000800754" calcext:value-type="float">
            <text:p>0.000800754</text:p>
          </table:table-cell>
          <table:table-cell/>
          <table:table-cell office:value-type="float" office:value="33.789" calcext:value-type="float">
            <text:p>33.789</text:p>
          </table:table-cell>
          <table:table-cell office:value-type="float" office:value="1.20312" calcext:value-type="float">
            <text:p>1.20312</text:p>
          </table:table-cell>
          <table:table-cell office:value-type="float" office:value="0.000794242" calcext:value-type="float">
            <text:p>0.000794242</text:p>
          </table:table-cell>
          <table:table-cell/>
          <table:table-cell office:value-type="float" office:value="32.8592" calcext:value-type="float">
            <text:p>32.8592</text:p>
          </table:table-cell>
          <table:table-cell office:value-type="float" office:value="1.29388" calcext:value-type="float">
            <text:p>1.29388</text:p>
          </table:table-cell>
          <table:table-cell office:value-type="float" office:value="0.00082022" calcext:value-type="float">
            <text:p>0.00082022</text:p>
          </table:table-cell>
          <table:table-cell/>
          <table:table-cell office:value-type="float" office:value="31.6793" calcext:value-type="float">
            <text:p>31.6793</text:p>
          </table:table-cell>
          <table:table-cell office:value-type="float" office:value="1.45632" calcext:value-type="float">
            <text:p>1.45632</text:p>
          </table:table-cell>
          <table:table-cell office:value-type="float" office:value="0.00642688" calcext:value-type="float">
            <text:p>0.00642688</text:p>
          </table:table-cell>
          <table:table-cell/>
          <table:table-cell office:value-type="float" office:value="33.6251" calcext:value-type="float">
            <text:p>33.6251</text:p>
          </table:table-cell>
          <table:table-cell office:value-type="float" office:value="1.27957" calcext:value-type="float">
            <text:p>1.27957</text:p>
          </table:table-cell>
          <table:table-cell office:value-type="float" office:value="0.057482" calcext:value-type="float">
            <text:p>0.057482</text:p>
          </table:table-cell>
          <table:table-cell/>
          <table:table-cell office:value-type="float" office:value="33.225" calcext:value-type="float">
            <text:p>33.225</text:p>
          </table:table-cell>
          <table:table-cell office:value-type="float" office:value="1.3412" calcext:value-type="float">
            <text:p>1.3412</text:p>
          </table:table-cell>
          <table:table-cell office:value-type="float" office:value="0.570009" calcext:value-type="float">
            <text:p>0.57000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588" calcext:value-type="float">
            <text:p>0.000472588</text:p>
          </table:table-cell>
          <table:table-cell/>
          <table:table-cell office:value-type="float" office:value="31.3967" calcext:value-type="float">
            <text:p>31.3967</text:p>
          </table:table-cell>
          <table:table-cell office:value-type="float" office:value="1.33176" calcext:value-type="float">
            <text:p>1.33176</text:p>
          </table:table-cell>
          <table:table-cell office:value-type="float" office:value="0.000802427" calcext:value-type="float">
            <text:p>0.000802427</text:p>
          </table:table-cell>
          <table:table-cell/>
          <table:table-cell office:value-type="float" office:value="31.9869" calcext:value-type="float">
            <text:p>31.9869</text:p>
          </table:table-cell>
          <table:table-cell office:value-type="float" office:value="1.28028" calcext:value-type="float">
            <text:p>1.28028</text:p>
          </table:table-cell>
          <table:table-cell office:value-type="float" office:value="0.000799161" calcext:value-type="float">
            <text:p>0.000799161</text:p>
          </table:table-cell>
          <table:table-cell/>
          <table:table-cell office:value-type="float" office:value="33.8238" calcext:value-type="float">
            <text:p>33.8238</text:p>
          </table:table-cell>
          <table:table-cell office:value-type="float" office:value="1.23917" calcext:value-type="float">
            <text:p>1.23917</text:p>
          </table:table-cell>
          <table:table-cell office:value-type="float" office:value="0.000839507" calcext:value-type="float">
            <text:p>0.000839507</text:p>
          </table:table-cell>
          <table:table-cell/>
          <table:table-cell office:value-type="float" office:value="34.0064" calcext:value-type="float">
            <text:p>34.0064</text:p>
          </table:table-cell>
          <table:table-cell office:value-type="float" office:value="1.3129" calcext:value-type="float">
            <text:p>1.3129</text:p>
          </table:table-cell>
          <table:table-cell office:value-type="float" office:value="0.0064449" calcext:value-type="float">
            <text:p>0.0064449</text:p>
          </table:table-cell>
          <table:table-cell/>
          <table:table-cell office:value-type="float" office:value="32.9715" calcext:value-type="float">
            <text:p>32.9715</text:p>
          </table:table-cell>
          <table:table-cell office:value-type="float" office:value="1.1622" calcext:value-type="float">
            <text:p>1.1622</text:p>
          </table:table-cell>
          <table:table-cell office:value-type="float" office:value="0.0580058" calcext:value-type="float">
            <text:p>0.0580058</text:p>
          </table:table-cell>
          <table:table-cell/>
          <table:table-cell office:value-type="float" office:value="33.4545" calcext:value-type="float">
            <text:p>33.4545</text:p>
          </table:table-cell>
          <table:table-cell office:value-type="float" office:value="1.34119" calcext:value-type="float">
            <text:p>1.34119</text:p>
          </table:table-cell>
          <table:table-cell office:value-type="float" office:value="0.655084" calcext:value-type="float">
            <text:p>0.655084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82246" calcext:value-type="float">
            <text:p>0.000482246</text:p>
          </table:table-cell>
          <table:table-cell/>
          <table:table-cell office:value-type="float" office:value="31.8196" calcext:value-type="float">
            <text:p>31.8196</text:p>
          </table:table-cell>
          <table:table-cell office:value-type="float" office:value="1.21835" calcext:value-type="float">
            <text:p>1.21835</text:p>
          </table:table-cell>
          <table:table-cell office:value-type="float" office:value="0.000796536" calcext:value-type="float">
            <text:p>0.000796536</text:p>
          </table:table-cell>
          <table:table-cell/>
          <table:table-cell office:value-type="float" office:value="31.2499" calcext:value-type="float">
            <text:p>31.2499</text:p>
          </table:table-cell>
          <table:table-cell office:value-type="float" office:value="1.40525" calcext:value-type="float">
            <text:p>1.40525</text:p>
          </table:table-cell>
          <table:table-cell office:value-type="float" office:value="0.000791537" calcext:value-type="float">
            <text:p>0.000791537</text:p>
          </table:table-cell>
          <table:table-cell/>
          <table:table-cell office:value-type="float" office:value="32.5675" calcext:value-type="float">
            <text:p>32.5675</text:p>
          </table:table-cell>
          <table:table-cell office:value-type="float" office:value="1.32602" calcext:value-type="float">
            <text:p>1.32602</text:p>
          </table:table-cell>
          <table:table-cell office:value-type="float" office:value="0.000815121" calcext:value-type="float">
            <text:p>0.000815121</text:p>
          </table:table-cell>
          <table:table-cell/>
          <table:table-cell office:value-type="float" office:value="33.9837" calcext:value-type="float">
            <text:p>33.9837</text:p>
          </table:table-cell>
          <table:table-cell office:value-type="float" office:value="1.2776" calcext:value-type="float">
            <text:p>1.2776</text:p>
          </table:table-cell>
          <table:table-cell office:value-type="float" office:value="0.00648733" calcext:value-type="float">
            <text:p>0.00648733</text:p>
          </table:table-cell>
          <table:table-cell/>
          <table:table-cell office:value-type="float" office:value="34.1006" calcext:value-type="float">
            <text:p>34.1006</text:p>
          </table:table-cell>
          <table:table-cell office:value-type="float" office:value="1.21956" calcext:value-type="float">
            <text:p>1.21956</text:p>
          </table:table-cell>
          <table:table-cell office:value-type="float" office:value="0.0584396" calcext:value-type="float">
            <text:p>0.0584396</text:p>
          </table:table-cell>
          <table:table-cell/>
          <table:table-cell office:value-type="float" office:value="33.771" calcext:value-type="float">
            <text:p>33.771</text:p>
          </table:table-cell>
          <table:table-cell office:value-type="float" office:value="1.2374" calcext:value-type="float">
            <text:p>1.2374</text:p>
          </table:table-cell>
          <table:table-cell office:value-type="float" office:value="0.734042" calcext:value-type="float">
            <text:p>0.73404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691" calcext:value-type="float">
            <text:p>0.000468691</text:p>
          </table:table-cell>
          <table:table-cell/>
          <table:table-cell office:value-type="float" office:value="31.7091" calcext:value-type="float">
            <text:p>31.7091</text:p>
          </table:table-cell>
          <table:table-cell office:value-type="float" office:value="1.23443" calcext:value-type="float">
            <text:p>1.23443</text:p>
          </table:table-cell>
          <table:table-cell office:value-type="float" office:value="0.000801545" calcext:value-type="float">
            <text:p>0.000801545</text:p>
          </table:table-cell>
          <table:table-cell/>
          <table:table-cell office:value-type="float" office:value="32.195" calcext:value-type="float">
            <text:p>32.195</text:p>
          </table:table-cell>
          <table:table-cell office:value-type="float" office:value="1.27935" calcext:value-type="float">
            <text:p>1.27935</text:p>
          </table:table-cell>
          <table:table-cell office:value-type="float" office:value="0.000794692" calcext:value-type="float">
            <text:p>0.000794692</text:p>
          </table:table-cell>
          <table:table-cell/>
          <table:table-cell office:value-type="float" office:value="33.0251" calcext:value-type="float">
            <text:p>33.0251</text:p>
          </table:table-cell>
          <table:table-cell office:value-type="float" office:value="1.39885" calcext:value-type="float">
            <text:p>1.39885</text:p>
          </table:table-cell>
          <table:table-cell office:value-type="float" office:value="0.000826523" calcext:value-type="float">
            <text:p>0.000826523</text:p>
          </table:table-cell>
          <table:table-cell/>
          <table:table-cell office:value-type="float" office:value="33.2615" calcext:value-type="float">
            <text:p>33.2615</text:p>
          </table:table-cell>
          <table:table-cell office:value-type="float" office:value="1.32601" calcext:value-type="float">
            <text:p>1.32601</text:p>
          </table:table-cell>
          <table:table-cell office:value-type="float" office:value="0.00654523" calcext:value-type="float">
            <text:p>0.00654523</text:p>
          </table:table-cell>
          <table:table-cell/>
          <table:table-cell office:value-type="float" office:value="34.1644" calcext:value-type="float">
            <text:p>34.1644</text:p>
          </table:table-cell>
          <table:table-cell office:value-type="float" office:value="1.24695" calcext:value-type="float">
            <text:p>1.24695</text:p>
          </table:table-cell>
          <table:table-cell office:value-type="float" office:value="0.0592215" calcext:value-type="float">
            <text:p>0.0592215</text:p>
          </table:table-cell>
          <table:table-cell/>
          <table:table-cell office:value-type="float" office:value="32.5114" calcext:value-type="float">
            <text:p>32.5114</text:p>
          </table:table-cell>
          <table:table-cell office:value-type="float" office:value="1.31057" calcext:value-type="float">
            <text:p>1.31057</text:p>
          </table:table-cell>
          <table:table-cell office:value-type="float" office:value="0.90696" calcext:value-type="float">
            <text:p>0.9069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8148" calcext:value-type="float">
            <text:p>0.000478148</text:p>
          </table:table-cell>
          <table:table-cell/>
          <table:table-cell office:value-type="float" office:value="32.2261" calcext:value-type="float">
            <text:p>32.2261</text:p>
          </table:table-cell>
          <table:table-cell office:value-type="float" office:value="1.26504" calcext:value-type="float">
            <text:p>1.26504</text:p>
          </table:table-cell>
          <table:table-cell office:value-type="float" office:value="0.000802768" calcext:value-type="float">
            <text:p>0.000802768</text:p>
          </table:table-cell>
          <table:table-cell/>
          <table:table-cell office:value-type="float" office:value="33.5363" calcext:value-type="float">
            <text:p>33.5363</text:p>
          </table:table-cell>
          <table:table-cell office:value-type="float" office:value="1.19625" calcext:value-type="float">
            <text:p>1.19625</text:p>
          </table:table-cell>
          <table:table-cell office:value-type="float" office:value="0.000795704" calcext:value-type="float">
            <text:p>0.000795704</text:p>
          </table:table-cell>
          <table:table-cell/>
          <table:table-cell office:value-type="float" office:value="31.6138" calcext:value-type="float">
            <text:p>31.6138</text:p>
          </table:table-cell>
          <table:table-cell office:value-type="float" office:value="1.45504" calcext:value-type="float">
            <text:p>1.45504</text:p>
          </table:table-cell>
          <table:table-cell office:value-type="float" office:value="0.000824458" calcext:value-type="float">
            <text:p>0.000824458</text:p>
          </table:table-cell>
          <table:table-cell/>
          <table:table-cell office:value-type="float" office:value="34.4432" calcext:value-type="float">
            <text:p>34.4432</text:p>
          </table:table-cell>
          <table:table-cell office:value-type="float" office:value="1.22343" calcext:value-type="float">
            <text:p>1.22343</text:p>
          </table:table-cell>
          <table:table-cell office:value-type="float" office:value="0.00654587" calcext:value-type="float">
            <text:p>0.00654587</text:p>
          </table:table-cell>
          <table:table-cell/>
          <table:table-cell office:value-type="float" office:value="33.0322" calcext:value-type="float">
            <text:p>33.0322</text:p>
          </table:table-cell>
          <table:table-cell office:value-type="float" office:value="1.4154" calcext:value-type="float">
            <text:p>1.4154</text:p>
          </table:table-cell>
          <table:table-cell office:value-type="float" office:value="0.0573724" calcext:value-type="float">
            <text:p>0.0573724</text:p>
          </table:table-cell>
          <table:table-cell/>
          <table:table-cell office:value-type="float" office:value="33.7397" calcext:value-type="float">
            <text:p>33.7397</text:p>
          </table:table-cell>
          <table:table-cell office:value-type="float" office:value="1.28058" calcext:value-type="float">
            <text:p>1.28058</text:p>
          </table:table-cell>
          <table:table-cell office:value-type="float" office:value="0.70288" calcext:value-type="float">
            <text:p>0.7028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768" calcext:value-type="float">
            <text:p>0.000472768</text:p>
          </table:table-cell>
          <table:table-cell/>
          <table:table-cell office:value-type="float" office:value="31.2012" calcext:value-type="float">
            <text:p>31.2012</text:p>
          </table:table-cell>
          <table:table-cell office:value-type="float" office:value="1.45052" calcext:value-type="float">
            <text:p>1.45052</text:p>
          </table:table-cell>
          <table:table-cell office:value-type="float" office:value="0.000804861" calcext:value-type="float">
            <text:p>0.000804861</text:p>
          </table:table-cell>
          <table:table-cell/>
          <table:table-cell office:value-type="float" office:value="32.2033" calcext:value-type="float">
            <text:p>32.2033</text:p>
          </table:table-cell>
          <table:table-cell office:value-type="float" office:value="1.21478" calcext:value-type="float">
            <text:p>1.21478</text:p>
          </table:table-cell>
          <table:table-cell office:value-type="float" office:value="0.000795234" calcext:value-type="float">
            <text:p>0.000795234</text:p>
          </table:table-cell>
          <table:table-cell/>
          <table:table-cell office:value-type="float" office:value="31.181" calcext:value-type="float">
            <text:p>31.181</text:p>
          </table:table-cell>
          <table:table-cell office:value-type="float" office:value="1.4388" calcext:value-type="float">
            <text:p>1.4388</text:p>
          </table:table-cell>
          <table:table-cell office:value-type="float" office:value="0.000826322" calcext:value-type="float">
            <text:p>0.000826322</text:p>
          </table:table-cell>
          <table:table-cell/>
          <table:table-cell office:value-type="float" office:value="32.9182" calcext:value-type="float">
            <text:p>32.9182</text:p>
          </table:table-cell>
          <table:table-cell office:value-type="float" office:value="1.36126" calcext:value-type="float">
            <text:p>1.36126</text:p>
          </table:table-cell>
          <table:table-cell office:value-type="float" office:value="0.00643064" calcext:value-type="float">
            <text:p>0.00643064</text:p>
          </table:table-cell>
          <table:table-cell/>
          <table:table-cell office:value-type="float" office:value="32.6088" calcext:value-type="float">
            <text:p>32.6088</text:p>
          </table:table-cell>
          <table:table-cell office:value-type="float" office:value="1.32225" calcext:value-type="float">
            <text:p>1.32225</text:p>
          </table:table-cell>
          <table:table-cell office:value-type="float" office:value="0.0575118" calcext:value-type="float">
            <text:p>0.0575118</text:p>
          </table:table-cell>
          <table:table-cell/>
          <table:table-cell office:value-type="float" office:value="32.7872" calcext:value-type="float">
            <text:p>32.7872</text:p>
          </table:table-cell>
          <table:table-cell office:value-type="float" office:value="1.36615" calcext:value-type="float">
            <text:p>1.36615</text:p>
          </table:table-cell>
          <table:table-cell office:value-type="float" office:value="0.579124" calcext:value-type="float">
            <text:p>0.57912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7196" calcext:value-type="float">
            <text:p>0.000477196</text:p>
          </table:table-cell>
          <table:table-cell/>
          <table:table-cell office:value-type="float" office:value="32.0488" calcext:value-type="float">
            <text:p>32.0488</text:p>
          </table:table-cell>
          <table:table-cell office:value-type="float" office:value="1.23415" calcext:value-type="float">
            <text:p>1.23415</text:p>
          </table:table-cell>
          <table:table-cell office:value-type="float" office:value="0.000801315" calcext:value-type="float">
            <text:p>0.000801315</text:p>
          </table:table-cell>
          <table:table-cell/>
          <table:table-cell office:value-type="float" office:value="32.1984" calcext:value-type="float">
            <text:p>32.1984</text:p>
          </table:table-cell>
          <table:table-cell office:value-type="float" office:value="1.17153" calcext:value-type="float">
            <text:p>1.17153</text:p>
          </table:table-cell>
          <table:table-cell office:value-type="float" office:value="0.000799181" calcext:value-type="float">
            <text:p>0.000799181</text:p>
          </table:table-cell>
          <table:table-cell/>
          <table:table-cell office:value-type="float" office:value="32.0497" calcext:value-type="float">
            <text:p>32.0497</text:p>
          </table:table-cell>
          <table:table-cell office:value-type="float" office:value="1.39015" calcext:value-type="float">
            <text:p>1.39015</text:p>
          </table:table-cell>
          <table:table-cell office:value-type="float" office:value="0.000820752" calcext:value-type="float">
            <text:p>0.000820752</text:p>
          </table:table-cell>
          <table:table-cell/>
          <table:table-cell office:value-type="float" office:value="32.2313" calcext:value-type="float">
            <text:p>32.2313</text:p>
          </table:table-cell>
          <table:table-cell office:value-type="float" office:value="1.38293" calcext:value-type="float">
            <text:p>1.38293</text:p>
          </table:table-cell>
          <table:table-cell office:value-type="float" office:value="0.00636197" calcext:value-type="float">
            <text:p>0.00636197</text:p>
          </table:table-cell>
          <table:table-cell/>
          <table:table-cell office:value-type="float" office:value="35.0738" calcext:value-type="float">
            <text:p>35.0738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591333" calcext:value-type="float">
            <text:p>0.0591333</text:p>
          </table:table-cell>
          <table:table-cell/>
          <table:table-cell office:value-type="float" office:value="33.3475" calcext:value-type="float">
            <text:p>33.3475</text:p>
          </table:table-cell>
          <table:table-cell office:value-type="float" office:value="1.32183" calcext:value-type="float">
            <text:p>1.32183</text:p>
          </table:table-cell>
          <table:table-cell office:value-type="float" office:value="0.579178" calcext:value-type="float">
            <text:p>0.57917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126" calcext:value-type="float">
            <text:p>0.000472126</text:p>
          </table:table-cell>
          <table:table-cell/>
          <table:table-cell office:value-type="float" office:value="30.0107" calcext:value-type="float">
            <text:p>30.0107</text:p>
          </table:table-cell>
          <table:table-cell office:value-type="float" office:value="1.45768" calcext:value-type="float">
            <text:p>1.45768</text:p>
          </table:table-cell>
          <table:table-cell office:value-type="float" office:value="0.000800293" calcext:value-type="float">
            <text:p>0.000800293</text:p>
          </table:table-cell>
          <table:table-cell/>
          <table:table-cell office:value-type="float" office:value="31.7402" calcext:value-type="float">
            <text:p>31.7402</text:p>
          </table:table-cell>
          <table:table-cell office:value-type="float" office:value="1.31889" calcext:value-type="float">
            <text:p>1.31889</text:p>
          </table:table-cell>
          <table:table-cell office:value-type="float" office:value="0.000794262" calcext:value-type="float">
            <text:p>0.000794262</text:p>
          </table:table-cell>
          <table:table-cell/>
          <table:table-cell office:value-type="float" office:value="34.156" calcext:value-type="float">
            <text:p>34.156</text:p>
          </table:table-cell>
          <table:table-cell office:value-type="float" office:value="1.15299" calcext:value-type="float">
            <text:p>1.15299</text:p>
          </table:table-cell>
          <table:table-cell office:value-type="float" office:value="0.000827454" calcext:value-type="float">
            <text:p>0.000827454</text:p>
          </table:table-cell>
          <table:table-cell/>
          <table:table-cell office:value-type="float" office:value="34.2145" calcext:value-type="float">
            <text:p>34.2145</text:p>
          </table:table-cell>
          <table:table-cell office:value-type="float" office:value="1.31395" calcext:value-type="float">
            <text:p>1.31395</text:p>
          </table:table-cell>
          <table:table-cell office:value-type="float" office:value="0.0065814" calcext:value-type="float">
            <text:p>0.0065814</text:p>
          </table:table-cell>
          <table:table-cell/>
          <table:table-cell office:value-type="float" office:value="32.7718" calcext:value-type="float">
            <text:p>32.7718</text:p>
          </table:table-cell>
          <table:table-cell office:value-type="float" office:value="1.32962" calcext:value-type="float">
            <text:p>1.32962</text:p>
          </table:table-cell>
          <table:table-cell office:value-type="float" office:value="0.0582758" calcext:value-type="float">
            <text:p>0.0582758</text:p>
          </table:table-cell>
          <table:table-cell/>
          <table:table-cell office:value-type="float" office:value="33.0869" calcext:value-type="float">
            <text:p>33.0869</text:p>
          </table:table-cell>
          <table:table-cell office:value-type="float" office:value="1.37168" calcext:value-type="float">
            <text:p>1.37168</text:p>
          </table:table-cell>
          <table:table-cell office:value-type="float" office:value="0.587627" calcext:value-type="float">
            <text:p>0.58762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716" calcext:value-type="float">
            <text:p>0.000471716</text:p>
          </table:table-cell>
          <table:table-cell/>
          <table:table-cell office:value-type="float" office:value="33.18" calcext:value-type="float">
            <text:p>33.18</text:p>
          </table:table-cell>
          <table:table-cell office:value-type="float" office:value="1.06136" calcext:value-type="float">
            <text:p>1.06136</text:p>
          </table:table-cell>
          <table:table-cell office:value-type="float" office:value="0.000803039" calcext:value-type="float">
            <text:p>0.000803039</text:p>
          </table:table-cell>
          <table:table-cell/>
          <table:table-cell office:value-type="float" office:value="32.0813" calcext:value-type="float">
            <text:p>32.0813</text:p>
          </table:table-cell>
          <table:table-cell office:value-type="float" office:value="1.27102" calcext:value-type="float">
            <text:p>1.27102</text:p>
          </table:table-cell>
          <table:table-cell office:value-type="float" office:value="0.000796115" calcext:value-type="float">
            <text:p>0.000796115</text:p>
          </table:table-cell>
          <table:table-cell/>
          <table:table-cell office:value-type="float" office:value="33.1011" calcext:value-type="float">
            <text:p>33.1011</text:p>
          </table:table-cell>
          <table:table-cell office:value-type="float" office:value="1.27088" calcext:value-type="float">
            <text:p>1.27088</text:p>
          </table:table-cell>
          <table:table-cell office:value-type="float" office:value="0.000825" calcext:value-type="float">
            <text:p>0.000825</text:p>
          </table:table-cell>
          <table:table-cell/>
          <table:table-cell office:value-type="float" office:value="32.2991" calcext:value-type="float">
            <text:p>32.2991</text:p>
          </table:table-cell>
          <table:table-cell office:value-type="float" office:value="1.43344" calcext:value-type="float">
            <text:p>1.43344</text:p>
          </table:table-cell>
          <table:table-cell office:value-type="float" office:value="0.00635049" calcext:value-type="float">
            <text:p>0.00635049</text:p>
          </table:table-cell>
          <table:table-cell/>
          <table:table-cell office:value-type="float" office:value="35.0208" calcext:value-type="float">
            <text:p>35.0208</text:p>
          </table:table-cell>
          <table:table-cell office:value-type="float" office:value="1.24144" calcext:value-type="float">
            <text:p>1.24144</text:p>
          </table:table-cell>
          <table:table-cell office:value-type="float" office:value="0.0588828" calcext:value-type="float">
            <text:p>0.0588828</text:p>
          </table:table-cell>
          <table:table-cell/>
          <table:table-cell office:value-type="float" office:value="33.2571" calcext:value-type="float">
            <text:p>33.2571</text:p>
          </table:table-cell>
          <table:table-cell office:value-type="float" office:value="1.21123" calcext:value-type="float">
            <text:p>1.21123</text:p>
          </table:table-cell>
          <table:table-cell office:value-type="float" office:value="0.578098" calcext:value-type="float">
            <text:p>0.57809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959" calcext:value-type="float">
            <text:p>0.000467959</text:p>
          </table:table-cell>
          <table:table-cell/>
          <table:table-cell office:value-type="float" office:value="31.943" calcext:value-type="float">
            <text:p>31.943</text:p>
          </table:table-cell>
          <table:table-cell office:value-type="float" office:value="1.23666" calcext:value-type="float">
            <text:p>1.23666</text:p>
          </table:table-cell>
          <table:table-cell office:value-type="float" office:value="0.00079878" calcext:value-type="float">
            <text:p>0.00079878</text:p>
          </table:table-cell>
          <table:table-cell/>
          <table:table-cell office:value-type="float" office:value="32.5438" calcext:value-type="float">
            <text:p>32.5438</text:p>
          </table:table-cell>
          <table:table-cell office:value-type="float" office:value="1.29827" calcext:value-type="float">
            <text:p>1.29827</text:p>
          </table:table-cell>
          <table:table-cell office:value-type="float" office:value="0.000800103" calcext:value-type="float">
            <text:p>0.000800103</text:p>
          </table:table-cell>
          <table:table-cell/>
          <table:table-cell office:value-type="float" office:value="32.3065" calcext:value-type="float">
            <text:p>32.3065</text:p>
          </table:table-cell>
          <table:table-cell office:value-type="float" office:value="1.4343" calcext:value-type="float">
            <text:p>1.4343</text:p>
          </table:table-cell>
          <table:table-cell office:value-type="float" office:value="0.000822826" calcext:value-type="float">
            <text:p>0.000822826</text:p>
          </table:table-cell>
          <table:table-cell/>
          <table:table-cell office:value-type="float" office:value="33.8294" calcext:value-type="float">
            <text:p>33.8294</text:p>
          </table:table-cell>
          <table:table-cell office:value-type="float" office:value="1.37546" calcext:value-type="float">
            <text:p>1.37546</text:p>
          </table:table-cell>
          <table:table-cell office:value-type="float" office:value="0.00646322" calcext:value-type="float">
            <text:p>0.00646322</text:p>
          </table:table-cell>
          <table:table-cell/>
          <table:table-cell office:value-type="float" office:value="33.3988" calcext:value-type="float">
            <text:p>33.3988</text:p>
          </table:table-cell>
          <table:table-cell office:value-type="float" office:value="1.33302" calcext:value-type="float">
            <text:p>1.33302</text:p>
          </table:table-cell>
          <table:table-cell office:value-type="float" office:value="0.0588127" calcext:value-type="float">
            <text:p>0.0588127</text:p>
          </table:table-cell>
          <table:table-cell/>
          <table:table-cell office:value-type="float" office:value="33.3511" calcext:value-type="float">
            <text:p>33.3511</text:p>
          </table:table-cell>
          <table:table-cell office:value-type="float" office:value="1.31882" calcext:value-type="float">
            <text:p>1.31882</text:p>
          </table:table-cell>
          <table:table-cell office:value-type="float" office:value="0.579783" calcext:value-type="float">
            <text:p>0.57978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359" calcext:value-type="float">
            <text:p>0.000473359</text:p>
          </table:table-cell>
          <table:table-cell/>
          <table:table-cell office:value-type="float" office:value="31.6252" calcext:value-type="float">
            <text:p>31.6252</text:p>
          </table:table-cell>
          <table:table-cell office:value-type="float" office:value="1.27003" calcext:value-type="float">
            <text:p>1.27003</text:p>
          </table:table-cell>
          <table:table-cell office:value-type="float" office:value="0.00080903" calcext:value-type="float">
            <text:p>0.00080903</text:p>
          </table:table-cell>
          <table:table-cell/>
          <table:table-cell office:value-type="float" office:value="31.1841" calcext:value-type="float">
            <text:p>31.1841</text:p>
          </table:table-cell>
          <table:table-cell office:value-type="float" office:value="1.37294" calcext:value-type="float">
            <text:p>1.37294</text:p>
          </table:table-cell>
          <table:table-cell office:value-type="float" office:value="0.000792548" calcext:value-type="float">
            <text:p>0.000792548</text:p>
          </table:table-cell>
          <table:table-cell/>
          <table:table-cell office:value-type="float" office:value="33.3322" calcext:value-type="float">
            <text:p>33.3322</text:p>
          </table:table-cell>
          <table:table-cell office:value-type="float" office:value="1.15052" calcext:value-type="float">
            <text:p>1.15052</text:p>
          </table:table-cell>
          <table:table-cell office:value-type="float" office:value="0.000824619" calcext:value-type="float">
            <text:p>0.000824619</text:p>
          </table:table-cell>
          <table:table-cell/>
          <table:table-cell office:value-type="float" office:value="32.7894" calcext:value-type="float">
            <text:p>32.7894</text:p>
          </table:table-cell>
          <table:table-cell office:value-type="float" office:value="1.45699" calcext:value-type="float">
            <text:p>1.45699</text:p>
          </table:table-cell>
          <table:table-cell office:value-type="float" office:value="0.00643234" calcext:value-type="float">
            <text:p>0.00643234</text:p>
          </table:table-cell>
          <table:table-cell/>
          <table:table-cell office:value-type="float" office:value="32.9789" calcext:value-type="float">
            <text:p>32.9789</text:p>
          </table:table-cell>
          <table:table-cell office:value-type="float" office:value="1.20857" calcext:value-type="float">
            <text:p>1.20857</text:p>
          </table:table-cell>
          <table:table-cell office:value-type="float" office:value="0.0584218" calcext:value-type="float">
            <text:p>0.0584218</text:p>
          </table:table-cell>
          <table:table-cell/>
          <table:table-cell office:value-type="float" office:value="32.993" calcext:value-type="float">
            <text:p>32.993</text:p>
          </table:table-cell>
          <table:table-cell office:value-type="float" office:value="1.32755" calcext:value-type="float">
            <text:p>1.32755</text:p>
          </table:table-cell>
          <table:table-cell office:value-type="float" office:value="0.864652" calcext:value-type="float">
            <text:p>0.86465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424" calcext:value-type="float">
            <text:p>0.000470424</text:p>
          </table:table-cell>
          <table:table-cell/>
          <table:table-cell office:value-type="float" office:value="30.2821" calcext:value-type="float">
            <text:p>30.2821</text:p>
          </table:table-cell>
          <table:table-cell office:value-type="float" office:value="1.37636" calcext:value-type="float">
            <text:p>1.37636</text:p>
          </table:table-cell>
          <table:table-cell office:value-type="float" office:value="0.000804932" calcext:value-type="float">
            <text:p>0.000804932</text:p>
          </table:table-cell>
          <table:table-cell/>
          <table:table-cell office:value-type="float" office:value="32.2944" calcext:value-type="float">
            <text:p>32.2944</text:p>
          </table:table-cell>
          <table:table-cell office:value-type="float" office:value="1.40223" calcext:value-type="float">
            <text:p>1.40223</text:p>
          </table:table-cell>
          <table:table-cell office:value-type="float" office:value="0.000801375" calcext:value-type="float">
            <text:p>0.000801375</text:p>
          </table:table-cell>
          <table:table-cell/>
          <table:table-cell office:value-type="float" office:value="33.5322" calcext:value-type="float">
            <text:p>33.5322</text:p>
          </table:table-cell>
          <table:table-cell office:value-type="float" office:value="1.20594" calcext:value-type="float">
            <text:p>1.20594</text:p>
          </table:table-cell>
          <table:table-cell office:value-type="float" office:value="0.000826863" calcext:value-type="float">
            <text:p>0.000826863</text:p>
          </table:table-cell>
          <table:table-cell/>
          <table:table-cell office:value-type="float" office:value="33.3157" calcext:value-type="float">
            <text:p>33.3157</text:p>
          </table:table-cell>
          <table:table-cell office:value-type="float" office:value="1.29364" calcext:value-type="float">
            <text:p>1.29364</text:p>
          </table:table-cell>
          <table:table-cell office:value-type="float" office:value="0.00650216" calcext:value-type="float">
            <text:p>0.00650216</text:p>
          </table:table-cell>
          <table:table-cell/>
          <table:table-cell office:value-type="float" office:value="33.6107" calcext:value-type="float">
            <text:p>33.6107</text:p>
          </table:table-cell>
          <table:table-cell office:value-type="float" office:value="1.46725" calcext:value-type="float">
            <text:p>1.46725</text:p>
          </table:table-cell>
          <table:table-cell office:value-type="float" office:value="0.0585699" calcext:value-type="float">
            <text:p>0.0585699</text:p>
          </table:table-cell>
          <table:table-cell/>
          <table:table-cell office:value-type="float" office:value="34.6651" calcext:value-type="float">
            <text:p>34.6651</text:p>
          </table:table-cell>
          <table:table-cell office:value-type="float" office:value="1.16635" calcext:value-type="float">
            <text:p>1.16635</text:p>
          </table:table-cell>
          <table:table-cell office:value-type="float" office:value="0.911854" calcext:value-type="float">
            <text:p>0.91185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767" calcext:value-type="float">
            <text:p>0.000471767</text:p>
          </table:table-cell>
          <table:table-cell/>
          <table:table-cell office:value-type="float" office:value="31.5285" calcext:value-type="float">
            <text:p>31.5285</text:p>
          </table:table-cell>
          <table:table-cell office:value-type="float" office:value="1.22483" calcext:value-type="float">
            <text:p>1.22483</text:p>
          </table:table-cell>
          <table:table-cell office:value-type="float" office:value="0.000799682" calcext:value-type="float">
            <text:p>0.000799682</text:p>
          </table:table-cell>
          <table:table-cell/>
          <table:table-cell office:value-type="float" office:value="31.9032" calcext:value-type="float">
            <text:p>31.9032</text:p>
          </table:table-cell>
          <table:table-cell office:value-type="float" office:value="1.38692" calcext:value-type="float">
            <text:p>1.38692</text:p>
          </table:table-cell>
          <table:table-cell office:value-type="float" office:value="0.000791336" calcext:value-type="float">
            <text:p>0.000791336</text:p>
          </table:table-cell>
          <table:table-cell/>
          <table:table-cell office:value-type="float" office:value="33.5977" calcext:value-type="float">
            <text:p>33.5977</text:p>
          </table:table-cell>
          <table:table-cell office:value-type="float" office:value="1.2187" calcext:value-type="float">
            <text:p>1.2187</text:p>
          </table:table-cell>
          <table:table-cell office:value-type="float" office:value="0.000822445" calcext:value-type="float">
            <text:p>0.000822445</text:p>
          </table:table-cell>
          <table:table-cell/>
          <table:table-cell office:value-type="float" office:value="33.8621" calcext:value-type="float">
            <text:p>33.8621</text:p>
          </table:table-cell>
          <table:table-cell office:value-type="float" office:value="1.38706" calcext:value-type="float">
            <text:p>1.38706</text:p>
          </table:table-cell>
          <table:table-cell office:value-type="float" office:value="0.00655577" calcext:value-type="float">
            <text:p>0.00655577</text:p>
          </table:table-cell>
          <table:table-cell/>
          <table:table-cell office:value-type="float" office:value="33.9163" calcext:value-type="float">
            <text:p>33.9163</text:p>
          </table:table-cell>
          <table:table-cell office:value-type="float" office:value="1.23652" calcext:value-type="float">
            <text:p>1.23652</text:p>
          </table:table-cell>
          <table:table-cell office:value-type="float" office:value="0.0579242" calcext:value-type="float">
            <text:p>0.0579242</text:p>
          </table:table-cell>
          <table:table-cell/>
          <table:table-cell office:value-type="float" office:value="34.708" calcext:value-type="float">
            <text:p>34.708</text:p>
          </table:table-cell>
          <table:table-cell office:value-type="float" office:value="1.29258" calcext:value-type="float">
            <text:p>1.29258</text:p>
          </table:table-cell>
          <table:table-cell office:value-type="float" office:value="0.782683" calcext:value-type="float">
            <text:p>0.78268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111" calcext:value-type="float">
            <text:p>0.000469111</text:p>
          </table:table-cell>
          <table:table-cell/>
          <table:table-cell office:value-type="float" office:value="31.2111" calcext:value-type="float">
            <text:p>31.2111</text:p>
          </table:table-cell>
          <table:table-cell office:value-type="float" office:value="1.37251" calcext:value-type="float">
            <text:p>1.37251</text:p>
          </table:table-cell>
          <table:table-cell office:value-type="float" office:value="0.000802477" calcext:value-type="float">
            <text:p>0.000802477</text:p>
          </table:table-cell>
          <table:table-cell/>
          <table:table-cell office:value-type="float" office:value="33.0429" calcext:value-type="float">
            <text:p>33.0429</text:p>
          </table:table-cell>
          <table:table-cell office:value-type="float" office:value="1.33165" calcext:value-type="float">
            <text:p>1.33165</text:p>
          </table:table-cell>
          <table:table-cell office:value-type="float" office:value="0.000802978" calcext:value-type="float">
            <text:p>0.000802978</text:p>
          </table:table-cell>
          <table:table-cell/>
          <table:table-cell office:value-type="float" office:value="32.7397" calcext:value-type="float">
            <text:p>32.7397</text:p>
          </table:table-cell>
          <table:table-cell office:value-type="float" office:value="1.28436" calcext:value-type="float">
            <text:p>1.28436</text:p>
          </table:table-cell>
          <table:table-cell office:value-type="float" office:value="0.000823186" calcext:value-type="float">
            <text:p>0.000823186</text:p>
          </table:table-cell>
          <table:table-cell/>
          <table:table-cell office:value-type="float" office:value="32.7554" calcext:value-type="float">
            <text:p>32.7554</text:p>
          </table:table-cell>
          <table:table-cell office:value-type="float" office:value="1.28246" calcext:value-type="float">
            <text:p>1.28246</text:p>
          </table:table-cell>
          <table:table-cell office:value-type="float" office:value="0.00759547" calcext:value-type="float">
            <text:p>0.00759547</text:p>
          </table:table-cell>
          <table:table-cell/>
          <table:table-cell office:value-type="float" office:value="33.0724" calcext:value-type="float">
            <text:p>33.0724</text:p>
          </table:table-cell>
          <table:table-cell office:value-type="float" office:value="1.4632" calcext:value-type="float">
            <text:p>1.4632</text:p>
          </table:table-cell>
          <table:table-cell office:value-type="float" office:value="0.0572183" calcext:value-type="float">
            <text:p>0.0572183</text:p>
          </table:table-cell>
          <table:table-cell/>
          <table:table-cell office:value-type="float" office:value="33.1821" calcext:value-type="float">
            <text:p>33.1821</text:p>
          </table:table-cell>
          <table:table-cell office:value-type="float" office:value="1.44231" calcext:value-type="float">
            <text:p>1.44231</text:p>
          </table:table-cell>
          <table:table-cell office:value-type="float" office:value="0.799382" calcext:value-type="float">
            <text:p>0.79938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804" calcext:value-type="float">
            <text:p>0.000475804</text:p>
          </table:table-cell>
          <table:table-cell/>
          <table:table-cell office:value-type="float" office:value="30.5355" calcext:value-type="float">
            <text:p>30.5355</text:p>
          </table:table-cell>
          <table:table-cell office:value-type="float" office:value="1.33016" calcext:value-type="float">
            <text:p>1.33016</text:p>
          </table:table-cell>
          <table:table-cell office:value-type="float" office:value="0.00079867" calcext:value-type="float">
            <text:p>0.00079867</text:p>
          </table:table-cell>
          <table:table-cell/>
          <table:table-cell office:value-type="float" office:value="32.9817" calcext:value-type="float">
            <text:p>32.9817</text:p>
          </table:table-cell>
          <table:table-cell office:value-type="float" office:value="1.25271" calcext:value-type="float">
            <text:p>1.25271</text:p>
          </table:table-cell>
          <table:table-cell office:value-type="float" office:value="0.00079318" calcext:value-type="float">
            <text:p>0.00079318</text:p>
          </table:table-cell>
          <table:table-cell/>
          <table:table-cell office:value-type="float" office:value="31.507" calcext:value-type="float">
            <text:p>31.507</text:p>
          </table:table-cell>
          <table:table-cell office:value-type="float" office:value="1.4249" calcext:value-type="float">
            <text:p>1.4249</text:p>
          </table:table-cell>
          <table:table-cell office:value-type="float" office:value="0.000824058" calcext:value-type="float">
            <text:p>0.000824058</text:p>
          </table:table-cell>
          <table:table-cell/>
          <table:table-cell office:value-type="float" office:value="33.472" calcext:value-type="float">
            <text:p>33.472</text:p>
          </table:table-cell>
          <table:table-cell office:value-type="float" office:value="1.32495" calcext:value-type="float">
            <text:p>1.32495</text:p>
          </table:table-cell>
          <table:table-cell office:value-type="float" office:value="0.00684091" calcext:value-type="float">
            <text:p>0.00684091</text:p>
          </table:table-cell>
          <table:table-cell/>
          <table:table-cell office:value-type="float" office:value="32.7191" calcext:value-type="float">
            <text:p>32.7191</text:p>
          </table:table-cell>
          <table:table-cell office:value-type="float" office:value="1.3538" calcext:value-type="float">
            <text:p>1.3538</text:p>
          </table:table-cell>
          <table:table-cell office:value-type="float" office:value="0.0582486" calcext:value-type="float">
            <text:p>0.0582486</text:p>
          </table:table-cell>
          <table:table-cell/>
          <table:table-cell office:value-type="float" office:value="33.4974" calcext:value-type="float">
            <text:p>33.4974</text:p>
          </table:table-cell>
          <table:table-cell office:value-type="float" office:value="1.31656" calcext:value-type="float">
            <text:p>1.31656</text:p>
          </table:table-cell>
          <table:table-cell office:value-type="float" office:value="0.720946" calcext:value-type="float">
            <text:p>0.72094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959" calcext:value-type="float">
            <text:p>0.000467959</text:p>
          </table:table-cell>
          <table:table-cell/>
          <table:table-cell office:value-type="float" office:value="32.8798" calcext:value-type="float">
            <text:p>32.8798</text:p>
          </table:table-cell>
          <table:table-cell office:value-type="float" office:value="1.13768" calcext:value-type="float">
            <text:p>1.13768</text:p>
          </table:table-cell>
          <table:table-cell office:value-type="float" office:value="0.000803158" calcext:value-type="float">
            <text:p>0.000803158</text:p>
          </table:table-cell>
          <table:table-cell/>
          <table:table-cell office:value-type="float" office:value="31.8378" calcext:value-type="float">
            <text:p>31.8378</text:p>
          </table:table-cell>
          <table:table-cell office:value-type="float" office:value="1.23437" calcext:value-type="float">
            <text:p>1.23437</text:p>
          </table:table-cell>
          <table:table-cell office:value-type="float" office:value="0.000801455" calcext:value-type="float">
            <text:p>0.000801455</text:p>
          </table:table-cell>
          <table:table-cell/>
          <table:table-cell office:value-type="float" office:value="34.5657" calcext:value-type="float">
            <text:p>34.5657</text:p>
          </table:table-cell>
          <table:table-cell office:value-type="float" office:value="1.20667" calcext:value-type="float">
            <text:p>1.20667</text:p>
          </table:table-cell>
          <table:table-cell office:value-type="float" office:value="0.000816123" calcext:value-type="float">
            <text:p>0.000816123</text:p>
          </table:table-cell>
          <table:table-cell/>
          <table:table-cell office:value-type="float" office:value="31.9455" calcext:value-type="float">
            <text:p>31.9455</text:p>
          </table:table-cell>
          <table:table-cell office:value-type="float" office:value="1.63129" calcext:value-type="float">
            <text:p>1.63129</text:p>
          </table:table-cell>
          <table:table-cell office:value-type="float" office:value="0.00669334" calcext:value-type="float">
            <text:p>0.00669334</text:p>
          </table:table-cell>
          <table:table-cell/>
          <table:table-cell office:value-type="float" office:value="33.5505" calcext:value-type="float">
            <text:p>33.5505</text:p>
          </table:table-cell>
          <table:table-cell office:value-type="float" office:value="1.20797" calcext:value-type="float">
            <text:p>1.20797</text:p>
          </table:table-cell>
          <table:table-cell office:value-type="float" office:value="0.0575899" calcext:value-type="float">
            <text:p>0.0575899</text:p>
          </table:table-cell>
          <table:table-cell/>
          <table:table-cell office:value-type="float" office:value="31.9823" calcext:value-type="float">
            <text:p>31.9823</text:p>
          </table:table-cell>
          <table:table-cell office:value-type="float" office:value="1.56412" calcext:value-type="float">
            <text:p>1.56412</text:p>
          </table:table-cell>
          <table:table-cell office:value-type="float" office:value="0.567973" calcext:value-type="float">
            <text:p>0.56797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701" calcext:value-type="float">
            <text:p>0.000468701</text:p>
          </table:table-cell>
          <table:table-cell/>
          <table:table-cell office:value-type="float" office:value="31.1318" calcext:value-type="float">
            <text:p>31.1318</text:p>
          </table:table-cell>
          <table:table-cell office:value-type="float" office:value="1.19961" calcext:value-type="float">
            <text:p>1.19961</text:p>
          </table:table-cell>
          <table:table-cell office:value-type="float" office:value="0.00080381" calcext:value-type="float">
            <text:p>0.00080381</text:p>
          </table:table-cell>
          <table:table-cell/>
          <table:table-cell office:value-type="float" office:value="31.6982" calcext:value-type="float">
            <text:p>31.6982</text:p>
          </table:table-cell>
          <table:table-cell office:value-type="float" office:value="1.29143" calcext:value-type="float">
            <text:p>1.29143</text:p>
          </table:table-cell>
          <table:table-cell office:value-type="float" office:value="0.000795584" calcext:value-type="float">
            <text:p>0.000795584</text:p>
          </table:table-cell>
          <table:table-cell/>
          <table:table-cell office:value-type="float" office:value="32.9656" calcext:value-type="float">
            <text:p>32.9656</text:p>
          </table:table-cell>
          <table:table-cell office:value-type="float" office:value="1.30736" calcext:value-type="float">
            <text:p>1.30736</text:p>
          </table:table-cell>
          <table:table-cell office:value-type="float" office:value="0.000817866" calcext:value-type="float">
            <text:p>0.000817866</text:p>
          </table:table-cell>
          <table:table-cell/>
          <table:table-cell office:value-type="float" office:value="34.2213" calcext:value-type="float">
            <text:p>34.2213</text:p>
          </table:table-cell>
          <table:table-cell office:value-type="float" office:value="1.33524" calcext:value-type="float">
            <text:p>1.33524</text:p>
          </table:table-cell>
          <table:table-cell office:value-type="float" office:value="0.00650962" calcext:value-type="float">
            <text:p>0.00650962</text:p>
          </table:table-cell>
          <table:table-cell/>
          <table:table-cell office:value-type="float" office:value="34.4374" calcext:value-type="float">
            <text:p>34.4374</text:p>
          </table:table-cell>
          <table:table-cell office:value-type="float" office:value="1.28214" calcext:value-type="float">
            <text:p>1.28214</text:p>
          </table:table-cell>
          <table:table-cell office:value-type="float" office:value="0.0589191" calcext:value-type="float">
            <text:p>0.0589191</text:p>
          </table:table-cell>
          <table:table-cell/>
          <table:table-cell office:value-type="float" office:value="32.4994" calcext:value-type="float">
            <text:p>32.4994</text:p>
          </table:table-cell>
          <table:table-cell office:value-type="float" office:value="1.44829" calcext:value-type="float">
            <text:p>1.44829</text:p>
          </table:table-cell>
          <table:table-cell office:value-type="float" office:value="0.571804" calcext:value-type="float">
            <text:p>0.57180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8179" calcext:value-type="float">
            <text:p>0.000478179</text:p>
          </table:table-cell>
          <table:table-cell/>
          <table:table-cell office:value-type="float" office:value="31.3758" calcext:value-type="float">
            <text:p>31.3758</text:p>
          </table:table-cell>
          <table:table-cell office:value-type="float" office:value="1.25462" calcext:value-type="float">
            <text:p>1.25462</text:p>
          </table:table-cell>
          <table:table-cell office:value-type="float" office:value="0.000797758" calcext:value-type="float">
            <text:p>0.000797758</text:p>
          </table:table-cell>
          <table:table-cell/>
          <table:table-cell office:value-type="float" office:value="34.1888" calcext:value-type="float">
            <text:p>34.1888</text:p>
          </table:table-cell>
          <table:table-cell office:value-type="float" office:value="1.19124" calcext:value-type="float">
            <text:p>1.19124</text:p>
          </table:table-cell>
          <table:table-cell office:value-type="float" office:value="0.00079304" calcext:value-type="float">
            <text:p>0.00079304</text:p>
          </table:table-cell>
          <table:table-cell/>
          <table:table-cell office:value-type="float" office:value="32.2397" calcext:value-type="float">
            <text:p>32.2397</text:p>
          </table:table-cell>
          <table:table-cell office:value-type="float" office:value="1.38239" calcext:value-type="float">
            <text:p>1.38239</text:p>
          </table:table-cell>
          <table:table-cell office:value-type="float" office:value="0.000823297" calcext:value-type="float">
            <text:p>0.000823297</text:p>
          </table:table-cell>
          <table:table-cell/>
          <table:table-cell office:value-type="float" office:value="32.3231" calcext:value-type="float">
            <text:p>32.3231</text:p>
          </table:table-cell>
          <table:table-cell office:value-type="float" office:value="1.50834" calcext:value-type="float">
            <text:p>1.50834</text:p>
          </table:table-cell>
          <table:table-cell office:value-type="float" office:value="0.00638583" calcext:value-type="float">
            <text:p>0.00638583</text:p>
          </table:table-cell>
          <table:table-cell/>
          <table:table-cell office:value-type="float" office:value="34.3867" calcext:value-type="float">
            <text:p>34.3867</text:p>
          </table:table-cell>
          <table:table-cell office:value-type="float" office:value="1.24569" calcext:value-type="float">
            <text:p>1.24569</text:p>
          </table:table-cell>
          <table:table-cell office:value-type="float" office:value="0.0584363" calcext:value-type="float">
            <text:p>0.0584363</text:p>
          </table:table-cell>
          <table:table-cell/>
          <table:table-cell office:value-type="float" office:value="31.8298" calcext:value-type="float">
            <text:p>31.8298</text:p>
          </table:table-cell>
          <table:table-cell office:value-type="float" office:value="1.56804" calcext:value-type="float">
            <text:p>1.56804</text:p>
          </table:table-cell>
          <table:table-cell office:value-type="float" office:value="0.564877" calcext:value-type="float">
            <text:p>0.564877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0584" calcext:value-type="float">
            <text:p>0.000470584</text:p>
          </table:table-cell>
          <table:table-cell/>
          <table:table-cell office:value-type="float" office:value="32.1826" calcext:value-type="float">
            <text:p>32.1826</text:p>
          </table:table-cell>
          <table:table-cell office:value-type="float" office:value="1.13833" calcext:value-type="float">
            <text:p>1.13833</text:p>
          </table:table-cell>
          <table:table-cell office:value-type="float" office:value="0.000802007" calcext:value-type="float">
            <text:p>0.000802007</text:p>
          </table:table-cell>
          <table:table-cell/>
          <table:table-cell office:value-type="float" office:value="32.948" calcext:value-type="float">
            <text:p>32.948</text:p>
          </table:table-cell>
          <table:table-cell office:value-type="float" office:value="1.24477" calcext:value-type="float">
            <text:p>1.24477</text:p>
          </table:table-cell>
          <table:table-cell office:value-type="float" office:value="0.000796817" calcext:value-type="float">
            <text:p>0.000796817</text:p>
          </table:table-cell>
          <table:table-cell/>
          <table:table-cell office:value-type="float" office:value="33.3263" calcext:value-type="float">
            <text:p>33.3263</text:p>
          </table:table-cell>
          <table:table-cell office:value-type="float" office:value="1.25807" calcext:value-type="float">
            <text:p>1.25807</text:p>
          </table:table-cell>
          <table:table-cell office:value-type="float" office:value="0.000818808" calcext:value-type="float">
            <text:p>0.000818808</text:p>
          </table:table-cell>
          <table:table-cell/>
          <table:table-cell office:value-type="float" office:value="32.4336" calcext:value-type="float">
            <text:p>32.4336</text:p>
          </table:table-cell>
          <table:table-cell office:value-type="float" office:value="1.44711" calcext:value-type="float">
            <text:p>1.44711</text:p>
          </table:table-cell>
          <table:table-cell office:value-type="float" office:value="0.00656695" calcext:value-type="float">
            <text:p>0.00656695</text:p>
          </table:table-cell>
          <table:table-cell/>
          <table:table-cell office:value-type="float" office:value="34.6805" calcext:value-type="float">
            <text:p>34.6805</text:p>
          </table:table-cell>
          <table:table-cell office:value-type="float" office:value="1.17386" calcext:value-type="float">
            <text:p>1.17386</text:p>
          </table:table-cell>
          <table:table-cell office:value-type="float" office:value="0.0585761" calcext:value-type="float">
            <text:p>0.0585761</text:p>
          </table:table-cell>
          <table:table-cell/>
          <table:table-cell office:value-type="float" office:value="34.0759" calcext:value-type="float">
            <text:p>34.0759</text:p>
          </table:table-cell>
          <table:table-cell office:value-type="float" office:value="1.38495" calcext:value-type="float">
            <text:p>1.38495</text:p>
          </table:table-cell>
          <table:table-cell office:value-type="float" office:value="0.584705" calcext:value-type="float">
            <text:p>0.58470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285" calcext:value-type="float">
            <text:p>0.000471285</text:p>
          </table:table-cell>
          <table:table-cell/>
          <table:table-cell office:value-type="float" office:value="31.5639" calcext:value-type="float">
            <text:p>31.5639</text:p>
          </table:table-cell>
          <table:table-cell office:value-type="float" office:value="1.30452" calcext:value-type="float">
            <text:p>1.30452</text:p>
          </table:table-cell>
          <table:table-cell office:value-type="float" office:value="0.000800624" calcext:value-type="float">
            <text:p>0.000800624</text:p>
          </table:table-cell>
          <table:table-cell/>
          <table:table-cell office:value-type="float" office:value="32.9855" calcext:value-type="float">
            <text:p>32.9855</text:p>
          </table:table-cell>
          <table:table-cell office:value-type="float" office:value="1.27244" calcext:value-type="float">
            <text:p>1.27244</text:p>
          </table:table-cell>
          <table:table-cell office:value-type="float" office:value="0.000795955" calcext:value-type="float">
            <text:p>0.000795955</text:p>
          </table:table-cell>
          <table:table-cell/>
          <table:table-cell office:value-type="float" office:value="32.3219" calcext:value-type="float">
            <text:p>32.3219</text:p>
          </table:table-cell>
          <table:table-cell office:value-type="float" office:value="1.4684" calcext:value-type="float">
            <text:p>1.4684</text:p>
          </table:table-cell>
          <table:table-cell office:value-type="float" office:value="0.000827845" calcext:value-type="float">
            <text:p>0.000827845</text:p>
          </table:table-cell>
          <table:table-cell/>
          <table:table-cell office:value-type="float" office:value="35.1162" calcext:value-type="float">
            <text:p>35.1162</text:p>
          </table:table-cell>
          <table:table-cell office:value-type="float" office:value="1.2452" calcext:value-type="float">
            <text:p>1.2452</text:p>
          </table:table-cell>
          <table:table-cell office:value-type="float" office:value="0.00654383" calcext:value-type="float">
            <text:p>0.00654383</text:p>
          </table:table-cell>
          <table:table-cell/>
          <table:table-cell office:value-type="float" office:value="34.0843" calcext:value-type="float">
            <text:p>34.0843</text:p>
          </table:table-cell>
          <table:table-cell office:value-type="float" office:value="1.17811" calcext:value-type="float">
            <text:p>1.17811</text:p>
          </table:table-cell>
          <table:table-cell office:value-type="float" office:value="0.0585069" calcext:value-type="float">
            <text:p>0.0585069</text:p>
          </table:table-cell>
          <table:table-cell/>
          <table:table-cell office:value-type="float" office:value="32.999" calcext:value-type="float">
            <text:p>32.999</text:p>
          </table:table-cell>
          <table:table-cell office:value-type="float" office:value="1.33077" calcext:value-type="float">
            <text:p>1.33077</text:p>
          </table:table-cell>
          <table:table-cell office:value-type="float" office:value="0.580238" calcext:value-type="float">
            <text:p>0.58023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438" calcext:value-type="float">
            <text:p>0.000472438</text:p>
          </table:table-cell>
          <table:table-cell/>
          <table:table-cell office:value-type="float" office:value="32.2971" calcext:value-type="float">
            <text:p>32.2971</text:p>
          </table:table-cell>
          <table:table-cell office:value-type="float" office:value="1.205" calcext:value-type="float">
            <text:p>1.205</text:p>
          </table:table-cell>
          <table:table-cell office:value-type="float" office:value="0.000803159" calcext:value-type="float">
            <text:p>0.000803159</text:p>
          </table:table-cell>
          <table:table-cell/>
          <table:table-cell office:value-type="float" office:value="33.9512" calcext:value-type="float">
            <text:p>33.9512</text:p>
          </table:table-cell>
          <table:table-cell office:value-type="float" office:value="1.17096" calcext:value-type="float">
            <text:p>1.17096</text:p>
          </table:table-cell>
          <table:table-cell office:value-type="float" office:value="0.000797959" calcext:value-type="float">
            <text:p>0.000797959</text:p>
          </table:table-cell>
          <table:table-cell/>
          <table:table-cell office:value-type="float" office:value="30.8069" calcext:value-type="float">
            <text:p>30.8069</text:p>
          </table:table-cell>
          <table:table-cell office:value-type="float" office:value="1.56833" calcext:value-type="float">
            <text:p>1.56833</text:p>
          </table:table-cell>
          <table:table-cell office:value-type="float" office:value="0.000829638" calcext:value-type="float">
            <text:p>0.000829638</text:p>
          </table:table-cell>
          <table:table-cell/>
          <table:table-cell office:value-type="float" office:value="33.0928" calcext:value-type="float">
            <text:p>33.0928</text:p>
          </table:table-cell>
          <table:table-cell office:value-type="float" office:value="1.25948" calcext:value-type="float">
            <text:p>1.25948</text:p>
          </table:table-cell>
          <table:table-cell office:value-type="float" office:value="0.00647262" calcext:value-type="float">
            <text:p>0.00647262</text:p>
          </table:table-cell>
          <table:table-cell/>
          <table:table-cell office:value-type="float" office:value="32.986" calcext:value-type="float">
            <text:p>32.986</text:p>
          </table:table-cell>
          <table:table-cell office:value-type="float" office:value="1.39121" calcext:value-type="float">
            <text:p>1.39121</text:p>
          </table:table-cell>
          <table:table-cell office:value-type="float" office:value="0.0582868" calcext:value-type="float">
            <text:p>0.0582868</text:p>
          </table:table-cell>
          <table:table-cell/>
          <table:table-cell office:value-type="float" office:value="32.7512" calcext:value-type="float">
            <text:p>32.7512</text:p>
          </table:table-cell>
          <table:table-cell office:value-type="float" office:value="1.29088" calcext:value-type="float">
            <text:p>1.29088</text:p>
          </table:table-cell>
          <table:table-cell office:value-type="float" office:value="0.579296" calcext:value-type="float">
            <text:p>0.57929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125" calcext:value-type="float">
            <text:p>0.000476125</text:p>
          </table:table-cell>
          <table:table-cell/>
          <table:table-cell office:value-type="float" office:value="32.0383" calcext:value-type="float">
            <text:p>32.0383</text:p>
          </table:table-cell>
          <table:table-cell office:value-type="float" office:value="1.2004" calcext:value-type="float">
            <text:p>1.2004</text:p>
          </table:table-cell>
          <table:table-cell office:value-type="float" office:value="0.00080929" calcext:value-type="float">
            <text:p>0.00080929</text:p>
          </table:table-cell>
          <table:table-cell/>
          <table:table-cell office:value-type="float" office:value="32.2977" calcext:value-type="float">
            <text:p>32.2977</text:p>
          </table:table-cell>
          <table:table-cell office:value-type="float" office:value="1.38408" calcext:value-type="float">
            <text:p>1.38408</text:p>
          </table:table-cell>
          <table:table-cell office:value-type="float" office:value="0.000795995" calcext:value-type="float">
            <text:p>0.000795995</text:p>
          </table:table-cell>
          <table:table-cell/>
          <table:table-cell office:value-type="float" office:value="32.6403" calcext:value-type="float">
            <text:p>32.6403</text:p>
          </table:table-cell>
          <table:table-cell office:value-type="float" office:value="1.33967" calcext:value-type="float">
            <text:p>1.33967</text:p>
          </table:table-cell>
          <table:table-cell office:value-type="float" office:value="0.000844666" calcext:value-type="float">
            <text:p>0.000844666</text:p>
          </table:table-cell>
          <table:table-cell/>
          <table:table-cell office:value-type="float" office:value="34.2625" calcext:value-type="float">
            <text:p>34.2625</text:p>
          </table:table-cell>
          <table:table-cell office:value-type="float" office:value="1.22984" calcext:value-type="float">
            <text:p>1.22984</text:p>
          </table:table-cell>
          <table:table-cell office:value-type="float" office:value="0.00647097" calcext:value-type="float">
            <text:p>0.00647097</text:p>
          </table:table-cell>
          <table:table-cell/>
          <table:table-cell office:value-type="float" office:value="34.1413" calcext:value-type="float">
            <text:p>34.1413</text:p>
          </table:table-cell>
          <table:table-cell office:value-type="float" office:value="1.2125" calcext:value-type="float">
            <text:p>1.2125</text:p>
          </table:table-cell>
          <table:table-cell office:value-type="float" office:value="0.0578818" calcext:value-type="float">
            <text:p>0.0578818</text:p>
          </table:table-cell>
          <table:table-cell/>
          <table:table-cell office:value-type="float" office:value="34.5065" calcext:value-type="float">
            <text:p>34.5065</text:p>
          </table:table-cell>
          <table:table-cell office:value-type="float" office:value="1.24481" calcext:value-type="float">
            <text:p>1.24481</text:p>
          </table:table-cell>
          <table:table-cell office:value-type="float" office:value="0.591402" calcext:value-type="float">
            <text:p>0.59140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602" calcext:value-type="float">
            <text:p>0.000469602</text:p>
          </table:table-cell>
          <table:table-cell/>
          <table:table-cell office:value-type="float" office:value="32.4076" calcext:value-type="float">
            <text:p>32.4076</text:p>
          </table:table-cell>
          <table:table-cell office:value-type="float" office:value="1.21677" calcext:value-type="float">
            <text:p>1.21677</text:p>
          </table:table-cell>
          <table:table-cell office:value-type="float" office:value="0.000803579" calcext:value-type="float">
            <text:p>0.000803579</text:p>
          </table:table-cell>
          <table:table-cell/>
          <table:table-cell office:value-type="float" office:value="33.8565" calcext:value-type="float">
            <text:p>33.8565</text:p>
          </table:table-cell>
          <table:table-cell office:value-type="float" office:value="1.25699" calcext:value-type="float">
            <text:p>1.25699</text:p>
          </table:table-cell>
          <table:table-cell office:value-type="float" office:value="0.000794252" calcext:value-type="float">
            <text:p>0.000794252</text:p>
          </table:table-cell>
          <table:table-cell/>
          <table:table-cell office:value-type="float" office:value="32.5328" calcext:value-type="float">
            <text:p>32.5328</text:p>
          </table:table-cell>
          <table:table-cell office:value-type="float" office:value="1.31748" calcext:value-type="float">
            <text:p>1.31748</text:p>
          </table:table-cell>
          <table:table-cell office:value-type="float" office:value="0.000832183" calcext:value-type="float">
            <text:p>0.000832183</text:p>
          </table:table-cell>
          <table:table-cell/>
          <table:table-cell office:value-type="float" office:value="31.416" calcext:value-type="float">
            <text:p>31.416</text:p>
          </table:table-cell>
          <table:table-cell office:value-type="float" office:value="1.46532" calcext:value-type="float">
            <text:p>1.46532</text:p>
          </table:table-cell>
          <table:table-cell office:value-type="float" office:value="0.0063984" calcext:value-type="float">
            <text:p>0.0063984</text:p>
          </table:table-cell>
          <table:table-cell/>
          <table:table-cell office:value-type="float" office:value="33.4641" calcext:value-type="float">
            <text:p>33.4641</text:p>
          </table:table-cell>
          <table:table-cell office:value-type="float" office:value="1.25673" calcext:value-type="float">
            <text:p>1.25673</text:p>
          </table:table-cell>
          <table:table-cell office:value-type="float" office:value="0.0582136" calcext:value-type="float">
            <text:p>0.0582136</text:p>
          </table:table-cell>
          <table:table-cell/>
          <table:table-cell office:value-type="float" office:value="33.0651" calcext:value-type="float">
            <text:p>33.0651</text:p>
          </table:table-cell>
          <table:table-cell office:value-type="float" office:value="1.26265" calcext:value-type="float">
            <text:p>1.26265</text:p>
          </table:table-cell>
          <table:table-cell office:value-type="float" office:value="0.583289" calcext:value-type="float">
            <text:p>0.58328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6425" calcext:value-type="float">
            <text:p>0.000476425</text:p>
          </table:table-cell>
          <table:table-cell/>
          <table:table-cell office:value-type="float" office:value="30.2683" calcext:value-type="float">
            <text:p>30.2683</text:p>
          </table:table-cell>
          <table:table-cell office:value-type="float" office:value="1.31526" calcext:value-type="float">
            <text:p>1.31526</text:p>
          </table:table-cell>
          <table:table-cell office:value-type="float" office:value="0.000795824" calcext:value-type="float">
            <text:p>0.000795824</text:p>
          </table:table-cell>
          <table:table-cell/>
          <table:table-cell office:value-type="float" office:value="31.2255" calcext:value-type="float">
            <text:p>31.2255</text:p>
          </table:table-cell>
          <table:table-cell office:value-type="float" office:value="1.3703" calcext:value-type="float">
            <text:p>1.3703</text:p>
          </table:table-cell>
          <table:table-cell office:value-type="float" office:value="0.000800574" calcext:value-type="float">
            <text:p>0.000800574</text:p>
          </table:table-cell>
          <table:table-cell/>
          <table:table-cell office:value-type="float" office:value="31.3026" calcext:value-type="float">
            <text:p>31.3026</text:p>
          </table:table-cell>
          <table:table-cell office:value-type="float" office:value="1.71445" calcext:value-type="float">
            <text:p>1.71445</text:p>
          </table:table-cell>
          <table:table-cell office:value-type="float" office:value="0.000824969" calcext:value-type="float">
            <text:p>0.000824969</text:p>
          </table:table-cell>
          <table:table-cell/>
          <table:table-cell office:value-type="float" office:value="31.4661" calcext:value-type="float">
            <text:p>31.4661</text:p>
          </table:table-cell>
          <table:table-cell office:value-type="float" office:value="1.49465" calcext:value-type="float">
            <text:p>1.49465</text:p>
          </table:table-cell>
          <table:table-cell office:value-type="float" office:value="0.00630811" calcext:value-type="float">
            <text:p>0.00630811</text:p>
          </table:table-cell>
          <table:table-cell/>
          <table:table-cell office:value-type="float" office:value="34.4343" calcext:value-type="float">
            <text:p>34.4343</text:p>
          </table:table-cell>
          <table:table-cell office:value-type="float" office:value="1.37681" calcext:value-type="float">
            <text:p>1.37681</text:p>
          </table:table-cell>
          <table:table-cell office:value-type="float" office:value="0.0587745" calcext:value-type="float">
            <text:p>0.0587745</text:p>
          </table:table-cell>
          <table:table-cell/>
          <table:table-cell office:value-type="float" office:value="34.0988" calcext:value-type="float">
            <text:p>34.0988</text:p>
          </table:table-cell>
          <table:table-cell office:value-type="float" office:value="1.27636" calcext:value-type="float">
            <text:p>1.27636</text:p>
          </table:table-cell>
          <table:table-cell office:value-type="float" office:value="0.586611" calcext:value-type="float">
            <text:p>0.586611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1536" calcext:value-type="float">
            <text:p>0.000471536</text:p>
          </table:table-cell>
          <table:table-cell/>
          <table:table-cell office:value-type="float" office:value="33.0617" calcext:value-type="float">
            <text:p>33.0617</text:p>
          </table:table-cell>
          <table:table-cell office:value-type="float" office:value="1.23058" calcext:value-type="float">
            <text:p>1.23058</text:p>
          </table:table-cell>
          <table:table-cell office:value-type="float" office:value="0.000798349" calcext:value-type="float">
            <text:p>0.000798349</text:p>
          </table:table-cell>
          <table:table-cell/>
          <table:table-cell office:value-type="float" office:value="33.4136" calcext:value-type="float">
            <text:p>33.4136</text:p>
          </table:table-cell>
          <table:table-cell office:value-type="float" office:value="1.33157" calcext:value-type="float">
            <text:p>1.33157</text:p>
          </table:table-cell>
          <table:table-cell office:value-type="float" office:value="0.000795675" calcext:value-type="float">
            <text:p>0.000795675</text:p>
          </table:table-cell>
          <table:table-cell/>
          <table:table-cell office:value-type="float" office:value="32.0819" calcext:value-type="float">
            <text:p>32.0819</text:p>
          </table:table-cell>
          <table:table-cell office:value-type="float" office:value="1.34632" calcext:value-type="float">
            <text:p>1.34632</text:p>
          </table:table-cell>
          <table:table-cell office:value-type="float" office:value="0.000822094" calcext:value-type="float">
            <text:p>0.000822094</text:p>
          </table:table-cell>
          <table:table-cell/>
          <table:table-cell office:value-type="float" office:value="34.6276" calcext:value-type="float">
            <text:p>34.6276</text:p>
          </table:table-cell>
          <table:table-cell office:value-type="float" office:value="1.19995" calcext:value-type="float">
            <text:p>1.19995</text:p>
          </table:table-cell>
          <table:table-cell office:value-type="float" office:value="0.00649474" calcext:value-type="float">
            <text:p>0.00649474</text:p>
          </table:table-cell>
          <table:table-cell/>
          <table:table-cell office:value-type="float" office:value="34.9642" calcext:value-type="float">
            <text:p>34.9642</text:p>
          </table:table-cell>
          <table:table-cell office:value-type="float" office:value="1.26349" calcext:value-type="float">
            <text:p>1.26349</text:p>
          </table:table-cell>
          <table:table-cell office:value-type="float" office:value="0.0600744" calcext:value-type="float">
            <text:p>0.0600744</text:p>
          </table:table-cell>
          <table:table-cell/>
          <table:table-cell office:value-type="float" office:value="33.7595" calcext:value-type="float">
            <text:p>33.7595</text:p>
          </table:table-cell>
          <table:table-cell office:value-type="float" office:value="1.3161" calcext:value-type="float">
            <text:p>1.3161</text:p>
          </table:table-cell>
          <table:table-cell office:value-type="float" office:value="0.592445" calcext:value-type="float">
            <text:p>0.59244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9481" calcext:value-type="float">
            <text:p>0.000479481</text:p>
          </table:table-cell>
          <table:table-cell/>
          <table:table-cell office:value-type="float" office:value="30.7827" calcext:value-type="float">
            <text:p>30.7827</text:p>
          </table:table-cell>
          <table:table-cell office:value-type="float" office:value="1.27914" calcext:value-type="float">
            <text:p>1.27914</text:p>
          </table:table-cell>
          <table:table-cell office:value-type="float" office:value="0.000812936" calcext:value-type="float">
            <text:p>0.000812936</text:p>
          </table:table-cell>
          <table:table-cell/>
          <table:table-cell office:value-type="float" office:value="31.1616" calcext:value-type="float">
            <text:p>31.1616</text:p>
          </table:table-cell>
          <table:table-cell office:value-type="float" office:value="1.27407" calcext:value-type="float">
            <text:p>1.27407</text:p>
          </table:table-cell>
          <table:table-cell office:value-type="float" office:value="0.000796677" calcext:value-type="float">
            <text:p>0.000796677</text:p>
          </table:table-cell>
          <table:table-cell/>
          <table:table-cell office:value-type="float" office:value="33.1705" calcext:value-type="float">
            <text:p>33.1705</text:p>
          </table:table-cell>
          <table:table-cell office:value-type="float" office:value="1.23218" calcext:value-type="float">
            <text:p>1.23218</text:p>
          </table:table-cell>
          <table:table-cell office:value-type="float" office:value="0.000812476" calcext:value-type="float">
            <text:p>0.000812476</text:p>
          </table:table-cell>
          <table:table-cell/>
          <table:table-cell office:value-type="float" office:value="31.5647" calcext:value-type="float">
            <text:p>31.5647</text:p>
          </table:table-cell>
          <table:table-cell office:value-type="float" office:value="1.68336" calcext:value-type="float">
            <text:p>1.68336</text:p>
          </table:table-cell>
          <table:table-cell office:value-type="float" office:value="0.00637248" calcext:value-type="float">
            <text:p>0.00637248</text:p>
          </table:table-cell>
          <table:table-cell/>
          <table:table-cell office:value-type="float" office:value="33.8504" calcext:value-type="float">
            <text:p>33.8504</text:p>
          </table:table-cell>
          <table:table-cell office:value-type="float" office:value="1.26279" calcext:value-type="float">
            <text:p>1.26279</text:p>
          </table:table-cell>
          <table:table-cell office:value-type="float" office:value="0.0589193" calcext:value-type="float">
            <text:p>0.0589193</text:p>
          </table:table-cell>
          <table:table-cell/>
          <table:table-cell office:value-type="float" office:value="32.1492" calcext:value-type="float">
            <text:p>32.1492</text:p>
          </table:table-cell>
          <table:table-cell office:value-type="float" office:value="1.51097" calcext:value-type="float">
            <text:p>1.51097</text:p>
          </table:table-cell>
          <table:table-cell office:value-type="float" office:value="0.576766" calcext:value-type="float">
            <text:p>0.57676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669" calcext:value-type="float">
            <text:p>0.000467669</text:p>
          </table:table-cell>
          <table:table-cell/>
          <table:table-cell office:value-type="float" office:value="31.1187" calcext:value-type="float">
            <text:p>31.1187</text:p>
          </table:table-cell>
          <table:table-cell office:value-type="float" office:value="1.45364" calcext:value-type="float">
            <text:p>1.45364</text:p>
          </table:table-cell>
          <table:table-cell office:value-type="float" office:value="0.000804301" calcext:value-type="float">
            <text:p>0.000804301</text:p>
          </table:table-cell>
          <table:table-cell/>
          <table:table-cell office:value-type="float" office:value="32.817" calcext:value-type="float">
            <text:p>32.817</text:p>
          </table:table-cell>
          <table:table-cell office:value-type="float" office:value="1.44318" calcext:value-type="float">
            <text:p>1.44318</text:p>
          </table:table-cell>
          <table:table-cell office:value-type="float" office:value="0.000801796" calcext:value-type="float">
            <text:p>0.000801796</text:p>
          </table:table-cell>
          <table:table-cell/>
          <table:table-cell office:value-type="float" office:value="32.7008" calcext:value-type="float">
            <text:p>32.7008</text:p>
          </table:table-cell>
          <table:table-cell office:value-type="float" office:value="1.28419" calcext:value-type="float">
            <text:p>1.28419</text:p>
          </table:table-cell>
          <table:table-cell office:value-type="float" office:value="0.000815031" calcext:value-type="float">
            <text:p>0.000815031</text:p>
          </table:table-cell>
          <table:table-cell/>
          <table:table-cell office:value-type="float" office:value="34.8615" calcext:value-type="float">
            <text:p>34.8615</text:p>
          </table:table-cell>
          <table:table-cell office:value-type="float" office:value="1.11038" calcext:value-type="float">
            <text:p>1.11038</text:p>
          </table:table-cell>
          <table:table-cell office:value-type="float" office:value="0.00648134" calcext:value-type="float">
            <text:p>0.00648134</text:p>
          </table:table-cell>
          <table:table-cell/>
          <table:table-cell office:value-type="float" office:value="34.0403" calcext:value-type="float">
            <text:p>34.0403</text:p>
          </table:table-cell>
          <table:table-cell office:value-type="float" office:value="1.24785" calcext:value-type="float">
            <text:p>1.24785</text:p>
          </table:table-cell>
          <table:table-cell office:value-type="float" office:value="0.0586135" calcext:value-type="float">
            <text:p>0.0586135</text:p>
          </table:table-cell>
          <table:table-cell/>
          <table:table-cell office:value-type="float" office:value="32.7189" calcext:value-type="float">
            <text:p>32.7189</text:p>
          </table:table-cell>
          <table:table-cell office:value-type="float" office:value="1.25809" calcext:value-type="float">
            <text:p>1.25809</text:p>
          </table:table-cell>
          <table:table-cell office:value-type="float" office:value="0.576332" calcext:value-type="float">
            <text:p>0.57633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7146" calcext:value-type="float">
            <text:p>0.000477146</text:p>
          </table:table-cell>
          <table:table-cell/>
          <table:table-cell office:value-type="float" office:value="32.1333" calcext:value-type="float">
            <text:p>32.1333</text:p>
          </table:table-cell>
          <table:table-cell office:value-type="float" office:value="1.24697" calcext:value-type="float">
            <text:p>1.24697</text:p>
          </table:table-cell>
          <table:table-cell office:value-type="float" office:value="0.000799932" calcext:value-type="float">
            <text:p>0.000799932</text:p>
          </table:table-cell>
          <table:table-cell/>
          <table:table-cell office:value-type="float" office:value="31.6671" calcext:value-type="float">
            <text:p>31.6671</text:p>
          </table:table-cell>
          <table:table-cell office:value-type="float" office:value="1.34722" calcext:value-type="float">
            <text:p>1.34722</text:p>
          </table:table-cell>
          <table:table-cell office:value-type="float" office:value="0.000789773" calcext:value-type="float">
            <text:p>0.000789773</text:p>
          </table:table-cell>
          <table:table-cell/>
          <table:table-cell office:value-type="float" office:value="32.4635" calcext:value-type="float">
            <text:p>32.4635</text:p>
          </table:table-cell>
          <table:table-cell office:value-type="float" office:value="1.2531" calcext:value-type="float">
            <text:p>1.2531</text:p>
          </table:table-cell>
          <table:table-cell office:value-type="float" office:value="0.000812686" calcext:value-type="float">
            <text:p>0.000812686</text:p>
          </table:table-cell>
          <table:table-cell/>
          <table:table-cell office:value-type="float" office:value="32.7994" calcext:value-type="float">
            <text:p>32.7994</text:p>
          </table:table-cell>
          <table:table-cell office:value-type="float" office:value="1.38604" calcext:value-type="float">
            <text:p>1.38604</text:p>
          </table:table-cell>
          <table:table-cell office:value-type="float" office:value="0.00640334" calcext:value-type="float">
            <text:p>0.00640334</text:p>
          </table:table-cell>
          <table:table-cell/>
          <table:table-cell office:value-type="float" office:value="31.9954" calcext:value-type="float">
            <text:p>31.9954</text:p>
          </table:table-cell>
          <table:table-cell office:value-type="float" office:value="1.42364" calcext:value-type="float">
            <text:p>1.42364</text:p>
          </table:table-cell>
          <table:table-cell office:value-type="float" office:value="0.0572086" calcext:value-type="float">
            <text:p>0.0572086</text:p>
          </table:table-cell>
          <table:table-cell/>
          <table:table-cell office:value-type="float" office:value="34.6619" calcext:value-type="float">
            <text:p>34.6619</text:p>
          </table:table-cell>
          <table:table-cell office:value-type="float" office:value="1.18837" calcext:value-type="float">
            <text:p>1.18837</text:p>
          </table:table-cell>
          <table:table-cell office:value-type="float" office:value="0.576665" calcext:value-type="float">
            <text:p>0.57666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215" calcext:value-type="float">
            <text:p>0.000471215</text:p>
          </table:table-cell>
          <table:table-cell/>
          <table:table-cell office:value-type="float" office:value="32.4068" calcext:value-type="float">
            <text:p>32.4068</text:p>
          </table:table-cell>
          <table:table-cell office:value-type="float" office:value="1.17037" calcext:value-type="float">
            <text:p>1.17037</text:p>
          </table:table-cell>
          <table:table-cell office:value-type="float" office:value="0.000790214" calcext:value-type="float">
            <text:p>0.000790214</text:p>
          </table:table-cell>
          <table:table-cell/>
          <table:table-cell office:value-type="float" office:value="33.0714" calcext:value-type="float">
            <text:p>33.0714</text:p>
          </table:table-cell>
          <table:table-cell office:value-type="float" office:value="1.30589" calcext:value-type="float">
            <text:p>1.30589</text:p>
          </table:table-cell>
          <table:table-cell office:value-type="float" office:value="0.000791887" calcext:value-type="float">
            <text:p>0.000791887</text:p>
          </table:table-cell>
          <table:table-cell/>
          <table:table-cell office:value-type="float" office:value="33.6555" calcext:value-type="float">
            <text:p>33.6555</text:p>
          </table:table-cell>
          <table:table-cell office:value-type="float" office:value="1.27055" calcext:value-type="float">
            <text:p>1.27055</text:p>
          </table:table-cell>
          <table:table-cell office:value-type="float" office:value="0.000816805" calcext:value-type="float">
            <text:p>0.000816805</text:p>
          </table:table-cell>
          <table:table-cell/>
          <table:table-cell office:value-type="float" office:value="33.0955" calcext:value-type="float">
            <text:p>33.0955</text:p>
          </table:table-cell>
          <table:table-cell office:value-type="float" office:value="1.50599" calcext:value-type="float">
            <text:p>1.50599</text:p>
          </table:table-cell>
          <table:table-cell office:value-type="float" office:value="0.00650167" calcext:value-type="float">
            <text:p>0.00650167</text:p>
          </table:table-cell>
          <table:table-cell/>
          <table:table-cell office:value-type="float" office:value="33.7566" calcext:value-type="float">
            <text:p>33.7566</text:p>
          </table:table-cell>
          <table:table-cell office:value-type="float" office:value="1.36187" calcext:value-type="float">
            <text:p>1.36187</text:p>
          </table:table-cell>
          <table:table-cell office:value-type="float" office:value="0.0591661" calcext:value-type="float">
            <text:p>0.0591661</text:p>
          </table:table-cell>
          <table:table-cell/>
          <table:table-cell office:value-type="float" office:value="31.5904" calcext:value-type="float">
            <text:p>31.5904</text:p>
          </table:table-cell>
          <table:table-cell office:value-type="float" office:value="1.4972" calcext:value-type="float">
            <text:p>1.4972</text:p>
          </table:table-cell>
          <table:table-cell office:value-type="float" office:value="0.572492" calcext:value-type="float">
            <text:p>0.57249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8488" calcext:value-type="float">
            <text:p>0.000478488</text:p>
          </table:table-cell>
          <table:table-cell/>
          <table:table-cell office:value-type="float" office:value="32.4448" calcext:value-type="float">
            <text:p>32.4448</text:p>
          </table:table-cell>
          <table:table-cell office:value-type="float" office:value="1.27012" calcext:value-type="float">
            <text:p>1.27012</text:p>
          </table:table-cell>
          <table:table-cell office:value-type="float" office:value="0.000800293" calcext:value-type="float">
            <text:p>0.000800293</text:p>
          </table:table-cell>
          <table:table-cell/>
          <table:table-cell office:value-type="float" office:value="32.0284" calcext:value-type="float">
            <text:p>32.0284</text:p>
          </table:table-cell>
          <table:table-cell office:value-type="float" office:value="1.25063" calcext:value-type="float">
            <text:p>1.25063</text:p>
          </table:table-cell>
          <table:table-cell office:value-type="float" office:value="0.000800543" calcext:value-type="float">
            <text:p>0.000800543</text:p>
          </table:table-cell>
          <table:table-cell/>
          <table:table-cell office:value-type="float" office:value="34.3807" calcext:value-type="float">
            <text:p>34.3807</text:p>
          </table:table-cell>
          <table:table-cell office:value-type="float" office:value="1.16746" calcext:value-type="float">
            <text:p>1.16746</text:p>
          </table:table-cell>
          <table:table-cell office:value-type="float" office:value="0.000820401" calcext:value-type="float">
            <text:p>0.000820401</text:p>
          </table:table-cell>
          <table:table-cell/>
          <table:table-cell office:value-type="float" office:value="33.4792" calcext:value-type="float">
            <text:p>33.4792</text:p>
          </table:table-cell>
          <table:table-cell office:value-type="float" office:value="1.28711" calcext:value-type="float">
            <text:p>1.28711</text:p>
          </table:table-cell>
          <table:table-cell office:value-type="float" office:value="0.00642022" calcext:value-type="float">
            <text:p>0.00642022</text:p>
          </table:table-cell>
          <table:table-cell/>
          <table:table-cell office:value-type="float" office:value="33.2894" calcext:value-type="float">
            <text:p>33.2894</text:p>
          </table:table-cell>
          <table:table-cell office:value-type="float" office:value="1.35575" calcext:value-type="float">
            <text:p>1.35575</text:p>
          </table:table-cell>
          <table:table-cell office:value-type="float" office:value="0.057674" calcext:value-type="float">
            <text:p>0.057674</text:p>
          </table:table-cell>
          <table:table-cell/>
          <table:table-cell office:value-type="float" office:value="33.3233" calcext:value-type="float">
            <text:p>33.3233</text:p>
          </table:table-cell>
          <table:table-cell office:value-type="float" office:value="1.22971" calcext:value-type="float">
            <text:p>1.22971</text:p>
          </table:table-cell>
          <table:table-cell office:value-type="float" office:value="0.57295" calcext:value-type="float">
            <text:p>0.5729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995" calcext:value-type="float">
            <text:p>0.000470995</text:p>
          </table:table-cell>
          <table:table-cell/>
          <table:table-cell office:value-type="float" office:value="32.0177" calcext:value-type="float">
            <text:p>32.0177</text:p>
          </table:table-cell>
          <table:table-cell office:value-type="float" office:value="1.17473" calcext:value-type="float">
            <text:p>1.17473</text:p>
          </table:table-cell>
          <table:table-cell office:value-type="float" office:value="0.000803169" calcext:value-type="float">
            <text:p>0.000803169</text:p>
          </table:table-cell>
          <table:table-cell/>
          <table:table-cell office:value-type="float" office:value="30.8448" calcext:value-type="float">
            <text:p>30.8448</text:p>
          </table:table-cell>
          <table:table-cell office:value-type="float" office:value="1.57577" calcext:value-type="float">
            <text:p>1.57577</text:p>
          </table:table-cell>
          <table:table-cell office:value-type="float" office:value="0.000800243" calcext:value-type="float">
            <text:p>0.000800243</text:p>
          </table:table-cell>
          <table:table-cell/>
          <table:table-cell office:value-type="float" office:value="32.9709" calcext:value-type="float">
            <text:p>32.9709</text:p>
          </table:table-cell>
          <table:table-cell office:value-type="float" office:value="1.45158" calcext:value-type="float">
            <text:p>1.45158</text:p>
          </table:table-cell>
          <table:table-cell office:value-type="float" office:value="0.000824659" calcext:value-type="float">
            <text:p>0.000824659</text:p>
          </table:table-cell>
          <table:table-cell/>
          <table:table-cell office:value-type="float" office:value="32.7496" calcext:value-type="float">
            <text:p>32.7496</text:p>
          </table:table-cell>
          <table:table-cell office:value-type="float" office:value="1.31589" calcext:value-type="float">
            <text:p>1.31589</text:p>
          </table:table-cell>
          <table:table-cell office:value-type="float" office:value="0.00639013" calcext:value-type="float">
            <text:p>0.00639013</text:p>
          </table:table-cell>
          <table:table-cell/>
          <table:table-cell office:value-type="float" office:value="34.5042" calcext:value-type="float">
            <text:p>34.5042</text:p>
          </table:table-cell>
          <table:table-cell office:value-type="float" office:value="1.30485" calcext:value-type="float">
            <text:p>1.30485</text:p>
          </table:table-cell>
          <table:table-cell office:value-type="float" office:value="0.0600693" calcext:value-type="float">
            <text:p>0.0600693</text:p>
          </table:table-cell>
          <table:table-cell/>
          <table:table-cell office:value-type="float" office:value="33.7248" calcext:value-type="float">
            <text:p>33.7248</text:p>
          </table:table-cell>
          <table:table-cell office:value-type="float" office:value="1.38283" calcext:value-type="float">
            <text:p>1.38283</text:p>
          </table:table-cell>
          <table:table-cell office:value-type="float" office:value="0.577844" calcext:value-type="float">
            <text:p>0.57784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373" calcext:value-type="float">
            <text:p>0.00047373</text:p>
          </table:table-cell>
          <table:table-cell/>
          <table:table-cell office:value-type="float" office:value="32.1476" calcext:value-type="float">
            <text:p>32.1476</text:p>
          </table:table-cell>
          <table:table-cell office:value-type="float" office:value="1.24631" calcext:value-type="float">
            <text:p>1.24631</text:p>
          </table:table-cell>
          <table:table-cell office:value-type="float" office:value="0.000804852" calcext:value-type="float">
            <text:p>0.000804852</text:p>
          </table:table-cell>
          <table:table-cell/>
          <table:table-cell office:value-type="float" office:value="33.1631" calcext:value-type="float">
            <text:p>33.1631</text:p>
          </table:table-cell>
          <table:table-cell office:value-type="float" office:value="1.13494" calcext:value-type="float">
            <text:p>1.13494</text:p>
          </table:table-cell>
          <table:table-cell office:value-type="float" office:value="0.000797307" calcext:value-type="float">
            <text:p>0.000797307</text:p>
          </table:table-cell>
          <table:table-cell/>
          <table:table-cell office:value-type="float" office:value="33.3461" calcext:value-type="float">
            <text:p>33.3461</text:p>
          </table:table-cell>
          <table:table-cell office:value-type="float" office:value="1.29735" calcext:value-type="float">
            <text:p>1.29735</text:p>
          </table:table-cell>
          <table:table-cell office:value-type="float" office:value="0.000828937" calcext:value-type="float">
            <text:p>0.000828937</text:p>
          </table:table-cell>
          <table:table-cell/>
          <table:table-cell office:value-type="float" office:value="34.3954" calcext:value-type="float">
            <text:p>34.3954</text:p>
          </table:table-cell>
          <table:table-cell office:value-type="float" office:value="1.38852" calcext:value-type="float">
            <text:p>1.38852</text:p>
          </table:table-cell>
          <table:table-cell office:value-type="float" office:value="0.00658854" calcext:value-type="float">
            <text:p>0.00658854</text:p>
          </table:table-cell>
          <table:table-cell/>
          <table:table-cell office:value-type="float" office:value="32.8703" calcext:value-type="float">
            <text:p>32.8703</text:p>
          </table:table-cell>
          <table:table-cell office:value-type="float" office:value="1.2354" calcext:value-type="float">
            <text:p>1.2354</text:p>
          </table:table-cell>
          <table:table-cell office:value-type="float" office:value="0.0586614" calcext:value-type="float">
            <text:p>0.0586614</text:p>
          </table:table-cell>
          <table:table-cell/>
          <table:table-cell office:value-type="float" office:value="32.4727" calcext:value-type="float">
            <text:p>32.4727</text:p>
          </table:table-cell>
          <table:table-cell office:value-type="float" office:value="1.30967" calcext:value-type="float">
            <text:p>1.30967</text:p>
          </table:table-cell>
          <table:table-cell office:value-type="float" office:value="0.573897" calcext:value-type="float">
            <text:p>0.57389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35" calcext:value-type="float">
            <text:p>0.00046835</text:p>
          </table:table-cell>
          <table:table-cell/>
          <table:table-cell office:value-type="float" office:value="32.2079" calcext:value-type="float">
            <text:p>32.2079</text:p>
          </table:table-cell>
          <table:table-cell office:value-type="float" office:value="1.17646" calcext:value-type="float">
            <text:p>1.17646</text:p>
          </table:table-cell>
          <table:table-cell office:value-type="float" office:value="0.000803108" calcext:value-type="float">
            <text:p>0.000803108</text:p>
          </table:table-cell>
          <table:table-cell/>
          <table:table-cell office:value-type="float" office:value="33.9862" calcext:value-type="float">
            <text:p>33.9862</text:p>
          </table:table-cell>
          <table:table-cell office:value-type="float" office:value="1.27656" calcext:value-type="float">
            <text:p>1.27656</text:p>
          </table:table-cell>
          <table:table-cell office:value-type="float" office:value="0.000792348" calcext:value-type="float">
            <text:p>0.000792348</text:p>
          </table:table-cell>
          <table:table-cell/>
          <table:table-cell office:value-type="float" office:value="31.7753" calcext:value-type="float">
            <text:p>31.7753</text:p>
          </table:table-cell>
          <table:table-cell office:value-type="float" office:value="1.34115" calcext:value-type="float">
            <text:p>1.34115</text:p>
          </table:table-cell>
          <table:table-cell office:value-type="float" office:value="0.000828486" calcext:value-type="float">
            <text:p>0.000828486</text:p>
          </table:table-cell>
          <table:table-cell/>
          <table:table-cell office:value-type="float" office:value="32.4675" calcext:value-type="float">
            <text:p>32.4675</text:p>
          </table:table-cell>
          <table:table-cell office:value-type="float" office:value="1.38257" calcext:value-type="float">
            <text:p>1.38257</text:p>
          </table:table-cell>
          <table:table-cell office:value-type="float" office:value="0.00646159" calcext:value-type="float">
            <text:p>0.00646159</text:p>
          </table:table-cell>
          <table:table-cell/>
          <table:table-cell office:value-type="float" office:value="33.2964" calcext:value-type="float">
            <text:p>33.2964</text:p>
          </table:table-cell>
          <table:table-cell office:value-type="float" office:value="1.32067" calcext:value-type="float">
            <text:p>1.32067</text:p>
          </table:table-cell>
          <table:table-cell office:value-type="float" office:value="0.0580088" calcext:value-type="float">
            <text:p>0.0580088</text:p>
          </table:table-cell>
          <table:table-cell/>
          <table:table-cell office:value-type="float" office:value="33.3776" calcext:value-type="float">
            <text:p>33.3776</text:p>
          </table:table-cell>
          <table:table-cell office:value-type="float" office:value="1.44851" calcext:value-type="float">
            <text:p>1.44851</text:p>
          </table:table-cell>
          <table:table-cell office:value-type="float" office:value="0.578336" calcext:value-type="float">
            <text:p>0.57833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5043" calcext:value-type="float">
            <text:p>0.000475043</text:p>
          </table:table-cell>
          <table:table-cell/>
          <table:table-cell office:value-type="float" office:value="31.7126" calcext:value-type="float">
            <text:p>31.7126</text:p>
          </table:table-cell>
          <table:table-cell office:value-type="float" office:value="1.23108" calcext:value-type="float">
            <text:p>1.23108</text:p>
          </table:table-cell>
          <table:table-cell office:value-type="float" office:value="0.000794282" calcext:value-type="float">
            <text:p>0.000794282</text:p>
          </table:table-cell>
          <table:table-cell/>
          <table:table-cell office:value-type="float" office:value="31.1079" calcext:value-type="float">
            <text:p>31.1079</text:p>
          </table:table-cell>
          <table:table-cell office:value-type="float" office:value="1.47934" calcext:value-type="float">
            <text:p>1.47934</text:p>
          </table:table-cell>
          <table:table-cell office:value-type="float" office:value="0.000796496" calcext:value-type="float">
            <text:p>0.000796496</text:p>
          </table:table-cell>
          <table:table-cell/>
          <table:table-cell office:value-type="float" office:value="33.3754" calcext:value-type="float">
            <text:p>33.3754</text:p>
          </table:table-cell>
          <table:table-cell office:value-type="float" office:value="1.28131" calcext:value-type="float">
            <text:p>1.28131</text:p>
          </table:table-cell>
          <table:table-cell office:value-type="float" office:value="0.000823487" calcext:value-type="float">
            <text:p>0.000823487</text:p>
          </table:table-cell>
          <table:table-cell/>
          <table:table-cell office:value-type="float" office:value="35.0917" calcext:value-type="float">
            <text:p>35.0917</text:p>
          </table:table-cell>
          <table:table-cell office:value-type="float" office:value="1.23518" calcext:value-type="float">
            <text:p>1.23518</text:p>
          </table:table-cell>
          <table:table-cell office:value-type="float" office:value="0.0065988" calcext:value-type="float">
            <text:p>0.0065988</text:p>
          </table:table-cell>
          <table:table-cell/>
          <table:table-cell office:value-type="float" office:value="33.6173" calcext:value-type="float">
            <text:p>33.6173</text:p>
          </table:table-cell>
          <table:table-cell office:value-type="float" office:value="1.1762" calcext:value-type="float">
            <text:p>1.1762</text:p>
          </table:table-cell>
          <table:table-cell office:value-type="float" office:value="0.0590419" calcext:value-type="float">
            <text:p>0.0590419</text:p>
          </table:table-cell>
          <table:table-cell/>
          <table:table-cell office:value-type="float" office:value="31.923" calcext:value-type="float">
            <text:p>31.923</text:p>
          </table:table-cell>
          <table:table-cell office:value-type="float" office:value="1.44044" calcext:value-type="float">
            <text:p>1.44044</text:p>
          </table:table-cell>
          <table:table-cell office:value-type="float" office:value="0.574508" calcext:value-type="float">
            <text:p>0.57450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9332" calcext:value-type="float">
            <text:p>0.000469332</text:p>
          </table:table-cell>
          <table:table-cell/>
          <table:table-cell office:value-type="float" office:value="31.9222" calcext:value-type="float">
            <text:p>31.9222</text:p>
          </table:table-cell>
          <table:table-cell office:value-type="float" office:value="1.17698" calcext:value-type="float">
            <text:p>1.17698</text:p>
          </table:table-cell>
          <table:table-cell office:value-type="float" office:value="0.000798941" calcext:value-type="float">
            <text:p>0.000798941</text:p>
          </table:table-cell>
          <table:table-cell/>
          <table:table-cell office:value-type="float" office:value="32.7876" calcext:value-type="float">
            <text:p>32.7876</text:p>
          </table:table-cell>
          <table:table-cell office:value-type="float" office:value="1.26396" calcext:value-type="float">
            <text:p>1.26396</text:p>
          </table:table-cell>
          <table:table-cell office:value-type="float" office:value="0.000804281" calcext:value-type="float">
            <text:p>0.000804281</text:p>
          </table:table-cell>
          <table:table-cell/>
          <table:table-cell office:value-type="float" office:value="33.0557" calcext:value-type="float">
            <text:p>33.0557</text:p>
          </table:table-cell>
          <table:table-cell office:value-type="float" office:value="1.25659" calcext:value-type="float">
            <text:p>1.25659</text:p>
          </table:table-cell>
          <table:table-cell office:value-type="float" office:value="0.000822154" calcext:value-type="float">
            <text:p>0.000822154</text:p>
          </table:table-cell>
          <table:table-cell/>
          <table:table-cell office:value-type="float" office:value="33.4858" calcext:value-type="float">
            <text:p>33.4858</text:p>
          </table:table-cell>
          <table:table-cell office:value-type="float" office:value="1.44554" calcext:value-type="float">
            <text:p>1.44554</text:p>
          </table:table-cell>
          <table:table-cell office:value-type="float" office:value="0.00658823" calcext:value-type="float">
            <text:p>0.00658823</text:p>
          </table:table-cell>
          <table:table-cell/>
          <table:table-cell office:value-type="float" office:value="34.9284" calcext:value-type="float">
            <text:p>34.9284</text:p>
          </table:table-cell>
          <table:table-cell office:value-type="float" office:value="1.19702" calcext:value-type="float">
            <text:p>1.19702</text:p>
          </table:table-cell>
          <table:table-cell office:value-type="float" office:value="0.0583595" calcext:value-type="float">
            <text:p>0.0583595</text:p>
          </table:table-cell>
          <table:table-cell/>
          <table:table-cell office:value-type="float" office:value="33.5261" calcext:value-type="float">
            <text:p>33.5261</text:p>
          </table:table-cell>
          <table:table-cell office:value-type="float" office:value="1.20284" calcext:value-type="float">
            <text:p>1.20284</text:p>
          </table:table-cell>
          <table:table-cell office:value-type="float" office:value="0.580261" calcext:value-type="float">
            <text:p>0.58026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5553" calcext:value-type="float">
            <text:p>0.000475553</text:p>
          </table:table-cell>
          <table:table-cell/>
          <table:table-cell office:value-type="float" office:value="31.9739" calcext:value-type="float">
            <text:p>31.9739</text:p>
          </table:table-cell>
          <table:table-cell office:value-type="float" office:value="1.16811" calcext:value-type="float">
            <text:p>1.16811</text:p>
          </table:table-cell>
          <table:table-cell office:value-type="float" office:value="0.000811174" calcext:value-type="float">
            <text:p>0.000811174</text:p>
          </table:table-cell>
          <table:table-cell/>
          <table:table-cell office:value-type="float" office:value="33.0996" calcext:value-type="float">
            <text:p>33.0996</text:p>
          </table:table-cell>
          <table:table-cell office:value-type="float" office:value="1.33068" calcext:value-type="float">
            <text:p>1.33068</text:p>
          </table:table-cell>
          <table:table-cell office:value-type="float" office:value="0.000800333" calcext:value-type="float">
            <text:p>0.000800333</text:p>
          </table:table-cell>
          <table:table-cell/>
          <table:table-cell office:value-type="float" office:value="31.6643" calcext:value-type="float">
            <text:p>31.6643</text:p>
          </table:table-cell>
          <table:table-cell office:value-type="float" office:value="1.46449" calcext:value-type="float">
            <text:p>1.46449</text:p>
          </table:table-cell>
          <table:table-cell office:value-type="float" office:value="0.000821673" calcext:value-type="float">
            <text:p>0.000821673</text:p>
          </table:table-cell>
          <table:table-cell/>
          <table:table-cell office:value-type="float" office:value="32.1905" calcext:value-type="float">
            <text:p>32.1905</text:p>
          </table:table-cell>
          <table:table-cell office:value-type="float" office:value="1.52133" calcext:value-type="float">
            <text:p>1.52133</text:p>
          </table:table-cell>
          <table:table-cell office:value-type="float" office:value="0.00636043" calcext:value-type="float">
            <text:p>0.00636043</text:p>
          </table:table-cell>
          <table:table-cell/>
          <table:table-cell office:value-type="float" office:value="32.2985" calcext:value-type="float">
            <text:p>32.2985</text:p>
          </table:table-cell>
          <table:table-cell office:value-type="float" office:value="1.38027" calcext:value-type="float">
            <text:p>1.38027</text:p>
          </table:table-cell>
          <table:table-cell office:value-type="float" office:value="0.0573247" calcext:value-type="float">
            <text:p>0.0573247</text:p>
          </table:table-cell>
          <table:table-cell/>
          <table:table-cell office:value-type="float" office:value="34.0188" calcext:value-type="float">
            <text:p>34.0188</text:p>
          </table:table-cell>
          <table:table-cell office:value-type="float" office:value="1.30876" calcext:value-type="float">
            <text:p>1.30876</text:p>
          </table:table-cell>
          <table:table-cell office:value-type="float" office:value="0.587897" calcext:value-type="float">
            <text:p>0.58789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059" calcext:value-type="float">
            <text:p>0.000468059</text:p>
          </table:table-cell>
          <table:table-cell/>
          <table:table-cell office:value-type="float" office:value="33.0507" calcext:value-type="float">
            <text:p>33.0507</text:p>
          </table:table-cell>
          <table:table-cell office:value-type="float" office:value="1.13756" calcext:value-type="float">
            <text:p>1.13756</text:p>
          </table:table-cell>
          <table:table-cell office:value-type="float" office:value="0.000806465" calcext:value-type="float">
            <text:p>0.000806465</text:p>
          </table:table-cell>
          <table:table-cell/>
          <table:table-cell office:value-type="float" office:value="32.1949" calcext:value-type="float">
            <text:p>32.1949</text:p>
          </table:table-cell>
          <table:table-cell office:value-type="float" office:value="1.19864" calcext:value-type="float">
            <text:p>1.19864</text:p>
          </table:table-cell>
          <table:table-cell office:value-type="float" office:value="0.000801695" calcext:value-type="float">
            <text:p>0.000801695</text:p>
          </table:table-cell>
          <table:table-cell/>
          <table:table-cell office:value-type="float" office:value="31.493" calcext:value-type="float">
            <text:p>31.493</text:p>
          </table:table-cell>
          <table:table-cell office:value-type="float" office:value="1.45272" calcext:value-type="float">
            <text:p>1.45272</text:p>
          </table:table-cell>
          <table:table-cell office:value-type="float" office:value="0.00081462" calcext:value-type="float">
            <text:p>0.00081462</text:p>
          </table:table-cell>
          <table:table-cell/>
          <table:table-cell office:value-type="float" office:value="31.0052" calcext:value-type="float">
            <text:p>31.0052</text:p>
          </table:table-cell>
          <table:table-cell office:value-type="float" office:value="1.58315" calcext:value-type="float">
            <text:p>1.58315</text:p>
          </table:table-cell>
          <table:table-cell office:value-type="float" office:value="0.00635833" calcext:value-type="float">
            <text:p>0.00635833</text:p>
          </table:table-cell>
          <table:table-cell/>
          <table:table-cell office:value-type="float" office:value="34.3673" calcext:value-type="float">
            <text:p>34.3673</text:p>
          </table:table-cell>
          <table:table-cell office:value-type="float" office:value="1.17116" calcext:value-type="float">
            <text:p>1.17116</text:p>
          </table:table-cell>
          <table:table-cell office:value-type="float" office:value="0.0591929" calcext:value-type="float">
            <text:p>0.0591929</text:p>
          </table:table-cell>
          <table:table-cell/>
          <table:table-cell office:value-type="float" office:value="33.8993" calcext:value-type="float">
            <text:p>33.8993</text:p>
          </table:table-cell>
          <table:table-cell office:value-type="float" office:value="1.24683" calcext:value-type="float">
            <text:p>1.24683</text:p>
          </table:table-cell>
          <table:table-cell office:value-type="float" office:value="0.680135" calcext:value-type="float">
            <text:p>0.68013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257" calcext:value-type="float">
            <text:p>0.000472257</text:p>
          </table:table-cell>
          <table:table-cell/>
          <table:table-cell office:value-type="float" office:value="31.5388" calcext:value-type="float">
            <text:p>31.5388</text:p>
          </table:table-cell>
          <table:table-cell office:value-type="float" office:value="1.1619" calcext:value-type="float">
            <text:p>1.1619</text:p>
          </table:table-cell>
          <table:table-cell office:value-type="float" office:value="0.000800704" calcext:value-type="float">
            <text:p>0.000800704</text:p>
          </table:table-cell>
          <table:table-cell/>
          <table:table-cell office:value-type="float" office:value="31.8797" calcext:value-type="float">
            <text:p>31.8797</text:p>
          </table:table-cell>
          <table:table-cell office:value-type="float" office:value="1.45322" calcext:value-type="float">
            <text:p>1.45322</text:p>
          </table:table-cell>
          <table:table-cell office:value-type="float" office:value="0.00079329" calcext:value-type="float">
            <text:p>0.00079329</text:p>
          </table:table-cell>
          <table:table-cell/>
          <table:table-cell office:value-type="float" office:value="33.4897" calcext:value-type="float">
            <text:p>33.4897</text:p>
          </table:table-cell>
          <table:table-cell office:value-type="float" office:value="1.31026" calcext:value-type="float">
            <text:p>1.31026</text:p>
          </table:table-cell>
          <table:table-cell office:value-type="float" office:value="0.000823687" calcext:value-type="float">
            <text:p>0.000823687</text:p>
          </table:table-cell>
          <table:table-cell/>
          <table:table-cell office:value-type="float" office:value="33.153" calcext:value-type="float">
            <text:p>33.153</text:p>
          </table:table-cell>
          <table:table-cell office:value-type="float" office:value="1.31469" calcext:value-type="float">
            <text:p>1.31469</text:p>
          </table:table-cell>
          <table:table-cell office:value-type="float" office:value="0.0064994" calcext:value-type="float">
            <text:p>0.0064994</text:p>
          </table:table-cell>
          <table:table-cell/>
          <table:table-cell office:value-type="float" office:value="33.348" calcext:value-type="float">
            <text:p>33.348</text:p>
          </table:table-cell>
          <table:table-cell office:value-type="float" office:value="1.28347" calcext:value-type="float">
            <text:p>1.28347</text:p>
          </table:table-cell>
          <table:table-cell office:value-type="float" office:value="0.0587518" calcext:value-type="float">
            <text:p>0.0587518</text:p>
          </table:table-cell>
          <table:table-cell/>
          <table:table-cell office:value-type="float" office:value="33.9093" calcext:value-type="float">
            <text:p>33.9093</text:p>
          </table:table-cell>
          <table:table-cell office:value-type="float" office:value="1.28775" calcext:value-type="float">
            <text:p>1.28775</text:p>
          </table:table-cell>
          <table:table-cell office:value-type="float" office:value="0.59155" calcext:value-type="float">
            <text:p>0.5915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3" calcext:value-type="float">
            <text:p>0.0004683</text:p>
          </table:table-cell>
          <table:table-cell/>
          <table:table-cell office:value-type="float" office:value="30.9673" calcext:value-type="float">
            <text:p>30.9673</text:p>
          </table:table-cell>
          <table:table-cell office:value-type="float" office:value="1.29828" calcext:value-type="float">
            <text:p>1.29828</text:p>
          </table:table-cell>
          <table:table-cell office:value-type="float" office:value="0.000796626" calcext:value-type="float">
            <text:p>0.000796626</text:p>
          </table:table-cell>
          <table:table-cell/>
          <table:table-cell office:value-type="float" office:value="33.1252" calcext:value-type="float">
            <text:p>33.1252</text:p>
          </table:table-cell>
          <table:table-cell office:value-type="float" office:value="1.3329" calcext:value-type="float">
            <text:p>1.3329</text:p>
          </table:table-cell>
          <table:table-cell office:value-type="float" office:value="0.000794663" calcext:value-type="float">
            <text:p>0.000794663</text:p>
          </table:table-cell>
          <table:table-cell/>
          <table:table-cell office:value-type="float" office:value="31.2956" calcext:value-type="float">
            <text:p>31.2956</text:p>
          </table:table-cell>
          <table:table-cell office:value-type="float" office:value="1.48802" calcext:value-type="float">
            <text:p>1.48802</text:p>
          </table:table-cell>
          <table:table-cell office:value-type="float" office:value="0.000812226" calcext:value-type="float">
            <text:p>0.000812226</text:p>
          </table:table-cell>
          <table:table-cell/>
          <table:table-cell office:value-type="float" office:value="33.993" calcext:value-type="float">
            <text:p>33.993</text:p>
          </table:table-cell>
          <table:table-cell office:value-type="float" office:value="1.27643" calcext:value-type="float">
            <text:p>1.27643</text:p>
          </table:table-cell>
          <table:table-cell office:value-type="float" office:value="0.00653627" calcext:value-type="float">
            <text:p>0.00653627</text:p>
          </table:table-cell>
          <table:table-cell/>
          <table:table-cell office:value-type="float" office:value="33.303" calcext:value-type="float">
            <text:p>33.303</text:p>
          </table:table-cell>
          <table:table-cell office:value-type="float" office:value="1.3358" calcext:value-type="float">
            <text:p>1.3358</text:p>
          </table:table-cell>
          <table:table-cell office:value-type="float" office:value="0.0589028" calcext:value-type="float">
            <text:p>0.0589028</text:p>
          </table:table-cell>
          <table:table-cell/>
          <table:table-cell office:value-type="float" office:value="32.8618" calcext:value-type="float">
            <text:p>32.8618</text:p>
          </table:table-cell>
          <table:table-cell office:value-type="float" office:value="1.27505" calcext:value-type="float">
            <text:p>1.27505</text:p>
          </table:table-cell>
          <table:table-cell office:value-type="float" office:value="0.671061" calcext:value-type="float">
            <text:p>0.67106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42" calcext:value-type="float">
            <text:p>0.00046842</text:p>
          </table:table-cell>
          <table:table-cell/>
          <table:table-cell office:value-type="float" office:value="31.5968" calcext:value-type="float">
            <text:p>31.5968</text:p>
          </table:table-cell>
          <table:table-cell office:value-type="float" office:value="1.23738" calcext:value-type="float">
            <text:p>1.23738</text:p>
          </table:table-cell>
          <table:table-cell office:value-type="float" office:value="0.000807517" calcext:value-type="float">
            <text:p>0.000807517</text:p>
          </table:table-cell>
          <table:table-cell/>
          <table:table-cell office:value-type="float" office:value="32.5861" calcext:value-type="float">
            <text:p>32.5861</text:p>
          </table:table-cell>
          <table:table-cell office:value-type="float" office:value="1.35166" calcext:value-type="float">
            <text:p>1.35166</text:p>
          </table:table-cell>
          <table:table-cell office:value-type="float" office:value="0.000799863" calcext:value-type="float">
            <text:p>0.000799863</text:p>
          </table:table-cell>
          <table:table-cell/>
          <table:table-cell office:value-type="float" office:value="33.4651" calcext:value-type="float">
            <text:p>33.4651</text:p>
          </table:table-cell>
          <table:table-cell office:value-type="float" office:value="1.25502" calcext:value-type="float">
            <text:p>1.25502</text:p>
          </table:table-cell>
          <table:table-cell office:value-type="float" office:value="0.000825721" calcext:value-type="float">
            <text:p>0.000825721</text:p>
          </table:table-cell>
          <table:table-cell/>
          <table:table-cell office:value-type="float" office:value="34.1556" calcext:value-type="float">
            <text:p>34.1556</text:p>
          </table:table-cell>
          <table:table-cell office:value-type="float" office:value="1.19662" calcext:value-type="float">
            <text:p>1.19662</text:p>
          </table:table-cell>
          <table:table-cell office:value-type="float" office:value="0.00649597" calcext:value-type="float">
            <text:p>0.00649597</text:p>
          </table:table-cell>
          <table:table-cell/>
          <table:table-cell office:value-type="float" office:value="33.0898" calcext:value-type="float">
            <text:p>33.0898</text:p>
          </table:table-cell>
          <table:table-cell office:value-type="float" office:value="1.33146" calcext:value-type="float">
            <text:p>1.33146</text:p>
          </table:table-cell>
          <table:table-cell office:value-type="float" office:value="0.0583644" calcext:value-type="float">
            <text:p>0.0583644</text:p>
          </table:table-cell>
          <table:table-cell/>
          <table:table-cell office:value-type="float" office:value="34.0453" calcext:value-type="float">
            <text:p>34.0453</text:p>
          </table:table-cell>
          <table:table-cell office:value-type="float" office:value="1.17535" calcext:value-type="float">
            <text:p>1.17535</text:p>
          </table:table-cell>
          <table:table-cell office:value-type="float" office:value="0.581643" calcext:value-type="float">
            <text:p>0.58164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8839" calcext:value-type="float">
            <text:p>0.000478839</text:p>
          </table:table-cell>
          <table:table-cell/>
          <table:table-cell office:value-type="float" office:value="32.3576" calcext:value-type="float">
            <text:p>32.3576</text:p>
          </table:table-cell>
          <table:table-cell office:value-type="float" office:value="1.22064" calcext:value-type="float">
            <text:p>1.22064</text:p>
          </table:table-cell>
          <table:table-cell office:value-type="float" office:value="0.00080401" calcext:value-type="float">
            <text:p>0.00080401</text:p>
          </table:table-cell>
          <table:table-cell/>
          <table:table-cell office:value-type="float" office:value="31.0664" calcext:value-type="float">
            <text:p>31.0664</text:p>
          </table:table-cell>
          <table:table-cell office:value-type="float" office:value="1.39402" calcext:value-type="float">
            <text:p>1.39402</text:p>
          </table:table-cell>
          <table:table-cell office:value-type="float" office:value="0.000798539" calcext:value-type="float">
            <text:p>0.000798539</text:p>
          </table:table-cell>
          <table:table-cell/>
          <table:table-cell office:value-type="float" office:value="33.1934" calcext:value-type="float">
            <text:p>33.1934</text:p>
          </table:table-cell>
          <table:table-cell office:value-type="float" office:value="1.35484" calcext:value-type="float">
            <text:p>1.35484</text:p>
          </table:table-cell>
          <table:table-cell office:value-type="float" office:value="0.000845498" calcext:value-type="float">
            <text:p>0.000845498</text:p>
          </table:table-cell>
          <table:table-cell/>
          <table:table-cell office:value-type="float" office:value="32.6076" calcext:value-type="float">
            <text:p>32.6076</text:p>
          </table:table-cell>
          <table:table-cell office:value-type="float" office:value="1.43285" calcext:value-type="float">
            <text:p>1.43285</text:p>
          </table:table-cell>
          <table:table-cell office:value-type="float" office:value="0.00646939" calcext:value-type="float">
            <text:p>0.00646939</text:p>
          </table:table-cell>
          <table:table-cell/>
          <table:table-cell office:value-type="float" office:value="33.4587" calcext:value-type="float">
            <text:p>33.4587</text:p>
          </table:table-cell>
          <table:table-cell office:value-type="float" office:value="1.43618" calcext:value-type="float">
            <text:p>1.43618</text:p>
          </table:table-cell>
          <table:table-cell office:value-type="float" office:value="0.0580966" calcext:value-type="float">
            <text:p>0.0580966</text:p>
          </table:table-cell>
          <table:table-cell/>
          <table:table-cell office:value-type="float" office:value="31.7162" calcext:value-type="float">
            <text:p>31.7162</text:p>
          </table:table-cell>
          <table:table-cell office:value-type="float" office:value="1.40344" calcext:value-type="float">
            <text:p>1.40344</text:p>
          </table:table-cell>
          <table:table-cell office:value-type="float" office:value="0.57307" calcext:value-type="float">
            <text:p>0.5730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74" calcext:value-type="float">
            <text:p>0.00046874</text:p>
          </table:table-cell>
          <table:table-cell/>
          <table:table-cell office:value-type="float" office:value="32.0706" calcext:value-type="float">
            <text:p>32.0706</text:p>
          </table:table-cell>
          <table:table-cell office:value-type="float" office:value="1.37824" calcext:value-type="float">
            <text:p>1.37824</text:p>
          </table:table-cell>
          <table:table-cell office:value-type="float" office:value="0.000806996" calcext:value-type="float">
            <text:p>0.000806996</text:p>
          </table:table-cell>
          <table:table-cell/>
          <table:table-cell office:value-type="float" office:value="32.8534" calcext:value-type="float">
            <text:p>32.8534</text:p>
          </table:table-cell>
          <table:table-cell office:value-type="float" office:value="1.20526" calcext:value-type="float">
            <text:p>1.20526</text:p>
          </table:table-cell>
          <table:table-cell office:value-type="float" office:value="0.000794452" calcext:value-type="float">
            <text:p>0.000794452</text:p>
          </table:table-cell>
          <table:table-cell/>
          <table:table-cell office:value-type="float" office:value="32.3503" calcext:value-type="float">
            <text:p>32.3503</text:p>
          </table:table-cell>
          <table:table-cell office:value-type="float" office:value="1.26742" calcext:value-type="float">
            <text:p>1.26742</text:p>
          </table:table-cell>
          <table:table-cell office:value-type="float" office:value="0.000828476" calcext:value-type="float">
            <text:p>0.000828476</text:p>
          </table:table-cell>
          <table:table-cell/>
          <table:table-cell office:value-type="float" office:value="33.0533" calcext:value-type="float">
            <text:p>33.0533</text:p>
          </table:table-cell>
          <table:table-cell office:value-type="float" office:value="1.39122" calcext:value-type="float">
            <text:p>1.39122</text:p>
          </table:table-cell>
          <table:table-cell office:value-type="float" office:value="0.006477" calcext:value-type="float">
            <text:p>0.006477</text:p>
          </table:table-cell>
          <table:table-cell/>
          <table:table-cell office:value-type="float" office:value="33.548" calcext:value-type="float">
            <text:p>33.548</text:p>
          </table:table-cell>
          <table:table-cell office:value-type="float" office:value="1.30371" calcext:value-type="float">
            <text:p>1.30371</text:p>
          </table:table-cell>
          <table:table-cell office:value-type="float" office:value="0.0582038" calcext:value-type="float">
            <text:p>0.0582038</text:p>
          </table:table-cell>
          <table:table-cell/>
          <table:table-cell office:value-type="float" office:value="33.3118" calcext:value-type="float">
            <text:p>33.3118</text:p>
          </table:table-cell>
          <table:table-cell office:value-type="float" office:value="1.29017" calcext:value-type="float">
            <text:p>1.29017</text:p>
          </table:table-cell>
          <table:table-cell office:value-type="float" office:value="0.586608" calcext:value-type="float">
            <text:p>0.58660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517" calcext:value-type="float">
            <text:p>0.000472517</text:p>
          </table:table-cell>
          <table:table-cell/>
          <table:table-cell office:value-type="float" office:value="32.0965" calcext:value-type="float">
            <text:p>32.0965</text:p>
          </table:table-cell>
          <table:table-cell office:value-type="float" office:value="1.19334" calcext:value-type="float">
            <text:p>1.19334</text:p>
          </table:table-cell>
          <table:table-cell office:value-type="float" office:value="0.000797688" calcext:value-type="float">
            <text:p>0.000797688</text:p>
          </table:table-cell>
          <table:table-cell/>
          <table:table-cell office:value-type="float" office:value="33.224" calcext:value-type="float">
            <text:p>33.224</text:p>
          </table:table-cell>
          <table:table-cell office:value-type="float" office:value="1.23197" calcext:value-type="float">
            <text:p>1.23197</text:p>
          </table:table-cell>
          <table:table-cell office:value-type="float" office:value="0.000790515" calcext:value-type="float">
            <text:p>0.000790515</text:p>
          </table:table-cell>
          <table:table-cell/>
          <table:table-cell office:value-type="float" office:value="32.9117" calcext:value-type="float">
            <text:p>32.9117</text:p>
          </table:table-cell>
          <table:table-cell office:value-type="float" office:value="1.33828" calcext:value-type="float">
            <text:p>1.33828</text:p>
          </table:table-cell>
          <table:table-cell office:value-type="float" office:value="0.000830099" calcext:value-type="float">
            <text:p>0.000830099</text:p>
          </table:table-cell>
          <table:table-cell/>
          <table:table-cell office:value-type="float" office:value="33.3402" calcext:value-type="float">
            <text:p>33.3402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0.00645617" calcext:value-type="float">
            <text:p>0.00645617</text:p>
          </table:table-cell>
          <table:table-cell/>
          <table:table-cell office:value-type="float" office:value="33.4014" calcext:value-type="float">
            <text:p>33.4014</text:p>
          </table:table-cell>
          <table:table-cell office:value-type="float" office:value="1.38507" calcext:value-type="float">
            <text:p>1.38507</text:p>
          </table:table-cell>
          <table:table-cell office:value-type="float" office:value="0.057607" calcext:value-type="float">
            <text:p>0.057607</text:p>
          </table:table-cell>
          <table:table-cell/>
          <table:table-cell office:value-type="float" office:value="34.5704" calcext:value-type="float">
            <text:p>34.5704</text:p>
          </table:table-cell>
          <table:table-cell office:value-type="float" office:value="1.27493" calcext:value-type="float">
            <text:p>1.27493</text:p>
          </table:table-cell>
          <table:table-cell office:value-type="float" office:value="0.584268" calcext:value-type="float">
            <text:p>0.58426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219" calcext:value-type="float">
            <text:p>0.000468219</text:p>
          </table:table-cell>
          <table:table-cell/>
          <table:table-cell office:value-type="float" office:value="30.3212" calcext:value-type="float">
            <text:p>30.3212</text:p>
          </table:table-cell>
          <table:table-cell office:value-type="float" office:value="1.31915" calcext:value-type="float">
            <text:p>1.31915</text:p>
          </table:table-cell>
          <table:table-cell office:value-type="float" office:value="0.000788671" calcext:value-type="float">
            <text:p>0.000788671</text:p>
          </table:table-cell>
          <table:table-cell/>
          <table:table-cell office:value-type="float" office:value="32.8607" calcext:value-type="float">
            <text:p>32.8607</text:p>
          </table:table-cell>
          <table:table-cell office:value-type="float" office:value="1.33118" calcext:value-type="float">
            <text:p>1.33118</text:p>
          </table:table-cell>
          <table:table-cell office:value-type="float" office:value="0.000795103" calcext:value-type="float">
            <text:p>0.000795103</text:p>
          </table:table-cell>
          <table:table-cell/>
          <table:table-cell office:value-type="float" office:value="33.615" calcext:value-type="float">
            <text:p>33.615</text:p>
          </table:table-cell>
          <table:table-cell office:value-type="float" office:value="1.18685" calcext:value-type="float">
            <text:p>1.18685</text:p>
          </table:table-cell>
          <table:table-cell office:value-type="float" office:value="0.000826383" calcext:value-type="float">
            <text:p>0.000826383</text:p>
          </table:table-cell>
          <table:table-cell/>
          <table:table-cell office:value-type="float" office:value="32.4625" calcext:value-type="float">
            <text:p>32.4625</text:p>
          </table:table-cell>
          <table:table-cell office:value-type="float" office:value="1.57294" calcext:value-type="float">
            <text:p>1.57294</text:p>
          </table:table-cell>
          <table:table-cell office:value-type="float" office:value="0.0063496" calcext:value-type="float">
            <text:p>0.0063496</text:p>
          </table:table-cell>
          <table:table-cell/>
          <table:table-cell office:value-type="float" office:value="35.3858" calcext:value-type="float">
            <text:p>35.3858</text:p>
          </table:table-cell>
          <table:table-cell office:value-type="float" office:value="1.15712" calcext:value-type="float">
            <text:p>1.15712</text:p>
          </table:table-cell>
          <table:table-cell office:value-type="float" office:value="0.0608925" calcext:value-type="float">
            <text:p>0.0608925</text:p>
          </table:table-cell>
          <table:table-cell/>
          <table:table-cell office:value-type="float" office:value="34.2283" calcext:value-type="float">
            <text:p>34.2283</text:p>
          </table:table-cell>
          <table:table-cell office:value-type="float" office:value="1.26947" calcext:value-type="float">
            <text:p>1.26947</text:p>
          </table:table-cell>
          <table:table-cell office:value-type="float" office:value="0.596248" calcext:value-type="float">
            <text:p>0.59624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7817" calcext:value-type="float">
            <text:p>0.000477817</text:p>
          </table:table-cell>
          <table:table-cell/>
          <table:table-cell office:value-type="float" office:value="30.9875" calcext:value-type="float">
            <text:p>30.9875</text:p>
          </table:table-cell>
          <table:table-cell office:value-type="float" office:value="1.23771" calcext:value-type="float">
            <text:p>1.23771</text:p>
          </table:table-cell>
          <table:table-cell office:value-type="float" office:value="0.000795885" calcext:value-type="float">
            <text:p>0.000795885</text:p>
          </table:table-cell>
          <table:table-cell/>
          <table:table-cell office:value-type="float" office:value="31.8368" calcext:value-type="float">
            <text:p>31.8368</text:p>
          </table:table-cell>
          <table:table-cell office:value-type="float" office:value="1.36366" calcext:value-type="float">
            <text:p>1.36366</text:p>
          </table:table-cell>
          <table:table-cell office:value-type="float" office:value="0.000798781" calcext:value-type="float">
            <text:p>0.000798781</text:p>
          </table:table-cell>
          <table:table-cell/>
          <table:table-cell office:value-type="float" office:value="33.1566" calcext:value-type="float">
            <text:p>33.1566</text:p>
          </table:table-cell>
          <table:table-cell office:value-type="float" office:value="1.25886" calcext:value-type="float">
            <text:p>1.25886</text:p>
          </table:table-cell>
          <table:table-cell office:value-type="float" office:value="0.000816804" calcext:value-type="float">
            <text:p>0.000816804</text:p>
          </table:table-cell>
          <table:table-cell/>
          <table:table-cell office:value-type="float" office:value="33.7847" calcext:value-type="float">
            <text:p>33.7847</text:p>
          </table:table-cell>
          <table:table-cell office:value-type="float" office:value="1.24186" calcext:value-type="float">
            <text:p>1.24186</text:p>
          </table:table-cell>
          <table:table-cell office:value-type="float" office:value="0.00645347" calcext:value-type="float">
            <text:p>0.00645347</text:p>
          </table:table-cell>
          <table:table-cell/>
          <table:table-cell office:value-type="float" office:value="33.9532" calcext:value-type="float">
            <text:p>33.9532</text:p>
          </table:table-cell>
          <table:table-cell office:value-type="float" office:value="1.30292" calcext:value-type="float">
            <text:p>1.30292</text:p>
          </table:table-cell>
          <table:table-cell office:value-type="float" office:value="0.0584665" calcext:value-type="float">
            <text:p>0.0584665</text:p>
          </table:table-cell>
          <table:table-cell/>
          <table:table-cell office:value-type="float" office:value="34.4954" calcext:value-type="float">
            <text:p>34.4954</text:p>
          </table:table-cell>
          <table:table-cell office:value-type="float" office:value="1.25765" calcext:value-type="float">
            <text:p>1.25765</text:p>
          </table:table-cell>
          <table:table-cell office:value-type="float" office:value="0.592381" calcext:value-type="float">
            <text:p>0.59238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377" calcext:value-type="float">
            <text:p>0.00047377</text:p>
          </table:table-cell>
          <table:table-cell/>
          <table:table-cell office:value-type="float" office:value="30.9627" calcext:value-type="float">
            <text:p>30.9627</text:p>
          </table:table-cell>
          <table:table-cell office:value-type="float" office:value="1.34177" calcext:value-type="float">
            <text:p>1.34177</text:p>
          </table:table-cell>
          <table:table-cell office:value-type="float" office:value="0.000792038" calcext:value-type="float">
            <text:p>0.000792038</text:p>
          </table:table-cell>
          <table:table-cell/>
          <table:table-cell office:value-type="float" office:value="32.9284" calcext:value-type="float">
            <text:p>32.9284</text:p>
          </table:table-cell>
          <table:table-cell office:value-type="float" office:value="1.20586" calcext:value-type="float">
            <text:p>1.20586</text:p>
          </table:table-cell>
          <table:table-cell office:value-type="float" office:value="0.000794322" calcext:value-type="float">
            <text:p>0.000794322</text:p>
          </table:table-cell>
          <table:table-cell/>
          <table:table-cell office:value-type="float" office:value="33.1441" calcext:value-type="float">
            <text:p>33.1441</text:p>
          </table:table-cell>
          <table:table-cell office:value-type="float" office:value="1.28746" calcext:value-type="float">
            <text:p>1.28746</text:p>
          </table:table-cell>
          <table:table-cell office:value-type="float" office:value="0.000816985" calcext:value-type="float">
            <text:p>0.000816985</text:p>
          </table:table-cell>
          <table:table-cell/>
          <table:table-cell office:value-type="float" office:value="35.0696" calcext:value-type="float">
            <text:p>35.0696</text:p>
          </table:table-cell>
          <table:table-cell office:value-type="float" office:value="1.18213" calcext:value-type="float">
            <text:p>1.18213</text:p>
          </table:table-cell>
          <table:table-cell office:value-type="float" office:value="0.00650986" calcext:value-type="float">
            <text:p>0.00650986</text:p>
          </table:table-cell>
          <table:table-cell/>
          <table:table-cell office:value-type="float" office:value="33.1536" calcext:value-type="float">
            <text:p>33.1536</text:p>
          </table:table-cell>
          <table:table-cell office:value-type="float" office:value="1.30524" calcext:value-type="float">
            <text:p>1.30524</text:p>
          </table:table-cell>
          <table:table-cell office:value-type="float" office:value="0.0586991" calcext:value-type="float">
            <text:p>0.0586991</text:p>
          </table:table-cell>
          <table:table-cell/>
          <table:table-cell office:value-type="float" office:value="32.8797" calcext:value-type="float">
            <text:p>32.8797</text:p>
          </table:table-cell>
          <table:table-cell office:value-type="float" office:value="1.38273" calcext:value-type="float">
            <text:p>1.38273</text:p>
          </table:table-cell>
          <table:table-cell office:value-type="float" office:value="0.576767" calcext:value-type="float">
            <text:p>0.57676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142" calcext:value-type="float">
            <text:p>0.000475142</text:p>
          </table:table-cell>
          <table:table-cell/>
          <table:table-cell office:value-type="float" office:value="31.2406" calcext:value-type="float">
            <text:p>31.2406</text:p>
          </table:table-cell>
          <table:table-cell office:value-type="float" office:value="1.30628" calcext:value-type="float">
            <text:p>1.30628</text:p>
          </table:table-cell>
          <table:table-cell office:value-type="float" office:value="0.000813508" calcext:value-type="float">
            <text:p>0.000813508</text:p>
          </table:table-cell>
          <table:table-cell/>
          <table:table-cell office:value-type="float" office:value="31.3425" calcext:value-type="float">
            <text:p>31.3425</text:p>
          </table:table-cell>
          <table:table-cell office:value-type="float" office:value="1.3111" calcext:value-type="float">
            <text:p>1.3111</text:p>
          </table:table-cell>
          <table:table-cell office:value-type="float" office:value="0.00079823" calcext:value-type="float">
            <text:p>0.00079823</text:p>
          </table:table-cell>
          <table:table-cell/>
          <table:table-cell office:value-type="float" office:value="31.7677" calcext:value-type="float">
            <text:p>31.7677</text:p>
          </table:table-cell>
          <table:table-cell office:value-type="float" office:value="1.53757" calcext:value-type="float">
            <text:p>1.53757</text:p>
          </table:table-cell>
          <table:table-cell office:value-type="float" office:value="0.000825631" calcext:value-type="float">
            <text:p>0.000825631</text:p>
          </table:table-cell>
          <table:table-cell/>
          <table:table-cell office:value-type="float" office:value="33.0002" calcext:value-type="float">
            <text:p>33.0002</text:p>
          </table:table-cell>
          <table:table-cell office:value-type="float" office:value="1.39256" calcext:value-type="float">
            <text:p>1.39256</text:p>
          </table:table-cell>
          <table:table-cell office:value-type="float" office:value="0.00664094" calcext:value-type="float">
            <text:p>0.00664094</text:p>
          </table:table-cell>
          <table:table-cell/>
          <table:table-cell office:value-type="float" office:value="31.5785" calcext:value-type="float">
            <text:p>31.5785</text:p>
          </table:table-cell>
          <table:table-cell office:value-type="float" office:value="1.39701" calcext:value-type="float">
            <text:p>1.39701</text:p>
          </table:table-cell>
          <table:table-cell office:value-type="float" office:value="0.0578422" calcext:value-type="float">
            <text:p>0.0578422</text:p>
          </table:table-cell>
          <table:table-cell/>
          <table:table-cell office:value-type="float" office:value="32.4975" calcext:value-type="float">
            <text:p>32.4975</text:p>
          </table:table-cell>
          <table:table-cell office:value-type="float" office:value="1.36378" calcext:value-type="float">
            <text:p>1.36378</text:p>
          </table:table-cell>
          <table:table-cell office:value-type="float" office:value="0.579334" calcext:value-type="float">
            <text:p>0.57933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407" calcext:value-type="float">
            <text:p>0.000472407</text:p>
          </table:table-cell>
          <table:table-cell/>
          <table:table-cell office:value-type="float" office:value="31.1181" calcext:value-type="float">
            <text:p>31.1181</text:p>
          </table:table-cell>
          <table:table-cell office:value-type="float" office:value="1.22508" calcext:value-type="float">
            <text:p>1.22508</text:p>
          </table:table-cell>
          <table:table-cell office:value-type="float" office:value="0.00079847" calcext:value-type="float">
            <text:p>0.00079847</text:p>
          </table:table-cell>
          <table:table-cell/>
          <table:table-cell office:value-type="float" office:value="33.4789" calcext:value-type="float">
            <text:p>33.4789</text:p>
          </table:table-cell>
          <table:table-cell office:value-type="float" office:value="1.28554" calcext:value-type="float">
            <text:p>1.28554</text:p>
          </table:table-cell>
          <table:table-cell office:value-type="float" office:value="0.000791337" calcext:value-type="float">
            <text:p>0.000791337</text:p>
          </table:table-cell>
          <table:table-cell/>
          <table:table-cell office:value-type="float" office:value="33.1136" calcext:value-type="float">
            <text:p>33.1136</text:p>
          </table:table-cell>
          <table:table-cell office:value-type="float" office:value="1.30374" calcext:value-type="float">
            <text:p>1.30374</text:p>
          </table:table-cell>
          <table:table-cell office:value-type="float" office:value="0.000822756" calcext:value-type="float">
            <text:p>0.000822756</text:p>
          </table:table-cell>
          <table:table-cell/>
          <table:table-cell office:value-type="float" office:value="34.0449" calcext:value-type="float">
            <text:p>34.0449</text:p>
          </table:table-cell>
          <table:table-cell office:value-type="float" office:value="1.31402" calcext:value-type="float">
            <text:p>1.31402</text:p>
          </table:table-cell>
          <table:table-cell office:value-type="float" office:value="0.00650229" calcext:value-type="float">
            <text:p>0.00650229</text:p>
          </table:table-cell>
          <table:table-cell/>
          <table:table-cell office:value-type="float" office:value="35.7008" calcext:value-type="float">
            <text:p>35.7008</text:p>
          </table:table-cell>
          <table:table-cell office:value-type="float" office:value="1.09128" calcext:value-type="float">
            <text:p>1.09128</text:p>
          </table:table-cell>
          <table:table-cell office:value-type="float" office:value="0.0595305" calcext:value-type="float">
            <text:p>0.0595305</text:p>
          </table:table-cell>
          <table:table-cell/>
          <table:table-cell office:value-type="float" office:value="32.777" calcext:value-type="float">
            <text:p>32.777</text:p>
          </table:table-cell>
          <table:table-cell office:value-type="float" office:value="1.39511" calcext:value-type="float">
            <text:p>1.39511</text:p>
          </table:table-cell>
          <table:table-cell office:value-type="float" office:value="0.579277" calcext:value-type="float">
            <text:p>0.57927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016" calcext:value-type="float">
            <text:p>0.000472016</text:p>
          </table:table-cell>
          <table:table-cell/>
          <table:table-cell office:value-type="float" office:value="31.8368" calcext:value-type="float">
            <text:p>31.8368</text:p>
          </table:table-cell>
          <table:table-cell office:value-type="float" office:value="1.28583" calcext:value-type="float">
            <text:p>1.28583</text:p>
          </table:table-cell>
          <table:table-cell office:value-type="float" office:value="0.000798239" calcext:value-type="float">
            <text:p>0.000798239</text:p>
          </table:table-cell>
          <table:table-cell/>
          <table:table-cell office:value-type="float" office:value="34.7915" calcext:value-type="float">
            <text:p>34.7915</text:p>
          </table:table-cell>
          <table:table-cell office:value-type="float" office:value="1.1673" calcext:value-type="float">
            <text:p>1.1673</text:p>
          </table:table-cell>
          <table:table-cell office:value-type="float" office:value="0.000794262" calcext:value-type="float">
            <text:p>0.000794262</text:p>
          </table:table-cell>
          <table:table-cell/>
          <table:table-cell office:value-type="float" office:value="34.2968" calcext:value-type="float">
            <text:p>34.2968</text:p>
          </table:table-cell>
          <table:table-cell office:value-type="float" office:value="1.15397" calcext:value-type="float">
            <text:p>1.15397</text:p>
          </table:table-cell>
          <table:table-cell office:value-type="float" office:value="0.000822044" calcext:value-type="float">
            <text:p>0.000822044</text:p>
          </table:table-cell>
          <table:table-cell/>
          <table:table-cell office:value-type="float" office:value="32.1409" calcext:value-type="float">
            <text:p>32.1409</text:p>
          </table:table-cell>
          <table:table-cell office:value-type="float" office:value="1.30439" calcext:value-type="float">
            <text:p>1.30439</text:p>
          </table:table-cell>
          <table:table-cell office:value-type="float" office:value="0.00638158" calcext:value-type="float">
            <text:p>0.00638158</text:p>
          </table:table-cell>
          <table:table-cell/>
          <table:table-cell office:value-type="float" office:value="32.8345" calcext:value-type="float">
            <text:p>32.8345</text:p>
          </table:table-cell>
          <table:table-cell office:value-type="float" office:value="1.27539" calcext:value-type="float">
            <text:p>1.27539</text:p>
          </table:table-cell>
          <table:table-cell office:value-type="float" office:value="0.0583108" calcext:value-type="float">
            <text:p>0.0583108</text:p>
          </table:table-cell>
          <table:table-cell/>
          <table:table-cell office:value-type="float" office:value="31.6277" calcext:value-type="float">
            <text:p>31.6277</text:p>
          </table:table-cell>
          <table:table-cell office:value-type="float" office:value="1.4885" calcext:value-type="float">
            <text:p>1.4885</text:p>
          </table:table-cell>
          <table:table-cell office:value-type="float" office:value="0.570159" calcext:value-type="float">
            <text:p>0.57015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" calcext:value-type="float">
            <text:p>0.0004685</text:p>
          </table:table-cell>
          <table:table-cell/>
          <table:table-cell office:value-type="float" office:value="31.611" calcext:value-type="float">
            <text:p>31.611</text:p>
          </table:table-cell>
          <table:table-cell office:value-type="float" office:value="1.27944" calcext:value-type="float">
            <text:p>1.27944</text:p>
          </table:table-cell>
          <table:table-cell office:value-type="float" office:value="0.00080399" calcext:value-type="float">
            <text:p>0.00080399</text:p>
          </table:table-cell>
          <table:table-cell/>
          <table:table-cell office:value-type="float" office:value="33.6291" calcext:value-type="float">
            <text:p>33.6291</text:p>
          </table:table-cell>
          <table:table-cell office:value-type="float" office:value="1.17003" calcext:value-type="float">
            <text:p>1.17003</text:p>
          </table:table-cell>
          <table:table-cell office:value-type="float" office:value="0.000792298" calcext:value-type="float">
            <text:p>0.000792298</text:p>
          </table:table-cell>
          <table:table-cell/>
          <table:table-cell office:value-type="float" office:value="33.6654" calcext:value-type="float">
            <text:p>33.6654</text:p>
          </table:table-cell>
          <table:table-cell office:value-type="float" office:value="1.29861" calcext:value-type="float">
            <text:p>1.29861</text:p>
          </table:table-cell>
          <table:table-cell office:value-type="float" office:value="0.000828496" calcext:value-type="float">
            <text:p>0.000828496</text:p>
          </table:table-cell>
          <table:table-cell/>
          <table:table-cell office:value-type="float" office:value="34.5923" calcext:value-type="float">
            <text:p>34.5923</text:p>
          </table:table-cell>
          <table:table-cell office:value-type="float" office:value="1.36857" calcext:value-type="float">
            <text:p>1.36857</text:p>
          </table:table-cell>
          <table:table-cell office:value-type="float" office:value="0.00646887" calcext:value-type="float">
            <text:p>0.00646887</text:p>
          </table:table-cell>
          <table:table-cell/>
          <table:table-cell office:value-type="float" office:value="34.2578" calcext:value-type="float">
            <text:p>34.2578</text:p>
          </table:table-cell>
          <table:table-cell office:value-type="float" office:value="1.32964" calcext:value-type="float">
            <text:p>1.32964</text:p>
          </table:table-cell>
          <table:table-cell office:value-type="float" office:value="0.0584323" calcext:value-type="float">
            <text:p>0.0584323</text:p>
          </table:table-cell>
          <table:table-cell/>
          <table:table-cell office:value-type="float" office:value="35.1712" calcext:value-type="float">
            <text:p>35.1712</text:p>
          </table:table-cell>
          <table:table-cell office:value-type="float" office:value="1.09401" calcext:value-type="float">
            <text:p>1.09401</text:p>
          </table:table-cell>
          <table:table-cell office:value-type="float" office:value="0.597528" calcext:value-type="float">
            <text:p>0.59752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415" calcext:value-type="float">
            <text:p>0.000471415</text:p>
          </table:table-cell>
          <table:table-cell/>
          <table:table-cell office:value-type="float" office:value="31.0879" calcext:value-type="float">
            <text:p>31.0879</text:p>
          </table:table-cell>
          <table:table-cell office:value-type="float" office:value="1.31077" calcext:value-type="float">
            <text:p>1.31077</text:p>
          </table:table-cell>
          <table:table-cell office:value-type="float" office:value="0.00080905" calcext:value-type="float">
            <text:p>0.00080905</text:p>
          </table:table-cell>
          <table:table-cell/>
          <table:table-cell office:value-type="float" office:value="31.5314" calcext:value-type="float">
            <text:p>31.5314</text:p>
          </table:table-cell>
          <table:table-cell office:value-type="float" office:value="1.31702" calcext:value-type="float">
            <text:p>1.31702</text:p>
          </table:table-cell>
          <table:table-cell office:value-type="float" office:value="0.000795975" calcext:value-type="float">
            <text:p>0.000795975</text:p>
          </table:table-cell>
          <table:table-cell/>
          <table:table-cell office:value-type="float" office:value="32.7355" calcext:value-type="float">
            <text:p>32.7355</text:p>
          </table:table-cell>
          <table:table-cell office:value-type="float" office:value="1.31012" calcext:value-type="float">
            <text:p>1.31012</text:p>
          </table:table-cell>
          <table:table-cell office:value-type="float" office:value="0.000825661" calcext:value-type="float">
            <text:p>0.000825661</text:p>
          </table:table-cell>
          <table:table-cell/>
          <table:table-cell office:value-type="float" office:value="34.998" calcext:value-type="float">
            <text:p>34.998</text:p>
          </table:table-cell>
          <table:table-cell office:value-type="float" office:value="1.21138" calcext:value-type="float">
            <text:p>1.21138</text:p>
          </table:table-cell>
          <table:table-cell office:value-type="float" office:value="0.00653844" calcext:value-type="float">
            <text:p>0.00653844</text:p>
          </table:table-cell>
          <table:table-cell/>
          <table:table-cell office:value-type="float" office:value="34.0652" calcext:value-type="float">
            <text:p>34.0652</text:p>
          </table:table-cell>
          <table:table-cell office:value-type="float" office:value="1.27687" calcext:value-type="float">
            <text:p>1.27687</text:p>
          </table:table-cell>
          <table:table-cell office:value-type="float" office:value="0.0583834" calcext:value-type="float">
            <text:p>0.0583834</text:p>
          </table:table-cell>
          <table:table-cell/>
          <table:table-cell office:value-type="float" office:value="33.9425" calcext:value-type="float">
            <text:p>33.9425</text:p>
          </table:table-cell>
          <table:table-cell office:value-type="float" office:value="1.29343" calcext:value-type="float">
            <text:p>1.29343</text:p>
          </table:table-cell>
          <table:table-cell office:value-type="float" office:value="0.58968" calcext:value-type="float">
            <text:p>0.5896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353" calcext:value-type="float">
            <text:p>0.000470353</text:p>
          </table:table-cell>
          <table:table-cell/>
          <table:table-cell office:value-type="float" office:value="31.0479" calcext:value-type="float">
            <text:p>31.0479</text:p>
          </table:table-cell>
          <table:table-cell office:value-type="float" office:value="1.23285" calcext:value-type="float">
            <text:p>1.23285</text:p>
          </table:table-cell>
          <table:table-cell office:value-type="float" office:value="0.000800764" calcext:value-type="float">
            <text:p>0.000800764</text:p>
          </table:table-cell>
          <table:table-cell/>
          <table:table-cell office:value-type="float" office:value="32.6564" calcext:value-type="float">
            <text:p>32.6564</text:p>
          </table:table-cell>
          <table:table-cell office:value-type="float" office:value="1.25138" calcext:value-type="float">
            <text:p>1.25138</text:p>
          </table:table-cell>
          <table:table-cell office:value-type="float" office:value="0.000791597" calcext:value-type="float">
            <text:p>0.000791597</text:p>
          </table:table-cell>
          <table:table-cell/>
          <table:table-cell office:value-type="float" office:value="32.2961" calcext:value-type="float">
            <text:p>32.2961</text:p>
          </table:table-cell>
          <table:table-cell office:value-type="float" office:value="1.46177" calcext:value-type="float">
            <text:p>1.46177</text:p>
          </table:table-cell>
          <table:table-cell office:value-type="float" office:value="0.00082509" calcext:value-type="float">
            <text:p>0.00082509</text:p>
          </table:table-cell>
          <table:table-cell/>
          <table:table-cell office:value-type="float" office:value="32.7633" calcext:value-type="float">
            <text:p>32.7633</text:p>
          </table:table-cell>
          <table:table-cell office:value-type="float" office:value="1.41036" calcext:value-type="float">
            <text:p>1.41036</text:p>
          </table:table-cell>
          <table:table-cell office:value-type="float" office:value="0.00642886" calcext:value-type="float">
            <text:p>0.00642886</text:p>
          </table:table-cell>
          <table:table-cell/>
          <table:table-cell office:value-type="float" office:value="35.9685" calcext:value-type="float">
            <text:p>35.9685</text:p>
          </table:table-cell>
          <table:table-cell office:value-type="float" office:value="1.21763" calcext:value-type="float">
            <text:p>1.21763</text:p>
          </table:table-cell>
          <table:table-cell office:value-type="float" office:value="0.0594481" calcext:value-type="float">
            <text:p>0.0594481</text:p>
          </table:table-cell>
          <table:table-cell/>
          <table:table-cell office:value-type="float" office:value="35.1136" calcext:value-type="float">
            <text:p>35.1136</text:p>
          </table:table-cell>
          <table:table-cell office:value-type="float" office:value="1.1694" calcext:value-type="float">
            <text:p>1.1694</text:p>
          </table:table-cell>
          <table:table-cell office:value-type="float" office:value="0.590607" calcext:value-type="float">
            <text:p>0.59060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3499" calcext:value-type="float">
            <text:p>0.000473499</text:p>
          </table:table-cell>
          <table:table-cell/>
          <table:table-cell office:value-type="float" office:value="32.1236" calcext:value-type="float">
            <text:p>32.1236</text:p>
          </table:table-cell>
          <table:table-cell office:value-type="float" office:value="1.29987" calcext:value-type="float">
            <text:p>1.29987</text:p>
          </table:table-cell>
          <table:table-cell office:value-type="float" office:value="0.000813658" calcext:value-type="float">
            <text:p>0.000813658</text:p>
          </table:table-cell>
          <table:table-cell/>
          <table:table-cell office:value-type="float" office:value="33.45" calcext:value-type="float">
            <text:p>33.45</text:p>
          </table:table-cell>
          <table:table-cell office:value-type="float" office:value="1.16447" calcext:value-type="float">
            <text:p>1.16447</text:p>
          </table:table-cell>
          <table:table-cell office:value-type="float" office:value="0.000789182" calcext:value-type="float">
            <text:p>0.000789182</text:p>
          </table:table-cell>
          <table:table-cell/>
          <table:table-cell office:value-type="float" office:value="32.5794" calcext:value-type="float">
            <text:p>32.5794</text:p>
          </table:table-cell>
          <table:table-cell office:value-type="float" office:value="1.26845" calcext:value-type="float">
            <text:p>1.26845</text:p>
          </table:table-cell>
          <table:table-cell office:value-type="float" office:value="0.000817155" calcext:value-type="float">
            <text:p>0.000817155</text:p>
          </table:table-cell>
          <table:table-cell/>
          <table:table-cell office:value-type="float" office:value="31.2756" calcext:value-type="float">
            <text:p>31.2756</text:p>
          </table:table-cell>
          <table:table-cell office:value-type="float" office:value="1.47207" calcext:value-type="float">
            <text:p>1.47207</text:p>
          </table:table-cell>
          <table:table-cell office:value-type="float" office:value="0.00633409" calcext:value-type="float">
            <text:p>0.00633409</text:p>
          </table:table-cell>
          <table:table-cell/>
          <table:table-cell office:value-type="float" office:value="33.7897" calcext:value-type="float">
            <text:p>33.7897</text:p>
          </table:table-cell>
          <table:table-cell office:value-type="float" office:value="1.41076" calcext:value-type="float">
            <text:p>1.41076</text:p>
          </table:table-cell>
          <table:table-cell office:value-type="float" office:value="0.0586356" calcext:value-type="float">
            <text:p>0.0586356</text:p>
          </table:table-cell>
          <table:table-cell/>
          <table:table-cell office:value-type="float" office:value="34.0015" calcext:value-type="float">
            <text:p>34.0015</text:p>
          </table:table-cell>
          <table:table-cell office:value-type="float" office:value="1.31888" calcext:value-type="float">
            <text:p>1.31888</text:p>
          </table:table-cell>
          <table:table-cell office:value-type="float" office:value="0.590515" calcext:value-type="float">
            <text:p>0.59051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933" calcext:value-type="float">
            <text:p>0.000469933</text:p>
          </table:table-cell>
          <table:table-cell/>
          <table:table-cell office:value-type="float" office:value="32.9831" calcext:value-type="float">
            <text:p>32.9831</text:p>
          </table:table-cell>
          <table:table-cell office:value-type="float" office:value="1.16867" calcext:value-type="float">
            <text:p>1.16867</text:p>
          </table:table-cell>
          <table:table-cell office:value-type="float" office:value="0.000804892" calcext:value-type="float">
            <text:p>0.000804892</text:p>
          </table:table-cell>
          <table:table-cell/>
          <table:table-cell office:value-type="float" office:value="33.0247" calcext:value-type="float">
            <text:p>33.0247</text:p>
          </table:table-cell>
          <table:table-cell office:value-type="float" office:value="1.3458" calcext:value-type="float">
            <text:p>1.3458</text:p>
          </table:table-cell>
          <table:table-cell office:value-type="float" office:value="0.000796466" calcext:value-type="float">
            <text:p>0.000796466</text:p>
          </table:table-cell>
          <table:table-cell/>
          <table:table-cell office:value-type="float" office:value="31.8878" calcext:value-type="float">
            <text:p>31.8878</text:p>
          </table:table-cell>
          <table:table-cell office:value-type="float" office:value="1.41538" calcext:value-type="float">
            <text:p>1.41538</text:p>
          </table:table-cell>
          <table:table-cell office:value-type="float" office:value="0.000821714" calcext:value-type="float">
            <text:p>0.000821714</text:p>
          </table:table-cell>
          <table:table-cell/>
          <table:table-cell office:value-type="float" office:value="33.3717" calcext:value-type="float">
            <text:p>33.3717</text:p>
          </table:table-cell>
          <table:table-cell office:value-type="float" office:value="1.37528" calcext:value-type="float">
            <text:p>1.37528</text:p>
          </table:table-cell>
          <table:table-cell office:value-type="float" office:value="0.00637777" calcext:value-type="float">
            <text:p>0.00637777</text:p>
          </table:table-cell>
          <table:table-cell/>
          <table:table-cell office:value-type="float" office:value="34.0445" calcext:value-type="float">
            <text:p>34.0445</text:p>
          </table:table-cell>
          <table:table-cell office:value-type="float" office:value="1.24859" calcext:value-type="float">
            <text:p>1.24859</text:p>
          </table:table-cell>
          <table:table-cell office:value-type="float" office:value="0.0589058" calcext:value-type="float">
            <text:p>0.0589058</text:p>
          </table:table-cell>
          <table:table-cell/>
          <table:table-cell office:value-type="float" office:value="33.5844" calcext:value-type="float">
            <text:p>33.5844</text:p>
          </table:table-cell>
          <table:table-cell office:value-type="float" office:value="1.32055" calcext:value-type="float">
            <text:p>1.32055</text:p>
          </table:table-cell>
          <table:table-cell office:value-type="float" office:value="0.719547" calcext:value-type="float">
            <text:p>0.71954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832" calcext:value-type="float">
            <text:p>0.000474832</text:p>
          </table:table-cell>
          <table:table-cell/>
          <table:table-cell office:value-type="float" office:value="31.1885" calcext:value-type="float">
            <text:p>31.1885</text:p>
          </table:table-cell>
          <table:table-cell office:value-type="float" office:value="1.34806" calcext:value-type="float">
            <text:p>1.34806</text:p>
          </table:table-cell>
          <table:table-cell office:value-type="float" office:value="0.000796395" calcext:value-type="float">
            <text:p>0.000796395</text:p>
          </table:table-cell>
          <table:table-cell/>
          <table:table-cell office:value-type="float" office:value="30.4918" calcext:value-type="float">
            <text:p>30.4918</text:p>
          </table:table-cell>
          <table:table-cell office:value-type="float" office:value="1.42985" calcext:value-type="float">
            <text:p>1.42985</text:p>
          </table:table-cell>
          <table:table-cell office:value-type="float" office:value="0.000796866" calcext:value-type="float">
            <text:p>0.000796866</text:p>
          </table:table-cell>
          <table:table-cell/>
          <table:table-cell office:value-type="float" office:value="35.0887" calcext:value-type="float">
            <text:p>35.0887</text:p>
          </table:table-cell>
          <table:table-cell office:value-type="float" office:value="1.18794" calcext:value-type="float">
            <text:p>1.18794</text:p>
          </table:table-cell>
          <table:table-cell office:value-type="float" office:value="0.00081467" calcext:value-type="float">
            <text:p>0.00081467</text:p>
          </table:table-cell>
          <table:table-cell/>
          <table:table-cell office:value-type="float" office:value="34.324" calcext:value-type="float">
            <text:p>34.324</text:p>
          </table:table-cell>
          <table:table-cell office:value-type="float" office:value="1.20038" calcext:value-type="float">
            <text:p>1.20038</text:p>
          </table:table-cell>
          <table:table-cell office:value-type="float" office:value="0.00648359" calcext:value-type="float">
            <text:p>0.00648359</text:p>
          </table:table-cell>
          <table:table-cell/>
          <table:table-cell office:value-type="float" office:value="32.489" calcext:value-type="float">
            <text:p>32.489</text:p>
          </table:table-cell>
          <table:table-cell office:value-type="float" office:value="1.4967" calcext:value-type="float">
            <text:p>1.4967</text:p>
          </table:table-cell>
          <table:table-cell office:value-type="float" office:value="0.0580707" calcext:value-type="float">
            <text:p>0.0580707</text:p>
          </table:table-cell>
          <table:table-cell/>
          <table:table-cell office:value-type="float" office:value="33.0823" calcext:value-type="float">
            <text:p>33.0823</text:p>
          </table:table-cell>
          <table:table-cell office:value-type="float" office:value="1.36116" calcext:value-type="float">
            <text:p>1.36116</text:p>
          </table:table-cell>
          <table:table-cell office:value-type="float" office:value="0.58085" calcext:value-type="float">
            <text:p>0.5808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019" calcext:value-type="float">
            <text:p>0.000468019</text:p>
          </table:table-cell>
          <table:table-cell/>
          <table:table-cell office:value-type="float" office:value="32.1152" calcext:value-type="float">
            <text:p>32.1152</text:p>
          </table:table-cell>
          <table:table-cell office:value-type="float" office:value="1.40803" calcext:value-type="float">
            <text:p>1.40803</text:p>
          </table:table-cell>
          <table:table-cell office:value-type="float" office:value="0.000800043" calcext:value-type="float">
            <text:p>0.000800043</text:p>
          </table:table-cell>
          <table:table-cell/>
          <table:table-cell office:value-type="float" office:value="33.1967" calcext:value-type="float">
            <text:p>33.1967</text:p>
          </table:table-cell>
          <table:table-cell office:value-type="float" office:value="1.25568" calcext:value-type="float">
            <text:p>1.25568</text:p>
          </table:table-cell>
          <table:table-cell office:value-type="float" office:value="0.00080368" calcext:value-type="float">
            <text:p>0.00080368</text:p>
          </table:table-cell>
          <table:table-cell/>
          <table:table-cell office:value-type="float" office:value="32.854" calcext:value-type="float">
            <text:p>32.854</text:p>
          </table:table-cell>
          <table:table-cell office:value-type="float" office:value="1.56326" calcext:value-type="float">
            <text:p>1.56326</text:p>
          </table:table-cell>
          <table:table-cell office:value-type="float" office:value="0.000829718" calcext:value-type="float">
            <text:p>0.000829718</text:p>
          </table:table-cell>
          <table:table-cell/>
          <table:table-cell office:value-type="float" office:value="31.687" calcext:value-type="float">
            <text:p>31.687</text:p>
          </table:table-cell>
          <table:table-cell office:value-type="float" office:value="1.55571" calcext:value-type="float">
            <text:p>1.55571</text:p>
          </table:table-cell>
          <table:table-cell office:value-type="float" office:value="0.00639029" calcext:value-type="float">
            <text:p>0.00639029</text:p>
          </table:table-cell>
          <table:table-cell/>
          <table:table-cell office:value-type="float" office:value="36.5821" calcext:value-type="float">
            <text:p>36.5821</text:p>
          </table:table-cell>
          <table:table-cell office:value-type="float" office:value="1.07198" calcext:value-type="float">
            <text:p>1.07198</text:p>
          </table:table-cell>
          <table:table-cell office:value-type="float" office:value="0.0601201" calcext:value-type="float">
            <text:p>0.0601201</text:p>
          </table:table-cell>
          <table:table-cell/>
          <table:table-cell office:value-type="float" office:value="33.9267" calcext:value-type="float">
            <text:p>33.9267</text:p>
          </table:table-cell>
          <table:table-cell office:value-type="float" office:value="1.26342" calcext:value-type="float">
            <text:p>1.26342</text:p>
          </table:table-cell>
          <table:table-cell office:value-type="float" office:value="0.647928" calcext:value-type="float">
            <text:p>0.64792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385" calcext:value-type="float">
            <text:p>0.000471385</text:p>
          </table:table-cell>
          <table:table-cell/>
          <table:table-cell office:value-type="float" office:value="32.0974" calcext:value-type="float">
            <text:p>32.0974</text:p>
          </table:table-cell>
          <table:table-cell office:value-type="float" office:value="1.21276" calcext:value-type="float">
            <text:p>1.21276</text:p>
          </table:table-cell>
          <table:table-cell office:value-type="float" office:value="0.000804261" calcext:value-type="float">
            <text:p>0.000804261</text:p>
          </table:table-cell>
          <table:table-cell/>
          <table:table-cell office:value-type="float" office:value="31.817" calcext:value-type="float">
            <text:p>31.817</text:p>
          </table:table-cell>
          <table:table-cell office:value-type="float" office:value="1.47788" calcext:value-type="float">
            <text:p>1.47788</text:p>
          </table:table-cell>
          <table:table-cell office:value-type="float" office:value="0.000799011" calcext:value-type="float">
            <text:p>0.000799011</text:p>
          </table:table-cell>
          <table:table-cell/>
          <table:table-cell office:value-type="float" office:value="32.8208" calcext:value-type="float">
            <text:p>32.8208</text:p>
          </table:table-cell>
          <table:table-cell office:value-type="float" office:value="1.37893" calcext:value-type="float">
            <text:p>1.37893</text:p>
          </table:table-cell>
          <table:table-cell office:value-type="float" office:value="0.000821913" calcext:value-type="float">
            <text:p>0.000821913</text:p>
          </table:table-cell>
          <table:table-cell/>
          <table:table-cell office:value-type="float" office:value="34.2349" calcext:value-type="float">
            <text:p>34.2349</text:p>
          </table:table-cell>
          <table:table-cell office:value-type="float" office:value="1.21412" calcext:value-type="float">
            <text:p>1.21412</text:p>
          </table:table-cell>
          <table:table-cell office:value-type="float" office:value="0.00654465" calcext:value-type="float">
            <text:p>0.00654465</text:p>
          </table:table-cell>
          <table:table-cell/>
          <table:table-cell office:value-type="float" office:value="32.8547" calcext:value-type="float">
            <text:p>32.8547</text:p>
          </table:table-cell>
          <table:table-cell office:value-type="float" office:value="1.36174" calcext:value-type="float">
            <text:p>1.36174</text:p>
          </table:table-cell>
          <table:table-cell office:value-type="float" office:value="0.0574039" calcext:value-type="float">
            <text:p>0.0574039</text:p>
          </table:table-cell>
          <table:table-cell/>
          <table:table-cell office:value-type="float" office:value="33.7165" calcext:value-type="float">
            <text:p>33.7165</text:p>
          </table:table-cell>
          <table:table-cell office:value-type="float" office:value="1.20205" calcext:value-type="float">
            <text:p>1.20205</text:p>
          </table:table-cell>
          <table:table-cell office:value-type="float" office:value="0.650494" calcext:value-type="float">
            <text:p>0.65049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812" calcext:value-type="float">
            <text:p>0.000469812</text:p>
          </table:table-cell>
          <table:table-cell/>
          <table:table-cell office:value-type="float" office:value="31.4789" calcext:value-type="float">
            <text:p>31.4789</text:p>
          </table:table-cell>
          <table:table-cell office:value-type="float" office:value="1.23752" calcext:value-type="float">
            <text:p>1.23752</text:p>
          </table:table-cell>
          <table:table-cell office:value-type="float" office:value="0.000799762" calcext:value-type="float">
            <text:p>0.000799762</text:p>
          </table:table-cell>
          <table:table-cell/>
          <table:table-cell office:value-type="float" office:value="33.3057" calcext:value-type="float">
            <text:p>33.3057</text:p>
          </table:table-cell>
          <table:table-cell office:value-type="float" office:value="1.35556" calcext:value-type="float">
            <text:p>1.35556</text:p>
          </table:table-cell>
          <table:table-cell office:value-type="float" office:value="0.000790705" calcext:value-type="float">
            <text:p>0.000790705</text:p>
          </table:table-cell>
          <table:table-cell/>
          <table:table-cell office:value-type="float" office:value="33.149" calcext:value-type="float">
            <text:p>33.149</text:p>
          </table:table-cell>
          <table:table-cell office:value-type="float" office:value="1.31432" calcext:value-type="float">
            <text:p>1.31432</text:p>
          </table:table-cell>
          <table:table-cell office:value-type="float" office:value="0.00082538" calcext:value-type="float">
            <text:p>0.00082538</text:p>
          </table:table-cell>
          <table:table-cell/>
          <table:table-cell office:value-type="float" office:value="34.9393" calcext:value-type="float">
            <text:p>34.9393</text:p>
          </table:table-cell>
          <table:table-cell office:value-type="float" office:value="1.11941" calcext:value-type="float">
            <text:p>1.11941</text:p>
          </table:table-cell>
          <table:table-cell office:value-type="float" office:value="0.00661947" calcext:value-type="float">
            <text:p>0.00661947</text:p>
          </table:table-cell>
          <table:table-cell/>
          <table:table-cell office:value-type="float" office:value="34.4009" calcext:value-type="float">
            <text:p>34.4009</text:p>
          </table:table-cell>
          <table:table-cell office:value-type="float" office:value="1.199" calcext:value-type="float">
            <text:p>1.199</text:p>
          </table:table-cell>
          <table:table-cell office:value-type="float" office:value="0.0585099" calcext:value-type="float">
            <text:p>0.0585099</text:p>
          </table:table-cell>
          <table:table-cell/>
          <table:table-cell office:value-type="float" office:value="33.3558" calcext:value-type="float">
            <text:p>33.3558</text:p>
          </table:table-cell>
          <table:table-cell office:value-type="float" office:value="1.40497" calcext:value-type="float">
            <text:p>1.40497</text:p>
          </table:table-cell>
          <table:table-cell office:value-type="float" office:value="0.579716" calcext:value-type="float">
            <text:p>0.57971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7697" calcext:value-type="float">
            <text:p>0.000477697</text:p>
          </table:table-cell>
          <table:table-cell/>
          <table:table-cell office:value-type="float" office:value="31.0689" calcext:value-type="float">
            <text:p>31.0689</text:p>
          </table:table-cell>
          <table:table-cell office:value-type="float" office:value="1.42878" calcext:value-type="float">
            <text:p>1.42878</text:p>
          </table:table-cell>
          <table:table-cell office:value-type="float" office:value="0.000807216" calcext:value-type="float">
            <text:p>0.000807216</text:p>
          </table:table-cell>
          <table:table-cell/>
          <table:table-cell office:value-type="float" office:value="34.0854" calcext:value-type="float">
            <text:p>34.0854</text:p>
          </table:table-cell>
          <table:table-cell office:value-type="float" office:value="1.21472" calcext:value-type="float">
            <text:p>1.21472</text:p>
          </table:table-cell>
          <table:table-cell office:value-type="float" office:value="0.000794352" calcext:value-type="float">
            <text:p>0.000794352</text:p>
          </table:table-cell>
          <table:table-cell/>
          <table:table-cell office:value-type="float" office:value="32.2488" calcext:value-type="float">
            <text:p>32.2488</text:p>
          </table:table-cell>
          <table:table-cell office:value-type="float" office:value="1.34583" calcext:value-type="float">
            <text:p>1.34583</text:p>
          </table:table-cell>
          <table:table-cell office:value-type="float" office:value="0.000810653" calcext:value-type="float">
            <text:p>0.000810653</text:p>
          </table:table-cell>
          <table:table-cell/>
          <table:table-cell office:value-type="float" office:value="34.1462" calcext:value-type="float">
            <text:p>34.1462</text:p>
          </table:table-cell>
          <table:table-cell office:value-type="float" office:value="1.24433" calcext:value-type="float">
            <text:p>1.24433</text:p>
          </table:table-cell>
          <table:table-cell office:value-type="float" office:value="0.00649133" calcext:value-type="float">
            <text:p>0.00649133</text:p>
          </table:table-cell>
          <table:table-cell/>
          <table:table-cell office:value-type="float" office:value="31.2284" calcext:value-type="float">
            <text:p>31.2284</text:p>
          </table:table-cell>
          <table:table-cell office:value-type="float" office:value="1.43329" calcext:value-type="float">
            <text:p>1.43329</text:p>
          </table:table-cell>
          <table:table-cell office:value-type="float" office:value="0.058198" calcext:value-type="float">
            <text:p>0.058198</text:p>
          </table:table-cell>
          <table:table-cell/>
          <table:table-cell office:value-type="float" office:value="33.2101" calcext:value-type="float">
            <text:p>33.2101</text:p>
          </table:table-cell>
          <table:table-cell office:value-type="float" office:value="1.21949" calcext:value-type="float">
            <text:p>1.21949</text:p>
          </table:table-cell>
          <table:table-cell office:value-type="float" office:value="0.59347" calcext:value-type="float">
            <text:p>0.5934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191" calcext:value-type="float">
            <text:p>0.000469191</text:p>
          </table:table-cell>
          <table:table-cell/>
          <table:table-cell office:value-type="float" office:value="31.4598" calcext:value-type="float">
            <text:p>31.4598</text:p>
          </table:table-cell>
          <table:table-cell office:value-type="float" office:value="1.19354" calcext:value-type="float">
            <text:p>1.19354</text:p>
          </table:table-cell>
          <table:table-cell office:value-type="float" office:value="0.000797338" calcext:value-type="float">
            <text:p>0.000797338</text:p>
          </table:table-cell>
          <table:table-cell/>
          <table:table-cell office:value-type="float" office:value="33.0093" calcext:value-type="float">
            <text:p>33.0093</text:p>
          </table:table-cell>
          <table:table-cell office:value-type="float" office:value="1.2971" calcext:value-type="float">
            <text:p>1.2971</text:p>
          </table:table-cell>
          <table:table-cell office:value-type="float" office:value="0.00079852" calcext:value-type="float">
            <text:p>0.00079852</text:p>
          </table:table-cell>
          <table:table-cell/>
          <table:table-cell office:value-type="float" office:value="33.4086" calcext:value-type="float">
            <text:p>33.4086</text:p>
          </table:table-cell>
          <table:table-cell office:value-type="float" office:value="1.28596" calcext:value-type="float">
            <text:p>1.28596</text:p>
          </table:table-cell>
          <table:table-cell office:value-type="float" office:value="0.000845578" calcext:value-type="float">
            <text:p>0.000845578</text:p>
          </table:table-cell>
          <table:table-cell/>
          <table:table-cell office:value-type="float" office:value="32.4863" calcext:value-type="float">
            <text:p>32.4863</text:p>
          </table:table-cell>
          <table:table-cell office:value-type="float" office:value="1.37438" calcext:value-type="float">
            <text:p>1.37438</text:p>
          </table:table-cell>
          <table:table-cell office:value-type="float" office:value="0.00640239" calcext:value-type="float">
            <text:p>0.00640239</text:p>
          </table:table-cell>
          <table:table-cell/>
          <table:table-cell office:value-type="float" office:value="33.1939" calcext:value-type="float">
            <text:p>33.1939</text:p>
          </table:table-cell>
          <table:table-cell office:value-type="float" office:value="1.35612" calcext:value-type="float">
            <text:p>1.35612</text:p>
          </table:table-cell>
          <table:table-cell office:value-type="float" office:value="0.0588481" calcext:value-type="float">
            <text:p>0.0588481</text:p>
          </table:table-cell>
          <table:table-cell/>
          <table:table-cell office:value-type="float" office:value="32.7592" calcext:value-type="float">
            <text:p>32.7592</text:p>
          </table:table-cell>
          <table:table-cell office:value-type="float" office:value="1.30012" calcext:value-type="float">
            <text:p>1.30012</text:p>
          </table:table-cell>
          <table:table-cell office:value-type="float" office:value="0.602537" calcext:value-type="float">
            <text:p>0.602537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2638" calcext:value-type="float">
            <text:p>0.000472638</text:p>
          </table:table-cell>
          <table:table-cell/>
          <table:table-cell office:value-type="float" office:value="33.8609" calcext:value-type="float">
            <text:p>33.8609</text:p>
          </table:table-cell>
          <table:table-cell office:value-type="float" office:value="1.1065" calcext:value-type="float">
            <text:p>1.1065</text:p>
          </table:table-cell>
          <table:table-cell office:value-type="float" office:value="0.000802948" calcext:value-type="float">
            <text:p>0.000802948</text:p>
          </table:table-cell>
          <table:table-cell/>
          <table:table-cell office:value-type="float" office:value="32.7664" calcext:value-type="float">
            <text:p>32.7664</text:p>
          </table:table-cell>
          <table:table-cell office:value-type="float" office:value="1.17537" calcext:value-type="float">
            <text:p>1.17537</text:p>
          </table:table-cell>
          <table:table-cell office:value-type="float" office:value="0.000792268" calcext:value-type="float">
            <text:p>0.000792268</text:p>
          </table:table-cell>
          <table:table-cell/>
          <table:table-cell office:value-type="float" office:value="31.4341" calcext:value-type="float">
            <text:p>31.4341</text:p>
          </table:table-cell>
          <table:table-cell office:value-type="float" office:value="1.35187" calcext:value-type="float">
            <text:p>1.35187</text:p>
          </table:table-cell>
          <table:table-cell office:value-type="float" office:value="0.000822575" calcext:value-type="float">
            <text:p>0.000822575</text:p>
          </table:table-cell>
          <table:table-cell/>
          <table:table-cell office:value-type="float" office:value="33.9183" calcext:value-type="float">
            <text:p>33.9183</text:p>
          </table:table-cell>
          <table:table-cell office:value-type="float" office:value="1.28936" calcext:value-type="float">
            <text:p>1.28936</text:p>
          </table:table-cell>
          <table:table-cell office:value-type="float" office:value="0.00646163" calcext:value-type="float">
            <text:p>0.00646163</text:p>
          </table:table-cell>
          <table:table-cell/>
          <table:table-cell office:value-type="float" office:value="32.8839" calcext:value-type="float">
            <text:p>32.8839</text:p>
          </table:table-cell>
          <table:table-cell office:value-type="float" office:value="1.3711" calcext:value-type="float">
            <text:p>1.3711</text:p>
          </table:table-cell>
          <table:table-cell office:value-type="float" office:value="0.0585763" calcext:value-type="float">
            <text:p>0.0585763</text:p>
          </table:table-cell>
          <table:table-cell/>
          <table:table-cell office:value-type="float" office:value="33.0409" calcext:value-type="float">
            <text:p>33.0409</text:p>
          </table:table-cell>
          <table:table-cell office:value-type="float" office:value="1.3561" calcext:value-type="float">
            <text:p>1.3561</text:p>
          </table:table-cell>
          <table:table-cell office:value-type="float" office:value="0.72615" calcext:value-type="float">
            <text:p>0.7261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3177" calcext:value-type="float">
            <text:p>0.000483177</text:p>
          </table:table-cell>
          <table:table-cell/>
          <table:table-cell office:value-type="float" office:value="32.3222" calcext:value-type="float">
            <text:p>32.3222</text:p>
          </table:table-cell>
          <table:table-cell office:value-type="float" office:value="1.2645" calcext:value-type="float">
            <text:p>1.2645</text:p>
          </table:table-cell>
          <table:table-cell office:value-type="float" office:value="0.000803179" calcext:value-type="float">
            <text:p>0.000803179</text:p>
          </table:table-cell>
          <table:table-cell/>
          <table:table-cell office:value-type="float" office:value="30.191" calcext:value-type="float">
            <text:p>30.191</text:p>
          </table:table-cell>
          <table:table-cell office:value-type="float" office:value="1.37237" calcext:value-type="float">
            <text:p>1.37237</text:p>
          </table:table-cell>
          <table:table-cell office:value-type="float" office:value="0.000794843" calcext:value-type="float">
            <text:p>0.000794843</text:p>
          </table:table-cell>
          <table:table-cell/>
          <table:table-cell office:value-type="float" office:value="32.9307" calcext:value-type="float">
            <text:p>32.9307</text:p>
          </table:table-cell>
          <table:table-cell office:value-type="float" office:value="1.31189" calcext:value-type="float">
            <text:p>1.31189</text:p>
          </table:table-cell>
          <table:table-cell office:value-type="float" office:value="0.000821503" calcext:value-type="float">
            <text:p>0.000821503</text:p>
          </table:table-cell>
          <table:table-cell/>
          <table:table-cell office:value-type="float" office:value="34.4612" calcext:value-type="float">
            <text:p>34.4612</text:p>
          </table:table-cell>
          <table:table-cell office:value-type="float" office:value="1.33226" calcext:value-type="float">
            <text:p>1.33226</text:p>
          </table:table-cell>
          <table:table-cell office:value-type="float" office:value="0.00649385" calcext:value-type="float">
            <text:p>0.00649385</text:p>
          </table:table-cell>
          <table:table-cell/>
          <table:table-cell office:value-type="float" office:value="33.7717" calcext:value-type="float">
            <text:p>33.7717</text:p>
          </table:table-cell>
          <table:table-cell office:value-type="float" office:value="1.37443" calcext:value-type="float">
            <text:p>1.37443</text:p>
          </table:table-cell>
          <table:table-cell office:value-type="float" office:value="0.0584137" calcext:value-type="float">
            <text:p>0.0584137</text:p>
          </table:table-cell>
          <table:table-cell/>
          <table:table-cell office:value-type="float" office:value="32.5013" calcext:value-type="float">
            <text:p>32.5013</text:p>
          </table:table-cell>
          <table:table-cell office:value-type="float" office:value="1.28642" calcext:value-type="float">
            <text:p>1.28642</text:p>
          </table:table-cell>
          <table:table-cell office:value-type="float" office:value="0.903661" calcext:value-type="float">
            <text:p>0.90366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63" calcext:value-type="float">
            <text:p>0.00046863</text:p>
          </table:table-cell>
          <table:table-cell/>
          <table:table-cell office:value-type="float" office:value="33.3161" calcext:value-type="float">
            <text:p>33.3161</text:p>
          </table:table-cell>
          <table:table-cell office:value-type="float" office:value="1.13666" calcext:value-type="float">
            <text:p>1.13666</text:p>
          </table:table-cell>
          <table:table-cell office:value-type="float" office:value="0.00080904" calcext:value-type="float">
            <text:p>0.00080904</text:p>
          </table:table-cell>
          <table:table-cell/>
          <table:table-cell office:value-type="float" office:value="33.8071" calcext:value-type="float">
            <text:p>33.8071</text:p>
          </table:table-cell>
          <table:table-cell office:value-type="float" office:value="1.20332" calcext:value-type="float">
            <text:p>1.20332</text:p>
          </table:table-cell>
          <table:table-cell office:value-type="float" office:value="0.000792459" calcext:value-type="float">
            <text:p>0.000792459</text:p>
          </table:table-cell>
          <table:table-cell/>
          <table:table-cell office:value-type="float" office:value="32.0026" calcext:value-type="float">
            <text:p>32.0026</text:p>
          </table:table-cell>
          <table:table-cell office:value-type="float" office:value="1.26094" calcext:value-type="float">
            <text:p>1.26094</text:p>
          </table:table-cell>
          <table:table-cell office:value-type="float" office:value="0.000827825" calcext:value-type="float">
            <text:p>0.000827825</text:p>
          </table:table-cell>
          <table:table-cell/>
          <table:table-cell office:value-type="float" office:value="33.941" calcext:value-type="float">
            <text:p>33.941</text:p>
          </table:table-cell>
          <table:table-cell office:value-type="float" office:value="1.24959" calcext:value-type="float">
            <text:p>1.24959</text:p>
          </table:table-cell>
          <table:table-cell office:value-type="float" office:value="0.00638794" calcext:value-type="float">
            <text:p>0.00638794</text:p>
          </table:table-cell>
          <table:table-cell/>
          <table:table-cell office:value-type="float" office:value="33.9115" calcext:value-type="float">
            <text:p>33.9115</text:p>
          </table:table-cell>
          <table:table-cell office:value-type="float" office:value="1.32467" calcext:value-type="float">
            <text:p>1.32467</text:p>
          </table:table-cell>
          <table:table-cell office:value-type="float" office:value="0.0586044" calcext:value-type="float">
            <text:p>0.0586044</text:p>
          </table:table-cell>
          <table:table-cell/>
          <table:table-cell office:value-type="float" office:value="32.2717" calcext:value-type="float">
            <text:p>32.2717</text:p>
          </table:table-cell>
          <table:table-cell office:value-type="float" office:value="1.38369" calcext:value-type="float">
            <text:p>1.38369</text:p>
          </table:table-cell>
          <table:table-cell office:value-type="float" office:value="0.903776" calcext:value-type="float">
            <text:p>0.90377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1364" calcext:value-type="float">
            <text:p>0.000481364</text:p>
          </table:table-cell>
          <table:table-cell/>
          <table:table-cell office:value-type="float" office:value="31.7247" calcext:value-type="float">
            <text:p>31.7247</text:p>
          </table:table-cell>
          <table:table-cell office:value-type="float" office:value="1.25055" calcext:value-type="float">
            <text:p>1.25055</text:p>
          </table:table-cell>
          <table:table-cell office:value-type="float" office:value="0.000801776" calcext:value-type="float">
            <text:p>0.000801776</text:p>
          </table:table-cell>
          <table:table-cell/>
          <table:table-cell office:value-type="float" office:value="31.6205" calcext:value-type="float">
            <text:p>31.6205</text:p>
          </table:table-cell>
          <table:table-cell office:value-type="float" office:value="1.30906" calcext:value-type="float">
            <text:p>1.30906</text:p>
          </table:table-cell>
          <table:table-cell office:value-type="float" office:value="0.000801526" calcext:value-type="float">
            <text:p>0.000801526</text:p>
          </table:table-cell>
          <table:table-cell/>
          <table:table-cell office:value-type="float" office:value="33.2284" calcext:value-type="float">
            <text:p>33.2284</text:p>
          </table:table-cell>
          <table:table-cell office:value-type="float" office:value="1.17641" calcext:value-type="float">
            <text:p>1.17641</text:p>
          </table:table-cell>
          <table:table-cell office:value-type="float" office:value="0.000823296" calcext:value-type="float">
            <text:p>0.000823296</text:p>
          </table:table-cell>
          <table:table-cell/>
          <table:table-cell office:value-type="float" office:value="32.1767" calcext:value-type="float">
            <text:p>32.1767</text:p>
          </table:table-cell>
          <table:table-cell office:value-type="float" office:value="1.44634" calcext:value-type="float">
            <text:p>1.44634</text:p>
          </table:table-cell>
          <table:table-cell office:value-type="float" office:value="0.00648636" calcext:value-type="float">
            <text:p>0.00648636</text:p>
          </table:table-cell>
          <table:table-cell/>
          <table:table-cell office:value-type="float" office:value="33.733" calcext:value-type="float">
            <text:p>33.733</text:p>
          </table:table-cell>
          <table:table-cell office:value-type="float" office:value="1.32153" calcext:value-type="float">
            <text:p>1.32153</text:p>
          </table:table-cell>
          <table:table-cell office:value-type="float" office:value="0.0585296" calcext:value-type="float">
            <text:p>0.0585296</text:p>
          </table:table-cell>
          <table:table-cell/>
          <table:table-cell office:value-type="float" office:value="33.0277" calcext:value-type="float">
            <text:p>33.0277</text:p>
          </table:table-cell>
          <table:table-cell office:value-type="float" office:value="1.28871" calcext:value-type="float">
            <text:p>1.28871</text:p>
          </table:table-cell>
          <table:table-cell office:value-type="float" office:value="0.910871" calcext:value-type="float">
            <text:p>0.91087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445" calcext:value-type="float">
            <text:p>0.000471445</text:p>
          </table:table-cell>
          <table:table-cell/>
          <table:table-cell office:value-type="float" office:value="31.594" calcext:value-type="float">
            <text:p>31.594</text:p>
          </table:table-cell>
          <table:table-cell office:value-type="float" office:value="1.25183" calcext:value-type="float">
            <text:p>1.25183</text:p>
          </table:table-cell>
          <table:table-cell office:value-type="float" office:value="0.000795995" calcext:value-type="float">
            <text:p>0.000795995</text:p>
          </table:table-cell>
          <table:table-cell/>
          <table:table-cell office:value-type="float" office:value="32.0248" calcext:value-type="float">
            <text:p>32.0248</text:p>
          </table:table-cell>
          <table:table-cell office:value-type="float" office:value="1.57766" calcext:value-type="float">
            <text:p>1.57766</text:p>
          </table:table-cell>
          <table:table-cell office:value-type="float" office:value="0.00079286" calcext:value-type="float">
            <text:p>0.00079286</text:p>
          </table:table-cell>
          <table:table-cell/>
          <table:table-cell office:value-type="float" office:value="32.3383" calcext:value-type="float">
            <text:p>32.3383</text:p>
          </table:table-cell>
          <table:table-cell office:value-type="float" office:value="1.29388" calcext:value-type="float">
            <text:p>1.29388</text:p>
          </table:table-cell>
          <table:table-cell office:value-type="float" office:value="0.000812265" calcext:value-type="float">
            <text:p>0.000812265</text:p>
          </table:table-cell>
          <table:table-cell/>
          <table:table-cell office:value-type="float" office:value="32.3072" calcext:value-type="float">
            <text:p>32.3072</text:p>
          </table:table-cell>
          <table:table-cell office:value-type="float" office:value="1.36102" calcext:value-type="float">
            <text:p>1.36102</text:p>
          </table:table-cell>
          <table:table-cell office:value-type="float" office:value="0.00665414" calcext:value-type="float">
            <text:p>0.00665414</text:p>
          </table:table-cell>
          <table:table-cell/>
          <table:table-cell office:value-type="float" office:value="33.0634" calcext:value-type="float">
            <text:p>33.0634</text:p>
          </table:table-cell>
          <table:table-cell office:value-type="float" office:value="1.29983" calcext:value-type="float">
            <text:p>1.29983</text:p>
          </table:table-cell>
          <table:table-cell office:value-type="float" office:value="0.0583715" calcext:value-type="float">
            <text:p>0.0583715</text:p>
          </table:table-cell>
          <table:table-cell/>
          <table:table-cell office:value-type="float" office:value="34.6695" calcext:value-type="float">
            <text:p>34.6695</text:p>
          </table:table-cell>
          <table:table-cell office:value-type="float" office:value="1.20928" calcext:value-type="float">
            <text:p>1.20928</text:p>
          </table:table-cell>
          <table:table-cell office:value-type="float" office:value="0.897257" calcext:value-type="float">
            <text:p>0.89725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755" calcext:value-type="float">
            <text:p>0.000476755</text:p>
          </table:table-cell>
          <table:table-cell/>
          <table:table-cell office:value-type="float" office:value="31.4573" calcext:value-type="float">
            <text:p>31.4573</text:p>
          </table:table-cell>
          <table:table-cell office:value-type="float" office:value="1.18667" calcext:value-type="float">
            <text:p>1.18667</text:p>
          </table:table-cell>
          <table:table-cell office:value-type="float" office:value="0.000800333" calcext:value-type="float">
            <text:p>0.000800333</text:p>
          </table:table-cell>
          <table:table-cell/>
          <table:table-cell office:value-type="float" office:value="31.0428" calcext:value-type="float">
            <text:p>31.0428</text:p>
          </table:table-cell>
          <table:table-cell office:value-type="float" office:value="1.47418" calcext:value-type="float">
            <text:p>1.47418</text:p>
          </table:table-cell>
          <table:table-cell office:value-type="float" office:value="0.000809982" calcext:value-type="float">
            <text:p>0.000809982</text:p>
          </table:table-cell>
          <table:table-cell/>
          <table:table-cell office:value-type="float" office:value="34.6474" calcext:value-type="float">
            <text:p>34.6474</text:p>
          </table:table-cell>
          <table:table-cell office:value-type="float" office:value="1.17011" calcext:value-type="float">
            <text:p>1.17011</text:p>
          </table:table-cell>
          <table:table-cell office:value-type="float" office:value="0.000818197" calcext:value-type="float">
            <text:p>0.000818197</text:p>
          </table:table-cell>
          <table:table-cell/>
          <table:table-cell office:value-type="float" office:value="34.8662" calcext:value-type="float">
            <text:p>34.8662</text:p>
          </table:table-cell>
          <table:table-cell office:value-type="float" office:value="1.19616" calcext:value-type="float">
            <text:p>1.19616</text:p>
          </table:table-cell>
          <table:table-cell office:value-type="float" office:value="0.00644583" calcext:value-type="float">
            <text:p>0.00644583</text:p>
          </table:table-cell>
          <table:table-cell/>
          <table:table-cell office:value-type="float" office:value="32.9189" calcext:value-type="float">
            <text:p>32.9189</text:p>
          </table:table-cell>
          <table:table-cell office:value-type="float" office:value="1.28589" calcext:value-type="float">
            <text:p>1.28589</text:p>
          </table:table-cell>
          <table:table-cell office:value-type="float" office:value="0.0581682" calcext:value-type="float">
            <text:p>0.0581682</text:p>
          </table:table-cell>
          <table:table-cell/>
          <table:table-cell office:value-type="float" office:value="30.9972" calcext:value-type="float">
            <text:p>30.9972</text:p>
          </table:table-cell>
          <table:table-cell office:value-type="float" office:value="1.45516" calcext:value-type="float">
            <text:p>1.45516</text:p>
          </table:table-cell>
          <table:table-cell office:value-type="float" office:value="0.574141" calcext:value-type="float">
            <text:p>0.57414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52" calcext:value-type="float">
            <text:p>0.00046852</text:p>
          </table:table-cell>
          <table:table-cell/>
          <table:table-cell office:value-type="float" office:value="31.4454" calcext:value-type="float">
            <text:p>31.4454</text:p>
          </table:table-cell>
          <table:table-cell office:value-type="float" office:value="1.2248" calcext:value-type="float">
            <text:p>1.2248</text:p>
          </table:table-cell>
          <table:table-cell office:value-type="float" office:value="0.000818207" calcext:value-type="float">
            <text:p>0.000818207</text:p>
          </table:table-cell>
          <table:table-cell/>
          <table:table-cell office:value-type="float" office:value="32.4834" calcext:value-type="float">
            <text:p>32.4834</text:p>
          </table:table-cell>
          <table:table-cell office:value-type="float" office:value="1.37565" calcext:value-type="float">
            <text:p>1.37565</text:p>
          </table:table-cell>
          <table:table-cell office:value-type="float" office:value="0.00080346" calcext:value-type="float">
            <text:p>0.00080346</text:p>
          </table:table-cell>
          <table:table-cell/>
          <table:table-cell office:value-type="float" office:value="32.5335" calcext:value-type="float">
            <text:p>32.5335</text:p>
          </table:table-cell>
          <table:table-cell office:value-type="float" office:value="1.40507" calcext:value-type="float">
            <text:p>1.40507</text:p>
          </table:table-cell>
          <table:table-cell office:value-type="float" office:value="0.000819058" calcext:value-type="float">
            <text:p>0.000819058</text:p>
          </table:table-cell>
          <table:table-cell/>
          <table:table-cell office:value-type="float" office:value="34.0687" calcext:value-type="float">
            <text:p>34.0687</text:p>
          </table:table-cell>
          <table:table-cell office:value-type="float" office:value="1.23994" calcext:value-type="float">
            <text:p>1.23994</text:p>
          </table:table-cell>
          <table:table-cell office:value-type="float" office:value="0.00655411" calcext:value-type="float">
            <text:p>0.00655411</text:p>
          </table:table-cell>
          <table:table-cell/>
          <table:table-cell office:value-type="float" office:value="34.5929" calcext:value-type="float">
            <text:p>34.5929</text:p>
          </table:table-cell>
          <table:table-cell office:value-type="float" office:value="1.25211" calcext:value-type="float">
            <text:p>1.25211</text:p>
          </table:table-cell>
          <table:table-cell office:value-type="float" office:value="0.0599936" calcext:value-type="float">
            <text:p>0.0599936</text:p>
          </table:table-cell>
          <table:table-cell/>
          <table:table-cell office:value-type="float" office:value="31.912" calcext:value-type="float">
            <text:p>31.912</text:p>
          </table:table-cell>
          <table:table-cell office:value-type="float" office:value="1.37829" calcext:value-type="float">
            <text:p>1.37829</text:p>
          </table:table-cell>
          <table:table-cell office:value-type="float" office:value="0.569829" calcext:value-type="float">
            <text:p>0.56982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128" calcext:value-type="float">
            <text:p>0.000473128</text:p>
          </table:table-cell>
          <table:table-cell/>
          <table:table-cell office:value-type="float" office:value="32.2748" calcext:value-type="float">
            <text:p>32.2748</text:p>
          </table:table-cell>
          <table:table-cell office:value-type="float" office:value="1.26258" calcext:value-type="float">
            <text:p>1.26258</text:p>
          </table:table-cell>
          <table:table-cell office:value-type="float" office:value="0.000797037" calcext:value-type="float">
            <text:p>0.000797037</text:p>
          </table:table-cell>
          <table:table-cell/>
          <table:table-cell office:value-type="float" office:value="32.3573" calcext:value-type="float">
            <text:p>32.3573</text:p>
          </table:table-cell>
          <table:table-cell office:value-type="float" office:value="1.25024" calcext:value-type="float">
            <text:p>1.25024</text:p>
          </table:table-cell>
          <table:table-cell office:value-type="float" office:value="0.000788591" calcext:value-type="float">
            <text:p>0.000788591</text:p>
          </table:table-cell>
          <table:table-cell/>
          <table:table-cell office:value-type="float" office:value="33.0487" calcext:value-type="float">
            <text:p>33.0487</text:p>
          </table:table-cell>
          <table:table-cell office:value-type="float" office:value="1.32519" calcext:value-type="float">
            <text:p>1.32519</text:p>
          </table:table-cell>
          <table:table-cell office:value-type="float" office:value="0.000823777" calcext:value-type="float">
            <text:p>0.000823777</text:p>
          </table:table-cell>
          <table:table-cell/>
          <table:table-cell office:value-type="float" office:value="32.5471" calcext:value-type="float">
            <text:p>32.5471</text:p>
          </table:table-cell>
          <table:table-cell office:value-type="float" office:value="1.44882" calcext:value-type="float">
            <text:p>1.44882</text:p>
          </table:table-cell>
          <table:table-cell office:value-type="float" office:value="0.00647656" calcext:value-type="float">
            <text:p>0.00647656</text:p>
          </table:table-cell>
          <table:table-cell/>
          <table:table-cell office:value-type="float" office:value="34.126" calcext:value-type="float">
            <text:p>34.126</text:p>
          </table:table-cell>
          <table:table-cell office:value-type="float" office:value="1.22009" calcext:value-type="float">
            <text:p>1.22009</text:p>
          </table:table-cell>
          <table:table-cell office:value-type="float" office:value="0.0891981" calcext:value-type="float">
            <text:p>0.0891981</text:p>
          </table:table-cell>
          <table:table-cell/>
          <table:table-cell office:value-type="float" office:value="33.654" calcext:value-type="float">
            <text:p>33.654</text:p>
          </table:table-cell>
          <table:table-cell office:value-type="float" office:value="1.37843" calcext:value-type="float">
            <text:p>1.37843</text:p>
          </table:table-cell>
          <table:table-cell office:value-type="float" office:value="0.589251" calcext:value-type="float">
            <text:p>0.58925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036" calcext:value-type="float">
            <text:p>0.000472036</text:p>
          </table:table-cell>
          <table:table-cell/>
          <table:table-cell office:value-type="float" office:value="30.2014" calcext:value-type="float">
            <text:p>30.2014</text:p>
          </table:table-cell>
          <table:table-cell office:value-type="float" office:value="1.43513" calcext:value-type="float">
            <text:p>1.43513</text:p>
          </table:table-cell>
          <table:table-cell office:value-type="float" office:value="0.000801065" calcext:value-type="float">
            <text:p>0.000801065</text:p>
          </table:table-cell>
          <table:table-cell/>
          <table:table-cell office:value-type="float" office:value="31.6076" calcext:value-type="float">
            <text:p>31.6076</text:p>
          </table:table-cell>
          <table:table-cell office:value-type="float" office:value="1.41189" calcext:value-type="float">
            <text:p>1.41189</text:p>
          </table:table-cell>
          <table:table-cell office:value-type="float" office:value="0.000795704" calcext:value-type="float">
            <text:p>0.000795704</text:p>
          </table:table-cell>
          <table:table-cell/>
          <table:table-cell office:value-type="float" office:value="31.8428" calcext:value-type="float">
            <text:p>31.8428</text:p>
          </table:table-cell>
          <table:table-cell office:value-type="float" office:value="1.46639" calcext:value-type="float">
            <text:p>1.46639</text:p>
          </table:table-cell>
          <table:table-cell office:value-type="float" office:value="0.00082497" calcext:value-type="float">
            <text:p>0.00082497</text:p>
          </table:table-cell>
          <table:table-cell/>
          <table:table-cell office:value-type="float" office:value="33.0382" calcext:value-type="float">
            <text:p>33.0382</text:p>
          </table:table-cell>
          <table:table-cell office:value-type="float" office:value="1.41063" calcext:value-type="float">
            <text:p>1.41063</text:p>
          </table:table-cell>
          <table:table-cell office:value-type="float" office:value="0.0063797" calcext:value-type="float">
            <text:p>0.0063797</text:p>
          </table:table-cell>
          <table:table-cell/>
          <table:table-cell office:value-type="float" office:value="34.8161" calcext:value-type="float">
            <text:p>34.8161</text:p>
          </table:table-cell>
          <table:table-cell office:value-type="float" office:value="1.17252" calcext:value-type="float">
            <text:p>1.17252</text:p>
          </table:table-cell>
          <table:table-cell office:value-type="float" office:value="0.0920811" calcext:value-type="float">
            <text:p>0.0920811</text:p>
          </table:table-cell>
          <table:table-cell/>
          <table:table-cell office:value-type="float" office:value="32.7115" calcext:value-type="float">
            <text:p>32.7115</text:p>
          </table:table-cell>
          <table:table-cell office:value-type="float" office:value="1.40033" calcext:value-type="float">
            <text:p>1.40033</text:p>
          </table:table-cell>
          <table:table-cell office:value-type="float" office:value="0.5831" calcext:value-type="float">
            <text:p>0.583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677" calcext:value-type="float">
            <text:p>0.000472677</text:p>
          </table:table-cell>
          <table:table-cell/>
          <table:table-cell office:value-type="float" office:value="32.7406" calcext:value-type="float">
            <text:p>32.7406</text:p>
          </table:table-cell>
          <table:table-cell office:value-type="float" office:value="1.21777" calcext:value-type="float">
            <text:p>1.21777</text:p>
          </table:table-cell>
          <table:table-cell office:value-type="float" office:value="0.000799862" calcext:value-type="float">
            <text:p>0.000799862</text:p>
          </table:table-cell>
          <table:table-cell/>
          <table:table-cell office:value-type="float" office:value="31.5958" calcext:value-type="float">
            <text:p>31.5958</text:p>
          </table:table-cell>
          <table:table-cell office:value-type="float" office:value="1.43261" calcext:value-type="float">
            <text:p>1.43261</text:p>
          </table:table-cell>
          <table:table-cell office:value-type="float" office:value="0.000794021" calcext:value-type="float">
            <text:p>0.000794021</text:p>
          </table:table-cell>
          <table:table-cell/>
          <table:table-cell office:value-type="float" office:value="34.071" calcext:value-type="float">
            <text:p>34.071</text:p>
          </table:table-cell>
          <table:table-cell office:value-type="float" office:value="1.2091" calcext:value-type="float">
            <text:p>1.2091</text:p>
          </table:table-cell>
          <table:table-cell office:value-type="float" office:value="0.000824458" calcext:value-type="float">
            <text:p>0.000824458</text:p>
          </table:table-cell>
          <table:table-cell/>
          <table:table-cell office:value-type="float" office:value="33.6915" calcext:value-type="float">
            <text:p>33.6915</text:p>
          </table:table-cell>
          <table:table-cell office:value-type="float" office:value="1.30422" calcext:value-type="float">
            <text:p>1.30422</text:p>
          </table:table-cell>
          <table:table-cell office:value-type="float" office:value="0.00650249" calcext:value-type="float">
            <text:p>0.00650249</text:p>
          </table:table-cell>
          <table:table-cell/>
          <table:table-cell office:value-type="float" office:value="32.4971" calcext:value-type="float">
            <text:p>32.4971</text:p>
          </table:table-cell>
          <table:table-cell office:value-type="float" office:value="1.43797" calcext:value-type="float">
            <text:p>1.43797</text:p>
          </table:table-cell>
          <table:table-cell office:value-type="float" office:value="0.092316" calcext:value-type="float">
            <text:p>0.092316</text:p>
          </table:table-cell>
          <table:table-cell/>
          <table:table-cell office:value-type="float" office:value="35.228" calcext:value-type="float">
            <text:p>35.228</text:p>
          </table:table-cell>
          <table:table-cell office:value-type="float" office:value="1.10829" calcext:value-type="float">
            <text:p>1.10829</text:p>
          </table:table-cell>
          <table:table-cell office:value-type="float" office:value="0.599028" calcext:value-type="float">
            <text:p>0.59902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818" calcext:value-type="float">
            <text:p>0.000472818</text:p>
          </table:table-cell>
          <table:table-cell/>
          <table:table-cell office:value-type="float" office:value="31.1282" calcext:value-type="float">
            <text:p>31.1282</text:p>
          </table:table-cell>
          <table:table-cell office:value-type="float" office:value="1.4106" calcext:value-type="float">
            <text:p>1.4106</text:p>
          </table:table-cell>
          <table:table-cell office:value-type="float" office:value="0.000795985" calcext:value-type="float">
            <text:p>0.000795985</text:p>
          </table:table-cell>
          <table:table-cell/>
          <table:table-cell office:value-type="float" office:value="32.0706" calcext:value-type="float">
            <text:p>32.0706</text:p>
          </table:table-cell>
          <table:table-cell office:value-type="float" office:value="1.37538" calcext:value-type="float">
            <text:p>1.37538</text:p>
          </table:table-cell>
          <table:table-cell office:value-type="float" office:value="0.000798209" calcext:value-type="float">
            <text:p>0.000798209</text:p>
          </table:table-cell>
          <table:table-cell/>
          <table:table-cell office:value-type="float" office:value="34.2472" calcext:value-type="float">
            <text:p>34.2472</text:p>
          </table:table-cell>
          <table:table-cell office:value-type="float" office:value="1.16291" calcext:value-type="float">
            <text:p>1.16291</text:p>
          </table:table-cell>
          <table:table-cell office:value-type="float" office:value="0.000823297" calcext:value-type="float">
            <text:p>0.000823297</text:p>
          </table:table-cell>
          <table:table-cell/>
          <table:table-cell office:value-type="float" office:value="34.6792" calcext:value-type="float">
            <text:p>34.6792</text:p>
          </table:table-cell>
          <table:table-cell office:value-type="float" office:value="1.28474" calcext:value-type="float">
            <text:p>1.28474</text:p>
          </table:table-cell>
          <table:table-cell office:value-type="float" office:value="0.00650892" calcext:value-type="float">
            <text:p>0.00650892</text:p>
          </table:table-cell>
          <table:table-cell/>
          <table:table-cell office:value-type="float" office:value="32.8091" calcext:value-type="float">
            <text:p>32.8091</text:p>
          </table:table-cell>
          <table:table-cell office:value-type="float" office:value="1.29421" calcext:value-type="float">
            <text:p>1.29421</text:p>
          </table:table-cell>
          <table:table-cell office:value-type="float" office:value="0.0909585" calcext:value-type="float">
            <text:p>0.0909585</text:p>
          </table:table-cell>
          <table:table-cell/>
          <table:table-cell office:value-type="float" office:value="33.4647" calcext:value-type="float">
            <text:p>33.4647</text:p>
          </table:table-cell>
          <table:table-cell office:value-type="float" office:value="1.34954" calcext:value-type="float">
            <text:p>1.34954</text:p>
          </table:table-cell>
          <table:table-cell office:value-type="float" office:value="0.588751" calcext:value-type="float">
            <text:p>0.58875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54" calcext:value-type="float">
            <text:p>0.00047354</text:p>
          </table:table-cell>
          <table:table-cell/>
          <table:table-cell office:value-type="float" office:value="30.6353" calcext:value-type="float">
            <text:p>30.6353</text:p>
          </table:table-cell>
          <table:table-cell office:value-type="float" office:value="1.32977" calcext:value-type="float">
            <text:p>1.32977</text:p>
          </table:table-cell>
          <table:table-cell office:value-type="float" office:value="0.000800584" calcext:value-type="float">
            <text:p>0.000800584</text:p>
          </table:table-cell>
          <table:table-cell/>
          <table:table-cell office:value-type="float" office:value="32.1317" calcext:value-type="float">
            <text:p>32.1317</text:p>
          </table:table-cell>
          <table:table-cell office:value-type="float" office:value="1.33845" calcext:value-type="float">
            <text:p>1.33845</text:p>
          </table:table-cell>
          <table:table-cell office:value-type="float" office:value="0.000790765" calcext:value-type="float">
            <text:p>0.000790765</text:p>
          </table:table-cell>
          <table:table-cell/>
          <table:table-cell office:value-type="float" office:value="32.3559" calcext:value-type="float">
            <text:p>32.3559</text:p>
          </table:table-cell>
          <table:table-cell office:value-type="float" office:value="1.30223" calcext:value-type="float">
            <text:p>1.30223</text:p>
          </table:table-cell>
          <table:table-cell office:value-type="float" office:value="0.00082545" calcext:value-type="float">
            <text:p>0.00082545</text:p>
          </table:table-cell>
          <table:table-cell/>
          <table:table-cell office:value-type="float" office:value="32.4683" calcext:value-type="float">
            <text:p>32.4683</text:p>
          </table:table-cell>
          <table:table-cell office:value-type="float" office:value="1.46594" calcext:value-type="float">
            <text:p>1.46594</text:p>
          </table:table-cell>
          <table:table-cell office:value-type="float" office:value="0.00641333" calcext:value-type="float">
            <text:p>0.00641333</text:p>
          </table:table-cell>
          <table:table-cell/>
          <table:table-cell office:value-type="float" office:value="34.2197" calcext:value-type="float">
            <text:p>34.2197</text:p>
          </table:table-cell>
          <table:table-cell office:value-type="float" office:value="1.28043" calcext:value-type="float">
            <text:p>1.28043</text:p>
          </table:table-cell>
          <table:table-cell office:value-type="float" office:value="0.0929592" calcext:value-type="float">
            <text:p>0.0929592</text:p>
          </table:table-cell>
          <table:table-cell/>
          <table:table-cell office:value-type="float" office:value="32.7401" calcext:value-type="float">
            <text:p>32.7401</text:p>
          </table:table-cell>
          <table:table-cell office:value-type="float" office:value="1.40057" calcext:value-type="float">
            <text:p>1.40057</text:p>
          </table:table-cell>
          <table:table-cell office:value-type="float" office:value="0.578865" calcext:value-type="float">
            <text:p>0.57886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87" calcext:value-type="float">
            <text:p>0.00046887</text:p>
          </table:table-cell>
          <table:table-cell/>
          <table:table-cell office:value-type="float" office:value="32.1721" calcext:value-type="float">
            <text:p>32.1721</text:p>
          </table:table-cell>
          <table:table-cell office:value-type="float" office:value="1.26155" calcext:value-type="float">
            <text:p>1.26155</text:p>
          </table:table-cell>
          <table:table-cell office:value-type="float" office:value="0.000804591" calcext:value-type="float">
            <text:p>0.000804591</text:p>
          </table:table-cell>
          <table:table-cell/>
          <table:table-cell office:value-type="float" office:value="32.8159" calcext:value-type="float">
            <text:p>32.8159</text:p>
          </table:table-cell>
          <table:table-cell office:value-type="float" office:value="1.22623" calcext:value-type="float">
            <text:p>1.22623</text:p>
          </table:table-cell>
          <table:table-cell office:value-type="float" office:value="0.000793881" calcext:value-type="float">
            <text:p>0.000793881</text:p>
          </table:table-cell>
          <table:table-cell/>
          <table:table-cell office:value-type="float" office:value="32.6054" calcext:value-type="float">
            <text:p>32.6054</text:p>
          </table:table-cell>
          <table:table-cell office:value-type="float" office:value="1.30899" calcext:value-type="float">
            <text:p>1.30899</text:p>
          </table:table-cell>
          <table:table-cell office:value-type="float" office:value="0.000820601" calcext:value-type="float">
            <text:p>0.000820601</text:p>
          </table:table-cell>
          <table:table-cell/>
          <table:table-cell office:value-type="float" office:value="32.6896" calcext:value-type="float">
            <text:p>32.6896</text:p>
          </table:table-cell>
          <table:table-cell office:value-type="float" office:value="1.3733" calcext:value-type="float">
            <text:p>1.3733</text:p>
          </table:table-cell>
          <table:table-cell office:value-type="float" office:value="0.00652206" calcext:value-type="float">
            <text:p>0.00652206</text:p>
          </table:table-cell>
          <table:table-cell/>
          <table:table-cell office:value-type="float" office:value="31.8986" calcext:value-type="float">
            <text:p>31.8986</text:p>
          </table:table-cell>
          <table:table-cell office:value-type="float" office:value="1.38944" calcext:value-type="float">
            <text:p>1.38944</text:p>
          </table:table-cell>
          <table:table-cell office:value-type="float" office:value="0.0920638" calcext:value-type="float">
            <text:p>0.0920638</text:p>
          </table:table-cell>
          <table:table-cell/>
          <table:table-cell office:value-type="float" office:value="33.3546" calcext:value-type="float">
            <text:p>33.3546</text:p>
          </table:table-cell>
          <table:table-cell office:value-type="float" office:value="1.38736" calcext:value-type="float">
            <text:p>1.38736</text:p>
          </table:table-cell>
          <table:table-cell office:value-type="float" office:value="0.577391" calcext:value-type="float">
            <text:p>0.57739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796" calcext:value-type="float">
            <text:p>0.000471796</text:p>
          </table:table-cell>
          <table:table-cell/>
          <table:table-cell office:value-type="float" office:value="31.6143" calcext:value-type="float">
            <text:p>31.6143</text:p>
          </table:table-cell>
          <table:table-cell office:value-type="float" office:value="1.33912" calcext:value-type="float">
            <text:p>1.33912</text:p>
          </table:table-cell>
          <table:table-cell office:value-type="float" office:value="0.000806044" calcext:value-type="float">
            <text:p>0.000806044</text:p>
          </table:table-cell>
          <table:table-cell/>
          <table:table-cell office:value-type="float" office:value="32.459" calcext:value-type="float">
            <text:p>32.459</text:p>
          </table:table-cell>
          <table:table-cell office:value-type="float" office:value="1.23555" calcext:value-type="float">
            <text:p>1.23555</text:p>
          </table:table-cell>
          <table:table-cell office:value-type="float" office:value="0.000790975" calcext:value-type="float">
            <text:p>0.000790975</text:p>
          </table:table-cell>
          <table:table-cell/>
          <table:table-cell office:value-type="float" office:value="33.3609" calcext:value-type="float">
            <text:p>33.3609</text:p>
          </table:table-cell>
          <table:table-cell office:value-type="float" office:value="1.2204" calcext:value-type="float">
            <text:p>1.2204</text:p>
          </table:table-cell>
          <table:table-cell office:value-type="float" office:value="0.000822465" calcext:value-type="float">
            <text:p>0.000822465</text:p>
          </table:table-cell>
          <table:table-cell/>
          <table:table-cell office:value-type="float" office:value="31.5993" calcext:value-type="float">
            <text:p>31.5993</text:p>
          </table:table-cell>
          <table:table-cell office:value-type="float" office:value="1.44311" calcext:value-type="float">
            <text:p>1.44311</text:p>
          </table:table-cell>
          <table:table-cell office:value-type="float" office:value="0.00638291" calcext:value-type="float">
            <text:p>0.00638291</text:p>
          </table:table-cell>
          <table:table-cell/>
          <table:table-cell office:value-type="float" office:value="33.6891" calcext:value-type="float">
            <text:p>33.6891</text:p>
          </table:table-cell>
          <table:table-cell office:value-type="float" office:value="1.351" calcext:value-type="float">
            <text:p>1.351</text:p>
          </table:table-cell>
          <table:table-cell office:value-type="float" office:value="0.0924227" calcext:value-type="float">
            <text:p>0.0924227</text:p>
          </table:table-cell>
          <table:table-cell/>
          <table:table-cell office:value-type="float" office:value="31.0314" calcext:value-type="float">
            <text:p>31.0314</text:p>
          </table:table-cell>
          <table:table-cell office:value-type="float" office:value="1.48721" calcext:value-type="float">
            <text:p>1.48721</text:p>
          </table:table-cell>
          <table:table-cell office:value-type="float" office:value="0.563892" calcext:value-type="float">
            <text:p>0.56389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" calcext:value-type="float">
            <text:p>0.0004685</text:p>
          </table:table-cell>
          <table:table-cell/>
          <table:table-cell office:value-type="float" office:value="32.3266" calcext:value-type="float">
            <text:p>32.3266</text:p>
          </table:table-cell>
          <table:table-cell office:value-type="float" office:value="1.16842" calcext:value-type="float">
            <text:p>1.16842</text:p>
          </table:table-cell>
          <table:table-cell office:value-type="float" office:value="0.000802447" calcext:value-type="float">
            <text:p>0.000802447</text:p>
          </table:table-cell>
          <table:table-cell/>
          <table:table-cell office:value-type="float" office:value="32.8845" calcext:value-type="float">
            <text:p>32.8845</text:p>
          </table:table-cell>
          <table:table-cell office:value-type="float" office:value="1.36777" calcext:value-type="float">
            <text:p>1.36777</text:p>
          </table:table-cell>
          <table:table-cell office:value-type="float" office:value="0.000796376" calcext:value-type="float">
            <text:p>0.000796376</text:p>
          </table:table-cell>
          <table:table-cell/>
          <table:table-cell office:value-type="float" office:value="32.6411" calcext:value-type="float">
            <text:p>32.6411</text:p>
          </table:table-cell>
          <table:table-cell office:value-type="float" office:value="1.34858" calcext:value-type="float">
            <text:p>1.34858</text:p>
          </table:table-cell>
          <table:table-cell office:value-type="float" office:value="0.000824148" calcext:value-type="float">
            <text:p>0.000824148</text:p>
          </table:table-cell>
          <table:table-cell/>
          <table:table-cell office:value-type="float" office:value="32.5056" calcext:value-type="float">
            <text:p>32.5056</text:p>
          </table:table-cell>
          <table:table-cell office:value-type="float" office:value="1.45896" calcext:value-type="float">
            <text:p>1.45896</text:p>
          </table:table-cell>
          <table:table-cell office:value-type="float" office:value="0.00652848" calcext:value-type="float">
            <text:p>0.00652848</text:p>
          </table:table-cell>
          <table:table-cell/>
          <table:table-cell office:value-type="float" office:value="33.5405" calcext:value-type="float">
            <text:p>33.5405</text:p>
          </table:table-cell>
          <table:table-cell office:value-type="float" office:value="1.25845" calcext:value-type="float">
            <text:p>1.25845</text:p>
          </table:table-cell>
          <table:table-cell office:value-type="float" office:value="0.0924897" calcext:value-type="float">
            <text:p>0.0924897</text:p>
          </table:table-cell>
          <table:table-cell/>
          <table:table-cell office:value-type="float" office:value="32.7827" calcext:value-type="float">
            <text:p>32.7827</text:p>
          </table:table-cell>
          <table:table-cell office:value-type="float" office:value="1.43834" calcext:value-type="float">
            <text:p>1.43834</text:p>
          </table:table-cell>
          <table:table-cell office:value-type="float" office:value="0.579554" calcext:value-type="float">
            <text:p>0.57955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5132" calcext:value-type="float">
            <text:p>0.000475132</text:p>
          </table:table-cell>
          <table:table-cell/>
          <table:table-cell office:value-type="float" office:value="33.1742" calcext:value-type="float">
            <text:p>33.1742</text:p>
          </table:table-cell>
          <table:table-cell office:value-type="float" office:value="1.10087" calcext:value-type="float">
            <text:p>1.10087</text:p>
          </table:table-cell>
          <table:table-cell office:value-type="float" office:value="0.000793931" calcext:value-type="float">
            <text:p>0.000793931</text:p>
          </table:table-cell>
          <table:table-cell/>
          <table:table-cell office:value-type="float" office:value="31.775" calcext:value-type="float">
            <text:p>31.775</text:p>
          </table:table-cell>
          <table:table-cell office:value-type="float" office:value="1.30567" calcext:value-type="float">
            <text:p>1.30567</text:p>
          </table:table-cell>
          <table:table-cell office:value-type="float" office:value="0.000803439" calcext:value-type="float">
            <text:p>0.000803439</text:p>
          </table:table-cell>
          <table:table-cell/>
          <table:table-cell office:value-type="float" office:value="33.8139" calcext:value-type="float">
            <text:p>33.8139</text:p>
          </table:table-cell>
          <table:table-cell office:value-type="float" office:value="1.20573" calcext:value-type="float">
            <text:p>1.20573</text:p>
          </table:table-cell>
          <table:table-cell office:value-type="float" office:value="0.000823296" calcext:value-type="float">
            <text:p>0.000823296</text:p>
          </table:table-cell>
          <table:table-cell/>
          <table:table-cell office:value-type="float" office:value="33.5065" calcext:value-type="float">
            <text:p>33.5065</text:p>
          </table:table-cell>
          <table:table-cell office:value-type="float" office:value="1.25728" calcext:value-type="float">
            <text:p>1.25728</text:p>
          </table:table-cell>
          <table:table-cell office:value-type="float" office:value="0.00647925" calcext:value-type="float">
            <text:p>0.00647925</text:p>
          </table:table-cell>
          <table:table-cell/>
          <table:table-cell office:value-type="float" office:value="33.1662" calcext:value-type="float">
            <text:p>33.1662</text:p>
          </table:table-cell>
          <table:table-cell office:value-type="float" office:value="1.4244" calcext:value-type="float">
            <text:p>1.4244</text:p>
          </table:table-cell>
          <table:table-cell office:value-type="float" office:value="0.0916492" calcext:value-type="float">
            <text:p>0.0916492</text:p>
          </table:table-cell>
          <table:table-cell/>
          <table:table-cell office:value-type="float" office:value="33.3283" calcext:value-type="float">
            <text:p>33.3283</text:p>
          </table:table-cell>
          <table:table-cell office:value-type="float" office:value="1.52101" calcext:value-type="float">
            <text:p>1.52101</text:p>
          </table:table-cell>
          <table:table-cell office:value-type="float" office:value="0.886547" calcext:value-type="float">
            <text:p>0.88654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614" calcext:value-type="float">
            <text:p>0.000470614</text:p>
          </table:table-cell>
          <table:table-cell/>
          <table:table-cell office:value-type="float" office:value="31.2404" calcext:value-type="float">
            <text:p>31.2404</text:p>
          </table:table-cell>
          <table:table-cell office:value-type="float" office:value="1.18393" calcext:value-type="float">
            <text:p>1.18393</text:p>
          </table:table-cell>
          <table:table-cell office:value-type="float" office:value="0.000804882" calcext:value-type="float">
            <text:p>0.000804882</text:p>
          </table:table-cell>
          <table:table-cell/>
          <table:table-cell office:value-type="float" office:value="32.8275" calcext:value-type="float">
            <text:p>32.8275</text:p>
          </table:table-cell>
          <table:table-cell office:value-type="float" office:value="1.29311" calcext:value-type="float">
            <text:p>1.29311</text:p>
          </table:table-cell>
          <table:table-cell office:value-type="float" office:value="0.000796015" calcext:value-type="float">
            <text:p>0.000796015</text:p>
          </table:table-cell>
          <table:table-cell/>
          <table:table-cell office:value-type="float" office:value="33.0168" calcext:value-type="float">
            <text:p>33.0168</text:p>
          </table:table-cell>
          <table:table-cell office:value-type="float" office:value="1.17994" calcext:value-type="float">
            <text:p>1.17994</text:p>
          </table:table-cell>
          <table:table-cell office:value-type="float" office:value="0.000816053" calcext:value-type="float">
            <text:p>0.000816053</text:p>
          </table:table-cell>
          <table:table-cell/>
          <table:table-cell office:value-type="float" office:value="33.5253" calcext:value-type="float">
            <text:p>33.5253</text:p>
          </table:table-cell>
          <table:table-cell office:value-type="float" office:value="1.33038" calcext:value-type="float">
            <text:p>1.33038</text:p>
          </table:table-cell>
          <table:table-cell office:value-type="float" office:value="0.00649948" calcext:value-type="float">
            <text:p>0.00649948</text:p>
          </table:table-cell>
          <table:table-cell/>
          <table:table-cell office:value-type="float" office:value="33.0753" calcext:value-type="float">
            <text:p>33.0753</text:p>
          </table:table-cell>
          <table:table-cell office:value-type="float" office:value="1.28678" calcext:value-type="float">
            <text:p>1.28678</text:p>
          </table:table-cell>
          <table:table-cell office:value-type="float" office:value="0.092766" calcext:value-type="float">
            <text:p>0.092766</text:p>
          </table:table-cell>
          <table:table-cell/>
          <table:table-cell office:value-type="float" office:value="31.9101" calcext:value-type="float">
            <text:p>31.9101</text:p>
          </table:table-cell>
          <table:table-cell office:value-type="float" office:value="1.59972" calcext:value-type="float">
            <text:p>1.59972</text:p>
          </table:table-cell>
          <table:table-cell office:value-type="float" office:value="0.901251" calcext:value-type="float">
            <text:p>0.90125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6385" calcext:value-type="float">
            <text:p>0.000476385</text:p>
          </table:table-cell>
          <table:table-cell/>
          <table:table-cell office:value-type="float" office:value="33.5692" calcext:value-type="float">
            <text:p>33.5692</text:p>
          </table:table-cell>
          <table:table-cell office:value-type="float" office:value="1.06115" calcext:value-type="float">
            <text:p>1.06115</text:p>
          </table:table-cell>
          <table:table-cell office:value-type="float" office:value="0.00080363" calcext:value-type="float">
            <text:p>0.00080363</text:p>
          </table:table-cell>
          <table:table-cell/>
          <table:table-cell office:value-type="float" office:value="32.0732" calcext:value-type="float">
            <text:p>32.0732</text:p>
          </table:table-cell>
          <table:table-cell office:value-type="float" office:value="1.28192" calcext:value-type="float">
            <text:p>1.28192</text:p>
          </table:table-cell>
          <table:table-cell office:value-type="float" office:value="0.000794873" calcext:value-type="float">
            <text:p>0.000794873</text:p>
          </table:table-cell>
          <table:table-cell/>
          <table:table-cell office:value-type="float" office:value="31.0338" calcext:value-type="float">
            <text:p>31.0338</text:p>
          </table:table-cell>
          <table:table-cell office:value-type="float" office:value="1.62703" calcext:value-type="float">
            <text:p>1.62703</text:p>
          </table:table-cell>
          <table:table-cell office:value-type="float" office:value="0.000823747" calcext:value-type="float">
            <text:p>0.000823747</text:p>
          </table:table-cell>
          <table:table-cell/>
          <table:table-cell office:value-type="float" office:value="32.9168" calcext:value-type="float">
            <text:p>32.9168</text:p>
          </table:table-cell>
          <table:table-cell office:value-type="float" office:value="1.36106" calcext:value-type="float">
            <text:p>1.36106</text:p>
          </table:table-cell>
          <table:table-cell office:value-type="float" office:value="0.00657106" calcext:value-type="float">
            <text:p>0.00657106</text:p>
          </table:table-cell>
          <table:table-cell/>
          <table:table-cell office:value-type="float" office:value="33.7454" calcext:value-type="float">
            <text:p>33.7454</text:p>
          </table:table-cell>
          <table:table-cell office:value-type="float" office:value="1.32788" calcext:value-type="float">
            <text:p>1.32788</text:p>
          </table:table-cell>
          <table:table-cell office:value-type="float" office:value="0.0853502" calcext:value-type="float">
            <text:p>0.0853502</text:p>
          </table:table-cell>
          <table:table-cell/>
          <table:table-cell office:value-type="float" office:value="33.5883" calcext:value-type="float">
            <text:p>33.5883</text:p>
          </table:table-cell>
          <table:table-cell office:value-type="float" office:value="1.18316" calcext:value-type="float">
            <text:p>1.18316</text:p>
          </table:table-cell>
          <table:table-cell office:value-type="float" office:value="0.927072" calcext:value-type="float">
            <text:p>0.92707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96" calcext:value-type="float">
            <text:p>0.00046896</text:p>
          </table:table-cell>
          <table:table-cell/>
          <table:table-cell office:value-type="float" office:value="31.6208" calcext:value-type="float">
            <text:p>31.6208</text:p>
          </table:table-cell>
          <table:table-cell office:value-type="float" office:value="1.15146" calcext:value-type="float">
            <text:p>1.15146</text:p>
          </table:table-cell>
          <table:table-cell office:value-type="float" office:value="0.00079862" calcext:value-type="float">
            <text:p>0.00079862</text:p>
          </table:table-cell>
          <table:table-cell/>
          <table:table-cell office:value-type="float" office:value="33.4742" calcext:value-type="float">
            <text:p>33.4742</text:p>
          </table:table-cell>
          <table:table-cell office:value-type="float" office:value="1.1644" calcext:value-type="float">
            <text:p>1.1644</text:p>
          </table:table-cell>
          <table:table-cell office:value-type="float" office:value="0.000795274" calcext:value-type="float">
            <text:p>0.000795274</text:p>
          </table:table-cell>
          <table:table-cell/>
          <table:table-cell office:value-type="float" office:value="32.4942" calcext:value-type="float">
            <text:p>32.4942</text:p>
          </table:table-cell>
          <table:table-cell office:value-type="float" office:value="1.23354" calcext:value-type="float">
            <text:p>1.23354</text:p>
          </table:table-cell>
          <table:table-cell office:value-type="float" office:value="0.00083029" calcext:value-type="float">
            <text:p>0.00083029</text:p>
          </table:table-cell>
          <table:table-cell/>
          <table:table-cell office:value-type="float" office:value="34.8447" calcext:value-type="float">
            <text:p>34.8447</text:p>
          </table:table-cell>
          <table:table-cell office:value-type="float" office:value="1.30793" calcext:value-type="float">
            <text:p>1.30793</text:p>
          </table:table-cell>
          <table:table-cell office:value-type="float" office:value="0.00652749" calcext:value-type="float">
            <text:p>0.00652749</text:p>
          </table:table-cell>
          <table:table-cell/>
          <table:table-cell office:value-type="float" office:value="35.2963" calcext:value-type="float">
            <text:p>35.2963</text:p>
          </table:table-cell>
          <table:table-cell office:value-type="float" office:value="1.15981" calcext:value-type="float">
            <text:p>1.15981</text:p>
          </table:table-cell>
          <table:table-cell office:value-type="float" office:value="0.0587941" calcext:value-type="float">
            <text:p>0.0587941</text:p>
          </table:table-cell>
          <table:table-cell/>
          <table:table-cell office:value-type="float" office:value="32.1513" calcext:value-type="float">
            <text:p>32.1513</text:p>
          </table:table-cell>
          <table:table-cell office:value-type="float" office:value="1.36517" calcext:value-type="float">
            <text:p>1.36517</text:p>
          </table:table-cell>
          <table:table-cell office:value-type="float" office:value="0.807486" calcext:value-type="float">
            <text:p>0.80748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327" calcext:value-type="float">
            <text:p>0.000472327</text:p>
          </table:table-cell>
          <table:table-cell/>
          <table:table-cell office:value-type="float" office:value="32.2112" calcext:value-type="float">
            <text:p>32.2112</text:p>
          </table:table-cell>
          <table:table-cell office:value-type="float" office:value="1.23154" calcext:value-type="float">
            <text:p>1.23154</text:p>
          </table:table-cell>
          <table:table-cell office:value-type="float" office:value="0.000800203" calcext:value-type="float">
            <text:p>0.000800203</text:p>
          </table:table-cell>
          <table:table-cell/>
          <table:table-cell office:value-type="float" office:value="33.325" calcext:value-type="float">
            <text:p>33.325</text:p>
          </table:table-cell>
          <table:table-cell office:value-type="float" office:value="1.26796" calcext:value-type="float">
            <text:p>1.26796</text:p>
          </table:table-cell>
          <table:table-cell office:value-type="float" office:value="0.000793791" calcext:value-type="float">
            <text:p>0.000793791</text:p>
          </table:table-cell>
          <table:table-cell/>
          <table:table-cell office:value-type="float" office:value="32.822" calcext:value-type="float">
            <text:p>32.822</text:p>
          </table:table-cell>
          <table:table-cell office:value-type="float" office:value="1.33434" calcext:value-type="float">
            <text:p>1.33434</text:p>
          </table:table-cell>
          <table:table-cell office:value-type="float" office:value="0.000830169" calcext:value-type="float">
            <text:p>0.000830169</text:p>
          </table:table-cell>
          <table:table-cell/>
          <table:table-cell office:value-type="float" office:value="33.6339" calcext:value-type="float">
            <text:p>33.6339</text:p>
          </table:table-cell>
          <table:table-cell office:value-type="float" office:value="1.30754" calcext:value-type="float">
            <text:p>1.30754</text:p>
          </table:table-cell>
          <table:table-cell office:value-type="float" office:value="0.00641263" calcext:value-type="float">
            <text:p>0.00641263</text:p>
          </table:table-cell>
          <table:table-cell/>
          <table:table-cell office:value-type="float" office:value="34.9837" calcext:value-type="float">
            <text:p>34.9837</text:p>
          </table:table-cell>
          <table:table-cell office:value-type="float" office:value="1.20137" calcext:value-type="float">
            <text:p>1.20137</text:p>
          </table:table-cell>
          <table:table-cell office:value-type="float" office:value="0.0592359" calcext:value-type="float">
            <text:p>0.0592359</text:p>
          </table:table-cell>
          <table:table-cell/>
          <table:table-cell office:value-type="float" office:value="33.4392" calcext:value-type="float">
            <text:p>33.4392</text:p>
          </table:table-cell>
          <table:table-cell office:value-type="float" office:value="1.41762" calcext:value-type="float">
            <text:p>1.41762</text:p>
          </table:table-cell>
          <table:table-cell office:value-type="float" office:value="0.590598" calcext:value-type="float">
            <text:p>0.59059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991" calcext:value-type="float">
            <text:p>0.000468991</text:p>
          </table:table-cell>
          <table:table-cell/>
          <table:table-cell office:value-type="float" office:value="31.4695" calcext:value-type="float">
            <text:p>31.4695</text:p>
          </table:table-cell>
          <table:table-cell office:value-type="float" office:value="1.23692" calcext:value-type="float">
            <text:p>1.23692</text:p>
          </table:table-cell>
          <table:table-cell office:value-type="float" office:value="0.000789713" calcext:value-type="float">
            <text:p>0.000789713</text:p>
          </table:table-cell>
          <table:table-cell/>
          <table:table-cell office:value-type="float" office:value="33.1933" calcext:value-type="float">
            <text:p>33.1933</text:p>
          </table:table-cell>
          <table:table-cell office:value-type="float" office:value="1.37778" calcext:value-type="float">
            <text:p>1.37778</text:p>
          </table:table-cell>
          <table:table-cell office:value-type="float" office:value="0.000797748" calcext:value-type="float">
            <text:p>0.000797748</text:p>
          </table:table-cell>
          <table:table-cell/>
          <table:table-cell office:value-type="float" office:value="32.7123" calcext:value-type="float">
            <text:p>32.7123</text:p>
          </table:table-cell>
          <table:table-cell office:value-type="float" office:value="1.38825" calcext:value-type="float">
            <text:p>1.38825</text:p>
          </table:table-cell>
          <table:table-cell office:value-type="float" office:value="0.000826052" calcext:value-type="float">
            <text:p>0.000826052</text:p>
          </table:table-cell>
          <table:table-cell/>
          <table:table-cell office:value-type="float" office:value="34.7456" calcext:value-type="float">
            <text:p>34.7456</text:p>
          </table:table-cell>
          <table:table-cell office:value-type="float" office:value="1.29665" calcext:value-type="float">
            <text:p>1.29665</text:p>
          </table:table-cell>
          <table:table-cell office:value-type="float" office:value="0.00663283" calcext:value-type="float">
            <text:p>0.00663283</text:p>
          </table:table-cell>
          <table:table-cell/>
          <table:table-cell office:value-type="float" office:value="33.1729" calcext:value-type="float">
            <text:p>33.1729</text:p>
          </table:table-cell>
          <table:table-cell office:value-type="float" office:value="1.4426" calcext:value-type="float">
            <text:p>1.4426</text:p>
          </table:table-cell>
          <table:table-cell office:value-type="float" office:value="0.057925" calcext:value-type="float">
            <text:p>0.057925</text:p>
          </table:table-cell>
          <table:table-cell/>
          <table:table-cell office:value-type="float" office:value="34.2322" calcext:value-type="float">
            <text:p>34.2322</text:p>
          </table:table-cell>
          <table:table-cell office:value-type="float" office:value="1.26499" calcext:value-type="float">
            <text:p>1.26499</text:p>
          </table:table-cell>
          <table:table-cell office:value-type="float" office:value="0.589203" calcext:value-type="float">
            <text:p>0.58920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109" calcext:value-type="float">
            <text:p>0.000473109</text:p>
          </table:table-cell>
          <table:table-cell/>
          <table:table-cell office:value-type="float" office:value="31.4417" calcext:value-type="float">
            <text:p>31.4417</text:p>
          </table:table-cell>
          <table:table-cell office:value-type="float" office:value="1.2592" calcext:value-type="float">
            <text:p>1.2592</text:p>
          </table:table-cell>
          <table:table-cell office:value-type="float" office:value="0.000801726" calcext:value-type="float">
            <text:p>0.000801726</text:p>
          </table:table-cell>
          <table:table-cell/>
          <table:table-cell office:value-type="float" office:value="34.2355" calcext:value-type="float">
            <text:p>34.2355</text:p>
          </table:table-cell>
          <table:table-cell office:value-type="float" office:value="1.16462" calcext:value-type="float">
            <text:p>1.16462</text:p>
          </table:table-cell>
          <table:table-cell office:value-type="float" office:value="0.000792519" calcext:value-type="float">
            <text:p>0.000792519</text:p>
          </table:table-cell>
          <table:table-cell/>
          <table:table-cell office:value-type="float" office:value="33.7712" calcext:value-type="float">
            <text:p>33.7712</text:p>
          </table:table-cell>
          <table:table-cell office:value-type="float" office:value="1.29977" calcext:value-type="float">
            <text:p>1.29977</text:p>
          </table:table-cell>
          <table:table-cell office:value-type="float" office:value="0.000825751" calcext:value-type="float">
            <text:p>0.000825751</text:p>
          </table:table-cell>
          <table:table-cell/>
          <table:table-cell office:value-type="float" office:value="33.0714" calcext:value-type="float">
            <text:p>33.0714</text:p>
          </table:table-cell>
          <table:table-cell office:value-type="float" office:value="1.36213" calcext:value-type="float">
            <text:p>1.36213</text:p>
          </table:table-cell>
          <table:table-cell office:value-type="float" office:value="0.00644133" calcext:value-type="float">
            <text:p>0.00644133</text:p>
          </table:table-cell>
          <table:table-cell/>
          <table:table-cell office:value-type="float" office:value="32.117" calcext:value-type="float">
            <text:p>32.117</text:p>
          </table:table-cell>
          <table:table-cell office:value-type="float" office:value="1.36216" calcext:value-type="float">
            <text:p>1.36216</text:p>
          </table:table-cell>
          <table:table-cell office:value-type="float" office:value="0.0575806" calcext:value-type="float">
            <text:p>0.0575806</text:p>
          </table:table-cell>
          <table:table-cell/>
          <table:table-cell office:value-type="float" office:value="34.7997" calcext:value-type="float">
            <text:p>34.7997</text:p>
          </table:table-cell>
          <table:table-cell office:value-type="float" office:value="1.26634" calcext:value-type="float">
            <text:p>1.26634</text:p>
          </table:table-cell>
          <table:table-cell office:value-type="float" office:value="0.599446" calcext:value-type="float">
            <text:p>0.59944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912" calcext:value-type="float">
            <text:p>0.00047912</text:p>
          </table:table-cell>
          <table:table-cell/>
          <table:table-cell office:value-type="float" office:value="32.2602" calcext:value-type="float">
            <text:p>32.2602</text:p>
          </table:table-cell>
          <table:table-cell office:value-type="float" office:value="1.28462" calcext:value-type="float">
            <text:p>1.28462</text:p>
          </table:table-cell>
          <table:table-cell office:value-type="float" office:value="0.000797317" calcext:value-type="float">
            <text:p>0.000797317</text:p>
          </table:table-cell>
          <table:table-cell/>
          <table:table-cell office:value-type="float" office:value="31.4187" calcext:value-type="float">
            <text:p>31.4187</text:p>
          </table:table-cell>
          <table:table-cell office:value-type="float" office:value="1.4074" calcext:value-type="float">
            <text:p>1.4074</text:p>
          </table:table-cell>
          <table:table-cell office:value-type="float" office:value="0.000790094" calcext:value-type="float">
            <text:p>0.000790094</text:p>
          </table:table-cell>
          <table:table-cell/>
          <table:table-cell office:value-type="float" office:value="33.5548" calcext:value-type="float">
            <text:p>33.5548</text:p>
          </table:table-cell>
          <table:table-cell office:value-type="float" office:value="1.3127" calcext:value-type="float">
            <text:p>1.3127</text:p>
          </table:table-cell>
          <table:table-cell office:value-type="float" office:value="0.000813959" calcext:value-type="float">
            <text:p>0.000813959</text:p>
          </table:table-cell>
          <table:table-cell/>
          <table:table-cell office:value-type="float" office:value="33.9131" calcext:value-type="float">
            <text:p>33.9131</text:p>
          </table:table-cell>
          <table:table-cell office:value-type="float" office:value="1.17191" calcext:value-type="float">
            <text:p>1.17191</text:p>
          </table:table-cell>
          <table:table-cell office:value-type="float" office:value="0.00642299" calcext:value-type="float">
            <text:p>0.00642299</text:p>
          </table:table-cell>
          <table:table-cell/>
          <table:table-cell office:value-type="float" office:value="33.3919" calcext:value-type="float">
            <text:p>33.3919</text:p>
          </table:table-cell>
          <table:table-cell office:value-type="float" office:value="1.3393" calcext:value-type="float">
            <text:p>1.3393</text:p>
          </table:table-cell>
          <table:table-cell office:value-type="float" office:value="0.0586466" calcext:value-type="float">
            <text:p>0.0586466</text:p>
          </table:table-cell>
          <table:table-cell/>
          <table:table-cell office:value-type="float" office:value="32.9039" calcext:value-type="float">
            <text:p>32.9039</text:p>
          </table:table-cell>
          <table:table-cell office:value-type="float" office:value="1.43132" calcext:value-type="float">
            <text:p>1.43132</text:p>
          </table:table-cell>
          <table:table-cell office:value-type="float" office:value="0.583571" calcext:value-type="float">
            <text:p>0.58357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86" calcext:value-type="float">
            <text:p>0.00046886</text:p>
          </table:table-cell>
          <table:table-cell/>
          <table:table-cell office:value-type="float" office:value="31.6638" calcext:value-type="float">
            <text:p>31.6638</text:p>
          </table:table-cell>
          <table:table-cell office:value-type="float" office:value="1.25873" calcext:value-type="float">
            <text:p>1.25873</text:p>
          </table:table-cell>
          <table:table-cell office:value-type="float" office:value="0.000800554" calcext:value-type="float">
            <text:p>0.000800554</text:p>
          </table:table-cell>
          <table:table-cell/>
          <table:table-cell office:value-type="float" office:value="32.3533" calcext:value-type="float">
            <text:p>32.3533</text:p>
          </table:table-cell>
          <table:table-cell office:value-type="float" office:value="1.3816" calcext:value-type="float">
            <text:p>1.3816</text:p>
          </table:table-cell>
          <table:table-cell office:value-type="float" office:value="0.000792649" calcext:value-type="float">
            <text:p>0.000792649</text:p>
          </table:table-cell>
          <table:table-cell/>
          <table:table-cell office:value-type="float" office:value="32.2404" calcext:value-type="float">
            <text:p>32.2404</text:p>
          </table:table-cell>
          <table:table-cell office:value-type="float" office:value="1.25374" calcext:value-type="float">
            <text:p>1.25374</text:p>
          </table:table-cell>
          <table:table-cell office:value-type="float" office:value="0.000822816" calcext:value-type="float">
            <text:p>0.000822816</text:p>
          </table:table-cell>
          <table:table-cell/>
          <table:table-cell office:value-type="float" office:value="35.0747" calcext:value-type="float">
            <text:p>35.0747</text:p>
          </table:table-cell>
          <table:table-cell office:value-type="float" office:value="1.25898" calcext:value-type="float">
            <text:p>1.25898</text:p>
          </table:table-cell>
          <table:table-cell office:value-type="float" office:value="0.00652676" calcext:value-type="float">
            <text:p>0.00652676</text:p>
          </table:table-cell>
          <table:table-cell/>
          <table:table-cell office:value-type="float" office:value="33.5919" calcext:value-type="float">
            <text:p>33.5919</text:p>
          </table:table-cell>
          <table:table-cell office:value-type="float" office:value="1.37034" calcext:value-type="float">
            <text:p>1.37034</text:p>
          </table:table-cell>
          <table:table-cell office:value-type="float" office:value="0.0582934" calcext:value-type="float">
            <text:p>0.0582934</text:p>
          </table:table-cell>
          <table:table-cell/>
          <table:table-cell office:value-type="float" office:value="34.2375" calcext:value-type="float">
            <text:p>34.2375</text:p>
          </table:table-cell>
          <table:table-cell office:value-type="float" office:value="1.1634" calcext:value-type="float">
            <text:p>1.1634</text:p>
          </table:table-cell>
          <table:table-cell office:value-type="float" office:value="0.595693" calcext:value-type="float">
            <text:p>0.595693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0915" calcext:value-type="float">
            <text:p>0.000470915</text:p>
          </table:table-cell>
          <table:table-cell/>
          <table:table-cell office:value-type="float" office:value="31.3484" calcext:value-type="float">
            <text:p>31.3484</text:p>
          </table:table-cell>
          <table:table-cell office:value-type="float" office:value="1.29536" calcext:value-type="float">
            <text:p>1.29536</text:p>
          </table:table-cell>
          <table:table-cell office:value-type="float" office:value="0.000796546" calcext:value-type="float">
            <text:p>0.000796546</text:p>
          </table:table-cell>
          <table:table-cell/>
          <table:table-cell office:value-type="float" office:value="32.5577" calcext:value-type="float">
            <text:p>32.5577</text:p>
          </table:table-cell>
          <table:table-cell office:value-type="float" office:value="1.11912" calcext:value-type="float">
            <text:p>1.11912</text:p>
          </table:table-cell>
          <table:table-cell office:value-type="float" office:value="0.000801395" calcext:value-type="float">
            <text:p>0.000801395</text:p>
          </table:table-cell>
          <table:table-cell/>
          <table:table-cell office:value-type="float" office:value="33.7812" calcext:value-type="float">
            <text:p>33.7812</text:p>
          </table:table-cell>
          <table:table-cell office:value-type="float" office:value="1.33142" calcext:value-type="float">
            <text:p>1.33142</text:p>
          </table:table-cell>
          <table:table-cell office:value-type="float" office:value="0.000828045" calcext:value-type="float">
            <text:p>0.000828045</text:p>
          </table:table-cell>
          <table:table-cell/>
          <table:table-cell office:value-type="float" office:value="32.9284" calcext:value-type="float">
            <text:p>32.9284</text:p>
          </table:table-cell>
          <table:table-cell office:value-type="float" office:value="1.3202" calcext:value-type="float">
            <text:p>1.3202</text:p>
          </table:table-cell>
          <table:table-cell office:value-type="float" office:value="0.00646982" calcext:value-type="float">
            <text:p>0.00646982</text:p>
          </table:table-cell>
          <table:table-cell/>
          <table:table-cell office:value-type="float" office:value="32.0523" calcext:value-type="float">
            <text:p>32.0523</text:p>
          </table:table-cell>
          <table:table-cell office:value-type="float" office:value="1.33273" calcext:value-type="float">
            <text:p>1.33273</text:p>
          </table:table-cell>
          <table:table-cell office:value-type="float" office:value="0.0570818" calcext:value-type="float">
            <text:p>0.0570818</text:p>
          </table:table-cell>
          <table:table-cell/>
          <table:table-cell office:value-type="float" office:value="33.283" calcext:value-type="float">
            <text:p>33.283</text:p>
          </table:table-cell>
          <table:table-cell office:value-type="float" office:value="1.32956" calcext:value-type="float">
            <text:p>1.32956</text:p>
          </table:table-cell>
          <table:table-cell office:value-type="float" office:value="0.888969" calcext:value-type="float">
            <text:p>0.88896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466" calcext:value-type="float">
            <text:p>0.000471466</text:p>
          </table:table-cell>
          <table:table-cell/>
          <table:table-cell office:value-type="float" office:value="29.821" calcext:value-type="float">
            <text:p>29.821</text:p>
          </table:table-cell>
          <table:table-cell office:value-type="float" office:value="1.54371" calcext:value-type="float">
            <text:p>1.54371</text:p>
          </table:table-cell>
          <table:table-cell office:value-type="float" office:value="0.000794412" calcext:value-type="float">
            <text:p>0.000794412</text:p>
          </table:table-cell>
          <table:table-cell/>
          <table:table-cell office:value-type="float" office:value="32.9515" calcext:value-type="float">
            <text:p>32.9515</text:p>
          </table:table-cell>
          <table:table-cell office:value-type="float" office:value="1.23663" calcext:value-type="float">
            <text:p>1.23663</text:p>
          </table:table-cell>
          <table:table-cell office:value-type="float" office:value="0.000792008" calcext:value-type="float">
            <text:p>0.000792008</text:p>
          </table:table-cell>
          <table:table-cell/>
          <table:table-cell office:value-type="float" office:value="32.351" calcext:value-type="float">
            <text:p>32.351</text:p>
          </table:table-cell>
          <table:table-cell office:value-type="float" office:value="1.31814" calcext:value-type="float">
            <text:p>1.31814</text:p>
          </table:table-cell>
          <table:table-cell office:value-type="float" office:value="0.000810242" calcext:value-type="float">
            <text:p>0.000810242</text:p>
          </table:table-cell>
          <table:table-cell/>
          <table:table-cell office:value-type="float" office:value="34.6019" calcext:value-type="float">
            <text:p>34.6019</text:p>
          </table:table-cell>
          <table:table-cell office:value-type="float" office:value="1.28633" calcext:value-type="float">
            <text:p>1.28633</text:p>
          </table:table-cell>
          <table:table-cell office:value-type="float" office:value="0.00652275" calcext:value-type="float">
            <text:p>0.00652275</text:p>
          </table:table-cell>
          <table:table-cell/>
          <table:table-cell office:value-type="float" office:value="33.6861" calcext:value-type="float">
            <text:p>33.6861</text:p>
          </table:table-cell>
          <table:table-cell office:value-type="float" office:value="1.29944" calcext:value-type="float">
            <text:p>1.29944</text:p>
          </table:table-cell>
          <table:table-cell office:value-type="float" office:value="0.0585883" calcext:value-type="float">
            <text:p>0.0585883</text:p>
          </table:table-cell>
          <table:table-cell/>
          <table:table-cell office:value-type="float" office:value="34.2702" calcext:value-type="float">
            <text:p>34.2702</text:p>
          </table:table-cell>
          <table:table-cell office:value-type="float" office:value="1.24703" calcext:value-type="float">
            <text:p>1.24703</text:p>
          </table:table-cell>
          <table:table-cell office:value-type="float" office:value="0.873862" calcext:value-type="float">
            <text:p>0.87386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424" calcext:value-type="float">
            <text:p>0.000470424</text:p>
          </table:table-cell>
          <table:table-cell/>
          <table:table-cell office:value-type="float" office:value="31.3189" calcext:value-type="float">
            <text:p>31.3189</text:p>
          </table:table-cell>
          <table:table-cell office:value-type="float" office:value="1.3425" calcext:value-type="float">
            <text:p>1.3425</text:p>
          </table:table-cell>
          <table:table-cell office:value-type="float" office:value="0.000798219" calcext:value-type="float">
            <text:p>0.000798219</text:p>
          </table:table-cell>
          <table:table-cell/>
          <table:table-cell office:value-type="float" office:value="31.5025" calcext:value-type="float">
            <text:p>31.5025</text:p>
          </table:table-cell>
          <table:table-cell office:value-type="float" office:value="1.59082" calcext:value-type="float">
            <text:p>1.59082</text:p>
          </table:table-cell>
          <table:table-cell office:value-type="float" office:value="0.000793892" calcext:value-type="float">
            <text:p>0.000793892</text:p>
          </table:table-cell>
          <table:table-cell/>
          <table:table-cell office:value-type="float" office:value="32.041" calcext:value-type="float">
            <text:p>32.041</text:p>
          </table:table-cell>
          <table:table-cell office:value-type="float" office:value="1.211" calcext:value-type="float">
            <text:p>1.211</text:p>
          </table:table-cell>
          <table:table-cell office:value-type="float" office:value="0.000820862" calcext:value-type="float">
            <text:p>0.000820862</text:p>
          </table:table-cell>
          <table:table-cell/>
          <table:table-cell office:value-type="float" office:value="32.2181" calcext:value-type="float">
            <text:p>32.2181</text:p>
          </table:table-cell>
          <table:table-cell office:value-type="float" office:value="1.46779" calcext:value-type="float">
            <text:p>1.46779</text:p>
          </table:table-cell>
          <table:table-cell office:value-type="float" office:value="0.0063874" calcext:value-type="float">
            <text:p>0.0063874</text:p>
          </table:table-cell>
          <table:table-cell/>
          <table:table-cell office:value-type="float" office:value="32.1639" calcext:value-type="float">
            <text:p>32.1639</text:p>
          </table:table-cell>
          <table:table-cell office:value-type="float" office:value="1.64354" calcext:value-type="float">
            <text:p>1.64354</text:p>
          </table:table-cell>
          <table:table-cell office:value-type="float" office:value="0.0585778" calcext:value-type="float">
            <text:p>0.0585778</text:p>
          </table:table-cell>
          <table:table-cell/>
          <table:table-cell office:value-type="float" office:value="31.8335" calcext:value-type="float">
            <text:p>31.8335</text:p>
          </table:table-cell>
          <table:table-cell office:value-type="float" office:value="1.5193" calcext:value-type="float">
            <text:p>1.5193</text:p>
          </table:table-cell>
          <table:table-cell office:value-type="float" office:value="0.579293" calcext:value-type="float">
            <text:p>0.57929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63" calcext:value-type="float">
            <text:p>0.00047363</text:p>
          </table:table-cell>
          <table:table-cell/>
          <table:table-cell office:value-type="float" office:value="30.9352" calcext:value-type="float">
            <text:p>30.9352</text:p>
          </table:table-cell>
          <table:table-cell office:value-type="float" office:value="1.22167" calcext:value-type="float">
            <text:p>1.22167</text:p>
          </table:table-cell>
          <table:table-cell office:value-type="float" office:value="0.000811965" calcext:value-type="float">
            <text:p>0.000811965</text:p>
          </table:table-cell>
          <table:table-cell/>
          <table:table-cell office:value-type="float" office:value="32.5807" calcext:value-type="float">
            <text:p>32.5807</text:p>
          </table:table-cell>
          <table:table-cell office:value-type="float" office:value="1.3469" calcext:value-type="float">
            <text:p>1.3469</text:p>
          </table:table-cell>
          <table:table-cell office:value-type="float" office:value="0.000790605" calcext:value-type="float">
            <text:p>0.000790605</text:p>
          </table:table-cell>
          <table:table-cell/>
          <table:table-cell office:value-type="float" office:value="32.1704" calcext:value-type="float">
            <text:p>32.1704</text:p>
          </table:table-cell>
          <table:table-cell office:value-type="float" office:value="1.38844" calcext:value-type="float">
            <text:p>1.38844</text:p>
          </table:table-cell>
          <table:table-cell office:value-type="float" office:value="0.000823968" calcext:value-type="float">
            <text:p>0.000823968</text:p>
          </table:table-cell>
          <table:table-cell/>
          <table:table-cell office:value-type="float" office:value="32.3716" calcext:value-type="float">
            <text:p>32.3716</text:p>
          </table:table-cell>
          <table:table-cell office:value-type="float" office:value="1.38131" calcext:value-type="float">
            <text:p>1.38131</text:p>
          </table:table-cell>
          <table:table-cell office:value-type="float" office:value="0.00645054" calcext:value-type="float">
            <text:p>0.00645054</text:p>
          </table:table-cell>
          <table:table-cell/>
          <table:table-cell office:value-type="float" office:value="34.766" calcext:value-type="float">
            <text:p>34.766</text:p>
          </table:table-cell>
          <table:table-cell office:value-type="float" office:value="1.26297" calcext:value-type="float">
            <text:p>1.26297</text:p>
          </table:table-cell>
          <table:table-cell office:value-type="float" office:value="0.058686" calcext:value-type="float">
            <text:p>0.058686</text:p>
          </table:table-cell>
          <table:table-cell/>
          <table:table-cell office:value-type="float" office:value="34.2416" calcext:value-type="float">
            <text:p>34.2416</text:p>
          </table:table-cell>
          <table:table-cell office:value-type="float" office:value="1.22503" calcext:value-type="float">
            <text:p>1.22503</text:p>
          </table:table-cell>
          <table:table-cell office:value-type="float" office:value="0.579025" calcext:value-type="float">
            <text:p>0.57902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203" calcext:value-type="float">
            <text:p>0.000470203</text:p>
          </table:table-cell>
          <table:table-cell/>
          <table:table-cell office:value-type="float" office:value="31.6427" calcext:value-type="float">
            <text:p>31.6427</text:p>
          </table:table-cell>
          <table:table-cell office:value-type="float" office:value="1.1748" calcext:value-type="float">
            <text:p>1.1748</text:p>
          </table:table-cell>
          <table:table-cell office:value-type="float" office:value="0.00079906" calcext:value-type="float">
            <text:p>0.00079906</text:p>
          </table:table-cell>
          <table:table-cell/>
          <table:table-cell office:value-type="float" office:value="32.3932" calcext:value-type="float">
            <text:p>32.3932</text:p>
          </table:table-cell>
          <table:table-cell office:value-type="float" office:value="1.26433" calcext:value-type="float">
            <text:p>1.26433</text:p>
          </table:table-cell>
          <table:table-cell office:value-type="float" office:value="0.000794312" calcext:value-type="float">
            <text:p>0.000794312</text:p>
          </table:table-cell>
          <table:table-cell/>
          <table:table-cell office:value-type="float" office:value="33.7159" calcext:value-type="float">
            <text:p>33.7159</text:p>
          </table:table-cell>
          <table:table-cell office:value-type="float" office:value="1.24032" calcext:value-type="float">
            <text:p>1.24032</text:p>
          </table:table-cell>
          <table:table-cell office:value-type="float" office:value="0.00084697" calcext:value-type="float">
            <text:p>0.00084697</text:p>
          </table:table-cell>
          <table:table-cell/>
          <table:table-cell office:value-type="float" office:value="33.1535" calcext:value-type="float">
            <text:p>33.1535</text:p>
          </table:table-cell>
          <table:table-cell office:value-type="float" office:value="1.3257" calcext:value-type="float">
            <text:p>1.3257</text:p>
          </table:table-cell>
          <table:table-cell office:value-type="float" office:value="0.00642628" calcext:value-type="float">
            <text:p>0.00642628</text:p>
          </table:table-cell>
          <table:table-cell/>
          <table:table-cell office:value-type="float" office:value="33.2437" calcext:value-type="float">
            <text:p>33.2437</text:p>
          </table:table-cell>
          <table:table-cell office:value-type="float" office:value="1.2939" calcext:value-type="float">
            <text:p>1.2939</text:p>
          </table:table-cell>
          <table:table-cell office:value-type="float" office:value="0.0572124" calcext:value-type="float">
            <text:p>0.0572124</text:p>
          </table:table-cell>
          <table:table-cell/>
          <table:table-cell office:value-type="float" office:value="33.9482" calcext:value-type="float">
            <text:p>33.9482</text:p>
          </table:table-cell>
          <table:table-cell office:value-type="float" office:value="1.34119" calcext:value-type="float">
            <text:p>1.34119</text:p>
          </table:table-cell>
          <table:table-cell office:value-type="float" office:value="0.64539" calcext:value-type="float">
            <text:p>0.6453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618" calcext:value-type="float">
            <text:p>0.000467618</text:p>
          </table:table-cell>
          <table:table-cell/>
          <table:table-cell office:value-type="float" office:value="32.9259" calcext:value-type="float">
            <text:p>32.9259</text:p>
          </table:table-cell>
          <table:table-cell office:value-type="float" office:value="1.16754" calcext:value-type="float">
            <text:p>1.16754</text:p>
          </table:table-cell>
          <table:table-cell office:value-type="float" office:value="0.000795384" calcext:value-type="float">
            <text:p>0.000795384</text:p>
          </table:table-cell>
          <table:table-cell/>
          <table:table-cell office:value-type="float" office:value="32.1113" calcext:value-type="float">
            <text:p>32.1113</text:p>
          </table:table-cell>
          <table:table-cell office:value-type="float" office:value="1.37265" calcext:value-type="float">
            <text:p>1.37265</text:p>
          </table:table-cell>
          <table:table-cell office:value-type="float" office:value="0.000801275" calcext:value-type="float">
            <text:p>0.000801275</text:p>
          </table:table-cell>
          <table:table-cell/>
          <table:table-cell office:value-type="float" office:value="32.0737" calcext:value-type="float">
            <text:p>32.0737</text:p>
          </table:table-cell>
          <table:table-cell office:value-type="float" office:value="1.48038" calcext:value-type="float">
            <text:p>1.48038</text:p>
          </table:table-cell>
          <table:table-cell office:value-type="float" office:value="0.000823997" calcext:value-type="float">
            <text:p>0.000823997</text:p>
          </table:table-cell>
          <table:table-cell/>
          <table:table-cell office:value-type="float" office:value="32.1838" calcext:value-type="float">
            <text:p>32.1838</text:p>
          </table:table-cell>
          <table:table-cell office:value-type="float" office:value="1.47319" calcext:value-type="float">
            <text:p>1.47319</text:p>
          </table:table-cell>
          <table:table-cell office:value-type="float" office:value="0.00637616" calcext:value-type="float">
            <text:p>0.00637616</text:p>
          </table:table-cell>
          <table:table-cell/>
          <table:table-cell office:value-type="float" office:value="35.2809" calcext:value-type="float">
            <text:p>35.2809</text:p>
          </table:table-cell>
          <table:table-cell office:value-type="float" office:value="1.10886" calcext:value-type="float">
            <text:p>1.10886</text:p>
          </table:table-cell>
          <table:table-cell office:value-type="float" office:value="0.0578582" calcext:value-type="float">
            <text:p>0.0578582</text:p>
          </table:table-cell>
          <table:table-cell/>
          <table:table-cell office:value-type="float" office:value="35.3673" calcext:value-type="float">
            <text:p>35.3673</text:p>
          </table:table-cell>
          <table:table-cell office:value-type="float" office:value="1.14046" calcext:value-type="float">
            <text:p>1.14046</text:p>
          </table:table-cell>
          <table:table-cell office:value-type="float" office:value="0.590658" calcext:value-type="float">
            <text:p>0.59065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814" calcext:value-type="float">
            <text:p>0.000470814</text:p>
          </table:table-cell>
          <table:table-cell/>
          <table:table-cell office:value-type="float" office:value="32.516" calcext:value-type="float">
            <text:p>32.516</text:p>
          </table:table-cell>
          <table:table-cell office:value-type="float" office:value="1.16319" calcext:value-type="float">
            <text:p>1.16319</text:p>
          </table:table-cell>
          <table:table-cell office:value-type="float" office:value="0.000795274" calcext:value-type="float">
            <text:p>0.000795274</text:p>
          </table:table-cell>
          <table:table-cell/>
          <table:table-cell office:value-type="float" office:value="32.8972" calcext:value-type="float">
            <text:p>32.8972</text:p>
          </table:table-cell>
          <table:table-cell office:value-type="float" office:value="1.24594" calcext:value-type="float">
            <text:p>1.24594</text:p>
          </table:table-cell>
          <table:table-cell office:value-type="float" office:value="0.000802738" calcext:value-type="float">
            <text:p>0.000802738</text:p>
          </table:table-cell>
          <table:table-cell/>
          <table:table-cell office:value-type="float" office:value="31.1248" calcext:value-type="float">
            <text:p>31.1248</text:p>
          </table:table-cell>
          <table:table-cell office:value-type="float" office:value="1.43486" calcext:value-type="float">
            <text:p>1.43486</text:p>
          </table:table-cell>
          <table:table-cell office:value-type="float" office:value="0.000819259" calcext:value-type="float">
            <text:p>0.000819259</text:p>
          </table:table-cell>
          <table:table-cell/>
          <table:table-cell office:value-type="float" office:value="32.0845" calcext:value-type="float">
            <text:p>32.0845</text:p>
          </table:table-cell>
          <table:table-cell office:value-type="float" office:value="1.335" calcext:value-type="float">
            <text:p>1.335</text:p>
          </table:table-cell>
          <table:table-cell office:value-type="float" office:value="0.00641932" calcext:value-type="float">
            <text:p>0.00641932</text:p>
          </table:table-cell>
          <table:table-cell/>
          <table:table-cell office:value-type="float" office:value="32.9384" calcext:value-type="float">
            <text:p>32.9384</text:p>
          </table:table-cell>
          <table:table-cell office:value-type="float" office:value="1.41457" calcext:value-type="float">
            <text:p>1.41457</text:p>
          </table:table-cell>
          <table:table-cell office:value-type="float" office:value="0.057447" calcext:value-type="float">
            <text:p>0.057447</text:p>
          </table:table-cell>
          <table:table-cell/>
          <table:table-cell office:value-type="float" office:value="32.4397" calcext:value-type="float">
            <text:p>32.4397</text:p>
          </table:table-cell>
          <table:table-cell office:value-type="float" office:value="1.45703" calcext:value-type="float">
            <text:p>1.45703</text:p>
          </table:table-cell>
          <table:table-cell office:value-type="float" office:value="0.575013" calcext:value-type="float">
            <text:p>0.57501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207" calcext:value-type="float">
            <text:p>0.000472207</text:p>
          </table:table-cell>
          <table:table-cell/>
          <table:table-cell office:value-type="float" office:value="31.8033" calcext:value-type="float">
            <text:p>31.8033</text:p>
          </table:table-cell>
          <table:table-cell office:value-type="float" office:value="1.24475" calcext:value-type="float">
            <text:p>1.24475</text:p>
          </table:table-cell>
          <table:table-cell office:value-type="float" office:value="0.000796786" calcext:value-type="float">
            <text:p>0.000796786</text:p>
          </table:table-cell>
          <table:table-cell/>
          <table:table-cell office:value-type="float" office:value="33.2939" calcext:value-type="float">
            <text:p>33.2939</text:p>
          </table:table-cell>
          <table:table-cell office:value-type="float" office:value="1.24711" calcext:value-type="float">
            <text:p>1.24711</text:p>
          </table:table-cell>
          <table:table-cell office:value-type="float" office:value="0.000800414" calcext:value-type="float">
            <text:p>0.000800414</text:p>
          </table:table-cell>
          <table:table-cell/>
          <table:table-cell office:value-type="float" office:value="31.6027" calcext:value-type="float">
            <text:p>31.6027</text:p>
          </table:table-cell>
          <table:table-cell office:value-type="float" office:value="1.35117" calcext:value-type="float">
            <text:p>1.35117</text:p>
          </table:table-cell>
          <table:table-cell office:value-type="float" office:value="0.000817546" calcext:value-type="float">
            <text:p>0.000817546</text:p>
          </table:table-cell>
          <table:table-cell/>
          <table:table-cell office:value-type="float" office:value="32.7323" calcext:value-type="float">
            <text:p>32.7323</text:p>
          </table:table-cell>
          <table:table-cell office:value-type="float" office:value="1.38552" calcext:value-type="float">
            <text:p>1.38552</text:p>
          </table:table-cell>
          <table:table-cell office:value-type="float" office:value="0.00641718" calcext:value-type="float">
            <text:p>0.00641718</text:p>
          </table:table-cell>
          <table:table-cell/>
          <table:table-cell office:value-type="float" office:value="34.9977" calcext:value-type="float">
            <text:p>34.9977</text:p>
          </table:table-cell>
          <table:table-cell office:value-type="float" office:value="1.32254" calcext:value-type="float">
            <text:p>1.32254</text:p>
          </table:table-cell>
          <table:table-cell office:value-type="float" office:value="0.0607247" calcext:value-type="float">
            <text:p>0.0607247</text:p>
          </table:table-cell>
          <table:table-cell/>
          <table:table-cell office:value-type="float" office:value="34.0627" calcext:value-type="float">
            <text:p>34.0627</text:p>
          </table:table-cell>
          <table:table-cell office:value-type="float" office:value="1.26187" calcext:value-type="float">
            <text:p>1.26187</text:p>
          </table:table-cell>
          <table:table-cell office:value-type="float" office:value="0.58694" calcext:value-type="float">
            <text:p>0.5869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376" calcext:value-type="float">
            <text:p>0.000471376</text:p>
          </table:table-cell>
          <table:table-cell/>
          <table:table-cell office:value-type="float" office:value="31.5903" calcext:value-type="float">
            <text:p>31.5903</text:p>
          </table:table-cell>
          <table:table-cell office:value-type="float" office:value="1.2074" calcext:value-type="float">
            <text:p>1.2074</text:p>
          </table:table-cell>
          <table:table-cell office:value-type="float" office:value="0.000808619" calcext:value-type="float">
            <text:p>0.000808619</text:p>
          </table:table-cell>
          <table:table-cell/>
          <table:table-cell office:value-type="float" office:value="32.6967" calcext:value-type="float">
            <text:p>32.6967</text:p>
          </table:table-cell>
          <table:table-cell office:value-type="float" office:value="1.33901" calcext:value-type="float">
            <text:p>1.33901</text:p>
          </table:table-cell>
          <table:table-cell office:value-type="float" office:value="0.00080383" calcext:value-type="float">
            <text:p>0.00080383</text:p>
          </table:table-cell>
          <table:table-cell/>
          <table:table-cell office:value-type="float" office:value="33.1672" calcext:value-type="float">
            <text:p>33.1672</text:p>
          </table:table-cell>
          <table:table-cell office:value-type="float" office:value="1.31557" calcext:value-type="float">
            <text:p>1.31557</text:p>
          </table:table-cell>
          <table:table-cell office:value-type="float" office:value="0.000823777" calcext:value-type="float">
            <text:p>0.000823777</text:p>
          </table:table-cell>
          <table:table-cell/>
          <table:table-cell office:value-type="float" office:value="34.4343" calcext:value-type="float">
            <text:p>34.4343</text:p>
          </table:table-cell>
          <table:table-cell office:value-type="float" office:value="1.31565" calcext:value-type="float">
            <text:p>1.31565</text:p>
          </table:table-cell>
          <table:table-cell office:value-type="float" office:value="0.00651174" calcext:value-type="float">
            <text:p>0.00651174</text:p>
          </table:table-cell>
          <table:table-cell/>
          <table:table-cell office:value-type="float" office:value="32.5433" calcext:value-type="float">
            <text:p>32.5433</text:p>
          </table:table-cell>
          <table:table-cell office:value-type="float" office:value="1.44463" calcext:value-type="float">
            <text:p>1.44463</text:p>
          </table:table-cell>
          <table:table-cell office:value-type="float" office:value="0.0595387" calcext:value-type="float">
            <text:p>0.0595387</text:p>
          </table:table-cell>
          <table:table-cell/>
          <table:table-cell office:value-type="float" office:value="34.3345" calcext:value-type="float">
            <text:p>34.3345</text:p>
          </table:table-cell>
          <table:table-cell office:value-type="float" office:value="1.19308" calcext:value-type="float">
            <text:p>1.19308</text:p>
          </table:table-cell>
          <table:table-cell office:value-type="float" office:value="0.5832" calcext:value-type="float">
            <text:p>0.583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801" calcext:value-type="float">
            <text:p>0.000468801</text:p>
          </table:table-cell>
          <table:table-cell/>
          <table:table-cell office:value-type="float" office:value="31.7164" calcext:value-type="float">
            <text:p>31.7164</text:p>
          </table:table-cell>
          <table:table-cell office:value-type="float" office:value="1.2859" calcext:value-type="float">
            <text:p>1.2859</text:p>
          </table:table-cell>
          <table:table-cell office:value-type="float" office:value="0.000807717" calcext:value-type="float">
            <text:p>0.000807717</text:p>
          </table:table-cell>
          <table:table-cell/>
          <table:table-cell office:value-type="float" office:value="33.2915" calcext:value-type="float">
            <text:p>33.2915</text:p>
          </table:table-cell>
          <table:table-cell office:value-type="float" office:value="1.17179" calcext:value-type="float">
            <text:p>1.17179</text:p>
          </table:table-cell>
          <table:table-cell office:value-type="float" office:value="0.000800414" calcext:value-type="float">
            <text:p>0.000800414</text:p>
          </table:table-cell>
          <table:table-cell/>
          <table:table-cell office:value-type="float" office:value="33.4518" calcext:value-type="float">
            <text:p>33.4518</text:p>
          </table:table-cell>
          <table:table-cell office:value-type="float" office:value="1.41699" calcext:value-type="float">
            <text:p>1.41699</text:p>
          </table:table-cell>
          <table:table-cell office:value-type="float" office:value="0.000826082" calcext:value-type="float">
            <text:p>0.000826082</text:p>
          </table:table-cell>
          <table:table-cell/>
          <table:table-cell office:value-type="float" office:value="33.2874" calcext:value-type="float">
            <text:p>33.2874</text:p>
          </table:table-cell>
          <table:table-cell office:value-type="float" office:value="1.32896" calcext:value-type="float">
            <text:p>1.32896</text:p>
          </table:table-cell>
          <table:table-cell office:value-type="float" office:value="0.00643615" calcext:value-type="float">
            <text:p>0.00643615</text:p>
          </table:table-cell>
          <table:table-cell/>
          <table:table-cell office:value-type="float" office:value="33.5456" calcext:value-type="float">
            <text:p>33.5456</text:p>
          </table:table-cell>
          <table:table-cell office:value-type="float" office:value="1.37566" calcext:value-type="float">
            <text:p>1.37566</text:p>
          </table:table-cell>
          <table:table-cell office:value-type="float" office:value="0.0586353" calcext:value-type="float">
            <text:p>0.0586353</text:p>
          </table:table-cell>
          <table:table-cell/>
          <table:table-cell office:value-type="float" office:value="34.8391" calcext:value-type="float">
            <text:p>34.8391</text:p>
          </table:table-cell>
          <table:table-cell office:value-type="float" office:value="1.21968" calcext:value-type="float">
            <text:p>1.21968</text:p>
          </table:table-cell>
          <table:table-cell office:value-type="float" office:value="0.594184" calcext:value-type="float">
            <text:p>0.59418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1724" calcext:value-type="float">
            <text:p>0.000481724</text:p>
          </table:table-cell>
          <table:table-cell/>
          <table:table-cell office:value-type="float" office:value="33.2211" calcext:value-type="float">
            <text:p>33.2211</text:p>
          </table:table-cell>
          <table:table-cell office:value-type="float" office:value="1.17887" calcext:value-type="float">
            <text:p>1.17887</text:p>
          </table:table-cell>
          <table:table-cell office:value-type="float" office:value="0.000802347" calcext:value-type="float">
            <text:p>0.000802347</text:p>
          </table:table-cell>
          <table:table-cell/>
          <table:table-cell office:value-type="float" office:value="32.0389" calcext:value-type="float">
            <text:p>32.0389</text:p>
          </table:table-cell>
          <table:table-cell office:value-type="float" office:value="1.33036" calcext:value-type="float">
            <text:p>1.33036</text:p>
          </table:table-cell>
          <table:table-cell office:value-type="float" office:value="0.000805443" calcext:value-type="float">
            <text:p>0.000805443</text:p>
          </table:table-cell>
          <table:table-cell/>
          <table:table-cell office:value-type="float" office:value="34.1868" calcext:value-type="float">
            <text:p>34.1868</text:p>
          </table:table-cell>
          <table:table-cell office:value-type="float" office:value="1.16149" calcext:value-type="float">
            <text:p>1.16149</text:p>
          </table:table-cell>
          <table:table-cell office:value-type="float" office:value="0.000822725" calcext:value-type="float">
            <text:p>0.000822725</text:p>
          </table:table-cell>
          <table:table-cell/>
          <table:table-cell office:value-type="float" office:value="35.135" calcext:value-type="float">
            <text:p>35.135</text:p>
          </table:table-cell>
          <table:table-cell office:value-type="float" office:value="1.12362" calcext:value-type="float">
            <text:p>1.12362</text:p>
          </table:table-cell>
          <table:table-cell office:value-type="float" office:value="0.0066507" calcext:value-type="float">
            <text:p>0.0066507</text:p>
          </table:table-cell>
          <table:table-cell/>
          <table:table-cell office:value-type="float" office:value="31.6569" calcext:value-type="float">
            <text:p>31.6569</text:p>
          </table:table-cell>
          <table:table-cell office:value-type="float" office:value="1.4252" calcext:value-type="float">
            <text:p>1.4252</text:p>
          </table:table-cell>
          <table:table-cell office:value-type="float" office:value="0.0583629" calcext:value-type="float">
            <text:p>0.0583629</text:p>
          </table:table-cell>
          <table:table-cell/>
          <table:table-cell office:value-type="float" office:value="33.6358" calcext:value-type="float">
            <text:p>33.6358</text:p>
          </table:table-cell>
          <table:table-cell office:value-type="float" office:value="1.26213" calcext:value-type="float">
            <text:p>1.26213</text:p>
          </table:table-cell>
          <table:table-cell office:value-type="float" office:value="0.588098" calcext:value-type="float">
            <text:p>0.58809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12" calcext:value-type="float">
            <text:p>0.00046812</text:p>
          </table:table-cell>
          <table:table-cell/>
          <table:table-cell office:value-type="float" office:value="32.6308" calcext:value-type="float">
            <text:p>32.6308</text:p>
          </table:table-cell>
          <table:table-cell office:value-type="float" office:value="1.1838" calcext:value-type="float">
            <text:p>1.1838</text:p>
          </table:table-cell>
          <table:table-cell office:value-type="float" office:value="0.000797487" calcext:value-type="float">
            <text:p>0.000797487</text:p>
          </table:table-cell>
          <table:table-cell/>
          <table:table-cell office:value-type="float" office:value="33.0215" calcext:value-type="float">
            <text:p>33.0215</text:p>
          </table:table-cell>
          <table:table-cell office:value-type="float" office:value="1.23119" calcext:value-type="float">
            <text:p>1.23119</text:p>
          </table:table-cell>
          <table:table-cell office:value-type="float" office:value="0.000802858" calcext:value-type="float">
            <text:p>0.000802858</text:p>
          </table:table-cell>
          <table:table-cell/>
          <table:table-cell office:value-type="float" office:value="33.3392" calcext:value-type="float">
            <text:p>33.3392</text:p>
          </table:table-cell>
          <table:table-cell office:value-type="float" office:value="1.33168" calcext:value-type="float">
            <text:p>1.33168</text:p>
          </table:table-cell>
          <table:table-cell office:value-type="float" office:value="0.000828356" calcext:value-type="float">
            <text:p>0.000828356</text:p>
          </table:table-cell>
          <table:table-cell/>
          <table:table-cell office:value-type="float" office:value="34.1178" calcext:value-type="float">
            <text:p>34.1178</text:p>
          </table:table-cell>
          <table:table-cell office:value-type="float" office:value="1.27048" calcext:value-type="float">
            <text:p>1.27048</text:p>
          </table:table-cell>
          <table:table-cell office:value-type="float" office:value="0.0066408" calcext:value-type="float">
            <text:p>0.0066408</text:p>
          </table:table-cell>
          <table:table-cell/>
          <table:table-cell office:value-type="float" office:value="33.1728" calcext:value-type="float">
            <text:p>33.1728</text:p>
          </table:table-cell>
          <table:table-cell office:value-type="float" office:value="1.39415" calcext:value-type="float">
            <text:p>1.39415</text:p>
          </table:table-cell>
          <table:table-cell office:value-type="float" office:value="0.0592707" calcext:value-type="float">
            <text:p>0.0592707</text:p>
          </table:table-cell>
          <table:table-cell/>
          <table:table-cell office:value-type="float" office:value="32.7359" calcext:value-type="float">
            <text:p>32.7359</text:p>
          </table:table-cell>
          <table:table-cell office:value-type="float" office:value="1.42583" calcext:value-type="float">
            <text:p>1.42583</text:p>
          </table:table-cell>
          <table:table-cell office:value-type="float" office:value="0.582263" calcext:value-type="float">
            <text:p>0.58226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3378" calcext:value-type="float">
            <text:p>0.000483378</text:p>
          </table:table-cell>
          <table:table-cell/>
          <table:table-cell office:value-type="float" office:value="31.469" calcext:value-type="float">
            <text:p>31.469</text:p>
          </table:table-cell>
          <table:table-cell office:value-type="float" office:value="1.30774" calcext:value-type="float">
            <text:p>1.30774</text:p>
          </table:table-cell>
          <table:table-cell office:value-type="float" office:value="0.000802908" calcext:value-type="float">
            <text:p>0.000802908</text:p>
          </table:table-cell>
          <table:table-cell/>
          <table:table-cell office:value-type="float" office:value="33.295" calcext:value-type="float">
            <text:p>33.295</text:p>
          </table:table-cell>
          <table:table-cell office:value-type="float" office:value="1.19604" calcext:value-type="float">
            <text:p>1.19604</text:p>
          </table:table-cell>
          <table:table-cell office:value-type="float" office:value="0.000806846" calcext:value-type="float">
            <text:p>0.000806846</text:p>
          </table:table-cell>
          <table:table-cell/>
          <table:table-cell office:value-type="float" office:value="33.3428" calcext:value-type="float">
            <text:p>33.3428</text:p>
          </table:table-cell>
          <table:table-cell office:value-type="float" office:value="1.28526" calcext:value-type="float">
            <text:p>1.28526</text:p>
          </table:table-cell>
          <table:table-cell office:value-type="float" office:value="0.000822304" calcext:value-type="float">
            <text:p>0.000822304</text:p>
          </table:table-cell>
          <table:table-cell/>
          <table:table-cell office:value-type="float" office:value="33.4104" calcext:value-type="float">
            <text:p>33.4104</text:p>
          </table:table-cell>
          <table:table-cell office:value-type="float" office:value="1.37288" calcext:value-type="float">
            <text:p>1.37288</text:p>
          </table:table-cell>
          <table:table-cell office:value-type="float" office:value="0.00638825" calcext:value-type="float">
            <text:p>0.00638825</text:p>
          </table:table-cell>
          <table:table-cell/>
          <table:table-cell office:value-type="float" office:value="34.8814" calcext:value-type="float">
            <text:p>34.8814</text:p>
          </table:table-cell>
          <table:table-cell office:value-type="float" office:value="1.11764" calcext:value-type="float">
            <text:p>1.11764</text:p>
          </table:table-cell>
          <table:table-cell office:value-type="float" office:value="0.0582914" calcext:value-type="float">
            <text:p>0.0582914</text:p>
          </table:table-cell>
          <table:table-cell/>
          <table:table-cell office:value-type="float" office:value="32.2754" calcext:value-type="float">
            <text:p>32.2754</text:p>
          </table:table-cell>
          <table:table-cell office:value-type="float" office:value="1.37364" calcext:value-type="float">
            <text:p>1.37364</text:p>
          </table:table-cell>
          <table:table-cell office:value-type="float" office:value="0.575249" calcext:value-type="float">
            <text:p>0.57524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079" calcext:value-type="float">
            <text:p>0.000468079</text:p>
          </table:table-cell>
          <table:table-cell/>
          <table:table-cell office:value-type="float" office:value="30.2698" calcext:value-type="float">
            <text:p>30.2698</text:p>
          </table:table-cell>
          <table:table-cell office:value-type="float" office:value="1.22036" calcext:value-type="float">
            <text:p>1.22036</text:p>
          </table:table-cell>
          <table:table-cell office:value-type="float" office:value="0.000801385" calcext:value-type="float">
            <text:p>0.000801385</text:p>
          </table:table-cell>
          <table:table-cell/>
          <table:table-cell office:value-type="float" office:value="32.3679" calcext:value-type="float">
            <text:p>32.3679</text:p>
          </table:table-cell>
          <table:table-cell office:value-type="float" office:value="1.41085" calcext:value-type="float">
            <text:p>1.41085</text:p>
          </table:table-cell>
          <table:table-cell office:value-type="float" office:value="0.000805864" calcext:value-type="float">
            <text:p>0.000805864</text:p>
          </table:table-cell>
          <table:table-cell/>
          <table:table-cell office:value-type="float" office:value="32.8926" calcext:value-type="float">
            <text:p>32.8926</text:p>
          </table:table-cell>
          <table:table-cell office:value-type="float" office:value="1.4315" calcext:value-type="float">
            <text:p>1.4315</text:p>
          </table:table-cell>
          <table:table-cell office:value-type="float" office:value="0.0008253" calcext:value-type="float">
            <text:p>0.0008253</text:p>
          </table:table-cell>
          <table:table-cell/>
          <table:table-cell office:value-type="float" office:value="34.2953" calcext:value-type="float">
            <text:p>34.2953</text:p>
          </table:table-cell>
          <table:table-cell office:value-type="float" office:value="1.25689" calcext:value-type="float">
            <text:p>1.25689</text:p>
          </table:table-cell>
          <table:table-cell office:value-type="float" office:value="0.00667016" calcext:value-type="float">
            <text:p>0.00667016</text:p>
          </table:table-cell>
          <table:table-cell/>
          <table:table-cell office:value-type="float" office:value="33.0815" calcext:value-type="float">
            <text:p>33.0815</text:p>
          </table:table-cell>
          <table:table-cell office:value-type="float" office:value="1.52963" calcext:value-type="float">
            <text:p>1.52963</text:p>
          </table:table-cell>
          <table:table-cell office:value-type="float" office:value="0.0583556" calcext:value-type="float">
            <text:p>0.0583556</text:p>
          </table:table-cell>
          <table:table-cell/>
          <table:table-cell office:value-type="float" office:value="34.0063" calcext:value-type="float">
            <text:p>34.0063</text:p>
          </table:table-cell>
          <table:table-cell office:value-type="float" office:value="1.22839" calcext:value-type="float">
            <text:p>1.22839</text:p>
          </table:table-cell>
          <table:table-cell office:value-type="float" office:value="0.601584" calcext:value-type="float">
            <text:p>0.60158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9871" calcext:value-type="float">
            <text:p>0.000479871</text:p>
          </table:table-cell>
          <table:table-cell/>
          <table:table-cell office:value-type="float" office:value="32.808" calcext:value-type="float">
            <text:p>32.808</text:p>
          </table:table-cell>
          <table:table-cell office:value-type="float" office:value="1.11238" calcext:value-type="float">
            <text:p>1.11238</text:p>
          </table:table-cell>
          <table:table-cell office:value-type="float" office:value="0.000800864" calcext:value-type="float">
            <text:p>0.000800864</text:p>
          </table:table-cell>
          <table:table-cell/>
          <table:table-cell office:value-type="float" office:value="30.8319" calcext:value-type="float">
            <text:p>30.8319</text:p>
          </table:table-cell>
          <table:table-cell office:value-type="float" office:value="1.57014" calcext:value-type="float">
            <text:p>1.57014</text:p>
          </table:table-cell>
          <table:table-cell office:value-type="float" office:value="0.000801135" calcext:value-type="float">
            <text:p>0.000801135</text:p>
          </table:table-cell>
          <table:table-cell/>
          <table:table-cell office:value-type="float" office:value="32.3586" calcext:value-type="float">
            <text:p>32.3586</text:p>
          </table:table-cell>
          <table:table-cell office:value-type="float" office:value="1.27407" calcext:value-type="float">
            <text:p>1.27407</text:p>
          </table:table-cell>
          <table:table-cell office:value-type="float" office:value="0.000832513" calcext:value-type="float">
            <text:p>0.000832513</text:p>
          </table:table-cell>
          <table:table-cell/>
          <table:table-cell office:value-type="float" office:value="33.535" calcext:value-type="float">
            <text:p>33.535</text:p>
          </table:table-cell>
          <table:table-cell office:value-type="float" office:value="1.33138" calcext:value-type="float">
            <text:p>1.33138</text:p>
          </table:table-cell>
          <table:table-cell office:value-type="float" office:value="0.00650621" calcext:value-type="float">
            <text:p>0.00650621</text:p>
          </table:table-cell>
          <table:table-cell/>
          <table:table-cell office:value-type="float" office:value="32.8543" calcext:value-type="float">
            <text:p>32.8543</text:p>
          </table:table-cell>
          <table:table-cell office:value-type="float" office:value="1.33718" calcext:value-type="float">
            <text:p>1.33718</text:p>
          </table:table-cell>
          <table:table-cell office:value-type="float" office:value="0.0579795" calcext:value-type="float">
            <text:p>0.0579795</text:p>
          </table:table-cell>
          <table:table-cell/>
          <table:table-cell office:value-type="float" office:value="33.6098" calcext:value-type="float">
            <text:p>33.6098</text:p>
          </table:table-cell>
          <table:table-cell office:value-type="float" office:value="1.31336" calcext:value-type="float">
            <text:p>1.31336</text:p>
          </table:table-cell>
          <table:table-cell office:value-type="float" office:value="0.579352" calcext:value-type="float">
            <text:p>0.57935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319" calcext:value-type="float">
            <text:p>0.000468319</text:p>
          </table:table-cell>
          <table:table-cell/>
          <table:table-cell office:value-type="float" office:value="32.3237" calcext:value-type="float">
            <text:p>32.3237</text:p>
          </table:table-cell>
          <table:table-cell office:value-type="float" office:value="1.16189" calcext:value-type="float">
            <text:p>1.16189</text:p>
          </table:table-cell>
          <table:table-cell office:value-type="float" office:value="0.000807025" calcext:value-type="float">
            <text:p>0.000807025</text:p>
          </table:table-cell>
          <table:table-cell/>
          <table:table-cell office:value-type="float" office:value="32.0646" calcext:value-type="float">
            <text:p>32.0646</text:p>
          </table:table-cell>
          <table:table-cell office:value-type="float" office:value="1.28655" calcext:value-type="float">
            <text:p>1.28655</text:p>
          </table:table-cell>
          <table:table-cell office:value-type="float" office:value="0.000800073" calcext:value-type="float">
            <text:p>0.000800073</text:p>
          </table:table-cell>
          <table:table-cell/>
          <table:table-cell office:value-type="float" office:value="34.45" calcext:value-type="float">
            <text:p>34.45</text:p>
          </table:table-cell>
          <table:table-cell office:value-type="float" office:value="1.11445" calcext:value-type="float">
            <text:p>1.11445</text:p>
          </table:table-cell>
          <table:table-cell office:value-type="float" office:value="0.000825089" calcext:value-type="float">
            <text:p>0.000825089</text:p>
          </table:table-cell>
          <table:table-cell/>
          <table:table-cell office:value-type="float" office:value="32.2195" calcext:value-type="float">
            <text:p>32.2195</text:p>
          </table:table-cell>
          <table:table-cell office:value-type="float" office:value="1.43902" calcext:value-type="float">
            <text:p>1.43902</text:p>
          </table:table-cell>
          <table:table-cell office:value-type="float" office:value="0.00639914" calcext:value-type="float">
            <text:p>0.00639914</text:p>
          </table:table-cell>
          <table:table-cell/>
          <table:table-cell office:value-type="float" office:value="34.253" calcext:value-type="float">
            <text:p>34.253</text:p>
          </table:table-cell>
          <table:table-cell office:value-type="float" office:value="1.24167" calcext:value-type="float">
            <text:p>1.24167</text:p>
          </table:table-cell>
          <table:table-cell office:value-type="float" office:value="0.0597852" calcext:value-type="float">
            <text:p>0.0597852</text:p>
          </table:table-cell>
          <table:table-cell/>
          <table:table-cell office:value-type="float" office:value="34.0006" calcext:value-type="float">
            <text:p>34.0006</text:p>
          </table:table-cell>
          <table:table-cell office:value-type="float" office:value="1.26944" calcext:value-type="float">
            <text:p>1.26944</text:p>
          </table:table-cell>
          <table:table-cell office:value-type="float" office:value="0.589282" calcext:value-type="float">
            <text:p>0.58928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2346" calcext:value-type="float">
            <text:p>0.000482346</text:p>
          </table:table-cell>
          <table:table-cell/>
          <table:table-cell office:value-type="float" office:value="30.8589" calcext:value-type="float">
            <text:p>30.8589</text:p>
          </table:table-cell>
          <table:table-cell office:value-type="float" office:value="1.26208" calcext:value-type="float">
            <text:p>1.26208</text:p>
          </table:table-cell>
          <table:table-cell office:value-type="float" office:value="0.000796286" calcext:value-type="float">
            <text:p>0.000796286</text:p>
          </table:table-cell>
          <table:table-cell/>
          <table:table-cell office:value-type="float" office:value="33.581" calcext:value-type="float">
            <text:p>33.581</text:p>
          </table:table-cell>
          <table:table-cell office:value-type="float" office:value="1.14959" calcext:value-type="float">
            <text:p>1.14959</text:p>
          </table:table-cell>
          <table:table-cell office:value-type="float" office:value="0.000805433" calcext:value-type="float">
            <text:p>0.000805433</text:p>
          </table:table-cell>
          <table:table-cell/>
          <table:table-cell office:value-type="float" office:value="31.9776" calcext:value-type="float">
            <text:p>31.9776</text:p>
          </table:table-cell>
          <table:table-cell office:value-type="float" office:value="1.47743" calcext:value-type="float">
            <text:p>1.47743</text:p>
          </table:table-cell>
          <table:table-cell office:value-type="float" office:value="0.00082015" calcext:value-type="float">
            <text:p>0.00082015</text:p>
          </table:table-cell>
          <table:table-cell/>
          <table:table-cell office:value-type="float" office:value="34.4351" calcext:value-type="float">
            <text:p>34.4351</text:p>
          </table:table-cell>
          <table:table-cell office:value-type="float" office:value="1.17619" calcext:value-type="float">
            <text:p>1.17619</text:p>
          </table:table-cell>
          <table:table-cell office:value-type="float" office:value="0.00666078" calcext:value-type="float">
            <text:p>0.00666078</text:p>
          </table:table-cell>
          <table:table-cell/>
          <table:table-cell office:value-type="float" office:value="33.4321" calcext:value-type="float">
            <text:p>33.4321</text:p>
          </table:table-cell>
          <table:table-cell office:value-type="float" office:value="1.39685" calcext:value-type="float">
            <text:p>1.39685</text:p>
          </table:table-cell>
          <table:table-cell office:value-type="float" office:value="0.0602754" calcext:value-type="float">
            <text:p>0.0602754</text:p>
          </table:table-cell>
          <table:table-cell/>
          <table:table-cell office:value-type="float" office:value="31.8351" calcext:value-type="float">
            <text:p>31.8351</text:p>
          </table:table-cell>
          <table:table-cell office:value-type="float" office:value="1.39971" calcext:value-type="float">
            <text:p>1.39971</text:p>
          </table:table-cell>
          <table:table-cell office:value-type="float" office:value="0.572909" calcext:value-type="float">
            <text:p>0.57290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959" calcext:value-type="float">
            <text:p>0.000467959</text:p>
          </table:table-cell>
          <table:table-cell/>
          <table:table-cell office:value-type="float" office:value="31.8086" calcext:value-type="float">
            <text:p>31.8086</text:p>
          </table:table-cell>
          <table:table-cell office:value-type="float" office:value="1.25999" calcext:value-type="float">
            <text:p>1.25999</text:p>
          </table:table-cell>
          <table:table-cell office:value-type="float" office:value="0.00080417" calcext:value-type="float">
            <text:p>0.00080417</text:p>
          </table:table-cell>
          <table:table-cell/>
          <table:table-cell office:value-type="float" office:value="31.9443" calcext:value-type="float">
            <text:p>31.9443</text:p>
          </table:table-cell>
          <table:table-cell office:value-type="float" office:value="1.41" calcext:value-type="float">
            <text:p>1.41</text:p>
          </table:table-cell>
          <table:table-cell office:value-type="float" office:value="0.000804722" calcext:value-type="float">
            <text:p>0.000804722</text:p>
          </table:table-cell>
          <table:table-cell/>
          <table:table-cell office:value-type="float" office:value="33.4747" calcext:value-type="float">
            <text:p>33.4747</text:p>
          </table:table-cell>
          <table:table-cell office:value-type="float" office:value="1.35" calcext:value-type="float">
            <text:p>1.35</text:p>
          </table:table-cell>
          <table:table-cell office:value-type="float" office:value="0.000816895" calcext:value-type="float">
            <text:p>0.000816895</text:p>
          </table:table-cell>
          <table:table-cell/>
          <table:table-cell office:value-type="float" office:value="31.3215" calcext:value-type="float">
            <text:p>31.3215</text:p>
          </table:table-cell>
          <table:table-cell office:value-type="float" office:value="1.42099" calcext:value-type="float">
            <text:p>1.42099</text:p>
          </table:table-cell>
          <table:table-cell office:value-type="float" office:value="0.00643974" calcext:value-type="float">
            <text:p>0.00643974</text:p>
          </table:table-cell>
          <table:table-cell/>
          <table:table-cell office:value-type="float" office:value="33.5276" calcext:value-type="float">
            <text:p>33.5276</text:p>
          </table:table-cell>
          <table:table-cell office:value-type="float" office:value="1.29438" calcext:value-type="float">
            <text:p>1.29438</text:p>
          </table:table-cell>
          <table:table-cell office:value-type="float" office:value="0.0610889" calcext:value-type="float">
            <text:p>0.0610889</text:p>
          </table:table-cell>
          <table:table-cell/>
          <table:table-cell office:value-type="float" office:value="32.7489" calcext:value-type="float">
            <text:p>32.7489</text:p>
          </table:table-cell>
          <table:table-cell office:value-type="float" office:value="1.29579" calcext:value-type="float">
            <text:p>1.29579</text:p>
          </table:table-cell>
          <table:table-cell office:value-type="float" office:value="0.573492" calcext:value-type="float">
            <text:p>0.57349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46" calcext:value-type="float">
            <text:p>0.00046846</text:p>
          </table:table-cell>
          <table:table-cell/>
          <table:table-cell office:value-type="float" office:value="32.6696" calcext:value-type="float">
            <text:p>32.6696</text:p>
          </table:table-cell>
          <table:table-cell office:value-type="float" office:value="1.21796" calcext:value-type="float">
            <text:p>1.21796</text:p>
          </table:table-cell>
          <table:table-cell office:value-type="float" office:value="0.000801886" calcext:value-type="float">
            <text:p>0.000801886</text:p>
          </table:table-cell>
          <table:table-cell/>
          <table:table-cell office:value-type="float" office:value="33.3382" calcext:value-type="float">
            <text:p>33.3382</text:p>
          </table:table-cell>
          <table:table-cell office:value-type="float" office:value="1.14439" calcext:value-type="float">
            <text:p>1.14439</text:p>
          </table:table-cell>
          <table:table-cell office:value-type="float" office:value="0.000799631" calcext:value-type="float">
            <text:p>0.000799631</text:p>
          </table:table-cell>
          <table:table-cell/>
          <table:table-cell office:value-type="float" office:value="33.132" calcext:value-type="float">
            <text:p>33.132</text:p>
          </table:table-cell>
          <table:table-cell office:value-type="float" office:value="1.30294" calcext:value-type="float">
            <text:p>1.30294</text:p>
          </table:table-cell>
          <table:table-cell office:value-type="float" office:value="0.000830961" calcext:value-type="float">
            <text:p>0.000830961</text:p>
          </table:table-cell>
          <table:table-cell/>
          <table:table-cell office:value-type="float" office:value="32.9655" calcext:value-type="float">
            <text:p>32.9655</text:p>
          </table:table-cell>
          <table:table-cell office:value-type="float" office:value="1.4251" calcext:value-type="float">
            <text:p>1.4251</text:p>
          </table:table-cell>
          <table:table-cell office:value-type="float" office:value="0.0064241" calcext:value-type="float">
            <text:p>0.0064241</text:p>
          </table:table-cell>
          <table:table-cell/>
          <table:table-cell office:value-type="float" office:value="32.1779" calcext:value-type="float">
            <text:p>32.1779</text:p>
          </table:table-cell>
          <table:table-cell office:value-type="float" office:value="1.30324" calcext:value-type="float">
            <text:p>1.30324</text:p>
          </table:table-cell>
          <table:table-cell office:value-type="float" office:value="0.0592605" calcext:value-type="float">
            <text:p>0.0592605</text:p>
          </table:table-cell>
          <table:table-cell/>
          <table:table-cell office:value-type="float" office:value="34.4916" calcext:value-type="float">
            <text:p>34.4916</text:p>
          </table:table-cell>
          <table:table-cell office:value-type="float" office:value="1.25413" calcext:value-type="float">
            <text:p>1.25413</text:p>
          </table:table-cell>
          <table:table-cell office:value-type="float" office:value="0.599828" calcext:value-type="float">
            <text:p>0.59982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1445" calcext:value-type="float">
            <text:p>0.000481445</text:p>
          </table:table-cell>
          <table:table-cell/>
          <table:table-cell office:value-type="float" office:value="31.6834" calcext:value-type="float">
            <text:p>31.6834</text:p>
          </table:table-cell>
          <table:table-cell office:value-type="float" office:value="1.25729" calcext:value-type="float">
            <text:p>1.25729</text:p>
          </table:table-cell>
          <table:table-cell office:value-type="float" office:value="0.000804842" calcext:value-type="float">
            <text:p>0.000804842</text:p>
          </table:table-cell>
          <table:table-cell/>
          <table:table-cell office:value-type="float" office:value="32.4942" calcext:value-type="float">
            <text:p>32.4942</text:p>
          </table:table-cell>
          <table:table-cell office:value-type="float" office:value="1.30505" calcext:value-type="float">
            <text:p>1.30505</text:p>
          </table:table-cell>
          <table:table-cell office:value-type="float" office:value="0.000796466" calcext:value-type="float">
            <text:p>0.000796466</text:p>
          </table:table-cell>
          <table:table-cell/>
          <table:table-cell office:value-type="float" office:value="32.652" calcext:value-type="float">
            <text:p>32.652</text:p>
          </table:table-cell>
          <table:table-cell office:value-type="float" office:value="1.30186" calcext:value-type="float">
            <text:p>1.30186</text:p>
          </table:table-cell>
          <table:table-cell office:value-type="float" office:value="0.000817506" calcext:value-type="float">
            <text:p>0.000817506</text:p>
          </table:table-cell>
          <table:table-cell/>
          <table:table-cell office:value-type="float" office:value="34.4409" calcext:value-type="float">
            <text:p>34.4409</text:p>
          </table:table-cell>
          <table:table-cell office:value-type="float" office:value="1.23426" calcext:value-type="float">
            <text:p>1.23426</text:p>
          </table:table-cell>
          <table:table-cell office:value-type="float" office:value="0.00645581" calcext:value-type="float">
            <text:p>0.00645581</text:p>
          </table:table-cell>
          <table:table-cell/>
          <table:table-cell office:value-type="float" office:value="34.1167" calcext:value-type="float">
            <text:p>34.1167</text:p>
          </table:table-cell>
          <table:table-cell office:value-type="float" office:value="1.21727" calcext:value-type="float">
            <text:p>1.21727</text:p>
          </table:table-cell>
          <table:table-cell office:value-type="float" office:value="0.0937158" calcext:value-type="float">
            <text:p>0.0937158</text:p>
          </table:table-cell>
          <table:table-cell/>
          <table:table-cell office:value-type="float" office:value="33.6115" calcext:value-type="float">
            <text:p>33.6115</text:p>
          </table:table-cell>
          <table:table-cell office:value-type="float" office:value="1.29287" calcext:value-type="float">
            <text:p>1.29287</text:p>
          </table:table-cell>
          <table:table-cell office:value-type="float" office:value="0.578902" calcext:value-type="float">
            <text:p>0.57890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555" calcext:value-type="float">
            <text:p>0.000471555</text:p>
          </table:table-cell>
          <table:table-cell/>
          <table:table-cell office:value-type="float" office:value="32.8658" calcext:value-type="float">
            <text:p>32.8658</text:p>
          </table:table-cell>
          <table:table-cell office:value-type="float" office:value="1.14187" calcext:value-type="float">
            <text:p>1.14187</text:p>
          </table:table-cell>
          <table:table-cell office:value-type="float" office:value="0.000795714" calcext:value-type="float">
            <text:p>0.000795714</text:p>
          </table:table-cell>
          <table:table-cell/>
          <table:table-cell office:value-type="float" office:value="34.9095" calcext:value-type="float">
            <text:p>34.9095</text:p>
          </table:table-cell>
          <table:table-cell office:value-type="float" office:value="1.15751" calcext:value-type="float">
            <text:p>1.15751</text:p>
          </table:table-cell>
          <table:table-cell office:value-type="float" office:value="0.00080427" calcext:value-type="float">
            <text:p>0.00080427</text:p>
          </table:table-cell>
          <table:table-cell/>
          <table:table-cell office:value-type="float" office:value="32.8642" calcext:value-type="float">
            <text:p>32.8642</text:p>
          </table:table-cell>
          <table:table-cell office:value-type="float" office:value="1.25266" calcext:value-type="float">
            <text:p>1.25266</text:p>
          </table:table-cell>
          <table:table-cell office:value-type="float" office:value="0.000812756" calcext:value-type="float">
            <text:p>0.000812756</text:p>
          </table:table-cell>
          <table:table-cell/>
          <table:table-cell office:value-type="float" office:value="34.1922" calcext:value-type="float">
            <text:p>34.1922</text:p>
          </table:table-cell>
          <table:table-cell office:value-type="float" office:value="1.17971" calcext:value-type="float">
            <text:p>1.17971</text:p>
          </table:table-cell>
          <table:table-cell office:value-type="float" office:value="0.00656002" calcext:value-type="float">
            <text:p>0.00656002</text:p>
          </table:table-cell>
          <table:table-cell/>
          <table:table-cell office:value-type="float" office:value="34.3749" calcext:value-type="float">
            <text:p>34.3749</text:p>
          </table:table-cell>
          <table:table-cell office:value-type="float" office:value="1.36167" calcext:value-type="float">
            <text:p>1.36167</text:p>
          </table:table-cell>
          <table:table-cell office:value-type="float" office:value="0.0930143" calcext:value-type="float">
            <text:p>0.0930143</text:p>
          </table:table-cell>
          <table:table-cell/>
          <table:table-cell office:value-type="float" office:value="33.9448" calcext:value-type="float">
            <text:p>33.9448</text:p>
          </table:table-cell>
          <table:table-cell office:value-type="float" office:value="1.29144" calcext:value-type="float">
            <text:p>1.29144</text:p>
          </table:table-cell>
          <table:table-cell office:value-type="float" office:value="0.615667" calcext:value-type="float">
            <text:p>0.61566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369" calcext:value-type="float">
            <text:p>0.00047369</text:p>
          </table:table-cell>
          <table:table-cell/>
          <table:table-cell office:value-type="float" office:value="32.211" calcext:value-type="float">
            <text:p>32.211</text:p>
          </table:table-cell>
          <table:table-cell office:value-type="float" office:value="1.18954" calcext:value-type="float">
            <text:p>1.18954</text:p>
          </table:table-cell>
          <table:table-cell office:value-type="float" office:value="0.000794693" calcext:value-type="float">
            <text:p>0.000794693</text:p>
          </table:table-cell>
          <table:table-cell/>
          <table:table-cell office:value-type="float" office:value="33.3104" calcext:value-type="float">
            <text:p>33.3104</text:p>
          </table:table-cell>
          <table:table-cell office:value-type="float" office:value="1.23711" calcext:value-type="float">
            <text:p>1.23711</text:p>
          </table:table-cell>
          <table:table-cell office:value-type="float" office:value="0.000804952" calcext:value-type="float">
            <text:p>0.000804952</text:p>
          </table:table-cell>
          <table:table-cell/>
          <table:table-cell office:value-type="float" office:value="31.5052" calcext:value-type="float">
            <text:p>31.5052</text:p>
          </table:table-cell>
          <table:table-cell office:value-type="float" office:value="1.44541" calcext:value-type="float">
            <text:p>1.44541</text:p>
          </table:table-cell>
          <table:table-cell office:value-type="float" office:value="0.000822676" calcext:value-type="float">
            <text:p>0.000822676</text:p>
          </table:table-cell>
          <table:table-cell/>
          <table:table-cell office:value-type="float" office:value="33.7674" calcext:value-type="float">
            <text:p>33.7674</text:p>
          </table:table-cell>
          <table:table-cell office:value-type="float" office:value="1.25268" calcext:value-type="float">
            <text:p>1.25268</text:p>
          </table:table-cell>
          <table:table-cell office:value-type="float" office:value="0.00668209" calcext:value-type="float">
            <text:p>0.00668209</text:p>
          </table:table-cell>
          <table:table-cell/>
          <table:table-cell office:value-type="float" office:value="31.9867" calcext:value-type="float">
            <text:p>31.9867</text:p>
          </table:table-cell>
          <table:table-cell office:value-type="float" office:value="1.49067" calcext:value-type="float">
            <text:p>1.49067</text:p>
          </table:table-cell>
          <table:table-cell office:value-type="float" office:value="0.0923548" calcext:value-type="float">
            <text:p>0.0923548</text:p>
          </table:table-cell>
          <table:table-cell/>
          <table:table-cell office:value-type="float" office:value="33.5023" calcext:value-type="float">
            <text:p>33.5023</text:p>
          </table:table-cell>
          <table:table-cell office:value-type="float" office:value="1.2496" calcext:value-type="float">
            <text:p>1.2496</text:p>
          </table:table-cell>
          <table:table-cell office:value-type="float" office:value="0.582871" calcext:value-type="float">
            <text:p>0.58287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43" calcext:value-type="float">
            <text:p>0.00046843</text:p>
          </table:table-cell>
          <table:table-cell/>
          <table:table-cell office:value-type="float" office:value="31.5964" calcext:value-type="float">
            <text:p>31.5964</text:p>
          </table:table-cell>
          <table:table-cell office:value-type="float" office:value="1.36716" calcext:value-type="float">
            <text:p>1.36716</text:p>
          </table:table-cell>
          <table:table-cell office:value-type="float" office:value="0.000803239" calcext:value-type="float">
            <text:p>0.000803239</text:p>
          </table:table-cell>
          <table:table-cell/>
          <table:table-cell office:value-type="float" office:value="33.9168" calcext:value-type="float">
            <text:p>33.9168</text:p>
          </table:table-cell>
          <table:table-cell office:value-type="float" office:value="1.20033" calcext:value-type="float">
            <text:p>1.20033</text:p>
          </table:table-cell>
          <table:table-cell office:value-type="float" office:value="0.000801375" calcext:value-type="float">
            <text:p>0.000801375</text:p>
          </table:table-cell>
          <table:table-cell/>
          <table:table-cell office:value-type="float" office:value="33.592" calcext:value-type="float">
            <text:p>33.592</text:p>
          </table:table-cell>
          <table:table-cell office:value-type="float" office:value="1.36303" calcext:value-type="float">
            <text:p>1.36303</text:p>
          </table:table-cell>
          <table:table-cell office:value-type="float" office:value="0.000816253" calcext:value-type="float">
            <text:p>0.000816253</text:p>
          </table:table-cell>
          <table:table-cell/>
          <table:table-cell office:value-type="float" office:value="30.8498" calcext:value-type="float">
            <text:p>30.8498</text:p>
          </table:table-cell>
          <table:table-cell office:value-type="float" office:value="1.52226" calcext:value-type="float">
            <text:p>1.52226</text:p>
          </table:table-cell>
          <table:table-cell office:value-type="float" office:value="0.00639576" calcext:value-type="float">
            <text:p>0.00639576</text:p>
          </table:table-cell>
          <table:table-cell/>
          <table:table-cell office:value-type="float" office:value="31.6737" calcext:value-type="float">
            <text:p>31.6737</text:p>
          </table:table-cell>
          <table:table-cell office:value-type="float" office:value="1.4144" calcext:value-type="float">
            <text:p>1.4144</text:p>
          </table:table-cell>
          <table:table-cell office:value-type="float" office:value="0.0917287" calcext:value-type="float">
            <text:p>0.0917287</text:p>
          </table:table-cell>
          <table:table-cell/>
          <table:table-cell office:value-type="float" office:value="32.9317" calcext:value-type="float">
            <text:p>32.9317</text:p>
          </table:table-cell>
          <table:table-cell office:value-type="float" office:value="1.27022" calcext:value-type="float">
            <text:p>1.27022</text:p>
          </table:table-cell>
          <table:table-cell office:value-type="float" office:value="0.574751" calcext:value-type="float">
            <text:p>0.57475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365" calcext:value-type="float">
            <text:p>0.000471365</text:p>
          </table:table-cell>
          <table:table-cell/>
          <table:table-cell office:value-type="float" office:value="33.9158" calcext:value-type="float">
            <text:p>33.9158</text:p>
          </table:table-cell>
          <table:table-cell office:value-type="float" office:value="1.08137" calcext:value-type="float">
            <text:p>1.08137</text:p>
          </table:table-cell>
          <table:table-cell office:value-type="float" office:value="0.000811354" calcext:value-type="float">
            <text:p>0.000811354</text:p>
          </table:table-cell>
          <table:table-cell/>
          <table:table-cell office:value-type="float" office:value="32.2497" calcext:value-type="float">
            <text:p>32.2497</text:p>
          </table:table-cell>
          <table:table-cell office:value-type="float" office:value="1.51311" calcext:value-type="float">
            <text:p>1.51311</text:p>
          </table:table-cell>
          <table:table-cell office:value-type="float" office:value="0.000801826" calcext:value-type="float">
            <text:p>0.000801826</text:p>
          </table:table-cell>
          <table:table-cell/>
          <table:table-cell office:value-type="float" office:value="34.6682" calcext:value-type="float">
            <text:p>34.6682</text:p>
          </table:table-cell>
          <table:table-cell office:value-type="float" office:value="1.20057" calcext:value-type="float">
            <text:p>1.20057</text:p>
          </table:table-cell>
          <table:table-cell office:value-type="float" office:value="0.00082551" calcext:value-type="float">
            <text:p>0.00082551</text:p>
          </table:table-cell>
          <table:table-cell/>
          <table:table-cell office:value-type="float" office:value="33.7651" calcext:value-type="float">
            <text:p>33.7651</text:p>
          </table:table-cell>
          <table:table-cell office:value-type="float" office:value="1.23827" calcext:value-type="float">
            <text:p>1.23827</text:p>
          </table:table-cell>
          <table:table-cell office:value-type="float" office:value="0.00645311" calcext:value-type="float">
            <text:p>0.00645311</text:p>
          </table:table-cell>
          <table:table-cell/>
          <table:table-cell office:value-type="float" office:value="33.8582" calcext:value-type="float">
            <text:p>33.8582</text:p>
          </table:table-cell>
          <table:table-cell office:value-type="float" office:value="1.36725" calcext:value-type="float">
            <text:p>1.36725</text:p>
          </table:table-cell>
          <table:table-cell office:value-type="float" office:value="0.0920955" calcext:value-type="float">
            <text:p>0.0920955</text:p>
          </table:table-cell>
          <table:table-cell/>
          <table:table-cell office:value-type="float" office:value="32.6322" calcext:value-type="float">
            <text:p>32.6322</text:p>
          </table:table-cell>
          <table:table-cell office:value-type="float" office:value="1.496" calcext:value-type="float">
            <text:p>1.496</text:p>
          </table:table-cell>
          <table:table-cell office:value-type="float" office:value="0.575681" calcext:value-type="float">
            <text:p>0.57568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92" calcext:value-type="float">
            <text:p>0.00047392</text:p>
          </table:table-cell>
          <table:table-cell/>
          <table:table-cell office:value-type="float" office:value="31.1582" calcext:value-type="float">
            <text:p>31.1582</text:p>
          </table:table-cell>
          <table:table-cell office:value-type="float" office:value="1.25023" calcext:value-type="float">
            <text:p>1.25023</text:p>
          </table:table-cell>
          <table:table-cell office:value-type="float" office:value="0.000803359" calcext:value-type="float">
            <text:p>0.000803359</text:p>
          </table:table-cell>
          <table:table-cell/>
          <table:table-cell office:value-type="float" office:value="31.1935" calcext:value-type="float">
            <text:p>31.1935</text:p>
          </table:table-cell>
          <table:table-cell office:value-type="float" office:value="1.35046" calcext:value-type="float">
            <text:p>1.35046</text:p>
          </table:table-cell>
          <table:table-cell office:value-type="float" office:value="0.000797538" calcext:value-type="float">
            <text:p>0.000797538</text:p>
          </table:table-cell>
          <table:table-cell/>
          <table:table-cell office:value-type="float" office:value="33.5689" calcext:value-type="float">
            <text:p>33.5689</text:p>
          </table:table-cell>
          <table:table-cell office:value-type="float" office:value="1.1905" calcext:value-type="float">
            <text:p>1.1905</text:p>
          </table:table-cell>
          <table:table-cell office:value-type="float" office:value="0.000827885" calcext:value-type="float">
            <text:p>0.000827885</text:p>
          </table:table-cell>
          <table:table-cell/>
          <table:table-cell office:value-type="float" office:value="33.9527" calcext:value-type="float">
            <text:p>33.9527</text:p>
          </table:table-cell>
          <table:table-cell office:value-type="float" office:value="1.10669" calcext:value-type="float">
            <text:p>1.10669</text:p>
          </table:table-cell>
          <table:table-cell office:value-type="float" office:value="0.00644322" calcext:value-type="float">
            <text:p>0.00644322</text:p>
          </table:table-cell>
          <table:table-cell/>
          <table:table-cell office:value-type="float" office:value="33.4413" calcext:value-type="float">
            <text:p>33.4413</text:p>
          </table:table-cell>
          <table:table-cell office:value-type="float" office:value="1.31207" calcext:value-type="float">
            <text:p>1.31207</text:p>
          </table:table-cell>
          <table:table-cell office:value-type="float" office:value="0.0922739" calcext:value-type="float">
            <text:p>0.0922739</text:p>
          </table:table-cell>
          <table:table-cell/>
          <table:table-cell office:value-type="float" office:value="33.8538" calcext:value-type="float">
            <text:p>33.8538</text:p>
          </table:table-cell>
          <table:table-cell office:value-type="float" office:value="1.28214" calcext:value-type="float">
            <text:p>1.28214</text:p>
          </table:table-cell>
          <table:table-cell office:value-type="float" office:value="0.585534" calcext:value-type="float">
            <text:p>0.58553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8568" calcext:value-type="float">
            <text:p>0.000478568</text:p>
          </table:table-cell>
          <table:table-cell/>
          <table:table-cell office:value-type="float" office:value="31.6937" calcext:value-type="float">
            <text:p>31.6937</text:p>
          </table:table-cell>
          <table:table-cell office:value-type="float" office:value="1.17508" calcext:value-type="float">
            <text:p>1.17508</text:p>
          </table:table-cell>
          <table:table-cell office:value-type="float" office:value="0.000810402" calcext:value-type="float">
            <text:p>0.000810402</text:p>
          </table:table-cell>
          <table:table-cell/>
          <table:table-cell office:value-type="float" office:value="31.8226" calcext:value-type="float">
            <text:p>31.8226</text:p>
          </table:table-cell>
          <table:table-cell office:value-type="float" office:value="1.28569" calcext:value-type="float">
            <text:p>1.28569</text:p>
          </table:table-cell>
          <table:table-cell office:value-type="float" office:value="0.000799742" calcext:value-type="float">
            <text:p>0.000799742</text:p>
          </table:table-cell>
          <table:table-cell/>
          <table:table-cell office:value-type="float" office:value="32.9718" calcext:value-type="float">
            <text:p>32.9718</text:p>
          </table:table-cell>
          <table:table-cell office:value-type="float" office:value="1.21105" calcext:value-type="float">
            <text:p>1.21105</text:p>
          </table:table-cell>
          <table:table-cell office:value-type="float" office:value="0.000821633" calcext:value-type="float">
            <text:p>0.000821633</text:p>
          </table:table-cell>
          <table:table-cell/>
          <table:table-cell office:value-type="float" office:value="33.0393" calcext:value-type="float">
            <text:p>33.0393</text:p>
          </table:table-cell>
          <table:table-cell office:value-type="float" office:value="1.39727" calcext:value-type="float">
            <text:p>1.39727</text:p>
          </table:table-cell>
          <table:table-cell office:value-type="float" office:value="0.00648988" calcext:value-type="float">
            <text:p>0.00648988</text:p>
          </table:table-cell>
          <table:table-cell/>
          <table:table-cell office:value-type="float" office:value="33.8929" calcext:value-type="float">
            <text:p>33.8929</text:p>
          </table:table-cell>
          <table:table-cell office:value-type="float" office:value="1.2895" calcext:value-type="float">
            <text:p>1.2895</text:p>
          </table:table-cell>
          <table:table-cell office:value-type="float" office:value="0.0926881" calcext:value-type="float">
            <text:p>0.0926881</text:p>
          </table:table-cell>
          <table:table-cell/>
          <table:table-cell office:value-type="float" office:value="32.3463" calcext:value-type="float">
            <text:p>32.3463</text:p>
          </table:table-cell>
          <table:table-cell office:value-type="float" office:value="1.43842" calcext:value-type="float">
            <text:p>1.43842</text:p>
          </table:table-cell>
          <table:table-cell office:value-type="float" office:value="0.578369" calcext:value-type="float">
            <text:p>0.57836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25" calcext:value-type="float">
            <text:p>0.00046825</text:p>
          </table:table-cell>
          <table:table-cell/>
          <table:table-cell office:value-type="float" office:value="32.1023" calcext:value-type="float">
            <text:p>32.1023</text:p>
          </table:table-cell>
          <table:table-cell office:value-type="float" office:value="1.2339" calcext:value-type="float">
            <text:p>1.2339</text:p>
          </table:table-cell>
          <table:table-cell office:value-type="float" office:value="0.000796456" calcext:value-type="float">
            <text:p>0.000796456</text:p>
          </table:table-cell>
          <table:table-cell/>
          <table:table-cell office:value-type="float" office:value="31.0266" calcext:value-type="float">
            <text:p>31.0266</text:p>
          </table:table-cell>
          <table:table-cell office:value-type="float" office:value="1.36888" calcext:value-type="float">
            <text:p>1.36888</text:p>
          </table:table-cell>
          <table:table-cell office:value-type="float" office:value="0.000805142" calcext:value-type="float">
            <text:p>0.000805142</text:p>
          </table:table-cell>
          <table:table-cell/>
          <table:table-cell office:value-type="float" office:value="34.1408" calcext:value-type="float">
            <text:p>34.1408</text:p>
          </table:table-cell>
          <table:table-cell office:value-type="float" office:value="1.24431" calcext:value-type="float">
            <text:p>1.24431</text:p>
          </table:table-cell>
          <table:table-cell office:value-type="float" office:value="0.000822355" calcext:value-type="float">
            <text:p>0.000822355</text:p>
          </table:table-cell>
          <table:table-cell/>
          <table:table-cell office:value-type="float" office:value="33.5289" calcext:value-type="float">
            <text:p>33.5289</text:p>
          </table:table-cell>
          <table:table-cell office:value-type="float" office:value="1.25759" calcext:value-type="float">
            <text:p>1.25759</text:p>
          </table:table-cell>
          <table:table-cell office:value-type="float" office:value="0.00648909" calcext:value-type="float">
            <text:p>0.00648909</text:p>
          </table:table-cell>
          <table:table-cell/>
          <table:table-cell office:value-type="float" office:value="35.0644" calcext:value-type="float">
            <text:p>35.0644</text:p>
          </table:table-cell>
          <table:table-cell office:value-type="float" office:value="1.17952" calcext:value-type="float">
            <text:p>1.17952</text:p>
          </table:table-cell>
          <table:table-cell office:value-type="float" office:value="0.0928464" calcext:value-type="float">
            <text:p>0.0928464</text:p>
          </table:table-cell>
          <table:table-cell/>
          <table:table-cell office:value-type="float" office:value="32.5951" calcext:value-type="float">
            <text:p>32.5951</text:p>
          </table:table-cell>
          <table:table-cell office:value-type="float" office:value="1.42542" calcext:value-type="float">
            <text:p>1.42542</text:p>
          </table:table-cell>
          <table:table-cell office:value-type="float" office:value="0.581046" calcext:value-type="float">
            <text:p>0.58104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658" calcext:value-type="float">
            <text:p>0.000472658</text:p>
          </table:table-cell>
          <table:table-cell/>
          <table:table-cell office:value-type="float" office:value="33.0704" calcext:value-type="float">
            <text:p>33.0704</text:p>
          </table:table-cell>
          <table:table-cell office:value-type="float" office:value="1.2098" calcext:value-type="float">
            <text:p>1.2098</text:p>
          </table:table-cell>
          <table:table-cell office:value-type="float" office:value="0.000798019" calcext:value-type="float">
            <text:p>0.000798019</text:p>
          </table:table-cell>
          <table:table-cell/>
          <table:table-cell office:value-type="float" office:value="32.9157" calcext:value-type="float">
            <text:p>32.9157</text:p>
          </table:table-cell>
          <table:table-cell office:value-type="float" office:value="1.32814" calcext:value-type="float">
            <text:p>1.32814</text:p>
          </table:table-cell>
          <table:table-cell office:value-type="float" office:value="0.000805824" calcext:value-type="float">
            <text:p>0.000805824</text:p>
          </table:table-cell>
          <table:table-cell/>
          <table:table-cell office:value-type="float" office:value="32.9619" calcext:value-type="float">
            <text:p>32.9619</text:p>
          </table:table-cell>
          <table:table-cell office:value-type="float" office:value="1.23355" calcext:value-type="float">
            <text:p>1.23355</text:p>
          </table:table-cell>
          <table:table-cell office:value-type="float" office:value="0.000822545" calcext:value-type="float">
            <text:p>0.000822545</text:p>
          </table:table-cell>
          <table:table-cell/>
          <table:table-cell office:value-type="float" office:value="33.5347" calcext:value-type="float">
            <text:p>33.5347</text:p>
          </table:table-cell>
          <table:table-cell office:value-type="float" office:value="1.36339" calcext:value-type="float">
            <text:p>1.36339</text:p>
          </table:table-cell>
          <table:table-cell office:value-type="float" office:value="0.00645901" calcext:value-type="float">
            <text:p>0.00645901</text:p>
          </table:table-cell>
          <table:table-cell/>
          <table:table-cell office:value-type="float" office:value="33.4532" calcext:value-type="float">
            <text:p>33.4532</text:p>
          </table:table-cell>
          <table:table-cell office:value-type="float" office:value="1.40146" calcext:value-type="float">
            <text:p>1.40146</text:p>
          </table:table-cell>
          <table:table-cell office:value-type="float" office:value="0.0888506" calcext:value-type="float">
            <text:p>0.0888506</text:p>
          </table:table-cell>
          <table:table-cell/>
          <table:table-cell office:value-type="float" office:value="33.1816" calcext:value-type="float">
            <text:p>33.1816</text:p>
          </table:table-cell>
          <table:table-cell office:value-type="float" office:value="1.3685" calcext:value-type="float">
            <text:p>1.3685</text:p>
          </table:table-cell>
          <table:table-cell office:value-type="float" office:value="0.585506" calcext:value-type="float">
            <text:p>0.58550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64" calcext:value-type="float">
            <text:p>0.00046864</text:p>
          </table:table-cell>
          <table:table-cell/>
          <table:table-cell office:value-type="float" office:value="32.5885" calcext:value-type="float">
            <text:p>32.5885</text:p>
          </table:table-cell>
          <table:table-cell office:value-type="float" office:value="1.17832" calcext:value-type="float">
            <text:p>1.17832</text:p>
          </table:table-cell>
          <table:table-cell office:value-type="float" office:value="0.000800854" calcext:value-type="float">
            <text:p>0.000800854</text:p>
          </table:table-cell>
          <table:table-cell/>
          <table:table-cell office:value-type="float" office:value="31.0256" calcext:value-type="float">
            <text:p>31.0256</text:p>
          </table:table-cell>
          <table:table-cell office:value-type="float" office:value="1.31675" calcext:value-type="float">
            <text:p>1.31675</text:p>
          </table:table-cell>
          <table:table-cell office:value-type="float" office:value="0.000802548" calcext:value-type="float">
            <text:p>0.000802548</text:p>
          </table:table-cell>
          <table:table-cell/>
          <table:table-cell office:value-type="float" office:value="33.2043" calcext:value-type="float">
            <text:p>33.2043</text:p>
          </table:table-cell>
          <table:table-cell office:value-type="float" office:value="1.35815" calcext:value-type="float">
            <text:p>1.35815</text:p>
          </table:table-cell>
          <table:table-cell office:value-type="float" office:value="0.000823697" calcext:value-type="float">
            <text:p>0.000823697</text:p>
          </table:table-cell>
          <table:table-cell/>
          <table:table-cell office:value-type="float" office:value="33.3427" calcext:value-type="float">
            <text:p>33.3427</text:p>
          </table:table-cell>
          <table:table-cell office:value-type="float" office:value="1.33048" calcext:value-type="float">
            <text:p>1.33048</text:p>
          </table:table-cell>
          <table:table-cell office:value-type="float" office:value="0.00645092" calcext:value-type="float">
            <text:p>0.00645092</text:p>
          </table:table-cell>
          <table:table-cell/>
          <table:table-cell office:value-type="float" office:value="34.2988" calcext:value-type="float">
            <text:p>34.2988</text:p>
          </table:table-cell>
          <table:table-cell office:value-type="float" office:value="1.32193" calcext:value-type="float">
            <text:p>1.32193</text:p>
          </table:table-cell>
          <table:table-cell office:value-type="float" office:value="0.0589469" calcext:value-type="float">
            <text:p>0.0589469</text:p>
          </table:table-cell>
          <table:table-cell/>
          <table:table-cell office:value-type="float" office:value="33.9401" calcext:value-type="float">
            <text:p>33.9401</text:p>
          </table:table-cell>
          <table:table-cell office:value-type="float" office:value="1.31935" calcext:value-type="float">
            <text:p>1.31935</text:p>
          </table:table-cell>
          <table:table-cell office:value-type="float" office:value="0.582976" calcext:value-type="float">
            <text:p>0.58297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9951" calcext:value-type="float">
            <text:p>0.000479951</text:p>
          </table:table-cell>
          <table:table-cell/>
          <table:table-cell office:value-type="float" office:value="31.4626" calcext:value-type="float">
            <text:p>31.4626</text:p>
          </table:table-cell>
          <table:table-cell office:value-type="float" office:value="1.23919" calcext:value-type="float">
            <text:p>1.23919</text:p>
          </table:table-cell>
          <table:table-cell office:value-type="float" office:value="0.000802568" calcext:value-type="float">
            <text:p>0.000802568</text:p>
          </table:table-cell>
          <table:table-cell/>
          <table:table-cell office:value-type="float" office:value="30.9956" calcext:value-type="float">
            <text:p>30.9956</text:p>
          </table:table-cell>
          <table:table-cell office:value-type="float" office:value="1.54615" calcext:value-type="float">
            <text:p>1.54615</text:p>
          </table:table-cell>
          <table:table-cell office:value-type="float" office:value="0.000797548" calcext:value-type="float">
            <text:p>0.000797548</text:p>
          </table:table-cell>
          <table:table-cell/>
          <table:table-cell office:value-type="float" office:value="32.7426" calcext:value-type="float">
            <text:p>32.7426</text:p>
          </table:table-cell>
          <table:table-cell office:value-type="float" office:value="1.27797" calcext:value-type="float">
            <text:p>1.27797</text:p>
          </table:table-cell>
          <table:table-cell office:value-type="float" office:value="0.000811204" calcext:value-type="float">
            <text:p>0.000811204</text:p>
          </table:table-cell>
          <table:table-cell/>
          <table:table-cell office:value-type="float" office:value="34.7249" calcext:value-type="float">
            <text:p>34.7249</text:p>
          </table:table-cell>
          <table:table-cell office:value-type="float" office:value="1.18746" calcext:value-type="float">
            <text:p>1.18746</text:p>
          </table:table-cell>
          <table:table-cell office:value-type="float" office:value="0.00669149" calcext:value-type="float">
            <text:p>0.00669149</text:p>
          </table:table-cell>
          <table:table-cell/>
          <table:table-cell office:value-type="float" office:value="32.3149" calcext:value-type="float">
            <text:p>32.3149</text:p>
          </table:table-cell>
          <table:table-cell office:value-type="float" office:value="1.39499" calcext:value-type="float">
            <text:p>1.39499</text:p>
          </table:table-cell>
          <table:table-cell office:value-type="float" office:value="0.092004" calcext:value-type="float">
            <text:p>0.092004</text:p>
          </table:table-cell>
          <table:table-cell/>
          <table:table-cell office:value-type="float" office:value="33.3634" calcext:value-type="float">
            <text:p>33.3634</text:p>
          </table:table-cell>
          <table:table-cell office:value-type="float" office:value="1.31823" calcext:value-type="float">
            <text:p>1.31823</text:p>
          </table:table-cell>
          <table:table-cell office:value-type="float" office:value="0.588574" calcext:value-type="float">
            <text:p>0.58857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672" calcext:value-type="float">
            <text:p>0.000469672</text:p>
          </table:table-cell>
          <table:table-cell/>
          <table:table-cell office:value-type="float" office:value="31.4016" calcext:value-type="float">
            <text:p>31.4016</text:p>
          </table:table-cell>
          <table:table-cell office:value-type="float" office:value="1.21858" calcext:value-type="float">
            <text:p>1.21858</text:p>
          </table:table-cell>
          <table:table-cell office:value-type="float" office:value="0.000803248" calcext:value-type="float">
            <text:p>0.000803248</text:p>
          </table:table-cell>
          <table:table-cell/>
          <table:table-cell office:value-type="float" office:value="32.8049" calcext:value-type="float">
            <text:p>32.8049</text:p>
          </table:table-cell>
          <table:table-cell office:value-type="float" office:value="1.28027" calcext:value-type="float">
            <text:p>1.28027</text:p>
          </table:table-cell>
          <table:table-cell office:value-type="float" office:value="0.000805083" calcext:value-type="float">
            <text:p>0.000805083</text:p>
          </table:table-cell>
          <table:table-cell/>
          <table:table-cell office:value-type="float" office:value="34.3337" calcext:value-type="float">
            <text:p>34.3337</text:p>
          </table:table-cell>
          <table:table-cell office:value-type="float" office:value="1.18684" calcext:value-type="float">
            <text:p>1.18684</text:p>
          </table:table-cell>
          <table:table-cell office:value-type="float" office:value="0.000821202" calcext:value-type="float">
            <text:p>0.000821202</text:p>
          </table:table-cell>
          <table:table-cell/>
          <table:table-cell office:value-type="float" office:value="31.7767" calcext:value-type="float">
            <text:p>31.7767</text:p>
          </table:table-cell>
          <table:table-cell office:value-type="float" office:value="1.49336" calcext:value-type="float">
            <text:p>1.49336</text:p>
          </table:table-cell>
          <table:table-cell office:value-type="float" office:value="0.00643645" calcext:value-type="float">
            <text:p>0.00643645</text:p>
          </table:table-cell>
          <table:table-cell/>
          <table:table-cell office:value-type="float" office:value="34.2633" calcext:value-type="float">
            <text:p>34.2633</text:p>
          </table:table-cell>
          <table:table-cell office:value-type="float" office:value="1.291" calcext:value-type="float">
            <text:p>1.291</text:p>
          </table:table-cell>
          <table:table-cell office:value-type="float" office:value="0.0909601" calcext:value-type="float">
            <text:p>0.0909601</text:p>
          </table:table-cell>
          <table:table-cell/>
          <table:table-cell office:value-type="float" office:value="33.5053" calcext:value-type="float">
            <text:p>33.5053</text:p>
          </table:table-cell>
          <table:table-cell office:value-type="float" office:value="1.35426" calcext:value-type="float">
            <text:p>1.35426</text:p>
          </table:table-cell>
          <table:table-cell office:value-type="float" office:value="0.60513" calcext:value-type="float">
            <text:p>0.60513</text:p>
          </table:table-cell>
        </table:table-row>
        <table:table-row table:style-name="ro1">
          <table:table-cell office:value-type="float" office:value="0.03998" calcext:value-type="float">
            <text:p>0.03998</text:p>
          </table:table-cell>
          <table:table-cell office:value-type="float" office:value="0" calcext:value-type="float">
            <text:p>0</text:p>
          </table:table-cell>
          <table:table-cell office:value-type="float" office:value="0.000486594" calcext:value-type="float">
            <text:p>0.000486594</text:p>
          </table:table-cell>
          <table:table-cell/>
          <table:table-cell office:value-type="float" office:value="32.1938" calcext:value-type="float">
            <text:p>32.1938</text:p>
          </table:table-cell>
          <table:table-cell office:value-type="float" office:value="1.26708" calcext:value-type="float">
            <text:p>1.26708</text:p>
          </table:table-cell>
          <table:table-cell office:value-type="float" office:value="0.000803249" calcext:value-type="float">
            <text:p>0.000803249</text:p>
          </table:table-cell>
          <table:table-cell/>
          <table:table-cell office:value-type="float" office:value="32.1369" calcext:value-type="float">
            <text:p>32.1369</text:p>
          </table:table-cell>
          <table:table-cell office:value-type="float" office:value="1.41963" calcext:value-type="float">
            <text:p>1.41963</text:p>
          </table:table-cell>
          <table:table-cell office:value-type="float" office:value="0.000803179" calcext:value-type="float">
            <text:p>0.000803179</text:p>
          </table:table-cell>
          <table:table-cell/>
          <table:table-cell office:value-type="float" office:value="34.8441" calcext:value-type="float">
            <text:p>34.8441</text:p>
          </table:table-cell>
          <table:table-cell office:value-type="float" office:value="1.1791" calcext:value-type="float">
            <text:p>1.1791</text:p>
          </table:table-cell>
          <table:table-cell office:value-type="float" office:value="0.000823917" calcext:value-type="float">
            <text:p>0.000823917</text:p>
          </table:table-cell>
          <table:table-cell/>
          <table:table-cell office:value-type="float" office:value="32.8028" calcext:value-type="float">
            <text:p>32.8028</text:p>
          </table:table-cell>
          <table:table-cell office:value-type="float" office:value="1.39256" calcext:value-type="float">
            <text:p>1.39256</text:p>
          </table:table-cell>
          <table:table-cell office:value-type="float" office:value="0.00650975" calcext:value-type="float">
            <text:p>0.00650975</text:p>
          </table:table-cell>
          <table:table-cell/>
          <table:table-cell office:value-type="float" office:value="34.5718" calcext:value-type="float">
            <text:p>34.5718</text:p>
          </table:table-cell>
          <table:table-cell office:value-type="float" office:value="1.22483" calcext:value-type="float">
            <text:p>1.22483</text:p>
          </table:table-cell>
          <table:table-cell office:value-type="float" office:value="0.0926373" calcext:value-type="float">
            <text:p>0.0926373</text:p>
          </table:table-cell>
          <table:table-cell/>
          <table:table-cell office:value-type="float" office:value="35.1119" calcext:value-type="float">
            <text:p>35.1119</text:p>
          </table:table-cell>
          <table:table-cell office:value-type="float" office:value="1.33416" calcext:value-type="float">
            <text:p>1.33416</text:p>
          </table:table-cell>
          <table:table-cell office:value-type="float" office:value="0.593552" calcext:value-type="float">
            <text:p>0.593552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0715" calcext:value-type="float">
            <text:p>0.000470715</text:p>
          </table:table-cell>
          <table:table-cell/>
          <table:table-cell office:value-type="float" office:value="30.4165" calcext:value-type="float">
            <text:p>30.4165</text:p>
          </table:table-cell>
          <table:table-cell office:value-type="float" office:value="1.40399" calcext:value-type="float">
            <text:p>1.40399</text:p>
          </table:table-cell>
          <table:table-cell office:value-type="float" office:value="0.000797729" calcext:value-type="float">
            <text:p>0.000797729</text:p>
          </table:table-cell>
          <table:table-cell/>
          <table:table-cell office:value-type="float" office:value="31.7296" calcext:value-type="float">
            <text:p>31.7296</text:p>
          </table:table-cell>
          <table:table-cell office:value-type="float" office:value="1.39946" calcext:value-type="float">
            <text:p>1.39946</text:p>
          </table:table-cell>
          <table:table-cell office:value-type="float" office:value="0.000807908" calcext:value-type="float">
            <text:p>0.000807908</text:p>
          </table:table-cell>
          <table:table-cell/>
          <table:table-cell office:value-type="float" office:value="35.3066" calcext:value-type="float">
            <text:p>35.3066</text:p>
          </table:table-cell>
          <table:table-cell office:value-type="float" office:value="1.05627" calcext:value-type="float">
            <text:p>1.05627</text:p>
          </table:table-cell>
          <table:table-cell office:value-type="float" office:value="0.000811143" calcext:value-type="float">
            <text:p>0.000811143</text:p>
          </table:table-cell>
          <table:table-cell/>
          <table:table-cell office:value-type="float" office:value="32.6223" calcext:value-type="float">
            <text:p>32.6223</text:p>
          </table:table-cell>
          <table:table-cell office:value-type="float" office:value="1.5148" calcext:value-type="float">
            <text:p>1.5148</text:p>
          </table:table-cell>
          <table:table-cell office:value-type="float" office:value="0.00648764" calcext:value-type="float">
            <text:p>0.00648764</text:p>
          </table:table-cell>
          <table:table-cell/>
          <table:table-cell office:value-type="float" office:value="34.6915" calcext:value-type="float">
            <text:p>34.6915</text:p>
          </table:table-cell>
          <table:table-cell office:value-type="float" office:value="1.21007" calcext:value-type="float">
            <text:p>1.21007</text:p>
          </table:table-cell>
          <table:table-cell office:value-type="float" office:value="0.0928516" calcext:value-type="float">
            <text:p>0.0928516</text:p>
          </table:table-cell>
          <table:table-cell/>
          <table:table-cell office:value-type="float" office:value="33.4245" calcext:value-type="float">
            <text:p>33.4245</text:p>
          </table:table-cell>
          <table:table-cell office:value-type="float" office:value="1.32588" calcext:value-type="float">
            <text:p>1.32588</text:p>
          </table:table-cell>
          <table:table-cell office:value-type="float" office:value="0.589808" calcext:value-type="float">
            <text:p>0.58980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217" calcext:value-type="float">
            <text:p>0.000472217</text:p>
          </table:table-cell>
          <table:table-cell/>
          <table:table-cell office:value-type="float" office:value="31.8618" calcext:value-type="float">
            <text:p>31.8618</text:p>
          </table:table-cell>
          <table:table-cell office:value-type="float" office:value="1.20334" calcext:value-type="float">
            <text:p>1.20334</text:p>
          </table:table-cell>
          <table:table-cell office:value-type="float" office:value="0.000802277" calcext:value-type="float">
            <text:p>0.000802277</text:p>
          </table:table-cell>
          <table:table-cell/>
          <table:table-cell office:value-type="float" office:value="31.7275" calcext:value-type="float">
            <text:p>31.7275</text:p>
          </table:table-cell>
          <table:table-cell office:value-type="float" office:value="1.41403" calcext:value-type="float">
            <text:p>1.41403</text:p>
          </table:table-cell>
          <table:table-cell office:value-type="float" office:value="0.000797538" calcext:value-type="float">
            <text:p>0.000797538</text:p>
          </table:table-cell>
          <table:table-cell/>
          <table:table-cell office:value-type="float" office:value="31.9637" calcext:value-type="float">
            <text:p>31.9637</text:p>
          </table:table-cell>
          <table:table-cell office:value-type="float" office:value="1.45032" calcext:value-type="float">
            <text:p>1.45032</text:p>
          </table:table-cell>
          <table:table-cell office:value-type="float" office:value="0.000820871" calcext:value-type="float">
            <text:p>0.000820871</text:p>
          </table:table-cell>
          <table:table-cell/>
          <table:table-cell office:value-type="float" office:value="33.3394" calcext:value-type="float">
            <text:p>33.3394</text:p>
          </table:table-cell>
          <table:table-cell office:value-type="float" office:value="1.3205" calcext:value-type="float">
            <text:p>1.3205</text:p>
          </table:table-cell>
          <table:table-cell office:value-type="float" office:value="0.0065896" calcext:value-type="float">
            <text:p>0.0065896</text:p>
          </table:table-cell>
          <table:table-cell/>
          <table:table-cell office:value-type="float" office:value="33.3917" calcext:value-type="float">
            <text:p>33.3917</text:p>
          </table:table-cell>
          <table:table-cell office:value-type="float" office:value="1.34361" calcext:value-type="float">
            <text:p>1.34361</text:p>
          </table:table-cell>
          <table:table-cell office:value-type="float" office:value="0.0908802" calcext:value-type="float">
            <text:p>0.0908802</text:p>
          </table:table-cell>
          <table:table-cell/>
          <table:table-cell office:value-type="float" office:value="32.8983" calcext:value-type="float">
            <text:p>32.8983</text:p>
          </table:table-cell>
          <table:table-cell office:value-type="float" office:value="1.33443" calcext:value-type="float">
            <text:p>1.33443</text:p>
          </table:table-cell>
          <table:table-cell office:value-type="float" office:value="0.577602" calcext:value-type="float">
            <text:p>0.57760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989" calcext:value-type="float">
            <text:p>0.000467989</text:p>
          </table:table-cell>
          <table:table-cell/>
          <table:table-cell office:value-type="float" office:value="30.6929" calcext:value-type="float">
            <text:p>30.6929</text:p>
          </table:table-cell>
          <table:table-cell office:value-type="float" office:value="1.4091" calcext:value-type="float">
            <text:p>1.4091</text:p>
          </table:table-cell>
          <table:table-cell office:value-type="float" office:value="0.000805703" calcext:value-type="float">
            <text:p>0.000805703</text:p>
          </table:table-cell>
          <table:table-cell/>
          <table:table-cell office:value-type="float" office:value="33.5872" calcext:value-type="float">
            <text:p>33.5872</text:p>
          </table:table-cell>
          <table:table-cell office:value-type="float" office:value="1.15119" calcext:value-type="float">
            <text:p>1.15119</text:p>
          </table:table-cell>
          <table:table-cell office:value-type="float" office:value="0.000802478" calcext:value-type="float">
            <text:p>0.000802478</text:p>
          </table:table-cell>
          <table:table-cell/>
          <table:table-cell office:value-type="float" office:value="32.6564" calcext:value-type="float">
            <text:p>32.6564</text:p>
          </table:table-cell>
          <table:table-cell office:value-type="float" office:value="1.30439" calcext:value-type="float">
            <text:p>1.30439</text:p>
          </table:table-cell>
          <table:table-cell office:value-type="float" office:value="0.000828767" calcext:value-type="float">
            <text:p>0.000828767</text:p>
          </table:table-cell>
          <table:table-cell/>
          <table:table-cell office:value-type="float" office:value="33.1915" calcext:value-type="float">
            <text:p>33.1915</text:p>
          </table:table-cell>
          <table:table-cell office:value-type="float" office:value="1.23843" calcext:value-type="float">
            <text:p>1.23843</text:p>
          </table:table-cell>
          <table:table-cell office:value-type="float" office:value="0.00641489" calcext:value-type="float">
            <text:p>0.00641489</text:p>
          </table:table-cell>
          <table:table-cell/>
          <table:table-cell office:value-type="float" office:value="31.6892" calcext:value-type="float">
            <text:p>31.6892</text:p>
          </table:table-cell>
          <table:table-cell office:value-type="float" office:value="1.4389" calcext:value-type="float">
            <text:p>1.4389</text:p>
          </table:table-cell>
          <table:table-cell office:value-type="float" office:value="0.091595" calcext:value-type="float">
            <text:p>0.091595</text:p>
          </table:table-cell>
          <table:table-cell/>
          <table:table-cell office:value-type="float" office:value="35.3084" calcext:value-type="float">
            <text:p>35.3084</text:p>
          </table:table-cell>
          <table:table-cell office:value-type="float" office:value="1.17072" calcext:value-type="float">
            <text:p>1.17072</text:p>
          </table:table-cell>
          <table:table-cell office:value-type="float" office:value="0.592016" calcext:value-type="float">
            <text:p>0.592016</text:p>
          </table:table-cell>
        </table:table-row>
        <table:table-row table:style-name="ro1">
          <table:table-cell office:value-type="float" office:value="0.03998" calcext:value-type="float">
            <text:p>0.03998</text:p>
          </table:table-cell>
          <table:table-cell office:value-type="float" office:value="0" calcext:value-type="float">
            <text:p>0</text:p>
          </table:table-cell>
          <table:table-cell office:value-type="float" office:value="0.000471736" calcext:value-type="float">
            <text:p>0.000471736</text:p>
          </table:table-cell>
          <table:table-cell/>
          <table:table-cell office:value-type="float" office:value="31.9971" calcext:value-type="float">
            <text:p>31.9971</text:p>
          </table:table-cell>
          <table:table-cell office:value-type="float" office:value="1.24957" calcext:value-type="float">
            <text:p>1.24957</text:p>
          </table:table-cell>
          <table:table-cell office:value-type="float" office:value="0.000801405" calcext:value-type="float">
            <text:p>0.000801405</text:p>
          </table:table-cell>
          <table:table-cell/>
          <table:table-cell office:value-type="float" office:value="32.1585" calcext:value-type="float">
            <text:p>32.1585</text:p>
          </table:table-cell>
          <table:table-cell office:value-type="float" office:value="1.3717" calcext:value-type="float">
            <text:p>1.3717</text:p>
          </table:table-cell>
          <table:table-cell office:value-type="float" office:value="0.000803288" calcext:value-type="float">
            <text:p>0.000803288</text:p>
          </table:table-cell>
          <table:table-cell/>
          <table:table-cell office:value-type="float" office:value="32.9521" calcext:value-type="float">
            <text:p>32.9521</text:p>
          </table:table-cell>
          <table:table-cell office:value-type="float" office:value="1.28006" calcext:value-type="float">
            <text:p>1.28006</text:p>
          </table:table-cell>
          <table:table-cell office:value-type="float" office:value="0.000821213" calcext:value-type="float">
            <text:p>0.000821213</text:p>
          </table:table-cell>
          <table:table-cell/>
          <table:table-cell office:value-type="float" office:value="34.1126" calcext:value-type="float">
            <text:p>34.1126</text:p>
          </table:table-cell>
          <table:table-cell office:value-type="float" office:value="1.22082" calcext:value-type="float">
            <text:p>1.22082</text:p>
          </table:table-cell>
          <table:table-cell office:value-type="float" office:value="0.00655856" calcext:value-type="float">
            <text:p>0.00655856</text:p>
          </table:table-cell>
          <table:table-cell/>
          <table:table-cell office:value-type="float" office:value="33.3122" calcext:value-type="float">
            <text:p>33.3122</text:p>
          </table:table-cell>
          <table:table-cell office:value-type="float" office:value="1.28295" calcext:value-type="float">
            <text:p>1.28295</text:p>
          </table:table-cell>
          <table:table-cell office:value-type="float" office:value="0.0924693" calcext:value-type="float">
            <text:p>0.0924693</text:p>
          </table:table-cell>
          <table:table-cell/>
          <table:table-cell office:value-type="float" office:value="31.804" calcext:value-type="float">
            <text:p>31.804</text:p>
          </table:table-cell>
          <table:table-cell office:value-type="float" office:value="1.39401" calcext:value-type="float">
            <text:p>1.39401</text:p>
          </table:table-cell>
          <table:table-cell office:value-type="float" office:value="0.565214" calcext:value-type="float">
            <text:p>0.56521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349" calcext:value-type="float">
            <text:p>0.000468349</text:p>
          </table:table-cell>
          <table:table-cell/>
          <table:table-cell office:value-type="float" office:value="31.2053" calcext:value-type="float">
            <text:p>31.2053</text:p>
          </table:table-cell>
          <table:table-cell office:value-type="float" office:value="1.19334" calcext:value-type="float">
            <text:p>1.19334</text:p>
          </table:table-cell>
          <table:table-cell office:value-type="float" office:value="0.000805693" calcext:value-type="float">
            <text:p>0.000805693</text:p>
          </table:table-cell>
          <table:table-cell/>
          <table:table-cell office:value-type="float" office:value="32.6837" calcext:value-type="float">
            <text:p>32.6837</text:p>
          </table:table-cell>
          <table:table-cell office:value-type="float" office:value="1.39464" calcext:value-type="float">
            <text:p>1.39464</text:p>
          </table:table-cell>
          <table:table-cell office:value-type="float" office:value="0.000811174" calcext:value-type="float">
            <text:p>0.000811174</text:p>
          </table:table-cell>
          <table:table-cell/>
          <table:table-cell office:value-type="float" office:value="33.358" calcext:value-type="float">
            <text:p>33.358</text:p>
          </table:table-cell>
          <table:table-cell office:value-type="float" office:value="1.33748" calcext:value-type="float">
            <text:p>1.33748</text:p>
          </table:table-cell>
          <table:table-cell office:value-type="float" office:value="0.000818427" calcext:value-type="float">
            <text:p>0.000818427</text:p>
          </table:table-cell>
          <table:table-cell/>
          <table:table-cell office:value-type="float" office:value="33.3632" calcext:value-type="float">
            <text:p>33.3632</text:p>
          </table:table-cell>
          <table:table-cell office:value-type="float" office:value="1.38882" calcext:value-type="float">
            <text:p>1.38882</text:p>
          </table:table-cell>
          <table:table-cell office:value-type="float" office:value="0.00656144" calcext:value-type="float">
            <text:p>0.00656144</text:p>
          </table:table-cell>
          <table:table-cell/>
          <table:table-cell office:value-type="float" office:value="32.4027" calcext:value-type="float">
            <text:p>32.4027</text:p>
          </table:table-cell>
          <table:table-cell office:value-type="float" office:value="1.427" calcext:value-type="float">
            <text:p>1.427</text:p>
          </table:table-cell>
          <table:table-cell office:value-type="float" office:value="0.0920399" calcext:value-type="float">
            <text:p>0.0920399</text:p>
          </table:table-cell>
          <table:table-cell/>
          <table:table-cell office:value-type="float" office:value="34.5558" calcext:value-type="float">
            <text:p>34.5558</text:p>
          </table:table-cell>
          <table:table-cell office:value-type="float" office:value="1.2458" calcext:value-type="float">
            <text:p>1.2458</text:p>
          </table:table-cell>
          <table:table-cell office:value-type="float" office:value="0.585125" calcext:value-type="float">
            <text:p>0.58512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4191" calcext:value-type="float">
            <text:p>0.000474191</text:p>
          </table:table-cell>
          <table:table-cell/>
          <table:table-cell office:value-type="float" office:value="32.6077" calcext:value-type="float">
            <text:p>32.6077</text:p>
          </table:table-cell>
          <table:table-cell office:value-type="float" office:value="1.17032" calcext:value-type="float">
            <text:p>1.17032</text:p>
          </table:table-cell>
          <table:table-cell office:value-type="float" office:value="0.000799993" calcext:value-type="float">
            <text:p>0.000799993</text:p>
          </table:table-cell>
          <table:table-cell/>
          <table:table-cell office:value-type="float" office:value="32.9312" calcext:value-type="float">
            <text:p>32.9312</text:p>
          </table:table-cell>
          <table:table-cell office:value-type="float" office:value="1.23798" calcext:value-type="float">
            <text:p>1.23798</text:p>
          </table:table-cell>
          <table:table-cell office:value-type="float" office:value="0.000809661" calcext:value-type="float">
            <text:p>0.000809661</text:p>
          </table:table-cell>
          <table:table-cell/>
          <table:table-cell office:value-type="float" office:value="32.4436" calcext:value-type="float">
            <text:p>32.4436</text:p>
          </table:table-cell>
          <table:table-cell office:value-type="float" office:value="1.42851" calcext:value-type="float">
            <text:p>1.42851</text:p>
          </table:table-cell>
          <table:table-cell office:value-type="float" office:value="0.000827805" calcext:value-type="float">
            <text:p>0.000827805</text:p>
          </table:table-cell>
          <table:table-cell/>
          <table:table-cell office:value-type="float" office:value="35.572" calcext:value-type="float">
            <text:p>35.572</text:p>
          </table:table-cell>
          <table:table-cell office:value-type="float" office:value="1.177" calcext:value-type="float">
            <text:p>1.177</text:p>
          </table:table-cell>
          <table:table-cell office:value-type="float" office:value="0.00655904" calcext:value-type="float">
            <text:p>0.00655904</text:p>
          </table:table-cell>
          <table:table-cell/>
          <table:table-cell office:value-type="float" office:value="33.6637" calcext:value-type="float">
            <text:p>33.6637</text:p>
          </table:table-cell>
          <table:table-cell office:value-type="float" office:value="1.36713" calcext:value-type="float">
            <text:p>1.36713</text:p>
          </table:table-cell>
          <table:table-cell office:value-type="float" office:value="0.0929589" calcext:value-type="float">
            <text:p>0.0929589</text:p>
          </table:table-cell>
          <table:table-cell/>
          <table:table-cell office:value-type="float" office:value="33.9227" calcext:value-type="float">
            <text:p>33.9227</text:p>
          </table:table-cell>
          <table:table-cell office:value-type="float" office:value="1.31864" calcext:value-type="float">
            <text:p>1.31864</text:p>
          </table:table-cell>
          <table:table-cell office:value-type="float" office:value="0.579172" calcext:value-type="float">
            <text:p>0.57917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845" calcext:value-type="float">
            <text:p>0.000470845</text:p>
          </table:table-cell>
          <table:table-cell/>
          <table:table-cell office:value-type="float" office:value="31.6059" calcext:value-type="float">
            <text:p>31.6059</text:p>
          </table:table-cell>
          <table:table-cell office:value-type="float" office:value="1.27281" calcext:value-type="float">
            <text:p>1.27281</text:p>
          </table:table-cell>
          <table:table-cell office:value-type="float" office:value="0.000800013" calcext:value-type="float">
            <text:p>0.000800013</text:p>
          </table:table-cell>
          <table:table-cell/>
          <table:table-cell office:value-type="float" office:value="31.2765" calcext:value-type="float">
            <text:p>31.2765</text:p>
          </table:table-cell>
          <table:table-cell office:value-type="float" office:value="1.45986" calcext:value-type="float">
            <text:p>1.45986</text:p>
          </table:table-cell>
          <table:table-cell office:value-type="float" office:value="0.00080382" calcext:value-type="float">
            <text:p>0.00080382</text:p>
          </table:table-cell>
          <table:table-cell/>
          <table:table-cell office:value-type="float" office:value="32.7062" calcext:value-type="float">
            <text:p>32.7062</text:p>
          </table:table-cell>
          <table:table-cell office:value-type="float" office:value="1.25842" calcext:value-type="float">
            <text:p>1.25842</text:p>
          </table:table-cell>
          <table:table-cell office:value-type="float" office:value="0.000823186" calcext:value-type="float">
            <text:p>0.000823186</text:p>
          </table:table-cell>
          <table:table-cell/>
          <table:table-cell office:value-type="float" office:value="34.2495" calcext:value-type="float">
            <text:p>34.2495</text:p>
          </table:table-cell>
          <table:table-cell office:value-type="float" office:value="1.26738" calcext:value-type="float">
            <text:p>1.26738</text:p>
          </table:table-cell>
          <table:table-cell office:value-type="float" office:value="0.00651411" calcext:value-type="float">
            <text:p>0.00651411</text:p>
          </table:table-cell>
          <table:table-cell/>
          <table:table-cell office:value-type="float" office:value="32.8893" calcext:value-type="float">
            <text:p>32.8893</text:p>
          </table:table-cell>
          <table:table-cell office:value-type="float" office:value="1.53544" calcext:value-type="float">
            <text:p>1.53544</text:p>
          </table:table-cell>
          <table:table-cell office:value-type="float" office:value="0.0920611" calcext:value-type="float">
            <text:p>0.0920611</text:p>
          </table:table-cell>
          <table:table-cell/>
          <table:table-cell office:value-type="float" office:value="34.4383" calcext:value-type="float">
            <text:p>34.4383</text:p>
          </table:table-cell>
          <table:table-cell office:value-type="float" office:value="1.27122" calcext:value-type="float">
            <text:p>1.27122</text:p>
          </table:table-cell>
          <table:table-cell office:value-type="float" office:value="0.599078" calcext:value-type="float">
            <text:p>0.59907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055" calcext:value-type="float">
            <text:p>0.000476055</text:p>
          </table:table-cell>
          <table:table-cell/>
          <table:table-cell office:value-type="float" office:value="33.1792" calcext:value-type="float">
            <text:p>33.1792</text:p>
          </table:table-cell>
          <table:table-cell office:value-type="float" office:value="1.12183" calcext:value-type="float">
            <text:p>1.12183</text:p>
          </table:table-cell>
          <table:table-cell office:value-type="float" office:value="0.000805393" calcext:value-type="float">
            <text:p>0.000805393</text:p>
          </table:table-cell>
          <table:table-cell/>
          <table:table-cell office:value-type="float" office:value="34.451" calcext:value-type="float">
            <text:p>34.451</text:p>
          </table:table-cell>
          <table:table-cell office:value-type="float" office:value="1.07591" calcext:value-type="float">
            <text:p>1.07591</text:p>
          </table:table-cell>
          <table:table-cell office:value-type="float" office:value="0.000801145" calcext:value-type="float">
            <text:p>0.000801145</text:p>
          </table:table-cell>
          <table:table-cell/>
          <table:table-cell office:value-type="float" office:value="33.6582" calcext:value-type="float">
            <text:p>33.6582</text:p>
          </table:table-cell>
          <table:table-cell office:value-type="float" office:value="1.14431" calcext:value-type="float">
            <text:p>1.14431</text:p>
          </table:table-cell>
          <table:table-cell office:value-type="float" office:value="0.000814861" calcext:value-type="float">
            <text:p>0.000814861</text:p>
          </table:table-cell>
          <table:table-cell/>
          <table:table-cell office:value-type="float" office:value="33.1459" calcext:value-type="float">
            <text:p>33.1459</text:p>
          </table:table-cell>
          <table:table-cell office:value-type="float" office:value="1.30354" calcext:value-type="float">
            <text:p>1.30354</text:p>
          </table:table-cell>
          <table:table-cell office:value-type="float" office:value="0.00651553" calcext:value-type="float">
            <text:p>0.00651553</text:p>
          </table:table-cell>
          <table:table-cell/>
          <table:table-cell office:value-type="float" office:value="34.514" calcext:value-type="float">
            <text:p>34.514</text:p>
          </table:table-cell>
          <table:table-cell office:value-type="float" office:value="1.30471" calcext:value-type="float">
            <text:p>1.30471</text:p>
          </table:table-cell>
          <table:table-cell office:value-type="float" office:value="0.0932347" calcext:value-type="float">
            <text:p>0.0932347</text:p>
          </table:table-cell>
          <table:table-cell/>
          <table:table-cell office:value-type="float" office:value="31.4477" calcext:value-type="float">
            <text:p>31.4477</text:p>
          </table:table-cell>
          <table:table-cell office:value-type="float" office:value="1.45075" calcext:value-type="float">
            <text:p>1.45075</text:p>
          </table:table-cell>
          <table:table-cell office:value-type="float" office:value="0.581513" calcext:value-type="float">
            <text:p>0.58151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319" calcext:value-type="float">
            <text:p>0.000468319</text:p>
          </table:table-cell>
          <table:table-cell/>
          <table:table-cell office:value-type="float" office:value="30.3261" calcext:value-type="float">
            <text:p>30.3261</text:p>
          </table:table-cell>
          <table:table-cell office:value-type="float" office:value="1.3994" calcext:value-type="float">
            <text:p>1.3994</text:p>
          </table:table-cell>
          <table:table-cell office:value-type="float" office:value="0.00080362" calcext:value-type="float">
            <text:p>0.00080362</text:p>
          </table:table-cell>
          <table:table-cell/>
          <table:table-cell office:value-type="float" office:value="32.2929" calcext:value-type="float">
            <text:p>32.2929</text:p>
          </table:table-cell>
          <table:table-cell office:value-type="float" office:value="1.46749" calcext:value-type="float">
            <text:p>1.46749</text:p>
          </table:table-cell>
          <table:table-cell office:value-type="float" office:value="0.000803479" calcext:value-type="float">
            <text:p>0.000803479</text:p>
          </table:table-cell>
          <table:table-cell/>
          <table:table-cell office:value-type="float" office:value="33.6854" calcext:value-type="float">
            <text:p>33.6854</text:p>
          </table:table-cell>
          <table:table-cell office:value-type="float" office:value="1.10727" calcext:value-type="float">
            <text:p>1.10727</text:p>
          </table:table-cell>
          <table:table-cell office:value-type="float" office:value="0.000822956" calcext:value-type="float">
            <text:p>0.000822956</text:p>
          </table:table-cell>
          <table:table-cell/>
          <table:table-cell office:value-type="float" office:value="32.2815" calcext:value-type="float">
            <text:p>32.2815</text:p>
          </table:table-cell>
          <table:table-cell office:value-type="float" office:value="1.36394" calcext:value-type="float">
            <text:p>1.36394</text:p>
          </table:table-cell>
          <table:table-cell office:value-type="float" office:value="0.00651889" calcext:value-type="float">
            <text:p>0.00651889</text:p>
          </table:table-cell>
          <table:table-cell/>
          <table:table-cell office:value-type="float" office:value="35.1684" calcext:value-type="float">
            <text:p>35.1684</text:p>
          </table:table-cell>
          <table:table-cell office:value-type="float" office:value="1.13124" calcext:value-type="float">
            <text:p>1.13124</text:p>
          </table:table-cell>
          <table:table-cell office:value-type="float" office:value="0.0943522" calcext:value-type="float">
            <text:p>0.0943522</text:p>
          </table:table-cell>
          <table:table-cell/>
          <table:table-cell office:value-type="float" office:value="33.8476" calcext:value-type="float">
            <text:p>33.8476</text:p>
          </table:table-cell>
          <table:table-cell office:value-type="float" office:value="1.25622" calcext:value-type="float">
            <text:p>1.25622</text:p>
          </table:table-cell>
          <table:table-cell office:value-type="float" office:value="0.585094" calcext:value-type="float">
            <text:p>0.58509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997" calcext:value-type="float">
            <text:p>0.000471997</text:p>
          </table:table-cell>
          <table:table-cell/>
          <table:table-cell office:value-type="float" office:value="31.3798" calcext:value-type="float">
            <text:p>31.3798</text:p>
          </table:table-cell>
          <table:table-cell office:value-type="float" office:value="1.28576" calcext:value-type="float">
            <text:p>1.28576</text:p>
          </table:table-cell>
          <table:table-cell office:value-type="float" office:value="0.000794853" calcext:value-type="float">
            <text:p>0.000794853</text:p>
          </table:table-cell>
          <table:table-cell/>
          <table:table-cell office:value-type="float" office:value="33.5808" calcext:value-type="float">
            <text:p>33.5808</text:p>
          </table:table-cell>
          <table:table-cell office:value-type="float" office:value="1.20916" calcext:value-type="float">
            <text:p>1.20916</text:p>
          </table:table-cell>
          <table:table-cell office:value-type="float" office:value="0.000807797" calcext:value-type="float">
            <text:p>0.000807797</text:p>
          </table:table-cell>
          <table:table-cell/>
          <table:table-cell office:value-type="float" office:value="32.8714" calcext:value-type="float">
            <text:p>32.8714</text:p>
          </table:table-cell>
          <table:table-cell office:value-type="float" office:value="1.38616" calcext:value-type="float">
            <text:p>1.38616</text:p>
          </table:table-cell>
          <table:table-cell office:value-type="float" office:value="0.000817265" calcext:value-type="float">
            <text:p>0.000817265</text:p>
          </table:table-cell>
          <table:table-cell/>
          <table:table-cell office:value-type="float" office:value="34.2418" calcext:value-type="float">
            <text:p>34.2418</text:p>
          </table:table-cell>
          <table:table-cell office:value-type="float" office:value="1.28522" calcext:value-type="float">
            <text:p>1.28522</text:p>
          </table:table-cell>
          <table:table-cell office:value-type="float" office:value="0.00676425" calcext:value-type="float">
            <text:p>0.00676425</text:p>
          </table:table-cell>
          <table:table-cell/>
          <table:table-cell office:value-type="float" office:value="33.9694" calcext:value-type="float">
            <text:p>33.9694</text:p>
          </table:table-cell>
          <table:table-cell office:value-type="float" office:value="1.36331" calcext:value-type="float">
            <text:p>1.36331</text:p>
          </table:table-cell>
          <table:table-cell office:value-type="float" office:value="0.0921934" calcext:value-type="float">
            <text:p>0.0921934</text:p>
          </table:table-cell>
          <table:table-cell/>
          <table:table-cell office:value-type="float" office:value="33.642" calcext:value-type="float">
            <text:p>33.642</text:p>
          </table:table-cell>
          <table:table-cell office:value-type="float" office:value="1.19776" calcext:value-type="float">
            <text:p>1.19776</text:p>
          </table:table-cell>
          <table:table-cell office:value-type="float" office:value="0.606319" calcext:value-type="float">
            <text:p>0.60631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89" calcext:value-type="float">
            <text:p>0.0004789</text:p>
          </table:table-cell>
          <table:table-cell/>
          <table:table-cell office:value-type="float" office:value="33.1224" calcext:value-type="float">
            <text:p>33.1224</text:p>
          </table:table-cell>
          <table:table-cell office:value-type="float" office:value="1.14205" calcext:value-type="float">
            <text:p>1.14205</text:p>
          </table:table-cell>
          <table:table-cell office:value-type="float" office:value="0.000791837" calcext:value-type="float">
            <text:p>0.000791837</text:p>
          </table:table-cell>
          <table:table-cell/>
          <table:table-cell office:value-type="float" office:value="32.775" calcext:value-type="float">
            <text:p>32.775</text:p>
          </table:table-cell>
          <table:table-cell office:value-type="float" office:value="1.30671" calcext:value-type="float">
            <text:p>1.30671</text:p>
          </table:table-cell>
          <table:table-cell office:value-type="float" office:value="0.00080393" calcext:value-type="float">
            <text:p>0.00080393</text:p>
          </table:table-cell>
          <table:table-cell/>
          <table:table-cell office:value-type="float" office:value="34.6751" calcext:value-type="float">
            <text:p>34.6751</text:p>
          </table:table-cell>
          <table:table-cell office:value-type="float" office:value="1.19103" calcext:value-type="float">
            <text:p>1.19103</text:p>
          </table:table-cell>
          <table:table-cell office:value-type="float" office:value="0.000822285" calcext:value-type="float">
            <text:p>0.000822285</text:p>
          </table:table-cell>
          <table:table-cell/>
          <table:table-cell office:value-type="float" office:value="34.293" calcext:value-type="float">
            <text:p>34.293</text:p>
          </table:table-cell>
          <table:table-cell office:value-type="float" office:value="1.2615" calcext:value-type="float">
            <text:p>1.2615</text:p>
          </table:table-cell>
          <table:table-cell office:value-type="float" office:value="0.00658546" calcext:value-type="float">
            <text:p>0.00658546</text:p>
          </table:table-cell>
          <table:table-cell/>
          <table:table-cell office:value-type="float" office:value="35.0998" calcext:value-type="float">
            <text:p>35.0998</text:p>
          </table:table-cell>
          <table:table-cell office:value-type="float" office:value="1.11966" calcext:value-type="float">
            <text:p>1.11966</text:p>
          </table:table-cell>
          <table:table-cell office:value-type="float" office:value="0.0940931" calcext:value-type="float">
            <text:p>0.0940931</text:p>
          </table:table-cell>
          <table:table-cell/>
          <table:table-cell office:value-type="float" office:value="33.5933" calcext:value-type="float">
            <text:p>33.5933</text:p>
          </table:table-cell>
          <table:table-cell office:value-type="float" office:value="1.3284" calcext:value-type="float">
            <text:p>1.3284</text:p>
          </table:table-cell>
          <table:table-cell office:value-type="float" office:value="0.774365" calcext:value-type="float">
            <text:p>0.77436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91" calcext:value-type="float">
            <text:p>0.000468591</text:p>
          </table:table-cell>
          <table:table-cell/>
          <table:table-cell office:value-type="float" office:value="30.2337" calcext:value-type="float">
            <text:p>30.2337</text:p>
          </table:table-cell>
          <table:table-cell office:value-type="float" office:value="1.33897" calcext:value-type="float">
            <text:p>1.33897</text:p>
          </table:table-cell>
          <table:table-cell office:value-type="float" office:value="0.000798901" calcext:value-type="float">
            <text:p>0.000798901</text:p>
          </table:table-cell>
          <table:table-cell/>
          <table:table-cell office:value-type="float" office:value="34.4739" calcext:value-type="float">
            <text:p>34.4739</text:p>
          </table:table-cell>
          <table:table-cell office:value-type="float" office:value="1.22239" calcext:value-type="float">
            <text:p>1.22239</text:p>
          </table:table-cell>
          <table:table-cell office:value-type="float" office:value="0.000804591" calcext:value-type="float">
            <text:p>0.000804591</text:p>
          </table:table-cell>
          <table:table-cell/>
          <table:table-cell office:value-type="float" office:value="32.7547" calcext:value-type="float">
            <text:p>32.7547</text:p>
          </table:table-cell>
          <table:table-cell office:value-type="float" office:value="1.27901" calcext:value-type="float">
            <text:p>1.27901</text:p>
          </table:table-cell>
          <table:table-cell office:value-type="float" office:value="0.000840228" calcext:value-type="float">
            <text:p>0.000840228</text:p>
          </table:table-cell>
          <table:table-cell/>
          <table:table-cell office:value-type="float" office:value="33.6824" calcext:value-type="float">
            <text:p>33.6824</text:p>
          </table:table-cell>
          <table:table-cell office:value-type="float" office:value="1.32173" calcext:value-type="float">
            <text:p>1.32173</text:p>
          </table:table-cell>
          <table:table-cell office:value-type="float" office:value="0.00653141" calcext:value-type="float">
            <text:p>0.00653141</text:p>
          </table:table-cell>
          <table:table-cell/>
          <table:table-cell office:value-type="float" office:value="31.6147" calcext:value-type="float">
            <text:p>31.6147</text:p>
          </table:table-cell>
          <table:table-cell office:value-type="float" office:value="1.53007" calcext:value-type="float">
            <text:p>1.53007</text:p>
          </table:table-cell>
          <table:table-cell office:value-type="float" office:value="0.0925341" calcext:value-type="float">
            <text:p>0.0925341</text:p>
          </table:table-cell>
          <table:table-cell/>
          <table:table-cell office:value-type="float" office:value="32.5269" calcext:value-type="float">
            <text:p>32.5269</text:p>
          </table:table-cell>
          <table:table-cell office:value-type="float" office:value="1.32727" calcext:value-type="float">
            <text:p>1.32727</text:p>
          </table:table-cell>
          <table:table-cell office:value-type="float" office:value="0.589479" calcext:value-type="float">
            <text:p>0.58947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4081" calcext:value-type="float">
            <text:p>0.000474081</text:p>
          </table:table-cell>
          <table:table-cell/>
          <table:table-cell office:value-type="float" office:value="30.6126" calcext:value-type="float">
            <text:p>30.6126</text:p>
          </table:table-cell>
          <table:table-cell office:value-type="float" office:value="1.29756" calcext:value-type="float">
            <text:p>1.29756</text:p>
          </table:table-cell>
          <table:table-cell office:value-type="float" office:value="0.000804301" calcext:value-type="float">
            <text:p>0.000804301</text:p>
          </table:table-cell>
          <table:table-cell/>
          <table:table-cell office:value-type="float" office:value="32.9204" calcext:value-type="float">
            <text:p>32.9204</text:p>
          </table:table-cell>
          <table:table-cell office:value-type="float" office:value="1.27317" calcext:value-type="float">
            <text:p>1.27317</text:p>
          </table:table-cell>
          <table:table-cell office:value-type="float" office:value="0.000809871" calcext:value-type="float">
            <text:p>0.000809871</text:p>
          </table:table-cell>
          <table:table-cell/>
          <table:table-cell office:value-type="float" office:value="32.0348" calcext:value-type="float">
            <text:p>32.0348</text:p>
          </table:table-cell>
          <table:table-cell office:value-type="float" office:value="1.41733" calcext:value-type="float">
            <text:p>1.41733</text:p>
          </table:table-cell>
          <table:table-cell office:value-type="float" office:value="0.00081977" calcext:value-type="float">
            <text:p>0.00081977</text:p>
          </table:table-cell>
          <table:table-cell/>
          <table:table-cell office:value-type="float" office:value="32.051" calcext:value-type="float">
            <text:p>32.051</text:p>
          </table:table-cell>
          <table:table-cell office:value-type="float" office:value="1.43595" calcext:value-type="float">
            <text:p>1.43595</text:p>
          </table:table-cell>
          <table:table-cell office:value-type="float" office:value="0.00651476" calcext:value-type="float">
            <text:p>0.00651476</text:p>
          </table:table-cell>
          <table:table-cell/>
          <table:table-cell office:value-type="float" office:value="31.9841" calcext:value-type="float">
            <text:p>31.9841</text:p>
          </table:table-cell>
          <table:table-cell office:value-type="float" office:value="1.40817" calcext:value-type="float">
            <text:p>1.40817</text:p>
          </table:table-cell>
          <table:table-cell office:value-type="float" office:value="0.0911506" calcext:value-type="float">
            <text:p>0.0911506</text:p>
          </table:table-cell>
          <table:table-cell/>
          <table:table-cell office:value-type="float" office:value="32.2391" calcext:value-type="float">
            <text:p>32.2391</text:p>
          </table:table-cell>
          <table:table-cell office:value-type="float" office:value="1.5089" calcext:value-type="float">
            <text:p>1.5089</text:p>
          </table:table-cell>
          <table:table-cell office:value-type="float" office:value="0.618289" calcext:value-type="float">
            <text:p>0.61828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81" calcext:value-type="float">
            <text:p>0.000468581</text:p>
          </table:table-cell>
          <table:table-cell/>
          <table:table-cell office:value-type="float" office:value="32.8718" calcext:value-type="float">
            <text:p>32.8718</text:p>
          </table:table-cell>
          <table:table-cell office:value-type="float" office:value="1.20177" calcext:value-type="float">
            <text:p>1.20177</text:p>
          </table:table-cell>
          <table:table-cell office:value-type="float" office:value="0.000803259" calcext:value-type="float">
            <text:p>0.000803259</text:p>
          </table:table-cell>
          <table:table-cell/>
          <table:table-cell office:value-type="float" office:value="33.4962" calcext:value-type="float">
            <text:p>33.4962</text:p>
          </table:table-cell>
          <table:table-cell office:value-type="float" office:value="1.06439" calcext:value-type="float">
            <text:p>1.06439</text:p>
          </table:table-cell>
          <table:table-cell office:value-type="float" office:value="0.00080387" calcext:value-type="float">
            <text:p>0.00080387</text:p>
          </table:table-cell>
          <table:table-cell/>
          <table:table-cell office:value-type="float" office:value="33.5719" calcext:value-type="float">
            <text:p>33.5719</text:p>
          </table:table-cell>
          <table:table-cell office:value-type="float" office:value="1.28816" calcext:value-type="float">
            <text:p>1.28816</text:p>
          </table:table-cell>
          <table:table-cell office:value-type="float" office:value="0.000818317" calcext:value-type="float">
            <text:p>0.000818317</text:p>
          </table:table-cell>
          <table:table-cell/>
          <table:table-cell office:value-type="float" office:value="32.5707" calcext:value-type="float">
            <text:p>32.5707</text:p>
          </table:table-cell>
          <table:table-cell office:value-type="float" office:value="1.38308" calcext:value-type="float">
            <text:p>1.38308</text:p>
          </table:table-cell>
          <table:table-cell office:value-type="float" office:value="0.00644213" calcext:value-type="float">
            <text:p>0.00644213</text:p>
          </table:table-cell>
          <table:table-cell/>
          <table:table-cell office:value-type="float" office:value="34.0929" calcext:value-type="float">
            <text:p>34.0929</text:p>
          </table:table-cell>
          <table:table-cell office:value-type="float" office:value="1.29797" calcext:value-type="float">
            <text:p>1.29797</text:p>
          </table:table-cell>
          <table:table-cell office:value-type="float" office:value="0.0920791" calcext:value-type="float">
            <text:p>0.0920791</text:p>
          </table:table-cell>
          <table:table-cell/>
          <table:table-cell office:value-type="float" office:value="32.8694" calcext:value-type="float">
            <text:p>32.8694</text:p>
          </table:table-cell>
          <table:table-cell office:value-type="float" office:value="1.36818" calcext:value-type="float">
            <text:p>1.36818</text:p>
          </table:table-cell>
          <table:table-cell office:value-type="float" office:value="0.650858" calcext:value-type="float">
            <text:p>0.650858</text:p>
          </table:table-cell>
        </table:table-row>
        <table:table-row table:style-name="ro1">
          <table:table-cell office:value-type="float" office:value="0.009997" calcext:value-type="float">
            <text:p>0.009997</text:p>
          </table:table-cell>
          <table:table-cell office:value-type="float" office:value="0.688094" calcext:value-type="float">
            <text:p>0.688094</text:p>
          </table:table-cell>
          <table:table-cell office:value-type="float" office:value="0.000487425" calcext:value-type="float">
            <text:p>0.000487425</text:p>
          </table:table-cell>
          <table:table-cell/>
          <table:table-cell office:value-type="float" office:value="30.5756" calcext:value-type="float">
            <text:p>30.5756</text:p>
          </table:table-cell>
          <table:table-cell office:value-type="float" office:value="1.29462" calcext:value-type="float">
            <text:p>1.29462</text:p>
          </table:table-cell>
          <table:table-cell office:value-type="float" office:value="0.000805553" calcext:value-type="float">
            <text:p>0.000805553</text:p>
          </table:table-cell>
          <table:table-cell/>
          <table:table-cell office:value-type="float" office:value="32.5194" calcext:value-type="float">
            <text:p>32.5194</text:p>
          </table:table-cell>
          <table:table-cell office:value-type="float" office:value="1.41782" calcext:value-type="float">
            <text:p>1.41782</text:p>
          </table:table-cell>
          <table:table-cell office:value-type="float" office:value="0.000804721" calcext:value-type="float">
            <text:p>0.000804721</text:p>
          </table:table-cell>
          <table:table-cell/>
          <table:table-cell office:value-type="float" office:value="34.1466" calcext:value-type="float">
            <text:p>34.1466</text:p>
          </table:table-cell>
          <table:table-cell office:value-type="float" office:value="1.20053" calcext:value-type="float">
            <text:p>1.20053</text:p>
          </table:table-cell>
          <table:table-cell office:value-type="float" office:value="0.000822124" calcext:value-type="float">
            <text:p>0.000822124</text:p>
          </table:table-cell>
          <table:table-cell/>
          <table:table-cell office:value-type="float" office:value="32.3173" calcext:value-type="float">
            <text:p>32.3173</text:p>
          </table:table-cell>
          <table:table-cell office:value-type="float" office:value="1.3504" calcext:value-type="float">
            <text:p>1.3504</text:p>
          </table:table-cell>
          <table:table-cell office:value-type="float" office:value="0.00669128" calcext:value-type="float">
            <text:p>0.00669128</text:p>
          </table:table-cell>
          <table:table-cell/>
          <table:table-cell office:value-type="float" office:value="33.5094" calcext:value-type="float">
            <text:p>33.5094</text:p>
          </table:table-cell>
          <table:table-cell office:value-type="float" office:value="1.35423" calcext:value-type="float">
            <text:p>1.35423</text:p>
          </table:table-cell>
          <table:table-cell office:value-type="float" office:value="0.0919515" calcext:value-type="float">
            <text:p>0.0919515</text:p>
          </table:table-cell>
          <table:table-cell/>
          <table:table-cell office:value-type="float" office:value="31.9261" calcext:value-type="float">
            <text:p>31.9261</text:p>
          </table:table-cell>
          <table:table-cell office:value-type="float" office:value="1.40084" calcext:value-type="float">
            <text:p>1.40084</text:p>
          </table:table-cell>
          <table:table-cell office:value-type="float" office:value="0.63002" calcext:value-type="float">
            <text:p>0.6300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9602" calcext:value-type="float">
            <text:p>0.000469602</text:p>
          </table:table-cell>
          <table:table-cell/>
          <table:table-cell office:value-type="float" office:value="32.9349" calcext:value-type="float">
            <text:p>32.9349</text:p>
          </table:table-cell>
          <table:table-cell office:value-type="float" office:value="1.21188" calcext:value-type="float">
            <text:p>1.21188</text:p>
          </table:table-cell>
          <table:table-cell office:value-type="float" office:value="0.000791657" calcext:value-type="float">
            <text:p>0.000791657</text:p>
          </table:table-cell>
          <table:table-cell/>
          <table:table-cell office:value-type="float" office:value="31.7566" calcext:value-type="float">
            <text:p>31.7566</text:p>
          </table:table-cell>
          <table:table-cell office:value-type="float" office:value="1.36518" calcext:value-type="float">
            <text:p>1.36518</text:p>
          </table:table-cell>
          <table:table-cell office:value-type="float" office:value="0.000803258" calcext:value-type="float">
            <text:p>0.000803258</text:p>
          </table:table-cell>
          <table:table-cell/>
          <table:table-cell office:value-type="float" office:value="31.9972" calcext:value-type="float">
            <text:p>31.9972</text:p>
          </table:table-cell>
          <table:table-cell office:value-type="float" office:value="1.40406" calcext:value-type="float">
            <text:p>1.40406</text:p>
          </table:table-cell>
          <table:table-cell office:value-type="float" office:value="0.000823587" calcext:value-type="float">
            <text:p>0.000823587</text:p>
          </table:table-cell>
          <table:table-cell/>
          <table:table-cell office:value-type="float" office:value="33.1514" calcext:value-type="float">
            <text:p>33.1514</text:p>
          </table:table-cell>
          <table:table-cell office:value-type="float" office:value="1.22254" calcext:value-type="float">
            <text:p>1.22254</text:p>
          </table:table-cell>
          <table:table-cell office:value-type="float" office:value="0.0064687" calcext:value-type="float">
            <text:p>0.0064687</text:p>
          </table:table-cell>
          <table:table-cell/>
          <table:table-cell office:value-type="float" office:value="33.4145" calcext:value-type="float">
            <text:p>33.4145</text:p>
          </table:table-cell>
          <table:table-cell office:value-type="float" office:value="1.30116" calcext:value-type="float">
            <text:p>1.30116</text:p>
          </table:table-cell>
          <table:table-cell office:value-type="float" office:value="0.0923196" calcext:value-type="float">
            <text:p>0.0923196</text:p>
          </table:table-cell>
          <table:table-cell/>
          <table:table-cell office:value-type="float" office:value="32.9128" calcext:value-type="float">
            <text:p>32.9128</text:p>
          </table:table-cell>
          <table:table-cell office:value-type="float" office:value="1.34333" calcext:value-type="float">
            <text:p>1.34333</text:p>
          </table:table-cell>
          <table:table-cell office:value-type="float" office:value="0.591073" calcext:value-type="float">
            <text:p>0.59107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2045" calcext:value-type="float">
            <text:p>0.000482045</text:p>
          </table:table-cell>
          <table:table-cell/>
          <table:table-cell office:value-type="float" office:value="32.0553" calcext:value-type="float">
            <text:p>32.0553</text:p>
          </table:table-cell>
          <table:table-cell office:value-type="float" office:value="1.19871" calcext:value-type="float">
            <text:p>1.19871</text:p>
          </table:table-cell>
          <table:table-cell office:value-type="float" office:value="0.000792628" calcext:value-type="float">
            <text:p>0.000792628</text:p>
          </table:table-cell>
          <table:table-cell/>
          <table:table-cell office:value-type="float" office:value="32.5876" calcext:value-type="float">
            <text:p>32.5876</text:p>
          </table:table-cell>
          <table:table-cell office:value-type="float" office:value="1.26442" calcext:value-type="float">
            <text:p>1.26442</text:p>
          </table:table-cell>
          <table:table-cell office:value-type="float" office:value="0.000801015" calcext:value-type="float">
            <text:p>0.000801015</text:p>
          </table:table-cell>
          <table:table-cell/>
          <table:table-cell office:value-type="float" office:value="33.4373" calcext:value-type="float">
            <text:p>33.4373</text:p>
          </table:table-cell>
          <table:table-cell office:value-type="float" office:value="1.19479" calcext:value-type="float">
            <text:p>1.19479</text:p>
          </table:table-cell>
          <table:table-cell office:value-type="float" office:value="0.000824048" calcext:value-type="float">
            <text:p>0.000824048</text:p>
          </table:table-cell>
          <table:table-cell/>
          <table:table-cell office:value-type="float" office:value="33.031" calcext:value-type="float">
            <text:p>33.031</text:p>
          </table:table-cell>
          <table:table-cell office:value-type="float" office:value="1.46071" calcext:value-type="float">
            <text:p>1.46071</text:p>
          </table:table-cell>
          <table:table-cell office:value-type="float" office:value="0.00654334" calcext:value-type="float">
            <text:p>0.00654334</text:p>
          </table:table-cell>
          <table:table-cell/>
          <table:table-cell office:value-type="float" office:value="31.702" calcext:value-type="float">
            <text:p>31.702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0.0904034" calcext:value-type="float">
            <text:p>0.0904034</text:p>
          </table:table-cell>
          <table:table-cell/>
          <table:table-cell office:value-type="float" office:value="33.5973" calcext:value-type="float">
            <text:p>33.5973</text:p>
          </table:table-cell>
          <table:table-cell office:value-type="float" office:value="1.38985" calcext:value-type="float">
            <text:p>1.38985</text:p>
          </table:table-cell>
          <table:table-cell office:value-type="float" office:value="0.603503" calcext:value-type="float">
            <text:p>0.60350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9342" calcext:value-type="float">
            <text:p>0.000469342</text:p>
          </table:table-cell>
          <table:table-cell/>
          <table:table-cell office:value-type="float" office:value="31.9779" calcext:value-type="float">
            <text:p>31.9779</text:p>
          </table:table-cell>
          <table:table-cell office:value-type="float" office:value="1.29192" calcext:value-type="float">
            <text:p>1.29192</text:p>
          </table:table-cell>
          <table:table-cell office:value-type="float" office:value="0.000800904" calcext:value-type="float">
            <text:p>0.000800904</text:p>
          </table:table-cell>
          <table:table-cell/>
          <table:table-cell office:value-type="float" office:value="34.221" calcext:value-type="float">
            <text:p>34.221</text:p>
          </table:table-cell>
          <table:table-cell office:value-type="float" office:value="1.19934" calcext:value-type="float">
            <text:p>1.19934</text:p>
          </table:table-cell>
          <table:table-cell office:value-type="float" office:value="0.000802758" calcext:value-type="float">
            <text:p>0.000802758</text:p>
          </table:table-cell>
          <table:table-cell/>
          <table:table-cell office:value-type="float" office:value="34.1514" calcext:value-type="float">
            <text:p>34.1514</text:p>
          </table:table-cell>
          <table:table-cell office:value-type="float" office:value="1.20195" calcext:value-type="float">
            <text:p>1.20195</text:p>
          </table:table-cell>
          <table:table-cell office:value-type="float" office:value="0.000823417" calcext:value-type="float">
            <text:p>0.000823417</text:p>
          </table:table-cell>
          <table:table-cell/>
          <table:table-cell office:value-type="float" office:value="34.638" calcext:value-type="float">
            <text:p>34.638</text:p>
          </table:table-cell>
          <table:table-cell office:value-type="float" office:value="1.23459" calcext:value-type="float">
            <text:p>1.23459</text:p>
          </table:table-cell>
          <table:table-cell office:value-type="float" office:value="0.00663691" calcext:value-type="float">
            <text:p>0.00663691</text:p>
          </table:table-cell>
          <table:table-cell/>
          <table:table-cell office:value-type="float" office:value="34.9935" calcext:value-type="float">
            <text:p>34.9935</text:p>
          </table:table-cell>
          <table:table-cell office:value-type="float" office:value="1.19785" calcext:value-type="float">
            <text:p>1.19785</text:p>
          </table:table-cell>
          <table:table-cell office:value-type="float" office:value="0.0931036" calcext:value-type="float">
            <text:p>0.0931036</text:p>
          </table:table-cell>
          <table:table-cell/>
          <table:table-cell office:value-type="float" office:value="31.4428" calcext:value-type="float">
            <text:p>31.4428</text:p>
          </table:table-cell>
          <table:table-cell office:value-type="float" office:value="1.43618" calcext:value-type="float">
            <text:p>1.43618</text:p>
          </table:table-cell>
          <table:table-cell office:value-type="float" office:value="0.599098" calcext:value-type="float">
            <text:p>0.59909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4581" calcext:value-type="float">
            <text:p>0.000474581</text:p>
          </table:table-cell>
          <table:table-cell/>
          <table:table-cell office:value-type="float" office:value="31.6576" calcext:value-type="float">
            <text:p>31.6576</text:p>
          </table:table-cell>
          <table:table-cell office:value-type="float" office:value="1.2728" calcext:value-type="float">
            <text:p>1.2728</text:p>
          </table:table-cell>
          <table:table-cell office:value-type="float" office:value="0.000817325" calcext:value-type="float">
            <text:p>0.000817325</text:p>
          </table:table-cell>
          <table:table-cell/>
          <table:table-cell office:value-type="float" office:value="33.6331" calcext:value-type="float">
            <text:p>33.6331</text:p>
          </table:table-cell>
          <table:table-cell office:value-type="float" office:value="1.2456" calcext:value-type="float">
            <text:p>1.2456</text:p>
          </table:table-cell>
          <table:table-cell office:value-type="float" office:value="0.000805654" calcext:value-type="float">
            <text:p>0.000805654</text:p>
          </table:table-cell>
          <table:table-cell/>
          <table:table-cell office:value-type="float" office:value="31.7688" calcext:value-type="float">
            <text:p>31.7688</text:p>
          </table:table-cell>
          <table:table-cell office:value-type="float" office:value="1.3251" calcext:value-type="float">
            <text:p>1.3251</text:p>
          </table:table-cell>
          <table:table-cell office:value-type="float" office:value="0.000814149" calcext:value-type="float">
            <text:p>0.000814149</text:p>
          </table:table-cell>
          <table:table-cell/>
          <table:table-cell office:value-type="float" office:value="33.4629" calcext:value-type="float">
            <text:p>33.4629</text:p>
          </table:table-cell>
          <table:table-cell office:value-type="float" office:value="1.30161" calcext:value-type="float">
            <text:p>1.30161</text:p>
          </table:table-cell>
          <table:table-cell office:value-type="float" office:value="0.00649919" calcext:value-type="float">
            <text:p>0.00649919</text:p>
          </table:table-cell>
          <table:table-cell/>
          <table:table-cell office:value-type="float" office:value="34.5847" calcext:value-type="float">
            <text:p>34.5847</text:p>
          </table:table-cell>
          <table:table-cell office:value-type="float" office:value="1.20683" calcext:value-type="float">
            <text:p>1.20683</text:p>
          </table:table-cell>
          <table:table-cell office:value-type="float" office:value="0.0934351" calcext:value-type="float">
            <text:p>0.0934351</text:p>
          </table:table-cell>
          <table:table-cell/>
          <table:table-cell office:value-type="float" office:value="32.6903" calcext:value-type="float">
            <text:p>32.6903</text:p>
          </table:table-cell>
          <table:table-cell office:value-type="float" office:value="1.38755" calcext:value-type="float">
            <text:p>1.38755</text:p>
          </table:table-cell>
          <table:table-cell office:value-type="float" office:value="0.624728" calcext:value-type="float">
            <text:p>0.62472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21" calcext:value-type="float">
            <text:p>0.00046821</text:p>
          </table:table-cell>
          <table:table-cell/>
          <table:table-cell office:value-type="float" office:value="31.5574" calcext:value-type="float">
            <text:p>31.5574</text:p>
          </table:table-cell>
          <table:table-cell office:value-type="float" office:value="1.22805" calcext:value-type="float">
            <text:p>1.22805</text:p>
          </table:table-cell>
          <table:table-cell office:value-type="float" office:value="0.000805042" calcext:value-type="float">
            <text:p>0.000805042</text:p>
          </table:table-cell>
          <table:table-cell/>
          <table:table-cell office:value-type="float" office:value="33.2961" calcext:value-type="float">
            <text:p>33.2961</text:p>
          </table:table-cell>
          <table:table-cell office:value-type="float" office:value="1.23297" calcext:value-type="float">
            <text:p>1.23297</text:p>
          </table:table-cell>
          <table:table-cell office:value-type="float" office:value="0.000804942" calcext:value-type="float">
            <text:p>0.000804942</text:p>
          </table:table-cell>
          <table:table-cell/>
          <table:table-cell office:value-type="float" office:value="32.6868" calcext:value-type="float">
            <text:p>32.6868</text:p>
          </table:table-cell>
          <table:table-cell office:value-type="float" office:value="1.57445" calcext:value-type="float">
            <text:p>1.57445</text:p>
          </table:table-cell>
          <table:table-cell office:value-type="float" office:value="0.000824068" calcext:value-type="float">
            <text:p>0.000824068</text:p>
          </table:table-cell>
          <table:table-cell/>
          <table:table-cell office:value-type="float" office:value="34.7836" calcext:value-type="float">
            <text:p>34.7836</text:p>
          </table:table-cell>
          <table:table-cell office:value-type="float" office:value="1.10975" calcext:value-type="float">
            <text:p>1.10975</text:p>
          </table:table-cell>
          <table:table-cell office:value-type="float" office:value="0.00652216" calcext:value-type="float">
            <text:p>0.00652216</text:p>
          </table:table-cell>
          <table:table-cell/>
          <table:table-cell office:value-type="float" office:value="34.005" calcext:value-type="float">
            <text:p>34.005</text:p>
          </table:table-cell>
          <table:table-cell office:value-type="float" office:value="1.29825" calcext:value-type="float">
            <text:p>1.29825</text:p>
          </table:table-cell>
          <table:table-cell office:value-type="float" office:value="0.0934526" calcext:value-type="float">
            <text:p>0.0934526</text:p>
          </table:table-cell>
          <table:table-cell/>
          <table:table-cell office:value-type="float" office:value="33.333" calcext:value-type="float">
            <text:p>33.333</text:p>
          </table:table-cell>
          <table:table-cell office:value-type="float" office:value="1.35092" calcext:value-type="float">
            <text:p>1.35092</text:p>
          </table:table-cell>
          <table:table-cell office:value-type="float" office:value="0.678877" calcext:value-type="float">
            <text:p>0.67887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746" calcext:value-type="float">
            <text:p>0.000471746</text:p>
          </table:table-cell>
          <table:table-cell/>
          <table:table-cell office:value-type="float" office:value="31.8911" calcext:value-type="float">
            <text:p>31.8911</text:p>
          </table:table-cell>
          <table:table-cell office:value-type="float" office:value="1.34488" calcext:value-type="float">
            <text:p>1.34488</text:p>
          </table:table-cell>
          <table:table-cell office:value-type="float" office:value="0.000799522" calcext:value-type="float">
            <text:p>0.000799522</text:p>
          </table:table-cell>
          <table:table-cell/>
          <table:table-cell office:value-type="float" office:value="32.475" calcext:value-type="float">
            <text:p>32.475</text:p>
          </table:table-cell>
          <table:table-cell office:value-type="float" office:value="1.28211" calcext:value-type="float">
            <text:p>1.28211</text:p>
          </table:table-cell>
          <table:table-cell office:value-type="float" office:value="0.000803489" calcext:value-type="float">
            <text:p>0.000803489</text:p>
          </table:table-cell>
          <table:table-cell/>
          <table:table-cell office:value-type="float" office:value="32.6654" calcext:value-type="float">
            <text:p>32.6654</text:p>
          </table:table-cell>
          <table:table-cell office:value-type="float" office:value="1.47071" calcext:value-type="float">
            <text:p>1.47071</text:p>
          </table:table-cell>
          <table:table-cell office:value-type="float" office:value="0.00081472" calcext:value-type="float">
            <text:p>0.00081472</text:p>
          </table:table-cell>
          <table:table-cell/>
          <table:table-cell office:value-type="float" office:value="33.0307" calcext:value-type="float">
            <text:p>33.0307</text:p>
          </table:table-cell>
          <table:table-cell office:value-type="float" office:value="1.28154" calcext:value-type="float">
            <text:p>1.28154</text:p>
          </table:table-cell>
          <table:table-cell office:value-type="float" office:value="0.00658066" calcext:value-type="float">
            <text:p>0.00658066</text:p>
          </table:table-cell>
          <table:table-cell/>
          <table:table-cell office:value-type="float" office:value="34.7594" calcext:value-type="float">
            <text:p>34.7594</text:p>
          </table:table-cell>
          <table:table-cell office:value-type="float" office:value="1.24425" calcext:value-type="float">
            <text:p>1.24425</text:p>
          </table:table-cell>
          <table:table-cell office:value-type="float" office:value="0.0934193" calcext:value-type="float">
            <text:p>0.0934193</text:p>
          </table:table-cell>
          <table:table-cell/>
          <table:table-cell office:value-type="float" office:value="32.0079" calcext:value-type="float">
            <text:p>32.0079</text:p>
          </table:table-cell>
          <table:table-cell office:value-type="float" office:value="1.59651" calcext:value-type="float">
            <text:p>1.59651</text:p>
          </table:table-cell>
          <table:table-cell office:value-type="float" office:value="0.707758" calcext:value-type="float">
            <text:p>0.70775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41" calcext:value-type="float">
            <text:p>0.00046841</text:p>
          </table:table-cell>
          <table:table-cell/>
          <table:table-cell office:value-type="float" office:value="30.9779" calcext:value-type="float">
            <text:p>30.9779</text:p>
          </table:table-cell>
          <table:table-cell office:value-type="float" office:value="1.40999" calcext:value-type="float">
            <text:p>1.40999</text:p>
          </table:table-cell>
          <table:table-cell office:value-type="float" office:value="0.000795654" calcext:value-type="float">
            <text:p>0.000795654</text:p>
          </table:table-cell>
          <table:table-cell/>
          <table:table-cell office:value-type="float" office:value="31.972" calcext:value-type="float">
            <text:p>31.972</text:p>
          </table:table-cell>
          <table:table-cell office:value-type="float" office:value="1.32511" calcext:value-type="float">
            <text:p>1.32511</text:p>
          </table:table-cell>
          <table:table-cell office:value-type="float" office:value="0.000817135" calcext:value-type="float">
            <text:p>0.000817135</text:p>
          </table:table-cell>
          <table:table-cell/>
          <table:table-cell office:value-type="float" office:value="33.2229" calcext:value-type="float">
            <text:p>33.2229</text:p>
          </table:table-cell>
          <table:table-cell office:value-type="float" office:value="1.35464" calcext:value-type="float">
            <text:p>1.35464</text:p>
          </table:table-cell>
          <table:table-cell office:value-type="float" office:value="0.000817706" calcext:value-type="float">
            <text:p>0.000817706</text:p>
          </table:table-cell>
          <table:table-cell/>
          <table:table-cell office:value-type="float" office:value="32.4926" calcext:value-type="float">
            <text:p>32.4926</text:p>
          </table:table-cell>
          <table:table-cell office:value-type="float" office:value="1.42187" calcext:value-type="float">
            <text:p>1.42187</text:p>
          </table:table-cell>
          <table:table-cell office:value-type="float" office:value="0.00654439" calcext:value-type="float">
            <text:p>0.00654439</text:p>
          </table:table-cell>
          <table:table-cell/>
          <table:table-cell office:value-type="float" office:value="32.9028" calcext:value-type="float">
            <text:p>32.9028</text:p>
          </table:table-cell>
          <table:table-cell office:value-type="float" office:value="1.54477" calcext:value-type="float">
            <text:p>1.54477</text:p>
          </table:table-cell>
          <table:table-cell office:value-type="float" office:value="0.0909027" calcext:value-type="float">
            <text:p>0.0909027</text:p>
          </table:table-cell>
          <table:table-cell/>
          <table:table-cell office:value-type="float" office:value="33.7021" calcext:value-type="float">
            <text:p>33.7021</text:p>
          </table:table-cell>
          <table:table-cell office:value-type="float" office:value="1.45418" calcext:value-type="float">
            <text:p>1.45418</text:p>
          </table:table-cell>
          <table:table-cell office:value-type="float" office:value="0.611154" calcext:value-type="float">
            <text:p>0.611154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4962" calcext:value-type="float">
            <text:p>0.000474962</text:p>
          </table:table-cell>
          <table:table-cell/>
          <table:table-cell office:value-type="float" office:value="32.1747" calcext:value-type="float">
            <text:p>32.1747</text:p>
          </table:table-cell>
          <table:table-cell office:value-type="float" office:value="1.17293" calcext:value-type="float">
            <text:p>1.17293</text:p>
          </table:table-cell>
          <table:table-cell office:value-type="float" office:value="0.000797669" calcext:value-type="float">
            <text:p>0.000797669</text:p>
          </table:table-cell>
          <table:table-cell/>
          <table:table-cell office:value-type="float" office:value="32.1895" calcext:value-type="float">
            <text:p>32.1895</text:p>
          </table:table-cell>
          <table:table-cell office:value-type="float" office:value="1.31381" calcext:value-type="float">
            <text:p>1.31381</text:p>
          </table:table-cell>
          <table:table-cell office:value-type="float" office:value="0.000805032" calcext:value-type="float">
            <text:p>0.000805032</text:p>
          </table:table-cell>
          <table:table-cell/>
          <table:table-cell office:value-type="float" office:value="32.0338" calcext:value-type="float">
            <text:p>32.0338</text:p>
          </table:table-cell>
          <table:table-cell office:value-type="float" office:value="1.31573" calcext:value-type="float">
            <text:p>1.31573</text:p>
          </table:table-cell>
          <table:table-cell office:value-type="float" office:value="0.000824047" calcext:value-type="float">
            <text:p>0.000824047</text:p>
          </table:table-cell>
          <table:table-cell/>
          <table:table-cell office:value-type="float" office:value="34.2184" calcext:value-type="float">
            <text:p>34.2184</text:p>
          </table:table-cell>
          <table:table-cell office:value-type="float" office:value="1.21495" calcext:value-type="float">
            <text:p>1.21495</text:p>
          </table:table-cell>
          <table:table-cell office:value-type="float" office:value="0.00650854" calcext:value-type="float">
            <text:p>0.00650854</text:p>
          </table:table-cell>
          <table:table-cell/>
          <table:table-cell office:value-type="float" office:value="33.9856" calcext:value-type="float">
            <text:p>33.9856</text:p>
          </table:table-cell>
          <table:table-cell office:value-type="float" office:value="1.25063" calcext:value-type="float">
            <text:p>1.25063</text:p>
          </table:table-cell>
          <table:table-cell office:value-type="float" office:value="0.0912133" calcext:value-type="float">
            <text:p>0.0912133</text:p>
          </table:table-cell>
          <table:table-cell/>
          <table:table-cell office:value-type="float" office:value="33.1992" calcext:value-type="float">
            <text:p>33.1992</text:p>
          </table:table-cell>
          <table:table-cell office:value-type="float" office:value="1.39381" calcext:value-type="float">
            <text:p>1.39381</text:p>
          </table:table-cell>
          <table:table-cell office:value-type="float" office:value="0.590963" calcext:value-type="float">
            <text:p>0.59096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913" calcext:value-type="float">
            <text:p>0.000469913</text:p>
          </table:table-cell>
          <table:table-cell/>
          <table:table-cell office:value-type="float" office:value="32.9632" calcext:value-type="float">
            <text:p>32.9632</text:p>
          </table:table-cell>
          <table:table-cell office:value-type="float" office:value="1.06764" calcext:value-type="float">
            <text:p>1.06764</text:p>
          </table:table-cell>
          <table:table-cell office:value-type="float" office:value="0.000800113" calcext:value-type="float">
            <text:p>0.000800113</text:p>
          </table:table-cell>
          <table:table-cell/>
          <table:table-cell office:value-type="float" office:value="31.787" calcext:value-type="float">
            <text:p>31.787</text:p>
          </table:table-cell>
          <table:table-cell office:value-type="float" office:value="1.44597" calcext:value-type="float">
            <text:p>1.44597</text:p>
          </table:table-cell>
          <table:table-cell office:value-type="float" office:value="0.000805754" calcext:value-type="float">
            <text:p>0.000805754</text:p>
          </table:table-cell>
          <table:table-cell/>
          <table:table-cell office:value-type="float" office:value="32.7871" calcext:value-type="float">
            <text:p>32.7871</text:p>
          </table:table-cell>
          <table:table-cell office:value-type="float" office:value="1.42001" calcext:value-type="float">
            <text:p>1.42001</text:p>
          </table:table-cell>
          <table:table-cell office:value-type="float" office:value="0.000823897" calcext:value-type="float">
            <text:p>0.000823897</text:p>
          </table:table-cell>
          <table:table-cell/>
          <table:table-cell office:value-type="float" office:value="34.8681" calcext:value-type="float">
            <text:p>34.8681</text:p>
          </table:table-cell>
          <table:table-cell office:value-type="float" office:value="1.13213" calcext:value-type="float">
            <text:p>1.13213</text:p>
          </table:table-cell>
          <table:table-cell office:value-type="float" office:value="0.00650286" calcext:value-type="float">
            <text:p>0.00650286</text:p>
          </table:table-cell>
          <table:table-cell/>
          <table:table-cell office:value-type="float" office:value="32.8908" calcext:value-type="float">
            <text:p>32.8908</text:p>
          </table:table-cell>
          <table:table-cell office:value-type="float" office:value="1.4443" calcext:value-type="float">
            <text:p>1.4443</text:p>
          </table:table-cell>
          <table:table-cell office:value-type="float" office:value="0.0916343" calcext:value-type="float">
            <text:p>0.0916343</text:p>
          </table:table-cell>
          <table:table-cell/>
          <table:table-cell office:value-type="float" office:value="33.1074" calcext:value-type="float">
            <text:p>33.1074</text:p>
          </table:table-cell>
          <table:table-cell office:value-type="float" office:value="1.36826" calcext:value-type="float">
            <text:p>1.36826</text:p>
          </table:table-cell>
          <table:table-cell office:value-type="float" office:value="0.596071" calcext:value-type="float">
            <text:p>0.59607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572" calcext:value-type="float">
            <text:p>0.000474572</text:p>
          </table:table-cell>
          <table:table-cell/>
          <table:table-cell office:value-type="float" office:value="30.2672" calcext:value-type="float">
            <text:p>30.2672</text:p>
          </table:table-cell>
          <table:table-cell office:value-type="float" office:value="1.44987" calcext:value-type="float">
            <text:p>1.44987</text:p>
          </table:table-cell>
          <table:table-cell office:value-type="float" office:value="0.000797809" calcext:value-type="float">
            <text:p>0.000797809</text:p>
          </table:table-cell>
          <table:table-cell/>
          <table:table-cell office:value-type="float" office:value="31.4128" calcext:value-type="float">
            <text:p>31.4128</text:p>
          </table:table-cell>
          <table:table-cell office:value-type="float" office:value="1.34733" calcext:value-type="float">
            <text:p>1.34733</text:p>
          </table:table-cell>
          <table:table-cell office:value-type="float" office:value="0.000806003" calcext:value-type="float">
            <text:p>0.000806003</text:p>
          </table:table-cell>
          <table:table-cell/>
          <table:table-cell office:value-type="float" office:value="32.3633" calcext:value-type="float">
            <text:p>32.3633</text:p>
          </table:table-cell>
          <table:table-cell office:value-type="float" office:value="1.38137" calcext:value-type="float">
            <text:p>1.38137</text:p>
          </table:table-cell>
          <table:table-cell office:value-type="float" office:value="0.000813968" calcext:value-type="float">
            <text:p>0.000813968</text:p>
          </table:table-cell>
          <table:table-cell/>
          <table:table-cell office:value-type="float" office:value="34.1385" calcext:value-type="float">
            <text:p>34.1385</text:p>
          </table:table-cell>
          <table:table-cell office:value-type="float" office:value="1.26205" calcext:value-type="float">
            <text:p>1.26205</text:p>
          </table:table-cell>
          <table:table-cell office:value-type="float" office:value="0.00645613" calcext:value-type="float">
            <text:p>0.00645613</text:p>
          </table:table-cell>
          <table:table-cell/>
          <table:table-cell office:value-type="float" office:value="32.3509" calcext:value-type="float">
            <text:p>32.3509</text:p>
          </table:table-cell>
          <table:table-cell office:value-type="float" office:value="1.46107" calcext:value-type="float">
            <text:p>1.46107</text:p>
          </table:table-cell>
          <table:table-cell office:value-type="float" office:value="0.0911371" calcext:value-type="float">
            <text:p>0.0911371</text:p>
          </table:table-cell>
          <table:table-cell/>
          <table:table-cell office:value-type="float" office:value="31.8134" calcext:value-type="float">
            <text:p>31.8134</text:p>
          </table:table-cell>
          <table:table-cell office:value-type="float" office:value="1.52568" calcext:value-type="float">
            <text:p>1.52568</text:p>
          </table:table-cell>
          <table:table-cell office:value-type="float" office:value="0.589628" calcext:value-type="float">
            <text:p>0.58962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272" calcext:value-type="float">
            <text:p>0.000469272</text:p>
          </table:table-cell>
          <table:table-cell/>
          <table:table-cell office:value-type="float" office:value="31.4692" calcext:value-type="float">
            <text:p>31.4692</text:p>
          </table:table-cell>
          <table:table-cell office:value-type="float" office:value="1.19575" calcext:value-type="float">
            <text:p>1.19575</text:p>
          </table:table-cell>
          <table:table-cell office:value-type="float" office:value="0.000790715" calcext:value-type="float">
            <text:p>0.000790715</text:p>
          </table:table-cell>
          <table:table-cell/>
          <table:table-cell office:value-type="float" office:value="32.4474" calcext:value-type="float">
            <text:p>32.4474</text:p>
          </table:table-cell>
          <table:table-cell office:value-type="float" office:value="1.25048" calcext:value-type="float">
            <text:p>1.25048</text:p>
          </table:table-cell>
          <table:table-cell office:value-type="float" office:value="0.000807316" calcext:value-type="float">
            <text:p>0.000807316</text:p>
          </table:table-cell>
          <table:table-cell/>
          <table:table-cell office:value-type="float" office:value="32.6592" calcext:value-type="float">
            <text:p>32.6592</text:p>
          </table:table-cell>
          <table:table-cell office:value-type="float" office:value="1.42162" calcext:value-type="float">
            <text:p>1.42162</text:p>
          </table:table-cell>
          <table:table-cell office:value-type="float" office:value="0.000821974" calcext:value-type="float">
            <text:p>0.000821974</text:p>
          </table:table-cell>
          <table:table-cell/>
          <table:table-cell office:value-type="float" office:value="33.7976" calcext:value-type="float">
            <text:p>33.7976</text:p>
          </table:table-cell>
          <table:table-cell office:value-type="float" office:value="1.35019" calcext:value-type="float">
            <text:p>1.35019</text:p>
          </table:table-cell>
          <table:table-cell office:value-type="float" office:value="0.00655641" calcext:value-type="float">
            <text:p>0.00655641</text:p>
          </table:table-cell>
          <table:table-cell/>
          <table:table-cell office:value-type="float" office:value="32.9401" calcext:value-type="float">
            <text:p>32.9401</text:p>
          </table:table-cell>
          <table:table-cell office:value-type="float" office:value="1.39627" calcext:value-type="float">
            <text:p>1.39627</text:p>
          </table:table-cell>
          <table:table-cell office:value-type="float" office:value="0.0920196" calcext:value-type="float">
            <text:p>0.0920196</text:p>
          </table:table-cell>
          <table:table-cell/>
          <table:table-cell office:value-type="float" office:value="33.188" calcext:value-type="float">
            <text:p>33.188</text:p>
          </table:table-cell>
          <table:table-cell office:value-type="float" office:value="1.42935" calcext:value-type="float">
            <text:p>1.42935</text:p>
          </table:table-cell>
          <table:table-cell office:value-type="float" office:value="0.601685" calcext:value-type="float">
            <text:p>0.60168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997" calcext:value-type="float">
            <text:p>0.000471997</text:p>
          </table:table-cell>
          <table:table-cell/>
          <table:table-cell office:value-type="float" office:value="32.0632" calcext:value-type="float">
            <text:p>32.0632</text:p>
          </table:table-cell>
          <table:table-cell office:value-type="float" office:value="1.23423" calcext:value-type="float">
            <text:p>1.23423</text:p>
          </table:table-cell>
          <table:table-cell office:value-type="float" office:value="0.000795033" calcext:value-type="float">
            <text:p>0.000795033</text:p>
          </table:table-cell>
          <table:table-cell/>
          <table:table-cell office:value-type="float" office:value="31.7643" calcext:value-type="float">
            <text:p>31.7643</text:p>
          </table:table-cell>
          <table:table-cell office:value-type="float" office:value="1.32032" calcext:value-type="float">
            <text:p>1.32032</text:p>
          </table:table-cell>
          <table:table-cell office:value-type="float" office:value="0.00080401" calcext:value-type="float">
            <text:p>0.00080401</text:p>
          </table:table-cell>
          <table:table-cell/>
          <table:table-cell office:value-type="float" office:value="31.5088" calcext:value-type="float">
            <text:p>31.5088</text:p>
          </table:table-cell>
          <table:table-cell office:value-type="float" office:value="1.42" calcext:value-type="float">
            <text:p>1.42</text:p>
          </table:table-cell>
          <table:table-cell office:value-type="float" office:value="0.000824649" calcext:value-type="float">
            <text:p>0.000824649</text:p>
          </table:table-cell>
          <table:table-cell/>
          <table:table-cell office:value-type="float" office:value="32.2582" calcext:value-type="float">
            <text:p>32.2582</text:p>
          </table:table-cell>
          <table:table-cell office:value-type="float" office:value="1.35492" calcext:value-type="float">
            <text:p>1.35492</text:p>
          </table:table-cell>
          <table:table-cell office:value-type="float" office:value="0.00650069" calcext:value-type="float">
            <text:p>0.00650069</text:p>
          </table:table-cell>
          <table:table-cell/>
          <table:table-cell office:value-type="float" office:value="31.0118" calcext:value-type="float">
            <text:p>31.0118</text:p>
          </table:table-cell>
          <table:table-cell office:value-type="float" office:value="1.61927" calcext:value-type="float">
            <text:p>1.61927</text:p>
          </table:table-cell>
          <table:table-cell office:value-type="float" office:value="0.0899968" calcext:value-type="float">
            <text:p>0.0899968</text:p>
          </table:table-cell>
          <table:table-cell/>
          <table:table-cell office:value-type="float" office:value="33.9923" calcext:value-type="float">
            <text:p>33.9923</text:p>
          </table:table-cell>
          <table:table-cell office:value-type="float" office:value="1.20454" calcext:value-type="float">
            <text:p>1.20454</text:p>
          </table:table-cell>
          <table:table-cell office:value-type="float" office:value="0.600036" calcext:value-type="float">
            <text:p>0.60003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67" calcext:value-type="float">
            <text:p>0.00046867</text:p>
          </table:table-cell>
          <table:table-cell/>
          <table:table-cell office:value-type="float" office:value="32.8202" calcext:value-type="float">
            <text:p>32.8202</text:p>
          </table:table-cell>
          <table:table-cell office:value-type="float" office:value="1.27767" calcext:value-type="float">
            <text:p>1.27767</text:p>
          </table:table-cell>
          <table:table-cell office:value-type="float" office:value="0.000800955" calcext:value-type="float">
            <text:p>0.000800955</text:p>
          </table:table-cell>
          <table:table-cell/>
          <table:table-cell office:value-type="float" office:value="32.3654" calcext:value-type="float">
            <text:p>32.3654</text:p>
          </table:table-cell>
          <table:table-cell office:value-type="float" office:value="1.33088" calcext:value-type="float">
            <text:p>1.33088</text:p>
          </table:table-cell>
          <table:table-cell office:value-type="float" office:value="0.00080389" calcext:value-type="float">
            <text:p>0.00080389</text:p>
          </table:table-cell>
          <table:table-cell/>
          <table:table-cell office:value-type="float" office:value="31.2852" calcext:value-type="float">
            <text:p>31.2852</text:p>
          </table:table-cell>
          <table:table-cell office:value-type="float" office:value="1.47405" calcext:value-type="float">
            <text:p>1.47405</text:p>
          </table:table-cell>
          <table:table-cell office:value-type="float" office:value="0.000829077" calcext:value-type="float">
            <text:p>0.000829077</text:p>
          </table:table-cell>
          <table:table-cell/>
          <table:table-cell office:value-type="float" office:value="35.0171" calcext:value-type="float">
            <text:p>35.0171</text:p>
          </table:table-cell>
          <table:table-cell office:value-type="float" office:value="1.18348" calcext:value-type="float">
            <text:p>1.18348</text:p>
          </table:table-cell>
          <table:table-cell office:value-type="float" office:value="0.00647783" calcext:value-type="float">
            <text:p>0.00647783</text:p>
          </table:table-cell>
          <table:table-cell/>
          <table:table-cell office:value-type="float" office:value="32.6191" calcext:value-type="float">
            <text:p>32.6191</text:p>
          </table:table-cell>
          <table:table-cell office:value-type="float" office:value="1.46341" calcext:value-type="float">
            <text:p>1.46341</text:p>
          </table:table-cell>
          <table:table-cell office:value-type="float" office:value="0.0918082" calcext:value-type="float">
            <text:p>0.0918082</text:p>
          </table:table-cell>
          <table:table-cell/>
          <table:table-cell office:value-type="float" office:value="33.6528" calcext:value-type="float">
            <text:p>33.6528</text:p>
          </table:table-cell>
          <table:table-cell office:value-type="float" office:value="1.35987" calcext:value-type="float">
            <text:p>1.35987</text:p>
          </table:table-cell>
          <table:table-cell office:value-type="float" office:value="0.60249" calcext:value-type="float">
            <text:p>0.6024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573" calcext:value-type="float">
            <text:p>0.000475573</text:p>
          </table:table-cell>
          <table:table-cell/>
          <table:table-cell office:value-type="float" office:value="30.4056" calcext:value-type="float">
            <text:p>30.4056</text:p>
          </table:table-cell>
          <table:table-cell office:value-type="float" office:value="1.37679" calcext:value-type="float">
            <text:p>1.37679</text:p>
          </table:table-cell>
          <table:table-cell office:value-type="float" office:value="0.000797818" calcext:value-type="float">
            <text:p>0.000797818</text:p>
          </table:table-cell>
          <table:table-cell/>
          <table:table-cell office:value-type="float" office:value="33.961" calcext:value-type="float">
            <text:p>33.961</text:p>
          </table:table-cell>
          <table:table-cell office:value-type="float" office:value="1.1663" calcext:value-type="float">
            <text:p>1.1663</text:p>
          </table:table-cell>
          <table:table-cell office:value-type="float" office:value="0.000799642" calcext:value-type="float">
            <text:p>0.000799642</text:p>
          </table:table-cell>
          <table:table-cell/>
          <table:table-cell office:value-type="float" office:value="32.3095" calcext:value-type="float">
            <text:p>32.3095</text:p>
          </table:table-cell>
          <table:table-cell office:value-type="float" office:value="1.37673" calcext:value-type="float">
            <text:p>1.37673</text:p>
          </table:table-cell>
          <table:table-cell office:value-type="float" office:value="0.000812747" calcext:value-type="float">
            <text:p>0.000812747</text:p>
          </table:table-cell>
          <table:table-cell/>
          <table:table-cell office:value-type="float" office:value="33.5695" calcext:value-type="float">
            <text:p>33.5695</text:p>
          </table:table-cell>
          <table:table-cell office:value-type="float" office:value="1.33131" calcext:value-type="float">
            <text:p>1.33131</text:p>
          </table:table-cell>
          <table:table-cell office:value-type="float" office:value="0.00648167" calcext:value-type="float">
            <text:p>0.00648167</text:p>
          </table:table-cell>
          <table:table-cell/>
          <table:table-cell office:value-type="float" office:value="33.5153" calcext:value-type="float">
            <text:p>33.5153</text:p>
          </table:table-cell>
          <table:table-cell office:value-type="float" office:value="1.19685" calcext:value-type="float">
            <text:p>1.19685</text:p>
          </table:table-cell>
          <table:table-cell office:value-type="float" office:value="0.0918399" calcext:value-type="float">
            <text:p>0.0918399</text:p>
          </table:table-cell>
          <table:table-cell/>
          <table:table-cell office:value-type="float" office:value="34.1701" calcext:value-type="float">
            <text:p>34.1701</text:p>
          </table:table-cell>
          <table:table-cell office:value-type="float" office:value="1.27606" calcext:value-type="float">
            <text:p>1.27606</text:p>
          </table:table-cell>
          <table:table-cell office:value-type="float" office:value="0.643401" calcext:value-type="float">
            <text:p>0.64340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55" calcext:value-type="float">
            <text:p>0.00046855</text:p>
          </table:table-cell>
          <table:table-cell/>
          <table:table-cell office:value-type="float" office:value="32.1179" calcext:value-type="float">
            <text:p>32.1179</text:p>
          </table:table-cell>
          <table:table-cell office:value-type="float" office:value="1.28732" calcext:value-type="float">
            <text:p>1.28732</text:p>
          </table:table-cell>
          <table:table-cell office:value-type="float" office:value="0.000811033" calcext:value-type="float">
            <text:p>0.000811033</text:p>
          </table:table-cell>
          <table:table-cell/>
          <table:table-cell office:value-type="float" office:value="32.5486" calcext:value-type="float">
            <text:p>32.5486</text:p>
          </table:table-cell>
          <table:table-cell office:value-type="float" office:value="1.26556" calcext:value-type="float">
            <text:p>1.26556</text:p>
          </table:table-cell>
          <table:table-cell office:value-type="float" office:value="0.000804291" calcext:value-type="float">
            <text:p>0.000804291</text:p>
          </table:table-cell>
          <table:table-cell/>
          <table:table-cell office:value-type="float" office:value="32.9967" calcext:value-type="float">
            <text:p>32.9967</text:p>
          </table:table-cell>
          <table:table-cell office:value-type="float" office:value="1.29244" calcext:value-type="float">
            <text:p>1.29244</text:p>
          </table:table-cell>
          <table:table-cell office:value-type="float" office:value="0.000823226" calcext:value-type="float">
            <text:p>0.000823226</text:p>
          </table:table-cell>
          <table:table-cell/>
          <table:table-cell office:value-type="float" office:value="33.3638" calcext:value-type="float">
            <text:p>33.3638</text:p>
          </table:table-cell>
          <table:table-cell office:value-type="float" office:value="1.24616" calcext:value-type="float">
            <text:p>1.24616</text:p>
          </table:table-cell>
          <table:table-cell office:value-type="float" office:value="0.00644413" calcext:value-type="float">
            <text:p>0.00644413</text:p>
          </table:table-cell>
          <table:table-cell/>
          <table:table-cell office:value-type="float" office:value="32.4323" calcext:value-type="float">
            <text:p>32.4323</text:p>
          </table:table-cell>
          <table:table-cell office:value-type="float" office:value="1.48713" calcext:value-type="float">
            <text:p>1.48713</text:p>
          </table:table-cell>
          <table:table-cell office:value-type="float" office:value="0.0907602" calcext:value-type="float">
            <text:p>0.0907602</text:p>
          </table:table-cell>
          <table:table-cell/>
          <table:table-cell office:value-type="float" office:value="32.1663" calcext:value-type="float">
            <text:p>32.1663</text:p>
          </table:table-cell>
          <table:table-cell office:value-type="float" office:value="1.34479" calcext:value-type="float">
            <text:p>1.34479</text:p>
          </table:table-cell>
          <table:table-cell office:value-type="float" office:value="0.594029" calcext:value-type="float">
            <text:p>0.59402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564" calcext:value-type="float">
            <text:p>0.000470564</text:p>
          </table:table-cell>
          <table:table-cell/>
          <table:table-cell office:value-type="float" office:value="31.8775" calcext:value-type="float">
            <text:p>31.8775</text:p>
          </table:table-cell>
          <table:table-cell office:value-type="float" office:value="1.19455" calcext:value-type="float">
            <text:p>1.19455</text:p>
          </table:table-cell>
          <table:table-cell office:value-type="float" office:value="0.000807928" calcext:value-type="float">
            <text:p>0.000807928</text:p>
          </table:table-cell>
          <table:table-cell/>
          <table:table-cell office:value-type="float" office:value="32.1531" calcext:value-type="float">
            <text:p>32.1531</text:p>
          </table:table-cell>
          <table:table-cell office:value-type="float" office:value="1.34545" calcext:value-type="float">
            <text:p>1.34545</text:p>
          </table:table-cell>
          <table:table-cell office:value-type="float" office:value="0.000802087" calcext:value-type="float">
            <text:p>0.000802087</text:p>
          </table:table-cell>
          <table:table-cell/>
          <table:table-cell office:value-type="float" office:value="33.1329" calcext:value-type="float">
            <text:p>33.1329</text:p>
          </table:table-cell>
          <table:table-cell office:value-type="float" office:value="1.29174" calcext:value-type="float">
            <text:p>1.29174</text:p>
          </table:table-cell>
          <table:table-cell office:value-type="float" office:value="0.000822525" calcext:value-type="float">
            <text:p>0.000822525</text:p>
          </table:table-cell>
          <table:table-cell/>
          <table:table-cell office:value-type="float" office:value="32.0177" calcext:value-type="float">
            <text:p>32.0177</text:p>
          </table:table-cell>
          <table:table-cell office:value-type="float" office:value="1.41155" calcext:value-type="float">
            <text:p>1.41155</text:p>
          </table:table-cell>
          <table:table-cell office:value-type="float" office:value="0.00669724" calcext:value-type="float">
            <text:p>0.00669724</text:p>
          </table:table-cell>
          <table:table-cell/>
          <table:table-cell office:value-type="float" office:value="33.4962" calcext:value-type="float">
            <text:p>33.4962</text:p>
          </table:table-cell>
          <table:table-cell office:value-type="float" office:value="1.3419" calcext:value-type="float">
            <text:p>1.3419</text:p>
          </table:table-cell>
          <table:table-cell office:value-type="float" office:value="0.0930275" calcext:value-type="float">
            <text:p>0.0930275</text:p>
          </table:table-cell>
          <table:table-cell/>
          <table:table-cell office:value-type="float" office:value="32.7221" calcext:value-type="float">
            <text:p>32.7221</text:p>
          </table:table-cell>
          <table:table-cell office:value-type="float" office:value="1.43298" calcext:value-type="float">
            <text:p>1.43298</text:p>
          </table:table-cell>
          <table:table-cell office:value-type="float" office:value="0.597566" calcext:value-type="float">
            <text:p>0.59756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0432" calcext:value-type="float">
            <text:p>0.000480432</text:p>
          </table:table-cell>
          <table:table-cell/>
          <table:table-cell office:value-type="float" office:value="30.3459" calcext:value-type="float">
            <text:p>30.3459</text:p>
          </table:table-cell>
          <table:table-cell office:value-type="float" office:value="1.34566" calcext:value-type="float">
            <text:p>1.34566</text:p>
          </table:table-cell>
          <table:table-cell office:value-type="float" office:value="0.000802988" calcext:value-type="float">
            <text:p>0.000802988</text:p>
          </table:table-cell>
          <table:table-cell/>
          <table:table-cell office:value-type="float" office:value="31.6356" calcext:value-type="float">
            <text:p>31.6356</text:p>
          </table:table-cell>
          <table:table-cell office:value-type="float" office:value="1.45971" calcext:value-type="float">
            <text:p>1.45971</text:p>
          </table:table-cell>
          <table:table-cell office:value-type="float" office:value="0.000803489" calcext:value-type="float">
            <text:p>0.000803489</text:p>
          </table:table-cell>
          <table:table-cell/>
          <table:table-cell office:value-type="float" office:value="33.0979" calcext:value-type="float">
            <text:p>33.0979</text:p>
          </table:table-cell>
          <table:table-cell office:value-type="float" office:value="1.26681" calcext:value-type="float">
            <text:p>1.26681</text:p>
          </table:table-cell>
          <table:table-cell office:value-type="float" office:value="0.000822335" calcext:value-type="float">
            <text:p>0.000822335</text:p>
          </table:table-cell>
          <table:table-cell/>
          <table:table-cell office:value-type="float" office:value="32.7265" calcext:value-type="float">
            <text:p>32.7265</text:p>
          </table:table-cell>
          <table:table-cell office:value-type="float" office:value="1.3621" calcext:value-type="float">
            <text:p>1.3621</text:p>
          </table:table-cell>
          <table:table-cell office:value-type="float" office:value="0.00655106" calcext:value-type="float">
            <text:p>0.00655106</text:p>
          </table:table-cell>
          <table:table-cell/>
          <table:table-cell office:value-type="float" office:value="33.4461" calcext:value-type="float">
            <text:p>33.4461</text:p>
          </table:table-cell>
          <table:table-cell office:value-type="float" office:value="1.40098" calcext:value-type="float">
            <text:p>1.40098</text:p>
          </table:table-cell>
          <table:table-cell office:value-type="float" office:value="0.0932933" calcext:value-type="float">
            <text:p>0.0932933</text:p>
          </table:table-cell>
          <table:table-cell/>
          <table:table-cell office:value-type="float" office:value="33.3681" calcext:value-type="float">
            <text:p>33.3681</text:p>
          </table:table-cell>
          <table:table-cell office:value-type="float" office:value="1.22701" calcext:value-type="float">
            <text:p>1.22701</text:p>
          </table:table-cell>
          <table:table-cell office:value-type="float" office:value="0.924889" calcext:value-type="float">
            <text:p>0.92488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926" calcext:value-type="float">
            <text:p>0.000471926</text:p>
          </table:table-cell>
          <table:table-cell/>
          <table:table-cell office:value-type="float" office:value="32.4587" calcext:value-type="float">
            <text:p>32.4587</text:p>
          </table:table-cell>
          <table:table-cell office:value-type="float" office:value="1.22895" calcext:value-type="float">
            <text:p>1.22895</text:p>
          </table:table-cell>
          <table:table-cell office:value-type="float" office:value="0.000796717" calcext:value-type="float">
            <text:p>0.000796717</text:p>
          </table:table-cell>
          <table:table-cell/>
          <table:table-cell office:value-type="float" office:value="31.8158" calcext:value-type="float">
            <text:p>31.8158</text:p>
          </table:table-cell>
          <table:table-cell office:value-type="float" office:value="1.29831" calcext:value-type="float">
            <text:p>1.29831</text:p>
          </table:table-cell>
          <table:table-cell office:value-type="float" office:value="0.000802036" calcext:value-type="float">
            <text:p>0.000802036</text:p>
          </table:table-cell>
          <table:table-cell/>
          <table:table-cell office:value-type="float" office:value="33.5512" calcext:value-type="float">
            <text:p>33.5512</text:p>
          </table:table-cell>
          <table:table-cell office:value-type="float" office:value="1.2545" calcext:value-type="float">
            <text:p>1.2545</text:p>
          </table:table-cell>
          <table:table-cell office:value-type="float" office:value="0.000823787" calcext:value-type="float">
            <text:p>0.000823787</text:p>
          </table:table-cell>
          <table:table-cell/>
          <table:table-cell office:value-type="float" office:value="32.3965" calcext:value-type="float">
            <text:p>32.3965</text:p>
          </table:table-cell>
          <table:table-cell office:value-type="float" office:value="1.31713" calcext:value-type="float">
            <text:p>1.31713</text:p>
          </table:table-cell>
          <table:table-cell office:value-type="float" office:value="0.00640744" calcext:value-type="float">
            <text:p>0.00640744</text:p>
          </table:table-cell>
          <table:table-cell/>
          <table:table-cell office:value-type="float" office:value="32.9761" calcext:value-type="float">
            <text:p>32.9761</text:p>
          </table:table-cell>
          <table:table-cell office:value-type="float" office:value="1.46091" calcext:value-type="float">
            <text:p>1.46091</text:p>
          </table:table-cell>
          <table:table-cell office:value-type="float" office:value="0.0912372" calcext:value-type="float">
            <text:p>0.0912372</text:p>
          </table:table-cell>
          <table:table-cell/>
          <table:table-cell office:value-type="float" office:value="34.1085" calcext:value-type="float">
            <text:p>34.1085</text:p>
          </table:table-cell>
          <table:table-cell office:value-type="float" office:value="1.45396" calcext:value-type="float">
            <text:p>1.45396</text:p>
          </table:table-cell>
          <table:table-cell office:value-type="float" office:value="0.592956" calcext:value-type="float">
            <text:p>0.592956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8649" calcext:value-type="float">
            <text:p>0.000478649</text:p>
          </table:table-cell>
          <table:table-cell/>
          <table:table-cell office:value-type="float" office:value="31.3491" calcext:value-type="float">
            <text:p>31.3491</text:p>
          </table:table-cell>
          <table:table-cell office:value-type="float" office:value="1.32228" calcext:value-type="float">
            <text:p>1.32228</text:p>
          </table:table-cell>
          <table:table-cell office:value-type="float" office:value="0.000818007" calcext:value-type="float">
            <text:p>0.000818007</text:p>
          </table:table-cell>
          <table:table-cell/>
          <table:table-cell office:value-type="float" office:value="31.9376" calcext:value-type="float">
            <text:p>31.9376</text:p>
          </table:table-cell>
          <table:table-cell office:value-type="float" office:value="1.31573" calcext:value-type="float">
            <text:p>1.31573</text:p>
          </table:table-cell>
          <table:table-cell office:value-type="float" office:value="0.000799541" calcext:value-type="float">
            <text:p>0.000799541</text:p>
          </table:table-cell>
          <table:table-cell/>
          <table:table-cell office:value-type="float" office:value="32.4885" calcext:value-type="float">
            <text:p>32.4885</text:p>
          </table:table-cell>
          <table:table-cell office:value-type="float" office:value="1.3371" calcext:value-type="float">
            <text:p>1.3371</text:p>
          </table:table-cell>
          <table:table-cell office:value-type="float" office:value="0.000820341" calcext:value-type="float">
            <text:p>0.000820341</text:p>
          </table:table-cell>
          <table:table-cell/>
          <table:table-cell office:value-type="float" office:value="33.5876" calcext:value-type="float">
            <text:p>33.5876</text:p>
          </table:table-cell>
          <table:table-cell office:value-type="float" office:value="1.3261" calcext:value-type="float">
            <text:p>1.3261</text:p>
          </table:table-cell>
          <table:table-cell office:value-type="float" office:value="0.00652246" calcext:value-type="float">
            <text:p>0.00652246</text:p>
          </table:table-cell>
          <table:table-cell/>
          <table:table-cell office:value-type="float" office:value="33.8088" calcext:value-type="float">
            <text:p>33.8088</text:p>
          </table:table-cell>
          <table:table-cell office:value-type="float" office:value="1.18906" calcext:value-type="float">
            <text:p>1.18906</text:p>
          </table:table-cell>
          <table:table-cell office:value-type="float" office:value="0.0921225" calcext:value-type="float">
            <text:p>0.0921225</text:p>
          </table:table-cell>
          <table:table-cell/>
          <table:table-cell office:value-type="float" office:value="33.0827" calcext:value-type="float">
            <text:p>33.0827</text:p>
          </table:table-cell>
          <table:table-cell office:value-type="float" office:value="1.23077" calcext:value-type="float">
            <text:p>1.23077</text:p>
          </table:table-cell>
          <table:table-cell office:value-type="float" office:value="0.592209" calcext:value-type="float">
            <text:p>0.59220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327" calcext:value-type="float">
            <text:p>0.000472327</text:p>
          </table:table-cell>
          <table:table-cell/>
          <table:table-cell office:value-type="float" office:value="32.018" calcext:value-type="float">
            <text:p>32.018</text:p>
          </table:table-cell>
          <table:table-cell office:value-type="float" office:value="1.22497" calcext:value-type="float">
            <text:p>1.22497</text:p>
          </table:table-cell>
          <table:table-cell office:value-type="float" office:value="0.000806886" calcext:value-type="float">
            <text:p>0.000806886</text:p>
          </table:table-cell>
          <table:table-cell/>
          <table:table-cell office:value-type="float" office:value="32.102" calcext:value-type="float">
            <text:p>32.102</text:p>
          </table:table-cell>
          <table:table-cell office:value-type="float" office:value="1.28613" calcext:value-type="float">
            <text:p>1.28613</text:p>
          </table:table-cell>
          <table:table-cell office:value-type="float" office:value="0.00080381" calcext:value-type="float">
            <text:p>0.00080381</text:p>
          </table:table-cell>
          <table:table-cell/>
          <table:table-cell office:value-type="float" office:value="32.1385" calcext:value-type="float">
            <text:p>32.1385</text:p>
          </table:table-cell>
          <table:table-cell office:value-type="float" office:value="1.28308" calcext:value-type="float">
            <text:p>1.28308</text:p>
          </table:table-cell>
          <table:table-cell office:value-type="float" office:value="0.000811083" calcext:value-type="float">
            <text:p>0.000811083</text:p>
          </table:table-cell>
          <table:table-cell/>
          <table:table-cell office:value-type="float" office:value="33.2696" calcext:value-type="float">
            <text:p>33.2696</text:p>
          </table:table-cell>
          <table:table-cell office:value-type="float" office:value="1.42866" calcext:value-type="float">
            <text:p>1.42866</text:p>
          </table:table-cell>
          <table:table-cell office:value-type="float" office:value="0.00640199" calcext:value-type="float">
            <text:p>0.00640199</text:p>
          </table:table-cell>
          <table:table-cell/>
          <table:table-cell office:value-type="float" office:value="36.2466" calcext:value-type="float">
            <text:p>36.2466</text:p>
          </table:table-cell>
          <table:table-cell office:value-type="float" office:value="1.0775" calcext:value-type="float">
            <text:p>1.0775</text:p>
          </table:table-cell>
          <table:table-cell office:value-type="float" office:value="0.0942719" calcext:value-type="float">
            <text:p>0.0942719</text:p>
          </table:table-cell>
          <table:table-cell/>
          <table:table-cell office:value-type="float" office:value="33.3802" calcext:value-type="float">
            <text:p>33.3802</text:p>
          </table:table-cell>
          <table:table-cell office:value-type="float" office:value="1.28183" calcext:value-type="float">
            <text:p>1.28183</text:p>
          </table:table-cell>
          <table:table-cell office:value-type="float" office:value="0.62698" calcext:value-type="float">
            <text:p>0.6269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837" calcext:value-type="float">
            <text:p>0.000471837</text:p>
          </table:table-cell>
          <table:table-cell/>
          <table:table-cell office:value-type="float" office:value="32.6753" calcext:value-type="float">
            <text:p>32.6753</text:p>
          </table:table-cell>
          <table:table-cell office:value-type="float" office:value="1.14801" calcext:value-type="float">
            <text:p>1.14801</text:p>
          </table:table-cell>
          <table:table-cell office:value-type="float" office:value="0.000796817" calcext:value-type="float">
            <text:p>0.000796817</text:p>
          </table:table-cell>
          <table:table-cell/>
          <table:table-cell office:value-type="float" office:value="31.2869" calcext:value-type="float">
            <text:p>31.2869</text:p>
          </table:table-cell>
          <table:table-cell office:value-type="float" office:value="1.64469" calcext:value-type="float">
            <text:p>1.64469</text:p>
          </table:table-cell>
          <table:table-cell office:value-type="float" office:value="0.000808619" calcext:value-type="float">
            <text:p>0.000808619</text:p>
          </table:table-cell>
          <table:table-cell/>
          <table:table-cell office:value-type="float" office:value="32.7193" calcext:value-type="float">
            <text:p>32.7193</text:p>
          </table:table-cell>
          <table:table-cell office:value-type="float" office:value="1.27744" calcext:value-type="float">
            <text:p>1.27744</text:p>
          </table:table-cell>
          <table:table-cell office:value-type="float" office:value="0.000813818" calcext:value-type="float">
            <text:p>0.000813818</text:p>
          </table:table-cell>
          <table:table-cell/>
          <table:table-cell office:value-type="float" office:value="34.8566" calcext:value-type="float">
            <text:p>34.8566</text:p>
          </table:table-cell>
          <table:table-cell office:value-type="float" office:value="1.30983" calcext:value-type="float">
            <text:p>1.30983</text:p>
          </table:table-cell>
          <table:table-cell office:value-type="float" office:value="0.00651371" calcext:value-type="float">
            <text:p>0.00651371</text:p>
          </table:table-cell>
          <table:table-cell/>
          <table:table-cell office:value-type="float" office:value="35.111" calcext:value-type="float">
            <text:p>35.111</text:p>
          </table:table-cell>
          <table:table-cell office:value-type="float" office:value="1.27316" calcext:value-type="float">
            <text:p>1.27316</text:p>
          </table:table-cell>
          <table:table-cell office:value-type="float" office:value="0.0929503" calcext:value-type="float">
            <text:p>0.0929503</text:p>
          </table:table-cell>
          <table:table-cell/>
          <table:table-cell office:value-type="float" office:value="33.3464" calcext:value-type="float">
            <text:p>33.3464</text:p>
          </table:table-cell>
          <table:table-cell office:value-type="float" office:value="1.35606" calcext:value-type="float">
            <text:p>1.35606</text:p>
          </table:table-cell>
          <table:table-cell office:value-type="float" office:value="0.614844" calcext:value-type="float">
            <text:p>0.61484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12" calcext:value-type="float">
            <text:p>0.00046812</text:p>
          </table:table-cell>
          <table:table-cell/>
          <table:table-cell office:value-type="float" office:value="31.6324" calcext:value-type="float">
            <text:p>31.6324</text:p>
          </table:table-cell>
          <table:table-cell office:value-type="float" office:value="1.16313" calcext:value-type="float">
            <text:p>1.16313</text:p>
          </table:table-cell>
          <table:table-cell office:value-type="float" office:value="0.000787098" calcext:value-type="float">
            <text:p>0.000787098</text:p>
          </table:table-cell>
          <table:table-cell/>
          <table:table-cell office:value-type="float" office:value="31.5529" calcext:value-type="float">
            <text:p>31.5529</text:p>
          </table:table-cell>
          <table:table-cell office:value-type="float" office:value="1.49139" calcext:value-type="float">
            <text:p>1.49139</text:p>
          </table:table-cell>
          <table:table-cell office:value-type="float" office:value="0.000801716" calcext:value-type="float">
            <text:p>0.000801716</text:p>
          </table:table-cell>
          <table:table-cell/>
          <table:table-cell office:value-type="float" office:value="31.7216" calcext:value-type="float">
            <text:p>31.7216</text:p>
          </table:table-cell>
          <table:table-cell office:value-type="float" office:value="1.43107" calcext:value-type="float">
            <text:p>1.43107</text:p>
          </table:table-cell>
          <table:table-cell office:value-type="float" office:value="0.000827194" calcext:value-type="float">
            <text:p>0.000827194</text:p>
          </table:table-cell>
          <table:table-cell/>
          <table:table-cell office:value-type="float" office:value="33.6821" calcext:value-type="float">
            <text:p>33.6821</text:p>
          </table:table-cell>
          <table:table-cell office:value-type="float" office:value="1.39617" calcext:value-type="float">
            <text:p>1.39617</text:p>
          </table:table-cell>
          <table:table-cell office:value-type="float" office:value="0.00648862" calcext:value-type="float">
            <text:p>0.00648862</text:p>
          </table:table-cell>
          <table:table-cell/>
          <table:table-cell office:value-type="float" office:value="32.3434" calcext:value-type="float">
            <text:p>32.3434</text:p>
          </table:table-cell>
          <table:table-cell office:value-type="float" office:value="1.44316" calcext:value-type="float">
            <text:p>1.44316</text:p>
          </table:table-cell>
          <table:table-cell office:value-type="float" office:value="0.0911989" calcext:value-type="float">
            <text:p>0.0911989</text:p>
          </table:table-cell>
          <table:table-cell/>
          <table:table-cell office:value-type="float" office:value="32.3421" calcext:value-type="float">
            <text:p>32.3421</text:p>
          </table:table-cell>
          <table:table-cell office:value-type="float" office:value="1.48454" calcext:value-type="float">
            <text:p>1.48454</text:p>
          </table:table-cell>
          <table:table-cell office:value-type="float" office:value="0.607226" calcext:value-type="float">
            <text:p>0.60722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207" calcext:value-type="float">
            <text:p>0.000472207</text:p>
          </table:table-cell>
          <table:table-cell/>
          <table:table-cell office:value-type="float" office:value="29.5993" calcext:value-type="float">
            <text:p>29.5993</text:p>
          </table:table-cell>
          <table:table-cell office:value-type="float" office:value="1.4032" calcext:value-type="float">
            <text:p>1.4032</text:p>
          </table:table-cell>
          <table:table-cell office:value-type="float" office:value="0.000801255" calcext:value-type="float">
            <text:p>0.000801255</text:p>
          </table:table-cell>
          <table:table-cell/>
          <table:table-cell office:value-type="float" office:value="33.5623" calcext:value-type="float">
            <text:p>33.5623</text:p>
          </table:table-cell>
          <table:table-cell office:value-type="float" office:value="1.20449" calcext:value-type="float">
            <text:p>1.20449</text:p>
          </table:table-cell>
          <table:table-cell office:value-type="float" office:value="0.000802237" calcext:value-type="float">
            <text:p>0.000802237</text:p>
          </table:table-cell>
          <table:table-cell/>
          <table:table-cell office:value-type="float" office:value="34.5167" calcext:value-type="float">
            <text:p>34.5167</text:p>
          </table:table-cell>
          <table:table-cell office:value-type="float" office:value="1.17247" calcext:value-type="float">
            <text:p>1.17247</text:p>
          </table:table-cell>
          <table:table-cell office:value-type="float" office:value="0.000812907" calcext:value-type="float">
            <text:p>0.000812907</text:p>
          </table:table-cell>
          <table:table-cell/>
          <table:table-cell office:value-type="float" office:value="33.4416" calcext:value-type="float">
            <text:p>33.4416</text:p>
          </table:table-cell>
          <table:table-cell office:value-type="float" office:value="1.37354" calcext:value-type="float">
            <text:p>1.37354</text:p>
          </table:table-cell>
          <table:table-cell office:value-type="float" office:value="0.00645111" calcext:value-type="float">
            <text:p>0.00645111</text:p>
          </table:table-cell>
          <table:table-cell/>
          <table:table-cell office:value-type="float" office:value="34.0548" calcext:value-type="float">
            <text:p>34.0548</text:p>
          </table:table-cell>
          <table:table-cell office:value-type="float" office:value="1.31233" calcext:value-type="float">
            <text:p>1.31233</text:p>
          </table:table-cell>
          <table:table-cell office:value-type="float" office:value="0.0899878" calcext:value-type="float">
            <text:p>0.0899878</text:p>
          </table:table-cell>
          <table:table-cell/>
          <table:table-cell office:value-type="float" office:value="33.6133" calcext:value-type="float">
            <text:p>33.6133</text:p>
          </table:table-cell>
          <table:table-cell office:value-type="float" office:value="1.26628" calcext:value-type="float">
            <text:p>1.26628</text:p>
          </table:table-cell>
          <table:table-cell office:value-type="float" office:value="0.612044" calcext:value-type="float">
            <text:p>0.61204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387" calcext:value-type="float">
            <text:p>0.000472387</text:p>
          </table:table-cell>
          <table:table-cell/>
          <table:table-cell office:value-type="float" office:value="31.3021" calcext:value-type="float">
            <text:p>31.3021</text:p>
          </table:table-cell>
          <table:table-cell office:value-type="float" office:value="1.41226" calcext:value-type="float">
            <text:p>1.41226</text:p>
          </table:table-cell>
          <table:table-cell office:value-type="float" office:value="0.00079873" calcext:value-type="float">
            <text:p>0.00079873</text:p>
          </table:table-cell>
          <table:table-cell/>
          <table:table-cell office:value-type="float" office:value="33.9304" calcext:value-type="float">
            <text:p>33.9304</text:p>
          </table:table-cell>
          <table:table-cell office:value-type="float" office:value="1.22036" calcext:value-type="float">
            <text:p>1.22036</text:p>
          </table:table-cell>
          <table:table-cell office:value-type="float" office:value="0.000802437" calcext:value-type="float">
            <text:p>0.000802437</text:p>
          </table:table-cell>
          <table:table-cell/>
          <table:table-cell office:value-type="float" office:value="32.5641" calcext:value-type="float">
            <text:p>32.5641</text:p>
          </table:table-cell>
          <table:table-cell office:value-type="float" office:value="1.2156" calcext:value-type="float">
            <text:p>1.2156</text:p>
          </table:table-cell>
          <table:table-cell office:value-type="float" office:value="0.000823798" calcext:value-type="float">
            <text:p>0.000823798</text:p>
          </table:table-cell>
          <table:table-cell/>
          <table:table-cell office:value-type="float" office:value="34.1959" calcext:value-type="float">
            <text:p>34.1959</text:p>
          </table:table-cell>
          <table:table-cell office:value-type="float" office:value="1.23352" calcext:value-type="float">
            <text:p>1.23352</text:p>
          </table:table-cell>
          <table:table-cell office:value-type="float" office:value="0.0066527" calcext:value-type="float">
            <text:p>0.0066527</text:p>
          </table:table-cell>
          <table:table-cell/>
          <table:table-cell office:value-type="float" office:value="33.6846" calcext:value-type="float">
            <text:p>33.6846</text:p>
          </table:table-cell>
          <table:table-cell office:value-type="float" office:value="1.30981" calcext:value-type="float">
            <text:p>1.30981</text:p>
          </table:table-cell>
          <table:table-cell office:value-type="float" office:value="0.0579406" calcext:value-type="float">
            <text:p>0.0579406</text:p>
          </table:table-cell>
          <table:table-cell/>
          <table:table-cell office:value-type="float" office:value="34.0531" calcext:value-type="float">
            <text:p>34.0531</text:p>
          </table:table-cell>
          <table:table-cell office:value-type="float" office:value="1.37954" calcext:value-type="float">
            <text:p>1.37954</text:p>
          </table:table-cell>
          <table:table-cell office:value-type="float" office:value="0.622706" calcext:value-type="float">
            <text:p>0.62270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596" calcext:value-type="float">
            <text:p>0.000471596</text:p>
          </table:table-cell>
          <table:table-cell/>
          <table:table-cell office:value-type="float" office:value="30.7248" calcext:value-type="float">
            <text:p>30.7248</text:p>
          </table:table-cell>
          <table:table-cell office:value-type="float" office:value="1.35781" calcext:value-type="float">
            <text:p>1.35781</text:p>
          </table:table-cell>
          <table:table-cell office:value-type="float" office:value="0.00079858" calcext:value-type="float">
            <text:p>0.00079858</text:p>
          </table:table-cell>
          <table:table-cell/>
          <table:table-cell office:value-type="float" office:value="34.4173" calcext:value-type="float">
            <text:p>34.4173</text:p>
          </table:table-cell>
          <table:table-cell office:value-type="float" office:value="1.26943" calcext:value-type="float">
            <text:p>1.26943</text:p>
          </table:table-cell>
          <table:table-cell office:value-type="float" office:value="0.000804061" calcext:value-type="float">
            <text:p>0.000804061</text:p>
          </table:table-cell>
          <table:table-cell/>
          <table:table-cell office:value-type="float" office:value="33.8913" calcext:value-type="float">
            <text:p>33.8913</text:p>
          </table:table-cell>
          <table:table-cell office:value-type="float" office:value="1.27624" calcext:value-type="float">
            <text:p>1.27624</text:p>
          </table:table-cell>
          <table:table-cell office:value-type="float" office:value="0.000825691" calcext:value-type="float">
            <text:p>0.000825691</text:p>
          </table:table-cell>
          <table:table-cell/>
          <table:table-cell office:value-type="float" office:value="33.8922" calcext:value-type="float">
            <text:p>33.8922</text:p>
          </table:table-cell>
          <table:table-cell office:value-type="float" office:value="1.28525" calcext:value-type="float">
            <text:p>1.28525</text:p>
          </table:table-cell>
          <table:table-cell office:value-type="float" office:value="0.00653154" calcext:value-type="float">
            <text:p>0.00653154</text:p>
          </table:table-cell>
          <table:table-cell/>
          <table:table-cell office:value-type="float" office:value="33.3468" calcext:value-type="float">
            <text:p>33.3468</text:p>
          </table:table-cell>
          <table:table-cell office:value-type="float" office:value="1.24411" calcext:value-type="float">
            <text:p>1.24411</text:p>
          </table:table-cell>
          <table:table-cell office:value-type="float" office:value="0.0580948" calcext:value-type="float">
            <text:p>0.0580948</text:p>
          </table:table-cell>
          <table:table-cell/>
          <table:table-cell office:value-type="float" office:value="32.5816" calcext:value-type="float">
            <text:p>32.5816</text:p>
          </table:table-cell>
          <table:table-cell office:value-type="float" office:value="1.43807" calcext:value-type="float">
            <text:p>1.43807</text:p>
          </table:table-cell>
          <table:table-cell office:value-type="float" office:value="0.610791" calcext:value-type="float">
            <text:p>0.61079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199" calcext:value-type="float">
            <text:p>0.000468199</text:p>
          </table:table-cell>
          <table:table-cell/>
          <table:table-cell office:value-type="float" office:value="31.5853" calcext:value-type="float">
            <text:p>31.5853</text:p>
          </table:table-cell>
          <table:table-cell office:value-type="float" office:value="1.51069" calcext:value-type="float">
            <text:p>1.51069</text:p>
          </table:table-cell>
          <table:table-cell office:value-type="float" office:value="0.000802326" calcext:value-type="float">
            <text:p>0.000802326</text:p>
          </table:table-cell>
          <table:table-cell/>
          <table:table-cell office:value-type="float" office:value="34.0433" calcext:value-type="float">
            <text:p>34.0433</text:p>
          </table:table-cell>
          <table:table-cell office:value-type="float" office:value="1.23137" calcext:value-type="float">
            <text:p>1.23137</text:p>
          </table:table-cell>
          <table:table-cell office:value-type="float" office:value="0.000806255" calcext:value-type="float">
            <text:p>0.000806255</text:p>
          </table:table-cell>
          <table:table-cell/>
          <table:table-cell office:value-type="float" office:value="32.5008" calcext:value-type="float">
            <text:p>32.5008</text:p>
          </table:table-cell>
          <table:table-cell office:value-type="float" office:value="1.40015" calcext:value-type="float">
            <text:p>1.40015</text:p>
          </table:table-cell>
          <table:table-cell office:value-type="float" office:value="0.00084167" calcext:value-type="float">
            <text:p>0.00084167</text:p>
          </table:table-cell>
          <table:table-cell/>
          <table:table-cell office:value-type="float" office:value="32.4009" calcext:value-type="float">
            <text:p>32.4009</text:p>
          </table:table-cell>
          <table:table-cell office:value-type="float" office:value="1.48648" calcext:value-type="float">
            <text:p>1.48648</text:p>
          </table:table-cell>
          <table:table-cell office:value-type="float" office:value="0.00645461" calcext:value-type="float">
            <text:p>0.00645461</text:p>
          </table:table-cell>
          <table:table-cell/>
          <table:table-cell office:value-type="float" office:value="34.2947" calcext:value-type="float">
            <text:p>34.2947</text:p>
          </table:table-cell>
          <table:table-cell office:value-type="float" office:value="1.32758" calcext:value-type="float">
            <text:p>1.32758</text:p>
          </table:table-cell>
          <table:table-cell office:value-type="float" office:value="0.0593071" calcext:value-type="float">
            <text:p>0.0593071</text:p>
          </table:table-cell>
          <table:table-cell/>
          <table:table-cell office:value-type="float" office:value="33.3226" calcext:value-type="float">
            <text:p>33.3226</text:p>
          </table:table-cell>
          <table:table-cell office:value-type="float" office:value="1.3938" calcext:value-type="float">
            <text:p>1.3938</text:p>
          </table:table-cell>
          <table:table-cell office:value-type="float" office:value="0.787323" calcext:value-type="float">
            <text:p>0.78732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053" calcext:value-type="float">
            <text:p>0.000475053</text:p>
          </table:table-cell>
          <table:table-cell/>
          <table:table-cell office:value-type="float" office:value="31.8155" calcext:value-type="float">
            <text:p>31.8155</text:p>
          </table:table-cell>
          <table:table-cell office:value-type="float" office:value="1.18603" calcext:value-type="float">
            <text:p>1.18603</text:p>
          </table:table-cell>
          <table:table-cell office:value-type="float" office:value="0.000803168" calcext:value-type="float">
            <text:p>0.000803168</text:p>
          </table:table-cell>
          <table:table-cell/>
          <table:table-cell office:value-type="float" office:value="33.7131" calcext:value-type="float">
            <text:p>33.7131</text:p>
          </table:table-cell>
          <table:table-cell office:value-type="float" office:value="1.19642" calcext:value-type="float">
            <text:p>1.19642</text:p>
          </table:table-cell>
          <table:table-cell office:value-type="float" office:value="0.000806545" calcext:value-type="float">
            <text:p>0.000806545</text:p>
          </table:table-cell>
          <table:table-cell/>
          <table:table-cell office:value-type="float" office:value="31.7213" calcext:value-type="float">
            <text:p>31.7213</text:p>
          </table:table-cell>
          <table:table-cell office:value-type="float" office:value="1.35605" calcext:value-type="float">
            <text:p>1.35605</text:p>
          </table:table-cell>
          <table:table-cell office:value-type="float" office:value="0.000828396" calcext:value-type="float">
            <text:p>0.000828396</text:p>
          </table:table-cell>
          <table:table-cell/>
          <table:table-cell office:value-type="float" office:value="33.1839" calcext:value-type="float">
            <text:p>33.1839</text:p>
          </table:table-cell>
          <table:table-cell office:value-type="float" office:value="1.37683" calcext:value-type="float">
            <text:p>1.37683</text:p>
          </table:table-cell>
          <table:table-cell office:value-type="float" office:value="0.00637416" calcext:value-type="float">
            <text:p>0.00637416</text:p>
          </table:table-cell>
          <table:table-cell/>
          <table:table-cell office:value-type="float" office:value="34.3299" calcext:value-type="float">
            <text:p>34.3299</text:p>
          </table:table-cell>
          <table:table-cell office:value-type="float" office:value="1.26666" calcext:value-type="float">
            <text:p>1.26666</text:p>
          </table:table-cell>
          <table:table-cell office:value-type="float" office:value="0.0630529" calcext:value-type="float">
            <text:p>0.0630529</text:p>
          </table:table-cell>
          <table:table-cell/>
          <table:table-cell office:value-type="float" office:value="33.0046" calcext:value-type="float">
            <text:p>33.0046</text:p>
          </table:table-cell>
          <table:table-cell office:value-type="float" office:value="1.26288" calcext:value-type="float">
            <text:p>1.26288</text:p>
          </table:table-cell>
          <table:table-cell office:value-type="float" office:value="0.698209" calcext:value-type="float">
            <text:p>0.69820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2" calcext:value-type="float">
            <text:p>0.00046852</text:p>
          </table:table-cell>
          <table:table-cell/>
          <table:table-cell office:value-type="float" office:value="31.1494" calcext:value-type="float">
            <text:p>31.1494</text:p>
          </table:table-cell>
          <table:table-cell office:value-type="float" office:value="1.35309" calcext:value-type="float">
            <text:p>1.35309</text:p>
          </table:table-cell>
          <table:table-cell office:value-type="float" office:value="0.000806204" calcext:value-type="float">
            <text:p>0.000806204</text:p>
          </table:table-cell>
          <table:table-cell/>
          <table:table-cell office:value-type="float" office:value="32.2612" calcext:value-type="float">
            <text:p>32.2612</text:p>
          </table:table-cell>
          <table:table-cell office:value-type="float" office:value="1.32457" calcext:value-type="float">
            <text:p>1.32457</text:p>
          </table:table-cell>
          <table:table-cell office:value-type="float" office:value="0.000803579" calcext:value-type="float">
            <text:p>0.000803579</text:p>
          </table:table-cell>
          <table:table-cell/>
          <table:table-cell office:value-type="float" office:value="32.5282" calcext:value-type="float">
            <text:p>32.5282</text:p>
          </table:table-cell>
          <table:table-cell office:value-type="float" office:value="1.29864" calcext:value-type="float">
            <text:p>1.29864</text:p>
          </table:table-cell>
          <table:table-cell office:value-type="float" office:value="0.000830691" calcext:value-type="float">
            <text:p>0.000830691</text:p>
          </table:table-cell>
          <table:table-cell/>
          <table:table-cell office:value-type="float" office:value="31.8667" calcext:value-type="float">
            <text:p>31.8667</text:p>
          </table:table-cell>
          <table:table-cell office:value-type="float" office:value="1.37648" calcext:value-type="float">
            <text:p>1.37648</text:p>
          </table:table-cell>
          <table:table-cell office:value-type="float" office:value="0.00633245" calcext:value-type="float">
            <text:p>0.00633245</text:p>
          </table:table-cell>
          <table:table-cell/>
          <table:table-cell office:value-type="float" office:value="32.5143" calcext:value-type="float">
            <text:p>32.5143</text:p>
          </table:table-cell>
          <table:table-cell office:value-type="float" office:value="1.37183" calcext:value-type="float">
            <text:p>1.37183</text:p>
          </table:table-cell>
          <table:table-cell office:value-type="float" office:value="0.0584627" calcext:value-type="float">
            <text:p>0.0584627</text:p>
          </table:table-cell>
          <table:table-cell/>
          <table:table-cell office:value-type="float" office:value="33.9887" calcext:value-type="float">
            <text:p>33.9887</text:p>
          </table:table-cell>
          <table:table-cell office:value-type="float" office:value="1.29089" calcext:value-type="float">
            <text:p>1.29089</text:p>
          </table:table-cell>
          <table:table-cell office:value-type="float" office:value="0.621571" calcext:value-type="float">
            <text:p>0.62157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766" calcext:value-type="float">
            <text:p>0.000471766</text:p>
          </table:table-cell>
          <table:table-cell/>
          <table:table-cell office:value-type="float" office:value="33.8035" calcext:value-type="float">
            <text:p>33.8035</text:p>
          </table:table-cell>
          <table:table-cell office:value-type="float" office:value="1.12609" calcext:value-type="float">
            <text:p>1.12609</text:p>
          </table:table-cell>
          <table:table-cell office:value-type="float" office:value="0.000801326" calcext:value-type="float">
            <text:p>0.000801326</text:p>
          </table:table-cell>
          <table:table-cell/>
          <table:table-cell office:value-type="float" office:value="33.5406" calcext:value-type="float">
            <text:p>33.5406</text:p>
          </table:table-cell>
          <table:table-cell office:value-type="float" office:value="1.14736" calcext:value-type="float">
            <text:p>1.14736</text:p>
          </table:table-cell>
          <table:table-cell office:value-type="float" office:value="0.000799351" calcext:value-type="float">
            <text:p>0.000799351</text:p>
          </table:table-cell>
          <table:table-cell/>
          <table:table-cell office:value-type="float" office:value="33.6367" calcext:value-type="float">
            <text:p>33.6367</text:p>
          </table:table-cell>
          <table:table-cell office:value-type="float" office:value="1.17131" calcext:value-type="float">
            <text:p>1.17131</text:p>
          </table:table-cell>
          <table:table-cell office:value-type="float" office:value="0.000824498" calcext:value-type="float">
            <text:p>0.000824498</text:p>
          </table:table-cell>
          <table:table-cell/>
          <table:table-cell office:value-type="float" office:value="31.4295" calcext:value-type="float">
            <text:p>31.4295</text:p>
          </table:table-cell>
          <table:table-cell office:value-type="float" office:value="1.58503" calcext:value-type="float">
            <text:p>1.58503</text:p>
          </table:table-cell>
          <table:table-cell office:value-type="float" office:value="0.00636123" calcext:value-type="float">
            <text:p>0.00636123</text:p>
          </table:table-cell>
          <table:table-cell/>
          <table:table-cell office:value-type="float" office:value="33.9149" calcext:value-type="float">
            <text:p>33.9149</text:p>
          </table:table-cell>
          <table:table-cell office:value-type="float" office:value="1.35219" calcext:value-type="float">
            <text:p>1.35219</text:p>
          </table:table-cell>
          <table:table-cell office:value-type="float" office:value="0.0584048" calcext:value-type="float">
            <text:p>0.0584048</text:p>
          </table:table-cell>
          <table:table-cell/>
          <table:table-cell office:value-type="float" office:value="32.3143" calcext:value-type="float">
            <text:p>32.3143</text:p>
          </table:table-cell>
          <table:table-cell office:value-type="float" office:value="1.37095" calcext:value-type="float">
            <text:p>1.37095</text:p>
          </table:table-cell>
          <table:table-cell office:value-type="float" office:value="0.583399" calcext:value-type="float">
            <text:p>0.58339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9021" calcext:value-type="float">
            <text:p>0.000469021</text:p>
          </table:table-cell>
          <table:table-cell/>
          <table:table-cell office:value-type="float" office:value="33.9078" calcext:value-type="float">
            <text:p>33.9078</text:p>
          </table:table-cell>
          <table:table-cell office:value-type="float" office:value="1.08277" calcext:value-type="float">
            <text:p>1.08277</text:p>
          </table:table-cell>
          <table:table-cell office:value-type="float" office:value="0.000804641" calcext:value-type="float">
            <text:p>0.000804641</text:p>
          </table:table-cell>
          <table:table-cell/>
          <table:table-cell office:value-type="float" office:value="33.3927" calcext:value-type="float">
            <text:p>33.3927</text:p>
          </table:table-cell>
          <table:table-cell office:value-type="float" office:value="1.27765" calcext:value-type="float">
            <text:p>1.27765</text:p>
          </table:table-cell>
          <table:table-cell office:value-type="float" office:value="0.000790525" calcext:value-type="float">
            <text:p>0.000790525</text:p>
          </table:table-cell>
          <table:table-cell/>
          <table:table-cell office:value-type="float" office:value="33.6004" calcext:value-type="float">
            <text:p>33.6004</text:p>
          </table:table-cell>
          <table:table-cell office:value-type="float" office:value="1.26255" calcext:value-type="float">
            <text:p>1.26255</text:p>
          </table:table-cell>
          <table:table-cell office:value-type="float" office:value="0.000819179" calcext:value-type="float">
            <text:p>0.000819179</text:p>
          </table:table-cell>
          <table:table-cell/>
          <table:table-cell office:value-type="float" office:value="33.5463" calcext:value-type="float">
            <text:p>33.5463</text:p>
          </table:table-cell>
          <table:table-cell office:value-type="float" office:value="1.48233" calcext:value-type="float">
            <text:p>1.48233</text:p>
          </table:table-cell>
          <table:table-cell office:value-type="float" office:value="0.00646504" calcext:value-type="float">
            <text:p>0.00646504</text:p>
          </table:table-cell>
          <table:table-cell/>
          <table:table-cell office:value-type="float" office:value="33.3217" calcext:value-type="float">
            <text:p>33.3217</text:p>
          </table:table-cell>
          <table:table-cell office:value-type="float" office:value="1.41982" calcext:value-type="float">
            <text:p>1.41982</text:p>
          </table:table-cell>
          <table:table-cell office:value-type="float" office:value="0.0591591" calcext:value-type="float">
            <text:p>0.0591591</text:p>
          </table:table-cell>
          <table:table-cell/>
          <table:table-cell office:value-type="float" office:value="33.8861" calcext:value-type="float">
            <text:p>33.8861</text:p>
          </table:table-cell>
          <table:table-cell office:value-type="float" office:value="1.23202" calcext:value-type="float">
            <text:p>1.23202</text:p>
          </table:table-cell>
          <table:table-cell office:value-type="float" office:value="0.612723" calcext:value-type="float">
            <text:p>0.61272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9841" calcext:value-type="float">
            <text:p>0.000479841</text:p>
          </table:table-cell>
          <table:table-cell/>
          <table:table-cell office:value-type="float" office:value="31.316" calcext:value-type="float">
            <text:p>31.316</text:p>
          </table:table-cell>
          <table:table-cell office:value-type="float" office:value="1.27131" calcext:value-type="float">
            <text:p>1.27131</text:p>
          </table:table-cell>
          <table:table-cell office:value-type="float" office:value="0.000797247" calcext:value-type="float">
            <text:p>0.000797247</text:p>
          </table:table-cell>
          <table:table-cell/>
          <table:table-cell office:value-type="float" office:value="32.2806" calcext:value-type="float">
            <text:p>32.2806</text:p>
          </table:table-cell>
          <table:table-cell office:value-type="float" office:value="1.2744" calcext:value-type="float">
            <text:p>1.2744</text:p>
          </table:table-cell>
          <table:table-cell office:value-type="float" office:value="0.000797208" calcext:value-type="float">
            <text:p>0.000797208</text:p>
          </table:table-cell>
          <table:table-cell/>
          <table:table-cell office:value-type="float" office:value="32.1006" calcext:value-type="float">
            <text:p>32.1006</text:p>
          </table:table-cell>
          <table:table-cell office:value-type="float" office:value="1.50841" calcext:value-type="float">
            <text:p>1.50841</text:p>
          </table:table-cell>
          <table:table-cell office:value-type="float" office:value="0.000817566" calcext:value-type="float">
            <text:p>0.000817566</text:p>
          </table:table-cell>
          <table:table-cell/>
          <table:table-cell office:value-type="float" office:value="32.8142" calcext:value-type="float">
            <text:p>32.8142</text:p>
          </table:table-cell>
          <table:table-cell office:value-type="float" office:value="1.41417" calcext:value-type="float">
            <text:p>1.41417</text:p>
          </table:table-cell>
          <table:table-cell office:value-type="float" office:value="0.00673256" calcext:value-type="float">
            <text:p>0.00673256</text:p>
          </table:table-cell>
          <table:table-cell/>
          <table:table-cell office:value-type="float" office:value="34.5345" calcext:value-type="float">
            <text:p>34.5345</text:p>
          </table:table-cell>
          <table:table-cell office:value-type="float" office:value="1.27384" calcext:value-type="float">
            <text:p>1.27384</text:p>
          </table:table-cell>
          <table:table-cell office:value-type="float" office:value="0.0581833" calcext:value-type="float">
            <text:p>0.0581833</text:p>
          </table:table-cell>
          <table:table-cell/>
          <table:table-cell office:value-type="float" office:value="33.6047" calcext:value-type="float">
            <text:p>33.6047</text:p>
          </table:table-cell>
          <table:table-cell office:value-type="float" office:value="1.34343" calcext:value-type="float">
            <text:p>1.34343</text:p>
          </table:table-cell>
          <table:table-cell office:value-type="float" office:value="0.815236" calcext:value-type="float">
            <text:p>0.81523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7" calcext:value-type="float">
            <text:p>0.00046857</text:p>
          </table:table-cell>
          <table:table-cell/>
          <table:table-cell office:value-type="float" office:value="32.2121" calcext:value-type="float">
            <text:p>32.2121</text:p>
          </table:table-cell>
          <table:table-cell office:value-type="float" office:value="1.18183" calcext:value-type="float">
            <text:p>1.18183</text:p>
          </table:table-cell>
          <table:table-cell office:value-type="float" office:value="0.000789513" calcext:value-type="float">
            <text:p>0.000789513</text:p>
          </table:table-cell>
          <table:table-cell/>
          <table:table-cell office:value-type="float" office:value="33.7968" calcext:value-type="float">
            <text:p>33.7968</text:p>
          </table:table-cell>
          <table:table-cell office:value-type="float" office:value="1.15687" calcext:value-type="float">
            <text:p>1.15687</text:p>
          </table:table-cell>
          <table:table-cell office:value-type="float" office:value="0.000796546" calcext:value-type="float">
            <text:p>0.000796546</text:p>
          </table:table-cell>
          <table:table-cell/>
          <table:table-cell office:value-type="float" office:value="31.2416" calcext:value-type="float">
            <text:p>31.2416</text:p>
          </table:table-cell>
          <table:table-cell office:value-type="float" office:value="1.47412" calcext:value-type="float">
            <text:p>1.47412</text:p>
          </table:table-cell>
          <table:table-cell office:value-type="float" office:value="0.000820041" calcext:value-type="float">
            <text:p>0.000820041</text:p>
          </table:table-cell>
          <table:table-cell/>
          <table:table-cell office:value-type="float" office:value="33.6876" calcext:value-type="float">
            <text:p>33.6876</text:p>
          </table:table-cell>
          <table:table-cell office:value-type="float" office:value="1.37328" calcext:value-type="float">
            <text:p>1.37328</text:p>
          </table:table-cell>
          <table:table-cell office:value-type="float" office:value="0.00645471" calcext:value-type="float">
            <text:p>0.00645471</text:p>
          </table:table-cell>
          <table:table-cell/>
          <table:table-cell office:value-type="float" office:value="33.109" calcext:value-type="float">
            <text:p>33.109</text:p>
          </table:table-cell>
          <table:table-cell office:value-type="float" office:value="1.28749" calcext:value-type="float">
            <text:p>1.28749</text:p>
          </table:table-cell>
          <table:table-cell office:value-type="float" office:value="0.0577219" calcext:value-type="float">
            <text:p>0.0577219</text:p>
          </table:table-cell>
          <table:table-cell/>
          <table:table-cell office:value-type="float" office:value="35.4002" calcext:value-type="float">
            <text:p>35.4002</text:p>
          </table:table-cell>
          <table:table-cell office:value-type="float" office:value="1.24624" calcext:value-type="float">
            <text:p>1.24624</text:p>
          </table:table-cell>
          <table:table-cell office:value-type="float" office:value="0.952506" calcext:value-type="float">
            <text:p>0.95250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8088" calcext:value-type="float">
            <text:p>0.000478088</text:p>
          </table:table-cell>
          <table:table-cell/>
          <table:table-cell office:value-type="float" office:value="32.1391" calcext:value-type="float">
            <text:p>32.1391</text:p>
          </table:table-cell>
          <table:table-cell office:value-type="float" office:value="1.15131" calcext:value-type="float">
            <text:p>1.15131</text:p>
          </table:table-cell>
          <table:table-cell office:value-type="float" office:value="0.000791948" calcext:value-type="float">
            <text:p>0.000791948</text:p>
          </table:table-cell>
          <table:table-cell/>
          <table:table-cell office:value-type="float" office:value="31.9619" calcext:value-type="float">
            <text:p>31.9619</text:p>
          </table:table-cell>
          <table:table-cell office:value-type="float" office:value="1.52021" calcext:value-type="float">
            <text:p>1.52021</text:p>
          </table:table-cell>
          <table:table-cell office:value-type="float" office:value="0.000795514" calcext:value-type="float">
            <text:p>0.000795514</text:p>
          </table:table-cell>
          <table:table-cell/>
          <table:table-cell office:value-type="float" office:value="32.7491" calcext:value-type="float">
            <text:p>32.7491</text:p>
          </table:table-cell>
          <table:table-cell office:value-type="float" office:value="1.27964" calcext:value-type="float">
            <text:p>1.27964</text:p>
          </table:table-cell>
          <table:table-cell office:value-type="float" office:value="0.000815171" calcext:value-type="float">
            <text:p>0.000815171</text:p>
          </table:table-cell>
          <table:table-cell/>
          <table:table-cell office:value-type="float" office:value="32.1692" calcext:value-type="float">
            <text:p>32.1692</text:p>
          </table:table-cell>
          <table:table-cell office:value-type="float" office:value="1.36109" calcext:value-type="float">
            <text:p>1.36109</text:p>
          </table:table-cell>
          <table:table-cell office:value-type="float" office:value="0.0063096" calcext:value-type="float">
            <text:p>0.0063096</text:p>
          </table:table-cell>
          <table:table-cell/>
          <table:table-cell office:value-type="float" office:value="32.2416" calcext:value-type="float">
            <text:p>32.2416</text:p>
          </table:table-cell>
          <table:table-cell office:value-type="float" office:value="1.48009" calcext:value-type="float">
            <text:p>1.48009</text:p>
          </table:table-cell>
          <table:table-cell office:value-type="float" office:value="0.0596412" calcext:value-type="float">
            <text:p>0.0596412</text:p>
          </table:table-cell>
          <table:table-cell/>
          <table:table-cell office:value-type="float" office:value="33.2229" calcext:value-type="float">
            <text:p>33.2229</text:p>
          </table:table-cell>
          <table:table-cell office:value-type="float" office:value="1.33588" calcext:value-type="float">
            <text:p>1.33588</text:p>
          </table:table-cell>
          <table:table-cell office:value-type="float" office:value="0.72941" calcext:value-type="float">
            <text:p>0.7294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754" calcext:value-type="float">
            <text:p>0.000470754</text:p>
          </table:table-cell>
          <table:table-cell/>
          <table:table-cell office:value-type="float" office:value="31.9815" calcext:value-type="float">
            <text:p>31.9815</text:p>
          </table:table-cell>
          <table:table-cell office:value-type="float" office:value="1.19813" calcext:value-type="float">
            <text:p>1.19813</text:p>
          </table:table-cell>
          <table:table-cell office:value-type="float" office:value="0.000798089" calcext:value-type="float">
            <text:p>0.000798089</text:p>
          </table:table-cell>
          <table:table-cell/>
          <table:table-cell office:value-type="float" office:value="33.5844" calcext:value-type="float">
            <text:p>33.5844</text:p>
          </table:table-cell>
          <table:table-cell office:value-type="float" office:value="1.26228" calcext:value-type="float">
            <text:p>1.26228</text:p>
          </table:table-cell>
          <table:table-cell office:value-type="float" office:value="0.000794732" calcext:value-type="float">
            <text:p>0.000794732</text:p>
          </table:table-cell>
          <table:table-cell/>
          <table:table-cell office:value-type="float" office:value="33.8663" calcext:value-type="float">
            <text:p>33.8663</text:p>
          </table:table-cell>
          <table:table-cell office:value-type="float" office:value="1.32215" calcext:value-type="float">
            <text:p>1.32215</text:p>
          </table:table-cell>
          <table:table-cell office:value-type="float" office:value="0.000827925" calcext:value-type="float">
            <text:p>0.000827925</text:p>
          </table:table-cell>
          <table:table-cell/>
          <table:table-cell office:value-type="float" office:value="32.1115" calcext:value-type="float">
            <text:p>32.1115</text:p>
          </table:table-cell>
          <table:table-cell office:value-type="float" office:value="1.36844" calcext:value-type="float">
            <text:p>1.36844</text:p>
          </table:table-cell>
          <table:table-cell office:value-type="float" office:value="0.00654269" calcext:value-type="float">
            <text:p>0.00654269</text:p>
          </table:table-cell>
          <table:table-cell/>
          <table:table-cell office:value-type="float" office:value="32.8721" calcext:value-type="float">
            <text:p>32.8721</text:p>
          </table:table-cell>
          <table:table-cell office:value-type="float" office:value="1.3375" calcext:value-type="float">
            <text:p>1.3375</text:p>
          </table:table-cell>
          <table:table-cell office:value-type="float" office:value="0.0580693" calcext:value-type="float">
            <text:p>0.0580693</text:p>
          </table:table-cell>
          <table:table-cell/>
          <table:table-cell office:value-type="float" office:value="34.999" calcext:value-type="float">
            <text:p>34.999</text:p>
          </table:table-cell>
          <table:table-cell office:value-type="float" office:value="1.21494" calcext:value-type="float">
            <text:p>1.21494</text:p>
          </table:table-cell>
          <table:table-cell office:value-type="float" office:value="0.712814" calcext:value-type="float">
            <text:p>0.71281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8177" calcext:value-type="float">
            <text:p>0.000488177</text:p>
          </table:table-cell>
          <table:table-cell/>
          <table:table-cell office:value-type="float" office:value="31.0063" calcext:value-type="float">
            <text:p>31.0063</text:p>
          </table:table-cell>
          <table:table-cell office:value-type="float" office:value="1.25035" calcext:value-type="float">
            <text:p>1.25035</text:p>
          </table:table-cell>
          <table:table-cell office:value-type="float" office:value="0.000806946" calcext:value-type="float">
            <text:p>0.000806946</text:p>
          </table:table-cell>
          <table:table-cell/>
          <table:table-cell office:value-type="float" office:value="30.7875" calcext:value-type="float">
            <text:p>30.7875</text:p>
          </table:table-cell>
          <table:table-cell office:value-type="float" office:value="1.40301" calcext:value-type="float">
            <text:p>1.40301</text:p>
          </table:table-cell>
          <table:table-cell office:value-type="float" office:value="0.000794432" calcext:value-type="float">
            <text:p>0.000794432</text:p>
          </table:table-cell>
          <table:table-cell/>
          <table:table-cell office:value-type="float" office:value="33.7007" calcext:value-type="float">
            <text:p>33.7007</text:p>
          </table:table-cell>
          <table:table-cell office:value-type="float" office:value="1.19452" calcext:value-type="float">
            <text:p>1.19452</text:p>
          </table:table-cell>
          <table:table-cell office:value-type="float" office:value="0.000822295" calcext:value-type="float">
            <text:p>0.000822295</text:p>
          </table:table-cell>
          <table:table-cell/>
          <table:table-cell office:value-type="float" office:value="32.4783" calcext:value-type="float">
            <text:p>32.4783</text:p>
          </table:table-cell>
          <table:table-cell office:value-type="float" office:value="1.42226" calcext:value-type="float">
            <text:p>1.42226</text:p>
          </table:table-cell>
          <table:table-cell office:value-type="float" office:value="0.00639527" calcext:value-type="float">
            <text:p>0.00639527</text:p>
          </table:table-cell>
          <table:table-cell/>
          <table:table-cell office:value-type="float" office:value="33.42" calcext:value-type="float">
            <text:p>33.42</text:p>
          </table:table-cell>
          <table:table-cell office:value-type="float" office:value="1.27497" calcext:value-type="float">
            <text:p>1.27497</text:p>
          </table:table-cell>
          <table:table-cell office:value-type="float" office:value="0.0579165" calcext:value-type="float">
            <text:p>0.0579165</text:p>
          </table:table-cell>
          <table:table-cell/>
          <table:table-cell office:value-type="float" office:value="32.7271" calcext:value-type="float">
            <text:p>32.7271</text:p>
          </table:table-cell>
          <table:table-cell office:value-type="float" office:value="1.39136" calcext:value-type="float">
            <text:p>1.39136</text:p>
          </table:table-cell>
          <table:table-cell office:value-type="float" office:value="0.732976" calcext:value-type="float">
            <text:p>0.73297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7999" calcext:value-type="float">
            <text:p>0.000467999</text:p>
          </table:table-cell>
          <table:table-cell/>
          <table:table-cell office:value-type="float" office:value="31.2959" calcext:value-type="float">
            <text:p>31.2959</text:p>
          </table:table-cell>
          <table:table-cell office:value-type="float" office:value="1.38366" calcext:value-type="float">
            <text:p>1.38366</text:p>
          </table:table-cell>
          <table:table-cell office:value-type="float" office:value="0.000812146" calcext:value-type="float">
            <text:p>0.000812146</text:p>
          </table:table-cell>
          <table:table-cell/>
          <table:table-cell office:value-type="float" office:value="33.8999" calcext:value-type="float">
            <text:p>33.8999</text:p>
          </table:table-cell>
          <table:table-cell office:value-type="float" office:value="1.22353" calcext:value-type="float">
            <text:p>1.22353</text:p>
          </table:table-cell>
          <table:table-cell office:value-type="float" office:value="0.00079882" calcext:value-type="float">
            <text:p>0.00079882</text:p>
          </table:table-cell>
          <table:table-cell/>
          <table:table-cell office:value-type="float" office:value="34.1231" calcext:value-type="float">
            <text:p>34.1231</text:p>
          </table:table-cell>
          <table:table-cell office:value-type="float" office:value="1.24347" calcext:value-type="float">
            <text:p>1.24347</text:p>
          </table:table-cell>
          <table:table-cell office:value-type="float" office:value="0.00084648" calcext:value-type="float">
            <text:p>0.00084648</text:p>
          </table:table-cell>
          <table:table-cell/>
          <table:table-cell office:value-type="float" office:value="32.5237" calcext:value-type="float">
            <text:p>32.5237</text:p>
          </table:table-cell>
          <table:table-cell office:value-type="float" office:value="1.51666" calcext:value-type="float">
            <text:p>1.51666</text:p>
          </table:table-cell>
          <table:table-cell office:value-type="float" office:value="0.00640073" calcext:value-type="float">
            <text:p>0.00640073</text:p>
          </table:table-cell>
          <table:table-cell/>
          <table:table-cell office:value-type="float" office:value="32.5556" calcext:value-type="float">
            <text:p>32.5556</text:p>
          </table:table-cell>
          <table:table-cell office:value-type="float" office:value="1.42126" calcext:value-type="float">
            <text:p>1.42126</text:p>
          </table:table-cell>
          <table:table-cell office:value-type="float" office:value="0.0582156" calcext:value-type="float">
            <text:p>0.0582156</text:p>
          </table:table-cell>
          <table:table-cell/>
          <table:table-cell office:value-type="float" office:value="34.8703" calcext:value-type="float">
            <text:p>34.8703</text:p>
          </table:table-cell>
          <table:table-cell office:value-type="float" office:value="1.22631" calcext:value-type="float">
            <text:p>1.22631</text:p>
          </table:table-cell>
          <table:table-cell office:value-type="float" office:value="0.918222" calcext:value-type="float">
            <text:p>0.91822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2736" calcext:value-type="float">
            <text:p>0.000482736</text:p>
          </table:table-cell>
          <table:table-cell/>
          <table:table-cell office:value-type="float" office:value="31.6183" calcext:value-type="float">
            <text:p>31.6183</text:p>
          </table:table-cell>
          <table:table-cell office:value-type="float" office:value="1.37956" calcext:value-type="float">
            <text:p>1.37956</text:p>
          </table:table-cell>
          <table:table-cell office:value-type="float" office:value="0.000804692" calcext:value-type="float">
            <text:p>0.000804692</text:p>
          </table:table-cell>
          <table:table-cell/>
          <table:table-cell office:value-type="float" office:value="32.0162" calcext:value-type="float">
            <text:p>32.0162</text:p>
          </table:table-cell>
          <table:table-cell office:value-type="float" office:value="1.34019" calcext:value-type="float">
            <text:p>1.34019</text:p>
          </table:table-cell>
          <table:table-cell office:value-type="float" office:value="0.000798509" calcext:value-type="float">
            <text:p>0.000798509</text:p>
          </table:table-cell>
          <table:table-cell/>
          <table:table-cell office:value-type="float" office:value="34.3631" calcext:value-type="float">
            <text:p>34.3631</text:p>
          </table:table-cell>
          <table:table-cell office:value-type="float" office:value="1.28108" calcext:value-type="float">
            <text:p>1.28108</text:p>
          </table:table-cell>
          <table:table-cell office:value-type="float" office:value="0.000827134" calcext:value-type="float">
            <text:p>0.000827134</text:p>
          </table:table-cell>
          <table:table-cell/>
          <table:table-cell office:value-type="float" office:value="32.8523" calcext:value-type="float">
            <text:p>32.8523</text:p>
          </table:table-cell>
          <table:table-cell office:value-type="float" office:value="1.40457" calcext:value-type="float">
            <text:p>1.40457</text:p>
          </table:table-cell>
          <table:table-cell office:value-type="float" office:value="0.00647775" calcext:value-type="float">
            <text:p>0.00647775</text:p>
          </table:table-cell>
          <table:table-cell/>
          <table:table-cell office:value-type="float" office:value="32.212" calcext:value-type="float">
            <text:p>32.212</text:p>
          </table:table-cell>
          <table:table-cell office:value-type="float" office:value="1.35448" calcext:value-type="float">
            <text:p>1.35448</text:p>
          </table:table-cell>
          <table:table-cell office:value-type="float" office:value="0.0586133" calcext:value-type="float">
            <text:p>0.0586133</text:p>
          </table:table-cell>
          <table:table-cell/>
          <table:table-cell office:value-type="float" office:value="33.0885" calcext:value-type="float">
            <text:p>33.0885</text:p>
          </table:table-cell>
          <table:table-cell office:value-type="float" office:value="1.43903" calcext:value-type="float">
            <text:p>1.43903</text:p>
          </table:table-cell>
          <table:table-cell office:value-type="float" office:value="0.729909" calcext:value-type="float">
            <text:p>0.72990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" calcext:value-type="float">
            <text:p>0.0004685</text:p>
          </table:table-cell>
          <table:table-cell/>
          <table:table-cell office:value-type="float" office:value="32.8924" calcext:value-type="float">
            <text:p>32.8924</text:p>
          </table:table-cell>
          <table:table-cell office:value-type="float" office:value="1.09316" calcext:value-type="float">
            <text:p>1.09316</text:p>
          </table:table-cell>
          <table:table-cell office:value-type="float" office:value="0.000812005" calcext:value-type="float">
            <text:p>0.000812005</text:p>
          </table:table-cell>
          <table:table-cell/>
          <table:table-cell office:value-type="float" office:value="33.5444" calcext:value-type="float">
            <text:p>33.5444</text:p>
          </table:table-cell>
          <table:table-cell office:value-type="float" office:value="1.20326" calcext:value-type="float">
            <text:p>1.20326</text:p>
          </table:table-cell>
          <table:table-cell office:value-type="float" office:value="0.000797368" calcext:value-type="float">
            <text:p>0.000797368</text:p>
          </table:table-cell>
          <table:table-cell/>
          <table:table-cell office:value-type="float" office:value="33.2442" calcext:value-type="float">
            <text:p>33.2442</text:p>
          </table:table-cell>
          <table:table-cell office:value-type="float" office:value="1.34591" calcext:value-type="float">
            <text:p>1.34591</text:p>
          </table:table-cell>
          <table:table-cell office:value-type="float" office:value="0.000813979" calcext:value-type="float">
            <text:p>0.000813979</text:p>
          </table:table-cell>
          <table:table-cell/>
          <table:table-cell office:value-type="float" office:value="33.9579" calcext:value-type="float">
            <text:p>33.9579</text:p>
          </table:table-cell>
          <table:table-cell office:value-type="float" office:value="1.1916" calcext:value-type="float">
            <text:p>1.1916</text:p>
          </table:table-cell>
          <table:table-cell office:value-type="float" office:value="0.00657645" calcext:value-type="float">
            <text:p>0.00657645</text:p>
          </table:table-cell>
          <table:table-cell/>
          <table:table-cell office:value-type="float" office:value="34.4755" calcext:value-type="float">
            <text:p>34.4755</text:p>
          </table:table-cell>
          <table:table-cell office:value-type="float" office:value="1.29891" calcext:value-type="float">
            <text:p>1.29891</text:p>
          </table:table-cell>
          <table:table-cell office:value-type="float" office:value="0.0575803" calcext:value-type="float">
            <text:p>0.0575803</text:p>
          </table:table-cell>
          <table:table-cell/>
          <table:table-cell office:value-type="float" office:value="33.0959" calcext:value-type="float">
            <text:p>33.0959</text:p>
          </table:table-cell>
          <table:table-cell office:value-type="float" office:value="1.45762" calcext:value-type="float">
            <text:p>1.45762</text:p>
          </table:table-cell>
          <table:table-cell office:value-type="float" office:value="0.59813" calcext:value-type="float">
            <text:p>0.5981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9502" calcext:value-type="float">
            <text:p>0.000469502</text:p>
          </table:table-cell>
          <table:table-cell/>
          <table:table-cell office:value-type="float" office:value="31.2347" calcext:value-type="float">
            <text:p>31.2347</text:p>
          </table:table-cell>
          <table:table-cell office:value-type="float" office:value="1.38022" calcext:value-type="float">
            <text:p>1.38022</text:p>
          </table:table-cell>
          <table:table-cell office:value-type="float" office:value="0.000799792" calcext:value-type="float">
            <text:p>0.000799792</text:p>
          </table:table-cell>
          <table:table-cell/>
          <table:table-cell office:value-type="float" office:value="31.6071" calcext:value-type="float">
            <text:p>31.6071</text:p>
          </table:table-cell>
          <table:table-cell office:value-type="float" office:value="1.28356" calcext:value-type="float">
            <text:p>1.28356</text:p>
          </table:table-cell>
          <table:table-cell office:value-type="float" office:value="0.0007986" calcext:value-type="float">
            <text:p>0.0007986</text:p>
          </table:table-cell>
          <table:table-cell/>
          <table:table-cell office:value-type="float" office:value="33.8468" calcext:value-type="float">
            <text:p>33.8468</text:p>
          </table:table-cell>
          <table:table-cell office:value-type="float" office:value="1.17749" calcext:value-type="float">
            <text:p>1.17749</text:p>
          </table:table-cell>
          <table:table-cell office:value-type="float" office:value="0.000822755" calcext:value-type="float">
            <text:p>0.000822755</text:p>
          </table:table-cell>
          <table:table-cell/>
          <table:table-cell office:value-type="float" office:value="31.7756" calcext:value-type="float">
            <text:p>31.7756</text:p>
          </table:table-cell>
          <table:table-cell office:value-type="float" office:value="1.5124" calcext:value-type="float">
            <text:p>1.5124</text:p>
          </table:table-cell>
          <table:table-cell office:value-type="float" office:value="0.0063923" calcext:value-type="float">
            <text:p>0.0063923</text:p>
          </table:table-cell>
          <table:table-cell/>
          <table:table-cell office:value-type="float" office:value="32.3016" calcext:value-type="float">
            <text:p>32.3016</text:p>
          </table:table-cell>
          <table:table-cell office:value-type="float" office:value="1.42587" calcext:value-type="float">
            <text:p>1.42587</text:p>
          </table:table-cell>
          <table:table-cell office:value-type="float" office:value="0.0588309" calcext:value-type="float">
            <text:p>0.0588309</text:p>
          </table:table-cell>
          <table:table-cell/>
          <table:table-cell office:value-type="float" office:value="33.6339" calcext:value-type="float">
            <text:p>33.6339</text:p>
          </table:table-cell>
          <table:table-cell office:value-type="float" office:value="1.3824" calcext:value-type="float">
            <text:p>1.3824</text:p>
          </table:table-cell>
          <table:table-cell office:value-type="float" office:value="0.836847" calcext:value-type="float">
            <text:p>0.83684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9551" calcext:value-type="float">
            <text:p>0.000479551</text:p>
          </table:table-cell>
          <table:table-cell/>
          <table:table-cell office:value-type="float" office:value="32.5927" calcext:value-type="float">
            <text:p>32.5927</text:p>
          </table:table-cell>
          <table:table-cell office:value-type="float" office:value="1.25375" calcext:value-type="float">
            <text:p>1.25375</text:p>
          </table:table-cell>
          <table:table-cell office:value-type="float" office:value="0.000827294" calcext:value-type="float">
            <text:p>0.000827294</text:p>
          </table:table-cell>
          <table:table-cell/>
          <table:table-cell office:value-type="float" office:value="32.0733" calcext:value-type="float">
            <text:p>32.0733</text:p>
          </table:table-cell>
          <table:table-cell office:value-type="float" office:value="1.23412" calcext:value-type="float">
            <text:p>1.23412</text:p>
          </table:table-cell>
          <table:table-cell office:value-type="float" office:value="0.000790926" calcext:value-type="float">
            <text:p>0.000790926</text:p>
          </table:table-cell>
          <table:table-cell/>
          <table:table-cell office:value-type="float" office:value="32.7787" calcext:value-type="float">
            <text:p>32.7787</text:p>
          </table:table-cell>
          <table:table-cell office:value-type="float" office:value="1.33526" calcext:value-type="float">
            <text:p>1.33526</text:p>
          </table:table-cell>
          <table:table-cell office:value-type="float" office:value="0.000826813" calcext:value-type="float">
            <text:p>0.000826813</text:p>
          </table:table-cell>
          <table:table-cell/>
          <table:table-cell office:value-type="float" office:value="33.6104" calcext:value-type="float">
            <text:p>33.6104</text:p>
          </table:table-cell>
          <table:table-cell office:value-type="float" office:value="1.33886" calcext:value-type="float">
            <text:p>1.33886</text:p>
          </table:table-cell>
          <table:table-cell office:value-type="float" office:value="0.00643205" calcext:value-type="float">
            <text:p>0.00643205</text:p>
          </table:table-cell>
          <table:table-cell/>
          <table:table-cell office:value-type="float" office:value="33.4228" calcext:value-type="float">
            <text:p>33.4228</text:p>
          </table:table-cell>
          <table:table-cell office:value-type="float" office:value="1.38812" calcext:value-type="float">
            <text:p>1.38812</text:p>
          </table:table-cell>
          <table:table-cell office:value-type="float" office:value="0.0581839" calcext:value-type="float">
            <text:p>0.0581839</text:p>
          </table:table-cell>
          <table:table-cell/>
          <table:table-cell office:value-type="float" office:value="34.1673" calcext:value-type="float">
            <text:p>34.1673</text:p>
          </table:table-cell>
          <table:table-cell office:value-type="float" office:value="1.30102" calcext:value-type="float">
            <text:p>1.30102</text:p>
          </table:table-cell>
          <table:table-cell office:value-type="float" office:value="0.645867" calcext:value-type="float">
            <text:p>0.64586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217" calcext:value-type="float">
            <text:p>0.000472217</text:p>
          </table:table-cell>
          <table:table-cell/>
          <table:table-cell office:value-type="float" office:value="32.6016" calcext:value-type="float">
            <text:p>32.6016</text:p>
          </table:table-cell>
          <table:table-cell office:value-type="float" office:value="1.04682" calcext:value-type="float">
            <text:p>1.04682</text:p>
          </table:table-cell>
          <table:table-cell office:value-type="float" office:value="0.000807447" calcext:value-type="float">
            <text:p>0.000807447</text:p>
          </table:table-cell>
          <table:table-cell/>
          <table:table-cell office:value-type="float" office:value="32.6032" calcext:value-type="float">
            <text:p>32.6032</text:p>
          </table:table-cell>
          <table:table-cell office:value-type="float" office:value="1.3561" calcext:value-type="float">
            <text:p>1.3561</text:p>
          </table:table-cell>
          <table:table-cell office:value-type="float" office:value="0.00079871" calcext:value-type="float">
            <text:p>0.00079871</text:p>
          </table:table-cell>
          <table:table-cell/>
          <table:table-cell office:value-type="float" office:value="32.6633" calcext:value-type="float">
            <text:p>32.6633</text:p>
          </table:table-cell>
          <table:table-cell office:value-type="float" office:value="1.42255" calcext:value-type="float">
            <text:p>1.42255</text:p>
          </table:table-cell>
          <table:table-cell office:value-type="float" office:value="0.000825501" calcext:value-type="float">
            <text:p>0.000825501</text:p>
          </table:table-cell>
          <table:table-cell/>
          <table:table-cell office:value-type="float" office:value="32.9053" calcext:value-type="float">
            <text:p>32.9053</text:p>
          </table:table-cell>
          <table:table-cell office:value-type="float" office:value="1.3564" calcext:value-type="float">
            <text:p>1.3564</text:p>
          </table:table-cell>
          <table:table-cell office:value-type="float" office:value="0.00642331" calcext:value-type="float">
            <text:p>0.00642331</text:p>
          </table:table-cell>
          <table:table-cell/>
          <table:table-cell office:value-type="float" office:value="33.4669" calcext:value-type="float">
            <text:p>33.4669</text:p>
          </table:table-cell>
          <table:table-cell office:value-type="float" office:value="1.30633" calcext:value-type="float">
            <text:p>1.30633</text:p>
          </table:table-cell>
          <table:table-cell office:value-type="float" office:value="0.0589102" calcext:value-type="float">
            <text:p>0.0589102</text:p>
          </table:table-cell>
          <table:table-cell/>
          <table:table-cell office:value-type="float" office:value="31.8404" calcext:value-type="float">
            <text:p>31.8404</text:p>
          </table:table-cell>
          <table:table-cell office:value-type="float" office:value="1.59202" calcext:value-type="float">
            <text:p>1.59202</text:p>
          </table:table-cell>
          <table:table-cell office:value-type="float" office:value="0.733239" calcext:value-type="float">
            <text:p>0.73323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098" calcext:value-type="float">
            <text:p>0.000473098</text:p>
          </table:table-cell>
          <table:table-cell/>
          <table:table-cell office:value-type="float" office:value="29.7334" calcext:value-type="float">
            <text:p>29.7334</text:p>
          </table:table-cell>
          <table:table-cell office:value-type="float" office:value="1.45659" calcext:value-type="float">
            <text:p>1.45659</text:p>
          </table:table-cell>
          <table:table-cell office:value-type="float" office:value="0.000802207" calcext:value-type="float">
            <text:p>0.000802207</text:p>
          </table:table-cell>
          <table:table-cell/>
          <table:table-cell office:value-type="float" office:value="32.2684" calcext:value-type="float">
            <text:p>32.2684</text:p>
          </table:table-cell>
          <table:table-cell office:value-type="float" office:value="1.35396" calcext:value-type="float">
            <text:p>1.35396</text:p>
          </table:table-cell>
          <table:table-cell office:value-type="float" office:value="0.00079848" calcext:value-type="float">
            <text:p>0.00079848</text:p>
          </table:table-cell>
          <table:table-cell/>
          <table:table-cell office:value-type="float" office:value="33.8662" calcext:value-type="float">
            <text:p>33.8662</text:p>
          </table:table-cell>
          <table:table-cell office:value-type="float" office:value="1.24977" calcext:value-type="float">
            <text:p>1.24977</text:p>
          </table:table-cell>
          <table:table-cell office:value-type="float" office:value="0.000816934" calcext:value-type="float">
            <text:p>0.000816934</text:p>
          </table:table-cell>
          <table:table-cell/>
          <table:table-cell office:value-type="float" office:value="34.4625" calcext:value-type="float">
            <text:p>34.4625</text:p>
          </table:table-cell>
          <table:table-cell office:value-type="float" office:value="1.31823" calcext:value-type="float">
            <text:p>1.31823</text:p>
          </table:table-cell>
          <table:table-cell office:value-type="float" office:value="0.00646598" calcext:value-type="float">
            <text:p>0.00646598</text:p>
          </table:table-cell>
          <table:table-cell/>
          <table:table-cell office:value-type="float" office:value="29.7474" calcext:value-type="float">
            <text:p>29.7474</text:p>
          </table:table-cell>
          <table:table-cell office:value-type="float" office:value="1.81551" calcext:value-type="float">
            <text:p>1.81551</text:p>
          </table:table-cell>
          <table:table-cell office:value-type="float" office:value="0.0563818" calcext:value-type="float">
            <text:p>0.0563818</text:p>
          </table:table-cell>
          <table:table-cell/>
          <table:table-cell office:value-type="float" office:value="32.8448" calcext:value-type="float">
            <text:p>32.8448</text:p>
          </table:table-cell>
          <table:table-cell office:value-type="float" office:value="1.3346" calcext:value-type="float">
            <text:p>1.3346</text:p>
          </table:table-cell>
          <table:table-cell office:value-type="float" office:value="0.600983" calcext:value-type="float">
            <text:p>0.60098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79" calcext:value-type="float">
            <text:p>0.00047379</text:p>
          </table:table-cell>
          <table:table-cell/>
          <table:table-cell office:value-type="float" office:value="30.294" calcext:value-type="float">
            <text:p>30.294</text:p>
          </table:table-cell>
          <table:table-cell office:value-type="float" office:value="1.46707" calcext:value-type="float">
            <text:p>1.46707</text:p>
          </table:table-cell>
          <table:table-cell office:value-type="float" office:value="0.000796336" calcext:value-type="float">
            <text:p>0.000796336</text:p>
          </table:table-cell>
          <table:table-cell/>
          <table:table-cell office:value-type="float" office:value="32.7996" calcext:value-type="float">
            <text:p>32.7996</text:p>
          </table:table-cell>
          <table:table-cell office:value-type="float" office:value="1.22942" calcext:value-type="float">
            <text:p>1.22942</text:p>
          </table:table-cell>
          <table:table-cell office:value-type="float" office:value="0.000794331" calcext:value-type="float">
            <text:p>0.000794331</text:p>
          </table:table-cell>
          <table:table-cell/>
          <table:table-cell office:value-type="float" office:value="32.4732" calcext:value-type="float">
            <text:p>32.4732</text:p>
          </table:table-cell>
          <table:table-cell office:value-type="float" office:value="1.23672" calcext:value-type="float">
            <text:p>1.23672</text:p>
          </table:table-cell>
          <table:table-cell office:value-type="float" office:value="0.000814871" calcext:value-type="float">
            <text:p>0.000814871</text:p>
          </table:table-cell>
          <table:table-cell/>
          <table:table-cell office:value-type="float" office:value="34.8892" calcext:value-type="float">
            <text:p>34.8892</text:p>
          </table:table-cell>
          <table:table-cell office:value-type="float" office:value="1.2691" calcext:value-type="float">
            <text:p>1.2691</text:p>
          </table:table-cell>
          <table:table-cell office:value-type="float" office:value="0.00652678" calcext:value-type="float">
            <text:p>0.00652678</text:p>
          </table:table-cell>
          <table:table-cell/>
          <table:table-cell office:value-type="float" office:value="33.9734" calcext:value-type="float">
            <text:p>33.9734</text:p>
          </table:table-cell>
          <table:table-cell office:value-type="float" office:value="1.31176" calcext:value-type="float">
            <text:p>1.31176</text:p>
          </table:table-cell>
          <table:table-cell office:value-type="float" office:value="0.0596713" calcext:value-type="float">
            <text:p>0.0596713</text:p>
          </table:table-cell>
          <table:table-cell/>
          <table:table-cell office:value-type="float" office:value="33.4785" calcext:value-type="float">
            <text:p>33.4785</text:p>
          </table:table-cell>
          <table:table-cell office:value-type="float" office:value="1.16578" calcext:value-type="float">
            <text:p>1.16578</text:p>
          </table:table-cell>
          <table:table-cell office:value-type="float" office:value="0.594418" calcext:value-type="float">
            <text:p>0.59441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351" calcext:value-type="float">
            <text:p>0.000474351</text:p>
          </table:table-cell>
          <table:table-cell/>
          <table:table-cell office:value-type="float" office:value="31.9561" calcext:value-type="float">
            <text:p>31.9561</text:p>
          </table:table-cell>
          <table:table-cell office:value-type="float" office:value="1.2702" calcext:value-type="float">
            <text:p>1.2702</text:p>
          </table:table-cell>
          <table:table-cell office:value-type="float" office:value="0.000807837" calcext:value-type="float">
            <text:p>0.000807837</text:p>
          </table:table-cell>
          <table:table-cell/>
          <table:table-cell office:value-type="float" office:value="31.6381" calcext:value-type="float">
            <text:p>31.6381</text:p>
          </table:table-cell>
          <table:table-cell office:value-type="float" office:value="1.26603" calcext:value-type="float">
            <text:p>1.26603</text:p>
          </table:table-cell>
          <table:table-cell office:value-type="float" office:value="0.00079328" calcext:value-type="float">
            <text:p>0.00079328</text:p>
          </table:table-cell>
          <table:table-cell/>
          <table:table-cell office:value-type="float" office:value="33.7792" calcext:value-type="float">
            <text:p>33.7792</text:p>
          </table:table-cell>
          <table:table-cell office:value-type="float" office:value="1.20935" calcext:value-type="float">
            <text:p>1.20935</text:p>
          </table:table-cell>
          <table:table-cell office:value-type="float" office:value="0.000821594" calcext:value-type="float">
            <text:p>0.000821594</text:p>
          </table:table-cell>
          <table:table-cell/>
          <table:table-cell office:value-type="float" office:value="33.7713" calcext:value-type="float">
            <text:p>33.7713</text:p>
          </table:table-cell>
          <table:table-cell office:value-type="float" office:value="1.31168" calcext:value-type="float">
            <text:p>1.31168</text:p>
          </table:table-cell>
          <table:table-cell office:value-type="float" office:value="0.00648112" calcext:value-type="float">
            <text:p>0.00648112</text:p>
          </table:table-cell>
          <table:table-cell/>
          <table:table-cell office:value-type="float" office:value="33.7168" calcext:value-type="float">
            <text:p>33.7168</text:p>
          </table:table-cell>
          <table:table-cell office:value-type="float" office:value="1.1704" calcext:value-type="float">
            <text:p>1.1704</text:p>
          </table:table-cell>
          <table:table-cell office:value-type="float" office:value="0.0590036" calcext:value-type="float">
            <text:p>0.0590036</text:p>
          </table:table-cell>
          <table:table-cell/>
          <table:table-cell office:value-type="float" office:value="34.2987" calcext:value-type="float">
            <text:p>34.2987</text:p>
          </table:table-cell>
          <table:table-cell office:value-type="float" office:value="1.19487" calcext:value-type="float">
            <text:p>1.19487</text:p>
          </table:table-cell>
          <table:table-cell office:value-type="float" office:value="0.813517" calcext:value-type="float">
            <text:p>0.81351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029" calcext:value-type="float">
            <text:p>0.000468029</text:p>
          </table:table-cell>
          <table:table-cell/>
          <table:table-cell office:value-type="float" office:value="31.3285" calcext:value-type="float">
            <text:p>31.3285</text:p>
          </table:table-cell>
          <table:table-cell office:value-type="float" office:value="1.22507" calcext:value-type="float">
            <text:p>1.22507</text:p>
          </table:table-cell>
          <table:table-cell office:value-type="float" office:value="0.000806555" calcext:value-type="float">
            <text:p>0.000806555</text:p>
          </table:table-cell>
          <table:table-cell/>
          <table:table-cell office:value-type="float" office:value="32.562" calcext:value-type="float">
            <text:p>32.562</text:p>
          </table:table-cell>
          <table:table-cell office:value-type="float" office:value="1.21308" calcext:value-type="float">
            <text:p>1.21308</text:p>
          </table:table-cell>
          <table:table-cell office:value-type="float" office:value="0.000797478" calcext:value-type="float">
            <text:p>0.000797478</text:p>
          </table:table-cell>
          <table:table-cell/>
          <table:table-cell office:value-type="float" office:value="32.7649" calcext:value-type="float">
            <text:p>32.7649</text:p>
          </table:table-cell>
          <table:table-cell office:value-type="float" office:value="1.2801" calcext:value-type="float">
            <text:p>1.2801</text:p>
          </table:table-cell>
          <table:table-cell office:value-type="float" office:value="0.000826772" calcext:value-type="float">
            <text:p>0.000826772</text:p>
          </table:table-cell>
          <table:table-cell/>
          <table:table-cell office:value-type="float" office:value="30.8244" calcext:value-type="float">
            <text:p>30.8244</text:p>
          </table:table-cell>
          <table:table-cell office:value-type="float" office:value="1.71549" calcext:value-type="float">
            <text:p>1.71549</text:p>
          </table:table-cell>
          <table:table-cell office:value-type="float" office:value="0.00638771" calcext:value-type="float">
            <text:p>0.00638771</text:p>
          </table:table-cell>
          <table:table-cell/>
          <table:table-cell office:value-type="float" office:value="32.8016" calcext:value-type="float">
            <text:p>32.8016</text:p>
          </table:table-cell>
          <table:table-cell office:value-type="float" office:value="1.45871" calcext:value-type="float">
            <text:p>1.45871</text:p>
          </table:table-cell>
          <table:table-cell office:value-type="float" office:value="0.0588569" calcext:value-type="float">
            <text:p>0.0588569</text:p>
          </table:table-cell>
          <table:table-cell/>
          <table:table-cell office:value-type="float" office:value="31.1189" calcext:value-type="float">
            <text:p>31.1189</text:p>
          </table:table-cell>
          <table:table-cell office:value-type="float" office:value="1.52363" calcext:value-type="float">
            <text:p>1.52363</text:p>
          </table:table-cell>
          <table:table-cell office:value-type="float" office:value="0.912058" calcext:value-type="float">
            <text:p>0.91205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897" calcext:value-type="float">
            <text:p>0.000471897</text:p>
          </table:table-cell>
          <table:table-cell/>
          <table:table-cell office:value-type="float" office:value="30.9135" calcext:value-type="float">
            <text:p>30.9135</text:p>
          </table:table-cell>
          <table:table-cell office:value-type="float" office:value="1.30355" calcext:value-type="float">
            <text:p>1.30355</text:p>
          </table:table-cell>
          <table:table-cell office:value-type="float" office:value="0.000804471" calcext:value-type="float">
            <text:p>0.000804471</text:p>
          </table:table-cell>
          <table:table-cell/>
          <table:table-cell office:value-type="float" office:value="33.1606" calcext:value-type="float">
            <text:p>33.1606</text:p>
          </table:table-cell>
          <table:table-cell office:value-type="float" office:value="1.26262" calcext:value-type="float">
            <text:p>1.26262</text:p>
          </table:table-cell>
          <table:table-cell office:value-type="float" office:value="0.000795474" calcext:value-type="float">
            <text:p>0.000795474</text:p>
          </table:table-cell>
          <table:table-cell/>
          <table:table-cell office:value-type="float" office:value="32.6167" calcext:value-type="float">
            <text:p>32.6167</text:p>
          </table:table-cell>
          <table:table-cell office:value-type="float" office:value="1.40209" calcext:value-type="float">
            <text:p>1.40209</text:p>
          </table:table-cell>
          <table:table-cell office:value-type="float" office:value="0.000823978" calcext:value-type="float">
            <text:p>0.000823978</text:p>
          </table:table-cell>
          <table:table-cell/>
          <table:table-cell office:value-type="float" office:value="33.2892" calcext:value-type="float">
            <text:p>33.2892</text:p>
          </table:table-cell>
          <table:table-cell office:value-type="float" office:value="1.43966" calcext:value-type="float">
            <text:p>1.43966</text:p>
          </table:table-cell>
          <table:table-cell office:value-type="float" office:value="0.00644883" calcext:value-type="float">
            <text:p>0.00644883</text:p>
          </table:table-cell>
          <table:table-cell/>
          <table:table-cell office:value-type="float" office:value="31.0923" calcext:value-type="float">
            <text:p>31.0923</text:p>
          </table:table-cell>
          <table:table-cell office:value-type="float" office:value="1.46541" calcext:value-type="float">
            <text:p>1.46541</text:p>
          </table:table-cell>
          <table:table-cell office:value-type="float" office:value="0.0578881" calcext:value-type="float">
            <text:p>0.0578881</text:p>
          </table:table-cell>
          <table:table-cell/>
          <table:table-cell office:value-type="float" office:value="34.7147" calcext:value-type="float">
            <text:p>34.7147</text:p>
          </table:table-cell>
          <table:table-cell office:value-type="float" office:value="1.3494" calcext:value-type="float">
            <text:p>1.3494</text:p>
          </table:table-cell>
          <table:table-cell office:value-type="float" office:value="0.914598" calcext:value-type="float">
            <text:p>0.91459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756" calcext:value-type="float">
            <text:p>0.000471756</text:p>
          </table:table-cell>
          <table:table-cell/>
          <table:table-cell office:value-type="float" office:value="30.6208" calcext:value-type="float">
            <text:p>30.6208</text:p>
          </table:table-cell>
          <table:table-cell office:value-type="float" office:value="1.32052" calcext:value-type="float">
            <text:p>1.32052</text:p>
          </table:table-cell>
          <table:table-cell office:value-type="float" office:value="0.000800614" calcext:value-type="float">
            <text:p>0.000800614</text:p>
          </table:table-cell>
          <table:table-cell/>
          <table:table-cell office:value-type="float" office:value="31.8084" calcext:value-type="float">
            <text:p>31.8084</text:p>
          </table:table-cell>
          <table:table-cell office:value-type="float" office:value="1.28469" calcext:value-type="float">
            <text:p>1.28469</text:p>
          </table:table-cell>
          <table:table-cell office:value-type="float" office:value="0.000796826" calcext:value-type="float">
            <text:p>0.000796826</text:p>
          </table:table-cell>
          <table:table-cell/>
          <table:table-cell office:value-type="float" office:value="31.8987" calcext:value-type="float">
            <text:p>31.8987</text:p>
          </table:table-cell>
          <table:table-cell office:value-type="float" office:value="1.43467" calcext:value-type="float">
            <text:p>1.43467</text:p>
          </table:table-cell>
          <table:table-cell office:value-type="float" office:value="0.000822384" calcext:value-type="float">
            <text:p>0.000822384</text:p>
          </table:table-cell>
          <table:table-cell/>
          <table:table-cell office:value-type="float" office:value="32.9108" calcext:value-type="float">
            <text:p>32.9108</text:p>
          </table:table-cell>
          <table:table-cell office:value-type="float" office:value="1.37795" calcext:value-type="float">
            <text:p>1.37795</text:p>
          </table:table-cell>
          <table:table-cell office:value-type="float" office:value="0.00639852" calcext:value-type="float">
            <text:p>0.00639852</text:p>
          </table:table-cell>
          <table:table-cell/>
          <table:table-cell office:value-type="float" office:value="33.6482" calcext:value-type="float">
            <text:p>33.6482</text:p>
          </table:table-cell>
          <table:table-cell office:value-type="float" office:value="1.43798" calcext:value-type="float">
            <text:p>1.43798</text:p>
          </table:table-cell>
          <table:table-cell office:value-type="float" office:value="0.0586923" calcext:value-type="float">
            <text:p>0.0586923</text:p>
          </table:table-cell>
          <table:table-cell/>
          <table:table-cell office:value-type="float" office:value="34.0387" calcext:value-type="float">
            <text:p>34.0387</text:p>
          </table:table-cell>
          <table:table-cell office:value-type="float" office:value="1.33859" calcext:value-type="float">
            <text:p>1.33859</text:p>
          </table:table-cell>
          <table:table-cell office:value-type="float" office:value="0.608283" calcext:value-type="float">
            <text:p>0.60828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766" calcext:value-type="float">
            <text:p>0.000476766</text:p>
          </table:table-cell>
          <table:table-cell/>
          <table:table-cell office:value-type="float" office:value="31.6233" calcext:value-type="float">
            <text:p>31.6233</text:p>
          </table:table-cell>
          <table:table-cell office:value-type="float" office:value="1.34696" calcext:value-type="float">
            <text:p>1.34696</text:p>
          </table:table-cell>
          <table:table-cell office:value-type="float" office:value="0.000800223" calcext:value-type="float">
            <text:p>0.000800223</text:p>
          </table:table-cell>
          <table:table-cell/>
          <table:table-cell office:value-type="float" office:value="32.5516" calcext:value-type="float">
            <text:p>32.5516</text:p>
          </table:table-cell>
          <table:table-cell office:value-type="float" office:value="1.26858" calcext:value-type="float">
            <text:p>1.26858</text:p>
          </table:table-cell>
          <table:table-cell office:value-type="float" office:value="0.000795354" calcext:value-type="float">
            <text:p>0.000795354</text:p>
          </table:table-cell>
          <table:table-cell/>
          <table:table-cell office:value-type="float" office:value="32.5937" calcext:value-type="float">
            <text:p>32.5937</text:p>
          </table:table-cell>
          <table:table-cell office:value-type="float" office:value="1.32092" calcext:value-type="float">
            <text:p>1.32092</text:p>
          </table:table-cell>
          <table:table-cell office:value-type="float" office:value="0.000826132" calcext:value-type="float">
            <text:p>0.000826132</text:p>
          </table:table-cell>
          <table:table-cell/>
          <table:table-cell office:value-type="float" office:value="33.7835" calcext:value-type="float">
            <text:p>33.7835</text:p>
          </table:table-cell>
          <table:table-cell office:value-type="float" office:value="1.43651" calcext:value-type="float">
            <text:p>1.43651</text:p>
          </table:table-cell>
          <table:table-cell office:value-type="float" office:value="0.0066089" calcext:value-type="float">
            <text:p>0.0066089</text:p>
          </table:table-cell>
          <table:table-cell/>
          <table:table-cell office:value-type="float" office:value="32.299" calcext:value-type="float">
            <text:p>32.299</text:p>
          </table:table-cell>
          <table:table-cell office:value-type="float" office:value="1.33643" calcext:value-type="float">
            <text:p>1.33643</text:p>
          </table:table-cell>
          <table:table-cell office:value-type="float" office:value="0.0577057" calcext:value-type="float">
            <text:p>0.0577057</text:p>
          </table:table-cell>
          <table:table-cell/>
          <table:table-cell office:value-type="float" office:value="33.7472" calcext:value-type="float">
            <text:p>33.7472</text:p>
          </table:table-cell>
          <table:table-cell office:value-type="float" office:value="1.19473" calcext:value-type="float">
            <text:p>1.19473</text:p>
          </table:table-cell>
          <table:table-cell office:value-type="float" office:value="0.85093" calcext:value-type="float">
            <text:p>0.8509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19" calcext:value-type="float">
            <text:p>0.00046819</text:p>
          </table:table-cell>
          <table:table-cell/>
          <table:table-cell office:value-type="float" office:value="31.9968" calcext:value-type="float">
            <text:p>31.9968</text:p>
          </table:table-cell>
          <table:table-cell office:value-type="float" office:value="1.43954" calcext:value-type="float">
            <text:p>1.43954</text:p>
          </table:table-cell>
          <table:table-cell office:value-type="float" office:value="0.000802738" calcext:value-type="float">
            <text:p>0.000802738</text:p>
          </table:table-cell>
          <table:table-cell/>
          <table:table-cell office:value-type="float" office:value="32.5252" calcext:value-type="float">
            <text:p>32.5252</text:p>
          </table:table-cell>
          <table:table-cell office:value-type="float" office:value="1.23981" calcext:value-type="float">
            <text:p>1.23981</text:p>
          </table:table-cell>
          <table:table-cell office:value-type="float" office:value="0.000806655" calcext:value-type="float">
            <text:p>0.000806655</text:p>
          </table:table-cell>
          <table:table-cell/>
          <table:table-cell office:value-type="float" office:value="33.1722" calcext:value-type="float">
            <text:p>33.1722</text:p>
          </table:table-cell>
          <table:table-cell office:value-type="float" office:value="1.32475" calcext:value-type="float">
            <text:p>1.32475</text:p>
          </table:table-cell>
          <table:table-cell office:value-type="float" office:value="0.000813569" calcext:value-type="float">
            <text:p>0.000813569</text:p>
          </table:table-cell>
          <table:table-cell/>
          <table:table-cell office:value-type="float" office:value="32.6461" calcext:value-type="float">
            <text:p>32.6461</text:p>
          </table:table-cell>
          <table:table-cell office:value-type="float" office:value="1.41948" calcext:value-type="float">
            <text:p>1.41948</text:p>
          </table:table-cell>
          <table:table-cell office:value-type="float" office:value="0.00642677" calcext:value-type="float">
            <text:p>0.00642677</text:p>
          </table:table-cell>
          <table:table-cell/>
          <table:table-cell office:value-type="float" office:value="32.638" calcext:value-type="float">
            <text:p>32.638</text:p>
          </table:table-cell>
          <table:table-cell office:value-type="float" office:value="1.32971" calcext:value-type="float">
            <text:p>1.32971</text:p>
          </table:table-cell>
          <table:table-cell office:value-type="float" office:value="0.0579599" calcext:value-type="float">
            <text:p>0.0579599</text:p>
          </table:table-cell>
          <table:table-cell/>
          <table:table-cell office:value-type="float" office:value="33.1771" calcext:value-type="float">
            <text:p>33.1771</text:p>
          </table:table-cell>
          <table:table-cell office:value-type="float" office:value="1.45383" calcext:value-type="float">
            <text:p>1.45383</text:p>
          </table:table-cell>
          <table:table-cell office:value-type="float" office:value="0.917252" calcext:value-type="float">
            <text:p>0.91725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0583" calcext:value-type="float">
            <text:p>0.000480583</text:p>
          </table:table-cell>
          <table:table-cell/>
          <table:table-cell office:value-type="float" office:value="32.6178" calcext:value-type="float">
            <text:p>32.6178</text:p>
          </table:table-cell>
          <table:table-cell office:value-type="float" office:value="1.25246" calcext:value-type="float">
            <text:p>1.25246</text:p>
          </table:table-cell>
          <table:table-cell office:value-type="float" office:value="0.000800804" calcext:value-type="float">
            <text:p>0.000800804</text:p>
          </table:table-cell>
          <table:table-cell/>
          <table:table-cell office:value-type="float" office:value="33.6794" calcext:value-type="float">
            <text:p>33.6794</text:p>
          </table:table-cell>
          <table:table-cell office:value-type="float" office:value="1.15789" calcext:value-type="float">
            <text:p>1.15789</text:p>
          </table:table-cell>
          <table:table-cell office:value-type="float" office:value="0.000791416" calcext:value-type="float">
            <text:p>0.000791416</text:p>
          </table:table-cell>
          <table:table-cell/>
          <table:table-cell office:value-type="float" office:value="32.7831" calcext:value-type="float">
            <text:p>32.7831</text:p>
          </table:table-cell>
          <table:table-cell office:value-type="float" office:value="1.36638" calcext:value-type="float">
            <text:p>1.36638</text:p>
          </table:table-cell>
          <table:table-cell office:value-type="float" office:value="0.000816033" calcext:value-type="float">
            <text:p>0.000816033</text:p>
          </table:table-cell>
          <table:table-cell/>
          <table:table-cell office:value-type="float" office:value="35.0204" calcext:value-type="float">
            <text:p>35.0204</text:p>
          </table:table-cell>
          <table:table-cell office:value-type="float" office:value="1.27732" calcext:value-type="float">
            <text:p>1.27732</text:p>
          </table:table-cell>
          <table:table-cell office:value-type="float" office:value="0.0065218" calcext:value-type="float">
            <text:p>0.0065218</text:p>
          </table:table-cell>
          <table:table-cell/>
          <table:table-cell office:value-type="float" office:value="33.128" calcext:value-type="float">
            <text:p>33.128</text:p>
          </table:table-cell>
          <table:table-cell office:value-type="float" office:value="1.33949" calcext:value-type="float">
            <text:p>1.33949</text:p>
          </table:table-cell>
          <table:table-cell office:value-type="float" office:value="0.0575885" calcext:value-type="float">
            <text:p>0.0575885</text:p>
          </table:table-cell>
          <table:table-cell/>
          <table:table-cell office:value-type="float" office:value="35.5904" calcext:value-type="float">
            <text:p>35.5904</text:p>
          </table:table-cell>
          <table:table-cell office:value-type="float" office:value="1.21223" calcext:value-type="float">
            <text:p>1.21223</text:p>
          </table:table-cell>
          <table:table-cell office:value-type="float" office:value="0.811802" calcext:value-type="float">
            <text:p>0.81180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75" calcext:value-type="float">
            <text:p>0.00046875</text:p>
          </table:table-cell>
          <table:table-cell/>
          <table:table-cell office:value-type="float" office:value="30.7267" calcext:value-type="float">
            <text:p>30.7267</text:p>
          </table:table-cell>
          <table:table-cell office:value-type="float" office:value="1.3028" calcext:value-type="float">
            <text:p>1.3028</text:p>
          </table:table-cell>
          <table:table-cell office:value-type="float" office:value="0.000798109" calcext:value-type="float">
            <text:p>0.000798109</text:p>
          </table:table-cell>
          <table:table-cell/>
          <table:table-cell office:value-type="float" office:value="32.0603" calcext:value-type="float">
            <text:p>32.0603</text:p>
          </table:table-cell>
          <table:table-cell office:value-type="float" office:value="1.41813" calcext:value-type="float">
            <text:p>1.41813</text:p>
          </table:table-cell>
          <table:table-cell office:value-type="float" office:value="0.000807336" calcext:value-type="float">
            <text:p>0.000807336</text:p>
          </table:table-cell>
          <table:table-cell/>
          <table:table-cell office:value-type="float" office:value="30.0692" calcext:value-type="float">
            <text:p>30.0692</text:p>
          </table:table-cell>
          <table:table-cell office:value-type="float" office:value="1.48014" calcext:value-type="float">
            <text:p>1.48014</text:p>
          </table:table-cell>
          <table:table-cell office:value-type="float" office:value="0.00081969" calcext:value-type="float">
            <text:p>0.00081969</text:p>
          </table:table-cell>
          <table:table-cell/>
          <table:table-cell office:value-type="float" office:value="33.9314" calcext:value-type="float">
            <text:p>33.9314</text:p>
          </table:table-cell>
          <table:table-cell office:value-type="float" office:value="1.24888" calcext:value-type="float">
            <text:p>1.24888</text:p>
          </table:table-cell>
          <table:table-cell office:value-type="float" office:value="0.00648327" calcext:value-type="float">
            <text:p>0.00648327</text:p>
          </table:table-cell>
          <table:table-cell/>
          <table:table-cell office:value-type="float" office:value="33.9387" calcext:value-type="float">
            <text:p>33.9387</text:p>
          </table:table-cell>
          <table:table-cell office:value-type="float" office:value="1.28412" calcext:value-type="float">
            <text:p>1.28412</text:p>
          </table:table-cell>
          <table:table-cell office:value-type="float" office:value="0.0589626" calcext:value-type="float">
            <text:p>0.0589626</text:p>
          </table:table-cell>
          <table:table-cell/>
          <table:table-cell office:value-type="float" office:value="34.9664" calcext:value-type="float">
            <text:p>34.9664</text:p>
          </table:table-cell>
          <table:table-cell office:value-type="float" office:value="1.20569" calcext:value-type="float">
            <text:p>1.20569</text:p>
          </table:table-cell>
          <table:table-cell office:value-type="float" office:value="0.892331" calcext:value-type="float">
            <text:p>0.89233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245" calcext:value-type="float">
            <text:p>0.000471245</text:p>
          </table:table-cell>
          <table:table-cell/>
          <table:table-cell office:value-type="float" office:value="32.4825" calcext:value-type="float">
            <text:p>32.4825</text:p>
          </table:table-cell>
          <table:table-cell office:value-type="float" office:value="1.20351" calcext:value-type="float">
            <text:p>1.20351</text:p>
          </table:table-cell>
          <table:table-cell office:value-type="float" office:value="0.000799622" calcext:value-type="float">
            <text:p>0.000799622</text:p>
          </table:table-cell>
          <table:table-cell/>
          <table:table-cell office:value-type="float" office:value="31.7742" calcext:value-type="float">
            <text:p>31.7742</text:p>
          </table:table-cell>
          <table:table-cell office:value-type="float" office:value="1.35894" calcext:value-type="float">
            <text:p>1.35894</text:p>
          </table:table-cell>
          <table:table-cell office:value-type="float" office:value="0.000806595" calcext:value-type="float">
            <text:p>0.000806595</text:p>
          </table:table-cell>
          <table:table-cell/>
          <table:table-cell office:value-type="float" office:value="35.2469" calcext:value-type="float">
            <text:p>35.2469</text:p>
          </table:table-cell>
          <table:table-cell office:value-type="float" office:value="1.08778" calcext:value-type="float">
            <text:p>1.08778</text:p>
          </table:table-cell>
          <table:table-cell office:value-type="float" office:value="0.000823767" calcext:value-type="float">
            <text:p>0.000823767</text:p>
          </table:table-cell>
          <table:table-cell/>
          <table:table-cell office:value-type="float" office:value="34.0105" calcext:value-type="float">
            <text:p>34.0105</text:p>
          </table:table-cell>
          <table:table-cell office:value-type="float" office:value="1.25065" calcext:value-type="float">
            <text:p>1.25065</text:p>
          </table:table-cell>
          <table:table-cell office:value-type="float" office:value="0.00655351" calcext:value-type="float">
            <text:p>0.00655351</text:p>
          </table:table-cell>
          <table:table-cell/>
          <table:table-cell office:value-type="float" office:value="32.4682" calcext:value-type="float">
            <text:p>32.4682</text:p>
          </table:table-cell>
          <table:table-cell office:value-type="float" office:value="1.35889" calcext:value-type="float">
            <text:p>1.35889</text:p>
          </table:table-cell>
          <table:table-cell office:value-type="float" office:value="0.0576822" calcext:value-type="float">
            <text:p>0.0576822</text:p>
          </table:table-cell>
          <table:table-cell/>
          <table:table-cell office:value-type="float" office:value="34.4117" calcext:value-type="float">
            <text:p>34.4117</text:p>
          </table:table-cell>
          <table:table-cell office:value-type="float" office:value="1.33647" calcext:value-type="float">
            <text:p>1.33647</text:p>
          </table:table-cell>
          <table:table-cell office:value-type="float" office:value="0.937859" calcext:value-type="float">
            <text:p>0.937859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8179" calcext:value-type="float">
            <text:p>0.000468179</text:p>
          </table:table-cell>
          <table:table-cell/>
          <table:table-cell office:value-type="float" office:value="31.7919" calcext:value-type="float">
            <text:p>31.7919</text:p>
          </table:table-cell>
          <table:table-cell office:value-type="float" office:value="1.21335" calcext:value-type="float">
            <text:p>1.21335</text:p>
          </table:table-cell>
          <table:table-cell office:value-type="float" office:value="0.000797137" calcext:value-type="float">
            <text:p>0.000797137</text:p>
          </table:table-cell>
          <table:table-cell/>
          <table:table-cell office:value-type="float" office:value="32.0876" calcext:value-type="float">
            <text:p>32.0876</text:p>
          </table:table-cell>
          <table:table-cell office:value-type="float" office:value="1.30246" calcext:value-type="float">
            <text:p>1.30246</text:p>
          </table:table-cell>
          <table:table-cell office:value-type="float" office:value="0.000805924" calcext:value-type="float">
            <text:p>0.000805924</text:p>
          </table:table-cell>
          <table:table-cell/>
          <table:table-cell office:value-type="float" office:value="32.819" calcext:value-type="float">
            <text:p>32.819</text:p>
          </table:table-cell>
          <table:table-cell office:value-type="float" office:value="1.37255" calcext:value-type="float">
            <text:p>1.37255</text:p>
          </table:table-cell>
          <table:table-cell office:value-type="float" office:value="0.000840919" calcext:value-type="float">
            <text:p>0.000840919</text:p>
          </table:table-cell>
          <table:table-cell/>
          <table:table-cell office:value-type="float" office:value="32.2183" calcext:value-type="float">
            <text:p>32.2183</text:p>
          </table:table-cell>
          <table:table-cell office:value-type="float" office:value="1.45348" calcext:value-type="float">
            <text:p>1.45348</text:p>
          </table:table-cell>
          <table:table-cell office:value-type="float" office:value="0.00653519" calcext:value-type="float">
            <text:p>0.00653519</text:p>
          </table:table-cell>
          <table:table-cell/>
          <table:table-cell office:value-type="float" office:value="31.7098" calcext:value-type="float">
            <text:p>31.7098</text:p>
          </table:table-cell>
          <table:table-cell office:value-type="float" office:value="1.47892" calcext:value-type="float">
            <text:p>1.47892</text:p>
          </table:table-cell>
          <table:table-cell office:value-type="float" office:value="0.0565244" calcext:value-type="float">
            <text:p>0.0565244</text:p>
          </table:table-cell>
          <table:table-cell/>
          <table:table-cell office:value-type="float" office:value="33.6769" calcext:value-type="float">
            <text:p>33.6769</text:p>
          </table:table-cell>
          <table:table-cell office:value-type="float" office:value="1.3579" calcext:value-type="float">
            <text:p>1.3579</text:p>
          </table:table-cell>
          <table:table-cell office:value-type="float" office:value="0.699897" calcext:value-type="float">
            <text:p>0.69989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343" calcext:value-type="float">
            <text:p>0.000475343</text:p>
          </table:table-cell>
          <table:table-cell/>
          <table:table-cell office:value-type="float" office:value="31.9189" calcext:value-type="float">
            <text:p>31.9189</text:p>
          </table:table-cell>
          <table:table-cell office:value-type="float" office:value="1.17688" calcext:value-type="float">
            <text:p>1.17688</text:p>
          </table:table-cell>
          <table:table-cell office:value-type="float" office:value="0.000799542" calcext:value-type="float">
            <text:p>0.000799542</text:p>
          </table:table-cell>
          <table:table-cell/>
          <table:table-cell office:value-type="float" office:value="32.9275" calcext:value-type="float">
            <text:p>32.9275</text:p>
          </table:table-cell>
          <table:table-cell office:value-type="float" office:value="1.31449" calcext:value-type="float">
            <text:p>1.31449</text:p>
          </table:table-cell>
          <table:table-cell office:value-type="float" office:value="0.000805103" calcext:value-type="float">
            <text:p>0.000805103</text:p>
          </table:table-cell>
          <table:table-cell/>
          <table:table-cell office:value-type="float" office:value="33.0286" calcext:value-type="float">
            <text:p>33.0286</text:p>
          </table:table-cell>
          <table:table-cell office:value-type="float" office:value="1.28462" calcext:value-type="float">
            <text:p>1.28462</text:p>
          </table:table-cell>
          <table:table-cell office:value-type="float" office:value="0.000822034" calcext:value-type="float">
            <text:p>0.000822034</text:p>
          </table:table-cell>
          <table:table-cell/>
          <table:table-cell office:value-type="float" office:value="32.4367" calcext:value-type="float">
            <text:p>32.4367</text:p>
          </table:table-cell>
          <table:table-cell office:value-type="float" office:value="1.44957" calcext:value-type="float">
            <text:p>1.44957</text:p>
          </table:table-cell>
          <table:table-cell office:value-type="float" office:value="0.00647255" calcext:value-type="float">
            <text:p>0.00647255</text:p>
          </table:table-cell>
          <table:table-cell/>
          <table:table-cell office:value-type="float" office:value="33.266" calcext:value-type="float">
            <text:p>33.266</text:p>
          </table:table-cell>
          <table:table-cell office:value-type="float" office:value="1.39079" calcext:value-type="float">
            <text:p>1.39079</text:p>
          </table:table-cell>
          <table:table-cell office:value-type="float" office:value="0.0578918" calcext:value-type="float">
            <text:p>0.0578918</text:p>
          </table:table-cell>
          <table:table-cell/>
          <table:table-cell office:value-type="float" office:value="33.0634" calcext:value-type="float">
            <text:p>33.0634</text:p>
          </table:table-cell>
          <table:table-cell office:value-type="float" office:value="1.42186" calcext:value-type="float">
            <text:p>1.42186</text:p>
          </table:table-cell>
          <table:table-cell office:value-type="float" office:value="0.599742" calcext:value-type="float">
            <text:p>0.59974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84" calcext:value-type="float">
            <text:p>0.00046884</text:p>
          </table:table-cell>
          <table:table-cell/>
          <table:table-cell office:value-type="float" office:value="31.6052" calcext:value-type="float">
            <text:p>31.6052</text:p>
          </table:table-cell>
          <table:table-cell office:value-type="float" office:value="1.30852" calcext:value-type="float">
            <text:p>1.30852</text:p>
          </table:table-cell>
          <table:table-cell office:value-type="float" office:value="0.000799001" calcext:value-type="float">
            <text:p>0.000799001</text:p>
          </table:table-cell>
          <table:table-cell/>
          <table:table-cell office:value-type="float" office:value="34.2445" calcext:value-type="float">
            <text:p>34.2445</text:p>
          </table:table-cell>
          <table:table-cell office:value-type="float" office:value="1.24239" calcext:value-type="float">
            <text:p>1.24239</text:p>
          </table:table-cell>
          <table:table-cell office:value-type="float" office:value="0.000804842" calcext:value-type="float">
            <text:p>0.000804842</text:p>
          </table:table-cell>
          <table:table-cell/>
          <table:table-cell office:value-type="float" office:value="33.7846" calcext:value-type="float">
            <text:p>33.7846</text:p>
          </table:table-cell>
          <table:table-cell office:value-type="float" office:value="1.3187" calcext:value-type="float">
            <text:p>1.3187</text:p>
          </table:table-cell>
          <table:table-cell office:value-type="float" office:value="0.000826292" calcext:value-type="float">
            <text:p>0.000826292</text:p>
          </table:table-cell>
          <table:table-cell/>
          <table:table-cell office:value-type="float" office:value="34.2044" calcext:value-type="float">
            <text:p>34.2044</text:p>
          </table:table-cell>
          <table:table-cell office:value-type="float" office:value="1.27179" calcext:value-type="float">
            <text:p>1.27179</text:p>
          </table:table-cell>
          <table:table-cell office:value-type="float" office:value="0.00648536" calcext:value-type="float">
            <text:p>0.00648536</text:p>
          </table:table-cell>
          <table:table-cell/>
          <table:table-cell office:value-type="float" office:value="32.2299" calcext:value-type="float">
            <text:p>32.2299</text:p>
          </table:table-cell>
          <table:table-cell office:value-type="float" office:value="1.36078" calcext:value-type="float">
            <text:p>1.36078</text:p>
          </table:table-cell>
          <table:table-cell office:value-type="float" office:value="0.0581647" calcext:value-type="float">
            <text:p>0.0581647</text:p>
          </table:table-cell>
          <table:table-cell/>
          <table:table-cell office:value-type="float" office:value="33.6463" calcext:value-type="float">
            <text:p>33.6463</text:p>
          </table:table-cell>
          <table:table-cell office:value-type="float" office:value="1.31894" calcext:value-type="float">
            <text:p>1.31894</text:p>
          </table:table-cell>
          <table:table-cell office:value-type="float" office:value="0.595662" calcext:value-type="float">
            <text:p>0.59566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726" calcext:value-type="float">
            <text:p>0.000476726</text:p>
          </table:table-cell>
          <table:table-cell/>
          <table:table-cell office:value-type="float" office:value="32.7918" calcext:value-type="float">
            <text:p>32.7918</text:p>
          </table:table-cell>
          <table:table-cell office:value-type="float" office:value="1.33849" calcext:value-type="float">
            <text:p>1.33849</text:p>
          </table:table-cell>
          <table:table-cell office:value-type="float" office:value="0.000810953" calcext:value-type="float">
            <text:p>0.000810953</text:p>
          </table:table-cell>
          <table:table-cell/>
          <table:table-cell office:value-type="float" office:value="33.437" calcext:value-type="float">
            <text:p>33.437</text:p>
          </table:table-cell>
          <table:table-cell office:value-type="float" office:value="1.23534" calcext:value-type="float">
            <text:p>1.23534</text:p>
          </table:table-cell>
          <table:table-cell office:value-type="float" office:value="0.00080889" calcext:value-type="float">
            <text:p>0.00080889</text:p>
          </table:table-cell>
          <table:table-cell/>
          <table:table-cell office:value-type="float" office:value="33.1836" calcext:value-type="float">
            <text:p>33.1836</text:p>
          </table:table-cell>
          <table:table-cell office:value-type="float" office:value="1.37444" calcext:value-type="float">
            <text:p>1.37444</text:p>
          </table:table-cell>
          <table:table-cell office:value-type="float" office:value="0.000818508" calcext:value-type="float">
            <text:p>0.000818508</text:p>
          </table:table-cell>
          <table:table-cell/>
          <table:table-cell office:value-type="float" office:value="31.9269" calcext:value-type="float">
            <text:p>31.9269</text:p>
          </table:table-cell>
          <table:table-cell office:value-type="float" office:value="1.29813" calcext:value-type="float">
            <text:p>1.29813</text:p>
          </table:table-cell>
          <table:table-cell office:value-type="float" office:value="0.00638436" calcext:value-type="float">
            <text:p>0.00638436</text:p>
          </table:table-cell>
          <table:table-cell/>
          <table:table-cell office:value-type="float" office:value="33.8993" calcext:value-type="float">
            <text:p>33.8993</text:p>
          </table:table-cell>
          <table:table-cell office:value-type="float" office:value="1.3362" calcext:value-type="float">
            <text:p>1.3362</text:p>
          </table:table-cell>
          <table:table-cell office:value-type="float" office:value="0.0590823" calcext:value-type="float">
            <text:p>0.0590823</text:p>
          </table:table-cell>
          <table:table-cell/>
          <table:table-cell office:value-type="float" office:value="32.5584" calcext:value-type="float">
            <text:p>32.5584</text:p>
          </table:table-cell>
          <table:table-cell office:value-type="float" office:value="1.41684" calcext:value-type="float">
            <text:p>1.41684</text:p>
          </table:table-cell>
          <table:table-cell office:value-type="float" office:value="0.597321" calcext:value-type="float">
            <text:p>0.59732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259" calcext:value-type="float">
            <text:p>0.000468259</text:p>
          </table:table-cell>
          <table:table-cell/>
          <table:table-cell office:value-type="float" office:value="31.6387" calcext:value-type="float">
            <text:p>31.6387</text:p>
          </table:table-cell>
          <table:table-cell office:value-type="float" office:value="1.35481" calcext:value-type="float">
            <text:p>1.35481</text:p>
          </table:table-cell>
          <table:table-cell office:value-type="float" office:value="0.000807075" calcext:value-type="float">
            <text:p>0.000807075</text:p>
          </table:table-cell>
          <table:table-cell/>
          <table:table-cell office:value-type="float" office:value="31.382" calcext:value-type="float">
            <text:p>31.382</text:p>
          </table:table-cell>
          <table:table-cell office:value-type="float" office:value="1.37498" calcext:value-type="float">
            <text:p>1.37498</text:p>
          </table:table-cell>
          <table:table-cell office:value-type="float" office:value="0.000801425" calcext:value-type="float">
            <text:p>0.000801425</text:p>
          </table:table-cell>
          <table:table-cell/>
          <table:table-cell office:value-type="float" office:value="32.7659" calcext:value-type="float">
            <text:p>32.7659</text:p>
          </table:table-cell>
          <table:table-cell office:value-type="float" office:value="1.41374" calcext:value-type="float">
            <text:p>1.41374</text:p>
          </table:table-cell>
          <table:table-cell office:value-type="float" office:value="0.000827093" calcext:value-type="float">
            <text:p>0.000827093</text:p>
          </table:table-cell>
          <table:table-cell/>
          <table:table-cell office:value-type="float" office:value="31.1999" calcext:value-type="float">
            <text:p>31.1999</text:p>
          </table:table-cell>
          <table:table-cell office:value-type="float" office:value="1.63872" calcext:value-type="float">
            <text:p>1.63872</text:p>
          </table:table-cell>
          <table:table-cell office:value-type="float" office:value="0.00637875" calcext:value-type="float">
            <text:p>0.00637875</text:p>
          </table:table-cell>
          <table:table-cell/>
          <table:table-cell office:value-type="float" office:value="32.4167" calcext:value-type="float">
            <text:p>32.4167</text:p>
          </table:table-cell>
          <table:table-cell office:value-type="float" office:value="1.42173" calcext:value-type="float">
            <text:p>1.42173</text:p>
          </table:table-cell>
          <table:table-cell office:value-type="float" office:value="0.0579709" calcext:value-type="float">
            <text:p>0.0579709</text:p>
          </table:table-cell>
          <table:table-cell/>
          <table:table-cell office:value-type="float" office:value="31.9872" calcext:value-type="float">
            <text:p>31.9872</text:p>
          </table:table-cell>
          <table:table-cell office:value-type="float" office:value="1.32974" calcext:value-type="float">
            <text:p>1.32974</text:p>
          </table:table-cell>
          <table:table-cell office:value-type="float" office:value="0.679731" calcext:value-type="float">
            <text:p>0.67973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7066" calcext:value-type="float">
            <text:p>0.000477066</text:p>
          </table:table-cell>
          <table:table-cell/>
          <table:table-cell office:value-type="float" office:value="32.1987" calcext:value-type="float">
            <text:p>32.1987</text:p>
          </table:table-cell>
          <table:table-cell office:value-type="float" office:value="1.19623" calcext:value-type="float">
            <text:p>1.19623</text:p>
          </table:table-cell>
          <table:table-cell office:value-type="float" office:value="0.000810202" calcext:value-type="float">
            <text:p>0.000810202</text:p>
          </table:table-cell>
          <table:table-cell/>
          <table:table-cell office:value-type="float" office:value="32.2843" calcext:value-type="float">
            <text:p>32.2843</text:p>
          </table:table-cell>
          <table:table-cell office:value-type="float" office:value="1.26724" calcext:value-type="float">
            <text:p>1.26724</text:p>
          </table:table-cell>
          <table:table-cell office:value-type="float" office:value="0.000802086" calcext:value-type="float">
            <text:p>0.000802086</text:p>
          </table:table-cell>
          <table:table-cell/>
          <table:table-cell office:value-type="float" office:value="33.7107" calcext:value-type="float">
            <text:p>33.7107</text:p>
          </table:table-cell>
          <table:table-cell office:value-type="float" office:value="1.25064" calcext:value-type="float">
            <text:p>1.25064</text:p>
          </table:table-cell>
          <table:table-cell office:value-type="float" office:value="0.00082498" calcext:value-type="float">
            <text:p>0.00082498</text:p>
          </table:table-cell>
          <table:table-cell/>
          <table:table-cell office:value-type="float" office:value="33.4325" calcext:value-type="float">
            <text:p>33.4325</text:p>
          </table:table-cell>
          <table:table-cell office:value-type="float" office:value="1.27438" calcext:value-type="float">
            <text:p>1.27438</text:p>
          </table:table-cell>
          <table:table-cell office:value-type="float" office:value="0.00639357" calcext:value-type="float">
            <text:p>0.00639357</text:p>
          </table:table-cell>
          <table:table-cell/>
          <table:table-cell office:value-type="float" office:value="33.61" calcext:value-type="float">
            <text:p>33.61</text:p>
          </table:table-cell>
          <table:table-cell office:value-type="float" office:value="1.29951" calcext:value-type="float">
            <text:p>1.29951</text:p>
          </table:table-cell>
          <table:table-cell office:value-type="float" office:value="0.0581054" calcext:value-type="float">
            <text:p>0.0581054</text:p>
          </table:table-cell>
          <table:table-cell/>
          <table:table-cell office:value-type="float" office:value="34.5653" calcext:value-type="float">
            <text:p>34.5653</text:p>
          </table:table-cell>
          <table:table-cell office:value-type="float" office:value="1.35321" calcext:value-type="float">
            <text:p>1.35321</text:p>
          </table:table-cell>
          <table:table-cell office:value-type="float" office:value="0.794573" calcext:value-type="float">
            <text:p>0.79457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81" calcext:value-type="float">
            <text:p>0.00046881</text:p>
          </table:table-cell>
          <table:table-cell/>
          <table:table-cell office:value-type="float" office:value="31.4004" calcext:value-type="float">
            <text:p>31.4004</text:p>
          </table:table-cell>
          <table:table-cell office:value-type="float" office:value="1.26568" calcext:value-type="float">
            <text:p>1.26568</text:p>
          </table:table-cell>
          <table:table-cell office:value-type="float" office:value="0.000801145" calcext:value-type="float">
            <text:p>0.000801145</text:p>
          </table:table-cell>
          <table:table-cell/>
          <table:table-cell office:value-type="float" office:value="32.6413" calcext:value-type="float">
            <text:p>32.6413</text:p>
          </table:table-cell>
          <table:table-cell office:value-type="float" office:value="1.20205" calcext:value-type="float">
            <text:p>1.20205</text:p>
          </table:table-cell>
          <table:table-cell office:value-type="float" office:value="0.000807297" calcext:value-type="float">
            <text:p>0.000807297</text:p>
          </table:table-cell>
          <table:table-cell/>
          <table:table-cell office:value-type="float" office:value="32.9071" calcext:value-type="float">
            <text:p>32.9071</text:p>
          </table:table-cell>
          <table:table-cell office:value-type="float" office:value="1.22895" calcext:value-type="float">
            <text:p>1.22895</text:p>
          </table:table-cell>
          <table:table-cell office:value-type="float" office:value="0.000819049" calcext:value-type="float">
            <text:p>0.000819049</text:p>
          </table:table-cell>
          <table:table-cell/>
          <table:table-cell office:value-type="float" office:value="34.0904" calcext:value-type="float">
            <text:p>34.0904</text:p>
          </table:table-cell>
          <table:table-cell office:value-type="float" office:value="1.21136" calcext:value-type="float">
            <text:p>1.21136</text:p>
          </table:table-cell>
          <table:table-cell office:value-type="float" office:value="0.00645777" calcext:value-type="float">
            <text:p>0.00645777</text:p>
          </table:table-cell>
          <table:table-cell/>
          <table:table-cell office:value-type="float" office:value="34.2643" calcext:value-type="float">
            <text:p>34.2643</text:p>
          </table:table-cell>
          <table:table-cell office:value-type="float" office:value="1.21835" calcext:value-type="float">
            <text:p>1.21835</text:p>
          </table:table-cell>
          <table:table-cell office:value-type="float" office:value="0.0579204" calcext:value-type="float">
            <text:p>0.0579204</text:p>
          </table:table-cell>
          <table:table-cell/>
          <table:table-cell office:value-type="float" office:value="32.8986" calcext:value-type="float">
            <text:p>32.8986</text:p>
          </table:table-cell>
          <table:table-cell office:value-type="float" office:value="1.3081" calcext:value-type="float">
            <text:p>1.3081</text:p>
          </table:table-cell>
          <table:table-cell office:value-type="float" office:value="0.688337" calcext:value-type="float">
            <text:p>0.68833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131" calcext:value-type="float">
            <text:p>0.000469131</text:p>
          </table:table-cell>
          <table:table-cell/>
          <table:table-cell office:value-type="float" office:value="30.1227" calcext:value-type="float">
            <text:p>30.1227</text:p>
          </table:table-cell>
          <table:table-cell office:value-type="float" office:value="1.37599" calcext:value-type="float">
            <text:p>1.37599</text:p>
          </table:table-cell>
          <table:table-cell office:value-type="float" office:value="0.000821012" calcext:value-type="float">
            <text:p>0.000821012</text:p>
          </table:table-cell>
          <table:table-cell/>
          <table:table-cell office:value-type="float" office:value="32.3142" calcext:value-type="float">
            <text:p>32.3142</text:p>
          </table:table-cell>
          <table:table-cell office:value-type="float" office:value="1.26782" calcext:value-type="float">
            <text:p>1.26782</text:p>
          </table:table-cell>
          <table:table-cell office:value-type="float" office:value="0.00080414" calcext:value-type="float">
            <text:p>0.00080414</text:p>
          </table:table-cell>
          <table:table-cell/>
          <table:table-cell office:value-type="float" office:value="31.6935" calcext:value-type="float">
            <text:p>31.6935</text:p>
          </table:table-cell>
          <table:table-cell office:value-type="float" office:value="1.44797" calcext:value-type="float">
            <text:p>1.44797</text:p>
          </table:table-cell>
          <table:table-cell office:value-type="float" office:value="0.000820852" calcext:value-type="float">
            <text:p>0.000820852</text:p>
          </table:table-cell>
          <table:table-cell/>
          <table:table-cell office:value-type="float" office:value="32.6531" calcext:value-type="float">
            <text:p>32.6531</text:p>
          </table:table-cell>
          <table:table-cell office:value-type="float" office:value="1.40935" calcext:value-type="float">
            <text:p>1.40935</text:p>
          </table:table-cell>
          <table:table-cell office:value-type="float" office:value="0.00647422" calcext:value-type="float">
            <text:p>0.00647422</text:p>
          </table:table-cell>
          <table:table-cell/>
          <table:table-cell office:value-type="float" office:value="33.2106" calcext:value-type="float">
            <text:p>33.2106</text:p>
          </table:table-cell>
          <table:table-cell office:value-type="float" office:value="1.32067" calcext:value-type="float">
            <text:p>1.32067</text:p>
          </table:table-cell>
          <table:table-cell office:value-type="float" office:value="0.0572607" calcext:value-type="float">
            <text:p>0.0572607</text:p>
          </table:table-cell>
          <table:table-cell/>
          <table:table-cell office:value-type="float" office:value="32.7145" calcext:value-type="float">
            <text:p>32.7145</text:p>
          </table:table-cell>
          <table:table-cell office:value-type="float" office:value="1.44513" calcext:value-type="float">
            <text:p>1.44513</text:p>
          </table:table-cell>
          <table:table-cell office:value-type="float" office:value="0.813709" calcext:value-type="float">
            <text:p>0.81370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225" calcext:value-type="float">
            <text:p>0.000471225</text:p>
          </table:table-cell>
          <table:table-cell/>
          <table:table-cell office:value-type="float" office:value="33.6544" calcext:value-type="float">
            <text:p>33.6544</text:p>
          </table:table-cell>
          <table:table-cell office:value-type="float" office:value="1.09761" calcext:value-type="float">
            <text:p>1.09761</text:p>
          </table:table-cell>
          <table:table-cell office:value-type="float" office:value="0.000806875" calcext:value-type="float">
            <text:p>0.000806875</text:p>
          </table:table-cell>
          <table:table-cell/>
          <table:table-cell office:value-type="float" office:value="33.0063" calcext:value-type="float">
            <text:p>33.0063</text:p>
          </table:table-cell>
          <table:table-cell office:value-type="float" office:value="1.40886" calcext:value-type="float">
            <text:p>1.40886</text:p>
          </table:table-cell>
          <table:table-cell office:value-type="float" office:value="0.000801937" calcext:value-type="float">
            <text:p>0.000801937</text:p>
          </table:table-cell>
          <table:table-cell/>
          <table:table-cell office:value-type="float" office:value="33.0548" calcext:value-type="float">
            <text:p>33.0548</text:p>
          </table:table-cell>
          <table:table-cell office:value-type="float" office:value="1.45382" calcext:value-type="float">
            <text:p>1.45382</text:p>
          </table:table-cell>
          <table:table-cell office:value-type="float" office:value="0.000825" calcext:value-type="float">
            <text:p>0.000825</text:p>
          </table:table-cell>
          <table:table-cell/>
          <table:table-cell office:value-type="float" office:value="33.5905" calcext:value-type="float">
            <text:p>33.5905</text:p>
          </table:table-cell>
          <table:table-cell office:value-type="float" office:value="1.22452" calcext:value-type="float">
            <text:p>1.22452</text:p>
          </table:table-cell>
          <table:table-cell office:value-type="float" office:value="0.0064728" calcext:value-type="float">
            <text:p>0.0064728</text:p>
          </table:table-cell>
          <table:table-cell/>
          <table:table-cell office:value-type="float" office:value="33.2935" calcext:value-type="float">
            <text:p>33.2935</text:p>
          </table:table-cell>
          <table:table-cell office:value-type="float" office:value="1.36693" calcext:value-type="float">
            <text:p>1.36693</text:p>
          </table:table-cell>
          <table:table-cell office:value-type="float" office:value="0.0574443" calcext:value-type="float">
            <text:p>0.0574443</text:p>
          </table:table-cell>
          <table:table-cell/>
          <table:table-cell office:value-type="float" office:value="32.4999" calcext:value-type="float">
            <text:p>32.4999</text:p>
          </table:table-cell>
          <table:table-cell office:value-type="float" office:value="1.41939" calcext:value-type="float">
            <text:p>1.41939</text:p>
          </table:table-cell>
          <table:table-cell office:value-type="float" office:value="0.674489" calcext:value-type="float">
            <text:p>0.67448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5" calcext:value-type="float">
            <text:p>0.00046855</text:p>
          </table:table-cell>
          <table:table-cell/>
          <table:table-cell office:value-type="float" office:value="31.8294" calcext:value-type="float">
            <text:p>31.8294</text:p>
          </table:table-cell>
          <table:table-cell office:value-type="float" office:value="1.20482" calcext:value-type="float">
            <text:p>1.20482</text:p>
          </table:table-cell>
          <table:table-cell office:value-type="float" office:value="0.00080393" calcext:value-type="float">
            <text:p>0.00080393</text:p>
          </table:table-cell>
          <table:table-cell/>
          <table:table-cell office:value-type="float" office:value="31.4982" calcext:value-type="float">
            <text:p>31.4982</text:p>
          </table:table-cell>
          <table:table-cell office:value-type="float" office:value="1.34706" calcext:value-type="float">
            <text:p>1.34706</text:p>
          </table:table-cell>
          <table:table-cell office:value-type="float" office:value="0.000805603" calcext:value-type="float">
            <text:p>0.000805603</text:p>
          </table:table-cell>
          <table:table-cell/>
          <table:table-cell office:value-type="float" office:value="32.5622" calcext:value-type="float">
            <text:p>32.5622</text:p>
          </table:table-cell>
          <table:table-cell office:value-type="float" office:value="1.3671" calcext:value-type="float">
            <text:p>1.3671</text:p>
          </table:table-cell>
          <table:table-cell office:value-type="float" office:value="0.000821062" calcext:value-type="float">
            <text:p>0.000821062</text:p>
          </table:table-cell>
          <table:table-cell/>
          <table:table-cell office:value-type="float" office:value="33.1733" calcext:value-type="float">
            <text:p>33.1733</text:p>
          </table:table-cell>
          <table:table-cell office:value-type="float" office:value="1.38923" calcext:value-type="float">
            <text:p>1.38923</text:p>
          </table:table-cell>
          <table:table-cell office:value-type="float" office:value="0.0063751" calcext:value-type="float">
            <text:p>0.0063751</text:p>
          </table:table-cell>
          <table:table-cell/>
          <table:table-cell office:value-type="float" office:value="34.3106" calcext:value-type="float">
            <text:p>34.3106</text:p>
          </table:table-cell>
          <table:table-cell office:value-type="float" office:value="1.23413" calcext:value-type="float">
            <text:p>1.23413</text:p>
          </table:table-cell>
          <table:table-cell office:value-type="float" office:value="0.0589196" calcext:value-type="float">
            <text:p>0.0589196</text:p>
          </table:table-cell>
          <table:table-cell/>
          <table:table-cell office:value-type="float" office:value="34.7407" calcext:value-type="float">
            <text:p>34.7407</text:p>
          </table:table-cell>
          <table:table-cell office:value-type="float" office:value="1.32322" calcext:value-type="float">
            <text:p>1.32322</text:p>
          </table:table-cell>
          <table:table-cell office:value-type="float" office:value="0.633763" calcext:value-type="float">
            <text:p>0.63376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357" calcext:value-type="float">
            <text:p>0.000472357</text:p>
          </table:table-cell>
          <table:table-cell/>
          <table:table-cell office:value-type="float" office:value="30.6805" calcext:value-type="float">
            <text:p>30.6805</text:p>
          </table:table-cell>
          <table:table-cell office:value-type="float" office:value="1.41045" calcext:value-type="float">
            <text:p>1.41045</text:p>
          </table:table-cell>
          <table:table-cell office:value-type="float" office:value="0.000810923" calcext:value-type="float">
            <text:p>0.000810923</text:p>
          </table:table-cell>
          <table:table-cell/>
          <table:table-cell office:value-type="float" office:value="32.6367" calcext:value-type="float">
            <text:p>32.6367</text:p>
          </table:table-cell>
          <table:table-cell office:value-type="float" office:value="1.23016" calcext:value-type="float">
            <text:p>1.23016</text:p>
          </table:table-cell>
          <table:table-cell office:value-type="float" office:value="0.000803268" calcext:value-type="float">
            <text:p>0.000803268</text:p>
          </table:table-cell>
          <table:table-cell/>
          <table:table-cell office:value-type="float" office:value="32.9135" calcext:value-type="float">
            <text:p>32.9135</text:p>
          </table:table-cell>
          <table:table-cell office:value-type="float" office:value="1.30255" calcext:value-type="float">
            <text:p>1.30255</text:p>
          </table:table-cell>
          <table:table-cell office:value-type="float" office:value="0.000825591" calcext:value-type="float">
            <text:p>0.000825591</text:p>
          </table:table-cell>
          <table:table-cell/>
          <table:table-cell office:value-type="float" office:value="33.3009" calcext:value-type="float">
            <text:p>33.3009</text:p>
          </table:table-cell>
          <table:table-cell office:value-type="float" office:value="1.21735" calcext:value-type="float">
            <text:p>1.21735</text:p>
          </table:table-cell>
          <table:table-cell office:value-type="float" office:value="0.00642531" calcext:value-type="float">
            <text:p>0.00642531</text:p>
          </table:table-cell>
          <table:table-cell/>
          <table:table-cell office:value-type="float" office:value="33.5361" calcext:value-type="float">
            <text:p>33.5361</text:p>
          </table:table-cell>
          <table:table-cell office:value-type="float" office:value="1.39493" calcext:value-type="float">
            <text:p>1.39493</text:p>
          </table:table-cell>
          <table:table-cell office:value-type="float" office:value="0.059092" calcext:value-type="float">
            <text:p>0.059092</text:p>
          </table:table-cell>
          <table:table-cell/>
          <table:table-cell office:value-type="float" office:value="31.6797" calcext:value-type="float">
            <text:p>31.6797</text:p>
          </table:table-cell>
          <table:table-cell office:value-type="float" office:value="1.36958" calcext:value-type="float">
            <text:p>1.36958</text:p>
          </table:table-cell>
          <table:table-cell office:value-type="float" office:value="0.72041" calcext:value-type="float">
            <text:p>0.7204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759" calcext:value-type="float">
            <text:p>0.000473759</text:p>
          </table:table-cell>
          <table:table-cell/>
          <table:table-cell office:value-type="float" office:value="30.668" calcext:value-type="float">
            <text:p>30.668</text:p>
          </table:table-cell>
          <table:table-cell office:value-type="float" office:value="1.32061" calcext:value-type="float">
            <text:p>1.32061</text:p>
          </table:table-cell>
          <table:table-cell office:value-type="float" office:value="0.000803509" calcext:value-type="float">
            <text:p>0.000803509</text:p>
          </table:table-cell>
          <table:table-cell/>
          <table:table-cell office:value-type="float" office:value="30.9592" calcext:value-type="float">
            <text:p>30.9592</text:p>
          </table:table-cell>
          <table:table-cell office:value-type="float" office:value="1.4018" calcext:value-type="float">
            <text:p>1.4018</text:p>
          </table:table-cell>
          <table:table-cell office:value-type="float" office:value="0.000799792" calcext:value-type="float">
            <text:p>0.000799792</text:p>
          </table:table-cell>
          <table:table-cell/>
          <table:table-cell office:value-type="float" office:value="32.4153" calcext:value-type="float">
            <text:p>32.4153</text:p>
          </table:table-cell>
          <table:table-cell office:value-type="float" office:value="1.19214" calcext:value-type="float">
            <text:p>1.19214</text:p>
          </table:table-cell>
          <table:table-cell office:value-type="float" office:value="0.000819429" calcext:value-type="float">
            <text:p>0.000819429</text:p>
          </table:table-cell>
          <table:table-cell/>
          <table:table-cell office:value-type="float" office:value="33.5452" calcext:value-type="float">
            <text:p>33.5452</text:p>
          </table:table-cell>
          <table:table-cell office:value-type="float" office:value="1.34193" calcext:value-type="float">
            <text:p>1.34193</text:p>
          </table:table-cell>
          <table:table-cell office:value-type="float" office:value="0.00648446" calcext:value-type="float">
            <text:p>0.00648446</text:p>
          </table:table-cell>
          <table:table-cell/>
          <table:table-cell office:value-type="float" office:value="33.5957" calcext:value-type="float">
            <text:p>33.5957</text:p>
          </table:table-cell>
          <table:table-cell office:value-type="float" office:value="1.42417" calcext:value-type="float">
            <text:p>1.42417</text:p>
          </table:table-cell>
          <table:table-cell office:value-type="float" office:value="0.0584744" calcext:value-type="float">
            <text:p>0.0584744</text:p>
          </table:table-cell>
          <table:table-cell/>
          <table:table-cell office:value-type="float" office:value="33.1821" calcext:value-type="float">
            <text:p>33.1821</text:p>
          </table:table-cell>
          <table:table-cell office:value-type="float" office:value="1.31886" calcext:value-type="float">
            <text:p>1.31886</text:p>
          </table:table-cell>
          <table:table-cell office:value-type="float" office:value="0.603762" calcext:value-type="float">
            <text:p>0.60376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531" calcext:value-type="float">
            <text:p>0.000474531</text:p>
          </table:table-cell>
          <table:table-cell/>
          <table:table-cell office:value-type="float" office:value="33.2193" calcext:value-type="float">
            <text:p>33.2193</text:p>
          </table:table-cell>
          <table:table-cell office:value-type="float" office:value="1.20694" calcext:value-type="float">
            <text:p>1.20694</text:p>
          </table:table-cell>
          <table:table-cell office:value-type="float" office:value="0.000801065" calcext:value-type="float">
            <text:p>0.000801065</text:p>
          </table:table-cell>
          <table:table-cell/>
          <table:table-cell office:value-type="float" office:value="33.4782" calcext:value-type="float">
            <text:p>33.4782</text:p>
          </table:table-cell>
          <table:table-cell office:value-type="float" office:value="1.13231" calcext:value-type="float">
            <text:p>1.13231</text:p>
          </table:table-cell>
          <table:table-cell office:value-type="float" office:value="0.00080388" calcext:value-type="float">
            <text:p>0.00080388</text:p>
          </table:table-cell>
          <table:table-cell/>
          <table:table-cell office:value-type="float" office:value="33.7999" calcext:value-type="float">
            <text:p>33.7999</text:p>
          </table:table-cell>
          <table:table-cell office:value-type="float" office:value="1.10738" calcext:value-type="float">
            <text:p>1.10738</text:p>
          </table:table-cell>
          <table:table-cell office:value-type="float" office:value="0.000840789" calcext:value-type="float">
            <text:p>0.000840789</text:p>
          </table:table-cell>
          <table:table-cell/>
          <table:table-cell office:value-type="float" office:value="33.4914" calcext:value-type="float">
            <text:p>33.4914</text:p>
          </table:table-cell>
          <table:table-cell office:value-type="float" office:value="1.46906" calcext:value-type="float">
            <text:p>1.46906</text:p>
          </table:table-cell>
          <table:table-cell office:value-type="float" office:value="0.00644667" calcext:value-type="float">
            <text:p>0.00644667</text:p>
          </table:table-cell>
          <table:table-cell/>
          <table:table-cell office:value-type="float" office:value="34.1515" calcext:value-type="float">
            <text:p>34.1515</text:p>
          </table:table-cell>
          <table:table-cell office:value-type="float" office:value="1.2426" calcext:value-type="float">
            <text:p>1.2426</text:p>
          </table:table-cell>
          <table:table-cell office:value-type="float" office:value="0.0589411" calcext:value-type="float">
            <text:p>0.0589411</text:p>
          </table:table-cell>
          <table:table-cell/>
          <table:table-cell office:value-type="float" office:value="34.4399" calcext:value-type="float">
            <text:p>34.4399</text:p>
          </table:table-cell>
          <table:table-cell office:value-type="float" office:value="1.4721" calcext:value-type="float">
            <text:p>1.4721</text:p>
          </table:table-cell>
          <table:table-cell office:value-type="float" office:value="0.597962" calcext:value-type="float">
            <text:p>0.59796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658" calcext:value-type="float">
            <text:p>0.000467658</text:p>
          </table:table-cell>
          <table:table-cell/>
          <table:table-cell office:value-type="float" office:value="32.0044" calcext:value-type="float">
            <text:p>32.0044</text:p>
          </table:table-cell>
          <table:table-cell office:value-type="float" office:value="1.20681" calcext:value-type="float">
            <text:p>1.20681</text:p>
          </table:table-cell>
          <table:table-cell office:value-type="float" office:value="0.00079847" calcext:value-type="float">
            <text:p>0.00079847</text:p>
          </table:table-cell>
          <table:table-cell/>
          <table:table-cell office:value-type="float" office:value="33.5776" calcext:value-type="float">
            <text:p>33.5776</text:p>
          </table:table-cell>
          <table:table-cell office:value-type="float" office:value="1.20138" calcext:value-type="float">
            <text:p>1.20138</text:p>
          </table:table-cell>
          <table:table-cell office:value-type="float" office:value="0.00080426" calcext:value-type="float">
            <text:p>0.00080426</text:p>
          </table:table-cell>
          <table:table-cell/>
          <table:table-cell office:value-type="float" office:value="33.5165" calcext:value-type="float">
            <text:p>33.5165</text:p>
          </table:table-cell>
          <table:table-cell office:value-type="float" office:value="1.32942" calcext:value-type="float">
            <text:p>1.32942</text:p>
          </table:table-cell>
          <table:table-cell office:value-type="float" office:value="0.000823817" calcext:value-type="float">
            <text:p>0.000823817</text:p>
          </table:table-cell>
          <table:table-cell/>
          <table:table-cell office:value-type="float" office:value="34.5616" calcext:value-type="float">
            <text:p>34.5616</text:p>
          </table:table-cell>
          <table:table-cell office:value-type="float" office:value="1.39773" calcext:value-type="float">
            <text:p>1.39773</text:p>
          </table:table-cell>
          <table:table-cell office:value-type="float" office:value="0.00647014" calcext:value-type="float">
            <text:p>0.00647014</text:p>
          </table:table-cell>
          <table:table-cell/>
          <table:table-cell office:value-type="float" office:value="32.0145" calcext:value-type="float">
            <text:p>32.0145</text:p>
          </table:table-cell>
          <table:table-cell office:value-type="float" office:value="1.40954" calcext:value-type="float">
            <text:p>1.40954</text:p>
          </table:table-cell>
          <table:table-cell office:value-type="float" office:value="0.0589338" calcext:value-type="float">
            <text:p>0.0589338</text:p>
          </table:table-cell>
          <table:table-cell/>
          <table:table-cell office:value-type="float" office:value="34.8439" calcext:value-type="float">
            <text:p>34.8439</text:p>
          </table:table-cell>
          <table:table-cell office:value-type="float" office:value="1.1226" calcext:value-type="float">
            <text:p>1.1226</text:p>
          </table:table-cell>
          <table:table-cell office:value-type="float" office:value="0.619099" calcext:value-type="float">
            <text:p>0.61909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828" calcext:value-type="float">
            <text:p>0.000472828</text:p>
          </table:table-cell>
          <table:table-cell/>
          <table:table-cell office:value-type="float" office:value="32.8219" calcext:value-type="float">
            <text:p>32.8219</text:p>
          </table:table-cell>
          <table:table-cell office:value-type="float" office:value="1.23149" calcext:value-type="float">
            <text:p>1.23149</text:p>
          </table:table-cell>
          <table:table-cell office:value-type="float" office:value="0.00080888" calcext:value-type="float">
            <text:p>0.00080888</text:p>
          </table:table-cell>
          <table:table-cell/>
          <table:table-cell office:value-type="float" office:value="33.3377" calcext:value-type="float">
            <text:p>33.3377</text:p>
          </table:table-cell>
          <table:table-cell office:value-type="float" office:value="1.17532" calcext:value-type="float">
            <text:p>1.17532</text:p>
          </table:table-cell>
          <table:table-cell office:value-type="float" office:value="0.000805573" calcext:value-type="float">
            <text:p>0.000805573</text:p>
          </table:table-cell>
          <table:table-cell/>
          <table:table-cell office:value-type="float" office:value="33.699" calcext:value-type="float">
            <text:p>33.699</text:p>
          </table:table-cell>
          <table:table-cell office:value-type="float" office:value="1.30062" calcext:value-type="float">
            <text:p>1.30062</text:p>
          </table:table-cell>
          <table:table-cell office:value-type="float" office:value="0.000818989" calcext:value-type="float">
            <text:p>0.000818989</text:p>
          </table:table-cell>
          <table:table-cell/>
          <table:table-cell office:value-type="float" office:value="32.9781" calcext:value-type="float">
            <text:p>32.9781</text:p>
          </table:table-cell>
          <table:table-cell office:value-type="float" office:value="1.36959" calcext:value-type="float">
            <text:p>1.36959</text:p>
          </table:table-cell>
          <table:table-cell office:value-type="float" office:value="0.00642713" calcext:value-type="float">
            <text:p>0.00642713</text:p>
          </table:table-cell>
          <table:table-cell/>
          <table:table-cell office:value-type="float" office:value="34.0751" calcext:value-type="float">
            <text:p>34.0751</text:p>
          </table:table-cell>
          <table:table-cell office:value-type="float" office:value="1.23239" calcext:value-type="float">
            <text:p>1.23239</text:p>
          </table:table-cell>
          <table:table-cell office:value-type="float" office:value="0.0584045" calcext:value-type="float">
            <text:p>0.0584045</text:p>
          </table:table-cell>
          <table:table-cell/>
          <table:table-cell office:value-type="float" office:value="34.319" calcext:value-type="float">
            <text:p>34.319</text:p>
          </table:table-cell>
          <table:table-cell office:value-type="float" office:value="1.25937" calcext:value-type="float">
            <text:p>1.25937</text:p>
          </table:table-cell>
          <table:table-cell office:value-type="float" office:value="0.671887" calcext:value-type="float">
            <text:p>0.67188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69" calcext:value-type="float">
            <text:p>0.00046869</text:p>
          </table:table-cell>
          <table:table-cell/>
          <table:table-cell office:value-type="float" office:value="31.1154" calcext:value-type="float">
            <text:p>31.1154</text:p>
          </table:table-cell>
          <table:table-cell office:value-type="float" office:value="1.25945" calcext:value-type="float">
            <text:p>1.25945</text:p>
          </table:table-cell>
          <table:table-cell office:value-type="float" office:value="0.000801856" calcext:value-type="float">
            <text:p>0.000801856</text:p>
          </table:table-cell>
          <table:table-cell/>
          <table:table-cell office:value-type="float" office:value="30.7887" calcext:value-type="float">
            <text:p>30.7887</text:p>
          </table:table-cell>
          <table:table-cell office:value-type="float" office:value="1.52426" calcext:value-type="float">
            <text:p>1.52426</text:p>
          </table:table-cell>
          <table:table-cell office:value-type="float" office:value="0.000796235" calcext:value-type="float">
            <text:p>0.000796235</text:p>
          </table:table-cell>
          <table:table-cell/>
          <table:table-cell office:value-type="float" office:value="32.6158" calcext:value-type="float">
            <text:p>32.6158</text:p>
          </table:table-cell>
          <table:table-cell office:value-type="float" office:value="1.41365" calcext:value-type="float">
            <text:p>1.41365</text:p>
          </table:table-cell>
          <table:table-cell office:value-type="float" office:value="0.000820531" calcext:value-type="float">
            <text:p>0.000820531</text:p>
          </table:table-cell>
          <table:table-cell/>
          <table:table-cell office:value-type="float" office:value="33.5257" calcext:value-type="float">
            <text:p>33.5257</text:p>
          </table:table-cell>
          <table:table-cell office:value-type="float" office:value="1.40907" calcext:value-type="float">
            <text:p>1.40907</text:p>
          </table:table-cell>
          <table:table-cell office:value-type="float" office:value="0.00642753" calcext:value-type="float">
            <text:p>0.00642753</text:p>
          </table:table-cell>
          <table:table-cell/>
          <table:table-cell office:value-type="float" office:value="33.3213" calcext:value-type="float">
            <text:p>33.3213</text:p>
          </table:table-cell>
          <table:table-cell office:value-type="float" office:value="1.31363" calcext:value-type="float">
            <text:p>1.31363</text:p>
          </table:table-cell>
          <table:table-cell office:value-type="float" office:value="0.0587361" calcext:value-type="float">
            <text:p>0.0587361</text:p>
          </table:table-cell>
          <table:table-cell/>
          <table:table-cell office:value-type="float" office:value="33.3913" calcext:value-type="float">
            <text:p>33.3913</text:p>
          </table:table-cell>
          <table:table-cell office:value-type="float" office:value="1.29884" calcext:value-type="float">
            <text:p>1.29884</text:p>
          </table:table-cell>
          <table:table-cell office:value-type="float" office:value="0.590937" calcext:value-type="float">
            <text:p>0.59093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187" calcext:value-type="float">
            <text:p>0.000472187</text:p>
          </table:table-cell>
          <table:table-cell/>
          <table:table-cell office:value-type="float" office:value="33.0667" calcext:value-type="float">
            <text:p>33.0667</text:p>
          </table:table-cell>
          <table:table-cell office:value-type="float" office:value="1.11469" calcext:value-type="float">
            <text:p>1.11469</text:p>
          </table:table-cell>
          <table:table-cell office:value-type="float" office:value="0.000797979" calcext:value-type="float">
            <text:p>0.000797979</text:p>
          </table:table-cell>
          <table:table-cell/>
          <table:table-cell office:value-type="float" office:value="31.6006" calcext:value-type="float">
            <text:p>31.6006</text:p>
          </table:table-cell>
          <table:table-cell office:value-type="float" office:value="1.41572" calcext:value-type="float">
            <text:p>1.41572</text:p>
          </table:table-cell>
          <table:table-cell office:value-type="float" office:value="0.000806104" calcext:value-type="float">
            <text:p>0.000806104</text:p>
          </table:table-cell>
          <table:table-cell/>
          <table:table-cell office:value-type="float" office:value="32.5646" calcext:value-type="float">
            <text:p>32.5646</text:p>
          </table:table-cell>
          <table:table-cell office:value-type="float" office:value="1.28989" calcext:value-type="float">
            <text:p>1.28989</text:p>
          </table:table-cell>
          <table:table-cell office:value-type="float" office:value="0.00081975" calcext:value-type="float">
            <text:p>0.00081975</text:p>
          </table:table-cell>
          <table:table-cell/>
          <table:table-cell office:value-type="float" office:value="33.384" calcext:value-type="float">
            <text:p>33.384</text:p>
          </table:table-cell>
          <table:table-cell office:value-type="float" office:value="1.33056" calcext:value-type="float">
            <text:p>1.33056</text:p>
          </table:table-cell>
          <table:table-cell office:value-type="float" office:value="0.00645884" calcext:value-type="float">
            <text:p>0.00645884</text:p>
          </table:table-cell>
          <table:table-cell/>
          <table:table-cell office:value-type="float" office:value="31.2472" calcext:value-type="float">
            <text:p>31.2472</text:p>
          </table:table-cell>
          <table:table-cell office:value-type="float" office:value="1.49822" calcext:value-type="float">
            <text:p>1.49822</text:p>
          </table:table-cell>
          <table:table-cell office:value-type="float" office:value="0.056832" calcext:value-type="float">
            <text:p>0.056832</text:p>
          </table:table-cell>
          <table:table-cell/>
          <table:table-cell office:value-type="float" office:value="32.4699" calcext:value-type="float">
            <text:p>32.4699</text:p>
          </table:table-cell>
          <table:table-cell office:value-type="float" office:value="1.47991" calcext:value-type="float">
            <text:p>1.47991</text:p>
          </table:table-cell>
          <table:table-cell office:value-type="float" office:value="0.58605" calcext:value-type="float">
            <text:p>0.5860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921" calcext:value-type="float">
            <text:p>0.000468921</text:p>
          </table:table-cell>
          <table:table-cell/>
          <table:table-cell office:value-type="float" office:value="32.4492" calcext:value-type="float">
            <text:p>32.4492</text:p>
          </table:table-cell>
          <table:table-cell office:value-type="float" office:value="1.16704" calcext:value-type="float">
            <text:p>1.16704</text:p>
          </table:table-cell>
          <table:table-cell office:value-type="float" office:value="0.000801666" calcext:value-type="float">
            <text:p>0.000801666</text:p>
          </table:table-cell>
          <table:table-cell/>
          <table:table-cell office:value-type="float" office:value="31.5803" calcext:value-type="float">
            <text:p>31.5803</text:p>
          </table:table-cell>
          <table:table-cell office:value-type="float" office:value="1.37401" calcext:value-type="float">
            <text:p>1.37401</text:p>
          </table:table-cell>
          <table:table-cell office:value-type="float" office:value="0.000806605" calcext:value-type="float">
            <text:p>0.000806605</text:p>
          </table:table-cell>
          <table:table-cell/>
          <table:table-cell office:value-type="float" office:value="34.1415" calcext:value-type="float">
            <text:p>34.1415</text:p>
          </table:table-cell>
          <table:table-cell office:value-type="float" office:value="1.20232" calcext:value-type="float">
            <text:p>1.20232</text:p>
          </table:table-cell>
          <table:table-cell office:value-type="float" office:value="0.000821924" calcext:value-type="float">
            <text:p>0.000821924</text:p>
          </table:table-cell>
          <table:table-cell/>
          <table:table-cell office:value-type="float" office:value="33.0275" calcext:value-type="float">
            <text:p>33.0275</text:p>
          </table:table-cell>
          <table:table-cell office:value-type="float" office:value="1.51752" calcext:value-type="float">
            <text:p>1.51752</text:p>
          </table:table-cell>
          <table:table-cell office:value-type="float" office:value="0.00637931" calcext:value-type="float">
            <text:p>0.00637931</text:p>
          </table:table-cell>
          <table:table-cell/>
          <table:table-cell office:value-type="float" office:value="33.9954" calcext:value-type="float">
            <text:p>33.9954</text:p>
          </table:table-cell>
          <table:table-cell office:value-type="float" office:value="1.2192" calcext:value-type="float">
            <text:p>1.2192</text:p>
          </table:table-cell>
          <table:table-cell office:value-type="float" office:value="0.0581803" calcext:value-type="float">
            <text:p>0.0581803</text:p>
          </table:table-cell>
          <table:table-cell/>
          <table:table-cell office:value-type="float" office:value="32.345" calcext:value-type="float">
            <text:p>32.345</text:p>
          </table:table-cell>
          <table:table-cell office:value-type="float" office:value="1.4127" calcext:value-type="float">
            <text:p>1.4127</text:p>
          </table:table-cell>
          <table:table-cell office:value-type="float" office:value="0.586524" calcext:value-type="float">
            <text:p>0.586524</text:p>
          </table:table-cell>
        </table:table-row>
        <table:table-row table:style-name="ro1">
          <table:table-cell office:value-type="float" office:value="0.03998" calcext:value-type="float">
            <text:p>0.03998</text:p>
          </table:table-cell>
          <table:table-cell office:value-type="float" office:value="0" calcext:value-type="float">
            <text:p>0</text:p>
          </table:table-cell>
          <table:table-cell office:value-type="float" office:value="0.000487045" calcext:value-type="float">
            <text:p>0.000487045</text:p>
          </table:table-cell>
          <table:table-cell/>
          <table:table-cell office:value-type="float" office:value="32.863" calcext:value-type="float">
            <text:p>32.863</text:p>
          </table:table-cell>
          <table:table-cell office:value-type="float" office:value="1.12158" calcext:value-type="float">
            <text:p>1.12158</text:p>
          </table:table-cell>
          <table:table-cell office:value-type="float" office:value="0.000802257" calcext:value-type="float">
            <text:p>0.000802257</text:p>
          </table:table-cell>
          <table:table-cell/>
          <table:table-cell office:value-type="float" office:value="33.0489" calcext:value-type="float">
            <text:p>33.0489</text:p>
          </table:table-cell>
          <table:table-cell office:value-type="float" office:value="1.30597" calcext:value-type="float">
            <text:p>1.30597</text:p>
          </table:table-cell>
          <table:table-cell office:value-type="float" office:value="0.000801866" calcext:value-type="float">
            <text:p>0.000801866</text:p>
          </table:table-cell>
          <table:table-cell/>
          <table:table-cell office:value-type="float" office:value="34.3089" calcext:value-type="float">
            <text:p>34.3089</text:p>
          </table:table-cell>
          <table:table-cell office:value-type="float" office:value="1.23197" calcext:value-type="float">
            <text:p>1.23197</text:p>
          </table:table-cell>
          <table:table-cell office:value-type="float" office:value="0.000821623" calcext:value-type="float">
            <text:p>0.000821623</text:p>
          </table:table-cell>
          <table:table-cell/>
          <table:table-cell office:value-type="float" office:value="33.7979" calcext:value-type="float">
            <text:p>33.7979</text:p>
          </table:table-cell>
          <table:table-cell office:value-type="float" office:value="1.27967" calcext:value-type="float">
            <text:p>1.27967</text:p>
          </table:table-cell>
          <table:table-cell office:value-type="float" office:value="0.00643922" calcext:value-type="float">
            <text:p>0.00643922</text:p>
          </table:table-cell>
          <table:table-cell/>
          <table:table-cell office:value-type="float" office:value="33.4958" calcext:value-type="float">
            <text:p>33.4958</text:p>
          </table:table-cell>
          <table:table-cell office:value-type="float" office:value="1.3088" calcext:value-type="float">
            <text:p>1.3088</text:p>
          </table:table-cell>
          <table:table-cell office:value-type="float" office:value="0.058297" calcext:value-type="float">
            <text:p>0.058297</text:p>
          </table:table-cell>
          <table:table-cell/>
          <table:table-cell office:value-type="float" office:value="35.4441" calcext:value-type="float">
            <text:p>35.4441</text:p>
          </table:table-cell>
          <table:table-cell office:value-type="float" office:value="1.15821" calcext:value-type="float">
            <text:p>1.15821</text:p>
          </table:table-cell>
          <table:table-cell office:value-type="float" office:value="0.606272" calcext:value-type="float">
            <text:p>0.60627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031" calcext:value-type="float">
            <text:p>0.000469031</text:p>
          </table:table-cell>
          <table:table-cell/>
          <table:table-cell office:value-type="float" office:value="31.5213" calcext:value-type="float">
            <text:p>31.5213</text:p>
          </table:table-cell>
          <table:table-cell office:value-type="float" office:value="1.26133" calcext:value-type="float">
            <text:p>1.26133</text:p>
          </table:table-cell>
          <table:table-cell office:value-type="float" office:value="0.000800504" calcext:value-type="float">
            <text:p>0.000800504</text:p>
          </table:table-cell>
          <table:table-cell/>
          <table:table-cell office:value-type="float" office:value="34.6302" calcext:value-type="float">
            <text:p>34.6302</text:p>
          </table:table-cell>
          <table:table-cell office:value-type="float" office:value="1.13956" calcext:value-type="float">
            <text:p>1.13956</text:p>
          </table:table-cell>
          <table:table-cell office:value-type="float" office:value="0.000810212" calcext:value-type="float">
            <text:p>0.000810212</text:p>
          </table:table-cell>
          <table:table-cell/>
          <table:table-cell office:value-type="float" office:value="34.7238" calcext:value-type="float">
            <text:p>34.7238</text:p>
          </table:table-cell>
          <table:table-cell office:value-type="float" office:value="1.21327" calcext:value-type="float">
            <text:p>1.21327</text:p>
          </table:table-cell>
          <table:table-cell office:value-type="float" office:value="0.000817215" calcext:value-type="float">
            <text:p>0.000817215</text:p>
          </table:table-cell>
          <table:table-cell/>
          <table:table-cell office:value-type="float" office:value="35.3954" calcext:value-type="float">
            <text:p>35.3954</text:p>
          </table:table-cell>
          <table:table-cell office:value-type="float" office:value="1.26999" calcext:value-type="float">
            <text:p>1.26999</text:p>
          </table:table-cell>
          <table:table-cell office:value-type="float" office:value="0.00650443" calcext:value-type="float">
            <text:p>0.00650443</text:p>
          </table:table-cell>
          <table:table-cell/>
          <table:table-cell office:value-type="float" office:value="34.256" calcext:value-type="float">
            <text:p>34.256</text:p>
          </table:table-cell>
          <table:table-cell office:value-type="float" office:value="1.21338" calcext:value-type="float">
            <text:p>1.21338</text:p>
          </table:table-cell>
          <table:table-cell office:value-type="float" office:value="0.0580806" calcext:value-type="float">
            <text:p>0.0580806</text:p>
          </table:table-cell>
          <table:table-cell/>
          <table:table-cell office:value-type="float" office:value="32.4992" calcext:value-type="float">
            <text:p>32.4992</text:p>
          </table:table-cell>
          <table:table-cell office:value-type="float" office:value="1.35531" calcext:value-type="float">
            <text:p>1.35531</text:p>
          </table:table-cell>
          <table:table-cell office:value-type="float" office:value="0.590579" calcext:value-type="float">
            <text:p>0.59057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7827" calcext:value-type="float">
            <text:p>0.000477827</text:p>
          </table:table-cell>
          <table:table-cell/>
          <table:table-cell office:value-type="float" office:value="31.4572" calcext:value-type="float">
            <text:p>31.4572</text:p>
          </table:table-cell>
          <table:table-cell office:value-type="float" office:value="1.22066" calcext:value-type="float">
            <text:p>1.22066</text:p>
          </table:table-cell>
          <table:table-cell office:value-type="float" office:value="0.000792949" calcext:value-type="float">
            <text:p>0.000792949</text:p>
          </table:table-cell>
          <table:table-cell/>
          <table:table-cell office:value-type="float" office:value="33.6008" calcext:value-type="float">
            <text:p>33.6008</text:p>
          </table:table-cell>
          <table:table-cell office:value-type="float" office:value="1.13175" calcext:value-type="float">
            <text:p>1.13175</text:p>
          </table:table-cell>
          <table:table-cell office:value-type="float" office:value="0.000809811" calcext:value-type="float">
            <text:p>0.000809811</text:p>
          </table:table-cell>
          <table:table-cell/>
          <table:table-cell office:value-type="float" office:value="32.0491" calcext:value-type="float">
            <text:p>32.0491</text:p>
          </table:table-cell>
          <table:table-cell office:value-type="float" office:value="1.3741" calcext:value-type="float">
            <text:p>1.3741</text:p>
          </table:table-cell>
          <table:table-cell office:value-type="float" office:value="0.000832744" calcext:value-type="float">
            <text:p>0.000832744</text:p>
          </table:table-cell>
          <table:table-cell/>
          <table:table-cell office:value-type="float" office:value="32.4996" calcext:value-type="float">
            <text:p>32.4996</text:p>
          </table:table-cell>
          <table:table-cell office:value-type="float" office:value="1.28584" calcext:value-type="float">
            <text:p>1.28584</text:p>
          </table:table-cell>
          <table:table-cell office:value-type="float" office:value="0.0064445" calcext:value-type="float">
            <text:p>0.0064445</text:p>
          </table:table-cell>
          <table:table-cell/>
          <table:table-cell office:value-type="float" office:value="31.1123" calcext:value-type="float">
            <text:p>31.1123</text:p>
          </table:table-cell>
          <table:table-cell office:value-type="float" office:value="1.56959" calcext:value-type="float">
            <text:p>1.56959</text:p>
          </table:table-cell>
          <table:table-cell office:value-type="float" office:value="0.0577877" calcext:value-type="float">
            <text:p>0.0577877</text:p>
          </table:table-cell>
          <table:table-cell/>
          <table:table-cell office:value-type="float" office:value="33.7348" calcext:value-type="float">
            <text:p>33.7348</text:p>
          </table:table-cell>
          <table:table-cell office:value-type="float" office:value="1.20703" calcext:value-type="float">
            <text:p>1.20703</text:p>
          </table:table-cell>
          <table:table-cell office:value-type="float" office:value="0.592474" calcext:value-type="float">
            <text:p>0.59247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951" calcext:value-type="float">
            <text:p>0.000468951</text:p>
          </table:table-cell>
          <table:table-cell/>
          <table:table-cell office:value-type="float" office:value="31.2214" calcext:value-type="float">
            <text:p>31.2214</text:p>
          </table:table-cell>
          <table:table-cell office:value-type="float" office:value="1.27732" calcext:value-type="float">
            <text:p>1.27732</text:p>
          </table:table-cell>
          <table:table-cell office:value-type="float" office:value="0.000794091" calcext:value-type="float">
            <text:p>0.000794091</text:p>
          </table:table-cell>
          <table:table-cell/>
          <table:table-cell office:value-type="float" office:value="33.5219" calcext:value-type="float">
            <text:p>33.5219</text:p>
          </table:table-cell>
          <table:table-cell office:value-type="float" office:value="1.24093" calcext:value-type="float">
            <text:p>1.24093</text:p>
          </table:table-cell>
          <table:table-cell office:value-type="float" office:value="0.000804571" calcext:value-type="float">
            <text:p>0.000804571</text:p>
          </table:table-cell>
          <table:table-cell/>
          <table:table-cell office:value-type="float" office:value="31.5847" calcext:value-type="float">
            <text:p>31.5847</text:p>
          </table:table-cell>
          <table:table-cell office:value-type="float" office:value="1.3802" calcext:value-type="float">
            <text:p>1.3802</text:p>
          </table:table-cell>
          <table:table-cell office:value-type="float" office:value="0.000831332" calcext:value-type="float">
            <text:p>0.000831332</text:p>
          </table:table-cell>
          <table:table-cell/>
          <table:table-cell office:value-type="float" office:value="32.2638" calcext:value-type="float">
            <text:p>32.2638</text:p>
          </table:table-cell>
          <table:table-cell office:value-type="float" office:value="1.41023" calcext:value-type="float">
            <text:p>1.41023</text:p>
          </table:table-cell>
          <table:table-cell office:value-type="float" office:value="0.00647059" calcext:value-type="float">
            <text:p>0.00647059</text:p>
          </table:table-cell>
          <table:table-cell/>
          <table:table-cell office:value-type="float" office:value="34.8487" calcext:value-type="float">
            <text:p>34.8487</text:p>
          </table:table-cell>
          <table:table-cell office:value-type="float" office:value="1.23668" calcext:value-type="float">
            <text:p>1.23668</text:p>
          </table:table-cell>
          <table:table-cell office:value-type="float" office:value="0.0589674" calcext:value-type="float">
            <text:p>0.0589674</text:p>
          </table:table-cell>
          <table:table-cell/>
          <table:table-cell office:value-type="float" office:value="34.1263" calcext:value-type="float">
            <text:p>34.1263</text:p>
          </table:table-cell>
          <table:table-cell office:value-type="float" office:value="1.34029" calcext:value-type="float">
            <text:p>1.34029</text:p>
          </table:table-cell>
          <table:table-cell office:value-type="float" office:value="0.59655" calcext:value-type="float">
            <text:p>0.5965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2496" calcext:value-type="float">
            <text:p>0.000482496</text:p>
          </table:table-cell>
          <table:table-cell/>
          <table:table-cell office:value-type="float" office:value="31.8024" calcext:value-type="float">
            <text:p>31.8024</text:p>
          </table:table-cell>
          <table:table-cell office:value-type="float" office:value="1.29547" calcext:value-type="float">
            <text:p>1.29547</text:p>
          </table:table-cell>
          <table:table-cell office:value-type="float" office:value="0.000801245" calcext:value-type="float">
            <text:p>0.000801245</text:p>
          </table:table-cell>
          <table:table-cell/>
          <table:table-cell office:value-type="float" office:value="32.9642" calcext:value-type="float">
            <text:p>32.9642</text:p>
          </table:table-cell>
          <table:table-cell office:value-type="float" office:value="1.22351" calcext:value-type="float">
            <text:p>1.22351</text:p>
          </table:table-cell>
          <table:table-cell office:value-type="float" office:value="0.000808889" calcext:value-type="float">
            <text:p>0.000808889</text:p>
          </table:table-cell>
          <table:table-cell/>
          <table:table-cell office:value-type="float" office:value="32.1951" calcext:value-type="float">
            <text:p>32.1951</text:p>
          </table:table-cell>
          <table:table-cell office:value-type="float" office:value="1.38016" calcext:value-type="float">
            <text:p>1.38016</text:p>
          </table:table-cell>
          <table:table-cell office:value-type="float" office:value="0.000821964" calcext:value-type="float">
            <text:p>0.000821964</text:p>
          </table:table-cell>
          <table:table-cell/>
          <table:table-cell office:value-type="float" office:value="34.3641" calcext:value-type="float">
            <text:p>34.3641</text:p>
          </table:table-cell>
          <table:table-cell office:value-type="float" office:value="1.14846" calcext:value-type="float">
            <text:p>1.14846</text:p>
          </table:table-cell>
          <table:table-cell office:value-type="float" office:value="0.00657274" calcext:value-type="float">
            <text:p>0.00657274</text:p>
          </table:table-cell>
          <table:table-cell/>
          <table:table-cell office:value-type="float" office:value="32.2834" calcext:value-type="float">
            <text:p>32.2834</text:p>
          </table:table-cell>
          <table:table-cell office:value-type="float" office:value="1.42439" calcext:value-type="float">
            <text:p>1.42439</text:p>
          </table:table-cell>
          <table:table-cell office:value-type="float" office:value="0.0584268" calcext:value-type="float">
            <text:p>0.0584268</text:p>
          </table:table-cell>
          <table:table-cell/>
          <table:table-cell office:value-type="float" office:value="33.1955" calcext:value-type="float">
            <text:p>33.1955</text:p>
          </table:table-cell>
          <table:table-cell office:value-type="float" office:value="1.41372" calcext:value-type="float">
            <text:p>1.41372</text:p>
          </table:table-cell>
          <table:table-cell office:value-type="float" office:value="0.615566" calcext:value-type="float">
            <text:p>0.615566</text:p>
          </table:table-cell>
        </table:table-row>
        <table:table-row table:style-name="ro1">
          <table:table-cell office:value-type="float" office:value="0.03998" calcext:value-type="float">
            <text:p>0.03998</text:p>
          </table:table-cell>
          <table:table-cell office:value-type="float" office:value="0" calcext:value-type="float">
            <text:p>0</text:p>
          </table:table-cell>
          <table:table-cell office:value-type="float" office:value="0.000468841" calcext:value-type="float">
            <text:p>0.000468841</text:p>
          </table:table-cell>
          <table:table-cell/>
          <table:table-cell office:value-type="float" office:value="31.6235" calcext:value-type="float">
            <text:p>31.6235</text:p>
          </table:table-cell>
          <table:table-cell office:value-type="float" office:value="1.32386" calcext:value-type="float">
            <text:p>1.32386</text:p>
          </table:table-cell>
          <table:table-cell office:value-type="float" office:value="0.000799863" calcext:value-type="float">
            <text:p>0.000799863</text:p>
          </table:table-cell>
          <table:table-cell/>
          <table:table-cell office:value-type="float" office:value="31.9041" calcext:value-type="float">
            <text:p>31.9041</text:p>
          </table:table-cell>
          <table:table-cell office:value-type="float" office:value="1.44587" calcext:value-type="float">
            <text:p>1.44587</text:p>
          </table:table-cell>
          <table:table-cell office:value-type="float" office:value="0.000803469" calcext:value-type="float">
            <text:p>0.000803469</text:p>
          </table:table-cell>
          <table:table-cell/>
          <table:table-cell office:value-type="float" office:value="32.3129" calcext:value-type="float">
            <text:p>32.3129</text:p>
          </table:table-cell>
          <table:table-cell office:value-type="float" office:value="1.33931" calcext:value-type="float">
            <text:p>1.33931</text:p>
          </table:table-cell>
          <table:table-cell office:value-type="float" office:value="0.000826493" calcext:value-type="float">
            <text:p>0.000826493</text:p>
          </table:table-cell>
          <table:table-cell/>
          <table:table-cell office:value-type="float" office:value="33.1686" calcext:value-type="float">
            <text:p>33.1686</text:p>
          </table:table-cell>
          <table:table-cell office:value-type="float" office:value="1.4484" calcext:value-type="float">
            <text:p>1.4484</text:p>
          </table:table-cell>
          <table:table-cell office:value-type="float" office:value="0.00646109" calcext:value-type="float">
            <text:p>0.00646109</text:p>
          </table:table-cell>
          <table:table-cell/>
          <table:table-cell office:value-type="float" office:value="33.4508" calcext:value-type="float">
            <text:p>33.4508</text:p>
          </table:table-cell>
          <table:table-cell office:value-type="float" office:value="1.3679" calcext:value-type="float">
            <text:p>1.3679</text:p>
          </table:table-cell>
          <table:table-cell office:value-type="float" office:value="0.0582985" calcext:value-type="float">
            <text:p>0.0582985</text:p>
          </table:table-cell>
          <table:table-cell/>
          <table:table-cell office:value-type="float" office:value="32.4205" calcext:value-type="float">
            <text:p>32.4205</text:p>
          </table:table-cell>
          <table:table-cell office:value-type="float" office:value="1.36847" calcext:value-type="float">
            <text:p>1.36847</text:p>
          </table:table-cell>
          <table:table-cell office:value-type="float" office:value="0.793607" calcext:value-type="float">
            <text:p>0.793607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80813" calcext:value-type="float">
            <text:p>0.000480813</text:p>
          </table:table-cell>
          <table:table-cell/>
          <table:table-cell office:value-type="float" office:value="31.821" calcext:value-type="float">
            <text:p>31.821</text:p>
          </table:table-cell>
          <table:table-cell office:value-type="float" office:value="1.24038" calcext:value-type="float">
            <text:p>1.24038</text:p>
          </table:table-cell>
          <table:table-cell office:value-type="float" office:value="0.000812095" calcext:value-type="float">
            <text:p>0.000812095</text:p>
          </table:table-cell>
          <table:table-cell/>
          <table:table-cell office:value-type="float" office:value="32.2643" calcext:value-type="float">
            <text:p>32.2643</text:p>
          </table:table-cell>
          <table:table-cell office:value-type="float" office:value="1.30778" calcext:value-type="float">
            <text:p>1.30778</text:p>
          </table:table-cell>
          <table:table-cell office:value-type="float" office:value="0.000800073" calcext:value-type="float">
            <text:p>0.000800073</text:p>
          </table:table-cell>
          <table:table-cell/>
          <table:table-cell office:value-type="float" office:value="33.2066" calcext:value-type="float">
            <text:p>33.2066</text:p>
          </table:table-cell>
          <table:table-cell office:value-type="float" office:value="1.23464" calcext:value-type="float">
            <text:p>1.23464</text:p>
          </table:table-cell>
          <table:table-cell office:value-type="float" office:value="0.000823617" calcext:value-type="float">
            <text:p>0.000823617</text:p>
          </table:table-cell>
          <table:table-cell/>
          <table:table-cell office:value-type="float" office:value="33.0992" calcext:value-type="float">
            <text:p>33.0992</text:p>
          </table:table-cell>
          <table:table-cell office:value-type="float" office:value="1.35957" calcext:value-type="float">
            <text:p>1.35957</text:p>
          </table:table-cell>
          <table:table-cell office:value-type="float" office:value="0.00647319" calcext:value-type="float">
            <text:p>0.00647319</text:p>
          </table:table-cell>
          <table:table-cell/>
          <table:table-cell office:value-type="float" office:value="33.4171" calcext:value-type="float">
            <text:p>33.4171</text:p>
          </table:table-cell>
          <table:table-cell office:value-type="float" office:value="1.33249" calcext:value-type="float">
            <text:p>1.33249</text:p>
          </table:table-cell>
          <table:table-cell office:value-type="float" office:value="0.0588531" calcext:value-type="float">
            <text:p>0.0588531</text:p>
          </table:table-cell>
          <table:table-cell/>
          <table:table-cell office:value-type="float" office:value="34.1475" calcext:value-type="float">
            <text:p>34.1475</text:p>
          </table:table-cell>
          <table:table-cell office:value-type="float" office:value="1.27462" calcext:value-type="float">
            <text:p>1.27462</text:p>
          </table:table-cell>
          <table:table-cell office:value-type="float" office:value="0.665167" calcext:value-type="float">
            <text:p>0.66516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7" calcext:value-type="float">
            <text:p>0.00046857</text:p>
          </table:table-cell>
          <table:table-cell/>
          <table:table-cell office:value-type="float" office:value="32.3285" calcext:value-type="float">
            <text:p>32.3285</text:p>
          </table:table-cell>
          <table:table-cell office:value-type="float" office:value="1.22632" calcext:value-type="float">
            <text:p>1.22632</text:p>
          </table:table-cell>
          <table:table-cell office:value-type="float" office:value="0.000813748" calcext:value-type="float">
            <text:p>0.000813748</text:p>
          </table:table-cell>
          <table:table-cell/>
          <table:table-cell office:value-type="float" office:value="33.4945" calcext:value-type="float">
            <text:p>33.4945</text:p>
          </table:table-cell>
          <table:table-cell office:value-type="float" office:value="1.25126" calcext:value-type="float">
            <text:p>1.25126</text:p>
          </table:table-cell>
          <table:table-cell office:value-type="float" office:value="0.000807546" calcext:value-type="float">
            <text:p>0.000807546</text:p>
          </table:table-cell>
          <table:table-cell/>
          <table:table-cell office:value-type="float" office:value="34.2859" calcext:value-type="float">
            <text:p>34.2859</text:p>
          </table:table-cell>
          <table:table-cell office:value-type="float" office:value="1.15628" calcext:value-type="float">
            <text:p>1.15628</text:p>
          </table:table-cell>
          <table:table-cell office:value-type="float" office:value="0.000827595" calcext:value-type="float">
            <text:p>0.000827595</text:p>
          </table:table-cell>
          <table:table-cell/>
          <table:table-cell office:value-type="float" office:value="32.565" calcext:value-type="float">
            <text:p>32.565</text:p>
          </table:table-cell>
          <table:table-cell office:value-type="float" office:value="1.29102" calcext:value-type="float">
            <text:p>1.29102</text:p>
          </table:table-cell>
          <table:table-cell office:value-type="float" office:value="0.00646157" calcext:value-type="float">
            <text:p>0.00646157</text:p>
          </table:table-cell>
          <table:table-cell/>
          <table:table-cell office:value-type="float" office:value="33.004" calcext:value-type="float">
            <text:p>33.004</text:p>
          </table:table-cell>
          <table:table-cell office:value-type="float" office:value="1.39568" calcext:value-type="float">
            <text:p>1.39568</text:p>
          </table:table-cell>
          <table:table-cell office:value-type="float" office:value="0.0588133" calcext:value-type="float">
            <text:p>0.0588133</text:p>
          </table:table-cell>
          <table:table-cell/>
          <table:table-cell office:value-type="float" office:value="32.8609" calcext:value-type="float">
            <text:p>32.8609</text:p>
          </table:table-cell>
          <table:table-cell office:value-type="float" office:value="1.41053" calcext:value-type="float">
            <text:p>1.41053</text:p>
          </table:table-cell>
          <table:table-cell office:value-type="float" office:value="0.601342" calcext:value-type="float">
            <text:p>0.60134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595" calcext:value-type="float">
            <text:p>0.000476595</text:p>
          </table:table-cell>
          <table:table-cell/>
          <table:table-cell office:value-type="float" office:value="32.9571" calcext:value-type="float">
            <text:p>32.9571</text:p>
          </table:table-cell>
          <table:table-cell office:value-type="float" office:value="1.08834" calcext:value-type="float">
            <text:p>1.08834</text:p>
          </table:table-cell>
          <table:table-cell office:value-type="float" office:value="0.000802307" calcext:value-type="float">
            <text:p>0.000802307</text:p>
          </table:table-cell>
          <table:table-cell/>
          <table:table-cell office:value-type="float" office:value="32.1518" calcext:value-type="float">
            <text:p>32.1518</text:p>
          </table:table-cell>
          <table:table-cell office:value-type="float" office:value="1.34793" calcext:value-type="float">
            <text:p>1.34793</text:p>
          </table:table-cell>
          <table:table-cell office:value-type="float" office:value="0.000801615" calcext:value-type="float">
            <text:p>0.000801615</text:p>
          </table:table-cell>
          <table:table-cell/>
          <table:table-cell office:value-type="float" office:value="32.5382" calcext:value-type="float">
            <text:p>32.5382</text:p>
          </table:table-cell>
          <table:table-cell office:value-type="float" office:value="1.3321" calcext:value-type="float">
            <text:p>1.3321</text:p>
          </table:table-cell>
          <table:table-cell office:value-type="float" office:value="0.000821703" calcext:value-type="float">
            <text:p>0.000821703</text:p>
          </table:table-cell>
          <table:table-cell/>
          <table:table-cell office:value-type="float" office:value="32.7746" calcext:value-type="float">
            <text:p>32.7746</text:p>
          </table:table-cell>
          <table:table-cell office:value-type="float" office:value="1.52576" calcext:value-type="float">
            <text:p>1.52576</text:p>
          </table:table-cell>
          <table:table-cell office:value-type="float" office:value="0.00640241" calcext:value-type="float">
            <text:p>0.00640241</text:p>
          </table:table-cell>
          <table:table-cell/>
          <table:table-cell office:value-type="float" office:value="33.3303" calcext:value-type="float">
            <text:p>33.3303</text:p>
          </table:table-cell>
          <table:table-cell office:value-type="float" office:value="1.35987" calcext:value-type="float">
            <text:p>1.35987</text:p>
          </table:table-cell>
          <table:table-cell office:value-type="float" office:value="0.0585145" calcext:value-type="float">
            <text:p>0.0585145</text:p>
          </table:table-cell>
          <table:table-cell/>
          <table:table-cell office:value-type="float" office:value="34.2182" calcext:value-type="float">
            <text:p>34.2182</text:p>
          </table:table-cell>
          <table:table-cell office:value-type="float" office:value="1.25944" calcext:value-type="float">
            <text:p>1.25944</text:p>
          </table:table-cell>
          <table:table-cell office:value-type="float" office:value="0.601418" calcext:value-type="float">
            <text:p>0.60141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6" calcext:value-type="float">
            <text:p>0.0004686</text:p>
          </table:table-cell>
          <table:table-cell/>
          <table:table-cell office:value-type="float" office:value="32.6161" calcext:value-type="float">
            <text:p>32.6161</text:p>
          </table:table-cell>
          <table:table-cell office:value-type="float" office:value="1.25483" calcext:value-type="float">
            <text:p>1.25483</text:p>
          </table:table-cell>
          <table:table-cell office:value-type="float" office:value="0.000803549" calcext:value-type="float">
            <text:p>0.000803549</text:p>
          </table:table-cell>
          <table:table-cell/>
          <table:table-cell office:value-type="float" office:value="32.2436" calcext:value-type="float">
            <text:p>32.2436</text:p>
          </table:table-cell>
          <table:table-cell office:value-type="float" office:value="1.26466" calcext:value-type="float">
            <text:p>1.26466</text:p>
          </table:table-cell>
          <table:table-cell office:value-type="float" office:value="0.000810041" calcext:value-type="float">
            <text:p>0.000810041</text:p>
          </table:table-cell>
          <table:table-cell/>
          <table:table-cell office:value-type="float" office:value="33.4147" calcext:value-type="float">
            <text:p>33.4147</text:p>
          </table:table-cell>
          <table:table-cell office:value-type="float" office:value="1.22875" calcext:value-type="float">
            <text:p>1.22875</text:p>
          </table:table-cell>
          <table:table-cell office:value-type="float" office:value="0.000827985" calcext:value-type="float">
            <text:p>0.000827985</text:p>
          </table:table-cell>
          <table:table-cell/>
          <table:table-cell office:value-type="float" office:value="32.4059" calcext:value-type="float">
            <text:p>32.4059</text:p>
          </table:table-cell>
          <table:table-cell office:value-type="float" office:value="1.32281" calcext:value-type="float">
            <text:p>1.32281</text:p>
          </table:table-cell>
          <table:table-cell office:value-type="float" office:value="0.006348" calcext:value-type="float">
            <text:p>0.006348</text:p>
          </table:table-cell>
          <table:table-cell/>
          <table:table-cell office:value-type="float" office:value="32.0457" calcext:value-type="float">
            <text:p>32.0457</text:p>
          </table:table-cell>
          <table:table-cell office:value-type="float" office:value="1.40942" calcext:value-type="float">
            <text:p>1.40942</text:p>
          </table:table-cell>
          <table:table-cell office:value-type="float" office:value="0.0580626" calcext:value-type="float">
            <text:p>0.0580626</text:p>
          </table:table-cell>
          <table:table-cell/>
          <table:table-cell office:value-type="float" office:value="32.5778" calcext:value-type="float">
            <text:p>32.5778</text:p>
          </table:table-cell>
          <table:table-cell office:value-type="float" office:value="1.46704" calcext:value-type="float">
            <text:p>1.46704</text:p>
          </table:table-cell>
          <table:table-cell office:value-type="float" office:value="0.613437" calcext:value-type="float">
            <text:p>0.61343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5844" calcext:value-type="float">
            <text:p>0.000475844</text:p>
          </table:table-cell>
          <table:table-cell/>
          <table:table-cell office:value-type="float" office:value="32.4399" calcext:value-type="float">
            <text:p>32.4399</text:p>
          </table:table-cell>
          <table:table-cell office:value-type="float" office:value="1.20544" calcext:value-type="float">
            <text:p>1.20544</text:p>
          </table:table-cell>
          <table:table-cell office:value-type="float" office:value="0.000823256" calcext:value-type="float">
            <text:p>0.000823256</text:p>
          </table:table-cell>
          <table:table-cell/>
          <table:table-cell office:value-type="float" office:value="32.8544" calcext:value-type="float">
            <text:p>32.8544</text:p>
          </table:table-cell>
          <table:table-cell office:value-type="float" office:value="1.28374" calcext:value-type="float">
            <text:p>1.28374</text:p>
          </table:table-cell>
          <table:table-cell office:value-type="float" office:value="0.000798059" calcext:value-type="float">
            <text:p>0.000798059</text:p>
          </table:table-cell>
          <table:table-cell/>
          <table:table-cell office:value-type="float" office:value="33.3547" calcext:value-type="float">
            <text:p>33.3547</text:p>
          </table:table-cell>
          <table:table-cell office:value-type="float" office:value="1.26277" calcext:value-type="float">
            <text:p>1.26277</text:p>
          </table:table-cell>
          <table:table-cell office:value-type="float" office:value="0.000820822" calcext:value-type="float">
            <text:p>0.000820822</text:p>
          </table:table-cell>
          <table:table-cell/>
          <table:table-cell office:value-type="float" office:value="34.661" calcext:value-type="float">
            <text:p>34.661</text:p>
          </table:table-cell>
          <table:table-cell office:value-type="float" office:value="1.26133" calcext:value-type="float">
            <text:p>1.26133</text:p>
          </table:table-cell>
          <table:table-cell office:value-type="float" office:value="0.00646934" calcext:value-type="float">
            <text:p>0.00646934</text:p>
          </table:table-cell>
          <table:table-cell/>
          <table:table-cell office:value-type="float" office:value="33.771" calcext:value-type="float">
            <text:p>33.771</text:p>
          </table:table-cell>
          <table:table-cell office:value-type="float" office:value="1.3061" calcext:value-type="float">
            <text:p>1.3061</text:p>
          </table:table-cell>
          <table:table-cell office:value-type="float" office:value="0.058788" calcext:value-type="float">
            <text:p>0.058788</text:p>
          </table:table-cell>
          <table:table-cell/>
          <table:table-cell office:value-type="float" office:value="34.7175" calcext:value-type="float">
            <text:p>34.7175</text:p>
          </table:table-cell>
          <table:table-cell office:value-type="float" office:value="1.1856" calcext:value-type="float">
            <text:p>1.1856</text:p>
          </table:table-cell>
          <table:table-cell office:value-type="float" office:value="0.61158" calcext:value-type="float">
            <text:p>0.6115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12" calcext:value-type="float">
            <text:p>0.00046812</text:p>
          </table:table-cell>
          <table:table-cell/>
          <table:table-cell office:value-type="float" office:value="30.5034" calcext:value-type="float">
            <text:p>30.5034</text:p>
          </table:table-cell>
          <table:table-cell office:value-type="float" office:value="1.43018" calcext:value-type="float">
            <text:p>1.43018</text:p>
          </table:table-cell>
          <table:table-cell office:value-type="float" office:value="0.000799822" calcext:value-type="float">
            <text:p>0.000799822</text:p>
          </table:table-cell>
          <table:table-cell/>
          <table:table-cell office:value-type="float" office:value="33.9186" calcext:value-type="float">
            <text:p>33.9186</text:p>
          </table:table-cell>
          <table:table-cell office:value-type="float" office:value="1.09276" calcext:value-type="float">
            <text:p>1.09276</text:p>
          </table:table-cell>
          <table:table-cell office:value-type="float" office:value="0.000806425" calcext:value-type="float">
            <text:p>0.000806425</text:p>
          </table:table-cell>
          <table:table-cell/>
          <table:table-cell office:value-type="float" office:value="29.9145" calcext:value-type="float">
            <text:p>29.9145</text:p>
          </table:table-cell>
          <table:table-cell office:value-type="float" office:value="1.49401" calcext:value-type="float">
            <text:p>1.49401</text:p>
          </table:table-cell>
          <table:table-cell office:value-type="float" office:value="0.000822966" calcext:value-type="float">
            <text:p>0.000822966</text:p>
          </table:table-cell>
          <table:table-cell/>
          <table:table-cell office:value-type="float" office:value="34.1974" calcext:value-type="float">
            <text:p>34.1974</text:p>
          </table:table-cell>
          <table:table-cell office:value-type="float" office:value="1.15756" calcext:value-type="float">
            <text:p>1.15756</text:p>
          </table:table-cell>
          <table:table-cell office:value-type="float" office:value="0.00648744" calcext:value-type="float">
            <text:p>0.00648744</text:p>
          </table:table-cell>
          <table:table-cell/>
          <table:table-cell office:value-type="float" office:value="34.9203" calcext:value-type="float">
            <text:p>34.9203</text:p>
          </table:table-cell>
          <table:table-cell office:value-type="float" office:value="1.2073" calcext:value-type="float">
            <text:p>1.2073</text:p>
          </table:table-cell>
          <table:table-cell office:value-type="float" office:value="0.0598796" calcext:value-type="float">
            <text:p>0.0598796</text:p>
          </table:table-cell>
          <table:table-cell/>
          <table:table-cell office:value-type="float" office:value="33.8903" calcext:value-type="float">
            <text:p>33.8903</text:p>
          </table:table-cell>
          <table:table-cell office:value-type="float" office:value="1.19688" calcext:value-type="float">
            <text:p>1.19688</text:p>
          </table:table-cell>
          <table:table-cell office:value-type="float" office:value="0.821856" calcext:value-type="float">
            <text:p>0.82185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676" calcext:value-type="float">
            <text:p>0.000471676</text:p>
          </table:table-cell>
          <table:table-cell/>
          <table:table-cell office:value-type="float" office:value="32.4829" calcext:value-type="float">
            <text:p>32.4829</text:p>
          </table:table-cell>
          <table:table-cell office:value-type="float" office:value="1.13522" calcext:value-type="float">
            <text:p>1.13522</text:p>
          </table:table-cell>
          <table:table-cell office:value-type="float" office:value="0.000802508" calcext:value-type="float">
            <text:p>0.000802508</text:p>
          </table:table-cell>
          <table:table-cell/>
          <table:table-cell office:value-type="float" office:value="32.5965" calcext:value-type="float">
            <text:p>32.5965</text:p>
          </table:table-cell>
          <table:table-cell office:value-type="float" office:value="1.48896" calcext:value-type="float">
            <text:p>1.48896</text:p>
          </table:table-cell>
          <table:table-cell office:value-type="float" office:value="0.000802337" calcext:value-type="float">
            <text:p>0.000802337</text:p>
          </table:table-cell>
          <table:table-cell/>
          <table:table-cell office:value-type="float" office:value="33.5666" calcext:value-type="float">
            <text:p>33.5666</text:p>
          </table:table-cell>
          <table:table-cell office:value-type="float" office:value="1.2295" calcext:value-type="float">
            <text:p>1.2295</text:p>
          </table:table-cell>
          <table:table-cell office:value-type="float" office:value="0.000825361" calcext:value-type="float">
            <text:p>0.000825361</text:p>
          </table:table-cell>
          <table:table-cell/>
          <table:table-cell office:value-type="float" office:value="32.2797" calcext:value-type="float">
            <text:p>32.2797</text:p>
          </table:table-cell>
          <table:table-cell office:value-type="float" office:value="1.43367" calcext:value-type="float">
            <text:p>1.43367</text:p>
          </table:table-cell>
          <table:table-cell office:value-type="float" office:value="0.00635742" calcext:value-type="float">
            <text:p>0.00635742</text:p>
          </table:table-cell>
          <table:table-cell/>
          <table:table-cell office:value-type="float" office:value="33.163" calcext:value-type="float">
            <text:p>33.163</text:p>
          </table:table-cell>
          <table:table-cell office:value-type="float" office:value="1.32586" calcext:value-type="float">
            <text:p>1.32586</text:p>
          </table:table-cell>
          <table:table-cell office:value-type="float" office:value="0.0596035" calcext:value-type="float">
            <text:p>0.0596035</text:p>
          </table:table-cell>
          <table:table-cell/>
          <table:table-cell office:value-type="float" office:value="32.1659" calcext:value-type="float">
            <text:p>32.1659</text:p>
          </table:table-cell>
          <table:table-cell office:value-type="float" office:value="1.51319" calcext:value-type="float">
            <text:p>1.51319</text:p>
          </table:table-cell>
          <table:table-cell office:value-type="float" office:value="0.979071" calcext:value-type="float">
            <text:p>0.97907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347" calcext:value-type="float">
            <text:p>0.000472347</text:p>
          </table:table-cell>
          <table:table-cell/>
          <table:table-cell office:value-type="float" office:value="30.5366" calcext:value-type="float">
            <text:p>30.5366</text:p>
          </table:table-cell>
          <table:table-cell office:value-type="float" office:value="1.27021" calcext:value-type="float">
            <text:p>1.27021</text:p>
          </table:table-cell>
          <table:table-cell office:value-type="float" office:value="0.000801515" calcext:value-type="float">
            <text:p>0.000801515</text:p>
          </table:table-cell>
          <table:table-cell/>
          <table:table-cell office:value-type="float" office:value="31.5372" calcext:value-type="float">
            <text:p>31.5372</text:p>
          </table:table-cell>
          <table:table-cell office:value-type="float" office:value="1.5292" calcext:value-type="float">
            <text:p>1.5292</text:p>
          </table:table-cell>
          <table:table-cell office:value-type="float" office:value="0.000805844" calcext:value-type="float">
            <text:p>0.000805844</text:p>
          </table:table-cell>
          <table:table-cell/>
          <table:table-cell office:value-type="float" office:value="32.9749" calcext:value-type="float">
            <text:p>32.9749</text:p>
          </table:table-cell>
          <table:table-cell office:value-type="float" office:value="1.32221" calcext:value-type="float">
            <text:p>1.32221</text:p>
          </table:table-cell>
          <table:table-cell office:value-type="float" office:value="0.000844246" calcext:value-type="float">
            <text:p>0.000844246</text:p>
          </table:table-cell>
          <table:table-cell/>
          <table:table-cell office:value-type="float" office:value="35.0446" calcext:value-type="float">
            <text:p>35.0446</text:p>
          </table:table-cell>
          <table:table-cell office:value-type="float" office:value="1.14788" calcext:value-type="float">
            <text:p>1.14788</text:p>
          </table:table-cell>
          <table:table-cell office:value-type="float" office:value="0.00653699" calcext:value-type="float">
            <text:p>0.00653699</text:p>
          </table:table-cell>
          <table:table-cell/>
          <table:table-cell office:value-type="float" office:value="33.1498" calcext:value-type="float">
            <text:p>33.1498</text:p>
          </table:table-cell>
          <table:table-cell office:value-type="float" office:value="1.36071" calcext:value-type="float">
            <text:p>1.36071</text:p>
          </table:table-cell>
          <table:table-cell office:value-type="float" office:value="0.0582602" calcext:value-type="float">
            <text:p>0.0582602</text:p>
          </table:table-cell>
          <table:table-cell/>
          <table:table-cell office:value-type="float" office:value="33.0129" calcext:value-type="float">
            <text:p>33.0129</text:p>
          </table:table-cell>
          <table:table-cell office:value-type="float" office:value="1.32083" calcext:value-type="float">
            <text:p>1.32083</text:p>
          </table:table-cell>
          <table:table-cell office:value-type="float" office:value="0.819303" calcext:value-type="float">
            <text:p>0.819303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8631" calcext:value-type="float">
            <text:p>0.000468631</text:p>
          </table:table-cell>
          <table:table-cell/>
          <table:table-cell office:value-type="float" office:value="32.6377" calcext:value-type="float">
            <text:p>32.6377</text:p>
          </table:table-cell>
          <table:table-cell office:value-type="float" office:value="1.11796" calcext:value-type="float">
            <text:p>1.11796</text:p>
          </table:table-cell>
          <table:table-cell office:value-type="float" office:value="0.000800844" calcext:value-type="float">
            <text:p>0.000800844</text:p>
          </table:table-cell>
          <table:table-cell/>
          <table:table-cell office:value-type="float" office:value="32.7467" calcext:value-type="float">
            <text:p>32.7467</text:p>
          </table:table-cell>
          <table:table-cell office:value-type="float" office:value="1.26658" calcext:value-type="float">
            <text:p>1.26658</text:p>
          </table:table-cell>
          <table:table-cell office:value-type="float" office:value="0.000799662" calcext:value-type="float">
            <text:p>0.000799662</text:p>
          </table:table-cell>
          <table:table-cell/>
          <table:table-cell office:value-type="float" office:value="32.4765" calcext:value-type="float">
            <text:p>32.4765</text:p>
          </table:table-cell>
          <table:table-cell office:value-type="float" office:value="1.38984" calcext:value-type="float">
            <text:p>1.38984</text:p>
          </table:table-cell>
          <table:table-cell office:value-type="float" office:value="0.000813197" calcext:value-type="float">
            <text:p>0.000813197</text:p>
          </table:table-cell>
          <table:table-cell/>
          <table:table-cell office:value-type="float" office:value="34.0918" calcext:value-type="float">
            <text:p>34.0918</text:p>
          </table:table-cell>
          <table:table-cell office:value-type="float" office:value="1.28532" calcext:value-type="float">
            <text:p>1.28532</text:p>
          </table:table-cell>
          <table:table-cell office:value-type="float" office:value="0.00648599" calcext:value-type="float">
            <text:p>0.00648599</text:p>
          </table:table-cell>
          <table:table-cell/>
          <table:table-cell office:value-type="float" office:value="33.6724" calcext:value-type="float">
            <text:p>33.6724</text:p>
          </table:table-cell>
          <table:table-cell office:value-type="float" office:value="1.27211" calcext:value-type="float">
            <text:p>1.27211</text:p>
          </table:table-cell>
          <table:table-cell office:value-type="float" office:value="0.0596405" calcext:value-type="float">
            <text:p>0.0596405</text:p>
          </table:table-cell>
          <table:table-cell/>
          <table:table-cell office:value-type="float" office:value="33.6125" calcext:value-type="float">
            <text:p>33.6125</text:p>
          </table:table-cell>
          <table:table-cell office:value-type="float" office:value="1.24368" calcext:value-type="float">
            <text:p>1.24368</text:p>
          </table:table-cell>
          <table:table-cell office:value-type="float" office:value="0.607541" calcext:value-type="float">
            <text:p>0.60754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077" calcext:value-type="float">
            <text:p>0.000472077</text:p>
          </table:table-cell>
          <table:table-cell/>
          <table:table-cell office:value-type="float" office:value="31.0883" calcext:value-type="float">
            <text:p>31.0883</text:p>
          </table:table-cell>
          <table:table-cell office:value-type="float" office:value="1.29498" calcext:value-type="float">
            <text:p>1.29498</text:p>
          </table:table-cell>
          <table:table-cell office:value-type="float" office:value="0.000807397" calcext:value-type="float">
            <text:p>0.000807397</text:p>
          </table:table-cell>
          <table:table-cell/>
          <table:table-cell office:value-type="float" office:value="32.0971" calcext:value-type="float">
            <text:p>32.0971</text:p>
          </table:table-cell>
          <table:table-cell office:value-type="float" office:value="1.38692" calcext:value-type="float">
            <text:p>1.38692</text:p>
          </table:table-cell>
          <table:table-cell office:value-type="float" office:value="0.000792238" calcext:value-type="float">
            <text:p>0.000792238</text:p>
          </table:table-cell>
          <table:table-cell/>
          <table:table-cell office:value-type="float" office:value="32.7961" calcext:value-type="float">
            <text:p>32.7961</text:p>
          </table:table-cell>
          <table:table-cell office:value-type="float" office:value="1.36349" calcext:value-type="float">
            <text:p>1.36349</text:p>
          </table:table-cell>
          <table:table-cell office:value-type="float" office:value="0.00082005" calcext:value-type="float">
            <text:p>0.00082005</text:p>
          </table:table-cell>
          <table:table-cell/>
          <table:table-cell office:value-type="float" office:value="34.8603" calcext:value-type="float">
            <text:p>34.8603</text:p>
          </table:table-cell>
          <table:table-cell office:value-type="float" office:value="1.2878" calcext:value-type="float">
            <text:p>1.2878</text:p>
          </table:table-cell>
          <table:table-cell office:value-type="float" office:value="0.00650442" calcext:value-type="float">
            <text:p>0.00650442</text:p>
          </table:table-cell>
          <table:table-cell/>
          <table:table-cell office:value-type="float" office:value="33.6523" calcext:value-type="float">
            <text:p>33.6523</text:p>
          </table:table-cell>
          <table:table-cell office:value-type="float" office:value="1.21555" calcext:value-type="float">
            <text:p>1.21555</text:p>
          </table:table-cell>
          <table:table-cell office:value-type="float" office:value="0.0593485" calcext:value-type="float">
            <text:p>0.0593485</text:p>
          </table:table-cell>
          <table:table-cell/>
          <table:table-cell office:value-type="float" office:value="33.6313" calcext:value-type="float">
            <text:p>33.6313</text:p>
          </table:table-cell>
          <table:table-cell office:value-type="float" office:value="1.29255" calcext:value-type="float">
            <text:p>1.29255</text:p>
          </table:table-cell>
          <table:table-cell office:value-type="float" office:value="0.755842" calcext:value-type="float">
            <text:p>0.75584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897" calcext:value-type="float">
            <text:p>0.000471897</text:p>
          </table:table-cell>
          <table:table-cell/>
          <table:table-cell office:value-type="float" office:value="31.2619" calcext:value-type="float">
            <text:p>31.2619</text:p>
          </table:table-cell>
          <table:table-cell office:value-type="float" office:value="1.26619" calcext:value-type="float">
            <text:p>1.26619</text:p>
          </table:table-cell>
          <table:table-cell office:value-type="float" office:value="0.000802357" calcext:value-type="float">
            <text:p>0.000802357</text:p>
          </table:table-cell>
          <table:table-cell/>
          <table:table-cell office:value-type="float" office:value="31.3814" calcext:value-type="float">
            <text:p>31.3814</text:p>
          </table:table-cell>
          <table:table-cell office:value-type="float" office:value="1.60581" calcext:value-type="float">
            <text:p>1.60581</text:p>
          </table:table-cell>
          <table:table-cell office:value-type="float" office:value="0.000797718" calcext:value-type="float">
            <text:p>0.000797718</text:p>
          </table:table-cell>
          <table:table-cell/>
          <table:table-cell office:value-type="float" office:value="33.5473" calcext:value-type="float">
            <text:p>33.5473</text:p>
          </table:table-cell>
          <table:table-cell office:value-type="float" office:value="1.32152" calcext:value-type="float">
            <text:p>1.32152</text:p>
          </table:table-cell>
          <table:table-cell office:value-type="float" office:value="0.000815682" calcext:value-type="float">
            <text:p>0.000815682</text:p>
          </table:table-cell>
          <table:table-cell/>
          <table:table-cell office:value-type="float" office:value="34.4334" calcext:value-type="float">
            <text:p>34.4334</text:p>
          </table:table-cell>
          <table:table-cell office:value-type="float" office:value="1.27669" calcext:value-type="float">
            <text:p>1.27669</text:p>
          </table:table-cell>
          <table:table-cell office:value-type="float" office:value="0.00649391" calcext:value-type="float">
            <text:p>0.00649391</text:p>
          </table:table-cell>
          <table:table-cell/>
          <table:table-cell office:value-type="float" office:value="32.8899" calcext:value-type="float">
            <text:p>32.8899</text:p>
          </table:table-cell>
          <table:table-cell office:value-type="float" office:value="1.50036" calcext:value-type="float">
            <text:p>1.50036</text:p>
          </table:table-cell>
          <table:table-cell office:value-type="float" office:value="0.0593757" calcext:value-type="float">
            <text:p>0.0593757</text:p>
          </table:table-cell>
          <table:table-cell/>
          <table:table-cell office:value-type="float" office:value="32.6335" calcext:value-type="float">
            <text:p>32.6335</text:p>
          </table:table-cell>
          <table:table-cell office:value-type="float" office:value="1.40184" calcext:value-type="float">
            <text:p>1.40184</text:p>
          </table:table-cell>
          <table:table-cell office:value-type="float" office:value="0.630209" calcext:value-type="float">
            <text:p>0.63020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338" calcext:value-type="float">
            <text:p>0.000472338</text:p>
          </table:table-cell>
          <table:table-cell/>
          <table:table-cell office:value-type="float" office:value="31.4035" calcext:value-type="float">
            <text:p>31.4035</text:p>
          </table:table-cell>
          <table:table-cell office:value-type="float" office:value="1.32744" calcext:value-type="float">
            <text:p>1.32744</text:p>
          </table:table-cell>
          <table:table-cell office:value-type="float" office:value="0.000808789" calcext:value-type="float">
            <text:p>0.000808789</text:p>
          </table:table-cell>
          <table:table-cell/>
          <table:table-cell office:value-type="float" office:value="32.7158" calcext:value-type="float">
            <text:p>32.7158</text:p>
          </table:table-cell>
          <table:table-cell office:value-type="float" office:value="1.41462" calcext:value-type="float">
            <text:p>1.41462</text:p>
          </table:table-cell>
          <table:table-cell office:value-type="float" office:value="0.000809861" calcext:value-type="float">
            <text:p>0.000809861</text:p>
          </table:table-cell>
          <table:table-cell/>
          <table:table-cell office:value-type="float" office:value="32.586" calcext:value-type="float">
            <text:p>32.586</text:p>
          </table:table-cell>
          <table:table-cell office:value-type="float" office:value="1.4305" calcext:value-type="float">
            <text:p>1.4305</text:p>
          </table:table-cell>
          <table:table-cell office:value-type="float" office:value="0.000813177" calcext:value-type="float">
            <text:p>0.000813177</text:p>
          </table:table-cell>
          <table:table-cell/>
          <table:table-cell office:value-type="float" office:value="34.8363" calcext:value-type="float">
            <text:p>34.8363</text:p>
          </table:table-cell>
          <table:table-cell office:value-type="float" office:value="1.18875" calcext:value-type="float">
            <text:p>1.18875</text:p>
          </table:table-cell>
          <table:table-cell office:value-type="float" office:value="0.00656355" calcext:value-type="float">
            <text:p>0.00656355</text:p>
          </table:table-cell>
          <table:table-cell/>
          <table:table-cell office:value-type="float" office:value="34.0573" calcext:value-type="float">
            <text:p>34.0573</text:p>
          </table:table-cell>
          <table:table-cell office:value-type="float" office:value="1.23668" calcext:value-type="float">
            <text:p>1.23668</text:p>
          </table:table-cell>
          <table:table-cell office:value-type="float" office:value="0.0591905" calcext:value-type="float">
            <text:p>0.0591905</text:p>
          </table:table-cell>
          <table:table-cell/>
          <table:table-cell office:value-type="float" office:value="33.486" calcext:value-type="float">
            <text:p>33.486</text:p>
          </table:table-cell>
          <table:table-cell office:value-type="float" office:value="1.31537" calcext:value-type="float">
            <text:p>1.31537</text:p>
          </table:table-cell>
          <table:table-cell office:value-type="float" office:value="0.629137" calcext:value-type="float">
            <text:p>0.62913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901" calcext:value-type="float">
            <text:p>0.000468901</text:p>
          </table:table-cell>
          <table:table-cell/>
          <table:table-cell office:value-type="float" office:value="30.9638" calcext:value-type="float">
            <text:p>30.9638</text:p>
          </table:table-cell>
          <table:table-cell office:value-type="float" office:value="1.5053" calcext:value-type="float">
            <text:p>1.5053</text:p>
          </table:table-cell>
          <table:table-cell office:value-type="float" office:value="0.000825581" calcext:value-type="float">
            <text:p>0.000825581</text:p>
          </table:table-cell>
          <table:table-cell/>
          <table:table-cell office:value-type="float" office:value="31.9964" calcext:value-type="float">
            <text:p>31.9964</text:p>
          </table:table-cell>
          <table:table-cell office:value-type="float" office:value="1.40622" calcext:value-type="float">
            <text:p>1.40622</text:p>
          </table:table-cell>
          <table:table-cell office:value-type="float" office:value="0.000802748" calcext:value-type="float">
            <text:p>0.000802748</text:p>
          </table:table-cell>
          <table:table-cell/>
          <table:table-cell office:value-type="float" office:value="32.5535" calcext:value-type="float">
            <text:p>32.5535</text:p>
          </table:table-cell>
          <table:table-cell office:value-type="float" office:value="1.3795" calcext:value-type="float">
            <text:p>1.3795</text:p>
          </table:table-cell>
          <table:table-cell office:value-type="float" office:value="0.000813268" calcext:value-type="float">
            <text:p>0.000813268</text:p>
          </table:table-cell>
          <table:table-cell/>
          <table:table-cell office:value-type="float" office:value="31.243" calcext:value-type="float">
            <text:p>31.243</text:p>
          </table:table-cell>
          <table:table-cell office:value-type="float" office:value="1.42289" calcext:value-type="float">
            <text:p>1.42289</text:p>
          </table:table-cell>
          <table:table-cell office:value-type="float" office:value="0.0063817" calcext:value-type="float">
            <text:p>0.0063817</text:p>
          </table:table-cell>
          <table:table-cell/>
          <table:table-cell office:value-type="float" office:value="33.5541" calcext:value-type="float">
            <text:p>33.5541</text:p>
          </table:table-cell>
          <table:table-cell office:value-type="float" office:value="1.32872" calcext:value-type="float">
            <text:p>1.32872</text:p>
          </table:table-cell>
          <table:table-cell office:value-type="float" office:value="0.0588269" calcext:value-type="float">
            <text:p>0.0588269</text:p>
          </table:table-cell>
          <table:table-cell/>
          <table:table-cell office:value-type="float" office:value="33.8003" calcext:value-type="float">
            <text:p>33.8003</text:p>
          </table:table-cell>
          <table:table-cell office:value-type="float" office:value="1.3758" calcext:value-type="float">
            <text:p>1.3758</text:p>
          </table:table-cell>
          <table:table-cell office:value-type="float" office:value="0.708659" calcext:value-type="float">
            <text:p>0.70865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748" calcext:value-type="float">
            <text:p>0.000472748</text:p>
          </table:table-cell>
          <table:table-cell/>
          <table:table-cell office:value-type="float" office:value="30.6579" calcext:value-type="float">
            <text:p>30.6579</text:p>
          </table:table-cell>
          <table:table-cell office:value-type="float" office:value="1.35541" calcext:value-type="float">
            <text:p>1.35541</text:p>
          </table:table-cell>
          <table:table-cell office:value-type="float" office:value="0.000794732" calcext:value-type="float">
            <text:p>0.000794732</text:p>
          </table:table-cell>
          <table:table-cell/>
          <table:table-cell office:value-type="float" office:value="31.6686" calcext:value-type="float">
            <text:p>31.6686</text:p>
          </table:table-cell>
          <table:table-cell office:value-type="float" office:value="1.25736" calcext:value-type="float">
            <text:p>1.25736</text:p>
          </table:table-cell>
          <table:table-cell office:value-type="float" office:value="0.000810483" calcext:value-type="float">
            <text:p>0.000810483</text:p>
          </table:table-cell>
          <table:table-cell/>
          <table:table-cell office:value-type="float" office:value="32.557" calcext:value-type="float">
            <text:p>32.557</text:p>
          </table:table-cell>
          <table:table-cell office:value-type="float" office:value="1.35052" calcext:value-type="float">
            <text:p>1.35052</text:p>
          </table:table-cell>
          <table:table-cell office:value-type="float" office:value="0.000818147" calcext:value-type="float">
            <text:p>0.000818147</text:p>
          </table:table-cell>
          <table:table-cell/>
          <table:table-cell office:value-type="float" office:value="34.6788" calcext:value-type="float">
            <text:p>34.6788</text:p>
          </table:table-cell>
          <table:table-cell office:value-type="float" office:value="1.28412" calcext:value-type="float">
            <text:p>1.28412</text:p>
          </table:table-cell>
          <table:table-cell office:value-type="float" office:value="0.00643729" calcext:value-type="float">
            <text:p>0.00643729</text:p>
          </table:table-cell>
          <table:table-cell/>
          <table:table-cell office:value-type="float" office:value="32.643" calcext:value-type="float">
            <text:p>32.643</text:p>
          </table:table-cell>
          <table:table-cell office:value-type="float" office:value="1.45748" calcext:value-type="float">
            <text:p>1.45748</text:p>
          </table:table-cell>
          <table:table-cell office:value-type="float" office:value="0.0591051" calcext:value-type="float">
            <text:p>0.0591051</text:p>
          </table:table-cell>
          <table:table-cell/>
          <table:table-cell office:value-type="float" office:value="32.6459" calcext:value-type="float">
            <text:p>32.6459</text:p>
          </table:table-cell>
          <table:table-cell office:value-type="float" office:value="1.2633" calcext:value-type="float">
            <text:p>1.2633</text:p>
          </table:table-cell>
          <table:table-cell office:value-type="float" office:value="0.659855" calcext:value-type="float">
            <text:p>0.65985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51" calcext:value-type="float">
            <text:p>0.000468551</text:p>
          </table:table-cell>
          <table:table-cell/>
          <table:table-cell office:value-type="float" office:value="32.7632" calcext:value-type="float">
            <text:p>32.7632</text:p>
          </table:table-cell>
          <table:table-cell office:value-type="float" office:value="1.08558" calcext:value-type="float">
            <text:p>1.08558</text:p>
          </table:table-cell>
          <table:table-cell office:value-type="float" office:value="0.000798299" calcext:value-type="float">
            <text:p>0.000798299</text:p>
          </table:table-cell>
          <table:table-cell/>
          <table:table-cell office:value-type="float" office:value="32.6083" calcext:value-type="float">
            <text:p>32.6083</text:p>
          </table:table-cell>
          <table:table-cell office:value-type="float" office:value="1.45397" calcext:value-type="float">
            <text:p>1.45397</text:p>
          </table:table-cell>
          <table:table-cell office:value-type="float" office:value="0.000806805" calcext:value-type="float">
            <text:p>0.000806805</text:p>
          </table:table-cell>
          <table:table-cell/>
          <table:table-cell office:value-type="float" office:value="34.2388" calcext:value-type="float">
            <text:p>34.2388</text:p>
          </table:table-cell>
          <table:table-cell office:value-type="float" office:value="1.22511" calcext:value-type="float">
            <text:p>1.22511</text:p>
          </table:table-cell>
          <table:table-cell office:value-type="float" office:value="0.000812165" calcext:value-type="float">
            <text:p>0.000812165</text:p>
          </table:table-cell>
          <table:table-cell/>
          <table:table-cell office:value-type="float" office:value="33.1699" calcext:value-type="float">
            <text:p>33.1699</text:p>
          </table:table-cell>
          <table:table-cell office:value-type="float" office:value="1.30534" calcext:value-type="float">
            <text:p>1.30534</text:p>
          </table:table-cell>
          <table:table-cell office:value-type="float" office:value="0.00641454" calcext:value-type="float">
            <text:p>0.00641454</text:p>
          </table:table-cell>
          <table:table-cell/>
          <table:table-cell office:value-type="float" office:value="34.1311" calcext:value-type="float">
            <text:p>34.1311</text:p>
          </table:table-cell>
          <table:table-cell office:value-type="float" office:value="1.19746" calcext:value-type="float">
            <text:p>1.19746</text:p>
          </table:table-cell>
          <table:table-cell office:value-type="float" office:value="0.0593419" calcext:value-type="float">
            <text:p>0.0593419</text:p>
          </table:table-cell>
          <table:table-cell/>
          <table:table-cell office:value-type="float" office:value="33.0923" calcext:value-type="float">
            <text:p>33.0923</text:p>
          </table:table-cell>
          <table:table-cell office:value-type="float" office:value="1.39907" calcext:value-type="float">
            <text:p>1.39907</text:p>
          </table:table-cell>
          <table:table-cell office:value-type="float" office:value="0.592089" calcext:value-type="float">
            <text:p>0.59208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926" calcext:value-type="float">
            <text:p>0.000476926</text:p>
          </table:table-cell>
          <table:table-cell/>
          <table:table-cell office:value-type="float" office:value="32.4497" calcext:value-type="float">
            <text:p>32.4497</text:p>
          </table:table-cell>
          <table:table-cell office:value-type="float" office:value="1.12397" calcext:value-type="float">
            <text:p>1.12397</text:p>
          </table:table-cell>
          <table:table-cell office:value-type="float" office:value="0.000800724" calcext:value-type="float">
            <text:p>0.000800724</text:p>
          </table:table-cell>
          <table:table-cell/>
          <table:table-cell office:value-type="float" office:value="32.6236" calcext:value-type="float">
            <text:p>32.6236</text:p>
          </table:table-cell>
          <table:table-cell office:value-type="float" office:value="1.25798" calcext:value-type="float">
            <text:p>1.25798</text:p>
          </table:table-cell>
          <table:table-cell office:value-type="float" office:value="0.00080935" calcext:value-type="float">
            <text:p>0.00080935</text:p>
          </table:table-cell>
          <table:table-cell/>
          <table:table-cell office:value-type="float" office:value="31.924" calcext:value-type="float">
            <text:p>31.924</text:p>
          </table:table-cell>
          <table:table-cell office:value-type="float" office:value="1.39536" calcext:value-type="float">
            <text:p>1.39536</text:p>
          </table:table-cell>
          <table:table-cell office:value-type="float" office:value="0.000826222" calcext:value-type="float">
            <text:p>0.000826222</text:p>
          </table:table-cell>
          <table:table-cell/>
          <table:table-cell office:value-type="float" office:value="33.1952" calcext:value-type="float">
            <text:p>33.1952</text:p>
          </table:table-cell>
          <table:table-cell office:value-type="float" office:value="1.39256" calcext:value-type="float">
            <text:p>1.39256</text:p>
          </table:table-cell>
          <table:table-cell office:value-type="float" office:value="0.0064509" calcext:value-type="float">
            <text:p>0.0064509</text:p>
          </table:table-cell>
          <table:table-cell/>
          <table:table-cell office:value-type="float" office:value="32.2319" calcext:value-type="float">
            <text:p>32.2319</text:p>
          </table:table-cell>
          <table:table-cell office:value-type="float" office:value="1.41746" calcext:value-type="float">
            <text:p>1.41746</text:p>
          </table:table-cell>
          <table:table-cell office:value-type="float" office:value="0.0599395" calcext:value-type="float">
            <text:p>0.0599395</text:p>
          </table:table-cell>
          <table:table-cell/>
          <table:table-cell office:value-type="float" office:value="33.6069" calcext:value-type="float">
            <text:p>33.6069</text:p>
          </table:table-cell>
          <table:table-cell office:value-type="float" office:value="1.26928" calcext:value-type="float">
            <text:p>1.26928</text:p>
          </table:table-cell>
          <table:table-cell office:value-type="float" office:value="0.628535" calcext:value-type="float">
            <text:p>0.62853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781" calcext:value-type="float">
            <text:p>0.000468781</text:p>
          </table:table-cell>
          <table:table-cell/>
          <table:table-cell office:value-type="float" office:value="30.8916" calcext:value-type="float">
            <text:p>30.8916</text:p>
          </table:table-cell>
          <table:table-cell office:value-type="float" office:value="1.41512" calcext:value-type="float">
            <text:p>1.41512</text:p>
          </table:table-cell>
          <table:table-cell office:value-type="float" office:value="0.000800965" calcext:value-type="float">
            <text:p>0.000800965</text:p>
          </table:table-cell>
          <table:table-cell/>
          <table:table-cell office:value-type="float" office:value="31.6341" calcext:value-type="float">
            <text:p>31.6341</text:p>
          </table:table-cell>
          <table:table-cell office:value-type="float" office:value="1.41315" calcext:value-type="float">
            <text:p>1.41315</text:p>
          </table:table-cell>
          <table:table-cell office:value-type="float" office:value="0.000806354" calcext:value-type="float">
            <text:p>0.000806354</text:p>
          </table:table-cell>
          <table:table-cell/>
          <table:table-cell office:value-type="float" office:value="32.9856" calcext:value-type="float">
            <text:p>32.9856</text:p>
          </table:table-cell>
          <table:table-cell office:value-type="float" office:value="1.38539" calcext:value-type="float">
            <text:p>1.38539</text:p>
          </table:table-cell>
          <table:table-cell office:value-type="float" office:value="0.000831442" calcext:value-type="float">
            <text:p>0.000831442</text:p>
          </table:table-cell>
          <table:table-cell/>
          <table:table-cell office:value-type="float" office:value="32.6023" calcext:value-type="float">
            <text:p>32.6023</text:p>
          </table:table-cell>
          <table:table-cell office:value-type="float" office:value="1.30759" calcext:value-type="float">
            <text:p>1.30759</text:p>
          </table:table-cell>
          <table:table-cell office:value-type="float" office:value="0.00639922" calcext:value-type="float">
            <text:p>0.00639922</text:p>
          </table:table-cell>
          <table:table-cell/>
          <table:table-cell office:value-type="float" office:value="33.2186" calcext:value-type="float">
            <text:p>33.2186</text:p>
          </table:table-cell>
          <table:table-cell office:value-type="float" office:value="1.25814" calcext:value-type="float">
            <text:p>1.25814</text:p>
          </table:table-cell>
          <table:table-cell office:value-type="float" office:value="0.0606331" calcext:value-type="float">
            <text:p>0.0606331</text:p>
          </table:table-cell>
          <table:table-cell/>
          <table:table-cell office:value-type="float" office:value="32.0998" calcext:value-type="float">
            <text:p>32.0998</text:p>
          </table:table-cell>
          <table:table-cell office:value-type="float" office:value="1.34963" calcext:value-type="float">
            <text:p>1.34963</text:p>
          </table:table-cell>
          <table:table-cell office:value-type="float" office:value="0.631693" calcext:value-type="float">
            <text:p>0.63169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345" calcext:value-type="float">
            <text:p>0.000471345</text:p>
          </table:table-cell>
          <table:table-cell/>
          <table:table-cell office:value-type="float" office:value="30.6817" calcext:value-type="float">
            <text:p>30.6817</text:p>
          </table:table-cell>
          <table:table-cell office:value-type="float" office:value="1.28417" calcext:value-type="float">
            <text:p>1.28417</text:p>
          </table:table-cell>
          <table:table-cell office:value-type="float" office:value="0.000795835" calcext:value-type="float">
            <text:p>0.000795835</text:p>
          </table:table-cell>
          <table:table-cell/>
          <table:table-cell office:value-type="float" office:value="32.0764" calcext:value-type="float">
            <text:p>32.0764</text:p>
          </table:table-cell>
          <table:table-cell office:value-type="float" office:value="1.40623" calcext:value-type="float">
            <text:p>1.40623</text:p>
          </table:table-cell>
          <table:table-cell office:value-type="float" office:value="0.000804561" calcext:value-type="float">
            <text:p>0.000804561</text:p>
          </table:table-cell>
          <table:table-cell/>
          <table:table-cell office:value-type="float" office:value="32.7253" calcext:value-type="float">
            <text:p>32.7253</text:p>
          </table:table-cell>
          <table:table-cell office:value-type="float" office:value="1.30964" calcext:value-type="float">
            <text:p>1.30964</text:p>
          </table:table-cell>
          <table:table-cell office:value-type="float" office:value="0.000844236" calcext:value-type="float">
            <text:p>0.000844236</text:p>
          </table:table-cell>
          <table:table-cell/>
          <table:table-cell office:value-type="float" office:value="34.4525" calcext:value-type="float">
            <text:p>34.4525</text:p>
          </table:table-cell>
          <table:table-cell office:value-type="float" office:value="1.28131" calcext:value-type="float">
            <text:p>1.28131</text:p>
          </table:table-cell>
          <table:table-cell office:value-type="float" office:value="0.00643645" calcext:value-type="float">
            <text:p>0.00643645</text:p>
          </table:table-cell>
          <table:table-cell/>
          <table:table-cell office:value-type="float" office:value="32.4854" calcext:value-type="float">
            <text:p>32.4854</text:p>
          </table:table-cell>
          <table:table-cell office:value-type="float" office:value="1.42695" calcext:value-type="float">
            <text:p>1.42695</text:p>
          </table:table-cell>
          <table:table-cell office:value-type="float" office:value="0.0580314" calcext:value-type="float">
            <text:p>0.0580314</text:p>
          </table:table-cell>
          <table:table-cell/>
          <table:table-cell office:value-type="float" office:value="33.5082" calcext:value-type="float">
            <text:p>33.5082</text:p>
          </table:table-cell>
          <table:table-cell office:value-type="float" office:value="1.37474" calcext:value-type="float">
            <text:p>1.37474</text:p>
          </table:table-cell>
          <table:table-cell office:value-type="float" office:value="0.742227" calcext:value-type="float">
            <text:p>0.74222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57" calcext:value-type="float">
            <text:p>0.00046857</text:p>
          </table:table-cell>
          <table:table-cell/>
          <table:table-cell office:value-type="float" office:value="31.5004" calcext:value-type="float">
            <text:p>31.5004</text:p>
          </table:table-cell>
          <table:table-cell office:value-type="float" office:value="1.2789" calcext:value-type="float">
            <text:p>1.2789</text:p>
          </table:table-cell>
          <table:table-cell office:value-type="float" office:value="0.000800764" calcext:value-type="float">
            <text:p>0.000800764</text:p>
          </table:table-cell>
          <table:table-cell/>
          <table:table-cell office:value-type="float" office:value="32.2484" calcext:value-type="float">
            <text:p>32.2484</text:p>
          </table:table-cell>
          <table:table-cell office:value-type="float" office:value="1.41463" calcext:value-type="float">
            <text:p>1.41463</text:p>
          </table:table-cell>
          <table:table-cell office:value-type="float" office:value="0.000803569" calcext:value-type="float">
            <text:p>0.000803569</text:p>
          </table:table-cell>
          <table:table-cell/>
          <table:table-cell office:value-type="float" office:value="32.589" calcext:value-type="float">
            <text:p>32.589</text:p>
          </table:table-cell>
          <table:table-cell office:value-type="float" office:value="1.41575" calcext:value-type="float">
            <text:p>1.41575</text:p>
          </table:table-cell>
          <table:table-cell office:value-type="float" office:value="0.000824559" calcext:value-type="float">
            <text:p>0.000824559</text:p>
          </table:table-cell>
          <table:table-cell/>
          <table:table-cell office:value-type="float" office:value="33.5506" calcext:value-type="float">
            <text:p>33.5506</text:p>
          </table:table-cell>
          <table:table-cell office:value-type="float" office:value="1.43886" calcext:value-type="float">
            <text:p>1.43886</text:p>
          </table:table-cell>
          <table:table-cell office:value-type="float" office:value="0.00649271" calcext:value-type="float">
            <text:p>0.00649271</text:p>
          </table:table-cell>
          <table:table-cell/>
          <table:table-cell office:value-type="float" office:value="32.7593" calcext:value-type="float">
            <text:p>32.7593</text:p>
          </table:table-cell>
          <table:table-cell office:value-type="float" office:value="1.40695" calcext:value-type="float">
            <text:p>1.40695</text:p>
          </table:table-cell>
          <table:table-cell office:value-type="float" office:value="0.0597838" calcext:value-type="float">
            <text:p>0.0597838</text:p>
          </table:table-cell>
          <table:table-cell/>
          <table:table-cell office:value-type="float" office:value="33.1085" calcext:value-type="float">
            <text:p>33.1085</text:p>
          </table:table-cell>
          <table:table-cell office:value-type="float" office:value="1.31111" calcext:value-type="float">
            <text:p>1.31111</text:p>
          </table:table-cell>
          <table:table-cell office:value-type="float" office:value="0.598308" calcext:value-type="float">
            <text:p>0.59830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257" calcext:value-type="float">
            <text:p>0.000472257</text:p>
          </table:table-cell>
          <table:table-cell/>
          <table:table-cell office:value-type="float" office:value="29.9827" calcext:value-type="float">
            <text:p>29.9827</text:p>
          </table:table-cell>
          <table:table-cell office:value-type="float" office:value="1.38937" calcext:value-type="float">
            <text:p>1.38937</text:p>
          </table:table-cell>
          <table:table-cell office:value-type="float" office:value="0.000798419" calcext:value-type="float">
            <text:p>0.000798419</text:p>
          </table:table-cell>
          <table:table-cell/>
          <table:table-cell office:value-type="float" office:value="33.0409" calcext:value-type="float">
            <text:p>33.0409</text:p>
          </table:table-cell>
          <table:table-cell office:value-type="float" office:value="1.34218" calcext:value-type="float">
            <text:p>1.34218</text:p>
          </table:table-cell>
          <table:table-cell office:value-type="float" office:value="0.000803609" calcext:value-type="float">
            <text:p>0.000803609</text:p>
          </table:table-cell>
          <table:table-cell/>
          <table:table-cell office:value-type="float" office:value="32.9467" calcext:value-type="float">
            <text:p>32.9467</text:p>
          </table:table-cell>
          <table:table-cell office:value-type="float" office:value="1.29029" calcext:value-type="float">
            <text:p>1.29029</text:p>
          </table:table-cell>
          <table:table-cell office:value-type="float" office:value="0.00081972" calcext:value-type="float">
            <text:p>0.00081972</text:p>
          </table:table-cell>
          <table:table-cell/>
          <table:table-cell office:value-type="float" office:value="33.0294" calcext:value-type="float">
            <text:p>33.0294</text:p>
          </table:table-cell>
          <table:table-cell office:value-type="float" office:value="1.40346" calcext:value-type="float">
            <text:p>1.40346</text:p>
          </table:table-cell>
          <table:table-cell office:value-type="float" office:value="0.00643458" calcext:value-type="float">
            <text:p>0.00643458</text:p>
          </table:table-cell>
          <table:table-cell/>
          <table:table-cell office:value-type="float" office:value="33.3075" calcext:value-type="float">
            <text:p>33.3075</text:p>
          </table:table-cell>
          <table:table-cell office:value-type="float" office:value="1.25093" calcext:value-type="float">
            <text:p>1.25093</text:p>
          </table:table-cell>
          <table:table-cell office:value-type="float" office:value="0.0588279" calcext:value-type="float">
            <text:p>0.0588279</text:p>
          </table:table-cell>
          <table:table-cell/>
          <table:table-cell office:value-type="float" office:value="32.7554" calcext:value-type="float">
            <text:p>32.7554</text:p>
          </table:table-cell>
          <table:table-cell office:value-type="float" office:value="1.41576" calcext:value-type="float">
            <text:p>1.41576</text:p>
          </table:table-cell>
          <table:table-cell office:value-type="float" office:value="0.602877" calcext:value-type="float">
            <text:p>0.60287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3" calcext:value-type="float">
            <text:p>0.0004683</text:p>
          </table:table-cell>
          <table:table-cell/>
          <table:table-cell office:value-type="float" office:value="32.0877" calcext:value-type="float">
            <text:p>32.0877</text:p>
          </table:table-cell>
          <table:table-cell office:value-type="float" office:value="1.22191" calcext:value-type="float">
            <text:p>1.22191</text:p>
          </table:table-cell>
          <table:table-cell office:value-type="float" office:value="0.000818868" calcext:value-type="float">
            <text:p>0.000818868</text:p>
          </table:table-cell>
          <table:table-cell/>
          <table:table-cell office:value-type="float" office:value="31.7655" calcext:value-type="float">
            <text:p>31.7655</text:p>
          </table:table-cell>
          <table:table-cell office:value-type="float" office:value="1.31268" calcext:value-type="float">
            <text:p>1.31268</text:p>
          </table:table-cell>
          <table:table-cell office:value-type="float" office:value="0.000797909" calcext:value-type="float">
            <text:p>0.000797909</text:p>
          </table:table-cell>
          <table:table-cell/>
          <table:table-cell office:value-type="float" office:value="32.218" calcext:value-type="float">
            <text:p>32.218</text:p>
          </table:table-cell>
          <table:table-cell office:value-type="float" office:value="1.36279" calcext:value-type="float">
            <text:p>1.36279</text:p>
          </table:table-cell>
          <table:table-cell office:value-type="float" office:value="0.00080947" calcext:value-type="float">
            <text:p>0.00080947</text:p>
          </table:table-cell>
          <table:table-cell/>
          <table:table-cell office:value-type="float" office:value="34.6817" calcext:value-type="float">
            <text:p>34.6817</text:p>
          </table:table-cell>
          <table:table-cell office:value-type="float" office:value="1.29236" calcext:value-type="float">
            <text:p>1.29236</text:p>
          </table:table-cell>
          <table:table-cell office:value-type="float" office:value="0.00658745" calcext:value-type="float">
            <text:p>0.00658745</text:p>
          </table:table-cell>
          <table:table-cell/>
          <table:table-cell office:value-type="float" office:value="32.0522" calcext:value-type="float">
            <text:p>32.0522</text:p>
          </table:table-cell>
          <table:table-cell office:value-type="float" office:value="1.50264" calcext:value-type="float">
            <text:p>1.50264</text:p>
          </table:table-cell>
          <table:table-cell office:value-type="float" office:value="0.0579685" calcext:value-type="float">
            <text:p>0.0579685</text:p>
          </table:table-cell>
          <table:table-cell/>
          <table:table-cell office:value-type="float" office:value="31.4058" calcext:value-type="float">
            <text:p>31.4058</text:p>
          </table:table-cell>
          <table:table-cell office:value-type="float" office:value="1.65097" calcext:value-type="float">
            <text:p>1.65097</text:p>
          </table:table-cell>
          <table:table-cell office:value-type="float" office:value="0.596143" calcext:value-type="float">
            <text:p>0.59614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5203" calcext:value-type="float">
            <text:p>0.000475203</text:p>
          </table:table-cell>
          <table:table-cell/>
          <table:table-cell office:value-type="float" office:value="32.1743" calcext:value-type="float">
            <text:p>32.1743</text:p>
          </table:table-cell>
          <table:table-cell office:value-type="float" office:value="1.28207" calcext:value-type="float">
            <text:p>1.28207</text:p>
          </table:table-cell>
          <table:table-cell office:value-type="float" office:value="0.000807867" calcext:value-type="float">
            <text:p>0.000807867</text:p>
          </table:table-cell>
          <table:table-cell/>
          <table:table-cell office:value-type="float" office:value="34.0965" calcext:value-type="float">
            <text:p>34.0965</text:p>
          </table:table-cell>
          <table:table-cell office:value-type="float" office:value="1.22607" calcext:value-type="float">
            <text:p>1.22607</text:p>
          </table:table-cell>
          <table:table-cell office:value-type="float" office:value="0.00080431" calcext:value-type="float">
            <text:p>0.00080431</text:p>
          </table:table-cell>
          <table:table-cell/>
          <table:table-cell office:value-type="float" office:value="31.9114" calcext:value-type="float">
            <text:p>31.9114</text:p>
          </table:table-cell>
          <table:table-cell office:value-type="float" office:value="1.44514" calcext:value-type="float">
            <text:p>1.44514</text:p>
          </table:table-cell>
          <table:table-cell office:value-type="float" office:value="0.000813819" calcext:value-type="float">
            <text:p>0.000813819</text:p>
          </table:table-cell>
          <table:table-cell/>
          <table:table-cell office:value-type="float" office:value="33.5255" calcext:value-type="float">
            <text:p>33.5255</text:p>
          </table:table-cell>
          <table:table-cell office:value-type="float" office:value="1.34268" calcext:value-type="float">
            <text:p>1.34268</text:p>
          </table:table-cell>
          <table:table-cell office:value-type="float" office:value="0.00638837" calcext:value-type="float">
            <text:p>0.00638837</text:p>
          </table:table-cell>
          <table:table-cell/>
          <table:table-cell office:value-type="float" office:value="32.0511" calcext:value-type="float">
            <text:p>32.0511</text:p>
          </table:table-cell>
          <table:table-cell office:value-type="float" office:value="1.43073" calcext:value-type="float">
            <text:p>1.43073</text:p>
          </table:table-cell>
          <table:table-cell office:value-type="float" office:value="0.0600201" calcext:value-type="float">
            <text:p>0.0600201</text:p>
          </table:table-cell>
          <table:table-cell/>
          <table:table-cell office:value-type="float" office:value="33.6783" calcext:value-type="float">
            <text:p>33.6783</text:p>
          </table:table-cell>
          <table:table-cell office:value-type="float" office:value="1.2649" calcext:value-type="float">
            <text:p>1.2649</text:p>
          </table:table-cell>
          <table:table-cell office:value-type="float" office:value="0.630579" calcext:value-type="float">
            <text:p>0.63057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049" calcext:value-type="float">
            <text:p>0.000468049</text:p>
          </table:table-cell>
          <table:table-cell/>
          <table:table-cell office:value-type="float" office:value="31.0102" calcext:value-type="float">
            <text:p>31.0102</text:p>
          </table:table-cell>
          <table:table-cell office:value-type="float" office:value="1.42857" calcext:value-type="float">
            <text:p>1.42857</text:p>
          </table:table-cell>
          <table:table-cell office:value-type="float" office:value="0.000825751" calcext:value-type="float">
            <text:p>0.000825751</text:p>
          </table:table-cell>
          <table:table-cell/>
          <table:table-cell office:value-type="float" office:value="32.0244" calcext:value-type="float">
            <text:p>32.0244</text:p>
          </table:table-cell>
          <table:table-cell office:value-type="float" office:value="1.31294" calcext:value-type="float">
            <text:p>1.31294</text:p>
          </table:table-cell>
          <table:table-cell office:value-type="float" office:value="0.000804171" calcext:value-type="float">
            <text:p>0.000804171</text:p>
          </table:table-cell>
          <table:table-cell/>
          <table:table-cell office:value-type="float" office:value="33.5538" calcext:value-type="float">
            <text:p>33.5538</text:p>
          </table:table-cell>
          <table:table-cell office:value-type="float" office:value="1.22189" calcext:value-type="float">
            <text:p>1.22189</text:p>
          </table:table-cell>
          <table:table-cell office:value-type="float" office:value="0.000822745" calcext:value-type="float">
            <text:p>0.000822745</text:p>
          </table:table-cell>
          <table:table-cell/>
          <table:table-cell office:value-type="float" office:value="34.9087" calcext:value-type="float">
            <text:p>34.9087</text:p>
          </table:table-cell>
          <table:table-cell office:value-type="float" office:value="1.21713" calcext:value-type="float">
            <text:p>1.21713</text:p>
          </table:table-cell>
          <table:table-cell office:value-type="float" office:value="0.00799512" calcext:value-type="float">
            <text:p>0.00799512</text:p>
          </table:table-cell>
          <table:table-cell/>
          <table:table-cell office:value-type="float" office:value="32.7052" calcext:value-type="float">
            <text:p>32.7052</text:p>
          </table:table-cell>
          <table:table-cell office:value-type="float" office:value="1.49963" calcext:value-type="float">
            <text:p>1.49963</text:p>
          </table:table-cell>
          <table:table-cell office:value-type="float" office:value="0.0580916" calcext:value-type="float">
            <text:p>0.0580916</text:p>
          </table:table-cell>
          <table:table-cell/>
          <table:table-cell office:value-type="float" office:value="34.1176" calcext:value-type="float">
            <text:p>34.1176</text:p>
          </table:table-cell>
          <table:table-cell office:value-type="float" office:value="1.29558" calcext:value-type="float">
            <text:p>1.29558</text:p>
          </table:table-cell>
          <table:table-cell office:value-type="float" office:value="0.60044" calcext:value-type="float">
            <text:p>0.6004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7165" calcext:value-type="float">
            <text:p>0.000487165</text:p>
          </table:table-cell>
          <table:table-cell/>
          <table:table-cell office:value-type="float" office:value="31.5232" calcext:value-type="float">
            <text:p>31.5232</text:p>
          </table:table-cell>
          <table:table-cell office:value-type="float" office:value="1.21428" calcext:value-type="float">
            <text:p>1.21428</text:p>
          </table:table-cell>
          <table:table-cell office:value-type="float" office:value="0.00080415" calcext:value-type="float">
            <text:p>0.00080415</text:p>
          </table:table-cell>
          <table:table-cell/>
          <table:table-cell office:value-type="float" office:value="32.8143" calcext:value-type="float">
            <text:p>32.8143</text:p>
          </table:table-cell>
          <table:table-cell office:value-type="float" office:value="1.28953" calcext:value-type="float">
            <text:p>1.28953</text:p>
          </table:table-cell>
          <table:table-cell office:value-type="float" office:value="0.000800905" calcext:value-type="float">
            <text:p>0.000800905</text:p>
          </table:table-cell>
          <table:table-cell/>
          <table:table-cell office:value-type="float" office:value="34.5278" calcext:value-type="float">
            <text:p>34.5278</text:p>
          </table:table-cell>
          <table:table-cell office:value-type="float" office:value="1.12572" calcext:value-type="float">
            <text:p>1.12572</text:p>
          </table:table-cell>
          <table:table-cell office:value-type="float" office:value="0.000823377" calcext:value-type="float">
            <text:p>0.000823377</text:p>
          </table:table-cell>
          <table:table-cell/>
          <table:table-cell office:value-type="float" office:value="34.0963" calcext:value-type="float">
            <text:p>34.0963</text:p>
          </table:table-cell>
          <table:table-cell office:value-type="float" office:value="1.25454" calcext:value-type="float">
            <text:p>1.25454</text:p>
          </table:table-cell>
          <table:table-cell office:value-type="float" office:value="0.00655107" calcext:value-type="float">
            <text:p>0.00655107</text:p>
          </table:table-cell>
          <table:table-cell/>
          <table:table-cell office:value-type="float" office:value="31.4485" calcext:value-type="float">
            <text:p>31.4485</text:p>
          </table:table-cell>
          <table:table-cell office:value-type="float" office:value="1.45169" calcext:value-type="float">
            <text:p>1.45169</text:p>
          </table:table-cell>
          <table:table-cell office:value-type="float" office:value="0.057567" calcext:value-type="float">
            <text:p>0.057567</text:p>
          </table:table-cell>
          <table:table-cell/>
          <table:table-cell office:value-type="float" office:value="32.753" calcext:value-type="float">
            <text:p>32.753</text:p>
          </table:table-cell>
          <table:table-cell office:value-type="float" office:value="1.54566" calcext:value-type="float">
            <text:p>1.54566</text:p>
          </table:table-cell>
          <table:table-cell office:value-type="float" office:value="0.588427" calcext:value-type="float">
            <text:p>0.58842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65" calcext:value-type="float">
            <text:p>0.00046865</text:p>
          </table:table-cell>
          <table:table-cell/>
          <table:table-cell office:value-type="float" office:value="32.9116" calcext:value-type="float">
            <text:p>32.9116</text:p>
          </table:table-cell>
          <table:table-cell office:value-type="float" office:value="1.20162" calcext:value-type="float">
            <text:p>1.20162</text:p>
          </table:table-cell>
          <table:table-cell office:value-type="float" office:value="0.000817205" calcext:value-type="float">
            <text:p>0.000817205</text:p>
          </table:table-cell>
          <table:table-cell/>
          <table:table-cell office:value-type="float" office:value="31.8997" calcext:value-type="float">
            <text:p>31.8997</text:p>
          </table:table-cell>
          <table:table-cell office:value-type="float" office:value="1.33279" calcext:value-type="float">
            <text:p>1.33279</text:p>
          </table:table-cell>
          <table:table-cell office:value-type="float" office:value="0.000798289" calcext:value-type="float">
            <text:p>0.000798289</text:p>
          </table:table-cell>
          <table:table-cell/>
          <table:table-cell office:value-type="float" office:value="32.4134" calcext:value-type="float">
            <text:p>32.4134</text:p>
          </table:table-cell>
          <table:table-cell office:value-type="float" office:value="1.41251" calcext:value-type="float">
            <text:p>1.41251</text:p>
          </table:table-cell>
          <table:table-cell office:value-type="float" office:value="0.000822735" calcext:value-type="float">
            <text:p>0.000822735</text:p>
          </table:table-cell>
          <table:table-cell/>
          <table:table-cell office:value-type="float" office:value="32.2641" calcext:value-type="float">
            <text:p>32.2641</text:p>
          </table:table-cell>
          <table:table-cell office:value-type="float" office:value="1.37597" calcext:value-type="float">
            <text:p>1.37597</text:p>
          </table:table-cell>
          <table:table-cell office:value-type="float" office:value="0.00636438" calcext:value-type="float">
            <text:p>0.00636438</text:p>
          </table:table-cell>
          <table:table-cell/>
          <table:table-cell office:value-type="float" office:value="33.1044" calcext:value-type="float">
            <text:p>33.1044</text:p>
          </table:table-cell>
          <table:table-cell office:value-type="float" office:value="1.45906" calcext:value-type="float">
            <text:p>1.45906</text:p>
          </table:table-cell>
          <table:table-cell office:value-type="float" office:value="0.058848" calcext:value-type="float">
            <text:p>0.058848</text:p>
          </table:table-cell>
          <table:table-cell/>
          <table:table-cell office:value-type="float" office:value="33.1358" calcext:value-type="float">
            <text:p>33.1358</text:p>
          </table:table-cell>
          <table:table-cell office:value-type="float" office:value="1.48922" calcext:value-type="float">
            <text:p>1.48922</text:p>
          </table:table-cell>
          <table:table-cell office:value-type="float" office:value="0.602854" calcext:value-type="float">
            <text:p>0.60285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59" calcext:value-type="float">
            <text:p>0.00047359</text:p>
          </table:table-cell>
          <table:table-cell/>
          <table:table-cell office:value-type="float" office:value="33.4233" calcext:value-type="float">
            <text:p>33.4233</text:p>
          </table:table-cell>
          <table:table-cell office:value-type="float" office:value="1.15989" calcext:value-type="float">
            <text:p>1.15989</text:p>
          </table:table-cell>
          <table:table-cell office:value-type="float" office:value="0.000810302" calcext:value-type="float">
            <text:p>0.000810302</text:p>
          </table:table-cell>
          <table:table-cell/>
          <table:table-cell office:value-type="float" office:value="32.9246" calcext:value-type="float">
            <text:p>32.9246</text:p>
          </table:table-cell>
          <table:table-cell office:value-type="float" office:value="1.25099" calcext:value-type="float">
            <text:p>1.25099</text:p>
          </table:table-cell>
          <table:table-cell office:value-type="float" office:value="0.00080376" calcext:value-type="float">
            <text:p>0.00080376</text:p>
          </table:table-cell>
          <table:table-cell/>
          <table:table-cell office:value-type="float" office:value="33.0424" calcext:value-type="float">
            <text:p>33.0424</text:p>
          </table:table-cell>
          <table:table-cell office:value-type="float" office:value="1.23876" calcext:value-type="float">
            <text:p>1.23876</text:p>
          </table:table-cell>
          <table:table-cell office:value-type="float" office:value="0.000820211" calcext:value-type="float">
            <text:p>0.000820211</text:p>
          </table:table-cell>
          <table:table-cell/>
          <table:table-cell office:value-type="float" office:value="33.5929" calcext:value-type="float">
            <text:p>33.5929</text:p>
          </table:table-cell>
          <table:table-cell office:value-type="float" office:value="1.36414" calcext:value-type="float">
            <text:p>1.36414</text:p>
          </table:table-cell>
          <table:table-cell office:value-type="float" office:value="0.00638756" calcext:value-type="float">
            <text:p>0.00638756</text:p>
          </table:table-cell>
          <table:table-cell/>
          <table:table-cell office:value-type="float" office:value="32.599" calcext:value-type="float">
            <text:p>32.599</text:p>
          </table:table-cell>
          <table:table-cell office:value-type="float" office:value="1.44843" calcext:value-type="float">
            <text:p>1.44843</text:p>
          </table:table-cell>
          <table:table-cell office:value-type="float" office:value="0.0595694" calcext:value-type="float">
            <text:p>0.0595694</text:p>
          </table:table-cell>
          <table:table-cell/>
          <table:table-cell office:value-type="float" office:value="33.0287" calcext:value-type="float">
            <text:p>33.0287</text:p>
          </table:table-cell>
          <table:table-cell office:value-type="float" office:value="1.37595" calcext:value-type="float">
            <text:p>1.37595</text:p>
          </table:table-cell>
          <table:table-cell office:value-type="float" office:value="0.884788" calcext:value-type="float">
            <text:p>0.88478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3" calcext:value-type="float">
            <text:p>0.00046853</text:p>
          </table:table-cell>
          <table:table-cell/>
          <table:table-cell office:value-type="float" office:value="31.6461" calcext:value-type="float">
            <text:p>31.6461</text:p>
          </table:table-cell>
          <table:table-cell office:value-type="float" office:value="1.22018" calcext:value-type="float">
            <text:p>1.22018</text:p>
          </table:table-cell>
          <table:table-cell office:value-type="float" office:value="0.000802286" calcext:value-type="float">
            <text:p>0.000802286</text:p>
          </table:table-cell>
          <table:table-cell/>
          <table:table-cell office:value-type="float" office:value="32.8217" calcext:value-type="float">
            <text:p>32.8217</text:p>
          </table:table-cell>
          <table:table-cell office:value-type="float" office:value="1.31639" calcext:value-type="float">
            <text:p>1.31639</text:p>
          </table:table-cell>
          <table:table-cell office:value-type="float" office:value="0.000806865" calcext:value-type="float">
            <text:p>0.000806865</text:p>
          </table:table-cell>
          <table:table-cell/>
          <table:table-cell office:value-type="float" office:value="32.7427" calcext:value-type="float">
            <text:p>32.7427</text:p>
          </table:table-cell>
          <table:table-cell office:value-type="float" office:value="1.25141" calcext:value-type="float">
            <text:p>1.25141</text:p>
          </table:table-cell>
          <table:table-cell office:value-type="float" office:value="0.000826813" calcext:value-type="float">
            <text:p>0.000826813</text:p>
          </table:table-cell>
          <table:table-cell/>
          <table:table-cell office:value-type="float" office:value="33.8459" calcext:value-type="float">
            <text:p>33.8459</text:p>
          </table:table-cell>
          <table:table-cell office:value-type="float" office:value="1.30322" calcext:value-type="float">
            <text:p>1.30322</text:p>
          </table:table-cell>
          <table:table-cell office:value-type="float" office:value="0.00640639" calcext:value-type="float">
            <text:p>0.00640639</text:p>
          </table:table-cell>
          <table:table-cell/>
          <table:table-cell office:value-type="float" office:value="32.7175" calcext:value-type="float">
            <text:p>32.7175</text:p>
          </table:table-cell>
          <table:table-cell office:value-type="float" office:value="1.46841" calcext:value-type="float">
            <text:p>1.46841</text:p>
          </table:table-cell>
          <table:table-cell office:value-type="float" office:value="0.0605335" calcext:value-type="float">
            <text:p>0.0605335</text:p>
          </table:table-cell>
          <table:table-cell/>
          <table:table-cell office:value-type="float" office:value="32.6441" calcext:value-type="float">
            <text:p>32.6441</text:p>
          </table:table-cell>
          <table:table-cell office:value-type="float" office:value="1.42047" calcext:value-type="float">
            <text:p>1.42047</text:p>
          </table:table-cell>
          <table:table-cell office:value-type="float" office:value="0.930181" calcext:value-type="float">
            <text:p>0.930181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7599" calcext:value-type="float">
            <text:p>0.000467599</text:p>
          </table:table-cell>
          <table:table-cell/>
          <table:table-cell office:value-type="float" office:value="32.5042" calcext:value-type="float">
            <text:p>32.5042</text:p>
          </table:table-cell>
          <table:table-cell office:value-type="float" office:value="1.19488" calcext:value-type="float">
            <text:p>1.19488</text:p>
          </table:table-cell>
          <table:table-cell office:value-type="float" office:value="0.000812957" calcext:value-type="float">
            <text:p>0.000812957</text:p>
          </table:table-cell>
          <table:table-cell/>
          <table:table-cell office:value-type="float" office:value="32.6438" calcext:value-type="float">
            <text:p>32.6438</text:p>
          </table:table-cell>
          <table:table-cell office:value-type="float" office:value="1.26287" calcext:value-type="float">
            <text:p>1.26287</text:p>
          </table:table-cell>
          <table:table-cell office:value-type="float" office:value="0.000801335" calcext:value-type="float">
            <text:p>0.000801335</text:p>
          </table:table-cell>
          <table:table-cell/>
          <table:table-cell office:value-type="float" office:value="33.4184" calcext:value-type="float">
            <text:p>33.4184</text:p>
          </table:table-cell>
          <table:table-cell office:value-type="float" office:value="1.31695" calcext:value-type="float">
            <text:p>1.31695</text:p>
          </table:table-cell>
          <table:table-cell office:value-type="float" office:value="0.000826062" calcext:value-type="float">
            <text:p>0.000826062</text:p>
          </table:table-cell>
          <table:table-cell/>
          <table:table-cell office:value-type="float" office:value="31.6762" calcext:value-type="float">
            <text:p>31.6762</text:p>
          </table:table-cell>
          <table:table-cell office:value-type="float" office:value="1.42493" calcext:value-type="float">
            <text:p>1.42493</text:p>
          </table:table-cell>
          <table:table-cell office:value-type="float" office:value="0.00633002" calcext:value-type="float">
            <text:p>0.00633002</text:p>
          </table:table-cell>
          <table:table-cell/>
          <table:table-cell office:value-type="float" office:value="32.2518" calcext:value-type="float">
            <text:p>32.2518</text:p>
          </table:table-cell>
          <table:table-cell office:value-type="float" office:value="1.44603" calcext:value-type="float">
            <text:p>1.44603</text:p>
          </table:table-cell>
          <table:table-cell office:value-type="float" office:value="0.0589737" calcext:value-type="float">
            <text:p>0.0589737</text:p>
          </table:table-cell>
          <table:table-cell/>
          <table:table-cell office:value-type="float" office:value="33.6957" calcext:value-type="float">
            <text:p>33.6957</text:p>
          </table:table-cell>
          <table:table-cell office:value-type="float" office:value="1.31641" calcext:value-type="float">
            <text:p>1.31641</text:p>
          </table:table-cell>
          <table:table-cell office:value-type="float" office:value="0.759146" calcext:value-type="float">
            <text:p>0.75914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648" calcext:value-type="float">
            <text:p>0.000472648</text:p>
          </table:table-cell>
          <table:table-cell/>
          <table:table-cell office:value-type="float" office:value="32.068" calcext:value-type="float">
            <text:p>32.068</text:p>
          </table:table-cell>
          <table:table-cell office:value-type="float" office:value="1.24213" calcext:value-type="float">
            <text:p>1.24213</text:p>
          </table:table-cell>
          <table:table-cell office:value-type="float" office:value="0.000805663" calcext:value-type="float">
            <text:p>0.000805663</text:p>
          </table:table-cell>
          <table:table-cell/>
          <table:table-cell office:value-type="float" office:value="32.7191" calcext:value-type="float">
            <text:p>32.7191</text:p>
          </table:table-cell>
          <table:table-cell office:value-type="float" office:value="1.37544" calcext:value-type="float">
            <text:p>1.37544</text:p>
          </table:table-cell>
          <table:table-cell office:value-type="float" office:value="0.000803469" calcext:value-type="float">
            <text:p>0.000803469</text:p>
          </table:table-cell>
          <table:table-cell/>
          <table:table-cell office:value-type="float" office:value="32.4672" calcext:value-type="float">
            <text:p>32.4672</text:p>
          </table:table-cell>
          <table:table-cell office:value-type="float" office:value="1.38372" calcext:value-type="float">
            <text:p>1.38372</text:p>
          </table:table-cell>
          <table:table-cell office:value-type="float" office:value="0.000820301" calcext:value-type="float">
            <text:p>0.000820301</text:p>
          </table:table-cell>
          <table:table-cell/>
          <table:table-cell office:value-type="float" office:value="32.09" calcext:value-type="float">
            <text:p>32.09</text:p>
          </table:table-cell>
          <table:table-cell office:value-type="float" office:value="1.5604" calcext:value-type="float">
            <text:p>1.5604</text:p>
          </table:table-cell>
          <table:table-cell office:value-type="float" office:value="0.00641862" calcext:value-type="float">
            <text:p>0.00641862</text:p>
          </table:table-cell>
          <table:table-cell/>
          <table:table-cell office:value-type="float" office:value="32.0131" calcext:value-type="float">
            <text:p>32.0131</text:p>
          </table:table-cell>
          <table:table-cell office:value-type="float" office:value="1.44965" calcext:value-type="float">
            <text:p>1.44965</text:p>
          </table:table-cell>
          <table:table-cell office:value-type="float" office:value="0.0578473" calcext:value-type="float">
            <text:p>0.0578473</text:p>
          </table:table-cell>
          <table:table-cell/>
          <table:table-cell office:value-type="float" office:value="34.1521" calcext:value-type="float">
            <text:p>34.1521</text:p>
          </table:table-cell>
          <table:table-cell office:value-type="float" office:value="1.24008" calcext:value-type="float">
            <text:p>1.24008</text:p>
          </table:table-cell>
          <table:table-cell office:value-type="float" office:value="0.730644" calcext:value-type="float">
            <text:p>0.73064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887" calcext:value-type="float">
            <text:p>0.000471887</text:p>
          </table:table-cell>
          <table:table-cell/>
          <table:table-cell office:value-type="float" office:value="30.3262" calcext:value-type="float">
            <text:p>30.3262</text:p>
          </table:table-cell>
          <table:table-cell office:value-type="float" office:value="1.47311" calcext:value-type="float">
            <text:p>1.47311</text:p>
          </table:table-cell>
          <table:table-cell office:value-type="float" office:value="0.000796646" calcext:value-type="float">
            <text:p>0.000796646</text:p>
          </table:table-cell>
          <table:table-cell/>
          <table:table-cell office:value-type="float" office:value="31.3531" calcext:value-type="float">
            <text:p>31.3531</text:p>
          </table:table-cell>
          <table:table-cell office:value-type="float" office:value="1.47766" calcext:value-type="float">
            <text:p>1.47766</text:p>
          </table:table-cell>
          <table:table-cell office:value-type="float" office:value="0.000808869" calcext:value-type="float">
            <text:p>0.000808869</text:p>
          </table:table-cell>
          <table:table-cell/>
          <table:table-cell office:value-type="float" office:value="32.3567" calcext:value-type="float">
            <text:p>32.3567</text:p>
          </table:table-cell>
          <table:table-cell office:value-type="float" office:value="1.38142" calcext:value-type="float">
            <text:p>1.38142</text:p>
          </table:table-cell>
          <table:table-cell office:value-type="float" office:value="0.000813888" calcext:value-type="float">
            <text:p>0.000813888</text:p>
          </table:table-cell>
          <table:table-cell/>
          <table:table-cell office:value-type="float" office:value="33.5797" calcext:value-type="float">
            <text:p>33.5797</text:p>
          </table:table-cell>
          <table:table-cell office:value-type="float" office:value="1.28166" calcext:value-type="float">
            <text:p>1.28166</text:p>
          </table:table-cell>
          <table:table-cell office:value-type="float" office:value="0.00648483" calcext:value-type="float">
            <text:p>0.00648483</text:p>
          </table:table-cell>
          <table:table-cell/>
          <table:table-cell office:value-type="float" office:value="33.5464" calcext:value-type="float">
            <text:p>33.5464</text:p>
          </table:table-cell>
          <table:table-cell office:value-type="float" office:value="1.30293" calcext:value-type="float">
            <text:p>1.30293</text:p>
          </table:table-cell>
          <table:table-cell office:value-type="float" office:value="0.0601258" calcext:value-type="float">
            <text:p>0.0601258</text:p>
          </table:table-cell>
          <table:table-cell/>
          <table:table-cell office:value-type="float" office:value="34.0122" calcext:value-type="float">
            <text:p>34.0122</text:p>
          </table:table-cell>
          <table:table-cell office:value-type="float" office:value="1.3944" calcext:value-type="float">
            <text:p>1.3944</text:p>
          </table:table-cell>
          <table:table-cell office:value-type="float" office:value="0.708078" calcext:value-type="float">
            <text:p>0.70807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354" calcext:value-type="float">
            <text:p>0.000470354</text:p>
          </table:table-cell>
          <table:table-cell/>
          <table:table-cell office:value-type="float" office:value="30.294" calcext:value-type="float">
            <text:p>30.294</text:p>
          </table:table-cell>
          <table:table-cell office:value-type="float" office:value="1.38103" calcext:value-type="float">
            <text:p>1.38103</text:p>
          </table:table-cell>
          <table:table-cell office:value-type="float" office:value="0.000802958" calcext:value-type="float">
            <text:p>0.000802958</text:p>
          </table:table-cell>
          <table:table-cell/>
          <table:table-cell office:value-type="float" office:value="33.7247" calcext:value-type="float">
            <text:p>33.7247</text:p>
          </table:table-cell>
          <table:table-cell office:value-type="float" office:value="1.2396" calcext:value-type="float">
            <text:p>1.2396</text:p>
          </table:table-cell>
          <table:table-cell office:value-type="float" office:value="0.000802247" calcext:value-type="float">
            <text:p>0.000802247</text:p>
          </table:table-cell>
          <table:table-cell/>
          <table:table-cell office:value-type="float" office:value="32.9173" calcext:value-type="float">
            <text:p>32.9173</text:p>
          </table:table-cell>
          <table:table-cell office:value-type="float" office:value="1.27733" calcext:value-type="float">
            <text:p>1.27733</text:p>
          </table:table-cell>
          <table:table-cell office:value-type="float" office:value="0.000813869" calcext:value-type="float">
            <text:p>0.000813869</text:p>
          </table:table-cell>
          <table:table-cell/>
          <table:table-cell office:value-type="float" office:value="33.2077" calcext:value-type="float">
            <text:p>33.2077</text:p>
          </table:table-cell>
          <table:table-cell office:value-type="float" office:value="1.38238" calcext:value-type="float">
            <text:p>1.38238</text:p>
          </table:table-cell>
          <table:table-cell office:value-type="float" office:value="0.00657529" calcext:value-type="float">
            <text:p>0.00657529</text:p>
          </table:table-cell>
          <table:table-cell/>
          <table:table-cell office:value-type="float" office:value="32.4825" calcext:value-type="float">
            <text:p>32.4825</text:p>
          </table:table-cell>
          <table:table-cell office:value-type="float" office:value="1.44112" calcext:value-type="float">
            <text:p>1.44112</text:p>
          </table:table-cell>
          <table:table-cell office:value-type="float" office:value="0.0588805" calcext:value-type="float">
            <text:p>0.0588805</text:p>
          </table:table-cell>
          <table:table-cell/>
          <table:table-cell office:value-type="float" office:value="34.4395" calcext:value-type="float">
            <text:p>34.4395</text:p>
          </table:table-cell>
          <table:table-cell office:value-type="float" office:value="1.23353" calcext:value-type="float">
            <text:p>1.23353</text:p>
          </table:table-cell>
          <table:table-cell office:value-type="float" office:value="0.7269" calcext:value-type="float">
            <text:p>0.726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528" calcext:value-type="float">
            <text:p>0.000467528</text:p>
          </table:table-cell>
          <table:table-cell/>
          <table:table-cell office:value-type="float" office:value="32.2467" calcext:value-type="float">
            <text:p>32.2467</text:p>
          </table:table-cell>
          <table:table-cell office:value-type="float" office:value="1.19205" calcext:value-type="float">
            <text:p>1.19205</text:p>
          </table:table-cell>
          <table:table-cell office:value-type="float" office:value="0.000800253" calcext:value-type="float">
            <text:p>0.000800253</text:p>
          </table:table-cell>
          <table:table-cell/>
          <table:table-cell office:value-type="float" office:value="31.5476" calcext:value-type="float">
            <text:p>31.5476</text:p>
          </table:table-cell>
          <table:table-cell office:value-type="float" office:value="1.46098" calcext:value-type="float">
            <text:p>1.46098</text:p>
          </table:table-cell>
          <table:table-cell office:value-type="float" office:value="0.000803189" calcext:value-type="float">
            <text:p>0.000803189</text:p>
          </table:table-cell>
          <table:table-cell/>
          <table:table-cell office:value-type="float" office:value="32.6577" calcext:value-type="float">
            <text:p>32.6577</text:p>
          </table:table-cell>
          <table:table-cell office:value-type="float" office:value="1.33442" calcext:value-type="float">
            <text:p>1.33442</text:p>
          </table:table-cell>
          <table:table-cell office:value-type="float" office:value="0.00081979" calcext:value-type="float">
            <text:p>0.00081979</text:p>
          </table:table-cell>
          <table:table-cell/>
          <table:table-cell office:value-type="float" office:value="32.5598" calcext:value-type="float">
            <text:p>32.5598</text:p>
          </table:table-cell>
          <table:table-cell office:value-type="float" office:value="1.32373" calcext:value-type="float">
            <text:p>1.32373</text:p>
          </table:table-cell>
          <table:table-cell office:value-type="float" office:value="0.00635031" calcext:value-type="float">
            <text:p>0.00635031</text:p>
          </table:table-cell>
          <table:table-cell/>
          <table:table-cell office:value-type="float" office:value="34.3639" calcext:value-type="float">
            <text:p>34.3639</text:p>
          </table:table-cell>
          <table:table-cell office:value-type="float" office:value="1.38853" calcext:value-type="float">
            <text:p>1.38853</text:p>
          </table:table-cell>
          <table:table-cell office:value-type="float" office:value="0.06021" calcext:value-type="float">
            <text:p>0.06021</text:p>
          </table:table-cell>
          <table:table-cell/>
          <table:table-cell office:value-type="float" office:value="33.2132" calcext:value-type="float">
            <text:p>33.2132</text:p>
          </table:table-cell>
          <table:table-cell office:value-type="float" office:value="1.31464" calcext:value-type="float">
            <text:p>1.31464</text:p>
          </table:table-cell>
          <table:table-cell office:value-type="float" office:value="0.59041" calcext:value-type="float">
            <text:p>0.5904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5863" calcext:value-type="float">
            <text:p>0.000475863</text:p>
          </table:table-cell>
          <table:table-cell/>
          <table:table-cell office:value-type="float" office:value="31.1551" calcext:value-type="float">
            <text:p>31.1551</text:p>
          </table:table-cell>
          <table:table-cell office:value-type="float" office:value="1.3428" calcext:value-type="float">
            <text:p>1.3428</text:p>
          </table:table-cell>
          <table:table-cell office:value-type="float" office:value="0.000799652" calcext:value-type="float">
            <text:p>0.000799652</text:p>
          </table:table-cell>
          <table:table-cell/>
          <table:table-cell office:value-type="float" office:value="32.377" calcext:value-type="float">
            <text:p>32.377</text:p>
          </table:table-cell>
          <table:table-cell office:value-type="float" office:value="1.39779" calcext:value-type="float">
            <text:p>1.39779</text:p>
          </table:table-cell>
          <table:table-cell office:value-type="float" office:value="0.000803038" calcext:value-type="float">
            <text:p>0.000803038</text:p>
          </table:table-cell>
          <table:table-cell/>
          <table:table-cell office:value-type="float" office:value="31.4461" calcext:value-type="float">
            <text:p>31.4461</text:p>
          </table:table-cell>
          <table:table-cell office:value-type="float" office:value="1.44667" calcext:value-type="float">
            <text:p>1.44667</text:p>
          </table:table-cell>
          <table:table-cell office:value-type="float" office:value="0.000816834" calcext:value-type="float">
            <text:p>0.000816834</text:p>
          </table:table-cell>
          <table:table-cell/>
          <table:table-cell office:value-type="float" office:value="34.8003" calcext:value-type="float">
            <text:p>34.8003</text:p>
          </table:table-cell>
          <table:table-cell office:value-type="float" office:value="1.26863" calcext:value-type="float">
            <text:p>1.26863</text:p>
          </table:table-cell>
          <table:table-cell office:value-type="float" office:value="0.00648822" calcext:value-type="float">
            <text:p>0.00648822</text:p>
          </table:table-cell>
          <table:table-cell/>
          <table:table-cell office:value-type="float" office:value="33.183" calcext:value-type="float">
            <text:p>33.183</text:p>
          </table:table-cell>
          <table:table-cell office:value-type="float" office:value="1.31174" calcext:value-type="float">
            <text:p>1.31174</text:p>
          </table:table-cell>
          <table:table-cell office:value-type="float" office:value="0.0583915" calcext:value-type="float">
            <text:p>0.0583915</text:p>
          </table:table-cell>
          <table:table-cell/>
          <table:table-cell office:value-type="float" office:value="33.4625" calcext:value-type="float">
            <text:p>33.4625</text:p>
          </table:table-cell>
          <table:table-cell office:value-type="float" office:value="1.29235" calcext:value-type="float">
            <text:p>1.29235</text:p>
          </table:table-cell>
          <table:table-cell office:value-type="float" office:value="0.607114" calcext:value-type="float">
            <text:p>0.60711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93" calcext:value-type="float">
            <text:p>0.00046893</text:p>
          </table:table-cell>
          <table:table-cell/>
          <table:table-cell office:value-type="float" office:value="32.2983" calcext:value-type="float">
            <text:p>32.2983</text:p>
          </table:table-cell>
          <table:table-cell office:value-type="float" office:value="1.16944" calcext:value-type="float">
            <text:p>1.16944</text:p>
          </table:table-cell>
          <table:table-cell office:value-type="float" office:value="0.000799532" calcext:value-type="float">
            <text:p>0.000799532</text:p>
          </table:table-cell>
          <table:table-cell/>
          <table:table-cell office:value-type="float" office:value="32.5016" calcext:value-type="float">
            <text:p>32.5016</text:p>
          </table:table-cell>
          <table:table-cell office:value-type="float" office:value="1.32704" calcext:value-type="float">
            <text:p>1.32704</text:p>
          </table:table-cell>
          <table:table-cell office:value-type="float" office:value="0.00080919" calcext:value-type="float">
            <text:p>0.00080919</text:p>
          </table:table-cell>
          <table:table-cell/>
          <table:table-cell office:value-type="float" office:value="33.0919" calcext:value-type="float">
            <text:p>33.0919</text:p>
          </table:table-cell>
          <table:table-cell office:value-type="float" office:value="1.33415" calcext:value-type="float">
            <text:p>1.33415</text:p>
          </table:table-cell>
          <table:table-cell office:value-type="float" office:value="0.000820992" calcext:value-type="float">
            <text:p>0.000820992</text:p>
          </table:table-cell>
          <table:table-cell/>
          <table:table-cell office:value-type="float" office:value="34.2844" calcext:value-type="float">
            <text:p>34.2844</text:p>
          </table:table-cell>
          <table:table-cell office:value-type="float" office:value="1.24231" calcext:value-type="float">
            <text:p>1.24231</text:p>
          </table:table-cell>
          <table:table-cell office:value-type="float" office:value="0.00649504" calcext:value-type="float">
            <text:p>0.00649504</text:p>
          </table:table-cell>
          <table:table-cell/>
          <table:table-cell office:value-type="float" office:value="33.4731" calcext:value-type="float">
            <text:p>33.4731</text:p>
          </table:table-cell>
          <table:table-cell office:value-type="float" office:value="1.31509" calcext:value-type="float">
            <text:p>1.31509</text:p>
          </table:table-cell>
          <table:table-cell office:value-type="float" office:value="0.0585851" calcext:value-type="float">
            <text:p>0.0585851</text:p>
          </table:table-cell>
          <table:table-cell/>
          <table:table-cell office:value-type="float" office:value="33.5706" calcext:value-type="float">
            <text:p>33.5706</text:p>
          </table:table-cell>
          <table:table-cell office:value-type="float" office:value="1.25278" calcext:value-type="float">
            <text:p>1.25278</text:p>
          </table:table-cell>
          <table:table-cell office:value-type="float" office:value="0.7234" calcext:value-type="float">
            <text:p>0.723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6153" calcext:value-type="float">
            <text:p>0.000486153</text:p>
          </table:table-cell>
          <table:table-cell/>
          <table:table-cell office:value-type="float" office:value="32.9836" calcext:value-type="float">
            <text:p>32.9836</text:p>
          </table:table-cell>
          <table:table-cell office:value-type="float" office:value="1.10276" calcext:value-type="float">
            <text:p>1.10276</text:p>
          </table:table-cell>
          <table:table-cell office:value-type="float" office:value="0.000803048" calcext:value-type="float">
            <text:p>0.000803048</text:p>
          </table:table-cell>
          <table:table-cell/>
          <table:table-cell office:value-type="float" office:value="32.6205" calcext:value-type="float">
            <text:p>32.6205</text:p>
          </table:table-cell>
          <table:table-cell office:value-type="float" office:value="1.31827" calcext:value-type="float">
            <text:p>1.31827</text:p>
          </table:table-cell>
          <table:table-cell office:value-type="float" office:value="0.000805573" calcext:value-type="float">
            <text:p>0.000805573</text:p>
          </table:table-cell>
          <table:table-cell/>
          <table:table-cell office:value-type="float" office:value="32.7893" calcext:value-type="float">
            <text:p>32.7893</text:p>
          </table:table-cell>
          <table:table-cell office:value-type="float" office:value="1.39618" calcext:value-type="float">
            <text:p>1.39618</text:p>
          </table:table-cell>
          <table:table-cell office:value-type="float" office:value="0.000822745" calcext:value-type="float">
            <text:p>0.000822745</text:p>
          </table:table-cell>
          <table:table-cell/>
          <table:table-cell office:value-type="float" office:value="33.5374" calcext:value-type="float">
            <text:p>33.5374</text:p>
          </table:table-cell>
          <table:table-cell office:value-type="float" office:value="1.30861" calcext:value-type="float">
            <text:p>1.30861</text:p>
          </table:table-cell>
          <table:table-cell office:value-type="float" office:value="0.00641027" calcext:value-type="float">
            <text:p>0.00641027</text:p>
          </table:table-cell>
          <table:table-cell/>
          <table:table-cell office:value-type="float" office:value="33.2838" calcext:value-type="float">
            <text:p>33.2838</text:p>
          </table:table-cell>
          <table:table-cell office:value-type="float" office:value="1.3975" calcext:value-type="float">
            <text:p>1.3975</text:p>
          </table:table-cell>
          <table:table-cell office:value-type="float" office:value="0.0589151" calcext:value-type="float">
            <text:p>0.0589151</text:p>
          </table:table-cell>
          <table:table-cell/>
          <table:table-cell office:value-type="float" office:value="33.2422" calcext:value-type="float">
            <text:p>33.2422</text:p>
          </table:table-cell>
          <table:table-cell office:value-type="float" office:value="1.3026" calcext:value-type="float">
            <text:p>1.3026</text:p>
          </table:table-cell>
          <table:table-cell office:value-type="float" office:value="0.662402" calcext:value-type="float">
            <text:p>0.66240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69" calcext:value-type="float">
            <text:p>0.00046869</text:p>
          </table:table-cell>
          <table:table-cell/>
          <table:table-cell office:value-type="float" office:value="32.6548" calcext:value-type="float">
            <text:p>32.6548</text:p>
          </table:table-cell>
          <table:table-cell office:value-type="float" office:value="1.16173" calcext:value-type="float">
            <text:p>1.16173</text:p>
          </table:table-cell>
          <table:table-cell office:value-type="float" office:value="0.000804201" calcext:value-type="float">
            <text:p>0.000804201</text:p>
          </table:table-cell>
          <table:table-cell/>
          <table:table-cell office:value-type="float" office:value="32.8776" calcext:value-type="float">
            <text:p>32.8776</text:p>
          </table:table-cell>
          <table:table-cell office:value-type="float" office:value="1.27782" calcext:value-type="float">
            <text:p>1.27782</text:p>
          </table:table-cell>
          <table:table-cell office:value-type="float" office:value="0.000805052" calcext:value-type="float">
            <text:p>0.000805052</text:p>
          </table:table-cell>
          <table:table-cell/>
          <table:table-cell office:value-type="float" office:value="33.0229" calcext:value-type="float">
            <text:p>33.0229</text:p>
          </table:table-cell>
          <table:table-cell office:value-type="float" office:value="1.33886" calcext:value-type="float">
            <text:p>1.33886</text:p>
          </table:table-cell>
          <table:table-cell office:value-type="float" office:value="0.000818808" calcext:value-type="float">
            <text:p>0.000818808</text:p>
          </table:table-cell>
          <table:table-cell/>
          <table:table-cell office:value-type="float" office:value="34.6129" calcext:value-type="float">
            <text:p>34.6129</text:p>
          </table:table-cell>
          <table:table-cell office:value-type="float" office:value="1.21927" calcext:value-type="float">
            <text:p>1.21927</text:p>
          </table:table-cell>
          <table:table-cell office:value-type="float" office:value="0.0065223" calcext:value-type="float">
            <text:p>0.0065223</text:p>
          </table:table-cell>
          <table:table-cell/>
          <table:table-cell office:value-type="float" office:value="33.0738" calcext:value-type="float">
            <text:p>33.0738</text:p>
          </table:table-cell>
          <table:table-cell office:value-type="float" office:value="1.41503" calcext:value-type="float">
            <text:p>1.41503</text:p>
          </table:table-cell>
          <table:table-cell office:value-type="float" office:value="0.0594124" calcext:value-type="float">
            <text:p>0.0594124</text:p>
          </table:table-cell>
          <table:table-cell/>
          <table:table-cell office:value-type="float" office:value="34.4542" calcext:value-type="float">
            <text:p>34.4542</text:p>
          </table:table-cell>
          <table:table-cell office:value-type="float" office:value="1.21569" calcext:value-type="float">
            <text:p>1.21569</text:p>
          </table:table-cell>
          <table:table-cell office:value-type="float" office:value="0.607491" calcext:value-type="float">
            <text:p>0.60749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8809" calcext:value-type="float">
            <text:p>0.000478809</text:p>
          </table:table-cell>
          <table:table-cell/>
          <table:table-cell office:value-type="float" office:value="30.6494" calcext:value-type="float">
            <text:p>30.6494</text:p>
          </table:table-cell>
          <table:table-cell office:value-type="float" office:value="1.39977" calcext:value-type="float">
            <text:p>1.39977</text:p>
          </table:table-cell>
          <table:table-cell office:value-type="float" office:value="0.000794743" calcext:value-type="float">
            <text:p>0.000794743</text:p>
          </table:table-cell>
          <table:table-cell/>
          <table:table-cell office:value-type="float" office:value="32.7876" calcext:value-type="float">
            <text:p>32.7876</text:p>
          </table:table-cell>
          <table:table-cell office:value-type="float" office:value="1.33299" calcext:value-type="float">
            <text:p>1.33299</text:p>
          </table:table-cell>
          <table:table-cell office:value-type="float" office:value="0.000810322" calcext:value-type="float">
            <text:p>0.000810322</text:p>
          </table:table-cell>
          <table:table-cell/>
          <table:table-cell office:value-type="float" office:value="31.9966" calcext:value-type="float">
            <text:p>31.9966</text:p>
          </table:table-cell>
          <table:table-cell office:value-type="float" office:value="1.37917" calcext:value-type="float">
            <text:p>1.37917</text:p>
          </table:table-cell>
          <table:table-cell office:value-type="float" office:value="0.000847972" calcext:value-type="float">
            <text:p>0.000847972</text:p>
          </table:table-cell>
          <table:table-cell/>
          <table:table-cell office:value-type="float" office:value="33.8806" calcext:value-type="float">
            <text:p>33.8806</text:p>
          </table:table-cell>
          <table:table-cell office:value-type="float" office:value="1.2871" calcext:value-type="float">
            <text:p>1.2871</text:p>
          </table:table-cell>
          <table:table-cell office:value-type="float" office:value="0.00640344" calcext:value-type="float">
            <text:p>0.00640344</text:p>
          </table:table-cell>
          <table:table-cell/>
          <table:table-cell office:value-type="float" office:value="32.8243" calcext:value-type="float">
            <text:p>32.8243</text:p>
          </table:table-cell>
          <table:table-cell office:value-type="float" office:value="1.33941" calcext:value-type="float">
            <text:p>1.33941</text:p>
          </table:table-cell>
          <table:table-cell office:value-type="float" office:value="0.0585028" calcext:value-type="float">
            <text:p>0.0585028</text:p>
          </table:table-cell>
          <table:table-cell/>
          <table:table-cell office:value-type="float" office:value="32.8737" calcext:value-type="float">
            <text:p>32.8737</text:p>
          </table:table-cell>
          <table:table-cell office:value-type="float" office:value="1.4634" calcext:value-type="float">
            <text:p>1.4634</text:p>
          </table:table-cell>
          <table:table-cell office:value-type="float" office:value="0.597223" calcext:value-type="float">
            <text:p>0.59722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42" calcext:value-type="float">
            <text:p>0.00046842</text:p>
          </table:table-cell>
          <table:table-cell/>
          <table:table-cell office:value-type="float" office:value="32.6308" calcext:value-type="float">
            <text:p>32.6308</text:p>
          </table:table-cell>
          <table:table-cell office:value-type="float" office:value="1.21162" calcext:value-type="float">
            <text:p>1.21162</text:p>
          </table:table-cell>
          <table:table-cell office:value-type="float" office:value="0.000800654" calcext:value-type="float">
            <text:p>0.000800654</text:p>
          </table:table-cell>
          <table:table-cell/>
          <table:table-cell office:value-type="float" office:value="33.517" calcext:value-type="float">
            <text:p>33.517</text:p>
          </table:table-cell>
          <table:table-cell office:value-type="float" office:value="1.17143" calcext:value-type="float">
            <text:p>1.17143</text:p>
          </table:table-cell>
          <table:table-cell office:value-type="float" office:value="0.000803729" calcext:value-type="float">
            <text:p>0.000803729</text:p>
          </table:table-cell>
          <table:table-cell/>
          <table:table-cell office:value-type="float" office:value="32.4312" calcext:value-type="float">
            <text:p>32.4312</text:p>
          </table:table-cell>
          <table:table-cell office:value-type="float" office:value="1.44592" calcext:value-type="float">
            <text:p>1.44592</text:p>
          </table:table-cell>
          <table:table-cell office:value-type="float" office:value="0.000816794" calcext:value-type="float">
            <text:p>0.000816794</text:p>
          </table:table-cell>
          <table:table-cell/>
          <table:table-cell office:value-type="float" office:value="31.82" calcext:value-type="float">
            <text:p>31.82</text:p>
          </table:table-cell>
          <table:table-cell office:value-type="float" office:value="1.43023" calcext:value-type="float">
            <text:p>1.43023</text:p>
          </table:table-cell>
          <table:table-cell office:value-type="float" office:value="0.00640355" calcext:value-type="float">
            <text:p>0.00640355</text:p>
          </table:table-cell>
          <table:table-cell/>
          <table:table-cell office:value-type="float" office:value="33.8393" calcext:value-type="float">
            <text:p>33.8393</text:p>
          </table:table-cell>
          <table:table-cell office:value-type="float" office:value="1.26204" calcext:value-type="float">
            <text:p>1.26204</text:p>
          </table:table-cell>
          <table:table-cell office:value-type="float" office:value="0.059561" calcext:value-type="float">
            <text:p>0.059561</text:p>
          </table:table-cell>
          <table:table-cell/>
          <table:table-cell office:value-type="float" office:value="33.8599" calcext:value-type="float">
            <text:p>33.8599</text:p>
          </table:table-cell>
          <table:table-cell office:value-type="float" office:value="1.30752" calcext:value-type="float">
            <text:p>1.30752</text:p>
          </table:table-cell>
          <table:table-cell office:value-type="float" office:value="0.605936" calcext:value-type="float">
            <text:p>0.60593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277" calcext:value-type="float">
            <text:p>0.000472277</text:p>
          </table:table-cell>
          <table:table-cell/>
          <table:table-cell office:value-type="float" office:value="31.1224" calcext:value-type="float">
            <text:p>31.1224</text:p>
          </table:table-cell>
          <table:table-cell office:value-type="float" office:value="1.28618" calcext:value-type="float">
            <text:p>1.28618</text:p>
          </table:table-cell>
          <table:table-cell office:value-type="float" office:value="0.000800013" calcext:value-type="float">
            <text:p>0.000800013</text:p>
          </table:table-cell>
          <table:table-cell/>
          <table:table-cell office:value-type="float" office:value="31.6855" calcext:value-type="float">
            <text:p>31.6855</text:p>
          </table:table-cell>
          <table:table-cell office:value-type="float" office:value="1.31232" calcext:value-type="float">
            <text:p>1.31232</text:p>
          </table:table-cell>
          <table:table-cell office:value-type="float" office:value="0.000800824" calcext:value-type="float">
            <text:p>0.000800824</text:p>
          </table:table-cell>
          <table:table-cell/>
          <table:table-cell office:value-type="float" office:value="31.9293" calcext:value-type="float">
            <text:p>31.9293</text:p>
          </table:table-cell>
          <table:table-cell office:value-type="float" office:value="1.36643" calcext:value-type="float">
            <text:p>1.36643</text:p>
          </table:table-cell>
          <table:table-cell office:value-type="float" office:value="0.000826252" calcext:value-type="float">
            <text:p>0.000826252</text:p>
          </table:table-cell>
          <table:table-cell/>
          <table:table-cell office:value-type="float" office:value="31.2993" calcext:value-type="float">
            <text:p>31.2993</text:p>
          </table:table-cell>
          <table:table-cell office:value-type="float" office:value="1.47329" calcext:value-type="float">
            <text:p>1.47329</text:p>
          </table:table-cell>
          <table:table-cell office:value-type="float" office:value="0.00641966" calcext:value-type="float">
            <text:p>0.00641966</text:p>
          </table:table-cell>
          <table:table-cell/>
          <table:table-cell office:value-type="float" office:value="33.7402" calcext:value-type="float">
            <text:p>33.7402</text:p>
          </table:table-cell>
          <table:table-cell office:value-type="float" office:value="1.3299" calcext:value-type="float">
            <text:p>1.3299</text:p>
          </table:table-cell>
          <table:table-cell office:value-type="float" office:value="0.0594526" calcext:value-type="float">
            <text:p>0.0594526</text:p>
          </table:table-cell>
          <table:table-cell/>
          <table:table-cell office:value-type="float" office:value="33.8892" calcext:value-type="float">
            <text:p>33.8892</text:p>
          </table:table-cell>
          <table:table-cell office:value-type="float" office:value="1.26626" calcext:value-type="float">
            <text:p>1.26626</text:p>
          </table:table-cell>
          <table:table-cell office:value-type="float" office:value="0.699112" calcext:value-type="float">
            <text:p>0.69911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86" calcext:value-type="float">
            <text:p>0.00046886</text:p>
          </table:table-cell>
          <table:table-cell/>
          <table:table-cell office:value-type="float" office:value="32.9316" calcext:value-type="float">
            <text:p>32.9316</text:p>
          </table:table-cell>
          <table:table-cell office:value-type="float" office:value="1.16669" calcext:value-type="float">
            <text:p>1.16669</text:p>
          </table:table-cell>
          <table:table-cell office:value-type="float" office:value="0.000796866" calcext:value-type="float">
            <text:p>0.000796866</text:p>
          </table:table-cell>
          <table:table-cell/>
          <table:table-cell office:value-type="float" office:value="31.8653" calcext:value-type="float">
            <text:p>31.8653</text:p>
          </table:table-cell>
          <table:table-cell office:value-type="float" office:value="1.32235" calcext:value-type="float">
            <text:p>1.32235</text:p>
          </table:table-cell>
          <table:table-cell office:value-type="float" office:value="0.000806965" calcext:value-type="float">
            <text:p>0.000806965</text:p>
          </table:table-cell>
          <table:table-cell/>
          <table:table-cell office:value-type="float" office:value="32.9732" calcext:value-type="float">
            <text:p>32.9732</text:p>
          </table:table-cell>
          <table:table-cell office:value-type="float" office:value="1.26398" calcext:value-type="float">
            <text:p>1.26398</text:p>
          </table:table-cell>
          <table:table-cell office:value-type="float" office:value="0.000817726" calcext:value-type="float">
            <text:p>0.000817726</text:p>
          </table:table-cell>
          <table:table-cell/>
          <table:table-cell office:value-type="float" office:value="33.6445" calcext:value-type="float">
            <text:p>33.6445</text:p>
          </table:table-cell>
          <table:table-cell office:value-type="float" office:value="1.29517" calcext:value-type="float">
            <text:p>1.29517</text:p>
          </table:table-cell>
          <table:table-cell office:value-type="float" office:value="0.0064156" calcext:value-type="float">
            <text:p>0.0064156</text:p>
          </table:table-cell>
          <table:table-cell/>
          <table:table-cell office:value-type="float" office:value="35.7706" calcext:value-type="float">
            <text:p>35.7706</text:p>
          </table:table-cell>
          <table:table-cell office:value-type="float" office:value="1.17202" calcext:value-type="float">
            <text:p>1.17202</text:p>
          </table:table-cell>
          <table:table-cell office:value-type="float" office:value="0.0599515" calcext:value-type="float">
            <text:p>0.0599515</text:p>
          </table:table-cell>
          <table:table-cell/>
          <table:table-cell office:value-type="float" office:value="33.3457" calcext:value-type="float">
            <text:p>33.3457</text:p>
          </table:table-cell>
          <table:table-cell office:value-type="float" office:value="1.26762" calcext:value-type="float">
            <text:p>1.26762</text:p>
          </table:table-cell>
          <table:table-cell office:value-type="float" office:value="0.697927" calcext:value-type="float">
            <text:p>0.69792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119" calcext:value-type="float">
            <text:p>0.000473119</text:p>
          </table:table-cell>
          <table:table-cell/>
          <table:table-cell office:value-type="float" office:value="31.9615" calcext:value-type="float">
            <text:p>31.9615</text:p>
          </table:table-cell>
          <table:table-cell office:value-type="float" office:value="1.18222" calcext:value-type="float">
            <text:p>1.18222</text:p>
          </table:table-cell>
          <table:table-cell office:value-type="float" office:value="0.000800283" calcext:value-type="float">
            <text:p>0.000800283</text:p>
          </table:table-cell>
          <table:table-cell/>
          <table:table-cell office:value-type="float" office:value="32.4342" calcext:value-type="float">
            <text:p>32.4342</text:p>
          </table:table-cell>
          <table:table-cell office:value-type="float" office:value="1.36278" calcext:value-type="float">
            <text:p>1.36278</text:p>
          </table:table-cell>
          <table:table-cell office:value-type="float" office:value="0.000807858" calcext:value-type="float">
            <text:p>0.000807858</text:p>
          </table:table-cell>
          <table:table-cell/>
          <table:table-cell office:value-type="float" office:value="33.6045" calcext:value-type="float">
            <text:p>33.6045</text:p>
          </table:table-cell>
          <table:table-cell office:value-type="float" office:value="1.27647" calcext:value-type="float">
            <text:p>1.27647</text:p>
          </table:table-cell>
          <table:table-cell office:value-type="float" office:value="0.000814209" calcext:value-type="float">
            <text:p>0.000814209</text:p>
          </table:table-cell>
          <table:table-cell/>
          <table:table-cell office:value-type="float" office:value="33.5787" calcext:value-type="float">
            <text:p>33.5787</text:p>
          </table:table-cell>
          <table:table-cell office:value-type="float" office:value="1.45737" calcext:value-type="float">
            <text:p>1.45737</text:p>
          </table:table-cell>
          <table:table-cell office:value-type="float" office:value="0.00646408" calcext:value-type="float">
            <text:p>0.00646408</text:p>
          </table:table-cell>
          <table:table-cell/>
          <table:table-cell office:value-type="float" office:value="33.7654" calcext:value-type="float">
            <text:p>33.7654</text:p>
          </table:table-cell>
          <table:table-cell office:value-type="float" office:value="1.28249" calcext:value-type="float">
            <text:p>1.28249</text:p>
          </table:table-cell>
          <table:table-cell office:value-type="float" office:value="0.0582907" calcext:value-type="float">
            <text:p>0.0582907</text:p>
          </table:table-cell>
          <table:table-cell/>
          <table:table-cell office:value-type="float" office:value="33.7729" calcext:value-type="float">
            <text:p>33.7729</text:p>
          </table:table-cell>
          <table:table-cell office:value-type="float" office:value="1.27248" calcext:value-type="float">
            <text:p>1.27248</text:p>
          </table:table-cell>
          <table:table-cell office:value-type="float" office:value="0.615371" calcext:value-type="float">
            <text:p>0.61537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6" calcext:value-type="float">
            <text:p>0.0004686</text:p>
          </table:table-cell>
          <table:table-cell/>
          <table:table-cell office:value-type="float" office:value="32.8492" calcext:value-type="float">
            <text:p>32.8492</text:p>
          </table:table-cell>
          <table:table-cell office:value-type="float" office:value="1.29903" calcext:value-type="float">
            <text:p>1.29903</text:p>
          </table:table-cell>
          <table:table-cell office:value-type="float" office:value="0.000816794" calcext:value-type="float">
            <text:p>0.000816794</text:p>
          </table:table-cell>
          <table:table-cell/>
          <table:table-cell office:value-type="float" office:value="32.2642" calcext:value-type="float">
            <text:p>32.2642</text:p>
          </table:table-cell>
          <table:table-cell office:value-type="float" office:value="1.31862" calcext:value-type="float">
            <text:p>1.31862</text:p>
          </table:table-cell>
          <table:table-cell office:value-type="float" office:value="0.000797428" calcext:value-type="float">
            <text:p>0.000797428</text:p>
          </table:table-cell>
          <table:table-cell/>
          <table:table-cell office:value-type="float" office:value="33.4109" calcext:value-type="float">
            <text:p>33.4109</text:p>
          </table:table-cell>
          <table:table-cell office:value-type="float" office:value="1.30662" calcext:value-type="float">
            <text:p>1.30662</text:p>
          </table:table-cell>
          <table:table-cell office:value-type="float" office:value="0.000814219" calcext:value-type="float">
            <text:p>0.000814219</text:p>
          </table:table-cell>
          <table:table-cell/>
          <table:table-cell office:value-type="float" office:value="35.3719" calcext:value-type="float">
            <text:p>35.3719</text:p>
          </table:table-cell>
          <table:table-cell office:value-type="float" office:value="1.16939" calcext:value-type="float">
            <text:p>1.16939</text:p>
          </table:table-cell>
          <table:table-cell office:value-type="float" office:value="0.00651827" calcext:value-type="float">
            <text:p>0.00651827</text:p>
          </table:table-cell>
          <table:table-cell/>
          <table:table-cell office:value-type="float" office:value="33.3083" calcext:value-type="float">
            <text:p>33.3083</text:p>
          </table:table-cell>
          <table:table-cell office:value-type="float" office:value="1.27714" calcext:value-type="float">
            <text:p>1.27714</text:p>
          </table:table-cell>
          <table:table-cell office:value-type="float" office:value="0.0598659" calcext:value-type="float">
            <text:p>0.0598659</text:p>
          </table:table-cell>
          <table:table-cell/>
          <table:table-cell office:value-type="float" office:value="31.9677" calcext:value-type="float">
            <text:p>31.9677</text:p>
          </table:table-cell>
          <table:table-cell office:value-type="float" office:value="1.51038" calcext:value-type="float">
            <text:p>1.51038</text:p>
          </table:table-cell>
          <table:table-cell office:value-type="float" office:value="0.586377" calcext:value-type="float">
            <text:p>0.58637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756" calcext:value-type="float">
            <text:p>0.000476756</text:p>
          </table:table-cell>
          <table:table-cell/>
          <table:table-cell office:value-type="float" office:value="31.2156" calcext:value-type="float">
            <text:p>31.2156</text:p>
          </table:table-cell>
          <table:table-cell office:value-type="float" office:value="1.28504" calcext:value-type="float">
            <text:p>1.28504</text:p>
          </table:table-cell>
          <table:table-cell office:value-type="float" office:value="0.000811834" calcext:value-type="float">
            <text:p>0.000811834</text:p>
          </table:table-cell>
          <table:table-cell/>
          <table:table-cell office:value-type="float" office:value="30.8607" calcext:value-type="float">
            <text:p>30.8607</text:p>
          </table:table-cell>
          <table:table-cell office:value-type="float" office:value="1.44587" calcext:value-type="float">
            <text:p>1.44587</text:p>
          </table:table-cell>
          <table:table-cell office:value-type="float" office:value="0.000802458" calcext:value-type="float">
            <text:p>0.000802458</text:p>
          </table:table-cell>
          <table:table-cell/>
          <table:table-cell office:value-type="float" office:value="34.6272" calcext:value-type="float">
            <text:p>34.6272</text:p>
          </table:table-cell>
          <table:table-cell office:value-type="float" office:value="1.15291" calcext:value-type="float">
            <text:p>1.15291</text:p>
          </table:table-cell>
          <table:table-cell office:value-type="float" office:value="0.000823376" calcext:value-type="float">
            <text:p>0.000823376</text:p>
          </table:table-cell>
          <table:table-cell/>
          <table:table-cell office:value-type="float" office:value="32.0808" calcext:value-type="float">
            <text:p>32.0808</text:p>
          </table:table-cell>
          <table:table-cell office:value-type="float" office:value="1.40087" calcext:value-type="float">
            <text:p>1.40087</text:p>
          </table:table-cell>
          <table:table-cell office:value-type="float" office:value="0.00639695" calcext:value-type="float">
            <text:p>0.00639695</text:p>
          </table:table-cell>
          <table:table-cell/>
          <table:table-cell office:value-type="float" office:value="32.3954" calcext:value-type="float">
            <text:p>32.3954</text:p>
          </table:table-cell>
          <table:table-cell office:value-type="float" office:value="1.52687" calcext:value-type="float">
            <text:p>1.52687</text:p>
          </table:table-cell>
          <table:table-cell office:value-type="float" office:value="0.0895848" calcext:value-type="float">
            <text:p>0.0895848</text:p>
          </table:table-cell>
          <table:table-cell/>
          <table:table-cell office:value-type="float" office:value="32.6328" calcext:value-type="float">
            <text:p>32.6328</text:p>
          </table:table-cell>
          <table:table-cell office:value-type="float" office:value="1.48231" calcext:value-type="float">
            <text:p>1.48231</text:p>
          </table:table-cell>
          <table:table-cell office:value-type="float" office:value="0.5906" calcext:value-type="float">
            <text:p>0.590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95" calcext:value-type="float">
            <text:p>0.00046895</text:p>
          </table:table-cell>
          <table:table-cell/>
          <table:table-cell office:value-type="float" office:value="31.6587" calcext:value-type="float">
            <text:p>31.6587</text:p>
          </table:table-cell>
          <table:table-cell office:value-type="float" office:value="1.23304" calcext:value-type="float">
            <text:p>1.23304</text:p>
          </table:table-cell>
          <table:table-cell office:value-type="float" office:value="0.000804481" calcext:value-type="float">
            <text:p>0.000804481</text:p>
          </table:table-cell>
          <table:table-cell/>
          <table:table-cell office:value-type="float" office:value="32.5742" calcext:value-type="float">
            <text:p>32.5742</text:p>
          </table:table-cell>
          <table:table-cell office:value-type="float" office:value="1.28492" calcext:value-type="float">
            <text:p>1.28492</text:p>
          </table:table-cell>
          <table:table-cell office:value-type="float" office:value="0.000801766" calcext:value-type="float">
            <text:p>0.000801766</text:p>
          </table:table-cell>
          <table:table-cell/>
          <table:table-cell office:value-type="float" office:value="32.9815" calcext:value-type="float">
            <text:p>32.9815</text:p>
          </table:table-cell>
          <table:table-cell office:value-type="float" office:value="1.32831" calcext:value-type="float">
            <text:p>1.32831</text:p>
          </table:table-cell>
          <table:table-cell office:value-type="float" office:value="0.000817355" calcext:value-type="float">
            <text:p>0.000817355</text:p>
          </table:table-cell>
          <table:table-cell/>
          <table:table-cell office:value-type="float" office:value="33.3786" calcext:value-type="float">
            <text:p>33.3786</text:p>
          </table:table-cell>
          <table:table-cell office:value-type="float" office:value="1.4105" calcext:value-type="float">
            <text:p>1.4105</text:p>
          </table:table-cell>
          <table:table-cell office:value-type="float" office:value="0.0064621" calcext:value-type="float">
            <text:p>0.0064621</text:p>
          </table:table-cell>
          <table:table-cell/>
          <table:table-cell office:value-type="float" office:value="33.9079" calcext:value-type="float">
            <text:p>33.9079</text:p>
          </table:table-cell>
          <table:table-cell office:value-type="float" office:value="1.29087" calcext:value-type="float">
            <text:p>1.29087</text:p>
          </table:table-cell>
          <table:table-cell office:value-type="float" office:value="0.0935552" calcext:value-type="float">
            <text:p>0.0935552</text:p>
          </table:table-cell>
          <table:table-cell/>
          <table:table-cell office:value-type="float" office:value="34.58" calcext:value-type="float">
            <text:p>34.58</text:p>
          </table:table-cell>
          <table:table-cell office:value-type="float" office:value="1.19709" calcext:value-type="float">
            <text:p>1.19709</text:p>
          </table:table-cell>
          <table:table-cell office:value-type="float" office:value="0.599005" calcext:value-type="float">
            <text:p>0.59900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209" calcext:value-type="float">
            <text:p>0.000473209</text:p>
          </table:table-cell>
          <table:table-cell/>
          <table:table-cell office:value-type="float" office:value="31.5928" calcext:value-type="float">
            <text:p>31.5928</text:p>
          </table:table-cell>
          <table:table-cell office:value-type="float" office:value="1.30427" calcext:value-type="float">
            <text:p>1.30427</text:p>
          </table:table-cell>
          <table:table-cell office:value-type="float" office:value="0.000802738" calcext:value-type="float">
            <text:p>0.000802738</text:p>
          </table:table-cell>
          <table:table-cell/>
          <table:table-cell office:value-type="float" office:value="33.5136" calcext:value-type="float">
            <text:p>33.5136</text:p>
          </table:table-cell>
          <table:table-cell office:value-type="float" office:value="1.2341" calcext:value-type="float">
            <text:p>1.2341</text:p>
          </table:table-cell>
          <table:table-cell office:value-type="float" office:value="0.000805513" calcext:value-type="float">
            <text:p>0.000805513</text:p>
          </table:table-cell>
          <table:table-cell/>
          <table:table-cell office:value-type="float" office:value="33.3624" calcext:value-type="float">
            <text:p>33.3624</text:p>
          </table:table-cell>
          <table:table-cell office:value-type="float" office:value="1.20278" calcext:value-type="float">
            <text:p>1.20278</text:p>
          </table:table-cell>
          <table:table-cell office:value-type="float" office:value="0.000819539" calcext:value-type="float">
            <text:p>0.000819539</text:p>
          </table:table-cell>
          <table:table-cell/>
          <table:table-cell office:value-type="float" office:value="33.6849" calcext:value-type="float">
            <text:p>33.6849</text:p>
          </table:table-cell>
          <table:table-cell office:value-type="float" office:value="1.34785" calcext:value-type="float">
            <text:p>1.34785</text:p>
          </table:table-cell>
          <table:table-cell office:value-type="float" office:value="0.00641636" calcext:value-type="float">
            <text:p>0.00641636</text:p>
          </table:table-cell>
          <table:table-cell/>
          <table:table-cell office:value-type="float" office:value="33.6641" calcext:value-type="float">
            <text:p>33.6641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0.0921344" calcext:value-type="float">
            <text:p>0.0921344</text:p>
          </table:table-cell>
          <table:table-cell/>
          <table:table-cell office:value-type="float" office:value="32.8882" calcext:value-type="float">
            <text:p>32.8882</text:p>
          </table:table-cell>
          <table:table-cell office:value-type="float" office:value="1.46413" calcext:value-type="float">
            <text:p>1.46413</text:p>
          </table:table-cell>
          <table:table-cell office:value-type="float" office:value="0.596348" calcext:value-type="float">
            <text:p>0.59634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891" calcext:value-type="float">
            <text:p>0.000468891</text:p>
          </table:table-cell>
          <table:table-cell/>
          <table:table-cell office:value-type="float" office:value="32.6595" calcext:value-type="float">
            <text:p>32.6595</text:p>
          </table:table-cell>
          <table:table-cell office:value-type="float" office:value="1.12825" calcext:value-type="float">
            <text:p>1.12825</text:p>
          </table:table-cell>
          <table:table-cell office:value-type="float" office:value="0.00083055" calcext:value-type="float">
            <text:p>0.00083055</text:p>
          </table:table-cell>
          <table:table-cell/>
          <table:table-cell office:value-type="float" office:value="32.3003" calcext:value-type="float">
            <text:p>32.3003</text:p>
          </table:table-cell>
          <table:table-cell office:value-type="float" office:value="1.36594" calcext:value-type="float">
            <text:p>1.36594</text:p>
          </table:table-cell>
          <table:table-cell office:value-type="float" office:value="0.000807376" calcext:value-type="float">
            <text:p>0.000807376</text:p>
          </table:table-cell>
          <table:table-cell/>
          <table:table-cell office:value-type="float" office:value="33.1012" calcext:value-type="float">
            <text:p>33.1012</text:p>
          </table:table-cell>
          <table:table-cell office:value-type="float" office:value="1.456" calcext:value-type="float">
            <text:p>1.456</text:p>
          </table:table-cell>
          <table:table-cell office:value-type="float" office:value="0.000820331" calcext:value-type="float">
            <text:p>0.000820331</text:p>
          </table:table-cell>
          <table:table-cell/>
          <table:table-cell office:value-type="float" office:value="31.9011" calcext:value-type="float">
            <text:p>31.9011</text:p>
          </table:table-cell>
          <table:table-cell office:value-type="float" office:value="1.45134" calcext:value-type="float">
            <text:p>1.45134</text:p>
          </table:table-cell>
          <table:table-cell office:value-type="float" office:value="0.00640745" calcext:value-type="float">
            <text:p>0.00640745</text:p>
          </table:table-cell>
          <table:table-cell/>
          <table:table-cell office:value-type="float" office:value="33.6879" calcext:value-type="float">
            <text:p>33.6879</text:p>
          </table:table-cell>
          <table:table-cell office:value-type="float" office:value="1.37865" calcext:value-type="float">
            <text:p>1.37865</text:p>
          </table:table-cell>
          <table:table-cell office:value-type="float" office:value="0.0912315" calcext:value-type="float">
            <text:p>0.0912315</text:p>
          </table:table-cell>
          <table:table-cell/>
          <table:table-cell office:value-type="float" office:value="33.6511" calcext:value-type="float">
            <text:p>33.6511</text:p>
          </table:table-cell>
          <table:table-cell office:value-type="float" office:value="1.31312" calcext:value-type="float">
            <text:p>1.31312</text:p>
          </table:table-cell>
          <table:table-cell office:value-type="float" office:value="0.600185" calcext:value-type="float">
            <text:p>0.60018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263" calcext:value-type="float">
            <text:p>0.000475263</text:p>
          </table:table-cell>
          <table:table-cell/>
          <table:table-cell office:value-type="float" office:value="31.6728" calcext:value-type="float">
            <text:p>31.6728</text:p>
          </table:table-cell>
          <table:table-cell office:value-type="float" office:value="1.21466" calcext:value-type="float">
            <text:p>1.21466</text:p>
          </table:table-cell>
          <table:table-cell office:value-type="float" office:value="0.000799271" calcext:value-type="float">
            <text:p>0.000799271</text:p>
          </table:table-cell>
          <table:table-cell/>
          <table:table-cell office:value-type="float" office:value="31.9244" calcext:value-type="float">
            <text:p>31.9244</text:p>
          </table:table-cell>
          <table:table-cell office:value-type="float" office:value="1.26393" calcext:value-type="float">
            <text:p>1.26393</text:p>
          </table:table-cell>
          <table:table-cell office:value-type="float" office:value="0.000800954" calcext:value-type="float">
            <text:p>0.000800954</text:p>
          </table:table-cell>
          <table:table-cell/>
          <table:table-cell office:value-type="float" office:value="33.0535" calcext:value-type="float">
            <text:p>33.0535</text:p>
          </table:table-cell>
          <table:table-cell office:value-type="float" office:value="1.3859" calcext:value-type="float">
            <text:p>1.3859</text:p>
          </table:table-cell>
          <table:table-cell office:value-type="float" office:value="0.00081998" calcext:value-type="float">
            <text:p>0.00081998</text:p>
          </table:table-cell>
          <table:table-cell/>
          <table:table-cell office:value-type="float" office:value="34.7235" calcext:value-type="float">
            <text:p>34.7235</text:p>
          </table:table-cell>
          <table:table-cell office:value-type="float" office:value="1.26962" calcext:value-type="float">
            <text:p>1.26962</text:p>
          </table:table-cell>
          <table:table-cell office:value-type="float" office:value="0.00647858" calcext:value-type="float">
            <text:p>0.00647858</text:p>
          </table:table-cell>
          <table:table-cell/>
          <table:table-cell office:value-type="float" office:value="33.581" calcext:value-type="float">
            <text:p>33.581</text:p>
          </table:table-cell>
          <table:table-cell office:value-type="float" office:value="1.34195" calcext:value-type="float">
            <text:p>1.34195</text:p>
          </table:table-cell>
          <table:table-cell office:value-type="float" office:value="0.0923245" calcext:value-type="float">
            <text:p>0.0923245</text:p>
          </table:table-cell>
          <table:table-cell/>
          <table:table-cell office:value-type="float" office:value="32.0545" calcext:value-type="float">
            <text:p>32.0545</text:p>
          </table:table-cell>
          <table:table-cell office:value-type="float" office:value="1.41311" calcext:value-type="float">
            <text:p>1.41311</text:p>
          </table:table-cell>
          <table:table-cell office:value-type="float" office:value="0.59347" calcext:value-type="float">
            <text:p>0.5934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702" calcext:value-type="float">
            <text:p>0.000474702</text:p>
          </table:table-cell>
          <table:table-cell/>
          <table:table-cell office:value-type="float" office:value="32.0656" calcext:value-type="float">
            <text:p>32.0656</text:p>
          </table:table-cell>
          <table:table-cell office:value-type="float" office:value="1.18229" calcext:value-type="float">
            <text:p>1.18229</text:p>
          </table:table-cell>
          <table:table-cell office:value-type="float" office:value="0.000797979" calcext:value-type="float">
            <text:p>0.000797979</text:p>
          </table:table-cell>
          <table:table-cell/>
          <table:table-cell office:value-type="float" office:value="33.247" calcext:value-type="float">
            <text:p>33.247</text:p>
          </table:table-cell>
          <table:table-cell office:value-type="float" office:value="1.27821" calcext:value-type="float">
            <text:p>1.27821</text:p>
          </table:table-cell>
          <table:table-cell office:value-type="float" office:value="0.000803459" calcext:value-type="float">
            <text:p>0.000803459</text:p>
          </table:table-cell>
          <table:table-cell/>
          <table:table-cell office:value-type="float" office:value="32.9462" calcext:value-type="float">
            <text:p>32.9462</text:p>
          </table:table-cell>
          <table:table-cell office:value-type="float" office:value="1.33747" calcext:value-type="float">
            <text:p>1.33747</text:p>
          </table:table-cell>
          <table:table-cell office:value-type="float" office:value="0.000821833" calcext:value-type="float">
            <text:p>0.000821833</text:p>
          </table:table-cell>
          <table:table-cell/>
          <table:table-cell office:value-type="float" office:value="33.9163" calcext:value-type="float">
            <text:p>33.9163</text:p>
          </table:table-cell>
          <table:table-cell office:value-type="float" office:value="1.27954" calcext:value-type="float">
            <text:p>1.27954</text:p>
          </table:table-cell>
          <table:table-cell office:value-type="float" office:value="0.00642169" calcext:value-type="float">
            <text:p>0.00642169</text:p>
          </table:table-cell>
          <table:table-cell/>
          <table:table-cell office:value-type="float" office:value="35.4727" calcext:value-type="float">
            <text:p>35.4727</text:p>
          </table:table-cell>
          <table:table-cell office:value-type="float" office:value="1.19699" calcext:value-type="float">
            <text:p>1.19699</text:p>
          </table:table-cell>
          <table:table-cell office:value-type="float" office:value="0.0930391" calcext:value-type="float">
            <text:p>0.0930391</text:p>
          </table:table-cell>
          <table:table-cell/>
          <table:table-cell office:value-type="float" office:value="31.6167" calcext:value-type="float">
            <text:p>31.6167</text:p>
          </table:table-cell>
          <table:table-cell office:value-type="float" office:value="1.45285" calcext:value-type="float">
            <text:p>1.45285</text:p>
          </table:table-cell>
          <table:table-cell office:value-type="float" office:value="0.585099" calcext:value-type="float">
            <text:p>0.58509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039" calcext:value-type="float">
            <text:p>0.000468039</text:p>
          </table:table-cell>
          <table:table-cell/>
          <table:table-cell office:value-type="float" office:value="32.473" calcext:value-type="float">
            <text:p>32.473</text:p>
          </table:table-cell>
          <table:table-cell office:value-type="float" office:value="1.14835" calcext:value-type="float">
            <text:p>1.14835</text:p>
          </table:table-cell>
          <table:table-cell office:value-type="float" office:value="0.000790195" calcext:value-type="float">
            <text:p>0.000790195</text:p>
          </table:table-cell>
          <table:table-cell/>
          <table:table-cell office:value-type="float" office:value="32.6112" calcext:value-type="float">
            <text:p>32.6112</text:p>
          </table:table-cell>
          <table:table-cell office:value-type="float" office:value="1.3073" calcext:value-type="float">
            <text:p>1.3073</text:p>
          </table:table-cell>
          <table:table-cell office:value-type="float" office:value="0.000801735" calcext:value-type="float">
            <text:p>0.000801735</text:p>
          </table:table-cell>
          <table:table-cell/>
          <table:table-cell office:value-type="float" office:value="31.6186" calcext:value-type="float">
            <text:p>31.6186</text:p>
          </table:table-cell>
          <table:table-cell office:value-type="float" office:value="1.50512" calcext:value-type="float">
            <text:p>1.50512</text:p>
          </table:table-cell>
          <table:table-cell office:value-type="float" office:value="0.00081449" calcext:value-type="float">
            <text:p>0.00081449</text:p>
          </table:table-cell>
          <table:table-cell/>
          <table:table-cell office:value-type="float" office:value="33.9302" calcext:value-type="float">
            <text:p>33.9302</text:p>
          </table:table-cell>
          <table:table-cell office:value-type="float" office:value="1.25444" calcext:value-type="float">
            <text:p>1.25444</text:p>
          </table:table-cell>
          <table:table-cell office:value-type="float" office:value="0.00650426" calcext:value-type="float">
            <text:p>0.00650426</text:p>
          </table:table-cell>
          <table:table-cell/>
          <table:table-cell office:value-type="float" office:value="32.9653" calcext:value-type="float">
            <text:p>32.9653</text:p>
          </table:table-cell>
          <table:table-cell office:value-type="float" office:value="1.31221" calcext:value-type="float">
            <text:p>1.31221</text:p>
          </table:table-cell>
          <table:table-cell office:value-type="float" office:value="0.0903475" calcext:value-type="float">
            <text:p>0.0903475</text:p>
          </table:table-cell>
          <table:table-cell/>
          <table:table-cell office:value-type="float" office:value="32.0717" calcext:value-type="float">
            <text:p>32.0717</text:p>
          </table:table-cell>
          <table:table-cell office:value-type="float" office:value="1.4491" calcext:value-type="float">
            <text:p>1.4491</text:p>
          </table:table-cell>
          <table:table-cell office:value-type="float" office:value="0.592583" calcext:value-type="float">
            <text:p>0.59258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455" calcext:value-type="float">
            <text:p>0.000476455</text:p>
          </table:table-cell>
          <table:table-cell/>
          <table:table-cell office:value-type="float" office:value="30.0427" calcext:value-type="float">
            <text:p>30.0427</text:p>
          </table:table-cell>
          <table:table-cell office:value-type="float" office:value="1.31718" calcext:value-type="float">
            <text:p>1.31718</text:p>
          </table:table-cell>
          <table:table-cell office:value-type="float" office:value="0.000794903" calcext:value-type="float">
            <text:p>0.000794903</text:p>
          </table:table-cell>
          <table:table-cell/>
          <table:table-cell office:value-type="float" office:value="32.5852" calcext:value-type="float">
            <text:p>32.5852</text:p>
          </table:table-cell>
          <table:table-cell office:value-type="float" office:value="1.26914" calcext:value-type="float">
            <text:p>1.26914</text:p>
          </table:table-cell>
          <table:table-cell office:value-type="float" office:value="0.000803159" calcext:value-type="float">
            <text:p>0.000803159</text:p>
          </table:table-cell>
          <table:table-cell/>
          <table:table-cell office:value-type="float" office:value="33.171" calcext:value-type="float">
            <text:p>33.171</text:p>
          </table:table-cell>
          <table:table-cell office:value-type="float" office:value="1.25678" calcext:value-type="float">
            <text:p>1.25678</text:p>
          </table:table-cell>
          <table:table-cell office:value-type="float" office:value="0.000826723" calcext:value-type="float">
            <text:p>0.000826723</text:p>
          </table:table-cell>
          <table:table-cell/>
          <table:table-cell office:value-type="float" office:value="32.1121" calcext:value-type="float">
            <text:p>32.1121</text:p>
          </table:table-cell>
          <table:table-cell office:value-type="float" office:value="1.44219" calcext:value-type="float">
            <text:p>1.44219</text:p>
          </table:table-cell>
          <table:table-cell office:value-type="float" office:value="0.0064181" calcext:value-type="float">
            <text:p>0.0064181</text:p>
          </table:table-cell>
          <table:table-cell/>
          <table:table-cell office:value-type="float" office:value="33.8087" calcext:value-type="float">
            <text:p>33.8087</text:p>
          </table:table-cell>
          <table:table-cell office:value-type="float" office:value="1.30838" calcext:value-type="float">
            <text:p>1.30838</text:p>
          </table:table-cell>
          <table:table-cell office:value-type="float" office:value="0.0908724" calcext:value-type="float">
            <text:p>0.0908724</text:p>
          </table:table-cell>
          <table:table-cell/>
          <table:table-cell office:value-type="float" office:value="33.887" calcext:value-type="float">
            <text:p>33.887</text:p>
          </table:table-cell>
          <table:table-cell office:value-type="float" office:value="1.24401" calcext:value-type="float">
            <text:p>1.24401</text:p>
          </table:table-cell>
          <table:table-cell office:value-type="float" office:value="0.595417" calcext:value-type="float">
            <text:p>0.59541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916" calcext:value-type="float">
            <text:p>0.000471916</text:p>
          </table:table-cell>
          <table:table-cell/>
          <table:table-cell office:value-type="float" office:value="31.6788" calcext:value-type="float">
            <text:p>31.6788</text:p>
          </table:table-cell>
          <table:table-cell office:value-type="float" office:value="1.29527" calcext:value-type="float">
            <text:p>1.29527</text:p>
          </table:table-cell>
          <table:table-cell office:value-type="float" office:value="0.000791386" calcext:value-type="float">
            <text:p>0.000791386</text:p>
          </table:table-cell>
          <table:table-cell/>
          <table:table-cell office:value-type="float" office:value="30.8312" calcext:value-type="float">
            <text:p>30.8312</text:p>
          </table:table-cell>
          <table:table-cell office:value-type="float" office:value="1.41955" calcext:value-type="float">
            <text:p>1.41955</text:p>
          </table:table-cell>
          <table:table-cell office:value-type="float" office:value="0.000810162" calcext:value-type="float">
            <text:p>0.000810162</text:p>
          </table:table-cell>
          <table:table-cell/>
          <table:table-cell office:value-type="float" office:value="33.2078" calcext:value-type="float">
            <text:p>33.2078</text:p>
          </table:table-cell>
          <table:table-cell office:value-type="float" office:value="1.38789" calcext:value-type="float">
            <text:p>1.38789</text:p>
          </table:table-cell>
          <table:table-cell office:value-type="float" office:value="0.000826402" calcext:value-type="float">
            <text:p>0.000826402</text:p>
          </table:table-cell>
          <table:table-cell/>
          <table:table-cell office:value-type="float" office:value="32.3336" calcext:value-type="float">
            <text:p>32.3336</text:p>
          </table:table-cell>
          <table:table-cell office:value-type="float" office:value="1.35584" calcext:value-type="float">
            <text:p>1.35584</text:p>
          </table:table-cell>
          <table:table-cell office:value-type="float" office:value="0.00637915" calcext:value-type="float">
            <text:p>0.00637915</text:p>
          </table:table-cell>
          <table:table-cell/>
          <table:table-cell office:value-type="float" office:value="33.8577" calcext:value-type="float">
            <text:p>33.8577</text:p>
          </table:table-cell>
          <table:table-cell office:value-type="float" office:value="1.3128" calcext:value-type="float">
            <text:p>1.3128</text:p>
          </table:table-cell>
          <table:table-cell office:value-type="float" office:value="0.0921243" calcext:value-type="float">
            <text:p>0.0921243</text:p>
          </table:table-cell>
          <table:table-cell/>
          <table:table-cell office:value-type="float" office:value="33.4581" calcext:value-type="float">
            <text:p>33.4581</text:p>
          </table:table-cell>
          <table:table-cell office:value-type="float" office:value="1.19318" calcext:value-type="float">
            <text:p>1.19318</text:p>
          </table:table-cell>
          <table:table-cell office:value-type="float" office:value="0.600528" calcext:value-type="float">
            <text:p>0.60052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655" calcext:value-type="float">
            <text:p>0.000471655</text:p>
          </table:table-cell>
          <table:table-cell/>
          <table:table-cell office:value-type="float" office:value="32.1355" calcext:value-type="float">
            <text:p>32.1355</text:p>
          </table:table-cell>
          <table:table-cell office:value-type="float" office:value="1.13969" calcext:value-type="float">
            <text:p>1.13969</text:p>
          </table:table-cell>
          <table:table-cell office:value-type="float" office:value="0.000800002" calcext:value-type="float">
            <text:p>0.000800002</text:p>
          </table:table-cell>
          <table:table-cell/>
          <table:table-cell office:value-type="float" office:value="32.7388" calcext:value-type="float">
            <text:p>32.7388</text:p>
          </table:table-cell>
          <table:table-cell office:value-type="float" office:value="1.32419" calcext:value-type="float">
            <text:p>1.32419</text:p>
          </table:table-cell>
          <table:table-cell office:value-type="float" office:value="0.000801014" calcext:value-type="float">
            <text:p>0.000801014</text:p>
          </table:table-cell>
          <table:table-cell/>
          <table:table-cell office:value-type="float" office:value="33.1057" calcext:value-type="float">
            <text:p>33.1057</text:p>
          </table:table-cell>
          <table:table-cell office:value-type="float" office:value="1.23972" calcext:value-type="float">
            <text:p>1.23972</text:p>
          </table:table-cell>
          <table:table-cell office:value-type="float" office:value="0.000820572" calcext:value-type="float">
            <text:p>0.000820572</text:p>
          </table:table-cell>
          <table:table-cell/>
          <table:table-cell office:value-type="float" office:value="35.0294" calcext:value-type="float">
            <text:p>35.0294</text:p>
          </table:table-cell>
          <table:table-cell office:value-type="float" office:value="1.06232" calcext:value-type="float">
            <text:p>1.06232</text:p>
          </table:table-cell>
          <table:table-cell office:value-type="float" office:value="0.00648887" calcext:value-type="float">
            <text:p>0.00648887</text:p>
          </table:table-cell>
          <table:table-cell/>
          <table:table-cell office:value-type="float" office:value="33.3772" calcext:value-type="float">
            <text:p>33.3772</text:p>
          </table:table-cell>
          <table:table-cell office:value-type="float" office:value="1.31992" calcext:value-type="float">
            <text:p>1.31992</text:p>
          </table:table-cell>
          <table:table-cell office:value-type="float" office:value="0.091054" calcext:value-type="float">
            <text:p>0.091054</text:p>
          </table:table-cell>
          <table:table-cell/>
          <table:table-cell office:value-type="float" office:value="33.783" calcext:value-type="float">
            <text:p>33.783</text:p>
          </table:table-cell>
          <table:table-cell office:value-type="float" office:value="1.40402" calcext:value-type="float">
            <text:p>1.40402</text:p>
          </table:table-cell>
          <table:table-cell office:value-type="float" office:value="0.591052" calcext:value-type="float">
            <text:p>0.591052</text:p>
          </table:table-cell>
        </table:table-row>
        <table:table-row table:style-name="ro1">
          <table:table-cell office:value-type="float" office:value="0.03998" calcext:value-type="float">
            <text:p>0.03998</text:p>
          </table:table-cell>
          <table:table-cell office:value-type="float" office:value="0" calcext:value-type="float">
            <text:p>0</text:p>
          </table:table-cell>
          <table:table-cell office:value-type="float" office:value="0.000472287" calcext:value-type="float">
            <text:p>0.000472287</text:p>
          </table:table-cell>
          <table:table-cell/>
          <table:table-cell office:value-type="float" office:value="33.206" calcext:value-type="float">
            <text:p>33.206</text:p>
          </table:table-cell>
          <table:table-cell office:value-type="float" office:value="1.24826" calcext:value-type="float">
            <text:p>1.24826</text:p>
          </table:table-cell>
          <table:table-cell office:value-type="float" office:value="0.000796246" calcext:value-type="float">
            <text:p>0.000796246</text:p>
          </table:table-cell>
          <table:table-cell/>
          <table:table-cell office:value-type="float" office:value="31.0059" calcext:value-type="float">
            <text:p>31.0059</text:p>
          </table:table-cell>
          <table:table-cell office:value-type="float" office:value="1.35112" calcext:value-type="float">
            <text:p>1.35112</text:p>
          </table:table-cell>
          <table:table-cell office:value-type="float" office:value="0.000807757" calcext:value-type="float">
            <text:p>0.000807757</text:p>
          </table:table-cell>
          <table:table-cell/>
          <table:table-cell office:value-type="float" office:value="33.9257" calcext:value-type="float">
            <text:p>33.9257</text:p>
          </table:table-cell>
          <table:table-cell office:value-type="float" office:value="1.27542" calcext:value-type="float">
            <text:p>1.27542</text:p>
          </table:table-cell>
          <table:table-cell office:value-type="float" office:value="0.000816223" calcext:value-type="float">
            <text:p>0.000816223</text:p>
          </table:table-cell>
          <table:table-cell/>
          <table:table-cell office:value-type="float" office:value="33.0767" calcext:value-type="float">
            <text:p>33.0767</text:p>
          </table:table-cell>
          <table:table-cell office:value-type="float" office:value="1.35285" calcext:value-type="float">
            <text:p>1.35285</text:p>
          </table:table-cell>
          <table:table-cell office:value-type="float" office:value="0.00642816" calcext:value-type="float">
            <text:p>0.00642816</text:p>
          </table:table-cell>
          <table:table-cell/>
          <table:table-cell office:value-type="float" office:value="33.0502" calcext:value-type="float">
            <text:p>33.0502</text:p>
          </table:table-cell>
          <table:table-cell office:value-type="float" office:value="1.40086" calcext:value-type="float">
            <text:p>1.40086</text:p>
          </table:table-cell>
          <table:table-cell office:value-type="float" office:value="0.0912803" calcext:value-type="float">
            <text:p>0.0912803</text:p>
          </table:table-cell>
          <table:table-cell/>
          <table:table-cell office:value-type="float" office:value="31.0097" calcext:value-type="float">
            <text:p>31.0097</text:p>
          </table:table-cell>
          <table:table-cell office:value-type="float" office:value="1.56539" calcext:value-type="float">
            <text:p>1.56539</text:p>
          </table:table-cell>
          <table:table-cell office:value-type="float" office:value="0.585608" calcext:value-type="float">
            <text:p>0.58560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915" calcext:value-type="float">
            <text:p>0.000470915</text:p>
          </table:table-cell>
          <table:table-cell/>
          <table:table-cell office:value-type="float" office:value="31.784" calcext:value-type="float">
            <text:p>31.784</text:p>
          </table:table-cell>
          <table:table-cell office:value-type="float" office:value="1.19111" calcext:value-type="float">
            <text:p>1.19111</text:p>
          </table:table-cell>
          <table:table-cell office:value-type="float" office:value="0.000794763" calcext:value-type="float">
            <text:p>0.000794763</text:p>
          </table:table-cell>
          <table:table-cell/>
          <table:table-cell office:value-type="float" office:value="34.599" calcext:value-type="float">
            <text:p>34.599</text:p>
          </table:table-cell>
          <table:table-cell office:value-type="float" office:value="1.1516" calcext:value-type="float">
            <text:p>1.1516</text:p>
          </table:table-cell>
          <table:table-cell office:value-type="float" office:value="0.000805092" calcext:value-type="float">
            <text:p>0.000805092</text:p>
          </table:table-cell>
          <table:table-cell/>
          <table:table-cell office:value-type="float" office:value="30.9121" calcext:value-type="float">
            <text:p>30.9121</text:p>
          </table:table-cell>
          <table:table-cell office:value-type="float" office:value="1.49841" calcext:value-type="float">
            <text:p>1.49841</text:p>
          </table:table-cell>
          <table:table-cell office:value-type="float" office:value="0.000816684" calcext:value-type="float">
            <text:p>0.000816684</text:p>
          </table:table-cell>
          <table:table-cell/>
          <table:table-cell office:value-type="float" office:value="32.0513" calcext:value-type="float">
            <text:p>32.0513</text:p>
          </table:table-cell>
          <table:table-cell office:value-type="float" office:value="1.42464" calcext:value-type="float">
            <text:p>1.42464</text:p>
          </table:table-cell>
          <table:table-cell office:value-type="float" office:value="0.00641107" calcext:value-type="float">
            <text:p>0.00641107</text:p>
          </table:table-cell>
          <table:table-cell/>
          <table:table-cell office:value-type="float" office:value="31.31" calcext:value-type="float">
            <text:p>31.31</text:p>
          </table:table-cell>
          <table:table-cell office:value-type="float" office:value="1.51712" calcext:value-type="float">
            <text:p>1.51712</text:p>
          </table:table-cell>
          <table:table-cell office:value-type="float" office:value="0.0907944" calcext:value-type="float">
            <text:p>0.0907944</text:p>
          </table:table-cell>
          <table:table-cell/>
          <table:table-cell office:value-type="float" office:value="31.9804" calcext:value-type="float">
            <text:p>31.9804</text:p>
          </table:table-cell>
          <table:table-cell office:value-type="float" office:value="1.42826" calcext:value-type="float">
            <text:p>1.42826</text:p>
          </table:table-cell>
          <table:table-cell office:value-type="float" office:value="0.592105" calcext:value-type="float">
            <text:p>0.59210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871" calcext:value-type="float">
            <text:p>0.000468871</text:p>
          </table:table-cell>
          <table:table-cell/>
          <table:table-cell office:value-type="float" office:value="30.3025" calcext:value-type="float">
            <text:p>30.3025</text:p>
          </table:table-cell>
          <table:table-cell office:value-type="float" office:value="1.3729" calcext:value-type="float">
            <text:p>1.3729</text:p>
          </table:table-cell>
          <table:table-cell office:value-type="float" office:value="0.000792008" calcext:value-type="float">
            <text:p>0.000792008</text:p>
          </table:table-cell>
          <table:table-cell/>
          <table:table-cell office:value-type="float" office:value="31.6504" calcext:value-type="float">
            <text:p>31.6504</text:p>
          </table:table-cell>
          <table:table-cell office:value-type="float" office:value="1.46034" calcext:value-type="float">
            <text:p>1.46034</text:p>
          </table:table-cell>
          <table:table-cell office:value-type="float" office:value="0.000807346" calcext:value-type="float">
            <text:p>0.000807346</text:p>
          </table:table-cell>
          <table:table-cell/>
          <table:table-cell office:value-type="float" office:value="32.7284" calcext:value-type="float">
            <text:p>32.7284</text:p>
          </table:table-cell>
          <table:table-cell office:value-type="float" office:value="1.29567" calcext:value-type="float">
            <text:p>1.29567</text:p>
          </table:table-cell>
          <table:table-cell office:value-type="float" office:value="0.000817275" calcext:value-type="float">
            <text:p>0.000817275</text:p>
          </table:table-cell>
          <table:table-cell/>
          <table:table-cell office:value-type="float" office:value="33.952" calcext:value-type="float">
            <text:p>33.952</text:p>
          </table:table-cell>
          <table:table-cell office:value-type="float" office:value="1.17411" calcext:value-type="float">
            <text:p>1.17411</text:p>
          </table:table-cell>
          <table:table-cell office:value-type="float" office:value="0.00646914" calcext:value-type="float">
            <text:p>0.00646914</text:p>
          </table:table-cell>
          <table:table-cell/>
          <table:table-cell office:value-type="float" office:value="32.7639" calcext:value-type="float">
            <text:p>32.7639</text:p>
          </table:table-cell>
          <table:table-cell office:value-type="float" office:value="1.5423" calcext:value-type="float">
            <text:p>1.5423</text:p>
          </table:table-cell>
          <table:table-cell office:value-type="float" office:value="0.092607" calcext:value-type="float">
            <text:p>0.092607</text:p>
          </table:table-cell>
          <table:table-cell/>
          <table:table-cell office:value-type="float" office:value="31.8833" calcext:value-type="float">
            <text:p>31.8833</text:p>
          </table:table-cell>
          <table:table-cell office:value-type="float" office:value="1.31067" calcext:value-type="float">
            <text:p>1.31067</text:p>
          </table:table-cell>
          <table:table-cell office:value-type="float" office:value="0.585941" calcext:value-type="float">
            <text:p>0.58594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977" calcext:value-type="float">
            <text:p>0.000471977</text:p>
          </table:table-cell>
          <table:table-cell/>
          <table:table-cell office:value-type="float" office:value="31.0646" calcext:value-type="float">
            <text:p>31.0646</text:p>
          </table:table-cell>
          <table:table-cell office:value-type="float" office:value="1.29545" calcext:value-type="float">
            <text:p>1.29545</text:p>
          </table:table-cell>
          <table:table-cell office:value-type="float" office:value="0.000791246" calcext:value-type="float">
            <text:p>0.000791246</text:p>
          </table:table-cell>
          <table:table-cell/>
          <table:table-cell office:value-type="float" office:value="30.6197" calcext:value-type="float">
            <text:p>30.6197</text:p>
          </table:table-cell>
          <table:table-cell office:value-type="float" office:value="1.30311" calcext:value-type="float">
            <text:p>1.30311</text:p>
          </table:table-cell>
          <table:table-cell office:value-type="float" office:value="0.000810503" calcext:value-type="float">
            <text:p>0.000810503</text:p>
          </table:table-cell>
          <table:table-cell/>
          <table:table-cell office:value-type="float" office:value="32.7084" calcext:value-type="float">
            <text:p>32.7084</text:p>
          </table:table-cell>
          <table:table-cell office:value-type="float" office:value="1.43638" calcext:value-type="float">
            <text:p>1.43638</text:p>
          </table:table-cell>
          <table:table-cell office:value-type="float" office:value="0.000855577" calcext:value-type="float">
            <text:p>0.000855577</text:p>
          </table:table-cell>
          <table:table-cell/>
          <table:table-cell office:value-type="float" office:value="34.6227" calcext:value-type="float">
            <text:p>34.6227</text:p>
          </table:table-cell>
          <table:table-cell office:value-type="float" office:value="1.20707" calcext:value-type="float">
            <text:p>1.20707</text:p>
          </table:table-cell>
          <table:table-cell office:value-type="float" office:value="0.00647702" calcext:value-type="float">
            <text:p>0.00647702</text:p>
          </table:table-cell>
          <table:table-cell/>
          <table:table-cell office:value-type="float" office:value="33.5942" calcext:value-type="float">
            <text:p>33.5942</text:p>
          </table:table-cell>
          <table:table-cell office:value-type="float" office:value="1.32722" calcext:value-type="float">
            <text:p>1.32722</text:p>
          </table:table-cell>
          <table:table-cell office:value-type="float" office:value="0.0914194" calcext:value-type="float">
            <text:p>0.0914194</text:p>
          </table:table-cell>
          <table:table-cell/>
          <table:table-cell office:value-type="float" office:value="34.3869" calcext:value-type="float">
            <text:p>34.3869</text:p>
          </table:table-cell>
          <table:table-cell office:value-type="float" office:value="1.15842" calcext:value-type="float">
            <text:p>1.15842</text:p>
          </table:table-cell>
          <table:table-cell office:value-type="float" office:value="0.605021" calcext:value-type="float">
            <text:p>0.60502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9882" calcext:value-type="float">
            <text:p>0.000469882</text:p>
          </table:table-cell>
          <table:table-cell/>
          <table:table-cell office:value-type="float" office:value="29.9408" calcext:value-type="float">
            <text:p>29.9408</text:p>
          </table:table-cell>
          <table:table-cell office:value-type="float" office:value="1.53625" calcext:value-type="float">
            <text:p>1.53625</text:p>
          </table:table-cell>
          <table:table-cell office:value-type="float" office:value="0.000790244" calcext:value-type="float">
            <text:p>0.000790244</text:p>
          </table:table-cell>
          <table:table-cell/>
          <table:table-cell office:value-type="float" office:value="31.6585" calcext:value-type="float">
            <text:p>31.6585</text:p>
          </table:table-cell>
          <table:table-cell office:value-type="float" office:value="1.31625" calcext:value-type="float">
            <text:p>1.31625</text:p>
          </table:table-cell>
          <table:table-cell office:value-type="float" office:value="0.000802707" calcext:value-type="float">
            <text:p>0.000802707</text:p>
          </table:table-cell>
          <table:table-cell/>
          <table:table-cell office:value-type="float" office:value="31.9786" calcext:value-type="float">
            <text:p>31.9786</text:p>
          </table:table-cell>
          <table:table-cell office:value-type="float" office:value="1.38277" calcext:value-type="float">
            <text:p>1.38277</text:p>
          </table:table-cell>
          <table:table-cell office:value-type="float" office:value="0.000827234" calcext:value-type="float">
            <text:p>0.000827234</text:p>
          </table:table-cell>
          <table:table-cell/>
          <table:table-cell office:value-type="float" office:value="32.9899" calcext:value-type="float">
            <text:p>32.9899</text:p>
          </table:table-cell>
          <table:table-cell office:value-type="float" office:value="1.35429" calcext:value-type="float">
            <text:p>1.35429</text:p>
          </table:table-cell>
          <table:table-cell office:value-type="float" office:value="0.00650177" calcext:value-type="float">
            <text:p>0.00650177</text:p>
          </table:table-cell>
          <table:table-cell/>
          <table:table-cell office:value-type="float" office:value="33.1791" calcext:value-type="float">
            <text:p>33.1791</text:p>
          </table:table-cell>
          <table:table-cell office:value-type="float" office:value="1.30594" calcext:value-type="float">
            <text:p>1.30594</text:p>
          </table:table-cell>
          <table:table-cell office:value-type="float" office:value="0.0915108" calcext:value-type="float">
            <text:p>0.0915108</text:p>
          </table:table-cell>
          <table:table-cell/>
          <table:table-cell office:value-type="float" office:value="32.6639" calcext:value-type="float">
            <text:p>32.6639</text:p>
          </table:table-cell>
          <table:table-cell office:value-type="float" office:value="1.44982" calcext:value-type="float">
            <text:p>1.44982</text:p>
          </table:table-cell>
          <table:table-cell office:value-type="float" office:value="0.606009" calcext:value-type="float">
            <text:p>0.606009</text:p>
          </table:table-cell>
        </table:table-row>
        <table:table-row table:style-name="ro1">
          <table:table-cell office:value-type="float" office:value="0.009997" calcext:value-type="float">
            <text:p>0.009997</text:p>
          </table:table-cell>
          <table:table-cell office:value-type="float" office:value="0.558133" calcext:value-type="float">
            <text:p>0.558133</text:p>
          </table:table-cell>
          <table:table-cell office:value-type="float" office:value="0.000472858" calcext:value-type="float">
            <text:p>0.000472858</text:p>
          </table:table-cell>
          <table:table-cell/>
          <table:table-cell office:value-type="float" office:value="32.1898" calcext:value-type="float">
            <text:p>32.1898</text:p>
          </table:table-cell>
          <table:table-cell office:value-type="float" office:value="1.20523" calcext:value-type="float">
            <text:p>1.20523</text:p>
          </table:table-cell>
          <table:table-cell office:value-type="float" office:value="0.000799703" calcext:value-type="float">
            <text:p>0.000799703</text:p>
          </table:table-cell>
          <table:table-cell/>
          <table:table-cell office:value-type="float" office:value="32.1215" calcext:value-type="float">
            <text:p>32.1215</text:p>
          </table:table-cell>
          <table:table-cell office:value-type="float" office:value="1.29979" calcext:value-type="float">
            <text:p>1.29979</text:p>
          </table:table-cell>
          <table:table-cell office:value-type="float" office:value="0.000804531" calcext:value-type="float">
            <text:p>0.000804531</text:p>
          </table:table-cell>
          <table:table-cell/>
          <table:table-cell office:value-type="float" office:value="33.4868" calcext:value-type="float">
            <text:p>33.4868</text:p>
          </table:table-cell>
          <table:table-cell office:value-type="float" office:value="1.18692" calcext:value-type="float">
            <text:p>1.18692</text:p>
          </table:table-cell>
          <table:table-cell office:value-type="float" office:value="0.000822655" calcext:value-type="float">
            <text:p>0.000822655</text:p>
          </table:table-cell>
          <table:table-cell/>
          <table:table-cell office:value-type="float" office:value="34.1037" calcext:value-type="float">
            <text:p>34.1037</text:p>
          </table:table-cell>
          <table:table-cell office:value-type="float" office:value="1.29898" calcext:value-type="float">
            <text:p>1.29898</text:p>
          </table:table-cell>
          <table:table-cell office:value-type="float" office:value="0.0064466" calcext:value-type="float">
            <text:p>0.0064466</text:p>
          </table:table-cell>
          <table:table-cell/>
          <table:table-cell office:value-type="float" office:value="30.8592" calcext:value-type="float">
            <text:p>30.8592</text:p>
          </table:table-cell>
          <table:table-cell office:value-type="float" office:value="1.54462" calcext:value-type="float">
            <text:p>1.54462</text:p>
          </table:table-cell>
          <table:table-cell office:value-type="float" office:value="0.0897479" calcext:value-type="float">
            <text:p>0.0897479</text:p>
          </table:table-cell>
          <table:table-cell/>
          <table:table-cell office:value-type="float" office:value="32.0762" calcext:value-type="float">
            <text:p>32.0762</text:p>
          </table:table-cell>
          <table:table-cell office:value-type="float" office:value="1.539" calcext:value-type="float">
            <text:p>1.539</text:p>
          </table:table-cell>
          <table:table-cell office:value-type="float" office:value="0.59482" calcext:value-type="float">
            <text:p>0.5948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449" calcext:value-type="float">
            <text:p>0.000468449</text:p>
          </table:table-cell>
          <table:table-cell/>
          <table:table-cell office:value-type="float" office:value="32.2226" calcext:value-type="float">
            <text:p>32.2226</text:p>
          </table:table-cell>
          <table:table-cell office:value-type="float" office:value="1.24446" calcext:value-type="float">
            <text:p>1.24446</text:p>
          </table:table-cell>
          <table:table-cell office:value-type="float" office:value="0.000792028" calcext:value-type="float">
            <text:p>0.000792028</text:p>
          </table:table-cell>
          <table:table-cell/>
          <table:table-cell office:value-type="float" office:value="31.234" calcext:value-type="float">
            <text:p>31.234</text:p>
          </table:table-cell>
          <table:table-cell office:value-type="float" office:value="1.41879" calcext:value-type="float">
            <text:p>1.41879</text:p>
          </table:table-cell>
          <table:table-cell office:value-type="float" office:value="0.000807056" calcext:value-type="float">
            <text:p>0.000807056</text:p>
          </table:table-cell>
          <table:table-cell/>
          <table:table-cell office:value-type="float" office:value="33.1399" calcext:value-type="float">
            <text:p>33.1399</text:p>
          </table:table-cell>
          <table:table-cell office:value-type="float" office:value="1.3089" calcext:value-type="float">
            <text:p>1.3089</text:p>
          </table:table-cell>
          <table:table-cell office:value-type="float" office:value="0.000825981" calcext:value-type="float">
            <text:p>0.000825981</text:p>
          </table:table-cell>
          <table:table-cell/>
          <table:table-cell office:value-type="float" office:value="32.5502" calcext:value-type="float">
            <text:p>32.5502</text:p>
          </table:table-cell>
          <table:table-cell office:value-type="float" office:value="1.33078" calcext:value-type="float">
            <text:p>1.33078</text:p>
          </table:table-cell>
          <table:table-cell office:value-type="float" office:value="0.00644521" calcext:value-type="float">
            <text:p>0.00644521</text:p>
          </table:table-cell>
          <table:table-cell/>
          <table:table-cell office:value-type="float" office:value="33.8253" calcext:value-type="float">
            <text:p>33.8253</text:p>
          </table:table-cell>
          <table:table-cell office:value-type="float" office:value="1.2609" calcext:value-type="float">
            <text:p>1.2609</text:p>
          </table:table-cell>
          <table:table-cell office:value-type="float" office:value="0.0912076" calcext:value-type="float">
            <text:p>0.0912076</text:p>
          </table:table-cell>
          <table:table-cell/>
          <table:table-cell office:value-type="float" office:value="32.9776" calcext:value-type="float">
            <text:p>32.9776</text:p>
          </table:table-cell>
          <table:table-cell office:value-type="float" office:value="1.32444" calcext:value-type="float">
            <text:p>1.32444</text:p>
          </table:table-cell>
          <table:table-cell office:value-type="float" office:value="0.593221" calcext:value-type="float">
            <text:p>0.59322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876" calcext:value-type="float">
            <text:p>0.000471876</text:p>
          </table:table-cell>
          <table:table-cell/>
          <table:table-cell office:value-type="float" office:value="31.864" calcext:value-type="float">
            <text:p>31.864</text:p>
          </table:table-cell>
          <table:table-cell office:value-type="float" office:value="1.22201" calcext:value-type="float">
            <text:p>1.22201</text:p>
          </table:table-cell>
          <table:table-cell office:value-type="float" office:value="0.000796376" calcext:value-type="float">
            <text:p>0.000796376</text:p>
          </table:table-cell>
          <table:table-cell/>
          <table:table-cell office:value-type="float" office:value="31.9831" calcext:value-type="float">
            <text:p>31.9831</text:p>
          </table:table-cell>
          <table:table-cell office:value-type="float" office:value="1.26123" calcext:value-type="float">
            <text:p>1.26123</text:p>
          </table:table-cell>
          <table:table-cell office:value-type="float" office:value="0.000799803" calcext:value-type="float">
            <text:p>0.000799803</text:p>
          </table:table-cell>
          <table:table-cell/>
          <table:table-cell office:value-type="float" office:value="33.7613" calcext:value-type="float">
            <text:p>33.7613</text:p>
          </table:table-cell>
          <table:table-cell office:value-type="float" office:value="1.17318" calcext:value-type="float">
            <text:p>1.17318</text:p>
          </table:table-cell>
          <table:table-cell office:value-type="float" office:value="0.000817095" calcext:value-type="float">
            <text:p>0.000817095</text:p>
          </table:table-cell>
          <table:table-cell/>
          <table:table-cell office:value-type="float" office:value="32.9276" calcext:value-type="float">
            <text:p>32.9276</text:p>
          </table:table-cell>
          <table:table-cell office:value-type="float" office:value="1.26718" calcext:value-type="float">
            <text:p>1.26718</text:p>
          </table:table-cell>
          <table:table-cell office:value-type="float" office:value="0.006493" calcext:value-type="float">
            <text:p>0.006493</text:p>
          </table:table-cell>
          <table:table-cell/>
          <table:table-cell office:value-type="float" office:value="33.5452" calcext:value-type="float">
            <text:p>33.5452</text:p>
          </table:table-cell>
          <table:table-cell office:value-type="float" office:value="1.2765" calcext:value-type="float">
            <text:p>1.2765</text:p>
          </table:table-cell>
          <table:table-cell office:value-type="float" office:value="0.0907867" calcext:value-type="float">
            <text:p>0.0907867</text:p>
          </table:table-cell>
          <table:table-cell/>
          <table:table-cell office:value-type="float" office:value="33.4803" calcext:value-type="float">
            <text:p>33.4803</text:p>
          </table:table-cell>
          <table:table-cell office:value-type="float" office:value="1.39626" calcext:value-type="float">
            <text:p>1.39626</text:p>
          </table:table-cell>
          <table:table-cell office:value-type="float" office:value="0.588135" calcext:value-type="float">
            <text:p>0.58813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182" calcext:value-type="float">
            <text:p>0.000469182</text:p>
          </table:table-cell>
          <table:table-cell/>
          <table:table-cell office:value-type="float" office:value="32.8683" calcext:value-type="float">
            <text:p>32.8683</text:p>
          </table:table-cell>
          <table:table-cell office:value-type="float" office:value="1.09353" calcext:value-type="float">
            <text:p>1.09353</text:p>
          </table:table-cell>
          <table:table-cell office:value-type="float" office:value="0.000789332" calcext:value-type="float">
            <text:p>0.000789332</text:p>
          </table:table-cell>
          <table:table-cell/>
          <table:table-cell office:value-type="float" office:value="32.9858" calcext:value-type="float">
            <text:p>32.9858</text:p>
          </table:table-cell>
          <table:table-cell office:value-type="float" office:value="1.24369" calcext:value-type="float">
            <text:p>1.24369</text:p>
          </table:table-cell>
          <table:table-cell office:value-type="float" office:value="0.000811494" calcext:value-type="float">
            <text:p>0.000811494</text:p>
          </table:table-cell>
          <table:table-cell/>
          <table:table-cell office:value-type="float" office:value="34.0038" calcext:value-type="float">
            <text:p>34.0038</text:p>
          </table:table-cell>
          <table:table-cell office:value-type="float" office:value="1.18191" calcext:value-type="float">
            <text:p>1.18191</text:p>
          </table:table-cell>
          <table:table-cell office:value-type="float" office:value="0.00081422" calcext:value-type="float">
            <text:p>0.00081422</text:p>
          </table:table-cell>
          <table:table-cell/>
          <table:table-cell office:value-type="float" office:value="33.2352" calcext:value-type="float">
            <text:p>33.2352</text:p>
          </table:table-cell>
          <table:table-cell office:value-type="float" office:value="1.24544" calcext:value-type="float">
            <text:p>1.24544</text:p>
          </table:table-cell>
          <table:table-cell office:value-type="float" office:value="0.00641834" calcext:value-type="float">
            <text:p>0.00641834</text:p>
          </table:table-cell>
          <table:table-cell/>
          <table:table-cell office:value-type="float" office:value="33.9019" calcext:value-type="float">
            <text:p>33.9019</text:p>
          </table:table-cell>
          <table:table-cell office:value-type="float" office:value="1.34213" calcext:value-type="float">
            <text:p>1.34213</text:p>
          </table:table-cell>
          <table:table-cell office:value-type="float" office:value="0.091279" calcext:value-type="float">
            <text:p>0.091279</text:p>
          </table:table-cell>
          <table:table-cell/>
          <table:table-cell office:value-type="float" office:value="33.1676" calcext:value-type="float">
            <text:p>33.1676</text:p>
          </table:table-cell>
          <table:table-cell office:value-type="float" office:value="1.36433" calcext:value-type="float">
            <text:p>1.36433</text:p>
          </table:table-cell>
          <table:table-cell office:value-type="float" office:value="0.619624" calcext:value-type="float">
            <text:p>0.61962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3898" calcext:value-type="float">
            <text:p>0.000483898</text:p>
          </table:table-cell>
          <table:table-cell/>
          <table:table-cell office:value-type="float" office:value="31.493" calcext:value-type="float">
            <text:p>31.493</text:p>
          </table:table-cell>
          <table:table-cell office:value-type="float" office:value="1.15627" calcext:value-type="float">
            <text:p>1.15627</text:p>
          </table:table-cell>
          <table:table-cell office:value-type="float" office:value="0.000796646" calcext:value-type="float">
            <text:p>0.000796646</text:p>
          </table:table-cell>
          <table:table-cell/>
          <table:table-cell office:value-type="float" office:value="31.7369" calcext:value-type="float">
            <text:p>31.7369</text:p>
          </table:table-cell>
          <table:table-cell office:value-type="float" office:value="1.32561" calcext:value-type="float">
            <text:p>1.32561</text:p>
          </table:table-cell>
          <table:table-cell office:value-type="float" office:value="0.000801886" calcext:value-type="float">
            <text:p>0.000801886</text:p>
          </table:table-cell>
          <table:table-cell/>
          <table:table-cell office:value-type="float" office:value="32.8866" calcext:value-type="float">
            <text:p>32.8866</text:p>
          </table:table-cell>
          <table:table-cell office:value-type="float" office:value="1.1624" calcext:value-type="float">
            <text:p>1.1624</text:p>
          </table:table-cell>
          <table:table-cell office:value-type="float" office:value="0.000823096" calcext:value-type="float">
            <text:p>0.000823096</text:p>
          </table:table-cell>
          <table:table-cell/>
          <table:table-cell office:value-type="float" office:value="33.8891" calcext:value-type="float">
            <text:p>33.8891</text:p>
          </table:table-cell>
          <table:table-cell office:value-type="float" office:value="1.33254" calcext:value-type="float">
            <text:p>1.33254</text:p>
          </table:table-cell>
          <table:table-cell office:value-type="float" office:value="0.00646437" calcext:value-type="float">
            <text:p>0.00646437</text:p>
          </table:table-cell>
          <table:table-cell/>
          <table:table-cell office:value-type="float" office:value="31.9189" calcext:value-type="float">
            <text:p>31.9189</text:p>
          </table:table-cell>
          <table:table-cell office:value-type="float" office:value="1.51035" calcext:value-type="float">
            <text:p>1.51035</text:p>
          </table:table-cell>
          <table:table-cell office:value-type="float" office:value="0.0723851" calcext:value-type="float">
            <text:p>0.0723851</text:p>
          </table:table-cell>
          <table:table-cell/>
          <table:table-cell office:value-type="float" office:value="34.4022" calcext:value-type="float">
            <text:p>34.4022</text:p>
          </table:table-cell>
          <table:table-cell office:value-type="float" office:value="1.26464" calcext:value-type="float">
            <text:p>1.26464</text:p>
          </table:table-cell>
          <table:table-cell office:value-type="float" office:value="0.619095" calcext:value-type="float">
            <text:p>0.61909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029" calcext:value-type="float">
            <text:p>0.000468029</text:p>
          </table:table-cell>
          <table:table-cell/>
          <table:table-cell office:value-type="float" office:value="30.9406" calcext:value-type="float">
            <text:p>30.9406</text:p>
          </table:table-cell>
          <table:table-cell office:value-type="float" office:value="1.23441" calcext:value-type="float">
            <text:p>1.23441</text:p>
          </table:table-cell>
          <table:table-cell office:value-type="float" office:value="0.000796366" calcext:value-type="float">
            <text:p>0.000796366</text:p>
          </table:table-cell>
          <table:table-cell/>
          <table:table-cell office:value-type="float" office:value="31.6323" calcext:value-type="float">
            <text:p>31.6323</text:p>
          </table:table-cell>
          <table:table-cell office:value-type="float" office:value="1.36404" calcext:value-type="float">
            <text:p>1.36404</text:p>
          </table:table-cell>
          <table:table-cell office:value-type="float" office:value="0.000806425" calcext:value-type="float">
            <text:p>0.000806425</text:p>
          </table:table-cell>
          <table:table-cell/>
          <table:table-cell office:value-type="float" office:value="32.4298" calcext:value-type="float">
            <text:p>32.4298</text:p>
          </table:table-cell>
          <table:table-cell office:value-type="float" office:value="1.3696" calcext:value-type="float">
            <text:p>1.3696</text:p>
          </table:table-cell>
          <table:table-cell office:value-type="float" office:value="0.000824198" calcext:value-type="float">
            <text:p>0.000824198</text:p>
          </table:table-cell>
          <table:table-cell/>
          <table:table-cell office:value-type="float" office:value="32.808" calcext:value-type="float">
            <text:p>32.808</text:p>
          </table:table-cell>
          <table:table-cell office:value-type="float" office:value="1.34681" calcext:value-type="float">
            <text:p>1.34681</text:p>
          </table:table-cell>
          <table:table-cell office:value-type="float" office:value="0.00638621" calcext:value-type="float">
            <text:p>0.00638621</text:p>
          </table:table-cell>
          <table:table-cell/>
          <table:table-cell office:value-type="float" office:value="34.5681" calcext:value-type="float">
            <text:p>34.5681</text:p>
          </table:table-cell>
          <table:table-cell office:value-type="float" office:value="1.17806" calcext:value-type="float">
            <text:p>1.17806</text:p>
          </table:table-cell>
          <table:table-cell office:value-type="float" office:value="0.0583352" calcext:value-type="float">
            <text:p>0.0583352</text:p>
          </table:table-cell>
          <table:table-cell/>
          <table:table-cell office:value-type="float" office:value="32.319" calcext:value-type="float">
            <text:p>32.319</text:p>
          </table:table-cell>
          <table:table-cell office:value-type="float" office:value="1.40174" calcext:value-type="float">
            <text:p>1.40174</text:p>
          </table:table-cell>
          <table:table-cell office:value-type="float" office:value="0.584471" calcext:value-type="float">
            <text:p>0.58447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9931" calcext:value-type="float">
            <text:p>0.000479931</text:p>
          </table:table-cell>
          <table:table-cell/>
          <table:table-cell office:value-type="float" office:value="30.9672" calcext:value-type="float">
            <text:p>30.9672</text:p>
          </table:table-cell>
          <table:table-cell office:value-type="float" office:value="1.13405" calcext:value-type="float">
            <text:p>1.13405</text:p>
          </table:table-cell>
          <table:table-cell office:value-type="float" office:value="0.000790114" calcext:value-type="float">
            <text:p>0.000790114</text:p>
          </table:table-cell>
          <table:table-cell/>
          <table:table-cell office:value-type="float" office:value="32.4628" calcext:value-type="float">
            <text:p>32.4628</text:p>
          </table:table-cell>
          <table:table-cell office:value-type="float" office:value="1.25455" calcext:value-type="float">
            <text:p>1.25455</text:p>
          </table:table-cell>
          <table:table-cell office:value-type="float" office:value="0.000806936" calcext:value-type="float">
            <text:p>0.000806936</text:p>
          </table:table-cell>
          <table:table-cell/>
          <table:table-cell office:value-type="float" office:value="33.4463" calcext:value-type="float">
            <text:p>33.4463</text:p>
          </table:table-cell>
          <table:table-cell office:value-type="float" office:value="1.21317" calcext:value-type="float">
            <text:p>1.21317</text:p>
          </table:table-cell>
          <table:table-cell office:value-type="float" office:value="0.000813608" calcext:value-type="float">
            <text:p>0.000813608</text:p>
          </table:table-cell>
          <table:table-cell/>
          <table:table-cell office:value-type="float" office:value="33.7715" calcext:value-type="float">
            <text:p>33.7715</text:p>
          </table:table-cell>
          <table:table-cell office:value-type="float" office:value="1.26166" calcext:value-type="float">
            <text:p>1.26166</text:p>
          </table:table-cell>
          <table:table-cell office:value-type="float" office:value="0.00646695" calcext:value-type="float">
            <text:p>0.00646695</text:p>
          </table:table-cell>
          <table:table-cell/>
          <table:table-cell office:value-type="float" office:value="34.1863" calcext:value-type="float">
            <text:p>34.1863</text:p>
          </table:table-cell>
          <table:table-cell office:value-type="float" office:value="1.2094" calcext:value-type="float">
            <text:p>1.2094</text:p>
          </table:table-cell>
          <table:table-cell office:value-type="float" office:value="0.0585111" calcext:value-type="float">
            <text:p>0.0585111</text:p>
          </table:table-cell>
          <table:table-cell/>
          <table:table-cell office:value-type="float" office:value="33.5986" calcext:value-type="float">
            <text:p>33.5986</text:p>
          </table:table-cell>
          <table:table-cell office:value-type="float" office:value="1.23963" calcext:value-type="float">
            <text:p>1.23963</text:p>
          </table:table-cell>
          <table:table-cell office:value-type="float" office:value="0.689167" calcext:value-type="float">
            <text:p>0.68916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073" calcext:value-type="float">
            <text:p>0.000470073</text:p>
          </table:table-cell>
          <table:table-cell/>
          <table:table-cell office:value-type="float" office:value="30.5442" calcext:value-type="float">
            <text:p>30.5442</text:p>
          </table:table-cell>
          <table:table-cell office:value-type="float" office:value="1.3389" calcext:value-type="float">
            <text:p>1.3389</text:p>
          </table:table-cell>
          <table:table-cell office:value-type="float" office:value="0.000793661" calcext:value-type="float">
            <text:p>0.000793661</text:p>
          </table:table-cell>
          <table:table-cell/>
          <table:table-cell office:value-type="float" office:value="33.784" calcext:value-type="float">
            <text:p>33.784</text:p>
          </table:table-cell>
          <table:table-cell office:value-type="float" office:value="1.19967" calcext:value-type="float">
            <text:p>1.19967</text:p>
          </table:table-cell>
          <table:table-cell office:value-type="float" office:value="0.000801956" calcext:value-type="float">
            <text:p>0.000801956</text:p>
          </table:table-cell>
          <table:table-cell/>
          <table:table-cell office:value-type="float" office:value="33.1277" calcext:value-type="float">
            <text:p>33.1277</text:p>
          </table:table-cell>
          <table:table-cell office:value-type="float" office:value="1.22654" calcext:value-type="float">
            <text:p>1.22654</text:p>
          </table:table-cell>
          <table:table-cell office:value-type="float" office:value="0.00081975" calcext:value-type="float">
            <text:p>0.00081975</text:p>
          </table:table-cell>
          <table:table-cell/>
          <table:table-cell office:value-type="float" office:value="33.4756" calcext:value-type="float">
            <text:p>33.4756</text:p>
          </table:table-cell>
          <table:table-cell office:value-type="float" office:value="1.29566" calcext:value-type="float">
            <text:p>1.29566</text:p>
          </table:table-cell>
          <table:table-cell office:value-type="float" office:value="0.00650532" calcext:value-type="float">
            <text:p>0.00650532</text:p>
          </table:table-cell>
          <table:table-cell/>
          <table:table-cell office:value-type="float" office:value="33.2619" calcext:value-type="float">
            <text:p>33.2619</text:p>
          </table:table-cell>
          <table:table-cell office:value-type="float" office:value="1.39908" calcext:value-type="float">
            <text:p>1.39908</text:p>
          </table:table-cell>
          <table:table-cell office:value-type="float" office:value="0.0580262" calcext:value-type="float">
            <text:p>0.0580262</text:p>
          </table:table-cell>
          <table:table-cell/>
          <table:table-cell office:value-type="float" office:value="33.5507" calcext:value-type="float">
            <text:p>33.5507</text:p>
          </table:table-cell>
          <table:table-cell office:value-type="float" office:value="1.31421" calcext:value-type="float">
            <text:p>1.31421</text:p>
          </table:table-cell>
          <table:table-cell office:value-type="float" office:value="0.807902" calcext:value-type="float">
            <text:p>0.80790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291" calcext:value-type="float">
            <text:p>0.000474291</text:p>
          </table:table-cell>
          <table:table-cell/>
          <table:table-cell office:value-type="float" office:value="32.9099" calcext:value-type="float">
            <text:p>32.9099</text:p>
          </table:table-cell>
          <table:table-cell office:value-type="float" office:value="1.37173" calcext:value-type="float">
            <text:p>1.37173</text:p>
          </table:table-cell>
          <table:table-cell office:value-type="float" office:value="0.000797398" calcext:value-type="float">
            <text:p>0.000797398</text:p>
          </table:table-cell>
          <table:table-cell/>
          <table:table-cell office:value-type="float" office:value="32.337" calcext:value-type="float">
            <text:p>32.337</text:p>
          </table:table-cell>
          <table:table-cell office:value-type="float" office:value="1.30606" calcext:value-type="float">
            <text:p>1.30606</text:p>
          </table:table-cell>
          <table:table-cell office:value-type="float" office:value="0.000807607" calcext:value-type="float">
            <text:p>0.000807607</text:p>
          </table:table-cell>
          <table:table-cell/>
          <table:table-cell office:value-type="float" office:value="34.7512" calcext:value-type="float">
            <text:p>34.7512</text:p>
          </table:table-cell>
          <table:table-cell office:value-type="float" office:value="1.15238" calcext:value-type="float">
            <text:p>1.15238</text:p>
          </table:table-cell>
          <table:table-cell office:value-type="float" office:value="0.000812025" calcext:value-type="float">
            <text:p>0.000812025</text:p>
          </table:table-cell>
          <table:table-cell/>
          <table:table-cell office:value-type="float" office:value="32.9065" calcext:value-type="float">
            <text:p>32.9065</text:p>
          </table:table-cell>
          <table:table-cell office:value-type="float" office:value="1.37226" calcext:value-type="float">
            <text:p>1.37226</text:p>
          </table:table-cell>
          <table:table-cell office:value-type="float" office:value="0.00645505" calcext:value-type="float">
            <text:p>0.00645505</text:p>
          </table:table-cell>
          <table:table-cell/>
          <table:table-cell office:value-type="float" office:value="32.5835" calcext:value-type="float">
            <text:p>32.5835</text:p>
          </table:table-cell>
          <table:table-cell office:value-type="float" office:value="1.38918" calcext:value-type="float">
            <text:p>1.38918</text:p>
          </table:table-cell>
          <table:table-cell office:value-type="float" office:value="0.0580627" calcext:value-type="float">
            <text:p>0.0580627</text:p>
          </table:table-cell>
          <table:table-cell/>
          <table:table-cell office:value-type="float" office:value="34.4756" calcext:value-type="float">
            <text:p>34.4756</text:p>
          </table:table-cell>
          <table:table-cell office:value-type="float" office:value="1.30363" calcext:value-type="float">
            <text:p>1.30363</text:p>
          </table:table-cell>
          <table:table-cell office:value-type="float" office:value="0.686933" calcext:value-type="float">
            <text:p>0.68693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244" calcext:value-type="float">
            <text:p>0.000470244</text:p>
          </table:table-cell>
          <table:table-cell/>
          <table:table-cell office:value-type="float" office:value="31.1611" calcext:value-type="float">
            <text:p>31.1611</text:p>
          </table:table-cell>
          <table:table-cell office:value-type="float" office:value="1.60387" calcext:value-type="float">
            <text:p>1.60387</text:p>
          </table:table-cell>
          <table:table-cell office:value-type="float" office:value="0.000810101" calcext:value-type="float">
            <text:p>0.000810101</text:p>
          </table:table-cell>
          <table:table-cell/>
          <table:table-cell office:value-type="float" office:value="32.4817" calcext:value-type="float">
            <text:p>32.4817</text:p>
          </table:table-cell>
          <table:table-cell office:value-type="float" office:value="1.29443" calcext:value-type="float">
            <text:p>1.29443</text:p>
          </table:table-cell>
          <table:table-cell office:value-type="float" office:value="0.000809691" calcext:value-type="float">
            <text:p>0.000809691</text:p>
          </table:table-cell>
          <table:table-cell/>
          <table:table-cell office:value-type="float" office:value="32.4227" calcext:value-type="float">
            <text:p>32.4227</text:p>
          </table:table-cell>
          <table:table-cell office:value-type="float" office:value="1.369" calcext:value-type="float">
            <text:p>1.369</text:p>
          </table:table-cell>
          <table:table-cell office:value-type="float" office:value="0.000826983" calcext:value-type="float">
            <text:p>0.000826983</text:p>
          </table:table-cell>
          <table:table-cell/>
          <table:table-cell office:value-type="float" office:value="34.9141" calcext:value-type="float">
            <text:p>34.9141</text:p>
          </table:table-cell>
          <table:table-cell office:value-type="float" office:value="1.24924" calcext:value-type="float">
            <text:p>1.24924</text:p>
          </table:table-cell>
          <table:table-cell office:value-type="float" office:value="0.00650664" calcext:value-type="float">
            <text:p>0.00650664</text:p>
          </table:table-cell>
          <table:table-cell/>
          <table:table-cell office:value-type="float" office:value="33.1022" calcext:value-type="float">
            <text:p>33.1022</text:p>
          </table:table-cell>
          <table:table-cell office:value-type="float" office:value="1.35019" calcext:value-type="float">
            <text:p>1.35019</text:p>
          </table:table-cell>
          <table:table-cell office:value-type="float" office:value="0.0592102" calcext:value-type="float">
            <text:p>0.0592102</text:p>
          </table:table-cell>
          <table:table-cell/>
          <table:table-cell office:value-type="float" office:value="33.0031" calcext:value-type="float">
            <text:p>33.0031</text:p>
          </table:table-cell>
          <table:table-cell office:value-type="float" office:value="1.30881" calcext:value-type="float">
            <text:p>1.30881</text:p>
          </table:table-cell>
          <table:table-cell office:value-type="float" office:value="0.626667" calcext:value-type="float">
            <text:p>0.62666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9461" calcext:value-type="float">
            <text:p>0.000479461</text:p>
          </table:table-cell>
          <table:table-cell/>
          <table:table-cell office:value-type="float" office:value="33.0118" calcext:value-type="float">
            <text:p>33.0118</text:p>
          </table:table-cell>
          <table:table-cell office:value-type="float" office:value="1.12389" calcext:value-type="float">
            <text:p>1.12389</text:p>
          </table:table-cell>
          <table:table-cell office:value-type="float" office:value="0.000802969" calcext:value-type="float">
            <text:p>0.000802969</text:p>
          </table:table-cell>
          <table:table-cell/>
          <table:table-cell office:value-type="float" office:value="31.3394" calcext:value-type="float">
            <text:p>31.3394</text:p>
          </table:table-cell>
          <table:table-cell office:value-type="float" office:value="1.49596" calcext:value-type="float">
            <text:p>1.49596</text:p>
          </table:table-cell>
          <table:table-cell office:value-type="float" office:value="0.000804451" calcext:value-type="float">
            <text:p>0.000804451</text:p>
          </table:table-cell>
          <table:table-cell/>
          <table:table-cell office:value-type="float" office:value="31.3843" calcext:value-type="float">
            <text:p>31.3843</text:p>
          </table:table-cell>
          <table:table-cell office:value-type="float" office:value="1.34792" calcext:value-type="float">
            <text:p>1.34792</text:p>
          </table:table-cell>
          <table:table-cell office:value-type="float" office:value="0.000823186" calcext:value-type="float">
            <text:p>0.000823186</text:p>
          </table:table-cell>
          <table:table-cell/>
          <table:table-cell office:value-type="float" office:value="33.7973" calcext:value-type="float">
            <text:p>33.7973</text:p>
          </table:table-cell>
          <table:table-cell office:value-type="float" office:value="1.25565" calcext:value-type="float">
            <text:p>1.25565</text:p>
          </table:table-cell>
          <table:table-cell office:value-type="float" office:value="0.00648302" calcext:value-type="float">
            <text:p>0.00648302</text:p>
          </table:table-cell>
          <table:table-cell/>
          <table:table-cell office:value-type="float" office:value="35.6034" calcext:value-type="float">
            <text:p>35.6034</text:p>
          </table:table-cell>
          <table:table-cell office:value-type="float" office:value="1.36703" calcext:value-type="float">
            <text:p>1.36703</text:p>
          </table:table-cell>
          <table:table-cell office:value-type="float" office:value="0.058818" calcext:value-type="float">
            <text:p>0.058818</text:p>
          </table:table-cell>
          <table:table-cell/>
          <table:table-cell office:value-type="float" office:value="32.7999" calcext:value-type="float">
            <text:p>32.7999</text:p>
          </table:table-cell>
          <table:table-cell office:value-type="float" office:value="1.29482" calcext:value-type="float">
            <text:p>1.29482</text:p>
          </table:table-cell>
          <table:table-cell office:value-type="float" office:value="0.59128" calcext:value-type="float">
            <text:p>0.5912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44" calcext:value-type="float">
            <text:p>0.00046844</text:p>
          </table:table-cell>
          <table:table-cell/>
          <table:table-cell office:value-type="float" office:value="32.4973" calcext:value-type="float">
            <text:p>32.4973</text:p>
          </table:table-cell>
          <table:table-cell office:value-type="float" office:value="1.19281" calcext:value-type="float">
            <text:p>1.19281</text:p>
          </table:table-cell>
          <table:table-cell office:value-type="float" office:value="0.000800964" calcext:value-type="float">
            <text:p>0.000800964</text:p>
          </table:table-cell>
          <table:table-cell/>
          <table:table-cell office:value-type="float" office:value="33.8942" calcext:value-type="float">
            <text:p>33.8942</text:p>
          </table:table-cell>
          <table:table-cell office:value-type="float" office:value="1.04033" calcext:value-type="float">
            <text:p>1.04033</text:p>
          </table:table-cell>
          <table:table-cell office:value-type="float" office:value="0.000803579" calcext:value-type="float">
            <text:p>0.000803579</text:p>
          </table:table-cell>
          <table:table-cell/>
          <table:table-cell office:value-type="float" office:value="33.6402" calcext:value-type="float">
            <text:p>33.6402</text:p>
          </table:table-cell>
          <table:table-cell office:value-type="float" office:value="1.26956" calcext:value-type="float">
            <text:p>1.26956</text:p>
          </table:table-cell>
          <table:table-cell office:value-type="float" office:value="0.000820462" calcext:value-type="float">
            <text:p>0.000820462</text:p>
          </table:table-cell>
          <table:table-cell/>
          <table:table-cell office:value-type="float" office:value="33.8919" calcext:value-type="float">
            <text:p>33.8919</text:p>
          </table:table-cell>
          <table:table-cell office:value-type="float" office:value="1.30381" calcext:value-type="float">
            <text:p>1.30381</text:p>
          </table:table-cell>
          <table:table-cell office:value-type="float" office:value="0.00645715" calcext:value-type="float">
            <text:p>0.00645715</text:p>
          </table:table-cell>
          <table:table-cell/>
          <table:table-cell office:value-type="float" office:value="33.4449" calcext:value-type="float">
            <text:p>33.4449</text:p>
          </table:table-cell>
          <table:table-cell office:value-type="float" office:value="1.29531" calcext:value-type="float">
            <text:p>1.29531</text:p>
          </table:table-cell>
          <table:table-cell office:value-type="float" office:value="0.0581358" calcext:value-type="float">
            <text:p>0.0581358</text:p>
          </table:table-cell>
          <table:table-cell/>
          <table:table-cell office:value-type="float" office:value="33.0122" calcext:value-type="float">
            <text:p>33.0122</text:p>
          </table:table-cell>
          <table:table-cell office:value-type="float" office:value="1.39136" calcext:value-type="float">
            <text:p>1.39136</text:p>
          </table:table-cell>
          <table:table-cell office:value-type="float" office:value="0.598069" calcext:value-type="float">
            <text:p>0.59806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505" calcext:value-type="float">
            <text:p>0.000471505</text:p>
          </table:table-cell>
          <table:table-cell/>
          <table:table-cell office:value-type="float" office:value="31.6387" calcext:value-type="float">
            <text:p>31.6387</text:p>
          </table:table-cell>
          <table:table-cell office:value-type="float" office:value="1.24739" calcext:value-type="float">
            <text:p>1.24739</text:p>
          </table:table-cell>
          <table:table-cell office:value-type="float" office:value="0.000792188" calcext:value-type="float">
            <text:p>0.000792188</text:p>
          </table:table-cell>
          <table:table-cell/>
          <table:table-cell office:value-type="float" office:value="33.3995" calcext:value-type="float">
            <text:p>33.3995</text:p>
          </table:table-cell>
          <table:table-cell office:value-type="float" office:value="1.34153" calcext:value-type="float">
            <text:p>1.34153</text:p>
          </table:table-cell>
          <table:table-cell office:value-type="float" office:value="0.000802547" calcext:value-type="float">
            <text:p>0.000802547</text:p>
          </table:table-cell>
          <table:table-cell/>
          <table:table-cell office:value-type="float" office:value="33.1838" calcext:value-type="float">
            <text:p>33.1838</text:p>
          </table:table-cell>
          <table:table-cell office:value-type="float" office:value="1.39195" calcext:value-type="float">
            <text:p>1.39195</text:p>
          </table:table-cell>
          <table:table-cell office:value-type="float" office:value="0.000812396" calcext:value-type="float">
            <text:p>0.000812396</text:p>
          </table:table-cell>
          <table:table-cell/>
          <table:table-cell office:value-type="float" office:value="33.9247" calcext:value-type="float">
            <text:p>33.9247</text:p>
          </table:table-cell>
          <table:table-cell office:value-type="float" office:value="1.27484" calcext:value-type="float">
            <text:p>1.27484</text:p>
          </table:table-cell>
          <table:table-cell office:value-type="float" office:value="0.00657421" calcext:value-type="float">
            <text:p>0.00657421</text:p>
          </table:table-cell>
          <table:table-cell/>
          <table:table-cell office:value-type="float" office:value="32.8076" calcext:value-type="float">
            <text:p>32.8076</text:p>
          </table:table-cell>
          <table:table-cell office:value-type="float" office:value="1.40352" calcext:value-type="float">
            <text:p>1.40352</text:p>
          </table:table-cell>
          <table:table-cell office:value-type="float" office:value="0.0571006" calcext:value-type="float">
            <text:p>0.0571006</text:p>
          </table:table-cell>
          <table:table-cell/>
          <table:table-cell office:value-type="float" office:value="33.2609" calcext:value-type="float">
            <text:p>33.2609</text:p>
          </table:table-cell>
          <table:table-cell office:value-type="float" office:value="1.40014" calcext:value-type="float">
            <text:p>1.40014</text:p>
          </table:table-cell>
          <table:table-cell office:value-type="float" office:value="0.591799" calcext:value-type="float">
            <text:p>0.59179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135" calcext:value-type="float">
            <text:p>0.000471135</text:p>
          </table:table-cell>
          <table:table-cell/>
          <table:table-cell office:value-type="float" office:value="31.6418" calcext:value-type="float">
            <text:p>31.6418</text:p>
          </table:table-cell>
          <table:table-cell office:value-type="float" office:value="1.12459" calcext:value-type="float">
            <text:p>1.12459</text:p>
          </table:table-cell>
          <table:table-cell office:value-type="float" office:value="0.0007878" calcext:value-type="float">
            <text:p>0.0007878</text:p>
          </table:table-cell>
          <table:table-cell/>
          <table:table-cell office:value-type="float" office:value="33.0137" calcext:value-type="float">
            <text:p>33.0137</text:p>
          </table:table-cell>
          <table:table-cell office:value-type="float" office:value="1.26076" calcext:value-type="float">
            <text:p>1.26076</text:p>
          </table:table-cell>
          <table:table-cell office:value-type="float" office:value="0.000810041" calcext:value-type="float">
            <text:p>0.000810041</text:p>
          </table:table-cell>
          <table:table-cell/>
          <table:table-cell office:value-type="float" office:value="32.3655" calcext:value-type="float">
            <text:p>32.3655</text:p>
          </table:table-cell>
          <table:table-cell office:value-type="float" office:value="1.28031" calcext:value-type="float">
            <text:p>1.28031</text:p>
          </table:table-cell>
          <table:table-cell office:value-type="float" office:value="0.000814289" calcext:value-type="float">
            <text:p>0.000814289</text:p>
          </table:table-cell>
          <table:table-cell/>
          <table:table-cell office:value-type="float" office:value="34.9434" calcext:value-type="float">
            <text:p>34.9434</text:p>
          </table:table-cell>
          <table:table-cell office:value-type="float" office:value="1.17412" calcext:value-type="float">
            <text:p>1.17412</text:p>
          </table:table-cell>
          <table:table-cell office:value-type="float" office:value="0.00660644" calcext:value-type="float">
            <text:p>0.00660644</text:p>
          </table:table-cell>
          <table:table-cell/>
          <table:table-cell office:value-type="float" office:value="31.5604" calcext:value-type="float">
            <text:p>31.5604</text:p>
          </table:table-cell>
          <table:table-cell office:value-type="float" office:value="1.40568" calcext:value-type="float">
            <text:p>1.40568</text:p>
          </table:table-cell>
          <table:table-cell office:value-type="float" office:value="0.0572577" calcext:value-type="float">
            <text:p>0.0572577</text:p>
          </table:table-cell>
          <table:table-cell/>
          <table:table-cell office:value-type="float" office:value="34.3302" calcext:value-type="float">
            <text:p>34.3302</text:p>
          </table:table-cell>
          <table:table-cell office:value-type="float" office:value="1.42239" calcext:value-type="float">
            <text:p>1.42239</text:p>
          </table:table-cell>
          <table:table-cell office:value-type="float" office:value="0.607175" calcext:value-type="float">
            <text:p>0.60717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039" calcext:value-type="float">
            <text:p>0.000468039</text:p>
          </table:table-cell>
          <table:table-cell/>
          <table:table-cell office:value-type="float" office:value="32.129" calcext:value-type="float">
            <text:p>32.129</text:p>
          </table:table-cell>
          <table:table-cell office:value-type="float" office:value="1.20713" calcext:value-type="float">
            <text:p>1.20713</text:p>
          </table:table-cell>
          <table:table-cell office:value-type="float" office:value="0.000799993" calcext:value-type="float">
            <text:p>0.000799993</text:p>
          </table:table-cell>
          <table:table-cell/>
          <table:table-cell office:value-type="float" office:value="32.5009" calcext:value-type="float">
            <text:p>32.5009</text:p>
          </table:table-cell>
          <table:table-cell office:value-type="float" office:value="1.27517" calcext:value-type="float">
            <text:p>1.27517</text:p>
          </table:table-cell>
          <table:table-cell office:value-type="float" office:value="0.000805052" calcext:value-type="float">
            <text:p>0.000805052</text:p>
          </table:table-cell>
          <table:table-cell/>
          <table:table-cell office:value-type="float" office:value="33.3194" calcext:value-type="float">
            <text:p>33.3194</text:p>
          </table:table-cell>
          <table:table-cell office:value-type="float" office:value="1.18499" calcext:value-type="float">
            <text:p>1.18499</text:p>
          </table:table-cell>
          <table:table-cell office:value-type="float" office:value="0.000811243" calcext:value-type="float">
            <text:p>0.000811243</text:p>
          </table:table-cell>
          <table:table-cell/>
          <table:table-cell office:value-type="float" office:value="33.9972" calcext:value-type="float">
            <text:p>33.9972</text:p>
          </table:table-cell>
          <table:table-cell office:value-type="float" office:value="1.20949" calcext:value-type="float">
            <text:p>1.20949</text:p>
          </table:table-cell>
          <table:table-cell office:value-type="float" office:value="0.00658448" calcext:value-type="float">
            <text:p>0.00658448</text:p>
          </table:table-cell>
          <table:table-cell/>
          <table:table-cell office:value-type="float" office:value="34.9719" calcext:value-type="float">
            <text:p>34.9719</text:p>
          </table:table-cell>
          <table:table-cell office:value-type="float" office:value="1.35767" calcext:value-type="float">
            <text:p>1.35767</text:p>
          </table:table-cell>
          <table:table-cell office:value-type="float" office:value="0.0595635" calcext:value-type="float">
            <text:p>0.0595635</text:p>
          </table:table-cell>
          <table:table-cell/>
          <table:table-cell office:value-type="float" office:value="33.6583" calcext:value-type="float">
            <text:p>33.6583</text:p>
          </table:table-cell>
          <table:table-cell office:value-type="float" office:value="1.29922" calcext:value-type="float">
            <text:p>1.29922</text:p>
          </table:table-cell>
          <table:table-cell office:value-type="float" office:value="0.607325" calcext:value-type="float">
            <text:p>0.60732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8509" calcext:value-type="float">
            <text:p>0.000478509</text:p>
          </table:table-cell>
          <table:table-cell/>
          <table:table-cell office:value-type="float" office:value="32.8615" calcext:value-type="float">
            <text:p>32.8615</text:p>
          </table:table-cell>
          <table:table-cell office:value-type="float" office:value="1.10257" calcext:value-type="float">
            <text:p>1.10257</text:p>
          </table:table-cell>
          <table:table-cell office:value-type="float" office:value="0.000800022" calcext:value-type="float">
            <text:p>0.000800022</text:p>
          </table:table-cell>
          <table:table-cell/>
          <table:table-cell office:value-type="float" office:value="32.1162" calcext:value-type="float">
            <text:p>32.1162</text:p>
          </table:table-cell>
          <table:table-cell office:value-type="float" office:value="1.47884" calcext:value-type="float">
            <text:p>1.47884</text:p>
          </table:table-cell>
          <table:table-cell office:value-type="float" office:value="0.000807166" calcext:value-type="float">
            <text:p>0.000807166</text:p>
          </table:table-cell>
          <table:table-cell/>
          <table:table-cell office:value-type="float" office:value="31.1898" calcext:value-type="float">
            <text:p>31.1898</text:p>
          </table:table-cell>
          <table:table-cell office:value-type="float" office:value="1.50835" calcext:value-type="float">
            <text:p>1.50835</text:p>
          </table:table-cell>
          <table:table-cell office:value-type="float" office:value="0.000822715" calcext:value-type="float">
            <text:p>0.000822715</text:p>
          </table:table-cell>
          <table:table-cell/>
          <table:table-cell office:value-type="float" office:value="32.6183" calcext:value-type="float">
            <text:p>32.6183</text:p>
          </table:table-cell>
          <table:table-cell office:value-type="float" office:value="1.31059" calcext:value-type="float">
            <text:p>1.31059</text:p>
          </table:table-cell>
          <table:table-cell office:value-type="float" office:value="0.00640271" calcext:value-type="float">
            <text:p>0.00640271</text:p>
          </table:table-cell>
          <table:table-cell/>
          <table:table-cell office:value-type="float" office:value="33.7916" calcext:value-type="float">
            <text:p>33.7916</text:p>
          </table:table-cell>
          <table:table-cell office:value-type="float" office:value="1.16284" calcext:value-type="float">
            <text:p>1.16284</text:p>
          </table:table-cell>
          <table:table-cell office:value-type="float" office:value="0.0586571" calcext:value-type="float">
            <text:p>0.0586571</text:p>
          </table:table-cell>
          <table:table-cell/>
          <table:table-cell office:value-type="float" office:value="31.5074" calcext:value-type="float">
            <text:p>31.5074</text:p>
          </table:table-cell>
          <table:table-cell office:value-type="float" office:value="1.45655" calcext:value-type="float">
            <text:p>1.45655</text:p>
          </table:table-cell>
          <table:table-cell office:value-type="float" office:value="0.706973" calcext:value-type="float">
            <text:p>0.70697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32" calcext:value-type="float">
            <text:p>0.00046832</text:p>
          </table:table-cell>
          <table:table-cell/>
          <table:table-cell office:value-type="float" office:value="31.4256" calcext:value-type="float">
            <text:p>31.4256</text:p>
          </table:table-cell>
          <table:table-cell office:value-type="float" office:value="1.32749" calcext:value-type="float">
            <text:p>1.32749</text:p>
          </table:table-cell>
          <table:table-cell office:value-type="float" office:value="0.000797038" calcext:value-type="float">
            <text:p>0.000797038</text:p>
          </table:table-cell>
          <table:table-cell/>
          <table:table-cell office:value-type="float" office:value="32.7536" calcext:value-type="float">
            <text:p>32.7536</text:p>
          </table:table-cell>
          <table:table-cell office:value-type="float" office:value="1.27217" calcext:value-type="float">
            <text:p>1.27217</text:p>
          </table:table-cell>
          <table:table-cell office:value-type="float" office:value="0.000806885" calcext:value-type="float">
            <text:p>0.000806885</text:p>
          </table:table-cell>
          <table:table-cell/>
          <table:table-cell office:value-type="float" office:value="32.7804" calcext:value-type="float">
            <text:p>32.7804</text:p>
          </table:table-cell>
          <table:table-cell office:value-type="float" office:value="1.28008" calcext:value-type="float">
            <text:p>1.28008</text:p>
          </table:table-cell>
          <table:table-cell office:value-type="float" office:value="0.000821232" calcext:value-type="float">
            <text:p>0.000821232</text:p>
          </table:table-cell>
          <table:table-cell/>
          <table:table-cell office:value-type="float" office:value="33.4941" calcext:value-type="float">
            <text:p>33.4941</text:p>
          </table:table-cell>
          <table:table-cell office:value-type="float" office:value="1.32793" calcext:value-type="float">
            <text:p>1.32793</text:p>
          </table:table-cell>
          <table:table-cell office:value-type="float" office:value="0.00641188" calcext:value-type="float">
            <text:p>0.00641188</text:p>
          </table:table-cell>
          <table:table-cell/>
          <table:table-cell office:value-type="float" office:value="34.0408" calcext:value-type="float">
            <text:p>34.0408</text:p>
          </table:table-cell>
          <table:table-cell office:value-type="float" office:value="1.2508" calcext:value-type="float">
            <text:p>1.2508</text:p>
          </table:table-cell>
          <table:table-cell office:value-type="float" office:value="0.0581755" calcext:value-type="float">
            <text:p>0.0581755</text:p>
          </table:table-cell>
          <table:table-cell/>
          <table:table-cell office:value-type="float" office:value="31.4719" calcext:value-type="float">
            <text:p>31.4719</text:p>
          </table:table-cell>
          <table:table-cell office:value-type="float" office:value="1.54706" calcext:value-type="float">
            <text:p>1.54706</text:p>
          </table:table-cell>
          <table:table-cell office:value-type="float" office:value="0.612442" calcext:value-type="float">
            <text:p>0.61244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4561" calcext:value-type="float">
            <text:p>0.000474561</text:p>
          </table:table-cell>
          <table:table-cell/>
          <table:table-cell office:value-type="float" office:value="31.914" calcext:value-type="float">
            <text:p>31.914</text:p>
          </table:table-cell>
          <table:table-cell office:value-type="float" office:value="1.1906" calcext:value-type="float">
            <text:p>1.1906</text:p>
          </table:table-cell>
          <table:table-cell office:value-type="float" office:value="0.000797427" calcext:value-type="float">
            <text:p>0.000797427</text:p>
          </table:table-cell>
          <table:table-cell/>
          <table:table-cell office:value-type="float" office:value="31.7968" calcext:value-type="float">
            <text:p>31.7968</text:p>
          </table:table-cell>
          <table:table-cell office:value-type="float" office:value="1.34677" calcext:value-type="float">
            <text:p>1.34677</text:p>
          </table:table-cell>
          <table:table-cell office:value-type="float" office:value="0.000800463" calcext:value-type="float">
            <text:p>0.000800463</text:p>
          </table:table-cell>
          <table:table-cell/>
          <table:table-cell office:value-type="float" office:value="32.332" calcext:value-type="float">
            <text:p>32.332</text:p>
          </table:table-cell>
          <table:table-cell office:value-type="float" office:value="1.30153" calcext:value-type="float">
            <text:p>1.30153</text:p>
          </table:table-cell>
          <table:table-cell office:value-type="float" office:value="0.00081474" calcext:value-type="float">
            <text:p>0.00081474</text:p>
          </table:table-cell>
          <table:table-cell/>
          <table:table-cell office:value-type="float" office:value="33.9035" calcext:value-type="float">
            <text:p>33.9035</text:p>
          </table:table-cell>
          <table:table-cell office:value-type="float" office:value="1.24549" calcext:value-type="float">
            <text:p>1.24549</text:p>
          </table:table-cell>
          <table:table-cell office:value-type="float" office:value="0.00655121" calcext:value-type="float">
            <text:p>0.00655121</text:p>
          </table:table-cell>
          <table:table-cell/>
          <table:table-cell office:value-type="float" office:value="33.7012" calcext:value-type="float">
            <text:p>33.7012</text:p>
          </table:table-cell>
          <table:table-cell office:value-type="float" office:value="1.25775" calcext:value-type="float">
            <text:p>1.25775</text:p>
          </table:table-cell>
          <table:table-cell office:value-type="float" office:value="0.0583405" calcext:value-type="float">
            <text:p>0.0583405</text:p>
          </table:table-cell>
          <table:table-cell/>
          <table:table-cell office:value-type="float" office:value="32.0624" calcext:value-type="float">
            <text:p>32.0624</text:p>
          </table:table-cell>
          <table:table-cell office:value-type="float" office:value="1.36111" calcext:value-type="float">
            <text:p>1.36111</text:p>
          </table:table-cell>
          <table:table-cell office:value-type="float" office:value="0.586503" calcext:value-type="float">
            <text:p>0.58650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959" calcext:value-type="float">
            <text:p>0.000467959</text:p>
          </table:table-cell>
          <table:table-cell/>
          <table:table-cell office:value-type="float" office:value="31.1161" calcext:value-type="float">
            <text:p>31.1161</text:p>
          </table:table-cell>
          <table:table-cell office:value-type="float" office:value="1.31699" calcext:value-type="float">
            <text:p>1.31699</text:p>
          </table:table-cell>
          <table:table-cell office:value-type="float" office:value="0.00079886" calcext:value-type="float">
            <text:p>0.00079886</text:p>
          </table:table-cell>
          <table:table-cell/>
          <table:table-cell office:value-type="float" office:value="33.6114" calcext:value-type="float">
            <text:p>33.6114</text:p>
          </table:table-cell>
          <table:table-cell office:value-type="float" office:value="1.27812" calcext:value-type="float">
            <text:p>1.27812</text:p>
          </table:table-cell>
          <table:table-cell office:value-type="float" office:value="0.000811955" calcext:value-type="float">
            <text:p>0.000811955</text:p>
          </table:table-cell>
          <table:table-cell/>
          <table:table-cell office:value-type="float" office:value="32.9513" calcext:value-type="float">
            <text:p>32.9513</text:p>
          </table:table-cell>
          <table:table-cell office:value-type="float" office:value="1.20875" calcext:value-type="float">
            <text:p>1.20875</text:p>
          </table:table-cell>
          <table:table-cell office:value-type="float" office:value="0.000817094" calcext:value-type="float">
            <text:p>0.000817094</text:p>
          </table:table-cell>
          <table:table-cell/>
          <table:table-cell office:value-type="float" office:value="32.9041" calcext:value-type="float">
            <text:p>32.9041</text:p>
          </table:table-cell>
          <table:table-cell office:value-type="float" office:value="1.35938" calcext:value-type="float">
            <text:p>1.35938</text:p>
          </table:table-cell>
          <table:table-cell office:value-type="float" office:value="0.00651153" calcext:value-type="float">
            <text:p>0.00651153</text:p>
          </table:table-cell>
          <table:table-cell/>
          <table:table-cell office:value-type="float" office:value="34.9439" calcext:value-type="float">
            <text:p>34.9439</text:p>
          </table:table-cell>
          <table:table-cell office:value-type="float" office:value="1.21953" calcext:value-type="float">
            <text:p>1.21953</text:p>
          </table:table-cell>
          <table:table-cell office:value-type="float" office:value="0.0594096" calcext:value-type="float">
            <text:p>0.0594096</text:p>
          </table:table-cell>
          <table:table-cell/>
          <table:table-cell office:value-type="float" office:value="32.2131" calcext:value-type="float">
            <text:p>32.2131</text:p>
          </table:table-cell>
          <table:table-cell office:value-type="float" office:value="1.49012" calcext:value-type="float">
            <text:p>1.49012</text:p>
          </table:table-cell>
          <table:table-cell office:value-type="float" office:value="0.585861" calcext:value-type="float">
            <text:p>0.58586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215" calcext:value-type="float">
            <text:p>0.000476215</text:p>
          </table:table-cell>
          <table:table-cell/>
          <table:table-cell office:value-type="float" office:value="31.6123" calcext:value-type="float">
            <text:p>31.6123</text:p>
          </table:table-cell>
          <table:table-cell office:value-type="float" office:value="1.22144" calcext:value-type="float">
            <text:p>1.22144</text:p>
          </table:table-cell>
          <table:table-cell office:value-type="float" office:value="0.000799131" calcext:value-type="float">
            <text:p>0.000799131</text:p>
          </table:table-cell>
          <table:table-cell/>
          <table:table-cell office:value-type="float" office:value="32.0317" calcext:value-type="float">
            <text:p>32.0317</text:p>
          </table:table-cell>
          <table:table-cell office:value-type="float" office:value="1.33337" calcext:value-type="float">
            <text:p>1.33337</text:p>
          </table:table-cell>
          <table:table-cell office:value-type="float" office:value="0.000807467" calcext:value-type="float">
            <text:p>0.000807467</text:p>
          </table:table-cell>
          <table:table-cell/>
          <table:table-cell office:value-type="float" office:value="34.2945" calcext:value-type="float">
            <text:p>34.2945</text:p>
          </table:table-cell>
          <table:table-cell office:value-type="float" office:value="1.27554" calcext:value-type="float">
            <text:p>1.27554</text:p>
          </table:table-cell>
          <table:table-cell office:value-type="float" office:value="0.000828376" calcext:value-type="float">
            <text:p>0.000828376</text:p>
          </table:table-cell>
          <table:table-cell/>
          <table:table-cell office:value-type="float" office:value="35.0076" calcext:value-type="float">
            <text:p>35.0076</text:p>
          </table:table-cell>
          <table:table-cell office:value-type="float" office:value="1.17654" calcext:value-type="float">
            <text:p>1.17654</text:p>
          </table:table-cell>
          <table:table-cell office:value-type="float" office:value="0.00652121" calcext:value-type="float">
            <text:p>0.00652121</text:p>
          </table:table-cell>
          <table:table-cell/>
          <table:table-cell office:value-type="float" office:value="32.7136" calcext:value-type="float">
            <text:p>32.7136</text:p>
          </table:table-cell>
          <table:table-cell office:value-type="float" office:value="1.37467" calcext:value-type="float">
            <text:p>1.37467</text:p>
          </table:table-cell>
          <table:table-cell office:value-type="float" office:value="0.0574874" calcext:value-type="float">
            <text:p>0.0574874</text:p>
          </table:table-cell>
          <table:table-cell/>
          <table:table-cell office:value-type="float" office:value="33.7846" calcext:value-type="float">
            <text:p>33.7846</text:p>
          </table:table-cell>
          <table:table-cell office:value-type="float" office:value="1.33831" calcext:value-type="float">
            <text:p>1.33831</text:p>
          </table:table-cell>
          <table:table-cell office:value-type="float" office:value="0.69981" calcext:value-type="float">
            <text:p>0.6998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023" calcext:value-type="float">
            <text:p>0.000470023</text:p>
          </table:table-cell>
          <table:table-cell/>
          <table:table-cell office:value-type="float" office:value="32.2509" calcext:value-type="float">
            <text:p>32.2509</text:p>
          </table:table-cell>
          <table:table-cell office:value-type="float" office:value="1.29799" calcext:value-type="float">
            <text:p>1.29799</text:p>
          </table:table-cell>
          <table:table-cell office:value-type="float" office:value="0.000802377" calcext:value-type="float">
            <text:p>0.000802377</text:p>
          </table:table-cell>
          <table:table-cell/>
          <table:table-cell office:value-type="float" office:value="31.7033" calcext:value-type="float">
            <text:p>31.7033</text:p>
          </table:table-cell>
          <table:table-cell office:value-type="float" office:value="1.36125" calcext:value-type="float">
            <text:p>1.36125</text:p>
          </table:table-cell>
          <table:table-cell office:value-type="float" office:value="0.000803609" calcext:value-type="float">
            <text:p>0.000803609</text:p>
          </table:table-cell>
          <table:table-cell/>
          <table:table-cell office:value-type="float" office:value="32.893" calcext:value-type="float">
            <text:p>32.893</text:p>
          </table:table-cell>
          <table:table-cell office:value-type="float" office:value="1.35451" calcext:value-type="float">
            <text:p>1.35451</text:p>
          </table:table-cell>
          <table:table-cell office:value-type="float" office:value="0.000810172" calcext:value-type="float">
            <text:p>0.000810172</text:p>
          </table:table-cell>
          <table:table-cell/>
          <table:table-cell office:value-type="float" office:value="33.9006" calcext:value-type="float">
            <text:p>33.9006</text:p>
          </table:table-cell>
          <table:table-cell office:value-type="float" office:value="1.22302" calcext:value-type="float">
            <text:p>1.22302</text:p>
          </table:table-cell>
          <table:table-cell office:value-type="float" office:value="0.00661532" calcext:value-type="float">
            <text:p>0.00661532</text:p>
          </table:table-cell>
          <table:table-cell/>
          <table:table-cell office:value-type="float" office:value="33.4508" calcext:value-type="float">
            <text:p>33.4508</text:p>
          </table:table-cell>
          <table:table-cell office:value-type="float" office:value="1.29222" calcext:value-type="float">
            <text:p>1.29222</text:p>
          </table:table-cell>
          <table:table-cell office:value-type="float" office:value="0.0591584" calcext:value-type="float">
            <text:p>0.0591584</text:p>
          </table:table-cell>
          <table:table-cell/>
          <table:table-cell office:value-type="float" office:value="32.8847" calcext:value-type="float">
            <text:p>32.8847</text:p>
          </table:table-cell>
          <table:table-cell office:value-type="float" office:value="1.39354" calcext:value-type="float">
            <text:p>1.39354</text:p>
          </table:table-cell>
          <table:table-cell office:value-type="float" office:value="0.938965" calcext:value-type="float">
            <text:p>0.938965</text:p>
          </table:table-cell>
        </table:table-row>
        <table:table-row table:style-name="ro1">
          <table:table-cell office:value-type="float" office:value="0.019992" calcext:value-type="float">
            <text:p>0.019992</text:p>
          </table:table-cell>
          <table:table-cell office:value-type="float" office:value="0.17463" calcext:value-type="float">
            <text:p>0.17463</text:p>
          </table:table-cell>
          <table:table-cell office:value-type="float" office:value="0.000471466" calcext:value-type="float">
            <text:p>0.000471466</text:p>
          </table:table-cell>
          <table:table-cell/>
          <table:table-cell office:value-type="float" office:value="30.709" calcext:value-type="float">
            <text:p>30.709</text:p>
          </table:table-cell>
          <table:table-cell office:value-type="float" office:value="1.30482" calcext:value-type="float">
            <text:p>1.30482</text:p>
          </table:table-cell>
          <table:table-cell office:value-type="float" office:value="0.00079884" calcext:value-type="float">
            <text:p>0.00079884</text:p>
          </table:table-cell>
          <table:table-cell/>
          <table:table-cell office:value-type="float" office:value="33.4834" calcext:value-type="float">
            <text:p>33.4834</text:p>
          </table:table-cell>
          <table:table-cell office:value-type="float" office:value="1.20176" calcext:value-type="float">
            <text:p>1.20176</text:p>
          </table:table-cell>
          <table:table-cell office:value-type="float" office:value="0.000804441" calcext:value-type="float">
            <text:p>0.000804441</text:p>
          </table:table-cell>
          <table:table-cell/>
          <table:table-cell office:value-type="float" office:value="32.8457" calcext:value-type="float">
            <text:p>32.8457</text:p>
          </table:table-cell>
          <table:table-cell office:value-type="float" office:value="1.2788" calcext:value-type="float">
            <text:p>1.2788</text:p>
          </table:table-cell>
          <table:table-cell office:value-type="float" office:value="0.000822565" calcext:value-type="float">
            <text:p>0.000822565</text:p>
          </table:table-cell>
          <table:table-cell/>
          <table:table-cell office:value-type="float" office:value="33.8489" calcext:value-type="float">
            <text:p>33.8489</text:p>
          </table:table-cell>
          <table:table-cell office:value-type="float" office:value="1.20199" calcext:value-type="float">
            <text:p>1.20199</text:p>
          </table:table-cell>
          <table:table-cell office:value-type="float" office:value="0.00651331" calcext:value-type="float">
            <text:p>0.00651331</text:p>
          </table:table-cell>
          <table:table-cell/>
          <table:table-cell office:value-type="float" office:value="32.3688" calcext:value-type="float">
            <text:p>32.3688</text:p>
          </table:table-cell>
          <table:table-cell office:value-type="float" office:value="1.30816" calcext:value-type="float">
            <text:p>1.30816</text:p>
          </table:table-cell>
          <table:table-cell office:value-type="float" office:value="0.0565556" calcext:value-type="float">
            <text:p>0.0565556</text:p>
          </table:table-cell>
          <table:table-cell/>
          <table:table-cell office:value-type="float" office:value="34.024" calcext:value-type="float">
            <text:p>34.024</text:p>
          </table:table-cell>
          <table:table-cell office:value-type="float" office:value="1.47292" calcext:value-type="float">
            <text:p>1.47292</text:p>
          </table:table-cell>
          <table:table-cell office:value-type="float" office:value="0.607171" calcext:value-type="float">
            <text:p>0.60717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222" calcext:value-type="float">
            <text:p>0.000469222</text:p>
          </table:table-cell>
          <table:table-cell/>
          <table:table-cell office:value-type="float" office:value="31.9398" calcext:value-type="float">
            <text:p>31.9398</text:p>
          </table:table-cell>
          <table:table-cell office:value-type="float" office:value="1.24995" calcext:value-type="float">
            <text:p>1.24995</text:p>
          </table:table-cell>
          <table:table-cell office:value-type="float" office:value="0.000806805" calcext:value-type="float">
            <text:p>0.000806805</text:p>
          </table:table-cell>
          <table:table-cell/>
          <table:table-cell office:value-type="float" office:value="31.2438" calcext:value-type="float">
            <text:p>31.2438</text:p>
          </table:table-cell>
          <table:table-cell office:value-type="float" office:value="1.35071" calcext:value-type="float">
            <text:p>1.35071</text:p>
          </table:table-cell>
          <table:table-cell office:value-type="float" office:value="0.000801626" calcext:value-type="float">
            <text:p>0.000801626</text:p>
          </table:table-cell>
          <table:table-cell/>
          <table:table-cell office:value-type="float" office:value="33.3758" calcext:value-type="float">
            <text:p>33.3758</text:p>
          </table:table-cell>
          <table:table-cell office:value-type="float" office:value="1.26587" calcext:value-type="float">
            <text:p>1.26587</text:p>
          </table:table-cell>
          <table:table-cell office:value-type="float" office:value="0.00081459" calcext:value-type="float">
            <text:p>0.00081459</text:p>
          </table:table-cell>
          <table:table-cell/>
          <table:table-cell office:value-type="float" office:value="32.7272" calcext:value-type="float">
            <text:p>32.7272</text:p>
          </table:table-cell>
          <table:table-cell office:value-type="float" office:value="1.34132" calcext:value-type="float">
            <text:p>1.34132</text:p>
          </table:table-cell>
          <table:table-cell office:value-type="float" office:value="0.0064415" calcext:value-type="float">
            <text:p>0.0064415</text:p>
          </table:table-cell>
          <table:table-cell/>
          <table:table-cell office:value-type="float" office:value="32.683" calcext:value-type="float">
            <text:p>32.683</text:p>
          </table:table-cell>
          <table:table-cell office:value-type="float" office:value="1.3385" calcext:value-type="float">
            <text:p>1.3385</text:p>
          </table:table-cell>
          <table:table-cell office:value-type="float" office:value="0.0582554" calcext:value-type="float">
            <text:p>0.0582554</text:p>
          </table:table-cell>
          <table:table-cell/>
          <table:table-cell office:value-type="float" office:value="33.614" calcext:value-type="float">
            <text:p>33.614</text:p>
          </table:table-cell>
          <table:table-cell office:value-type="float" office:value="1.41738" calcext:value-type="float">
            <text:p>1.41738</text:p>
          </table:table-cell>
          <table:table-cell office:value-type="float" office:value="0.610102" calcext:value-type="float">
            <text:p>0.61010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632" calcext:value-type="float">
            <text:p>0.000474632</text:p>
          </table:table-cell>
          <table:table-cell/>
          <table:table-cell office:value-type="float" office:value="32.4893" calcext:value-type="float">
            <text:p>32.4893</text:p>
          </table:table-cell>
          <table:table-cell office:value-type="float" office:value="1.15815" calcext:value-type="float">
            <text:p>1.15815</text:p>
          </table:table-cell>
          <table:table-cell office:value-type="float" office:value="0.000794392" calcext:value-type="float">
            <text:p>0.000794392</text:p>
          </table:table-cell>
          <table:table-cell/>
          <table:table-cell office:value-type="float" office:value="31.1647" calcext:value-type="float">
            <text:p>31.1647</text:p>
          </table:table-cell>
          <table:table-cell office:value-type="float" office:value="1.42078" calcext:value-type="float">
            <text:p>1.42078</text:p>
          </table:table-cell>
          <table:table-cell office:value-type="float" office:value="0.000803349" calcext:value-type="float">
            <text:p>0.000803349</text:p>
          </table:table-cell>
          <table:table-cell/>
          <table:table-cell office:value-type="float" office:value="32.7238" calcext:value-type="float">
            <text:p>32.7238</text:p>
          </table:table-cell>
          <table:table-cell office:value-type="float" office:value="1.32519" calcext:value-type="float">
            <text:p>1.32519</text:p>
          </table:table-cell>
          <table:table-cell office:value-type="float" office:value="0.000816394" calcext:value-type="float">
            <text:p>0.000816394</text:p>
          </table:table-cell>
          <table:table-cell/>
          <table:table-cell office:value-type="float" office:value="33.7665" calcext:value-type="float">
            <text:p>33.7665</text:p>
          </table:table-cell>
          <table:table-cell office:value-type="float" office:value="1.29721" calcext:value-type="float">
            <text:p>1.29721</text:p>
          </table:table-cell>
          <table:table-cell office:value-type="float" office:value="0.00649046" calcext:value-type="float">
            <text:p>0.00649046</text:p>
          </table:table-cell>
          <table:table-cell/>
          <table:table-cell office:value-type="float" office:value="33.6934" calcext:value-type="float">
            <text:p>33.6934</text:p>
          </table:table-cell>
          <table:table-cell office:value-type="float" office:value="1.3127" calcext:value-type="float">
            <text:p>1.3127</text:p>
          </table:table-cell>
          <table:table-cell office:value-type="float" office:value="0.0581216" calcext:value-type="float">
            <text:p>0.0581216</text:p>
          </table:table-cell>
          <table:table-cell/>
          <table:table-cell office:value-type="float" office:value="33.5526" calcext:value-type="float">
            <text:p>33.5526</text:p>
          </table:table-cell>
          <table:table-cell office:value-type="float" office:value="1.36167" calcext:value-type="float">
            <text:p>1.36167</text:p>
          </table:table-cell>
          <table:table-cell office:value-type="float" office:value="0.592169" calcext:value-type="float">
            <text:p>0.59216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799" calcext:value-type="float">
            <text:p>0.000467799</text:p>
          </table:table-cell>
          <table:table-cell/>
          <table:table-cell office:value-type="float" office:value="32.1318" calcext:value-type="float">
            <text:p>32.1318</text:p>
          </table:table-cell>
          <table:table-cell office:value-type="float" office:value="1.17506" calcext:value-type="float">
            <text:p>1.17506</text:p>
          </table:table-cell>
          <table:table-cell office:value-type="float" office:value="0.000800123" calcext:value-type="float">
            <text:p>0.000800123</text:p>
          </table:table-cell>
          <table:table-cell/>
          <table:table-cell office:value-type="float" office:value="32.5612" calcext:value-type="float">
            <text:p>32.5612</text:p>
          </table:table-cell>
          <table:table-cell office:value-type="float" office:value="1.24254" calcext:value-type="float">
            <text:p>1.24254</text:p>
          </table:table-cell>
          <table:table-cell office:value-type="float" office:value="0.00080373" calcext:value-type="float">
            <text:p>0.00080373</text:p>
          </table:table-cell>
          <table:table-cell/>
          <table:table-cell office:value-type="float" office:value="32.5755" calcext:value-type="float">
            <text:p>32.5755</text:p>
          </table:table-cell>
          <table:table-cell office:value-type="float" office:value="1.53164" calcext:value-type="float">
            <text:p>1.53164</text:p>
          </table:table-cell>
          <table:table-cell office:value-type="float" office:value="0.000812616" calcext:value-type="float">
            <text:p>0.000812616</text:p>
          </table:table-cell>
          <table:table-cell/>
          <table:table-cell office:value-type="float" office:value="32.7567" calcext:value-type="float">
            <text:p>32.7567</text:p>
          </table:table-cell>
          <table:table-cell office:value-type="float" office:value="1.41616" calcext:value-type="float">
            <text:p>1.41616</text:p>
          </table:table-cell>
          <table:table-cell office:value-type="float" office:value="0.00643913" calcext:value-type="float">
            <text:p>0.00643913</text:p>
          </table:table-cell>
          <table:table-cell/>
          <table:table-cell office:value-type="float" office:value="34.9477" calcext:value-type="float">
            <text:p>34.9477</text:p>
          </table:table-cell>
          <table:table-cell office:value-type="float" office:value="1.27267" calcext:value-type="float">
            <text:p>1.27267</text:p>
          </table:table-cell>
          <table:table-cell office:value-type="float" office:value="0.0588383" calcext:value-type="float">
            <text:p>0.0588383</text:p>
          </table:table-cell>
          <table:table-cell/>
          <table:table-cell office:value-type="float" office:value="34.0043" calcext:value-type="float">
            <text:p>34.0043</text:p>
          </table:table-cell>
          <table:table-cell office:value-type="float" office:value="1.32203" calcext:value-type="float">
            <text:p>1.32203</text:p>
          </table:table-cell>
          <table:table-cell office:value-type="float" office:value="0.604735" calcext:value-type="float">
            <text:p>0.60473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716" calcext:value-type="float">
            <text:p>0.000471716</text:p>
          </table:table-cell>
          <table:table-cell/>
          <table:table-cell office:value-type="float" office:value="32.069" calcext:value-type="float">
            <text:p>32.069</text:p>
          </table:table-cell>
          <table:table-cell office:value-type="float" office:value="1.18838" calcext:value-type="float">
            <text:p>1.18838</text:p>
          </table:table-cell>
          <table:table-cell office:value-type="float" office:value="0.000798449" calcext:value-type="float">
            <text:p>0.000798449</text:p>
          </table:table-cell>
          <table:table-cell/>
          <table:table-cell office:value-type="float" office:value="33.8056" calcext:value-type="float">
            <text:p>33.8056</text:p>
          </table:table-cell>
          <table:table-cell office:value-type="float" office:value="1.19124" calcext:value-type="float">
            <text:p>1.19124</text:p>
          </table:table-cell>
          <table:table-cell office:value-type="float" office:value="0.000802858" calcext:value-type="float">
            <text:p>0.000802858</text:p>
          </table:table-cell>
          <table:table-cell/>
          <table:table-cell office:value-type="float" office:value="33.146" calcext:value-type="float">
            <text:p>33.146</text:p>
          </table:table-cell>
          <table:table-cell office:value-type="float" office:value="1.30814" calcext:value-type="float">
            <text:p>1.30814</text:p>
          </table:table-cell>
          <table:table-cell office:value-type="float" office:value="0.000814239" calcext:value-type="float">
            <text:p>0.000814239</text:p>
          </table:table-cell>
          <table:table-cell/>
          <table:table-cell office:value-type="float" office:value="32.6316" calcext:value-type="float">
            <text:p>32.6316</text:p>
          </table:table-cell>
          <table:table-cell office:value-type="float" office:value="1.37546" calcext:value-type="float">
            <text:p>1.37546</text:p>
          </table:table-cell>
          <table:table-cell office:value-type="float" office:value="0.00643997" calcext:value-type="float">
            <text:p>0.00643997</text:p>
          </table:table-cell>
          <table:table-cell/>
          <table:table-cell office:value-type="float" office:value="32.9559" calcext:value-type="float">
            <text:p>32.9559</text:p>
          </table:table-cell>
          <table:table-cell office:value-type="float" office:value="1.43625" calcext:value-type="float">
            <text:p>1.43625</text:p>
          </table:table-cell>
          <table:table-cell office:value-type="float" office:value="0.0578699" calcext:value-type="float">
            <text:p>0.0578699</text:p>
          </table:table-cell>
          <table:table-cell/>
          <table:table-cell office:value-type="float" office:value="32.6678" calcext:value-type="float">
            <text:p>32.6678</text:p>
          </table:table-cell>
          <table:table-cell office:value-type="float" office:value="1.39646" calcext:value-type="float">
            <text:p>1.39646</text:p>
          </table:table-cell>
          <table:table-cell office:value-type="float" office:value="0.58858" calcext:value-type="float">
            <text:p>0.5885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349" calcext:value-type="float">
            <text:p>0.000468349</text:p>
          </table:table-cell>
          <table:table-cell/>
          <table:table-cell office:value-type="float" office:value="31.4802" calcext:value-type="float">
            <text:p>31.4802</text:p>
          </table:table-cell>
          <table:table-cell office:value-type="float" office:value="1.35337" calcext:value-type="float">
            <text:p>1.35337</text:p>
          </table:table-cell>
          <table:table-cell office:value-type="float" office:value="0.000793771" calcext:value-type="float">
            <text:p>0.000793771</text:p>
          </table:table-cell>
          <table:table-cell/>
          <table:table-cell office:value-type="float" office:value="32.8548" calcext:value-type="float">
            <text:p>32.8548</text:p>
          </table:table-cell>
          <table:table-cell office:value-type="float" office:value="1.26795" calcext:value-type="float">
            <text:p>1.26795</text:p>
          </table:table-cell>
          <table:table-cell office:value-type="float" office:value="0.000802978" calcext:value-type="float">
            <text:p>0.000802978</text:p>
          </table:table-cell>
          <table:table-cell/>
          <table:table-cell office:value-type="float" office:value="32.4861" calcext:value-type="float">
            <text:p>32.4861</text:p>
          </table:table-cell>
          <table:table-cell office:value-type="float" office:value="1.36406" calcext:value-type="float">
            <text:p>1.36406</text:p>
          </table:table-cell>
          <table:table-cell office:value-type="float" office:value="0.000809791" calcext:value-type="float">
            <text:p>0.000809791</text:p>
          </table:table-cell>
          <table:table-cell/>
          <table:table-cell office:value-type="float" office:value="34.5287" calcext:value-type="float">
            <text:p>34.5287</text:p>
          </table:table-cell>
          <table:table-cell office:value-type="float" office:value="1.18201" calcext:value-type="float">
            <text:p>1.18201</text:p>
          </table:table-cell>
          <table:table-cell office:value-type="float" office:value="0.00655613" calcext:value-type="float">
            <text:p>0.00655613</text:p>
          </table:table-cell>
          <table:table-cell/>
          <table:table-cell office:value-type="float" office:value="33.2971" calcext:value-type="float">
            <text:p>33.2971</text:p>
          </table:table-cell>
          <table:table-cell office:value-type="float" office:value="1.26096" calcext:value-type="float">
            <text:p>1.26096</text:p>
          </table:table-cell>
          <table:table-cell office:value-type="float" office:value="0.0580654" calcext:value-type="float">
            <text:p>0.0580654</text:p>
          </table:table-cell>
          <table:table-cell/>
          <table:table-cell office:value-type="float" office:value="33.1091" calcext:value-type="float">
            <text:p>33.1091</text:p>
          </table:table-cell>
          <table:table-cell office:value-type="float" office:value="1.30068" calcext:value-type="float">
            <text:p>1.30068</text:p>
          </table:table-cell>
          <table:table-cell office:value-type="float" office:value="0.605084" calcext:value-type="float">
            <text:p>0.60508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275" calcext:value-type="float">
            <text:p>0.000471275</text:p>
          </table:table-cell>
          <table:table-cell/>
          <table:table-cell office:value-type="float" office:value="32.1785" calcext:value-type="float">
            <text:p>32.1785</text:p>
          </table:table-cell>
          <table:table-cell office:value-type="float" office:value="1.1437" calcext:value-type="float">
            <text:p>1.1437</text:p>
          </table:table-cell>
          <table:table-cell office:value-type="float" office:value="0.00079375" calcext:value-type="float">
            <text:p>0.00079375</text:p>
          </table:table-cell>
          <table:table-cell/>
          <table:table-cell office:value-type="float" office:value="31.8296" calcext:value-type="float">
            <text:p>31.8296</text:p>
          </table:table-cell>
          <table:table-cell office:value-type="float" office:value="1.27866" calcext:value-type="float">
            <text:p>1.27866</text:p>
          </table:table-cell>
          <table:table-cell office:value-type="float" office:value="0.000802748" calcext:value-type="float">
            <text:p>0.000802748</text:p>
          </table:table-cell>
          <table:table-cell/>
          <table:table-cell office:value-type="float" office:value="34.1762" calcext:value-type="float">
            <text:p>34.1762</text:p>
          </table:table-cell>
          <table:table-cell office:value-type="float" office:value="1.17353" calcext:value-type="float">
            <text:p>1.17353</text:p>
          </table:table-cell>
          <table:table-cell office:value-type="float" office:value="0.000811114" calcext:value-type="float">
            <text:p>0.000811114</text:p>
          </table:table-cell>
          <table:table-cell/>
          <table:table-cell office:value-type="float" office:value="34.0019" calcext:value-type="float">
            <text:p>34.0019</text:p>
          </table:table-cell>
          <table:table-cell office:value-type="float" office:value="1.29047" calcext:value-type="float">
            <text:p>1.29047</text:p>
          </table:table-cell>
          <table:table-cell office:value-type="float" office:value="0.0065768" calcext:value-type="float">
            <text:p>0.0065768</text:p>
          </table:table-cell>
          <table:table-cell/>
          <table:table-cell office:value-type="float" office:value="32.46" calcext:value-type="float">
            <text:p>32.46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0.0580687" calcext:value-type="float">
            <text:p>0.0580687</text:p>
          </table:table-cell>
          <table:table-cell/>
          <table:table-cell office:value-type="float" office:value="33.6389" calcext:value-type="float">
            <text:p>33.6389</text:p>
          </table:table-cell>
          <table:table-cell office:value-type="float" office:value="1.32704" calcext:value-type="float">
            <text:p>1.32704</text:p>
          </table:table-cell>
          <table:table-cell office:value-type="float" office:value="0.604449" calcext:value-type="float">
            <text:p>0.60444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073" calcext:value-type="float">
            <text:p>0.000470073</text:p>
          </table:table-cell>
          <table:table-cell/>
          <table:table-cell office:value-type="float" office:value="32.5076" calcext:value-type="float">
            <text:p>32.5076</text:p>
          </table:table-cell>
          <table:table-cell office:value-type="float" office:value="1.06869" calcext:value-type="float">
            <text:p>1.06869</text:p>
          </table:table-cell>
          <table:table-cell office:value-type="float" office:value="0.000794733" calcext:value-type="float">
            <text:p>0.000794733</text:p>
          </table:table-cell>
          <table:table-cell/>
          <table:table-cell office:value-type="float" office:value="33.102" calcext:value-type="float">
            <text:p>33.102</text:p>
          </table:table-cell>
          <table:table-cell office:value-type="float" office:value="1.31927" calcext:value-type="float">
            <text:p>1.31927</text:p>
          </table:table-cell>
          <table:table-cell office:value-type="float" office:value="0.000804121" calcext:value-type="float">
            <text:p>0.000804121</text:p>
          </table:table-cell>
          <table:table-cell/>
          <table:table-cell office:value-type="float" office:value="31.3213" calcext:value-type="float">
            <text:p>31.3213</text:p>
          </table:table-cell>
          <table:table-cell office:value-type="float" office:value="1.53809" calcext:value-type="float">
            <text:p>1.53809</text:p>
          </table:table-cell>
          <table:table-cell office:value-type="float" office:value="0.00081458" calcext:value-type="float">
            <text:p>0.00081458</text:p>
          </table:table-cell>
          <table:table-cell/>
          <table:table-cell office:value-type="float" office:value="33.129" calcext:value-type="float">
            <text:p>33.129</text:p>
          </table:table-cell>
          <table:table-cell office:value-type="float" office:value="1.21824" calcext:value-type="float">
            <text:p>1.21824</text:p>
          </table:table-cell>
          <table:table-cell office:value-type="float" office:value="0.0066253" calcext:value-type="float">
            <text:p>0.0066253</text:p>
          </table:table-cell>
          <table:table-cell/>
          <table:table-cell office:value-type="float" office:value="31.5593" calcext:value-type="float">
            <text:p>31.5593</text:p>
          </table:table-cell>
          <table:table-cell office:value-type="float" office:value="1.51032" calcext:value-type="float">
            <text:p>1.51032</text:p>
          </table:table-cell>
          <table:table-cell office:value-type="float" office:value="0.0575308" calcext:value-type="float">
            <text:p>0.0575308</text:p>
          </table:table-cell>
          <table:table-cell/>
          <table:table-cell office:value-type="float" office:value="33.4956" calcext:value-type="float">
            <text:p>33.4956</text:p>
          </table:table-cell>
          <table:table-cell office:value-type="float" office:value="1.28649" calcext:value-type="float">
            <text:p>1.28649</text:p>
          </table:table-cell>
          <table:table-cell office:value-type="float" office:value="0.597507" calcext:value-type="float">
            <text:p>0.597507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0584" calcext:value-type="float">
            <text:p>0.000470584</text:p>
          </table:table-cell>
          <table:table-cell/>
          <table:table-cell office:value-type="float" office:value="30.8995" calcext:value-type="float">
            <text:p>30.8995</text:p>
          </table:table-cell>
          <table:table-cell office:value-type="float" office:value="1.34387" calcext:value-type="float">
            <text:p>1.34387</text:p>
          </table:table-cell>
          <table:table-cell office:value-type="float" office:value="0.000803739" calcext:value-type="float">
            <text:p>0.000803739</text:p>
          </table:table-cell>
          <table:table-cell/>
          <table:table-cell office:value-type="float" office:value="33.8073" calcext:value-type="float">
            <text:p>33.8073</text:p>
          </table:table-cell>
          <table:table-cell office:value-type="float" office:value="1.16446" calcext:value-type="float">
            <text:p>1.16446</text:p>
          </table:table-cell>
          <table:table-cell office:value-type="float" office:value="0.000805714" calcext:value-type="float">
            <text:p>0.000805714</text:p>
          </table:table-cell>
          <table:table-cell/>
          <table:table-cell office:value-type="float" office:value="33.3535" calcext:value-type="float">
            <text:p>33.3535</text:p>
          </table:table-cell>
          <table:table-cell office:value-type="float" office:value="1.28642" calcext:value-type="float">
            <text:p>1.28642</text:p>
          </table:table-cell>
          <table:table-cell office:value-type="float" office:value="0.000814319" calcext:value-type="float">
            <text:p>0.000814319</text:p>
          </table:table-cell>
          <table:table-cell/>
          <table:table-cell office:value-type="float" office:value="34.1133" calcext:value-type="float">
            <text:p>34.1133</text:p>
          </table:table-cell>
          <table:table-cell office:value-type="float" office:value="1.32654" calcext:value-type="float">
            <text:p>1.32654</text:p>
          </table:table-cell>
          <table:table-cell office:value-type="float" office:value="0.00647588" calcext:value-type="float">
            <text:p>0.00647588</text:p>
          </table:table-cell>
          <table:table-cell/>
          <table:table-cell office:value-type="float" office:value="33.7119" calcext:value-type="float">
            <text:p>33.7119</text:p>
          </table:table-cell>
          <table:table-cell office:value-type="float" office:value="1.34959" calcext:value-type="float">
            <text:p>1.34959</text:p>
          </table:table-cell>
          <table:table-cell office:value-type="float" office:value="0.0589349" calcext:value-type="float">
            <text:p>0.0589349</text:p>
          </table:table-cell>
          <table:table-cell/>
          <table:table-cell office:value-type="float" office:value="30.7279" calcext:value-type="float">
            <text:p>30.7279</text:p>
          </table:table-cell>
          <table:table-cell office:value-type="float" office:value="1.41916" calcext:value-type="float">
            <text:p>1.41916</text:p>
          </table:table-cell>
          <table:table-cell office:value-type="float" office:value="0.586146" calcext:value-type="float">
            <text:p>0.58614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482" calcext:value-type="float">
            <text:p>0.000469482</text:p>
          </table:table-cell>
          <table:table-cell/>
          <table:table-cell office:value-type="float" office:value="31.829" calcext:value-type="float">
            <text:p>31.829</text:p>
          </table:table-cell>
          <table:table-cell office:value-type="float" office:value="1.25398" calcext:value-type="float">
            <text:p>1.25398</text:p>
          </table:table-cell>
          <table:table-cell office:value-type="float" office:value="0.000807667" calcext:value-type="float">
            <text:p>0.000807667</text:p>
          </table:table-cell>
          <table:table-cell/>
          <table:table-cell office:value-type="float" office:value="32.9653" calcext:value-type="float">
            <text:p>32.9653</text:p>
          </table:table-cell>
          <table:table-cell office:value-type="float" office:value="1.36747" calcext:value-type="float">
            <text:p>1.36747</text:p>
          </table:table-cell>
          <table:table-cell office:value-type="float" office:value="0.000807116" calcext:value-type="float">
            <text:p>0.000807116</text:p>
          </table:table-cell>
          <table:table-cell/>
          <table:table-cell office:value-type="float" office:value="31.08" calcext:value-type="float">
            <text:p>31.08</text:p>
          </table:table-cell>
          <table:table-cell office:value-type="float" office:value="1.37252" calcext:value-type="float">
            <text:p>1.37252</text:p>
          </table:table-cell>
          <table:table-cell office:value-type="float" office:value="0.000813798" calcext:value-type="float">
            <text:p>0.000813798</text:p>
          </table:table-cell>
          <table:table-cell/>
          <table:table-cell office:value-type="float" office:value="34.2982" calcext:value-type="float">
            <text:p>34.2982</text:p>
          </table:table-cell>
          <table:table-cell office:value-type="float" office:value="1.22211" calcext:value-type="float">
            <text:p>1.22211</text:p>
          </table:table-cell>
          <table:table-cell office:value-type="float" office:value="0.00657619" calcext:value-type="float">
            <text:p>0.00657619</text:p>
          </table:table-cell>
          <table:table-cell/>
          <table:table-cell office:value-type="float" office:value="32.9761" calcext:value-type="float">
            <text:p>32.9761</text:p>
          </table:table-cell>
          <table:table-cell office:value-type="float" office:value="1.40771" calcext:value-type="float">
            <text:p>1.40771</text:p>
          </table:table-cell>
          <table:table-cell office:value-type="float" office:value="0.0573111" calcext:value-type="float">
            <text:p>0.0573111</text:p>
          </table:table-cell>
          <table:table-cell/>
          <table:table-cell office:value-type="float" office:value="33.2369" calcext:value-type="float">
            <text:p>33.2369</text:p>
          </table:table-cell>
          <table:table-cell office:value-type="float" office:value="1.33171" calcext:value-type="float">
            <text:p>1.33171</text:p>
          </table:table-cell>
          <table:table-cell office:value-type="float" office:value="0.590364" calcext:value-type="float">
            <text:p>0.59036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165" calcext:value-type="float">
            <text:p>0.000471165</text:p>
          </table:table-cell>
          <table:table-cell/>
          <table:table-cell office:value-type="float" office:value="31.3188" calcext:value-type="float">
            <text:p>31.3188</text:p>
          </table:table-cell>
          <table:table-cell office:value-type="float" office:value="1.27321" calcext:value-type="float">
            <text:p>1.27321</text:p>
          </table:table-cell>
          <table:table-cell office:value-type="float" office:value="0.000796967" calcext:value-type="float">
            <text:p>0.000796967</text:p>
          </table:table-cell>
          <table:table-cell/>
          <table:table-cell office:value-type="float" office:value="31.7031" calcext:value-type="float">
            <text:p>31.7031</text:p>
          </table:table-cell>
          <table:table-cell office:value-type="float" office:value="1.39633" calcext:value-type="float">
            <text:p>1.39633</text:p>
          </table:table-cell>
          <table:table-cell office:value-type="float" office:value="0.000800504" calcext:value-type="float">
            <text:p>0.000800504</text:p>
          </table:table-cell>
          <table:table-cell/>
          <table:table-cell office:value-type="float" office:value="31.7925" calcext:value-type="float">
            <text:p>31.7925</text:p>
          </table:table-cell>
          <table:table-cell office:value-type="float" office:value="1.3717" calcext:value-type="float">
            <text:p>1.3717</text:p>
          </table:table-cell>
          <table:table-cell office:value-type="float" office:value="0.000807927" calcext:value-type="float">
            <text:p>0.000807927</text:p>
          </table:table-cell>
          <table:table-cell/>
          <table:table-cell office:value-type="float" office:value="34.3273" calcext:value-type="float">
            <text:p>34.3273</text:p>
          </table:table-cell>
          <table:table-cell office:value-type="float" office:value="1.27379" calcext:value-type="float">
            <text:p>1.27379</text:p>
          </table:table-cell>
          <table:table-cell office:value-type="float" office:value="0.00649562" calcext:value-type="float">
            <text:p>0.00649562</text:p>
          </table:table-cell>
          <table:table-cell/>
          <table:table-cell office:value-type="float" office:value="33.908" calcext:value-type="float">
            <text:p>33.908</text:p>
          </table:table-cell>
          <table:table-cell office:value-type="float" office:value="1.44499" calcext:value-type="float">
            <text:p>1.44499</text:p>
          </table:table-cell>
          <table:table-cell office:value-type="float" office:value="0.0590071" calcext:value-type="float">
            <text:p>0.0590071</text:p>
          </table:table-cell>
          <table:table-cell/>
          <table:table-cell office:value-type="float" office:value="33.546" calcext:value-type="float">
            <text:p>33.546</text:p>
          </table:table-cell>
          <table:table-cell office:value-type="float" office:value="1.25401" calcext:value-type="float">
            <text:p>1.25401</text:p>
          </table:table-cell>
          <table:table-cell office:value-type="float" office:value="0.614358" calcext:value-type="float">
            <text:p>0.61435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71" calcext:value-type="float">
            <text:p>0.00046871</text:p>
          </table:table-cell>
          <table:table-cell/>
          <table:table-cell office:value-type="float" office:value="32.6517" calcext:value-type="float">
            <text:p>32.6517</text:p>
          </table:table-cell>
          <table:table-cell office:value-type="float" office:value="1.12211" calcext:value-type="float">
            <text:p>1.12211</text:p>
          </table:table-cell>
          <table:table-cell office:value-type="float" office:value="0.000800854" calcext:value-type="float">
            <text:p>0.000800854</text:p>
          </table:table-cell>
          <table:table-cell/>
          <table:table-cell office:value-type="float" office:value="33.3324" calcext:value-type="float">
            <text:p>33.3324</text:p>
          </table:table-cell>
          <table:table-cell office:value-type="float" office:value="1.18778" calcext:value-type="float">
            <text:p>1.18778</text:p>
          </table:table-cell>
          <table:table-cell office:value-type="float" office:value="0.000804121" calcext:value-type="float">
            <text:p>0.000804121</text:p>
          </table:table-cell>
          <table:table-cell/>
          <table:table-cell office:value-type="float" office:value="33.5427" calcext:value-type="float">
            <text:p>33.5427</text:p>
          </table:table-cell>
          <table:table-cell office:value-type="float" office:value="1.23207" calcext:value-type="float">
            <text:p>1.23207</text:p>
          </table:table-cell>
          <table:table-cell office:value-type="float" office:value="0.000814489" calcext:value-type="float">
            <text:p>0.000814489</text:p>
          </table:table-cell>
          <table:table-cell/>
          <table:table-cell office:value-type="float" office:value="32.9965" calcext:value-type="float">
            <text:p>32.9965</text:p>
          </table:table-cell>
          <table:table-cell office:value-type="float" office:value="1.28612" calcext:value-type="float">
            <text:p>1.28612</text:p>
          </table:table-cell>
          <table:table-cell office:value-type="float" office:value="0.00643202" calcext:value-type="float">
            <text:p>0.00643202</text:p>
          </table:table-cell>
          <table:table-cell/>
          <table:table-cell office:value-type="float" office:value="32.8573" calcext:value-type="float">
            <text:p>32.8573</text:p>
          </table:table-cell>
          <table:table-cell office:value-type="float" office:value="1.27838" calcext:value-type="float">
            <text:p>1.27838</text:p>
          </table:table-cell>
          <table:table-cell office:value-type="float" office:value="0.0577" calcext:value-type="float">
            <text:p>0.0577</text:p>
          </table:table-cell>
          <table:table-cell/>
          <table:table-cell office:value-type="float" office:value="33.0809" calcext:value-type="float">
            <text:p>33.0809</text:p>
          </table:table-cell>
          <table:table-cell office:value-type="float" office:value="1.39298" calcext:value-type="float">
            <text:p>1.39298</text:p>
          </table:table-cell>
          <table:table-cell office:value-type="float" office:value="0.589208" calcext:value-type="float">
            <text:p>0.58920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746" calcext:value-type="float">
            <text:p>0.000471746</text:p>
          </table:table-cell>
          <table:table-cell/>
          <table:table-cell office:value-type="float" office:value="31.3312" calcext:value-type="float">
            <text:p>31.3312</text:p>
          </table:table-cell>
          <table:table-cell office:value-type="float" office:value="1.30768" calcext:value-type="float">
            <text:p>1.30768</text:p>
          </table:table-cell>
          <table:table-cell office:value-type="float" office:value="0.000792288" calcext:value-type="float">
            <text:p>0.000792288</text:p>
          </table:table-cell>
          <table:table-cell/>
          <table:table-cell office:value-type="float" office:value="32.2552" calcext:value-type="float">
            <text:p>32.2552</text:p>
          </table:table-cell>
          <table:table-cell office:value-type="float" office:value="1.36296" calcext:value-type="float">
            <text:p>1.36296</text:p>
          </table:table-cell>
          <table:table-cell office:value-type="float" office:value="0.000803219" calcext:value-type="float">
            <text:p>0.000803219</text:p>
          </table:table-cell>
          <table:table-cell/>
          <table:table-cell office:value-type="float" office:value="34.6497" calcext:value-type="float">
            <text:p>34.6497</text:p>
          </table:table-cell>
          <table:table-cell office:value-type="float" office:value="1.16648" calcext:value-type="float">
            <text:p>1.16648</text:p>
          </table:table-cell>
          <table:table-cell office:value-type="float" office:value="0.000812806" calcext:value-type="float">
            <text:p>0.000812806</text:p>
          </table:table-cell>
          <table:table-cell/>
          <table:table-cell office:value-type="float" office:value="33.2179" calcext:value-type="float">
            <text:p>33.2179</text:p>
          </table:table-cell>
          <table:table-cell office:value-type="float" office:value="1.25897" calcext:value-type="float">
            <text:p>1.25897</text:p>
          </table:table-cell>
          <table:table-cell office:value-type="float" office:value="0.00685668" calcext:value-type="float">
            <text:p>0.00685668</text:p>
          </table:table-cell>
          <table:table-cell/>
          <table:table-cell office:value-type="float" office:value="34.1648" calcext:value-type="float">
            <text:p>34.1648</text:p>
          </table:table-cell>
          <table:table-cell office:value-type="float" office:value="1.31188" calcext:value-type="float">
            <text:p>1.31188</text:p>
          </table:table-cell>
          <table:table-cell office:value-type="float" office:value="0.0593902" calcext:value-type="float">
            <text:p>0.0593902</text:p>
          </table:table-cell>
          <table:table-cell/>
          <table:table-cell office:value-type="float" office:value="33.3978" calcext:value-type="float">
            <text:p>33.3978</text:p>
          </table:table-cell>
          <table:table-cell office:value-type="float" office:value="1.31275" calcext:value-type="float">
            <text:p>1.31275</text:p>
          </table:table-cell>
          <table:table-cell office:value-type="float" office:value="0.591047" calcext:value-type="float">
            <text:p>0.59104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716" calcext:value-type="float">
            <text:p>0.000471716</text:p>
          </table:table-cell>
          <table:table-cell/>
          <table:table-cell office:value-type="float" office:value="30.8611" calcext:value-type="float">
            <text:p>30.8611</text:p>
          </table:table-cell>
          <table:table-cell office:value-type="float" office:value="1.30626" calcext:value-type="float">
            <text:p>1.30626</text:p>
          </table:table-cell>
          <table:table-cell office:value-type="float" office:value="0.000806956" calcext:value-type="float">
            <text:p>0.000806956</text:p>
          </table:table-cell>
          <table:table-cell/>
          <table:table-cell office:value-type="float" office:value="33.0009" calcext:value-type="float">
            <text:p>33.0009</text:p>
          </table:table-cell>
          <table:table-cell office:value-type="float" office:value="1.22188" calcext:value-type="float">
            <text:p>1.22188</text:p>
          </table:table-cell>
          <table:table-cell office:value-type="float" office:value="0.000804792" calcext:value-type="float">
            <text:p>0.000804792</text:p>
          </table:table-cell>
          <table:table-cell/>
          <table:table-cell office:value-type="float" office:value="32.0751" calcext:value-type="float">
            <text:p>32.0751</text:p>
          </table:table-cell>
          <table:table-cell office:value-type="float" office:value="1.55836" calcext:value-type="float">
            <text:p>1.55836</text:p>
          </table:table-cell>
          <table:table-cell office:value-type="float" office:value="0.000811124" calcext:value-type="float">
            <text:p>0.000811124</text:p>
          </table:table-cell>
          <table:table-cell/>
          <table:table-cell office:value-type="float" office:value="32.2291" calcext:value-type="float">
            <text:p>32.2291</text:p>
          </table:table-cell>
          <table:table-cell office:value-type="float" office:value="1.31011" calcext:value-type="float">
            <text:p>1.31011</text:p>
          </table:table-cell>
          <table:table-cell office:value-type="float" office:value="0.00638211" calcext:value-type="float">
            <text:p>0.00638211</text:p>
          </table:table-cell>
          <table:table-cell/>
          <table:table-cell office:value-type="float" office:value="33.2428" calcext:value-type="float">
            <text:p>33.2428</text:p>
          </table:table-cell>
          <table:table-cell office:value-type="float" office:value="1.51092" calcext:value-type="float">
            <text:p>1.51092</text:p>
          </table:table-cell>
          <table:table-cell office:value-type="float" office:value="0.057906" calcext:value-type="float">
            <text:p>0.057906</text:p>
          </table:table-cell>
          <table:table-cell/>
          <table:table-cell office:value-type="float" office:value="32.2166" calcext:value-type="float">
            <text:p>32.2166</text:p>
          </table:table-cell>
          <table:table-cell office:value-type="float" office:value="1.43097" calcext:value-type="float">
            <text:p>1.43097</text:p>
          </table:table-cell>
          <table:table-cell office:value-type="float" office:value="0.58505" calcext:value-type="float">
            <text:p>0.58505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0614" calcext:value-type="float">
            <text:p>0.000470614</text:p>
          </table:table-cell>
          <table:table-cell/>
          <table:table-cell office:value-type="float" office:value="31.9799" calcext:value-type="float">
            <text:p>31.9799</text:p>
          </table:table-cell>
          <table:table-cell office:value-type="float" office:value="1.2017" calcext:value-type="float">
            <text:p>1.2017</text:p>
          </table:table-cell>
          <table:table-cell office:value-type="float" office:value="0.000804111" calcext:value-type="float">
            <text:p>0.000804111</text:p>
          </table:table-cell>
          <table:table-cell/>
          <table:table-cell office:value-type="float" office:value="32.5793" calcext:value-type="float">
            <text:p>32.5793</text:p>
          </table:table-cell>
          <table:table-cell office:value-type="float" office:value="1.35462" calcext:value-type="float">
            <text:p>1.35462</text:p>
          </table:table-cell>
          <table:table-cell office:value-type="float" office:value="0.000804311" calcext:value-type="float">
            <text:p>0.000804311</text:p>
          </table:table-cell>
          <table:table-cell/>
          <table:table-cell office:value-type="float" office:value="33.2986" calcext:value-type="float">
            <text:p>33.2986</text:p>
          </table:table-cell>
          <table:table-cell office:value-type="float" office:value="1.29096" calcext:value-type="float">
            <text:p>1.29096</text:p>
          </table:table-cell>
          <table:table-cell office:value-type="float" office:value="0.000815221" calcext:value-type="float">
            <text:p>0.000815221</text:p>
          </table:table-cell>
          <table:table-cell/>
          <table:table-cell office:value-type="float" office:value="32.185" calcext:value-type="float">
            <text:p>32.185</text:p>
          </table:table-cell>
          <table:table-cell office:value-type="float" office:value="1.44463" calcext:value-type="float">
            <text:p>1.44463</text:p>
          </table:table-cell>
          <table:table-cell office:value-type="float" office:value="0.00639828" calcext:value-type="float">
            <text:p>0.00639828</text:p>
          </table:table-cell>
          <table:table-cell/>
          <table:table-cell office:value-type="float" office:value="32.1604" calcext:value-type="float">
            <text:p>32.1604</text:p>
          </table:table-cell>
          <table:table-cell office:value-type="float" office:value="1.35048" calcext:value-type="float">
            <text:p>1.35048</text:p>
          </table:table-cell>
          <table:table-cell office:value-type="float" office:value="0.0583347" calcext:value-type="float">
            <text:p>0.0583347</text:p>
          </table:table-cell>
          <table:table-cell/>
          <table:table-cell office:value-type="float" office:value="34.2429" calcext:value-type="float">
            <text:p>34.2429</text:p>
          </table:table-cell>
          <table:table-cell office:value-type="float" office:value="1.23348" calcext:value-type="float">
            <text:p>1.23348</text:p>
          </table:table-cell>
          <table:table-cell office:value-type="float" office:value="0.722059" calcext:value-type="float">
            <text:p>0.72205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636" calcext:value-type="float">
            <text:p>0.000471636</text:p>
          </table:table-cell>
          <table:table-cell/>
          <table:table-cell office:value-type="float" office:value="32.5216" calcext:value-type="float">
            <text:p>32.5216</text:p>
          </table:table-cell>
          <table:table-cell office:value-type="float" office:value="1.23968" calcext:value-type="float">
            <text:p>1.23968</text:p>
          </table:table-cell>
          <table:table-cell office:value-type="float" office:value="0.000799712" calcext:value-type="float">
            <text:p>0.000799712</text:p>
          </table:table-cell>
          <table:table-cell/>
          <table:table-cell office:value-type="float" office:value="32.1069" calcext:value-type="float">
            <text:p>32.1069</text:p>
          </table:table-cell>
          <table:table-cell office:value-type="float" office:value="1.55722" calcext:value-type="float">
            <text:p>1.55722</text:p>
          </table:table-cell>
          <table:table-cell office:value-type="float" office:value="0.000797798" calcext:value-type="float">
            <text:p>0.000797798</text:p>
          </table:table-cell>
          <table:table-cell/>
          <table:table-cell office:value-type="float" office:value="33.3538" calcext:value-type="float">
            <text:p>33.3538</text:p>
          </table:table-cell>
          <table:table-cell office:value-type="float" office:value="1.43941" calcext:value-type="float">
            <text:p>1.43941</text:p>
          </table:table-cell>
          <table:table-cell office:value-type="float" office:value="0.000811184" calcext:value-type="float">
            <text:p>0.000811184</text:p>
          </table:table-cell>
          <table:table-cell/>
          <table:table-cell office:value-type="float" office:value="33.1636" calcext:value-type="float">
            <text:p>33.1636</text:p>
          </table:table-cell>
          <table:table-cell office:value-type="float" office:value="1.30643" calcext:value-type="float">
            <text:p>1.30643</text:p>
          </table:table-cell>
          <table:table-cell office:value-type="float" office:value="0.00644255" calcext:value-type="float">
            <text:p>0.00644255</text:p>
          </table:table-cell>
          <table:table-cell/>
          <table:table-cell office:value-type="float" office:value="34.6727" calcext:value-type="float">
            <text:p>34.6727</text:p>
          </table:table-cell>
          <table:table-cell office:value-type="float" office:value="1.32299" calcext:value-type="float">
            <text:p>1.32299</text:p>
          </table:table-cell>
          <table:table-cell office:value-type="float" office:value="0.0589812" calcext:value-type="float">
            <text:p>0.0589812</text:p>
          </table:table-cell>
          <table:table-cell/>
          <table:table-cell office:value-type="float" office:value="32.692" calcext:value-type="float">
            <text:p>32.692</text:p>
          </table:table-cell>
          <table:table-cell office:value-type="float" office:value="1.34718" calcext:value-type="float">
            <text:p>1.34718</text:p>
          </table:table-cell>
          <table:table-cell office:value-type="float" office:value="0.608138" calcext:value-type="float">
            <text:p>0.60813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093" calcext:value-type="float">
            <text:p>0.000470093</text:p>
          </table:table-cell>
          <table:table-cell/>
          <table:table-cell office:value-type="float" office:value="31.8704" calcext:value-type="float">
            <text:p>31.8704</text:p>
          </table:table-cell>
          <table:table-cell office:value-type="float" office:value="1.27588" calcext:value-type="float">
            <text:p>1.27588</text:p>
          </table:table-cell>
          <table:table-cell office:value-type="float" office:value="0.000806875" calcext:value-type="float">
            <text:p>0.000806875</text:p>
          </table:table-cell>
          <table:table-cell/>
          <table:table-cell office:value-type="float" office:value="33.3338" calcext:value-type="float">
            <text:p>33.3338</text:p>
          </table:table-cell>
          <table:table-cell office:value-type="float" office:value="1.24349" calcext:value-type="float">
            <text:p>1.24349</text:p>
          </table:table-cell>
          <table:table-cell office:value-type="float" office:value="0.000804662" calcext:value-type="float">
            <text:p>0.000804662</text:p>
          </table:table-cell>
          <table:table-cell/>
          <table:table-cell office:value-type="float" office:value="33.3639" calcext:value-type="float">
            <text:p>33.3639</text:p>
          </table:table-cell>
          <table:table-cell office:value-type="float" office:value="1.22679" calcext:value-type="float">
            <text:p>1.22679</text:p>
          </table:table-cell>
          <table:table-cell office:value-type="float" office:value="0.00080888" calcext:value-type="float">
            <text:p>0.00080888</text:p>
          </table:table-cell>
          <table:table-cell/>
          <table:table-cell office:value-type="float" office:value="33.7924" calcext:value-type="float">
            <text:p>33.7924</text:p>
          </table:table-cell>
          <table:table-cell office:value-type="float" office:value="1.26482" calcext:value-type="float">
            <text:p>1.26482</text:p>
          </table:table-cell>
          <table:table-cell office:value-type="float" office:value="0.00646025" calcext:value-type="float">
            <text:p>0.00646025</text:p>
          </table:table-cell>
          <table:table-cell/>
          <table:table-cell office:value-type="float" office:value="33.7149" calcext:value-type="float">
            <text:p>33.7149</text:p>
          </table:table-cell>
          <table:table-cell office:value-type="float" office:value="1.39553" calcext:value-type="float">
            <text:p>1.39553</text:p>
          </table:table-cell>
          <table:table-cell office:value-type="float" office:value="0.0588406" calcext:value-type="float">
            <text:p>0.0588406</text:p>
          </table:table-cell>
          <table:table-cell/>
          <table:table-cell office:value-type="float" office:value="33.5181" calcext:value-type="float">
            <text:p>33.5181</text:p>
          </table:table-cell>
          <table:table-cell office:value-type="float" office:value="1.35033" calcext:value-type="float">
            <text:p>1.35033</text:p>
          </table:table-cell>
          <table:table-cell office:value-type="float" office:value="0.608196" calcext:value-type="float">
            <text:p>0.60819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384" calcext:value-type="float">
            <text:p>0.00047384</text:p>
          </table:table-cell>
          <table:table-cell/>
          <table:table-cell office:value-type="float" office:value="32.4258" calcext:value-type="float">
            <text:p>32.4258</text:p>
          </table:table-cell>
          <table:table-cell office:value-type="float" office:value="1.11812" calcext:value-type="float">
            <text:p>1.11812</text:p>
          </table:table-cell>
          <table:table-cell office:value-type="float" office:value="0.00079854" calcext:value-type="float">
            <text:p>0.00079854</text:p>
          </table:table-cell>
          <table:table-cell/>
          <table:table-cell office:value-type="float" office:value="33.0768" calcext:value-type="float">
            <text:p>33.0768</text:p>
          </table:table-cell>
          <table:table-cell office:value-type="float" office:value="1.27644" calcext:value-type="float">
            <text:p>1.27644</text:p>
          </table:table-cell>
          <table:table-cell office:value-type="float" office:value="0.000810523" calcext:value-type="float">
            <text:p>0.000810523</text:p>
          </table:table-cell>
          <table:table-cell/>
          <table:table-cell office:value-type="float" office:value="32.8784" calcext:value-type="float">
            <text:p>32.8784</text:p>
          </table:table-cell>
          <table:table-cell office:value-type="float" office:value="1.36461" calcext:value-type="float">
            <text:p>1.36461</text:p>
          </table:table-cell>
          <table:table-cell office:value-type="float" office:value="0.000811094" calcext:value-type="float">
            <text:p>0.000811094</text:p>
          </table:table-cell>
          <table:table-cell/>
          <table:table-cell office:value-type="float" office:value="33.1597" calcext:value-type="float">
            <text:p>33.1597</text:p>
          </table:table-cell>
          <table:table-cell office:value-type="float" office:value="1.25484" calcext:value-type="float">
            <text:p>1.25484</text:p>
          </table:table-cell>
          <table:table-cell office:value-type="float" office:value="0.00656048" calcext:value-type="float">
            <text:p>0.00656048</text:p>
          </table:table-cell>
          <table:table-cell/>
          <table:table-cell office:value-type="float" office:value="32.8396" calcext:value-type="float">
            <text:p>32.8396</text:p>
          </table:table-cell>
          <table:table-cell office:value-type="float" office:value="1.4071" calcext:value-type="float">
            <text:p>1.4071</text:p>
          </table:table-cell>
          <table:table-cell office:value-type="float" office:value="0.0587275" calcext:value-type="float">
            <text:p>0.0587275</text:p>
          </table:table-cell>
          <table:table-cell/>
          <table:table-cell office:value-type="float" office:value="34.1608" calcext:value-type="float">
            <text:p>34.1608</text:p>
          </table:table-cell>
          <table:table-cell office:value-type="float" office:value="1.18035" calcext:value-type="float">
            <text:p>1.18035</text:p>
          </table:table-cell>
          <table:table-cell office:value-type="float" office:value="0.662311" calcext:value-type="float">
            <text:p>0.662311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7708" calcext:value-type="float">
            <text:p>0.000467708</text:p>
          </table:table-cell>
          <table:table-cell/>
          <table:table-cell office:value-type="float" office:value="31.6367" calcext:value-type="float">
            <text:p>31.6367</text:p>
          </table:table-cell>
          <table:table-cell office:value-type="float" office:value="1.28362" calcext:value-type="float">
            <text:p>1.28362</text:p>
          </table:table-cell>
          <table:table-cell office:value-type="float" office:value="0.000799101" calcext:value-type="float">
            <text:p>0.000799101</text:p>
          </table:table-cell>
          <table:table-cell/>
          <table:table-cell office:value-type="float" office:value="32.5495" calcext:value-type="float">
            <text:p>32.5495</text:p>
          </table:table-cell>
          <table:table-cell office:value-type="float" office:value="1.25403" calcext:value-type="float">
            <text:p>1.25403</text:p>
          </table:table-cell>
          <table:table-cell office:value-type="float" office:value="0.000814119" calcext:value-type="float">
            <text:p>0.000814119</text:p>
          </table:table-cell>
          <table:table-cell/>
          <table:table-cell office:value-type="float" office:value="33.481" calcext:value-type="float">
            <text:p>33.481</text:p>
          </table:table-cell>
          <table:table-cell office:value-type="float" office:value="1.27658" calcext:value-type="float">
            <text:p>1.27658</text:p>
          </table:table-cell>
          <table:table-cell office:value-type="float" office:value="0.000813197" calcext:value-type="float">
            <text:p>0.000813197</text:p>
          </table:table-cell>
          <table:table-cell/>
          <table:table-cell office:value-type="float" office:value="32.5933" calcext:value-type="float">
            <text:p>32.5933</text:p>
          </table:table-cell>
          <table:table-cell office:value-type="float" office:value="1.43496" calcext:value-type="float">
            <text:p>1.43496</text:p>
          </table:table-cell>
          <table:table-cell office:value-type="float" office:value="0.00647504" calcext:value-type="float">
            <text:p>0.00647504</text:p>
          </table:table-cell>
          <table:table-cell/>
          <table:table-cell office:value-type="float" office:value="33.215" calcext:value-type="float">
            <text:p>33.215</text:p>
          </table:table-cell>
          <table:table-cell office:value-type="float" office:value="1.31014" calcext:value-type="float">
            <text:p>1.31014</text:p>
          </table:table-cell>
          <table:table-cell office:value-type="float" office:value="0.0584222" calcext:value-type="float">
            <text:p>0.0584222</text:p>
          </table:table-cell>
          <table:table-cell/>
          <table:table-cell office:value-type="float" office:value="33.5953" calcext:value-type="float">
            <text:p>33.5953</text:p>
          </table:table-cell>
          <table:table-cell office:value-type="float" office:value="1.25698" calcext:value-type="float">
            <text:p>1.25698</text:p>
          </table:table-cell>
          <table:table-cell office:value-type="float" office:value="0.837443" calcext:value-type="float">
            <text:p>0.83744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434" calcext:value-type="float">
            <text:p>0.00048434</text:p>
          </table:table-cell>
          <table:table-cell/>
          <table:table-cell office:value-type="float" office:value="31.9235" calcext:value-type="float">
            <text:p>31.9235</text:p>
          </table:table-cell>
          <table:table-cell office:value-type="float" office:value="1.21638" calcext:value-type="float">
            <text:p>1.21638</text:p>
          </table:table-cell>
          <table:table-cell office:value-type="float" office:value="0.000798289" calcext:value-type="float">
            <text:p>0.000798289</text:p>
          </table:table-cell>
          <table:table-cell/>
          <table:table-cell office:value-type="float" office:value="31.2048" calcext:value-type="float">
            <text:p>31.2048</text:p>
          </table:table-cell>
          <table:table-cell office:value-type="float" office:value="1.4199" calcext:value-type="float">
            <text:p>1.4199</text:p>
          </table:table-cell>
          <table:table-cell office:value-type="float" office:value="0.000807918" calcext:value-type="float">
            <text:p>0.000807918</text:p>
          </table:table-cell>
          <table:table-cell/>
          <table:table-cell office:value-type="float" office:value="33.2204" calcext:value-type="float">
            <text:p>33.2204</text:p>
          </table:table-cell>
          <table:table-cell office:value-type="float" office:value="1.30264" calcext:value-type="float">
            <text:p>1.30264</text:p>
          </table:table-cell>
          <table:table-cell office:value-type="float" office:value="0.000827795" calcext:value-type="float">
            <text:p>0.000827795</text:p>
          </table:table-cell>
          <table:table-cell/>
          <table:table-cell office:value-type="float" office:value="35.1506" calcext:value-type="float">
            <text:p>35.1506</text:p>
          </table:table-cell>
          <table:table-cell office:value-type="float" office:value="1.09446" calcext:value-type="float">
            <text:p>1.09446</text:p>
          </table:table-cell>
          <table:table-cell office:value-type="float" office:value="0.00650424" calcext:value-type="float">
            <text:p>0.00650424</text:p>
          </table:table-cell>
          <table:table-cell/>
          <table:table-cell office:value-type="float" office:value="31.8232" calcext:value-type="float">
            <text:p>31.8232</text:p>
          </table:table-cell>
          <table:table-cell office:value-type="float" office:value="1.52223" calcext:value-type="float">
            <text:p>1.52223</text:p>
          </table:table-cell>
          <table:table-cell office:value-type="float" office:value="0.057486" calcext:value-type="float">
            <text:p>0.057486</text:p>
          </table:table-cell>
          <table:table-cell/>
          <table:table-cell office:value-type="float" office:value="33.3326" calcext:value-type="float">
            <text:p>33.3326</text:p>
          </table:table-cell>
          <table:table-cell office:value-type="float" office:value="1.34514" calcext:value-type="float">
            <text:p>1.34514</text:p>
          </table:table-cell>
          <table:table-cell office:value-type="float" office:value="0.600987" calcext:value-type="float">
            <text:p>0.60098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442" calcext:value-type="float">
            <text:p>0.000469442</text:p>
          </table:table-cell>
          <table:table-cell/>
          <table:table-cell office:value-type="float" office:value="33.2118" calcext:value-type="float">
            <text:p>33.2118</text:p>
          </table:table-cell>
          <table:table-cell office:value-type="float" office:value="1.09576" calcext:value-type="float">
            <text:p>1.09576</text:p>
          </table:table-cell>
          <table:table-cell office:value-type="float" office:value="0.000799592" calcext:value-type="float">
            <text:p>0.000799592</text:p>
          </table:table-cell>
          <table:table-cell/>
          <table:table-cell office:value-type="float" office:value="32.1571" calcext:value-type="float">
            <text:p>32.1571</text:p>
          </table:table-cell>
          <table:table-cell office:value-type="float" office:value="1.26407" calcext:value-type="float">
            <text:p>1.26407</text:p>
          </table:table-cell>
          <table:table-cell office:value-type="float" office:value="0.000801526" calcext:value-type="float">
            <text:p>0.000801526</text:p>
          </table:table-cell>
          <table:table-cell/>
          <table:table-cell office:value-type="float" office:value="35.3773" calcext:value-type="float">
            <text:p>35.3773</text:p>
          </table:table-cell>
          <table:table-cell office:value-type="float" office:value="1.12664" calcext:value-type="float">
            <text:p>1.12664</text:p>
          </table:table-cell>
          <table:table-cell office:value-type="float" office:value="0.000826062" calcext:value-type="float">
            <text:p>0.000826062</text:p>
          </table:table-cell>
          <table:table-cell/>
          <table:table-cell office:value-type="float" office:value="33.2801" calcext:value-type="float">
            <text:p>33.2801</text:p>
          </table:table-cell>
          <table:table-cell office:value-type="float" office:value="1.24067" calcext:value-type="float">
            <text:p>1.24067</text:p>
          </table:table-cell>
          <table:table-cell office:value-type="float" office:value="0.00642548" calcext:value-type="float">
            <text:p>0.00642548</text:p>
          </table:table-cell>
          <table:table-cell/>
          <table:table-cell office:value-type="float" office:value="32.8324" calcext:value-type="float">
            <text:p>32.8324</text:p>
          </table:table-cell>
          <table:table-cell office:value-type="float" office:value="1.32504" calcext:value-type="float">
            <text:p>1.32504</text:p>
          </table:table-cell>
          <table:table-cell office:value-type="float" office:value="0.0583155" calcext:value-type="float">
            <text:p>0.0583155</text:p>
          </table:table-cell>
          <table:table-cell/>
          <table:table-cell office:value-type="float" office:value="31.7878" calcext:value-type="float">
            <text:p>31.7878</text:p>
          </table:table-cell>
          <table:table-cell office:value-type="float" office:value="1.50243" calcext:value-type="float">
            <text:p>1.50243</text:p>
          </table:table-cell>
          <table:table-cell office:value-type="float" office:value="0.589638" calcext:value-type="float">
            <text:p>0.58963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1614" calcext:value-type="float">
            <text:p>0.000481614</text:p>
          </table:table-cell>
          <table:table-cell/>
          <table:table-cell office:value-type="float" office:value="32.7989" calcext:value-type="float">
            <text:p>32.7989</text:p>
          </table:table-cell>
          <table:table-cell office:value-type="float" office:value="1.23239" calcext:value-type="float">
            <text:p>1.23239</text:p>
          </table:table-cell>
          <table:table-cell office:value-type="float" office:value="0.000802037" calcext:value-type="float">
            <text:p>0.000802037</text:p>
          </table:table-cell>
          <table:table-cell/>
          <table:table-cell office:value-type="float" office:value="32.6356" calcext:value-type="float">
            <text:p>32.6356</text:p>
          </table:table-cell>
          <table:table-cell office:value-type="float" office:value="1.17783" calcext:value-type="float">
            <text:p>1.17783</text:p>
          </table:table-cell>
          <table:table-cell office:value-type="float" office:value="0.000805292" calcext:value-type="float">
            <text:p>0.000805292</text:p>
          </table:table-cell>
          <table:table-cell/>
          <table:table-cell office:value-type="float" office:value="32.2338" calcext:value-type="float">
            <text:p>32.2338</text:p>
          </table:table-cell>
          <table:table-cell office:value-type="float" office:value="1.33312" calcext:value-type="float">
            <text:p>1.33312</text:p>
          </table:table-cell>
          <table:table-cell office:value-type="float" office:value="0.000819459" calcext:value-type="float">
            <text:p>0.000819459</text:p>
          </table:table-cell>
          <table:table-cell/>
          <table:table-cell office:value-type="float" office:value="35.4391" calcext:value-type="float">
            <text:p>35.4391</text:p>
          </table:table-cell>
          <table:table-cell office:value-type="float" office:value="1.20678" calcext:value-type="float">
            <text:p>1.20678</text:p>
          </table:table-cell>
          <table:table-cell office:value-type="float" office:value="0.00642139" calcext:value-type="float">
            <text:p>0.00642139</text:p>
          </table:table-cell>
          <table:table-cell/>
          <table:table-cell office:value-type="float" office:value="33.4196" calcext:value-type="float">
            <text:p>33.4196</text:p>
          </table:table-cell>
          <table:table-cell office:value-type="float" office:value="1.20935" calcext:value-type="float">
            <text:p>1.20935</text:p>
          </table:table-cell>
          <table:table-cell office:value-type="float" office:value="0.0581262" calcext:value-type="float">
            <text:p>0.0581262</text:p>
          </table:table-cell>
          <table:table-cell/>
          <table:table-cell office:value-type="float" office:value="32.291" calcext:value-type="float">
            <text:p>32.291</text:p>
          </table:table-cell>
          <table:table-cell office:value-type="float" office:value="1.34508" calcext:value-type="float">
            <text:p>1.34508</text:p>
          </table:table-cell>
          <table:table-cell office:value-type="float" office:value="0.77279" calcext:value-type="float">
            <text:p>0.7727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423" calcext:value-type="float">
            <text:p>0.000470423</text:p>
          </table:table-cell>
          <table:table-cell/>
          <table:table-cell office:value-type="float" office:value="31.1319" calcext:value-type="float">
            <text:p>31.1319</text:p>
          </table:table-cell>
          <table:table-cell office:value-type="float" office:value="1.44128" calcext:value-type="float">
            <text:p>1.44128</text:p>
          </table:table-cell>
          <table:table-cell office:value-type="float" office:value="0.000796206" calcext:value-type="float">
            <text:p>0.000796206</text:p>
          </table:table-cell>
          <table:table-cell/>
          <table:table-cell office:value-type="float" office:value="33.4463" calcext:value-type="float">
            <text:p>33.4463</text:p>
          </table:table-cell>
          <table:table-cell office:value-type="float" office:value="1.2485" calcext:value-type="float">
            <text:p>1.2485</text:p>
          </table:table-cell>
          <table:table-cell office:value-type="float" office:value="0.000801826" calcext:value-type="float">
            <text:p>0.000801826</text:p>
          </table:table-cell>
          <table:table-cell/>
          <table:table-cell office:value-type="float" office:value="33.0218" calcext:value-type="float">
            <text:p>33.0218</text:p>
          </table:table-cell>
          <table:table-cell office:value-type="float" office:value="1.37239" calcext:value-type="float">
            <text:p>1.37239</text:p>
          </table:table-cell>
          <table:table-cell office:value-type="float" office:value="0.000823136" calcext:value-type="float">
            <text:p>0.000823136</text:p>
          </table:table-cell>
          <table:table-cell/>
          <table:table-cell office:value-type="float" office:value="32.6052" calcext:value-type="float">
            <text:p>32.6052</text:p>
          </table:table-cell>
          <table:table-cell office:value-type="float" office:value="1.35422" calcext:value-type="float">
            <text:p>1.35422</text:p>
          </table:table-cell>
          <table:table-cell office:value-type="float" office:value="0.00679763" calcext:value-type="float">
            <text:p>0.00679763</text:p>
          </table:table-cell>
          <table:table-cell/>
          <table:table-cell office:value-type="float" office:value="32.7134" calcext:value-type="float">
            <text:p>32.7134</text:p>
          </table:table-cell>
          <table:table-cell office:value-type="float" office:value="1.33392" calcext:value-type="float">
            <text:p>1.33392</text:p>
          </table:table-cell>
          <table:table-cell office:value-type="float" office:value="0.0582548" calcext:value-type="float">
            <text:p>0.0582548</text:p>
          </table:table-cell>
          <table:table-cell/>
          <table:table-cell office:value-type="float" office:value="33.8277" calcext:value-type="float">
            <text:p>33.8277</text:p>
          </table:table-cell>
          <table:table-cell office:value-type="float" office:value="1.36775" calcext:value-type="float">
            <text:p>1.36775</text:p>
          </table:table-cell>
          <table:table-cell office:value-type="float" office:value="0.681233" calcext:value-type="float">
            <text:p>0.68123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1916" calcext:value-type="float">
            <text:p>0.000481916</text:p>
          </table:table-cell>
          <table:table-cell/>
          <table:table-cell office:value-type="float" office:value="33.3405" calcext:value-type="float">
            <text:p>33.3405</text:p>
          </table:table-cell>
          <table:table-cell office:value-type="float" office:value="1.11149" calcext:value-type="float">
            <text:p>1.11149</text:p>
          </table:table-cell>
          <table:table-cell office:value-type="float" office:value="0.000807266" calcext:value-type="float">
            <text:p>0.000807266</text:p>
          </table:table-cell>
          <table:table-cell/>
          <table:table-cell office:value-type="float" office:value="32.8838" calcext:value-type="float">
            <text:p>32.8838</text:p>
          </table:table-cell>
          <table:table-cell office:value-type="float" office:value="1.29553" calcext:value-type="float">
            <text:p>1.29553</text:p>
          </table:table-cell>
          <table:table-cell office:value-type="float" office:value="0.00080435" calcext:value-type="float">
            <text:p>0.00080435</text:p>
          </table:table-cell>
          <table:table-cell/>
          <table:table-cell office:value-type="float" office:value="31.9229" calcext:value-type="float">
            <text:p>31.9229</text:p>
          </table:table-cell>
          <table:table-cell office:value-type="float" office:value="1.50094" calcext:value-type="float">
            <text:p>1.50094</text:p>
          </table:table-cell>
          <table:table-cell office:value-type="float" office:value="0.000817856" calcext:value-type="float">
            <text:p>0.000817856</text:p>
          </table:table-cell>
          <table:table-cell/>
          <table:table-cell office:value-type="float" office:value="32.8328" calcext:value-type="float">
            <text:p>32.8328</text:p>
          </table:table-cell>
          <table:table-cell office:value-type="float" office:value="1.27693" calcext:value-type="float">
            <text:p>1.27693</text:p>
          </table:table-cell>
          <table:table-cell office:value-type="float" office:value="0.00646428" calcext:value-type="float">
            <text:p>0.00646428</text:p>
          </table:table-cell>
          <table:table-cell/>
          <table:table-cell office:value-type="float" office:value="32.6117" calcext:value-type="float">
            <text:p>32.6117</text:p>
          </table:table-cell>
          <table:table-cell office:value-type="float" office:value="1.44361" calcext:value-type="float">
            <text:p>1.44361</text:p>
          </table:table-cell>
          <table:table-cell office:value-type="float" office:value="0.0579451" calcext:value-type="float">
            <text:p>0.0579451</text:p>
          </table:table-cell>
          <table:table-cell/>
          <table:table-cell office:value-type="float" office:value="32.4764" calcext:value-type="float">
            <text:p>32.4764</text:p>
          </table:table-cell>
          <table:table-cell office:value-type="float" office:value="1.30145" calcext:value-type="float">
            <text:p>1.30145</text:p>
          </table:table-cell>
          <table:table-cell office:value-type="float" office:value="0.834754" calcext:value-type="float">
            <text:p>0.83475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165" calcext:value-type="float">
            <text:p>0.000471165</text:p>
          </table:table-cell>
          <table:table-cell/>
          <table:table-cell office:value-type="float" office:value="31.3265" calcext:value-type="float">
            <text:p>31.3265</text:p>
          </table:table-cell>
          <table:table-cell office:value-type="float" office:value="1.27548" calcext:value-type="float">
            <text:p>1.27548</text:p>
          </table:table-cell>
          <table:table-cell office:value-type="float" office:value="0.000803409" calcext:value-type="float">
            <text:p>0.000803409</text:p>
          </table:table-cell>
          <table:table-cell/>
          <table:table-cell office:value-type="float" office:value="32.9859" calcext:value-type="float">
            <text:p>32.9859</text:p>
          </table:table-cell>
          <table:table-cell office:value-type="float" office:value="1.16754" calcext:value-type="float">
            <text:p>1.16754</text:p>
          </table:table-cell>
          <table:table-cell office:value-type="float" office:value="0.000799852" calcext:value-type="float">
            <text:p>0.000799852</text:p>
          </table:table-cell>
          <table:table-cell/>
          <table:table-cell office:value-type="float" office:value="33.1913" calcext:value-type="float">
            <text:p>33.1913</text:p>
          </table:table-cell>
          <table:table-cell office:value-type="float" office:value="1.19613" calcext:value-type="float">
            <text:p>1.19613</text:p>
          </table:table-cell>
          <table:table-cell office:value-type="float" office:value="0.000826542" calcext:value-type="float">
            <text:p>0.000826542</text:p>
          </table:table-cell>
          <table:table-cell/>
          <table:table-cell office:value-type="float" office:value="34.6794" calcext:value-type="float">
            <text:p>34.6794</text:p>
          </table:table-cell>
          <table:table-cell office:value-type="float" office:value="1.22835" calcext:value-type="float">
            <text:p>1.22835</text:p>
          </table:table-cell>
          <table:table-cell office:value-type="float" office:value="0.00660574" calcext:value-type="float">
            <text:p>0.00660574</text:p>
          </table:table-cell>
          <table:table-cell/>
          <table:table-cell office:value-type="float" office:value="32.4138" calcext:value-type="float">
            <text:p>32.4138</text:p>
          </table:table-cell>
          <table:table-cell office:value-type="float" office:value="1.32014" calcext:value-type="float">
            <text:p>1.32014</text:p>
          </table:table-cell>
          <table:table-cell office:value-type="float" office:value="0.0575349" calcext:value-type="float">
            <text:p>0.0575349</text:p>
          </table:table-cell>
          <table:table-cell/>
          <table:table-cell office:value-type="float" office:value="34.2119" calcext:value-type="float">
            <text:p>34.2119</text:p>
          </table:table-cell>
          <table:table-cell office:value-type="float" office:value="1.30879" calcext:value-type="float">
            <text:p>1.30879</text:p>
          </table:table-cell>
          <table:table-cell office:value-type="float" office:value="0.670269" calcext:value-type="float">
            <text:p>0.67026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9" calcext:value-type="float">
            <text:p>0.000479</text:p>
          </table:table-cell>
          <table:table-cell/>
          <table:table-cell office:value-type="float" office:value="31.8277" calcext:value-type="float">
            <text:p>31.8277</text:p>
          </table:table-cell>
          <table:table-cell office:value-type="float" office:value="1.44474" calcext:value-type="float">
            <text:p>1.44474</text:p>
          </table:table-cell>
          <table:table-cell office:value-type="float" office:value="0.00079872" calcext:value-type="float">
            <text:p>0.00079872</text:p>
          </table:table-cell>
          <table:table-cell/>
          <table:table-cell office:value-type="float" office:value="32.297" calcext:value-type="float">
            <text:p>32.297</text:p>
          </table:table-cell>
          <table:table-cell office:value-type="float" office:value="1.23504" calcext:value-type="float">
            <text:p>1.23504</text:p>
          </table:table-cell>
          <table:table-cell office:value-type="float" office:value="0.000799682" calcext:value-type="float">
            <text:p>0.000799682</text:p>
          </table:table-cell>
          <table:table-cell/>
          <table:table-cell office:value-type="float" office:value="31.7909" calcext:value-type="float">
            <text:p>31.7909</text:p>
          </table:table-cell>
          <table:table-cell office:value-type="float" office:value="1.35191" calcext:value-type="float">
            <text:p>1.35191</text:p>
          </table:table-cell>
          <table:table-cell office:value-type="float" office:value="0.000822424" calcext:value-type="float">
            <text:p>0.000822424</text:p>
          </table:table-cell>
          <table:table-cell/>
          <table:table-cell office:value-type="float" office:value="33.6669" calcext:value-type="float">
            <text:p>33.6669</text:p>
          </table:table-cell>
          <table:table-cell office:value-type="float" office:value="1.31256" calcext:value-type="float">
            <text:p>1.31256</text:p>
          </table:table-cell>
          <table:table-cell office:value-type="float" office:value="0.00656361" calcext:value-type="float">
            <text:p>0.00656361</text:p>
          </table:table-cell>
          <table:table-cell/>
          <table:table-cell office:value-type="float" office:value="32.895" calcext:value-type="float">
            <text:p>32.895</text:p>
          </table:table-cell>
          <table:table-cell office:value-type="float" office:value="1.25194" calcext:value-type="float">
            <text:p>1.25194</text:p>
          </table:table-cell>
          <table:table-cell office:value-type="float" office:value="0.058052" calcext:value-type="float">
            <text:p>0.058052</text:p>
          </table:table-cell>
          <table:table-cell/>
          <table:table-cell office:value-type="float" office:value="32.6101" calcext:value-type="float">
            <text:p>32.6101</text:p>
          </table:table-cell>
          <table:table-cell office:value-type="float" office:value="1.31834" calcext:value-type="float">
            <text:p>1.31834</text:p>
          </table:table-cell>
          <table:table-cell office:value-type="float" office:value="0.612101" calcext:value-type="float">
            <text:p>0.61210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678" calcext:value-type="float">
            <text:p>0.000467678</text:p>
          </table:table-cell>
          <table:table-cell/>
          <table:table-cell office:value-type="float" office:value="31.0809" calcext:value-type="float">
            <text:p>31.0809</text:p>
          </table:table-cell>
          <table:table-cell office:value-type="float" office:value="1.24878" calcext:value-type="float">
            <text:p>1.24878</text:p>
          </table:table-cell>
          <table:table-cell office:value-type="float" office:value="0.000796306" calcext:value-type="float">
            <text:p>0.000796306</text:p>
          </table:table-cell>
          <table:table-cell/>
          <table:table-cell office:value-type="float" office:value="32.4679" calcext:value-type="float">
            <text:p>32.4679</text:p>
          </table:table-cell>
          <table:table-cell office:value-type="float" office:value="1.25152" calcext:value-type="float">
            <text:p>1.25152</text:p>
          </table:table-cell>
          <table:table-cell office:value-type="float" office:value="0.000803279" calcext:value-type="float">
            <text:p>0.000803279</text:p>
          </table:table-cell>
          <table:table-cell/>
          <table:table-cell office:value-type="float" office:value="32.8751" calcext:value-type="float">
            <text:p>32.8751</text:p>
          </table:table-cell>
          <table:table-cell office:value-type="float" office:value="1.30353" calcext:value-type="float">
            <text:p>1.30353</text:p>
          </table:table-cell>
          <table:table-cell office:value-type="float" office:value="0.000842963" calcext:value-type="float">
            <text:p>0.000842963</text:p>
          </table:table-cell>
          <table:table-cell/>
          <table:table-cell office:value-type="float" office:value="32.8049" calcext:value-type="float">
            <text:p>32.8049</text:p>
          </table:table-cell>
          <table:table-cell office:value-type="float" office:value="1.32177" calcext:value-type="float">
            <text:p>1.32177</text:p>
          </table:table-cell>
          <table:table-cell office:value-type="float" office:value="0.00649892" calcext:value-type="float">
            <text:p>0.00649892</text:p>
          </table:table-cell>
          <table:table-cell/>
          <table:table-cell office:value-type="float" office:value="33.4095" calcext:value-type="float">
            <text:p>33.4095</text:p>
          </table:table-cell>
          <table:table-cell office:value-type="float" office:value="1.24359" calcext:value-type="float">
            <text:p>1.24359</text:p>
          </table:table-cell>
          <table:table-cell office:value-type="float" office:value="0.0578646" calcext:value-type="float">
            <text:p>0.0578646</text:p>
          </table:table-cell>
          <table:table-cell/>
          <table:table-cell office:value-type="float" office:value="33.8029" calcext:value-type="float">
            <text:p>33.8029</text:p>
          </table:table-cell>
          <table:table-cell office:value-type="float" office:value="1.29186" calcext:value-type="float">
            <text:p>1.29186</text:p>
          </table:table-cell>
          <table:table-cell office:value-type="float" office:value="0.759797" calcext:value-type="float">
            <text:p>0.75979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794" calcext:value-type="float">
            <text:p>0.000475794</text:p>
          </table:table-cell>
          <table:table-cell/>
          <table:table-cell office:value-type="float" office:value="33.1973" calcext:value-type="float">
            <text:p>33.1973</text:p>
          </table:table-cell>
          <table:table-cell office:value-type="float" office:value="1.10372" calcext:value-type="float">
            <text:p>1.10372</text:p>
          </table:table-cell>
          <table:table-cell office:value-type="float" office:value="0.000797087" calcext:value-type="float">
            <text:p>0.000797087</text:p>
          </table:table-cell>
          <table:table-cell/>
          <table:table-cell office:value-type="float" office:value="32.9741" calcext:value-type="float">
            <text:p>32.9741</text:p>
          </table:table-cell>
          <table:table-cell office:value-type="float" office:value="1.34017" calcext:value-type="float">
            <text:p>1.34017</text:p>
          </table:table-cell>
          <table:table-cell office:value-type="float" office:value="0.000804281" calcext:value-type="float">
            <text:p>0.000804281</text:p>
          </table:table-cell>
          <table:table-cell/>
          <table:table-cell office:value-type="float" office:value="33.2877" calcext:value-type="float">
            <text:p>33.2877</text:p>
          </table:table-cell>
          <table:table-cell office:value-type="float" office:value="1.39019" calcext:value-type="float">
            <text:p>1.39019</text:p>
          </table:table-cell>
          <table:table-cell office:value-type="float" office:value="0.000827003" calcext:value-type="float">
            <text:p>0.000827003</text:p>
          </table:table-cell>
          <table:table-cell/>
          <table:table-cell office:value-type="float" office:value="32.8681" calcext:value-type="float">
            <text:p>32.8681</text:p>
          </table:table-cell>
          <table:table-cell office:value-type="float" office:value="1.24566" calcext:value-type="float">
            <text:p>1.24566</text:p>
          </table:table-cell>
          <table:table-cell office:value-type="float" office:value="0.00645914" calcext:value-type="float">
            <text:p>0.00645914</text:p>
          </table:table-cell>
          <table:table-cell/>
          <table:table-cell office:value-type="float" office:value="32.6813" calcext:value-type="float">
            <text:p>32.6813</text:p>
          </table:table-cell>
          <table:table-cell office:value-type="float" office:value="1.4688" calcext:value-type="float">
            <text:p>1.4688</text:p>
          </table:table-cell>
          <table:table-cell office:value-type="float" office:value="0.0579856" calcext:value-type="float">
            <text:p>0.0579856</text:p>
          </table:table-cell>
          <table:table-cell/>
          <table:table-cell office:value-type="float" office:value="32.1816" calcext:value-type="float">
            <text:p>32.1816</text:p>
          </table:table-cell>
          <table:table-cell office:value-type="float" office:value="1.50591" calcext:value-type="float">
            <text:p>1.50591</text:p>
          </table:table-cell>
          <table:table-cell office:value-type="float" office:value="0.661697" calcext:value-type="float">
            <text:p>0.66169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9" calcext:value-type="float">
            <text:p>0.000469</text:p>
          </table:table-cell>
          <table:table-cell/>
          <table:table-cell office:value-type="float" office:value="31.9089" calcext:value-type="float">
            <text:p>31.9089</text:p>
          </table:table-cell>
          <table:table-cell office:value-type="float" office:value="1.17587" calcext:value-type="float">
            <text:p>1.17587</text:p>
          </table:table-cell>
          <table:table-cell office:value-type="float" office:value="0.000787669" calcext:value-type="float">
            <text:p>0.000787669</text:p>
          </table:table-cell>
          <table:table-cell/>
          <table:table-cell office:value-type="float" office:value="32.5083" calcext:value-type="float">
            <text:p>32.5083</text:p>
          </table:table-cell>
          <table:table-cell office:value-type="float" office:value="1.22015" calcext:value-type="float">
            <text:p>1.22015</text:p>
          </table:table-cell>
          <table:table-cell office:value-type="float" office:value="0.00080417" calcext:value-type="float">
            <text:p>0.00080417</text:p>
          </table:table-cell>
          <table:table-cell/>
          <table:table-cell office:value-type="float" office:value="31.7385" calcext:value-type="float">
            <text:p>31.7385</text:p>
          </table:table-cell>
          <table:table-cell office:value-type="float" office:value="1.35711" calcext:value-type="float">
            <text:p>1.35711</text:p>
          </table:table-cell>
          <table:table-cell office:value-type="float" office:value="0.000841882" calcext:value-type="float">
            <text:p>0.000841882</text:p>
          </table:table-cell>
          <table:table-cell/>
          <table:table-cell office:value-type="float" office:value="34.1188" calcext:value-type="float">
            <text:p>34.1188</text:p>
          </table:table-cell>
          <table:table-cell office:value-type="float" office:value="1.25493" calcext:value-type="float">
            <text:p>1.25493</text:p>
          </table:table-cell>
          <table:table-cell office:value-type="float" office:value="0.00650607" calcext:value-type="float">
            <text:p>0.00650607</text:p>
          </table:table-cell>
          <table:table-cell/>
          <table:table-cell office:value-type="float" office:value="33.0523" calcext:value-type="float">
            <text:p>33.0523</text:p>
          </table:table-cell>
          <table:table-cell office:value-type="float" office:value="1.2431" calcext:value-type="float">
            <text:p>1.2431</text:p>
          </table:table-cell>
          <table:table-cell office:value-type="float" office:value="0.058137" calcext:value-type="float">
            <text:p>0.058137</text:p>
          </table:table-cell>
          <table:table-cell/>
          <table:table-cell office:value-type="float" office:value="33.2989" calcext:value-type="float">
            <text:p>33.2989</text:p>
          </table:table-cell>
          <table:table-cell office:value-type="float" office:value="1.48776" calcext:value-type="float">
            <text:p>1.48776</text:p>
          </table:table-cell>
          <table:table-cell office:value-type="float" office:value="0.596713" calcext:value-type="float">
            <text:p>0.59671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752" calcext:value-type="float">
            <text:p>0.000474752</text:p>
          </table:table-cell>
          <table:table-cell/>
          <table:table-cell office:value-type="float" office:value="32.0883" calcext:value-type="float">
            <text:p>32.0883</text:p>
          </table:table-cell>
          <table:table-cell office:value-type="float" office:value="1.23554" calcext:value-type="float">
            <text:p>1.23554</text:p>
          </table:table-cell>
          <table:table-cell office:value-type="float" office:value="0.000804321" calcext:value-type="float">
            <text:p>0.000804321</text:p>
          </table:table-cell>
          <table:table-cell/>
          <table:table-cell office:value-type="float" office:value="34.2278" calcext:value-type="float">
            <text:p>34.2278</text:p>
          </table:table-cell>
          <table:table-cell office:value-type="float" office:value="1.20242" calcext:value-type="float">
            <text:p>1.20242</text:p>
          </table:table-cell>
          <table:table-cell office:value-type="float" office:value="0.000805412" calcext:value-type="float">
            <text:p>0.000805412</text:p>
          </table:table-cell>
          <table:table-cell/>
          <table:table-cell office:value-type="float" office:value="32.8231" calcext:value-type="float">
            <text:p>32.8231</text:p>
          </table:table-cell>
          <table:table-cell office:value-type="float" office:value="1.33379" calcext:value-type="float">
            <text:p>1.33379</text:p>
          </table:table-cell>
          <table:table-cell office:value-type="float" office:value="0.000859865" calcext:value-type="float">
            <text:p>0.000859865</text:p>
          </table:table-cell>
          <table:table-cell/>
          <table:table-cell office:value-type="float" office:value="34.3241" calcext:value-type="float">
            <text:p>34.3241</text:p>
          </table:table-cell>
          <table:table-cell office:value-type="float" office:value="1.29838" calcext:value-type="float">
            <text:p>1.29838</text:p>
          </table:table-cell>
          <table:table-cell office:value-type="float" office:value="0.00648801" calcext:value-type="float">
            <text:p>0.00648801</text:p>
          </table:table-cell>
          <table:table-cell/>
          <table:table-cell office:value-type="float" office:value="33.2833" calcext:value-type="float">
            <text:p>33.2833</text:p>
          </table:table-cell>
          <table:table-cell office:value-type="float" office:value="1.39754" calcext:value-type="float">
            <text:p>1.39754</text:p>
          </table:table-cell>
          <table:table-cell office:value-type="float" office:value="0.0575326" calcext:value-type="float">
            <text:p>0.0575326</text:p>
          </table:table-cell>
          <table:table-cell/>
          <table:table-cell office:value-type="float" office:value="34.4504" calcext:value-type="float">
            <text:p>34.4504</text:p>
          </table:table-cell>
          <table:table-cell office:value-type="float" office:value="1.25483" calcext:value-type="float">
            <text:p>1.25483</text:p>
          </table:table-cell>
          <table:table-cell office:value-type="float" office:value="0.603414" calcext:value-type="float">
            <text:p>0.60341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779" calcext:value-type="float">
            <text:p>0.000467779</text:p>
          </table:table-cell>
          <table:table-cell/>
          <table:table-cell office:value-type="float" office:value="32.8287" calcext:value-type="float">
            <text:p>32.8287</text:p>
          </table:table-cell>
          <table:table-cell office:value-type="float" office:value="1.24206" calcext:value-type="float">
            <text:p>1.24206</text:p>
          </table:table-cell>
          <table:table-cell office:value-type="float" office:value="0.000795304" calcext:value-type="float">
            <text:p>0.000795304</text:p>
          </table:table-cell>
          <table:table-cell/>
          <table:table-cell office:value-type="float" office:value="31.4039" calcext:value-type="float">
            <text:p>31.4039</text:p>
          </table:table-cell>
          <table:table-cell office:value-type="float" office:value="1.41435" calcext:value-type="float">
            <text:p>1.41435</text:p>
          </table:table-cell>
          <table:table-cell office:value-type="float" office:value="0.000802557" calcext:value-type="float">
            <text:p>0.000802557</text:p>
          </table:table-cell>
          <table:table-cell/>
          <table:table-cell office:value-type="float" office:value="32.1626" calcext:value-type="float">
            <text:p>32.1626</text:p>
          </table:table-cell>
          <table:table-cell office:value-type="float" office:value="1.3276" calcext:value-type="float">
            <text:p>1.3276</text:p>
          </table:table-cell>
          <table:table-cell office:value-type="float" office:value="0.00101722" calcext:value-type="float">
            <text:p>0.00101722</text:p>
          </table:table-cell>
          <table:table-cell/>
          <table:table-cell office:value-type="float" office:value="33.7656" calcext:value-type="float">
            <text:p>33.7656</text:p>
          </table:table-cell>
          <table:table-cell office:value-type="float" office:value="1.31278" calcext:value-type="float">
            <text:p>1.31278</text:p>
          </table:table-cell>
          <table:table-cell office:value-type="float" office:value="0.00655838" calcext:value-type="float">
            <text:p>0.00655838</text:p>
          </table:table-cell>
          <table:table-cell/>
          <table:table-cell office:value-type="float" office:value="33.2935" calcext:value-type="float">
            <text:p>33.2935</text:p>
          </table:table-cell>
          <table:table-cell office:value-type="float" office:value="1.31295" calcext:value-type="float">
            <text:p>1.31295</text:p>
          </table:table-cell>
          <table:table-cell office:value-type="float" office:value="0.0578564" calcext:value-type="float">
            <text:p>0.0578564</text:p>
          </table:table-cell>
          <table:table-cell/>
          <table:table-cell office:value-type="float" office:value="34.6717" calcext:value-type="float">
            <text:p>34.6717</text:p>
          </table:table-cell>
          <table:table-cell office:value-type="float" office:value="1.25878" calcext:value-type="float">
            <text:p>1.25878</text:p>
          </table:table-cell>
          <table:table-cell office:value-type="float" office:value="0.609241" calcext:value-type="float">
            <text:p>0.60924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7096" calcext:value-type="float">
            <text:p>0.000477096</text:p>
          </table:table-cell>
          <table:table-cell/>
          <table:table-cell office:value-type="float" office:value="30.71" calcext:value-type="float">
            <text:p>30.71</text:p>
          </table:table-cell>
          <table:table-cell office:value-type="float" office:value="1.32454" calcext:value-type="float">
            <text:p>1.32454</text:p>
          </table:table-cell>
          <table:table-cell office:value-type="float" office:value="0.000789843" calcext:value-type="float">
            <text:p>0.000789843</text:p>
          </table:table-cell>
          <table:table-cell/>
          <table:table-cell office:value-type="float" office:value="32.8769" calcext:value-type="float">
            <text:p>32.8769</text:p>
          </table:table-cell>
          <table:table-cell office:value-type="float" office:value="1.27996" calcext:value-type="float">
            <text:p>1.27996</text:p>
          </table:table-cell>
          <table:table-cell office:value-type="float" office:value="0.000806364" calcext:value-type="float">
            <text:p>0.000806364</text:p>
          </table:table-cell>
          <table:table-cell/>
          <table:table-cell office:value-type="float" office:value="34.6493" calcext:value-type="float">
            <text:p>34.6493</text:p>
          </table:table-cell>
          <table:table-cell office:value-type="float" office:value="1.13339" calcext:value-type="float">
            <text:p>1.13339</text:p>
          </table:table-cell>
          <table:table-cell office:value-type="float" office:value="0.00100725" calcext:value-type="float">
            <text:p>0.00100725</text:p>
          </table:table-cell>
          <table:table-cell/>
          <table:table-cell office:value-type="float" office:value="34.2425" calcext:value-type="float">
            <text:p>34.2425</text:p>
          </table:table-cell>
          <table:table-cell office:value-type="float" office:value="1.20141" calcext:value-type="float">
            <text:p>1.20141</text:p>
          </table:table-cell>
          <table:table-cell office:value-type="float" office:value="0.00652639" calcext:value-type="float">
            <text:p>0.00652639</text:p>
          </table:table-cell>
          <table:table-cell/>
          <table:table-cell office:value-type="float" office:value="34.6676" calcext:value-type="float">
            <text:p>34.6676</text:p>
          </table:table-cell>
          <table:table-cell office:value-type="float" office:value="1.23261" calcext:value-type="float">
            <text:p>1.23261</text:p>
          </table:table-cell>
          <table:table-cell office:value-type="float" office:value="0.0580618" calcext:value-type="float">
            <text:p>0.0580618</text:p>
          </table:table-cell>
          <table:table-cell/>
          <table:table-cell office:value-type="float" office:value="33.653" calcext:value-type="float">
            <text:p>33.653</text:p>
          </table:table-cell>
          <table:table-cell office:value-type="float" office:value="1.32463" calcext:value-type="float">
            <text:p>1.32463</text:p>
          </table:table-cell>
          <table:table-cell office:value-type="float" office:value="0.598418" calcext:value-type="float">
            <text:p>0.598418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9111" calcext:value-type="float">
            <text:p>0.000469111</text:p>
          </table:table-cell>
          <table:table-cell/>
          <table:table-cell office:value-type="float" office:value="31.4869" calcext:value-type="float">
            <text:p>31.4869</text:p>
          </table:table-cell>
          <table:table-cell office:value-type="float" office:value="1.16646" calcext:value-type="float">
            <text:p>1.16646</text:p>
          </table:table-cell>
          <table:table-cell office:value-type="float" office:value="0.000804892" calcext:value-type="float">
            <text:p>0.000804892</text:p>
          </table:table-cell>
          <table:table-cell/>
          <table:table-cell office:value-type="float" office:value="34.0831" calcext:value-type="float">
            <text:p>34.0831</text:p>
          </table:table-cell>
          <table:table-cell office:value-type="float" office:value="1.11328" calcext:value-type="float">
            <text:p>1.11328</text:p>
          </table:table-cell>
          <table:table-cell office:value-type="float" office:value="0.000808999" calcext:value-type="float">
            <text:p>0.000808999</text:p>
          </table:table-cell>
          <table:table-cell/>
          <table:table-cell office:value-type="float" office:value="32.7379" calcext:value-type="float">
            <text:p>32.7379</text:p>
          </table:table-cell>
          <table:table-cell office:value-type="float" office:value="1.30594" calcext:value-type="float">
            <text:p>1.30594</text:p>
          </table:table-cell>
          <table:table-cell office:value-type="float" office:value="0.000826302" calcext:value-type="float">
            <text:p>0.000826302</text:p>
          </table:table-cell>
          <table:table-cell/>
          <table:table-cell office:value-type="float" office:value="34.5397" calcext:value-type="float">
            <text:p>34.5397</text:p>
          </table:table-cell>
          <table:table-cell office:value-type="float" office:value="1.28448" calcext:value-type="float">
            <text:p>1.28448</text:p>
          </table:table-cell>
          <table:table-cell office:value-type="float" office:value="0.00650235" calcext:value-type="float">
            <text:p>0.00650235</text:p>
          </table:table-cell>
          <table:table-cell/>
          <table:table-cell office:value-type="float" office:value="32.6507" calcext:value-type="float">
            <text:p>32.6507</text:p>
          </table:table-cell>
          <table:table-cell office:value-type="float" office:value="1.39844" calcext:value-type="float">
            <text:p>1.39844</text:p>
          </table:table-cell>
          <table:table-cell office:value-type="float" office:value="0.0576245" calcext:value-type="float">
            <text:p>0.0576245</text:p>
          </table:table-cell>
          <table:table-cell/>
          <table:table-cell office:value-type="float" office:value="33.0337" calcext:value-type="float">
            <text:p>33.0337</text:p>
          </table:table-cell>
          <table:table-cell office:value-type="float" office:value="1.27693" calcext:value-type="float">
            <text:p>1.27693</text:p>
          </table:table-cell>
          <table:table-cell office:value-type="float" office:value="0.59892" calcext:value-type="float">
            <text:p>0.5989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582" calcext:value-type="float">
            <text:p>0.000469582</text:p>
          </table:table-cell>
          <table:table-cell/>
          <table:table-cell office:value-type="float" office:value="32.3653" calcext:value-type="float">
            <text:p>32.3653</text:p>
          </table:table-cell>
          <table:table-cell office:value-type="float" office:value="1.23105" calcext:value-type="float">
            <text:p>1.23105</text:p>
          </table:table-cell>
          <table:table-cell office:value-type="float" office:value="0.000794983" calcext:value-type="float">
            <text:p>0.000794983</text:p>
          </table:table-cell>
          <table:table-cell/>
          <table:table-cell office:value-type="float" office:value="31.9027" calcext:value-type="float">
            <text:p>31.9027</text:p>
          </table:table-cell>
          <table:table-cell office:value-type="float" office:value="1.39496" calcext:value-type="float">
            <text:p>1.39496</text:p>
          </table:table-cell>
          <table:table-cell office:value-type="float" office:value="0.00080428" calcext:value-type="float">
            <text:p>0.00080428</text:p>
          </table:table-cell>
          <table:table-cell/>
          <table:table-cell office:value-type="float" office:value="32.3301" calcext:value-type="float">
            <text:p>32.3301</text:p>
          </table:table-cell>
          <table:table-cell office:value-type="float" office:value="1.27573" calcext:value-type="float">
            <text:p>1.27573</text:p>
          </table:table-cell>
          <table:table-cell office:value-type="float" office:value="0.000844887" calcext:value-type="float">
            <text:p>0.000844887</text:p>
          </table:table-cell>
          <table:table-cell/>
          <table:table-cell office:value-type="float" office:value="32.3692" calcext:value-type="float">
            <text:p>32.3692</text:p>
          </table:table-cell>
          <table:table-cell office:value-type="float" office:value="1.46377" calcext:value-type="float">
            <text:p>1.46377</text:p>
          </table:table-cell>
          <table:table-cell office:value-type="float" office:value="0.00639779" calcext:value-type="float">
            <text:p>0.00639779</text:p>
          </table:table-cell>
          <table:table-cell/>
          <table:table-cell office:value-type="float" office:value="35.1699" calcext:value-type="float">
            <text:p>35.1699</text:p>
          </table:table-cell>
          <table:table-cell office:value-type="float" office:value="1.25295" calcext:value-type="float">
            <text:p>1.25295</text:p>
          </table:table-cell>
          <table:table-cell office:value-type="float" office:value="0.0588753" calcext:value-type="float">
            <text:p>0.0588753</text:p>
          </table:table-cell>
          <table:table-cell/>
          <table:table-cell office:value-type="float" office:value="33.5894" calcext:value-type="float">
            <text:p>33.5894</text:p>
          </table:table-cell>
          <table:table-cell office:value-type="float" office:value="1.24201" calcext:value-type="float">
            <text:p>1.24201</text:p>
          </table:table-cell>
          <table:table-cell office:value-type="float" office:value="0.613394" calcext:value-type="float">
            <text:p>0.61339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5813" calcext:value-type="float">
            <text:p>0.000485813</text:p>
          </table:table-cell>
          <table:table-cell/>
          <table:table-cell office:value-type="float" office:value="30.5055" calcext:value-type="float">
            <text:p>30.5055</text:p>
          </table:table-cell>
          <table:table-cell office:value-type="float" office:value="1.31642" calcext:value-type="float">
            <text:p>1.31642</text:p>
          </table:table-cell>
          <table:table-cell office:value-type="float" office:value="0.000803499" calcext:value-type="float">
            <text:p>0.000803499</text:p>
          </table:table-cell>
          <table:table-cell/>
          <table:table-cell office:value-type="float" office:value="32.9922" calcext:value-type="float">
            <text:p>32.9922</text:p>
          </table:table-cell>
          <table:table-cell office:value-type="float" office:value="1.27166" calcext:value-type="float">
            <text:p>1.27166</text:p>
          </table:table-cell>
          <table:table-cell office:value-type="float" office:value="0.000802878" calcext:value-type="float">
            <text:p>0.000802878</text:p>
          </table:table-cell>
          <table:table-cell/>
          <table:table-cell office:value-type="float" office:value="32.3337" calcext:value-type="float">
            <text:p>32.3337</text:p>
          </table:table-cell>
          <table:table-cell office:value-type="float" office:value="1.39765" calcext:value-type="float">
            <text:p>1.39765</text:p>
          </table:table-cell>
          <table:table-cell office:value-type="float" office:value="0.000843064" calcext:value-type="float">
            <text:p>0.000843064</text:p>
          </table:table-cell>
          <table:table-cell/>
          <table:table-cell office:value-type="float" office:value="31.8007" calcext:value-type="float">
            <text:p>31.8007</text:p>
          </table:table-cell>
          <table:table-cell office:value-type="float" office:value="1.56769" calcext:value-type="float">
            <text:p>1.56769</text:p>
          </table:table-cell>
          <table:table-cell office:value-type="float" office:value="0.00632284" calcext:value-type="float">
            <text:p>0.00632284</text:p>
          </table:table-cell>
          <table:table-cell/>
          <table:table-cell office:value-type="float" office:value="35.4822" calcext:value-type="float">
            <text:p>35.4822</text:p>
          </table:table-cell>
          <table:table-cell office:value-type="float" office:value="1.1669" calcext:value-type="float">
            <text:p>1.1669</text:p>
          </table:table-cell>
          <table:table-cell office:value-type="float" office:value="0.0591977" calcext:value-type="float">
            <text:p>0.0591977</text:p>
          </table:table-cell>
          <table:table-cell/>
          <table:table-cell office:value-type="float" office:value="34.0065" calcext:value-type="float">
            <text:p>34.0065</text:p>
          </table:table-cell>
          <table:table-cell office:value-type="float" office:value="1.29124" calcext:value-type="float">
            <text:p>1.29124</text:p>
          </table:table-cell>
          <table:table-cell office:value-type="float" office:value="0.613904" calcext:value-type="float">
            <text:p>0.613904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0904" calcext:value-type="float">
            <text:p>0.000470904</text:p>
          </table:table-cell>
          <table:table-cell/>
          <table:table-cell office:value-type="float" office:value="31.8949" calcext:value-type="float">
            <text:p>31.8949</text:p>
          </table:table-cell>
          <table:table-cell office:value-type="float" office:value="1.28239" calcext:value-type="float">
            <text:p>1.28239</text:p>
          </table:table-cell>
          <table:table-cell office:value-type="float" office:value="0.000798209" calcext:value-type="float">
            <text:p>0.000798209</text:p>
          </table:table-cell>
          <table:table-cell/>
          <table:table-cell office:value-type="float" office:value="33.0052" calcext:value-type="float">
            <text:p>33.0052</text:p>
          </table:table-cell>
          <table:table-cell office:value-type="float" office:value="1.18258" calcext:value-type="float">
            <text:p>1.18258</text:p>
          </table:table-cell>
          <table:table-cell office:value-type="float" office:value="0.000806255" calcext:value-type="float">
            <text:p>0.000806255</text:p>
          </table:table-cell>
          <table:table-cell/>
          <table:table-cell office:value-type="float" office:value="33.0815" calcext:value-type="float">
            <text:p>33.0815</text:p>
          </table:table-cell>
          <table:table-cell office:value-type="float" office:value="1.29274" calcext:value-type="float">
            <text:p>1.29274</text:p>
          </table:table-cell>
          <table:table-cell office:value-type="float" office:value="0.000822004" calcext:value-type="float">
            <text:p>0.000822004</text:p>
          </table:table-cell>
          <table:table-cell/>
          <table:table-cell office:value-type="float" office:value="33.7655" calcext:value-type="float">
            <text:p>33.7655</text:p>
          </table:table-cell>
          <table:table-cell office:value-type="float" office:value="1.27628" calcext:value-type="float">
            <text:p>1.27628</text:p>
          </table:table-cell>
          <table:table-cell office:value-type="float" office:value="0.00653524" calcext:value-type="float">
            <text:p>0.00653524</text:p>
          </table:table-cell>
          <table:table-cell/>
          <table:table-cell office:value-type="float" office:value="34.6867" calcext:value-type="float">
            <text:p>34.6867</text:p>
          </table:table-cell>
          <table:table-cell office:value-type="float" office:value="1.20935" calcext:value-type="float">
            <text:p>1.20935</text:p>
          </table:table-cell>
          <table:table-cell office:value-type="float" office:value="0.0587502" calcext:value-type="float">
            <text:p>0.0587502</text:p>
          </table:table-cell>
          <table:table-cell/>
          <table:table-cell office:value-type="float" office:value="34.2263" calcext:value-type="float">
            <text:p>34.2263</text:p>
          </table:table-cell>
          <table:table-cell office:value-type="float" office:value="1.35877" calcext:value-type="float">
            <text:p>1.35877</text:p>
          </table:table-cell>
          <table:table-cell office:value-type="float" office:value="0.6163" calcext:value-type="float">
            <text:p>0.616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6515" calcext:value-type="float">
            <text:p>0.000476515</text:p>
          </table:table-cell>
          <table:table-cell/>
          <table:table-cell office:value-type="float" office:value="32.0285" calcext:value-type="float">
            <text:p>32.0285</text:p>
          </table:table-cell>
          <table:table-cell office:value-type="float" office:value="1.27291" calcext:value-type="float">
            <text:p>1.27291</text:p>
          </table:table-cell>
          <table:table-cell office:value-type="float" office:value="0.000791768" calcext:value-type="float">
            <text:p>0.000791768</text:p>
          </table:table-cell>
          <table:table-cell/>
          <table:table-cell office:value-type="float" office:value="33.3208" calcext:value-type="float">
            <text:p>33.3208</text:p>
          </table:table-cell>
          <table:table-cell office:value-type="float" office:value="1.12271" calcext:value-type="float">
            <text:p>1.12271</text:p>
          </table:table-cell>
          <table:table-cell office:value-type="float" office:value="0.000800924" calcext:value-type="float">
            <text:p>0.000800924</text:p>
          </table:table-cell>
          <table:table-cell/>
          <table:table-cell office:value-type="float" office:value="32.8482" calcext:value-type="float">
            <text:p>32.8482</text:p>
          </table:table-cell>
          <table:table-cell office:value-type="float" office:value="1.30656" calcext:value-type="float">
            <text:p>1.30656</text:p>
          </table:table-cell>
          <table:table-cell office:value-type="float" office:value="0.000858092" calcext:value-type="float">
            <text:p>0.000858092</text:p>
          </table:table-cell>
          <table:table-cell/>
          <table:table-cell office:value-type="float" office:value="34.6027" calcext:value-type="float">
            <text:p>34.6027</text:p>
          </table:table-cell>
          <table:table-cell office:value-type="float" office:value="1.12493" calcext:value-type="float">
            <text:p>1.12493</text:p>
          </table:table-cell>
          <table:table-cell office:value-type="float" office:value="0.00646781" calcext:value-type="float">
            <text:p>0.00646781</text:p>
          </table:table-cell>
          <table:table-cell/>
          <table:table-cell office:value-type="float" office:value="33.0997" calcext:value-type="float">
            <text:p>33.0997</text:p>
          </table:table-cell>
          <table:table-cell office:value-type="float" office:value="1.37689" calcext:value-type="float">
            <text:p>1.37689</text:p>
          </table:table-cell>
          <table:table-cell office:value-type="float" office:value="0.0582772" calcext:value-type="float">
            <text:p>0.0582772</text:p>
          </table:table-cell>
          <table:table-cell/>
          <table:table-cell office:value-type="float" office:value="32.8296" calcext:value-type="float">
            <text:p>32.8296</text:p>
          </table:table-cell>
          <table:table-cell office:value-type="float" office:value="1.41825" calcext:value-type="float">
            <text:p>1.41825</text:p>
          </table:table-cell>
          <table:table-cell office:value-type="float" office:value="0.757335" calcext:value-type="float">
            <text:p>0.75733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544" calcext:value-type="float">
            <text:p>0.000470544</text:p>
          </table:table-cell>
          <table:table-cell/>
          <table:table-cell office:value-type="float" office:value="31.2036" calcext:value-type="float">
            <text:p>31.2036</text:p>
          </table:table-cell>
          <table:table-cell office:value-type="float" office:value="1.18462" calcext:value-type="float">
            <text:p>1.18462</text:p>
          </table:table-cell>
          <table:table-cell office:value-type="float" office:value="0.000794532" calcext:value-type="float">
            <text:p>0.000794532</text:p>
          </table:table-cell>
          <table:table-cell/>
          <table:table-cell office:value-type="float" office:value="31.1231" calcext:value-type="float">
            <text:p>31.1231</text:p>
          </table:table-cell>
          <table:table-cell office:value-type="float" office:value="1.51874" calcext:value-type="float">
            <text:p>1.51874</text:p>
          </table:table-cell>
          <table:table-cell office:value-type="float" office:value="0.000805203" calcext:value-type="float">
            <text:p>0.000805203</text:p>
          </table:table-cell>
          <table:table-cell/>
          <table:table-cell office:value-type="float" office:value="32.6497" calcext:value-type="float">
            <text:p>32.6497</text:p>
          </table:table-cell>
          <table:table-cell office:value-type="float" office:value="1.38546" calcext:value-type="float">
            <text:p>1.38546</text:p>
          </table:table-cell>
          <table:table-cell office:value-type="float" office:value="0.000824909" calcext:value-type="float">
            <text:p>0.000824909</text:p>
          </table:table-cell>
          <table:table-cell/>
          <table:table-cell office:value-type="float" office:value="33.0208" calcext:value-type="float">
            <text:p>33.0208</text:p>
          </table:table-cell>
          <table:table-cell office:value-type="float" office:value="1.39957" calcext:value-type="float">
            <text:p>1.39957</text:p>
          </table:table-cell>
          <table:table-cell office:value-type="float" office:value="0.006659" calcext:value-type="float">
            <text:p>0.006659</text:p>
          </table:table-cell>
          <table:table-cell/>
          <table:table-cell office:value-type="float" office:value="32.9045" calcext:value-type="float">
            <text:p>32.9045</text:p>
          </table:table-cell>
          <table:table-cell office:value-type="float" office:value="1.44856" calcext:value-type="float">
            <text:p>1.44856</text:p>
          </table:table-cell>
          <table:table-cell office:value-type="float" office:value="0.0576563" calcext:value-type="float">
            <text:p>0.0576563</text:p>
          </table:table-cell>
          <table:table-cell/>
          <table:table-cell office:value-type="float" office:value="33.2223" calcext:value-type="float">
            <text:p>33.2223</text:p>
          </table:table-cell>
          <table:table-cell office:value-type="float" office:value="1.2459" calcext:value-type="float">
            <text:p>1.2459</text:p>
          </table:table-cell>
          <table:table-cell office:value-type="float" office:value="0.715932" calcext:value-type="float">
            <text:p>0.71593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6074" calcext:value-type="float">
            <text:p>0.000476074</text:p>
          </table:table-cell>
          <table:table-cell/>
          <table:table-cell office:value-type="float" office:value="31.2501" calcext:value-type="float">
            <text:p>31.2501</text:p>
          </table:table-cell>
          <table:table-cell office:value-type="float" office:value="1.26027" calcext:value-type="float">
            <text:p>1.26027</text:p>
          </table:table-cell>
          <table:table-cell office:value-type="float" office:value="0.000790806" calcext:value-type="float">
            <text:p>0.000790806</text:p>
          </table:table-cell>
          <table:table-cell/>
          <table:table-cell office:value-type="float" office:value="31.1677" calcext:value-type="float">
            <text:p>31.1677</text:p>
          </table:table-cell>
          <table:table-cell office:value-type="float" office:value="1.3714" calcext:value-type="float">
            <text:p>1.3714</text:p>
          </table:table-cell>
          <table:table-cell office:value-type="float" office:value="0.000802367" calcext:value-type="float">
            <text:p>0.000802367</text:p>
          </table:table-cell>
          <table:table-cell/>
          <table:table-cell office:value-type="float" office:value="33.0287" calcext:value-type="float">
            <text:p>33.0287</text:p>
          </table:table-cell>
          <table:table-cell office:value-type="float" office:value="1.2908" calcext:value-type="float">
            <text:p>1.2908</text:p>
          </table:table-cell>
          <table:table-cell office:value-type="float" office:value="0.000893909" calcext:value-type="float">
            <text:p>0.000893909</text:p>
          </table:table-cell>
          <table:table-cell/>
          <table:table-cell office:value-type="float" office:value="32.9784" calcext:value-type="float">
            <text:p>32.9784</text:p>
          </table:table-cell>
          <table:table-cell office:value-type="float" office:value="1.27853" calcext:value-type="float">
            <text:p>1.27853</text:p>
          </table:table-cell>
          <table:table-cell office:value-type="float" office:value="0.00641923" calcext:value-type="float">
            <text:p>0.00641923</text:p>
          </table:table-cell>
          <table:table-cell/>
          <table:table-cell office:value-type="float" office:value="34.0103" calcext:value-type="float">
            <text:p>34.0103</text:p>
          </table:table-cell>
          <table:table-cell office:value-type="float" office:value="1.3681" calcext:value-type="float">
            <text:p>1.3681</text:p>
          </table:table-cell>
          <table:table-cell office:value-type="float" office:value="0.0582504" calcext:value-type="float">
            <text:p>0.0582504</text:p>
          </table:table-cell>
          <table:table-cell/>
          <table:table-cell office:value-type="float" office:value="34.3409" calcext:value-type="float">
            <text:p>34.3409</text:p>
          </table:table-cell>
          <table:table-cell office:value-type="float" office:value="1.20034" calcext:value-type="float">
            <text:p>1.20034</text:p>
          </table:table-cell>
          <table:table-cell office:value-type="float" office:value="0.686693" calcext:value-type="float">
            <text:p>0.68669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37" calcext:value-type="float">
            <text:p>0.00046837</text:p>
          </table:table-cell>
          <table:table-cell/>
          <table:table-cell office:value-type="float" office:value="31.6209" calcext:value-type="float">
            <text:p>31.6209</text:p>
          </table:table-cell>
          <table:table-cell office:value-type="float" office:value="1.20428" calcext:value-type="float">
            <text:p>1.20428</text:p>
          </table:table-cell>
          <table:table-cell office:value-type="float" office:value="0.000794452" calcext:value-type="float">
            <text:p>0.000794452</text:p>
          </table:table-cell>
          <table:table-cell/>
          <table:table-cell office:value-type="float" office:value="32.2709" calcext:value-type="float">
            <text:p>32.2709</text:p>
          </table:table-cell>
          <table:table-cell office:value-type="float" office:value="1.35962" calcext:value-type="float">
            <text:p>1.35962</text:p>
          </table:table-cell>
          <table:table-cell office:value-type="float" office:value="0.000815151" calcext:value-type="float">
            <text:p>0.000815151</text:p>
          </table:table-cell>
          <table:table-cell/>
          <table:table-cell office:value-type="float" office:value="33.4118" calcext:value-type="float">
            <text:p>33.4118</text:p>
          </table:table-cell>
          <table:table-cell office:value-type="float" office:value="1.27602" calcext:value-type="float">
            <text:p>1.27602</text:p>
          </table:table-cell>
          <table:table-cell office:value-type="float" office:value="0.000834317" calcext:value-type="float">
            <text:p>0.000834317</text:p>
          </table:table-cell>
          <table:table-cell/>
          <table:table-cell office:value-type="float" office:value="32.7865" calcext:value-type="float">
            <text:p>32.7865</text:p>
          </table:table-cell>
          <table:table-cell office:value-type="float" office:value="1.35541" calcext:value-type="float">
            <text:p>1.35541</text:p>
          </table:table-cell>
          <table:table-cell office:value-type="float" office:value="0.00646638" calcext:value-type="float">
            <text:p>0.00646638</text:p>
          </table:table-cell>
          <table:table-cell/>
          <table:table-cell office:value-type="float" office:value="32.6555" calcext:value-type="float">
            <text:p>32.6555</text:p>
          </table:table-cell>
          <table:table-cell office:value-type="float" office:value="1.37135" calcext:value-type="float">
            <text:p>1.37135</text:p>
          </table:table-cell>
          <table:table-cell office:value-type="float" office:value="0.0581885" calcext:value-type="float">
            <text:p>0.0581885</text:p>
          </table:table-cell>
          <table:table-cell/>
          <table:table-cell office:value-type="float" office:value="32.7335" calcext:value-type="float">
            <text:p>32.7335</text:p>
          </table:table-cell>
          <table:table-cell office:value-type="float" office:value="1.41359" calcext:value-type="float">
            <text:p>1.41359</text:p>
          </table:table-cell>
          <table:table-cell office:value-type="float" office:value="0.650443" calcext:value-type="float">
            <text:p>0.65044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067" calcext:value-type="float">
            <text:p>0.000472067</text:p>
          </table:table-cell>
          <table:table-cell/>
          <table:table-cell office:value-type="float" office:value="32.9166" calcext:value-type="float">
            <text:p>32.9166</text:p>
          </table:table-cell>
          <table:table-cell office:value-type="float" office:value="1.1608" calcext:value-type="float">
            <text:p>1.1608</text:p>
          </table:table-cell>
          <table:table-cell office:value-type="float" office:value="0.00079343" calcext:value-type="float">
            <text:p>0.00079343</text:p>
          </table:table-cell>
          <table:table-cell/>
          <table:table-cell office:value-type="float" office:value="32.9715" calcext:value-type="float">
            <text:p>32.9715</text:p>
          </table:table-cell>
          <table:table-cell office:value-type="float" office:value="1.238" calcext:value-type="float">
            <text:p>1.238</text:p>
          </table:table-cell>
          <table:table-cell office:value-type="float" office:value="0.000804512" calcext:value-type="float">
            <text:p>0.000804512</text:p>
          </table:table-cell>
          <table:table-cell/>
          <table:table-cell office:value-type="float" office:value="31.1922" calcext:value-type="float">
            <text:p>31.1922</text:p>
          </table:table-cell>
          <table:table-cell office:value-type="float" office:value="1.50812" calcext:value-type="float">
            <text:p>1.50812</text:p>
          </table:table-cell>
          <table:table-cell office:value-type="float" office:value="0.000829488" calcext:value-type="float">
            <text:p>0.000829488</text:p>
          </table:table-cell>
          <table:table-cell/>
          <table:table-cell office:value-type="float" office:value="33.6195" calcext:value-type="float">
            <text:p>33.6195</text:p>
          </table:table-cell>
          <table:table-cell office:value-type="float" office:value="1.31531" calcext:value-type="float">
            <text:p>1.31531</text:p>
          </table:table-cell>
          <table:table-cell office:value-type="float" office:value="0.00712319" calcext:value-type="float">
            <text:p>0.00712319</text:p>
          </table:table-cell>
          <table:table-cell/>
          <table:table-cell office:value-type="float" office:value="33.8075" calcext:value-type="float">
            <text:p>33.8075</text:p>
          </table:table-cell>
          <table:table-cell office:value-type="float" office:value="1.4022" calcext:value-type="float">
            <text:p>1.4022</text:p>
          </table:table-cell>
          <table:table-cell office:value-type="float" office:value="0.0584021" calcext:value-type="float">
            <text:p>0.0584021</text:p>
          </table:table-cell>
          <table:table-cell/>
          <table:table-cell office:value-type="float" office:value="33.8413" calcext:value-type="float">
            <text:p>33.8413</text:p>
          </table:table-cell>
          <table:table-cell office:value-type="float" office:value="1.24637" calcext:value-type="float">
            <text:p>1.24637</text:p>
          </table:table-cell>
          <table:table-cell office:value-type="float" office:value="0.736914" calcext:value-type="float">
            <text:p>0.73691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33" calcext:value-type="float">
            <text:p>0.00046833</text:p>
          </table:table-cell>
          <table:table-cell/>
          <table:table-cell office:value-type="float" office:value="33.4862" calcext:value-type="float">
            <text:p>33.4862</text:p>
          </table:table-cell>
          <table:table-cell office:value-type="float" office:value="1.02454" calcext:value-type="float">
            <text:p>1.02454</text:p>
          </table:table-cell>
          <table:table-cell office:value-type="float" office:value="0.000787799" calcext:value-type="float">
            <text:p>0.000787799</text:p>
          </table:table-cell>
          <table:table-cell/>
          <table:table-cell office:value-type="float" office:value="32.9599" calcext:value-type="float">
            <text:p>32.9599</text:p>
          </table:table-cell>
          <table:table-cell office:value-type="float" office:value="1.24761" calcext:value-type="float">
            <text:p>1.24761</text:p>
          </table:table-cell>
          <table:table-cell office:value-type="float" office:value="0.000803469" calcext:value-type="float">
            <text:p>0.000803469</text:p>
          </table:table-cell>
          <table:table-cell/>
          <table:table-cell office:value-type="float" office:value="33.3478" calcext:value-type="float">
            <text:p>33.3478</text:p>
          </table:table-cell>
          <table:table-cell office:value-type="float" office:value="1.40964" calcext:value-type="float">
            <text:p>1.40964</text:p>
          </table:table-cell>
          <table:table-cell office:value-type="float" office:value="0.000861618" calcext:value-type="float">
            <text:p>0.000861618</text:p>
          </table:table-cell>
          <table:table-cell/>
          <table:table-cell office:value-type="float" office:value="35.9658" calcext:value-type="float">
            <text:p>35.9658</text:p>
          </table:table-cell>
          <table:table-cell office:value-type="float" office:value="1.11357" calcext:value-type="float">
            <text:p>1.11357</text:p>
          </table:table-cell>
          <table:table-cell office:value-type="float" office:value="0.00664857" calcext:value-type="float">
            <text:p>0.00664857</text:p>
          </table:table-cell>
          <table:table-cell/>
          <table:table-cell office:value-type="float" office:value="33.3164" calcext:value-type="float">
            <text:p>33.3164</text:p>
          </table:table-cell>
          <table:table-cell office:value-type="float" office:value="1.41796" calcext:value-type="float">
            <text:p>1.41796</text:p>
          </table:table-cell>
          <table:table-cell office:value-type="float" office:value="0.0576129" calcext:value-type="float">
            <text:p>0.0576129</text:p>
          </table:table-cell>
          <table:table-cell/>
          <table:table-cell office:value-type="float" office:value="32.8969" calcext:value-type="float">
            <text:p>32.8969</text:p>
          </table:table-cell>
          <table:table-cell office:value-type="float" office:value="1.22447" calcext:value-type="float">
            <text:p>1.22447</text:p>
          </table:table-cell>
          <table:table-cell office:value-type="float" office:value="0.789307" calcext:value-type="float">
            <text:p>0.78930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871" calcext:value-type="float">
            <text:p>0.000474871</text:p>
          </table:table-cell>
          <table:table-cell/>
          <table:table-cell office:value-type="float" office:value="31.8609" calcext:value-type="float">
            <text:p>31.8609</text:p>
          </table:table-cell>
          <table:table-cell office:value-type="float" office:value="1.30537" calcext:value-type="float">
            <text:p>1.30537</text:p>
          </table:table-cell>
          <table:table-cell office:value-type="float" office:value="0.000804842" calcext:value-type="float">
            <text:p>0.000804842</text:p>
          </table:table-cell>
          <table:table-cell/>
          <table:table-cell office:value-type="float" office:value="31.9683" calcext:value-type="float">
            <text:p>31.9683</text:p>
          </table:table-cell>
          <table:table-cell office:value-type="float" office:value="1.44115" calcext:value-type="float">
            <text:p>1.44115</text:p>
          </table:table-cell>
          <table:table-cell office:value-type="float" office:value="0.000804832" calcext:value-type="float">
            <text:p>0.000804832</text:p>
          </table:table-cell>
          <table:table-cell/>
          <table:table-cell office:value-type="float" office:value="33.9151" calcext:value-type="float">
            <text:p>33.9151</text:p>
          </table:table-cell>
          <table:table-cell office:value-type="float" office:value="1.27606" calcext:value-type="float">
            <text:p>1.27606</text:p>
          </table:table-cell>
          <table:table-cell office:value-type="float" office:value="0.000890944" calcext:value-type="float">
            <text:p>0.000890944</text:p>
          </table:table-cell>
          <table:table-cell/>
          <table:table-cell office:value-type="float" office:value="33.4338" calcext:value-type="float">
            <text:p>33.4338</text:p>
          </table:table-cell>
          <table:table-cell office:value-type="float" office:value="1.42669" calcext:value-type="float">
            <text:p>1.42669</text:p>
          </table:table-cell>
          <table:table-cell office:value-type="float" office:value="0.00645567" calcext:value-type="float">
            <text:p>0.00645567</text:p>
          </table:table-cell>
          <table:table-cell/>
          <table:table-cell office:value-type="float" office:value="31.4451" calcext:value-type="float">
            <text:p>31.4451</text:p>
          </table:table-cell>
          <table:table-cell office:value-type="float" office:value="1.47916" calcext:value-type="float">
            <text:p>1.47916</text:p>
          </table:table-cell>
          <table:table-cell office:value-type="float" office:value="0.0564509" calcext:value-type="float">
            <text:p>0.0564509</text:p>
          </table:table-cell>
          <table:table-cell/>
          <table:table-cell office:value-type="float" office:value="33.4933" calcext:value-type="float">
            <text:p>33.4933</text:p>
          </table:table-cell>
          <table:table-cell office:value-type="float" office:value="1.21839" calcext:value-type="float">
            <text:p>1.21839</text:p>
          </table:table-cell>
          <table:table-cell office:value-type="float" office:value="0.599504" calcext:value-type="float">
            <text:p>0.59950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9282" calcext:value-type="float">
            <text:p>0.000469282</text:p>
          </table:table-cell>
          <table:table-cell/>
          <table:table-cell office:value-type="float" office:value="31.6077" calcext:value-type="float">
            <text:p>31.6077</text:p>
          </table:table-cell>
          <table:table-cell office:value-type="float" office:value="1.26203" calcext:value-type="float">
            <text:p>1.26203</text:p>
          </table:table-cell>
          <table:table-cell office:value-type="float" office:value="0.000791657" calcext:value-type="float">
            <text:p>0.000791657</text:p>
          </table:table-cell>
          <table:table-cell/>
          <table:table-cell office:value-type="float" office:value="32.5387" calcext:value-type="float">
            <text:p>32.5387</text:p>
          </table:table-cell>
          <table:table-cell office:value-type="float" office:value="1.29734" calcext:value-type="float">
            <text:p>1.29734</text:p>
          </table:table-cell>
          <table:table-cell office:value-type="float" office:value="0.0008044" calcext:value-type="float">
            <text:p>0.0008044</text:p>
          </table:table-cell>
          <table:table-cell/>
          <table:table-cell office:value-type="float" office:value="33.0229" calcext:value-type="float">
            <text:p>33.0229</text:p>
          </table:table-cell>
          <table:table-cell office:value-type="float" office:value="1.35949" calcext:value-type="float">
            <text:p>1.35949</text:p>
          </table:table-cell>
          <table:table-cell office:value-type="float" office:value="0.00100391" calcext:value-type="float">
            <text:p>0.00100391</text:p>
          </table:table-cell>
          <table:table-cell/>
          <table:table-cell office:value-type="float" office:value="33.1064" calcext:value-type="float">
            <text:p>33.1064</text:p>
          </table:table-cell>
          <table:table-cell office:value-type="float" office:value="1.2389" calcext:value-type="float">
            <text:p>1.2389</text:p>
          </table:table-cell>
          <table:table-cell office:value-type="float" office:value="0.0064448" calcext:value-type="float">
            <text:p>0.0064448</text:p>
          </table:table-cell>
          <table:table-cell/>
          <table:table-cell office:value-type="float" office:value="32.9003" calcext:value-type="float">
            <text:p>32.9003</text:p>
          </table:table-cell>
          <table:table-cell office:value-type="float" office:value="1.32959" calcext:value-type="float">
            <text:p>1.32959</text:p>
          </table:table-cell>
          <table:table-cell office:value-type="float" office:value="0.0604836" calcext:value-type="float">
            <text:p>0.0604836</text:p>
          </table:table-cell>
          <table:table-cell/>
          <table:table-cell office:value-type="float" office:value="31.2929" calcext:value-type="float">
            <text:p>31.2929</text:p>
          </table:table-cell>
          <table:table-cell office:value-type="float" office:value="1.40894" calcext:value-type="float">
            <text:p>1.40894</text:p>
          </table:table-cell>
          <table:table-cell office:value-type="float" office:value="0.601407" calcext:value-type="float">
            <text:p>0.60140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137" calcext:value-type="float">
            <text:p>0.000472137</text:p>
          </table:table-cell>
          <table:table-cell/>
          <table:table-cell office:value-type="float" office:value="30.6921" calcext:value-type="float">
            <text:p>30.6921</text:p>
          </table:table-cell>
          <table:table-cell office:value-type="float" office:value="1.40516" calcext:value-type="float">
            <text:p>1.40516</text:p>
          </table:table-cell>
          <table:table-cell office:value-type="float" office:value="0.000796316" calcext:value-type="float">
            <text:p>0.000796316</text:p>
          </table:table-cell>
          <table:table-cell/>
          <table:table-cell office:value-type="float" office:value="32.5541" calcext:value-type="float">
            <text:p>32.5541</text:p>
          </table:table-cell>
          <table:table-cell office:value-type="float" office:value="1.22351" calcext:value-type="float">
            <text:p>1.22351</text:p>
          </table:table-cell>
          <table:table-cell office:value-type="float" office:value="0.00080407" calcext:value-type="float">
            <text:p>0.00080407</text:p>
          </table:table-cell>
          <table:table-cell/>
          <table:table-cell office:value-type="float" office:value="34.1609" calcext:value-type="float">
            <text:p>34.1609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0.000864374" calcext:value-type="float">
            <text:p>0.000864374</text:p>
          </table:table-cell>
          <table:table-cell/>
          <table:table-cell office:value-type="float" office:value="33.7728" calcext:value-type="float">
            <text:p>33.7728</text:p>
          </table:table-cell>
          <table:table-cell office:value-type="float" office:value="1.18642" calcext:value-type="float">
            <text:p>1.18642</text:p>
          </table:table-cell>
          <table:table-cell office:value-type="float" office:value="0.00646987" calcext:value-type="float">
            <text:p>0.00646987</text:p>
          </table:table-cell>
          <table:table-cell/>
          <table:table-cell office:value-type="float" office:value="34.9162" calcext:value-type="float">
            <text:p>34.9162</text:p>
          </table:table-cell>
          <table:table-cell office:value-type="float" office:value="1.13927" calcext:value-type="float">
            <text:p>1.13927</text:p>
          </table:table-cell>
          <table:table-cell office:value-type="float" office:value="0.0595273" calcext:value-type="float">
            <text:p>0.0595273</text:p>
          </table:table-cell>
          <table:table-cell/>
          <table:table-cell office:value-type="float" office:value="31.9624" calcext:value-type="float">
            <text:p>31.9624</text:p>
          </table:table-cell>
          <table:table-cell office:value-type="float" office:value="1.38378" calcext:value-type="float">
            <text:p>1.38378</text:p>
          </table:table-cell>
          <table:table-cell office:value-type="float" office:value="0.656063" calcext:value-type="float">
            <text:p>0.65606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821" calcext:value-type="float">
            <text:p>0.000468821</text:p>
          </table:table-cell>
          <table:table-cell/>
          <table:table-cell office:value-type="float" office:value="32.4547" calcext:value-type="float">
            <text:p>32.4547</text:p>
          </table:table-cell>
          <table:table-cell office:value-type="float" office:value="1.12424" calcext:value-type="float">
            <text:p>1.12424</text:p>
          </table:table-cell>
          <table:table-cell office:value-type="float" office:value="0.000791547" calcext:value-type="float">
            <text:p>0.000791547</text:p>
          </table:table-cell>
          <table:table-cell/>
          <table:table-cell office:value-type="float" office:value="33.2995" calcext:value-type="float">
            <text:p>33.2995</text:p>
          </table:table-cell>
          <table:table-cell office:value-type="float" office:value="1.2895" calcext:value-type="float">
            <text:p>1.2895</text:p>
          </table:table-cell>
          <table:table-cell office:value-type="float" office:value="0.000802697" calcext:value-type="float">
            <text:p>0.000802697</text:p>
          </table:table-cell>
          <table:table-cell/>
          <table:table-cell office:value-type="float" office:value="33.9225" calcext:value-type="float">
            <text:p>33.9225</text:p>
          </table:table-cell>
          <table:table-cell office:value-type="float" office:value="1.29569" calcext:value-type="float">
            <text:p>1.29569</text:p>
          </table:table-cell>
          <table:table-cell office:value-type="float" office:value="0.000839828" calcext:value-type="float">
            <text:p>0.000839828</text:p>
          </table:table-cell>
          <table:table-cell/>
          <table:table-cell office:value-type="float" office:value="33.0134" calcext:value-type="float">
            <text:p>33.0134</text:p>
          </table:table-cell>
          <table:table-cell office:value-type="float" office:value="1.31888" calcext:value-type="float">
            <text:p>1.31888</text:p>
          </table:table-cell>
          <table:table-cell office:value-type="float" office:value="0.00659496" calcext:value-type="float">
            <text:p>0.00659496</text:p>
          </table:table-cell>
          <table:table-cell/>
          <table:table-cell office:value-type="float" office:value="32.2022" calcext:value-type="float">
            <text:p>32.2022</text:p>
          </table:table-cell>
          <table:table-cell office:value-type="float" office:value="1.44866" calcext:value-type="float">
            <text:p>1.44866</text:p>
          </table:table-cell>
          <table:table-cell office:value-type="float" office:value="0.0579954" calcext:value-type="float">
            <text:p>0.0579954</text:p>
          </table:table-cell>
          <table:table-cell/>
          <table:table-cell office:value-type="float" office:value="33.4253" calcext:value-type="float">
            <text:p>33.4253</text:p>
          </table:table-cell>
          <table:table-cell office:value-type="float" office:value="1.34918" calcext:value-type="float">
            <text:p>1.34918</text:p>
          </table:table-cell>
          <table:table-cell office:value-type="float" office:value="0.721785" calcext:value-type="float">
            <text:p>0.72178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573" calcext:value-type="float">
            <text:p>0.000475573</text:p>
          </table:table-cell>
          <table:table-cell/>
          <table:table-cell office:value-type="float" office:value="32.0115" calcext:value-type="float">
            <text:p>32.0115</text:p>
          </table:table-cell>
          <table:table-cell office:value-type="float" office:value="1.25513" calcext:value-type="float">
            <text:p>1.25513</text:p>
          </table:table-cell>
          <table:table-cell office:value-type="float" office:value="0.00079867" calcext:value-type="float">
            <text:p>0.00079867</text:p>
          </table:table-cell>
          <table:table-cell/>
          <table:table-cell office:value-type="float" office:value="32.5052" calcext:value-type="float">
            <text:p>32.5052</text:p>
          </table:table-cell>
          <table:table-cell office:value-type="float" office:value="1.26517" calcext:value-type="float">
            <text:p>1.26517</text:p>
          </table:table-cell>
          <table:table-cell office:value-type="float" office:value="0.000801245" calcext:value-type="float">
            <text:p>0.000801245</text:p>
          </table:table-cell>
          <table:table-cell/>
          <table:table-cell office:value-type="float" office:value="33.0373" calcext:value-type="float">
            <text:p>33.0373</text:p>
          </table:table-cell>
          <table:table-cell office:value-type="float" office:value="1.32902" calcext:value-type="float">
            <text:p>1.32902</text:p>
          </table:table-cell>
          <table:table-cell office:value-type="float" office:value="0.000826963" calcext:value-type="float">
            <text:p>0.000826963</text:p>
          </table:table-cell>
          <table:table-cell/>
          <table:table-cell office:value-type="float" office:value="33.7218" calcext:value-type="float">
            <text:p>33.7218</text:p>
          </table:table-cell>
          <table:table-cell office:value-type="float" office:value="1.34902" calcext:value-type="float">
            <text:p>1.34902</text:p>
          </table:table-cell>
          <table:table-cell office:value-type="float" office:value="0.00655027" calcext:value-type="float">
            <text:p>0.00655027</text:p>
          </table:table-cell>
          <table:table-cell/>
          <table:table-cell office:value-type="float" office:value="33.0457" calcext:value-type="float">
            <text:p>33.0457</text:p>
          </table:table-cell>
          <table:table-cell office:value-type="float" office:value="1.38138" calcext:value-type="float">
            <text:p>1.38138</text:p>
          </table:table-cell>
          <table:table-cell office:value-type="float" office:value="0.0604308" calcext:value-type="float">
            <text:p>0.0604308</text:p>
          </table:table-cell>
          <table:table-cell/>
          <table:table-cell office:value-type="float" office:value="32.8439" calcext:value-type="float">
            <text:p>32.8439</text:p>
          </table:table-cell>
          <table:table-cell office:value-type="float" office:value="1.32322" calcext:value-type="float">
            <text:p>1.32322</text:p>
          </table:table-cell>
          <table:table-cell office:value-type="float" office:value="0.623456" calcext:value-type="float">
            <text:p>0.623456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863" calcext:value-type="float">
            <text:p>0.00046863</text:p>
          </table:table-cell>
          <table:table-cell/>
          <table:table-cell office:value-type="float" office:value="30.5897" calcext:value-type="float">
            <text:p>30.5897</text:p>
          </table:table-cell>
          <table:table-cell office:value-type="float" office:value="1.33046" calcext:value-type="float">
            <text:p>1.33046</text:p>
          </table:table-cell>
          <table:table-cell office:value-type="float" office:value="0.00080394" calcext:value-type="float">
            <text:p>0.00080394</text:p>
          </table:table-cell>
          <table:table-cell/>
          <table:table-cell office:value-type="float" office:value="32.3979" calcext:value-type="float">
            <text:p>32.3979</text:p>
          </table:table-cell>
          <table:table-cell office:value-type="float" office:value="1.29269" calcext:value-type="float">
            <text:p>1.29269</text:p>
          </table:table-cell>
          <table:table-cell office:value-type="float" office:value="0.000805112" calcext:value-type="float">
            <text:p>0.000805112</text:p>
          </table:table-cell>
          <table:table-cell/>
          <table:table-cell office:value-type="float" office:value="32.9955" calcext:value-type="float">
            <text:p>32.9955</text:p>
          </table:table-cell>
          <table:table-cell office:value-type="float" office:value="1.23713" calcext:value-type="float">
            <text:p>1.23713</text:p>
          </table:table-cell>
          <table:table-cell office:value-type="float" office:value="0.000831552" calcext:value-type="float">
            <text:p>0.000831552</text:p>
          </table:table-cell>
          <table:table-cell/>
          <table:table-cell office:value-type="float" office:value="33.3684" calcext:value-type="float">
            <text:p>33.3684</text:p>
          </table:table-cell>
          <table:table-cell office:value-type="float" office:value="1.23884" calcext:value-type="float">
            <text:p>1.23884</text:p>
          </table:table-cell>
          <table:table-cell office:value-type="float" office:value="0.00659191" calcext:value-type="float">
            <text:p>0.00659191</text:p>
          </table:table-cell>
          <table:table-cell/>
          <table:table-cell office:value-type="float" office:value="31.4428" calcext:value-type="float">
            <text:p>31.4428</text:p>
          </table:table-cell>
          <table:table-cell office:value-type="float" office:value="1.44897" calcext:value-type="float">
            <text:p>1.44897</text:p>
          </table:table-cell>
          <table:table-cell office:value-type="float" office:value="0.0577592" calcext:value-type="float">
            <text:p>0.0577592</text:p>
          </table:table-cell>
          <table:table-cell/>
          <table:table-cell office:value-type="float" office:value="34.4319" calcext:value-type="float">
            <text:p>34.4319</text:p>
          </table:table-cell>
          <table:table-cell office:value-type="float" office:value="1.1787" calcext:value-type="float">
            <text:p>1.1787</text:p>
          </table:table-cell>
          <table:table-cell office:value-type="float" office:value="0.645465" calcext:value-type="float">
            <text:p>0.64546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5734" calcext:value-type="float">
            <text:p>0.000475734</text:p>
          </table:table-cell>
          <table:table-cell/>
          <table:table-cell office:value-type="float" office:value="31.5888" calcext:value-type="float">
            <text:p>31.5888</text:p>
          </table:table-cell>
          <table:table-cell office:value-type="float" office:value="1.26477" calcext:value-type="float">
            <text:p>1.26477</text:p>
          </table:table-cell>
          <table:table-cell office:value-type="float" office:value="0.000795475" calcext:value-type="float">
            <text:p>0.000795475</text:p>
          </table:table-cell>
          <table:table-cell/>
          <table:table-cell office:value-type="float" office:value="32.1924" calcext:value-type="float">
            <text:p>32.1924</text:p>
          </table:table-cell>
          <table:table-cell office:value-type="float" office:value="1.30984" calcext:value-type="float">
            <text:p>1.30984</text:p>
          </table:table-cell>
          <table:table-cell office:value-type="float" office:value="0.00080383" calcext:value-type="float">
            <text:p>0.00080383</text:p>
          </table:table-cell>
          <table:table-cell/>
          <table:table-cell office:value-type="float" office:value="32.7537" calcext:value-type="float">
            <text:p>32.7537</text:p>
          </table:table-cell>
          <table:table-cell office:value-type="float" office:value="1.43864" calcext:value-type="float">
            <text:p>1.43864</text:p>
          </table:table-cell>
          <table:table-cell office:value-type="float" office:value="0.000821473" calcext:value-type="float">
            <text:p>0.000821473</text:p>
          </table:table-cell>
          <table:table-cell/>
          <table:table-cell office:value-type="float" office:value="33.5945" calcext:value-type="float">
            <text:p>33.5945</text:p>
          </table:table-cell>
          <table:table-cell office:value-type="float" office:value="1.32708" calcext:value-type="float">
            <text:p>1.32708</text:p>
          </table:table-cell>
          <table:table-cell office:value-type="float" office:value="0.00655329" calcext:value-type="float">
            <text:p>0.00655329</text:p>
          </table:table-cell>
          <table:table-cell/>
          <table:table-cell office:value-type="float" office:value="33.3476" calcext:value-type="float">
            <text:p>33.3476</text:p>
          </table:table-cell>
          <table:table-cell office:value-type="float" office:value="1.41463" calcext:value-type="float">
            <text:p>1.41463</text:p>
          </table:table-cell>
          <table:table-cell office:value-type="float" office:value="0.0696535" calcext:value-type="float">
            <text:p>0.0696535</text:p>
          </table:table-cell>
          <table:table-cell/>
          <table:table-cell office:value-type="float" office:value="33.0956" calcext:value-type="float">
            <text:p>33.0956</text:p>
          </table:table-cell>
          <table:table-cell office:value-type="float" office:value="1.39332" calcext:value-type="float">
            <text:p>1.39332</text:p>
          </table:table-cell>
          <table:table-cell office:value-type="float" office:value="0.634986" calcext:value-type="float">
            <text:p>0.63498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199" calcext:value-type="float">
            <text:p>0.000468199</text:p>
          </table:table-cell>
          <table:table-cell/>
          <table:table-cell office:value-type="float" office:value="31.3143" calcext:value-type="float">
            <text:p>31.3143</text:p>
          </table:table-cell>
          <table:table-cell office:value-type="float" office:value="1.2652" calcext:value-type="float">
            <text:p>1.2652</text:p>
          </table:table-cell>
          <table:table-cell office:value-type="float" office:value="0.000795023" calcext:value-type="float">
            <text:p>0.000795023</text:p>
          </table:table-cell>
          <table:table-cell/>
          <table:table-cell office:value-type="float" office:value="31.588" calcext:value-type="float">
            <text:p>31.588</text:p>
          </table:table-cell>
          <table:table-cell office:value-type="float" office:value="1.41579" calcext:value-type="float">
            <text:p>1.41579</text:p>
          </table:table-cell>
          <table:table-cell office:value-type="float" office:value="0.000802307" calcext:value-type="float">
            <text:p>0.000802307</text:p>
          </table:table-cell>
          <table:table-cell/>
          <table:table-cell office:value-type="float" office:value="33.078" calcext:value-type="float">
            <text:p>33.078</text:p>
          </table:table-cell>
          <table:table-cell office:value-type="float" office:value="1.35122" calcext:value-type="float">
            <text:p>1.35122</text:p>
          </table:table-cell>
          <table:table-cell office:value-type="float" office:value="0.000827284" calcext:value-type="float">
            <text:p>0.000827284</text:p>
          </table:table-cell>
          <table:table-cell/>
          <table:table-cell office:value-type="float" office:value="32.9108" calcext:value-type="float">
            <text:p>32.9108</text:p>
          </table:table-cell>
          <table:table-cell office:value-type="float" office:value="1.44242" calcext:value-type="float">
            <text:p>1.44242</text:p>
          </table:table-cell>
          <table:table-cell office:value-type="float" office:value="0.00641532" calcext:value-type="float">
            <text:p>0.00641532</text:p>
          </table:table-cell>
          <table:table-cell/>
          <table:table-cell office:value-type="float" office:value="33.742" calcext:value-type="float">
            <text:p>33.742</text:p>
          </table:table-cell>
          <table:table-cell office:value-type="float" office:value="1.27724" calcext:value-type="float">
            <text:p>1.27724</text:p>
          </table:table-cell>
          <table:table-cell office:value-type="float" office:value="0.0592291" calcext:value-type="float">
            <text:p>0.0592291</text:p>
          </table:table-cell>
          <table:table-cell/>
          <table:table-cell office:value-type="float" office:value="32.5762" calcext:value-type="float">
            <text:p>32.5762</text:p>
          </table:table-cell>
          <table:table-cell office:value-type="float" office:value="1.47339" calcext:value-type="float">
            <text:p>1.47339</text:p>
          </table:table-cell>
          <table:table-cell office:value-type="float" office:value="0.595878" calcext:value-type="float">
            <text:p>0.59587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3548" calcext:value-type="float">
            <text:p>0.000483548</text:p>
          </table:table-cell>
          <table:table-cell/>
          <table:table-cell office:value-type="float" office:value="30.957" calcext:value-type="float">
            <text:p>30.957</text:p>
          </table:table-cell>
          <table:table-cell office:value-type="float" office:value="1.45796" calcext:value-type="float">
            <text:p>1.45796</text:p>
          </table:table-cell>
          <table:table-cell office:value-type="float" office:value="0.00080388" calcext:value-type="float">
            <text:p>0.00080388</text:p>
          </table:table-cell>
          <table:table-cell/>
          <table:table-cell office:value-type="float" office:value="31.4988" calcext:value-type="float">
            <text:p>31.4988</text:p>
          </table:table-cell>
          <table:table-cell office:value-type="float" office:value="1.28204" calcext:value-type="float">
            <text:p>1.28204</text:p>
          </table:table-cell>
          <table:table-cell office:value-type="float" office:value="0.0008042" calcext:value-type="float">
            <text:p>0.0008042</text:p>
          </table:table-cell>
          <table:table-cell/>
          <table:table-cell office:value-type="float" office:value="33.0404" calcext:value-type="float">
            <text:p>33.0404</text:p>
          </table:table-cell>
          <table:table-cell office:value-type="float" office:value="1.32832" calcext:value-type="float">
            <text:p>1.32832</text:p>
          </table:table-cell>
          <table:table-cell office:value-type="float" office:value="0.000836521" calcext:value-type="float">
            <text:p>0.000836521</text:p>
          </table:table-cell>
          <table:table-cell/>
          <table:table-cell office:value-type="float" office:value="33.5694" calcext:value-type="float">
            <text:p>33.5694</text:p>
          </table:table-cell>
          <table:table-cell office:value-type="float" office:value="1.27786" calcext:value-type="float">
            <text:p>1.27786</text:p>
          </table:table-cell>
          <table:table-cell office:value-type="float" office:value="0.00653699" calcext:value-type="float">
            <text:p>0.00653699</text:p>
          </table:table-cell>
          <table:table-cell/>
          <table:table-cell office:value-type="float" office:value="33.8111" calcext:value-type="float">
            <text:p>33.8111</text:p>
          </table:table-cell>
          <table:table-cell office:value-type="float" office:value="1.29682" calcext:value-type="float">
            <text:p>1.29682</text:p>
          </table:table-cell>
          <table:table-cell office:value-type="float" office:value="0.0595164" calcext:value-type="float">
            <text:p>0.0595164</text:p>
          </table:table-cell>
          <table:table-cell/>
          <table:table-cell office:value-type="float" office:value="33.4724" calcext:value-type="float">
            <text:p>33.4724</text:p>
          </table:table-cell>
          <table:table-cell office:value-type="float" office:value="1.26194" calcext:value-type="float">
            <text:p>1.26194</text:p>
          </table:table-cell>
          <table:table-cell office:value-type="float" office:value="0.755667" calcext:value-type="float">
            <text:p>0.75566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749" calcext:value-type="float">
            <text:p>0.000467749</text:p>
          </table:table-cell>
          <table:table-cell/>
          <table:table-cell office:value-type="float" office:value="31.3453" calcext:value-type="float">
            <text:p>31.3453</text:p>
          </table:table-cell>
          <table:table-cell office:value-type="float" office:value="1.36404" calcext:value-type="float">
            <text:p>1.36404</text:p>
          </table:table-cell>
          <table:table-cell office:value-type="float" office:value="0.000798409" calcext:value-type="float">
            <text:p>0.000798409</text:p>
          </table:table-cell>
          <table:table-cell/>
          <table:table-cell office:value-type="float" office:value="32.6928" calcext:value-type="float">
            <text:p>32.6928</text:p>
          </table:table-cell>
          <table:table-cell office:value-type="float" office:value="1.35148" calcext:value-type="float">
            <text:p>1.35148</text:p>
          </table:table-cell>
          <table:table-cell office:value-type="float" office:value="0.000806545" calcext:value-type="float">
            <text:p>0.000806545</text:p>
          </table:table-cell>
          <table:table-cell/>
          <table:table-cell office:value-type="float" office:value="32.8386" calcext:value-type="float">
            <text:p>32.8386</text:p>
          </table:table-cell>
          <table:table-cell office:value-type="float" office:value="1.33854" calcext:value-type="float">
            <text:p>1.33854</text:p>
          </table:table-cell>
          <table:table-cell office:value-type="float" office:value="0.000837734" calcext:value-type="float">
            <text:p>0.000837734</text:p>
          </table:table-cell>
          <table:table-cell/>
          <table:table-cell office:value-type="float" office:value="33.9903" calcext:value-type="float">
            <text:p>33.9903</text:p>
          </table:table-cell>
          <table:table-cell office:value-type="float" office:value="1.29288" calcext:value-type="float">
            <text:p>1.29288</text:p>
          </table:table-cell>
          <table:table-cell office:value-type="float" office:value="0.00645999" calcext:value-type="float">
            <text:p>0.00645999</text:p>
          </table:table-cell>
          <table:table-cell/>
          <table:table-cell office:value-type="float" office:value="32.4857" calcext:value-type="float">
            <text:p>32.4857</text:p>
          </table:table-cell>
          <table:table-cell office:value-type="float" office:value="1.40406" calcext:value-type="float">
            <text:p>1.40406</text:p>
          </table:table-cell>
          <table:table-cell office:value-type="float" office:value="0.0578025" calcext:value-type="float">
            <text:p>0.0578025</text:p>
          </table:table-cell>
          <table:table-cell/>
          <table:table-cell office:value-type="float" office:value="34.2586" calcext:value-type="float">
            <text:p>34.2586</text:p>
          </table:table-cell>
          <table:table-cell office:value-type="float" office:value="1.22227" calcext:value-type="float">
            <text:p>1.22227</text:p>
          </table:table-cell>
          <table:table-cell office:value-type="float" office:value="0.62508" calcext:value-type="float">
            <text:p>0.6250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5373" calcext:value-type="float">
            <text:p>0.000475373</text:p>
          </table:table-cell>
          <table:table-cell/>
          <table:table-cell office:value-type="float" office:value="32.2403" calcext:value-type="float">
            <text:p>32.2403</text:p>
          </table:table-cell>
          <table:table-cell office:value-type="float" office:value="1.22173" calcext:value-type="float">
            <text:p>1.22173</text:p>
          </table:table-cell>
          <table:table-cell office:value-type="float" office:value="0.000797508" calcext:value-type="float">
            <text:p>0.000797508</text:p>
          </table:table-cell>
          <table:table-cell/>
          <table:table-cell office:value-type="float" office:value="31.2942" calcext:value-type="float">
            <text:p>31.2942</text:p>
          </table:table-cell>
          <table:table-cell office:value-type="float" office:value="1.33527" calcext:value-type="float">
            <text:p>1.33527</text:p>
          </table:table-cell>
          <table:table-cell office:value-type="float" office:value="0.00080913" calcext:value-type="float">
            <text:p>0.00080913</text:p>
          </table:table-cell>
          <table:table-cell/>
          <table:table-cell office:value-type="float" office:value="31.6759" calcext:value-type="float">
            <text:p>31.6759</text:p>
          </table:table-cell>
          <table:table-cell office:value-type="float" office:value="1.29888" calcext:value-type="float">
            <text:p>1.29888</text:p>
          </table:table-cell>
          <table:table-cell office:value-type="float" office:value="0.000821302" calcext:value-type="float">
            <text:p>0.000821302</text:p>
          </table:table-cell>
          <table:table-cell/>
          <table:table-cell office:value-type="float" office:value="34.3634" calcext:value-type="float">
            <text:p>34.3634</text:p>
          </table:table-cell>
          <table:table-cell office:value-type="float" office:value="1.20675" calcext:value-type="float">
            <text:p>1.20675</text:p>
          </table:table-cell>
          <table:table-cell office:value-type="float" office:value="0.00661121" calcext:value-type="float">
            <text:p>0.00661121</text:p>
          </table:table-cell>
          <table:table-cell/>
          <table:table-cell office:value-type="float" office:value="32.6033" calcext:value-type="float">
            <text:p>32.6033</text:p>
          </table:table-cell>
          <table:table-cell office:value-type="float" office:value="1.45344" calcext:value-type="float">
            <text:p>1.45344</text:p>
          </table:table-cell>
          <table:table-cell office:value-type="float" office:value="0.0581509" calcext:value-type="float">
            <text:p>0.0581509</text:p>
          </table:table-cell>
          <table:table-cell/>
          <table:table-cell office:value-type="float" office:value="33.7283" calcext:value-type="float">
            <text:p>33.7283</text:p>
          </table:table-cell>
          <table:table-cell office:value-type="float" office:value="1.3465" calcext:value-type="float">
            <text:p>1.3465</text:p>
          </table:table-cell>
          <table:table-cell office:value-type="float" office:value="0.605623" calcext:value-type="float">
            <text:p>0.605623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7949" calcext:value-type="float">
            <text:p>0.000467949</text:p>
          </table:table-cell>
          <table:table-cell/>
          <table:table-cell office:value-type="float" office:value="30.8357" calcext:value-type="float">
            <text:p>30.8357</text:p>
          </table:table-cell>
          <table:table-cell office:value-type="float" office:value="1.37479" calcext:value-type="float">
            <text:p>1.37479</text:p>
          </table:table-cell>
          <table:table-cell office:value-type="float" office:value="0.000787749" calcext:value-type="float">
            <text:p>0.000787749</text:p>
          </table:table-cell>
          <table:table-cell/>
          <table:table-cell office:value-type="float" office:value="31.9238" calcext:value-type="float">
            <text:p>31.9238</text:p>
          </table:table-cell>
          <table:table-cell office:value-type="float" office:value="1.40643" calcext:value-type="float">
            <text:p>1.40643</text:p>
          </table:table-cell>
          <table:table-cell office:value-type="float" office:value="0.000803859" calcext:value-type="float">
            <text:p>0.000803859</text:p>
          </table:table-cell>
          <table:table-cell/>
          <table:table-cell office:value-type="float" office:value="33.5189" calcext:value-type="float">
            <text:p>33.5189</text:p>
          </table:table-cell>
          <table:table-cell office:value-type="float" office:value="1.23836" calcext:value-type="float">
            <text:p>1.23836</text:p>
          </table:table-cell>
          <table:table-cell office:value-type="float" office:value="0.000854505" calcext:value-type="float">
            <text:p>0.000854505</text:p>
          </table:table-cell>
          <table:table-cell/>
          <table:table-cell office:value-type="float" office:value="34.915" calcext:value-type="float">
            <text:p>34.915</text:p>
          </table:table-cell>
          <table:table-cell office:value-type="float" office:value="1.22562" calcext:value-type="float">
            <text:p>1.22562</text:p>
          </table:table-cell>
          <table:table-cell office:value-type="float" office:value="0.00659196" calcext:value-type="float">
            <text:p>0.00659196</text:p>
          </table:table-cell>
          <table:table-cell/>
          <table:table-cell office:value-type="float" office:value="33.3554" calcext:value-type="float">
            <text:p>33.3554</text:p>
          </table:table-cell>
          <table:table-cell office:value-type="float" office:value="1.18012" calcext:value-type="float">
            <text:p>1.18012</text:p>
          </table:table-cell>
          <table:table-cell office:value-type="float" office:value="0.0581511" calcext:value-type="float">
            <text:p>0.0581511</text:p>
          </table:table-cell>
          <table:table-cell/>
          <table:table-cell office:value-type="float" office:value="31.3841" calcext:value-type="float">
            <text:p>31.3841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0.665056" calcext:value-type="float">
            <text:p>0.66505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937" calcext:value-type="float">
            <text:p>0.000471937</text:p>
          </table:table-cell>
          <table:table-cell/>
          <table:table-cell office:value-type="float" office:value="30.9441" calcext:value-type="float">
            <text:p>30.9441</text:p>
          </table:table-cell>
          <table:table-cell office:value-type="float" office:value="1.2744" calcext:value-type="float">
            <text:p>1.2744</text:p>
          </table:table-cell>
          <table:table-cell office:value-type="float" office:value="0.000797568" calcext:value-type="float">
            <text:p>0.000797568</text:p>
          </table:table-cell>
          <table:table-cell/>
          <table:table-cell office:value-type="float" office:value="32.1159" calcext:value-type="float">
            <text:p>32.1159</text:p>
          </table:table-cell>
          <table:table-cell office:value-type="float" office:value="1.33569" calcext:value-type="float">
            <text:p>1.33569</text:p>
          </table:table-cell>
          <table:table-cell office:value-type="float" office:value="0.000808699" calcext:value-type="float">
            <text:p>0.000808699</text:p>
          </table:table-cell>
          <table:table-cell/>
          <table:table-cell office:value-type="float" office:value="33.5455" calcext:value-type="float">
            <text:p>33.5455</text:p>
          </table:table-cell>
          <table:table-cell office:value-type="float" office:value="1.3593" calcext:value-type="float">
            <text:p>1.3593</text:p>
          </table:table-cell>
          <table:table-cell office:value-type="float" office:value="0.000828085" calcext:value-type="float">
            <text:p>0.000828085</text:p>
          </table:table-cell>
          <table:table-cell/>
          <table:table-cell office:value-type="float" office:value="33.0887" calcext:value-type="float">
            <text:p>33.0887</text:p>
          </table:table-cell>
          <table:table-cell office:value-type="float" office:value="1.29693" calcext:value-type="float">
            <text:p>1.29693</text:p>
          </table:table-cell>
          <table:table-cell office:value-type="float" office:value="0.00642839" calcext:value-type="float">
            <text:p>0.00642839</text:p>
          </table:table-cell>
          <table:table-cell/>
          <table:table-cell office:value-type="float" office:value="30.5351" calcext:value-type="float">
            <text:p>30.5351</text:p>
          </table:table-cell>
          <table:table-cell office:value-type="float" office:value="1.57878" calcext:value-type="float">
            <text:p>1.57878</text:p>
          </table:table-cell>
          <table:table-cell office:value-type="float" office:value="0.0574459" calcext:value-type="float">
            <text:p>0.0574459</text:p>
          </table:table-cell>
          <table:table-cell/>
          <table:table-cell office:value-type="float" office:value="33.1485" calcext:value-type="float">
            <text:p>33.1485</text:p>
          </table:table-cell>
          <table:table-cell office:value-type="float" office:value="1.32763" calcext:value-type="float">
            <text:p>1.32763</text:p>
          </table:table-cell>
          <table:table-cell office:value-type="float" office:value="0.650273" calcext:value-type="float">
            <text:p>0.65027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7638" calcext:value-type="float">
            <text:p>0.000467638</text:p>
          </table:table-cell>
          <table:table-cell/>
          <table:table-cell office:value-type="float" office:value="32.3039" calcext:value-type="float">
            <text:p>32.3039</text:p>
          </table:table-cell>
          <table:table-cell office:value-type="float" office:value="1.25804" calcext:value-type="float">
            <text:p>1.25804</text:p>
          </table:table-cell>
          <table:table-cell office:value-type="float" office:value="0.000801486" calcext:value-type="float">
            <text:p>0.000801486</text:p>
          </table:table-cell>
          <table:table-cell/>
          <table:table-cell office:value-type="float" office:value="32.9365" calcext:value-type="float">
            <text:p>32.9365</text:p>
          </table:table-cell>
          <table:table-cell office:value-type="float" office:value="1.28543" calcext:value-type="float">
            <text:p>1.28543</text:p>
          </table:table-cell>
          <table:table-cell office:value-type="float" office:value="0.000807357" calcext:value-type="float">
            <text:p>0.000807357</text:p>
          </table:table-cell>
          <table:table-cell/>
          <table:table-cell office:value-type="float" office:value="33.3098" calcext:value-type="float">
            <text:p>33.3098</text:p>
          </table:table-cell>
          <table:table-cell office:value-type="float" office:value="1.26941" calcext:value-type="float">
            <text:p>1.26941</text:p>
          </table:table-cell>
          <table:table-cell office:value-type="float" office:value="0.00084673" calcext:value-type="float">
            <text:p>0.00084673</text:p>
          </table:table-cell>
          <table:table-cell/>
          <table:table-cell office:value-type="float" office:value="34.0166" calcext:value-type="float">
            <text:p>34.0166</text:p>
          </table:table-cell>
          <table:table-cell office:value-type="float" office:value="1.33423" calcext:value-type="float">
            <text:p>1.33423</text:p>
          </table:table-cell>
          <table:table-cell office:value-type="float" office:value="0.00651227" calcext:value-type="float">
            <text:p>0.00651227</text:p>
          </table:table-cell>
          <table:table-cell/>
          <table:table-cell office:value-type="float" office:value="32.8507" calcext:value-type="float">
            <text:p>32.8507</text:p>
          </table:table-cell>
          <table:table-cell office:value-type="float" office:value="1.29856" calcext:value-type="float">
            <text:p>1.29856</text:p>
          </table:table-cell>
          <table:table-cell office:value-type="float" office:value="0.0580388" calcext:value-type="float">
            <text:p>0.0580388</text:p>
          </table:table-cell>
          <table:table-cell/>
          <table:table-cell office:value-type="float" office:value="33.1604" calcext:value-type="float">
            <text:p>33.1604</text:p>
          </table:table-cell>
          <table:table-cell office:value-type="float" office:value="1.30005" calcext:value-type="float">
            <text:p>1.30005</text:p>
          </table:table-cell>
          <table:table-cell office:value-type="float" office:value="0.593205" calcext:value-type="float">
            <text:p>0.59320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719" calcext:value-type="float">
            <text:p>0.000467719</text:p>
          </table:table-cell>
          <table:table-cell/>
          <table:table-cell office:value-type="float" office:value="31.09" calcext:value-type="float">
            <text:p>31.09</text:p>
          </table:table-cell>
          <table:table-cell office:value-type="float" office:value="1.3145" calcext:value-type="float">
            <text:p>1.3145</text:p>
          </table:table-cell>
          <table:table-cell office:value-type="float" office:value="0.000804942" calcext:value-type="float">
            <text:p>0.000804942</text:p>
          </table:table-cell>
          <table:table-cell/>
          <table:table-cell office:value-type="float" office:value="31.6325" calcext:value-type="float">
            <text:p>31.6325</text:p>
          </table:table-cell>
          <table:table-cell office:value-type="float" office:value="1.31081" calcext:value-type="float">
            <text:p>1.31081</text:p>
          </table:table-cell>
          <table:table-cell office:value-type="float" office:value="0.000807607" calcext:value-type="float">
            <text:p>0.000807607</text:p>
          </table:table-cell>
          <table:table-cell/>
          <table:table-cell office:value-type="float" office:value="31.949" calcext:value-type="float">
            <text:p>31.949</text:p>
          </table:table-cell>
          <table:table-cell office:value-type="float" office:value="1.3455" calcext:value-type="float">
            <text:p>1.3455</text:p>
          </table:table-cell>
          <table:table-cell office:value-type="float" office:value="0.000922833" calcext:value-type="float">
            <text:p>0.000922833</text:p>
          </table:table-cell>
          <table:table-cell/>
          <table:table-cell office:value-type="float" office:value="32.9523" calcext:value-type="float">
            <text:p>32.9523</text:p>
          </table:table-cell>
          <table:table-cell office:value-type="float" office:value="1.43615" calcext:value-type="float">
            <text:p>1.43615</text:p>
          </table:table-cell>
          <table:table-cell office:value-type="float" office:value="0.00643927" calcext:value-type="float">
            <text:p>0.00643927</text:p>
          </table:table-cell>
          <table:table-cell/>
          <table:table-cell office:value-type="float" office:value="32.729" calcext:value-type="float">
            <text:p>32.729</text:p>
          </table:table-cell>
          <table:table-cell office:value-type="float" office:value="1.28327" calcext:value-type="float">
            <text:p>1.28327</text:p>
          </table:table-cell>
          <table:table-cell office:value-type="float" office:value="0.0581053" calcext:value-type="float">
            <text:p>0.0581053</text:p>
          </table:table-cell>
          <table:table-cell/>
          <table:table-cell office:value-type="float" office:value="33.6226" calcext:value-type="float">
            <text:p>33.6226</text:p>
          </table:table-cell>
          <table:table-cell office:value-type="float" office:value="1.37978" calcext:value-type="float">
            <text:p>1.37978</text:p>
          </table:table-cell>
          <table:table-cell office:value-type="float" office:value="0.59303" calcext:value-type="float">
            <text:p>0.59303</text:p>
          </table:table-cell>
        </table:table-row>
        <table:table-row table:style-name="ro1">
          <table:table-cell office:value-type="float" office:value="0.03998" calcext:value-type="float">
            <text:p>0.03998</text:p>
          </table:table-cell>
          <table:table-cell office:value-type="float" office:value="0" calcext:value-type="float">
            <text:p>0</text:p>
          </table:table-cell>
          <table:table-cell office:value-type="float" office:value="0.000478459" calcext:value-type="float">
            <text:p>0.000478459</text:p>
          </table:table-cell>
          <table:table-cell/>
          <table:table-cell office:value-type="float" office:value="31.4918" calcext:value-type="float">
            <text:p>31.4918</text:p>
          </table:table-cell>
          <table:table-cell office:value-type="float" office:value="1.22082" calcext:value-type="float">
            <text:p>1.22082</text:p>
          </table:table-cell>
          <table:table-cell office:value-type="float" office:value="0.000797488" calcext:value-type="float">
            <text:p>0.000797488</text:p>
          </table:table-cell>
          <table:table-cell/>
          <table:table-cell office:value-type="float" office:value="34.0988" calcext:value-type="float">
            <text:p>34.0988</text:p>
          </table:table-cell>
          <table:table-cell office:value-type="float" office:value="1.05196" calcext:value-type="float">
            <text:p>1.05196</text:p>
          </table:table-cell>
          <table:table-cell office:value-type="float" office:value="0.000802708" calcext:value-type="float">
            <text:p>0.000802708</text:p>
          </table:table-cell>
          <table:table-cell/>
          <table:table-cell office:value-type="float" office:value="34.6197" calcext:value-type="float">
            <text:p>34.6197</text:p>
          </table:table-cell>
          <table:table-cell office:value-type="float" office:value="1.1255" calcext:value-type="float">
            <text:p>1.1255</text:p>
          </table:table-cell>
          <table:table-cell office:value-type="float" office:value="0.000834407" calcext:value-type="float">
            <text:p>0.000834407</text:p>
          </table:table-cell>
          <table:table-cell/>
          <table:table-cell office:value-type="float" office:value="32.9671" calcext:value-type="float">
            <text:p>32.9671</text:p>
          </table:table-cell>
          <table:table-cell office:value-type="float" office:value="1.24591" calcext:value-type="float">
            <text:p>1.24591</text:p>
          </table:table-cell>
          <table:table-cell office:value-type="float" office:value="0.00642815" calcext:value-type="float">
            <text:p>0.00642815</text:p>
          </table:table-cell>
          <table:table-cell/>
          <table:table-cell office:value-type="float" office:value="34.5435" calcext:value-type="float">
            <text:p>34.5435</text:p>
          </table:table-cell>
          <table:table-cell office:value-type="float" office:value="1.20633" calcext:value-type="float">
            <text:p>1.20633</text:p>
          </table:table-cell>
          <table:table-cell office:value-type="float" office:value="0.0585182" calcext:value-type="float">
            <text:p>0.0585182</text:p>
          </table:table-cell>
          <table:table-cell/>
          <table:table-cell office:value-type="float" office:value="34.0594" calcext:value-type="float">
            <text:p>34.0594</text:p>
          </table:table-cell>
          <table:table-cell office:value-type="float" office:value="1.19102" calcext:value-type="float">
            <text:p>1.19102</text:p>
          </table:table-cell>
          <table:table-cell office:value-type="float" office:value="0.698917" calcext:value-type="float">
            <text:p>0.69891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951" calcext:value-type="float">
            <text:p>0.000468951</text:p>
          </table:table-cell>
          <table:table-cell/>
          <table:table-cell office:value-type="float" office:value="32.161" calcext:value-type="float">
            <text:p>32.161</text:p>
          </table:table-cell>
          <table:table-cell office:value-type="float" office:value="1.20352" calcext:value-type="float">
            <text:p>1.20352</text:p>
          </table:table-cell>
          <table:table-cell office:value-type="float" office:value="0.000798089" calcext:value-type="float">
            <text:p>0.000798089</text:p>
          </table:table-cell>
          <table:table-cell/>
          <table:table-cell office:value-type="float" office:value="34.0011" calcext:value-type="float">
            <text:p>34.0011</text:p>
          </table:table-cell>
          <table:table-cell office:value-type="float" office:value="1.26571" calcext:value-type="float">
            <text:p>1.26571</text:p>
          </table:table-cell>
          <table:table-cell office:value-type="float" office:value="0.000808598" calcext:value-type="float">
            <text:p>0.000808598</text:p>
          </table:table-cell>
          <table:table-cell/>
          <table:table-cell office:value-type="float" office:value="32.958" calcext:value-type="float">
            <text:p>32.958</text:p>
          </table:table-cell>
          <table:table-cell office:value-type="float" office:value="1.27748" calcext:value-type="float">
            <text:p>1.27748</text:p>
          </table:table-cell>
          <table:table-cell office:value-type="float" office:value="0.000821663" calcext:value-type="float">
            <text:p>0.000821663</text:p>
          </table:table-cell>
          <table:table-cell/>
          <table:table-cell office:value-type="float" office:value="33.4019" calcext:value-type="float">
            <text:p>33.4019</text:p>
          </table:table-cell>
          <table:table-cell office:value-type="float" office:value="1.37511" calcext:value-type="float">
            <text:p>1.37511</text:p>
          </table:table-cell>
          <table:table-cell office:value-type="float" office:value="0.00646674" calcext:value-type="float">
            <text:p>0.00646674</text:p>
          </table:table-cell>
          <table:table-cell/>
          <table:table-cell office:value-type="float" office:value="33.6456" calcext:value-type="float">
            <text:p>33.6456</text:p>
          </table:table-cell>
          <table:table-cell office:value-type="float" office:value="1.32061" calcext:value-type="float">
            <text:p>1.32061</text:p>
          </table:table-cell>
          <table:table-cell office:value-type="float" office:value="0.0578427" calcext:value-type="float">
            <text:p>0.0578427</text:p>
          </table:table-cell>
          <table:table-cell/>
          <table:table-cell office:value-type="float" office:value="33.8563" calcext:value-type="float">
            <text:p>33.8563</text:p>
          </table:table-cell>
          <table:table-cell office:value-type="float" office:value="1.27505" calcext:value-type="float">
            <text:p>1.27505</text:p>
          </table:table-cell>
          <table:table-cell office:value-type="float" office:value="0.640716" calcext:value-type="float">
            <text:p>0.640716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84791" calcext:value-type="float">
            <text:p>0.000484791</text:p>
          </table:table-cell>
          <table:table-cell/>
          <table:table-cell office:value-type="float" office:value="33.4775" calcext:value-type="float">
            <text:p>33.4775</text:p>
          </table:table-cell>
          <table:table-cell office:value-type="float" office:value="1.12118" calcext:value-type="float">
            <text:p>1.12118</text:p>
          </table:table-cell>
          <table:table-cell office:value-type="float" office:value="0.000802156" calcext:value-type="float">
            <text:p>0.000802156</text:p>
          </table:table-cell>
          <table:table-cell/>
          <table:table-cell office:value-type="float" office:value="30.4855" calcext:value-type="float">
            <text:p>30.4855</text:p>
          </table:table-cell>
          <table:table-cell office:value-type="float" office:value="1.45347" calcext:value-type="float">
            <text:p>1.45347</text:p>
          </table:table-cell>
          <table:table-cell office:value-type="float" office:value="0.000810523" calcext:value-type="float">
            <text:p>0.000810523</text:p>
          </table:table-cell>
          <table:table-cell/>
          <table:table-cell office:value-type="float" office:value="34.599" calcext:value-type="float">
            <text:p>34.599</text:p>
          </table:table-cell>
          <table:table-cell office:value-type="float" office:value="1.24009" calcext:value-type="float">
            <text:p>1.24009</text:p>
          </table:table-cell>
          <table:table-cell office:value-type="float" office:value="0.000828116" calcext:value-type="float">
            <text:p>0.000828116</text:p>
          </table:table-cell>
          <table:table-cell/>
          <table:table-cell office:value-type="float" office:value="32.7407" calcext:value-type="float">
            <text:p>32.7407</text:p>
          </table:table-cell>
          <table:table-cell office:value-type="float" office:value="1.40025" calcext:value-type="float">
            <text:p>1.40025</text:p>
          </table:table-cell>
          <table:table-cell office:value-type="float" office:value="0.00653154" calcext:value-type="float">
            <text:p>0.00653154</text:p>
          </table:table-cell>
          <table:table-cell/>
          <table:table-cell office:value-type="float" office:value="33.4026" calcext:value-type="float">
            <text:p>33.4026</text:p>
          </table:table-cell>
          <table:table-cell office:value-type="float" office:value="1.509" calcext:value-type="float">
            <text:p>1.509</text:p>
          </table:table-cell>
          <table:table-cell office:value-type="float" office:value="0.0577541" calcext:value-type="float">
            <text:p>0.0577541</text:p>
          </table:table-cell>
          <table:table-cell/>
          <table:table-cell office:value-type="float" office:value="32.9156" calcext:value-type="float">
            <text:p>32.9156</text:p>
          </table:table-cell>
          <table:table-cell office:value-type="float" office:value="1.41852" calcext:value-type="float">
            <text:p>1.41852</text:p>
          </table:table-cell>
          <table:table-cell office:value-type="float" office:value="0.931662" calcext:value-type="float">
            <text:p>0.93166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949" calcext:value-type="float">
            <text:p>0.000467949</text:p>
          </table:table-cell>
          <table:table-cell/>
          <table:table-cell office:value-type="float" office:value="30.0906" calcext:value-type="float">
            <text:p>30.0906</text:p>
          </table:table-cell>
          <table:table-cell office:value-type="float" office:value="1.37996" calcext:value-type="float">
            <text:p>1.37996</text:p>
          </table:table-cell>
          <table:table-cell office:value-type="float" office:value="0.00080375" calcext:value-type="float">
            <text:p>0.00080375</text:p>
          </table:table-cell>
          <table:table-cell/>
          <table:table-cell office:value-type="float" office:value="33.9849" calcext:value-type="float">
            <text:p>33.9849</text:p>
          </table:table-cell>
          <table:table-cell office:value-type="float" office:value="1.19695" calcext:value-type="float">
            <text:p>1.19695</text:p>
          </table:table-cell>
          <table:table-cell office:value-type="float" office:value="0.000801415" calcext:value-type="float">
            <text:p>0.000801415</text:p>
          </table:table-cell>
          <table:table-cell/>
          <table:table-cell office:value-type="float" office:value="31.1937" calcext:value-type="float">
            <text:p>31.1937</text:p>
          </table:table-cell>
          <table:table-cell office:value-type="float" office:value="1.45432" calcext:value-type="float">
            <text:p>1.45432</text:p>
          </table:table-cell>
          <table:table-cell office:value-type="float" office:value="0.000870895" calcext:value-type="float">
            <text:p>0.000870895</text:p>
          </table:table-cell>
          <table:table-cell/>
          <table:table-cell office:value-type="float" office:value="32.4799" calcext:value-type="float">
            <text:p>32.4799</text:p>
          </table:table-cell>
          <table:table-cell office:value-type="float" office:value="1.40537" calcext:value-type="float">
            <text:p>1.40537</text:p>
          </table:table-cell>
          <table:table-cell office:value-type="float" office:value="0.00640261" calcext:value-type="float">
            <text:p>0.00640261</text:p>
          </table:table-cell>
          <table:table-cell/>
          <table:table-cell office:value-type="float" office:value="33.6817" calcext:value-type="float">
            <text:p>33.6817</text:p>
          </table:table-cell>
          <table:table-cell office:value-type="float" office:value="1.22134" calcext:value-type="float">
            <text:p>1.22134</text:p>
          </table:table-cell>
          <table:table-cell office:value-type="float" office:value="0.0590082" calcext:value-type="float">
            <text:p>0.0590082</text:p>
          </table:table-cell>
          <table:table-cell/>
          <table:table-cell office:value-type="float" office:value="33.6619" calcext:value-type="float">
            <text:p>33.6619</text:p>
          </table:table-cell>
          <table:table-cell office:value-type="float" office:value="1.31571" calcext:value-type="float">
            <text:p>1.31571</text:p>
          </table:table-cell>
          <table:table-cell office:value-type="float" office:value="0.936958" calcext:value-type="float">
            <text:p>0.93695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1695" calcext:value-type="float">
            <text:p>0.000481695</text:p>
          </table:table-cell>
          <table:table-cell/>
          <table:table-cell office:value-type="float" office:value="30.544" calcext:value-type="float">
            <text:p>30.544</text:p>
          </table:table-cell>
          <table:table-cell office:value-type="float" office:value="1.35631" calcext:value-type="float">
            <text:p>1.35631</text:p>
          </table:table-cell>
          <table:table-cell office:value-type="float" office:value="0.000798099" calcext:value-type="float">
            <text:p>0.000798099</text:p>
          </table:table-cell>
          <table:table-cell/>
          <table:table-cell office:value-type="float" office:value="33.8278" calcext:value-type="float">
            <text:p>33.8278</text:p>
          </table:table-cell>
          <table:table-cell office:value-type="float" office:value="1.17981" calcext:value-type="float">
            <text:p>1.17981</text:p>
          </table:table-cell>
          <table:table-cell office:value-type="float" office:value="0.000805793" calcext:value-type="float">
            <text:p>0.000805793</text:p>
          </table:table-cell>
          <table:table-cell/>
          <table:table-cell office:value-type="float" office:value="35.2162" calcext:value-type="float">
            <text:p>35.2162</text:p>
          </table:table-cell>
          <table:table-cell office:value-type="float" office:value="1.09753" calcext:value-type="float">
            <text:p>1.09753</text:p>
          </table:table-cell>
          <table:table-cell office:value-type="float" office:value="0.000898898" calcext:value-type="float">
            <text:p>0.000898898</text:p>
          </table:table-cell>
          <table:table-cell/>
          <table:table-cell office:value-type="float" office:value="31.7362" calcext:value-type="float">
            <text:p>31.7362</text:p>
          </table:table-cell>
          <table:table-cell office:value-type="float" office:value="1.43345" calcext:value-type="float">
            <text:p>1.43345</text:p>
          </table:table-cell>
          <table:table-cell office:value-type="float" office:value="0.00638223" calcext:value-type="float">
            <text:p>0.00638223</text:p>
          </table:table-cell>
          <table:table-cell/>
          <table:table-cell office:value-type="float" office:value="32.6302" calcext:value-type="float">
            <text:p>32.6302</text:p>
          </table:table-cell>
          <table:table-cell office:value-type="float" office:value="1.31476" calcext:value-type="float">
            <text:p>1.31476</text:p>
          </table:table-cell>
          <table:table-cell office:value-type="float" office:value="0.0584756" calcext:value-type="float">
            <text:p>0.0584756</text:p>
          </table:table-cell>
          <table:table-cell/>
          <table:table-cell office:value-type="float" office:value="33.0211" calcext:value-type="float">
            <text:p>33.0211</text:p>
          </table:table-cell>
          <table:table-cell office:value-type="float" office:value="1.44654" calcext:value-type="float">
            <text:p>1.44654</text:p>
          </table:table-cell>
          <table:table-cell office:value-type="float" office:value="0.781237" calcext:value-type="float">
            <text:p>0.78123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719" calcext:value-type="float">
            <text:p>0.000467719</text:p>
          </table:table-cell>
          <table:table-cell/>
          <table:table-cell office:value-type="float" office:value="29.8445" calcext:value-type="float">
            <text:p>29.8445</text:p>
          </table:table-cell>
          <table:table-cell office:value-type="float" office:value="1.45744" calcext:value-type="float">
            <text:p>1.45744</text:p>
          </table:table-cell>
          <table:table-cell office:value-type="float" office:value="0.000803209" calcext:value-type="float">
            <text:p>0.000803209</text:p>
          </table:table-cell>
          <table:table-cell/>
          <table:table-cell office:value-type="float" office:value="33.5778" calcext:value-type="float">
            <text:p>33.5778</text:p>
          </table:table-cell>
          <table:table-cell office:value-type="float" office:value="1.15549" calcext:value-type="float">
            <text:p>1.15549</text:p>
          </table:table-cell>
          <table:table-cell office:value-type="float" office:value="0.000806034" calcext:value-type="float">
            <text:p>0.000806034</text:p>
          </table:table-cell>
          <table:table-cell/>
          <table:table-cell office:value-type="float" office:value="33.2756" calcext:value-type="float">
            <text:p>33.2756</text:p>
          </table:table-cell>
          <table:table-cell office:value-type="float" office:value="1.27807" calcext:value-type="float">
            <text:p>1.27807</text:p>
          </table:table-cell>
          <table:table-cell office:value-type="float" office:value="0.000889871" calcext:value-type="float">
            <text:p>0.000889871</text:p>
          </table:table-cell>
          <table:table-cell/>
          <table:table-cell office:value-type="float" office:value="34.7603" calcext:value-type="float">
            <text:p>34.7603</text:p>
          </table:table-cell>
          <table:table-cell office:value-type="float" office:value="1.20395" calcext:value-type="float">
            <text:p>1.20395</text:p>
          </table:table-cell>
          <table:table-cell office:value-type="float" office:value="0.00653406" calcext:value-type="float">
            <text:p>0.00653406</text:p>
          </table:table-cell>
          <table:table-cell/>
          <table:table-cell office:value-type="float" office:value="33.967" calcext:value-type="float">
            <text:p>33.967</text:p>
          </table:table-cell>
          <table:table-cell office:value-type="float" office:value="1.19005" calcext:value-type="float">
            <text:p>1.19005</text:p>
          </table:table-cell>
          <table:table-cell office:value-type="float" office:value="0.0589655" calcext:value-type="float">
            <text:p>0.0589655</text:p>
          </table:table-cell>
          <table:table-cell/>
          <table:table-cell office:value-type="float" office:value="33.5369" calcext:value-type="float">
            <text:p>33.5369</text:p>
          </table:table-cell>
          <table:table-cell office:value-type="float" office:value="1.25322" calcext:value-type="float">
            <text:p>1.25322</text:p>
          </table:table-cell>
          <table:table-cell office:value-type="float" office:value="0.601492" calcext:value-type="float">
            <text:p>0.60149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075" calcext:value-type="float">
            <text:p>0.000471075</text:p>
          </table:table-cell>
          <table:table-cell/>
          <table:table-cell office:value-type="float" office:value="31.3065" calcext:value-type="float">
            <text:p>31.3065</text:p>
          </table:table-cell>
          <table:table-cell office:value-type="float" office:value="1.09305" calcext:value-type="float">
            <text:p>1.09305</text:p>
          </table:table-cell>
          <table:table-cell office:value-type="float" office:value="0.000791737" calcext:value-type="float">
            <text:p>0.000791737</text:p>
          </table:table-cell>
          <table:table-cell/>
          <table:table-cell office:value-type="float" office:value="32.6467" calcext:value-type="float">
            <text:p>32.6467</text:p>
          </table:table-cell>
          <table:table-cell office:value-type="float" office:value="1.23083" calcext:value-type="float">
            <text:p>1.23083</text:p>
          </table:table-cell>
          <table:table-cell office:value-type="float" office:value="0.000804491" calcext:value-type="float">
            <text:p>0.000804491</text:p>
          </table:table-cell>
          <table:table-cell/>
          <table:table-cell office:value-type="float" office:value="32.768" calcext:value-type="float">
            <text:p>32.768</text:p>
          </table:table-cell>
          <table:table-cell office:value-type="float" office:value="1.29717" calcext:value-type="float">
            <text:p>1.29717</text:p>
          </table:table-cell>
          <table:table-cell office:value-type="float" office:value="0.00088902" calcext:value-type="float">
            <text:p>0.00088902</text:p>
          </table:table-cell>
          <table:table-cell/>
          <table:table-cell office:value-type="float" office:value="33.7599" calcext:value-type="float">
            <text:p>33.7599</text:p>
          </table:table-cell>
          <table:table-cell office:value-type="float" office:value="1.32217" calcext:value-type="float">
            <text:p>1.32217</text:p>
          </table:table-cell>
          <table:table-cell office:value-type="float" office:value="0.00638898" calcext:value-type="float">
            <text:p>0.00638898</text:p>
          </table:table-cell>
          <table:table-cell/>
          <table:table-cell office:value-type="float" office:value="32.5121" calcext:value-type="float">
            <text:p>32.5121</text:p>
          </table:table-cell>
          <table:table-cell office:value-type="float" office:value="1.53042" calcext:value-type="float">
            <text:p>1.53042</text:p>
          </table:table-cell>
          <table:table-cell office:value-type="float" office:value="0.0584376" calcext:value-type="float">
            <text:p>0.0584376</text:p>
          </table:table-cell>
          <table:table-cell/>
          <table:table-cell office:value-type="float" office:value="33.7399" calcext:value-type="float">
            <text:p>33.7399</text:p>
          </table:table-cell>
          <table:table-cell office:value-type="float" office:value="1.2746" calcext:value-type="float">
            <text:p>1.2746</text:p>
          </table:table-cell>
          <table:table-cell office:value-type="float" office:value="0.59625" calcext:value-type="float">
            <text:p>0.5962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464" calcext:value-type="float">
            <text:p>0.000470464</text:p>
          </table:table-cell>
          <table:table-cell/>
          <table:table-cell office:value-type="float" office:value="32.0574" calcext:value-type="float">
            <text:p>32.0574</text:p>
          </table:table-cell>
          <table:table-cell office:value-type="float" office:value="1.19224" calcext:value-type="float">
            <text:p>1.19224</text:p>
          </table:table-cell>
          <table:table-cell office:value-type="float" office:value="0.000801064" calcext:value-type="float">
            <text:p>0.000801064</text:p>
          </table:table-cell>
          <table:table-cell/>
          <table:table-cell office:value-type="float" office:value="31.8621" calcext:value-type="float">
            <text:p>31.8621</text:p>
          </table:table-cell>
          <table:table-cell office:value-type="float" office:value="1.3349" calcext:value-type="float">
            <text:p>1.3349</text:p>
          </table:table-cell>
          <table:table-cell office:value-type="float" office:value="0.000806384" calcext:value-type="float">
            <text:p>0.000806384</text:p>
          </table:table-cell>
          <table:table-cell/>
          <table:table-cell office:value-type="float" office:value="32.5429" calcext:value-type="float">
            <text:p>32.5429</text:p>
          </table:table-cell>
          <table:table-cell office:value-type="float" office:value="1.40353" calcext:value-type="float">
            <text:p>1.40353</text:p>
          </table:table-cell>
          <table:table-cell office:value-type="float" office:value="0.000821583" calcext:value-type="float">
            <text:p>0.000821583</text:p>
          </table:table-cell>
          <table:table-cell/>
          <table:table-cell office:value-type="float" office:value="32.0796" calcext:value-type="float">
            <text:p>32.0796</text:p>
          </table:table-cell>
          <table:table-cell office:value-type="float" office:value="1.57432" calcext:value-type="float">
            <text:p>1.57432</text:p>
          </table:table-cell>
          <table:table-cell office:value-type="float" office:value="0.00647109" calcext:value-type="float">
            <text:p>0.00647109</text:p>
          </table:table-cell>
          <table:table-cell/>
          <table:table-cell office:value-type="float" office:value="32.0625" calcext:value-type="float">
            <text:p>32.0625</text:p>
          </table:table-cell>
          <table:table-cell office:value-type="float" office:value="1.40451" calcext:value-type="float">
            <text:p>1.40451</text:p>
          </table:table-cell>
          <table:table-cell office:value-type="float" office:value="0.0573244" calcext:value-type="float">
            <text:p>0.0573244</text:p>
          </table:table-cell>
          <table:table-cell/>
          <table:table-cell office:value-type="float" office:value="33.7176" calcext:value-type="float">
            <text:p>33.7176</text:p>
          </table:table-cell>
          <table:table-cell office:value-type="float" office:value="1.35502" calcext:value-type="float">
            <text:p>1.35502</text:p>
          </table:table-cell>
          <table:table-cell office:value-type="float" office:value="0.624091" calcext:value-type="float">
            <text:p>0.62409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1244" calcext:value-type="float">
            <text:p>0.000481244</text:p>
          </table:table-cell>
          <table:table-cell/>
          <table:table-cell office:value-type="float" office:value="31.1835" calcext:value-type="float">
            <text:p>31.1835</text:p>
          </table:table-cell>
          <table:table-cell office:value-type="float" office:value="1.30292" calcext:value-type="float">
            <text:p>1.30292</text:p>
          </table:table-cell>
          <table:table-cell office:value-type="float" office:value="0.000808128" calcext:value-type="float">
            <text:p>0.000808128</text:p>
          </table:table-cell>
          <table:table-cell/>
          <table:table-cell office:value-type="float" office:value="30.9704" calcext:value-type="float">
            <text:p>30.9704</text:p>
          </table:table-cell>
          <table:table-cell office:value-type="float" office:value="1.49246" calcext:value-type="float">
            <text:p>1.49246</text:p>
          </table:table-cell>
          <table:table-cell office:value-type="float" office:value="0.000810312" calcext:value-type="float">
            <text:p>0.000810312</text:p>
          </table:table-cell>
          <table:table-cell/>
          <table:table-cell office:value-type="float" office:value="32.6811" calcext:value-type="float">
            <text:p>32.6811</text:p>
          </table:table-cell>
          <table:table-cell office:value-type="float" office:value="1.38341" calcext:value-type="float">
            <text:p>1.38341</text:p>
          </table:table-cell>
          <table:table-cell office:value-type="float" office:value="0.000834026" calcext:value-type="float">
            <text:p>0.000834026</text:p>
          </table:table-cell>
          <table:table-cell/>
          <table:table-cell office:value-type="float" office:value="31.9884" calcext:value-type="float">
            <text:p>31.9884</text:p>
          </table:table-cell>
          <table:table-cell office:value-type="float" office:value="1.54092" calcext:value-type="float">
            <text:p>1.54092</text:p>
          </table:table-cell>
          <table:table-cell office:value-type="float" office:value="0.00644807" calcext:value-type="float">
            <text:p>0.00644807</text:p>
          </table:table-cell>
          <table:table-cell/>
          <table:table-cell office:value-type="float" office:value="33.4338" calcext:value-type="float">
            <text:p>33.4338</text:p>
          </table:table-cell>
          <table:table-cell office:value-type="float" office:value="1.28664" calcext:value-type="float">
            <text:p>1.28664</text:p>
          </table:table-cell>
          <table:table-cell office:value-type="float" office:value="0.0584913" calcext:value-type="float">
            <text:p>0.0584913</text:p>
          </table:table-cell>
          <table:table-cell/>
          <table:table-cell office:value-type="float" office:value="34.6256" calcext:value-type="float">
            <text:p>34.6256</text:p>
          </table:table-cell>
          <table:table-cell office:value-type="float" office:value="1.21367" calcext:value-type="float">
            <text:p>1.21367</text:p>
          </table:table-cell>
          <table:table-cell office:value-type="float" office:value="0.601279" calcext:value-type="float">
            <text:p>0.60127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961" calcext:value-type="float">
            <text:p>0.000468961</text:p>
          </table:table-cell>
          <table:table-cell/>
          <table:table-cell office:value-type="float" office:value="32.0286" calcext:value-type="float">
            <text:p>32.0286</text:p>
          </table:table-cell>
          <table:table-cell office:value-type="float" office:value="1.26376" calcext:value-type="float">
            <text:p>1.26376</text:p>
          </table:table-cell>
          <table:table-cell office:value-type="float" office:value="0.00079841" calcext:value-type="float">
            <text:p>0.00079841</text:p>
          </table:table-cell>
          <table:table-cell/>
          <table:table-cell office:value-type="float" office:value="33.2199" calcext:value-type="float">
            <text:p>33.2199</text:p>
          </table:table-cell>
          <table:table-cell office:value-type="float" office:value="1.31997" calcext:value-type="float">
            <text:p>1.31997</text:p>
          </table:table-cell>
          <table:table-cell office:value-type="float" office:value="0.000807847" calcext:value-type="float">
            <text:p>0.000807847</text:p>
          </table:table-cell>
          <table:table-cell/>
          <table:table-cell office:value-type="float" office:value="34.2341" calcext:value-type="float">
            <text:p>34.2341</text:p>
          </table:table-cell>
          <table:table-cell office:value-type="float" office:value="1.22353" calcext:value-type="float">
            <text:p>1.22353</text:p>
          </table:table-cell>
          <table:table-cell office:value-type="float" office:value="0.000831312" calcext:value-type="float">
            <text:p>0.000831312</text:p>
          </table:table-cell>
          <table:table-cell/>
          <table:table-cell office:value-type="float" office:value="34.0007" calcext:value-type="float">
            <text:p>34.0007</text:p>
          </table:table-cell>
          <table:table-cell office:value-type="float" office:value="1.27654" calcext:value-type="float">
            <text:p>1.27654</text:p>
          </table:table-cell>
          <table:table-cell office:value-type="float" office:value="0.00644062" calcext:value-type="float">
            <text:p>0.00644062</text:p>
          </table:table-cell>
          <table:table-cell/>
          <table:table-cell office:value-type="float" office:value="33.0604" calcext:value-type="float">
            <text:p>33.0604</text:p>
          </table:table-cell>
          <table:table-cell office:value-type="float" office:value="1.29618" calcext:value-type="float">
            <text:p>1.29618</text:p>
          </table:table-cell>
          <table:table-cell office:value-type="float" office:value="0.0578121" calcext:value-type="float">
            <text:p>0.0578121</text:p>
          </table:table-cell>
          <table:table-cell/>
          <table:table-cell office:value-type="float" office:value="33.1119" calcext:value-type="float">
            <text:p>33.1119</text:p>
          </table:table-cell>
          <table:table-cell office:value-type="float" office:value="1.30713" calcext:value-type="float">
            <text:p>1.30713</text:p>
          </table:table-cell>
          <table:table-cell office:value-type="float" office:value="0.821292" calcext:value-type="float">
            <text:p>0.82129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317" calcext:value-type="float">
            <text:p>0.000472317</text:p>
          </table:table-cell>
          <table:table-cell/>
          <table:table-cell office:value-type="float" office:value="30.8369" calcext:value-type="float">
            <text:p>30.8369</text:p>
          </table:table-cell>
          <table:table-cell office:value-type="float" office:value="1.3018" calcext:value-type="float">
            <text:p>1.3018</text:p>
          </table:table-cell>
          <table:table-cell office:value-type="float" office:value="0.000796025" calcext:value-type="float">
            <text:p>0.000796025</text:p>
          </table:table-cell>
          <table:table-cell/>
          <table:table-cell office:value-type="float" office:value="31.358" calcext:value-type="float">
            <text:p>31.358</text:p>
          </table:table-cell>
          <table:table-cell office:value-type="float" office:value="1.54293" calcext:value-type="float">
            <text:p>1.54293</text:p>
          </table:table-cell>
          <table:table-cell office:value-type="float" office:value="0.000799952" calcext:value-type="float">
            <text:p>0.000799952</text:p>
          </table:table-cell>
          <table:table-cell/>
          <table:table-cell office:value-type="float" office:value="31.4547" calcext:value-type="float">
            <text:p>31.4547</text:p>
          </table:table-cell>
          <table:table-cell office:value-type="float" office:value="1.44629" calcext:value-type="float">
            <text:p>1.44629</text:p>
          </table:table-cell>
          <table:table-cell office:value-type="float" office:value="0.000826292" calcext:value-type="float">
            <text:p>0.000826292</text:p>
          </table:table-cell>
          <table:table-cell/>
          <table:table-cell office:value-type="float" office:value="31.7103" calcext:value-type="float">
            <text:p>31.7103</text:p>
          </table:table-cell>
          <table:table-cell office:value-type="float" office:value="1.48179" calcext:value-type="float">
            <text:p>1.48179</text:p>
          </table:table-cell>
          <table:table-cell office:value-type="float" office:value="0.00637462" calcext:value-type="float">
            <text:p>0.00637462</text:p>
          </table:table-cell>
          <table:table-cell/>
          <table:table-cell office:value-type="float" office:value="34.1642" calcext:value-type="float">
            <text:p>34.1642</text:p>
          </table:table-cell>
          <table:table-cell office:value-type="float" office:value="1.29648" calcext:value-type="float">
            <text:p>1.29648</text:p>
          </table:table-cell>
          <table:table-cell office:value-type="float" office:value="0.0585896" calcext:value-type="float">
            <text:p>0.0585896</text:p>
          </table:table-cell>
          <table:table-cell/>
          <table:table-cell office:value-type="float" office:value="33.7855" calcext:value-type="float">
            <text:p>33.7855</text:p>
          </table:table-cell>
          <table:table-cell office:value-type="float" office:value="1.30479" calcext:value-type="float">
            <text:p>1.30479</text:p>
          </table:table-cell>
          <table:table-cell office:value-type="float" office:value="0.930406" calcext:value-type="float">
            <text:p>0.93040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1" calcext:value-type="float">
            <text:p>0.0004681</text:p>
          </table:table-cell>
          <table:table-cell/>
          <table:table-cell office:value-type="float" office:value="32.5194" calcext:value-type="float">
            <text:p>32.5194</text:p>
          </table:table-cell>
          <table:table-cell office:value-type="float" office:value="1.19618" calcext:value-type="float">
            <text:p>1.19618</text:p>
          </table:table-cell>
          <table:table-cell office:value-type="float" office:value="0.000796126" calcext:value-type="float">
            <text:p>0.000796126</text:p>
          </table:table-cell>
          <table:table-cell/>
          <table:table-cell office:value-type="float" office:value="32.2888" calcext:value-type="float">
            <text:p>32.2888</text:p>
          </table:table-cell>
          <table:table-cell office:value-type="float" office:value="1.38605" calcext:value-type="float">
            <text:p>1.38605</text:p>
          </table:table-cell>
          <table:table-cell office:value-type="float" office:value="0.000807196" calcext:value-type="float">
            <text:p>0.000807196</text:p>
          </table:table-cell>
          <table:table-cell/>
          <table:table-cell office:value-type="float" office:value="33.3626" calcext:value-type="float">
            <text:p>33.3626</text:p>
          </table:table-cell>
          <table:table-cell office:value-type="float" office:value="1.28466" calcext:value-type="float">
            <text:p>1.28466</text:p>
          </table:table-cell>
          <table:table-cell office:value-type="float" office:value="0.00083035" calcext:value-type="float">
            <text:p>0.00083035</text:p>
          </table:table-cell>
          <table:table-cell/>
          <table:table-cell office:value-type="float" office:value="31.9466" calcext:value-type="float">
            <text:p>31.9466</text:p>
          </table:table-cell>
          <table:table-cell office:value-type="float" office:value="1.34256" calcext:value-type="float">
            <text:p>1.34256</text:p>
          </table:table-cell>
          <table:table-cell office:value-type="float" office:value="0.00643472" calcext:value-type="float">
            <text:p>0.00643472</text:p>
          </table:table-cell>
          <table:table-cell/>
          <table:table-cell office:value-type="float" office:value="34.2529" calcext:value-type="float">
            <text:p>34.2529</text:p>
          </table:table-cell>
          <table:table-cell office:value-type="float" office:value="1.18174" calcext:value-type="float">
            <text:p>1.18174</text:p>
          </table:table-cell>
          <table:table-cell office:value-type="float" office:value="0.0593746" calcext:value-type="float">
            <text:p>0.0593746</text:p>
          </table:table-cell>
          <table:table-cell/>
          <table:table-cell office:value-type="float" office:value="32.9299" calcext:value-type="float">
            <text:p>32.9299</text:p>
          </table:table-cell>
          <table:table-cell office:value-type="float" office:value="1.3746" calcext:value-type="float">
            <text:p>1.3746</text:p>
          </table:table-cell>
          <table:table-cell office:value-type="float" office:value="0.614746" calcext:value-type="float">
            <text:p>0.61474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0643" calcext:value-type="float">
            <text:p>0.000480643</text:p>
          </table:table-cell>
          <table:table-cell/>
          <table:table-cell office:value-type="float" office:value="33.5597" calcext:value-type="float">
            <text:p>33.5597</text:p>
          </table:table-cell>
          <table:table-cell office:value-type="float" office:value="1.12344" calcext:value-type="float">
            <text:p>1.12344</text:p>
          </table:table-cell>
          <table:table-cell office:value-type="float" office:value="0.000796907" calcext:value-type="float">
            <text:p>0.000796907</text:p>
          </table:table-cell>
          <table:table-cell/>
          <table:table-cell office:value-type="float" office:value="31.8984" calcext:value-type="float">
            <text:p>31.8984</text:p>
          </table:table-cell>
          <table:table-cell office:value-type="float" office:value="1.39539" calcext:value-type="float">
            <text:p>1.39539</text:p>
          </table:table-cell>
          <table:table-cell office:value-type="float" office:value="0.000803198" calcext:value-type="float">
            <text:p>0.000803198</text:p>
          </table:table-cell>
          <table:table-cell/>
          <table:table-cell office:value-type="float" office:value="31.1536" calcext:value-type="float">
            <text:p>31.1536</text:p>
          </table:table-cell>
          <table:table-cell office:value-type="float" office:value="1.47118" calcext:value-type="float">
            <text:p>1.47118</text:p>
          </table:table-cell>
          <table:table-cell office:value-type="float" office:value="0.00084102" calcext:value-type="float">
            <text:p>0.00084102</text:p>
          </table:table-cell>
          <table:table-cell/>
          <table:table-cell office:value-type="float" office:value="34.5642" calcext:value-type="float">
            <text:p>34.5642</text:p>
          </table:table-cell>
          <table:table-cell office:value-type="float" office:value="1.21707" calcext:value-type="float">
            <text:p>1.21707</text:p>
          </table:table-cell>
          <table:table-cell office:value-type="float" office:value="0.00659095" calcext:value-type="float">
            <text:p>0.00659095</text:p>
          </table:table-cell>
          <table:table-cell/>
          <table:table-cell office:value-type="float" office:value="34.6683" calcext:value-type="float">
            <text:p>34.6683</text:p>
          </table:table-cell>
          <table:table-cell office:value-type="float" office:value="1.28653" calcext:value-type="float">
            <text:p>1.28653</text:p>
          </table:table-cell>
          <table:table-cell office:value-type="float" office:value="0.0580633" calcext:value-type="float">
            <text:p>0.0580633</text:p>
          </table:table-cell>
          <table:table-cell/>
          <table:table-cell office:value-type="float" office:value="34.0617" calcext:value-type="float">
            <text:p>34.0617</text:p>
          </table:table-cell>
          <table:table-cell office:value-type="float" office:value="1.32821" calcext:value-type="float">
            <text:p>1.32821</text:p>
          </table:table-cell>
          <table:table-cell office:value-type="float" office:value="0.597715" calcext:value-type="float">
            <text:p>0.59771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249" calcext:value-type="float">
            <text:p>0.000468249</text:p>
          </table:table-cell>
          <table:table-cell/>
          <table:table-cell office:value-type="float" office:value="31.738" calcext:value-type="float">
            <text:p>31.738</text:p>
          </table:table-cell>
          <table:table-cell office:value-type="float" office:value="1.28891" calcext:value-type="float">
            <text:p>1.28891</text:p>
          </table:table-cell>
          <table:table-cell office:value-type="float" office:value="0.000805303" calcext:value-type="float">
            <text:p>0.000805303</text:p>
          </table:table-cell>
          <table:table-cell/>
          <table:table-cell office:value-type="float" office:value="32.57" calcext:value-type="float">
            <text:p>32.57</text:p>
          </table:table-cell>
          <table:table-cell office:value-type="float" office:value="1.26557" calcext:value-type="float">
            <text:p>1.26557</text:p>
          </table:table-cell>
          <table:table-cell office:value-type="float" office:value="0.000807197" calcext:value-type="float">
            <text:p>0.000807197</text:p>
          </table:table-cell>
          <table:table-cell/>
          <table:table-cell office:value-type="float" office:value="32.3875" calcext:value-type="float">
            <text:p>32.3875</text:p>
          </table:table-cell>
          <table:table-cell office:value-type="float" office:value="1.29595" calcext:value-type="float">
            <text:p>1.29595</text:p>
          </table:table-cell>
          <table:table-cell office:value-type="float" office:value="0.000838696" calcext:value-type="float">
            <text:p>0.000838696</text:p>
          </table:table-cell>
          <table:table-cell/>
          <table:table-cell office:value-type="float" office:value="34.2378" calcext:value-type="float">
            <text:p>34.2378</text:p>
          </table:table-cell>
          <table:table-cell office:value-type="float" office:value="1.36847" calcext:value-type="float">
            <text:p>1.36847</text:p>
          </table:table-cell>
          <table:table-cell office:value-type="float" office:value="0.006528" calcext:value-type="float">
            <text:p>0.006528</text:p>
          </table:table-cell>
          <table:table-cell/>
          <table:table-cell office:value-type="float" office:value="32.2192" calcext:value-type="float">
            <text:p>32.2192</text:p>
          </table:table-cell>
          <table:table-cell office:value-type="float" office:value="1.40497" calcext:value-type="float">
            <text:p>1.40497</text:p>
          </table:table-cell>
          <table:table-cell office:value-type="float" office:value="0.0573635" calcext:value-type="float">
            <text:p>0.0573635</text:p>
          </table:table-cell>
          <table:table-cell/>
          <table:table-cell office:value-type="float" office:value="32.8913" calcext:value-type="float">
            <text:p>32.8913</text:p>
          </table:table-cell>
          <table:table-cell office:value-type="float" office:value="1.34545" calcext:value-type="float">
            <text:p>1.34545</text:p>
          </table:table-cell>
          <table:table-cell office:value-type="float" office:value="0.592795" calcext:value-type="float">
            <text:p>0.59279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922" calcext:value-type="float">
            <text:p>0.000474922</text:p>
          </table:table-cell>
          <table:table-cell/>
          <table:table-cell office:value-type="float" office:value="32.6337" calcext:value-type="float">
            <text:p>32.6337</text:p>
          </table:table-cell>
          <table:table-cell office:value-type="float" office:value="1.33411" calcext:value-type="float">
            <text:p>1.33411</text:p>
          </table:table-cell>
          <table:table-cell office:value-type="float" office:value="0.000804862" calcext:value-type="float">
            <text:p>0.000804862</text:p>
          </table:table-cell>
          <table:table-cell/>
          <table:table-cell office:value-type="float" office:value="32.1567" calcext:value-type="float">
            <text:p>32.1567</text:p>
          </table:table-cell>
          <table:table-cell office:value-type="float" office:value="1.36694" calcext:value-type="float">
            <text:p>1.36694</text:p>
          </table:table-cell>
          <table:table-cell office:value-type="float" office:value="0.000805333" calcext:value-type="float">
            <text:p>0.000805333</text:p>
          </table:table-cell>
          <table:table-cell/>
          <table:table-cell office:value-type="float" office:value="31.4021" calcext:value-type="float">
            <text:p>31.4021</text:p>
          </table:table-cell>
          <table:table-cell office:value-type="float" office:value="1.40325" calcext:value-type="float">
            <text:p>1.40325</text:p>
          </table:table-cell>
          <table:table-cell office:value-type="float" office:value="0.000828656" calcext:value-type="float">
            <text:p>0.000828656</text:p>
          </table:table-cell>
          <table:table-cell/>
          <table:table-cell office:value-type="float" office:value="35.0233" calcext:value-type="float">
            <text:p>35.0233</text:p>
          </table:table-cell>
          <table:table-cell office:value-type="float" office:value="1.18692" calcext:value-type="float">
            <text:p>1.18692</text:p>
          </table:table-cell>
          <table:table-cell office:value-type="float" office:value="0.00656735" calcext:value-type="float">
            <text:p>0.00656735</text:p>
          </table:table-cell>
          <table:table-cell/>
          <table:table-cell office:value-type="float" office:value="33.8805" calcext:value-type="float">
            <text:p>33.8805</text:p>
          </table:table-cell>
          <table:table-cell office:value-type="float" office:value="1.35662" calcext:value-type="float">
            <text:p>1.35662</text:p>
          </table:table-cell>
          <table:table-cell office:value-type="float" office:value="0.0586606" calcext:value-type="float">
            <text:p>0.0586606</text:p>
          </table:table-cell>
          <table:table-cell/>
          <table:table-cell office:value-type="float" office:value="33.7487" calcext:value-type="float">
            <text:p>33.7487</text:p>
          </table:table-cell>
          <table:table-cell office:value-type="float" office:value="1.35064" calcext:value-type="float">
            <text:p>1.35064</text:p>
          </table:table-cell>
          <table:table-cell office:value-type="float" office:value="0.613666" calcext:value-type="float">
            <text:p>0.61366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21" calcext:value-type="float">
            <text:p>0.00046821</text:p>
          </table:table-cell>
          <table:table-cell/>
          <table:table-cell office:value-type="float" office:value="32.692" calcext:value-type="float">
            <text:p>32.692</text:p>
          </table:table-cell>
          <table:table-cell office:value-type="float" office:value="1.29295" calcext:value-type="float">
            <text:p>1.29295</text:p>
          </table:table-cell>
          <table:table-cell office:value-type="float" office:value="0.000799491" calcext:value-type="float">
            <text:p>0.000799491</text:p>
          </table:table-cell>
          <table:table-cell/>
          <table:table-cell office:value-type="float" office:value="33.0732" calcext:value-type="float">
            <text:p>33.0732</text:p>
          </table:table-cell>
          <table:table-cell office:value-type="float" office:value="1.37867" calcext:value-type="float">
            <text:p>1.37867</text:p>
          </table:table-cell>
          <table:table-cell office:value-type="float" office:value="0.000807647" calcext:value-type="float">
            <text:p>0.000807647</text:p>
          </table:table-cell>
          <table:table-cell/>
          <table:table-cell office:value-type="float" office:value="31.3964" calcext:value-type="float">
            <text:p>31.3964</text:p>
          </table:table-cell>
          <table:table-cell office:value-type="float" office:value="1.71715" calcext:value-type="float">
            <text:p>1.71715</text:p>
          </table:table-cell>
          <table:table-cell office:value-type="float" office:value="0.000826202" calcext:value-type="float">
            <text:p>0.000826202</text:p>
          </table:table-cell>
          <table:table-cell/>
          <table:table-cell office:value-type="float" office:value="32.7282" calcext:value-type="float">
            <text:p>32.7282</text:p>
          </table:table-cell>
          <table:table-cell office:value-type="float" office:value="1.51931" calcext:value-type="float">
            <text:p>1.51931</text:p>
          </table:table-cell>
          <table:table-cell office:value-type="float" office:value="0.00642275" calcext:value-type="float">
            <text:p>0.00642275</text:p>
          </table:table-cell>
          <table:table-cell/>
          <table:table-cell office:value-type="float" office:value="33.1481" calcext:value-type="float">
            <text:p>33.1481</text:p>
          </table:table-cell>
          <table:table-cell office:value-type="float" office:value="1.37833" calcext:value-type="float">
            <text:p>1.37833</text:p>
          </table:table-cell>
          <table:table-cell office:value-type="float" office:value="0.0584739" calcext:value-type="float">
            <text:p>0.0584739</text:p>
          </table:table-cell>
          <table:table-cell/>
          <table:table-cell office:value-type="float" office:value="34.3755" calcext:value-type="float">
            <text:p>34.3755</text:p>
          </table:table-cell>
          <table:table-cell office:value-type="float" office:value="1.23697" calcext:value-type="float">
            <text:p>1.23697</text:p>
          </table:table-cell>
          <table:table-cell office:value-type="float" office:value="0.605571" calcext:value-type="float">
            <text:p>0.60557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546" calcext:value-type="float">
            <text:p>0.000471546</text:p>
          </table:table-cell>
          <table:table-cell/>
          <table:table-cell office:value-type="float" office:value="29.9845" calcext:value-type="float">
            <text:p>29.9845</text:p>
          </table:table-cell>
          <table:table-cell office:value-type="float" office:value="1.44531" calcext:value-type="float">
            <text:p>1.44531</text:p>
          </table:table-cell>
          <table:table-cell office:value-type="float" office:value="0.00079341" calcext:value-type="float">
            <text:p>0.00079341</text:p>
          </table:table-cell>
          <table:table-cell/>
          <table:table-cell office:value-type="float" office:value="34.1046" calcext:value-type="float">
            <text:p>34.1046</text:p>
          </table:table-cell>
          <table:table-cell office:value-type="float" office:value="1.14513" calcext:value-type="float">
            <text:p>1.14513</text:p>
          </table:table-cell>
          <table:table-cell office:value-type="float" office:value="0.000802367" calcext:value-type="float">
            <text:p>0.000802367</text:p>
          </table:table-cell>
          <table:table-cell/>
          <table:table-cell office:value-type="float" office:value="32.7663" calcext:value-type="float">
            <text:p>32.7663</text:p>
          </table:table-cell>
          <table:table-cell office:value-type="float" office:value="1.37001" calcext:value-type="float">
            <text:p>1.37001</text:p>
          </table:table-cell>
          <table:table-cell office:value-type="float" office:value="0.000835419" calcext:value-type="float">
            <text:p>0.000835419</text:p>
          </table:table-cell>
          <table:table-cell/>
          <table:table-cell office:value-type="float" office:value="34.6745" calcext:value-type="float">
            <text:p>34.6745</text:p>
          </table:table-cell>
          <table:table-cell office:value-type="float" office:value="1.18694" calcext:value-type="float">
            <text:p>1.18694</text:p>
          </table:table-cell>
          <table:table-cell office:value-type="float" office:value="0.00665552" calcext:value-type="float">
            <text:p>0.00665552</text:p>
          </table:table-cell>
          <table:table-cell/>
          <table:table-cell office:value-type="float" office:value="34.7497" calcext:value-type="float">
            <text:p>34.7497</text:p>
          </table:table-cell>
          <table:table-cell office:value-type="float" office:value="1.11802" calcext:value-type="float">
            <text:p>1.11802</text:p>
          </table:table-cell>
          <table:table-cell office:value-type="float" office:value="0.0586833" calcext:value-type="float">
            <text:p>0.0586833</text:p>
          </table:table-cell>
          <table:table-cell/>
          <table:table-cell office:value-type="float" office:value="32.782" calcext:value-type="float">
            <text:p>32.782</text:p>
          </table:table-cell>
          <table:table-cell office:value-type="float" office:value="1.46594" calcext:value-type="float">
            <text:p>1.46594</text:p>
          </table:table-cell>
          <table:table-cell office:value-type="float" office:value="0.674546" calcext:value-type="float">
            <text:p>0.67454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4381" calcext:value-type="float">
            <text:p>0.000474381</text:p>
          </table:table-cell>
          <table:table-cell/>
          <table:table-cell office:value-type="float" office:value="31.9631" calcext:value-type="float">
            <text:p>31.9631</text:p>
          </table:table-cell>
          <table:table-cell office:value-type="float" office:value="1.20406" calcext:value-type="float">
            <text:p>1.20406</text:p>
          </table:table-cell>
          <table:table-cell office:value-type="float" office:value="0.000800944" calcext:value-type="float">
            <text:p>0.000800944</text:p>
          </table:table-cell>
          <table:table-cell/>
          <table:table-cell office:value-type="float" office:value="32.7359" calcext:value-type="float">
            <text:p>32.7359</text:p>
          </table:table-cell>
          <table:table-cell office:value-type="float" office:value="1.29053" calcext:value-type="float">
            <text:p>1.29053</text:p>
          </table:table-cell>
          <table:table-cell office:value-type="float" office:value="0.000801275" calcext:value-type="float">
            <text:p>0.000801275</text:p>
          </table:table-cell>
          <table:table-cell/>
          <table:table-cell office:value-type="float" office:value="32.9112" calcext:value-type="float">
            <text:p>32.9112</text:p>
          </table:table-cell>
          <table:table-cell office:value-type="float" office:value="1.36818" calcext:value-type="float">
            <text:p>1.36818</text:p>
          </table:table-cell>
          <table:table-cell office:value-type="float" office:value="0.000827394" calcext:value-type="float">
            <text:p>0.000827394</text:p>
          </table:table-cell>
          <table:table-cell/>
          <table:table-cell office:value-type="float" office:value="31.7126" calcext:value-type="float">
            <text:p>31.7126</text:p>
          </table:table-cell>
          <table:table-cell office:value-type="float" office:value="1.35983" calcext:value-type="float">
            <text:p>1.35983</text:p>
          </table:table-cell>
          <table:table-cell office:value-type="float" office:value="0.00632082" calcext:value-type="float">
            <text:p>0.00632082</text:p>
          </table:table-cell>
          <table:table-cell/>
          <table:table-cell office:value-type="float" office:value="33.6719" calcext:value-type="float">
            <text:p>33.6719</text:p>
          </table:table-cell>
          <table:table-cell office:value-type="float" office:value="1.2404" calcext:value-type="float">
            <text:p>1.2404</text:p>
          </table:table-cell>
          <table:table-cell office:value-type="float" office:value="0.0593447" calcext:value-type="float">
            <text:p>0.0593447</text:p>
          </table:table-cell>
          <table:table-cell/>
          <table:table-cell office:value-type="float" office:value="32.6367" calcext:value-type="float">
            <text:p>32.6367</text:p>
          </table:table-cell>
          <table:table-cell office:value-type="float" office:value="1.573" calcext:value-type="float">
            <text:p>1.573</text:p>
          </table:table-cell>
          <table:table-cell office:value-type="float" office:value="0.590958" calcext:value-type="float">
            <text:p>0.59095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423" calcext:value-type="float">
            <text:p>0.000475423</text:p>
          </table:table-cell>
          <table:table-cell/>
          <table:table-cell office:value-type="float" office:value="32.8911" calcext:value-type="float">
            <text:p>32.8911</text:p>
          </table:table-cell>
          <table:table-cell office:value-type="float" office:value="1.15484" calcext:value-type="float">
            <text:p>1.15484</text:p>
          </table:table-cell>
          <table:table-cell office:value-type="float" office:value="0.000800704" calcext:value-type="float">
            <text:p>0.000800704</text:p>
          </table:table-cell>
          <table:table-cell/>
          <table:table-cell office:value-type="float" office:value="32.3273" calcext:value-type="float">
            <text:p>32.3273</text:p>
          </table:table-cell>
          <table:table-cell office:value-type="float" office:value="1.24102" calcext:value-type="float">
            <text:p>1.24102</text:p>
          </table:table-cell>
          <table:table-cell office:value-type="float" office:value="0.000832314" calcext:value-type="float">
            <text:p>0.000832314</text:p>
          </table:table-cell>
          <table:table-cell/>
          <table:table-cell office:value-type="float" office:value="32.4346" calcext:value-type="float">
            <text:p>32.4346</text:p>
          </table:table-cell>
          <table:table-cell office:value-type="float" office:value="1.44284" calcext:value-type="float">
            <text:p>1.44284</text:p>
          </table:table-cell>
          <table:table-cell office:value-type="float" office:value="0.000909508" calcext:value-type="float">
            <text:p>0.000909508</text:p>
          </table:table-cell>
          <table:table-cell/>
          <table:table-cell office:value-type="float" office:value="33.4329" calcext:value-type="float">
            <text:p>33.4329</text:p>
          </table:table-cell>
          <table:table-cell office:value-type="float" office:value="1.35257" calcext:value-type="float">
            <text:p>1.35257</text:p>
          </table:table-cell>
          <table:table-cell office:value-type="float" office:value="0.00644029" calcext:value-type="float">
            <text:p>0.00644029</text:p>
          </table:table-cell>
          <table:table-cell/>
          <table:table-cell office:value-type="float" office:value="33.9343" calcext:value-type="float">
            <text:p>33.9343</text:p>
          </table:table-cell>
          <table:table-cell office:value-type="float" office:value="1.34292" calcext:value-type="float">
            <text:p>1.34292</text:p>
          </table:table-cell>
          <table:table-cell office:value-type="float" office:value="0.0583825" calcext:value-type="float">
            <text:p>0.0583825</text:p>
          </table:table-cell>
          <table:table-cell/>
          <table:table-cell office:value-type="float" office:value="32.9186" calcext:value-type="float">
            <text:p>32.9186</text:p>
          </table:table-cell>
          <table:table-cell office:value-type="float" office:value="1.36068" calcext:value-type="float">
            <text:p>1.36068</text:p>
          </table:table-cell>
          <table:table-cell office:value-type="float" office:value="0.604067" calcext:value-type="float">
            <text:p>0.60406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57" calcext:value-type="float">
            <text:p>0.00046857</text:p>
          </table:table-cell>
          <table:table-cell/>
          <table:table-cell office:value-type="float" office:value="33.1716" calcext:value-type="float">
            <text:p>33.1716</text:p>
          </table:table-cell>
          <table:table-cell office:value-type="float" office:value="1.18245" calcext:value-type="float">
            <text:p>1.18245</text:p>
          </table:table-cell>
          <table:table-cell office:value-type="float" office:value="0.000800744" calcext:value-type="float">
            <text:p>0.000800744</text:p>
          </table:table-cell>
          <table:table-cell/>
          <table:table-cell office:value-type="float" office:value="32.6025" calcext:value-type="float">
            <text:p>32.6025</text:p>
          </table:table-cell>
          <table:table-cell office:value-type="float" office:value="1.46517" calcext:value-type="float">
            <text:p>1.46517</text:p>
          </table:table-cell>
          <table:table-cell office:value-type="float" office:value="0.000801816" calcext:value-type="float">
            <text:p>0.000801816</text:p>
          </table:table-cell>
          <table:table-cell/>
          <table:table-cell office:value-type="float" office:value="32.9952" calcext:value-type="float">
            <text:p>32.9952</text:p>
          </table:table-cell>
          <table:table-cell office:value-type="float" office:value="1.28988" calcext:value-type="float">
            <text:p>1.28988</text:p>
          </table:table-cell>
          <table:table-cell office:value-type="float" office:value="0.000839187" calcext:value-type="float">
            <text:p>0.000839187</text:p>
          </table:table-cell>
          <table:table-cell/>
          <table:table-cell office:value-type="float" office:value="32.6579" calcext:value-type="float">
            <text:p>32.6579</text:p>
          </table:table-cell>
          <table:table-cell office:value-type="float" office:value="1.4315" calcext:value-type="float">
            <text:p>1.4315</text:p>
          </table:table-cell>
          <table:table-cell office:value-type="float" office:value="0.00647902" calcext:value-type="float">
            <text:p>0.00647902</text:p>
          </table:table-cell>
          <table:table-cell/>
          <table:table-cell office:value-type="float" office:value="33.7051" calcext:value-type="float">
            <text:p>33.7051</text:p>
          </table:table-cell>
          <table:table-cell office:value-type="float" office:value="1.39128" calcext:value-type="float">
            <text:p>1.39128</text:p>
          </table:table-cell>
          <table:table-cell office:value-type="float" office:value="0.0588237" calcext:value-type="float">
            <text:p>0.0588237</text:p>
          </table:table-cell>
          <table:table-cell/>
          <table:table-cell office:value-type="float" office:value="35.2659" calcext:value-type="float">
            <text:p>35.2659</text:p>
          </table:table-cell>
          <table:table-cell office:value-type="float" office:value="1.19449" calcext:value-type="float">
            <text:p>1.19449</text:p>
          </table:table-cell>
          <table:table-cell office:value-type="float" office:value="0.642048" calcext:value-type="float">
            <text:p>0.64204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873" calcext:value-type="float">
            <text:p>0.000469873</text:p>
          </table:table-cell>
          <table:table-cell/>
          <table:table-cell office:value-type="float" office:value="31.3035" calcext:value-type="float">
            <text:p>31.3035</text:p>
          </table:table-cell>
          <table:table-cell office:value-type="float" office:value="1.30432" calcext:value-type="float">
            <text:p>1.30432</text:p>
          </table:table-cell>
          <table:table-cell office:value-type="float" office:value="0.000795284" calcext:value-type="float">
            <text:p>0.000795284</text:p>
          </table:table-cell>
          <table:table-cell/>
          <table:table-cell office:value-type="float" office:value="32.8708" calcext:value-type="float">
            <text:p>32.8708</text:p>
          </table:table-cell>
          <table:table-cell office:value-type="float" office:value="1.30599" calcext:value-type="float">
            <text:p>1.30599</text:p>
          </table:table-cell>
          <table:table-cell office:value-type="float" office:value="0.000801846" calcext:value-type="float">
            <text:p>0.000801846</text:p>
          </table:table-cell>
          <table:table-cell/>
          <table:table-cell office:value-type="float" office:value="33.6802" calcext:value-type="float">
            <text:p>33.6802</text:p>
          </table:table-cell>
          <table:table-cell office:value-type="float" office:value="1.21465" calcext:value-type="float">
            <text:p>1.21465</text:p>
          </table:table-cell>
          <table:table-cell office:value-type="float" office:value="0.000834638" calcext:value-type="float">
            <text:p>0.000834638</text:p>
          </table:table-cell>
          <table:table-cell/>
          <table:table-cell office:value-type="float" office:value="33.5623" calcext:value-type="float">
            <text:p>33.5623</text:p>
          </table:table-cell>
          <table:table-cell office:value-type="float" office:value="1.2832" calcext:value-type="float">
            <text:p>1.2832</text:p>
          </table:table-cell>
          <table:table-cell office:value-type="float" office:value="0.00645168" calcext:value-type="float">
            <text:p>0.00645168</text:p>
          </table:table-cell>
          <table:table-cell/>
          <table:table-cell office:value-type="float" office:value="34.1083" calcext:value-type="float">
            <text:p>34.1083</text:p>
          </table:table-cell>
          <table:table-cell office:value-type="float" office:value="1.34359" calcext:value-type="float">
            <text:p>1.34359</text:p>
          </table:table-cell>
          <table:table-cell office:value-type="float" office:value="0.0584799" calcext:value-type="float">
            <text:p>0.0584799</text:p>
          </table:table-cell>
          <table:table-cell/>
          <table:table-cell office:value-type="float" office:value="32.5715" calcext:value-type="float">
            <text:p>32.5715</text:p>
          </table:table-cell>
          <table:table-cell office:value-type="float" office:value="1.3513" calcext:value-type="float">
            <text:p>1.3513</text:p>
          </table:table-cell>
          <table:table-cell office:value-type="float" office:value="0.733954" calcext:value-type="float">
            <text:p>0.73395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3809" calcext:value-type="float">
            <text:p>0.000483809</text:p>
          </table:table-cell>
          <table:table-cell/>
          <table:table-cell office:value-type="float" office:value="31.8845" calcext:value-type="float">
            <text:p>31.8845</text:p>
          </table:table-cell>
          <table:table-cell office:value-type="float" office:value="1.25496" calcext:value-type="float">
            <text:p>1.25496</text:p>
          </table:table-cell>
          <table:table-cell office:value-type="float" office:value="0.000792629" calcext:value-type="float">
            <text:p>0.000792629</text:p>
          </table:table-cell>
          <table:table-cell/>
          <table:table-cell office:value-type="float" office:value="31.8589" calcext:value-type="float">
            <text:p>31.8589</text:p>
          </table:table-cell>
          <table:table-cell office:value-type="float" office:value="1.37669" calcext:value-type="float">
            <text:p>1.37669</text:p>
          </table:table-cell>
          <table:table-cell office:value-type="float" office:value="0.00080407" calcext:value-type="float">
            <text:p>0.00080407</text:p>
          </table:table-cell>
          <table:table-cell/>
          <table:table-cell office:value-type="float" office:value="31.8255" calcext:value-type="float">
            <text:p>31.8255</text:p>
          </table:table-cell>
          <table:table-cell office:value-type="float" office:value="1.35572" calcext:value-type="float">
            <text:p>1.35572</text:p>
          </table:table-cell>
          <table:table-cell office:value-type="float" office:value="0.000835689" calcext:value-type="float">
            <text:p>0.000835689</text:p>
          </table:table-cell>
          <table:table-cell/>
          <table:table-cell office:value-type="float" office:value="31.4477" calcext:value-type="float">
            <text:p>31.4477</text:p>
          </table:table-cell>
          <table:table-cell office:value-type="float" office:value="1.46156" calcext:value-type="float">
            <text:p>1.46156</text:p>
          </table:table-cell>
          <table:table-cell office:value-type="float" office:value="0.00646563" calcext:value-type="float">
            <text:p>0.00646563</text:p>
          </table:table-cell>
          <table:table-cell/>
          <table:table-cell office:value-type="float" office:value="33.8016" calcext:value-type="float">
            <text:p>33.8016</text:p>
          </table:table-cell>
          <table:table-cell office:value-type="float" office:value="1.28775" calcext:value-type="float">
            <text:p>1.28775</text:p>
          </table:table-cell>
          <table:table-cell office:value-type="float" office:value="0.059483" calcext:value-type="float">
            <text:p>0.059483</text:p>
          </table:table-cell>
          <table:table-cell/>
          <table:table-cell office:value-type="float" office:value="32.1185" calcext:value-type="float">
            <text:p>32.1185</text:p>
          </table:table-cell>
          <table:table-cell office:value-type="float" office:value="1.4522" calcext:value-type="float">
            <text:p>1.4522</text:p>
          </table:table-cell>
          <table:table-cell office:value-type="float" office:value="0.59825" calcext:value-type="float">
            <text:p>0.5982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001" calcext:value-type="float">
            <text:p>0.000469001</text:p>
          </table:table-cell>
          <table:table-cell/>
          <table:table-cell office:value-type="float" office:value="33.0687" calcext:value-type="float">
            <text:p>33.0687</text:p>
          </table:table-cell>
          <table:table-cell office:value-type="float" office:value="1.09632" calcext:value-type="float">
            <text:p>1.09632</text:p>
          </table:table-cell>
          <table:table-cell office:value-type="float" office:value="0.000810753" calcext:value-type="float">
            <text:p>0.000810753</text:p>
          </table:table-cell>
          <table:table-cell/>
          <table:table-cell office:value-type="float" office:value="33.7957" calcext:value-type="float">
            <text:p>33.7957</text:p>
          </table:table-cell>
          <table:table-cell office:value-type="float" office:value="1.11827" calcext:value-type="float">
            <text:p>1.11827</text:p>
          </table:table-cell>
          <table:table-cell office:value-type="float" office:value="0.000807306" calcext:value-type="float">
            <text:p>0.000807306</text:p>
          </table:table-cell>
          <table:table-cell/>
          <table:table-cell office:value-type="float" office:value="33.2478" calcext:value-type="float">
            <text:p>33.2478</text:p>
          </table:table-cell>
          <table:table-cell office:value-type="float" office:value="1.30451" calcext:value-type="float">
            <text:p>1.30451</text:p>
          </table:table-cell>
          <table:table-cell office:value-type="float" office:value="0.000834677" calcext:value-type="float">
            <text:p>0.000834677</text:p>
          </table:table-cell>
          <table:table-cell/>
          <table:table-cell office:value-type="float" office:value="33.082" calcext:value-type="float">
            <text:p>33.082</text:p>
          </table:table-cell>
          <table:table-cell office:value-type="float" office:value="1.29847" calcext:value-type="float">
            <text:p>1.29847</text:p>
          </table:table-cell>
          <table:table-cell office:value-type="float" office:value="0.00648912" calcext:value-type="float">
            <text:p>0.00648912</text:p>
          </table:table-cell>
          <table:table-cell/>
          <table:table-cell office:value-type="float" office:value="33.3869" calcext:value-type="float">
            <text:p>33.3869</text:p>
          </table:table-cell>
          <table:table-cell office:value-type="float" office:value="1.30005" calcext:value-type="float">
            <text:p>1.30005</text:p>
          </table:table-cell>
          <table:table-cell office:value-type="float" office:value="0.0582489" calcext:value-type="float">
            <text:p>0.0582489</text:p>
          </table:table-cell>
          <table:table-cell/>
          <table:table-cell office:value-type="float" office:value="34.0136" calcext:value-type="float">
            <text:p>34.0136</text:p>
          </table:table-cell>
          <table:table-cell office:value-type="float" office:value="1.33456" calcext:value-type="float">
            <text:p>1.33456</text:p>
          </table:table-cell>
          <table:table-cell office:value-type="float" office:value="0.651007" calcext:value-type="float">
            <text:p>0.65100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0182" calcext:value-type="float">
            <text:p>0.000480182</text:p>
          </table:table-cell>
          <table:table-cell/>
          <table:table-cell office:value-type="float" office:value="29.6947" calcext:value-type="float">
            <text:p>29.6947</text:p>
          </table:table-cell>
          <table:table-cell office:value-type="float" office:value="1.42381" calcext:value-type="float">
            <text:p>1.42381</text:p>
          </table:table-cell>
          <table:table-cell office:value-type="float" office:value="0.000802648" calcext:value-type="float">
            <text:p>0.000802648</text:p>
          </table:table-cell>
          <table:table-cell/>
          <table:table-cell office:value-type="float" office:value="32.3898" calcext:value-type="float">
            <text:p>32.3898</text:p>
          </table:table-cell>
          <table:table-cell office:value-type="float" office:value="1.25685" calcext:value-type="float">
            <text:p>1.25685</text:p>
          </table:table-cell>
          <table:table-cell office:value-type="float" office:value="0.000821263" calcext:value-type="float">
            <text:p>0.000821263</text:p>
          </table:table-cell>
          <table:table-cell/>
          <table:table-cell office:value-type="float" office:value="33.4374" calcext:value-type="float">
            <text:p>33.4374</text:p>
          </table:table-cell>
          <table:table-cell office:value-type="float" office:value="1.25133" calcext:value-type="float">
            <text:p>1.25133</text:p>
          </table:table-cell>
          <table:table-cell office:value-type="float" office:value="0.000832524" calcext:value-type="float">
            <text:p>0.000832524</text:p>
          </table:table-cell>
          <table:table-cell/>
          <table:table-cell office:value-type="float" office:value="32.8576" calcext:value-type="float">
            <text:p>32.8576</text:p>
          </table:table-cell>
          <table:table-cell office:value-type="float" office:value="1.35133" calcext:value-type="float">
            <text:p>1.35133</text:p>
          </table:table-cell>
          <table:table-cell office:value-type="float" office:value="0.00644589" calcext:value-type="float">
            <text:p>0.00644589</text:p>
          </table:table-cell>
          <table:table-cell/>
          <table:table-cell office:value-type="float" office:value="32.694" calcext:value-type="float">
            <text:p>32.694</text:p>
          </table:table-cell>
          <table:table-cell office:value-type="float" office:value="1.46376" calcext:value-type="float">
            <text:p>1.46376</text:p>
          </table:table-cell>
          <table:table-cell office:value-type="float" office:value="0.0578021" calcext:value-type="float">
            <text:p>0.0578021</text:p>
          </table:table-cell>
          <table:table-cell/>
          <table:table-cell office:value-type="float" office:value="34.7684" calcext:value-type="float">
            <text:p>34.7684</text:p>
          </table:table-cell>
          <table:table-cell office:value-type="float" office:value="1.21227" calcext:value-type="float">
            <text:p>1.21227</text:p>
          </table:table-cell>
          <table:table-cell office:value-type="float" office:value="0.639387" calcext:value-type="float">
            <text:p>0.63938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109" calcext:value-type="float">
            <text:p>0.000468109</text:p>
          </table:table-cell>
          <table:table-cell/>
          <table:table-cell office:value-type="float" office:value="31.5972" calcext:value-type="float">
            <text:p>31.5972</text:p>
          </table:table-cell>
          <table:table-cell office:value-type="float" office:value="1.37259" calcext:value-type="float">
            <text:p>1.37259</text:p>
          </table:table-cell>
          <table:table-cell office:value-type="float" office:value="0.00079877" calcext:value-type="float">
            <text:p>0.00079877</text:p>
          </table:table-cell>
          <table:table-cell/>
          <table:table-cell office:value-type="float" office:value="32.6636" calcext:value-type="float">
            <text:p>32.6636</text:p>
          </table:table-cell>
          <table:table-cell office:value-type="float" office:value="1.34218" calcext:value-type="float">
            <text:p>1.34218</text:p>
          </table:table-cell>
          <table:table-cell office:value-type="float" office:value="0.000810813" calcext:value-type="float">
            <text:p>0.000810813</text:p>
          </table:table-cell>
          <table:table-cell/>
          <table:table-cell office:value-type="float" office:value="33.881" calcext:value-type="float">
            <text:p>33.881</text:p>
          </table:table-cell>
          <table:table-cell office:value-type="float" office:value="1.11506" calcext:value-type="float">
            <text:p>1.11506</text:p>
          </table:table-cell>
          <table:table-cell office:value-type="float" office:value="0.000818798" calcext:value-type="float">
            <text:p>0.000818798</text:p>
          </table:table-cell>
          <table:table-cell/>
          <table:table-cell office:value-type="float" office:value="33.9187" calcext:value-type="float">
            <text:p>33.9187</text:p>
          </table:table-cell>
          <table:table-cell office:value-type="float" office:value="1.21148" calcext:value-type="float">
            <text:p>1.21148</text:p>
          </table:table-cell>
          <table:table-cell office:value-type="float" office:value="0.00647349" calcext:value-type="float">
            <text:p>0.00647349</text:p>
          </table:table-cell>
          <table:table-cell/>
          <table:table-cell office:value-type="float" office:value="33.0789" calcext:value-type="float">
            <text:p>33.0789</text:p>
          </table:table-cell>
          <table:table-cell office:value-type="float" office:value="1.31739" calcext:value-type="float">
            <text:p>1.31739</text:p>
          </table:table-cell>
          <table:table-cell office:value-type="float" office:value="0.0576012" calcext:value-type="float">
            <text:p>0.0576012</text:p>
          </table:table-cell>
          <table:table-cell/>
          <table:table-cell office:value-type="float" office:value="32.2291" calcext:value-type="float">
            <text:p>32.2291</text:p>
          </table:table-cell>
          <table:table-cell office:value-type="float" office:value="1.47785" calcext:value-type="float">
            <text:p>1.47785</text:p>
          </table:table-cell>
          <table:table-cell office:value-type="float" office:value="0.636843" calcext:value-type="float">
            <text:p>0.63684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2857" calcext:value-type="float">
            <text:p>0.000482857</text:p>
          </table:table-cell>
          <table:table-cell/>
          <table:table-cell office:value-type="float" office:value="29.2517" calcext:value-type="float">
            <text:p>29.2517</text:p>
          </table:table-cell>
          <table:table-cell office:value-type="float" office:value="1.5216" calcext:value-type="float">
            <text:p>1.5216</text:p>
          </table:table-cell>
          <table:table-cell office:value-type="float" office:value="0.000800724" calcext:value-type="float">
            <text:p>0.000800724</text:p>
          </table:table-cell>
          <table:table-cell/>
          <table:table-cell office:value-type="float" office:value="31.9853" calcext:value-type="float">
            <text:p>31.9853</text:p>
          </table:table-cell>
          <table:table-cell office:value-type="float" office:value="1.29353" calcext:value-type="float">
            <text:p>1.29353</text:p>
          </table:table-cell>
          <table:table-cell office:value-type="float" office:value="0.0008038" calcext:value-type="float">
            <text:p>0.0008038</text:p>
          </table:table-cell>
          <table:table-cell/>
          <table:table-cell office:value-type="float" office:value="33.5839" calcext:value-type="float">
            <text:p>33.5839</text:p>
          </table:table-cell>
          <table:table-cell office:value-type="float" office:value="1.26241" calcext:value-type="float">
            <text:p>1.26241</text:p>
          </table:table-cell>
          <table:table-cell office:value-type="float" office:value="0.000824408" calcext:value-type="float">
            <text:p>0.000824408</text:p>
          </table:table-cell>
          <table:table-cell/>
          <table:table-cell office:value-type="float" office:value="32.2838" calcext:value-type="float">
            <text:p>32.2838</text:p>
          </table:table-cell>
          <table:table-cell office:value-type="float" office:value="1.39562" calcext:value-type="float">
            <text:p>1.39562</text:p>
          </table:table-cell>
          <table:table-cell office:value-type="float" office:value="0.00647243" calcext:value-type="float">
            <text:p>0.00647243</text:p>
          </table:table-cell>
          <table:table-cell/>
          <table:table-cell office:value-type="float" office:value="32.7918" calcext:value-type="float">
            <text:p>32.7918</text:p>
          </table:table-cell>
          <table:table-cell office:value-type="float" office:value="1.38365" calcext:value-type="float">
            <text:p>1.38365</text:p>
          </table:table-cell>
          <table:table-cell office:value-type="float" office:value="0.0591732" calcext:value-type="float">
            <text:p>0.0591732</text:p>
          </table:table-cell>
          <table:table-cell/>
          <table:table-cell office:value-type="float" office:value="34.4497" calcext:value-type="float">
            <text:p>34.4497</text:p>
          </table:table-cell>
          <table:table-cell office:value-type="float" office:value="1.35363" calcext:value-type="float">
            <text:p>1.35363</text:p>
          </table:table-cell>
          <table:table-cell office:value-type="float" office:value="0.754553" calcext:value-type="float">
            <text:p>0.754553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9291" calcext:value-type="float">
            <text:p>0.000469291</text:p>
          </table:table-cell>
          <table:table-cell/>
          <table:table-cell office:value-type="float" office:value="31.2197" calcext:value-type="float">
            <text:p>31.2197</text:p>
          </table:table-cell>
          <table:table-cell office:value-type="float" office:value="1.283" calcext:value-type="float">
            <text:p>1.283</text:p>
          </table:table-cell>
          <table:table-cell office:value-type="float" office:value="0.000800794" calcext:value-type="float">
            <text:p>0.000800794</text:p>
          </table:table-cell>
          <table:table-cell/>
          <table:table-cell office:value-type="float" office:value="34.0717" calcext:value-type="float">
            <text:p>34.0717</text:p>
          </table:table-cell>
          <table:table-cell office:value-type="float" office:value="1.08689" calcext:value-type="float">
            <text:p>1.08689</text:p>
          </table:table-cell>
          <table:table-cell office:value-type="float" office:value="0.000804521" calcext:value-type="float">
            <text:p>0.000804521</text:p>
          </table:table-cell>
          <table:table-cell/>
          <table:table-cell office:value-type="float" office:value="33.3429" calcext:value-type="float">
            <text:p>33.3429</text:p>
          </table:table-cell>
          <table:table-cell office:value-type="float" office:value="1.23597" calcext:value-type="float">
            <text:p>1.23597</text:p>
          </table:table-cell>
          <table:table-cell office:value-type="float" office:value="0.000822775" calcext:value-type="float">
            <text:p>0.000822775</text:p>
          </table:table-cell>
          <table:table-cell/>
          <table:table-cell office:value-type="float" office:value="32.521" calcext:value-type="float">
            <text:p>32.521</text:p>
          </table:table-cell>
          <table:table-cell office:value-type="float" office:value="1.50966" calcext:value-type="float">
            <text:p>1.50966</text:p>
          </table:table-cell>
          <table:table-cell office:value-type="float" office:value="0.00639543" calcext:value-type="float">
            <text:p>0.00639543</text:p>
          </table:table-cell>
          <table:table-cell/>
          <table:table-cell office:value-type="float" office:value="32.134" calcext:value-type="float">
            <text:p>32.134</text:p>
          </table:table-cell>
          <table:table-cell office:value-type="float" office:value="1.5375" calcext:value-type="float">
            <text:p>1.5375</text:p>
          </table:table-cell>
          <table:table-cell office:value-type="float" office:value="0.0582672" calcext:value-type="float">
            <text:p>0.0582672</text:p>
          </table:table-cell>
          <table:table-cell/>
          <table:table-cell office:value-type="float" office:value="33.4277" calcext:value-type="float">
            <text:p>33.4277</text:p>
          </table:table-cell>
          <table:table-cell office:value-type="float" office:value="1.29495" calcext:value-type="float">
            <text:p>1.29495</text:p>
          </table:table-cell>
          <table:table-cell office:value-type="float" office:value="0.610646" calcext:value-type="float">
            <text:p>0.61064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941" calcext:value-type="float">
            <text:p>0.00047941</text:p>
          </table:table-cell>
          <table:table-cell/>
          <table:table-cell office:value-type="float" office:value="32.7483" calcext:value-type="float">
            <text:p>32.7483</text:p>
          </table:table-cell>
          <table:table-cell office:value-type="float" office:value="1.17063" calcext:value-type="float">
            <text:p>1.17063</text:p>
          </table:table-cell>
          <table:table-cell office:value-type="float" office:value="0.000799021" calcext:value-type="float">
            <text:p>0.000799021</text:p>
          </table:table-cell>
          <table:table-cell/>
          <table:table-cell office:value-type="float" office:value="34.4799" calcext:value-type="float">
            <text:p>34.4799</text:p>
          </table:table-cell>
          <table:table-cell office:value-type="float" office:value="1.17304" calcext:value-type="float">
            <text:p>1.17304</text:p>
          </table:table-cell>
          <table:table-cell office:value-type="float" office:value="0.000804982" calcext:value-type="float">
            <text:p>0.000804982</text:p>
          </table:table-cell>
          <table:table-cell/>
          <table:table-cell office:value-type="float" office:value="29.9231" calcext:value-type="float">
            <text:p>29.9231</text:p>
          </table:table-cell>
          <table:table-cell office:value-type="float" office:value="1.68087" calcext:value-type="float">
            <text:p>1.68087</text:p>
          </table:table-cell>
          <table:table-cell office:value-type="float" office:value="0.000823036" calcext:value-type="float">
            <text:p>0.000823036</text:p>
          </table:table-cell>
          <table:table-cell/>
          <table:table-cell office:value-type="float" office:value="32.5048" calcext:value-type="float">
            <text:p>32.5048</text:p>
          </table:table-cell>
          <table:table-cell office:value-type="float" office:value="1.35544" calcext:value-type="float">
            <text:p>1.35544</text:p>
          </table:table-cell>
          <table:table-cell office:value-type="float" office:value="0.00639923" calcext:value-type="float">
            <text:p>0.00639923</text:p>
          </table:table-cell>
          <table:table-cell/>
          <table:table-cell office:value-type="float" office:value="33.4843" calcext:value-type="float">
            <text:p>33.4843</text:p>
          </table:table-cell>
          <table:table-cell office:value-type="float" office:value="1.31585" calcext:value-type="float">
            <text:p>1.31585</text:p>
          </table:table-cell>
          <table:table-cell office:value-type="float" office:value="0.0584999" calcext:value-type="float">
            <text:p>0.0584999</text:p>
          </table:table-cell>
          <table:table-cell/>
          <table:table-cell office:value-type="float" office:value="32.5851" calcext:value-type="float">
            <text:p>32.5851</text:p>
          </table:table-cell>
          <table:table-cell office:value-type="float" office:value="1.3414" calcext:value-type="float">
            <text:p>1.3414</text:p>
          </table:table-cell>
          <table:table-cell office:value-type="float" office:value="0.595787" calcext:value-type="float">
            <text:p>0.59578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2" calcext:value-type="float">
            <text:p>0.0004682</text:p>
          </table:table-cell>
          <table:table-cell/>
          <table:table-cell office:value-type="float" office:value="30.1765" calcext:value-type="float">
            <text:p>30.1765</text:p>
          </table:table-cell>
          <table:table-cell office:value-type="float" office:value="1.49916" calcext:value-type="float">
            <text:p>1.49916</text:p>
          </table:table-cell>
          <table:table-cell office:value-type="float" office:value="0.000799612" calcext:value-type="float">
            <text:p>0.000799612</text:p>
          </table:table-cell>
          <table:table-cell/>
          <table:table-cell office:value-type="float" office:value="32.3008" calcext:value-type="float">
            <text:p>32.3008</text:p>
          </table:table-cell>
          <table:table-cell office:value-type="float" office:value="1.3331" calcext:value-type="float">
            <text:p>1.3331</text:p>
          </table:table-cell>
          <table:table-cell office:value-type="float" office:value="0.000825059" calcext:value-type="float">
            <text:p>0.000825059</text:p>
          </table:table-cell>
          <table:table-cell/>
          <table:table-cell office:value-type="float" office:value="30.6492" calcext:value-type="float">
            <text:p>30.6492</text:p>
          </table:table-cell>
          <table:table-cell office:value-type="float" office:value="1.57603" calcext:value-type="float">
            <text:p>1.57603</text:p>
          </table:table-cell>
          <table:table-cell office:value-type="float" office:value="0.000831502" calcext:value-type="float">
            <text:p>0.000831502</text:p>
          </table:table-cell>
          <table:table-cell/>
          <table:table-cell office:value-type="float" office:value="31.4081" calcext:value-type="float">
            <text:p>31.4081</text:p>
          </table:table-cell>
          <table:table-cell office:value-type="float" office:value="1.40607" calcext:value-type="float">
            <text:p>1.40607</text:p>
          </table:table-cell>
          <table:table-cell office:value-type="float" office:value="0.00640747" calcext:value-type="float">
            <text:p>0.00640747</text:p>
          </table:table-cell>
          <table:table-cell/>
          <table:table-cell office:value-type="float" office:value="32.616" calcext:value-type="float">
            <text:p>32.616</text:p>
          </table:table-cell>
          <table:table-cell office:value-type="float" office:value="1.38398" calcext:value-type="float">
            <text:p>1.38398</text:p>
          </table:table-cell>
          <table:table-cell office:value-type="float" office:value="0.0582359" calcext:value-type="float">
            <text:p>0.0582359</text:p>
          </table:table-cell>
          <table:table-cell/>
          <table:table-cell office:value-type="float" office:value="33.5031" calcext:value-type="float">
            <text:p>33.5031</text:p>
          </table:table-cell>
          <table:table-cell office:value-type="float" office:value="1.3897" calcext:value-type="float">
            <text:p>1.3897</text:p>
          </table:table-cell>
          <table:table-cell office:value-type="float" office:value="0.621886" calcext:value-type="float">
            <text:p>0.62188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04" calcext:value-type="float">
            <text:p>0.00047404</text:p>
          </table:table-cell>
          <table:table-cell/>
          <table:table-cell office:value-type="float" office:value="31.2401" calcext:value-type="float">
            <text:p>31.2401</text:p>
          </table:table-cell>
          <table:table-cell office:value-type="float" office:value="1.25785" calcext:value-type="float">
            <text:p>1.25785</text:p>
          </table:table-cell>
          <table:table-cell office:value-type="float" office:value="0.000797608" calcext:value-type="float">
            <text:p>0.000797608</text:p>
          </table:table-cell>
          <table:table-cell/>
          <table:table-cell office:value-type="float" office:value="31.7426" calcext:value-type="float">
            <text:p>31.7426</text:p>
          </table:table-cell>
          <table:table-cell office:value-type="float" office:value="1.47988" calcext:value-type="float">
            <text:p>1.47988</text:p>
          </table:table-cell>
          <table:table-cell office:value-type="float" office:value="0.000807717" calcext:value-type="float">
            <text:p>0.000807717</text:p>
          </table:table-cell>
          <table:table-cell/>
          <table:table-cell office:value-type="float" office:value="30.7732" calcext:value-type="float">
            <text:p>30.7732</text:p>
          </table:table-cell>
          <table:table-cell office:value-type="float" office:value="1.52842" calcext:value-type="float">
            <text:p>1.52842</text:p>
          </table:table-cell>
          <table:table-cell office:value-type="float" office:value="0.000849536" calcext:value-type="float">
            <text:p>0.000849536</text:p>
          </table:table-cell>
          <table:table-cell/>
          <table:table-cell office:value-type="float" office:value="33.3958" calcext:value-type="float">
            <text:p>33.3958</text:p>
          </table:table-cell>
          <table:table-cell office:value-type="float" office:value="1.41034" calcext:value-type="float">
            <text:p>1.41034</text:p>
          </table:table-cell>
          <table:table-cell office:value-type="float" office:value="0.00657175" calcext:value-type="float">
            <text:p>0.00657175</text:p>
          </table:table-cell>
          <table:table-cell/>
          <table:table-cell office:value-type="float" office:value="33.2373" calcext:value-type="float">
            <text:p>33.2373</text:p>
          </table:table-cell>
          <table:table-cell office:value-type="float" office:value="1.4382" calcext:value-type="float">
            <text:p>1.4382</text:p>
          </table:table-cell>
          <table:table-cell office:value-type="float" office:value="0.0586654" calcext:value-type="float">
            <text:p>0.0586654</text:p>
          </table:table-cell>
          <table:table-cell/>
          <table:table-cell office:value-type="float" office:value="31.8112" calcext:value-type="float">
            <text:p>31.8112</text:p>
          </table:table-cell>
          <table:table-cell office:value-type="float" office:value="1.48334" calcext:value-type="float">
            <text:p>1.48334</text:p>
          </table:table-cell>
          <table:table-cell office:value-type="float" office:value="0.775466" calcext:value-type="float">
            <text:p>0.77546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919" calcext:value-type="float">
            <text:p>0.000467919</text:p>
          </table:table-cell>
          <table:table-cell/>
          <table:table-cell office:value-type="float" office:value="33.2091" calcext:value-type="float">
            <text:p>33.2091</text:p>
          </table:table-cell>
          <table:table-cell office:value-type="float" office:value="1.14832" calcext:value-type="float">
            <text:p>1.14832</text:p>
          </table:table-cell>
          <table:table-cell office:value-type="float" office:value="0.000800844" calcext:value-type="float">
            <text:p>0.000800844</text:p>
          </table:table-cell>
          <table:table-cell/>
          <table:table-cell office:value-type="float" office:value="30.5416" calcext:value-type="float">
            <text:p>30.5416</text:p>
          </table:table-cell>
          <table:table-cell office:value-type="float" office:value="1.46098" calcext:value-type="float">
            <text:p>1.46098</text:p>
          </table:table-cell>
          <table:table-cell office:value-type="float" office:value="0.000805122" calcext:value-type="float">
            <text:p>0.000805122</text:p>
          </table:table-cell>
          <table:table-cell/>
          <table:table-cell office:value-type="float" office:value="34.759" calcext:value-type="float">
            <text:p>34.759</text:p>
          </table:table-cell>
          <table:table-cell office:value-type="float" office:value="1.1559" calcext:value-type="float">
            <text:p>1.1559</text:p>
          </table:table-cell>
          <table:table-cell office:value-type="float" office:value="0.000828897" calcext:value-type="float">
            <text:p>0.000828897</text:p>
          </table:table-cell>
          <table:table-cell/>
          <table:table-cell office:value-type="float" office:value="34.8857" calcext:value-type="float">
            <text:p>34.8857</text:p>
          </table:table-cell>
          <table:table-cell office:value-type="float" office:value="1.13462" calcext:value-type="float">
            <text:p>1.13462</text:p>
          </table:table-cell>
          <table:table-cell office:value-type="float" office:value="0.00654586" calcext:value-type="float">
            <text:p>0.00654586</text:p>
          </table:table-cell>
          <table:table-cell/>
          <table:table-cell office:value-type="float" office:value="31.3559" calcext:value-type="float">
            <text:p>31.3559</text:p>
          </table:table-cell>
          <table:table-cell office:value-type="float" office:value="1.52145" calcext:value-type="float">
            <text:p>1.52145</text:p>
          </table:table-cell>
          <table:table-cell office:value-type="float" office:value="0.0572061" calcext:value-type="float">
            <text:p>0.0572061</text:p>
          </table:table-cell>
          <table:table-cell/>
          <table:table-cell office:value-type="float" office:value="32.0457" calcext:value-type="float">
            <text:p>32.0457</text:p>
          </table:table-cell>
          <table:table-cell office:value-type="float" office:value="1.34233" calcext:value-type="float">
            <text:p>1.34233</text:p>
          </table:table-cell>
          <table:table-cell office:value-type="float" office:value="0.600092" calcext:value-type="float">
            <text:p>0.600092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84009" calcext:value-type="float">
            <text:p>0.000484009</text:p>
          </table:table-cell>
          <table:table-cell/>
          <table:table-cell office:value-type="float" office:value="30.6044" calcext:value-type="float">
            <text:p>30.6044</text:p>
          </table:table-cell>
          <table:table-cell office:value-type="float" office:value="1.35883" calcext:value-type="float">
            <text:p>1.35883</text:p>
          </table:table-cell>
          <table:table-cell office:value-type="float" office:value="0.00079901" calcext:value-type="float">
            <text:p>0.00079901</text:p>
          </table:table-cell>
          <table:table-cell/>
          <table:table-cell office:value-type="float" office:value="32.5352" calcext:value-type="float">
            <text:p>32.5352</text:p>
          </table:table-cell>
          <table:table-cell office:value-type="float" office:value="1.37043" calcext:value-type="float">
            <text:p>1.37043</text:p>
          </table:table-cell>
          <table:table-cell office:value-type="float" office:value="0.000803199" calcext:value-type="float">
            <text:p>0.000803199</text:p>
          </table:table-cell>
          <table:table-cell/>
          <table:table-cell office:value-type="float" office:value="31.352" calcext:value-type="float">
            <text:p>31.352</text:p>
          </table:table-cell>
          <table:table-cell office:value-type="float" office:value="1.41344" calcext:value-type="float">
            <text:p>1.41344</text:p>
          </table:table-cell>
          <table:table-cell office:value-type="float" office:value="0.000829808" calcext:value-type="float">
            <text:p>0.000829808</text:p>
          </table:table-cell>
          <table:table-cell/>
          <table:table-cell office:value-type="float" office:value="33.6227" calcext:value-type="float">
            <text:p>33.6227</text:p>
          </table:table-cell>
          <table:table-cell office:value-type="float" office:value="1.28333" calcext:value-type="float">
            <text:p>1.28333</text:p>
          </table:table-cell>
          <table:table-cell office:value-type="float" office:value="0.00644507" calcext:value-type="float">
            <text:p>0.00644507</text:p>
          </table:table-cell>
          <table:table-cell/>
          <table:table-cell office:value-type="float" office:value="32.0086" calcext:value-type="float">
            <text:p>32.0086</text:p>
          </table:table-cell>
          <table:table-cell office:value-type="float" office:value="1.47478" calcext:value-type="float">
            <text:p>1.47478</text:p>
          </table:table-cell>
          <table:table-cell office:value-type="float" office:value="0.0581647" calcext:value-type="float">
            <text:p>0.0581647</text:p>
          </table:table-cell>
          <table:table-cell/>
          <table:table-cell office:value-type="float" office:value="33.4176" calcext:value-type="float">
            <text:p>33.4176</text:p>
          </table:table-cell>
          <table:table-cell office:value-type="float" office:value="1.33892" calcext:value-type="float">
            <text:p>1.33892</text:p>
          </table:table-cell>
          <table:table-cell office:value-type="float" office:value="0.605375" calcext:value-type="float">
            <text:p>0.605375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7278" calcext:value-type="float">
            <text:p>0.000467278</text:p>
          </table:table-cell>
          <table:table-cell/>
          <table:table-cell office:value-type="float" office:value="31.3817" calcext:value-type="float">
            <text:p>31.3817</text:p>
          </table:table-cell>
          <table:table-cell office:value-type="float" office:value="1.31219" calcext:value-type="float">
            <text:p>1.31219</text:p>
          </table:table-cell>
          <table:table-cell office:value-type="float" office:value="0.000792839" calcext:value-type="float">
            <text:p>0.000792839</text:p>
          </table:table-cell>
          <table:table-cell/>
          <table:table-cell office:value-type="float" office:value="34.1232" calcext:value-type="float">
            <text:p>34.1232</text:p>
          </table:table-cell>
          <table:table-cell office:value-type="float" office:value="1.2595" calcext:value-type="float">
            <text:p>1.2595</text:p>
          </table:table-cell>
          <table:table-cell office:value-type="float" office:value="0.000804441" calcext:value-type="float">
            <text:p>0.000804441</text:p>
          </table:table-cell>
          <table:table-cell/>
          <table:table-cell office:value-type="float" office:value="32.885" calcext:value-type="float">
            <text:p>32.885</text:p>
          </table:table-cell>
          <table:table-cell office:value-type="float" office:value="1.38467" calcext:value-type="float">
            <text:p>1.38467</text:p>
          </table:table-cell>
          <table:table-cell office:value-type="float" office:value="0.000828005" calcext:value-type="float">
            <text:p>0.000828005</text:p>
          </table:table-cell>
          <table:table-cell/>
          <table:table-cell office:value-type="float" office:value="33.4532" calcext:value-type="float">
            <text:p>33.4532</text:p>
          </table:table-cell>
          <table:table-cell office:value-type="float" office:value="1.21947" calcext:value-type="float">
            <text:p>1.21947</text:p>
          </table:table-cell>
          <table:table-cell office:value-type="float" office:value="0.00653314" calcext:value-type="float">
            <text:p>0.00653314</text:p>
          </table:table-cell>
          <table:table-cell/>
          <table:table-cell office:value-type="float" office:value="34.337" calcext:value-type="float">
            <text:p>34.337</text:p>
          </table:table-cell>
          <table:table-cell office:value-type="float" office:value="1.253" calcext:value-type="float">
            <text:p>1.253</text:p>
          </table:table-cell>
          <table:table-cell office:value-type="float" office:value="0.0594485" calcext:value-type="float">
            <text:p>0.0594485</text:p>
          </table:table-cell>
          <table:table-cell/>
          <table:table-cell office:value-type="float" office:value="32.5486" calcext:value-type="float">
            <text:p>32.5486</text:p>
          </table:table-cell>
          <table:table-cell office:value-type="float" office:value="1.45566" calcext:value-type="float">
            <text:p>1.45566</text:p>
          </table:table-cell>
          <table:table-cell office:value-type="float" office:value="0.594857" calcext:value-type="float">
            <text:p>0.59485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6986" calcext:value-type="float">
            <text:p>0.000476986</text:p>
          </table:table-cell>
          <table:table-cell/>
          <table:table-cell office:value-type="float" office:value="32.9062" calcext:value-type="float">
            <text:p>32.9062</text:p>
          </table:table-cell>
          <table:table-cell office:value-type="float" office:value="1.22756" calcext:value-type="float">
            <text:p>1.22756</text:p>
          </table:table-cell>
          <table:table-cell office:value-type="float" office:value="0.00079361" calcext:value-type="float">
            <text:p>0.00079361</text:p>
          </table:table-cell>
          <table:table-cell/>
          <table:table-cell office:value-type="float" office:value="32.8096" calcext:value-type="float">
            <text:p>32.8096</text:p>
          </table:table-cell>
          <table:table-cell office:value-type="float" office:value="1.28097" calcext:value-type="float">
            <text:p>1.28097</text:p>
          </table:table-cell>
          <table:table-cell office:value-type="float" office:value="0.000802889" calcext:value-type="float">
            <text:p>0.000802889</text:p>
          </table:table-cell>
          <table:table-cell/>
          <table:table-cell office:value-type="float" office:value="32.8838" calcext:value-type="float">
            <text:p>32.8838</text:p>
          </table:table-cell>
          <table:table-cell office:value-type="float" office:value="1.25765" calcext:value-type="float">
            <text:p>1.25765</text:p>
          </table:table-cell>
          <table:table-cell office:value-type="float" office:value="0.000828346" calcext:value-type="float">
            <text:p>0.000828346</text:p>
          </table:table-cell>
          <table:table-cell/>
          <table:table-cell office:value-type="float" office:value="33.2707" calcext:value-type="float">
            <text:p>33.2707</text:p>
          </table:table-cell>
          <table:table-cell office:value-type="float" office:value="1.26406" calcext:value-type="float">
            <text:p>1.26406</text:p>
          </table:table-cell>
          <table:table-cell office:value-type="float" office:value="0.00648326" calcext:value-type="float">
            <text:p>0.00648326</text:p>
          </table:table-cell>
          <table:table-cell/>
          <table:table-cell office:value-type="float" office:value="33.3146" calcext:value-type="float">
            <text:p>33.3146</text:p>
          </table:table-cell>
          <table:table-cell office:value-type="float" office:value="1.3112" calcext:value-type="float">
            <text:p>1.3112</text:p>
          </table:table-cell>
          <table:table-cell office:value-type="float" office:value="0.0582495" calcext:value-type="float">
            <text:p>0.0582495</text:p>
          </table:table-cell>
          <table:table-cell/>
          <table:table-cell office:value-type="float" office:value="34.2733" calcext:value-type="float">
            <text:p>34.2733</text:p>
          </table:table-cell>
          <table:table-cell office:value-type="float" office:value="1.27007" calcext:value-type="float">
            <text:p>1.27007</text:p>
          </table:table-cell>
          <table:table-cell office:value-type="float" office:value="0.608762" calcext:value-type="float">
            <text:p>0.608762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29" calcext:value-type="float">
            <text:p>0.00046829</text:p>
          </table:table-cell>
          <table:table-cell/>
          <table:table-cell office:value-type="float" office:value="32.0903" calcext:value-type="float">
            <text:p>32.0903</text:p>
          </table:table-cell>
          <table:table-cell office:value-type="float" office:value="1.16483" calcext:value-type="float">
            <text:p>1.16483</text:p>
          </table:table-cell>
          <table:table-cell office:value-type="float" office:value="0.000801295" calcext:value-type="float">
            <text:p>0.000801295</text:p>
          </table:table-cell>
          <table:table-cell/>
          <table:table-cell office:value-type="float" office:value="33.7151" calcext:value-type="float">
            <text:p>33.7151</text:p>
          </table:table-cell>
          <table:table-cell office:value-type="float" office:value="1.25588" calcext:value-type="float">
            <text:p>1.25588</text:p>
          </table:table-cell>
          <table:table-cell office:value-type="float" office:value="0.000806425" calcext:value-type="float">
            <text:p>0.000806425</text:p>
          </table:table-cell>
          <table:table-cell/>
          <table:table-cell office:value-type="float" office:value="34.426" calcext:value-type="float">
            <text:p>34.426</text:p>
          </table:table-cell>
          <table:table-cell office:value-type="float" office:value="1.21424" calcext:value-type="float">
            <text:p>1.21424</text:p>
          </table:table-cell>
          <table:table-cell office:value-type="float" office:value="0.000827093" calcext:value-type="float">
            <text:p>0.000827093</text:p>
          </table:table-cell>
          <table:table-cell/>
          <table:table-cell office:value-type="float" office:value="32.7804" calcext:value-type="float">
            <text:p>32.7804</text:p>
          </table:table-cell>
          <table:table-cell office:value-type="float" office:value="1.43004" calcext:value-type="float">
            <text:p>1.43004</text:p>
          </table:table-cell>
          <table:table-cell office:value-type="float" office:value="0.00647343" calcext:value-type="float">
            <text:p>0.00647343</text:p>
          </table:table-cell>
          <table:table-cell/>
          <table:table-cell office:value-type="float" office:value="33.3603" calcext:value-type="float">
            <text:p>33.3603</text:p>
          </table:table-cell>
          <table:table-cell office:value-type="float" office:value="1.28161" calcext:value-type="float">
            <text:p>1.28161</text:p>
          </table:table-cell>
          <table:table-cell office:value-type="float" office:value="0.0589254" calcext:value-type="float">
            <text:p>0.0589254</text:p>
          </table:table-cell>
          <table:table-cell/>
          <table:table-cell office:value-type="float" office:value="34.0708" calcext:value-type="float">
            <text:p>34.0708</text:p>
          </table:table-cell>
          <table:table-cell office:value-type="float" office:value="1.26872" calcext:value-type="float">
            <text:p>1.26872</text:p>
          </table:table-cell>
          <table:table-cell office:value-type="float" office:value="0.610032" calcext:value-type="float">
            <text:p>0.61003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7566" calcext:value-type="float">
            <text:p>0.000487566</text:p>
          </table:table-cell>
          <table:table-cell/>
          <table:table-cell office:value-type="float" office:value="31.8004" calcext:value-type="float">
            <text:p>31.8004</text:p>
          </table:table-cell>
          <table:table-cell office:value-type="float" office:value="1.23853" calcext:value-type="float">
            <text:p>1.23853</text:p>
          </table:table-cell>
          <table:table-cell office:value-type="float" office:value="0.000798509" calcext:value-type="float">
            <text:p>0.000798509</text:p>
          </table:table-cell>
          <table:table-cell/>
          <table:table-cell office:value-type="float" office:value="31.5612" calcext:value-type="float">
            <text:p>31.5612</text:p>
          </table:table-cell>
          <table:table-cell office:value-type="float" office:value="1.32012" calcext:value-type="float">
            <text:p>1.32012</text:p>
          </table:table-cell>
          <table:table-cell office:value-type="float" office:value="0.000806144" calcext:value-type="float">
            <text:p>0.000806144</text:p>
          </table:table-cell>
          <table:table-cell/>
          <table:table-cell office:value-type="float" office:value="32.4267" calcext:value-type="float">
            <text:p>32.4267</text:p>
          </table:table-cell>
          <table:table-cell office:value-type="float" office:value="1.44409" calcext:value-type="float">
            <text:p>1.44409</text:p>
          </table:table-cell>
          <table:table-cell office:value-type="float" office:value="0.000819639" calcext:value-type="float">
            <text:p>0.000819639</text:p>
          </table:table-cell>
          <table:table-cell/>
          <table:table-cell office:value-type="float" office:value="34.054" calcext:value-type="float">
            <text:p>34.054</text:p>
          </table:table-cell>
          <table:table-cell office:value-type="float" office:value="1.44442" calcext:value-type="float">
            <text:p>1.44442</text:p>
          </table:table-cell>
          <table:table-cell office:value-type="float" office:value="0.00649527" calcext:value-type="float">
            <text:p>0.00649527</text:p>
          </table:table-cell>
          <table:table-cell/>
          <table:table-cell office:value-type="float" office:value="31.8595" calcext:value-type="float">
            <text:p>31.8595</text:p>
          </table:table-cell>
          <table:table-cell office:value-type="float" office:value="1.54473" calcext:value-type="float">
            <text:p>1.54473</text:p>
          </table:table-cell>
          <table:table-cell office:value-type="float" office:value="0.0579255" calcext:value-type="float">
            <text:p>0.0579255</text:p>
          </table:table-cell>
          <table:table-cell/>
          <table:table-cell office:value-type="float" office:value="34.4346" calcext:value-type="float">
            <text:p>34.4346</text:p>
          </table:table-cell>
          <table:table-cell office:value-type="float" office:value="1.26068" calcext:value-type="float">
            <text:p>1.26068</text:p>
          </table:table-cell>
          <table:table-cell office:value-type="float" office:value="0.851181" calcext:value-type="float">
            <text:p>0.85118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971" calcext:value-type="float">
            <text:p>0.000468971</text:p>
          </table:table-cell>
          <table:table-cell/>
          <table:table-cell office:value-type="float" office:value="31.4003" calcext:value-type="float">
            <text:p>31.4003</text:p>
          </table:table-cell>
          <table:table-cell office:value-type="float" office:value="1.46897" calcext:value-type="float">
            <text:p>1.46897</text:p>
          </table:table-cell>
          <table:table-cell office:value-type="float" office:value="0.000792108" calcext:value-type="float">
            <text:p>0.000792108</text:p>
          </table:table-cell>
          <table:table-cell/>
          <table:table-cell office:value-type="float" office:value="30.9894" calcext:value-type="float">
            <text:p>30.9894</text:p>
          </table:table-cell>
          <table:table-cell office:value-type="float" office:value="1.44082" calcext:value-type="float">
            <text:p>1.44082</text:p>
          </table:table-cell>
          <table:table-cell office:value-type="float" office:value="0.00080398" calcext:value-type="float">
            <text:p>0.00080398</text:p>
          </table:table-cell>
          <table:table-cell/>
          <table:table-cell office:value-type="float" office:value="33.3213" calcext:value-type="float">
            <text:p>33.3213</text:p>
          </table:table-cell>
          <table:table-cell office:value-type="float" office:value="1.18461" calcext:value-type="float">
            <text:p>1.18461</text:p>
          </table:table-cell>
          <table:table-cell office:value-type="float" office:value="0.000844736" calcext:value-type="float">
            <text:p>0.000844736</text:p>
          </table:table-cell>
          <table:table-cell/>
          <table:table-cell office:value-type="float" office:value="35.2285" calcext:value-type="float">
            <text:p>35.2285</text:p>
          </table:table-cell>
          <table:table-cell office:value-type="float" office:value="1.16418" calcext:value-type="float">
            <text:p>1.16418</text:p>
          </table:table-cell>
          <table:table-cell office:value-type="float" office:value="0.00657157" calcext:value-type="float">
            <text:p>0.00657157</text:p>
          </table:table-cell>
          <table:table-cell/>
          <table:table-cell office:value-type="float" office:value="33.5263" calcext:value-type="float">
            <text:p>33.5263</text:p>
          </table:table-cell>
          <table:table-cell office:value-type="float" office:value="1.36987" calcext:value-type="float">
            <text:p>1.36987</text:p>
          </table:table-cell>
          <table:table-cell office:value-type="float" office:value="0.0588789" calcext:value-type="float">
            <text:p>0.0588789</text:p>
          </table:table-cell>
          <table:table-cell/>
          <table:table-cell office:value-type="float" office:value="33.7168" calcext:value-type="float">
            <text:p>33.7168</text:p>
          </table:table-cell>
          <table:table-cell office:value-type="float" office:value="1.31532" calcext:value-type="float">
            <text:p>1.31532</text:p>
          </table:table-cell>
          <table:table-cell office:value-type="float" office:value="0.643366" calcext:value-type="float">
            <text:p>0.64336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3218" calcext:value-type="float">
            <text:p>0.000483218</text:p>
          </table:table-cell>
          <table:table-cell/>
          <table:table-cell office:value-type="float" office:value="32.6546" calcext:value-type="float">
            <text:p>32.6546</text:p>
          </table:table-cell>
          <table:table-cell office:value-type="float" office:value="1.2734" calcext:value-type="float">
            <text:p>1.2734</text:p>
          </table:table-cell>
          <table:table-cell office:value-type="float" office:value="0.000788722" calcext:value-type="float">
            <text:p>0.000788722</text:p>
          </table:table-cell>
          <table:table-cell/>
          <table:table-cell office:value-type="float" office:value="32.8742" calcext:value-type="float">
            <text:p>32.8742</text:p>
          </table:table-cell>
          <table:table-cell office:value-type="float" office:value="1.22257" calcext:value-type="float">
            <text:p>1.22257</text:p>
          </table:table-cell>
          <table:table-cell office:value-type="float" office:value="0.000799271" calcext:value-type="float">
            <text:p>0.000799271</text:p>
          </table:table-cell>
          <table:table-cell/>
          <table:table-cell office:value-type="float" office:value="33.8705" calcext:value-type="float">
            <text:p>33.8705</text:p>
          </table:table-cell>
          <table:table-cell office:value-type="float" office:value="1.22147" calcext:value-type="float">
            <text:p>1.22147</text:p>
          </table:table-cell>
          <table:table-cell office:value-type="float" office:value="0.000897455" calcext:value-type="float">
            <text:p>0.000897455</text:p>
          </table:table-cell>
          <table:table-cell/>
          <table:table-cell office:value-type="float" office:value="32.7079" calcext:value-type="float">
            <text:p>32.7079</text:p>
          </table:table-cell>
          <table:table-cell office:value-type="float" office:value="1.25426" calcext:value-type="float">
            <text:p>1.25426</text:p>
          </table:table-cell>
          <table:table-cell office:value-type="float" office:value="0.00647612" calcext:value-type="float">
            <text:p>0.00647612</text:p>
          </table:table-cell>
          <table:table-cell/>
          <table:table-cell office:value-type="float" office:value="32.1645" calcext:value-type="float">
            <text:p>32.1645</text:p>
          </table:table-cell>
          <table:table-cell office:value-type="float" office:value="1.39552" calcext:value-type="float">
            <text:p>1.39552</text:p>
          </table:table-cell>
          <table:table-cell office:value-type="float" office:value="0.0577863" calcext:value-type="float">
            <text:p>0.0577863</text:p>
          </table:table-cell>
          <table:table-cell/>
          <table:table-cell office:value-type="float" office:value="33.3287" calcext:value-type="float">
            <text:p>33.3287</text:p>
          </table:table-cell>
          <table:table-cell office:value-type="float" office:value="1.33379" calcext:value-type="float">
            <text:p>1.33379</text:p>
          </table:table-cell>
          <table:table-cell office:value-type="float" office:value="0.78293" calcext:value-type="float">
            <text:p>0.78293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8229" calcext:value-type="float">
            <text:p>0.000468229</text:p>
          </table:table-cell>
          <table:table-cell/>
          <table:table-cell office:value-type="float" office:value="31.7776" calcext:value-type="float">
            <text:p>31.7776</text:p>
          </table:table-cell>
          <table:table-cell office:value-type="float" office:value="1.20898" calcext:value-type="float">
            <text:p>1.20898</text:p>
          </table:table-cell>
          <table:table-cell office:value-type="float" office:value="0.00079291" calcext:value-type="float">
            <text:p>0.00079291</text:p>
          </table:table-cell>
          <table:table-cell/>
          <table:table-cell office:value-type="float" office:value="32.6345" calcext:value-type="float">
            <text:p>32.6345</text:p>
          </table:table-cell>
          <table:table-cell office:value-type="float" office:value="1.19031" calcext:value-type="float">
            <text:p>1.19031</text:p>
          </table:table-cell>
          <table:table-cell office:value-type="float" office:value="0.000802898" calcext:value-type="float">
            <text:p>0.000802898</text:p>
          </table:table-cell>
          <table:table-cell/>
          <table:table-cell office:value-type="float" office:value="31.8718" calcext:value-type="float">
            <text:p>31.8718</text:p>
          </table:table-cell>
          <table:table-cell office:value-type="float" office:value="1.365" calcext:value-type="float">
            <text:p>1.365</text:p>
          </table:table-cell>
          <table:table-cell office:value-type="float" office:value="0.000835369" calcext:value-type="float">
            <text:p>0.000835369</text:p>
          </table:table-cell>
          <table:table-cell/>
          <table:table-cell office:value-type="float" office:value="30.2897" calcext:value-type="float">
            <text:p>30.2897</text:p>
          </table:table-cell>
          <table:table-cell office:value-type="float" office:value="1.77179" calcext:value-type="float">
            <text:p>1.77179</text:p>
          </table:table-cell>
          <table:table-cell office:value-type="float" office:value="0.00644324" calcext:value-type="float">
            <text:p>0.00644324</text:p>
          </table:table-cell>
          <table:table-cell/>
          <table:table-cell office:value-type="float" office:value="32.4368" calcext:value-type="float">
            <text:p>32.4368</text:p>
          </table:table-cell>
          <table:table-cell office:value-type="float" office:value="1.38504" calcext:value-type="float">
            <text:p>1.38504</text:p>
          </table:table-cell>
          <table:table-cell office:value-type="float" office:value="0.0582229" calcext:value-type="float">
            <text:p>0.0582229</text:p>
          </table:table-cell>
          <table:table-cell/>
          <table:table-cell office:value-type="float" office:value="33.9231" calcext:value-type="float">
            <text:p>33.9231</text:p>
          </table:table-cell>
          <table:table-cell office:value-type="float" office:value="1.3807" calcext:value-type="float">
            <text:p>1.3807</text:p>
          </table:table-cell>
          <table:table-cell office:value-type="float" office:value="0.649405" calcext:value-type="float">
            <text:p>0.64940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925" calcext:value-type="float">
            <text:p>0.000470925</text:p>
          </table:table-cell>
          <table:table-cell/>
          <table:table-cell office:value-type="float" office:value="33.4407" calcext:value-type="float">
            <text:p>33.4407</text:p>
          </table:table-cell>
          <table:table-cell office:value-type="float" office:value="0.996716" calcext:value-type="float">
            <text:p>0.996716</text:p>
          </table:table-cell>
          <table:table-cell office:value-type="float" office:value="0.000797388" calcext:value-type="float">
            <text:p>0.000797388</text:p>
          </table:table-cell>
          <table:table-cell/>
          <table:table-cell office:value-type="float" office:value="32.0369" calcext:value-type="float">
            <text:p>32.0369</text:p>
          </table:table-cell>
          <table:table-cell office:value-type="float" office:value="1.3267" calcext:value-type="float">
            <text:p>1.3267</text:p>
          </table:table-cell>
          <table:table-cell office:value-type="float" office:value="0.000803689" calcext:value-type="float">
            <text:p>0.000803689</text:p>
          </table:table-cell>
          <table:table-cell/>
          <table:table-cell office:value-type="float" office:value="31.7402" calcext:value-type="float">
            <text:p>31.7402</text:p>
          </table:table-cell>
          <table:table-cell office:value-type="float" office:value="1.38896" calcext:value-type="float">
            <text:p>1.38896</text:p>
          </table:table-cell>
          <table:table-cell office:value-type="float" office:value="0.000824229" calcext:value-type="float">
            <text:p>0.000824229</text:p>
          </table:table-cell>
          <table:table-cell/>
          <table:table-cell office:value-type="float" office:value="34.1604" calcext:value-type="float">
            <text:p>34.1604</text:p>
          </table:table-cell>
          <table:table-cell office:value-type="float" office:value="1.3424" calcext:value-type="float">
            <text:p>1.3424</text:p>
          </table:table-cell>
          <table:table-cell office:value-type="float" office:value="0.00648426" calcext:value-type="float">
            <text:p>0.00648426</text:p>
          </table:table-cell>
          <table:table-cell/>
          <table:table-cell office:value-type="float" office:value="35.1856" calcext:value-type="float">
            <text:p>35.1856</text:p>
          </table:table-cell>
          <table:table-cell office:value-type="float" office:value="1.2011" calcext:value-type="float">
            <text:p>1.2011</text:p>
          </table:table-cell>
          <table:table-cell office:value-type="float" office:value="0.059421" calcext:value-type="float">
            <text:p>0.059421</text:p>
          </table:table-cell>
          <table:table-cell/>
          <table:table-cell office:value-type="float" office:value="33.2865" calcext:value-type="float">
            <text:p>33.2865</text:p>
          </table:table-cell>
          <table:table-cell office:value-type="float" office:value="1.48908" calcext:value-type="float">
            <text:p>1.48908</text:p>
          </table:table-cell>
          <table:table-cell office:value-type="float" office:value="0.599897" calcext:value-type="float">
            <text:p>0.599897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0373" calcext:value-type="float">
            <text:p>0.000470373</text:p>
          </table:table-cell>
          <table:table-cell/>
          <table:table-cell office:value-type="float" office:value="32.0158" calcext:value-type="float">
            <text:p>32.0158</text:p>
          </table:table-cell>
          <table:table-cell office:value-type="float" office:value="1.20072" calcext:value-type="float">
            <text:p>1.20072</text:p>
          </table:table-cell>
          <table:table-cell office:value-type="float" office:value="0.000806986" calcext:value-type="float">
            <text:p>0.000806986</text:p>
          </table:table-cell>
          <table:table-cell/>
          <table:table-cell office:value-type="float" office:value="32.5979" calcext:value-type="float">
            <text:p>32.5979</text:p>
          </table:table-cell>
          <table:table-cell office:value-type="float" office:value="1.36827" calcext:value-type="float">
            <text:p>1.36827</text:p>
          </table:table-cell>
          <table:table-cell office:value-type="float" office:value="0.000804421" calcext:value-type="float">
            <text:p>0.000804421</text:p>
          </table:table-cell>
          <table:table-cell/>
          <table:table-cell office:value-type="float" office:value="32.11" calcext:value-type="float">
            <text:p>32.11</text:p>
          </table:table-cell>
          <table:table-cell office:value-type="float" office:value="1.35228" calcext:value-type="float">
            <text:p>1.35228</text:p>
          </table:table-cell>
          <table:table-cell office:value-type="float" office:value="0.000823647" calcext:value-type="float">
            <text:p>0.000823647</text:p>
          </table:table-cell>
          <table:table-cell/>
          <table:table-cell office:value-type="float" office:value="32.9278" calcext:value-type="float">
            <text:p>32.9278</text:p>
          </table:table-cell>
          <table:table-cell office:value-type="float" office:value="1.40499" calcext:value-type="float">
            <text:p>1.40499</text:p>
          </table:table-cell>
          <table:table-cell office:value-type="float" office:value="0.00643883" calcext:value-type="float">
            <text:p>0.00643883</text:p>
          </table:table-cell>
          <table:table-cell/>
          <table:table-cell office:value-type="float" office:value="32.7192" calcext:value-type="float">
            <text:p>32.7192</text:p>
          </table:table-cell>
          <table:table-cell office:value-type="float" office:value="1.38714" calcext:value-type="float">
            <text:p>1.38714</text:p>
          </table:table-cell>
          <table:table-cell office:value-type="float" office:value="0.0590903" calcext:value-type="float">
            <text:p>0.0590903</text:p>
          </table:table-cell>
          <table:table-cell/>
          <table:table-cell office:value-type="float" office:value="33.788" calcext:value-type="float">
            <text:p>33.788</text:p>
          </table:table-cell>
          <table:table-cell office:value-type="float" office:value="1.23878" calcext:value-type="float">
            <text:p>1.23878</text:p>
          </table:table-cell>
          <table:table-cell office:value-type="float" office:value="0.61237" calcext:value-type="float">
            <text:p>0.6123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724" calcext:value-type="float">
            <text:p>0.000475724</text:p>
          </table:table-cell>
          <table:table-cell/>
          <table:table-cell office:value-type="float" office:value="33.5759" calcext:value-type="float">
            <text:p>33.5759</text:p>
          </table:table-cell>
          <table:table-cell office:value-type="float" office:value="1.16051" calcext:value-type="float">
            <text:p>1.16051</text:p>
          </table:table-cell>
          <table:table-cell office:value-type="float" office:value="0.000802136" calcext:value-type="float">
            <text:p>0.000802136</text:p>
          </table:table-cell>
          <table:table-cell/>
          <table:table-cell office:value-type="float" office:value="34.4851" calcext:value-type="float">
            <text:p>34.4851</text:p>
          </table:table-cell>
          <table:table-cell office:value-type="float" office:value="1.23024" calcext:value-type="float">
            <text:p>1.23024</text:p>
          </table:table-cell>
          <table:table-cell office:value-type="float" office:value="0.000805503" calcext:value-type="float">
            <text:p>0.000805503</text:p>
          </table:table-cell>
          <table:table-cell/>
          <table:table-cell office:value-type="float" office:value="33.4404" calcext:value-type="float">
            <text:p>33.4404</text:p>
          </table:table-cell>
          <table:table-cell office:value-type="float" office:value="1.22048" calcext:value-type="float">
            <text:p>1.22048</text:p>
          </table:table-cell>
          <table:table-cell office:value-type="float" office:value="0.00083053" calcext:value-type="float">
            <text:p>0.00083053</text:p>
          </table:table-cell>
          <table:table-cell/>
          <table:table-cell office:value-type="float" office:value="32.1814" calcext:value-type="float">
            <text:p>32.1814</text:p>
          </table:table-cell>
          <table:table-cell office:value-type="float" office:value="1.41567" calcext:value-type="float">
            <text:p>1.41567</text:p>
          </table:table-cell>
          <table:table-cell office:value-type="float" office:value="0.00640869" calcext:value-type="float">
            <text:p>0.00640869</text:p>
          </table:table-cell>
          <table:table-cell/>
          <table:table-cell office:value-type="float" office:value="32.4781" calcext:value-type="float">
            <text:p>32.4781</text:p>
          </table:table-cell>
          <table:table-cell office:value-type="float" office:value="1.40283" calcext:value-type="float">
            <text:p>1.40283</text:p>
          </table:table-cell>
          <table:table-cell office:value-type="float" office:value="0.0579557" calcext:value-type="float">
            <text:p>0.0579557</text:p>
          </table:table-cell>
          <table:table-cell/>
          <table:table-cell office:value-type="float" office:value="33.5416" calcext:value-type="float">
            <text:p>33.5416</text:p>
          </table:table-cell>
          <table:table-cell office:value-type="float" office:value="1.31265" calcext:value-type="float">
            <text:p>1.31265</text:p>
          </table:table-cell>
          <table:table-cell office:value-type="float" office:value="0.585124" calcext:value-type="float">
            <text:p>0.58512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9662" calcext:value-type="float">
            <text:p>0.000469662</text:p>
          </table:table-cell>
          <table:table-cell/>
          <table:table-cell office:value-type="float" office:value="33.4879" calcext:value-type="float">
            <text:p>33.4879</text:p>
          </table:table-cell>
          <table:table-cell office:value-type="float" office:value="1.07704" calcext:value-type="float">
            <text:p>1.07704</text:p>
          </table:table-cell>
          <table:table-cell office:value-type="float" office:value="0.000800824" calcext:value-type="float">
            <text:p>0.000800824</text:p>
          </table:table-cell>
          <table:table-cell/>
          <table:table-cell office:value-type="float" office:value="32.4078" calcext:value-type="float">
            <text:p>32.4078</text:p>
          </table:table-cell>
          <table:table-cell office:value-type="float" office:value="1.38384" calcext:value-type="float">
            <text:p>1.38384</text:p>
          </table:table-cell>
          <table:table-cell office:value-type="float" office:value="0.000801886" calcext:value-type="float">
            <text:p>0.000801886</text:p>
          </table:table-cell>
          <table:table-cell/>
          <table:table-cell office:value-type="float" office:value="32.9231" calcext:value-type="float">
            <text:p>32.9231</text:p>
          </table:table-cell>
          <table:table-cell office:value-type="float" office:value="1.35691" calcext:value-type="float">
            <text:p>1.35691</text:p>
          </table:table-cell>
          <table:table-cell office:value-type="float" office:value="0.000825431" calcext:value-type="float">
            <text:p>0.000825431</text:p>
          </table:table-cell>
          <table:table-cell/>
          <table:table-cell office:value-type="float" office:value="32.3374" calcext:value-type="float">
            <text:p>32.3374</text:p>
          </table:table-cell>
          <table:table-cell office:value-type="float" office:value="1.4866" calcext:value-type="float">
            <text:p>1.4866</text:p>
          </table:table-cell>
          <table:table-cell office:value-type="float" office:value="0.00642331" calcext:value-type="float">
            <text:p>0.00642331</text:p>
          </table:table-cell>
          <table:table-cell/>
          <table:table-cell office:value-type="float" office:value="35.4353" calcext:value-type="float">
            <text:p>35.4353</text:p>
          </table:table-cell>
          <table:table-cell office:value-type="float" office:value="1.1355" calcext:value-type="float">
            <text:p>1.1355</text:p>
          </table:table-cell>
          <table:table-cell office:value-type="float" office:value="0.0598621" calcext:value-type="float">
            <text:p>0.0598621</text:p>
          </table:table-cell>
          <table:table-cell/>
          <table:table-cell office:value-type="float" office:value="33.0507" calcext:value-type="float">
            <text:p>33.0507</text:p>
          </table:table-cell>
          <table:table-cell office:value-type="float" office:value="1.27752" calcext:value-type="float">
            <text:p>1.27752</text:p>
          </table:table-cell>
          <table:table-cell office:value-type="float" office:value="0.600105" calcext:value-type="float">
            <text:p>0.60010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201" calcext:value-type="float">
            <text:p>0.000474201</text:p>
          </table:table-cell>
          <table:table-cell/>
          <table:table-cell office:value-type="float" office:value="32.2124" calcext:value-type="float">
            <text:p>32.2124</text:p>
          </table:table-cell>
          <table:table-cell office:value-type="float" office:value="1.0932" calcext:value-type="float">
            <text:p>1.0932</text:p>
          </table:table-cell>
          <table:table-cell office:value-type="float" office:value="0.000801285" calcext:value-type="float">
            <text:p>0.000801285</text:p>
          </table:table-cell>
          <table:table-cell/>
          <table:table-cell office:value-type="float" office:value="31.0033" calcext:value-type="float">
            <text:p>31.0033</text:p>
          </table:table-cell>
          <table:table-cell office:value-type="float" office:value="1.32905" calcext:value-type="float">
            <text:p>1.32905</text:p>
          </table:table-cell>
          <table:table-cell office:value-type="float" office:value="0.000802948" calcext:value-type="float">
            <text:p>0.000802948</text:p>
          </table:table-cell>
          <table:table-cell/>
          <table:table-cell office:value-type="float" office:value="31.6887" calcext:value-type="float">
            <text:p>31.6887</text:p>
          </table:table-cell>
          <table:table-cell office:value-type="float" office:value="1.42216" calcext:value-type="float">
            <text:p>1.42216</text:p>
          </table:table-cell>
          <table:table-cell office:value-type="float" office:value="0.000823787" calcext:value-type="float">
            <text:p>0.000823787</text:p>
          </table:table-cell>
          <table:table-cell/>
          <table:table-cell office:value-type="float" office:value="32.8566" calcext:value-type="float">
            <text:p>32.8566</text:p>
          </table:table-cell>
          <table:table-cell office:value-type="float" office:value="1.35801" calcext:value-type="float">
            <text:p>1.35801</text:p>
          </table:table-cell>
          <table:table-cell office:value-type="float" office:value="0.00647283" calcext:value-type="float">
            <text:p>0.00647283</text:p>
          </table:table-cell>
          <table:table-cell/>
          <table:table-cell office:value-type="float" office:value="32.8956" calcext:value-type="float">
            <text:p>32.8956</text:p>
          </table:table-cell>
          <table:table-cell office:value-type="float" office:value="1.43285" calcext:value-type="float">
            <text:p>1.43285</text:p>
          </table:table-cell>
          <table:table-cell office:value-type="float" office:value="0.0587215" calcext:value-type="float">
            <text:p>0.0587215</text:p>
          </table:table-cell>
          <table:table-cell/>
          <table:table-cell office:value-type="float" office:value="32.9999" calcext:value-type="float">
            <text:p>32.9999</text:p>
          </table:table-cell>
          <table:table-cell office:value-type="float" office:value="1.28299" calcext:value-type="float">
            <text:p>1.28299</text:p>
          </table:table-cell>
          <table:table-cell office:value-type="float" office:value="0.616388" calcext:value-type="float">
            <text:p>0.61638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5332" calcext:value-type="float">
            <text:p>0.000485332</text:p>
          </table:table-cell>
          <table:table-cell/>
          <table:table-cell office:value-type="float" office:value="31.4424" calcext:value-type="float">
            <text:p>31.4424</text:p>
          </table:table-cell>
          <table:table-cell office:value-type="float" office:value="1.34928" calcext:value-type="float">
            <text:p>1.34928</text:p>
          </table:table-cell>
          <table:table-cell office:value-type="float" office:value="0.000801525" calcext:value-type="float">
            <text:p>0.000801525</text:p>
          </table:table-cell>
          <table:table-cell/>
          <table:table-cell office:value-type="float" office:value="33.0432" calcext:value-type="float">
            <text:p>33.0432</text:p>
          </table:table-cell>
          <table:table-cell office:value-type="float" office:value="1.28756" calcext:value-type="float">
            <text:p>1.28756</text:p>
          </table:table-cell>
          <table:table-cell office:value-type="float" office:value="0.000805533" calcext:value-type="float">
            <text:p>0.000805533</text:p>
          </table:table-cell>
          <table:table-cell/>
          <table:table-cell office:value-type="float" office:value="31.9434" calcext:value-type="float">
            <text:p>31.9434</text:p>
          </table:table-cell>
          <table:table-cell office:value-type="float" office:value="1.41996" calcext:value-type="float">
            <text:p>1.41996</text:p>
          </table:table-cell>
          <table:table-cell office:value-type="float" office:value="0.000832163" calcext:value-type="float">
            <text:p>0.000832163</text:p>
          </table:table-cell>
          <table:table-cell/>
          <table:table-cell office:value-type="float" office:value="34.4575" calcext:value-type="float">
            <text:p>34.4575</text:p>
          </table:table-cell>
          <table:table-cell office:value-type="float" office:value="1.19671" calcext:value-type="float">
            <text:p>1.19671</text:p>
          </table:table-cell>
          <table:table-cell office:value-type="float" office:value="0.00649782" calcext:value-type="float">
            <text:p>0.00649782</text:p>
          </table:table-cell>
          <table:table-cell/>
          <table:table-cell office:value-type="float" office:value="33.9891" calcext:value-type="float">
            <text:p>33.9891</text:p>
          </table:table-cell>
          <table:table-cell office:value-type="float" office:value="1.35135" calcext:value-type="float">
            <text:p>1.35135</text:p>
          </table:table-cell>
          <table:table-cell office:value-type="float" office:value="0.0591214" calcext:value-type="float">
            <text:p>0.0591214</text:p>
          </table:table-cell>
          <table:table-cell/>
          <table:table-cell office:value-type="float" office:value="33.1892" calcext:value-type="float">
            <text:p>33.1892</text:p>
          </table:table-cell>
          <table:table-cell office:value-type="float" office:value="1.36905" calcext:value-type="float">
            <text:p>1.36905</text:p>
          </table:table-cell>
          <table:table-cell office:value-type="float" office:value="0.58969" calcext:value-type="float">
            <text:p>0.5896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217" calcext:value-type="float">
            <text:p>0.000467217</text:p>
          </table:table-cell>
          <table:table-cell/>
          <table:table-cell office:value-type="float" office:value="30.4164" calcext:value-type="float">
            <text:p>30.4164</text:p>
          </table:table-cell>
          <table:table-cell office:value-type="float" office:value="1.29453" calcext:value-type="float">
            <text:p>1.29453</text:p>
          </table:table-cell>
          <table:table-cell office:value-type="float" office:value="0.000800263" calcext:value-type="float">
            <text:p>0.000800263</text:p>
          </table:table-cell>
          <table:table-cell/>
          <table:table-cell office:value-type="float" office:value="32.6539" calcext:value-type="float">
            <text:p>32.6539</text:p>
          </table:table-cell>
          <table:table-cell office:value-type="float" office:value="1.24008" calcext:value-type="float">
            <text:p>1.24008</text:p>
          </table:table-cell>
          <table:table-cell office:value-type="float" office:value="0.000832284" calcext:value-type="float">
            <text:p>0.000832284</text:p>
          </table:table-cell>
          <table:table-cell/>
          <table:table-cell office:value-type="float" office:value="33.7357" calcext:value-type="float">
            <text:p>33.7357</text:p>
          </table:table-cell>
          <table:table-cell office:value-type="float" office:value="1.32621" calcext:value-type="float">
            <text:p>1.32621</text:p>
          </table:table-cell>
          <table:table-cell office:value-type="float" office:value="0.000837313" calcext:value-type="float">
            <text:p>0.000837313</text:p>
          </table:table-cell>
          <table:table-cell/>
          <table:table-cell office:value-type="float" office:value="32.6066" calcext:value-type="float">
            <text:p>32.6066</text:p>
          </table:table-cell>
          <table:table-cell office:value-type="float" office:value="1.3784" calcext:value-type="float">
            <text:p>1.3784</text:p>
          </table:table-cell>
          <table:table-cell office:value-type="float" office:value="0.00643442" calcext:value-type="float">
            <text:p>0.00643442</text:p>
          </table:table-cell>
          <table:table-cell/>
          <table:table-cell office:value-type="float" office:value="32.7902" calcext:value-type="float">
            <text:p>32.7902</text:p>
          </table:table-cell>
          <table:table-cell office:value-type="float" office:value="1.33866" calcext:value-type="float">
            <text:p>1.33866</text:p>
          </table:table-cell>
          <table:table-cell office:value-type="float" office:value="0.0586674" calcext:value-type="float">
            <text:p>0.0586674</text:p>
          </table:table-cell>
          <table:table-cell/>
          <table:table-cell office:value-type="float" office:value="32.7321" calcext:value-type="float">
            <text:p>32.7321</text:p>
          </table:table-cell>
          <table:table-cell office:value-type="float" office:value="1.324" calcext:value-type="float">
            <text:p>1.324</text:p>
          </table:table-cell>
          <table:table-cell office:value-type="float" office:value="0.596871" calcext:value-type="float">
            <text:p>0.59687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107" calcext:value-type="float">
            <text:p>0.000472107</text:p>
          </table:table-cell>
          <table:table-cell/>
          <table:table-cell office:value-type="float" office:value="32.1524" calcext:value-type="float">
            <text:p>32.1524</text:p>
          </table:table-cell>
          <table:table-cell office:value-type="float" office:value="1.12623" calcext:value-type="float">
            <text:p>1.12623</text:p>
          </table:table-cell>
          <table:table-cell office:value-type="float" office:value="0.000801465" calcext:value-type="float">
            <text:p>0.000801465</text:p>
          </table:table-cell>
          <table:table-cell/>
          <table:table-cell office:value-type="float" office:value="32.1105" calcext:value-type="float">
            <text:p>32.1105</text:p>
          </table:table-cell>
          <table:table-cell office:value-type="float" office:value="1.45666" calcext:value-type="float">
            <text:p>1.45666</text:p>
          </table:table-cell>
          <table:table-cell office:value-type="float" office:value="0.00080404" calcext:value-type="float">
            <text:p>0.00080404</text:p>
          </table:table-cell>
          <table:table-cell/>
          <table:table-cell office:value-type="float" office:value="33.5652" calcext:value-type="float">
            <text:p>33.5652</text:p>
          </table:table-cell>
          <table:table-cell office:value-type="float" office:value="1.26287" calcext:value-type="float">
            <text:p>1.26287</text:p>
          </table:table-cell>
          <table:table-cell office:value-type="float" office:value="0.000832333" calcext:value-type="float">
            <text:p>0.000832333</text:p>
          </table:table-cell>
          <table:table-cell/>
          <table:table-cell office:value-type="float" office:value="32.7481" calcext:value-type="float">
            <text:p>32.7481</text:p>
          </table:table-cell>
          <table:table-cell office:value-type="float" office:value="1.26978" calcext:value-type="float">
            <text:p>1.26978</text:p>
          </table:table-cell>
          <table:table-cell office:value-type="float" office:value="0.00667585" calcext:value-type="float">
            <text:p>0.00667585</text:p>
          </table:table-cell>
          <table:table-cell/>
          <table:table-cell office:value-type="float" office:value="32.7232" calcext:value-type="float">
            <text:p>32.7232</text:p>
          </table:table-cell>
          <table:table-cell office:value-type="float" office:value="1.3342" calcext:value-type="float">
            <text:p>1.3342</text:p>
          </table:table-cell>
          <table:table-cell office:value-type="float" office:value="0.0578958" calcext:value-type="float">
            <text:p>0.0578958</text:p>
          </table:table-cell>
          <table:table-cell/>
          <table:table-cell office:value-type="float" office:value="33.5031" calcext:value-type="float">
            <text:p>33.5031</text:p>
          </table:table-cell>
          <table:table-cell office:value-type="float" office:value="1.28284" calcext:value-type="float">
            <text:p>1.28284</text:p>
          </table:table-cell>
          <table:table-cell office:value-type="float" office:value="0.593881" calcext:value-type="float">
            <text:p>0.59388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973" calcext:value-type="float">
            <text:p>0.000469973</text:p>
          </table:table-cell>
          <table:table-cell/>
          <table:table-cell office:value-type="float" office:value="31.8651" calcext:value-type="float">
            <text:p>31.8651</text:p>
          </table:table-cell>
          <table:table-cell office:value-type="float" office:value="1.19188" calcext:value-type="float">
            <text:p>1.19188</text:p>
          </table:table-cell>
          <table:table-cell office:value-type="float" office:value="0.000795223" calcext:value-type="float">
            <text:p>0.000795223</text:p>
          </table:table-cell>
          <table:table-cell/>
          <table:table-cell office:value-type="float" office:value="31.537" calcext:value-type="float">
            <text:p>31.537</text:p>
          </table:table-cell>
          <table:table-cell office:value-type="float" office:value="1.37679" calcext:value-type="float">
            <text:p>1.37679</text:p>
          </table:table-cell>
          <table:table-cell office:value-type="float" office:value="0.000800995" calcext:value-type="float">
            <text:p>0.000800995</text:p>
          </table:table-cell>
          <table:table-cell/>
          <table:table-cell office:value-type="float" office:value="34.0618" calcext:value-type="float">
            <text:p>34.0618</text:p>
          </table:table-cell>
          <table:table-cell office:value-type="float" office:value="1.32435" calcext:value-type="float">
            <text:p>1.32435</text:p>
          </table:table-cell>
          <table:table-cell office:value-type="float" office:value="0.000829478" calcext:value-type="float">
            <text:p>0.000829478</text:p>
          </table:table-cell>
          <table:table-cell/>
          <table:table-cell office:value-type="float" office:value="33.4552" calcext:value-type="float">
            <text:p>33.4552</text:p>
          </table:table-cell>
          <table:table-cell office:value-type="float" office:value="1.32237" calcext:value-type="float">
            <text:p>1.32237</text:p>
          </table:table-cell>
          <table:table-cell office:value-type="float" office:value="0.00658971" calcext:value-type="float">
            <text:p>0.00658971</text:p>
          </table:table-cell>
          <table:table-cell/>
          <table:table-cell office:value-type="float" office:value="31.9259" calcext:value-type="float">
            <text:p>31.9259</text:p>
          </table:table-cell>
          <table:table-cell office:value-type="float" office:value="1.4933" calcext:value-type="float">
            <text:p>1.4933</text:p>
          </table:table-cell>
          <table:table-cell office:value-type="float" office:value="0.0580319" calcext:value-type="float">
            <text:p>0.0580319</text:p>
          </table:table-cell>
          <table:table-cell/>
          <table:table-cell office:value-type="float" office:value="33.811" calcext:value-type="float">
            <text:p>33.811</text:p>
          </table:table-cell>
          <table:table-cell office:value-type="float" office:value="1.24816" calcext:value-type="float">
            <text:p>1.24816</text:p>
          </table:table-cell>
          <table:table-cell office:value-type="float" office:value="0.729674" calcext:value-type="float">
            <text:p>0.72967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6245" calcext:value-type="float">
            <text:p>0.000476245</text:p>
          </table:table-cell>
          <table:table-cell/>
          <table:table-cell office:value-type="float" office:value="31.964" calcext:value-type="float">
            <text:p>31.964</text:p>
          </table:table-cell>
          <table:table-cell office:value-type="float" office:value="1.15499" calcext:value-type="float">
            <text:p>1.15499</text:p>
          </table:table-cell>
          <table:table-cell office:value-type="float" office:value="0.000804501" calcext:value-type="float">
            <text:p>0.000804501</text:p>
          </table:table-cell>
          <table:table-cell/>
          <table:table-cell office:value-type="float" office:value="32.3643" calcext:value-type="float">
            <text:p>32.3643</text:p>
          </table:table-cell>
          <table:table-cell office:value-type="float" office:value="1.29803" calcext:value-type="float">
            <text:p>1.29803</text:p>
          </table:table-cell>
          <table:table-cell office:value-type="float" office:value="0.000803149" calcext:value-type="float">
            <text:p>0.000803149</text:p>
          </table:table-cell>
          <table:table-cell/>
          <table:table-cell office:value-type="float" office:value="32.4701" calcext:value-type="float">
            <text:p>32.4701</text:p>
          </table:table-cell>
          <table:table-cell office:value-type="float" office:value="1.37338" calcext:value-type="float">
            <text:p>1.37338</text:p>
          </table:table-cell>
          <table:table-cell office:value-type="float" office:value="0.000835099" calcext:value-type="float">
            <text:p>0.000835099</text:p>
          </table:table-cell>
          <table:table-cell/>
          <table:table-cell office:value-type="float" office:value="32.5034" calcext:value-type="float">
            <text:p>32.5034</text:p>
          </table:table-cell>
          <table:table-cell office:value-type="float" office:value="1.41129" calcext:value-type="float">
            <text:p>1.41129</text:p>
          </table:table-cell>
          <table:table-cell office:value-type="float" office:value="0.00641704" calcext:value-type="float">
            <text:p>0.00641704</text:p>
          </table:table-cell>
          <table:table-cell/>
          <table:table-cell office:value-type="float" office:value="33.1197" calcext:value-type="float">
            <text:p>33.1197</text:p>
          </table:table-cell>
          <table:table-cell office:value-type="float" office:value="1.23389" calcext:value-type="float">
            <text:p>1.23389</text:p>
          </table:table-cell>
          <table:table-cell office:value-type="float" office:value="0.058172" calcext:value-type="float">
            <text:p>0.058172</text:p>
          </table:table-cell>
          <table:table-cell/>
          <table:table-cell office:value-type="float" office:value="33.3792" calcext:value-type="float">
            <text:p>33.3792</text:p>
          </table:table-cell>
          <table:table-cell office:value-type="float" office:value="1.20631" calcext:value-type="float">
            <text:p>1.20631</text:p>
          </table:table-cell>
          <table:table-cell office:value-type="float" office:value="0.668029" calcext:value-type="float">
            <text:p>0.66802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931" calcext:value-type="float">
            <text:p>0.000468931</text:p>
          </table:table-cell>
          <table:table-cell/>
          <table:table-cell office:value-type="float" office:value="30.7355" calcext:value-type="float">
            <text:p>30.7355</text:p>
          </table:table-cell>
          <table:table-cell office:value-type="float" office:value="1.16662" calcext:value-type="float">
            <text:p>1.16662</text:p>
          </table:table-cell>
          <table:table-cell office:value-type="float" office:value="0.000798641" calcext:value-type="float">
            <text:p>0.000798641</text:p>
          </table:table-cell>
          <table:table-cell/>
          <table:table-cell office:value-type="float" office:value="32.1171" calcext:value-type="float">
            <text:p>32.1171</text:p>
          </table:table-cell>
          <table:table-cell office:value-type="float" office:value="1.35818" calcext:value-type="float">
            <text:p>1.35818</text:p>
          </table:table-cell>
          <table:table-cell office:value-type="float" office:value="0.000805634" calcext:value-type="float">
            <text:p>0.000805634</text:p>
          </table:table-cell>
          <table:table-cell/>
          <table:table-cell office:value-type="float" office:value="32.8691" calcext:value-type="float">
            <text:p>32.8691</text:p>
          </table:table-cell>
          <table:table-cell office:value-type="float" office:value="1.21724" calcext:value-type="float">
            <text:p>1.21724</text:p>
          </table:table-cell>
          <table:table-cell office:value-type="float" office:value="0.000842372" calcext:value-type="float">
            <text:p>0.000842372</text:p>
          </table:table-cell>
          <table:table-cell/>
          <table:table-cell office:value-type="float" office:value="32.1087" calcext:value-type="float">
            <text:p>32.1087</text:p>
          </table:table-cell>
          <table:table-cell office:value-type="float" office:value="1.34986" calcext:value-type="float">
            <text:p>1.34986</text:p>
          </table:table-cell>
          <table:table-cell office:value-type="float" office:value="0.00647367" calcext:value-type="float">
            <text:p>0.00647367</text:p>
          </table:table-cell>
          <table:table-cell/>
          <table:table-cell office:value-type="float" office:value="33.4973" calcext:value-type="float">
            <text:p>33.4973</text:p>
          </table:table-cell>
          <table:table-cell office:value-type="float" office:value="1.27925" calcext:value-type="float">
            <text:p>1.27925</text:p>
          </table:table-cell>
          <table:table-cell office:value-type="float" office:value="0.058074" calcext:value-type="float">
            <text:p>0.058074</text:p>
          </table:table-cell>
          <table:table-cell/>
          <table:table-cell office:value-type="float" office:value="34.6565" calcext:value-type="float">
            <text:p>34.6565</text:p>
          </table:table-cell>
          <table:table-cell office:value-type="float" office:value="1.14301" calcext:value-type="float">
            <text:p>1.14301</text:p>
          </table:table-cell>
          <table:table-cell office:value-type="float" office:value="0.611441" calcext:value-type="float">
            <text:p>0.611441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1034" calcext:value-type="float">
            <text:p>0.000471034</text:p>
          </table:table-cell>
          <table:table-cell/>
          <table:table-cell office:value-type="float" office:value="30.0322" calcext:value-type="float">
            <text:p>30.0322</text:p>
          </table:table-cell>
          <table:table-cell office:value-type="float" office:value="1.49979" calcext:value-type="float">
            <text:p>1.49979</text:p>
          </table:table-cell>
          <table:table-cell office:value-type="float" office:value="0.000797278" calcext:value-type="float">
            <text:p>0.000797278</text:p>
          </table:table-cell>
          <table:table-cell/>
          <table:table-cell office:value-type="float" office:value="33.6528" calcext:value-type="float">
            <text:p>33.6528</text:p>
          </table:table-cell>
          <table:table-cell office:value-type="float" office:value="1.25461" calcext:value-type="float">
            <text:p>1.25461</text:p>
          </table:table-cell>
          <table:table-cell office:value-type="float" office:value="0.000806044" calcext:value-type="float">
            <text:p>0.000806044</text:p>
          </table:table-cell>
          <table:table-cell/>
          <table:table-cell office:value-type="float" office:value="32.7881" calcext:value-type="float">
            <text:p>32.7881</text:p>
          </table:table-cell>
          <table:table-cell office:value-type="float" office:value="1.32227" calcext:value-type="float">
            <text:p>1.32227</text:p>
          </table:table-cell>
          <table:table-cell office:value-type="float" office:value="0.000839817" calcext:value-type="float">
            <text:p>0.000839817</text:p>
          </table:table-cell>
          <table:table-cell/>
          <table:table-cell office:value-type="float" office:value="32.9414" calcext:value-type="float">
            <text:p>32.9414</text:p>
          </table:table-cell>
          <table:table-cell office:value-type="float" office:value="1.46348" calcext:value-type="float">
            <text:p>1.46348</text:p>
          </table:table-cell>
          <table:table-cell office:value-type="float" office:value="0.00646181" calcext:value-type="float">
            <text:p>0.00646181</text:p>
          </table:table-cell>
          <table:table-cell/>
          <table:table-cell office:value-type="float" office:value="33.0712" calcext:value-type="float">
            <text:p>33.0712</text:p>
          </table:table-cell>
          <table:table-cell office:value-type="float" office:value="1.43064" calcext:value-type="float">
            <text:p>1.43064</text:p>
          </table:table-cell>
          <table:table-cell office:value-type="float" office:value="0.0611602" calcext:value-type="float">
            <text:p>0.0611602</text:p>
          </table:table-cell>
          <table:table-cell/>
          <table:table-cell office:value-type="float" office:value="32.2964" calcext:value-type="float">
            <text:p>32.2964</text:p>
          </table:table-cell>
          <table:table-cell office:value-type="float" office:value="1.43399" calcext:value-type="float">
            <text:p>1.43399</text:p>
          </table:table-cell>
          <table:table-cell office:value-type="float" office:value="0.592771" calcext:value-type="float">
            <text:p>0.592771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47" calcext:value-type="float">
            <text:p>0.00046847</text:p>
          </table:table-cell>
          <table:table-cell/>
          <table:table-cell office:value-type="float" office:value="32.8581" calcext:value-type="float">
            <text:p>32.8581</text:p>
          </table:table-cell>
          <table:table-cell office:value-type="float" office:value="1.2486" calcext:value-type="float">
            <text:p>1.2486</text:p>
          </table:table-cell>
          <table:table-cell office:value-type="float" office:value="0.000797878" calcext:value-type="float">
            <text:p>0.000797878</text:p>
          </table:table-cell>
          <table:table-cell/>
          <table:table-cell office:value-type="float" office:value="33.6332" calcext:value-type="float">
            <text:p>33.6332</text:p>
          </table:table-cell>
          <table:table-cell office:value-type="float" office:value="1.22695" calcext:value-type="float">
            <text:p>1.22695</text:p>
          </table:table-cell>
          <table:table-cell office:value-type="float" office:value="0.000802758" calcext:value-type="float">
            <text:p>0.000802758</text:p>
          </table:table-cell>
          <table:table-cell/>
          <table:table-cell office:value-type="float" office:value="33.3886" calcext:value-type="float">
            <text:p>33.3886</text:p>
          </table:table-cell>
          <table:table-cell office:value-type="float" office:value="1.22559" calcext:value-type="float">
            <text:p>1.22559</text:p>
          </table:table-cell>
          <table:table-cell office:value-type="float" office:value="0.000828285" calcext:value-type="float">
            <text:p>0.000828285</text:p>
          </table:table-cell>
          <table:table-cell/>
          <table:table-cell office:value-type="float" office:value="33.2286" calcext:value-type="float">
            <text:p>33.2286</text:p>
          </table:table-cell>
          <table:table-cell office:value-type="float" office:value="1.36403" calcext:value-type="float">
            <text:p>1.36403</text:p>
          </table:table-cell>
          <table:table-cell office:value-type="float" office:value="0.00642769" calcext:value-type="float">
            <text:p>0.00642769</text:p>
          </table:table-cell>
          <table:table-cell/>
          <table:table-cell office:value-type="float" office:value="33.1037" calcext:value-type="float">
            <text:p>33.1037</text:p>
          </table:table-cell>
          <table:table-cell office:value-type="float" office:value="1.30083" calcext:value-type="float">
            <text:p>1.30083</text:p>
          </table:table-cell>
          <table:table-cell office:value-type="float" office:value="0.0580006" calcext:value-type="float">
            <text:p>0.0580006</text:p>
          </table:table-cell>
          <table:table-cell/>
          <table:table-cell office:value-type="float" office:value="33.0349" calcext:value-type="float">
            <text:p>33.0349</text:p>
          </table:table-cell>
          <table:table-cell office:value-type="float" office:value="1.36719" calcext:value-type="float">
            <text:p>1.36719</text:p>
          </table:table-cell>
          <table:table-cell office:value-type="float" office:value="0.612647" calcext:value-type="float">
            <text:p>0.61264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027" calcext:value-type="float">
            <text:p>0.000472027</text:p>
          </table:table-cell>
          <table:table-cell/>
          <table:table-cell office:value-type="float" office:value="32.0029" calcext:value-type="float">
            <text:p>32.0029</text:p>
          </table:table-cell>
          <table:table-cell office:value-type="float" office:value="1.20497" calcext:value-type="float">
            <text:p>1.20497</text:p>
          </table:table-cell>
          <table:table-cell office:value-type="float" office:value="0.000795975" calcext:value-type="float">
            <text:p>0.000795975</text:p>
          </table:table-cell>
          <table:table-cell/>
          <table:table-cell office:value-type="float" office:value="32.0046" calcext:value-type="float">
            <text:p>32.0046</text:p>
          </table:table-cell>
          <table:table-cell office:value-type="float" office:value="1.34327" calcext:value-type="float">
            <text:p>1.34327</text:p>
          </table:table-cell>
          <table:table-cell office:value-type="float" office:value="0.000804702" calcext:value-type="float">
            <text:p>0.000804702</text:p>
          </table:table-cell>
          <table:table-cell/>
          <table:table-cell office:value-type="float" office:value="32.8265" calcext:value-type="float">
            <text:p>32.8265</text:p>
          </table:table-cell>
          <table:table-cell office:value-type="float" office:value="1.38512" calcext:value-type="float">
            <text:p>1.38512</text:p>
          </table:table-cell>
          <table:table-cell office:value-type="float" office:value="0.000826673" calcext:value-type="float">
            <text:p>0.000826673</text:p>
          </table:table-cell>
          <table:table-cell/>
          <table:table-cell office:value-type="float" office:value="32.4062" calcext:value-type="float">
            <text:p>32.4062</text:p>
          </table:table-cell>
          <table:table-cell office:value-type="float" office:value="1.41787" calcext:value-type="float">
            <text:p>1.41787</text:p>
          </table:table-cell>
          <table:table-cell office:value-type="float" office:value="0.00647034" calcext:value-type="float">
            <text:p>0.00647034</text:p>
          </table:table-cell>
          <table:table-cell/>
          <table:table-cell office:value-type="float" office:value="34.9849" calcext:value-type="float">
            <text:p>34.9849</text:p>
          </table:table-cell>
          <table:table-cell office:value-type="float" office:value="1.21167" calcext:value-type="float">
            <text:p>1.21167</text:p>
          </table:table-cell>
          <table:table-cell office:value-type="float" office:value="0.0589174" calcext:value-type="float">
            <text:p>0.0589174</text:p>
          </table:table-cell>
          <table:table-cell/>
          <table:table-cell office:value-type="float" office:value="33.3909" calcext:value-type="float">
            <text:p>33.3909</text:p>
          </table:table-cell>
          <table:table-cell office:value-type="float" office:value="1.31445" calcext:value-type="float">
            <text:p>1.31445</text:p>
          </table:table-cell>
          <table:table-cell office:value-type="float" office:value="0.602479" calcext:value-type="float">
            <text:p>0.602479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87" calcext:value-type="float">
            <text:p>0.00046887</text:p>
          </table:table-cell>
          <table:table-cell/>
          <table:table-cell office:value-type="float" office:value="30.3238" calcext:value-type="float">
            <text:p>30.3238</text:p>
          </table:table-cell>
          <table:table-cell office:value-type="float" office:value="1.34909" calcext:value-type="float">
            <text:p>1.34909</text:p>
          </table:table-cell>
          <table:table-cell office:value-type="float" office:value="0.000794662" calcext:value-type="float">
            <text:p>0.000794662</text:p>
          </table:table-cell>
          <table:table-cell/>
          <table:table-cell office:value-type="float" office:value="32.6723" calcext:value-type="float">
            <text:p>32.6723</text:p>
          </table:table-cell>
          <table:table-cell office:value-type="float" office:value="1.27653" calcext:value-type="float">
            <text:p>1.27653</text:p>
          </table:table-cell>
          <table:table-cell office:value-type="float" office:value="0.000801656" calcext:value-type="float">
            <text:p>0.000801656</text:p>
          </table:table-cell>
          <table:table-cell/>
          <table:table-cell office:value-type="float" office:value="33.0812" calcext:value-type="float">
            <text:p>33.0812</text:p>
          </table:table-cell>
          <table:table-cell office:value-type="float" office:value="1.22778" calcext:value-type="float">
            <text:p>1.22778</text:p>
          </table:table-cell>
          <table:table-cell office:value-type="float" office:value="0.00082528" calcext:value-type="float">
            <text:p>0.00082528</text:p>
          </table:table-cell>
          <table:table-cell/>
          <table:table-cell office:value-type="float" office:value="33.4727" calcext:value-type="float">
            <text:p>33.4727</text:p>
          </table:table-cell>
          <table:table-cell office:value-type="float" office:value="1.33243" calcext:value-type="float">
            <text:p>1.33243</text:p>
          </table:table-cell>
          <table:table-cell office:value-type="float" office:value="0.00857508" calcext:value-type="float">
            <text:p>0.00857508</text:p>
          </table:table-cell>
          <table:table-cell/>
          <table:table-cell office:value-type="float" office:value="33.4823" calcext:value-type="float">
            <text:p>33.4823</text:p>
          </table:table-cell>
          <table:table-cell office:value-type="float" office:value="1.33299" calcext:value-type="float">
            <text:p>1.33299</text:p>
          </table:table-cell>
          <table:table-cell office:value-type="float" office:value="0.0585551" calcext:value-type="float">
            <text:p>0.0585551</text:p>
          </table:table-cell>
          <table:table-cell/>
          <table:table-cell office:value-type="float" office:value="33.1151" calcext:value-type="float">
            <text:p>33.1151</text:p>
          </table:table-cell>
          <table:table-cell office:value-type="float" office:value="1.35697" calcext:value-type="float">
            <text:p>1.35697</text:p>
          </table:table-cell>
          <table:table-cell office:value-type="float" office:value="0.634893" calcext:value-type="float">
            <text:p>0.63489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556" calcext:value-type="float">
            <text:p>0.000471556</text:p>
          </table:table-cell>
          <table:table-cell/>
          <table:table-cell office:value-type="float" office:value="31.309" calcext:value-type="float">
            <text:p>31.309</text:p>
          </table:table-cell>
          <table:table-cell office:value-type="float" office:value="1.15413" calcext:value-type="float">
            <text:p>1.15413</text:p>
          </table:table-cell>
          <table:table-cell office:value-type="float" office:value="0.000791818" calcext:value-type="float">
            <text:p>0.000791818</text:p>
          </table:table-cell>
          <table:table-cell/>
          <table:table-cell office:value-type="float" office:value="33.1373" calcext:value-type="float">
            <text:p>33.1373</text:p>
          </table:table-cell>
          <table:table-cell office:value-type="float" office:value="1.24443" calcext:value-type="float">
            <text:p>1.24443</text:p>
          </table:table-cell>
          <table:table-cell office:value-type="float" office:value="0.000805243" calcext:value-type="float">
            <text:p>0.000805243</text:p>
          </table:table-cell>
          <table:table-cell/>
          <table:table-cell office:value-type="float" office:value="32.6639" calcext:value-type="float">
            <text:p>32.6639</text:p>
          </table:table-cell>
          <table:table-cell office:value-type="float" office:value="1.40516" calcext:value-type="float">
            <text:p>1.40516</text:p>
          </table:table-cell>
          <table:table-cell office:value-type="float" office:value="0.000823677" calcext:value-type="float">
            <text:p>0.000823677</text:p>
          </table:table-cell>
          <table:table-cell/>
          <table:table-cell office:value-type="float" office:value="34.4751" calcext:value-type="float">
            <text:p>34.4751</text:p>
          </table:table-cell>
          <table:table-cell office:value-type="float" office:value="1.21298" calcext:value-type="float">
            <text:p>1.21298</text:p>
          </table:table-cell>
          <table:table-cell office:value-type="float" office:value="0.00866009" calcext:value-type="float">
            <text:p>0.00866009</text:p>
          </table:table-cell>
          <table:table-cell/>
          <table:table-cell office:value-type="float" office:value="32.6011" calcext:value-type="float">
            <text:p>32.6011</text:p>
          </table:table-cell>
          <table:table-cell office:value-type="float" office:value="1.34771" calcext:value-type="float">
            <text:p>1.34771</text:p>
          </table:table-cell>
          <table:table-cell office:value-type="float" office:value="0.057981" calcext:value-type="float">
            <text:p>0.057981</text:p>
          </table:table-cell>
          <table:table-cell/>
          <table:table-cell office:value-type="float" office:value="32.3458" calcext:value-type="float">
            <text:p>32.3458</text:p>
          </table:table-cell>
          <table:table-cell office:value-type="float" office:value="1.31756" calcext:value-type="float">
            <text:p>1.31756</text:p>
          </table:table-cell>
          <table:table-cell office:value-type="float" office:value="0.593313" calcext:value-type="float">
            <text:p>0.593313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70013" calcext:value-type="float">
            <text:p>0.000470013</text:p>
          </table:table-cell>
          <table:table-cell/>
          <table:table-cell office:value-type="float" office:value="32.8522" calcext:value-type="float">
            <text:p>32.8522</text:p>
          </table:table-cell>
          <table:table-cell office:value-type="float" office:value="1.25036" calcext:value-type="float">
            <text:p>1.25036</text:p>
          </table:table-cell>
          <table:table-cell office:value-type="float" office:value="0.000811515" calcext:value-type="float">
            <text:p>0.000811515</text:p>
          </table:table-cell>
          <table:table-cell/>
          <table:table-cell office:value-type="float" office:value="33.4629" calcext:value-type="float">
            <text:p>33.4629</text:p>
          </table:table-cell>
          <table:table-cell office:value-type="float" office:value="1.19962" calcext:value-type="float">
            <text:p>1.19962</text:p>
          </table:table-cell>
          <table:table-cell office:value-type="float" office:value="0.000806735" calcext:value-type="float">
            <text:p>0.000806735</text:p>
          </table:table-cell>
          <table:table-cell/>
          <table:table-cell office:value-type="float" office:value="32.2081" calcext:value-type="float">
            <text:p>32.2081</text:p>
          </table:table-cell>
          <table:table-cell office:value-type="float" office:value="1.30388" calcext:value-type="float">
            <text:p>1.30388</text:p>
          </table:table-cell>
          <table:table-cell office:value-type="float" office:value="0.000887157" calcext:value-type="float">
            <text:p>0.000887157</text:p>
          </table:table-cell>
          <table:table-cell/>
          <table:table-cell office:value-type="float" office:value="32.8292" calcext:value-type="float">
            <text:p>32.8292</text:p>
          </table:table-cell>
          <table:table-cell office:value-type="float" office:value="1.44599" calcext:value-type="float">
            <text:p>1.44599</text:p>
          </table:table-cell>
          <table:table-cell office:value-type="float" office:value="0.00856829" calcext:value-type="float">
            <text:p>0.00856829</text:p>
          </table:table-cell>
          <table:table-cell/>
          <table:table-cell office:value-type="float" office:value="35.9503" calcext:value-type="float">
            <text:p>35.9503</text:p>
          </table:table-cell>
          <table:table-cell office:value-type="float" office:value="1.1616" calcext:value-type="float">
            <text:p>1.1616</text:p>
          </table:table-cell>
          <table:table-cell office:value-type="float" office:value="0.05863" calcext:value-type="float">
            <text:p>0.05863</text:p>
          </table:table-cell>
          <table:table-cell/>
          <table:table-cell office:value-type="float" office:value="34.0715" calcext:value-type="float">
            <text:p>34.0715</text:p>
          </table:table-cell>
          <table:table-cell office:value-type="float" office:value="1.2961" calcext:value-type="float">
            <text:p>1.2961</text:p>
          </table:table-cell>
          <table:table-cell office:value-type="float" office:value="0.73048" calcext:value-type="float">
            <text:p>0.7304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1265" calcext:value-type="float">
            <text:p>0.000471265</text:p>
          </table:table-cell>
          <table:table-cell/>
          <table:table-cell office:value-type="float" office:value="32.9905" calcext:value-type="float">
            <text:p>32.9905</text:p>
          </table:table-cell>
          <table:table-cell office:value-type="float" office:value="1.17517" calcext:value-type="float">
            <text:p>1.17517</text:p>
          </table:table-cell>
          <table:table-cell office:value-type="float" office:value="0.000795965" calcext:value-type="float">
            <text:p>0.000795965</text:p>
          </table:table-cell>
          <table:table-cell/>
          <table:table-cell office:value-type="float" office:value="30.5098" calcext:value-type="float">
            <text:p>30.5098</text:p>
          </table:table-cell>
          <table:table-cell office:value-type="float" office:value="1.41684" calcext:value-type="float">
            <text:p>1.41684</text:p>
          </table:table-cell>
          <table:table-cell office:value-type="float" office:value="0.000803399" calcext:value-type="float">
            <text:p>0.000803399</text:p>
          </table:table-cell>
          <table:table-cell/>
          <table:table-cell office:value-type="float" office:value="31.5949" calcext:value-type="float">
            <text:p>31.5949</text:p>
          </table:table-cell>
          <table:table-cell office:value-type="float" office:value="1.323" calcext:value-type="float">
            <text:p>1.323</text:p>
          </table:table-cell>
          <table:table-cell office:value-type="float" office:value="0.000831702" calcext:value-type="float">
            <text:p>0.000831702</text:p>
          </table:table-cell>
          <table:table-cell/>
          <table:table-cell office:value-type="float" office:value="32.4966" calcext:value-type="float">
            <text:p>32.4966</text:p>
          </table:table-cell>
          <table:table-cell office:value-type="float" office:value="1.43057" calcext:value-type="float">
            <text:p>1.43057</text:p>
          </table:table-cell>
          <table:table-cell office:value-type="float" office:value="0.00856732" calcext:value-type="float">
            <text:p>0.00856732</text:p>
          </table:table-cell>
          <table:table-cell/>
          <table:table-cell office:value-type="float" office:value="32.5568" calcext:value-type="float">
            <text:p>32.5568</text:p>
          </table:table-cell>
          <table:table-cell office:value-type="float" office:value="1.3776" calcext:value-type="float">
            <text:p>1.3776</text:p>
          </table:table-cell>
          <table:table-cell office:value-type="float" office:value="0.0577206" calcext:value-type="float">
            <text:p>0.0577206</text:p>
          </table:table-cell>
          <table:table-cell/>
          <table:table-cell office:value-type="float" office:value="32.6476" calcext:value-type="float">
            <text:p>32.6476</text:p>
          </table:table-cell>
          <table:table-cell office:value-type="float" office:value="1.27996" calcext:value-type="float">
            <text:p>1.27996</text:p>
          </table:table-cell>
          <table:table-cell office:value-type="float" office:value="0.599083" calcext:value-type="float">
            <text:p>0.59908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474" calcext:value-type="float">
            <text:p>0.000470474</text:p>
          </table:table-cell>
          <table:table-cell/>
          <table:table-cell office:value-type="float" office:value="31.1981" calcext:value-type="float">
            <text:p>31.1981</text:p>
          </table:table-cell>
          <table:table-cell office:value-type="float" office:value="1.33786" calcext:value-type="float">
            <text:p>1.33786</text:p>
          </table:table-cell>
          <table:table-cell office:value-type="float" office:value="0.000784173" calcext:value-type="float">
            <text:p>0.000784173</text:p>
          </table:table-cell>
          <table:table-cell/>
          <table:table-cell office:value-type="float" office:value="32.9045" calcext:value-type="float">
            <text:p>32.9045</text:p>
          </table:table-cell>
          <table:table-cell office:value-type="float" office:value="1.33258" calcext:value-type="float">
            <text:p>1.33258</text:p>
          </table:table-cell>
          <table:table-cell office:value-type="float" office:value="0.000802237" calcext:value-type="float">
            <text:p>0.000802237</text:p>
          </table:table-cell>
          <table:table-cell/>
          <table:table-cell office:value-type="float" office:value="31.1074" calcext:value-type="float">
            <text:p>31.1074</text:p>
          </table:table-cell>
          <table:table-cell office:value-type="float" office:value="1.44988" calcext:value-type="float">
            <text:p>1.44988</text:p>
          </table:table-cell>
          <table:table-cell office:value-type="float" office:value="0.000875765" calcext:value-type="float">
            <text:p>0.000875765</text:p>
          </table:table-cell>
          <table:table-cell/>
          <table:table-cell office:value-type="float" office:value="33.0043" calcext:value-type="float">
            <text:p>33.0043</text:p>
          </table:table-cell>
          <table:table-cell office:value-type="float" office:value="1.2841" calcext:value-type="float">
            <text:p>1.2841</text:p>
          </table:table-cell>
          <table:table-cell office:value-type="float" office:value="0.00651915" calcext:value-type="float">
            <text:p>0.00651915</text:p>
          </table:table-cell>
          <table:table-cell/>
          <table:table-cell office:value-type="float" office:value="34.0667" calcext:value-type="float">
            <text:p>34.0667</text:p>
          </table:table-cell>
          <table:table-cell office:value-type="float" office:value="1.18826" calcext:value-type="float">
            <text:p>1.18826</text:p>
          </table:table-cell>
          <table:table-cell office:value-type="float" office:value="0.0586587" calcext:value-type="float">
            <text:p>0.0586587</text:p>
          </table:table-cell>
          <table:table-cell/>
          <table:table-cell office:value-type="float" office:value="32.5555" calcext:value-type="float">
            <text:p>32.5555</text:p>
          </table:table-cell>
          <table:table-cell office:value-type="float" office:value="1.40201" calcext:value-type="float">
            <text:p>1.40201</text:p>
          </table:table-cell>
          <table:table-cell office:value-type="float" office:value="0.601025" calcext:value-type="float">
            <text:p>0.60102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065" calcext:value-type="float">
            <text:p>0.000476065</text:p>
          </table:table-cell>
          <table:table-cell/>
          <table:table-cell office:value-type="float" office:value="30.8061" calcext:value-type="float">
            <text:p>30.8061</text:p>
          </table:table-cell>
          <table:table-cell office:value-type="float" office:value="1.34143" calcext:value-type="float">
            <text:p>1.34143</text:p>
          </table:table-cell>
          <table:table-cell office:value-type="float" office:value="0.000800574" calcext:value-type="float">
            <text:p>0.000800574</text:p>
          </table:table-cell>
          <table:table-cell/>
          <table:table-cell office:value-type="float" office:value="33.8454" calcext:value-type="float">
            <text:p>33.8454</text:p>
          </table:table-cell>
          <table:table-cell office:value-type="float" office:value="1.20469" calcext:value-type="float">
            <text:p>1.20469</text:p>
          </table:table-cell>
          <table:table-cell office:value-type="float" office:value="0.000802176" calcext:value-type="float">
            <text:p>0.000802176</text:p>
          </table:table-cell>
          <table:table-cell/>
          <table:table-cell office:value-type="float" office:value="33.2734" calcext:value-type="float">
            <text:p>33.2734</text:p>
          </table:table-cell>
          <table:table-cell office:value-type="float" office:value="1.28024" calcext:value-type="float">
            <text:p>1.28024</text:p>
          </table:table-cell>
          <table:table-cell office:value-type="float" office:value="0.000856418" calcext:value-type="float">
            <text:p>0.000856418</text:p>
          </table:table-cell>
          <table:table-cell/>
          <table:table-cell office:value-type="float" office:value="31.5301" calcext:value-type="float">
            <text:p>31.5301</text:p>
          </table:table-cell>
          <table:table-cell office:value-type="float" office:value="1.53227" calcext:value-type="float">
            <text:p>1.53227</text:p>
          </table:table-cell>
          <table:table-cell office:value-type="float" office:value="0.00676721" calcext:value-type="float">
            <text:p>0.00676721</text:p>
          </table:table-cell>
          <table:table-cell/>
          <table:table-cell office:value-type="float" office:value="34.6991" calcext:value-type="float">
            <text:p>34.6991</text:p>
          </table:table-cell>
          <table:table-cell office:value-type="float" office:value="1.20092" calcext:value-type="float">
            <text:p>1.20092</text:p>
          </table:table-cell>
          <table:table-cell office:value-type="float" office:value="0.0592658" calcext:value-type="float">
            <text:p>0.0592658</text:p>
          </table:table-cell>
          <table:table-cell/>
          <table:table-cell office:value-type="float" office:value="31.4779" calcext:value-type="float">
            <text:p>31.4779</text:p>
          </table:table-cell>
          <table:table-cell office:value-type="float" office:value="1.7336" calcext:value-type="float">
            <text:p>1.7336</text:p>
          </table:table-cell>
          <table:table-cell office:value-type="float" office:value="0.584163" calcext:value-type="float">
            <text:p>0.58416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181" calcext:value-type="float">
            <text:p>0.000469181</text:p>
          </table:table-cell>
          <table:table-cell/>
          <table:table-cell office:value-type="float" office:value="32.279" calcext:value-type="float">
            <text:p>32.279</text:p>
          </table:table-cell>
          <table:table-cell office:value-type="float" office:value="1.24015" calcext:value-type="float">
            <text:p>1.24015</text:p>
          </table:table-cell>
          <table:table-cell office:value-type="float" office:value="0.000800944" calcext:value-type="float">
            <text:p>0.000800944</text:p>
          </table:table-cell>
          <table:table-cell/>
          <table:table-cell office:value-type="float" office:value="32.8028" calcext:value-type="float">
            <text:p>32.8028</text:p>
          </table:table-cell>
          <table:table-cell office:value-type="float" office:value="1.36372" calcext:value-type="float">
            <text:p>1.36372</text:p>
          </table:table-cell>
          <table:table-cell office:value-type="float" office:value="0.000802677" calcext:value-type="float">
            <text:p>0.000802677</text:p>
          </table:table-cell>
          <table:table-cell/>
          <table:table-cell office:value-type="float" office:value="33.4386" calcext:value-type="float">
            <text:p>33.4386</text:p>
          </table:table-cell>
          <table:table-cell office:value-type="float" office:value="1.14456" calcext:value-type="float">
            <text:p>1.14456</text:p>
          </table:table-cell>
          <table:table-cell office:value-type="float" office:value="0.000839076" calcext:value-type="float">
            <text:p>0.000839076</text:p>
          </table:table-cell>
          <table:table-cell/>
          <table:table-cell office:value-type="float" office:value="34.4152" calcext:value-type="float">
            <text:p>34.4152</text:p>
          </table:table-cell>
          <table:table-cell office:value-type="float" office:value="1.19226" calcext:value-type="float">
            <text:p>1.19226</text:p>
          </table:table-cell>
          <table:table-cell office:value-type="float" office:value="0.00746315" calcext:value-type="float">
            <text:p>0.00746315</text:p>
          </table:table-cell>
          <table:table-cell/>
          <table:table-cell office:value-type="float" office:value="32.5082" calcext:value-type="float">
            <text:p>32.5082</text:p>
          </table:table-cell>
          <table:table-cell office:value-type="float" office:value="1.39252" calcext:value-type="float">
            <text:p>1.39252</text:p>
          </table:table-cell>
          <table:table-cell office:value-type="float" office:value="0.0585494" calcext:value-type="float">
            <text:p>0.0585494</text:p>
          </table:table-cell>
          <table:table-cell/>
          <table:table-cell office:value-type="float" office:value="34.0534" calcext:value-type="float">
            <text:p>34.0534</text:p>
          </table:table-cell>
          <table:table-cell office:value-type="float" office:value="1.26482" calcext:value-type="float">
            <text:p>1.26482</text:p>
          </table:table-cell>
          <table:table-cell office:value-type="float" office:value="0.606198" calcext:value-type="float">
            <text:p>0.60619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527" calcext:value-type="float">
            <text:p>0.000472527</text:p>
          </table:table-cell>
          <table:table-cell/>
          <table:table-cell office:value-type="float" office:value="33.5125" calcext:value-type="float">
            <text:p>33.5125</text:p>
          </table:table-cell>
          <table:table-cell office:value-type="float" office:value="1.13935" calcext:value-type="float">
            <text:p>1.13935</text:p>
          </table:table-cell>
          <table:table-cell office:value-type="float" office:value="0.000800313" calcext:value-type="float">
            <text:p>0.000800313</text:p>
          </table:table-cell>
          <table:table-cell/>
          <table:table-cell office:value-type="float" office:value="32.0519" calcext:value-type="float">
            <text:p>32.0519</text:p>
          </table:table-cell>
          <table:table-cell office:value-type="float" office:value="1.31303" calcext:value-type="float">
            <text:p>1.31303</text:p>
          </table:table-cell>
          <table:table-cell office:value-type="float" office:value="0.000803249" calcext:value-type="float">
            <text:p>0.000803249</text:p>
          </table:table-cell>
          <table:table-cell/>
          <table:table-cell office:value-type="float" office:value="30.9854" calcext:value-type="float">
            <text:p>30.9854</text:p>
          </table:table-cell>
          <table:table-cell office:value-type="float" office:value="1.47732" calcext:value-type="float">
            <text:p>1.47732</text:p>
          </table:table-cell>
          <table:table-cell office:value-type="float" office:value="0.000830099" calcext:value-type="float">
            <text:p>0.000830099</text:p>
          </table:table-cell>
          <table:table-cell/>
          <table:table-cell office:value-type="float" office:value="32.1048" calcext:value-type="float">
            <text:p>32.1048</text:p>
          </table:table-cell>
          <table:table-cell office:value-type="float" office:value="1.46133" calcext:value-type="float">
            <text:p>1.46133</text:p>
          </table:table-cell>
          <table:table-cell office:value-type="float" office:value="0.00643839" calcext:value-type="float">
            <text:p>0.00643839</text:p>
          </table:table-cell>
          <table:table-cell/>
          <table:table-cell office:value-type="float" office:value="33.251" calcext:value-type="float">
            <text:p>33.251</text:p>
          </table:table-cell>
          <table:table-cell office:value-type="float" office:value="1.24038" calcext:value-type="float">
            <text:p>1.24038</text:p>
          </table:table-cell>
          <table:table-cell office:value-type="float" office:value="0.0588408" calcext:value-type="float">
            <text:p>0.0588408</text:p>
          </table:table-cell>
          <table:table-cell/>
          <table:table-cell office:value-type="float" office:value="34.73" calcext:value-type="float">
            <text:p>34.73</text:p>
          </table:table-cell>
          <table:table-cell office:value-type="float" office:value="1.22915" calcext:value-type="float">
            <text:p>1.22915</text:p>
          </table:table-cell>
          <table:table-cell office:value-type="float" office:value="0.605314" calcext:value-type="float">
            <text:p>0.60531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541" calcext:value-type="float">
            <text:p>0.000469541</text:p>
          </table:table-cell>
          <table:table-cell/>
          <table:table-cell office:value-type="float" office:value="31.2852" calcext:value-type="float">
            <text:p>31.2852</text:p>
          </table:table-cell>
          <table:table-cell office:value-type="float" office:value="1.13767" calcext:value-type="float">
            <text:p>1.13767</text:p>
          </table:table-cell>
          <table:table-cell office:value-type="float" office:value="0.000798179" calcext:value-type="float">
            <text:p>0.000798179</text:p>
          </table:table-cell>
          <table:table-cell/>
          <table:table-cell office:value-type="float" office:value="33.0223" calcext:value-type="float">
            <text:p>33.0223</text:p>
          </table:table-cell>
          <table:table-cell office:value-type="float" office:value="1.36075" calcext:value-type="float">
            <text:p>1.36075</text:p>
          </table:table-cell>
          <table:table-cell office:value-type="float" office:value="0.000805513" calcext:value-type="float">
            <text:p>0.000805513</text:p>
          </table:table-cell>
          <table:table-cell/>
          <table:table-cell office:value-type="float" office:value="35.01" calcext:value-type="float">
            <text:p>35.01</text:p>
          </table:table-cell>
          <table:table-cell office:value-type="float" office:value="1.16579" calcext:value-type="float">
            <text:p>1.16579</text:p>
          </table:table-cell>
          <table:table-cell office:value-type="float" office:value="0.000835189" calcext:value-type="float">
            <text:p>0.000835189</text:p>
          </table:table-cell>
          <table:table-cell/>
          <table:table-cell office:value-type="float" office:value="33.5508" calcext:value-type="float">
            <text:p>33.5508</text:p>
          </table:table-cell>
          <table:table-cell office:value-type="float" office:value="1.25916" calcext:value-type="float">
            <text:p>1.25916</text:p>
          </table:table-cell>
          <table:table-cell office:value-type="float" office:value="0.00656614" calcext:value-type="float">
            <text:p>0.00656614</text:p>
          </table:table-cell>
          <table:table-cell/>
          <table:table-cell office:value-type="float" office:value="31.7217" calcext:value-type="float">
            <text:p>31.7217</text:p>
          </table:table-cell>
          <table:table-cell office:value-type="float" office:value="1.51141" calcext:value-type="float">
            <text:p>1.51141</text:p>
          </table:table-cell>
          <table:table-cell office:value-type="float" office:value="0.057947" calcext:value-type="float">
            <text:p>0.057947</text:p>
          </table:table-cell>
          <table:table-cell/>
          <table:table-cell office:value-type="float" office:value="32.6226" calcext:value-type="float">
            <text:p>32.6226</text:p>
          </table:table-cell>
          <table:table-cell office:value-type="float" office:value="1.45197" calcext:value-type="float">
            <text:p>1.45197</text:p>
          </table:table-cell>
          <table:table-cell office:value-type="float" office:value="0.584139" calcext:value-type="float">
            <text:p>0.58413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164" calcext:value-type="float">
            <text:p>0.000476164</text:p>
          </table:table-cell>
          <table:table-cell/>
          <table:table-cell office:value-type="float" office:value="31.2291" calcext:value-type="float">
            <text:p>31.2291</text:p>
          </table:table-cell>
          <table:table-cell office:value-type="float" office:value="1.34683" calcext:value-type="float">
            <text:p>1.34683</text:p>
          </table:table-cell>
          <table:table-cell office:value-type="float" office:value="0.000796577" calcext:value-type="float">
            <text:p>0.000796577</text:p>
          </table:table-cell>
          <table:table-cell/>
          <table:table-cell office:value-type="float" office:value="33.2948" calcext:value-type="float">
            <text:p>33.2948</text:p>
          </table:table-cell>
          <table:table-cell office:value-type="float" office:value="1.21784" calcext:value-type="float">
            <text:p>1.21784</text:p>
          </table:table-cell>
          <table:table-cell office:value-type="float" office:value="0.000806074" calcext:value-type="float">
            <text:p>0.000806074</text:p>
          </table:table-cell>
          <table:table-cell/>
          <table:table-cell office:value-type="float" office:value="30.9808" calcext:value-type="float">
            <text:p>30.9808</text:p>
          </table:table-cell>
          <table:table-cell office:value-type="float" office:value="1.38893" calcext:value-type="float">
            <text:p>1.38893</text:p>
          </table:table-cell>
          <table:table-cell office:value-type="float" office:value="0.000838735" calcext:value-type="float">
            <text:p>0.000838735</text:p>
          </table:table-cell>
          <table:table-cell/>
          <table:table-cell office:value-type="float" office:value="32.0096" calcext:value-type="float">
            <text:p>32.0096</text:p>
          </table:table-cell>
          <table:table-cell office:value-type="float" office:value="1.40739" calcext:value-type="float">
            <text:p>1.40739</text:p>
          </table:table-cell>
          <table:table-cell office:value-type="float" office:value="0.00644609" calcext:value-type="float">
            <text:p>0.00644609</text:p>
          </table:table-cell>
          <table:table-cell/>
          <table:table-cell office:value-type="float" office:value="32.5085" calcext:value-type="float">
            <text:p>32.5085</text:p>
          </table:table-cell>
          <table:table-cell office:value-type="float" office:value="1.35623" calcext:value-type="float">
            <text:p>1.35623</text:p>
          </table:table-cell>
          <table:table-cell office:value-type="float" office:value="0.0582014" calcext:value-type="float">
            <text:p>0.0582014</text:p>
          </table:table-cell>
          <table:table-cell/>
          <table:table-cell office:value-type="float" office:value="31.8422" calcext:value-type="float">
            <text:p>31.8422</text:p>
          </table:table-cell>
          <table:table-cell office:value-type="float" office:value="1.41655" calcext:value-type="float">
            <text:p>1.41655</text:p>
          </table:table-cell>
          <table:table-cell office:value-type="float" office:value="0.59236" calcext:value-type="float">
            <text:p>0.5923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412" calcext:value-type="float">
            <text:p>0.000469412</text:p>
          </table:table-cell>
          <table:table-cell/>
          <table:table-cell office:value-type="float" office:value="32.5185" calcext:value-type="float">
            <text:p>32.5185</text:p>
          </table:table-cell>
          <table:table-cell office:value-type="float" office:value="1.24589" calcext:value-type="float">
            <text:p>1.24589</text:p>
          </table:table-cell>
          <table:table-cell office:value-type="float" office:value="0.000799442" calcext:value-type="float">
            <text:p>0.000799442</text:p>
          </table:table-cell>
          <table:table-cell/>
          <table:table-cell office:value-type="float" office:value="35.0131" calcext:value-type="float">
            <text:p>35.0131</text:p>
          </table:table-cell>
          <table:table-cell office:value-type="float" office:value="1.1421" calcext:value-type="float">
            <text:p>1.1421</text:p>
          </table:table-cell>
          <table:table-cell office:value-type="float" office:value="0.000804812" calcext:value-type="float">
            <text:p>0.000804812</text:p>
          </table:table-cell>
          <table:table-cell/>
          <table:table-cell office:value-type="float" office:value="34.7382" calcext:value-type="float">
            <text:p>34.7382</text:p>
          </table:table-cell>
          <table:table-cell office:value-type="float" office:value="1.11362" calcext:value-type="float">
            <text:p>1.11362</text:p>
          </table:table-cell>
          <table:table-cell office:value-type="float" office:value="0.000824088" calcext:value-type="float">
            <text:p>0.000824088</text:p>
          </table:table-cell>
          <table:table-cell/>
          <table:table-cell office:value-type="float" office:value="32.9474" calcext:value-type="float">
            <text:p>32.9474</text:p>
          </table:table-cell>
          <table:table-cell office:value-type="float" office:value="1.37951" calcext:value-type="float">
            <text:p>1.37951</text:p>
          </table:table-cell>
          <table:table-cell office:value-type="float" office:value="0.00655877" calcext:value-type="float">
            <text:p>0.00655877</text:p>
          </table:table-cell>
          <table:table-cell/>
          <table:table-cell office:value-type="float" office:value="34.0464" calcext:value-type="float">
            <text:p>34.0464</text:p>
          </table:table-cell>
          <table:table-cell office:value-type="float" office:value="1.29654" calcext:value-type="float">
            <text:p>1.29654</text:p>
          </table:table-cell>
          <table:table-cell office:value-type="float" office:value="0.0585807" calcext:value-type="float">
            <text:p>0.0585807</text:p>
          </table:table-cell>
          <table:table-cell/>
          <table:table-cell office:value-type="float" office:value="32.8428" calcext:value-type="float">
            <text:p>32.8428</text:p>
          </table:table-cell>
          <table:table-cell office:value-type="float" office:value="1.31785" calcext:value-type="float">
            <text:p>1.31785</text:p>
          </table:table-cell>
          <table:table-cell office:value-type="float" office:value="0.60926" calcext:value-type="float">
            <text:p>0.60926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9081" calcext:value-type="float">
            <text:p>0.000469081</text:p>
          </table:table-cell>
          <table:table-cell/>
          <table:table-cell office:value-type="float" office:value="33.4813" calcext:value-type="float">
            <text:p>33.4813</text:p>
          </table:table-cell>
          <table:table-cell office:value-type="float" office:value="1.18649" calcext:value-type="float">
            <text:p>1.18649</text:p>
          </table:table-cell>
          <table:table-cell office:value-type="float" office:value="0.000812846" calcext:value-type="float">
            <text:p>0.000812846</text:p>
          </table:table-cell>
          <table:table-cell/>
          <table:table-cell office:value-type="float" office:value="30.6584" calcext:value-type="float">
            <text:p>30.6584</text:p>
          </table:table-cell>
          <table:table-cell office:value-type="float" office:value="1.68" calcext:value-type="float">
            <text:p>1.68</text:p>
          </table:table-cell>
          <table:table-cell office:value-type="float" office:value="0.000805563" calcext:value-type="float">
            <text:p>0.000805563</text:p>
          </table:table-cell>
          <table:table-cell/>
          <table:table-cell office:value-type="float" office:value="31.6918" calcext:value-type="float">
            <text:p>31.6918</text:p>
          </table:table-cell>
          <table:table-cell office:value-type="float" office:value="1.33434" calcext:value-type="float">
            <text:p>1.33434</text:p>
          </table:table-cell>
          <table:table-cell office:value-type="float" office:value="0.000848103" calcext:value-type="float">
            <text:p>0.000848103</text:p>
          </table:table-cell>
          <table:table-cell/>
          <table:table-cell office:value-type="float" office:value="30.4733" calcext:value-type="float">
            <text:p>30.4733</text:p>
          </table:table-cell>
          <table:table-cell office:value-type="float" office:value="1.53301" calcext:value-type="float">
            <text:p>1.53301</text:p>
          </table:table-cell>
          <table:table-cell office:value-type="float" office:value="0.00630734" calcext:value-type="float">
            <text:p>0.00630734</text:p>
          </table:table-cell>
          <table:table-cell/>
          <table:table-cell office:value-type="float" office:value="34.4883" calcext:value-type="float">
            <text:p>34.4883</text:p>
          </table:table-cell>
          <table:table-cell office:value-type="float" office:value="1.18656" calcext:value-type="float">
            <text:p>1.18656</text:p>
          </table:table-cell>
          <table:table-cell office:value-type="float" office:value="0.0591969" calcext:value-type="float">
            <text:p>0.0591969</text:p>
          </table:table-cell>
          <table:table-cell/>
          <table:table-cell office:value-type="float" office:value="33.3102" calcext:value-type="float">
            <text:p>33.3102</text:p>
          </table:table-cell>
          <table:table-cell office:value-type="float" office:value="1.19194" calcext:value-type="float">
            <text:p>1.19194</text:p>
          </table:table-cell>
          <table:table-cell office:value-type="float" office:value="0.601348" calcext:value-type="float">
            <text:p>0.60134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0293" calcext:value-type="float">
            <text:p>0.000470293</text:p>
          </table:table-cell>
          <table:table-cell/>
          <table:table-cell office:value-type="float" office:value="31.9045" calcext:value-type="float">
            <text:p>31.9045</text:p>
          </table:table-cell>
          <table:table-cell office:value-type="float" office:value="1.13371" calcext:value-type="float">
            <text:p>1.13371</text:p>
          </table:table-cell>
          <table:table-cell office:value-type="float" office:value="0.00079881" calcext:value-type="float">
            <text:p>0.00079881</text:p>
          </table:table-cell>
          <table:table-cell/>
          <table:table-cell office:value-type="float" office:value="31.4591" calcext:value-type="float">
            <text:p>31.4591</text:p>
          </table:table-cell>
          <table:table-cell office:value-type="float" office:value="1.43246" calcext:value-type="float">
            <text:p>1.43246</text:p>
          </table:table-cell>
          <table:table-cell office:value-type="float" office:value="0.000803449" calcext:value-type="float">
            <text:p>0.000803449</text:p>
          </table:table-cell>
          <table:table-cell/>
          <table:table-cell office:value-type="float" office:value="33.6471" calcext:value-type="float">
            <text:p>33.6471</text:p>
          </table:table-cell>
          <table:table-cell office:value-type="float" office:value="1.3742" calcext:value-type="float">
            <text:p>1.3742</text:p>
          </table:table-cell>
          <table:table-cell office:value-type="float" office:value="0.000861889" calcext:value-type="float">
            <text:p>0.000861889</text:p>
          </table:table-cell>
          <table:table-cell/>
          <table:table-cell office:value-type="float" office:value="33.4542" calcext:value-type="float">
            <text:p>33.4542</text:p>
          </table:table-cell>
          <table:table-cell office:value-type="float" office:value="1.27941" calcext:value-type="float">
            <text:p>1.27941</text:p>
          </table:table-cell>
          <table:table-cell office:value-type="float" office:value="0.00647578" calcext:value-type="float">
            <text:p>0.00647578</text:p>
          </table:table-cell>
          <table:table-cell/>
          <table:table-cell office:value-type="float" office:value="32.6864" calcext:value-type="float">
            <text:p>32.6864</text:p>
          </table:table-cell>
          <table:table-cell office:value-type="float" office:value="1.4107" calcext:value-type="float">
            <text:p>1.4107</text:p>
          </table:table-cell>
          <table:table-cell office:value-type="float" office:value="0.0582595" calcext:value-type="float">
            <text:p>0.0582595</text:p>
          </table:table-cell>
          <table:table-cell/>
          <table:table-cell office:value-type="float" office:value="32.9993" calcext:value-type="float">
            <text:p>32.9993</text:p>
          </table:table-cell>
          <table:table-cell office:value-type="float" office:value="1.36905" calcext:value-type="float">
            <text:p>1.36905</text:p>
          </table:table-cell>
          <table:table-cell office:value-type="float" office:value="0.695538" calcext:value-type="float">
            <text:p>0.69553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0614" calcext:value-type="float">
            <text:p>0.000470614</text:p>
          </table:table-cell>
          <table:table-cell/>
          <table:table-cell office:value-type="float" office:value="32.6535" calcext:value-type="float">
            <text:p>32.6535</text:p>
          </table:table-cell>
          <table:table-cell office:value-type="float" office:value="1.1915" calcext:value-type="float">
            <text:p>1.1915</text:p>
          </table:table-cell>
          <table:table-cell office:value-type="float" office:value="0.000802578" calcext:value-type="float">
            <text:p>0.000802578</text:p>
          </table:table-cell>
          <table:table-cell/>
          <table:table-cell office:value-type="float" office:value="34.6009" calcext:value-type="float">
            <text:p>34.6009</text:p>
          </table:table-cell>
          <table:table-cell office:value-type="float" office:value="1.06946" calcext:value-type="float">
            <text:p>1.06946</text:p>
          </table:table-cell>
          <table:table-cell office:value-type="float" office:value="0.000816974" calcext:value-type="float">
            <text:p>0.000816974</text:p>
          </table:table-cell>
          <table:table-cell/>
          <table:table-cell office:value-type="float" office:value="34.3322" calcext:value-type="float">
            <text:p>34.3322</text:p>
          </table:table-cell>
          <table:table-cell office:value-type="float" office:value="1.1163" calcext:value-type="float">
            <text:p>1.1163</text:p>
          </table:table-cell>
          <table:table-cell office:value-type="float" office:value="0.000833566" calcext:value-type="float">
            <text:p>0.000833566</text:p>
          </table:table-cell>
          <table:table-cell/>
          <table:table-cell office:value-type="float" office:value="33.1983" calcext:value-type="float">
            <text:p>33.1983</text:p>
          </table:table-cell>
          <table:table-cell office:value-type="float" office:value="1.31637" calcext:value-type="float">
            <text:p>1.31637</text:p>
          </table:table-cell>
          <table:table-cell office:value-type="float" office:value="0.00646435" calcext:value-type="float">
            <text:p>0.00646435</text:p>
          </table:table-cell>
          <table:table-cell/>
          <table:table-cell office:value-type="float" office:value="33.6631" calcext:value-type="float">
            <text:p>33.6631</text:p>
          </table:table-cell>
          <table:table-cell office:value-type="float" office:value="1.18172" calcext:value-type="float">
            <text:p>1.18172</text:p>
          </table:table-cell>
          <table:table-cell office:value-type="float" office:value="0.0598983" calcext:value-type="float">
            <text:p>0.0598983</text:p>
          </table:table-cell>
          <table:table-cell/>
          <table:table-cell office:value-type="float" office:value="33.3795" calcext:value-type="float">
            <text:p>33.3795</text:p>
          </table:table-cell>
          <table:table-cell office:value-type="float" office:value="1.32032" calcext:value-type="float">
            <text:p>1.32032</text:p>
          </table:table-cell>
          <table:table-cell office:value-type="float" office:value="0.674952" calcext:value-type="float">
            <text:p>0.67495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456" calcext:value-type="float">
            <text:p>0.000471456</text:p>
          </table:table-cell>
          <table:table-cell/>
          <table:table-cell office:value-type="float" office:value="32.8406" calcext:value-type="float">
            <text:p>32.8406</text:p>
          </table:table-cell>
          <table:table-cell office:value-type="float" office:value="1.11568" calcext:value-type="float">
            <text:p>1.11568</text:p>
          </table:table-cell>
          <table:table-cell office:value-type="float" office:value="0.000792629" calcext:value-type="float">
            <text:p>0.000792629</text:p>
          </table:table-cell>
          <table:table-cell/>
          <table:table-cell office:value-type="float" office:value="33.7338" calcext:value-type="float">
            <text:p>33.7338</text:p>
          </table:table-cell>
          <table:table-cell office:value-type="float" office:value="1.14521" calcext:value-type="float">
            <text:p>1.14521</text:p>
          </table:table-cell>
          <table:table-cell office:value-type="float" office:value="0.000805834" calcext:value-type="float">
            <text:p>0.000805834</text:p>
          </table:table-cell>
          <table:table-cell/>
          <table:table-cell office:value-type="float" office:value="32.6825" calcext:value-type="float">
            <text:p>32.6825</text:p>
          </table:table-cell>
          <table:table-cell office:value-type="float" office:value="1.30184" calcext:value-type="float">
            <text:p>1.30184</text:p>
          </table:table-cell>
          <table:table-cell office:value-type="float" office:value="0.000819499" calcext:value-type="float">
            <text:p>0.000819499</text:p>
          </table:table-cell>
          <table:table-cell/>
          <table:table-cell office:value-type="float" office:value="31.4893" calcext:value-type="float">
            <text:p>31.4893</text:p>
          </table:table-cell>
          <table:table-cell office:value-type="float" office:value="1.59627" calcext:value-type="float">
            <text:p>1.59627</text:p>
          </table:table-cell>
          <table:table-cell office:value-type="float" office:value="0.00645119" calcext:value-type="float">
            <text:p>0.00645119</text:p>
          </table:table-cell>
          <table:table-cell/>
          <table:table-cell office:value-type="float" office:value="32.6439" calcext:value-type="float">
            <text:p>32.6439</text:p>
          </table:table-cell>
          <table:table-cell office:value-type="float" office:value="1.43574" calcext:value-type="float">
            <text:p>1.43574</text:p>
          </table:table-cell>
          <table:table-cell office:value-type="float" office:value="0.0589417" calcext:value-type="float">
            <text:p>0.0589417</text:p>
          </table:table-cell>
          <table:table-cell/>
          <table:table-cell office:value-type="float" office:value="32.9747" calcext:value-type="float">
            <text:p>32.9747</text:p>
          </table:table-cell>
          <table:table-cell office:value-type="float" office:value="1.28872" calcext:value-type="float">
            <text:p>1.28872</text:p>
          </table:table-cell>
          <table:table-cell office:value-type="float" office:value="0.76504" calcext:value-type="float">
            <text:p>0.7650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29" calcext:value-type="float">
            <text:p>0.00046829</text:p>
          </table:table-cell>
          <table:table-cell/>
          <table:table-cell office:value-type="float" office:value="32.8329" calcext:value-type="float">
            <text:p>32.8329</text:p>
          </table:table-cell>
          <table:table-cell office:value-type="float" office:value="1.22001" calcext:value-type="float">
            <text:p>1.22001</text:p>
          </table:table-cell>
          <table:table-cell office:value-type="float" office:value="0.000799973" calcext:value-type="float">
            <text:p>0.000799973</text:p>
          </table:table-cell>
          <table:table-cell/>
          <table:table-cell office:value-type="float" office:value="32.9408" calcext:value-type="float">
            <text:p>32.9408</text:p>
          </table:table-cell>
          <table:table-cell office:value-type="float" office:value="1.24839" calcext:value-type="float">
            <text:p>1.24839</text:p>
          </table:table-cell>
          <table:table-cell office:value-type="float" office:value="0.000808499" calcext:value-type="float">
            <text:p>0.000808499</text:p>
          </table:table-cell>
          <table:table-cell/>
          <table:table-cell office:value-type="float" office:value="31.6425" calcext:value-type="float">
            <text:p>31.6425</text:p>
          </table:table-cell>
          <table:table-cell office:value-type="float" office:value="1.36795" calcext:value-type="float">
            <text:p>1.36795</text:p>
          </table:table-cell>
          <table:table-cell office:value-type="float" office:value="0.000822595" calcext:value-type="float">
            <text:p>0.000822595</text:p>
          </table:table-cell>
          <table:table-cell/>
          <table:table-cell office:value-type="float" office:value="33.6459" calcext:value-type="float">
            <text:p>33.6459</text:p>
          </table:table-cell>
          <table:table-cell office:value-type="float" office:value="1.42437" calcext:value-type="float">
            <text:p>1.42437</text:p>
          </table:table-cell>
          <table:table-cell office:value-type="float" office:value="0.0065163" calcext:value-type="float">
            <text:p>0.0065163</text:p>
          </table:table-cell>
          <table:table-cell/>
          <table:table-cell office:value-type="float" office:value="32.7502" calcext:value-type="float">
            <text:p>32.7502</text:p>
          </table:table-cell>
          <table:table-cell office:value-type="float" office:value="1.30871" calcext:value-type="float">
            <text:p>1.30871</text:p>
          </table:table-cell>
          <table:table-cell office:value-type="float" office:value="0.0611187" calcext:value-type="float">
            <text:p>0.0611187</text:p>
          </table:table-cell>
          <table:table-cell/>
          <table:table-cell office:value-type="float" office:value="32.1254" calcext:value-type="float">
            <text:p>32.1254</text:p>
          </table:table-cell>
          <table:table-cell office:value-type="float" office:value="1.41979" calcext:value-type="float">
            <text:p>1.41979</text:p>
          </table:table-cell>
          <table:table-cell office:value-type="float" office:value="0.605887" calcext:value-type="float">
            <text:p>0.60588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3579" calcext:value-type="float">
            <text:p>0.000483579</text:p>
          </table:table-cell>
          <table:table-cell/>
          <table:table-cell office:value-type="float" office:value="30.8854" calcext:value-type="float">
            <text:p>30.8854</text:p>
          </table:table-cell>
          <table:table-cell office:value-type="float" office:value="1.37238" calcext:value-type="float">
            <text:p>1.37238</text:p>
          </table:table-cell>
          <table:table-cell office:value-type="float" office:value="0.000797217" calcext:value-type="float">
            <text:p>0.000797217</text:p>
          </table:table-cell>
          <table:table-cell/>
          <table:table-cell office:value-type="float" office:value="32.4578" calcext:value-type="float">
            <text:p>32.4578</text:p>
          </table:table-cell>
          <table:table-cell office:value-type="float" office:value="1.24644" calcext:value-type="float">
            <text:p>1.24644</text:p>
          </table:table-cell>
          <table:table-cell office:value-type="float" office:value="0.000808278" calcext:value-type="float">
            <text:p>0.000808278</text:p>
          </table:table-cell>
          <table:table-cell/>
          <table:table-cell office:value-type="float" office:value="32.6585" calcext:value-type="float">
            <text:p>32.6585</text:p>
          </table:table-cell>
          <table:table-cell office:value-type="float" office:value="1.24979" calcext:value-type="float">
            <text:p>1.24979</text:p>
          </table:table-cell>
          <table:table-cell office:value-type="float" office:value="0.000823967" calcext:value-type="float">
            <text:p>0.000823967</text:p>
          </table:table-cell>
          <table:table-cell/>
          <table:table-cell office:value-type="float" office:value="33.7168" calcext:value-type="float">
            <text:p>33.7168</text:p>
          </table:table-cell>
          <table:table-cell office:value-type="float" office:value="1.30965" calcext:value-type="float">
            <text:p>1.30965</text:p>
          </table:table-cell>
          <table:table-cell office:value-type="float" office:value="0.0064729" calcext:value-type="float">
            <text:p>0.0064729</text:p>
          </table:table-cell>
          <table:table-cell/>
          <table:table-cell office:value-type="float" office:value="33.7525" calcext:value-type="float">
            <text:p>33.7525</text:p>
          </table:table-cell>
          <table:table-cell office:value-type="float" office:value="1.24502" calcext:value-type="float">
            <text:p>1.24502</text:p>
          </table:table-cell>
          <table:table-cell office:value-type="float" office:value="0.0588916" calcext:value-type="float">
            <text:p>0.0588916</text:p>
          </table:table-cell>
          <table:table-cell/>
          <table:table-cell office:value-type="float" office:value="33.3717" calcext:value-type="float">
            <text:p>33.3717</text:p>
          </table:table-cell>
          <table:table-cell office:value-type="float" office:value="1.33136" calcext:value-type="float">
            <text:p>1.33136</text:p>
          </table:table-cell>
          <table:table-cell office:value-type="float" office:value="0.603762" calcext:value-type="float">
            <text:p>0.60376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24" calcext:value-type="float">
            <text:p>0.00046824</text:p>
          </table:table-cell>
          <table:table-cell/>
          <table:table-cell office:value-type="float" office:value="32.2311" calcext:value-type="float">
            <text:p>32.2311</text:p>
          </table:table-cell>
          <table:table-cell office:value-type="float" office:value="1.2644" calcext:value-type="float">
            <text:p>1.2644</text:p>
          </table:table-cell>
          <table:table-cell office:value-type="float" office:value="0.000800874" calcext:value-type="float">
            <text:p>0.000800874</text:p>
          </table:table-cell>
          <table:table-cell/>
          <table:table-cell office:value-type="float" office:value="33.2222" calcext:value-type="float">
            <text:p>33.2222</text:p>
          </table:table-cell>
          <table:table-cell office:value-type="float" office:value="1.30926" calcext:value-type="float">
            <text:p>1.30926</text:p>
          </table:table-cell>
          <table:table-cell office:value-type="float" office:value="0.000803719" calcext:value-type="float">
            <text:p>0.000803719</text:p>
          </table:table-cell>
          <table:table-cell/>
          <table:table-cell office:value-type="float" office:value="33.5351" calcext:value-type="float">
            <text:p>33.5351</text:p>
          </table:table-cell>
          <table:table-cell office:value-type="float" office:value="1.34046" calcext:value-type="float">
            <text:p>1.34046</text:p>
          </table:table-cell>
          <table:table-cell office:value-type="float" office:value="0.000833466" calcext:value-type="float">
            <text:p>0.000833466</text:p>
          </table:table-cell>
          <table:table-cell/>
          <table:table-cell office:value-type="float" office:value="33.8479" calcext:value-type="float">
            <text:p>33.8479</text:p>
          </table:table-cell>
          <table:table-cell office:value-type="float" office:value="1.3439" calcext:value-type="float">
            <text:p>1.3439</text:p>
          </table:table-cell>
          <table:table-cell office:value-type="float" office:value="0.00653864" calcext:value-type="float">
            <text:p>0.00653864</text:p>
          </table:table-cell>
          <table:table-cell/>
          <table:table-cell office:value-type="float" office:value="32.7773" calcext:value-type="float">
            <text:p>32.7773</text:p>
          </table:table-cell>
          <table:table-cell office:value-type="float" office:value="1.33705" calcext:value-type="float">
            <text:p>1.33705</text:p>
          </table:table-cell>
          <table:table-cell office:value-type="float" office:value="0.0573962" calcext:value-type="float">
            <text:p>0.0573962</text:p>
          </table:table-cell>
          <table:table-cell/>
          <table:table-cell office:value-type="float" office:value="34.2714" calcext:value-type="float">
            <text:p>34.2714</text:p>
          </table:table-cell>
          <table:table-cell office:value-type="float" office:value="1.30052" calcext:value-type="float">
            <text:p>1.30052</text:p>
          </table:table-cell>
          <table:table-cell office:value-type="float" office:value="0.742576" calcext:value-type="float">
            <text:p>0.742576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1564" calcext:value-type="float">
            <text:p>0.000481564</text:p>
          </table:table-cell>
          <table:table-cell/>
          <table:table-cell office:value-type="float" office:value="32.4178" calcext:value-type="float">
            <text:p>32.4178</text:p>
          </table:table-cell>
          <table:table-cell office:value-type="float" office:value="1.19333" calcext:value-type="float">
            <text:p>1.19333</text:p>
          </table:table-cell>
          <table:table-cell office:value-type="float" office:value="0.000797488" calcext:value-type="float">
            <text:p>0.000797488</text:p>
          </table:table-cell>
          <table:table-cell/>
          <table:table-cell office:value-type="float" office:value="34.1287" calcext:value-type="float">
            <text:p>34.1287</text:p>
          </table:table-cell>
          <table:table-cell office:value-type="float" office:value="1.20206" calcext:value-type="float">
            <text:p>1.20206</text:p>
          </table:table-cell>
          <table:table-cell office:value-type="float" office:value="0.000806104" calcext:value-type="float">
            <text:p>0.000806104</text:p>
          </table:table-cell>
          <table:table-cell/>
          <table:table-cell office:value-type="float" office:value="32.3198" calcext:value-type="float">
            <text:p>32.3198</text:p>
          </table:table-cell>
          <table:table-cell office:value-type="float" office:value="1.35401" calcext:value-type="float">
            <text:p>1.35401</text:p>
          </table:table-cell>
          <table:table-cell office:value-type="float" office:value="0.000829759" calcext:value-type="float">
            <text:p>0.000829759</text:p>
          </table:table-cell>
          <table:table-cell/>
          <table:table-cell office:value-type="float" office:value="33.3898" calcext:value-type="float">
            <text:p>33.3898</text:p>
          </table:table-cell>
          <table:table-cell office:value-type="float" office:value="1.37645" calcext:value-type="float">
            <text:p>1.37645</text:p>
          </table:table-cell>
          <table:table-cell office:value-type="float" office:value="0.0065194" calcext:value-type="float">
            <text:p>0.0065194</text:p>
          </table:table-cell>
          <table:table-cell/>
          <table:table-cell office:value-type="float" office:value="32.559" calcext:value-type="float">
            <text:p>32.559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0.0576647" calcext:value-type="float">
            <text:p>0.0576647</text:p>
          </table:table-cell>
          <table:table-cell/>
          <table:table-cell office:value-type="float" office:value="33.8951" calcext:value-type="float">
            <text:p>33.8951</text:p>
          </table:table-cell>
          <table:table-cell office:value-type="float" office:value="1.22337" calcext:value-type="float">
            <text:p>1.22337</text:p>
          </table:table-cell>
          <table:table-cell office:value-type="float" office:value="0.622122" calcext:value-type="float">
            <text:p>0.62212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24" calcext:value-type="float">
            <text:p>0.00046824</text:p>
          </table:table-cell>
          <table:table-cell/>
          <table:table-cell office:value-type="float" office:value="30.4688" calcext:value-type="float">
            <text:p>30.4688</text:p>
          </table:table-cell>
          <table:table-cell office:value-type="float" office:value="1.31052" calcext:value-type="float">
            <text:p>1.31052</text:p>
          </table:table-cell>
          <table:table-cell office:value-type="float" office:value="0.000796426" calcext:value-type="float">
            <text:p>0.000796426</text:p>
          </table:table-cell>
          <table:table-cell/>
          <table:table-cell office:value-type="float" office:value="33.4145" calcext:value-type="float">
            <text:p>33.4145</text:p>
          </table:table-cell>
          <table:table-cell office:value-type="float" office:value="1.20845" calcext:value-type="float">
            <text:p>1.20845</text:p>
          </table:table-cell>
          <table:table-cell office:value-type="float" office:value="0.000808809" calcext:value-type="float">
            <text:p>0.000808809</text:p>
          </table:table-cell>
          <table:table-cell/>
          <table:table-cell office:value-type="float" office:value="33.5915" calcext:value-type="float">
            <text:p>33.5915</text:p>
          </table:table-cell>
          <table:table-cell office:value-type="float" office:value="1.15478" calcext:value-type="float">
            <text:p>1.15478</text:p>
          </table:table-cell>
          <table:table-cell office:value-type="float" office:value="0.000829508" calcext:value-type="float">
            <text:p>0.000829508</text:p>
          </table:table-cell>
          <table:table-cell/>
          <table:table-cell office:value-type="float" office:value="31.6956" calcext:value-type="float">
            <text:p>31.6956</text:p>
          </table:table-cell>
          <table:table-cell office:value-type="float" office:value="1.68957" calcext:value-type="float">
            <text:p>1.68957</text:p>
          </table:table-cell>
          <table:table-cell office:value-type="float" office:value="0.00636899" calcext:value-type="float">
            <text:p>0.00636899</text:p>
          </table:table-cell>
          <table:table-cell/>
          <table:table-cell office:value-type="float" office:value="33.4183" calcext:value-type="float">
            <text:p>33.4183</text:p>
          </table:table-cell>
          <table:table-cell office:value-type="float" office:value="1.38073" calcext:value-type="float">
            <text:p>1.38073</text:p>
          </table:table-cell>
          <table:table-cell office:value-type="float" office:value="0.058484" calcext:value-type="float">
            <text:p>0.058484</text:p>
          </table:table-cell>
          <table:table-cell/>
          <table:table-cell office:value-type="float" office:value="33.0088" calcext:value-type="float">
            <text:p>33.0088</text:p>
          </table:table-cell>
          <table:table-cell office:value-type="float" office:value="1.18806" calcext:value-type="float">
            <text:p>1.18806</text:p>
          </table:table-cell>
          <table:table-cell office:value-type="float" office:value="0.89215" calcext:value-type="float">
            <text:p>0.8921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736" calcext:value-type="float">
            <text:p>0.000476736</text:p>
          </table:table-cell>
          <table:table-cell/>
          <table:table-cell office:value-type="float" office:value="32.2466" calcext:value-type="float">
            <text:p>32.2466</text:p>
          </table:table-cell>
          <table:table-cell office:value-type="float" office:value="1.1762" calcext:value-type="float">
            <text:p>1.1762</text:p>
          </table:table-cell>
          <table:table-cell office:value-type="float" office:value="0.00079866" calcext:value-type="float">
            <text:p>0.00079866</text:p>
          </table:table-cell>
          <table:table-cell/>
          <table:table-cell office:value-type="float" office:value="34.6214" calcext:value-type="float">
            <text:p>34.6214</text:p>
          </table:table-cell>
          <table:table-cell office:value-type="float" office:value="1.09676" calcext:value-type="float">
            <text:p>1.09676</text:p>
          </table:table-cell>
          <table:table-cell office:value-type="float" office:value="0.000802337" calcext:value-type="float">
            <text:p>0.000802337</text:p>
          </table:table-cell>
          <table:table-cell/>
          <table:table-cell office:value-type="float" office:value="32.6876" calcext:value-type="float">
            <text:p>32.6876</text:p>
          </table:table-cell>
          <table:table-cell office:value-type="float" office:value="1.29221" calcext:value-type="float">
            <text:p>1.29221</text:p>
          </table:table-cell>
          <table:table-cell office:value-type="float" office:value="0.000837032" calcext:value-type="float">
            <text:p>0.000837032</text:p>
          </table:table-cell>
          <table:table-cell/>
          <table:table-cell office:value-type="float" office:value="35.0457" calcext:value-type="float">
            <text:p>35.0457</text:p>
          </table:table-cell>
          <table:table-cell office:value-type="float" office:value="1.21029" calcext:value-type="float">
            <text:p>1.21029</text:p>
          </table:table-cell>
          <table:table-cell office:value-type="float" office:value="0.00649218" calcext:value-type="float">
            <text:p>0.00649218</text:p>
          </table:table-cell>
          <table:table-cell/>
          <table:table-cell office:value-type="float" office:value="33.15" calcext:value-type="float">
            <text:p>33.15</text:p>
          </table:table-cell>
          <table:table-cell office:value-type="float" office:value="1.30031" calcext:value-type="float">
            <text:p>1.30031</text:p>
          </table:table-cell>
          <table:table-cell office:value-type="float" office:value="0.065098" calcext:value-type="float">
            <text:p>0.065098</text:p>
          </table:table-cell>
          <table:table-cell/>
          <table:table-cell office:value-type="float" office:value="32.9063" calcext:value-type="float">
            <text:p>32.9063</text:p>
          </table:table-cell>
          <table:table-cell office:value-type="float" office:value="1.36016" calcext:value-type="float">
            <text:p>1.36016</text:p>
          </table:table-cell>
          <table:table-cell office:value-type="float" office:value="0.673808" calcext:value-type="float">
            <text:p>0.673808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0.00046853" calcext:value-type="float">
            <text:p>0.00046853</text:p>
          </table:table-cell>
          <table:table-cell/>
          <table:table-cell office:value-type="float" office:value="30.8228" calcext:value-type="float">
            <text:p>30.8228</text:p>
          </table:table-cell>
          <table:table-cell office:value-type="float" office:value="1.26201" calcext:value-type="float">
            <text:p>1.26201</text:p>
          </table:table-cell>
          <table:table-cell office:value-type="float" office:value="0.000800834" calcext:value-type="float">
            <text:p>0.000800834</text:p>
          </table:table-cell>
          <table:table-cell/>
          <table:table-cell office:value-type="float" office:value="33.9739" calcext:value-type="float">
            <text:p>33.9739</text:p>
          </table:table-cell>
          <table:table-cell office:value-type="float" office:value="1.34153" calcext:value-type="float">
            <text:p>1.34153</text:p>
          </table:table-cell>
          <table:table-cell office:value-type="float" office:value="0.000806545" calcext:value-type="float">
            <text:p>0.000806545</text:p>
          </table:table-cell>
          <table:table-cell/>
          <table:table-cell office:value-type="float" office:value="32.0651" calcext:value-type="float">
            <text:p>32.0651</text:p>
          </table:table-cell>
          <table:table-cell office:value-type="float" office:value="1.47537" calcext:value-type="float">
            <text:p>1.47537</text:p>
          </table:table-cell>
          <table:table-cell office:value-type="float" office:value="0.000823817" calcext:value-type="float">
            <text:p>0.000823817</text:p>
          </table:table-cell>
          <table:table-cell/>
          <table:table-cell office:value-type="float" office:value="33.7139" calcext:value-type="float">
            <text:p>33.7139</text:p>
          </table:table-cell>
          <table:table-cell office:value-type="float" office:value="1.27909" calcext:value-type="float">
            <text:p>1.27909</text:p>
          </table:table-cell>
          <table:table-cell office:value-type="float" office:value="0.00648121" calcext:value-type="float">
            <text:p>0.00648121</text:p>
          </table:table-cell>
          <table:table-cell/>
          <table:table-cell office:value-type="float" office:value="33.3994" calcext:value-type="float">
            <text:p>33.3994</text:p>
          </table:table-cell>
          <table:table-cell office:value-type="float" office:value="1.31152" calcext:value-type="float">
            <text:p>1.31152</text:p>
          </table:table-cell>
          <table:table-cell office:value-type="float" office:value="0.0582096" calcext:value-type="float">
            <text:p>0.0582096</text:p>
          </table:table-cell>
          <table:table-cell/>
          <table:table-cell office:value-type="float" office:value="31.8261" calcext:value-type="float">
            <text:p>31.8261</text:p>
          </table:table-cell>
          <table:table-cell office:value-type="float" office:value="1.50839" calcext:value-type="float">
            <text:p>1.50839</text:p>
          </table:table-cell>
          <table:table-cell office:value-type="float" office:value="0.592589" calcext:value-type="float">
            <text:p>0.592589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4571" calcext:value-type="float">
            <text:p>0.000474571</text:p>
          </table:table-cell>
          <table:table-cell/>
          <table:table-cell office:value-type="float" office:value="33.2835" calcext:value-type="float">
            <text:p>33.2835</text:p>
          </table:table-cell>
          <table:table-cell office:value-type="float" office:value="1.06772" calcext:value-type="float">
            <text:p>1.06772</text:p>
          </table:table-cell>
          <table:table-cell office:value-type="float" office:value="0.000796857" calcext:value-type="float">
            <text:p>0.000796857</text:p>
          </table:table-cell>
          <table:table-cell/>
          <table:table-cell office:value-type="float" office:value="33.7702" calcext:value-type="float">
            <text:p>33.7702</text:p>
          </table:table-cell>
          <table:table-cell office:value-type="float" office:value="1.19713" calcext:value-type="float">
            <text:p>1.19713</text:p>
          </table:table-cell>
          <table:table-cell office:value-type="float" office:value="0.000803509" calcext:value-type="float">
            <text:p>0.000803509</text:p>
          </table:table-cell>
          <table:table-cell/>
          <table:table-cell office:value-type="float" office:value="34.3946" calcext:value-type="float">
            <text:p>34.3946</text:p>
          </table:table-cell>
          <table:table-cell office:value-type="float" office:value="1.24246" calcext:value-type="float">
            <text:p>1.24246</text:p>
          </table:table-cell>
          <table:table-cell office:value-type="float" office:value="0.000817947" calcext:value-type="float">
            <text:p>0.000817947</text:p>
          </table:table-cell>
          <table:table-cell/>
          <table:table-cell office:value-type="float" office:value="33.8574" calcext:value-type="float">
            <text:p>33.8574</text:p>
          </table:table-cell>
          <table:table-cell office:value-type="float" office:value="1.40002" calcext:value-type="float">
            <text:p>1.40002</text:p>
          </table:table-cell>
          <table:table-cell office:value-type="float" office:value="0.00647028" calcext:value-type="float">
            <text:p>0.00647028</text:p>
          </table:table-cell>
          <table:table-cell/>
          <table:table-cell office:value-type="float" office:value="33.7559" calcext:value-type="float">
            <text:p>33.7559</text:p>
          </table:table-cell>
          <table:table-cell office:value-type="float" office:value="1.27148" calcext:value-type="float">
            <text:p>1.27148</text:p>
          </table:table-cell>
          <table:table-cell office:value-type="float" office:value="0.0583146" calcext:value-type="float">
            <text:p>0.0583146</text:p>
          </table:table-cell>
          <table:table-cell/>
          <table:table-cell office:value-type="float" office:value="34.1386" calcext:value-type="float">
            <text:p>34.1386</text:p>
          </table:table-cell>
          <table:table-cell office:value-type="float" office:value="1.24368" calcext:value-type="float">
            <text:p>1.24368</text:p>
          </table:table-cell>
          <table:table-cell office:value-type="float" office:value="0.609511" calcext:value-type="float">
            <text:p>0.60951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61" calcext:value-type="float">
            <text:p>0.00046861</text:p>
          </table:table-cell>
          <table:table-cell/>
          <table:table-cell office:value-type="float" office:value="31.4047" calcext:value-type="float">
            <text:p>31.4047</text:p>
          </table:table-cell>
          <table:table-cell office:value-type="float" office:value="1.29387" calcext:value-type="float">
            <text:p>1.29387</text:p>
          </table:table-cell>
          <table:table-cell office:value-type="float" office:value="0.000812206" calcext:value-type="float">
            <text:p>0.000812206</text:p>
          </table:table-cell>
          <table:table-cell/>
          <table:table-cell office:value-type="float" office:value="32.8424" calcext:value-type="float">
            <text:p>32.8424</text:p>
          </table:table-cell>
          <table:table-cell office:value-type="float" office:value="1.19087" calcext:value-type="float">
            <text:p>1.19087</text:p>
          </table:table-cell>
          <table:table-cell office:value-type="float" office:value="0.000808268" calcext:value-type="float">
            <text:p>0.000808268</text:p>
          </table:table-cell>
          <table:table-cell/>
          <table:table-cell office:value-type="float" office:value="32.4654" calcext:value-type="float">
            <text:p>32.4654</text:p>
          </table:table-cell>
          <table:table-cell office:value-type="float" office:value="1.34839" calcext:value-type="float">
            <text:p>1.34839</text:p>
          </table:table-cell>
          <table:table-cell office:value-type="float" office:value="0.000816944" calcext:value-type="float">
            <text:p>0.000816944</text:p>
          </table:table-cell>
          <table:table-cell/>
          <table:table-cell office:value-type="float" office:value="34.0955" calcext:value-type="float">
            <text:p>34.0955</text:p>
          </table:table-cell>
          <table:table-cell office:value-type="float" office:value="1.21255" calcext:value-type="float">
            <text:p>1.21255</text:p>
          </table:table-cell>
          <table:table-cell office:value-type="float" office:value="0.00648716" calcext:value-type="float">
            <text:p>0.00648716</text:p>
          </table:table-cell>
          <table:table-cell/>
          <table:table-cell office:value-type="float" office:value="32.7206" calcext:value-type="float">
            <text:p>32.7206</text:p>
          </table:table-cell>
          <table:table-cell office:value-type="float" office:value="1.42056" calcext:value-type="float">
            <text:p>1.42056</text:p>
          </table:table-cell>
          <table:table-cell office:value-type="float" office:value="0.0591956" calcext:value-type="float">
            <text:p>0.0591956</text:p>
          </table:table-cell>
          <table:table-cell/>
          <table:table-cell office:value-type="float" office:value="32.6743" calcext:value-type="float">
            <text:p>32.6743</text:p>
          </table:table-cell>
          <table:table-cell office:value-type="float" office:value="1.36165" calcext:value-type="float">
            <text:p>1.36165</text:p>
          </table:table-cell>
          <table:table-cell office:value-type="float" office:value="0.645208" calcext:value-type="float">
            <text:p>0.64520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6325" calcext:value-type="float">
            <text:p>0.000476325</text:p>
          </table:table-cell>
          <table:table-cell/>
          <table:table-cell office:value-type="float" office:value="32.0798" calcext:value-type="float">
            <text:p>32.0798</text:p>
          </table:table-cell>
          <table:table-cell office:value-type="float" office:value="1.25744" calcext:value-type="float">
            <text:p>1.25744</text:p>
          </table:table-cell>
          <table:table-cell office:value-type="float" office:value="0.000800974" calcext:value-type="float">
            <text:p>0.000800974</text:p>
          </table:table-cell>
          <table:table-cell/>
          <table:table-cell office:value-type="float" office:value="33.611" calcext:value-type="float">
            <text:p>33.611</text:p>
          </table:table-cell>
          <table:table-cell office:value-type="float" office:value="1.13999" calcext:value-type="float">
            <text:p>1.13999</text:p>
          </table:table-cell>
          <table:table-cell office:value-type="float" office:value="0.000801475" calcext:value-type="float">
            <text:p>0.000801475</text:p>
          </table:table-cell>
          <table:table-cell/>
          <table:table-cell office:value-type="float" office:value="31.5495" calcext:value-type="float">
            <text:p>31.5495</text:p>
          </table:table-cell>
          <table:table-cell office:value-type="float" office:value="1.35243" calcext:value-type="float">
            <text:p>1.35243</text:p>
          </table:table-cell>
          <table:table-cell office:value-type="float" office:value="0.000815311" calcext:value-type="float">
            <text:p>0.000815311</text:p>
          </table:table-cell>
          <table:table-cell/>
          <table:table-cell office:value-type="float" office:value="32.7979" calcext:value-type="float">
            <text:p>32.7979</text:p>
          </table:table-cell>
          <table:table-cell office:value-type="float" office:value="1.64379" calcext:value-type="float">
            <text:p>1.64379</text:p>
          </table:table-cell>
          <table:table-cell office:value-type="float" office:value="0.00645142" calcext:value-type="float">
            <text:p>0.00645142</text:p>
          </table:table-cell>
          <table:table-cell/>
          <table:table-cell office:value-type="float" office:value="33.0244" calcext:value-type="float">
            <text:p>33.0244</text:p>
          </table:table-cell>
          <table:table-cell office:value-type="float" office:value="1.41172" calcext:value-type="float">
            <text:p>1.41172</text:p>
          </table:table-cell>
          <table:table-cell office:value-type="float" office:value="0.0583743" calcext:value-type="float">
            <text:p>0.0583743</text:p>
          </table:table-cell>
          <table:table-cell/>
          <table:table-cell office:value-type="float" office:value="33.4323" calcext:value-type="float">
            <text:p>33.4323</text:p>
          </table:table-cell>
          <table:table-cell office:value-type="float" office:value="1.3271" calcext:value-type="float">
            <text:p>1.3271</text:p>
          </table:table-cell>
          <table:table-cell office:value-type="float" office:value="0.620554" calcext:value-type="float">
            <text:p>0.62055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331" calcext:value-type="float">
            <text:p>0.000469331</text:p>
          </table:table-cell>
          <table:table-cell/>
          <table:table-cell office:value-type="float" office:value="32.4986" calcext:value-type="float">
            <text:p>32.4986</text:p>
          </table:table-cell>
          <table:table-cell office:value-type="float" office:value="1.18837" calcext:value-type="float">
            <text:p>1.18837</text:p>
          </table:table-cell>
          <table:table-cell office:value-type="float" office:value="0.000790565" calcext:value-type="float">
            <text:p>0.000790565</text:p>
          </table:table-cell>
          <table:table-cell/>
          <table:table-cell office:value-type="float" office:value="32.8849" calcext:value-type="float">
            <text:p>32.8849</text:p>
          </table:table-cell>
          <table:table-cell office:value-type="float" office:value="1.18404" calcext:value-type="float">
            <text:p>1.18404</text:p>
          </table:table-cell>
          <table:table-cell office:value-type="float" office:value="0.000806986" calcext:value-type="float">
            <text:p>0.000806986</text:p>
          </table:table-cell>
          <table:table-cell/>
          <table:table-cell office:value-type="float" office:value="33.9432" calcext:value-type="float">
            <text:p>33.9432</text:p>
          </table:table-cell>
          <table:table-cell office:value-type="float" office:value="1.22931" calcext:value-type="float">
            <text:p>1.22931</text:p>
          </table:table-cell>
          <table:table-cell office:value-type="float" office:value="0.00083051" calcext:value-type="float">
            <text:p>0.00083051</text:p>
          </table:table-cell>
          <table:table-cell/>
          <table:table-cell office:value-type="float" office:value="33.0859" calcext:value-type="float">
            <text:p>33.0859</text:p>
          </table:table-cell>
          <table:table-cell office:value-type="float" office:value="1.45658" calcext:value-type="float">
            <text:p>1.45658</text:p>
          </table:table-cell>
          <table:table-cell office:value-type="float" office:value="0.00645215" calcext:value-type="float">
            <text:p>0.00645215</text:p>
          </table:table-cell>
          <table:table-cell/>
          <table:table-cell office:value-type="float" office:value="33.323" calcext:value-type="float">
            <text:p>33.323</text:p>
          </table:table-cell>
          <table:table-cell office:value-type="float" office:value="1.31152" calcext:value-type="float">
            <text:p>1.31152</text:p>
          </table:table-cell>
          <table:table-cell office:value-type="float" office:value="0.0586734" calcext:value-type="float">
            <text:p>0.0586734</text:p>
          </table:table-cell>
          <table:table-cell/>
          <table:table-cell office:value-type="float" office:value="35.4724" calcext:value-type="float">
            <text:p>35.4724</text:p>
          </table:table-cell>
          <table:table-cell office:value-type="float" office:value="1.21095" calcext:value-type="float">
            <text:p>1.21095</text:p>
          </table:table-cell>
          <table:table-cell office:value-type="float" office:value="0.947773" calcext:value-type="float">
            <text:p>0.94777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657" calcext:value-type="float">
            <text:p>0.000472657</text:p>
          </table:table-cell>
          <table:table-cell/>
          <table:table-cell office:value-type="float" office:value="31.2843" calcext:value-type="float">
            <text:p>31.2843</text:p>
          </table:table-cell>
          <table:table-cell office:value-type="float" office:value="1.26505" calcext:value-type="float">
            <text:p>1.26505</text:p>
          </table:table-cell>
          <table:table-cell office:value-type="float" office:value="0.000795204" calcext:value-type="float">
            <text:p>0.000795204</text:p>
          </table:table-cell>
          <table:table-cell/>
          <table:table-cell office:value-type="float" office:value="33.9652" calcext:value-type="float">
            <text:p>33.9652</text:p>
          </table:table-cell>
          <table:table-cell office:value-type="float" office:value="1.25894" calcext:value-type="float">
            <text:p>1.25894</text:p>
          </table:table-cell>
          <table:table-cell office:value-type="float" office:value="0.000806164" calcext:value-type="float">
            <text:p>0.000806164</text:p>
          </table:table-cell>
          <table:table-cell/>
          <table:table-cell office:value-type="float" office:value="32.7832" calcext:value-type="float">
            <text:p>32.7832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0.000852952" calcext:value-type="float">
            <text:p>0.000852952</text:p>
          </table:table-cell>
          <table:table-cell/>
          <table:table-cell office:value-type="float" office:value="33.6267" calcext:value-type="float">
            <text:p>33.6267</text:p>
          </table:table-cell>
          <table:table-cell office:value-type="float" office:value="1.24837" calcext:value-type="float">
            <text:p>1.24837</text:p>
          </table:table-cell>
          <table:table-cell office:value-type="float" office:value="0.00644436" calcext:value-type="float">
            <text:p>0.00644436</text:p>
          </table:table-cell>
          <table:table-cell/>
          <table:table-cell office:value-type="float" office:value="33.2189" calcext:value-type="float">
            <text:p>33.2189</text:p>
          </table:table-cell>
          <table:table-cell office:value-type="float" office:value="1.43698" calcext:value-type="float">
            <text:p>1.43698</text:p>
          </table:table-cell>
          <table:table-cell office:value-type="float" office:value="0.0569945" calcext:value-type="float">
            <text:p>0.0569945</text:p>
          </table:table-cell>
          <table:table-cell/>
          <table:table-cell office:value-type="float" office:value="33.2519" calcext:value-type="float">
            <text:p>33.2519</text:p>
          </table:table-cell>
          <table:table-cell office:value-type="float" office:value="1.3906" calcext:value-type="float">
            <text:p>1.3906</text:p>
          </table:table-cell>
          <table:table-cell office:value-type="float" office:value="0.929386" calcext:value-type="float">
            <text:p>0.92938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748" calcext:value-type="float">
            <text:p>0.000467748</text:p>
          </table:table-cell>
          <table:table-cell/>
          <table:table-cell office:value-type="float" office:value="31.8069" calcext:value-type="float">
            <text:p>31.8069</text:p>
          </table:table-cell>
          <table:table-cell office:value-type="float" office:value="1.25824" calcext:value-type="float">
            <text:p>1.25824</text:p>
          </table:table-cell>
          <table:table-cell office:value-type="float" office:value="0.000791887" calcext:value-type="float">
            <text:p>0.000791887</text:p>
          </table:table-cell>
          <table:table-cell/>
          <table:table-cell office:value-type="float" office:value="31.567" calcext:value-type="float">
            <text:p>31.567</text:p>
          </table:table-cell>
          <table:table-cell office:value-type="float" office:value="1.43878" calcext:value-type="float">
            <text:p>1.43878</text:p>
          </table:table-cell>
          <table:table-cell office:value-type="float" office:value="0.000800403" calcext:value-type="float">
            <text:p>0.000800403</text:p>
          </table:table-cell>
          <table:table-cell/>
          <table:table-cell office:value-type="float" office:value="32.556" calcext:value-type="float">
            <text:p>32.556</text:p>
          </table:table-cell>
          <table:table-cell office:value-type="float" office:value="1.31486" calcext:value-type="float">
            <text:p>1.31486</text:p>
          </table:table-cell>
          <table:table-cell office:value-type="float" office:value="0.000836521" calcext:value-type="float">
            <text:p>0.000836521</text:p>
          </table:table-cell>
          <table:table-cell/>
          <table:table-cell office:value-type="float" office:value="34.5095" calcext:value-type="float">
            <text:p>34.5095</text:p>
          </table:table-cell>
          <table:table-cell office:value-type="float" office:value="1.2439" calcext:value-type="float">
            <text:p>1.2439</text:p>
          </table:table-cell>
          <table:table-cell office:value-type="float" office:value="0.00661043" calcext:value-type="float">
            <text:p>0.00661043</text:p>
          </table:table-cell>
          <table:table-cell/>
          <table:table-cell office:value-type="float" office:value="32.606" calcext:value-type="float">
            <text:p>32.606</text:p>
          </table:table-cell>
          <table:table-cell office:value-type="float" office:value="1.28219" calcext:value-type="float">
            <text:p>1.28219</text:p>
          </table:table-cell>
          <table:table-cell office:value-type="float" office:value="0.0572541" calcext:value-type="float">
            <text:p>0.0572541</text:p>
          </table:table-cell>
          <table:table-cell/>
          <table:table-cell office:value-type="float" office:value="33.177" calcext:value-type="float">
            <text:p>33.177</text:p>
          </table:table-cell>
          <table:table-cell office:value-type="float" office:value="1.2697" calcext:value-type="float">
            <text:p>1.2697</text:p>
          </table:table-cell>
          <table:table-cell office:value-type="float" office:value="0.847165" calcext:value-type="float">
            <text:p>0.84716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8759" calcext:value-type="float">
            <text:p>0.000478759</text:p>
          </table:table-cell>
          <table:table-cell/>
          <table:table-cell office:value-type="float" office:value="31.7153" calcext:value-type="float">
            <text:p>31.7153</text:p>
          </table:table-cell>
          <table:table-cell office:value-type="float" office:value="1.1421" calcext:value-type="float">
            <text:p>1.1421</text:p>
          </table:table-cell>
          <table:table-cell office:value-type="float" office:value="0.000803559" calcext:value-type="float">
            <text:p>0.000803559</text:p>
          </table:table-cell>
          <table:table-cell/>
          <table:table-cell office:value-type="float" office:value="32.4867" calcext:value-type="float">
            <text:p>32.4867</text:p>
          </table:table-cell>
          <table:table-cell office:value-type="float" office:value="1.3068" calcext:value-type="float">
            <text:p>1.3068</text:p>
          </table:table-cell>
          <table:table-cell office:value-type="float" office:value="0.000806975" calcext:value-type="float">
            <text:p>0.000806975</text:p>
          </table:table-cell>
          <table:table-cell/>
          <table:table-cell office:value-type="float" office:value="31.5612" calcext:value-type="float">
            <text:p>31.5612</text:p>
          </table:table-cell>
          <table:table-cell office:value-type="float" office:value="1.34769" calcext:value-type="float">
            <text:p>1.34769</text:p>
          </table:table-cell>
          <table:table-cell office:value-type="float" office:value="0.000828195" calcext:value-type="float">
            <text:p>0.000828195</text:p>
          </table:table-cell>
          <table:table-cell/>
          <table:table-cell office:value-type="float" office:value="34.2374" calcext:value-type="float">
            <text:p>34.2374</text:p>
          </table:table-cell>
          <table:table-cell office:value-type="float" office:value="1.26913" calcext:value-type="float">
            <text:p>1.26913</text:p>
          </table:table-cell>
          <table:table-cell office:value-type="float" office:value="0.00657245" calcext:value-type="float">
            <text:p>0.00657245</text:p>
          </table:table-cell>
          <table:table-cell/>
          <table:table-cell office:value-type="float" office:value="33.044" calcext:value-type="float">
            <text:p>33.044</text:p>
          </table:table-cell>
          <table:table-cell office:value-type="float" office:value="1.36139" calcext:value-type="float">
            <text:p>1.36139</text:p>
          </table:table-cell>
          <table:table-cell office:value-type="float" office:value="0.0573428" calcext:value-type="float">
            <text:p>0.0573428</text:p>
          </table:table-cell>
          <table:table-cell/>
          <table:table-cell office:value-type="float" office:value="34.1422" calcext:value-type="float">
            <text:p>34.1422</text:p>
          </table:table-cell>
          <table:table-cell office:value-type="float" office:value="1.23164" calcext:value-type="float">
            <text:p>1.23164</text:p>
          </table:table-cell>
          <table:table-cell office:value-type="float" office:value="0.694352" calcext:value-type="float">
            <text:p>0.69435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75" calcext:value-type="float">
            <text:p>0.00046875</text:p>
          </table:table-cell>
          <table:table-cell/>
          <table:table-cell office:value-type="float" office:value="31.2845" calcext:value-type="float">
            <text:p>31.2845</text:p>
          </table:table-cell>
          <table:table-cell office:value-type="float" office:value="1.21541" calcext:value-type="float">
            <text:p>1.21541</text:p>
          </table:table-cell>
          <table:table-cell office:value-type="float" office:value="0.000796526" calcext:value-type="float">
            <text:p>0.000796526</text:p>
          </table:table-cell>
          <table:table-cell/>
          <table:table-cell office:value-type="float" office:value="34.1195" calcext:value-type="float">
            <text:p>34.1195</text:p>
          </table:table-cell>
          <table:table-cell office:value-type="float" office:value="1.20306" calcext:value-type="float">
            <text:p>1.20306</text:p>
          </table:table-cell>
          <table:table-cell office:value-type="float" office:value="0.000807807" calcext:value-type="float">
            <text:p>0.000807807</text:p>
          </table:table-cell>
          <table:table-cell/>
          <table:table-cell office:value-type="float" office:value="33.5308" calcext:value-type="float">
            <text:p>33.5308</text:p>
          </table:table-cell>
          <table:table-cell office:value-type="float" office:value="1.20808" calcext:value-type="float">
            <text:p>1.20808</text:p>
          </table:table-cell>
          <table:table-cell office:value-type="float" office:value="0.000901363" calcext:value-type="float">
            <text:p>0.000901363</text:p>
          </table:table-cell>
          <table:table-cell/>
          <table:table-cell office:value-type="float" office:value="33.2476" calcext:value-type="float">
            <text:p>33.2476</text:p>
          </table:table-cell>
          <table:table-cell office:value-type="float" office:value="1.24558" calcext:value-type="float">
            <text:p>1.24558</text:p>
          </table:table-cell>
          <table:table-cell office:value-type="float" office:value="0.00641002" calcext:value-type="float">
            <text:p>0.00641002</text:p>
          </table:table-cell>
          <table:table-cell/>
          <table:table-cell office:value-type="float" office:value="34.0368" calcext:value-type="float">
            <text:p>34.0368</text:p>
          </table:table-cell>
          <table:table-cell office:value-type="float" office:value="1.34939" calcext:value-type="float">
            <text:p>1.34939</text:p>
          </table:table-cell>
          <table:table-cell office:value-type="float" office:value="0.0585093" calcext:value-type="float">
            <text:p>0.0585093</text:p>
          </table:table-cell>
          <table:table-cell/>
          <table:table-cell office:value-type="float" office:value="34.0558" calcext:value-type="float">
            <text:p>34.0558</text:p>
          </table:table-cell>
          <table:table-cell office:value-type="float" office:value="1.32095" calcext:value-type="float">
            <text:p>1.32095</text:p>
          </table:table-cell>
          <table:table-cell office:value-type="float" office:value="0.632437" calcext:value-type="float">
            <text:p>0.63243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706" calcext:value-type="float">
            <text:p>0.000471706</text:p>
          </table:table-cell>
          <table:table-cell/>
          <table:table-cell office:value-type="float" office:value="32.363" calcext:value-type="float">
            <text:p>32.363</text:p>
          </table:table-cell>
          <table:table-cell office:value-type="float" office:value="1.2" calcext:value-type="float">
            <text:p>1.2</text:p>
          </table:table-cell>
          <table:table-cell office:value-type="float" office:value="0.000784073" calcext:value-type="float">
            <text:p>0.000784073</text:p>
          </table:table-cell>
          <table:table-cell/>
          <table:table-cell office:value-type="float" office:value="33.413" calcext:value-type="float">
            <text:p>33.413</text:p>
          </table:table-cell>
          <table:table-cell office:value-type="float" office:value="1.22622" calcext:value-type="float">
            <text:p>1.22622</text:p>
          </table:table-cell>
          <table:table-cell office:value-type="float" office:value="0.000804852" calcext:value-type="float">
            <text:p>0.000804852</text:p>
          </table:table-cell>
          <table:table-cell/>
          <table:table-cell office:value-type="float" office:value="31.2413" calcext:value-type="float">
            <text:p>31.2413</text:p>
          </table:table-cell>
          <table:table-cell office:value-type="float" office:value="1.41812" calcext:value-type="float">
            <text:p>1.41812</text:p>
          </table:table-cell>
          <table:table-cell office:value-type="float" office:value="0.000838726" calcext:value-type="float">
            <text:p>0.000838726</text:p>
          </table:table-cell>
          <table:table-cell/>
          <table:table-cell office:value-type="float" office:value="34.8076" calcext:value-type="float">
            <text:p>34.8076</text:p>
          </table:table-cell>
          <table:table-cell office:value-type="float" office:value="1.12498" calcext:value-type="float">
            <text:p>1.12498</text:p>
          </table:table-cell>
          <table:table-cell office:value-type="float" office:value="0.00643427" calcext:value-type="float">
            <text:p>0.00643427</text:p>
          </table:table-cell>
          <table:table-cell/>
          <table:table-cell office:value-type="float" office:value="33.8641" calcext:value-type="float">
            <text:p>33.8641</text:p>
          </table:table-cell>
          <table:table-cell office:value-type="float" office:value="1.31689" calcext:value-type="float">
            <text:p>1.31689</text:p>
          </table:table-cell>
          <table:table-cell office:value-type="float" office:value="0.0598215" calcext:value-type="float">
            <text:p>0.0598215</text:p>
          </table:table-cell>
          <table:table-cell/>
          <table:table-cell office:value-type="float" office:value="32.6859" calcext:value-type="float">
            <text:p>32.6859</text:p>
          </table:table-cell>
          <table:table-cell office:value-type="float" office:value="1.34822" calcext:value-type="float">
            <text:p>1.34822</text:p>
          </table:table-cell>
          <table:table-cell office:value-type="float" office:value="0.63764" calcext:value-type="float">
            <text:p>0.63764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8099" calcext:value-type="float">
            <text:p>0.000468099</text:p>
          </table:table-cell>
          <table:table-cell/>
          <table:table-cell office:value-type="float" office:value="32.4631" calcext:value-type="float">
            <text:p>32.4631</text:p>
          </table:table-cell>
          <table:table-cell office:value-type="float" office:value="1.15198" calcext:value-type="float">
            <text:p>1.15198</text:p>
          </table:table-cell>
          <table:table-cell office:value-type="float" office:value="0.000797528" calcext:value-type="float">
            <text:p>0.000797528</text:p>
          </table:table-cell>
          <table:table-cell/>
          <table:table-cell office:value-type="float" office:value="31.1267" calcext:value-type="float">
            <text:p>31.1267</text:p>
          </table:table-cell>
          <table:table-cell office:value-type="float" office:value="1.45801" calcext:value-type="float">
            <text:p>1.45801</text:p>
          </table:table-cell>
          <table:table-cell office:value-type="float" office:value="0.000801555" calcext:value-type="float">
            <text:p>0.000801555</text:p>
          </table:table-cell>
          <table:table-cell/>
          <table:table-cell office:value-type="float" office:value="31.4866" calcext:value-type="float">
            <text:p>31.4866</text:p>
          </table:table-cell>
          <table:table-cell office:value-type="float" office:value="1.3813" calcext:value-type="float">
            <text:p>1.3813</text:p>
          </table:table-cell>
          <table:table-cell office:value-type="float" office:value="0.000816874" calcext:value-type="float">
            <text:p>0.000816874</text:p>
          </table:table-cell>
          <table:table-cell/>
          <table:table-cell office:value-type="float" office:value="33.567" calcext:value-type="float">
            <text:p>33.567</text:p>
          </table:table-cell>
          <table:table-cell office:value-type="float" office:value="1.42429" calcext:value-type="float">
            <text:p>1.42429</text:p>
          </table:table-cell>
          <table:table-cell office:value-type="float" office:value="0.00647422" calcext:value-type="float">
            <text:p>0.00647422</text:p>
          </table:table-cell>
          <table:table-cell/>
          <table:table-cell office:value-type="float" office:value="32.8838" calcext:value-type="float">
            <text:p>32.8838</text:p>
          </table:table-cell>
          <table:table-cell office:value-type="float" office:value="1.41465" calcext:value-type="float">
            <text:p>1.41465</text:p>
          </table:table-cell>
          <table:table-cell office:value-type="float" office:value="0.0580696" calcext:value-type="float">
            <text:p>0.0580696</text:p>
          </table:table-cell>
          <table:table-cell/>
          <table:table-cell office:value-type="float" office:value="34.1527" calcext:value-type="float">
            <text:p>34.1527</text:p>
          </table:table-cell>
          <table:table-cell office:value-type="float" office:value="1.31152" calcext:value-type="float">
            <text:p>1.31152</text:p>
          </table:table-cell>
          <table:table-cell office:value-type="float" office:value="0.612175" calcext:value-type="float">
            <text:p>0.61217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375" calcext:value-type="float">
            <text:p>0.000471375</text:p>
          </table:table-cell>
          <table:table-cell/>
          <table:table-cell office:value-type="float" office:value="33.4487" calcext:value-type="float">
            <text:p>33.4487</text:p>
          </table:table-cell>
          <table:table-cell office:value-type="float" office:value="1.24561" calcext:value-type="float">
            <text:p>1.24561</text:p>
          </table:table-cell>
          <table:table-cell office:value-type="float" office:value="0.000794002" calcext:value-type="float">
            <text:p>0.000794002</text:p>
          </table:table-cell>
          <table:table-cell/>
          <table:table-cell office:value-type="float" office:value="34.3958" calcext:value-type="float">
            <text:p>34.3958</text:p>
          </table:table-cell>
          <table:table-cell office:value-type="float" office:value="1.2312" calcext:value-type="float">
            <text:p>1.2312</text:p>
          </table:table-cell>
          <table:table-cell office:value-type="float" office:value="0.000807356" calcext:value-type="float">
            <text:p>0.000807356</text:p>
          </table:table-cell>
          <table:table-cell/>
          <table:table-cell office:value-type="float" office:value="33.3537" calcext:value-type="float">
            <text:p>33.3537</text:p>
          </table:table-cell>
          <table:table-cell office:value-type="float" office:value="1.28398" calcext:value-type="float">
            <text:p>1.28398</text:p>
          </table:table-cell>
          <table:table-cell office:value-type="float" office:value="0.000812696" calcext:value-type="float">
            <text:p>0.000812696</text:p>
          </table:table-cell>
          <table:table-cell/>
          <table:table-cell office:value-type="float" office:value="34.9456" calcext:value-type="float">
            <text:p>34.9456</text:p>
          </table:table-cell>
          <table:table-cell office:value-type="float" office:value="1.18186" calcext:value-type="float">
            <text:p>1.18186</text:p>
          </table:table-cell>
          <table:table-cell office:value-type="float" office:value="0.00650721" calcext:value-type="float">
            <text:p>0.00650721</text:p>
          </table:table-cell>
          <table:table-cell/>
          <table:table-cell office:value-type="float" office:value="32.3866" calcext:value-type="float">
            <text:p>32.3866</text:p>
          </table:table-cell>
          <table:table-cell office:value-type="float" office:value="1.44503" calcext:value-type="float">
            <text:p>1.44503</text:p>
          </table:table-cell>
          <table:table-cell office:value-type="float" office:value="0.0581766" calcext:value-type="float">
            <text:p>0.0581766</text:p>
          </table:table-cell>
          <table:table-cell/>
          <table:table-cell office:value-type="float" office:value="33.3336" calcext:value-type="float">
            <text:p>33.3336</text:p>
          </table:table-cell>
          <table:table-cell office:value-type="float" office:value="1.37721" calcext:value-type="float">
            <text:p>1.37721</text:p>
          </table:table-cell>
          <table:table-cell office:value-type="float" office:value="0.665773" calcext:value-type="float">
            <text:p>0.66577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678" calcext:value-type="float">
            <text:p>0.000467678</text:p>
          </table:table-cell>
          <table:table-cell/>
          <table:table-cell office:value-type="float" office:value="32.9411" calcext:value-type="float">
            <text:p>32.9411</text:p>
          </table:table-cell>
          <table:table-cell office:value-type="float" office:value="1.15954" calcext:value-type="float">
            <text:p>1.15954</text:p>
          </table:table-cell>
          <table:table-cell office:value-type="float" office:value="0.000800062" calcext:value-type="float">
            <text:p>0.000800062</text:p>
          </table:table-cell>
          <table:table-cell/>
          <table:table-cell office:value-type="float" office:value="32.5761" calcext:value-type="float">
            <text:p>32.5761</text:p>
          </table:table-cell>
          <table:table-cell office:value-type="float" office:value="1.23282" calcext:value-type="float">
            <text:p>1.23282</text:p>
          </table:table-cell>
          <table:table-cell office:value-type="float" office:value="0.000811604" calcext:value-type="float">
            <text:p>0.000811604</text:p>
          </table:table-cell>
          <table:table-cell/>
          <table:table-cell office:value-type="float" office:value="32.0756" calcext:value-type="float">
            <text:p>32.0756</text:p>
          </table:table-cell>
          <table:table-cell office:value-type="float" office:value="1.29957" calcext:value-type="float">
            <text:p>1.29957</text:p>
          </table:table-cell>
          <table:table-cell office:value-type="float" office:value="0.000817656" calcext:value-type="float">
            <text:p>0.000817656</text:p>
          </table:table-cell>
          <table:table-cell/>
          <table:table-cell office:value-type="float" office:value="32.8103" calcext:value-type="float">
            <text:p>32.8103</text:p>
          </table:table-cell>
          <table:table-cell office:value-type="float" office:value="1.40103" calcext:value-type="float">
            <text:p>1.40103</text:p>
          </table:table-cell>
          <table:table-cell office:value-type="float" office:value="0.00640813" calcext:value-type="float">
            <text:p>0.00640813</text:p>
          </table:table-cell>
          <table:table-cell/>
          <table:table-cell office:value-type="float" office:value="33.0717" calcext:value-type="float">
            <text:p>33.0717</text:p>
          </table:table-cell>
          <table:table-cell office:value-type="float" office:value="1.29637" calcext:value-type="float">
            <text:p>1.29637</text:p>
          </table:table-cell>
          <table:table-cell office:value-type="float" office:value="0.0588911" calcext:value-type="float">
            <text:p>0.0588911</text:p>
          </table:table-cell>
          <table:table-cell/>
          <table:table-cell office:value-type="float" office:value="34.7696" calcext:value-type="float">
            <text:p>34.7696</text:p>
          </table:table-cell>
          <table:table-cell office:value-type="float" office:value="1.29268" calcext:value-type="float">
            <text:p>1.29268</text:p>
          </table:table-cell>
          <table:table-cell office:value-type="float" office:value="0.612838" calcext:value-type="float">
            <text:p>0.61283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989" calcext:value-type="float">
            <text:p>0.000467989</text:p>
          </table:table-cell>
          <table:table-cell/>
          <table:table-cell office:value-type="float" office:value="31.681" calcext:value-type="float">
            <text:p>31.681</text:p>
          </table:table-cell>
          <table:table-cell office:value-type="float" office:value="1.28204" calcext:value-type="float">
            <text:p>1.28204</text:p>
          </table:table-cell>
          <table:table-cell office:value-type="float" office:value="0.000800684" calcext:value-type="float">
            <text:p>0.000800684</text:p>
          </table:table-cell>
          <table:table-cell/>
          <table:table-cell office:value-type="float" office:value="32.074" calcext:value-type="float">
            <text:p>32.074</text:p>
          </table:table-cell>
          <table:table-cell office:value-type="float" office:value="1.35101" calcext:value-type="float">
            <text:p>1.35101</text:p>
          </table:table-cell>
          <table:table-cell office:value-type="float" office:value="0.000810532" calcext:value-type="float">
            <text:p>0.000810532</text:p>
          </table:table-cell>
          <table:table-cell/>
          <table:table-cell office:value-type="float" office:value="31.7963" calcext:value-type="float">
            <text:p>31.7963</text:p>
          </table:table-cell>
          <table:table-cell office:value-type="float" office:value="1.367" calcext:value-type="float">
            <text:p>1.367</text:p>
          </table:table-cell>
          <table:table-cell office:value-type="float" office:value="0.000813738" calcext:value-type="float">
            <text:p>0.000813738</text:p>
          </table:table-cell>
          <table:table-cell/>
          <table:table-cell office:value-type="float" office:value="33.8856" calcext:value-type="float">
            <text:p>33.8856</text:p>
          </table:table-cell>
          <table:table-cell office:value-type="float" office:value="1.29718" calcext:value-type="float">
            <text:p>1.29718</text:p>
          </table:table-cell>
          <table:table-cell office:value-type="float" office:value="0.00655591" calcext:value-type="float">
            <text:p>0.00655591</text:p>
          </table:table-cell>
          <table:table-cell/>
          <table:table-cell office:value-type="float" office:value="31.6967" calcext:value-type="float">
            <text:p>31.6967</text:p>
          </table:table-cell>
          <table:table-cell office:value-type="float" office:value="1.51062" calcext:value-type="float">
            <text:p>1.51062</text:p>
          </table:table-cell>
          <table:table-cell office:value-type="float" office:value="0.0583604" calcext:value-type="float">
            <text:p>0.0583604</text:p>
          </table:table-cell>
          <table:table-cell/>
          <table:table-cell office:value-type="float" office:value="33.0666" calcext:value-type="float">
            <text:p>33.0666</text:p>
          </table:table-cell>
          <table:table-cell office:value-type="float" office:value="1.46337" calcext:value-type="float">
            <text:p>1.46337</text:p>
          </table:table-cell>
          <table:table-cell office:value-type="float" office:value="0.591471" calcext:value-type="float">
            <text:p>0.591471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1155" calcext:value-type="float">
            <text:p>0.000471155</text:p>
          </table:table-cell>
          <table:table-cell/>
          <table:table-cell office:value-type="float" office:value="32.1757" calcext:value-type="float">
            <text:p>32.1757</text:p>
          </table:table-cell>
          <table:table-cell office:value-type="float" office:value="1.20273" calcext:value-type="float">
            <text:p>1.20273</text:p>
          </table:table-cell>
          <table:table-cell office:value-type="float" office:value="0.000797689" calcext:value-type="float">
            <text:p>0.000797689</text:p>
          </table:table-cell>
          <table:table-cell/>
          <table:table-cell office:value-type="float" office:value="30.9417" calcext:value-type="float">
            <text:p>30.9417</text:p>
          </table:table-cell>
          <table:table-cell office:value-type="float" office:value="1.47206" calcext:value-type="float">
            <text:p>1.47206</text:p>
          </table:table-cell>
          <table:table-cell office:value-type="float" office:value="0.000803399" calcext:value-type="float">
            <text:p>0.000803399</text:p>
          </table:table-cell>
          <table:table-cell/>
          <table:table-cell office:value-type="float" office:value="32.9253" calcext:value-type="float">
            <text:p>32.9253</text:p>
          </table:table-cell>
          <table:table-cell office:value-type="float" office:value="1.25408" calcext:value-type="float">
            <text:p>1.25408</text:p>
          </table:table-cell>
          <table:table-cell office:value-type="float" office:value="0.000813578" calcext:value-type="float">
            <text:p>0.000813578</text:p>
          </table:table-cell>
          <table:table-cell/>
          <table:table-cell office:value-type="float" office:value="33.7761" calcext:value-type="float">
            <text:p>33.7761</text:p>
          </table:table-cell>
          <table:table-cell office:value-type="float" office:value="1.43861" calcext:value-type="float">
            <text:p>1.43861</text:p>
          </table:table-cell>
          <table:table-cell office:value-type="float" office:value="0.00646489" calcext:value-type="float">
            <text:p>0.00646489</text:p>
          </table:table-cell>
          <table:table-cell/>
          <table:table-cell office:value-type="float" office:value="32.8549" calcext:value-type="float">
            <text:p>32.8549</text:p>
          </table:table-cell>
          <table:table-cell office:value-type="float" office:value="1.36475" calcext:value-type="float">
            <text:p>1.36475</text:p>
          </table:table-cell>
          <table:table-cell office:value-type="float" office:value="0.0583138" calcext:value-type="float">
            <text:p>0.0583138</text:p>
          </table:table-cell>
          <table:table-cell/>
          <table:table-cell office:value-type="float" office:value="33.7433" calcext:value-type="float">
            <text:p>33.7433</text:p>
          </table:table-cell>
          <table:table-cell office:value-type="float" office:value="1.49624" calcext:value-type="float">
            <text:p>1.49624</text:p>
          </table:table-cell>
          <table:table-cell office:value-type="float" office:value="0.613244" calcext:value-type="float">
            <text:p>0.61324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648" calcext:value-type="float">
            <text:p>0.000467648</text:p>
          </table:table-cell>
          <table:table-cell/>
          <table:table-cell office:value-type="float" office:value="32.0742" calcext:value-type="float">
            <text:p>32.0742</text:p>
          </table:table-cell>
          <table:table-cell office:value-type="float" office:value="1.19127" calcext:value-type="float">
            <text:p>1.19127</text:p>
          </table:table-cell>
          <table:table-cell office:value-type="float" office:value="0.00080392" calcext:value-type="float">
            <text:p>0.00080392</text:p>
          </table:table-cell>
          <table:table-cell/>
          <table:table-cell office:value-type="float" office:value="31.8672" calcext:value-type="float">
            <text:p>31.8672</text:p>
          </table:table-cell>
          <table:table-cell office:value-type="float" office:value="1.34168" calcext:value-type="float">
            <text:p>1.34168</text:p>
          </table:table-cell>
          <table:table-cell office:value-type="float" office:value="0.000801074" calcext:value-type="float">
            <text:p>0.000801074</text:p>
          </table:table-cell>
          <table:table-cell/>
          <table:table-cell office:value-type="float" office:value="32.4995" calcext:value-type="float">
            <text:p>32.4995</text:p>
          </table:table-cell>
          <table:table-cell office:value-type="float" office:value="1.34533" calcext:value-type="float">
            <text:p>1.34533</text:p>
          </table:table-cell>
          <table:table-cell office:value-type="float" office:value="0.000815792" calcext:value-type="float">
            <text:p>0.000815792</text:p>
          </table:table-cell>
          <table:table-cell/>
          <table:table-cell office:value-type="float" office:value="34.2113" calcext:value-type="float">
            <text:p>34.2113</text:p>
          </table:table-cell>
          <table:table-cell office:value-type="float" office:value="1.27145" calcext:value-type="float">
            <text:p>1.27145</text:p>
          </table:table-cell>
          <table:table-cell office:value-type="float" office:value="0.0065081" calcext:value-type="float">
            <text:p>0.0065081</text:p>
          </table:table-cell>
          <table:table-cell/>
          <table:table-cell office:value-type="float" office:value="32.6165" calcext:value-type="float">
            <text:p>32.6165</text:p>
          </table:table-cell>
          <table:table-cell office:value-type="float" office:value="1.34317" calcext:value-type="float">
            <text:p>1.34317</text:p>
          </table:table-cell>
          <table:table-cell office:value-type="float" office:value="0.0591385" calcext:value-type="float">
            <text:p>0.0591385</text:p>
          </table:table-cell>
          <table:table-cell/>
          <table:table-cell office:value-type="float" office:value="32.9846" calcext:value-type="float">
            <text:p>32.9846</text:p>
          </table:table-cell>
          <table:table-cell office:value-type="float" office:value="1.37586" calcext:value-type="float">
            <text:p>1.37586</text:p>
          </table:table-cell>
          <table:table-cell office:value-type="float" office:value="0.597537" calcext:value-type="float">
            <text:p>0.59753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2027" calcext:value-type="float">
            <text:p>0.000472027</text:p>
          </table:table-cell>
          <table:table-cell/>
          <table:table-cell office:value-type="float" office:value="31.8044" calcext:value-type="float">
            <text:p>31.8044</text:p>
          </table:table-cell>
          <table:table-cell office:value-type="float" office:value="1.16267" calcext:value-type="float">
            <text:p>1.16267</text:p>
          </table:table-cell>
          <table:table-cell office:value-type="float" office:value="0.000800794" calcext:value-type="float">
            <text:p>0.000800794</text:p>
          </table:table-cell>
          <table:table-cell/>
          <table:table-cell office:value-type="float" office:value="33.4056" calcext:value-type="float">
            <text:p>33.4056</text:p>
          </table:table-cell>
          <table:table-cell office:value-type="float" office:value="1.229" calcext:value-type="float">
            <text:p>1.229</text:p>
          </table:table-cell>
          <table:table-cell office:value-type="float" office:value="0.000804781" calcext:value-type="float">
            <text:p>0.000804781</text:p>
          </table:table-cell>
          <table:table-cell/>
          <table:table-cell office:value-type="float" office:value="34.0392" calcext:value-type="float">
            <text:p>34.0392</text:p>
          </table:table-cell>
          <table:table-cell office:value-type="float" office:value="1.28262" calcext:value-type="float">
            <text:p>1.28262</text:p>
          </table:table-cell>
          <table:table-cell office:value-type="float" office:value="0.000813959" calcext:value-type="float">
            <text:p>0.000813959</text:p>
          </table:table-cell>
          <table:table-cell/>
          <table:table-cell office:value-type="float" office:value="35.1073" calcext:value-type="float">
            <text:p>35.1073</text:p>
          </table:table-cell>
          <table:table-cell office:value-type="float" office:value="1.26911" calcext:value-type="float">
            <text:p>1.26911</text:p>
          </table:table-cell>
          <table:table-cell office:value-type="float" office:value="0.00649799" calcext:value-type="float">
            <text:p>0.00649799</text:p>
          </table:table-cell>
          <table:table-cell/>
          <table:table-cell office:value-type="float" office:value="35.2074" calcext:value-type="float">
            <text:p>35.2074</text:p>
          </table:table-cell>
          <table:table-cell office:value-type="float" office:value="1.28128" calcext:value-type="float">
            <text:p>1.28128</text:p>
          </table:table-cell>
          <table:table-cell office:value-type="float" office:value="0.05972" calcext:value-type="float">
            <text:p>0.05972</text:p>
          </table:table-cell>
          <table:table-cell/>
          <table:table-cell office:value-type="float" office:value="32.7234" calcext:value-type="float">
            <text:p>32.7234</text:p>
          </table:table-cell>
          <table:table-cell office:value-type="float" office:value="1.38784" calcext:value-type="float">
            <text:p>1.38784</text:p>
          </table:table-cell>
          <table:table-cell office:value-type="float" office:value="0.592778" calcext:value-type="float">
            <text:p>0.59277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67989" calcext:value-type="float">
            <text:p>0.000467989</text:p>
          </table:table-cell>
          <table:table-cell/>
          <table:table-cell office:value-type="float" office:value="31.8101" calcext:value-type="float">
            <text:p>31.8101</text:p>
          </table:table-cell>
          <table:table-cell office:value-type="float" office:value="1.21474" calcext:value-type="float">
            <text:p>1.21474</text:p>
          </table:table-cell>
          <table:table-cell office:value-type="float" office:value="0.000801114" calcext:value-type="float">
            <text:p>0.000801114</text:p>
          </table:table-cell>
          <table:table-cell/>
          <table:table-cell office:value-type="float" office:value="32.8195" calcext:value-type="float">
            <text:p>32.8195</text:p>
          </table:table-cell>
          <table:table-cell office:value-type="float" office:value="1.32745" calcext:value-type="float">
            <text:p>1.32745</text:p>
          </table:table-cell>
          <table:table-cell office:value-type="float" office:value="0.000805553" calcext:value-type="float">
            <text:p>0.000805553</text:p>
          </table:table-cell>
          <table:table-cell/>
          <table:table-cell office:value-type="float" office:value="31.3372" calcext:value-type="float">
            <text:p>31.3372</text:p>
          </table:table-cell>
          <table:table-cell office:value-type="float" office:value="1.59493" calcext:value-type="float">
            <text:p>1.59493</text:p>
          </table:table-cell>
          <table:table-cell office:value-type="float" office:value="0.00081951" calcext:value-type="float">
            <text:p>0.00081951</text:p>
          </table:table-cell>
          <table:table-cell/>
          <table:table-cell office:value-type="float" office:value="33.4645" calcext:value-type="float">
            <text:p>33.4645</text:p>
          </table:table-cell>
          <table:table-cell office:value-type="float" office:value="1.27444" calcext:value-type="float">
            <text:p>1.27444</text:p>
          </table:table-cell>
          <table:table-cell office:value-type="float" office:value="0.00642942" calcext:value-type="float">
            <text:p>0.00642942</text:p>
          </table:table-cell>
          <table:table-cell/>
          <table:table-cell office:value-type="float" office:value="32.3872" calcext:value-type="float">
            <text:p>32.3872</text:p>
          </table:table-cell>
          <table:table-cell office:value-type="float" office:value="1.37128" calcext:value-type="float">
            <text:p>1.37128</text:p>
          </table:table-cell>
          <table:table-cell office:value-type="float" office:value="0.0589453" calcext:value-type="float">
            <text:p>0.0589453</text:p>
          </table:table-cell>
          <table:table-cell/>
          <table:table-cell office:value-type="float" office:value="33.8029" calcext:value-type="float">
            <text:p>33.8029</text:p>
          </table:table-cell>
          <table:table-cell office:value-type="float" office:value="1.3324" calcext:value-type="float">
            <text:p>1.3324</text:p>
          </table:table-cell>
          <table:table-cell office:value-type="float" office:value="0.621437" calcext:value-type="float">
            <text:p>0.621437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2828" calcext:value-type="float">
            <text:p>0.000472828</text:p>
          </table:table-cell>
          <table:table-cell/>
          <table:table-cell office:value-type="float" office:value="31.0339" calcext:value-type="float">
            <text:p>31.0339</text:p>
          </table:table-cell>
          <table:table-cell office:value-type="float" office:value="1.2703" calcext:value-type="float">
            <text:p>1.2703</text:p>
          </table:table-cell>
          <table:table-cell office:value-type="float" office:value="0.000807627" calcext:value-type="float">
            <text:p>0.000807627</text:p>
          </table:table-cell>
          <table:table-cell/>
          <table:table-cell office:value-type="float" office:value="31.5886" calcext:value-type="float">
            <text:p>31.5886</text:p>
          </table:table-cell>
          <table:table-cell office:value-type="float" office:value="1.34701" calcext:value-type="float">
            <text:p>1.34701</text:p>
          </table:table-cell>
          <table:table-cell office:value-type="float" office:value="0.000806094" calcext:value-type="float">
            <text:p>0.000806094</text:p>
          </table:table-cell>
          <table:table-cell/>
          <table:table-cell office:value-type="float" office:value="31.8706" calcext:value-type="float">
            <text:p>31.8706</text:p>
          </table:table-cell>
          <table:table-cell office:value-type="float" office:value="1.46222" calcext:value-type="float">
            <text:p>1.46222</text:p>
          </table:table-cell>
          <table:table-cell office:value-type="float" office:value="0.000817075" calcext:value-type="float">
            <text:p>0.000817075</text:p>
          </table:table-cell>
          <table:table-cell/>
          <table:table-cell office:value-type="float" office:value="31.9529" calcext:value-type="float">
            <text:p>31.9529</text:p>
          </table:table-cell>
          <table:table-cell office:value-type="float" office:value="1.50434" calcext:value-type="float">
            <text:p>1.50434</text:p>
          </table:table-cell>
          <table:table-cell office:value-type="float" office:value="0.0064953" calcext:value-type="float">
            <text:p>0.0064953</text:p>
          </table:table-cell>
          <table:table-cell/>
          <table:table-cell office:value-type="float" office:value="32.0461" calcext:value-type="float">
            <text:p>32.0461</text:p>
          </table:table-cell>
          <table:table-cell office:value-type="float" office:value="1.43701" calcext:value-type="float">
            <text:p>1.43701</text:p>
          </table:table-cell>
          <table:table-cell office:value-type="float" office:value="0.0582757" calcext:value-type="float">
            <text:p>0.0582757</text:p>
          </table:table-cell>
          <table:table-cell/>
          <table:table-cell office:value-type="float" office:value="33.6292" calcext:value-type="float">
            <text:p>33.6292</text:p>
          </table:table-cell>
          <table:table-cell office:value-type="float" office:value="1.22091" calcext:value-type="float">
            <text:p>1.22091</text:p>
          </table:table-cell>
          <table:table-cell office:value-type="float" office:value="0.601953" calcext:value-type="float">
            <text:p>0.60195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7438" calcext:value-type="float">
            <text:p>0.000467438</text:p>
          </table:table-cell>
          <table:table-cell/>
          <table:table-cell office:value-type="float" office:value="32.1449" calcext:value-type="float">
            <text:p>32.1449</text:p>
          </table:table-cell>
          <table:table-cell office:value-type="float" office:value="1.28066" calcext:value-type="float">
            <text:p>1.28066</text:p>
          </table:table-cell>
          <table:table-cell office:value-type="float" office:value="0.000794443" calcext:value-type="float">
            <text:p>0.000794443</text:p>
          </table:table-cell>
          <table:table-cell/>
          <table:table-cell office:value-type="float" office:value="34.211" calcext:value-type="float">
            <text:p>34.211</text:p>
          </table:table-cell>
          <table:table-cell office:value-type="float" office:value="1.19095" calcext:value-type="float">
            <text:p>1.19095</text:p>
          </table:table-cell>
          <table:table-cell office:value-type="float" office:value="0.000802177" calcext:value-type="float">
            <text:p>0.000802177</text:p>
          </table:table-cell>
          <table:table-cell/>
          <table:table-cell office:value-type="float" office:value="30.7214" calcext:value-type="float">
            <text:p>30.7214</text:p>
          </table:table-cell>
          <table:table-cell office:value-type="float" office:value="1.48951" calcext:value-type="float">
            <text:p>1.48951</text:p>
          </table:table-cell>
          <table:table-cell office:value-type="float" office:value="0.000812175" calcext:value-type="float">
            <text:p>0.000812175</text:p>
          </table:table-cell>
          <table:table-cell/>
          <table:table-cell office:value-type="float" office:value="34.397" calcext:value-type="float">
            <text:p>34.397</text:p>
          </table:table-cell>
          <table:table-cell office:value-type="float" office:value="1.22506" calcext:value-type="float">
            <text:p>1.22506</text:p>
          </table:table-cell>
          <table:table-cell office:value-type="float" office:value="0.00649035" calcext:value-type="float">
            <text:p>0.00649035</text:p>
          </table:table-cell>
          <table:table-cell/>
          <table:table-cell office:value-type="float" office:value="34.2765" calcext:value-type="float">
            <text:p>34.2765</text:p>
          </table:table-cell>
          <table:table-cell office:value-type="float" office:value="1.33802" calcext:value-type="float">
            <text:p>1.33802</text:p>
          </table:table-cell>
          <table:table-cell office:value-type="float" office:value="0.0591055" calcext:value-type="float">
            <text:p>0.0591055</text:p>
          </table:table-cell>
          <table:table-cell/>
          <table:table-cell office:value-type="float" office:value="33.9985" calcext:value-type="float">
            <text:p>33.9985</text:p>
          </table:table-cell>
          <table:table-cell office:value-type="float" office:value="1.2364" calcext:value-type="float">
            <text:p>1.2364</text:p>
          </table:table-cell>
          <table:table-cell office:value-type="float" office:value="0.761148" calcext:value-type="float">
            <text:p>0.761148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76175" calcext:value-type="float">
            <text:p>0.000476175</text:p>
          </table:table-cell>
          <table:table-cell/>
          <table:table-cell office:value-type="float" office:value="32.5632" calcext:value-type="float">
            <text:p>32.5632</text:p>
          </table:table-cell>
          <table:table-cell office:value-type="float" office:value="1.17213" calcext:value-type="float">
            <text:p>1.17213</text:p>
          </table:table-cell>
          <table:table-cell office:value-type="float" office:value="0.000797608" calcext:value-type="float">
            <text:p>0.000797608</text:p>
          </table:table-cell>
          <table:table-cell/>
          <table:table-cell office:value-type="float" office:value="31.4287" calcext:value-type="float">
            <text:p>31.4287</text:p>
          </table:table-cell>
          <table:table-cell office:value-type="float" office:value="1.43183" calcext:value-type="float">
            <text:p>1.43183</text:p>
          </table:table-cell>
          <table:table-cell office:value-type="float" office:value="0.000799101" calcext:value-type="float">
            <text:p>0.000799101</text:p>
          </table:table-cell>
          <table:table-cell/>
          <table:table-cell office:value-type="float" office:value="31.3537" calcext:value-type="float">
            <text:p>31.3537</text:p>
          </table:table-cell>
          <table:table-cell office:value-type="float" office:value="1.48656" calcext:value-type="float">
            <text:p>1.48656</text:p>
          </table:table-cell>
          <table:table-cell office:value-type="float" office:value="0.000818608" calcext:value-type="float">
            <text:p>0.000818608</text:p>
          </table:table-cell>
          <table:table-cell/>
          <table:table-cell office:value-type="float" office:value="34.3625" calcext:value-type="float">
            <text:p>34.3625</text:p>
          </table:table-cell>
          <table:table-cell office:value-type="float" office:value="1.26741" calcext:value-type="float">
            <text:p>1.26741</text:p>
          </table:table-cell>
          <table:table-cell office:value-type="float" office:value="0.00654798" calcext:value-type="float">
            <text:p>0.00654798</text:p>
          </table:table-cell>
          <table:table-cell/>
          <table:table-cell office:value-type="float" office:value="33.2175" calcext:value-type="float">
            <text:p>33.2175</text:p>
          </table:table-cell>
          <table:table-cell office:value-type="float" office:value="1.30908" calcext:value-type="float">
            <text:p>1.30908</text:p>
          </table:table-cell>
          <table:table-cell office:value-type="float" office:value="0.0585231" calcext:value-type="float">
            <text:p>0.0585231</text:p>
          </table:table-cell>
          <table:table-cell/>
          <table:table-cell office:value-type="float" office:value="33.6334" calcext:value-type="float">
            <text:p>33.6334</text:p>
          </table:table-cell>
          <table:table-cell office:value-type="float" office:value="1.29551" calcext:value-type="float">
            <text:p>1.29551</text:p>
          </table:table-cell>
          <table:table-cell office:value-type="float" office:value="0.597652" calcext:value-type="float">
            <text:p>0.59765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371" calcext:value-type="float">
            <text:p>0.000469371</text:p>
          </table:table-cell>
          <table:table-cell/>
          <table:table-cell office:value-type="float" office:value="31.8184" calcext:value-type="float">
            <text:p>31.8184</text:p>
          </table:table-cell>
          <table:table-cell office:value-type="float" office:value="1.30224" calcext:value-type="float">
            <text:p>1.30224</text:p>
          </table:table-cell>
          <table:table-cell office:value-type="float" office:value="0.000795033" calcext:value-type="float">
            <text:p>0.000795033</text:p>
          </table:table-cell>
          <table:table-cell/>
          <table:table-cell office:value-type="float" office:value="33.3641" calcext:value-type="float">
            <text:p>33.3641</text:p>
          </table:table-cell>
          <table:table-cell office:value-type="float" office:value="1.14429" calcext:value-type="float">
            <text:p>1.14429</text:p>
          </table:table-cell>
          <table:table-cell office:value-type="float" office:value="0.000806355" calcext:value-type="float">
            <text:p>0.000806355</text:p>
          </table:table-cell>
          <table:table-cell/>
          <table:table-cell office:value-type="float" office:value="33.4286" calcext:value-type="float">
            <text:p>33.4286</text:p>
          </table:table-cell>
          <table:table-cell office:value-type="float" office:value="1.53864" calcext:value-type="float">
            <text:p>1.53864</text:p>
          </table:table-cell>
          <table:table-cell office:value-type="float" office:value="0.000813859" calcext:value-type="float">
            <text:p>0.000813859</text:p>
          </table:table-cell>
          <table:table-cell/>
          <table:table-cell office:value-type="float" office:value="33.5562" calcext:value-type="float">
            <text:p>33.5562</text:p>
          </table:table-cell>
          <table:table-cell office:value-type="float" office:value="1.39763" calcext:value-type="float">
            <text:p>1.39763</text:p>
          </table:table-cell>
          <table:table-cell office:value-type="float" office:value="0.00656027" calcext:value-type="float">
            <text:p>0.00656027</text:p>
          </table:table-cell>
          <table:table-cell/>
          <table:table-cell office:value-type="float" office:value="33.9293" calcext:value-type="float">
            <text:p>33.9293</text:p>
          </table:table-cell>
          <table:table-cell office:value-type="float" office:value="1.2664" calcext:value-type="float">
            <text:p>1.2664</text:p>
          </table:table-cell>
          <table:table-cell office:value-type="float" office:value="0.0596461" calcext:value-type="float">
            <text:p>0.0596461</text:p>
          </table:table-cell>
          <table:table-cell/>
          <table:table-cell office:value-type="float" office:value="33.5316" calcext:value-type="float">
            <text:p>33.5316</text:p>
          </table:table-cell>
          <table:table-cell office:value-type="float" office:value="1.27072" calcext:value-type="float">
            <text:p>1.27072</text:p>
          </table:table-cell>
          <table:table-cell office:value-type="float" office:value="0.615582" calcext:value-type="float">
            <text:p>0.615582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75894" calcext:value-type="float">
            <text:p>0.000475894</text:p>
          </table:table-cell>
          <table:table-cell/>
          <table:table-cell office:value-type="float" office:value="31.5968" calcext:value-type="float">
            <text:p>31.5968</text:p>
          </table:table-cell>
          <table:table-cell office:value-type="float" office:value="1.2292" calcext:value-type="float">
            <text:p>1.2292</text:p>
          </table:table-cell>
          <table:table-cell office:value-type="float" office:value="0.000801115" calcext:value-type="float">
            <text:p>0.000801115</text:p>
          </table:table-cell>
          <table:table-cell/>
          <table:table-cell office:value-type="float" office:value="32.1648" calcext:value-type="float">
            <text:p>32.1648</text:p>
          </table:table-cell>
          <table:table-cell office:value-type="float" office:value="1.37165" calcext:value-type="float">
            <text:p>1.37165</text:p>
          </table:table-cell>
          <table:table-cell office:value-type="float" office:value="0.00080362" calcext:value-type="float">
            <text:p>0.00080362</text:p>
          </table:table-cell>
          <table:table-cell/>
          <table:table-cell office:value-type="float" office:value="32.2062" calcext:value-type="float">
            <text:p>32.2062</text:p>
          </table:table-cell>
          <table:table-cell office:value-type="float" office:value="1.42638" calcext:value-type="float">
            <text:p>1.42638</text:p>
          </table:table-cell>
          <table:table-cell office:value-type="float" office:value="0.000812967" calcext:value-type="float">
            <text:p>0.000812967</text:p>
          </table:table-cell>
          <table:table-cell/>
          <table:table-cell office:value-type="float" office:value="34.2593" calcext:value-type="float">
            <text:p>34.2593</text:p>
          </table:table-cell>
          <table:table-cell office:value-type="float" office:value="1.30247" calcext:value-type="float">
            <text:p>1.30247</text:p>
          </table:table-cell>
          <table:table-cell office:value-type="float" office:value="0.006483" calcext:value-type="float">
            <text:p>0.006483</text:p>
          </table:table-cell>
          <table:table-cell/>
          <table:table-cell office:value-type="float" office:value="32.3572" calcext:value-type="float">
            <text:p>32.3572</text:p>
          </table:table-cell>
          <table:table-cell office:value-type="float" office:value="1.32186" calcext:value-type="float">
            <text:p>1.32186</text:p>
          </table:table-cell>
          <table:table-cell office:value-type="float" office:value="0.0576103" calcext:value-type="float">
            <text:p>0.0576103</text:p>
          </table:table-cell>
          <table:table-cell/>
          <table:table-cell office:value-type="float" office:value="31.8912" calcext:value-type="float">
            <text:p>31.8912</text:p>
          </table:table-cell>
          <table:table-cell office:value-type="float" office:value="1.41371" calcext:value-type="float">
            <text:p>1.41371</text:p>
          </table:table-cell>
          <table:table-cell office:value-type="float" office:value="0.84943" calcext:value-type="float">
            <text:p>0.8494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14" calcext:value-type="float">
            <text:p>0.00046814</text:p>
          </table:table-cell>
          <table:table-cell/>
          <table:table-cell office:value-type="float" office:value="30.9561" calcext:value-type="float">
            <text:p>30.9561</text:p>
          </table:table-cell>
          <table:table-cell office:value-type="float" office:value="1.2882" calcext:value-type="float">
            <text:p>1.2882</text:p>
          </table:table-cell>
          <table:table-cell office:value-type="float" office:value="0.000803549" calcext:value-type="float">
            <text:p>0.000803549</text:p>
          </table:table-cell>
          <table:table-cell/>
          <table:table-cell office:value-type="float" office:value="32.2587" calcext:value-type="float">
            <text:p>32.2587</text:p>
          </table:table-cell>
          <table:table-cell office:value-type="float" office:value="1.31836" calcext:value-type="float">
            <text:p>1.31836</text:p>
          </table:table-cell>
          <table:table-cell office:value-type="float" office:value="0.000808719" calcext:value-type="float">
            <text:p>0.000808719</text:p>
          </table:table-cell>
          <table:table-cell/>
          <table:table-cell office:value-type="float" office:value="34.0458" calcext:value-type="float">
            <text:p>34.0458</text:p>
          </table:table-cell>
          <table:table-cell office:value-type="float" office:value="1.22194" calcext:value-type="float">
            <text:p>1.22194</text:p>
          </table:table-cell>
          <table:table-cell office:value-type="float" office:value="0.00082001" calcext:value-type="float">
            <text:p>0.00082001</text:p>
          </table:table-cell>
          <table:table-cell/>
          <table:table-cell office:value-type="float" office:value="33.3358" calcext:value-type="float">
            <text:p>33.3358</text:p>
          </table:table-cell>
          <table:table-cell office:value-type="float" office:value="1.40896" calcext:value-type="float">
            <text:p>1.40896</text:p>
          </table:table-cell>
          <table:table-cell office:value-type="float" office:value="0.00650422" calcext:value-type="float">
            <text:p>0.00650422</text:p>
          </table:table-cell>
          <table:table-cell/>
          <table:table-cell office:value-type="float" office:value="33.6825" calcext:value-type="float">
            <text:p>33.6825</text:p>
          </table:table-cell>
          <table:table-cell office:value-type="float" office:value="1.41114" calcext:value-type="float">
            <text:p>1.41114</text:p>
          </table:table-cell>
          <table:table-cell office:value-type="float" office:value="0.0587738" calcext:value-type="float">
            <text:p>0.0587738</text:p>
          </table:table-cell>
          <table:table-cell/>
          <table:table-cell office:value-type="float" office:value="33.9845" calcext:value-type="float">
            <text:p>33.9845</text:p>
          </table:table-cell>
          <table:table-cell office:value-type="float" office:value="1.21747" calcext:value-type="float">
            <text:p>1.21747</text:p>
          </table:table-cell>
          <table:table-cell office:value-type="float" office:value="0.71977" calcext:value-type="float">
            <text:p>0.7197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0733" calcext:value-type="float">
            <text:p>0.000480733</text:p>
          </table:table-cell>
          <table:table-cell/>
          <table:table-cell office:value-type="float" office:value="31.1223" calcext:value-type="float">
            <text:p>31.1223</text:p>
          </table:table-cell>
          <table:table-cell office:value-type="float" office:value="1.28869" calcext:value-type="float">
            <text:p>1.28869</text:p>
          </table:table-cell>
          <table:table-cell office:value-type="float" office:value="0.000796576" calcext:value-type="float">
            <text:p>0.000796576</text:p>
          </table:table-cell>
          <table:table-cell/>
          <table:table-cell office:value-type="float" office:value="34.1811" calcext:value-type="float">
            <text:p>34.1811</text:p>
          </table:table-cell>
          <table:table-cell office:value-type="float" office:value="1.30397" calcext:value-type="float">
            <text:p>1.30397</text:p>
          </table:table-cell>
          <table:table-cell office:value-type="float" office:value="0.000803259" calcext:value-type="float">
            <text:p>0.000803259</text:p>
          </table:table-cell>
          <table:table-cell/>
          <table:table-cell office:value-type="float" office:value="31.6897" calcext:value-type="float">
            <text:p>31.6897</text:p>
          </table:table-cell>
          <table:table-cell office:value-type="float" office:value="1.3937" calcext:value-type="float">
            <text:p>1.3937</text:p>
          </table:table-cell>
          <table:table-cell office:value-type="float" office:value="0.00084663" calcext:value-type="float">
            <text:p>0.00084663</text:p>
          </table:table-cell>
          <table:table-cell/>
          <table:table-cell office:value-type="float" office:value="34.5497" calcext:value-type="float">
            <text:p>34.5497</text:p>
          </table:table-cell>
          <table:table-cell office:value-type="float" office:value="1.34521" calcext:value-type="float">
            <text:p>1.34521</text:p>
          </table:table-cell>
          <table:table-cell office:value-type="float" office:value="0.00656615" calcext:value-type="float">
            <text:p>0.00656615</text:p>
          </table:table-cell>
          <table:table-cell/>
          <table:table-cell office:value-type="float" office:value="33.5604" calcext:value-type="float">
            <text:p>33.5604</text:p>
          </table:table-cell>
          <table:table-cell office:value-type="float" office:value="1.28444" calcext:value-type="float">
            <text:p>1.28444</text:p>
          </table:table-cell>
          <table:table-cell office:value-type="float" office:value="0.058366" calcext:value-type="float">
            <text:p>0.058366</text:p>
          </table:table-cell>
          <table:table-cell/>
          <table:table-cell office:value-type="float" office:value="32.6025" calcext:value-type="float">
            <text:p>32.6025</text:p>
          </table:table-cell>
          <table:table-cell office:value-type="float" office:value="1.42274" calcext:value-type="float">
            <text:p>1.42274</text:p>
          </table:table-cell>
          <table:table-cell office:value-type="float" office:value="0.617045" calcext:value-type="float">
            <text:p>0.617045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9001" calcext:value-type="float">
            <text:p>0.000469001</text:p>
          </table:table-cell>
          <table:table-cell/>
          <table:table-cell office:value-type="float" office:value="31.6934" calcext:value-type="float">
            <text:p>31.6934</text:p>
          </table:table-cell>
          <table:table-cell office:value-type="float" office:value="1.21514" calcext:value-type="float">
            <text:p>1.21514</text:p>
          </table:table-cell>
          <table:table-cell office:value-type="float" office:value="0.00080391" calcext:value-type="float">
            <text:p>0.00080391</text:p>
          </table:table-cell>
          <table:table-cell/>
          <table:table-cell office:value-type="float" office:value="32.9101" calcext:value-type="float">
            <text:p>32.9101</text:p>
          </table:table-cell>
          <table:table-cell office:value-type="float" office:value="1.19284" calcext:value-type="float">
            <text:p>1.19284</text:p>
          </table:table-cell>
          <table:table-cell office:value-type="float" office:value="0.000808469" calcext:value-type="float">
            <text:p>0.000808469</text:p>
          </table:table-cell>
          <table:table-cell/>
          <table:table-cell office:value-type="float" office:value="35.1765" calcext:value-type="float">
            <text:p>35.1765</text:p>
          </table:table-cell>
          <table:table-cell office:value-type="float" office:value="1.16827" calcext:value-type="float">
            <text:p>1.16827</text:p>
          </table:table-cell>
          <table:table-cell office:value-type="float" office:value="0.000807968" calcext:value-type="float">
            <text:p>0.000807968</text:p>
          </table:table-cell>
          <table:table-cell/>
          <table:table-cell office:value-type="float" office:value="30.9625" calcext:value-type="float">
            <text:p>30.9625</text:p>
          </table:table-cell>
          <table:table-cell office:value-type="float" office:value="1.62543" calcext:value-type="float">
            <text:p>1.62543</text:p>
          </table:table-cell>
          <table:table-cell office:value-type="float" office:value="0.00638231" calcext:value-type="float">
            <text:p>0.00638231</text:p>
          </table:table-cell>
          <table:table-cell/>
          <table:table-cell office:value-type="float" office:value="31.8122" calcext:value-type="float">
            <text:p>31.8122</text:p>
          </table:table-cell>
          <table:table-cell office:value-type="float" office:value="1.5793" calcext:value-type="float">
            <text:p>1.5793</text:p>
          </table:table-cell>
          <table:table-cell office:value-type="float" office:value="0.0582377" calcext:value-type="float">
            <text:p>0.0582377</text:p>
          </table:table-cell>
          <table:table-cell/>
          <table:table-cell office:value-type="float" office:value="35.5851" calcext:value-type="float">
            <text:p>35.5851</text:p>
          </table:table-cell>
          <table:table-cell office:value-type="float" office:value="1.25304" calcext:value-type="float">
            <text:p>1.25304</text:p>
          </table:table-cell>
          <table:table-cell office:value-type="float" office:value="0.610748" calcext:value-type="float">
            <text:p>0.61074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0322" calcext:value-type="float">
            <text:p>0.000480322</text:p>
          </table:table-cell>
          <table:table-cell/>
          <table:table-cell office:value-type="float" office:value="31.1693" calcext:value-type="float">
            <text:p>31.1693</text:p>
          </table:table-cell>
          <table:table-cell office:value-type="float" office:value="1.28107" calcext:value-type="float">
            <text:p>1.28107</text:p>
          </table:table-cell>
          <table:table-cell office:value-type="float" office:value="0.000796907" calcext:value-type="float">
            <text:p>0.000796907</text:p>
          </table:table-cell>
          <table:table-cell/>
          <table:table-cell office:value-type="float" office:value="33.4082" calcext:value-type="float">
            <text:p>33.4082</text:p>
          </table:table-cell>
          <table:table-cell office:value-type="float" office:value="1.25084" calcext:value-type="float">
            <text:p>1.25084</text:p>
          </table:table-cell>
          <table:table-cell office:value-type="float" office:value="0.000804571" calcext:value-type="float">
            <text:p>0.000804571</text:p>
          </table:table-cell>
          <table:table-cell/>
          <table:table-cell office:value-type="float" office:value="31.8963" calcext:value-type="float">
            <text:p>31.8963</text:p>
          </table:table-cell>
          <table:table-cell office:value-type="float" office:value="1.53232" calcext:value-type="float">
            <text:p>1.53232</text:p>
          </table:table-cell>
          <table:table-cell office:value-type="float" office:value="0.000820431" calcext:value-type="float">
            <text:p>0.000820431</text:p>
          </table:table-cell>
          <table:table-cell/>
          <table:table-cell office:value-type="float" office:value="34.377" calcext:value-type="float">
            <text:p>34.377</text:p>
          </table:table-cell>
          <table:table-cell office:value-type="float" office:value="1.25648" calcext:value-type="float">
            <text:p>1.25648</text:p>
          </table:table-cell>
          <table:table-cell office:value-type="float" office:value="0.00650857" calcext:value-type="float">
            <text:p>0.00650857</text:p>
          </table:table-cell>
          <table:table-cell/>
          <table:table-cell office:value-type="float" office:value="33.0423" calcext:value-type="float">
            <text:p>33.0423</text:p>
          </table:table-cell>
          <table:table-cell office:value-type="float" office:value="1.37617" calcext:value-type="float">
            <text:p>1.37617</text:p>
          </table:table-cell>
          <table:table-cell office:value-type="float" office:value="0.0581506" calcext:value-type="float">
            <text:p>0.0581506</text:p>
          </table:table-cell>
          <table:table-cell/>
          <table:table-cell office:value-type="float" office:value="32.9027" calcext:value-type="float">
            <text:p>32.9027</text:p>
          </table:table-cell>
          <table:table-cell office:value-type="float" office:value="1.29353" calcext:value-type="float">
            <text:p>1.29353</text:p>
          </table:table-cell>
          <table:table-cell office:value-type="float" office:value="0.61164" calcext:value-type="float">
            <text:p>0.6116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67" calcext:value-type="float">
            <text:p>0.00046867</text:p>
          </table:table-cell>
          <table:table-cell/>
          <table:table-cell office:value-type="float" office:value="30.7266" calcext:value-type="float">
            <text:p>30.7266</text:p>
          </table:table-cell>
          <table:table-cell office:value-type="float" office:value="1.38332" calcext:value-type="float">
            <text:p>1.38332</text:p>
          </table:table-cell>
          <table:table-cell office:value-type="float" office:value="0.00080962" calcext:value-type="float">
            <text:p>0.00080962</text:p>
          </table:table-cell>
          <table:table-cell/>
          <table:table-cell office:value-type="float" office:value="32.6553" calcext:value-type="float">
            <text:p>32.6553</text:p>
          </table:table-cell>
          <table:table-cell office:value-type="float" office:value="1.35268" calcext:value-type="float">
            <text:p>1.35268</text:p>
          </table:table-cell>
          <table:table-cell office:value-type="float" office:value="0.000802507" calcext:value-type="float">
            <text:p>0.000802507</text:p>
          </table:table-cell>
          <table:table-cell/>
          <table:table-cell office:value-type="float" office:value="32.9335" calcext:value-type="float">
            <text:p>32.9335</text:p>
          </table:table-cell>
          <table:table-cell office:value-type="float" office:value="1.32507" calcext:value-type="float">
            <text:p>1.32507</text:p>
          </table:table-cell>
          <table:table-cell office:value-type="float" office:value="0.000839106" calcext:value-type="float">
            <text:p>0.000839106</text:p>
          </table:table-cell>
          <table:table-cell/>
          <table:table-cell office:value-type="float" office:value="31.3752" calcext:value-type="float">
            <text:p>31.3752</text:p>
          </table:table-cell>
          <table:table-cell office:value-type="float" office:value="1.62175" calcext:value-type="float">
            <text:p>1.62175</text:p>
          </table:table-cell>
          <table:table-cell office:value-type="float" office:value="0.00632065" calcext:value-type="float">
            <text:p>0.00632065</text:p>
          </table:table-cell>
          <table:table-cell/>
          <table:table-cell office:value-type="float" office:value="32.9608" calcext:value-type="float">
            <text:p>32.9608</text:p>
          </table:table-cell>
          <table:table-cell office:value-type="float" office:value="1.40104" calcext:value-type="float">
            <text:p>1.40104</text:p>
          </table:table-cell>
          <table:table-cell office:value-type="float" office:value="0.0575507" calcext:value-type="float">
            <text:p>0.0575507</text:p>
          </table:table-cell>
          <table:table-cell/>
          <table:table-cell office:value-type="float" office:value="33.1249" calcext:value-type="float">
            <text:p>33.1249</text:p>
          </table:table-cell>
          <table:table-cell office:value-type="float" office:value="1.32798" calcext:value-type="float">
            <text:p>1.32798</text:p>
          </table:table-cell>
          <table:table-cell office:value-type="float" office:value="0.622786" calcext:value-type="float">
            <text:p>0.62278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80563" calcext:value-type="float">
            <text:p>0.000480563</text:p>
          </table:table-cell>
          <table:table-cell/>
          <table:table-cell office:value-type="float" office:value="33.2533" calcext:value-type="float">
            <text:p>33.2533</text:p>
          </table:table-cell>
          <table:table-cell office:value-type="float" office:value="1.09088" calcext:value-type="float">
            <text:p>1.09088</text:p>
          </table:table-cell>
          <table:table-cell office:value-type="float" office:value="0.00080375" calcext:value-type="float">
            <text:p>0.00080375</text:p>
          </table:table-cell>
          <table:table-cell/>
          <table:table-cell office:value-type="float" office:value="34.6181" calcext:value-type="float">
            <text:p>34.6181</text:p>
          </table:table-cell>
          <table:table-cell office:value-type="float" office:value="1.14558" calcext:value-type="float">
            <text:p>1.14558</text:p>
          </table:table-cell>
          <table:table-cell office:value-type="float" office:value="0.000803298" calcext:value-type="float">
            <text:p>0.000803298</text:p>
          </table:table-cell>
          <table:table-cell/>
          <table:table-cell office:value-type="float" office:value="32.9794" calcext:value-type="float">
            <text:p>32.9794</text:p>
          </table:table-cell>
          <table:table-cell office:value-type="float" office:value="1.40285" calcext:value-type="float">
            <text:p>1.40285</text:p>
          </table:table-cell>
          <table:table-cell office:value-type="float" office:value="0.000827034" calcext:value-type="float">
            <text:p>0.000827034</text:p>
          </table:table-cell>
          <table:table-cell/>
          <table:table-cell office:value-type="float" office:value="34.0434" calcext:value-type="float">
            <text:p>34.0434</text:p>
          </table:table-cell>
          <table:table-cell office:value-type="float" office:value="1.30348" calcext:value-type="float">
            <text:p>1.30348</text:p>
          </table:table-cell>
          <table:table-cell office:value-type="float" office:value="0.00678501" calcext:value-type="float">
            <text:p>0.00678501</text:p>
          </table:table-cell>
          <table:table-cell/>
          <table:table-cell office:value-type="float" office:value="34.1996" calcext:value-type="float">
            <text:p>34.1996</text:p>
          </table:table-cell>
          <table:table-cell office:value-type="float" office:value="1.29214" calcext:value-type="float">
            <text:p>1.29214</text:p>
          </table:table-cell>
          <table:table-cell office:value-type="float" office:value="0.0588281" calcext:value-type="float">
            <text:p>0.0588281</text:p>
          </table:table-cell>
          <table:table-cell/>
          <table:table-cell office:value-type="float" office:value="33.8508" calcext:value-type="float">
            <text:p>33.8508</text:p>
          </table:table-cell>
          <table:table-cell office:value-type="float" office:value="1.35531" calcext:value-type="float">
            <text:p>1.35531</text:p>
          </table:table-cell>
          <table:table-cell office:value-type="float" office:value="0.60814" calcext:value-type="float">
            <text:p>0.60814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029" calcext:value-type="float">
            <text:p>0.000468029</text:p>
          </table:table-cell>
          <table:table-cell/>
          <table:table-cell office:value-type="float" office:value="32.9855" calcext:value-type="float">
            <text:p>32.9855</text:p>
          </table:table-cell>
          <table:table-cell office:value-type="float" office:value="1.24937" calcext:value-type="float">
            <text:p>1.24937</text:p>
          </table:table-cell>
          <table:table-cell office:value-type="float" office:value="0.000796476" calcext:value-type="float">
            <text:p>0.000796476</text:p>
          </table:table-cell>
          <table:table-cell/>
          <table:table-cell office:value-type="float" office:value="32.0839" calcext:value-type="float">
            <text:p>32.0839</text:p>
          </table:table-cell>
          <table:table-cell office:value-type="float" office:value="1.40583" calcext:value-type="float">
            <text:p>1.40583</text:p>
          </table:table-cell>
          <table:table-cell office:value-type="float" office:value="0.000805533" calcext:value-type="float">
            <text:p>0.000805533</text:p>
          </table:table-cell>
          <table:table-cell/>
          <table:table-cell office:value-type="float" office:value="34.9972" calcext:value-type="float">
            <text:p>34.9972</text:p>
          </table:table-cell>
          <table:table-cell office:value-type="float" office:value="1.12476" calcext:value-type="float">
            <text:p>1.12476</text:p>
          </table:table-cell>
          <table:table-cell office:value-type="float" office:value="0.000838205" calcext:value-type="float">
            <text:p>0.000838205</text:p>
          </table:table-cell>
          <table:table-cell/>
          <table:table-cell office:value-type="float" office:value="32.475" calcext:value-type="float">
            <text:p>32.475</text:p>
          </table:table-cell>
          <table:table-cell office:value-type="float" office:value="1.38048" calcext:value-type="float">
            <text:p>1.38048</text:p>
          </table:table-cell>
          <table:table-cell office:value-type="float" office:value="0.00649207" calcext:value-type="float">
            <text:p>0.00649207</text:p>
          </table:table-cell>
          <table:table-cell/>
          <table:table-cell office:value-type="float" office:value="33.1065" calcext:value-type="float">
            <text:p>33.1065</text:p>
          </table:table-cell>
          <table:table-cell office:value-type="float" office:value="1.32833" calcext:value-type="float">
            <text:p>1.32833</text:p>
          </table:table-cell>
          <table:table-cell office:value-type="float" office:value="0.0586686" calcext:value-type="float">
            <text:p>0.0586686</text:p>
          </table:table-cell>
          <table:table-cell/>
          <table:table-cell office:value-type="float" office:value="32.4479" calcext:value-type="float">
            <text:p>32.4479</text:p>
          </table:table-cell>
          <table:table-cell office:value-type="float" office:value="1.33831" calcext:value-type="float">
            <text:p>1.33831</text:p>
          </table:table-cell>
          <table:table-cell office:value-type="float" office:value="0.610276" calcext:value-type="float">
            <text:p>0.610276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96633" calcext:value-type="float">
            <text:p>0.000496633</text:p>
          </table:table-cell>
          <table:table-cell/>
          <table:table-cell office:value-type="float" office:value="31.4469" calcext:value-type="float">
            <text:p>31.4469</text:p>
          </table:table-cell>
          <table:table-cell office:value-type="float" office:value="1.23551" calcext:value-type="float">
            <text:p>1.23551</text:p>
          </table:table-cell>
          <table:table-cell office:value-type="float" office:value="0.000796827" calcext:value-type="float">
            <text:p>0.000796827</text:p>
          </table:table-cell>
          <table:table-cell/>
          <table:table-cell office:value-type="float" office:value="33.0894" calcext:value-type="float">
            <text:p>33.0894</text:p>
          </table:table-cell>
          <table:table-cell office:value-type="float" office:value="1.21274" calcext:value-type="float">
            <text:p>1.21274</text:p>
          </table:table-cell>
          <table:table-cell office:value-type="float" office:value="0.000806164" calcext:value-type="float">
            <text:p>0.000806164</text:p>
          </table:table-cell>
          <table:table-cell/>
          <table:table-cell office:value-type="float" office:value="34.2142" calcext:value-type="float">
            <text:p>34.2142</text:p>
          </table:table-cell>
          <table:table-cell office:value-type="float" office:value="1.15101" calcext:value-type="float">
            <text:p>1.15101</text:p>
          </table:table-cell>
          <table:table-cell office:value-type="float" office:value="0.000832023" calcext:value-type="float">
            <text:p>0.000832023</text:p>
          </table:table-cell>
          <table:table-cell/>
          <table:table-cell office:value-type="float" office:value="32.0761" calcext:value-type="float">
            <text:p>32.0761</text:p>
          </table:table-cell>
          <table:table-cell office:value-type="float" office:value="1.55164" calcext:value-type="float">
            <text:p>1.55164</text:p>
          </table:table-cell>
          <table:table-cell office:value-type="float" office:value="0.00648479" calcext:value-type="float">
            <text:p>0.00648479</text:p>
          </table:table-cell>
          <table:table-cell/>
          <table:table-cell office:value-type="float" office:value="33.6105" calcext:value-type="float">
            <text:p>33.6105</text:p>
          </table:table-cell>
          <table:table-cell office:value-type="float" office:value="1.27705" calcext:value-type="float">
            <text:p>1.27705</text:p>
          </table:table-cell>
          <table:table-cell office:value-type="float" office:value="0.058402" calcext:value-type="float">
            <text:p>0.058402</text:p>
          </table:table-cell>
          <table:table-cell/>
          <table:table-cell office:value-type="float" office:value="33.9758" calcext:value-type="float">
            <text:p>33.9758</text:p>
          </table:table-cell>
          <table:table-cell office:value-type="float" office:value="1.21331" calcext:value-type="float">
            <text:p>1.21331</text:p>
          </table:table-cell>
          <table:table-cell office:value-type="float" office:value="0.659293" calcext:value-type="float">
            <text:p>0.659293</text:p>
          </table:table-cell>
        </table:table-row>
        <table:table-row table:style-name="ro1">
          <table:table-cell office:value-type="float" office:value="0.03998" calcext:value-type="float">
            <text:p>0.03998</text:p>
          </table:table-cell>
          <table:table-cell office:value-type="float" office:value="0" calcext:value-type="float">
            <text:p>0</text:p>
          </table:table-cell>
          <table:table-cell office:value-type="float" office:value="0.000468249" calcext:value-type="float">
            <text:p>0.000468249</text:p>
          </table:table-cell>
          <table:table-cell/>
          <table:table-cell office:value-type="float" office:value="31.4978" calcext:value-type="float">
            <text:p>31.4978</text:p>
          </table:table-cell>
          <table:table-cell office:value-type="float" office:value="1.26794" calcext:value-type="float">
            <text:p>1.26794</text:p>
          </table:table-cell>
          <table:table-cell office:value-type="float" office:value="0.000795584" calcext:value-type="float">
            <text:p>0.000795584</text:p>
          </table:table-cell>
          <table:table-cell/>
          <table:table-cell office:value-type="float" office:value="32.7223" calcext:value-type="float">
            <text:p>32.7223</text:p>
          </table:table-cell>
          <table:table-cell office:value-type="float" office:value="1.31782" calcext:value-type="float">
            <text:p>1.31782</text:p>
          </table:table-cell>
          <table:table-cell office:value-type="float" office:value="0.00080391" calcext:value-type="float">
            <text:p>0.00080391</text:p>
          </table:table-cell>
          <table:table-cell/>
          <table:table-cell office:value-type="float" office:value="33.1276" calcext:value-type="float">
            <text:p>33.1276</text:p>
          </table:table-cell>
          <table:table-cell office:value-type="float" office:value="1.27726" calcext:value-type="float">
            <text:p>1.27726</text:p>
          </table:table-cell>
          <table:table-cell office:value-type="float" office:value="0.00082567" calcext:value-type="float">
            <text:p>0.00082567</text:p>
          </table:table-cell>
          <table:table-cell/>
          <table:table-cell office:value-type="float" office:value="33.7497" calcext:value-type="float">
            <text:p>33.7497</text:p>
          </table:table-cell>
          <table:table-cell office:value-type="float" office:value="1.40672" calcext:value-type="float">
            <text:p>1.40672</text:p>
          </table:table-cell>
          <table:table-cell office:value-type="float" office:value="0.0064938" calcext:value-type="float">
            <text:p>0.0064938</text:p>
          </table:table-cell>
          <table:table-cell/>
          <table:table-cell office:value-type="float" office:value="33.6275" calcext:value-type="float">
            <text:p>33.6275</text:p>
          </table:table-cell>
          <table:table-cell office:value-type="float" office:value="1.33313" calcext:value-type="float">
            <text:p>1.33313</text:p>
          </table:table-cell>
          <table:table-cell office:value-type="float" office:value="0.0585234" calcext:value-type="float">
            <text:p>0.0585234</text:p>
          </table:table-cell>
          <table:table-cell/>
          <table:table-cell office:value-type="float" office:value="33.0239" calcext:value-type="float">
            <text:p>33.0239</text:p>
          </table:table-cell>
          <table:table-cell office:value-type="float" office:value="1.3328" calcext:value-type="float">
            <text:p>1.3328</text:p>
          </table:table-cell>
          <table:table-cell office:value-type="float" office:value="0.607077" calcext:value-type="float">
            <text:p>0.607077</text:p>
          </table:table-cell>
        </table:table-row>
        <table:table-row table:style-name="ro1"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0.000483628" calcext:value-type="float">
            <text:p>0.000483628</text:p>
          </table:table-cell>
          <table:table-cell/>
          <table:table-cell office:value-type="float" office:value="30.324" calcext:value-type="float">
            <text:p>30.324</text:p>
          </table:table-cell>
          <table:table-cell office:value-type="float" office:value="1.24779" calcext:value-type="float">
            <text:p>1.24779</text:p>
          </table:table-cell>
          <table:table-cell office:value-type="float" office:value="0.000799972" calcext:value-type="float">
            <text:p>0.000799972</text:p>
          </table:table-cell>
          <table:table-cell/>
          <table:table-cell office:value-type="float" office:value="33.5203" calcext:value-type="float">
            <text:p>33.5203</text:p>
          </table:table-cell>
          <table:table-cell office:value-type="float" office:value="1.17162" calcext:value-type="float">
            <text:p>1.17162</text:p>
          </table:table-cell>
          <table:table-cell office:value-type="float" office:value="0.000810392" calcext:value-type="float">
            <text:p>0.000810392</text:p>
          </table:table-cell>
          <table:table-cell/>
          <table:table-cell office:value-type="float" office:value="31.4546" calcext:value-type="float">
            <text:p>31.4546</text:p>
          </table:table-cell>
          <table:table-cell office:value-type="float" office:value="1.34389" calcext:value-type="float">
            <text:p>1.34389</text:p>
          </table:table-cell>
          <table:table-cell office:value-type="float" office:value="0.000821714" calcext:value-type="float">
            <text:p>0.000821714</text:p>
          </table:table-cell>
          <table:table-cell/>
          <table:table-cell office:value-type="float" office:value="33.0804" calcext:value-type="float">
            <text:p>33.0804</text:p>
          </table:table-cell>
          <table:table-cell office:value-type="float" office:value="1.40308" calcext:value-type="float">
            <text:p>1.40308</text:p>
          </table:table-cell>
          <table:table-cell office:value-type="float" office:value="0.00643174" calcext:value-type="float">
            <text:p>0.00643174</text:p>
          </table:table-cell>
          <table:table-cell/>
          <table:table-cell office:value-type="float" office:value="33.8205" calcext:value-type="float">
            <text:p>33.8205</text:p>
          </table:table-cell>
          <table:table-cell office:value-type="float" office:value="1.32588" calcext:value-type="float">
            <text:p>1.32588</text:p>
          </table:table-cell>
          <table:table-cell office:value-type="float" office:value="0.0588888" calcext:value-type="float">
            <text:p>0.0588888</text:p>
          </table:table-cell>
          <table:table-cell/>
          <table:table-cell office:value-type="float" office:value="32.5088" calcext:value-type="float">
            <text:p>32.5088</text:p>
          </table:table-cell>
          <table:table-cell office:value-type="float" office:value="1.27423" calcext:value-type="float">
            <text:p>1.27423</text:p>
          </table:table-cell>
          <table:table-cell office:value-type="float" office:value="0.59688" calcext:value-type="float">
            <text:p>0.59688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34" calcext:value-type="float">
            <text:p>0.00046834</text:p>
          </table:table-cell>
          <table:table-cell/>
          <table:table-cell office:value-type="float" office:value="30.888" calcext:value-type="float">
            <text:p>30.888</text:p>
          </table:table-cell>
          <table:table-cell office:value-type="float" office:value="1.28454" calcext:value-type="float">
            <text:p>1.28454</text:p>
          </table:table-cell>
          <table:table-cell office:value-type="float" office:value="0.000802507" calcext:value-type="float">
            <text:p>0.000802507</text:p>
          </table:table-cell>
          <table:table-cell/>
          <table:table-cell office:value-type="float" office:value="32.0487" calcext:value-type="float">
            <text:p>32.0487</text:p>
          </table:table-cell>
          <table:table-cell office:value-type="float" office:value="1.32309" calcext:value-type="float">
            <text:p>1.32309</text:p>
          </table:table-cell>
          <table:table-cell office:value-type="float" office:value="0.000806435" calcext:value-type="float">
            <text:p>0.000806435</text:p>
          </table:table-cell>
          <table:table-cell/>
          <table:table-cell office:value-type="float" office:value="30.2761" calcext:value-type="float">
            <text:p>30.2761</text:p>
          </table:table-cell>
          <table:table-cell office:value-type="float" office:value="1.45697" calcext:value-type="float">
            <text:p>1.45697</text:p>
          </table:table-cell>
          <table:table-cell office:value-type="float" office:value="0.000824588" calcext:value-type="float">
            <text:p>0.000824588</text:p>
          </table:table-cell>
          <table:table-cell/>
          <table:table-cell office:value-type="float" office:value="33.6195" calcext:value-type="float">
            <text:p>33.6195</text:p>
          </table:table-cell>
          <table:table-cell office:value-type="float" office:value="1.16546" calcext:value-type="float">
            <text:p>1.16546</text:p>
          </table:table-cell>
          <table:table-cell office:value-type="float" office:value="0.00649752" calcext:value-type="float">
            <text:p>0.00649752</text:p>
          </table:table-cell>
          <table:table-cell/>
          <table:table-cell office:value-type="float" office:value="34.102" calcext:value-type="float">
            <text:p>34.102</text:p>
          </table:table-cell>
          <table:table-cell office:value-type="float" office:value="1.34666" calcext:value-type="float">
            <text:p>1.34666</text:p>
          </table:table-cell>
          <table:table-cell office:value-type="float" office:value="0.058296" calcext:value-type="float">
            <text:p>0.058296</text:p>
          </table:table-cell>
          <table:table-cell/>
          <table:table-cell office:value-type="float" office:value="33.1299" calcext:value-type="float">
            <text:p>33.1299</text:p>
          </table:table-cell>
          <table:table-cell office:value-type="float" office:value="1.3325" calcext:value-type="float">
            <text:p>1.3325</text:p>
          </table:table-cell>
          <table:table-cell office:value-type="float" office:value="0.594133" calcext:value-type="float">
            <text:p>0.594133</text:p>
          </table:table-cell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0.000468681" calcext:value-type="float">
            <text:p>0.000468681</text:p>
          </table:table-cell>
          <table:table-cell/>
          <table:table-cell office:value-type="float" office:value="31.5619" calcext:value-type="float">
            <text:p>31.5619</text:p>
          </table:table-cell>
          <table:table-cell office:value-type="float" office:value="1.34745" calcext:value-type="float">
            <text:p>1.34745</text:p>
          </table:table-cell>
          <table:table-cell office:value-type="float" office:value="0.000793511" calcext:value-type="float">
            <text:p>0.000793511</text:p>
          </table:table-cell>
          <table:table-cell/>
          <table:table-cell office:value-type="float" office:value="32.9988" calcext:value-type="float">
            <text:p>32.9988</text:p>
          </table:table-cell>
          <table:table-cell office:value-type="float" office:value="1.23123" calcext:value-type="float">
            <text:p>1.23123</text:p>
          </table:table-cell>
          <table:table-cell office:value-type="float" office:value="0.000802838" calcext:value-type="float">
            <text:p>0.000802838</text:p>
          </table:table-cell>
          <table:table-cell/>
          <table:table-cell office:value-type="float" office:value="32.2945" calcext:value-type="float">
            <text:p>32.2945</text:p>
          </table:table-cell>
          <table:table-cell office:value-type="float" office:value="1.4667" calcext:value-type="float">
            <text:p>1.4667</text:p>
          </table:table-cell>
          <table:table-cell office:value-type="float" office:value="0.000827093" calcext:value-type="float">
            <text:p>0.000827093</text:p>
          </table:table-cell>
          <table:table-cell/>
          <table:table-cell office:value-type="float" office:value="31.8479" calcext:value-type="float">
            <text:p>31.8479</text:p>
          </table:table-cell>
          <table:table-cell office:value-type="float" office:value="1.48213" calcext:value-type="float">
            <text:p>1.48213</text:p>
          </table:table-cell>
          <table:table-cell office:value-type="float" office:value="0.00640415" calcext:value-type="float">
            <text:p>0.00640415</text:p>
          </table:table-cell>
          <table:table-cell/>
          <table:table-cell office:value-type="float" office:value="32.9409" calcext:value-type="float">
            <text:p>32.9409</text:p>
          </table:table-cell>
          <table:table-cell office:value-type="float" office:value="1.53184" calcext:value-type="float">
            <text:p>1.53184</text:p>
          </table:table-cell>
          <table:table-cell office:value-type="float" office:value="0.0580617" calcext:value-type="float">
            <text:p>0.0580617</text:p>
          </table:table-cell>
          <table:table-cell/>
          <table:table-cell office:value-type="float" office:value="31.4474" calcext:value-type="float">
            <text:p>31.4474</text:p>
          </table:table-cell>
          <table:table-cell office:value-type="float" office:value="1.4143" calcext:value-type="float">
            <text:p>1.4143</text:p>
          </table:table-cell>
          <table:table-cell office:value-type="float" office:value="0.598438" calcext:value-type="float">
            <text:p>0.59843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Porcentaje medio de ocio</text:p>
          </table:table-cell>
          <table:table-cell office:value-type="string" calcext:value-type="string">
            <text:p>Tiempo medio en cola</text:p>
          </table:table-cell>
          <table:table-cell office:value-type="string" calcext:value-type="string">
            <text:p>Tiempo de ejecucion medio</text:p>
          </table:table-cell>
          <table:table-cell/>
          <table:table-cell office:value-type="string" calcext:value-type="string">
            <text:p>Porcentaje medio de ocio</text:p>
          </table:table-cell>
          <table:table-cell office:value-type="string" calcext:value-type="string">
            <text:p>Tiempo medio en cola</text:p>
          </table:table-cell>
          <table:table-cell office:value-type="string" calcext:value-type="string">
            <text:p>Tiempo de ejecucion medio</text:p>
          </table:table-cell>
          <table:table-cell/>
          <table:table-cell office:value-type="string" calcext:value-type="string">
            <text:p>Porcentaje medio de ocio</text:p>
          </table:table-cell>
          <table:table-cell office:value-type="string" calcext:value-type="string">
            <text:p>Tiempo medio en cola</text:p>
          </table:table-cell>
          <table:table-cell office:value-type="string" calcext:value-type="string">
            <text:p>Tiempo de ejecucion medio</text:p>
          </table:table-cell>
          <table:table-cell/>
          <table:table-cell office:value-type="string" calcext:value-type="string">
            <text:p>Porcentaje medio de ocio</text:p>
          </table:table-cell>
          <table:table-cell office:value-type="string" calcext:value-type="string">
            <text:p>Tiempo medio en cola</text:p>
          </table:table-cell>
          <table:table-cell office:value-type="string" calcext:value-type="string">
            <text:p>Tiempo de ejecucion medio</text:p>
          </table:table-cell>
          <table:table-cell/>
          <table:table-cell office:value-type="string" calcext:value-type="string">
            <text:p>Porcentaje medio de ocio</text:p>
          </table:table-cell>
          <table:table-cell office:value-type="string" calcext:value-type="string">
            <text:p>Tiempo medio en cola</text:p>
          </table:table-cell>
          <table:table-cell office:value-type="string" calcext:value-type="string">
            <text:p>Tiempo de ejecucion medio</text:p>
          </table:table-cell>
          <table:table-cell/>
          <table:table-cell office:value-type="string" calcext:value-type="string">
            <text:p>Porcentaje medio de ocio</text:p>
          </table:table-cell>
          <table:table-cell office:value-type="string" calcext:value-type="string">
            <text:p>Tiempo medio en cola</text:p>
          </table:table-cell>
          <table:table-cell office:value-type="string" calcext:value-type="string">
            <text:p>Tiempo de ejecucion medio</text:p>
          </table:table-cell>
          <table:table-cell/>
          <table:table-cell office:value-type="string" calcext:value-type="string">
            <text:p>Porcentaje medio de ocio</text:p>
          </table:table-cell>
          <table:table-cell office:value-type="string" calcext:value-type="string">
            <text:p>Tiempo medio en cola</text:p>
          </table:table-cell>
          <table:table-cell office:value-type="string" calcext:value-type="string">
            <text:p>Tiempo de ejecucion medio</text:p>
          </table:table-cell>
        </table:table-row>
        <table:table-row table:style-name="ro1">
          <table:table-cell table:formula="of:=AVERAGE([.A2:.A1001])" office:value-type="float" office:value="0.014495986" calcext:value-type="float">
            <text:p>0.014495986</text:p>
          </table:table-cell>
          <table:table-cell table:formula="of:=AVERAGE([.B2:.B1001])" office:value-type="float" office:value="0.001420857" calcext:value-type="float">
            <text:p>0.001420857</text:p>
          </table:table-cell>
          <table:table-cell table:formula="of:=AVERAGE([.C2:.C1001])" office:value-type="float" office:value="0.000502626493" calcext:value-type="float">
            <text:p>0.000502626493</text:p>
          </table:table-cell>
          <table:table-cell/>
          <table:table-cell table:formula="of:=AVERAGE([.E2:.E1001])" office:value-type="float" office:value="31.7719447" calcext:value-type="float">
            <text:p>31.7719447</text:p>
          </table:table-cell>
          <table:table-cell table:formula="of:=AVERAGE([.F2:.F1001])" office:value-type="float" office:value="1.255726853" calcext:value-type="float">
            <text:p>1.255726853</text:p>
          </table:table-cell>
          <table:table-cell table:formula="of:=AVERAGE([.G2:.G1001])" office:value-type="float" office:value="0.000802525861" calcext:value-type="float">
            <text:p>0.000802525861</text:p>
          </table:table-cell>
          <table:table-cell/>
          <table:table-cell table:formula="of:=AVERAGE([.I2:.I1001])" office:value-type="float" office:value="32.6201453" calcext:value-type="float">
            <text:p>32.6201453</text:p>
          </table:table-cell>
          <table:table-cell table:formula="of:=AVERAGE([.J2:.J1001])" office:value-type="float" office:value="1.29786112" calcext:value-type="float">
            <text:p>1.29786112</text:p>
          </table:table-cell>
          <table:table-cell table:formula="of:=AVERAGE([.K2:.K1001])" office:value-type="float" office:value="0.000830454193" calcext:value-type="float">
            <text:p>0.000830454193</text:p>
          </table:table-cell>
          <table:table-cell/>
          <table:table-cell table:formula="of:=AVERAGE([.M2:.M1001])" office:value-type="float" office:value="32.9032461" calcext:value-type="float">
            <text:p>32.9032461</text:p>
          </table:table-cell>
          <table:table-cell table:formula="of:=AVERAGE([.N2:.N1001])" office:value-type="float" office:value="1.31529022" calcext:value-type="float">
            <text:p>1.31529022</text:p>
          </table:table-cell>
          <table:table-cell table:formula="of:=AVERAGE([.O2:.O1001])" office:value-type="float" office:value="0.000839764616" calcext:value-type="float">
            <text:p>0.000839764616</text:p>
          </table:table-cell>
          <table:table-cell/>
          <table:table-cell table:formula="of:=AVERAGE([.Q2:.Q1001])" office:value-type="float" office:value="33.3480583" calcext:value-type="float">
            <text:p>33.3480583</text:p>
          </table:table-cell>
          <table:table-cell table:formula="of:=AVERAGE([.R2:.R1001])" office:value-type="float" office:value="1.33335094" calcext:value-type="float">
            <text:p>1.33335094</text:p>
          </table:table-cell>
          <table:table-cell table:formula="of:=AVERAGE([.S2:.S1001])" office:value-type="float" office:value="0.00650216557" calcext:value-type="float">
            <text:p>0.00650216557</text:p>
          </table:table-cell>
          <table:table-cell/>
          <table:table-cell table:formula="of:=AVERAGE([.U2:.U1001])" office:value-type="float" office:value="33.3293376" calcext:value-type="float">
            <text:p>33.3293376</text:p>
          </table:table-cell>
          <table:table-cell table:formula="of:=AVERAGE([.V2:.V1001])" office:value-type="float" office:value="1.33776268" calcext:value-type="float">
            <text:p>1.33776268</text:p>
          </table:table-cell>
          <table:table-cell table:formula="of:=AVERAGE([.W2:.W1001])" office:value-type="float" office:value="0.0630743563" calcext:value-type="float">
            <text:p>0.0630743563</text:p>
          </table:table-cell>
          <table:table-cell/>
          <table:table-cell table:formula="of:=AVERAGE([.Y2:.Y1001])" office:value-type="float" office:value="33.3209399" calcext:value-type="float">
            <text:p>33.3209399</text:p>
          </table:table-cell>
          <table:table-cell table:formula="of:=AVERAGE([.Z2:.Z1001])" office:value-type="float" office:value="1.33621472" calcext:value-type="float">
            <text:p>1.33621472</text:p>
          </table:table-cell>
          <table:table-cell table:formula="of:=AVERAGE([.AA2:.AA1001])" office:value-type="float" office:value="0.623128041" calcext:value-type="float">
            <text:p>0.6231280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3:54:59.482359705</meta:creation-date>
    <dc:date>2022-12-03T14:14:33.839339524</dc:date>
    <meta:editing-duration>PT19M34S</meta:editing-duration>
    <meta:editing-cycles>2</meta:editing-cycles>
    <meta:generator>LibreOffice/7.4.3.2$Linux_X86_64 LibreOffice_project/40$Build-2</meta:generator>
    <meta:document-statistic meta:table-count="1" meta:cell-count="21063" meta:object-count="0"/>
  </office:meta>
</office:document-meta>
</file>